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54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.2476in" svg:height="8.2406in" svg:x="4.3394in" svg:y="0.0524in">
            <draw:object draw:notify-on-update-of-ranges="data.A100:data.A3000 data.D100:data.D3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0.358492826999282" calcext:value-type="float">
            <text:p>0.358492826999282</text:p>
          </table:table-cell>
          <table:table-cell office:value-type="float" office:value="108123" calcext:value-type="float">
            <text:p>1081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95768331999352" calcext:value-type="float">
            <text:p>0.595768331999352</text:p>
          </table:table-cell>
          <table:table-cell office:value-type="float" office:value="94935" calcext:value-type="float">
            <text:p>94935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421159000005" calcext:value-type="float">
            <text:p>0.77421159000005</text:p>
          </table:table-cell>
          <table:table-cell office:value-type="float" office:value="90889" calcext:value-type="float">
            <text:p>90889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3942159999351" calcext:value-type="float">
            <text:p>0.913942159999351</text:p>
          </table:table-cell>
          <table:table-cell office:value-type="float" office:value="95766" calcext:value-type="float">
            <text:p>95766</text:p>
          </table:table-cell>
          <table:table-cell office:value-type="float" office:value="90889" calcext:value-type="float">
            <text:p>90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595762600002" calcext:value-type="float">
            <text:p>1.04595762600002</text:p>
          </table:table-cell>
          <table:table-cell office:value-type="float" office:value="103893" calcext:value-type="float">
            <text:p>103893</text:p>
          </table:table-cell>
          <table:table-cell office:value-type="float" office:value="95766" calcext:value-type="float">
            <text:p>95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615880499987" calcext:value-type="float">
            <text:p>1.19615880499987</text:p>
          </table:table-cell>
          <table:table-cell office:value-type="float" office:value="110629" calcext:value-type="float">
            <text:p>110629</text:p>
          </table:table-cell>
          <table:table-cell office:value-type="float" office:value="103893" calcext:value-type="float">
            <text:p>103893</text:p>
          </table:table-cell>
          <table:table-cell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float" office:value="1.35753292399932" calcext:value-type="float">
            <text:p>1.35753292399932</text:p>
          </table:table-cell>
          <table:table-cell office:value-type="float" office:value="109160" calcext:value-type="float">
            <text:p>109160</text:p>
          </table:table-cell>
          <table:table-cell office:value-type="float" office:value="110629" calcext:value-type="float">
            <text:p>110629</text:p>
          </table:table-cell>
          <table:table-cell office:value-type="float" office:value="0.577777777777778" calcext:value-type="float">
            <text:p>0.577777777777778</text:p>
          </table:table-cell>
        </table:table-row>
        <table:table-row table:style-name="ro1">
          <table:table-cell office:value-type="float" office:value="1.5174556639995" calcext:value-type="float">
            <text:p>1.5174556639995</text:p>
          </table:table-cell>
          <table:table-cell office:value-type="float" office:value="100422" calcext:value-type="float">
            <text:p>100422</text:p>
          </table:table-cell>
          <table:table-cell office:value-type="float" office:value="110629" calcext:value-type="float">
            <text:p>110629</text:p>
          </table:table-cell>
          <table:table-cell office:value-type="float" office:value="0.795555555555556" calcext:value-type="float">
            <text:p>0.795555555555556</text:p>
          </table:table-cell>
        </table:table-row>
        <table:table-row table:style-name="ro1">
          <table:table-cell office:value-type="float" office:value="1.68121055499978" calcext:value-type="float">
            <text:p>1.68121055499978</text:p>
          </table:table-cell>
          <table:table-cell office:value-type="float" office:value="92600" calcext:value-type="float">
            <text:p>92600</text:p>
          </table:table-cell>
          <table:table-cell office:value-type="float" office:value="111730" calcext:value-type="float">
            <text:p>111730</text:p>
          </table:table-cell>
          <table:table-cell office:value-type="float" office:value="0.779301587301587" calcext:value-type="float">
            <text:p>0.779301587301587</text:p>
          </table:table-cell>
        </table:table-row>
        <table:table-row table:style-name="ro1">
          <table:table-cell office:value-type="float" office:value="1.83790999099983" calcext:value-type="float">
            <text:p>1.83790999099983</text:p>
          </table:table-cell>
          <table:table-cell office:value-type="float" office:value="93324" calcext:value-type="float">
            <text:p>93324</text:p>
          </table:table-cell>
          <table:table-cell office:value-type="float" office:value="111730" calcext:value-type="float">
            <text:p>111730</text:p>
          </table:table-cell>
          <table:table-cell office:value-type="float" office:value="0.756774603174603" calcext:value-type="float">
            <text:p>0.756774603174603</text:p>
          </table:table-cell>
        </table:table-row>
        <table:table-row table:style-name="ro1">
          <table:table-cell office:value-type="float" office:value="1.99485989999994" calcext:value-type="float">
            <text:p>1.99485989999994</text:p>
          </table:table-cell>
          <table:table-cell office:value-type="float" office:value="101671" calcext:value-type="float">
            <text:p>101671</text:p>
          </table:table-cell>
          <table:table-cell office:value-type="float" office:value="111730" calcext:value-type="float">
            <text:p>111730</text:p>
          </table:table-cell>
          <table:table-cell office:value-type="float" office:value="0.723066741363212" calcext:value-type="float">
            <text:p>0.723066741363212</text:p>
          </table:table-cell>
        </table:table-row>
        <table:table-row table:style-name="ro1">
          <table:table-cell office:value-type="float" office:value="2.16419159500038" calcext:value-type="float">
            <text:p>2.16419159500038</text:p>
          </table:table-cell>
          <table:table-cell office:value-type="float" office:value="110745" calcext:value-type="float">
            <text:p>110745</text:p>
          </table:table-cell>
          <table:table-cell office:value-type="float" office:value="111730" calcext:value-type="float">
            <text:p>111730</text:p>
          </table:table-cell>
          <table:table-cell office:value-type="float" office:value="0.683716550985307" calcext:value-type="float">
            <text:p>0.683716550985307</text:p>
          </table:table-cell>
        </table:table-row>
        <table:table-row table:style-name="ro1">
          <table:table-cell office:value-type="float" office:value="2.32326816299974" calcext:value-type="float">
            <text:p>2.32326816299974</text:p>
          </table:table-cell>
          <table:table-cell office:value-type="float" office:value="111282" calcext:value-type="float">
            <text:p>111282</text:p>
          </table:table-cell>
          <table:table-cell office:value-type="float" office:value="111730" calcext:value-type="float">
            <text:p>111730</text:p>
          </table:table-cell>
          <table:table-cell office:value-type="float" office:value="0.646973240788245" calcext:value-type="float">
            <text:p>0.646973240788245</text:p>
          </table:table-cell>
        </table:table-row>
        <table:table-row table:style-name="ro1">
          <table:table-cell office:value-type="float" office:value="2.48212207799952" calcext:value-type="float">
            <text:p>2.48212207799952</text:p>
          </table:table-cell>
          <table:table-cell office:value-type="float" office:value="103603" calcext:value-type="float">
            <text:p>103603</text:p>
          </table:table-cell>
          <table:table-cell office:value-type="float" office:value="112831" calcext:value-type="float">
            <text:p>112831</text:p>
          </table:table-cell>
          <table:table-cell office:value-type="float" office:value="0.517578592630596" calcext:value-type="float">
            <text:p>0.517578592630596</text:p>
          </table:table-cell>
        </table:table-row>
        <table:table-row table:style-name="ro1">
          <table:table-cell office:value-type="float" office:value="2.64826284999981" calcext:value-type="float">
            <text:p>2.64826284999981</text:p>
          </table:table-cell>
          <table:table-cell office:value-type="float" office:value="94622" calcext:value-type="float">
            <text:p>94622</text:p>
          </table:table-cell>
          <table:table-cell office:value-type="float" office:value="112732" calcext:value-type="float">
            <text:p>112732</text:p>
          </table:table-cell>
          <table:table-cell office:value-type="float" office:value="0.414062874104477" calcext:value-type="float">
            <text:p>0.414062874104477</text:p>
          </table:table-cell>
        </table:table-row>
        <table:table-row table:style-name="ro1">
          <table:table-cell office:value-type="float" office:value="2.80628505300047" calcext:value-type="float">
            <text:p>2.80628505300047</text:p>
          </table:table-cell>
          <table:table-cell office:value-type="float" office:value="93425" calcext:value-type="float">
            <text:p>93425</text:p>
          </table:table-cell>
          <table:table-cell office:value-type="float" office:value="94622" calcext:value-type="float">
            <text:p>94622</text:p>
          </table:table-cell>
          <table:table-cell office:value-type="float" office:value="0.331250299283582" calcext:value-type="float">
            <text:p>0.331250299283582</text:p>
          </table:table-cell>
        </table:table-row>
        <table:table-row table:style-name="ro1">
          <table:table-cell office:value-type="float" office:value="2.95661598399965" calcext:value-type="float">
            <text:p>2.95661598399965</text:p>
          </table:table-cell>
          <table:table-cell office:value-type="float" office:value="100264" calcext:value-type="float">
            <text:p>100264</text:p>
          </table:table-cell>
          <table:table-cell office:value-type="float" office:value="93422" calcext:value-type="float">
            <text:p>93422</text:p>
          </table:table-cell>
          <table:table-cell office:value-type="float" office:value="0.265000239426865" calcext:value-type="float">
            <text:p>0.265000239426865</text:p>
          </table:table-cell>
        </table:table-row>
        <table:table-row table:style-name="ro1">
          <table:table-cell office:value-type="float" office:value="3.1029985619989" calcext:value-type="float">
            <text:p>3.1029985619989</text:p>
          </table:table-cell>
          <table:table-cell office:value-type="float" office:value="109132" calcext:value-type="float">
            <text:p>109132</text:p>
          </table:table-cell>
          <table:table-cell office:value-type="float" office:value="100264" calcext:value-type="float">
            <text:p>100264</text:p>
          </table:table-cell>
          <table:table-cell office:value-type="float" office:value="0.212000191541492" calcext:value-type="float">
            <text:p>0.212000191541492</text:p>
          </table:table-cell>
        </table:table-row>
        <table:table-row table:style-name="ro1">
          <table:table-cell office:value-type="float" office:value="3.26446861099976" calcext:value-type="float">
            <text:p>3.26446861099976</text:p>
          </table:table-cell>
          <table:table-cell office:value-type="float" office:value="113223" calcext:value-type="float">
            <text:p>113223</text:p>
          </table:table-cell>
          <table:table-cell office:value-type="float" office:value="109132" calcext:value-type="float">
            <text:p>109132</text:p>
          </table:table-cell>
          <table:table-cell office:value-type="float" office:value="0.169600153233194" calcext:value-type="float">
            <text:p>0.169600153233194</text:p>
          </table:table-cell>
        </table:table-row>
        <table:table-row table:style-name="ro1">
          <table:table-cell office:value-type="float" office:value="3.42036912500043" calcext:value-type="float">
            <text:p>3.42036912500043</text:p>
          </table:table-cell>
          <table:table-cell office:value-type="float" office:value="108217" calcext:value-type="float">
            <text:p>108217</text:p>
          </table:table-cell>
          <table:table-cell office:value-type="float" office:value="113223" calcext:value-type="float">
            <text:p>113223</text:p>
          </table:table-cell>
          <table:table-cell office:value-type="float" office:value="0.135680122586555" calcext:value-type="float">
            <text:p>0.135680122586555</text:p>
          </table:table-cell>
        </table:table-row>
        <table:table-row table:style-name="ro1">
          <table:table-cell office:value-type="float" office:value="3.57223278600031" calcext:value-type="float">
            <text:p>3.57223278600031</text:p>
          </table:table-cell>
          <table:table-cell office:value-type="float" office:value="99187" calcext:value-type="float">
            <text:p>99187</text:p>
          </table:table-cell>
          <table:table-cell office:value-type="float" office:value="113223" calcext:value-type="float">
            <text:p>113223</text:p>
          </table:table-cell>
          <table:table-cell office:value-type="float" office:value="0.108544098069244" calcext:value-type="float">
            <text:p>0.108544098069244</text:p>
          </table:table-cell>
        </table:table-row>
        <table:table-row table:style-name="ro1">
          <table:table-cell office:value-type="float" office:value="3.72520607200022" calcext:value-type="float">
            <text:p>3.72520607200022</text:p>
          </table:table-cell>
          <table:table-cell office:value-type="float" office:value="93846" calcext:value-type="float">
            <text:p>93846</text:p>
          </table:table-cell>
          <table:table-cell office:value-type="float" office:value="113223" calcext:value-type="float">
            <text:p>113223</text:p>
          </table:table-cell>
          <table:table-cell office:value-type="float" office:value="0.0868352784553952" calcext:value-type="float">
            <text:p>0.0868352784553952</text:p>
          </table:table-cell>
        </table:table-row>
        <table:table-row table:style-name="ro1">
          <table:table-cell office:value-type="float" office:value="3.87892476699926" calcext:value-type="float">
            <text:p>3.87892476699926</text:p>
          </table:table-cell>
          <table:table-cell office:value-type="float" office:value="96984" calcext:value-type="float">
            <text:p>96984</text:p>
          </table:table-cell>
          <table:table-cell office:value-type="float" office:value="113223" calcext:value-type="float">
            <text:p>113223</text:p>
          </table:table-cell>
          <table:table-cell office:value-type="float" office:value="0.125023778319872" calcext:value-type="float">
            <text:p>0.125023778319872</text:p>
          </table:table-cell>
        </table:table-row>
        <table:table-row table:style-name="ro1">
          <table:table-cell office:value-type="float" office:value="4.04293426999902" calcext:value-type="float">
            <text:p>4.04293426999902</text:p>
          </table:table-cell>
          <table:table-cell office:value-type="float" office:value="106707" calcext:value-type="float">
            <text:p>106707</text:p>
          </table:table-cell>
          <table:table-cell office:value-type="float" office:value="113223" calcext:value-type="float">
            <text:p>113223</text:p>
          </table:table-cell>
          <table:table-cell office:value-type="float" office:value="0.154073076709951" calcext:value-type="float">
            <text:p>0.154073076709951</text:p>
          </table:table-cell>
        </table:table-row>
        <table:table-row table:style-name="ro1">
          <table:table-cell office:value-type="float" office:value="4.20459899100024" calcext:value-type="float">
            <text:p>4.20459899100024</text:p>
          </table:table-cell>
          <table:table-cell office:value-type="float" office:value="113800" calcext:value-type="float">
            <text:p>113800</text:p>
          </table:table-cell>
          <table:table-cell office:value-type="float" office:value="113223" calcext:value-type="float">
            <text:p>113223</text:p>
          </table:table-cell>
          <table:table-cell office:value-type="float" office:value="0.174540512650012" calcext:value-type="float">
            <text:p>0.174540512650012</text:p>
          </table:table-cell>
        </table:table-row>
        <table:table-row table:style-name="ro1">
          <table:table-cell office:value-type="float" office:value="4.36499264600025" calcext:value-type="float">
            <text:p>4.36499264600025</text:p>
          </table:table-cell>
          <table:table-cell office:value-type="float" office:value="111866" calcext:value-type="float">
            <text:p>111866</text:p>
          </table:table-cell>
          <table:table-cell office:value-type="float" office:value="113800" calcext:value-type="float">
            <text:p>113800</text:p>
          </table:table-cell>
          <table:table-cell office:value-type="float" office:value="0.188412897924888" calcext:value-type="float">
            <text:p>0.188412897924888</text:p>
          </table:table-cell>
        </table:table-row>
        <table:table-row table:style-name="ro1">
          <table:table-cell office:value-type="float" office:value="4.52612106000015" calcext:value-type="float">
            <text:p>4.52612106000015</text:p>
          </table:table-cell>
          <table:table-cell office:value-type="float" office:value="102892" calcext:value-type="float">
            <text:p>102892</text:p>
          </table:table-cell>
          <table:table-cell office:value-type="float" office:value="113800" calcext:value-type="float">
            <text:p>113800</text:p>
          </table:table-cell>
          <table:table-cell office:value-type="float" office:value="0.198349365958958" calcext:value-type="float">
            <text:p>0.198349365958958</text:p>
          </table:table-cell>
        </table:table-row>
        <table:table-row table:style-name="ro1">
          <table:table-cell office:value-type="float" office:value="4.68471324999882" calcext:value-type="float">
            <text:p>4.68471324999882</text:p>
          </table:table-cell>
          <table:table-cell office:value-type="float" office:value="95514" calcext:value-type="float">
            <text:p>95514</text:p>
          </table:table-cell>
          <table:table-cell office:value-type="float" office:value="110200" calcext:value-type="float">
            <text:p>110200</text:p>
          </table:table-cell>
          <table:table-cell office:value-type="float" office:value="0.204134038221712" calcext:value-type="float">
            <text:p>0.204134038221712</text:p>
          </table:table-cell>
        </table:table-row>
        <table:table-row table:style-name="ro1">
          <table:table-cell office:value-type="float" office:value="4.84465000799901" calcext:value-type="float">
            <text:p>4.84465000799901</text:p>
          </table:table-cell>
          <table:table-cell office:value-type="float" office:value="96561" calcext:value-type="float">
            <text:p>96561</text:p>
          </table:table-cell>
          <table:table-cell office:value-type="float" office:value="98200" calcext:value-type="float">
            <text:p>98200</text:p>
          </table:table-cell>
          <table:table-cell office:value-type="float" office:value="0.16330723057737" calcext:value-type="float">
            <text:p>0.16330723057737</text:p>
          </table:table-cell>
        </table:table-row>
        <table:table-row table:style-name="ro1">
          <table:table-cell office:value-type="float" office:value="5.00035960999958" calcext:value-type="float">
            <text:p>5.00035960999958</text:p>
          </table:table-cell>
          <table:table-cell office:value-type="float" office:value="105022" calcext:value-type="float">
            <text:p>105022</text:p>
          </table:table-cell>
          <table:table-cell office:value-type="float" office:value="96561" calcext:value-type="float">
            <text:p>96561</text:p>
          </table:table-cell>
          <table:table-cell office:value-type="float" office:value="0.130645784461896" calcext:value-type="float">
            <text:p>0.130645784461896</text:p>
          </table:table-cell>
        </table:table-row>
        <table:table-row table:style-name="ro1">
          <table:table-cell office:value-type="float" office:value="5.15683283100043" calcext:value-type="float">
            <text:p>5.15683283100043</text:p>
          </table:table-cell>
          <table:table-cell office:value-type="float" office:value="113491" calcext:value-type="float">
            <text:p>113491</text:p>
          </table:table-cell>
          <table:table-cell office:value-type="float" office:value="105022" calcext:value-type="float">
            <text:p>105022</text:p>
          </table:table-cell>
          <table:table-cell office:value-type="float" office:value="0.104516627569517" calcext:value-type="float">
            <text:p>0.104516627569517</text:p>
          </table:table-cell>
        </table:table-row>
        <table:table-row table:style-name="ro1">
          <table:table-cell office:value-type="float" office:value="5.31007758899978" calcext:value-type="float">
            <text:p>5.31007758899978</text:p>
          </table:table-cell>
          <table:table-cell office:value-type="float" office:value="114606" calcext:value-type="float">
            <text:p>114606</text:p>
          </table:table-cell>
          <table:table-cell office:value-type="float" office:value="113491" calcext:value-type="float">
            <text:p>113491</text:p>
          </table:table-cell>
          <table:table-cell office:value-type="float" office:value="0.0836133020556132" calcext:value-type="float">
            <text:p>0.0836133020556132</text:p>
          </table:table-cell>
        </table:table-row>
        <table:table-row table:style-name="ro1">
          <table:table-cell office:value-type="float" office:value="5.46249613599866" calcext:value-type="float">
            <text:p>5.46249613599866</text:p>
          </table:table-cell>
          <table:table-cell office:value-type="float" office:value="107797" calcext:value-type="float">
            <text:p>107797</text:p>
          </table:table-cell>
          <table:table-cell office:value-type="float" office:value="113491" calcext:value-type="float">
            <text:p>113491</text:p>
          </table:table-cell>
          <table:table-cell office:value-type="float" office:value="0.0668906416444906" calcext:value-type="float">
            <text:p>0.0668906416444906</text:p>
          </table:table-cell>
        </table:table-row>
        <table:table-row table:style-name="ro1">
          <table:table-cell office:value-type="float" office:value="5.62458784299997" calcext:value-type="float">
            <text:p>5.62458784299997</text:p>
          </table:table-cell>
          <table:table-cell office:value-type="float" office:value="98571" calcext:value-type="float">
            <text:p>98571</text:p>
          </table:table-cell>
          <table:table-cell office:value-type="float" office:value="113491" calcext:value-type="float">
            <text:p>113491</text:p>
          </table:table-cell>
          <table:table-cell office:value-type="float" office:value="0.0535125133155925" calcext:value-type="float">
            <text:p>0.0535125133155925</text:p>
          </table:table-cell>
        </table:table-row>
        <table:table-row table:style-name="ro1">
          <table:table-cell office:value-type="float" office:value="5.77446686599978" calcext:value-type="float">
            <text:p>5.77446686599978</text:p>
          </table:table-cell>
          <table:table-cell office:value-type="float" office:value="95892" calcext:value-type="float">
            <text:p>95892</text:p>
          </table:table-cell>
          <table:table-cell office:value-type="float" office:value="113491" calcext:value-type="float">
            <text:p>113491</text:p>
          </table:table-cell>
          <table:table-cell office:value-type="float" office:value="0.042810010652474" calcext:value-type="float">
            <text:p>0.042810010652474</text:p>
          </table:table-cell>
        </table:table-row>
        <table:table-row table:style-name="ro1">
          <table:table-cell office:value-type="float" office:value="5.93165385700013" calcext:value-type="float">
            <text:p>5.93165385700013</text:p>
          </table:table-cell>
          <table:table-cell office:value-type="float" office:value="101768" calcext:value-type="float">
            <text:p>101768</text:p>
          </table:table-cell>
          <table:table-cell office:value-type="float" office:value="110500" calcext:value-type="float">
            <text:p>110500</text:p>
          </table:table-cell>
          <table:table-cell office:value-type="float" office:value="0.0342480085219792" calcext:value-type="float">
            <text:p>0.0342480085219792</text:p>
          </table:table-cell>
        </table:table-row>
        <table:table-row table:style-name="ro1">
          <table:table-cell office:value-type="float" office:value="6.08805842699985" calcext:value-type="float">
            <text:p>6.08805842699985</text:p>
          </table:table-cell>
          <table:table-cell office:value-type="float" office:value="111342" calcext:value-type="float">
            <text:p>111342</text:p>
          </table:table-cell>
          <table:table-cell office:value-type="float" office:value="110500" calcext:value-type="float">
            <text:p>110500</text:p>
          </table:table-cell>
          <table:table-cell office:value-type="float" office:value="0.0273984068175833" calcext:value-type="float">
            <text:p>0.0273984068175833</text:p>
          </table:table-cell>
        </table:table-row>
        <table:table-row table:style-name="ro1">
          <table:table-cell office:value-type="float" office:value="6.24812483599999" calcext:value-type="float">
            <text:p>6.24812483599999</text:p>
          </table:table-cell>
          <table:table-cell office:value-type="float" office:value="116247" calcext:value-type="float">
            <text:p>116247</text:p>
          </table:table-cell>
          <table:table-cell office:value-type="float" office:value="111342" calcext:value-type="float">
            <text:p>111342</text:p>
          </table:table-cell>
          <table:table-cell office:value-type="float" office:value="0.0219187254540667" calcext:value-type="float">
            <text:p>0.0219187254540667</text:p>
          </table:table-cell>
        </table:table-row>
        <table:table-row table:style-name="ro1">
          <table:table-cell office:value-type="float" office:value="6.40322522899987" calcext:value-type="float">
            <text:p>6.40322522899987</text:p>
          </table:table-cell>
          <table:table-cell office:value-type="float" office:value="112115" calcext:value-type="float">
            <text:p>112115</text:p>
          </table:table-cell>
          <table:table-cell office:value-type="float" office:value="116247" calcext:value-type="float">
            <text:p>116247</text:p>
          </table:table-cell>
          <table:table-cell office:value-type="float" office:value="0.0175349803632533" calcext:value-type="float">
            <text:p>0.0175349803632533</text:p>
          </table:table-cell>
        </table:table-row>
        <table:table-row table:style-name="ro1">
          <table:table-cell office:value-type="float" office:value="6.55891477899968" calcext:value-type="float">
            <text:p>6.55891477899968</text:p>
          </table:table-cell>
          <table:table-cell office:value-type="float" office:value="102941" calcext:value-type="float">
            <text:p>102941</text:p>
          </table:table-cell>
          <table:table-cell office:value-type="float" office:value="116247" calcext:value-type="float">
            <text:p>116247</text:p>
          </table:table-cell>
          <table:table-cell office:value-type="float" office:value="0.0140279842906027" calcext:value-type="float">
            <text:p>0.0140279842906027</text:p>
          </table:table-cell>
        </table:table-row>
        <table:table-row table:style-name="ro1">
          <table:table-cell office:value-type="float" office:value="6.71567143399989" calcext:value-type="float">
            <text:p>6.71567143399989</text:p>
          </table:table-cell>
          <table:table-cell office:value-type="float" office:value="96947" calcext:value-type="float">
            <text:p>96947</text:p>
          </table:table-cell>
          <table:table-cell office:value-type="float" office:value="115047" calcext:value-type="float">
            <text:p>115047</text:p>
          </table:table-cell>
          <table:table-cell office:value-type="float" office:value="0.0112223874324821" calcext:value-type="float">
            <text:p>0.0112223874324821</text:p>
          </table:table-cell>
        </table:table-row>
        <table:table-row table:style-name="ro1">
          <table:table-cell office:value-type="float" office:value="6.81727013099953" calcext:value-type="float">
            <text:p>6.81727013099953</text:p>
          </table:table-cell>
          <table:table-cell office:value-type="float" office:value="97697" calcext:value-type="float">
            <text:p>97697</text:p>
          </table:table-cell>
          <table:table-cell office:value-type="float" office:value="107847" calcext:value-type="float">
            <text:p>107847</text:p>
          </table:table-cell>
          <table:table-cell office:value-type="float" office:value="0.00897790994598571" calcext:value-type="float">
            <text:p>0.00897790994598571</text:p>
          </table:table-cell>
        </table:table-row>
        <table:table-row table:style-name="ro1">
          <table:table-cell office:value-type="float" office:value="6.96485291399949" calcext:value-type="float">
            <text:p>6.96485291399949</text:p>
          </table:table-cell>
          <table:table-cell office:value-type="float" office:value="104774" calcext:value-type="float">
            <text:p>104774</text:p>
          </table:table-cell>
          <table:table-cell office:value-type="float" office:value="97697" calcext:value-type="float">
            <text:p>97697</text:p>
          </table:table-cell>
          <table:table-cell office:value-type="float" office:value="0.00718232795678857" calcext:value-type="float">
            <text:p>0.00718232795678857</text:p>
          </table:table-cell>
        </table:table-row>
        <table:table-row table:style-name="ro1">
          <table:table-cell office:value-type="float" office:value="7.13399141300033" calcext:value-type="float">
            <text:p>7.13399141300033</text:p>
          </table:table-cell>
          <table:table-cell office:value-type="float" office:value="114593" calcext:value-type="float">
            <text:p>114593</text:p>
          </table:table-cell>
          <table:table-cell office:value-type="float" office:value="104774" calcext:value-type="float">
            <text:p>104774</text:p>
          </table:table-cell>
          <table:table-cell office:value-type="float" office:value="0.00574586236543086" calcext:value-type="float">
            <text:p>0.00574586236543086</text:p>
          </table:table-cell>
        </table:table-row>
        <table:table-row table:style-name="ro1">
          <table:table-cell office:value-type="float" office:value="7.28990983599942" calcext:value-type="float">
            <text:p>7.28990983599942</text:p>
          </table:table-cell>
          <table:table-cell office:value-type="float" office:value="116977" calcext:value-type="float">
            <text:p>116977</text:p>
          </table:table-cell>
          <table:table-cell office:value-type="float" office:value="114593" calcext:value-type="float">
            <text:p>114593</text:p>
          </table:table-cell>
          <table:table-cell office:value-type="float" office:value="0.00459668989234469" calcext:value-type="float">
            <text:p>0.00459668989234469</text:p>
          </table:table-cell>
        </table:table-row>
        <table:table-row table:style-name="ro1">
          <table:table-cell office:value-type="float" office:value="7.44551238500026" calcext:value-type="float">
            <text:p>7.44551238500026</text:p>
          </table:table-cell>
          <table:table-cell office:value-type="float" office:value="110802" calcext:value-type="float">
            <text:p>110802</text:p>
          </table:table-cell>
          <table:table-cell office:value-type="float" office:value="114593" calcext:value-type="float">
            <text:p>114593</text:p>
          </table:table-cell>
          <table:table-cell office:value-type="float" office:value="0.00367735191387575" calcext:value-type="float">
            <text:p>0.00367735191387575</text:p>
          </table:table-cell>
        </table:table-row>
        <table:table-row table:style-name="ro1">
          <table:table-cell office:value-type="float" office:value="7.60046341499947" calcext:value-type="float">
            <text:p>7.60046341499947</text:p>
          </table:table-cell>
          <table:table-cell office:value-type="float" office:value="101699" calcext:value-type="float">
            <text:p>101699</text:p>
          </table:table-cell>
          <table:table-cell office:value-type="float" office:value="114593" calcext:value-type="float">
            <text:p>114593</text:p>
          </table:table-cell>
          <table:table-cell office:value-type="float" office:value="0.0029418815311006" calcext:value-type="float">
            <text:p>0.0029418815311006</text:p>
          </table:table-cell>
        </table:table-row>
        <table:table-row table:style-name="ro1">
          <table:table-cell office:value-type="float" office:value="7.75664711199897" calcext:value-type="float">
            <text:p>7.75664711199897</text:p>
          </table:table-cell>
          <table:table-cell office:value-type="float" office:value="97765" calcext:value-type="float">
            <text:p>97765</text:p>
          </table:table-cell>
          <table:table-cell office:value-type="float" office:value="114593" calcext:value-type="float">
            <text:p>114593</text:p>
          </table:table-cell>
          <table:table-cell office:value-type="float" office:value="0.00235350522488048" calcext:value-type="float">
            <text:p>0.00235350522488048</text:p>
          </table:table-cell>
        </table:table-row>
        <table:table-row table:style-name="ro1">
          <table:table-cell office:value-type="float" office:value="7.92068928299887" calcext:value-type="float">
            <text:p>7.92068928299887</text:p>
          </table:table-cell>
          <table:table-cell office:value-type="float" office:value="103141" calcext:value-type="float">
            <text:p>103141</text:p>
          </table:table-cell>
          <table:table-cell office:value-type="float" office:value="114593" calcext:value-type="float">
            <text:p>114593</text:p>
          </table:table-cell>
          <table:table-cell office:value-type="float" office:value="0.00188280417990438" calcext:value-type="float">
            <text:p>0.00188280417990438</text:p>
          </table:table-cell>
        </table:table-row>
        <table:table-row table:style-name="ro1">
          <table:table-cell office:value-type="float" office:value="8.08430155899987" calcext:value-type="float">
            <text:p>8.08430155899987</text:p>
          </table:table-cell>
          <table:table-cell office:value-type="float" office:value="113136" calcext:value-type="float">
            <text:p>113136</text:p>
          </table:table-cell>
          <table:table-cell office:value-type="float" office:value="114593" calcext:value-type="float">
            <text:p>114593</text:p>
          </table:table-cell>
          <table:table-cell office:value-type="float" office:value="0.00150624334392351" calcext:value-type="float">
            <text:p>0.00150624334392351</text:p>
          </table:table-cell>
        </table:table-row>
        <table:table-row table:style-name="ro1">
          <table:table-cell office:value-type="float" office:value="8.24929553199945" calcext:value-type="float">
            <text:p>8.24929553199945</text:p>
          </table:table-cell>
          <table:table-cell office:value-type="float" office:value="118249" calcext:value-type="float">
            <text:p>118249</text:p>
          </table:table-cell>
          <table:table-cell office:value-type="float" office:value="113136" calcext:value-type="float">
            <text:p>113136</text:p>
          </table:table-cell>
          <table:table-cell office:value-type="float" office:value="0.00120499467513881" calcext:value-type="float">
            <text:p>0.00120499467513881</text:p>
          </table:table-cell>
        </table:table-row>
        <table:table-row table:style-name="ro1">
          <table:table-cell office:value-type="float" office:value="8.41811153699928" calcext:value-type="float">
            <text:p>8.41811153699928</text:p>
          </table:table-cell>
          <table:table-cell office:value-type="float" office:value="113339" calcext:value-type="float">
            <text:p>113339</text:p>
          </table:table-cell>
          <table:table-cell office:value-type="float" office:value="118249" calcext:value-type="float">
            <text:p>118249</text:p>
          </table:table-cell>
          <table:table-cell office:value-type="float" office:value="0.000963995740111045" calcext:value-type="float">
            <text:p>0.000963995740111045</text:p>
          </table:table-cell>
        </table:table-row>
        <table:table-row table:style-name="ro1">
          <table:table-cell office:value-type="float" office:value="8.5194403409987" calcext:value-type="float">
            <text:p>8.5194403409987</text:p>
          </table:table-cell>
          <table:table-cell office:value-type="float" office:value="107301" calcext:value-type="float">
            <text:p>107301</text:p>
          </table:table-cell>
          <table:table-cell office:value-type="float" office:value="118249" calcext:value-type="float">
            <text:p>118249</text:p>
          </table:table-cell>
          <table:table-cell office:value-type="float" office:value="0.000771196592088836" calcext:value-type="float">
            <text:p>0.000771196592088836</text:p>
          </table:table-cell>
        </table:table-row>
        <table:table-row table:style-name="ro1">
          <table:table-cell office:value-type="float" office:value="8.62612959599937" calcext:value-type="float">
            <text:p>8.62612959599937</text:p>
          </table:table-cell>
          <table:table-cell office:value-type="float" office:value="101505" calcext:value-type="float">
            <text:p>101505</text:p>
          </table:table-cell>
          <table:table-cell office:value-type="float" office:value="118249" calcext:value-type="float">
            <text:p>118249</text:p>
          </table:table-cell>
          <table:table-cell office:value-type="float" office:value="0.000616957273671069" calcext:value-type="float">
            <text:p>0.000616957273671069</text:p>
          </table:table-cell>
        </table:table-row>
        <table:table-row table:style-name="ro1">
          <table:table-cell office:value-type="float" office:value="8.77651520399922" calcext:value-type="float">
            <text:p>8.77651520399922</text:p>
          </table:table-cell>
          <table:table-cell office:value-type="float" office:value="98914" calcext:value-type="float">
            <text:p>98914</text:p>
          </table:table-cell>
          <table:table-cell office:value-type="float" office:value="118249" calcext:value-type="float">
            <text:p>118249</text:p>
          </table:table-cell>
          <table:table-cell office:value-type="float" office:value="0.000493565818936855" calcext:value-type="float">
            <text:p>0.000493565818936855</text:p>
          </table:table-cell>
        </table:table-row>
        <table:table-row table:style-name="ro1">
          <table:table-cell office:value-type="float" office:value="8.9233707759995" calcext:value-type="float">
            <text:p>8.9233707759995</text:p>
          </table:table-cell>
          <table:table-cell office:value-type="float" office:value="104292" calcext:value-type="float">
            <text:p>104292</text:p>
          </table:table-cell>
          <table:table-cell office:value-type="float" office:value="117049" calcext:value-type="float">
            <text:p>117049</text:p>
          </table:table-cell>
          <table:table-cell office:value-type="float" office:value="0.000394852655149484" calcext:value-type="float">
            <text:p>0.000394852655149484</text:p>
          </table:table-cell>
        </table:table-row>
        <table:table-row table:style-name="ro1">
          <table:table-cell office:value-type="float" office:value="9.06842523299929" calcext:value-type="float">
            <text:p>9.06842523299929</text:p>
          </table:table-cell>
          <table:table-cell office:value-type="float" office:value="113236" calcext:value-type="float">
            <text:p>113236</text:p>
          </table:table-cell>
          <table:table-cell office:value-type="float" office:value="104292" calcext:value-type="float">
            <text:p>104292</text:p>
          </table:table-cell>
          <table:table-cell office:value-type="float" office:value="0.000315882124119587" calcext:value-type="float">
            <text:p>0.000315882124119587</text:p>
          </table:table-cell>
        </table:table-row>
        <table:table-row table:style-name="ro1">
          <table:table-cell office:value-type="float" office:value="9.21965285199985" calcext:value-type="float">
            <text:p>9.21965285199985</text:p>
          </table:table-cell>
          <table:table-cell office:value-type="float" office:value="119038" calcext:value-type="float">
            <text:p>119038</text:p>
          </table:table-cell>
          <table:table-cell office:value-type="float" office:value="113236" calcext:value-type="float">
            <text:p>113236</text:p>
          </table:table-cell>
          <table:table-cell office:value-type="float" office:value="0.00025270569929567" calcext:value-type="float">
            <text:p>0.00025270569929567</text:p>
          </table:table-cell>
        </table:table-row>
        <table:table-row table:style-name="ro1">
          <table:table-cell office:value-type="float" office:value="9.37126577699928" calcext:value-type="float">
            <text:p>9.37126577699928</text:p>
          </table:table-cell>
          <table:table-cell office:value-type="float" office:value="116606" calcext:value-type="float">
            <text:p>116606</text:p>
          </table:table-cell>
          <table:table-cell office:value-type="float" office:value="119038" calcext:value-type="float">
            <text:p>119038</text:p>
          </table:table-cell>
          <table:table-cell office:value-type="float" office:value="0.000202164559436536" calcext:value-type="float">
            <text:p>0.000202164559436536</text:p>
          </table:table-cell>
        </table:table-row>
        <table:table-row table:style-name="ro1">
          <table:table-cell office:value-type="float" office:value="9.51931342399985" calcext:value-type="float">
            <text:p>9.51931342399985</text:p>
          </table:table-cell>
          <table:table-cell office:value-type="float" office:value="108308" calcext:value-type="float">
            <text:p>108308</text:p>
          </table:table-cell>
          <table:table-cell office:value-type="float" office:value="119038" calcext:value-type="float">
            <text:p>119038</text:p>
          </table:table-cell>
          <table:table-cell office:value-type="float" office:value="0.000161731647549229" calcext:value-type="float">
            <text:p>0.000161731647549229</text:p>
          </table:table-cell>
        </table:table-row>
        <table:table-row table:style-name="ro1">
          <table:table-cell office:value-type="float" office:value="9.66741296199871" calcext:value-type="float">
            <text:p>9.66741296199871</text:p>
          </table:table-cell>
          <table:table-cell office:value-type="float" office:value="100983" calcext:value-type="float">
            <text:p>100983</text:p>
          </table:table-cell>
          <table:table-cell office:value-type="float" office:value="119038" calcext:value-type="float">
            <text:p>119038</text:p>
          </table:table-cell>
          <table:table-cell office:value-type="float" office:value="0.000129385318039383" calcext:value-type="float">
            <text:p>0.000129385318039383</text:p>
          </table:table-cell>
        </table:table-row>
        <table:table-row table:style-name="ro1">
          <table:table-cell office:value-type="float" office:value="9.8206176370004" calcext:value-type="float">
            <text:p>9.8206176370004</text:p>
          </table:table-cell>
          <table:table-cell office:value-type="float" office:value="100788" calcext:value-type="float">
            <text:p>100788</text:p>
          </table:table-cell>
          <table:table-cell office:value-type="float" office:value="118095" calcext:value-type="float">
            <text:p>118095</text:p>
          </table:table-cell>
          <table:table-cell office:value-type="float" office:value="0.000103508254431506" calcext:value-type="float">
            <text:p>0.000103508254431506</text:p>
          </table:table-cell>
        </table:table-row>
        <table:table-row table:style-name="ro1">
          <table:table-cell office:value-type="float" office:value="9.96946941500028" calcext:value-type="float">
            <text:p>9.96946941500028</text:p>
          </table:table-cell>
          <table:table-cell office:value-type="float" office:value="108062" calcext:value-type="float">
            <text:p>108062</text:p>
          </table:table-cell>
          <table:table-cell office:value-type="float" office:value="118095" calcext:value-type="float">
            <text:p>118095</text:p>
          </table:table-cell>
          <table:table-cell office:value-type="float" office:value="0.0000828066035452051" calcext:value-type="float">
            <text:p>8.28066035452051E-05</text:p>
          </table:table-cell>
        </table:table-row>
        <table:table-row table:style-name="ro1">
          <table:table-cell office:value-type="float" office:value="10.1213507329994" calcext:value-type="float">
            <text:p>10.1213507329994</text:p>
          </table:table-cell>
          <table:table-cell office:value-type="float" office:value="117028" calcext:value-type="float">
            <text:p>117028</text:p>
          </table:table-cell>
          <table:table-cell office:value-type="float" office:value="110579" calcext:value-type="float">
            <text:p>110579</text:p>
          </table:table-cell>
          <table:table-cell office:value-type="float" office:value="0.0000662452828361641" calcext:value-type="float">
            <text:p>6.62452828361641E-05</text:p>
          </table:table-cell>
        </table:table-row>
        <table:table-row table:style-name="ro1">
          <table:table-cell office:value-type="float" office:value="10.2722004569987" calcext:value-type="float">
            <text:p>10.2722004569987</text:p>
          </table:table-cell>
          <table:table-cell office:value-type="float" office:value="120175" calcext:value-type="float">
            <text:p>120175</text:p>
          </table:table-cell>
          <table:table-cell office:value-type="float" office:value="117028" calcext:value-type="float">
            <text:p>117028</text:p>
          </table:table-cell>
          <table:table-cell office:value-type="float" office:value="0.0000529962262689313" calcext:value-type="float">
            <text:p>5.29962262689313E-05</text:p>
          </table:table-cell>
        </table:table-row>
        <table:table-row table:style-name="ro1">
          <table:table-cell office:value-type="float" office:value="10.4248916149991" calcext:value-type="float">
            <text:p>10.4248916149991</text:p>
          </table:table-cell>
          <table:table-cell office:value-type="float" office:value="114970" calcext:value-type="float">
            <text:p>114970</text:p>
          </table:table-cell>
          <table:table-cell office:value-type="float" office:value="120175" calcext:value-type="float">
            <text:p>120175</text:p>
          </table:table-cell>
          <table:table-cell office:value-type="float" office:value="0.000042396981015145" calcext:value-type="float">
            <text:p>4.2396981015145E-05</text:p>
          </table:table-cell>
        </table:table-row>
        <table:table-row table:style-name="ro1">
          <table:table-cell office:value-type="float" office:value="10.5862399389989" calcext:value-type="float">
            <text:p>10.5862399389989</text:p>
          </table:table-cell>
          <table:table-cell office:value-type="float" office:value="105428" calcext:value-type="float">
            <text:p>105428</text:p>
          </table:table-cell>
          <table:table-cell office:value-type="float" office:value="120175" calcext:value-type="float">
            <text:p>120175</text:p>
          </table:table-cell>
          <table:table-cell office:value-type="float" office:value="0.000033917584812116" calcext:value-type="float">
            <text:p>3.3917584812116E-05</text:p>
          </table:table-cell>
        </table:table-row>
        <table:table-row table:style-name="ro1">
          <table:table-cell office:value-type="float" office:value="10.7422266920003" calcext:value-type="float">
            <text:p>10.7422266920003</text:p>
          </table:table-cell>
          <table:table-cell office:value-type="float" office:value="100754" calcext:value-type="float">
            <text:p>100754</text:p>
          </table:table-cell>
          <table:table-cell office:value-type="float" office:value="120175" calcext:value-type="float">
            <text:p>120175</text:p>
          </table:table-cell>
          <table:table-cell office:value-type="float" office:value="0.0000271340678496928" calcext:value-type="float">
            <text:p>2.71340678496928E-05</text:p>
          </table:table-cell>
        </table:table-row>
        <table:table-row table:style-name="ro1">
          <table:table-cell office:value-type="float" office:value="10.8956827809998" calcext:value-type="float">
            <text:p>10.8956827809998</text:p>
          </table:table-cell>
          <table:table-cell office:value-type="float" office:value="104800" calcext:value-type="float">
            <text:p>104800</text:p>
          </table:table-cell>
          <table:table-cell office:value-type="float" office:value="120175" calcext:value-type="float">
            <text:p>120175</text:p>
          </table:table-cell>
          <table:table-cell office:value-type="float" office:value="0.0000217072542797543" calcext:value-type="float">
            <text:p>2.17072542797543E-05</text:p>
          </table:table-cell>
        </table:table-row>
        <table:table-row table:style-name="ro1">
          <table:table-cell office:value-type="float" office:value="11.0485325009995" calcext:value-type="float">
            <text:p>11.0485325009995</text:p>
          </table:table-cell>
          <table:table-cell office:value-type="float" office:value="114050" calcext:value-type="float">
            <text:p>114050</text:p>
          </table:table-cell>
          <table:table-cell office:value-type="float" office:value="115375" calcext:value-type="float">
            <text:p>115375</text:p>
          </table:table-cell>
          <table:table-cell office:value-type="float" office:value="0.0000173658034238034" calcext:value-type="float">
            <text:p>1.73658034238034E-05</text:p>
          </table:table-cell>
        </table:table-row>
        <table:table-row table:style-name="ro1">
          <table:table-cell office:value-type="float" office:value="11.1908108499993" calcext:value-type="float">
            <text:p>11.1908108499993</text:p>
          </table:table-cell>
          <table:table-cell office:value-type="float" office:value="120507" calcext:value-type="float">
            <text:p>120507</text:p>
          </table:table-cell>
          <table:table-cell office:value-type="float" office:value="114050" calcext:value-type="float">
            <text:p>114050</text:p>
          </table:table-cell>
          <table:table-cell office:value-type="float" office:value="0.0000138926427390427" calcext:value-type="float">
            <text:p>1.38926427390427E-05</text:p>
          </table:table-cell>
        </table:table-row>
        <table:table-row table:style-name="ro1">
          <table:table-cell office:value-type="float" office:value="11.3452927420003" calcext:value-type="float">
            <text:p>11.3452927420003</text:p>
          </table:table-cell>
          <table:table-cell office:value-type="float" office:value="119605" calcext:value-type="float">
            <text:p>119605</text:p>
          </table:table-cell>
          <table:table-cell office:value-type="float" office:value="120507" calcext:value-type="float">
            <text:p>120507</text:p>
          </table:table-cell>
          <table:table-cell office:value-type="float" office:value="0.0000111141141912342" calcext:value-type="float">
            <text:p>1.11141141912342E-05</text:p>
          </table:table-cell>
        </table:table-row>
        <table:table-row table:style-name="ro1">
          <table:table-cell office:value-type="float" office:value="11.4986555089999" calcext:value-type="float">
            <text:p>11.4986555089999</text:p>
          </table:table-cell>
          <table:table-cell office:value-type="float" office:value="111583" calcext:value-type="float">
            <text:p>111583</text:p>
          </table:table-cell>
          <table:table-cell office:value-type="float" office:value="119605" calcext:value-type="float">
            <text:p>119605</text:p>
          </table:table-cell>
          <table:table-cell office:value-type="float" office:value="0.00000889129135298734" calcext:value-type="float">
            <text:p>8.89129135298734E-06</text:p>
          </table:table-cell>
        </table:table-row>
        <table:table-row table:style-name="ro1">
          <table:table-cell office:value-type="float" office:value="11.6501218609992" calcext:value-type="float">
            <text:p>11.6501218609992</text:p>
          </table:table-cell>
          <table:table-cell office:value-type="float" office:value="103555" calcext:value-type="float">
            <text:p>103555</text:p>
          </table:table-cell>
          <table:table-cell office:value-type="float" office:value="119605" calcext:value-type="float">
            <text:p>119605</text:p>
          </table:table-cell>
          <table:table-cell office:value-type="float" office:value="0.00000711303308238988" calcext:value-type="float">
            <text:p>7.11303308238988E-06</text:p>
          </table:table-cell>
        </table:table-row>
        <table:table-row table:style-name="ro1">
          <table:table-cell office:value-type="float" office:value="11.8024063929988" calcext:value-type="float">
            <text:p>11.8024063929988</text:p>
          </table:table-cell>
          <table:table-cell office:value-type="float" office:value="102339" calcext:value-type="float">
            <text:p>102339</text:p>
          </table:table-cell>
          <table:table-cell office:value-type="float" office:value="119605" calcext:value-type="float">
            <text:p>119605</text:p>
          </table:table-cell>
          <table:table-cell office:value-type="float" office:value="0.0000056904264659119" calcext:value-type="float">
            <text:p>5.6904264659119E-06</text:p>
          </table:table-cell>
        </table:table-row>
        <table:table-row table:style-name="ro1">
          <table:table-cell office:value-type="float" office:value="11.9501514450003" calcext:value-type="float">
            <text:p>11.9501514450003</text:p>
          </table:table-cell>
          <table:table-cell office:value-type="float" office:value="108869" calcext:value-type="float">
            <text:p>108869</text:p>
          </table:table-cell>
          <table:table-cell office:value-type="float" office:value="118405" calcext:value-type="float">
            <text:p>118405</text:p>
          </table:table-cell>
          <table:table-cell office:value-type="float" office:value="0.00000455234117272952" calcext:value-type="float">
            <text:p>4.55234117272952E-06</text:p>
          </table:table-cell>
        </table:table-row>
        <table:table-row table:style-name="ro1">
          <table:table-cell office:value-type="float" office:value="12.1081726140001" calcext:value-type="float">
            <text:p>12.1081726140001</text:p>
          </table:table-cell>
          <table:table-cell office:value-type="float" office:value="118393" calcext:value-type="float">
            <text:p>118393</text:p>
          </table:table-cell>
          <table:table-cell office:value-type="float" office:value="118405" calcext:value-type="float">
            <text:p>118405</text:p>
          </table:table-cell>
          <table:table-cell office:value-type="float" office:value="0.00000364187293818362" calcext:value-type="float">
            <text:p>3.64187293818362E-06</text:p>
          </table:table-cell>
        </table:table-row>
        <table:table-row table:style-name="ro1">
          <table:table-cell office:value-type="float" office:value="12.2301128409999" calcext:value-type="float">
            <text:p>12.2301128409999</text:p>
          </table:table-cell>
          <table:table-cell office:value-type="float" office:value="122152" calcext:value-type="float">
            <text:p>122152</text:p>
          </table:table-cell>
          <table:table-cell office:value-type="float" office:value="118393" calcext:value-type="float">
            <text:p>118393</text:p>
          </table:table-cell>
          <table:table-cell office:value-type="float" office:value="0.00000291349835054689" calcext:value-type="float">
            <text:p>2.91349835054689E-06</text:p>
          </table:table-cell>
        </table:table-row>
        <table:table-row table:style-name="ro1">
          <table:table-cell office:value-type="float" office:value="12.3747192009996" calcext:value-type="float">
            <text:p>12.3747192009996</text:p>
          </table:table-cell>
          <table:table-cell office:value-type="float" office:value="119458" calcext:value-type="float">
            <text:p>119458</text:p>
          </table:table-cell>
          <table:table-cell office:value-type="float" office:value="122152" calcext:value-type="float">
            <text:p>122152</text:p>
          </table:table-cell>
          <table:table-cell office:value-type="float" office:value="0.00000233079868043751" calcext:value-type="float">
            <text:p>2.33079868043751E-06</text:p>
          </table:table-cell>
        </table:table-row>
        <table:table-row table:style-name="ro1">
          <table:table-cell office:value-type="float" office:value="12.5186132809995" calcext:value-type="float">
            <text:p>12.5186132809995</text:p>
          </table:table-cell>
          <table:table-cell office:value-type="float" office:value="111351" calcext:value-type="float">
            <text:p>111351</text:p>
          </table:table-cell>
          <table:table-cell office:value-type="float" office:value="120952" calcext:value-type="float">
            <text:p>120952</text:p>
          </table:table-cell>
          <table:table-cell office:value-type="float" office:value="0.00000186463894435001" calcext:value-type="float">
            <text:p>1.86463894435001E-06</text:p>
          </table:table-cell>
        </table:table-row>
        <table:table-row table:style-name="ro1">
          <table:table-cell office:value-type="float" office:value="12.6610378019996" calcext:value-type="float">
            <text:p>12.6610378019996</text:p>
          </table:table-cell>
          <table:table-cell office:value-type="float" office:value="104182" calcext:value-type="float">
            <text:p>104182</text:p>
          </table:table-cell>
          <table:table-cell office:value-type="float" office:value="119885" calcext:value-type="float">
            <text:p>119885</text:p>
          </table:table-cell>
          <table:table-cell office:value-type="float" office:value="0.00000149171115548001" calcext:value-type="float">
            <text:p>1.49171115548001E-06</text:p>
          </table:table-cell>
        </table:table-row>
        <table:table-row table:style-name="ro1">
          <table:table-cell office:value-type="float" office:value="12.8048089399999" calcext:value-type="float">
            <text:p>12.8048089399999</text:p>
          </table:table-cell>
          <table:table-cell office:value-type="float" office:value="103391" calcext:value-type="float">
            <text:p>103391</text:p>
          </table:table-cell>
          <table:table-cell office:value-type="float" office:value="119885" calcext:value-type="float">
            <text:p>119885</text:p>
          </table:table-cell>
          <table:table-cell office:value-type="float" office:value="0.00000119336892438401" calcext:value-type="float">
            <text:p>1.19336892438401E-06</text:p>
          </table:table-cell>
        </table:table-row>
        <table:table-row table:style-name="ro1">
          <table:table-cell office:value-type="float" office:value="12.9492386879992" calcext:value-type="float">
            <text:p>12.9492386879992</text:p>
          </table:table-cell>
          <table:table-cell office:value-type="float" office:value="109813" calcext:value-type="float">
            <text:p>109813</text:p>
          </table:table-cell>
          <table:table-cell office:value-type="float" office:value="119885" calcext:value-type="float">
            <text:p>119885</text:p>
          </table:table-cell>
          <table:table-cell office:value-type="float" office:value="0.000000954695139507206" calcext:value-type="float">
            <text:p>9.54695139507206E-07</text:p>
          </table:table-cell>
        </table:table-row>
        <table:table-row table:style-name="ro1">
          <table:table-cell office:value-type="float" office:value="13.1016008699989" calcext:value-type="float">
            <text:p>13.1016008699989</text:p>
          </table:table-cell>
          <table:table-cell office:value-type="float" office:value="119060" calcext:value-type="float">
            <text:p>119060</text:p>
          </table:table-cell>
          <table:table-cell office:value-type="float" office:value="119885" calcext:value-type="float">
            <text:p>119885</text:p>
          </table:table-cell>
          <table:table-cell office:value-type="float" office:value="0.000000763756111605765" calcext:value-type="float">
            <text:p>7.63756111605765E-07</text:p>
          </table:table-cell>
        </table:table-row>
        <table:table-row table:style-name="ro1">
          <table:table-cell office:value-type="float" office:value="13.2409709999993" calcext:value-type="float">
            <text:p>13.2409709999993</text:p>
          </table:table-cell>
          <table:table-cell office:value-type="float" office:value="123224" calcext:value-type="float">
            <text:p>123224</text:p>
          </table:table-cell>
          <table:table-cell office:value-type="float" office:value="119060" calcext:value-type="float">
            <text:p>119060</text:p>
          </table:table-cell>
          <table:table-cell office:value-type="float" office:value="0.000000611004889284612" calcext:value-type="float">
            <text:p>6.11004889284612E-07</text:p>
          </table:table-cell>
        </table:table-row>
        <table:table-row table:style-name="ro1">
          <table:table-cell office:value-type="float" office:value="13.3851512130004" calcext:value-type="float">
            <text:p>13.3851512130004</text:p>
          </table:table-cell>
          <table:table-cell office:value-type="float" office:value="119991" calcext:value-type="float">
            <text:p>119991</text:p>
          </table:table-cell>
          <table:table-cell office:value-type="float" office:value="119060" calcext:value-type="float">
            <text:p>119060</text:p>
          </table:table-cell>
          <table:table-cell office:value-type="float" office:value="0.00000048880391142769" calcext:value-type="float">
            <text:p>4.8880391142769E-07</text:p>
          </table:table-cell>
        </table:table-row>
        <table:table-row table:style-name="ro1">
          <table:table-cell office:value-type="float" office:value="13.5273368500002" calcext:value-type="float">
            <text:p>13.5273368500002</text:p>
          </table:table-cell>
          <table:table-cell office:value-type="float" office:value="111818" calcext:value-type="float">
            <text:p>111818</text:p>
          </table:table-cell>
          <table:table-cell office:value-type="float" office:value="119991" calcext:value-type="float">
            <text:p>119991</text:p>
          </table:table-cell>
          <table:table-cell office:value-type="float" office:value="0.000000391043129142152" calcext:value-type="float">
            <text:p>3.91043129142152E-07</text:p>
          </table:table-cell>
        </table:table-row>
        <table:table-row table:style-name="ro1">
          <table:table-cell office:value-type="float" office:value="13.6726776089999" calcext:value-type="float">
            <text:p>13.6726776089999</text:p>
          </table:table-cell>
          <table:table-cell office:value-type="float" office:value="104829" calcext:value-type="float">
            <text:p>104829</text:p>
          </table:table-cell>
          <table:table-cell office:value-type="float" office:value="119991" calcext:value-type="float">
            <text:p>119991</text:p>
          </table:table-cell>
          <table:table-cell office:value-type="float" office:value="0.000000312834503313721" calcext:value-type="float">
            <text:p>3.12834503313721E-07</text:p>
          </table:table-cell>
        </table:table-row>
        <table:table-row table:style-name="ro1">
          <table:table-cell office:value-type="float" office:value="13.815515835" calcext:value-type="float">
            <text:p>13.815515835</text:p>
          </table:table-cell>
          <table:table-cell office:value-type="float" office:value="104650" calcext:value-type="float">
            <text:p>104650</text:p>
          </table:table-cell>
          <table:table-cell office:value-type="float" office:value="119991" calcext:value-type="float">
            <text:p>119991</text:p>
          </table:table-cell>
          <table:table-cell office:value-type="float" office:value="0.000000250267602650977" calcext:value-type="float">
            <text:p>2.50267602650977E-07</text:p>
          </table:table-cell>
        </table:table-row>
        <table:table-row table:style-name="ro1">
          <table:table-cell office:value-type="float" office:value="13.9618825079997" calcext:value-type="float">
            <text:p>13.9618825079997</text:p>
          </table:table-cell>
          <table:table-cell office:value-type="float" office:value="111589" calcext:value-type="float">
            <text:p>111589</text:p>
          </table:table-cell>
          <table:table-cell office:value-type="float" office:value="119991" calcext:value-type="float">
            <text:p>119991</text:p>
          </table:table-cell>
          <table:table-cell office:value-type="float" office:value="0.000000200214082120782" calcext:value-type="float">
            <text:p>2.00214082120782E-07</text:p>
          </table:table-cell>
        </table:table-row>
        <table:table-row table:style-name="ro1">
          <table:table-cell office:value-type="float" office:value="14.1078409940001" calcext:value-type="float">
            <text:p>14.1078409940001</text:p>
          </table:table-cell>
          <table:table-cell office:value-type="float" office:value="120376" calcext:value-type="float">
            <text:p>120376</text:p>
          </table:table-cell>
          <table:table-cell office:value-type="float" office:value="119991" calcext:value-type="float">
            <text:p>119991</text:p>
          </table:table-cell>
          <table:table-cell office:value-type="float" office:value="0.000000160171265696625" calcext:value-type="float">
            <text:p>1.60171265696625E-07</text:p>
          </table:table-cell>
        </table:table-row>
        <table:table-row table:style-name="ro1">
          <table:table-cell office:value-type="float" office:value="14.2537245799995" calcext:value-type="float">
            <text:p>14.2537245799995</text:p>
          </table:table-cell>
          <table:table-cell office:value-type="float" office:value="124250" calcext:value-type="float">
            <text:p>124250</text:p>
          </table:table-cell>
          <table:table-cell office:value-type="float" office:value="119991" calcext:value-type="float">
            <text:p>119991</text:p>
          </table:table-cell>
          <table:table-cell office:value-type="float" office:value="0.0000001281370125573" calcext:value-type="float">
            <text:p>1.281370125573E-07</text:p>
          </table:table-cell>
        </table:table-row>
        <table:table-row table:style-name="ro1">
          <table:table-cell office:value-type="float" office:value="14.3951581269994" calcext:value-type="float">
            <text:p>14.3951581269994</text:p>
          </table:table-cell>
          <table:table-cell office:value-type="float" office:value="120516" calcext:value-type="float">
            <text:p>120516</text:p>
          </table:table-cell>
          <table:table-cell office:value-type="float" office:value="124250" calcext:value-type="float">
            <text:p>124250</text:p>
          </table:table-cell>
          <table:table-cell office:value-type="float" office:value="0.00000010250961004584" calcext:value-type="float">
            <text:p>1.0250961004584E-07</text:p>
          </table:table-cell>
        </table:table-row>
        <table:table-row table:style-name="ro1">
          <table:table-cell office:value-type="float" office:value="14.541967404999" calcext:value-type="float">
            <text:p>14.541967404999</text:p>
          </table:table-cell>
          <table:table-cell office:value-type="float" office:value="111935" calcext:value-type="float">
            <text:p>111935</text:p>
          </table:table-cell>
          <table:table-cell office:value-type="float" office:value="124250" calcext:value-type="float">
            <text:p>124250</text:p>
          </table:table-cell>
          <table:table-cell office:value-type="float" office:value="0.0000000820076880366722" calcext:value-type="float">
            <text:p>8.20076880366722E-08</text:p>
          </table:table-cell>
        </table:table-row>
        <table:table-row table:style-name="ro1">
          <table:table-cell office:value-type="float" office:value="14.6917267030003" calcext:value-type="float">
            <text:p>14.6917267030003</text:p>
          </table:table-cell>
          <table:table-cell office:value-type="float" office:value="105354" calcext:value-type="float">
            <text:p>105354</text:p>
          </table:table-cell>
          <table:table-cell office:value-type="float" office:value="124250" calcext:value-type="float">
            <text:p>124250</text:p>
          </table:table-cell>
          <table:table-cell office:value-type="float" office:value="0.0000000656061504293378" calcext:value-type="float">
            <text:p>6.56061504293378E-08</text:p>
          </table:table-cell>
        </table:table-row>
        <table:table-row table:style-name="ro1">
          <table:table-cell office:value-type="float" office:value="14.8401919629996" calcext:value-type="float">
            <text:p>14.8401919629996</text:p>
          </table:table-cell>
          <table:table-cell office:value-type="float" office:value="106403" calcext:value-type="float">
            <text:p>106403</text:p>
          </table:table-cell>
          <table:table-cell office:value-type="float" office:value="124250" calcext:value-type="float">
            <text:p>124250</text:p>
          </table:table-cell>
          <table:table-cell office:value-type="float" office:value="0.0000000524849203434702" calcext:value-type="float">
            <text:p>5.24849203434702E-08</text:p>
          </table:table-cell>
        </table:table-row>
        <table:table-row table:style-name="ro1">
          <table:table-cell office:value-type="float" office:value="14.9893679029992" calcext:value-type="float">
            <text:p>14.9893679029992</text:p>
          </table:table-cell>
          <table:table-cell office:value-type="float" office:value="114321" calcext:value-type="float">
            <text:p>114321</text:p>
          </table:table-cell>
          <table:table-cell office:value-type="float" office:value="124250" calcext:value-type="float">
            <text:p>124250</text:p>
          </table:table-cell>
          <table:table-cell office:value-type="float" office:value="0.0000000419879362747762" calcext:value-type="float">
            <text:p>4.19879362747762E-08</text:p>
          </table:table-cell>
        </table:table-row>
        <table:table-row table:style-name="ro1">
          <table:table-cell office:value-type="float" office:value="15.1391081589991" calcext:value-type="float">
            <text:p>15.1391081589991</text:p>
          </table:table-cell>
          <table:table-cell office:value-type="float" office:value="122808" calcext:value-type="float">
            <text:p>122808</text:p>
          </table:table-cell>
          <table:table-cell office:value-type="float" office:value="124250" calcext:value-type="float">
            <text:p>124250</text:p>
          </table:table-cell>
          <table:table-cell office:value-type="float" office:value="0.000000033590349019821" calcext:value-type="float">
            <text:p>3.3590349019821E-08</text:p>
          </table:table-cell>
        </table:table-row>
        <table:table-row table:style-name="ro1">
          <table:table-cell office:value-type="float" office:value="15.2876656909993" calcext:value-type="float">
            <text:p>15.2876656909993</text:p>
          </table:table-cell>
          <table:table-cell office:value-type="float" office:value="125008" calcext:value-type="float">
            <text:p>125008</text:p>
          </table:table-cell>
          <table:table-cell office:value-type="float" office:value="124000" calcext:value-type="float">
            <text:p>124000</text:p>
          </table:table-cell>
          <table:table-cell office:value-type="float" office:value="0.0000000268722792158568" calcext:value-type="float">
            <text:p>2.68722792158568E-08</text:p>
          </table:table-cell>
        </table:table-row>
        <table:table-row table:style-name="ro1">
          <table:table-cell office:value-type="float" office:value="15.4319683049998" calcext:value-type="float">
            <text:p>15.4319683049998</text:p>
          </table:table-cell>
          <table:table-cell office:value-type="float" office:value="119577" calcext:value-type="float">
            <text:p>119577</text:p>
          </table:table-cell>
          <table:table-cell office:value-type="float" office:value="125008" calcext:value-type="float">
            <text:p>125008</text:p>
          </table:table-cell>
          <table:table-cell office:value-type="float" office:value="0.0000000214978233726854" calcext:value-type="float">
            <text:p>2.14978233726854E-08</text:p>
          </table:table-cell>
        </table:table-row>
        <table:table-row table:style-name="ro1">
          <table:table-cell office:value-type="float" office:value="15.5537954089996" calcext:value-type="float">
            <text:p>15.5537954089996</text:p>
          </table:table-cell>
          <table:table-cell office:value-type="float" office:value="112237" calcext:value-type="float">
            <text:p>112237</text:p>
          </table:table-cell>
          <table:table-cell office:value-type="float" office:value="125008" calcext:value-type="float">
            <text:p>125008</text:p>
          </table:table-cell>
          <table:table-cell office:value-type="float" office:value="0.0000000171982586981483" calcext:value-type="float">
            <text:p>1.71982586981483E-08</text:p>
          </table:table-cell>
        </table:table-row>
        <table:table-row table:style-name="ro1">
          <table:table-cell office:value-type="float" office:value="15.7026969449998" calcext:value-type="float">
            <text:p>15.7026969449998</text:p>
          </table:table-cell>
          <table:table-cell office:value-type="float" office:value="106141" calcext:value-type="float">
            <text:p>106141</text:p>
          </table:table-cell>
          <table:table-cell office:value-type="float" office:value="112237" calcext:value-type="float">
            <text:p>112237</text:p>
          </table:table-cell>
          <table:table-cell office:value-type="float" office:value="0.200000013758607" calcext:value-type="float">
            <text:p>0.200000013758607</text:p>
          </table:table-cell>
        </table:table-row>
        <table:table-row table:style-name="ro1">
          <table:table-cell office:value-type="float" office:value="15.8452162859994" calcext:value-type="float">
            <text:p>15.8452162859994</text:p>
          </table:table-cell>
          <table:table-cell office:value-type="float" office:value="107582" calcext:value-type="float">
            <text:p>107582</text:p>
          </table:table-cell>
          <table:table-cell office:value-type="float" office:value="106141" calcext:value-type="float">
            <text:p>106141</text:p>
          </table:table-cell>
          <table:table-cell office:value-type="float" office:value="0.360000011006886" calcext:value-type="float">
            <text:p>0.360000011006886</text:p>
          </table:table-cell>
        </table:table-row>
        <table:table-row table:style-name="ro1">
          <table:table-cell office:value-type="float" office:value="15.9904101419997" calcext:value-type="float">
            <text:p>15.9904101419997</text:p>
          </table:table-cell>
          <table:table-cell office:value-type="float" office:value="115388" calcext:value-type="float">
            <text:p>115388</text:p>
          </table:table-cell>
          <table:table-cell office:value-type="float" office:value="106141" calcext:value-type="float">
            <text:p>106141</text:p>
          </table:table-cell>
          <table:table-cell office:value-type="float" office:value="0.488000008805509" calcext:value-type="float">
            <text:p>0.488000008805509</text:p>
          </table:table-cell>
        </table:table-row>
        <table:table-row table:style-name="ro1">
          <table:table-cell office:value-type="float" office:value="16.1358226800003" calcext:value-type="float">
            <text:p>16.1358226800003</text:p>
          </table:table-cell>
          <table:table-cell office:value-type="float" office:value="123671" calcext:value-type="float">
            <text:p>123671</text:p>
          </table:table-cell>
          <table:table-cell office:value-type="float" office:value="106141" calcext:value-type="float">
            <text:p>106141</text:p>
          </table:table-cell>
          <table:table-cell office:value-type="float" office:value="0.590400007044407" calcext:value-type="float">
            <text:p>0.590400007044407</text:p>
          </table:table-cell>
        </table:table-row>
        <table:table-row table:style-name="ro1">
          <table:table-cell office:value-type="float" office:value="16.283203985" calcext:value-type="float">
            <text:p>16.283203985</text:p>
          </table:table-cell>
          <table:table-cell office:value-type="float" office:value="126066" calcext:value-type="float">
            <text:p>126066</text:p>
          </table:table-cell>
          <table:table-cell office:value-type="float" office:value="106141" calcext:value-type="float">
            <text:p>106141</text:p>
          </table:table-cell>
          <table:table-cell office:value-type="float" office:value="0.672320005635526" calcext:value-type="float">
            <text:p>0.672320005635526</text:p>
          </table:table-cell>
        </table:table-row>
        <table:table-row table:style-name="ro1">
          <table:table-cell office:value-type="float" office:value="16.429115891" calcext:value-type="float">
            <text:p>16.429115891</text:p>
          </table:table-cell>
          <table:table-cell office:value-type="float" office:value="120737" calcext:value-type="float">
            <text:p>120737</text:p>
          </table:table-cell>
          <table:table-cell office:value-type="float" office:value="124141" calcext:value-type="float">
            <text:p>124141</text:p>
          </table:table-cell>
          <table:table-cell office:value-type="float" office:value="0.73785600450842" calcext:value-type="float">
            <text:p>0.73785600450842</text:p>
          </table:table-cell>
        </table:table-row>
        <table:table-row table:style-name="ro1">
          <table:table-cell office:value-type="float" office:value="16.5762380319993" calcext:value-type="float">
            <text:p>16.5762380319993</text:p>
          </table:table-cell>
          <table:table-cell office:value-type="float" office:value="111967" calcext:value-type="float">
            <text:p>111967</text:p>
          </table:table-cell>
          <table:table-cell office:value-type="float" office:value="121741" calcext:value-type="float">
            <text:p>121741</text:p>
          </table:table-cell>
          <table:table-cell office:value-type="float" office:value="0.791627085485931" calcext:value-type="float">
            <text:p>0.791627085485931</text:p>
          </table:table-cell>
        </table:table-row>
        <table:table-row table:style-name="ro1">
          <table:table-cell office:value-type="float" office:value="16.7292919029987" calcext:value-type="float">
            <text:p>16.7292919029987</text:p>
          </table:table-cell>
          <table:table-cell office:value-type="float" office:value="106813" calcext:value-type="float">
            <text:p>106813</text:p>
          </table:table-cell>
          <table:table-cell office:value-type="float" office:value="111967" calcext:value-type="float">
            <text:p>111967</text:p>
          </table:table-cell>
          <table:table-cell office:value-type="float" office:value="0.83464395026794" calcext:value-type="float">
            <text:p>0.83464395026794</text:p>
          </table:table-cell>
        </table:table-row>
        <table:table-row table:style-name="ro1">
          <table:table-cell office:value-type="float" office:value="16.8759843879998" calcext:value-type="float">
            <text:p>16.8759843879998</text:p>
          </table:table-cell>
          <table:table-cell office:value-type="float" office:value="109848" calcext:value-type="float">
            <text:p>109848</text:p>
          </table:table-cell>
          <table:table-cell office:value-type="float" office:value="111967" calcext:value-type="float">
            <text:p>111967</text:p>
          </table:table-cell>
          <table:table-cell office:value-type="float" office:value="0.869057442093546" calcext:value-type="float">
            <text:p>0.869057442093546</text:p>
          </table:table-cell>
        </table:table-row>
        <table:table-row table:style-name="ro1">
          <table:table-cell office:value-type="float" office:value="17.0170893689992" calcext:value-type="float">
            <text:p>17.0170893689992</text:p>
          </table:table-cell>
          <table:table-cell office:value-type="float" office:value="118088" calcext:value-type="float">
            <text:p>118088</text:p>
          </table:table-cell>
          <table:table-cell office:value-type="float" office:value="111967" calcext:value-type="float">
            <text:p>111967</text:p>
          </table:table-cell>
          <table:table-cell office:value-type="float" office:value="0.896588235554032" calcext:value-type="float">
            <text:p>0.896588235554032</text:p>
          </table:table-cell>
        </table:table-row>
        <table:table-row table:style-name="ro1">
          <table:table-cell office:value-type="float" office:value="17.1719754039987" calcext:value-type="float">
            <text:p>17.1719754039987</text:p>
          </table:table-cell>
          <table:table-cell office:value-type="float" office:value="125994" calcext:value-type="float">
            <text:p>125994</text:p>
          </table:table-cell>
          <table:table-cell office:value-type="float" office:value="118088" calcext:value-type="float">
            <text:p>118088</text:p>
          </table:table-cell>
          <table:table-cell office:value-type="float" office:value="0.91861287032242" calcext:value-type="float">
            <text:p>0.91861287032242</text:p>
          </table:table-cell>
        </table:table-row>
        <table:table-row table:style-name="ro1">
          <table:table-cell office:value-type="float" office:value="17.3067865109988" calcext:value-type="float">
            <text:p>17.3067865109988</text:p>
          </table:table-cell>
          <table:table-cell office:value-type="float" office:value="126676" calcext:value-type="float">
            <text:p>126676</text:p>
          </table:table-cell>
          <table:table-cell office:value-type="float" office:value="125994" calcext:value-type="float">
            <text:p>125994</text:p>
          </table:table-cell>
          <table:table-cell office:value-type="float" office:value="0.936232578137131" calcext:value-type="float">
            <text:p>0.936232578137131</text:p>
          </table:table-cell>
        </table:table-row>
        <table:table-row table:style-name="ro1">
          <table:table-cell office:value-type="float" office:value="17.4482691869998" calcext:value-type="float">
            <text:p>17.4482691869998</text:p>
          </table:table-cell>
          <table:table-cell office:value-type="float" office:value="120641" calcext:value-type="float">
            <text:p>120641</text:p>
          </table:table-cell>
          <table:table-cell office:value-type="float" office:value="125994" calcext:value-type="float">
            <text:p>125994</text:p>
          </table:table-cell>
          <table:table-cell office:value-type="float" office:value="0.950328344388899" calcext:value-type="float">
            <text:p>0.950328344388899</text:p>
          </table:table-cell>
        </table:table-row>
        <table:table-row table:style-name="ro1">
          <table:table-cell office:value-type="float" office:value="17.5947945199987" calcext:value-type="float">
            <text:p>17.5947945199987</text:p>
          </table:table-cell>
          <table:table-cell office:value-type="float" office:value="111984" calcext:value-type="float">
            <text:p>111984</text:p>
          </table:table-cell>
          <table:table-cell office:value-type="float" office:value="120641" calcext:value-type="float">
            <text:p>120641</text:p>
          </table:table-cell>
          <table:table-cell office:value-type="float" office:value="0.76026267551112" calcext:value-type="float">
            <text:p>0.76026267551112</text:p>
          </table:table-cell>
        </table:table-row>
        <table:table-row table:style-name="ro1">
          <table:table-cell office:value-type="float" office:value="17.7304107979999" calcext:value-type="float">
            <text:p>17.7304107979999</text:p>
          </table:table-cell>
          <table:table-cell office:value-type="float" office:value="107806" calcext:value-type="float">
            <text:p>107806</text:p>
          </table:table-cell>
          <table:table-cell office:value-type="float" office:value="111984" calcext:value-type="float">
            <text:p>111984</text:p>
          </table:table-cell>
          <table:table-cell office:value-type="float" office:value="0.621723653922409" calcext:value-type="float">
            <text:p>0.621723653922409</text:p>
          </table:table-cell>
        </table:table-row>
        <table:table-row table:style-name="ro1">
          <table:table-cell office:value-type="float" office:value="17.8674203239989" calcext:value-type="float">
            <text:p>17.8674203239989</text:p>
          </table:table-cell>
          <table:table-cell office:value-type="float" office:value="110467" calcext:value-type="float">
            <text:p>110467</text:p>
          </table:table-cell>
          <table:table-cell office:value-type="float" office:value="111984" calcext:value-type="float">
            <text:p>111984</text:p>
          </table:table-cell>
          <table:table-cell office:value-type="float" office:value="0.510892436651441" calcext:value-type="float">
            <text:p>0.510892436651441</text:p>
          </table:table-cell>
        </table:table-row>
        <table:table-row table:style-name="ro1">
          <table:table-cell office:value-type="float" office:value="18.0081950399999" calcext:value-type="float">
            <text:p>18.0081950399999</text:p>
          </table:table-cell>
          <table:table-cell office:value-type="float" office:value="118522" calcext:value-type="float">
            <text:p>118522</text:p>
          </table:table-cell>
          <table:table-cell office:value-type="float" office:value="111984" calcext:value-type="float">
            <text:p>111984</text:p>
          </table:table-cell>
          <table:table-cell office:value-type="float" office:value="0.422227462834666" calcext:value-type="float">
            <text:p>0.422227462834666</text:p>
          </table:table-cell>
        </table:table-row>
        <table:table-row table:style-name="ro1">
          <table:table-cell office:value-type="float" office:value="18.1524687029996" calcext:value-type="float">
            <text:p>18.1524687029996</text:p>
          </table:table-cell>
          <table:table-cell office:value-type="float" office:value="126332" calcext:value-type="float">
            <text:p>126332</text:p>
          </table:table-cell>
          <table:table-cell office:value-type="float" office:value="111984" calcext:value-type="float">
            <text:p>111984</text:p>
          </table:table-cell>
          <table:table-cell office:value-type="float" office:value="0.351295483781246" calcext:value-type="float">
            <text:p>0.351295483781246</text:p>
          </table:table-cell>
        </table:table-row>
        <table:table-row table:style-name="ro1">
          <table:table-cell office:value-type="float" office:value="18.2947554389993" calcext:value-type="float">
            <text:p>18.2947554389993</text:p>
          </table:table-cell>
          <table:table-cell office:value-type="float" office:value="127901" calcext:value-type="float">
            <text:p>127901</text:p>
          </table:table-cell>
          <table:table-cell office:value-type="float" office:value="111984" calcext:value-type="float">
            <text:p>111984</text:p>
          </table:table-cell>
          <table:table-cell office:value-type="float" office:value="0.294549900538511" calcext:value-type="float">
            <text:p>0.294549900538511</text:p>
          </table:table-cell>
        </table:table-row>
        <table:table-row table:style-name="ro1">
          <table:table-cell office:value-type="float" office:value="18.4330786419996" calcext:value-type="float">
            <text:p>18.4330786419996</text:p>
          </table:table-cell>
          <table:table-cell office:value-type="float" office:value="122515" calcext:value-type="float">
            <text:p>122515</text:p>
          </table:table-cell>
          <table:table-cell office:value-type="float" office:value="127901" calcext:value-type="float">
            <text:p>127901</text:p>
          </table:table-cell>
          <table:table-cell office:value-type="float" office:value="0.249153433944322" calcext:value-type="float">
            <text:p>0.249153433944322</text:p>
          </table:table-cell>
        </table:table-row>
        <table:table-row table:style-name="ro1">
          <table:table-cell office:value-type="float" office:value="18.5726167519988" calcext:value-type="float">
            <text:p>18.5726167519988</text:p>
          </table:table-cell>
          <table:table-cell office:value-type="float" office:value="114166" calcext:value-type="float">
            <text:p>114166</text:p>
          </table:table-cell>
          <table:table-cell office:value-type="float" office:value="126701" calcext:value-type="float">
            <text:p>126701</text:p>
          </table:table-cell>
          <table:table-cell office:value-type="float" office:value="0.212928189332328" calcext:value-type="float">
            <text:p>0.212928189332328</text:p>
          </table:table-cell>
        </table:table-row>
        <table:table-row table:style-name="ro1">
          <table:table-cell office:value-type="float" office:value="18.7270418600001" calcext:value-type="float">
            <text:p>18.7270418600001</text:p>
          </table:table-cell>
          <table:table-cell office:value-type="float" office:value="108830" calcext:value-type="float">
            <text:p>108830</text:p>
          </table:table-cell>
          <table:table-cell office:value-type="float" office:value="114166" calcext:value-type="float">
            <text:p>114166</text:p>
          </table:table-cell>
          <table:table-cell office:value-type="float" office:value="0.183947993642733" calcext:value-type="float">
            <text:p>0.183947993642733</text:p>
          </table:table-cell>
        </table:table-row>
        <table:table-row table:style-name="ro1">
          <table:table-cell office:value-type="float" office:value="18.8776374469999" calcext:value-type="float">
            <text:p>18.8776374469999</text:p>
          </table:table-cell>
          <table:table-cell office:value-type="float" office:value="111924" calcext:value-type="float">
            <text:p>111924</text:p>
          </table:table-cell>
          <table:table-cell office:value-type="float" office:value="109804" calcext:value-type="float">
            <text:p>109804</text:p>
          </table:table-cell>
          <table:table-cell office:value-type="float" office:value="0.147158394914187" calcext:value-type="float">
            <text:p>0.147158394914187</text:p>
          </table:table-cell>
        </table:table-row>
        <table:table-row table:style-name="ro1">
          <table:table-cell office:value-type="float" office:value="18.9966279820001" calcext:value-type="float">
            <text:p>18.9966279820001</text:p>
          </table:table-cell>
          <table:table-cell office:value-type="float" office:value="118784" calcext:value-type="float">
            <text:p>118784</text:p>
          </table:table-cell>
          <table:table-cell office:value-type="float" office:value="109804" calcext:value-type="float">
            <text:p>109804</text:p>
          </table:table-cell>
          <table:table-cell office:value-type="float" office:value="0.117726715931349" calcext:value-type="float">
            <text:p>0.117726715931349</text:p>
          </table:table-cell>
        </table:table-row>
        <table:table-row table:style-name="ro1">
          <table:table-cell office:value-type="float" office:value="19.1606969879995" calcext:value-type="float">
            <text:p>19.1606969879995</text:p>
          </table:table-cell>
          <table:table-cell office:value-type="float" office:value="127627" calcext:value-type="float">
            <text:p>127627</text:p>
          </table:table-cell>
          <table:table-cell office:value-type="float" office:value="118784" calcext:value-type="float">
            <text:p>118784</text:p>
          </table:table-cell>
          <table:table-cell office:value-type="float" office:value="0.0941813727450795" calcext:value-type="float">
            <text:p>0.0941813727450795</text:p>
          </table:table-cell>
        </table:table-row>
        <table:table-row table:style-name="ro1">
          <table:table-cell office:value-type="float" office:value="19.3083653760004" calcext:value-type="float">
            <text:p>19.3083653760004</text:p>
          </table:table-cell>
          <table:table-cell office:value-type="float" office:value="128643" calcext:value-type="float">
            <text:p>128643</text:p>
          </table:table-cell>
          <table:table-cell office:value-type="float" office:value="127627" calcext:value-type="float">
            <text:p>127627</text:p>
          </table:table-cell>
          <table:table-cell office:value-type="float" office:value="0.0753450981960636" calcext:value-type="float">
            <text:p>0.0753450981960636</text:p>
          </table:table-cell>
        </table:table-row>
        <table:table-row table:style-name="ro1">
          <table:table-cell office:value-type="float" office:value="19.4723464500003" calcext:value-type="float">
            <text:p>19.4723464500003</text:p>
          </table:table-cell>
          <table:table-cell office:value-type="float" office:value="121201" calcext:value-type="float">
            <text:p>121201</text:p>
          </table:table-cell>
          <table:table-cell office:value-type="float" office:value="128643" calcext:value-type="float">
            <text:p>128643</text:p>
          </table:table-cell>
          <table:table-cell office:value-type="float" office:value="0.0738815207337217" calcext:value-type="float">
            <text:p>0.0738815207337217</text:p>
          </table:table-cell>
        </table:table-row>
        <table:table-row table:style-name="ro1">
          <table:table-cell office:value-type="float" office:value="19.6316270930001" calcext:value-type="float">
            <text:p>19.6316270930001</text:p>
          </table:table-cell>
          <table:table-cell office:value-type="float" office:value="112272" calcext:value-type="float">
            <text:p>112272</text:p>
          </table:table-cell>
          <table:table-cell office:value-type="float" office:value="121201" calcext:value-type="float">
            <text:p>121201</text:p>
          </table:table-cell>
          <table:table-cell office:value-type="float" office:value="0.0727106587638481" calcext:value-type="float">
            <text:p>0.0727106587638481</text:p>
          </table:table-cell>
        </table:table-row>
        <table:table-row table:style-name="ro1">
          <table:table-cell office:value-type="float" office:value="19.7920453999996" calcext:value-type="float">
            <text:p>19.7920453999996</text:p>
          </table:table-cell>
          <table:table-cell office:value-type="float" office:value="110138" calcext:value-type="float">
            <text:p>110138</text:p>
          </table:table-cell>
          <table:table-cell office:value-type="float" office:value="112272" calcext:value-type="float">
            <text:p>112272</text:p>
          </table:table-cell>
          <table:table-cell office:value-type="float" office:value="0.0717739691879492" calcext:value-type="float">
            <text:p>0.0717739691879492</text:p>
          </table:table-cell>
        </table:table-row>
        <table:table-row table:style-name="ro1">
          <table:table-cell office:value-type="float" office:value="19.9538057049995" calcext:value-type="float">
            <text:p>19.9538057049995</text:p>
          </table:table-cell>
          <table:table-cell office:value-type="float" office:value="117091" calcext:value-type="float">
            <text:p>117091</text:p>
          </table:table-cell>
          <table:table-cell office:value-type="float" office:value="110138" calcext:value-type="float">
            <text:p>110138</text:p>
          </table:table-cell>
          <table:table-cell office:value-type="float" office:value="0.0710246175272301" calcext:value-type="float">
            <text:p>0.0710246175272301</text:p>
          </table:table-cell>
        </table:table-row>
        <table:table-row table:style-name="ro1">
          <table:table-cell office:value-type="float" office:value="20.058843584" calcext:value-type="float">
            <text:p>20.058843584</text:p>
          </table:table-cell>
          <table:table-cell office:value-type="float" office:value="123672" calcext:value-type="float">
            <text:p>123672</text:p>
          </table:table-cell>
          <table:table-cell office:value-type="float" office:value="110138" calcext:value-type="float">
            <text:p>110138</text:p>
          </table:table-cell>
          <table:table-cell office:value-type="float" office:value="0.0705183241587704" calcext:value-type="float">
            <text:p>0.0705183241587704</text:p>
          </table:table-cell>
        </table:table-row>
        <table:table-row table:style-name="ro1">
          <table:table-cell office:value-type="float" office:value="20.2165371949995" calcext:value-type="float">
            <text:p>20.2165371949995</text:p>
          </table:table-cell>
          <table:table-cell office:value-type="float" office:value="129996" calcext:value-type="float">
            <text:p>129996</text:p>
          </table:table-cell>
          <table:table-cell office:value-type="float" office:value="110138" calcext:value-type="float">
            <text:p>110138</text:p>
          </table:table-cell>
          <table:table-cell office:value-type="float" office:value="0.0701132894640026" calcext:value-type="float">
            <text:p>0.0701132894640026</text:p>
          </table:table-cell>
        </table:table-row>
        <table:table-row table:style-name="ro1">
          <table:table-cell office:value-type="float" office:value="20.3770437029998" calcext:value-type="float">
            <text:p>20.3770437029998</text:p>
          </table:table-cell>
          <table:table-cell office:value-type="float" office:value="127356" calcext:value-type="float">
            <text:p>127356</text:p>
          </table:table-cell>
          <table:table-cell office:value-type="float" office:value="110138" calcext:value-type="float">
            <text:p>110138</text:p>
          </table:table-cell>
          <table:table-cell office:value-type="float" office:value="0.0696960737480729" calcext:value-type="float">
            <text:p>0.0696960737480729</text:p>
          </table:table-cell>
        </table:table-row>
        <table:table-row table:style-name="ro1">
          <table:table-cell office:value-type="float" office:value="20.5365749079992" calcext:value-type="float">
            <text:p>20.5365749079992</text:p>
          </table:table-cell>
          <table:table-cell office:value-type="float" office:value="118258" calcext:value-type="float">
            <text:p>118258</text:p>
          </table:table-cell>
          <table:table-cell office:value-type="float" office:value="110138" calcext:value-type="float">
            <text:p>110138</text:p>
          </table:table-cell>
          <table:table-cell office:value-type="float" office:value="0.069362301175329" calcext:value-type="float">
            <text:p>0.069362301175329</text:p>
          </table:table-cell>
        </table:table-row>
        <table:table-row table:style-name="ro1">
          <table:table-cell office:value-type="float" office:value="20.6937368010003" calcext:value-type="float">
            <text:p>20.6937368010003</text:p>
          </table:table-cell>
          <table:table-cell office:value-type="float" office:value="111312" calcext:value-type="float">
            <text:p>111312</text:p>
          </table:table-cell>
          <table:table-cell office:value-type="float" office:value="118258" calcext:value-type="float">
            <text:p>118258</text:p>
          </table:table-cell>
          <table:table-cell office:value-type="float" office:value="0.069095283117134" calcext:value-type="float">
            <text:p>0.069095283117134</text:p>
          </table:table-cell>
        </table:table-row>
        <table:table-row table:style-name="ro1">
          <table:table-cell office:value-type="float" office:value="20.8520530099995" calcext:value-type="float">
            <text:p>20.8520530099995</text:p>
          </table:table-cell>
          <table:table-cell office:value-type="float" office:value="112838" calcext:value-type="float">
            <text:p>112838</text:p>
          </table:table-cell>
          <table:table-cell office:value-type="float" office:value="111312" calcext:value-type="float">
            <text:p>111312</text:p>
          </table:table-cell>
          <table:table-cell office:value-type="float" office:value="0.068881668670578" calcext:value-type="float">
            <text:p>0.068881668670578</text:p>
          </table:table-cell>
        </table:table-row>
        <table:table-row table:style-name="ro1">
          <table:table-cell office:value-type="float" office:value="21.0023681619987" calcext:value-type="float">
            <text:p>21.0023681619987</text:p>
          </table:table-cell>
          <table:table-cell office:value-type="float" office:value="121151" calcext:value-type="float">
            <text:p>121151</text:p>
          </table:table-cell>
          <table:table-cell office:value-type="float" office:value="112838" calcext:value-type="float">
            <text:p>112838</text:p>
          </table:table-cell>
          <table:table-cell office:value-type="float" office:value="0.0688039650734487" calcext:value-type="float">
            <text:p>0.0688039650734487</text:p>
          </table:table-cell>
        </table:table-row>
        <table:table-row table:style-name="ro1">
          <table:table-cell office:value-type="float" office:value="21.149762645" calcext:value-type="float">
            <text:p>21.149762645</text:p>
          </table:table-cell>
          <table:table-cell office:value-type="float" office:value="129231" calcext:value-type="float">
            <text:p>129231</text:p>
          </table:table-cell>
          <table:table-cell office:value-type="float" office:value="121151" calcext:value-type="float">
            <text:p>121151</text:p>
          </table:table-cell>
          <table:table-cell office:value-type="float" office:value="0.0687418021957452" calcext:value-type="float">
            <text:p>0.0687418021957452</text:p>
          </table:table-cell>
        </table:table-row>
        <table:table-row table:style-name="ro1">
          <table:table-cell office:value-type="float" office:value="21.2970818169997" calcext:value-type="float">
            <text:p>21.2970818169997</text:p>
          </table:table-cell>
          <table:table-cell office:value-type="float" office:value="130862" calcext:value-type="float">
            <text:p>130862</text:p>
          </table:table-cell>
          <table:table-cell office:value-type="float" office:value="129231" calcext:value-type="float">
            <text:p>129231</text:p>
          </table:table-cell>
          <table:table-cell office:value-type="float" office:value="0.0686920718935825" calcext:value-type="float">
            <text:p>0.0686920718935825</text:p>
          </table:table-cell>
        </table:table-row>
        <table:table-row table:style-name="ro1">
          <table:table-cell office:value-type="float" office:value="21.4499392729995" calcext:value-type="float">
            <text:p>21.4499392729995</text:p>
          </table:table-cell>
          <table:table-cell office:value-type="float" office:value="124543" calcext:value-type="float">
            <text:p>124543</text:p>
          </table:table-cell>
          <table:table-cell office:value-type="float" office:value="130862" calcext:value-type="float">
            <text:p>130862</text:p>
          </table:table-cell>
          <table:table-cell office:value-type="float" office:value="0.0685590996917367" calcext:value-type="float">
            <text:p>0.0685590996917367</text:p>
          </table:table-cell>
        </table:table-row>
        <table:table-row table:style-name="ro1">
          <table:table-cell office:value-type="float" office:value="21.6022759520001" calcext:value-type="float">
            <text:p>21.6022759520001</text:p>
          </table:table-cell>
          <table:table-cell office:value-type="float" office:value="115609" calcext:value-type="float">
            <text:p>115609</text:p>
          </table:table-cell>
          <table:table-cell office:value-type="float" office:value="124543" calcext:value-type="float">
            <text:p>124543</text:p>
          </table:table-cell>
          <table:table-cell office:value-type="float" office:value="0.258928912406451" calcext:value-type="float">
            <text:p>0.258928912406451</text:p>
          </table:table-cell>
        </table:table-row>
        <table:table-row table:style-name="ro1">
          <table:table-cell office:value-type="float" office:value="21.7586313739994" calcext:value-type="float">
            <text:p>21.7586313739994</text:p>
          </table:table-cell>
          <table:table-cell office:value-type="float" office:value="111773" calcext:value-type="float">
            <text:p>111773</text:p>
          </table:table-cell>
          <table:table-cell office:value-type="float" office:value="116672" calcext:value-type="float">
            <text:p>116672</text:p>
          </table:table-cell>
          <table:table-cell office:value-type="float" office:value="0.411224762578222" calcext:value-type="float">
            <text:p>0.411224762578222</text:p>
          </table:table-cell>
        </table:table-row>
        <table:table-row table:style-name="ro1">
          <table:table-cell office:value-type="float" office:value="21.9103006739988" calcext:value-type="float">
            <text:p>21.9103006739988</text:p>
          </table:table-cell>
          <table:table-cell office:value-type="float" office:value="116567" calcext:value-type="float">
            <text:p>116567</text:p>
          </table:table-cell>
          <table:table-cell office:value-type="float" office:value="115472" calcext:value-type="float">
            <text:p>115472</text:p>
          </table:table-cell>
          <table:table-cell office:value-type="float" office:value="0.533061442715639" calcext:value-type="float">
            <text:p>0.533061442715639</text:p>
          </table:table-cell>
        </table:table-row>
        <table:table-row table:style-name="ro1">
          <table:table-cell office:value-type="float" office:value="22.0616734489995" calcext:value-type="float">
            <text:p>22.0616734489995</text:p>
          </table:table-cell>
          <table:table-cell office:value-type="float" office:value="125840" calcext:value-type="float">
            <text:p>125840</text:p>
          </table:table-cell>
          <table:table-cell office:value-type="float" office:value="116567" calcext:value-type="float">
            <text:p>116567</text:p>
          </table:table-cell>
          <table:table-cell office:value-type="float" office:value="0.630530786825572" calcext:value-type="float">
            <text:p>0.630530786825572</text:p>
          </table:table-cell>
        </table:table-row>
        <table:table-row table:style-name="ro1">
          <table:table-cell office:value-type="float" office:value="22.212906363" calcext:value-type="float">
            <text:p>22.212906363</text:p>
          </table:table-cell>
          <table:table-cell office:value-type="float" office:value="131942" calcext:value-type="float">
            <text:p>131942</text:p>
          </table:table-cell>
          <table:table-cell office:value-type="float" office:value="116567" calcext:value-type="float">
            <text:p>116567</text:p>
          </table:table-cell>
          <table:table-cell office:value-type="float" office:value="0.708506262113519" calcext:value-type="float">
            <text:p>0.708506262113519</text:p>
          </table:table-cell>
        </table:table-row>
        <table:table-row table:style-name="ro1">
          <table:table-cell office:value-type="float" office:value="22.3728829529991" calcext:value-type="float">
            <text:p>22.3728829529991</text:p>
          </table:table-cell>
          <table:table-cell office:value-type="float" office:value="129537" calcext:value-type="float">
            <text:p>129537</text:p>
          </table:table-cell>
          <table:table-cell office:value-type="float" office:value="116567" calcext:value-type="float">
            <text:p>116567</text:p>
          </table:table-cell>
          <table:table-cell office:value-type="float" office:value="0.770886642343876" calcext:value-type="float">
            <text:p>0.770886642343876</text:p>
          </table:table-cell>
        </table:table-row>
        <table:table-row table:style-name="ro1">
          <table:table-cell office:value-type="float" office:value="22.496976765" calcext:value-type="float">
            <text:p>22.496976765</text:p>
          </table:table-cell>
          <table:table-cell office:value-type="float" office:value="122686" calcext:value-type="float">
            <text:p>122686</text:p>
          </table:table-cell>
          <table:table-cell office:value-type="float" office:value="116567" calcext:value-type="float">
            <text:p>116567</text:p>
          </table:table-cell>
          <table:table-cell office:value-type="float" office:value="0.822188765929896" calcext:value-type="float">
            <text:p>0.822188765929896</text:p>
          </table:table-cell>
        </table:table-row>
        <table:table-row table:style-name="ro1">
          <table:table-cell office:value-type="float" office:value="22.6498695909995" calcext:value-type="float">
            <text:p>22.6498695909995</text:p>
          </table:table-cell>
          <table:table-cell office:value-type="float" office:value="114564" calcext:value-type="float">
            <text:p>114564</text:p>
          </table:table-cell>
          <table:table-cell office:value-type="float" office:value="116567" calcext:value-type="float">
            <text:p>116567</text:p>
          </table:table-cell>
          <table:table-cell office:value-type="float" office:value="0.863230464798711" calcext:value-type="float">
            <text:p>0.863230464798711</text:p>
          </table:table-cell>
        </table:table-row>
        <table:table-row table:style-name="ro1">
          <table:table-cell office:value-type="float" office:value="22.8094607959993" calcext:value-type="float">
            <text:p>22.8094607959993</text:p>
          </table:table-cell>
          <table:table-cell office:value-type="float" office:value="113499" calcext:value-type="float">
            <text:p>113499</text:p>
          </table:table-cell>
          <table:table-cell office:value-type="float" office:value="116567" calcext:value-type="float">
            <text:p>116567</text:p>
          </table:table-cell>
          <table:table-cell office:value-type="float" office:value="0.896063823893763" calcext:value-type="float">
            <text:p>0.896063823893763</text:p>
          </table:table-cell>
        </table:table-row>
        <table:table-row table:style-name="ro1">
          <table:table-cell office:value-type="float" office:value="22.9600546210004" calcext:value-type="float">
            <text:p>22.9600546210004</text:p>
          </table:table-cell>
          <table:table-cell office:value-type="float" office:value="120476" calcext:value-type="float">
            <text:p>120476</text:p>
          </table:table-cell>
          <table:table-cell office:value-type="float" office:value="113499" calcext:value-type="float">
            <text:p>113499</text:p>
          </table:table-cell>
          <table:table-cell office:value-type="float" office:value="0.922330511169805" calcext:value-type="float">
            <text:p>0.922330511169805</text:p>
          </table:table-cell>
        </table:table-row>
        <table:table-row table:style-name="ro1">
          <table:table-cell office:value-type="float" office:value="23.1096897719999" calcext:value-type="float">
            <text:p>23.1096897719999</text:p>
          </table:table-cell>
          <table:table-cell office:value-type="float" office:value="129468" calcext:value-type="float">
            <text:p>129468</text:p>
          </table:table-cell>
          <table:table-cell office:value-type="float" office:value="120476" calcext:value-type="float">
            <text:p>120476</text:p>
          </table:table-cell>
          <table:table-cell office:value-type="float" office:value="0.943343860990639" calcext:value-type="float">
            <text:p>0.943343860990639</text:p>
          </table:table-cell>
        </table:table-row>
        <table:table-row table:style-name="ro1">
          <table:table-cell office:value-type="float" office:value="23.2605803610004" calcext:value-type="float">
            <text:p>23.2605803610004</text:p>
          </table:table-cell>
          <table:table-cell office:value-type="float" office:value="133238" calcext:value-type="float">
            <text:p>133238</text:p>
          </table:table-cell>
          <table:table-cell office:value-type="float" office:value="129468" calcext:value-type="float">
            <text:p>129468</text:p>
          </table:table-cell>
          <table:table-cell office:value-type="float" office:value="0.958756721445572" calcext:value-type="float">
            <text:p>0.958756721445572</text:p>
          </table:table-cell>
        </table:table-row>
        <table:table-row table:style-name="ro1">
          <table:table-cell office:value-type="float" office:value="23.4141900060004" calcext:value-type="float">
            <text:p>23.4141900060004</text:p>
          </table:table-cell>
          <table:table-cell office:value-type="float" office:value="128548" calcext:value-type="float">
            <text:p>128548</text:p>
          </table:table-cell>
          <table:table-cell office:value-type="float" office:value="133238" calcext:value-type="float">
            <text:p>133238</text:p>
          </table:table-cell>
          <table:table-cell office:value-type="float" office:value="0.971087009809519" calcext:value-type="float">
            <text:p>0.971087009809519</text:p>
          </table:table-cell>
        </table:table-row>
        <table:table-row table:style-name="ro1">
          <table:table-cell office:value-type="float" office:value="23.5632877309999" calcext:value-type="float">
            <text:p>23.5632877309999</text:p>
          </table:table-cell>
          <table:table-cell office:value-type="float" office:value="119690" calcext:value-type="float">
            <text:p>119690</text:p>
          </table:table-cell>
          <table:table-cell office:value-type="float" office:value="128548" calcext:value-type="float">
            <text:p>128548</text:p>
          </table:table-cell>
          <table:table-cell office:value-type="float" office:value="0.980951240500677" calcext:value-type="float">
            <text:p>0.980951240500677</text:p>
          </table:table-cell>
        </table:table-row>
        <table:table-row table:style-name="ro1">
          <table:table-cell office:value-type="float" office:value="23.719509909999" calcext:value-type="float">
            <text:p>23.719509909999</text:p>
          </table:table-cell>
          <table:table-cell office:value-type="float" office:value="113902" calcext:value-type="float">
            <text:p>113902</text:p>
          </table:table-cell>
          <table:table-cell office:value-type="float" office:value="128548" calcext:value-type="float">
            <text:p>128548</text:p>
          </table:table-cell>
          <table:table-cell office:value-type="float" office:value="0.988842625053603" calcext:value-type="float">
            <text:p>0.988842625053603</text:p>
          </table:table-cell>
        </table:table-row>
        <table:table-row table:style-name="ro1">
          <table:table-cell office:value-type="float" office:value="23.8748617580004" calcext:value-type="float">
            <text:p>23.8748617580004</text:p>
          </table:table-cell>
          <table:table-cell office:value-type="float" office:value="116797" calcext:value-type="float">
            <text:p>116797</text:p>
          </table:table-cell>
          <table:table-cell office:value-type="float" office:value="125987" calcext:value-type="float">
            <text:p>125987</text:p>
          </table:table-cell>
          <table:table-cell office:value-type="float" office:value="0.995155732695943" calcext:value-type="float">
            <text:p>0.995155732695943</text:p>
          </table:table-cell>
        </table:table-row>
        <table:table-row table:style-name="ro1">
          <table:table-cell office:value-type="float" office:value="24.0294450059992" calcext:value-type="float">
            <text:p>24.0294450059992</text:p>
          </table:table-cell>
          <table:table-cell office:value-type="float" office:value="125868" calcext:value-type="float">
            <text:p>125868</text:p>
          </table:table-cell>
          <table:table-cell office:value-type="float" office:value="125987" calcext:value-type="float">
            <text:p>125987</text:p>
          </table:table-cell>
          <table:table-cell office:value-type="float" office:value="1.00020621880982" calcext:value-type="float">
            <text:p>1.00020621880982</text:p>
          </table:table-cell>
        </table:table-row>
        <table:table-row table:style-name="ro1">
          <table:table-cell office:value-type="float" office:value="24.1870007819998" calcext:value-type="float">
            <text:p>24.1870007819998</text:p>
          </table:table-cell>
          <table:table-cell office:value-type="float" office:value="133413" calcext:value-type="float">
            <text:p>133413</text:p>
          </table:table-cell>
          <table:table-cell office:value-type="float" office:value="125868" calcext:value-type="float">
            <text:p>125868</text:p>
          </table:table-cell>
          <table:table-cell office:value-type="float" office:value="1.00424660770091" calcext:value-type="float">
            <text:p>1.00424660770091</text:p>
          </table:table-cell>
        </table:table-row>
        <table:table-row table:style-name="ro1">
          <table:table-cell office:value-type="float" office:value="24.344418196999" calcext:value-type="float">
            <text:p>24.344418196999</text:p>
          </table:table-cell>
          <table:table-cell office:value-type="float" office:value="132635" calcext:value-type="float">
            <text:p>132635</text:p>
          </table:table-cell>
          <table:table-cell office:value-type="float" office:value="125868" calcext:value-type="float">
            <text:p>125868</text:p>
          </table:table-cell>
          <table:table-cell office:value-type="float" office:value="1.00747891881379" calcext:value-type="float">
            <text:p>1.00747891881379</text:p>
          </table:table-cell>
        </table:table-row>
        <table:table-row table:style-name="ro1">
          <table:table-cell office:value-type="float" office:value="24.5086552029989" calcext:value-type="float">
            <text:p>24.5086552029989</text:p>
          </table:table-cell>
          <table:table-cell office:value-type="float" office:value="123965" calcext:value-type="float">
            <text:p>123965</text:p>
          </table:table-cell>
          <table:table-cell office:value-type="float" office:value="125868" calcext:value-type="float">
            <text:p>125868</text:p>
          </table:table-cell>
          <table:table-cell office:value-type="float" office:value="1.0100647677041" calcext:value-type="float">
            <text:p>1.0100647677041</text:p>
          </table:table-cell>
        </table:table-row>
        <table:table-row table:style-name="ro1">
          <table:table-cell office:value-type="float" office:value="24.6708830019998" calcext:value-type="float">
            <text:p>24.6708830019998</text:p>
          </table:table-cell>
          <table:table-cell office:value-type="float" office:value="115881" calcext:value-type="float">
            <text:p>115881</text:p>
          </table:table-cell>
          <table:table-cell office:value-type="float" office:value="125868" calcext:value-type="float">
            <text:p>125868</text:p>
          </table:table-cell>
          <table:table-cell office:value-type="float" office:value="1.01075451686598" calcext:value-type="float">
            <text:p>1.01075451686598</text:p>
          </table:table-cell>
        </table:table-row>
        <table:table-row table:style-name="ro1">
          <table:table-cell office:value-type="float" office:value="24.8346156609987" calcext:value-type="float">
            <text:p>24.8346156609987</text:p>
          </table:table-cell>
          <table:table-cell office:value-type="float" office:value="116214" calcext:value-type="float">
            <text:p>116214</text:p>
          </table:table-cell>
          <table:table-cell office:value-type="float" office:value="125336" calcext:value-type="float">
            <text:p>125336</text:p>
          </table:table-cell>
          <table:table-cell office:value-type="float" office:value="1.01130631619549" calcext:value-type="float">
            <text:p>1.01130631619549</text:p>
          </table:table-cell>
        </table:table-row>
        <table:table-row table:style-name="ro1">
          <table:table-cell office:value-type="float" office:value="24.9935333559988" calcext:value-type="float">
            <text:p>24.9935333559988</text:p>
          </table:table-cell>
          <table:table-cell office:value-type="float" office:value="124587" calcext:value-type="float">
            <text:p>124587</text:p>
          </table:table-cell>
          <table:table-cell office:value-type="float" office:value="124136" calcext:value-type="float">
            <text:p>124136</text:p>
          </table:table-cell>
          <table:table-cell office:value-type="float" office:value="1.01174775565909" calcext:value-type="float">
            <text:p>1.01174775565909</text:p>
          </table:table-cell>
        </table:table-row>
        <table:table-row table:style-name="ro1">
          <table:table-cell office:value-type="float" office:value="25.1530015879998" calcext:value-type="float">
            <text:p>25.1530015879998</text:p>
          </table:table-cell>
          <table:table-cell office:value-type="float" office:value="133352" calcext:value-type="float">
            <text:p>133352</text:p>
          </table:table-cell>
          <table:table-cell office:value-type="float" office:value="124136" calcext:value-type="float">
            <text:p>124136</text:p>
          </table:table-cell>
          <table:table-cell office:value-type="float" office:value="1.01210090722998" calcext:value-type="float">
            <text:p>1.01210090722998</text:p>
          </table:table-cell>
        </table:table-row>
        <table:table-row table:style-name="ro1">
          <table:table-cell office:value-type="float" office:value="25.3120534539994" calcext:value-type="float">
            <text:p>25.3120534539994</text:p>
          </table:table-cell>
          <table:table-cell office:value-type="float" office:value="134561" calcext:value-type="float">
            <text:p>134561</text:p>
          </table:table-cell>
          <table:table-cell office:value-type="float" office:value="133352" calcext:value-type="float">
            <text:p>133352</text:p>
          </table:table-cell>
          <table:table-cell office:value-type="float" office:value="1.01238342848668" calcext:value-type="float">
            <text:p>1.01238342848668</text:p>
          </table:table-cell>
        </table:table-row>
        <table:table-row table:style-name="ro1">
          <table:table-cell office:value-type="float" office:value="25.4550291769992" calcext:value-type="float">
            <text:p>25.4550291769992</text:p>
          </table:table-cell>
          <table:table-cell office:value-type="float" office:value="128243" calcext:value-type="float">
            <text:p>128243</text:p>
          </table:table-cell>
          <table:table-cell office:value-type="float" office:value="134561" calcext:value-type="float">
            <text:p>134561</text:p>
          </table:table-cell>
          <table:table-cell office:value-type="float" office:value="1.01260944549205" calcext:value-type="float">
            <text:p>1.01260944549205</text:p>
          </table:table-cell>
        </table:table-row>
        <table:table-row table:style-name="ro1">
          <table:table-cell office:value-type="float" office:value="25.6140955729989" calcext:value-type="float">
            <text:p>25.6140955729989</text:p>
          </table:table-cell>
          <table:table-cell office:value-type="float" office:value="119043" calcext:value-type="float">
            <text:p>119043</text:p>
          </table:table-cell>
          <table:table-cell office:value-type="float" office:value="128243" calcext:value-type="float">
            <text:p>128243</text:p>
          </table:table-cell>
          <table:table-cell office:value-type="float" office:value="1.01279025909634" calcext:value-type="float">
            <text:p>1.01279025909634</text:p>
          </table:table-cell>
        </table:table-row>
        <table:table-row table:style-name="ro1">
          <table:table-cell office:value-type="float" office:value="25.7677309070004" calcext:value-type="float">
            <text:p>25.7677309070004</text:p>
          </table:table-cell>
          <table:table-cell office:value-type="float" office:value="115829" calcext:value-type="float">
            <text:p>115829</text:p>
          </table:table-cell>
          <table:table-cell office:value-type="float" office:value="127043" calcext:value-type="float">
            <text:p>127043</text:p>
          </table:table-cell>
          <table:table-cell office:value-type="float" office:value="1.01293490997978" calcext:value-type="float">
            <text:p>1.01293490997978</text:p>
          </table:table-cell>
        </table:table-row>
        <table:table-row table:style-name="ro1">
          <table:table-cell office:value-type="float" office:value="25.920751022999" calcext:value-type="float">
            <text:p>25.920751022999</text:p>
          </table:table-cell>
          <table:table-cell office:value-type="float" office:value="121144" calcext:value-type="float">
            <text:p>121144</text:p>
          </table:table-cell>
          <table:table-cell office:value-type="float" office:value="125398" calcext:value-type="float">
            <text:p>125398</text:p>
          </table:table-cell>
          <table:table-cell office:value-type="float" office:value="1.01305063068652" calcext:value-type="float">
            <text:p>1.01305063068652</text:p>
          </table:table-cell>
        </table:table-row>
        <table:table-row table:style-name="ro1">
          <table:table-cell office:value-type="float" office:value="26.0483500409991" calcext:value-type="float">
            <text:p>26.0483500409991</text:p>
          </table:table-cell>
          <table:table-cell office:value-type="float" office:value="129039" calcext:value-type="float">
            <text:p>129039</text:p>
          </table:table-cell>
          <table:table-cell office:value-type="float" office:value="125398" calcext:value-type="float">
            <text:p>125398</text:p>
          </table:table-cell>
          <table:table-cell office:value-type="float" office:value="1.01314320725192" calcext:value-type="float">
            <text:p>1.01314320725192</text:p>
          </table:table-cell>
        </table:table-row>
        <table:table-row table:style-name="ro1">
          <table:table-cell office:value-type="float" office:value="26.203317051999" calcext:value-type="float">
            <text:p>26.203317051999</text:p>
          </table:table-cell>
          <table:table-cell office:value-type="float" office:value="135776" calcext:value-type="float">
            <text:p>135776</text:p>
          </table:table-cell>
          <table:table-cell office:value-type="float" office:value="125398" calcext:value-type="float">
            <text:p>125398</text:p>
          </table:table-cell>
          <table:table-cell office:value-type="float" office:value="1.01321726850424" calcext:value-type="float">
            <text:p>1.01321726850424</text:p>
          </table:table-cell>
        </table:table-row>
        <table:table-row table:style-name="ro1">
          <table:table-cell office:value-type="float" office:value="26.3572271199992" calcext:value-type="float">
            <text:p>26.3572271199992</text:p>
          </table:table-cell>
          <table:table-cell office:value-type="float" office:value="134172" calcext:value-type="float">
            <text:p>134172</text:p>
          </table:table-cell>
          <table:table-cell office:value-type="float" office:value="125398" calcext:value-type="float">
            <text:p>125398</text:p>
          </table:table-cell>
          <table:table-cell office:value-type="float" office:value="1.0132765175061" calcext:value-type="float">
            <text:p>1.0132765175061</text:p>
          </table:table-cell>
        </table:table-row>
        <table:table-row table:style-name="ro1">
          <table:table-cell office:value-type="float" office:value="26.5090024189994" calcext:value-type="float">
            <text:p>26.5090024189994</text:p>
          </table:table-cell>
          <table:table-cell office:value-type="float" office:value="125943" calcext:value-type="float">
            <text:p>125943</text:p>
          </table:table-cell>
          <table:table-cell office:value-type="float" office:value="134172" calcext:value-type="float">
            <text:p>134172</text:p>
          </table:table-cell>
          <table:table-cell office:value-type="float" office:value="1.01332391670758" calcext:value-type="float">
            <text:p>1.01332391670758</text:p>
          </table:table-cell>
        </table:table-row>
        <table:table-row table:style-name="ro1">
          <table:table-cell office:value-type="float" office:value="26.664937612999" calcext:value-type="float">
            <text:p>26.664937612999</text:p>
          </table:table-cell>
          <table:table-cell office:value-type="float" office:value="118059" calcext:value-type="float">
            <text:p>118059</text:p>
          </table:table-cell>
          <table:table-cell office:value-type="float" office:value="134172" calcext:value-type="float">
            <text:p>134172</text:p>
          </table:table-cell>
          <table:table-cell office:value-type="float" office:value="1.01336183606877" calcext:value-type="float">
            <text:p>1.01336183606877</text:p>
          </table:table-cell>
        </table:table-row>
        <table:table-row table:style-name="ro1">
          <table:table-cell office:value-type="float" office:value="26.8143761209994" calcext:value-type="float">
            <text:p>26.8143761209994</text:p>
          </table:table-cell>
          <table:table-cell office:value-type="float" office:value="117621" calcext:value-type="float">
            <text:p>117621</text:p>
          </table:table-cell>
          <table:table-cell office:value-type="float" office:value="134172" calcext:value-type="float">
            <text:p>134172</text:p>
          </table:table-cell>
          <table:table-cell office:value-type="float" office:value="1.01339217155772" calcext:value-type="float">
            <text:p>1.01339217155772</text:p>
          </table:table-cell>
        </table:table-row>
        <table:table-row table:style-name="ro1">
          <table:table-cell office:value-type="float" office:value="26.9575364550001" calcext:value-type="float">
            <text:p>26.9575364550001</text:p>
          </table:table-cell>
          <table:table-cell office:value-type="float" office:value="124321" calcext:value-type="float">
            <text:p>124321</text:p>
          </table:table-cell>
          <table:table-cell office:value-type="float" office:value="134172" calcext:value-type="float">
            <text:p>134172</text:p>
          </table:table-cell>
          <table:table-cell office:value-type="float" office:value="1.01341643994888" calcext:value-type="float">
            <text:p>1.01341643994888</text:p>
          </table:table-cell>
        </table:table-row>
        <table:table-row table:style-name="ro1">
          <table:table-cell office:value-type="float" office:value="27.1121812419988" calcext:value-type="float">
            <text:p>27.1121812419988</text:p>
          </table:table-cell>
          <table:table-cell office:value-type="float" office:value="133591" calcext:value-type="float">
            <text:p>133591</text:p>
          </table:table-cell>
          <table:table-cell office:value-type="float" office:value="134172" calcext:value-type="float">
            <text:p>134172</text:p>
          </table:table-cell>
          <table:table-cell office:value-type="float" office:value="1.0134358546618" calcext:value-type="float">
            <text:p>1.0134358546618</text:p>
          </table:table-cell>
        </table:table-row>
        <table:table-row table:style-name="ro1">
          <table:table-cell office:value-type="float" office:value="27.252322286" calcext:value-type="float">
            <text:p>27.252322286</text:p>
          </table:table-cell>
          <table:table-cell office:value-type="float" office:value="137251" calcext:value-type="float">
            <text:p>137251</text:p>
          </table:table-cell>
          <table:table-cell office:value-type="float" office:value="134172" calcext:value-type="float">
            <text:p>134172</text:p>
          </table:table-cell>
          <table:table-cell office:value-type="float" office:value="1.01345138643214" calcext:value-type="float">
            <text:p>1.01345138643214</text:p>
          </table:table-cell>
        </table:table-row>
        <table:table-row table:style-name="ro1">
          <table:table-cell office:value-type="float" office:value="27.3968071969994" calcext:value-type="float">
            <text:p>27.3968071969994</text:p>
          </table:table-cell>
          <table:table-cell office:value-type="float" office:value="133435" calcext:value-type="float">
            <text:p>133435</text:p>
          </table:table-cell>
          <table:table-cell office:value-type="float" office:value="134172" calcext:value-type="float">
            <text:p>134172</text:p>
          </table:table-cell>
          <table:table-cell office:value-type="float" office:value="0.810761109145716" calcext:value-type="float">
            <text:p>0.810761109145716</text:p>
          </table:table-cell>
        </table:table-row>
        <table:table-row table:style-name="ro1">
          <table:table-cell office:value-type="float" office:value="27.5351944979993" calcext:value-type="float">
            <text:p>27.5351944979993</text:p>
          </table:table-cell>
          <table:table-cell office:value-type="float" office:value="125341" calcext:value-type="float">
            <text:p>125341</text:p>
          </table:table-cell>
          <table:table-cell office:value-type="float" office:value="133435" calcext:value-type="float">
            <text:p>133435</text:p>
          </table:table-cell>
          <table:table-cell office:value-type="float" office:value="0.648608887316573" calcext:value-type="float">
            <text:p>0.648608887316573</text:p>
          </table:table-cell>
        </table:table-row>
        <table:table-row table:style-name="ro1">
          <table:table-cell office:value-type="float" office:value="27.6660199179987" calcext:value-type="float">
            <text:p>27.6660199179987</text:p>
          </table:table-cell>
          <table:table-cell office:value-type="float" office:value="119026" calcext:value-type="float">
            <text:p>119026</text:p>
          </table:table-cell>
          <table:table-cell office:value-type="float" office:value="125341" calcext:value-type="float">
            <text:p>125341</text:p>
          </table:table-cell>
          <table:table-cell office:value-type="float" office:value="0.613481704447853" calcext:value-type="float">
            <text:p>0.613481704447853</text:p>
          </table:table-cell>
        </table:table-row>
        <table:table-row table:style-name="ro1">
          <table:table-cell office:value-type="float" office:value="27.8045396399993" calcext:value-type="float">
            <text:p>27.8045396399993</text:p>
          </table:table-cell>
          <table:table-cell office:value-type="float" office:value="118385" calcext:value-type="float">
            <text:p>118385</text:p>
          </table:table-cell>
          <table:table-cell office:value-type="float" office:value="124141" calcext:value-type="float">
            <text:p>124141</text:p>
          </table:table-cell>
          <table:table-cell office:value-type="float" office:value="0.585379958152877" calcext:value-type="float">
            <text:p>0.585379958152877</text:p>
          </table:table-cell>
        </table:table-row>
        <table:table-row table:style-name="ro1">
          <table:table-cell office:value-type="float" office:value="27.9438164919993" calcext:value-type="float">
            <text:p>27.9438164919993</text:p>
          </table:table-cell>
          <table:table-cell office:value-type="float" office:value="124486" calcext:value-type="float">
            <text:p>124486</text:p>
          </table:table-cell>
          <table:table-cell office:value-type="float" office:value="118385" calcext:value-type="float">
            <text:p>118385</text:p>
          </table:table-cell>
          <table:table-cell office:value-type="float" office:value="0.562898561116896" calcext:value-type="float">
            <text:p>0.562898561116896</text:p>
          </table:table-cell>
        </table:table-row>
        <table:table-row table:style-name="ro1">
          <table:table-cell office:value-type="float" office:value="28.0853001839987" calcext:value-type="float">
            <text:p>28.0853001839987</text:p>
          </table:table-cell>
          <table:table-cell office:value-type="float" office:value="133191" calcext:value-type="float">
            <text:p>133191</text:p>
          </table:table-cell>
          <table:table-cell office:value-type="float" office:value="118385" calcext:value-type="float">
            <text:p>118385</text:p>
          </table:table-cell>
          <table:table-cell office:value-type="float" office:value="0.544913443488112" calcext:value-type="float">
            <text:p>0.544913443488112</text:p>
          </table:table-cell>
        </table:table-row>
        <table:table-row table:style-name="ro1">
          <table:table-cell office:value-type="float" office:value="28.2292385979999" calcext:value-type="float">
            <text:p>28.2292385979999</text:p>
          </table:table-cell>
          <table:table-cell office:value-type="float" office:value="138144" calcext:value-type="float">
            <text:p>138144</text:p>
          </table:table-cell>
          <table:table-cell office:value-type="float" office:value="118385" calcext:value-type="float">
            <text:p>118385</text:p>
          </table:table-cell>
          <table:table-cell office:value-type="float" office:value="0.530525349385084" calcext:value-type="float">
            <text:p>0.530525349385084</text:p>
          </table:table-cell>
        </table:table-row>
        <table:table-row table:style-name="ro1">
          <table:table-cell office:value-type="float" office:value="28.3700227699992" calcext:value-type="float">
            <text:p>28.3700227699992</text:p>
          </table:table-cell>
          <table:table-cell office:value-type="float" office:value="135658" calcext:value-type="float">
            <text:p>135658</text:p>
          </table:table-cell>
          <table:table-cell office:value-type="float" office:value="118385" calcext:value-type="float">
            <text:p>118385</text:p>
          </table:table-cell>
          <table:table-cell office:value-type="float" office:value="0.519658374746162" calcext:value-type="float">
            <text:p>0.519658374746162</text:p>
          </table:table-cell>
        </table:table-row>
        <table:table-row table:style-name="ro1">
          <table:table-cell office:value-type="float" office:value="28.5135221379987" calcext:value-type="float">
            <text:p>28.5135221379987</text:p>
          </table:table-cell>
          <table:table-cell office:value-type="float" office:value="127664" calcext:value-type="float">
            <text:p>127664</text:p>
          </table:table-cell>
          <table:table-cell office:value-type="float" office:value="118385" calcext:value-type="float">
            <text:p>118385</text:p>
          </table:table-cell>
          <table:table-cell office:value-type="float" office:value="0.510964795035025" calcext:value-type="float">
            <text:p>0.510964795035025</text:p>
          </table:table-cell>
        </table:table-row>
        <table:table-row table:style-name="ro1">
          <table:table-cell office:value-type="float" office:value="28.6532360649999" calcext:value-type="float">
            <text:p>28.6532360649999</text:p>
          </table:table-cell>
          <table:table-cell office:value-type="float" office:value="120445" calcext:value-type="float">
            <text:p>120445</text:p>
          </table:table-cell>
          <table:table-cell office:value-type="float" office:value="127664" calcext:value-type="float">
            <text:p>127664</text:p>
          </table:table-cell>
          <table:table-cell office:value-type="float" office:value="0.504009931266115" calcext:value-type="float">
            <text:p>0.504009931266115</text:p>
          </table:table-cell>
        </table:table-row>
        <table:table-row table:style-name="ro1">
          <table:table-cell office:value-type="float" office:value="28.7955675379999" calcext:value-type="float">
            <text:p>28.7955675379999</text:p>
          </table:table-cell>
          <table:table-cell office:value-type="float" office:value="119202" calcext:value-type="float">
            <text:p>119202</text:p>
          </table:table-cell>
          <table:table-cell office:value-type="float" office:value="120445" calcext:value-type="float">
            <text:p>120445</text:p>
          </table:table-cell>
          <table:table-cell office:value-type="float" office:value="0.498446040250988" calcext:value-type="float">
            <text:p>0.498446040250988</text:p>
          </table:table-cell>
        </table:table-row>
        <table:table-row table:style-name="ro1">
          <table:table-cell office:value-type="float" office:value="28.9411902039992" calcext:value-type="float">
            <text:p>28.9411902039992</text:p>
          </table:table-cell>
          <table:table-cell office:value-type="float" office:value="125329" calcext:value-type="float">
            <text:p>125329</text:p>
          </table:table-cell>
          <table:table-cell office:value-type="float" office:value="120445" calcext:value-type="float">
            <text:p>120445</text:p>
          </table:table-cell>
          <table:table-cell office:value-type="float" office:value="0.493994927438885" calcext:value-type="float">
            <text:p>0.493994927438885</text:p>
          </table:table-cell>
        </table:table-row>
        <table:table-row table:style-name="ro1">
          <table:table-cell office:value-type="float" office:value="29.0785040999999" calcext:value-type="float">
            <text:p>29.0785040999999</text:p>
          </table:table-cell>
          <table:table-cell office:value-type="float" office:value="133813" calcext:value-type="float">
            <text:p>133813</text:p>
          </table:table-cell>
          <table:table-cell office:value-type="float" office:value="120445" calcext:value-type="float">
            <text:p>120445</text:p>
          </table:table-cell>
          <table:table-cell office:value-type="float" office:value="0.490434037189204" calcext:value-type="float">
            <text:p>0.490434037189204</text:p>
          </table:table-cell>
        </table:table-row>
        <table:table-row table:style-name="ro1">
          <table:table-cell office:value-type="float" office:value="29.221813995" calcext:value-type="float">
            <text:p>29.221813995</text:p>
          </table:table-cell>
          <table:table-cell office:value-type="float" office:value="139065" calcext:value-type="float">
            <text:p>139065</text:p>
          </table:table-cell>
          <table:table-cell office:value-type="float" office:value="120445" calcext:value-type="float">
            <text:p>120445</text:p>
          </table:table-cell>
          <table:table-cell office:value-type="float" office:value="0.487585324989458" calcext:value-type="float">
            <text:p>0.487585324989458</text:p>
          </table:table-cell>
        </table:table-row>
        <table:table-row table:style-name="ro1">
          <table:table-cell office:value-type="float" office:value="29.362254751999" calcext:value-type="float">
            <text:p>29.362254751999</text:p>
          </table:table-cell>
          <table:table-cell office:value-type="float" office:value="136976" calcext:value-type="float">
            <text:p>136976</text:p>
          </table:table-cell>
          <table:table-cell office:value-type="float" office:value="120445" calcext:value-type="float">
            <text:p>120445</text:p>
          </table:table-cell>
          <table:table-cell office:value-type="float" office:value="0.485306355229662" calcext:value-type="float">
            <text:p>0.485306355229662</text:p>
          </table:table-cell>
        </table:table-row>
        <table:table-row table:style-name="ro1">
          <table:table-cell office:value-type="float" office:value="29.5586949529989" calcext:value-type="float">
            <text:p>29.5586949529989</text:p>
          </table:table-cell>
          <table:table-cell office:value-type="float" office:value="125953" calcext:value-type="float">
            <text:p>125953</text:p>
          </table:table-cell>
          <table:table-cell office:value-type="float" office:value="136976" calcext:value-type="float">
            <text:p>136976</text:p>
          </table:table-cell>
          <table:table-cell office:value-type="float" office:value="0.482839678778324" calcext:value-type="float">
            <text:p>0.482839678778324</text:p>
          </table:table-cell>
        </table:table-row>
        <table:table-row table:style-name="ro1">
          <table:table-cell office:value-type="float" office:value="29.7033911569997" calcext:value-type="float">
            <text:p>29.7033911569997</text:p>
          </table:table-cell>
          <table:table-cell office:value-type="float" office:value="120129" calcext:value-type="float">
            <text:p>120129</text:p>
          </table:table-cell>
          <table:table-cell office:value-type="float" office:value="125953" calcext:value-type="float">
            <text:p>125953</text:p>
          </table:table-cell>
          <table:table-cell office:value-type="float" office:value="0.480866337617254" calcext:value-type="float">
            <text:p>0.480866337617254</text:p>
          </table:table-cell>
        </table:table-row>
        <table:table-row table:style-name="ro1">
          <table:table-cell office:value-type="float" office:value="29.8508003369989" calcext:value-type="float">
            <text:p>29.8508003369989</text:p>
          </table:table-cell>
          <table:table-cell office:value-type="float" office:value="121790" calcext:value-type="float">
            <text:p>121790</text:p>
          </table:table-cell>
          <table:table-cell office:value-type="float" office:value="121153" calcext:value-type="float">
            <text:p>121153</text:p>
          </table:table-cell>
          <table:table-cell office:value-type="float" office:value="0.479287664688398" calcext:value-type="float">
            <text:p>0.479287664688398</text:p>
          </table:table-cell>
        </table:table-row>
        <table:table-row table:style-name="ro1">
          <table:table-cell office:value-type="float" office:value="29.995081174" calcext:value-type="float">
            <text:p>29.995081174</text:p>
          </table:table-cell>
          <table:table-cell office:value-type="float" office:value="129686" calcext:value-type="float">
            <text:p>129686</text:p>
          </table:table-cell>
          <table:table-cell office:value-type="float" office:value="121790" calcext:value-type="float">
            <text:p>121790</text:p>
          </table:table-cell>
          <table:table-cell office:value-type="float" office:value="0.478024726345313" calcext:value-type="float">
            <text:p>0.478024726345313</text:p>
          </table:table-cell>
        </table:table-row>
        <table:table-row table:style-name="ro1">
          <table:table-cell office:value-type="float" office:value="30.1429581499997" calcext:value-type="float">
            <text:p>30.1429581499997</text:p>
          </table:table-cell>
          <table:table-cell office:value-type="float" office:value="137965" calcext:value-type="float">
            <text:p>137965</text:p>
          </table:table-cell>
          <table:table-cell office:value-type="float" office:value="129686" calcext:value-type="float">
            <text:p>129686</text:p>
          </table:table-cell>
          <table:table-cell office:value-type="float" office:value="0.477014375670845" calcext:value-type="float">
            <text:p>0.477014375670845</text:p>
          </table:table-cell>
        </table:table-row>
        <table:table-row table:style-name="ro1">
          <table:table-cell office:value-type="float" office:value="30.2948540389989" calcext:value-type="float">
            <text:p>30.2948540389989</text:p>
          </table:table-cell>
          <table:table-cell office:value-type="float" office:value="139900" calcext:value-type="float">
            <text:p>139900</text:p>
          </table:table-cell>
          <table:table-cell office:value-type="float" office:value="137965" calcext:value-type="float">
            <text:p>137965</text:p>
          </table:table-cell>
          <table:table-cell office:value-type="float" office:value="0.47620609513127" calcext:value-type="float">
            <text:p>0.47620609513127</text:p>
          </table:table-cell>
        </table:table-row>
        <table:table-row table:style-name="ro1">
          <table:table-cell office:value-type="float" office:value="30.4477100000004" calcext:value-type="float">
            <text:p>30.4477100000004</text:p>
          </table:table-cell>
          <table:table-cell office:value-type="float" office:value="133674" calcext:value-type="float">
            <text:p>133674</text:p>
          </table:table-cell>
          <table:table-cell office:value-type="float" office:value="139900" calcext:value-type="float">
            <text:p>139900</text:p>
          </table:table-cell>
          <table:table-cell office:value-type="float" office:value="0.489072984213124" calcext:value-type="float">
            <text:p>0.489072984213124</text:p>
          </table:table-cell>
        </table:table-row>
        <table:table-row table:style-name="ro1">
          <table:table-cell office:value-type="float" office:value="30.6036980440003" calcext:value-type="float">
            <text:p>30.6036980440003</text:p>
          </table:table-cell>
          <table:table-cell office:value-type="float" office:value="124539" calcext:value-type="float">
            <text:p>124539</text:p>
          </table:table-cell>
          <table:table-cell office:value-type="float" office:value="139900" calcext:value-type="float">
            <text:p>139900</text:p>
          </table:table-cell>
          <table:table-cell office:value-type="float" office:value="0.499366495478608" calcext:value-type="float">
            <text:p>0.499366495478608</text:p>
          </table:table-cell>
        </table:table-row>
        <table:table-row table:style-name="ro1">
          <table:table-cell office:value-type="float" office:value="30.7456867709989" calcext:value-type="float">
            <text:p>30.7456867709989</text:p>
          </table:table-cell>
          <table:table-cell office:value-type="float" office:value="120749" calcext:value-type="float">
            <text:p>120749</text:p>
          </table:table-cell>
          <table:table-cell office:value-type="float" office:value="139900" calcext:value-type="float">
            <text:p>139900</text:p>
          </table:table-cell>
          <table:table-cell office:value-type="float" office:value="0.507601304490994" calcext:value-type="float">
            <text:p>0.507601304490994</text:p>
          </table:table-cell>
        </table:table-row>
        <table:table-row table:style-name="ro1">
          <table:table-cell office:value-type="float" office:value="30.8884359080002" calcext:value-type="float">
            <text:p>30.8884359080002</text:p>
          </table:table-cell>
          <table:table-cell office:value-type="float" office:value="124438" calcext:value-type="float">
            <text:p>124438</text:p>
          </table:table-cell>
          <table:table-cell office:value-type="float" office:value="126785" calcext:value-type="float">
            <text:p>126785</text:p>
          </table:table-cell>
          <table:table-cell office:value-type="float" office:value="0.514189151700904" calcext:value-type="float">
            <text:p>0.514189151700904</text:p>
          </table:table-cell>
        </table:table-row>
        <table:table-row table:style-name="ro1">
          <table:table-cell office:value-type="float" office:value="31.0280595730001" calcext:value-type="float">
            <text:p>31.0280595730001</text:p>
          </table:table-cell>
          <table:table-cell office:value-type="float" office:value="132781" calcext:value-type="float">
            <text:p>132781</text:p>
          </table:table-cell>
          <table:table-cell office:value-type="float" office:value="125479" calcext:value-type="float">
            <text:p>125479</text:p>
          </table:table-cell>
          <table:table-cell office:value-type="float" office:value="0.519459429468831" calcext:value-type="float">
            <text:p>0.519459429468831</text:p>
          </table:table-cell>
        </table:table-row>
        <table:table-row table:style-name="ro1">
          <table:table-cell office:value-type="float" office:value="31.1708287299989" calcext:value-type="float">
            <text:p>31.1708287299989</text:p>
          </table:table-cell>
          <table:table-cell office:value-type="float" office:value="139958" calcext:value-type="float">
            <text:p>139958</text:p>
          </table:table-cell>
          <table:table-cell office:value-type="float" office:value="125479" calcext:value-type="float">
            <text:p>125479</text:p>
          </table:table-cell>
          <table:table-cell office:value-type="float" office:value="0.523675651683173" calcext:value-type="float">
            <text:p>0.523675651683173</text:p>
          </table:table-cell>
        </table:table-row>
        <table:table-row table:style-name="ro1">
          <table:table-cell office:value-type="float" office:value="31.3099858699989" calcext:value-type="float">
            <text:p>31.3099858699989</text:p>
          </table:table-cell>
          <table:table-cell office:value-type="float" office:value="140608" calcext:value-type="float">
            <text:p>140608</text:p>
          </table:table-cell>
          <table:table-cell office:value-type="float" office:value="125479" calcext:value-type="float">
            <text:p>125479</text:p>
          </table:table-cell>
          <table:table-cell office:value-type="float" office:value="0.527048629454646" calcext:value-type="float">
            <text:p>0.527048629454646</text:p>
          </table:table-cell>
        </table:table-row>
        <table:table-row table:style-name="ro1">
          <table:table-cell office:value-type="float" office:value="31.4463864119989" calcext:value-type="float">
            <text:p>31.4463864119989</text:p>
          </table:table-cell>
          <table:table-cell office:value-type="float" office:value="134751" calcext:value-type="float">
            <text:p>134751</text:p>
          </table:table-cell>
          <table:table-cell office:value-type="float" office:value="125479" calcext:value-type="float">
            <text:p>125479</text:p>
          </table:table-cell>
          <table:table-cell office:value-type="float" office:value="0.448665930590744" calcext:value-type="float">
            <text:p>0.448665930590744</text:p>
          </table:table-cell>
        </table:table-row>
        <table:table-row table:style-name="ro1">
          <table:table-cell office:value-type="float" office:value="31.588038423999" calcext:value-type="float">
            <text:p>31.588038423999</text:p>
          </table:table-cell>
          <table:table-cell office:value-type="float" office:value="126334" calcext:value-type="float">
            <text:p>126334</text:p>
          </table:table-cell>
          <table:table-cell office:value-type="float" office:value="134751" calcext:value-type="float">
            <text:p>134751</text:p>
          </table:table-cell>
          <table:table-cell office:value-type="float" office:value="0.385959771499622" calcext:value-type="float">
            <text:p>0.385959771499622</text:p>
          </table:table-cell>
        </table:table-row>
        <table:table-row table:style-name="ro1">
          <table:table-cell office:value-type="float" office:value="31.7265483849988" calcext:value-type="float">
            <text:p>31.7265483849988</text:p>
          </table:table-cell>
          <table:table-cell office:value-type="float" office:value="121834" calcext:value-type="float">
            <text:p>121834</text:p>
          </table:table-cell>
          <table:table-cell office:value-type="float" office:value="133551" calcext:value-type="float">
            <text:p>133551</text:p>
          </table:table-cell>
          <table:table-cell office:value-type="float" office:value="0.335794844226725" calcext:value-type="float">
            <text:p>0.335794844226725</text:p>
          </table:table-cell>
        </table:table-row>
        <table:table-row table:style-name="ro1">
          <table:table-cell office:value-type="float" office:value="31.8695182449992" calcext:value-type="float">
            <text:p>31.8695182449992</text:p>
          </table:table-cell>
          <table:table-cell office:value-type="float" office:value="124559" calcext:value-type="float">
            <text:p>124559</text:p>
          </table:table-cell>
          <table:table-cell office:value-type="float" office:value="125151" calcext:value-type="float">
            <text:p>125151</text:p>
          </table:table-cell>
          <table:table-cell office:value-type="float" office:value="0.295846759735121" calcext:value-type="float">
            <text:p>0.295846759735121</text:p>
          </table:table-cell>
        </table:table-row>
        <table:table-row table:style-name="ro1">
          <table:table-cell office:value-type="float" office:value="32.0067241779998" calcext:value-type="float">
            <text:p>32.0067241779998</text:p>
          </table:table-cell>
          <table:table-cell office:value-type="float" office:value="132429" calcext:value-type="float">
            <text:p>132429</text:p>
          </table:table-cell>
          <table:table-cell office:value-type="float" office:value="124559" calcext:value-type="float">
            <text:p>124559</text:p>
          </table:table-cell>
          <table:table-cell office:value-type="float" office:value="0.263888292141839" calcext:value-type="float">
            <text:p>0.263888292141839</text:p>
          </table:table-cell>
        </table:table-row>
        <table:table-row table:style-name="ro1">
          <table:table-cell office:value-type="float" office:value="32.1545271209998" calcext:value-type="float">
            <text:p>32.1545271209998</text:p>
          </table:table-cell>
          <table:table-cell office:value-type="float" office:value="140408" calcext:value-type="float">
            <text:p>140408</text:p>
          </table:table-cell>
          <table:table-cell office:value-type="float" office:value="132429" calcext:value-type="float">
            <text:p>132429</text:p>
          </table:table-cell>
          <table:table-cell office:value-type="float" office:value="0.238137660740498" calcext:value-type="float">
            <text:p>0.238137660740498</text:p>
          </table:table-cell>
        </table:table-row>
        <table:table-row table:style-name="ro1">
          <table:table-cell office:value-type="float" office:value="32.2896124559993" calcext:value-type="float">
            <text:p>32.2896124559993</text:p>
          </table:table-cell>
          <table:table-cell office:value-type="float" office:value="141981" calcext:value-type="float">
            <text:p>141981</text:p>
          </table:table-cell>
          <table:table-cell office:value-type="float" office:value="140381" calcext:value-type="float">
            <text:p>140381</text:p>
          </table:table-cell>
          <table:table-cell office:value-type="float" office:value="0.21772101294614" calcext:value-type="float">
            <text:p>0.21772101294614</text:p>
          </table:table-cell>
        </table:table-row>
        <table:table-row table:style-name="ro1">
          <table:table-cell office:value-type="float" office:value="32.4281796470004" calcext:value-type="float">
            <text:p>32.4281796470004</text:p>
          </table:table-cell>
          <table:table-cell office:value-type="float" office:value="136789" calcext:value-type="float">
            <text:p>136789</text:p>
          </table:table-cell>
          <table:table-cell office:value-type="float" office:value="141981" calcext:value-type="float">
            <text:p>141981</text:p>
          </table:table-cell>
          <table:table-cell office:value-type="float" office:value="0.201387694710653" calcext:value-type="float">
            <text:p>0.201387694710653</text:p>
          </table:table-cell>
        </table:table-row>
        <table:table-row table:style-name="ro1">
          <table:table-cell office:value-type="float" office:value="32.5697093069994" calcext:value-type="float">
            <text:p>32.5697093069994</text:p>
          </table:table-cell>
          <table:table-cell office:value-type="float" office:value="128328" calcext:value-type="float">
            <text:p>128328</text:p>
          </table:table-cell>
          <table:table-cell office:value-type="float" office:value="136789" calcext:value-type="float">
            <text:p>136789</text:p>
          </table:table-cell>
          <table:table-cell office:value-type="float" office:value="0.18813718279555" calcext:value-type="float">
            <text:p>0.18813718279555</text:p>
          </table:table-cell>
        </table:table-row>
        <table:table-row table:style-name="ro1">
          <table:table-cell office:value-type="float" office:value="32.7072591239994" calcext:value-type="float">
            <text:p>32.7072591239994</text:p>
          </table:table-cell>
          <table:table-cell office:value-type="float" office:value="123065" calcext:value-type="float">
            <text:p>123065</text:p>
          </table:table-cell>
          <table:table-cell office:value-type="float" office:value="132726" calcext:value-type="float">
            <text:p>132726</text:p>
          </table:table-cell>
          <table:table-cell office:value-type="float" office:value="0.177720630590181" calcext:value-type="float">
            <text:p>0.177720630590181</text:p>
          </table:table-cell>
        </table:table-row>
        <table:table-row table:style-name="ro1">
          <table:table-cell office:value-type="float" office:value="32.846739876999" calcext:value-type="float">
            <text:p>32.846739876999</text:p>
          </table:table-cell>
          <table:table-cell office:value-type="float" office:value="124637" calcext:value-type="float">
            <text:p>124637</text:p>
          </table:table-cell>
          <table:table-cell office:value-type="float" office:value="132726" calcext:value-type="float">
            <text:p>132726</text:p>
          </table:table-cell>
          <table:table-cell office:value-type="float" office:value="0.169387388825887" calcext:value-type="float">
            <text:p>0.169387388825887</text:p>
          </table:table-cell>
        </table:table-row>
        <table:table-row table:style-name="ro1">
          <table:table-cell office:value-type="float" office:value="32.9871081919991" calcext:value-type="float">
            <text:p>32.9871081919991</text:p>
          </table:table-cell>
          <table:table-cell office:value-type="float" office:value="132177" calcext:value-type="float">
            <text:p>132177</text:p>
          </table:table-cell>
          <table:table-cell office:value-type="float" office:value="132726" calcext:value-type="float">
            <text:p>132726</text:p>
          </table:table-cell>
          <table:table-cell office:value-type="float" office:value="0.162720795414451" calcext:value-type="float">
            <text:p>0.162720795414451</text:p>
          </table:table-cell>
        </table:table-row>
        <table:table-row table:style-name="ro1">
          <table:table-cell office:value-type="float" office:value="33.1777203639995" calcext:value-type="float">
            <text:p>33.1777203639995</text:p>
          </table:table-cell>
          <table:table-cell office:value-type="float" office:value="142164" calcext:value-type="float">
            <text:p>142164</text:p>
          </table:table-cell>
          <table:table-cell office:value-type="float" office:value="132726" calcext:value-type="float">
            <text:p>132726</text:p>
          </table:table-cell>
          <table:table-cell office:value-type="float" office:value="0.157203663358588" calcext:value-type="float">
            <text:p>0.157203663358588</text:p>
          </table:table-cell>
        </table:table-row>
        <table:table-row table:style-name="ro1">
          <table:table-cell office:value-type="float" office:value="33.3173664289989" calcext:value-type="float">
            <text:p>33.3173664289989</text:p>
          </table:table-cell>
          <table:table-cell office:value-type="float" office:value="142434" calcext:value-type="float">
            <text:p>142434</text:p>
          </table:table-cell>
          <table:table-cell office:value-type="float" office:value="132726" calcext:value-type="float">
            <text:p>132726</text:p>
          </table:table-cell>
          <table:table-cell office:value-type="float" office:value="0.152789957713897" calcext:value-type="float">
            <text:p>0.152789957713897</text:p>
          </table:table-cell>
        </table:table-row>
        <table:table-row table:style-name="ro1">
          <table:table-cell office:value-type="float" office:value="33.4516757919992" calcext:value-type="float">
            <text:p>33.4516757919992</text:p>
          </table:table-cell>
          <table:table-cell office:value-type="float" office:value="136441" calcext:value-type="float">
            <text:p>136441</text:p>
          </table:table-cell>
          <table:table-cell office:value-type="float" office:value="132726" calcext:value-type="float">
            <text:p>132726</text:p>
          </table:table-cell>
          <table:table-cell office:value-type="float" office:value="0.149258993198145" calcext:value-type="float">
            <text:p>0.149258993198145</text:p>
          </table:table-cell>
        </table:table-row>
        <table:table-row table:style-name="ro1">
          <table:table-cell office:value-type="float" office:value="33.591118024" calcext:value-type="float">
            <text:p>33.591118024</text:p>
          </table:table-cell>
          <table:table-cell office:value-type="float" office:value="128173" calcext:value-type="float">
            <text:p>128173</text:p>
          </table:table-cell>
          <table:table-cell office:value-type="float" office:value="132726" calcext:value-type="float">
            <text:p>132726</text:p>
          </table:table-cell>
          <table:table-cell office:value-type="float" office:value="0.146434221585543" calcext:value-type="float">
            <text:p>0.146434221585543</text:p>
          </table:table-cell>
        </table:table-row>
        <table:table-row table:style-name="ro1">
          <table:table-cell office:value-type="float" office:value="33.7282755859997" calcext:value-type="float">
            <text:p>33.7282755859997</text:p>
          </table:table-cell>
          <table:table-cell office:value-type="float" office:value="123821" calcext:value-type="float">
            <text:p>123821</text:p>
          </table:table-cell>
          <table:table-cell office:value-type="float" office:value="132726" calcext:value-type="float">
            <text:p>132726</text:p>
          </table:table-cell>
          <table:table-cell office:value-type="float" office:value="0.144174404295461" calcext:value-type="float">
            <text:p>0.144174404295461</text:p>
          </table:table-cell>
        </table:table-row>
        <table:table-row table:style-name="ro1">
          <table:table-cell office:value-type="float" office:value="33.8693483200004" calcext:value-type="float">
            <text:p>33.8693483200004</text:p>
          </table:table-cell>
          <table:table-cell office:value-type="float" office:value="126551" calcext:value-type="float">
            <text:p>126551</text:p>
          </table:table-cell>
          <table:table-cell office:value-type="float" office:value="132726" calcext:value-type="float">
            <text:p>132726</text:p>
          </table:table-cell>
          <table:table-cell office:value-type="float" office:value="0.142366550463396" calcext:value-type="float">
            <text:p>0.142366550463396</text:p>
          </table:table-cell>
        </table:table-row>
        <table:table-row table:style-name="ro1">
          <table:table-cell office:value-type="float" office:value="34.011320046" calcext:value-type="float">
            <text:p>34.011320046</text:p>
          </table:table-cell>
          <table:table-cell office:value-type="float" office:value="134721" calcext:value-type="float">
            <text:p>134721</text:p>
          </table:table-cell>
          <table:table-cell office:value-type="float" office:value="127926" calcext:value-type="float">
            <text:p>127926</text:p>
          </table:table-cell>
          <table:table-cell office:value-type="float" office:value="0.140920267397744" calcext:value-type="float">
            <text:p>0.140920267397744</text:p>
          </table:table-cell>
        </table:table-row>
        <table:table-row table:style-name="ro1">
          <table:table-cell office:value-type="float" office:value="34.1542052530003" calcext:value-type="float">
            <text:p>34.1542052530003</text:p>
          </table:table-cell>
          <table:table-cell office:value-type="float" office:value="142396" calcext:value-type="float">
            <text:p>142396</text:p>
          </table:table-cell>
          <table:table-cell office:value-type="float" office:value="134721" calcext:value-type="float">
            <text:p>134721</text:p>
          </table:table-cell>
          <table:table-cell office:value-type="float" office:value="0.139947098271937" calcext:value-type="float">
            <text:p>0.139947098271937</text:p>
          </table:table-cell>
        </table:table-row>
        <table:table-row table:style-name="ro1">
          <table:table-cell office:value-type="float" office:value="34.2967308459993" calcext:value-type="float">
            <text:p>34.2967308459993</text:p>
          </table:table-cell>
          <table:table-cell office:value-type="float" office:value="143868" calcext:value-type="float">
            <text:p>143868</text:p>
          </table:table-cell>
          <table:table-cell office:value-type="float" office:value="134721" calcext:value-type="float">
            <text:p>134721</text:p>
          </table:table-cell>
          <table:table-cell office:value-type="float" office:value="0.139168562971291" calcext:value-type="float">
            <text:p>0.139168562971291</text:p>
          </table:table-cell>
        </table:table-row>
        <table:table-row table:style-name="ro1">
          <table:table-cell office:value-type="float" office:value="34.4405889359987" calcext:value-type="float">
            <text:p>34.4405889359987</text:p>
          </table:table-cell>
          <table:table-cell office:value-type="float" office:value="138087" calcext:value-type="float">
            <text:p>138087</text:p>
          </table:table-cell>
          <table:table-cell office:value-type="float" office:value="143868" calcext:value-type="float">
            <text:p>143868</text:p>
          </table:table-cell>
          <table:table-cell office:value-type="float" office:value="0.138545734730774" calcext:value-type="float">
            <text:p>0.138545734730774</text:p>
          </table:table-cell>
        </table:table-row>
        <table:table-row table:style-name="ro1">
          <table:table-cell office:value-type="float" office:value="34.5766476429999" calcext:value-type="float">
            <text:p>34.5766476429999</text:p>
          </table:table-cell>
          <table:table-cell office:value-type="float" office:value="129944" calcext:value-type="float">
            <text:p>129944</text:p>
          </table:table-cell>
          <table:table-cell office:value-type="float" office:value="138087" calcext:value-type="float">
            <text:p>138087</text:p>
          </table:table-cell>
          <table:table-cell office:value-type="float" office:value="0.138047472138361" calcext:value-type="float">
            <text:p>0.138047472138361</text:p>
          </table:table-cell>
        </table:table-row>
        <table:table-row table:style-name="ro1">
          <table:table-cell office:value-type="float" office:value="34.7237013949998" calcext:value-type="float">
            <text:p>34.7237013949998</text:p>
          </table:table-cell>
          <table:table-cell office:value-type="float" office:value="124859" calcext:value-type="float">
            <text:p>124859</text:p>
          </table:table-cell>
          <table:table-cell office:value-type="float" office:value="138087" calcext:value-type="float">
            <text:p>138087</text:p>
          </table:table-cell>
          <table:table-cell office:value-type="float" office:value="0.13764886206443" calcext:value-type="float">
            <text:p>0.13764886206443</text:p>
          </table:table-cell>
        </table:table-row>
        <table:table-row table:style-name="ro1">
          <table:table-cell office:value-type="float" office:value="34.8722770779987" calcext:value-type="float">
            <text:p>34.8722770779987</text:p>
          </table:table-cell>
          <table:table-cell office:value-type="float" office:value="127681" calcext:value-type="float">
            <text:p>127681</text:p>
          </table:table-cell>
          <table:table-cell office:value-type="float" office:value="124859" calcext:value-type="float">
            <text:p>124859</text:p>
          </table:table-cell>
          <table:table-cell office:value-type="float" office:value="0.137329974005286" calcext:value-type="float">
            <text:p>0.137329974005286</text:p>
          </table:table-cell>
        </table:table-row>
        <table:table-row table:style-name="ro1">
          <table:table-cell office:value-type="float" office:value="35.0183363679989" calcext:value-type="float">
            <text:p>35.0183363679989</text:p>
          </table:table-cell>
          <table:table-cell office:value-type="float" office:value="136167" calcext:value-type="float">
            <text:p>136167</text:p>
          </table:table-cell>
          <table:table-cell office:value-type="float" office:value="127651" calcext:value-type="float">
            <text:p>127651</text:p>
          </table:table-cell>
          <table:table-cell office:value-type="float" office:value="0.13707486355797" calcext:value-type="float">
            <text:p>0.13707486355797</text:p>
          </table:table-cell>
        </table:table-row>
        <table:table-row table:style-name="ro1">
          <table:table-cell office:value-type="float" office:value="35.1668097290003" calcext:value-type="float">
            <text:p>35.1668097290003</text:p>
          </table:table-cell>
          <table:table-cell office:value-type="float" office:value="143831" calcext:value-type="float">
            <text:p>143831</text:p>
          </table:table-cell>
          <table:table-cell office:value-type="float" office:value="136167" calcext:value-type="float">
            <text:p>136167</text:p>
          </table:table-cell>
          <table:table-cell office:value-type="float" office:value="0.136870775200117" calcext:value-type="float">
            <text:p>0.136870775200117</text:p>
          </table:table-cell>
        </table:table-row>
        <table:table-row table:style-name="ro1">
          <table:table-cell office:value-type="float" office:value="35.3165727670003" calcext:value-type="float">
            <text:p>35.3165727670003</text:p>
          </table:table-cell>
          <table:table-cell office:value-type="float" office:value="144454" calcext:value-type="float">
            <text:p>144454</text:p>
          </table:table-cell>
          <table:table-cell office:value-type="float" office:value="136167" calcext:value-type="float">
            <text:p>136167</text:p>
          </table:table-cell>
          <table:table-cell office:value-type="float" office:value="0.136707504513835" calcext:value-type="float">
            <text:p>0.136707504513835</text:p>
          </table:table-cell>
        </table:table-row>
        <table:table-row table:style-name="ro1">
          <table:table-cell office:value-type="float" office:value="35.4675497520002" calcext:value-type="float">
            <text:p>35.4675497520002</text:p>
          </table:table-cell>
          <table:table-cell office:value-type="float" office:value="137492" calcext:value-type="float">
            <text:p>137492</text:p>
          </table:table-cell>
          <table:table-cell office:value-type="float" office:value="136167" calcext:value-type="float">
            <text:p>136167</text:p>
          </table:table-cell>
          <table:table-cell office:value-type="float" office:value="0.13657688796481" calcext:value-type="float">
            <text:p>0.13657688796481</text:p>
          </table:table-cell>
        </table:table-row>
        <table:table-row table:style-name="ro1">
          <table:table-cell office:value-type="float" office:value="35.6181278509994" calcext:value-type="float">
            <text:p>35.6181278509994</text:p>
          </table:table-cell>
          <table:table-cell office:value-type="float" office:value="128858" calcext:value-type="float">
            <text:p>128858</text:p>
          </table:table-cell>
          <table:table-cell office:value-type="float" office:value="136167" calcext:value-type="float">
            <text:p>136167</text:p>
          </table:table-cell>
          <table:table-cell office:value-type="float" office:value="0.136472394725589" calcext:value-type="float">
            <text:p>0.136472394725589</text:p>
          </table:table-cell>
        </table:table-row>
        <table:table-row table:style-name="ro1">
          <table:table-cell office:value-type="float" office:value="35.760175346999" calcext:value-type="float">
            <text:p>35.760175346999</text:p>
          </table:table-cell>
          <table:table-cell office:value-type="float" office:value="125780" calcext:value-type="float">
            <text:p>125780</text:p>
          </table:table-cell>
          <table:table-cell office:value-type="float" office:value="136167" calcext:value-type="float">
            <text:p>136167</text:p>
          </table:table-cell>
          <table:table-cell office:value-type="float" office:value="0.163599684487955" calcext:value-type="float">
            <text:p>0.163599684487955</text:p>
          </table:table-cell>
        </table:table-row>
        <table:table-row table:style-name="ro1">
          <table:table-cell office:value-type="float" office:value="35.9002131759989" calcext:value-type="float">
            <text:p>35.9002131759989</text:p>
          </table:table-cell>
          <table:table-cell office:value-type="float" office:value="130033" calcext:value-type="float">
            <text:p>130033</text:p>
          </table:table-cell>
          <table:table-cell office:value-type="float" office:value="136167" calcext:value-type="float">
            <text:p>136167</text:p>
          </table:table-cell>
          <table:table-cell office:value-type="float" office:value="0.158090631944105" calcext:value-type="float">
            <text:p>0.158090631944105</text:p>
          </table:table-cell>
        </table:table-row>
        <table:table-row table:style-name="ro1">
          <table:table-cell office:value-type="float" office:value="36.0370382319998" calcext:value-type="float">
            <text:p>36.0370382319998</text:p>
          </table:table-cell>
          <table:table-cell office:value-type="float" office:value="138343" calcext:value-type="float">
            <text:p>138343</text:p>
          </table:table-cell>
          <table:table-cell office:value-type="float" office:value="136167" calcext:value-type="float">
            <text:p>136167</text:p>
          </table:table-cell>
          <table:table-cell office:value-type="float" office:value="0.181267026103229" calcext:value-type="float">
            <text:p>0.181267026103229</text:p>
          </table:table-cell>
        </table:table-row>
        <table:table-row table:style-name="ro1">
          <table:table-cell office:value-type="float" office:value="36.1797583059997" calcext:value-type="float">
            <text:p>36.1797583059997</text:p>
          </table:table-cell>
          <table:table-cell office:value-type="float" office:value="145221" calcext:value-type="float">
            <text:p>145221</text:p>
          </table:table-cell>
          <table:table-cell office:value-type="float" office:value="138343" calcext:value-type="float">
            <text:p>138343</text:p>
          </table:table-cell>
          <table:table-cell office:value-type="float" office:value="0.199808141430529" calcext:value-type="float">
            <text:p>0.199808141430529</text:p>
          </table:table-cell>
        </table:table-row>
        <table:table-row table:style-name="ro1">
          <table:table-cell office:value-type="float" office:value="36.3175902259991" calcext:value-type="float">
            <text:p>36.3175902259991</text:p>
          </table:table-cell>
          <table:table-cell office:value-type="float" office:value="145429" calcext:value-type="float">
            <text:p>145429</text:p>
          </table:table-cell>
          <table:table-cell office:value-type="float" office:value="138343" calcext:value-type="float">
            <text:p>138343</text:p>
          </table:table-cell>
          <table:table-cell office:value-type="float" office:value="0.214641033692368" calcext:value-type="float">
            <text:p>0.214641033692368</text:p>
          </table:table-cell>
        </table:table-row>
        <table:table-row table:style-name="ro1">
          <table:table-cell office:value-type="float" office:value="36.50171228" calcext:value-type="float">
            <text:p>36.50171228</text:p>
          </table:table-cell>
          <table:table-cell office:value-type="float" office:value="136394" calcext:value-type="float">
            <text:p>136394</text:p>
          </table:table-cell>
          <table:table-cell office:value-type="float" office:value="145429" calcext:value-type="float">
            <text:p>145429</text:p>
          </table:table-cell>
          <table:table-cell office:value-type="float" office:value="0.22650734750184" calcext:value-type="float">
            <text:p>0.22650734750184</text:p>
          </table:table-cell>
        </table:table-row>
        <table:table-row table:style-name="ro1">
          <table:table-cell office:value-type="float" office:value="36.644379583" calcext:value-type="float">
            <text:p>36.644379583</text:p>
          </table:table-cell>
          <table:table-cell office:value-type="float" office:value="128766" calcext:value-type="float">
            <text:p>128766</text:p>
          </table:table-cell>
          <table:table-cell office:value-type="float" office:value="136394" calcext:value-type="float">
            <text:p>136394</text:p>
          </table:table-cell>
          <table:table-cell office:value-type="float" office:value="0.236000398549417" calcext:value-type="float">
            <text:p>0.236000398549417</text:p>
          </table:table-cell>
        </table:table-row>
        <table:table-row table:style-name="ro1">
          <table:table-cell office:value-type="float" office:value="36.7874589029998" calcext:value-type="float">
            <text:p>36.7874589029998</text:p>
          </table:table-cell>
          <table:table-cell office:value-type="float" office:value="127063" calcext:value-type="float">
            <text:p>127063</text:p>
          </table:table-cell>
          <table:table-cell office:value-type="float" office:value="133105" calcext:value-type="float">
            <text:p>133105</text:p>
          </table:table-cell>
          <table:table-cell office:value-type="float" office:value="0.243594839387479" calcext:value-type="float">
            <text:p>0.243594839387479</text:p>
          </table:table-cell>
        </table:table-row>
        <table:table-row table:style-name="ro1">
          <table:table-cell office:value-type="float" office:value="36.9237502220003" calcext:value-type="float">
            <text:p>36.9237502220003</text:p>
          </table:table-cell>
          <table:table-cell office:value-type="float" office:value="132314" calcext:value-type="float">
            <text:p>132314</text:p>
          </table:table-cell>
          <table:table-cell office:value-type="float" office:value="127063" calcext:value-type="float">
            <text:p>127063</text:p>
          </table:table-cell>
          <table:table-cell office:value-type="float" office:value="0.263369022194915" calcext:value-type="float">
            <text:p>0.263369022194915</text:p>
          </table:table-cell>
        </table:table-row>
        <table:table-row table:style-name="ro1">
          <table:table-cell office:value-type="float" office:value="37.064848254" calcext:value-type="float">
            <text:p>37.064848254</text:p>
          </table:table-cell>
          <table:table-cell office:value-type="float" office:value="141027" calcext:value-type="float">
            <text:p>141027</text:p>
          </table:table-cell>
          <table:table-cell office:value-type="float" office:value="132314" calcext:value-type="float">
            <text:p>132314</text:p>
          </table:table-cell>
          <table:table-cell office:value-type="float" office:value="0.279188368440863" calcext:value-type="float">
            <text:p>0.279188368440863</text:p>
          </table:table-cell>
        </table:table-row>
        <table:table-row table:style-name="ro1">
          <table:table-cell office:value-type="float" office:value="37.2081781260004" calcext:value-type="float">
            <text:p>37.2081781260004</text:p>
          </table:table-cell>
          <table:table-cell office:value-type="float" office:value="146864" calcext:value-type="float">
            <text:p>146864</text:p>
          </table:table-cell>
          <table:table-cell office:value-type="float" office:value="141027" calcext:value-type="float">
            <text:p>141027</text:p>
          </table:table-cell>
          <table:table-cell office:value-type="float" office:value="0.291843845437622" calcext:value-type="float">
            <text:p>0.291843845437622</text:p>
          </table:table-cell>
        </table:table-row>
        <table:table-row table:style-name="ro1">
          <table:table-cell office:value-type="float" office:value="37.3456834110002" calcext:value-type="float">
            <text:p>37.3456834110002</text:p>
          </table:table-cell>
          <table:table-cell office:value-type="float" office:value="145592" calcext:value-type="float">
            <text:p>145592</text:p>
          </table:table-cell>
          <table:table-cell office:value-type="float" office:value="146864" calcext:value-type="float">
            <text:p>146864</text:p>
          </table:table-cell>
          <table:table-cell office:value-type="float" office:value="0.301968227035029" calcext:value-type="float">
            <text:p>0.301968227035029</text:p>
          </table:table-cell>
        </table:table-row>
        <table:table-row table:style-name="ro1">
          <table:table-cell office:value-type="float" office:value="37.480565111" calcext:value-type="float">
            <text:p>37.480565111</text:p>
          </table:table-cell>
          <table:table-cell office:value-type="float" office:value="138698" calcext:value-type="float">
            <text:p>138698</text:p>
          </table:table-cell>
          <table:table-cell office:value-type="float" office:value="145592" calcext:value-type="float">
            <text:p>145592</text:p>
          </table:table-cell>
          <table:table-cell office:value-type="float" office:value="0.447054033682818" calcext:value-type="float">
            <text:p>0.447054033682818</text:p>
          </table:table-cell>
        </table:table-row>
        <table:table-row table:style-name="ro1">
          <table:table-cell office:value-type="float" office:value="37.6185494319998" calcext:value-type="float">
            <text:p>37.6185494319998</text:p>
          </table:table-cell>
          <table:table-cell office:value-type="float" office:value="130839" calcext:value-type="float">
            <text:p>130839</text:p>
          </table:table-cell>
          <table:table-cell office:value-type="float" office:value="138698" calcext:value-type="float">
            <text:p>138698</text:p>
          </table:table-cell>
          <table:table-cell office:value-type="float" office:value="0.563122679001049" calcext:value-type="float">
            <text:p>0.563122679001049</text:p>
          </table:table-cell>
        </table:table-row>
        <table:table-row table:style-name="ro1">
          <table:table-cell office:value-type="float" office:value="37.7579915530005" calcext:value-type="float">
            <text:p>37.7579915530005</text:p>
          </table:table-cell>
          <table:table-cell office:value-type="float" office:value="127770" calcext:value-type="float">
            <text:p>127770</text:p>
          </table:table-cell>
          <table:table-cell office:value-type="float" office:value="138698" calcext:value-type="float">
            <text:p>138698</text:p>
          </table:table-cell>
          <table:table-cell office:value-type="float" office:value="0.657394694924977" calcext:value-type="float">
            <text:p>0.657394694924977</text:p>
          </table:table-cell>
        </table:table-row>
        <table:table-row table:style-name="ro1">
          <table:table-cell office:value-type="float" office:value="37.8937717939989" calcext:value-type="float">
            <text:p>37.8937717939989</text:p>
          </table:table-cell>
          <table:table-cell office:value-type="float" office:value="131703" calcext:value-type="float">
            <text:p>131703</text:p>
          </table:table-cell>
          <table:table-cell office:value-type="float" office:value="138698" calcext:value-type="float">
            <text:p>138698</text:p>
          </table:table-cell>
          <table:table-cell office:value-type="float" office:value="0.73281230766412" calcext:value-type="float">
            <text:p>0.73281230766412</text:p>
          </table:table-cell>
        </table:table-row>
        <table:table-row table:style-name="ro1">
          <table:table-cell office:value-type="float" office:value="38.0295856369994" calcext:value-type="float">
            <text:p>38.0295856369994</text:p>
          </table:table-cell>
          <table:table-cell office:value-type="float" office:value="139877" calcext:value-type="float">
            <text:p>139877</text:p>
          </table:table-cell>
          <table:table-cell office:value-type="float" office:value="137498" calcext:value-type="float">
            <text:p>137498</text:p>
          </table:table-cell>
          <table:table-cell office:value-type="float" office:value="0.793146397855434" calcext:value-type="float">
            <text:p>0.793146397855434</text:p>
          </table:table-cell>
        </table:table-row>
        <table:table-row table:style-name="ro1">
          <table:table-cell office:value-type="float" office:value="38.1706374779988" calcext:value-type="float">
            <text:p>38.1706374779988</text:p>
          </table:table-cell>
          <table:table-cell office:value-type="float" office:value="146952" calcext:value-type="float">
            <text:p>146952</text:p>
          </table:table-cell>
          <table:table-cell office:value-type="float" office:value="137498" calcext:value-type="float">
            <text:p>137498</text:p>
          </table:table-cell>
          <table:table-cell office:value-type="float" office:value="0.841413670008485" calcext:value-type="float">
            <text:p>0.841413670008485</text:p>
          </table:table-cell>
        </table:table-row>
        <table:table-row table:style-name="ro1">
          <table:table-cell office:value-type="float" office:value="38.3103607819994" calcext:value-type="float">
            <text:p>38.3103607819994</text:p>
          </table:table-cell>
          <table:table-cell office:value-type="float" office:value="147599" calcext:value-type="float">
            <text:p>147599</text:p>
          </table:table-cell>
          <table:table-cell office:value-type="float" office:value="146952" calcext:value-type="float">
            <text:p>146952</text:p>
          </table:table-cell>
          <table:table-cell office:value-type="float" office:value="0.880027487730926" calcext:value-type="float">
            <text:p>0.880027487730926</text:p>
          </table:table-cell>
        </table:table-row>
        <table:table-row table:style-name="ro1">
          <table:table-cell office:value-type="float" office:value="38.451710587" calcext:value-type="float">
            <text:p>38.451710587</text:p>
          </table:table-cell>
          <table:table-cell office:value-type="float" office:value="141439" calcext:value-type="float">
            <text:p>141439</text:p>
          </table:table-cell>
          <table:table-cell office:value-type="float" office:value="147599" calcext:value-type="float">
            <text:p>147599</text:p>
          </table:table-cell>
          <table:table-cell office:value-type="float" office:value="0.910918541908879" calcext:value-type="float">
            <text:p>0.910918541908879</text:p>
          </table:table-cell>
        </table:table-row>
        <table:table-row table:style-name="ro1">
          <table:table-cell office:value-type="float" office:value="38.5947415649989" calcext:value-type="float">
            <text:p>38.5947415649989</text:p>
          </table:table-cell>
          <table:table-cell office:value-type="float" office:value="132987" calcext:value-type="float">
            <text:p>132987</text:p>
          </table:table-cell>
          <table:table-cell office:value-type="float" office:value="147599" calcext:value-type="float">
            <text:p>147599</text:p>
          </table:table-cell>
          <table:table-cell office:value-type="float" office:value="0.935631385251241" calcext:value-type="float">
            <text:p>0.935631385251241</text:p>
          </table:table-cell>
        </table:table-row>
        <table:table-row table:style-name="ro1">
          <table:table-cell office:value-type="float" office:value="38.7341777349993" calcext:value-type="float">
            <text:p>38.7341777349993</text:p>
          </table:table-cell>
          <table:table-cell office:value-type="float" office:value="128783" calcext:value-type="float">
            <text:p>128783</text:p>
          </table:table-cell>
          <table:table-cell office:value-type="float" office:value="147599" calcext:value-type="float">
            <text:p>147599</text:p>
          </table:table-cell>
          <table:table-cell office:value-type="float" office:value="0.956838441534326" calcext:value-type="float">
            <text:p>0.956838441534326</text:p>
          </table:table-cell>
        </table:table-row>
        <table:table-row table:style-name="ro1">
          <table:table-cell office:value-type="float" office:value="38.8735232939998" calcext:value-type="float">
            <text:p>38.8735232939998</text:p>
          </table:table-cell>
          <table:table-cell office:value-type="float" office:value="131737" calcext:value-type="float">
            <text:p>131737</text:p>
          </table:table-cell>
          <table:table-cell office:value-type="float" office:value="146399" calcext:value-type="float">
            <text:p>146399</text:p>
          </table:table-cell>
          <table:table-cell office:value-type="float" office:value="0.973804086560794" calcext:value-type="float">
            <text:p>0.973804086560794</text:p>
          </table:table-cell>
        </table:table-row>
        <table:table-row table:style-name="ro1">
          <table:table-cell office:value-type="float" office:value="39.0091420529989" calcext:value-type="float">
            <text:p>39.0091420529989</text:p>
          </table:table-cell>
          <table:table-cell office:value-type="float" office:value="139583" calcext:value-type="float">
            <text:p>139583</text:p>
          </table:table-cell>
          <table:table-cell office:value-type="float" office:value="137081" calcext:value-type="float">
            <text:p>137081</text:p>
          </table:table-cell>
          <table:table-cell office:value-type="float" office:value="0.987376602581969" calcext:value-type="float">
            <text:p>0.987376602581969</text:p>
          </table:table-cell>
        </table:table-row>
        <table:table-row table:style-name="ro1">
          <table:table-cell office:value-type="float" office:value="39.1513491690002" calcext:value-type="float">
            <text:p>39.1513491690002</text:p>
          </table:table-cell>
          <table:table-cell office:value-type="float" office:value="147291" calcext:value-type="float">
            <text:p>147291</text:p>
          </table:table-cell>
          <table:table-cell office:value-type="float" office:value="139583" calcext:value-type="float">
            <text:p>139583</text:p>
          </table:table-cell>
          <table:table-cell office:value-type="float" office:value="0.998234615398909" calcext:value-type="float">
            <text:p>0.998234615398909</text:p>
          </table:table-cell>
        </table:table-row>
        <table:table-row table:style-name="ro1">
          <table:table-cell office:value-type="float" office:value="39.2940262119992" calcext:value-type="float">
            <text:p>39.2940262119992</text:p>
          </table:table-cell>
          <table:table-cell office:value-type="float" office:value="148913" calcext:value-type="float">
            <text:p>148913</text:p>
          </table:table-cell>
          <table:table-cell office:value-type="float" office:value="147291" calcext:value-type="float">
            <text:p>147291</text:p>
          </table:table-cell>
          <table:table-cell office:value-type="float" office:value="1.00692102565246" calcext:value-type="float">
            <text:p>1.00692102565246</text:p>
          </table:table-cell>
        </table:table-row>
        <table:table-row table:style-name="ro1">
          <table:table-cell office:value-type="float" office:value="39.4330683759999" calcext:value-type="float">
            <text:p>39.4330683759999</text:p>
          </table:table-cell>
          <table:table-cell office:value-type="float" office:value="143515" calcext:value-type="float">
            <text:p>143515</text:p>
          </table:table-cell>
          <table:table-cell office:value-type="float" office:value="148913" calcext:value-type="float">
            <text:p>148913</text:p>
          </table:table-cell>
          <table:table-cell office:value-type="float" office:value="1.01532703031218" calcext:value-type="float">
            <text:p>1.01532703031218</text:p>
          </table:table-cell>
        </table:table-row>
        <table:table-row table:style-name="ro1">
          <table:table-cell office:value-type="float" office:value="39.5824998579992" calcext:value-type="float">
            <text:p>39.5824998579992</text:p>
          </table:table-cell>
          <table:table-cell office:value-type="float" office:value="134627" calcext:value-type="float">
            <text:p>134627</text:p>
          </table:table-cell>
          <table:table-cell office:value-type="float" office:value="143515" calcext:value-type="float">
            <text:p>143515</text:p>
          </table:table-cell>
          <table:table-cell office:value-type="float" office:value="1.02205183403995" calcext:value-type="float">
            <text:p>1.02205183403995</text:p>
          </table:table-cell>
        </table:table-row>
        <table:table-row table:style-name="ro1">
          <table:table-cell office:value-type="float" office:value="39.7260667430001" calcext:value-type="float">
            <text:p>39.7260667430001</text:p>
          </table:table-cell>
          <table:table-cell office:value-type="float" office:value="129838" calcext:value-type="float">
            <text:p>129838</text:p>
          </table:table-cell>
          <table:table-cell office:value-type="float" office:value="134627" calcext:value-type="float">
            <text:p>134627</text:p>
          </table:table-cell>
          <table:table-cell office:value-type="float" office:value="1.02743167702217" calcext:value-type="float">
            <text:p>1.02743167702217</text:p>
          </table:table-cell>
        </table:table-row>
        <table:table-row table:style-name="ro1">
          <table:table-cell office:value-type="float" office:value="39.8719051169992" calcext:value-type="float">
            <text:p>39.8719051169992</text:p>
          </table:table-cell>
          <table:table-cell office:value-type="float" office:value="132664" calcext:value-type="float">
            <text:p>132664</text:p>
          </table:table-cell>
          <table:table-cell office:value-type="float" office:value="129827" calcext:value-type="float">
            <text:p>129827</text:p>
          </table:table-cell>
          <table:table-cell office:value-type="float" office:value="1.03173555140795" calcext:value-type="float">
            <text:p>1.03173555140795</text:p>
          </table:table-cell>
        </table:table-row>
        <table:table-row table:style-name="ro1">
          <table:table-cell office:value-type="float" office:value="40.0174034969987" calcext:value-type="float">
            <text:p>40.0174034969987</text:p>
          </table:table-cell>
          <table:table-cell office:value-type="float" office:value="141108" calcext:value-type="float">
            <text:p>141108</text:p>
          </table:table-cell>
          <table:table-cell office:value-type="float" office:value="132664" calcext:value-type="float">
            <text:p>132664</text:p>
          </table:table-cell>
          <table:table-cell office:value-type="float" office:value="1.03517865091657" calcext:value-type="float">
            <text:p>1.03517865091657</text:p>
          </table:table-cell>
        </table:table-row>
        <table:table-row table:style-name="ro1">
          <table:table-cell office:value-type="float" office:value="40.1313485480005" calcext:value-type="float">
            <text:p>40.1313485480005</text:p>
          </table:table-cell>
          <table:table-cell office:value-type="float" office:value="147478" calcext:value-type="float">
            <text:p>147478</text:p>
          </table:table-cell>
          <table:table-cell office:value-type="float" office:value="141108" calcext:value-type="float">
            <text:p>141108</text:p>
          </table:table-cell>
          <table:table-cell office:value-type="float" office:value="1.03793313052346" calcext:value-type="float">
            <text:p>1.03793313052346</text:p>
          </table:table-cell>
        </table:table-row>
        <table:table-row table:style-name="ro1">
          <table:table-cell office:value-type="float" office:value="40.2801407509996" calcext:value-type="float">
            <text:p>40.2801407509996</text:p>
          </table:table-cell>
          <table:table-cell office:value-type="float" office:value="150101" calcext:value-type="float">
            <text:p>150101</text:p>
          </table:table-cell>
          <table:table-cell office:value-type="float" office:value="147478" calcext:value-type="float">
            <text:p>147478</text:p>
          </table:table-cell>
          <table:table-cell office:value-type="float" office:value="1.04013671420898" calcext:value-type="float">
            <text:p>1.04013671420898</text:p>
          </table:table-cell>
        </table:table-row>
        <table:table-row table:style-name="ro1">
          <table:table-cell office:value-type="float" office:value="40.4214263550002" calcext:value-type="float">
            <text:p>40.4214263550002</text:p>
          </table:table-cell>
          <table:table-cell office:value-type="float" office:value="145160" calcext:value-type="float">
            <text:p>145160</text:p>
          </table:table-cell>
          <table:table-cell office:value-type="float" office:value="150101" calcext:value-type="float">
            <text:p>150101</text:p>
          </table:table-cell>
          <table:table-cell office:value-type="float" office:value="1.04189958115739" calcext:value-type="float">
            <text:p>1.04189958115739</text:p>
          </table:table-cell>
        </table:table-row>
        <table:table-row table:style-name="ro1">
          <table:table-cell office:value-type="float" office:value="40.5802243809994" calcext:value-type="float">
            <text:p>40.5802243809994</text:p>
          </table:table-cell>
          <table:table-cell office:value-type="float" office:value="135750" calcext:value-type="float">
            <text:p>135750</text:p>
          </table:table-cell>
          <table:table-cell office:value-type="float" office:value="150101" calcext:value-type="float">
            <text:p>150101</text:p>
          </table:table-cell>
          <table:table-cell office:value-type="float" office:value="1.04330987471613" calcext:value-type="float">
            <text:p>1.04330987471613</text:p>
          </table:table-cell>
        </table:table-row>
        <table:table-row table:style-name="ro1">
          <table:table-cell office:value-type="float" office:value="40.7249763910004" calcext:value-type="float">
            <text:p>40.7249763910004</text:p>
          </table:table-cell>
          <table:table-cell office:value-type="float" office:value="130848" calcext:value-type="float">
            <text:p>130848</text:p>
          </table:table-cell>
          <table:table-cell office:value-type="float" office:value="150101" calcext:value-type="float">
            <text:p>150101</text:p>
          </table:table-cell>
          <table:table-cell office:value-type="float" office:value="1.0304520955771" calcext:value-type="float">
            <text:p>1.0304520955771</text:p>
          </table:table-cell>
        </table:table-row>
        <table:table-row table:style-name="ro1">
          <table:table-cell office:value-type="float" office:value="40.8709176159991" calcext:value-type="float">
            <text:p>40.8709176159991</text:p>
          </table:table-cell>
          <table:table-cell office:value-type="float" office:value="133620" calcext:value-type="float">
            <text:p>133620</text:p>
          </table:table-cell>
          <table:table-cell office:value-type="float" office:value="141847" calcext:value-type="float">
            <text:p>141847</text:p>
          </table:table-cell>
          <table:table-cell office:value-type="float" office:value="1.02016587226587" calcext:value-type="float">
            <text:p>1.02016587226587</text:p>
          </table:table-cell>
        </table:table-row>
        <table:table-row table:style-name="ro1">
          <table:table-cell office:value-type="float" office:value="41.0140214940002" calcext:value-type="float">
            <text:p>41.0140214940002</text:p>
          </table:table-cell>
          <table:table-cell office:value-type="float" office:value="141893" calcext:value-type="float">
            <text:p>141893</text:p>
          </table:table-cell>
          <table:table-cell office:value-type="float" office:value="139024" calcext:value-type="float">
            <text:p>139024</text:p>
          </table:table-cell>
          <table:table-cell office:value-type="float" office:value="1.01331579640425" calcext:value-type="float">
            <text:p>1.01331579640425</text:p>
          </table:table-cell>
        </table:table-row>
        <table:table-row table:style-name="ro1">
          <table:table-cell office:value-type="float" office:value="41.1558071039999" calcext:value-type="float">
            <text:p>41.1558071039999</text:p>
          </table:table-cell>
          <table:table-cell office:value-type="float" office:value="149455" calcext:value-type="float">
            <text:p>149455</text:p>
          </table:table-cell>
          <table:table-cell office:value-type="float" office:value="139024" calcext:value-type="float">
            <text:p>139024</text:p>
          </table:table-cell>
          <table:table-cell office:value-type="float" office:value="1.00783573571495" calcext:value-type="float">
            <text:p>1.00783573571495</text:p>
          </table:table-cell>
        </table:table-row>
        <table:table-row table:style-name="ro1">
          <table:table-cell office:value-type="float" office:value="41.2968909339998" calcext:value-type="float">
            <text:p>41.2968909339998</text:p>
          </table:table-cell>
          <table:table-cell office:value-type="float" office:value="150866" calcext:value-type="float">
            <text:p>150866</text:p>
          </table:table-cell>
          <table:table-cell office:value-type="float" office:value="139024" calcext:value-type="float">
            <text:p>139024</text:p>
          </table:table-cell>
          <table:table-cell office:value-type="float" office:value="1.00345168716351" calcext:value-type="float">
            <text:p>1.00345168716351</text:p>
          </table:table-cell>
        </table:table-row>
        <table:table-row table:style-name="ro1">
          <table:table-cell office:value-type="float" office:value="41.4373284859994" calcext:value-type="float">
            <text:p>41.4373284859994</text:p>
          </table:table-cell>
          <table:table-cell office:value-type="float" office:value="145274" calcext:value-type="float">
            <text:p>145274</text:p>
          </table:table-cell>
          <table:table-cell office:value-type="float" office:value="150866" calcext:value-type="float">
            <text:p>150866</text:p>
          </table:table-cell>
          <table:table-cell office:value-type="float" office:value="0.999944448322355" calcext:value-type="float">
            <text:p>0.999944448322355</text:p>
          </table:table-cell>
        </table:table-row>
        <table:table-row table:style-name="ro1">
          <table:table-cell office:value-type="float" office:value="41.5761382069995" calcext:value-type="float">
            <text:p>41.5761382069995</text:p>
          </table:table-cell>
          <table:table-cell office:value-type="float" office:value="136972" calcext:value-type="float">
            <text:p>136972</text:p>
          </table:table-cell>
          <table:table-cell office:value-type="float" office:value="145274" calcext:value-type="float">
            <text:p>145274</text:p>
          </table:table-cell>
          <table:table-cell office:value-type="float" office:value="0.997138657249433" calcext:value-type="float">
            <text:p>0.997138657249433</text:p>
          </table:table-cell>
        </table:table-row>
        <table:table-row table:style-name="ro1">
          <table:table-cell office:value-type="float" office:value="41.7177760750001" calcext:value-type="float">
            <text:p>41.7177760750001</text:p>
          </table:table-cell>
          <table:table-cell office:value-type="float" office:value="131922" calcext:value-type="float">
            <text:p>131922</text:p>
          </table:table-cell>
          <table:table-cell office:value-type="float" office:value="136972" calcext:value-type="float">
            <text:p>136972</text:p>
          </table:table-cell>
          <table:table-cell office:value-type="float" office:value="0.994894024391096" calcext:value-type="float">
            <text:p>0.994894024391096</text:p>
          </table:table-cell>
        </table:table-row>
        <table:table-row table:style-name="ro1">
          <table:table-cell office:value-type="float" office:value="41.8599536999991" calcext:value-type="float">
            <text:p>41.8599536999991</text:p>
          </table:table-cell>
          <table:table-cell office:value-type="float" office:value="134152" calcext:value-type="float">
            <text:p>134152</text:p>
          </table:table-cell>
          <table:table-cell office:value-type="float" office:value="135772" calcext:value-type="float">
            <text:p>135772</text:p>
          </table:table-cell>
          <table:table-cell office:value-type="float" office:value="0.993098318104426" calcext:value-type="float">
            <text:p>0.993098318104426</text:p>
          </table:table-cell>
        </table:table-row>
        <table:table-row table:style-name="ro1">
          <table:table-cell office:value-type="float" office:value="42.0035087830001" calcext:value-type="float">
            <text:p>42.0035087830001</text:p>
          </table:table-cell>
          <table:table-cell office:value-type="float" office:value="142223" calcext:value-type="float">
            <text:p>142223</text:p>
          </table:table-cell>
          <table:table-cell office:value-type="float" office:value="134152" calcext:value-type="float">
            <text:p>134152</text:p>
          </table:table-cell>
          <table:table-cell office:value-type="float" office:value="0.99166175307509" calcext:value-type="float">
            <text:p>0.99166175307509</text:p>
          </table:table-cell>
        </table:table-row>
        <table:table-row table:style-name="ro1">
          <table:table-cell office:value-type="float" office:value="42.1492774660001" calcext:value-type="float">
            <text:p>42.1492774660001</text:p>
          </table:table-cell>
          <table:table-cell office:value-type="float" office:value="150212" calcext:value-type="float">
            <text:p>150212</text:p>
          </table:table-cell>
          <table:table-cell office:value-type="float" office:value="142223" calcext:value-type="float">
            <text:p>142223</text:p>
          </table:table-cell>
          <table:table-cell office:value-type="float" office:value="0.989133598264268" calcext:value-type="float">
            <text:p>0.989133598264268</text:p>
          </table:table-cell>
        </table:table-row>
        <table:table-row table:style-name="ro1">
          <table:table-cell office:value-type="float" office:value="42.2963210649996" calcext:value-type="float">
            <text:p>42.2963210649996</text:p>
          </table:table-cell>
          <table:table-cell office:value-type="float" office:value="151875" calcext:value-type="float">
            <text:p>151875</text:p>
          </table:table-cell>
          <table:table-cell office:value-type="float" office:value="150212" calcext:value-type="float">
            <text:p>150212</text:p>
          </table:table-cell>
          <table:table-cell office:value-type="float" office:value="0.98711107441561" calcext:value-type="float">
            <text:p>0.98711107441561</text:p>
          </table:table-cell>
        </table:table-row>
        <table:table-row table:style-name="ro1">
          <table:table-cell office:value-type="float" office:value="42.4400735099989" calcext:value-type="float">
            <text:p>42.4400735099989</text:p>
          </table:table-cell>
          <table:table-cell office:value-type="float" office:value="146117" calcext:value-type="float">
            <text:p>146117</text:p>
          </table:table-cell>
          <table:table-cell office:value-type="float" office:value="151875" calcext:value-type="float">
            <text:p>151875</text:p>
          </table:table-cell>
          <table:table-cell office:value-type="float" office:value="0.985493055336684" calcext:value-type="float">
            <text:p>0.985493055336684</text:p>
          </table:table-cell>
        </table:table-row>
        <table:table-row table:style-name="ro1">
          <table:table-cell office:value-type="float" office:value="42.5861626570004" calcext:value-type="float">
            <text:p>42.5861626570004</text:p>
          </table:table-cell>
          <table:table-cell office:value-type="float" office:value="137433" calcext:value-type="float">
            <text:p>137433</text:p>
          </table:table-cell>
          <table:table-cell office:value-type="float" office:value="146117" calcext:value-type="float">
            <text:p>146117</text:p>
          </table:table-cell>
          <table:table-cell office:value-type="float" office:value="0.984198640073543" calcext:value-type="float">
            <text:p>0.984198640073543</text:p>
          </table:table-cell>
        </table:table-row>
        <table:table-row table:style-name="ro1">
          <table:table-cell office:value-type="float" office:value="42.7277885839994" calcext:value-type="float">
            <text:p>42.7277885839994</text:p>
          </table:table-cell>
          <table:table-cell office:value-type="float" office:value="132825" calcext:value-type="float">
            <text:p>132825</text:p>
          </table:table-cell>
          <table:table-cell office:value-type="float" office:value="137433" calcext:value-type="float">
            <text:p>137433</text:p>
          </table:table-cell>
          <table:table-cell office:value-type="float" office:value="0.98316310786303" calcext:value-type="float">
            <text:p>0.98316310786303</text:p>
          </table:table-cell>
        </table:table-row>
        <table:table-row table:style-name="ro1">
          <table:table-cell office:value-type="float" office:value="42.8694894829987" calcext:value-type="float">
            <text:p>42.8694894829987</text:p>
          </table:table-cell>
          <table:table-cell office:value-type="float" office:value="135557" calcext:value-type="float">
            <text:p>135557</text:p>
          </table:table-cell>
          <table:table-cell office:value-type="float" office:value="137433" calcext:value-type="float">
            <text:p>137433</text:p>
          </table:table-cell>
          <table:table-cell office:value-type="float" office:value="0.98233468209462" calcext:value-type="float">
            <text:p>0.98233468209462</text:p>
          </table:table-cell>
        </table:table-row>
        <table:table-row table:style-name="ro1">
          <table:table-cell office:value-type="float" office:value="43.0103168490004" calcext:value-type="float">
            <text:p>43.0103168490004</text:p>
          </table:table-cell>
          <table:table-cell office:value-type="float" office:value="143658" calcext:value-type="float">
            <text:p>143658</text:p>
          </table:table-cell>
          <table:table-cell office:value-type="float" office:value="137433" calcext:value-type="float">
            <text:p>137433</text:p>
          </table:table-cell>
          <table:table-cell office:value-type="float" office:value="0.981671941479892" calcext:value-type="float">
            <text:p>0.981671941479892</text:p>
          </table:table-cell>
        </table:table-row>
        <table:table-row table:style-name="ro1">
          <table:table-cell office:value-type="float" office:value="43.1521942500003" calcext:value-type="float">
            <text:p>43.1521942500003</text:p>
          </table:table-cell>
          <table:table-cell office:value-type="float" office:value="151322" calcext:value-type="float">
            <text:p>151322</text:p>
          </table:table-cell>
          <table:table-cell office:value-type="float" office:value="137433" calcext:value-type="float">
            <text:p>137433</text:p>
          </table:table-cell>
          <table:table-cell office:value-type="float" office:value="0.98114174898811" calcext:value-type="float">
            <text:p>0.98114174898811</text:p>
          </table:table-cell>
        </table:table-row>
        <table:table-row table:style-name="ro1">
          <table:table-cell office:value-type="float" office:value="43.2957319819998" calcext:value-type="float">
            <text:p>43.2957319819998</text:p>
          </table:table-cell>
          <table:table-cell office:value-type="float" office:value="152885" calcext:value-type="float">
            <text:p>152885</text:p>
          </table:table-cell>
          <table:table-cell office:value-type="float" office:value="137433" calcext:value-type="float">
            <text:p>137433</text:p>
          </table:table-cell>
          <table:table-cell office:value-type="float" office:value="0.980717594994684" calcext:value-type="float">
            <text:p>0.980717594994684</text:p>
          </table:table-cell>
        </table:table-row>
        <table:table-row table:style-name="ro1">
          <table:table-cell office:value-type="float" office:value="43.4410832889989" calcext:value-type="float">
            <text:p>43.4410832889989</text:p>
          </table:table-cell>
          <table:table-cell office:value-type="float" office:value="147058" calcext:value-type="float">
            <text:p>147058</text:p>
          </table:table-cell>
          <table:table-cell office:value-type="float" office:value="152885" calcext:value-type="float">
            <text:p>152885</text:p>
          </table:table-cell>
          <table:table-cell office:value-type="float" office:value="0.980378271799943" calcext:value-type="float">
            <text:p>0.980378271799943</text:p>
          </table:table-cell>
        </table:table-row>
        <table:table-row table:style-name="ro1">
          <table:table-cell office:value-type="float" office:value="43.580231382999" calcext:value-type="float">
            <text:p>43.580231382999</text:p>
          </table:table-cell>
          <table:table-cell office:value-type="float" office:value="138749" calcext:value-type="float">
            <text:p>138749</text:p>
          </table:table-cell>
          <table:table-cell office:value-type="float" office:value="151685" calcext:value-type="float">
            <text:p>151685</text:p>
          </table:table-cell>
          <table:table-cell office:value-type="float" office:value="0.98010681324415" calcext:value-type="float">
            <text:p>0.98010681324415</text:p>
          </table:table-cell>
        </table:table-row>
        <table:table-row table:style-name="ro1">
          <table:table-cell office:value-type="float" office:value="43.6989904769998" calcext:value-type="float">
            <text:p>43.6989904769998</text:p>
          </table:table-cell>
          <table:table-cell office:value-type="float" office:value="134208" calcext:value-type="float">
            <text:p>134208</text:p>
          </table:table-cell>
          <table:table-cell office:value-type="float" office:value="151685" calcext:value-type="float">
            <text:p>151685</text:p>
          </table:table-cell>
          <table:table-cell office:value-type="float" office:value="0.981268549186869" calcext:value-type="float">
            <text:p>0.981268549186869</text:p>
          </table:table-cell>
        </table:table-row>
        <table:table-row table:style-name="ro1">
          <table:table-cell office:value-type="float" office:value="43.8406844649999" calcext:value-type="float">
            <text:p>43.8406844649999</text:p>
          </table:table-cell>
          <table:table-cell office:value-type="float" office:value="135420" calcext:value-type="float">
            <text:p>135420</text:p>
          </table:table-cell>
          <table:table-cell office:value-type="float" office:value="150485" calcext:value-type="float">
            <text:p>150485</text:p>
          </table:table-cell>
          <table:table-cell office:value-type="float" office:value="0.982197937941045" calcext:value-type="float">
            <text:p>0.982197937941045</text:p>
          </table:table-cell>
        </table:table-row>
        <table:table-row table:style-name="ro1">
          <table:table-cell office:value-type="float" office:value="43.9821331889998" calcext:value-type="float">
            <text:p>43.9821331889998</text:p>
          </table:table-cell>
          <table:table-cell office:value-type="float" office:value="142861" calcext:value-type="float">
            <text:p>142861</text:p>
          </table:table-cell>
          <table:table-cell office:value-type="float" office:value="139333" calcext:value-type="float">
            <text:p>139333</text:p>
          </table:table-cell>
          <table:table-cell office:value-type="float" office:value="0.982941448944385" calcext:value-type="float">
            <text:p>0.982941448944385</text:p>
          </table:table-cell>
        </table:table-row>
        <table:table-row table:style-name="ro1">
          <table:table-cell office:value-type="float" office:value="44.1212458219998" calcext:value-type="float">
            <text:p>44.1212458219998</text:p>
          </table:table-cell>
          <table:table-cell office:value-type="float" office:value="151023" calcext:value-type="float">
            <text:p>151023</text:p>
          </table:table-cell>
          <table:table-cell office:value-type="float" office:value="139333" calcext:value-type="float">
            <text:p>139333</text:p>
          </table:table-cell>
          <table:table-cell office:value-type="float" office:value="0.983536257747057" calcext:value-type="float">
            <text:p>0.983536257747057</text:p>
          </table:table-cell>
        </table:table-row>
        <table:table-row table:style-name="ro1">
          <table:table-cell office:value-type="float" office:value="44.2644497399997" calcext:value-type="float">
            <text:p>44.2644497399997</text:p>
          </table:table-cell>
          <table:table-cell office:value-type="float" office:value="154223" calcext:value-type="float">
            <text:p>154223</text:p>
          </table:table-cell>
          <table:table-cell office:value-type="float" office:value="151023" calcext:value-type="float">
            <text:p>151023</text:p>
          </table:table-cell>
          <table:table-cell office:value-type="float" office:value="0.984012104789195" calcext:value-type="float">
            <text:p>0.984012104789195</text:p>
          </table:table-cell>
        </table:table-row>
        <table:table-row table:style-name="ro1">
          <table:table-cell office:value-type="float" office:value="44.4058648039991" calcext:value-type="float">
            <text:p>44.4058648039991</text:p>
          </table:table-cell>
          <table:table-cell office:value-type="float" office:value="149981" calcext:value-type="float">
            <text:p>149981</text:p>
          </table:table-cell>
          <table:table-cell office:value-type="float" office:value="154223" calcext:value-type="float">
            <text:p>154223</text:p>
          </table:table-cell>
          <table:table-cell office:value-type="float" office:value="0.984392782422906" calcext:value-type="float">
            <text:p>0.984392782422906</text:p>
          </table:table-cell>
        </table:table-row>
        <table:table-row table:style-name="ro1">
          <table:table-cell office:value-type="float" office:value="44.5466812399991" calcext:value-type="float">
            <text:p>44.5466812399991</text:p>
          </table:table-cell>
          <table:table-cell office:value-type="float" office:value="141655" calcext:value-type="float">
            <text:p>141655</text:p>
          </table:table-cell>
          <table:table-cell office:value-type="float" office:value="149981" calcext:value-type="float">
            <text:p>149981</text:p>
          </table:table-cell>
          <table:table-cell office:value-type="float" office:value="0.986095786222012" calcext:value-type="float">
            <text:p>0.986095786222012</text:p>
          </table:table-cell>
        </table:table-row>
        <table:table-row table:style-name="ro1">
          <table:table-cell office:value-type="float" office:value="44.6948532129991" calcext:value-type="float">
            <text:p>44.6948532129991</text:p>
          </table:table-cell>
          <table:table-cell office:value-type="float" office:value="135289" calcext:value-type="float">
            <text:p>135289</text:p>
          </table:table-cell>
          <table:table-cell office:value-type="float" office:value="149981" calcext:value-type="float">
            <text:p>149981</text:p>
          </table:table-cell>
          <table:table-cell office:value-type="float" office:value="0.987458189261298" calcext:value-type="float">
            <text:p>0.987458189261298</text:p>
          </table:table-cell>
        </table:table-row>
        <table:table-row table:style-name="ro1">
          <table:table-cell office:value-type="float" office:value="44.8326976799999" calcext:value-type="float">
            <text:p>44.8326976799999</text:p>
          </table:table-cell>
          <table:table-cell office:value-type="float" office:value="136152" calcext:value-type="float">
            <text:p>136152</text:p>
          </table:table-cell>
          <table:table-cell office:value-type="float" office:value="135289" calcext:value-type="float">
            <text:p>135289</text:p>
          </table:table-cell>
          <table:table-cell office:value-type="float" office:value="0.988548111692726" calcext:value-type="float">
            <text:p>0.988548111692726</text:p>
          </table:table-cell>
        </table:table-row>
        <table:table-row table:style-name="ro1">
          <table:table-cell office:value-type="float" office:value="44.9735897859991" calcext:value-type="float">
            <text:p>44.9735897859991</text:p>
          </table:table-cell>
          <table:table-cell office:value-type="float" office:value="143321" calcext:value-type="float">
            <text:p>143321</text:p>
          </table:table-cell>
          <table:table-cell office:value-type="float" office:value="135289" calcext:value-type="float">
            <text:p>135289</text:p>
          </table:table-cell>
          <table:table-cell office:value-type="float" office:value="0.989420049637869" calcext:value-type="float">
            <text:p>0.989420049637869</text:p>
          </table:table-cell>
        </table:table-row>
        <table:table-row table:style-name="ro1">
          <table:table-cell office:value-type="float" office:value="45.1148178269996" calcext:value-type="float">
            <text:p>45.1148178269996</text:p>
          </table:table-cell>
          <table:table-cell office:value-type="float" office:value="151719" calcext:value-type="float">
            <text:p>151719</text:p>
          </table:table-cell>
          <table:table-cell office:value-type="float" office:value="135289" calcext:value-type="float">
            <text:p>135289</text:p>
          </table:table-cell>
          <table:table-cell office:value-type="float" office:value="0.990117599993983" calcext:value-type="float">
            <text:p>0.990117599993983</text:p>
          </table:table-cell>
        </table:table-row>
        <table:table-row table:style-name="ro1">
          <table:table-cell office:value-type="float" office:value="45.2487449210003" calcext:value-type="float">
            <text:p>45.2487449210003</text:p>
          </table:table-cell>
          <table:table-cell office:value-type="float" office:value="155248" calcext:value-type="float">
            <text:p>155248</text:p>
          </table:table-cell>
          <table:table-cell office:value-type="float" office:value="151719" calcext:value-type="float">
            <text:p>151719</text:p>
          </table:table-cell>
          <table:table-cell office:value-type="float" office:value="0.990675640278874" calcext:value-type="float">
            <text:p>0.990675640278874</text:p>
          </table:table-cell>
        </table:table-row>
        <table:table-row table:style-name="ro1">
          <table:table-cell office:value-type="float" office:value="45.382830307999" calcext:value-type="float">
            <text:p>45.382830307999</text:p>
          </table:table-cell>
          <table:table-cell office:value-type="float" office:value="152097" calcext:value-type="float">
            <text:p>152097</text:p>
          </table:table-cell>
          <table:table-cell office:value-type="float" office:value="155248" calcext:value-type="float">
            <text:p>155248</text:p>
          </table:table-cell>
          <table:table-cell office:value-type="float" office:value="0.991122072506788" calcext:value-type="float">
            <text:p>0.991122072506788</text:p>
          </table:table-cell>
        </table:table-row>
        <table:table-row table:style-name="ro1">
          <table:table-cell office:value-type="float" office:value="45.5306152459998" calcext:value-type="float">
            <text:p>45.5306152459998</text:p>
          </table:table-cell>
          <table:table-cell office:value-type="float" office:value="143618" calcext:value-type="float">
            <text:p>143618</text:p>
          </table:table-cell>
          <table:table-cell office:value-type="float" office:value="154048" calcext:value-type="float">
            <text:p>154048</text:p>
          </table:table-cell>
          <table:table-cell office:value-type="float" office:value="0.991479218289118" calcext:value-type="float">
            <text:p>0.991479218289118</text:p>
          </table:table-cell>
        </table:table-row>
        <table:table-row table:style-name="ro1">
          <table:table-cell office:value-type="float" office:value="45.6733479060003" calcext:value-type="float">
            <text:p>45.6733479060003</text:p>
          </table:table-cell>
          <table:table-cell office:value-type="float" office:value="136810" calcext:value-type="float">
            <text:p>136810</text:p>
          </table:table-cell>
          <table:table-cell office:value-type="float" office:value="154048" calcext:value-type="float">
            <text:p>154048</text:p>
          </table:table-cell>
          <table:table-cell office:value-type="float" office:value="0.991764934914982" calcext:value-type="float">
            <text:p>0.991764934914982</text:p>
          </table:table-cell>
        </table:table-row>
        <table:table-row table:style-name="ro1">
          <table:table-cell office:value-type="float" office:value="45.8129387659992" calcext:value-type="float">
            <text:p>45.8129387659992</text:p>
          </table:table-cell>
          <table:table-cell office:value-type="float" office:value="136584" calcext:value-type="float">
            <text:p>136584</text:p>
          </table:table-cell>
          <table:table-cell office:value-type="float" office:value="154048" calcext:value-type="float">
            <text:p>154048</text:p>
          </table:table-cell>
          <table:table-cell office:value-type="float" office:value="0.991993508215674" calcext:value-type="float">
            <text:p>0.991993508215674</text:p>
          </table:table-cell>
        </table:table-row>
        <table:table-row table:style-name="ro1">
          <table:table-cell office:value-type="float" office:value="45.9524940539995" calcext:value-type="float">
            <text:p>45.9524940539995</text:p>
          </table:table-cell>
          <table:table-cell office:value-type="float" office:value="143011" calcext:value-type="float">
            <text:p>143011</text:p>
          </table:table-cell>
          <table:table-cell office:value-type="float" office:value="152848" calcext:value-type="float">
            <text:p>152848</text:p>
          </table:table-cell>
          <table:table-cell office:value-type="float" office:value="0.992176366856227" calcext:value-type="float">
            <text:p>0.992176366856227</text:p>
          </table:table-cell>
        </table:table-row>
        <table:table-row table:style-name="ro1">
          <table:table-cell office:value-type="float" office:value="46.090263909" calcext:value-type="float">
            <text:p>46.090263909</text:p>
          </table:table-cell>
          <table:table-cell office:value-type="float" office:value="151462" calcext:value-type="float">
            <text:p>151462</text:p>
          </table:table-cell>
          <table:table-cell office:value-type="float" office:value="143011" calcext:value-type="float">
            <text:p>143011</text:p>
          </table:table-cell>
          <table:table-cell office:value-type="float" office:value="0.99232265376867" calcext:value-type="float">
            <text:p>0.99232265376867</text:p>
          </table:table-cell>
        </table:table-row>
        <table:table-row table:style-name="ro1">
          <table:table-cell office:value-type="float" office:value="46.2285300799995" calcext:value-type="float">
            <text:p>46.2285300799995</text:p>
          </table:table-cell>
          <table:table-cell office:value-type="float" office:value="156137" calcext:value-type="float">
            <text:p>156137</text:p>
          </table:table-cell>
          <table:table-cell office:value-type="float" office:value="143011" calcext:value-type="float">
            <text:p>143011</text:p>
          </table:table-cell>
          <table:table-cell office:value-type="float" office:value="0.992439683298624" calcext:value-type="float">
            <text:p>0.992439683298624</text:p>
          </table:table-cell>
        </table:table-row>
        <table:table-row table:style-name="ro1">
          <table:table-cell office:value-type="float" office:value="46.3634168869994" calcext:value-type="float">
            <text:p>46.3634168869994</text:p>
          </table:table-cell>
          <table:table-cell office:value-type="float" office:value="153929" calcext:value-type="float">
            <text:p>153929</text:p>
          </table:table-cell>
          <table:table-cell office:value-type="float" office:value="143011" calcext:value-type="float">
            <text:p>143011</text:p>
          </table:table-cell>
          <table:table-cell office:value-type="float" office:value="0.992533306922587" calcext:value-type="float">
            <text:p>0.992533306922587</text:p>
          </table:table-cell>
        </table:table-row>
        <table:table-row table:style-name="ro1">
          <table:table-cell office:value-type="float" office:value="46.5072847720003" calcext:value-type="float">
            <text:p>46.5072847720003</text:p>
          </table:table-cell>
          <table:table-cell office:value-type="float" office:value="146049" calcext:value-type="float">
            <text:p>146049</text:p>
          </table:table-cell>
          <table:table-cell office:value-type="float" office:value="153929" calcext:value-type="float">
            <text:p>153929</text:p>
          </table:table-cell>
          <table:table-cell office:value-type="float" office:value="0.992608205821758" calcext:value-type="float">
            <text:p>0.992608205821758</text:p>
          </table:table-cell>
        </table:table-row>
        <table:table-row table:style-name="ro1">
          <table:table-cell office:value-type="float" office:value="46.6463724149999" calcext:value-type="float">
            <text:p>46.6463724149999</text:p>
          </table:table-cell>
          <table:table-cell office:value-type="float" office:value="138692" calcext:value-type="float">
            <text:p>138692</text:p>
          </table:table-cell>
          <table:table-cell office:value-type="float" office:value="146049" calcext:value-type="float">
            <text:p>146049</text:p>
          </table:table-cell>
          <table:table-cell office:value-type="float" office:value="0.992668124941094" calcext:value-type="float">
            <text:p>0.992668124941094</text:p>
          </table:table-cell>
        </table:table-row>
        <table:table-row table:style-name="ro1">
          <table:table-cell office:value-type="float" office:value="46.793953159" calcext:value-type="float">
            <text:p>46.793953159</text:p>
          </table:table-cell>
          <table:table-cell office:value-type="float" office:value="137172" calcext:value-type="float">
            <text:p>137172</text:p>
          </table:table-cell>
          <table:table-cell office:value-type="float" office:value="142294" calcext:value-type="float">
            <text:p>142294</text:p>
          </table:table-cell>
          <table:table-cell office:value-type="float" office:value="0.992716060236563" calcext:value-type="float">
            <text:p>0.992716060236563</text:p>
          </table:table-cell>
        </table:table-row>
        <table:table-row table:style-name="ro1">
          <table:table-cell office:value-type="float" office:value="46.9007184740003" calcext:value-type="float">
            <text:p>46.9007184740003</text:p>
          </table:table-cell>
          <table:table-cell office:value-type="float" office:value="141059" calcext:value-type="float">
            <text:p>141059</text:p>
          </table:table-cell>
          <table:table-cell office:value-type="float" office:value="142294" calcext:value-type="float">
            <text:p>142294</text:p>
          </table:table-cell>
          <table:table-cell office:value-type="float" office:value="0.992754408472938" calcext:value-type="float">
            <text:p>0.992754408472938</text:p>
          </table:table-cell>
        </table:table-row>
        <table:table-row table:style-name="ro1">
          <table:table-cell office:value-type="float" office:value="47.0463210819999" calcext:value-type="float">
            <text:p>47.0463210819999</text:p>
          </table:table-cell>
          <table:table-cell office:value-type="float" office:value="149915" calcext:value-type="float">
            <text:p>149915</text:p>
          </table:table-cell>
          <table:table-cell office:value-type="float" office:value="141059" calcext:value-type="float">
            <text:p>141059</text:p>
          </table:table-cell>
          <table:table-cell office:value-type="float" office:value="0.992785087062039" calcext:value-type="float">
            <text:p>0.992785087062039</text:p>
          </table:table-cell>
        </table:table-row>
        <table:table-row table:style-name="ro1">
          <table:table-cell office:value-type="float" office:value="47.1923236250004" calcext:value-type="float">
            <text:p>47.1923236250004</text:p>
          </table:table-cell>
          <table:table-cell office:value-type="float" office:value="156542" calcext:value-type="float">
            <text:p>156542</text:p>
          </table:table-cell>
          <table:table-cell office:value-type="float" office:value="149915" calcext:value-type="float">
            <text:p>149915</text:p>
          </table:table-cell>
          <table:table-cell office:value-type="float" office:value="0.992809629933319" calcext:value-type="float">
            <text:p>0.992809629933319</text:p>
          </table:table-cell>
        </table:table-row>
        <table:table-row table:style-name="ro1">
          <table:table-cell office:value-type="float" office:value="47.3316565599998" calcext:value-type="float">
            <text:p>47.3316565599998</text:p>
          </table:table-cell>
          <table:table-cell office:value-type="float" office:value="156044" calcext:value-type="float">
            <text:p>156044</text:p>
          </table:table-cell>
          <table:table-cell office:value-type="float" office:value="156542" calcext:value-type="float">
            <text:p>156542</text:p>
          </table:table-cell>
          <table:table-cell office:value-type="float" office:value="0.992829264230343" calcext:value-type="float">
            <text:p>0.992829264230343</text:p>
          </table:table-cell>
        </table:table-row>
        <table:table-row table:style-name="ro1">
          <table:table-cell office:value-type="float" office:value="47.4738066819991" calcext:value-type="float">
            <text:p>47.4738066819991</text:p>
          </table:table-cell>
          <table:table-cell office:value-type="float" office:value="149112" calcext:value-type="float">
            <text:p>149112</text:p>
          </table:table-cell>
          <table:table-cell office:value-type="float" office:value="156044" calcext:value-type="float">
            <text:p>156044</text:p>
          </table:table-cell>
          <table:table-cell office:value-type="float" office:value="0.992844971667962" calcext:value-type="float">
            <text:p>0.992844971667962</text:p>
          </table:table-cell>
        </table:table-row>
        <table:table-row table:style-name="ro1">
          <table:table-cell office:value-type="float" office:value="47.6136183039998" calcext:value-type="float">
            <text:p>47.6136183039998</text:p>
          </table:table-cell>
          <table:table-cell office:value-type="float" office:value="141065" calcext:value-type="float">
            <text:p>141065</text:p>
          </table:table-cell>
          <table:table-cell office:value-type="float" office:value="149112" calcext:value-type="float">
            <text:p>149112</text:p>
          </table:table-cell>
          <table:table-cell office:value-type="float" office:value="0.992857537618058" calcext:value-type="float">
            <text:p>0.992857537618058</text:p>
          </table:table-cell>
        </table:table-row>
        <table:table-row table:style-name="ro1">
          <table:table-cell office:value-type="float" office:value="47.7519572559995" calcext:value-type="float">
            <text:p>47.7519572559995</text:p>
          </table:table-cell>
          <table:table-cell office:value-type="float" office:value="137752" calcext:value-type="float">
            <text:p>137752</text:p>
          </table:table-cell>
          <table:table-cell office:value-type="float" office:value="145512" calcext:value-type="float">
            <text:p>145512</text:p>
          </table:table-cell>
          <table:table-cell office:value-type="float" office:value="0.992867590378134" calcext:value-type="float">
            <text:p>0.992867590378134</text:p>
          </table:table-cell>
        </table:table-row>
        <table:table-row table:style-name="ro1">
          <table:table-cell office:value-type="float" office:value="47.8991655449991" calcext:value-type="float">
            <text:p>47.8991655449991</text:p>
          </table:table-cell>
          <table:table-cell office:value-type="float" office:value="141978" calcext:value-type="float">
            <text:p>141978</text:p>
          </table:table-cell>
          <table:table-cell office:value-type="float" office:value="137752" calcext:value-type="float">
            <text:p>137752</text:p>
          </table:table-cell>
          <table:table-cell office:value-type="float" office:value="0.992875632586195" calcext:value-type="float">
            <text:p>0.992875632586195</text:p>
          </table:table-cell>
        </table:table-row>
        <table:table-row table:style-name="ro1">
          <table:table-cell office:value-type="float" office:value="48.0413513080002" calcext:value-type="float">
            <text:p>48.0413513080002</text:p>
          </table:table-cell>
          <table:table-cell office:value-type="float" office:value="150610" calcext:value-type="float">
            <text:p>150610</text:p>
          </table:table-cell>
          <table:table-cell office:value-type="float" office:value="137752" calcext:value-type="float">
            <text:p>137752</text:p>
          </table:table-cell>
          <table:table-cell office:value-type="float" office:value="0.992882066352644" calcext:value-type="float">
            <text:p>0.992882066352644</text:p>
          </table:table-cell>
        </table:table-row>
        <table:table-row table:style-name="ro1">
          <table:table-cell office:value-type="float" office:value="48.184672935" calcext:value-type="float">
            <text:p>48.184672935</text:p>
          </table:table-cell>
          <table:table-cell office:value-type="float" office:value="157354" calcext:value-type="float">
            <text:p>157354</text:p>
          </table:table-cell>
          <table:table-cell office:value-type="float" office:value="137752" calcext:value-type="float">
            <text:p>137752</text:p>
          </table:table-cell>
          <table:table-cell office:value-type="float" office:value="0.992887213365803" calcext:value-type="float">
            <text:p>0.992887213365803</text:p>
          </table:table-cell>
        </table:table-row>
        <table:table-row table:style-name="ro1">
          <table:table-cell office:value-type="float" office:value="48.3305022160002" calcext:value-type="float">
            <text:p>48.3305022160002</text:p>
          </table:table-cell>
          <table:table-cell office:value-type="float" office:value="157078" calcext:value-type="float">
            <text:p>157078</text:p>
          </table:table-cell>
          <table:table-cell office:value-type="float" office:value="137752" calcext:value-type="float">
            <text:p>137752</text:p>
          </table:table-cell>
          <table:table-cell office:value-type="float" office:value="0.992891330976331" calcext:value-type="float">
            <text:p>0.992891330976331</text:p>
          </table:table-cell>
        </table:table-row>
        <table:table-row table:style-name="ro1">
          <table:table-cell office:value-type="float" office:value="48.4739092039999" calcext:value-type="float">
            <text:p>48.4739092039999</text:p>
          </table:table-cell>
          <table:table-cell office:value-type="float" office:value="150105" calcext:value-type="float">
            <text:p>150105</text:p>
          </table:table-cell>
          <table:table-cell office:value-type="float" office:value="137752" calcext:value-type="float">
            <text:p>137752</text:p>
          </table:table-cell>
          <table:table-cell office:value-type="float" office:value="0.992894625064753" calcext:value-type="float">
            <text:p>0.992894625064753</text:p>
          </table:table-cell>
        </table:table-row>
        <table:table-row table:style-name="ro1">
          <table:table-cell office:value-type="float" office:value="48.6170810900003" calcext:value-type="float">
            <text:p>48.6170810900003</text:p>
          </table:table-cell>
          <table:table-cell office:value-type="float" office:value="141906" calcext:value-type="float">
            <text:p>141906</text:p>
          </table:table-cell>
          <table:table-cell office:value-type="float" office:value="150105" calcext:value-type="float">
            <text:p>150105</text:p>
          </table:table-cell>
          <table:table-cell office:value-type="float" office:value="0.99289726033549" calcext:value-type="float">
            <text:p>0.99289726033549</text:p>
          </table:table-cell>
        </table:table-row>
        <table:table-row table:style-name="ro1">
          <table:table-cell office:value-type="float" office:value="48.7589640980004" calcext:value-type="float">
            <text:p>48.7589640980004</text:p>
          </table:table-cell>
          <table:table-cell office:value-type="float" office:value="138774" calcext:value-type="float">
            <text:p>138774</text:p>
          </table:table-cell>
          <table:table-cell office:value-type="float" office:value="149142" calcext:value-type="float">
            <text:p>149142</text:p>
          </table:table-cell>
          <table:table-cell office:value-type="float" office:value="0.99289936855208" calcext:value-type="float">
            <text:p>0.99289936855208</text:p>
          </table:table-cell>
        </table:table-row>
        <table:table-row table:style-name="ro1">
          <table:table-cell office:value-type="float" office:value="48.9141611630002" calcext:value-type="float">
            <text:p>48.9141611630002</text:p>
          </table:table-cell>
          <table:table-cell office:value-type="float" office:value="143778" calcext:value-type="float">
            <text:p>143778</text:p>
          </table:table-cell>
          <table:table-cell office:value-type="float" office:value="145690" calcext:value-type="float">
            <text:p>145690</text:p>
          </table:table-cell>
          <table:table-cell office:value-type="float" office:value="0.992901055125352" calcext:value-type="float">
            <text:p>0.992901055125352</text:p>
          </table:table-cell>
        </table:table-row>
        <table:table-row table:style-name="ro1">
          <table:table-cell office:value-type="float" office:value="49.0689193109993" calcext:value-type="float">
            <text:p>49.0689193109993</text:p>
          </table:table-cell>
          <table:table-cell office:value-type="float" office:value="153265" calcext:value-type="float">
            <text:p>153265</text:p>
          </table:table-cell>
          <table:table-cell office:value-type="float" office:value="143778" calcext:value-type="float">
            <text:p>143778</text:p>
          </table:table-cell>
          <table:table-cell office:value-type="float" office:value="0.992902404383969" calcext:value-type="float">
            <text:p>0.992902404383969</text:p>
          </table:table-cell>
        </table:table-row>
        <table:table-row table:style-name="ro1">
          <table:table-cell office:value-type="float" office:value="49.2272096859997" calcext:value-type="float">
            <text:p>49.2272096859997</text:p>
          </table:table-cell>
          <table:table-cell office:value-type="float" office:value="159124" calcext:value-type="float">
            <text:p>159124</text:p>
          </table:table-cell>
          <table:table-cell office:value-type="float" office:value="153265" calcext:value-type="float">
            <text:p>153265</text:p>
          </table:table-cell>
          <table:table-cell office:value-type="float" office:value="0.992903483790864" calcext:value-type="float">
            <text:p>0.992903483790864</text:p>
          </table:table-cell>
        </table:table-row>
        <table:table-row table:style-name="ro1">
          <table:table-cell office:value-type="float" office:value="49.3807523590003" calcext:value-type="float">
            <text:p>49.3807523590003</text:p>
          </table:table-cell>
          <table:table-cell office:value-type="float" office:value="156191" calcext:value-type="float">
            <text:p>156191</text:p>
          </table:table-cell>
          <table:table-cell office:value-type="float" office:value="159124" calcext:value-type="float">
            <text:p>159124</text:p>
          </table:table-cell>
          <table:table-cell office:value-type="float" office:value="0.992904347316379" calcext:value-type="float">
            <text:p>0.992904347316379</text:p>
          </table:table-cell>
        </table:table-row>
        <table:table-row table:style-name="ro1">
          <table:table-cell office:value-type="float" office:value="49.5439025380001" calcext:value-type="float">
            <text:p>49.5439025380001</text:p>
          </table:table-cell>
          <table:table-cell office:value-type="float" office:value="146820" calcext:value-type="float">
            <text:p>146820</text:p>
          </table:table-cell>
          <table:table-cell office:value-type="float" office:value="156586" calcext:value-type="float">
            <text:p>156586</text:p>
          </table:table-cell>
          <table:table-cell office:value-type="float" office:value="0.992905038136791" calcext:value-type="float">
            <text:p>0.992905038136791</text:p>
          </table:table-cell>
        </table:table-row>
        <table:table-row table:style-name="ro1">
          <table:table-cell office:value-type="float" office:value="49.6993763359988" calcext:value-type="float">
            <text:p>49.6993763359988</text:p>
          </table:table-cell>
          <table:table-cell office:value-type="float" office:value="140200" calcext:value-type="float">
            <text:p>140200</text:p>
          </table:table-cell>
          <table:table-cell office:value-type="float" office:value="146820" calcext:value-type="float">
            <text:p>146820</text:p>
          </table:table-cell>
          <table:table-cell office:value-type="float" office:value="0.992905590793121" calcext:value-type="float">
            <text:p>0.992905590793121</text:p>
          </table:table-cell>
        </table:table-row>
        <table:table-row table:style-name="ro1">
          <table:table-cell office:value-type="float" office:value="49.8635554390003" calcext:value-type="float">
            <text:p>49.8635554390003</text:p>
          </table:table-cell>
          <table:table-cell office:value-type="float" office:value="142302" calcext:value-type="float">
            <text:p>142302</text:p>
          </table:table-cell>
          <table:table-cell office:value-type="float" office:value="140820" calcext:value-type="float">
            <text:p>140820</text:p>
          </table:table-cell>
          <table:table-cell office:value-type="float" office:value="0.991507571226046" calcext:value-type="float">
            <text:p>0.991507571226046</text:p>
          </table:table-cell>
        </table:table-row>
        <table:table-row table:style-name="ro1">
          <table:table-cell office:value-type="float" office:value="50.0181080049988" calcext:value-type="float">
            <text:p>50.0181080049988</text:p>
          </table:table-cell>
          <table:table-cell office:value-type="float" office:value="151153" calcext:value-type="float">
            <text:p>151153</text:p>
          </table:table-cell>
          <table:table-cell office:value-type="float" office:value="142302" calcext:value-type="float">
            <text:p>142302</text:p>
          </table:table-cell>
          <table:table-cell office:value-type="float" office:value="0.990389155572386" calcext:value-type="float">
            <text:p>0.990389155572386</text:p>
          </table:table-cell>
        </table:table-row>
        <table:table-row table:style-name="ro1">
          <table:table-cell office:value-type="float" office:value="50.1759705839995" calcext:value-type="float">
            <text:p>50.1759705839995</text:p>
          </table:table-cell>
          <table:table-cell office:value-type="float" office:value="159113" calcext:value-type="float">
            <text:p>159113</text:p>
          </table:table-cell>
          <table:table-cell office:value-type="float" office:value="142302" calcext:value-type="float">
            <text:p>142302</text:p>
          </table:table-cell>
          <table:table-cell office:value-type="float" office:value="0.989494423049458" calcext:value-type="float">
            <text:p>0.989494423049458</text:p>
          </table:table-cell>
        </table:table-row>
        <table:table-row table:style-name="ro1">
          <table:table-cell office:value-type="float" office:value="50.2773252749994" calcext:value-type="float">
            <text:p>50.2773252749994</text:p>
          </table:table-cell>
          <table:table-cell office:value-type="float" office:value="160130" calcext:value-type="float">
            <text:p>160130</text:p>
          </table:table-cell>
          <table:table-cell office:value-type="float" office:value="142302" calcext:value-type="float">
            <text:p>142302</text:p>
          </table:table-cell>
          <table:table-cell office:value-type="float" office:value="0.990177098723254" calcext:value-type="float">
            <text:p>0.990177098723254</text:p>
          </table:table-cell>
        </table:table-row>
        <table:table-row table:style-name="ro1">
          <table:table-cell office:value-type="float" office:value="50.379316605" calcext:value-type="float">
            <text:p>50.379316605</text:p>
          </table:table-cell>
          <table:table-cell office:value-type="float" office:value="157256" calcext:value-type="float">
            <text:p>157256</text:p>
          </table:table-cell>
          <table:table-cell office:value-type="float" office:value="142302" calcext:value-type="float">
            <text:p>142302</text:p>
          </table:table-cell>
          <table:table-cell office:value-type="float" office:value="0.990723239262291" calcext:value-type="float">
            <text:p>0.990723239262291</text:p>
          </table:table-cell>
        </table:table-row>
        <table:table-row table:style-name="ro1">
          <table:table-cell office:value-type="float" office:value="50.5310938530001" calcext:value-type="float">
            <text:p>50.5310938530001</text:p>
          </table:table-cell>
          <table:table-cell office:value-type="float" office:value="148589" calcext:value-type="float">
            <text:p>148589</text:p>
          </table:table-cell>
          <table:table-cell office:value-type="float" office:value="157256" calcext:value-type="float">
            <text:p>157256</text:p>
          </table:table-cell>
          <table:table-cell office:value-type="float" office:value="0.991160151693521" calcext:value-type="float">
            <text:p>0.991160151693521</text:p>
          </table:table-cell>
        </table:table-row>
        <table:table-row table:style-name="ro1">
          <table:table-cell office:value-type="float" office:value="50.6954527380003" calcext:value-type="float">
            <text:p>50.6954527380003</text:p>
          </table:table-cell>
          <table:table-cell office:value-type="float" office:value="141277" calcext:value-type="float">
            <text:p>141277</text:p>
          </table:table-cell>
          <table:table-cell office:value-type="float" office:value="148589" calcext:value-type="float">
            <text:p>148589</text:p>
          </table:table-cell>
          <table:table-cell office:value-type="float" office:value="0.991509681638505" calcext:value-type="float">
            <text:p>0.991509681638505</text:p>
          </table:table-cell>
        </table:table-row>
        <table:table-row table:style-name="ro1">
          <table:table-cell office:value-type="float" office:value="50.8571840989989" calcext:value-type="float">
            <text:p>50.8571840989989</text:p>
          </table:table-cell>
          <table:table-cell office:value-type="float" office:value="143040" calcext:value-type="float">
            <text:p>143040</text:p>
          </table:table-cell>
          <table:table-cell office:value-type="float" office:value="148589" calcext:value-type="float">
            <text:p>148589</text:p>
          </table:table-cell>
          <table:table-cell office:value-type="float" office:value="0.991789305594492" calcext:value-type="float">
            <text:p>0.991789305594492</text:p>
          </table:table-cell>
        </table:table-row>
        <table:table-row table:style-name="ro1">
          <table:table-cell office:value-type="float" office:value="51.0209283149998" calcext:value-type="float">
            <text:p>51.0209283149998</text:p>
          </table:table-cell>
          <table:table-cell office:value-type="float" office:value="152332" calcext:value-type="float">
            <text:p>152332</text:p>
          </table:table-cell>
          <table:table-cell office:value-type="float" office:value="143789" calcext:value-type="float">
            <text:p>143789</text:p>
          </table:table-cell>
          <table:table-cell office:value-type="float" office:value="0.992013004759281" calcext:value-type="float">
            <text:p>0.992013004759281</text:p>
          </table:table-cell>
        </table:table-row>
        <table:table-row table:style-name="ro1">
          <table:table-cell office:value-type="float" office:value="51.1789738659991" calcext:value-type="float">
            <text:p>51.1789738659991</text:p>
          </table:table-cell>
          <table:table-cell office:value-type="float" office:value="160199" calcext:value-type="float">
            <text:p>160199</text:p>
          </table:table-cell>
          <table:table-cell office:value-type="float" office:value="152332" calcext:value-type="float">
            <text:p>152332</text:p>
          </table:table-cell>
          <table:table-cell office:value-type="float" office:value="0.990793502398975" calcext:value-type="float">
            <text:p>0.990793502398975</text:p>
          </table:table-cell>
        </table:table-row>
        <table:table-row table:style-name="ro1">
          <table:table-cell office:value-type="float" office:value="51.3389667829997" calcext:value-type="float">
            <text:p>51.3389667829997</text:p>
          </table:table-cell>
          <table:table-cell office:value-type="float" office:value="159816" calcext:value-type="float">
            <text:p>159816</text:p>
          </table:table-cell>
          <table:table-cell office:value-type="float" office:value="152332" calcext:value-type="float">
            <text:p>152332</text:p>
          </table:table-cell>
          <table:table-cell office:value-type="float" office:value="0.989817900510729" calcext:value-type="float">
            <text:p>0.989817900510729</text:p>
          </table:table-cell>
        </table:table-row>
        <table:table-row table:style-name="ro1">
          <table:table-cell office:value-type="float" office:value="51.5006082620002" calcext:value-type="float">
            <text:p>51.5006082620002</text:p>
          </table:table-cell>
          <table:table-cell office:value-type="float" office:value="151462" calcext:value-type="float">
            <text:p>151462</text:p>
          </table:table-cell>
          <table:table-cell office:value-type="float" office:value="159816" calcext:value-type="float">
            <text:p>159816</text:p>
          </table:table-cell>
          <table:table-cell office:value-type="float" office:value="0.989037419000132" calcext:value-type="float">
            <text:p>0.989037419000132</text:p>
          </table:table-cell>
        </table:table-row>
        <table:table-row table:style-name="ro1">
          <table:table-cell office:value-type="float" office:value="51.6597542170002" calcext:value-type="float">
            <text:p>51.6597542170002</text:p>
          </table:table-cell>
          <table:table-cell office:value-type="float" office:value="143224" calcext:value-type="float">
            <text:p>143224</text:p>
          </table:table-cell>
          <table:table-cell office:value-type="float" office:value="157416" calcext:value-type="float">
            <text:p>157416</text:p>
          </table:table-cell>
          <table:table-cell office:value-type="float" office:value="0.988413033791655" calcext:value-type="float">
            <text:p>0.988413033791655</text:p>
          </table:table-cell>
        </table:table-row>
        <table:table-row table:style-name="ro1">
          <table:table-cell office:value-type="float" office:value="51.8128228530004" calcext:value-type="float">
            <text:p>51.8128228530004</text:p>
          </table:table-cell>
          <table:table-cell office:value-type="float" office:value="142581" calcext:value-type="float">
            <text:p>142581</text:p>
          </table:table-cell>
          <table:table-cell office:value-type="float" office:value="143224" calcext:value-type="float">
            <text:p>143224</text:p>
          </table:table-cell>
          <table:table-cell office:value-type="float" office:value="0.987913525624873" calcext:value-type="float">
            <text:p>0.987913525624873</text:p>
          </table:table-cell>
        </table:table-row>
        <table:table-row table:style-name="ro1">
          <table:table-cell office:value-type="float" office:value="51.9686525139987" calcext:value-type="float">
            <text:p>51.9686525139987</text:p>
          </table:table-cell>
          <table:table-cell office:value-type="float" office:value="150011" calcext:value-type="float">
            <text:p>150011</text:p>
          </table:table-cell>
          <table:table-cell office:value-type="float" office:value="142581" calcext:value-type="float">
            <text:p>142581</text:p>
          </table:table-cell>
          <table:table-cell office:value-type="float" office:value="0.986135016304095" calcext:value-type="float">
            <text:p>0.986135016304095</text:p>
          </table:table-cell>
        </table:table-row>
        <table:table-row table:style-name="ro1">
          <table:table-cell office:value-type="float" office:value="52.0697358910002" calcext:value-type="float">
            <text:p>52.0697358910002</text:p>
          </table:table-cell>
          <table:table-cell office:value-type="float" office:value="156312" calcext:value-type="float">
            <text:p>156312</text:p>
          </table:table-cell>
          <table:table-cell office:value-type="float" office:value="150011" calcext:value-type="float">
            <text:p>150011</text:p>
          </table:table-cell>
          <table:table-cell office:value-type="float" office:value="0.986091111634825" calcext:value-type="float">
            <text:p>0.986091111634825</text:p>
          </table:table-cell>
        </table:table-row>
        <table:table-row table:style-name="ro1">
          <table:table-cell office:value-type="float" office:value="52.2313844799992" calcext:value-type="float">
            <text:p>52.2313844799992</text:p>
          </table:table-cell>
          <table:table-cell office:value-type="float" office:value="162163" calcext:value-type="float">
            <text:p>162163</text:p>
          </table:table-cell>
          <table:table-cell office:value-type="float" office:value="156312" calcext:value-type="float">
            <text:p>156312</text:p>
          </table:table-cell>
          <table:table-cell office:value-type="float" office:value="0.984677085112056" calcext:value-type="float">
            <text:p>0.984677085112056</text:p>
          </table:table-cell>
        </table:table-row>
        <table:table-row table:style-name="ro1">
          <table:table-cell office:value-type="float" office:value="52.3886623099988" calcext:value-type="float">
            <text:p>52.3886623099988</text:p>
          </table:table-cell>
          <table:table-cell office:value-type="float" office:value="158827" calcext:value-type="float">
            <text:p>158827</text:p>
          </table:table-cell>
          <table:table-cell office:value-type="float" office:value="162163" calcext:value-type="float">
            <text:p>162163</text:p>
          </table:table-cell>
          <table:table-cell office:value-type="float" office:value="0.983545863893841" calcext:value-type="float">
            <text:p>0.983545863893841</text:p>
          </table:table-cell>
        </table:table-row>
        <table:table-row table:style-name="ro1">
          <table:table-cell office:value-type="float" office:value="52.5556890400003" calcext:value-type="float">
            <text:p>52.5556890400003</text:p>
          </table:table-cell>
          <table:table-cell office:value-type="float" office:value="149127" calcext:value-type="float">
            <text:p>149127</text:p>
          </table:table-cell>
          <table:table-cell office:value-type="float" office:value="160963" calcext:value-type="float">
            <text:p>160963</text:p>
          </table:table-cell>
          <table:table-cell office:value-type="float" office:value="0.982640886919268" calcext:value-type="float">
            <text:p>0.982640886919268</text:p>
          </table:table-cell>
        </table:table-row>
        <table:table-row table:style-name="ro1">
          <table:table-cell office:value-type="float" office:value="52.717807523999" calcext:value-type="float">
            <text:p>52.717807523999</text:p>
          </table:table-cell>
          <table:table-cell office:value-type="float" office:value="142921" calcext:value-type="float">
            <text:p>142921</text:p>
          </table:table-cell>
          <table:table-cell office:value-type="float" office:value="149127" calcext:value-type="float">
            <text:p>149127</text:p>
          </table:table-cell>
          <table:table-cell office:value-type="float" office:value="0.981916905339611" calcext:value-type="float">
            <text:p>0.981916905339611</text:p>
          </table:table-cell>
        </table:table-row>
        <table:table-row table:style-name="ro1">
          <table:table-cell office:value-type="float" office:value="52.8819968159987" calcext:value-type="float">
            <text:p>52.8819968159987</text:p>
          </table:table-cell>
          <table:table-cell office:value-type="float" office:value="146128" calcext:value-type="float">
            <text:p>146128</text:p>
          </table:table-cell>
          <table:table-cell office:value-type="float" office:value="142921" calcext:value-type="float">
            <text:p>142921</text:p>
          </table:table-cell>
          <table:table-cell office:value-type="float" office:value="0.981337720075884" calcext:value-type="float">
            <text:p>0.981337720075884</text:p>
          </table:table-cell>
        </table:table-row>
        <table:table-row table:style-name="ro1">
          <table:table-cell office:value-type="float" office:value="53.0383373339992" calcext:value-type="float">
            <text:p>53.0383373339992</text:p>
          </table:table-cell>
          <table:table-cell office:value-type="float" office:value="155423" calcext:value-type="float">
            <text:p>155423</text:p>
          </table:table-cell>
          <table:table-cell office:value-type="float" office:value="142921" calcext:value-type="float">
            <text:p>142921</text:p>
          </table:table-cell>
          <table:table-cell office:value-type="float" office:value="0.979514620505152" calcext:value-type="float">
            <text:p>0.979514620505152</text:p>
          </table:table-cell>
        </table:table-row>
        <table:table-row table:style-name="ro1">
          <table:table-cell office:value-type="float" office:value="53.1932826329994" calcext:value-type="float">
            <text:p>53.1932826329994</text:p>
          </table:table-cell>
          <table:table-cell office:value-type="float" office:value="162564" calcext:value-type="float">
            <text:p>162564</text:p>
          </table:table-cell>
          <table:table-cell office:value-type="float" office:value="155423" calcext:value-type="float">
            <text:p>155423</text:p>
          </table:table-cell>
          <table:table-cell office:value-type="float" office:value="0.978056140848566" calcext:value-type="float">
            <text:p>0.978056140848566</text:p>
          </table:table-cell>
        </table:table-row>
        <table:table-row table:style-name="ro1">
          <table:table-cell office:value-type="float" office:value="53.3525736299998" calcext:value-type="float">
            <text:p>53.3525736299998</text:p>
          </table:table-cell>
          <table:table-cell office:value-type="float" office:value="161346" calcext:value-type="float">
            <text:p>161346</text:p>
          </table:table-cell>
          <table:table-cell office:value-type="float" office:value="162564" calcext:value-type="float">
            <text:p>162564</text:p>
          </table:table-cell>
          <table:table-cell office:value-type="float" office:value="0.976889357123297" calcext:value-type="float">
            <text:p>0.976889357123297</text:p>
          </table:table-cell>
        </table:table-row>
        <table:table-row table:style-name="ro1">
          <table:table-cell office:value-type="float" office:value="53.5118185060001" calcext:value-type="float">
            <text:p>53.5118185060001</text:p>
          </table:table-cell>
          <table:table-cell office:value-type="float" office:value="152769" calcext:value-type="float">
            <text:p>152769</text:p>
          </table:table-cell>
          <table:table-cell office:value-type="float" office:value="161346" calcext:value-type="float">
            <text:p>161346</text:p>
          </table:table-cell>
          <table:table-cell office:value-type="float" office:value="0.975955930143082" calcext:value-type="float">
            <text:p>0.975955930143082</text:p>
          </table:table-cell>
        </table:table-row>
        <table:table-row table:style-name="ro1">
          <table:table-cell office:value-type="float" office:value="53.7152664459991" calcext:value-type="float">
            <text:p>53.7152664459991</text:p>
          </table:table-cell>
          <table:table-cell office:value-type="float" office:value="143952" calcext:value-type="float">
            <text:p>143952</text:p>
          </table:table-cell>
          <table:table-cell office:value-type="float" office:value="158946" calcext:value-type="float">
            <text:p>158946</text:p>
          </table:table-cell>
          <table:table-cell office:value-type="float" office:value="0.891109571700673" calcext:value-type="float">
            <text:p>0.891109571700673</text:p>
          </table:table-cell>
        </table:table-row>
        <table:table-row table:style-name="ro1">
          <table:table-cell office:value-type="float" office:value="53.8175478889989" calcext:value-type="float">
            <text:p>53.8175478889989</text:p>
          </table:table-cell>
          <table:table-cell office:value-type="float" office:value="144704" calcext:value-type="float">
            <text:p>144704</text:p>
          </table:table-cell>
          <table:table-cell office:value-type="float" office:value="158946" calcext:value-type="float">
            <text:p>158946</text:p>
          </table:table-cell>
          <table:table-cell office:value-type="float" office:value="0.907332101804983" calcext:value-type="float">
            <text:p>0.907332101804983</text:p>
          </table:table-cell>
        </table:table-row>
        <table:table-row table:style-name="ro1">
          <table:table-cell office:value-type="float" office:value="53.9752332939988" calcext:value-type="float">
            <text:p>53.9752332939988</text:p>
          </table:table-cell>
          <table:table-cell office:value-type="float" office:value="152425" calcext:value-type="float">
            <text:p>152425</text:p>
          </table:table-cell>
          <table:table-cell office:value-type="float" office:value="145250" calcext:value-type="float">
            <text:p>145250</text:p>
          </table:table-cell>
          <table:table-cell office:value-type="float" office:value="0.836976792555097" calcext:value-type="float">
            <text:p>0.836976792555097</text:p>
          </table:table-cell>
        </table:table-row>
        <table:table-row table:style-name="ro1">
          <table:table-cell office:value-type="float" office:value="54.127637009" calcext:value-type="float">
            <text:p>54.127637009</text:p>
          </table:table-cell>
          <table:table-cell office:value-type="float" office:value="161314" calcext:value-type="float">
            <text:p>161314</text:p>
          </table:table-cell>
          <table:table-cell office:value-type="float" office:value="145250" calcext:value-type="float">
            <text:p>145250</text:p>
          </table:table-cell>
          <table:table-cell office:value-type="float" office:value="0.779926261630285" calcext:value-type="float">
            <text:p>0.779926261630285</text:p>
          </table:table-cell>
        </table:table-row>
        <table:table-row table:style-name="ro1">
          <table:table-cell office:value-type="float" office:value="54.2831108350001" calcext:value-type="float">
            <text:p>54.2831108350001</text:p>
          </table:table-cell>
          <table:table-cell office:value-type="float" office:value="164067" calcext:value-type="float">
            <text:p>164067</text:p>
          </table:table-cell>
          <table:table-cell office:value-type="float" office:value="161314" calcext:value-type="float">
            <text:p>161314</text:p>
          </table:table-cell>
          <table:table-cell office:value-type="float" office:value="0.734285836890435" calcext:value-type="float">
            <text:p>0.734285836890435</text:p>
          </table:table-cell>
        </table:table-row>
        <table:table-row table:style-name="ro1">
          <table:table-cell office:value-type="float" office:value="54.4394538619999" calcext:value-type="float">
            <text:p>54.4394538619999</text:p>
          </table:table-cell>
          <table:table-cell office:value-type="float" office:value="158152" calcext:value-type="float">
            <text:p>158152</text:p>
          </table:table-cell>
          <table:table-cell office:value-type="float" office:value="164067" calcext:value-type="float">
            <text:p>164067</text:p>
          </table:table-cell>
          <table:table-cell office:value-type="float" office:value="0.697773497098555" calcext:value-type="float">
            <text:p>0.697773497098555</text:p>
          </table:table-cell>
        </table:table-row>
        <table:table-row table:style-name="ro1">
          <table:table-cell office:value-type="float" office:value="54.6051128029994" calcext:value-type="float">
            <text:p>54.6051128029994</text:p>
          </table:table-cell>
          <table:table-cell office:value-type="float" office:value="148470" calcext:value-type="float">
            <text:p>148470</text:p>
          </table:table-cell>
          <table:table-cell office:value-type="float" office:value="164067" calcext:value-type="float">
            <text:p>164067</text:p>
          </table:table-cell>
          <table:table-cell office:value-type="float" office:value="0.668563625265051" calcext:value-type="float">
            <text:p>0.668563625265051</text:p>
          </table:table-cell>
        </table:table-row>
        <table:table-row table:style-name="ro1">
          <table:table-cell office:value-type="float" office:value="54.7757686289988" calcext:value-type="float">
            <text:p>54.7757686289988</text:p>
          </table:table-cell>
          <table:table-cell office:value-type="float" office:value="144906" calcext:value-type="float">
            <text:p>144906</text:p>
          </table:table-cell>
          <table:table-cell office:value-type="float" office:value="164067" calcext:value-type="float">
            <text:p>164067</text:p>
          </table:table-cell>
          <table:table-cell office:value-type="float" office:value="0.645195727798248" calcext:value-type="float">
            <text:p>0.645195727798248</text:p>
          </table:table-cell>
        </table:table-row>
        <table:table-row table:style-name="ro1">
          <table:table-cell office:value-type="float" office:value="54.9421172089988" calcext:value-type="float">
            <text:p>54.9421172089988</text:p>
          </table:table-cell>
          <table:table-cell office:value-type="float" office:value="151384" calcext:value-type="float">
            <text:p>151384</text:p>
          </table:table-cell>
          <table:table-cell office:value-type="float" office:value="150347" calcext:value-type="float">
            <text:p>150347</text:p>
          </table:table-cell>
          <table:table-cell office:value-type="float" office:value="0.721636034293393" calcext:value-type="float">
            <text:p>0.721636034293393</text:p>
          </table:table-cell>
        </table:table-row>
        <table:table-row table:style-name="ro1">
          <table:table-cell office:value-type="float" office:value="55.112822404999" calcext:value-type="float">
            <text:p>55.112822404999</text:p>
          </table:table-cell>
          <table:table-cell office:value-type="float" office:value="161622" calcext:value-type="float">
            <text:p>161622</text:p>
          </table:table-cell>
          <table:table-cell office:value-type="float" office:value="151384" calcext:value-type="float">
            <text:p>151384</text:p>
          </table:table-cell>
          <table:table-cell office:value-type="float" office:value="0.782788279489509" calcext:value-type="float">
            <text:p>0.782788279489509</text:p>
          </table:table-cell>
        </table:table-row>
        <table:table-row table:style-name="ro1">
          <table:table-cell office:value-type="float" office:value="55.2783793239996" calcext:value-type="float">
            <text:p>55.2783793239996</text:p>
          </table:table-cell>
          <table:table-cell office:value-type="float" office:value="165119" calcext:value-type="float">
            <text:p>165119</text:p>
          </table:table-cell>
          <table:table-cell office:value-type="float" office:value="161622" calcext:value-type="float">
            <text:p>161622</text:p>
          </table:table-cell>
          <table:table-cell office:value-type="float" office:value="0.831710075646401" calcext:value-type="float">
            <text:p>0.831710075646401</text:p>
          </table:table-cell>
        </table:table-row>
        <table:table-row table:style-name="ro1">
          <table:table-cell office:value-type="float" office:value="55.4456209149994" calcext:value-type="float">
            <text:p>55.4456209149994</text:p>
          </table:table-cell>
          <table:table-cell office:value-type="float" office:value="158796" calcext:value-type="float">
            <text:p>158796</text:p>
          </table:table-cell>
          <table:table-cell office:value-type="float" office:value="161622" calcext:value-type="float">
            <text:p>161622</text:p>
          </table:table-cell>
          <table:table-cell office:value-type="float" office:value="0.870847512571916" calcext:value-type="float">
            <text:p>0.870847512571916</text:p>
          </table:table-cell>
        </table:table-row>
        <table:table-row table:style-name="ro1">
          <table:table-cell office:value-type="float" office:value="55.6117644909991" calcext:value-type="float">
            <text:p>55.6117644909991</text:p>
          </table:table-cell>
          <table:table-cell office:value-type="float" office:value="149152" calcext:value-type="float">
            <text:p>149152</text:p>
          </table:table-cell>
          <table:table-cell office:value-type="float" office:value="158796" calcext:value-type="float">
            <text:p>158796</text:p>
          </table:table-cell>
          <table:table-cell office:value-type="float" office:value="0.902157462112327" calcext:value-type="float">
            <text:p>0.902157462112327</text:p>
          </table:table-cell>
        </table:table-row>
        <table:table-row table:style-name="ro1">
          <table:table-cell office:value-type="float" office:value="55.7738953440003" calcext:value-type="float">
            <text:p>55.7738953440003</text:p>
          </table:table-cell>
          <table:table-cell office:value-type="float" office:value="145886" calcext:value-type="float">
            <text:p>145886</text:p>
          </table:table-cell>
          <table:table-cell office:value-type="float" office:value="151752" calcext:value-type="float">
            <text:p>151752</text:p>
          </table:table-cell>
          <table:table-cell office:value-type="float" office:value="0.925807602342923" calcext:value-type="float">
            <text:p>0.925807602342923</text:p>
          </table:table-cell>
        </table:table-row>
        <table:table-row table:style-name="ro1">
          <table:table-cell office:value-type="float" office:value="55.9364867139993" calcext:value-type="float">
            <text:p>55.9364867139993</text:p>
          </table:table-cell>
          <table:table-cell office:value-type="float" office:value="152050" calcext:value-type="float">
            <text:p>152050</text:p>
          </table:table-cell>
          <table:table-cell office:value-type="float" office:value="151752" calcext:value-type="float">
            <text:p>151752</text:p>
          </table:table-cell>
          <table:table-cell office:value-type="float" office:value="0.9447277145274" calcext:value-type="float">
            <text:p>0.9447277145274</text:p>
          </table:table-cell>
        </table:table-row>
        <table:table-row table:style-name="ro1">
          <table:table-cell office:value-type="float" office:value="56.0886370139997" calcext:value-type="float">
            <text:p>56.0886370139997</text:p>
          </table:table-cell>
          <table:table-cell office:value-type="float" office:value="161374" calcext:value-type="float">
            <text:p>161374</text:p>
          </table:table-cell>
          <table:table-cell office:value-type="float" office:value="152050" calcext:value-type="float">
            <text:p>152050</text:p>
          </table:table-cell>
          <table:table-cell office:value-type="float" office:value="0.959863804274981" calcext:value-type="float">
            <text:p>0.959863804274981</text:p>
          </table:table-cell>
        </table:table-row>
        <table:table-row table:style-name="ro1">
          <table:table-cell office:value-type="float" office:value="56.2538968389999" calcext:value-type="float">
            <text:p>56.2538968389999</text:p>
          </table:table-cell>
          <table:table-cell office:value-type="float" office:value="166250" calcext:value-type="float">
            <text:p>166250</text:p>
          </table:table-cell>
          <table:table-cell office:value-type="float" office:value="161374" calcext:value-type="float">
            <text:p>161374</text:p>
          </table:table-cell>
          <table:table-cell office:value-type="float" office:value="0.971972676073046" calcext:value-type="float">
            <text:p>0.971972676073046</text:p>
          </table:table-cell>
        </table:table-row>
        <table:table-row table:style-name="ro1">
          <table:table-cell office:value-type="float" office:value="56.4146309030002" calcext:value-type="float">
            <text:p>56.4146309030002</text:p>
          </table:table-cell>
          <table:table-cell office:value-type="float" office:value="161524" calcext:value-type="float">
            <text:p>161524</text:p>
          </table:table-cell>
          <table:table-cell office:value-type="float" office:value="161374" calcext:value-type="float">
            <text:p>161374</text:p>
          </table:table-cell>
          <table:table-cell office:value-type="float" office:value="0.981659773511498" calcext:value-type="float">
            <text:p>0.981659773511498</text:p>
          </table:table-cell>
        </table:table-row>
        <table:table-row table:style-name="ro1">
          <table:table-cell office:value-type="float" office:value="56.5759409450002" calcext:value-type="float">
            <text:p>56.5759409450002</text:p>
          </table:table-cell>
          <table:table-cell office:value-type="float" office:value="151983" calcext:value-type="float">
            <text:p>151983</text:p>
          </table:table-cell>
          <table:table-cell office:value-type="float" office:value="161374" calcext:value-type="float">
            <text:p>161374</text:p>
          </table:table-cell>
          <table:table-cell office:value-type="float" office:value="0.988030521511901" calcext:value-type="float">
            <text:p>0.988030521511901</text:p>
          </table:table-cell>
        </table:table-row>
        <table:table-row table:style-name="ro1">
          <table:table-cell office:value-type="float" office:value="56.7353823720005" calcext:value-type="float">
            <text:p>56.7353823720005</text:p>
          </table:table-cell>
          <table:table-cell office:value-type="float" office:value="146777" calcext:value-type="float">
            <text:p>146777</text:p>
          </table:table-cell>
          <table:table-cell office:value-type="float" office:value="160174" calcext:value-type="float">
            <text:p>160174</text:p>
          </table:table-cell>
          <table:table-cell office:value-type="float" office:value="0.993127119912224" calcext:value-type="float">
            <text:p>0.993127119912224</text:p>
          </table:table-cell>
        </table:table-row>
        <table:table-row table:style-name="ro1">
          <table:table-cell office:value-type="float" office:value="56.8368323630002" calcext:value-type="float">
            <text:p>56.8368323630002</text:p>
          </table:table-cell>
          <table:table-cell office:value-type="float" office:value="148288" calcext:value-type="float">
            <text:p>148288</text:p>
          </table:table-cell>
          <table:table-cell office:value-type="float" office:value="158974" calcext:value-type="float">
            <text:p>158974</text:p>
          </table:table-cell>
          <table:table-cell office:value-type="float" office:value="0.99858332858284" calcext:value-type="float">
            <text:p>0.99858332858284</text:p>
          </table:table-cell>
        </table:table-row>
        <table:table-row table:style-name="ro1">
          <table:table-cell office:value-type="float" office:value="56.977697155" calcext:value-type="float">
            <text:p>56.977697155</text:p>
          </table:table-cell>
          <table:table-cell office:value-type="float" office:value="155580" calcext:value-type="float">
            <text:p>155580</text:p>
          </table:table-cell>
          <table:table-cell office:value-type="float" office:value="158974" calcext:value-type="float">
            <text:p>158974</text:p>
          </table:table-cell>
          <table:table-cell office:value-type="float" office:value="1.00294829551933" calcext:value-type="float">
            <text:p>1.00294829551933</text:p>
          </table:table-cell>
        </table:table-row>
        <table:table-row table:style-name="ro1">
          <table:table-cell office:value-type="float" office:value="57.0803567509993" calcext:value-type="float">
            <text:p>57.0803567509993</text:p>
          </table:table-cell>
          <table:table-cell office:value-type="float" office:value="161917" calcext:value-type="float">
            <text:p>161917</text:p>
          </table:table-cell>
          <table:table-cell office:value-type="float" office:value="155580" calcext:value-type="float">
            <text:p>155580</text:p>
          </table:table-cell>
          <table:table-cell office:value-type="float" office:value="1.00644026906853" calcext:value-type="float">
            <text:p>1.00644026906853</text:p>
          </table:table-cell>
        </table:table-row>
        <table:table-row table:style-name="ro1">
          <table:table-cell office:value-type="float" office:value="57.1825577420004" calcext:value-type="float">
            <text:p>57.1825577420004</text:p>
          </table:table-cell>
          <table:table-cell office:value-type="float" office:value="166298" calcext:value-type="float">
            <text:p>166298</text:p>
          </table:table-cell>
          <table:table-cell office:value-type="float" office:value="161917" calcext:value-type="float">
            <text:p>161917</text:p>
          </table:table-cell>
          <table:table-cell office:value-type="float" office:value="1.01063166730962" calcext:value-type="float">
            <text:p>1.01063166730962</text:p>
          </table:table-cell>
        </table:table-row>
        <table:table-row table:style-name="ro1">
          <table:table-cell office:value-type="float" office:value="57.3290290869991" calcext:value-type="float">
            <text:p>57.3290290869991</text:p>
          </table:table-cell>
          <table:table-cell office:value-type="float" office:value="166121" calcext:value-type="float">
            <text:p>166121</text:p>
          </table:table-cell>
          <table:table-cell office:value-type="float" office:value="166298" calcext:value-type="float">
            <text:p>166298</text:p>
          </table:table-cell>
          <table:table-cell office:value-type="float" office:value="1.01258696650075" calcext:value-type="float">
            <text:p>1.01258696650075</text:p>
          </table:table-cell>
        </table:table-row>
        <table:table-row table:style-name="ro1">
          <table:table-cell office:value-type="float" office:value="57.4749025049987" calcext:value-type="float">
            <text:p>57.4749025049987</text:p>
          </table:table-cell>
          <table:table-cell office:value-type="float" office:value="159045" calcext:value-type="float">
            <text:p>159045</text:p>
          </table:table-cell>
          <table:table-cell office:value-type="float" office:value="166298" calcext:value-type="float">
            <text:p>166298</text:p>
          </table:table-cell>
          <table:table-cell office:value-type="float" office:value="1.01415120585367" calcext:value-type="float">
            <text:p>1.01415120585367</text:p>
          </table:table-cell>
        </table:table-row>
        <table:table-row table:style-name="ro1">
          <table:table-cell office:value-type="float" office:value="57.6217381049992" calcext:value-type="float">
            <text:p>57.6217381049992</text:p>
          </table:table-cell>
          <table:table-cell office:value-type="float" office:value="150697" calcext:value-type="float">
            <text:p>150697</text:p>
          </table:table-cell>
          <table:table-cell office:value-type="float" office:value="165098" calcext:value-type="float">
            <text:p>165098</text:p>
          </table:table-cell>
          <table:table-cell office:value-type="float" office:value="1.01540259733599" calcext:value-type="float">
            <text:p>1.01540259733599</text:p>
          </table:table-cell>
        </table:table-row>
        <table:table-row table:style-name="ro1">
          <table:table-cell office:value-type="float" office:value="57.7652918019994" calcext:value-type="float">
            <text:p>57.7652918019994</text:p>
          </table:table-cell>
          <table:table-cell office:value-type="float" office:value="147811" calcext:value-type="float">
            <text:p>147811</text:p>
          </table:table-cell>
          <table:table-cell office:value-type="float" office:value="161360" calcext:value-type="float">
            <text:p>161360</text:p>
          </table:table-cell>
          <table:table-cell office:value-type="float" office:value="1.01640371052186" calcext:value-type="float">
            <text:p>1.01640371052186</text:p>
          </table:table-cell>
        </table:table-row>
        <table:table-row table:style-name="ro1">
          <table:table-cell office:value-type="float" office:value="57.9175960749999" calcext:value-type="float">
            <text:p>57.9175960749999</text:p>
          </table:table-cell>
          <table:table-cell office:value-type="float" office:value="152968" calcext:value-type="float">
            <text:p>152968</text:p>
          </table:table-cell>
          <table:table-cell office:value-type="float" office:value="157760" calcext:value-type="float">
            <text:p>157760</text:p>
          </table:table-cell>
          <table:table-cell office:value-type="float" office:value="1.01720460107055" calcext:value-type="float">
            <text:p>1.01720460107055</text:p>
          </table:table-cell>
        </table:table-row>
        <table:table-row table:style-name="ro1">
          <table:table-cell office:value-type="float" office:value="58.063677144999" calcext:value-type="float">
            <text:p>58.063677144999</text:p>
          </table:table-cell>
          <table:table-cell office:value-type="float" office:value="161958" calcext:value-type="float">
            <text:p>161958</text:p>
          </table:table-cell>
          <table:table-cell office:value-type="float" office:value="152968" calcext:value-type="float">
            <text:p>152968</text:p>
          </table:table-cell>
          <table:table-cell office:value-type="float" office:value="1.0178453135095" calcext:value-type="float">
            <text:p>1.0178453135095</text:p>
          </table:table-cell>
        </table:table-row>
        <table:table-row table:style-name="ro1">
          <table:table-cell office:value-type="float" office:value="58.2176658789995" calcext:value-type="float">
            <text:p>58.2176658789995</text:p>
          </table:table-cell>
          <table:table-cell office:value-type="float" office:value="168012" calcext:value-type="float">
            <text:p>168012</text:p>
          </table:table-cell>
          <table:table-cell office:value-type="float" office:value="161958" calcext:value-type="float">
            <text:p>161958</text:p>
          </table:table-cell>
          <table:table-cell office:value-type="float" office:value="1.01835788346066" calcext:value-type="float">
            <text:p>1.01835788346066</text:p>
          </table:table-cell>
        </table:table-row>
        <table:table-row table:style-name="ro1">
          <table:table-cell office:value-type="float" office:value="58.3657228449993" calcext:value-type="float">
            <text:p>58.3657228449993</text:p>
          </table:table-cell>
          <table:table-cell office:value-type="float" office:value="165836" calcext:value-type="float">
            <text:p>165836</text:p>
          </table:table-cell>
          <table:table-cell office:value-type="float" office:value="168012" calcext:value-type="float">
            <text:p>168012</text:p>
          </table:table-cell>
          <table:table-cell office:value-type="float" office:value="1.01876793942159" calcext:value-type="float">
            <text:p>1.01876793942159</text:p>
          </table:table-cell>
        </table:table-row>
        <table:table-row table:style-name="ro1">
          <table:table-cell office:value-type="float" office:value="58.5114212799999" calcext:value-type="float">
            <text:p>58.5114212799999</text:p>
          </table:table-cell>
          <table:table-cell office:value-type="float" office:value="157794" calcext:value-type="float">
            <text:p>157794</text:p>
          </table:table-cell>
          <table:table-cell office:value-type="float" office:value="168012" calcext:value-type="float">
            <text:p>168012</text:p>
          </table:table-cell>
          <table:table-cell office:value-type="float" office:value="1.01909598419033" calcext:value-type="float">
            <text:p>1.01909598419033</text:p>
          </table:table-cell>
        </table:table-row>
        <table:table-row table:style-name="ro1">
          <table:table-cell office:value-type="float" office:value="58.6587836269991" calcext:value-type="float">
            <text:p>58.6587836269991</text:p>
          </table:table-cell>
          <table:table-cell office:value-type="float" office:value="150256" calcext:value-type="float">
            <text:p>150256</text:p>
          </table:table-cell>
          <table:table-cell office:value-type="float" office:value="168012" calcext:value-type="float">
            <text:p>168012</text:p>
          </table:table-cell>
          <table:table-cell office:value-type="float" office:value="1.01935842000533" calcext:value-type="float">
            <text:p>1.01935842000533</text:p>
          </table:table-cell>
        </table:table-row>
        <table:table-row table:style-name="ro1">
          <table:table-cell office:value-type="float" office:value="58.8087355379994" calcext:value-type="float">
            <text:p>58.8087355379994</text:p>
          </table:table-cell>
          <table:table-cell office:value-type="float" office:value="149482" calcext:value-type="float">
            <text:p>149482</text:p>
          </table:table-cell>
          <table:table-cell office:value-type="float" office:value="166812" calcext:value-type="float">
            <text:p>166812</text:p>
          </table:table-cell>
          <table:table-cell office:value-type="float" office:value="1.01956836865732" calcext:value-type="float">
            <text:p>1.01956836865732</text:p>
          </table:table-cell>
        </table:table-row>
        <table:table-row table:style-name="ro1">
          <table:table-cell office:value-type="float" office:value="58.9588814809995" calcext:value-type="float">
            <text:p>58.9588814809995</text:p>
          </table:table-cell>
          <table:table-cell office:value-type="float" office:value="156403" calcext:value-type="float">
            <text:p>156403</text:p>
          </table:table-cell>
          <table:table-cell office:value-type="float" office:value="162012" calcext:value-type="float">
            <text:p>162012</text:p>
          </table:table-cell>
          <table:table-cell office:value-type="float" office:value="1.01973632757892" calcext:value-type="float">
            <text:p>1.01973632757892</text:p>
          </table:table-cell>
        </table:table-row>
        <table:table-row table:style-name="ro1">
          <table:table-cell office:value-type="float" office:value="59.1005892829999" calcext:value-type="float">
            <text:p>59.1005892829999</text:p>
          </table:table-cell>
          <table:table-cell office:value-type="float" office:value="165008" calcext:value-type="float">
            <text:p>165008</text:p>
          </table:table-cell>
          <table:table-cell office:value-type="float" office:value="156403" calcext:value-type="float">
            <text:p>156403</text:p>
          </table:table-cell>
          <table:table-cell office:value-type="float" office:value="1.0198706947162" calcext:value-type="float">
            <text:p>1.0198706947162</text:p>
          </table:table-cell>
        </table:table-row>
        <table:table-row table:style-name="ro1">
          <table:table-cell office:value-type="float" office:value="59.2500836870004" calcext:value-type="float">
            <text:p>59.2500836870004</text:p>
          </table:table-cell>
          <table:table-cell office:value-type="float" office:value="169250" calcext:value-type="float">
            <text:p>169250</text:p>
          </table:table-cell>
          <table:table-cell office:value-type="float" office:value="156403" calcext:value-type="float">
            <text:p>156403</text:p>
          </table:table-cell>
          <table:table-cell office:value-type="float" office:value="1.01859925847566" calcext:value-type="float">
            <text:p>1.01859925847566</text:p>
          </table:table-cell>
        </table:table-row>
        <table:table-row table:style-name="ro1">
          <table:table-cell office:value-type="float" office:value="59.401798380999" calcext:value-type="float">
            <text:p>59.401798380999</text:p>
          </table:table-cell>
          <table:table-cell office:value-type="float" office:value="165187" calcext:value-type="float">
            <text:p>165187</text:p>
          </table:table-cell>
          <table:table-cell office:value-type="float" office:value="156403" calcext:value-type="float">
            <text:p>156403</text:p>
          </table:table-cell>
          <table:table-cell office:value-type="float" office:value="1.01758210948323" calcext:value-type="float">
            <text:p>1.01758210948323</text:p>
          </table:table-cell>
        </table:table-row>
        <table:table-row table:style-name="ro1">
          <table:table-cell office:value-type="float" office:value="59.5615914219998" calcext:value-type="float">
            <text:p>59.5615914219998</text:p>
          </table:table-cell>
          <table:table-cell office:value-type="float" office:value="155787" calcext:value-type="float">
            <text:p>155787</text:p>
          </table:table-cell>
          <table:table-cell office:value-type="float" office:value="165187" calcext:value-type="float">
            <text:p>165187</text:p>
          </table:table-cell>
          <table:table-cell office:value-type="float" office:value="1.01676839028929" calcext:value-type="float">
            <text:p>1.01676839028929</text:p>
          </table:table-cell>
        </table:table-row>
        <table:table-row table:style-name="ro1">
          <table:table-cell office:value-type="float" office:value="59.7151088600003" calcext:value-type="float">
            <text:p>59.7151088600003</text:p>
          </table:table-cell>
          <table:table-cell office:value-type="float" office:value="149954" calcext:value-type="float">
            <text:p>149954</text:p>
          </table:table-cell>
          <table:table-cell office:value-type="float" office:value="165187" calcext:value-type="float">
            <text:p>165187</text:p>
          </table:table-cell>
          <table:table-cell office:value-type="float" office:value="1.01611741493413" calcext:value-type="float">
            <text:p>1.01611741493413</text:p>
          </table:table-cell>
        </table:table-row>
        <table:table-row table:style-name="ro1">
          <table:table-cell office:value-type="float" office:value="59.8727866720001" calcext:value-type="float">
            <text:p>59.8727866720001</text:p>
          </table:table-cell>
          <table:table-cell office:value-type="float" office:value="152704" calcext:value-type="float">
            <text:p>152704</text:p>
          </table:table-cell>
          <table:table-cell office:value-type="float" office:value="159187" calcext:value-type="float">
            <text:p>159187</text:p>
          </table:table-cell>
          <table:table-cell office:value-type="float" office:value="1.01559663465001" calcext:value-type="float">
            <text:p>1.01559663465001</text:p>
          </table:table-cell>
        </table:table-row>
        <table:table-row table:style-name="ro1">
          <table:table-cell office:value-type="float" office:value="60.0296316639997" calcext:value-type="float">
            <text:p>60.0296316639997</text:p>
          </table:table-cell>
          <table:table-cell office:value-type="float" office:value="161880" calcext:value-type="float">
            <text:p>161880</text:p>
          </table:table-cell>
          <table:table-cell office:value-type="float" office:value="152704" calcext:value-type="float">
            <text:p>152704</text:p>
          </table:table-cell>
          <table:table-cell office:value-type="float" office:value="1.01518001042271" calcext:value-type="float">
            <text:p>1.01518001042271</text:p>
          </table:table-cell>
        </table:table-row>
        <table:table-row table:style-name="ro1">
          <table:table-cell office:value-type="float" office:value="60.182161748" calcext:value-type="float">
            <text:p>60.182161748</text:p>
          </table:table-cell>
          <table:table-cell office:value-type="float" office:value="169287" calcext:value-type="float">
            <text:p>169287</text:p>
          </table:table-cell>
          <table:table-cell office:value-type="float" office:value="161880" calcext:value-type="float">
            <text:p>161880</text:p>
          </table:table-cell>
          <table:table-cell office:value-type="float" office:value="1.01484671104087" calcext:value-type="float">
            <text:p>1.01484671104087</text:p>
          </table:table-cell>
        </table:table-row>
        <table:table-row table:style-name="ro1">
          <table:table-cell office:value-type="float" office:value="60.3104640620004" calcext:value-type="float">
            <text:p>60.3104640620004</text:p>
          </table:table-cell>
          <table:table-cell office:value-type="float" office:value="169597" calcext:value-type="float">
            <text:p>169597</text:p>
          </table:table-cell>
          <table:table-cell office:value-type="float" office:value="169287" calcext:value-type="float">
            <text:p>169287</text:p>
          </table:table-cell>
          <table:table-cell office:value-type="float" office:value="1.0145800715354" calcext:value-type="float">
            <text:p>1.0145800715354</text:p>
          </table:table-cell>
        </table:table-row>
        <table:table-row table:style-name="ro1">
          <table:table-cell office:value-type="float" office:value="60.4635822839991" calcext:value-type="float">
            <text:p>60.4635822839991</text:p>
          </table:table-cell>
          <table:table-cell office:value-type="float" office:value="162731" calcext:value-type="float">
            <text:p>162731</text:p>
          </table:table-cell>
          <table:table-cell office:value-type="float" office:value="169287" calcext:value-type="float">
            <text:p>169287</text:p>
          </table:table-cell>
          <table:table-cell office:value-type="float" office:value="1.01436675993102" calcext:value-type="float">
            <text:p>1.01436675993102</text:p>
          </table:table-cell>
        </table:table-row>
        <table:table-row table:style-name="ro1">
          <table:table-cell office:value-type="float" office:value="60.6284200909995" calcext:value-type="float">
            <text:p>60.6284200909995</text:p>
          </table:table-cell>
          <table:table-cell office:value-type="float" office:value="153407" calcext:value-type="float">
            <text:p>153407</text:p>
          </table:table-cell>
          <table:table-cell office:value-type="float" office:value="166887" calcext:value-type="float">
            <text:p>166887</text:p>
          </table:table-cell>
          <table:table-cell office:value-type="float" office:value="1.01283568982401" calcext:value-type="float">
            <text:p>1.01283568982401</text:p>
          </table:table-cell>
        </table:table-row>
        <table:table-row table:style-name="ro1">
          <table:table-cell office:value-type="float" office:value="60.7823797740002" calcext:value-type="float">
            <text:p>60.7823797740002</text:p>
          </table:table-cell>
          <table:table-cell office:value-type="float" office:value="150988" calcext:value-type="float">
            <text:p>150988</text:p>
          </table:table-cell>
          <table:table-cell office:value-type="float" office:value="165687" calcext:value-type="float">
            <text:p>165687</text:p>
          </table:table-cell>
          <table:table-cell office:value-type="float" office:value="1.0116108337384" calcext:value-type="float">
            <text:p>1.0116108337384</text:p>
          </table:table-cell>
        </table:table-row>
        <table:table-row table:style-name="ro1">
          <table:table-cell office:value-type="float" office:value="60.9331646350001" calcext:value-type="float">
            <text:p>60.9331646350001</text:p>
          </table:table-cell>
          <table:table-cell office:value-type="float" office:value="156856" calcext:value-type="float">
            <text:p>156856</text:p>
          </table:table-cell>
          <table:table-cell office:value-type="float" office:value="150988" calcext:value-type="float">
            <text:p>150988</text:p>
          </table:table-cell>
          <table:table-cell office:value-type="float" office:value="1.01063094886992" calcext:value-type="float">
            <text:p>1.01063094886992</text:p>
          </table:table-cell>
        </table:table-row>
        <table:table-row table:style-name="ro1">
          <table:table-cell office:value-type="float" office:value="61.080004464" calcext:value-type="float">
            <text:p>61.080004464</text:p>
          </table:table-cell>
          <table:table-cell office:value-type="float" office:value="165897" calcext:value-type="float">
            <text:p>165897</text:p>
          </table:table-cell>
          <table:table-cell office:value-type="float" office:value="156856" calcext:value-type="float">
            <text:p>156856</text:p>
          </table:table-cell>
          <table:table-cell office:value-type="float" office:value="1.00984704097513" calcext:value-type="float">
            <text:p>1.00984704097513</text:p>
          </table:table-cell>
        </table:table-row>
        <table:table-row table:style-name="ro1">
          <table:table-cell office:value-type="float" office:value="61.2304206999997" calcext:value-type="float">
            <text:p>61.2304206999997</text:p>
          </table:table-cell>
          <table:table-cell office:value-type="float" office:value="171154" calcext:value-type="float">
            <text:p>171154</text:p>
          </table:table-cell>
          <table:table-cell office:value-type="float" office:value="165897" calcext:value-type="float">
            <text:p>165897</text:p>
          </table:table-cell>
          <table:table-cell office:value-type="float" office:value="1.0092199146593" calcext:value-type="float">
            <text:p>1.0092199146593</text:p>
          </table:table-cell>
        </table:table-row>
        <table:table-row table:style-name="ro1">
          <table:table-cell office:value-type="float" office:value="61.3785512559989" calcext:value-type="float">
            <text:p>61.3785512559989</text:p>
          </table:table-cell>
          <table:table-cell office:value-type="float" office:value="168290" calcext:value-type="float">
            <text:p>168290</text:p>
          </table:table-cell>
          <table:table-cell office:value-type="float" office:value="165897" calcext:value-type="float">
            <text:p>165897</text:p>
          </table:table-cell>
          <table:table-cell office:value-type="float" office:value="1.00871821360663" calcext:value-type="float">
            <text:p>1.00871821360663</text:p>
          </table:table-cell>
        </table:table-row>
        <table:table-row table:style-name="ro1">
          <table:table-cell office:value-type="float" office:value="61.5254053549998" calcext:value-type="float">
            <text:p>61.5254053549998</text:p>
          </table:table-cell>
          <table:table-cell office:value-type="float" office:value="159935" calcext:value-type="float">
            <text:p>159935</text:p>
          </table:table-cell>
          <table:table-cell office:value-type="float" office:value="168290" calcext:value-type="float">
            <text:p>168290</text:p>
          </table:table-cell>
          <table:table-cell office:value-type="float" office:value="1.0083168527645" calcext:value-type="float">
            <text:p>1.0083168527645</text:p>
          </table:table-cell>
        </table:table-row>
        <table:table-row table:style-name="ro1">
          <table:table-cell office:value-type="float" office:value="61.6770173860004" calcext:value-type="float">
            <text:p>61.6770173860004</text:p>
          </table:table-cell>
          <table:table-cell office:value-type="float" office:value="152710" calcext:value-type="float">
            <text:p>152710</text:p>
          </table:table-cell>
          <table:table-cell office:value-type="float" office:value="168290" calcext:value-type="float">
            <text:p>168290</text:p>
          </table:table-cell>
          <table:table-cell office:value-type="float" office:value="1.0079957640908" calcext:value-type="float">
            <text:p>1.0079957640908</text:p>
          </table:table-cell>
        </table:table-row>
        <table:table-row table:style-name="ro1">
          <table:table-cell office:value-type="float" office:value="61.8282055629988" calcext:value-type="float">
            <text:p>61.8282055629988</text:p>
          </table:table-cell>
          <table:table-cell office:value-type="float" office:value="153011" calcext:value-type="float">
            <text:p>153011</text:p>
          </table:table-cell>
          <table:table-cell office:value-type="float" office:value="168290" calcext:value-type="float">
            <text:p>168290</text:p>
          </table:table-cell>
          <table:table-cell office:value-type="float" office:value="1.00639661127264" calcext:value-type="float">
            <text:p>1.00639661127264</text:p>
          </table:table-cell>
        </table:table-row>
        <table:table-row table:style-name="ro1">
          <table:table-cell office:value-type="float" office:value="61.9773206409991" calcext:value-type="float">
            <text:p>61.9773206409991</text:p>
          </table:table-cell>
          <table:table-cell office:value-type="float" office:value="160557" calcext:value-type="float">
            <text:p>160557</text:p>
          </table:table-cell>
          <table:table-cell office:value-type="float" office:value="167090" calcext:value-type="float">
            <text:p>167090</text:p>
          </table:table-cell>
          <table:table-cell office:value-type="float" office:value="1.00511728901811" calcext:value-type="float">
            <text:p>1.00511728901811</text:p>
          </table:table-cell>
        </table:table-row>
        <table:table-row table:style-name="ro1">
          <table:table-cell office:value-type="float" office:value="62.138842073" calcext:value-type="float">
            <text:p>62.138842073</text:p>
          </table:table-cell>
          <table:table-cell office:value-type="float" office:value="169797" calcext:value-type="float">
            <text:p>169797</text:p>
          </table:table-cell>
          <table:table-cell office:value-type="float" office:value="160557" calcext:value-type="float">
            <text:p>160557</text:p>
          </table:table-cell>
          <table:table-cell office:value-type="float" office:value="1.00409383121449" calcext:value-type="float">
            <text:p>1.00409383121449</text:p>
          </table:table-cell>
        </table:table-row>
        <table:table-row table:style-name="ro1">
          <table:table-cell office:value-type="float" office:value="62.2885512789999" calcext:value-type="float">
            <text:p>62.2885512789999</text:p>
          </table:table-cell>
          <table:table-cell office:value-type="float" office:value="171996" calcext:value-type="float">
            <text:p>171996</text:p>
          </table:table-cell>
          <table:table-cell office:value-type="float" office:value="169797" calcext:value-type="float">
            <text:p>169797</text:p>
          </table:table-cell>
          <table:table-cell office:value-type="float" office:value="1.00327506497159" calcext:value-type="float">
            <text:p>1.00327506497159</text:p>
          </table:table-cell>
        </table:table-row>
        <table:table-row table:style-name="ro1">
          <table:table-cell office:value-type="float" office:value="62.4337785859989" calcext:value-type="float">
            <text:p>62.4337785859989</text:p>
          </table:table-cell>
          <table:table-cell office:value-type="float" office:value="166475" calcext:value-type="float">
            <text:p>166475</text:p>
          </table:table-cell>
          <table:table-cell office:value-type="float" office:value="171996" calcext:value-type="float">
            <text:p>171996</text:p>
          </table:table-cell>
          <table:table-cell office:value-type="float" office:value="1.00262005197727" calcext:value-type="float">
            <text:p>1.00262005197727</text:p>
          </table:table-cell>
        </table:table-row>
        <table:table-row table:style-name="ro1">
          <table:table-cell office:value-type="float" office:value="62.5800854179997" calcext:value-type="float">
            <text:p>62.5800854179997</text:p>
          </table:table-cell>
          <table:table-cell office:value-type="float" office:value="157757" calcext:value-type="float">
            <text:p>157757</text:p>
          </table:table-cell>
          <table:table-cell office:value-type="float" office:value="171996" calcext:value-type="float">
            <text:p>171996</text:p>
          </table:table-cell>
          <table:table-cell office:value-type="float" office:value="1.00209604158182" calcext:value-type="float">
            <text:p>1.00209604158182</text:p>
          </table:table-cell>
        </table:table-row>
        <table:table-row table:style-name="ro1">
          <table:table-cell office:value-type="float" office:value="62.7306147349991" calcext:value-type="float">
            <text:p>62.7306147349991</text:p>
          </table:table-cell>
          <table:table-cell office:value-type="float" office:value="152804" calcext:value-type="float">
            <text:p>152804</text:p>
          </table:table-cell>
          <table:table-cell office:value-type="float" office:value="168396" calcext:value-type="float">
            <text:p>168396</text:p>
          </table:table-cell>
          <table:table-cell office:value-type="float" office:value="1.00167683326545" calcext:value-type="float">
            <text:p>1.00167683326545</text:p>
          </table:table-cell>
        </table:table-row>
        <table:table-row table:style-name="ro1">
          <table:table-cell office:value-type="float" office:value="62.8797834239995" calcext:value-type="float">
            <text:p>62.8797834239995</text:p>
          </table:table-cell>
          <table:table-cell office:value-type="float" office:value="156024" calcext:value-type="float">
            <text:p>156024</text:p>
          </table:table-cell>
          <table:table-cell office:value-type="float" office:value="168396" calcext:value-type="float">
            <text:p>168396</text:p>
          </table:table-cell>
          <table:table-cell office:value-type="float" office:value="1.00134146661236" calcext:value-type="float">
            <text:p>1.00134146661236</text:p>
          </table:table-cell>
        </table:table-row>
        <table:table-row table:style-name="ro1">
          <table:table-cell office:value-type="float" office:value="63.029957675999" calcext:value-type="float">
            <text:p>63.029957675999</text:p>
          </table:table-cell>
          <table:table-cell office:value-type="float" office:value="164901" calcext:value-type="float">
            <text:p>164901</text:p>
          </table:table-cell>
          <table:table-cell office:value-type="float" office:value="163596" calcext:value-type="float">
            <text:p>163596</text:p>
          </table:table-cell>
          <table:table-cell office:value-type="float" office:value="1.00107317328989" calcext:value-type="float">
            <text:p>1.00107317328989</text:p>
          </table:table-cell>
        </table:table-row>
        <table:table-row table:style-name="ro1">
          <table:table-cell office:value-type="float" office:value="63.1812789329997" calcext:value-type="float">
            <text:p>63.1812789329997</text:p>
          </table:table-cell>
          <table:table-cell office:value-type="float" office:value="172263" calcext:value-type="float">
            <text:p>172263</text:p>
          </table:table-cell>
          <table:table-cell office:value-type="float" office:value="164901" calcext:value-type="float">
            <text:p>164901</text:p>
          </table:table-cell>
          <table:table-cell office:value-type="float" office:value="1.00085853863191" calcext:value-type="float">
            <text:p>1.00085853863191</text:p>
          </table:table-cell>
        </table:table-row>
        <table:table-row table:style-name="ro1">
          <table:table-cell office:value-type="float" office:value="63.3316042269998" calcext:value-type="float">
            <text:p>63.3316042269998</text:p>
          </table:table-cell>
          <table:table-cell office:value-type="float" office:value="172045" calcext:value-type="float">
            <text:p>172045</text:p>
          </table:table-cell>
          <table:table-cell office:value-type="float" office:value="172263" calcext:value-type="float">
            <text:p>172263</text:p>
          </table:table-cell>
          <table:table-cell office:value-type="float" office:value="0.999362327594272" calcext:value-type="float">
            <text:p>0.999362327594272</text:p>
          </table:table-cell>
        </table:table-row>
        <table:table-row table:style-name="ro1">
          <table:table-cell office:value-type="float" office:value="63.4821817739994" calcext:value-type="float">
            <text:p>63.4821817739994</text:p>
          </table:table-cell>
          <table:table-cell office:value-type="float" office:value="164599" calcext:value-type="float">
            <text:p>164599</text:p>
          </table:table-cell>
          <table:table-cell office:value-type="float" office:value="172263" calcext:value-type="float">
            <text:p>172263</text:p>
          </table:table-cell>
          <table:table-cell office:value-type="float" office:value="0.998165358764159" calcext:value-type="float">
            <text:p>0.998165358764159</text:p>
          </table:table-cell>
        </table:table-row>
        <table:table-row table:style-name="ro1">
          <table:table-cell office:value-type="float" office:value="63.6276587239991" calcext:value-type="float">
            <text:p>63.6276587239991</text:p>
          </table:table-cell>
          <table:table-cell office:value-type="float" office:value="156439" calcext:value-type="float">
            <text:p>156439</text:p>
          </table:table-cell>
          <table:table-cell office:value-type="float" office:value="171392" calcext:value-type="float">
            <text:p>171392</text:p>
          </table:table-cell>
          <table:table-cell office:value-type="float" office:value="0.997207783700069" calcext:value-type="float">
            <text:p>0.997207783700069</text:p>
          </table:table-cell>
        </table:table-row>
        <table:table-row table:style-name="ro1">
          <table:table-cell office:value-type="float" office:value="63.7286859269989" calcext:value-type="float">
            <text:p>63.7286859269989</text:p>
          </table:table-cell>
          <table:table-cell office:value-type="float" office:value="153818" calcext:value-type="float">
            <text:p>153818</text:p>
          </table:table-cell>
          <table:table-cell office:value-type="float" office:value="158946" calcext:value-type="float">
            <text:p>158946</text:p>
          </table:table-cell>
          <table:table-cell office:value-type="float" office:value="0.997766226960055" calcext:value-type="float">
            <text:p>0.997766226960055</text:p>
          </table:table-cell>
        </table:table-row>
        <table:table-row table:style-name="ro1">
          <table:table-cell office:value-type="float" office:value="63.8953414970001" calcext:value-type="float">
            <text:p>63.8953414970001</text:p>
          </table:table-cell>
          <table:table-cell office:value-type="float" office:value="157783" calcext:value-type="float">
            <text:p>157783</text:p>
          </table:table-cell>
          <table:table-cell office:value-type="float" office:value="158946" calcext:value-type="float">
            <text:p>158946</text:p>
          </table:table-cell>
          <table:table-cell office:value-type="float" office:value="0.998212981568044" calcext:value-type="float">
            <text:p>0.998212981568044</text:p>
          </table:table-cell>
        </table:table-row>
        <table:table-row table:style-name="ro1">
          <table:table-cell office:value-type="float" office:value="64.0456510000004" calcext:value-type="float">
            <text:p>64.0456510000004</text:p>
          </table:table-cell>
          <table:table-cell office:value-type="float" office:value="166874" calcext:value-type="float">
            <text:p>166874</text:p>
          </table:table-cell>
          <table:table-cell office:value-type="float" office:value="157783" calcext:value-type="float">
            <text:p>157783</text:p>
          </table:table-cell>
          <table:table-cell office:value-type="float" office:value="0.998570385254435" calcext:value-type="float">
            <text:p>0.998570385254435</text:p>
          </table:table-cell>
        </table:table-row>
        <table:table-row table:style-name="ro1">
          <table:table-cell office:value-type="float" office:value="64.1954813869998" calcext:value-type="float">
            <text:p>64.1954813869998</text:p>
          </table:table-cell>
          <table:table-cell office:value-type="float" office:value="173614" calcext:value-type="float">
            <text:p>173614</text:p>
          </table:table-cell>
          <table:table-cell office:value-type="float" office:value="166874" calcext:value-type="float">
            <text:p>166874</text:p>
          </table:table-cell>
          <table:table-cell office:value-type="float" office:value="0.998856308203548" calcext:value-type="float">
            <text:p>0.998856308203548</text:p>
          </table:table-cell>
        </table:table-row>
        <table:table-row table:style-name="ro1">
          <table:table-cell office:value-type="float" office:value="64.3411240789992" calcext:value-type="float">
            <text:p>64.3411240789992</text:p>
          </table:table-cell>
          <table:table-cell office:value-type="float" office:value="172746" calcext:value-type="float">
            <text:p>172746</text:p>
          </table:table-cell>
          <table:table-cell office:value-type="float" office:value="173614" calcext:value-type="float">
            <text:p>173614</text:p>
          </table:table-cell>
          <table:table-cell office:value-type="float" office:value="0.999085046562839" calcext:value-type="float">
            <text:p>0.999085046562839</text:p>
          </table:table-cell>
        </table:table-row>
        <table:table-row table:style-name="ro1">
          <table:table-cell office:value-type="float" office:value="64.4974194909992" calcext:value-type="float">
            <text:p>64.4974194909992</text:p>
          </table:table-cell>
          <table:table-cell office:value-type="float" office:value="164659" calcext:value-type="float">
            <text:p>164659</text:p>
          </table:table-cell>
          <table:table-cell office:value-type="float" office:value="172728" calcext:value-type="float">
            <text:p>172728</text:p>
          </table:table-cell>
          <table:table-cell office:value-type="float" office:value="0.999268037250271" calcext:value-type="float">
            <text:p>0.999268037250271</text:p>
          </table:table-cell>
        </table:table-row>
        <table:table-row table:style-name="ro1">
          <table:table-cell office:value-type="float" office:value="64.6503274789993" calcext:value-type="float">
            <text:p>64.6503274789993</text:p>
          </table:table-cell>
          <table:table-cell office:value-type="float" office:value="156548" calcext:value-type="float">
            <text:p>156548</text:p>
          </table:table-cell>
          <table:table-cell office:value-type="float" office:value="171804" calcext:value-type="float">
            <text:p>171804</text:p>
          </table:table-cell>
          <table:table-cell office:value-type="float" office:value="0.999414429800217" calcext:value-type="float">
            <text:p>0.999414429800217</text:p>
          </table:table-cell>
        </table:table-row>
        <table:table-row table:style-name="ro1">
          <table:table-cell office:value-type="float" office:value="64.8064777389991" calcext:value-type="float">
            <text:p>64.8064777389991</text:p>
          </table:table-cell>
          <table:table-cell office:value-type="float" office:value="155429" calcext:value-type="float">
            <text:p>155429</text:p>
          </table:table-cell>
          <table:table-cell office:value-type="float" office:value="171804" calcext:value-type="float">
            <text:p>171804</text:p>
          </table:table-cell>
          <table:table-cell office:value-type="float" office:value="0.999531543840174" calcext:value-type="float">
            <text:p>0.999531543840174</text:p>
          </table:table-cell>
        </table:table-row>
        <table:table-row table:style-name="ro1">
          <table:table-cell office:value-type="float" office:value="64.9598209319993" calcext:value-type="float">
            <text:p>64.9598209319993</text:p>
          </table:table-cell>
          <table:table-cell office:value-type="float" office:value="162462" calcext:value-type="float">
            <text:p>162462</text:p>
          </table:table-cell>
          <table:table-cell office:value-type="float" office:value="170604" calcext:value-type="float">
            <text:p>170604</text:p>
          </table:table-cell>
          <table:table-cell office:value-type="float" office:value="0.999625235072139" calcext:value-type="float">
            <text:p>0.999625235072139</text:p>
          </table:table-cell>
        </table:table-row>
        <table:table-row table:style-name="ro1">
          <table:table-cell office:value-type="float" office:value="65.1127446600003" calcext:value-type="float">
            <text:p>65.1127446600003</text:p>
          </table:table-cell>
          <table:table-cell office:value-type="float" office:value="171618" calcext:value-type="float">
            <text:p>171618</text:p>
          </table:table-cell>
          <table:table-cell office:value-type="float" office:value="162462" calcext:value-type="float">
            <text:p>162462</text:p>
          </table:table-cell>
          <table:table-cell office:value-type="float" office:value="0.999700188057711" calcext:value-type="float">
            <text:p>0.999700188057711</text:p>
          </table:table-cell>
        </table:table-row>
        <table:table-row table:style-name="ro1">
          <table:table-cell office:value-type="float" office:value="65.2645007909996" calcext:value-type="float">
            <text:p>65.2645007909996</text:p>
          </table:table-cell>
          <table:table-cell office:value-type="float" office:value="175223" calcext:value-type="float">
            <text:p>175223</text:p>
          </table:table-cell>
          <table:table-cell office:value-type="float" office:value="171618" calcext:value-type="float">
            <text:p>171618</text:p>
          </table:table-cell>
          <table:table-cell office:value-type="float" office:value="0.999760150446169" calcext:value-type="float">
            <text:p>0.999760150446169</text:p>
          </table:table-cell>
        </table:table-row>
        <table:table-row table:style-name="ro1">
          <table:table-cell office:value-type="float" office:value="65.4152969009992" calcext:value-type="float">
            <text:p>65.4152969009992</text:p>
          </table:table-cell>
          <table:table-cell office:value-type="float" office:value="170489" calcext:value-type="float">
            <text:p>170489</text:p>
          </table:table-cell>
          <table:table-cell office:value-type="float" office:value="175223" calcext:value-type="float">
            <text:p>175223</text:p>
          </table:table-cell>
          <table:table-cell office:value-type="float" office:value="0.998483617045677" calcext:value-type="float">
            <text:p>0.998483617045677</text:p>
          </table:table-cell>
        </table:table-row>
        <table:table-row table:style-name="ro1">
          <table:table-cell office:value-type="float" office:value="65.5796142580002" calcext:value-type="float">
            <text:p>65.5796142580002</text:p>
          </table:table-cell>
          <table:table-cell office:value-type="float" office:value="160783" calcext:value-type="float">
            <text:p>160783</text:p>
          </table:table-cell>
          <table:table-cell office:value-type="float" office:value="175223" calcext:value-type="float">
            <text:p>175223</text:p>
          </table:table-cell>
          <table:table-cell office:value-type="float" office:value="0.997462390325283" calcext:value-type="float">
            <text:p>0.997462390325283</text:p>
          </table:table-cell>
        </table:table-row>
        <table:table-row table:style-name="ro1">
          <table:table-cell office:value-type="float" office:value="65.7308931139996" calcext:value-type="float">
            <text:p>65.7308931139996</text:p>
          </table:table-cell>
          <table:table-cell office:value-type="float" office:value="155802" calcext:value-type="float">
            <text:p>155802</text:p>
          </table:table-cell>
          <table:table-cell office:value-type="float" office:value="175223" calcext:value-type="float">
            <text:p>175223</text:p>
          </table:table-cell>
          <table:table-cell office:value-type="float" office:value="0.996645408948969" calcext:value-type="float">
            <text:p>0.996645408948969</text:p>
          </table:table-cell>
        </table:table-row>
        <table:table-row table:style-name="ro1">
          <table:table-cell office:value-type="float" office:value="65.8809125429998" calcext:value-type="float">
            <text:p>65.8809125429998</text:p>
          </table:table-cell>
          <table:table-cell office:value-type="float" office:value="159077" calcext:value-type="float">
            <text:p>159077</text:p>
          </table:table-cell>
          <table:table-cell office:value-type="float" office:value="175223" calcext:value-type="float">
            <text:p>175223</text:p>
          </table:table-cell>
          <table:table-cell office:value-type="float" office:value="0.995991823847917" calcext:value-type="float">
            <text:p>0.995991823847917</text:p>
          </table:table-cell>
        </table:table-row>
        <table:table-row table:style-name="ro1">
          <table:table-cell office:value-type="float" office:value="66.0290678769998" calcext:value-type="float">
            <text:p>66.0290678769998</text:p>
          </table:table-cell>
          <table:table-cell office:value-type="float" office:value="167845" calcext:value-type="float">
            <text:p>167845</text:p>
          </table:table-cell>
          <table:table-cell office:value-type="float" office:value="170278" calcext:value-type="float">
            <text:p>170278</text:p>
          </table:table-cell>
          <table:table-cell office:value-type="float" office:value="0.995468955767075" calcext:value-type="float">
            <text:p>0.995468955767075</text:p>
          </table:table-cell>
        </table:table-row>
        <table:table-row table:style-name="ro1">
          <table:table-cell office:value-type="float" office:value="66.1783547960004" calcext:value-type="float">
            <text:p>66.1783547960004</text:p>
          </table:table-cell>
          <table:table-cell office:value-type="float" office:value="175182" calcext:value-type="float">
            <text:p>175182</text:p>
          </table:table-cell>
          <table:table-cell office:value-type="float" office:value="167845" calcext:value-type="float">
            <text:p>167845</text:p>
          </table:table-cell>
          <table:table-cell office:value-type="float" office:value="0.99637516461366" calcext:value-type="float">
            <text:p>0.99637516461366</text:p>
          </table:table-cell>
        </table:table-row>
        <table:table-row table:style-name="ro1">
          <table:table-cell office:value-type="float" office:value="66.3220431009995" calcext:value-type="float">
            <text:p>66.3220431009995</text:p>
          </table:table-cell>
          <table:table-cell office:value-type="float" office:value="175314" calcext:value-type="float">
            <text:p>175314</text:p>
          </table:table-cell>
          <table:table-cell office:value-type="float" office:value="175182" calcext:value-type="float">
            <text:p>175182</text:p>
          </table:table-cell>
          <table:table-cell office:value-type="float" office:value="0.997100131690928" calcext:value-type="float">
            <text:p>0.997100131690928</text:p>
          </table:table-cell>
        </table:table-row>
        <table:table-row table:style-name="ro1">
          <table:table-cell office:value-type="float" office:value="66.4681113979987" calcext:value-type="float">
            <text:p>66.4681113979987</text:p>
          </table:table-cell>
          <table:table-cell office:value-type="float" office:value="168458" calcext:value-type="float">
            <text:p>168458</text:p>
          </table:table-cell>
          <table:table-cell office:value-type="float" office:value="175182" calcext:value-type="float">
            <text:p>175182</text:p>
          </table:table-cell>
          <table:table-cell office:value-type="float" office:value="0.997680105352742" calcext:value-type="float">
            <text:p>0.997680105352742</text:p>
          </table:table-cell>
        </table:table-row>
        <table:table-row table:style-name="ro1">
          <table:table-cell office:value-type="float" office:value="66.6201433530005" calcext:value-type="float">
            <text:p>66.6201433530005</text:p>
          </table:table-cell>
          <table:table-cell office:value-type="float" office:value="159768" calcext:value-type="float">
            <text:p>159768</text:p>
          </table:table-cell>
          <table:table-cell office:value-type="float" office:value="175182" calcext:value-type="float">
            <text:p>175182</text:p>
          </table:table-cell>
          <table:table-cell office:value-type="float" office:value="0.998144084282194" calcext:value-type="float">
            <text:p>0.998144084282194</text:p>
          </table:table-cell>
        </table:table-row>
        <table:table-row table:style-name="ro1">
          <table:table-cell office:value-type="float" office:value="66.7807563909992" calcext:value-type="float">
            <text:p>66.7807563909992</text:p>
          </table:table-cell>
          <table:table-cell office:value-type="float" office:value="156966" calcext:value-type="float">
            <text:p>156966</text:p>
          </table:table-cell>
          <table:table-cell office:value-type="float" office:value="170692" calcext:value-type="float">
            <text:p>170692</text:p>
          </table:table-cell>
          <table:table-cell office:value-type="float" office:value="0.998515267425755" calcext:value-type="float">
            <text:p>0.998515267425755</text:p>
          </table:table-cell>
        </table:table-row>
        <table:table-row table:style-name="ro1">
          <table:table-cell office:value-type="float" office:value="66.9353701309992" calcext:value-type="float">
            <text:p>66.9353701309992</text:p>
          </table:table-cell>
          <table:table-cell office:value-type="float" office:value="162985" calcext:value-type="float">
            <text:p>162985</text:p>
          </table:table-cell>
          <table:table-cell office:value-type="float" office:value="165892" calcext:value-type="float">
            <text:p>165892</text:p>
          </table:table-cell>
          <table:table-cell office:value-type="float" office:value="0.998812213940604" calcext:value-type="float">
            <text:p>0.998812213940604</text:p>
          </table:table-cell>
        </table:table-row>
        <table:table-row table:style-name="ro1">
          <table:table-cell office:value-type="float" office:value="67.0895127429994" calcext:value-type="float">
            <text:p>67.0895127429994</text:p>
          </table:table-cell>
          <table:table-cell office:value-type="float" office:value="172421" calcext:value-type="float">
            <text:p>172421</text:p>
          </table:table-cell>
          <table:table-cell office:value-type="float" office:value="162985" calcext:value-type="float">
            <text:p>162985</text:p>
          </table:table-cell>
          <table:table-cell office:value-type="float" office:value="0.997725267841225" calcext:value-type="float">
            <text:p>0.997725267841225</text:p>
          </table:table-cell>
        </table:table-row>
        <table:table-row table:style-name="ro1">
          <table:table-cell office:value-type="float" office:value="67.2423967289997" calcext:value-type="float">
            <text:p>67.2423967289997</text:p>
          </table:table-cell>
          <table:table-cell office:value-type="float" office:value="177230" calcext:value-type="float">
            <text:p>177230</text:p>
          </table:table-cell>
          <table:table-cell office:value-type="float" office:value="172421" calcext:value-type="float">
            <text:p>172421</text:p>
          </table:table-cell>
          <table:table-cell office:value-type="float" office:value="0.996855710961722" calcext:value-type="float">
            <text:p>0.996855710961722</text:p>
          </table:table-cell>
        </table:table-row>
        <table:table-row table:style-name="ro1">
          <table:table-cell office:value-type="float" office:value="67.3598546679987" calcext:value-type="float">
            <text:p>67.3598546679987</text:p>
          </table:table-cell>
          <table:table-cell office:value-type="float" office:value="175070" calcext:value-type="float">
            <text:p>175070</text:p>
          </table:table-cell>
          <table:table-cell office:value-type="float" office:value="177230" calcext:value-type="float">
            <text:p>177230</text:p>
          </table:table-cell>
          <table:table-cell office:value-type="float" office:value="0.997484568769378" calcext:value-type="float">
            <text:p>0.997484568769378</text:p>
          </table:table-cell>
        </table:table-row>
        <table:table-row table:style-name="ro1">
          <table:table-cell office:value-type="float" office:value="67.5104481340004" calcext:value-type="float">
            <text:p>67.5104481340004</text:p>
          </table:table-cell>
          <table:table-cell office:value-type="float" office:value="166854" calcext:value-type="float">
            <text:p>166854</text:p>
          </table:table-cell>
          <table:table-cell office:value-type="float" office:value="176030" calcext:value-type="float">
            <text:p>176030</text:p>
          </table:table-cell>
          <table:table-cell office:value-type="float" office:value="0.997987655015502" calcext:value-type="float">
            <text:p>0.997987655015502</text:p>
          </table:table-cell>
        </table:table-row>
        <table:table-row table:style-name="ro1">
          <table:table-cell office:value-type="float" office:value="67.6589377519995" calcext:value-type="float">
            <text:p>67.6589377519995</text:p>
          </table:table-cell>
          <table:table-cell office:value-type="float" office:value="159251" calcext:value-type="float">
            <text:p>159251</text:p>
          </table:table-cell>
          <table:table-cell office:value-type="float" office:value="175772" calcext:value-type="float">
            <text:p>175772</text:p>
          </table:table-cell>
          <table:table-cell office:value-type="float" office:value="0.998390124012402" calcext:value-type="float">
            <text:p>0.998390124012402</text:p>
          </table:table-cell>
        </table:table-row>
        <table:table-row table:style-name="ro1">
          <table:table-cell office:value-type="float" office:value="67.8090032309992" calcext:value-type="float">
            <text:p>67.8090032309992</text:p>
          </table:table-cell>
          <table:table-cell office:value-type="float" office:value="158488" calcext:value-type="float">
            <text:p>158488</text:p>
          </table:table-cell>
          <table:table-cell office:value-type="float" office:value="174572" calcext:value-type="float">
            <text:p>174572</text:p>
          </table:table-cell>
          <table:table-cell office:value-type="float" office:value="0.998712099209921" calcext:value-type="float">
            <text:p>0.998712099209921</text:p>
          </table:table-cell>
        </table:table-row>
        <table:table-row table:style-name="ro1">
          <table:table-cell office:value-type="float" office:value="67.9581932279998" calcext:value-type="float">
            <text:p>67.9581932279998</text:p>
          </table:table-cell>
          <table:table-cell office:value-type="float" office:value="165361" calcext:value-type="float">
            <text:p>165361</text:p>
          </table:table-cell>
          <table:table-cell office:value-type="float" office:value="174572" calcext:value-type="float">
            <text:p>174572</text:p>
          </table:table-cell>
          <table:table-cell office:value-type="float" office:value="0.998969679367937" calcext:value-type="float">
            <text:p>0.998969679367937</text:p>
          </table:table-cell>
        </table:table-row>
        <table:table-row table:style-name="ro1">
          <table:table-cell office:value-type="float" office:value="68.1077078589988" calcext:value-type="float">
            <text:p>68.1077078589988</text:p>
          </table:table-cell>
          <table:table-cell office:value-type="float" office:value="174370" calcext:value-type="float">
            <text:p>174370</text:p>
          </table:table-cell>
          <table:table-cell office:value-type="float" office:value="173372" calcext:value-type="float">
            <text:p>173372</text:p>
          </table:table-cell>
          <table:table-cell office:value-type="float" office:value="0.99917574349435" calcext:value-type="float">
            <text:p>0.99917574349435</text:p>
          </table:table-cell>
        </table:table-row>
        <table:table-row table:style-name="ro1">
          <table:table-cell office:value-type="float" office:value="68.2603273309996" calcext:value-type="float">
            <text:p>68.2603273309996</text:p>
          </table:table-cell>
          <table:table-cell office:value-type="float" office:value="178239" calcext:value-type="float">
            <text:p>178239</text:p>
          </table:table-cell>
          <table:table-cell office:value-type="float" office:value="174370" calcext:value-type="float">
            <text:p>174370</text:p>
          </table:table-cell>
          <table:table-cell office:value-type="float" office:value="0.99934059479548" calcext:value-type="float">
            <text:p>0.99934059479548</text:p>
          </table:table-cell>
        </table:table-row>
        <table:table-row table:style-name="ro1">
          <table:table-cell office:value-type="float" office:value="68.4118592989998" calcext:value-type="float">
            <text:p>68.4118592989998</text:p>
          </table:table-cell>
          <table:table-cell office:value-type="float" office:value="173671" calcext:value-type="float">
            <text:p>173671</text:p>
          </table:table-cell>
          <table:table-cell office:value-type="float" office:value="178239" calcext:value-type="float">
            <text:p>178239</text:p>
          </table:table-cell>
          <table:table-cell office:value-type="float" office:value="0.999472475836384" calcext:value-type="float">
            <text:p>0.999472475836384</text:p>
          </table:table-cell>
        </table:table-row>
        <table:table-row table:style-name="ro1">
          <table:table-cell office:value-type="float" office:value="68.5634428670001" calcext:value-type="float">
            <text:p>68.5634428670001</text:p>
          </table:table-cell>
          <table:table-cell office:value-type="float" office:value="164681" calcext:value-type="float">
            <text:p>164681</text:p>
          </table:table-cell>
          <table:table-cell office:value-type="float" office:value="178239" calcext:value-type="float">
            <text:p>178239</text:p>
          </table:table-cell>
          <table:table-cell office:value-type="float" office:value="1.0009202625483" calcext:value-type="float">
            <text:p>1.0009202625483</text:p>
          </table:table-cell>
        </table:table-row>
        <table:table-row table:style-name="ro1">
          <table:table-cell office:value-type="float" office:value="68.7113231269996" calcext:value-type="float">
            <text:p>68.7113231269996</text:p>
          </table:table-cell>
          <table:table-cell office:value-type="float" office:value="159005" calcext:value-type="float">
            <text:p>159005</text:p>
          </table:table-cell>
          <table:table-cell office:value-type="float" office:value="177072" calcext:value-type="float">
            <text:p>177072</text:p>
          </table:table-cell>
          <table:table-cell office:value-type="float" office:value="1.00207849191784" calcext:value-type="float">
            <text:p>1.00207849191784</text:p>
          </table:table-cell>
        </table:table-row>
        <table:table-row table:style-name="ro1">
          <table:table-cell office:value-type="float" office:value="68.8591615659989" calcext:value-type="float">
            <text:p>68.8591615659989</text:p>
          </table:table-cell>
          <table:table-cell office:value-type="float" office:value="161120" calcext:value-type="float">
            <text:p>161120</text:p>
          </table:table-cell>
          <table:table-cell office:value-type="float" office:value="177072" calcext:value-type="float">
            <text:p>177072</text:p>
          </table:table-cell>
          <table:table-cell office:value-type="float" office:value="1.00300507541346" calcext:value-type="float">
            <text:p>1.00300507541346</text:p>
          </table:table-cell>
        </table:table-row>
        <table:table-row table:style-name="ro1">
          <table:table-cell office:value-type="float" office:value="69.0130057539991" calcext:value-type="float">
            <text:p>69.0130057539991</text:p>
          </table:table-cell>
          <table:table-cell office:value-type="float" office:value="169829" calcext:value-type="float">
            <text:p>169829</text:p>
          </table:table-cell>
          <table:table-cell office:value-type="float" office:value="177072" calcext:value-type="float">
            <text:p>177072</text:p>
          </table:table-cell>
          <table:table-cell office:value-type="float" office:value="1.00374634220997" calcext:value-type="float">
            <text:p>1.00374634220997</text:p>
          </table:table-cell>
        </table:table-row>
        <table:table-row table:style-name="ro1">
          <table:table-cell office:value-type="float" office:value="69.1749292690001" calcext:value-type="float">
            <text:p>69.1749292690001</text:p>
          </table:table-cell>
          <table:table-cell office:value-type="float" office:value="178082" calcext:value-type="float">
            <text:p>178082</text:p>
          </table:table-cell>
          <table:table-cell office:value-type="float" office:value="173472" calcext:value-type="float">
            <text:p>173472</text:p>
          </table:table-cell>
          <table:table-cell office:value-type="float" office:value="1.00433935564717" calcext:value-type="float">
            <text:p>1.00433935564717</text:p>
          </table:table-cell>
        </table:table-row>
        <table:table-row table:style-name="ro1">
          <table:table-cell office:value-type="float" office:value="69.3333729469996" calcext:value-type="float">
            <text:p>69.3333729469996</text:p>
          </table:table-cell>
          <table:table-cell office:value-type="float" office:value="177992" calcext:value-type="float">
            <text:p>177992</text:p>
          </table:table-cell>
          <table:table-cell office:value-type="float" office:value="178082" calcext:value-type="float">
            <text:p>178082</text:p>
          </table:table-cell>
          <table:table-cell office:value-type="float" office:value="1.00481376639693" calcext:value-type="float">
            <text:p>1.00481376639693</text:p>
          </table:table-cell>
        </table:table-row>
        <table:table-row table:style-name="ro1">
          <table:table-cell office:value-type="float" office:value="69.4925698650004" calcext:value-type="float">
            <text:p>69.4925698650004</text:p>
          </table:table-cell>
          <table:table-cell office:value-type="float" office:value="169959" calcext:value-type="float">
            <text:p>169959</text:p>
          </table:table-cell>
          <table:table-cell office:value-type="float" office:value="177992" calcext:value-type="float">
            <text:p>177992</text:p>
          </table:table-cell>
          <table:table-cell office:value-type="float" office:value="1.00519329499674" calcext:value-type="float">
            <text:p>1.00519329499674</text:p>
          </table:table-cell>
        </table:table-row>
        <table:table-row table:style-name="ro1">
          <table:table-cell office:value-type="float" office:value="69.6584971720004" calcext:value-type="float">
            <text:p>69.6584971720004</text:p>
          </table:table-cell>
          <table:table-cell office:value-type="float" office:value="161266" calcext:value-type="float">
            <text:p>161266</text:p>
          </table:table-cell>
          <table:table-cell office:value-type="float" office:value="177992" calcext:value-type="float">
            <text:p>177992</text:p>
          </table:table-cell>
          <table:table-cell office:value-type="float" office:value="1.00549691787658" calcext:value-type="float">
            <text:p>1.00549691787658</text:p>
          </table:table-cell>
        </table:table-row>
        <table:table-row table:style-name="ro1">
          <table:table-cell office:value-type="float" office:value="69.8247134329995" calcext:value-type="float">
            <text:p>69.8247134329995</text:p>
          </table:table-cell>
          <table:table-cell office:value-type="float" office:value="160906" calcext:value-type="float">
            <text:p>160906</text:p>
          </table:table-cell>
          <table:table-cell office:value-type="float" office:value="174899" calcext:value-type="float">
            <text:p>174899</text:p>
          </table:table-cell>
          <table:table-cell office:value-type="float" office:value="1.00573981618046" calcext:value-type="float">
            <text:p>1.00573981618046</text:p>
          </table:table-cell>
        </table:table-row>
        <table:table-row table:style-name="ro1">
          <table:table-cell office:value-type="float" office:value="69.982508993" calcext:value-type="float">
            <text:p>69.982508993</text:p>
          </table:table-cell>
          <table:table-cell office:value-type="float" office:value="168885" calcext:value-type="float">
            <text:p>168885</text:p>
          </table:table-cell>
          <table:table-cell office:value-type="float" office:value="174899" calcext:value-type="float">
            <text:p>174899</text:p>
          </table:table-cell>
          <table:table-cell office:value-type="float" office:value="1.00593413482356" calcext:value-type="float">
            <text:p>1.00593413482356</text:p>
          </table:table-cell>
        </table:table-row>
        <table:table-row table:style-name="ro1">
          <table:table-cell office:value-type="float" office:value="70.1401979210004" calcext:value-type="float">
            <text:p>70.1401979210004</text:p>
          </table:table-cell>
          <table:table-cell office:value-type="float" office:value="177853" calcext:value-type="float">
            <text:p>177853</text:p>
          </table:table-cell>
          <table:table-cell office:value-type="float" office:value="174899" calcext:value-type="float">
            <text:p>174899</text:p>
          </table:table-cell>
          <table:table-cell office:value-type="float" office:value="1.00608958973805" calcext:value-type="float">
            <text:p>1.00608958973805</text:p>
          </table:table-cell>
        </table:table-row>
        <table:table-row table:style-name="ro1">
          <table:table-cell office:value-type="float" office:value="70.3046006379991" calcext:value-type="float">
            <text:p>70.3046006379991</text:p>
          </table:table-cell>
          <table:table-cell office:value-type="float" office:value="179721" calcext:value-type="float">
            <text:p>179721</text:p>
          </table:table-cell>
          <table:table-cell office:value-type="float" office:value="177853" calcext:value-type="float">
            <text:p>177853</text:p>
          </table:table-cell>
          <table:table-cell office:value-type="float" office:value="1.00621395366963" calcext:value-type="float">
            <text:p>1.00621395366963</text:p>
          </table:table-cell>
        </table:table-row>
        <table:table-row table:style-name="ro1">
          <table:table-cell office:value-type="float" office:value="70.4711914729996" calcext:value-type="float">
            <text:p>70.4711914729996</text:p>
          </table:table-cell>
          <table:table-cell office:value-type="float" office:value="172271" calcext:value-type="float">
            <text:p>172271</text:p>
          </table:table-cell>
          <table:table-cell office:value-type="float" office:value="179721" calcext:value-type="float">
            <text:p>179721</text:p>
          </table:table-cell>
          <table:table-cell office:value-type="float" office:value="1.0063134448149" calcext:value-type="float">
            <text:p>1.0063134448149</text:p>
          </table:table-cell>
        </table:table-row>
        <table:table-row table:style-name="ro1">
          <table:table-cell office:value-type="float" office:value="70.5719823109994" calcext:value-type="float">
            <text:p>70.5719823109994</text:p>
          </table:table-cell>
          <table:table-cell office:value-type="float" office:value="166201" calcext:value-type="float">
            <text:p>166201</text:p>
          </table:table-cell>
          <table:table-cell office:value-type="float" office:value="177772" calcext:value-type="float">
            <text:p>177772</text:p>
          </table:table-cell>
          <table:table-cell office:value-type="float" office:value="1.00775345855462" calcext:value-type="float">
            <text:p>1.00775345855462</text:p>
          </table:table-cell>
        </table:table-row>
        <table:table-row table:style-name="ro1">
          <table:table-cell office:value-type="float" office:value="70.7539291390003" calcext:value-type="float">
            <text:p>70.7539291390003</text:p>
          </table:table-cell>
          <table:table-cell office:value-type="float" office:value="160756" calcext:value-type="float">
            <text:p>160756</text:p>
          </table:table-cell>
          <table:table-cell office:value-type="float" office:value="177772" calcext:value-type="float">
            <text:p>177772</text:p>
          </table:table-cell>
          <table:table-cell office:value-type="float" office:value="1.00754504872289" calcext:value-type="float">
            <text:p>1.00754504872289</text:p>
          </table:table-cell>
        </table:table-row>
        <table:table-row table:style-name="ro1">
          <table:table-cell office:value-type="float" office:value="70.8602366899995" calcext:value-type="float">
            <text:p>70.8602366899995</text:p>
          </table:table-cell>
          <table:table-cell office:value-type="float" office:value="163164" calcext:value-type="float">
            <text:p>163164</text:p>
          </table:table-cell>
          <table:table-cell office:value-type="float" office:value="177772" calcext:value-type="float">
            <text:p>177772</text:p>
          </table:table-cell>
          <table:table-cell office:value-type="float" office:value="1.00873874168102" calcext:value-type="float">
            <text:p>1.00873874168102</text:p>
          </table:table-cell>
        </table:table-row>
        <table:table-row table:style-name="ro1">
          <table:table-cell office:value-type="float" office:value="71.0185969969989" calcext:value-type="float">
            <text:p>71.0185969969989</text:p>
          </table:table-cell>
          <table:table-cell office:value-type="float" office:value="172184" calcext:value-type="float">
            <text:p>172184</text:p>
          </table:table-cell>
          <table:table-cell office:value-type="float" office:value="176572" calcext:value-type="float">
            <text:p>176572</text:p>
          </table:table-cell>
          <table:table-cell office:value-type="float" office:value="1.00969369604752" calcext:value-type="float">
            <text:p>1.00969369604752</text:p>
          </table:table-cell>
        </table:table-row>
        <table:table-row table:style-name="ro1">
          <table:table-cell office:value-type="float" office:value="71.1695772959993" calcext:value-type="float">
            <text:p>71.1695772959993</text:p>
          </table:table-cell>
          <table:table-cell office:value-type="float" office:value="179919" calcext:value-type="float">
            <text:p>179919</text:p>
          </table:table-cell>
          <table:table-cell office:value-type="float" office:value="173174" calcext:value-type="float">
            <text:p>173174</text:p>
          </table:table-cell>
          <table:table-cell office:value-type="float" office:value="1.01045765954072" calcext:value-type="float">
            <text:p>1.01045765954072</text:p>
          </table:table-cell>
        </table:table-row>
        <table:table-row table:style-name="ro1">
          <table:table-cell office:value-type="float" office:value="71.3259893470004" calcext:value-type="float">
            <text:p>71.3259893470004</text:p>
          </table:table-cell>
          <table:table-cell office:value-type="float" office:value="180207" calcext:value-type="float">
            <text:p>180207</text:p>
          </table:table-cell>
          <table:table-cell office:value-type="float" office:value="179919" calcext:value-type="float">
            <text:p>179919</text:p>
          </table:table-cell>
          <table:table-cell office:value-type="float" office:value="1.01106883033528" calcext:value-type="float">
            <text:p>1.01106883033528</text:p>
          </table:table-cell>
        </table:table-row>
        <table:table-row table:style-name="ro1">
          <table:table-cell office:value-type="float" office:value="71.4845695559998" calcext:value-type="float">
            <text:p>71.4845695559998</text:p>
          </table:table-cell>
          <table:table-cell office:value-type="float" office:value="172452" calcext:value-type="float">
            <text:p>172452</text:p>
          </table:table-cell>
          <table:table-cell office:value-type="float" office:value="180207" calcext:value-type="float">
            <text:p>180207</text:p>
          </table:table-cell>
          <table:table-cell office:value-type="float" office:value="1.01155776697092" calcext:value-type="float">
            <text:p>1.01155776697092</text:p>
          </table:table-cell>
        </table:table-row>
        <table:table-row table:style-name="ro1">
          <table:table-cell office:value-type="float" office:value="71.6446357549994" calcext:value-type="float">
            <text:p>71.6446357549994</text:p>
          </table:table-cell>
          <table:table-cell office:value-type="float" office:value="163757" calcext:value-type="float">
            <text:p>163757</text:p>
          </table:table-cell>
          <table:table-cell office:value-type="float" office:value="179349" calcext:value-type="float">
            <text:p>179349</text:p>
          </table:table-cell>
          <table:table-cell office:value-type="float" office:value="1.01058849545593" calcext:value-type="float">
            <text:p>1.01058849545593</text:p>
          </table:table-cell>
        </table:table-row>
        <table:table-row table:style-name="ro1">
          <table:table-cell office:value-type="float" office:value="71.8008660639989" calcext:value-type="float">
            <text:p>71.8008660639989</text:p>
          </table:table-cell>
          <table:table-cell office:value-type="float" office:value="162307" calcext:value-type="float">
            <text:p>162307</text:p>
          </table:table-cell>
          <table:table-cell office:value-type="float" office:value="179349" calcext:value-type="float">
            <text:p>179349</text:p>
          </table:table-cell>
          <table:table-cell office:value-type="float" office:value="1.00981307824394" calcext:value-type="float">
            <text:p>1.00981307824394</text:p>
          </table:table-cell>
        </table:table-row>
        <table:table-row table:style-name="ro1">
          <table:table-cell office:value-type="float" office:value="71.9601123819994" calcext:value-type="float">
            <text:p>71.9601123819994</text:p>
          </table:table-cell>
          <table:table-cell office:value-type="float" office:value="169480" calcext:value-type="float">
            <text:p>169480</text:p>
          </table:table-cell>
          <table:table-cell office:value-type="float" office:value="178149" calcext:value-type="float">
            <text:p>178149</text:p>
          </table:table-cell>
          <table:table-cell office:value-type="float" office:value="1.00919274447435" calcext:value-type="float">
            <text:p>1.00919274447435</text:p>
          </table:table-cell>
        </table:table-row>
        <table:table-row table:style-name="ro1">
          <table:table-cell office:value-type="float" office:value="72.128722862999" calcext:value-type="float">
            <text:p>72.128722862999</text:p>
          </table:table-cell>
          <table:table-cell office:value-type="float" office:value="179363" calcext:value-type="float">
            <text:p>179363</text:p>
          </table:table-cell>
          <table:table-cell office:value-type="float" office:value="174549" calcext:value-type="float">
            <text:p>174549</text:p>
          </table:table-cell>
          <table:table-cell office:value-type="float" office:value="1.00735419557948" calcext:value-type="float">
            <text:p>1.00735419557948</text:p>
          </table:table-cell>
        </table:table-row>
        <table:table-row table:style-name="ro1">
          <table:table-cell office:value-type="float" office:value="72.2872026099994" calcext:value-type="float">
            <text:p>72.2872026099994</text:p>
          </table:table-cell>
          <table:table-cell office:value-type="float" office:value="182015" calcext:value-type="float">
            <text:p>182015</text:p>
          </table:table-cell>
          <table:table-cell office:value-type="float" office:value="179363" calcext:value-type="float">
            <text:p>179363</text:p>
          </table:table-cell>
          <table:table-cell office:value-type="float" office:value="1.00588335646358" calcext:value-type="float">
            <text:p>1.00588335646358</text:p>
          </table:table-cell>
        </table:table-row>
        <table:table-row table:style-name="ro1">
          <table:table-cell office:value-type="float" office:value="72.4445138430001" calcext:value-type="float">
            <text:p>72.4445138430001</text:p>
          </table:table-cell>
          <table:table-cell office:value-type="float" office:value="175860" calcext:value-type="float">
            <text:p>175860</text:p>
          </table:table-cell>
          <table:table-cell office:value-type="float" office:value="182015" calcext:value-type="float">
            <text:p>182015</text:p>
          </table:table-cell>
          <table:table-cell office:value-type="float" office:value="1.00470668517087" calcext:value-type="float">
            <text:p>1.00470668517087</text:p>
          </table:table-cell>
        </table:table-row>
        <table:table-row table:style-name="ro1">
          <table:table-cell office:value-type="float" office:value="72.589343710999" calcext:value-type="float">
            <text:p>72.589343710999</text:p>
          </table:table-cell>
          <table:table-cell office:value-type="float" office:value="167265" calcext:value-type="float">
            <text:p>167265</text:p>
          </table:table-cell>
          <table:table-cell office:value-type="float" office:value="175860" calcext:value-type="float">
            <text:p>175860</text:p>
          </table:table-cell>
          <table:table-cell office:value-type="float" office:value="1.00376534813669" calcext:value-type="float">
            <text:p>1.00376534813669</text:p>
          </table:table-cell>
        </table:table-row>
        <table:table-row table:style-name="ro1">
          <table:table-cell office:value-type="float" office:value="72.7483095850002" calcext:value-type="float">
            <text:p>72.7483095850002</text:p>
          </table:table-cell>
          <table:table-cell office:value-type="float" office:value="162748" calcext:value-type="float">
            <text:p>162748</text:p>
          </table:table-cell>
          <table:table-cell office:value-type="float" office:value="175860" calcext:value-type="float">
            <text:p>175860</text:p>
          </table:table-cell>
          <table:table-cell office:value-type="float" office:value="1.00301227850935" calcext:value-type="float">
            <text:p>1.00301227850935</text:p>
          </table:table-cell>
        </table:table-row>
        <table:table-row table:style-name="ro1">
          <table:table-cell office:value-type="float" office:value="72.9058489899999" calcext:value-type="float">
            <text:p>72.9058489899999</text:p>
          </table:table-cell>
          <table:table-cell office:value-type="float" office:value="167329" calcext:value-type="float">
            <text:p>167329</text:p>
          </table:table-cell>
          <table:table-cell office:value-type="float" office:value="175860" calcext:value-type="float">
            <text:p>175860</text:p>
          </table:table-cell>
          <table:table-cell office:value-type="float" office:value="1.00240982280748" calcext:value-type="float">
            <text:p>1.00240982280748</text:p>
          </table:table-cell>
        </table:table-row>
        <table:table-row table:style-name="ro1">
          <table:table-cell office:value-type="float" office:value="73.0592857209995" calcext:value-type="float">
            <text:p>73.0592857209995</text:p>
          </table:table-cell>
          <table:table-cell office:value-type="float" office:value="176698" calcext:value-type="float">
            <text:p>176698</text:p>
          </table:table-cell>
          <table:table-cell office:value-type="float" office:value="172260" calcext:value-type="float">
            <text:p>172260</text:p>
          </table:table-cell>
          <table:table-cell office:value-type="float" office:value="1.00192785824599" calcext:value-type="float">
            <text:p>1.00192785824599</text:p>
          </table:table-cell>
        </table:table-row>
        <table:table-row table:style-name="ro1">
          <table:table-cell office:value-type="float" office:value="73.2217165999991" calcext:value-type="float">
            <text:p>73.2217165999991</text:p>
          </table:table-cell>
          <table:table-cell office:value-type="float" office:value="183064" calcext:value-type="float">
            <text:p>183064</text:p>
          </table:table-cell>
          <table:table-cell office:value-type="float" office:value="176698" calcext:value-type="float">
            <text:p>176698</text:p>
          </table:table-cell>
          <table:table-cell office:value-type="float" office:value="1.00021778328553" calcext:value-type="float">
            <text:p>1.00021778328553</text:p>
          </table:table-cell>
        </table:table-row>
        <table:table-row table:style-name="ro1">
          <table:table-cell office:value-type="float" office:value="73.377333598999" calcext:value-type="float">
            <text:p>73.377333598999</text:p>
          </table:table-cell>
          <table:table-cell office:value-type="float" office:value="180343" calcext:value-type="float">
            <text:p>180343</text:p>
          </table:table-cell>
          <table:table-cell office:value-type="float" office:value="183064" calcext:value-type="float">
            <text:p>183064</text:p>
          </table:table-cell>
          <table:table-cell office:value-type="float" office:value="0.998849723317167" calcext:value-type="float">
            <text:p>0.998849723317167</text:p>
          </table:table-cell>
        </table:table-row>
        <table:table-row table:style-name="ro1">
          <table:table-cell office:value-type="float" office:value="73.5284382299997" calcext:value-type="float">
            <text:p>73.5284382299997</text:p>
          </table:table-cell>
          <table:table-cell office:value-type="float" office:value="171751" calcext:value-type="float">
            <text:p>171751</text:p>
          </table:table-cell>
          <table:table-cell office:value-type="float" office:value="180343" calcext:value-type="float">
            <text:p>180343</text:p>
          </table:table-cell>
          <table:table-cell office:value-type="float" office:value="0.997755275342475" calcext:value-type="float">
            <text:p>0.997755275342475</text:p>
          </table:table-cell>
        </table:table-row>
        <table:table-row table:style-name="ro1">
          <table:table-cell office:value-type="float" office:value="73.6836490639998" calcext:value-type="float">
            <text:p>73.6836490639998</text:p>
          </table:table-cell>
          <table:table-cell office:value-type="float" office:value="164540" calcext:value-type="float">
            <text:p>164540</text:p>
          </table:table-cell>
          <table:table-cell office:value-type="float" office:value="171751" calcext:value-type="float">
            <text:p>171751</text:p>
          </table:table-cell>
          <table:table-cell office:value-type="float" office:value="0.996879716962722" calcext:value-type="float">
            <text:p>0.996879716962722</text:p>
          </table:table-cell>
        </table:table-row>
        <table:table-row table:style-name="ro1">
          <table:table-cell office:value-type="float" office:value="73.8392656830001" calcext:value-type="float">
            <text:p>73.8392656830001</text:p>
          </table:table-cell>
          <table:table-cell office:value-type="float" office:value="165371" calcext:value-type="float">
            <text:p>165371</text:p>
          </table:table-cell>
          <table:table-cell office:value-type="float" office:value="171751" calcext:value-type="float">
            <text:p>171751</text:p>
          </table:table-cell>
          <table:table-cell office:value-type="float" office:value="0.996179270258919" calcext:value-type="float">
            <text:p>0.996179270258919</text:p>
          </table:table-cell>
        </table:table-row>
        <table:table-row table:style-name="ro1">
          <table:table-cell office:value-type="float" office:value="73.9948017009992" calcext:value-type="float">
            <text:p>73.9948017009992</text:p>
          </table:table-cell>
          <table:table-cell office:value-type="float" office:value="173668" calcext:value-type="float">
            <text:p>173668</text:p>
          </table:table-cell>
          <table:table-cell office:value-type="float" office:value="169351" calcext:value-type="float">
            <text:p>169351</text:p>
          </table:table-cell>
          <table:table-cell office:value-type="float" office:value="0.995618912895877" calcext:value-type="float">
            <text:p>0.995618912895877</text:p>
          </table:table-cell>
        </table:table-row>
        <table:table-row table:style-name="ro1">
          <table:table-cell office:value-type="float" office:value="74.1516096260002" calcext:value-type="float">
            <text:p>74.1516096260002</text:p>
          </table:table-cell>
          <table:table-cell office:value-type="float" office:value="182300" calcext:value-type="float">
            <text:p>182300</text:p>
          </table:table-cell>
          <table:table-cell office:value-type="float" office:value="169351" calcext:value-type="float">
            <text:p>169351</text:p>
          </table:table-cell>
          <table:table-cell office:value-type="float" office:value="0.995170627005444" calcext:value-type="float">
            <text:p>0.995170627005444</text:p>
          </table:table-cell>
        </table:table-row>
        <table:table-row table:style-name="ro1">
          <table:table-cell office:value-type="float" office:value="74.3069452519994" calcext:value-type="float">
            <text:p>74.3069452519994</text:p>
          </table:table-cell>
          <table:table-cell office:value-type="float" office:value="183673" calcext:value-type="float">
            <text:p>183673</text:p>
          </table:table-cell>
          <table:table-cell office:value-type="float" office:value="169351" calcext:value-type="float">
            <text:p>169351</text:p>
          </table:table-cell>
          <table:table-cell office:value-type="float" office:value="0.994811998293097" calcext:value-type="float">
            <text:p>0.994811998293097</text:p>
          </table:table-cell>
        </table:table-row>
        <table:table-row table:style-name="ro1">
          <table:table-cell office:value-type="float" office:value="74.4561781869998" calcext:value-type="float">
            <text:p>74.4561781869998</text:p>
          </table:table-cell>
          <table:table-cell office:value-type="float" office:value="177174" calcext:value-type="float">
            <text:p>177174</text:p>
          </table:table-cell>
          <table:table-cell office:value-type="float" office:value="183673" calcext:value-type="float">
            <text:p>183673</text:p>
          </table:table-cell>
          <table:table-cell office:value-type="float" office:value="0.994525095323219" calcext:value-type="float">
            <text:p>0.994525095323219</text:p>
          </table:table-cell>
        </table:table-row>
        <table:table-row table:style-name="ro1">
          <table:table-cell office:value-type="float" office:value="74.6151914000002" calcext:value-type="float">
            <text:p>74.6151914000002</text:p>
          </table:table-cell>
          <table:table-cell office:value-type="float" office:value="167993" calcext:value-type="float">
            <text:p>167993</text:p>
          </table:table-cell>
          <table:table-cell office:value-type="float" office:value="177174" calcext:value-type="float">
            <text:p>177174</text:p>
          </table:table-cell>
          <table:table-cell office:value-type="float" office:value="0.994295572947317" calcext:value-type="float">
            <text:p>0.994295572947317</text:p>
          </table:table-cell>
        </table:table-row>
        <table:table-row table:style-name="ro1">
          <table:table-cell office:value-type="float" office:value="74.7786601629996" calcext:value-type="float">
            <text:p>74.7786601629996</text:p>
          </table:table-cell>
          <table:table-cell office:value-type="float" office:value="164940" calcext:value-type="float">
            <text:p>164940</text:p>
          </table:table-cell>
          <table:table-cell office:value-type="float" office:value="168505" calcext:value-type="float">
            <text:p>168505</text:p>
          </table:table-cell>
          <table:table-cell office:value-type="float" office:value="0.994111955046595" calcext:value-type="float">
            <text:p>0.994111955046595</text:p>
          </table:table-cell>
        </table:table-row>
        <table:table-row table:style-name="ro1">
          <table:table-cell office:value-type="float" office:value="74.9431478890001" calcext:value-type="float">
            <text:p>74.9431478890001</text:p>
          </table:table-cell>
          <table:table-cell office:value-type="float" office:value="171446" calcext:value-type="float">
            <text:p>171446</text:p>
          </table:table-cell>
          <table:table-cell office:value-type="float" office:value="168505" calcext:value-type="float">
            <text:p>168505</text:p>
          </table:table-cell>
          <table:table-cell office:value-type="float" office:value="0.993965060726018" calcext:value-type="float">
            <text:p>0.993965060726018</text:p>
          </table:table-cell>
        </table:table-row>
        <table:table-row table:style-name="ro1">
          <table:table-cell office:value-type="float" office:value="75.1051077109987" calcext:value-type="float">
            <text:p>75.1051077109987</text:p>
          </table:table-cell>
          <table:table-cell office:value-type="float" office:value="181239" calcext:value-type="float">
            <text:p>181239</text:p>
          </table:table-cell>
          <table:table-cell office:value-type="float" office:value="168505" calcext:value-type="float">
            <text:p>168505</text:p>
          </table:table-cell>
          <table:table-cell office:value-type="float" office:value="0.993847545269556" calcext:value-type="float">
            <text:p>0.993847545269556</text:p>
          </table:table-cell>
        </table:table-row>
        <table:table-row table:style-name="ro1">
          <table:table-cell office:value-type="float" office:value="75.2702328750002" calcext:value-type="float">
            <text:p>75.2702328750002</text:p>
          </table:table-cell>
          <table:table-cell office:value-type="float" office:value="185189" calcext:value-type="float">
            <text:p>185189</text:p>
          </table:table-cell>
          <table:table-cell office:value-type="float" office:value="181239" calcext:value-type="float">
            <text:p>181239</text:p>
          </table:table-cell>
          <table:table-cell office:value-type="float" office:value="0.993753532904387" calcext:value-type="float">
            <text:p>0.993753532904387</text:p>
          </table:table-cell>
        </table:table-row>
        <table:table-row table:style-name="ro1">
          <table:table-cell office:value-type="float" office:value="75.4278693300003" calcext:value-type="float">
            <text:p>75.4278693300003</text:p>
          </table:table-cell>
          <table:table-cell office:value-type="float" office:value="179806" calcext:value-type="float">
            <text:p>179806</text:p>
          </table:table-cell>
          <table:table-cell office:value-type="float" office:value="185189" calcext:value-type="float">
            <text:p>185189</text:p>
          </table:table-cell>
          <table:table-cell office:value-type="float" office:value="0.992371247376141" calcext:value-type="float">
            <text:p>0.992371247376141</text:p>
          </table:table-cell>
        </table:table-row>
        <table:table-row table:style-name="ro1">
          <table:table-cell office:value-type="float" office:value="75.5935993019994" calcext:value-type="float">
            <text:p>75.5935993019994</text:p>
          </table:table-cell>
          <table:table-cell office:value-type="float" office:value="170045" calcext:value-type="float">
            <text:p>170045</text:p>
          </table:table-cell>
          <table:table-cell office:value-type="float" office:value="179806" calcext:value-type="float">
            <text:p>179806</text:p>
          </table:table-cell>
          <table:table-cell office:value-type="float" office:value="0.991265418953544" calcext:value-type="float">
            <text:p>0.991265418953544</text:p>
          </table:table-cell>
        </table:table-row>
        <table:table-row table:style-name="ro1">
          <table:table-cell office:value-type="float" office:value="75.7529896100004" calcext:value-type="float">
            <text:p>75.7529896100004</text:p>
          </table:table-cell>
          <table:table-cell office:value-type="float" office:value="165754" calcext:value-type="float">
            <text:p>165754</text:p>
          </table:table-cell>
          <table:table-cell office:value-type="float" office:value="170045" calcext:value-type="float">
            <text:p>170045</text:p>
          </table:table-cell>
          <table:table-cell office:value-type="float" office:value="0.990380756215467" calcext:value-type="float">
            <text:p>0.990380756215467</text:p>
          </table:table-cell>
        </table:table-row>
        <table:table-row table:style-name="ro1">
          <table:table-cell office:value-type="float" office:value="75.9101720299987" calcext:value-type="float">
            <text:p>75.9101720299987</text:p>
          </table:table-cell>
          <table:table-cell office:value-type="float" office:value="170561" calcext:value-type="float">
            <text:p>170561</text:p>
          </table:table-cell>
          <table:table-cell office:value-type="float" office:value="168845" calcext:value-type="float">
            <text:p>168845</text:p>
          </table:table-cell>
          <table:table-cell office:value-type="float" office:value="0.792304604972374" calcext:value-type="float">
            <text:p>0.792304604972374</text:p>
          </table:table-cell>
        </table:table-row>
        <table:table-row table:style-name="ro1">
          <table:table-cell office:value-type="float" office:value="76.0621651999991" calcext:value-type="float">
            <text:p>76.0621651999991</text:p>
          </table:table-cell>
          <table:table-cell office:value-type="float" office:value="179869" calcext:value-type="float">
            <text:p>179869</text:p>
          </table:table-cell>
          <table:table-cell office:value-type="float" office:value="170561" calcext:value-type="float">
            <text:p>170561</text:p>
          </table:table-cell>
          <table:table-cell office:value-type="float" office:value="0.633843683977899" calcext:value-type="float">
            <text:p>0.633843683977899</text:p>
          </table:table-cell>
        </table:table-row>
        <table:table-row table:style-name="ro1">
          <table:table-cell office:value-type="float" office:value="76.2262565799992" calcext:value-type="float">
            <text:p>76.2262565799992</text:p>
          </table:table-cell>
          <table:table-cell office:value-type="float" office:value="186115" calcext:value-type="float">
            <text:p>186115</text:p>
          </table:table-cell>
          <table:table-cell office:value-type="float" office:value="170561" calcext:value-type="float">
            <text:p>170561</text:p>
          </table:table-cell>
          <table:table-cell office:value-type="float" office:value="0.520232841919161" calcext:value-type="float">
            <text:p>0.520232841919161</text:p>
          </table:table-cell>
        </table:table-row>
        <table:table-row table:style-name="ro1">
          <table:table-cell office:value-type="float" office:value="76.3856738979994" calcext:value-type="float">
            <text:p>76.3856738979994</text:p>
          </table:table-cell>
          <table:table-cell office:value-type="float" office:value="182966" calcext:value-type="float">
            <text:p>182966</text:p>
          </table:table-cell>
          <table:table-cell office:value-type="float" office:value="186115" calcext:value-type="float">
            <text:p>186115</text:p>
          </table:table-cell>
          <table:table-cell office:value-type="float" office:value="0.429344168272171" calcext:value-type="float">
            <text:p>0.429344168272171</text:p>
          </table:table-cell>
        </table:table-row>
        <table:table-row table:style-name="ro1">
          <table:table-cell office:value-type="float" office:value="76.5328348149997" calcext:value-type="float">
            <text:p>76.5328348149997</text:p>
          </table:table-cell>
          <table:table-cell office:value-type="float" office:value="174484" calcext:value-type="float">
            <text:p>174484</text:p>
          </table:table-cell>
          <table:table-cell office:value-type="float" office:value="182966" calcext:value-type="float">
            <text:p>182966</text:p>
          </table:table-cell>
          <table:table-cell office:value-type="float" office:value="0.356633229354579" calcext:value-type="float">
            <text:p>0.356633229354579</text:p>
          </table:table-cell>
        </table:table-row>
        <table:table-row table:style-name="ro1">
          <table:table-cell office:value-type="float" office:value="76.6941903989991" calcext:value-type="float">
            <text:p>76.6941903989991</text:p>
          </table:table-cell>
          <table:table-cell office:value-type="float" office:value="167302" calcext:value-type="float">
            <text:p>167302</text:p>
          </table:table-cell>
          <table:table-cell office:value-type="float" office:value="182966" calcext:value-type="float">
            <text:p>182966</text:p>
          </table:table-cell>
          <table:table-cell office:value-type="float" office:value="0.298464478220505" calcext:value-type="float">
            <text:p>0.298464478220505</text:p>
          </table:table-cell>
        </table:table-row>
        <table:table-row table:style-name="ro1">
          <table:table-cell office:value-type="float" office:value="76.8676882729997" calcext:value-type="float">
            <text:p>76.8676882729997</text:p>
          </table:table-cell>
          <table:table-cell office:value-type="float" office:value="169479" calcext:value-type="float">
            <text:p>169479</text:p>
          </table:table-cell>
          <table:table-cell office:value-type="float" office:value="176802" calcext:value-type="float">
            <text:p>176802</text:p>
          </table:table-cell>
          <table:table-cell office:value-type="float" office:value="0.251929477313246" calcext:value-type="float">
            <text:p>0.251929477313246</text:p>
          </table:table-cell>
        </table:table-row>
        <table:table-row table:style-name="ro1">
          <table:table-cell office:value-type="float" office:value="77.023535454" calcext:value-type="float">
            <text:p>77.023535454</text:p>
          </table:table-cell>
          <table:table-cell office:value-type="float" office:value="178496" calcext:value-type="float">
            <text:p>178496</text:p>
          </table:table-cell>
          <table:table-cell office:value-type="float" office:value="169479" calcext:value-type="float">
            <text:p>169479</text:p>
          </table:table-cell>
          <table:table-cell office:value-type="float" office:value="0.214701476587439" calcext:value-type="float">
            <text:p>0.214701476587439</text:p>
          </table:table-cell>
        </table:table-row>
        <table:table-row table:style-name="ro1">
          <table:table-cell office:value-type="float" office:value="77.1775954009991" calcext:value-type="float">
            <text:p>77.1775954009991</text:p>
          </table:table-cell>
          <table:table-cell office:value-type="float" office:value="186160" calcext:value-type="float">
            <text:p>186160</text:p>
          </table:table-cell>
          <table:table-cell office:value-type="float" office:value="178496" calcext:value-type="float">
            <text:p>178496</text:p>
          </table:table-cell>
          <table:table-cell office:value-type="float" office:value="0.184833076694788" calcext:value-type="float">
            <text:p>0.184833076694788</text:p>
          </table:table-cell>
        </table:table-row>
        <table:table-row table:style-name="ro1">
          <table:table-cell office:value-type="float" office:value="77.3167271120001" calcext:value-type="float">
            <text:p>77.3167271120001</text:p>
          </table:table-cell>
          <table:table-cell office:value-type="float" office:value="186450" calcext:value-type="float">
            <text:p>186450</text:p>
          </table:table-cell>
          <table:table-cell office:value-type="float" office:value="186160" calcext:value-type="float">
            <text:p>186160</text:p>
          </table:table-cell>
          <table:table-cell office:value-type="float" office:value="0.161024356092673" calcext:value-type="float">
            <text:p>0.161024356092673</text:p>
          </table:table-cell>
        </table:table-row>
        <table:table-row table:style-name="ro1">
          <table:table-cell office:value-type="float" office:value="77.4589483629989" calcext:value-type="float">
            <text:p>77.4589483629989</text:p>
          </table:table-cell>
          <table:table-cell office:value-type="float" office:value="180009" calcext:value-type="float">
            <text:p>180009</text:p>
          </table:table-cell>
          <table:table-cell office:value-type="float" office:value="186450" calcext:value-type="float">
            <text:p>186450</text:p>
          </table:table-cell>
          <table:table-cell office:value-type="float" office:value="0.14197737961098" calcext:value-type="float">
            <text:p>0.14197737961098</text:p>
          </table:table-cell>
        </table:table-row>
        <table:table-row table:style-name="ro1">
          <table:table-cell office:value-type="float" office:value="77.6032038920002" calcext:value-type="float">
            <text:p>77.6032038920002</text:p>
          </table:table-cell>
          <table:table-cell office:value-type="float" office:value="171563" calcext:value-type="float">
            <text:p>171563</text:p>
          </table:table-cell>
          <table:table-cell office:value-type="float" office:value="180009" calcext:value-type="float">
            <text:p>180009</text:p>
          </table:table-cell>
          <table:table-cell office:value-type="float" office:value="0.126739798425626" calcext:value-type="float">
            <text:p>0.126739798425626</text:p>
          </table:table-cell>
        </table:table-row>
        <table:table-row table:style-name="ro1">
          <table:table-cell office:value-type="float" office:value="77.7624714679987" calcext:value-type="float">
            <text:p>77.7624714679987</text:p>
          </table:table-cell>
          <table:table-cell office:value-type="float" office:value="167793" calcext:value-type="float">
            <text:p>167793</text:p>
          </table:table-cell>
          <table:table-cell office:value-type="float" office:value="171563" calcext:value-type="float">
            <text:p>171563</text:p>
          </table:table-cell>
          <table:table-cell office:value-type="float" office:value="0.114549733477343" calcext:value-type="float">
            <text:p>0.114549733477343</text:p>
          </table:table-cell>
        </table:table-row>
        <table:table-row table:style-name="ro1">
          <table:table-cell office:value-type="float" office:value="77.8643789589987" calcext:value-type="float">
            <text:p>77.8643789589987</text:p>
          </table:table-cell>
          <table:table-cell office:value-type="float" office:value="170337" calcext:value-type="float">
            <text:p>170337</text:p>
          </table:table-cell>
          <table:table-cell office:value-type="float" office:value="169017" calcext:value-type="float">
            <text:p>169017</text:p>
          </table:table-cell>
          <table:table-cell office:value-type="float" office:value="0.104797681518717" calcext:value-type="float">
            <text:p>0.104797681518717</text:p>
          </table:table-cell>
        </table:table-row>
        <table:table-row table:style-name="ro1">
          <table:table-cell office:value-type="float" office:value="78.0025120560003" calcext:value-type="float">
            <text:p>78.0025120560003</text:p>
          </table:table-cell>
          <table:table-cell office:value-type="float" office:value="178160" calcext:value-type="float">
            <text:p>178160</text:p>
          </table:table-cell>
          <table:table-cell office:value-type="float" office:value="169017" calcext:value-type="float">
            <text:p>169017</text:p>
          </table:table-cell>
          <table:table-cell office:value-type="float" office:value="0.0969960399518154" calcext:value-type="float">
            <text:p>0.0969960399518154</text:p>
          </table:table-cell>
        </table:table-row>
        <table:table-row table:style-name="ro1">
          <table:table-cell office:value-type="float" office:value="78.1399005740004" calcext:value-type="float">
            <text:p>78.1399005740004</text:p>
          </table:table-cell>
          <table:table-cell office:value-type="float" office:value="185841" calcext:value-type="float">
            <text:p>185841</text:p>
          </table:table-cell>
          <table:table-cell office:value-type="float" office:value="169017" calcext:value-type="float">
            <text:p>169017</text:p>
          </table:table-cell>
          <table:table-cell office:value-type="float" office:value="0.0907547266982944" calcext:value-type="float">
            <text:p>0.0907547266982944</text:p>
          </table:table-cell>
        </table:table-row>
        <table:table-row table:style-name="ro1">
          <table:table-cell office:value-type="float" office:value="78.2789408730005" calcext:value-type="float">
            <text:p>78.2789408730005</text:p>
          </table:table-cell>
          <table:table-cell office:value-type="float" office:value="188114" calcext:value-type="float">
            <text:p>188114</text:p>
          </table:table-cell>
          <table:table-cell office:value-type="float" office:value="169017" calcext:value-type="float">
            <text:p>169017</text:p>
          </table:table-cell>
          <table:table-cell office:value-type="float" office:value="0.0858488144712183" calcext:value-type="float">
            <text:p>0.0858488144712183</text:p>
          </table:table-cell>
        </table:table-row>
        <table:table-row table:style-name="ro1">
          <table:table-cell office:value-type="float" office:value="78.4255211620002" calcext:value-type="float">
            <text:p>78.4255211620002</text:p>
          </table:table-cell>
          <table:table-cell office:value-type="float" office:value="182936" calcext:value-type="float">
            <text:p>182936</text:p>
          </table:table-cell>
          <table:table-cell office:value-type="float" office:value="187017" calcext:value-type="float">
            <text:p>187017</text:p>
          </table:table-cell>
          <table:table-cell office:value-type="float" office:value="0.0819240846895575" calcext:value-type="float">
            <text:p>0.0819240846895575</text:p>
          </table:table-cell>
        </table:table-row>
        <table:table-row table:style-name="ro1">
          <table:table-cell office:value-type="float" office:value="78.5597616079995" calcext:value-type="float">
            <text:p>78.5597616079995</text:p>
          </table:table-cell>
          <table:table-cell office:value-type="float" office:value="174892" calcext:value-type="float">
            <text:p>174892</text:p>
          </table:table-cell>
          <table:table-cell office:value-type="float" office:value="182936" calcext:value-type="float">
            <text:p>182936</text:p>
          </table:table-cell>
          <table:table-cell office:value-type="float" office:value="0.0787843008642288" calcext:value-type="float">
            <text:p>0.0787843008642288</text:p>
          </table:table-cell>
        </table:table-row>
        <table:table-row table:style-name="ro1">
          <table:table-cell office:value-type="float" office:value="78.7007601829992" calcext:value-type="float">
            <text:p>78.7007601829992</text:p>
          </table:table-cell>
          <table:table-cell office:value-type="float" office:value="169175" calcext:value-type="float">
            <text:p>169175</text:p>
          </table:table-cell>
          <table:table-cell office:value-type="float" office:value="182936" calcext:value-type="float">
            <text:p>182936</text:p>
          </table:table-cell>
          <table:table-cell office:value-type="float" office:value="0.0762724738039658" calcext:value-type="float">
            <text:p>0.0762724738039658</text:p>
          </table:table-cell>
        </table:table-row>
        <table:table-row table:style-name="ro1">
          <table:table-cell office:value-type="float" office:value="78.838293982999" calcext:value-type="float">
            <text:p>78.838293982999</text:p>
          </table:table-cell>
          <table:table-cell office:value-type="float" office:value="170338" calcext:value-type="float">
            <text:p>170338</text:p>
          </table:table-cell>
          <table:table-cell office:value-type="float" office:value="182936" calcext:value-type="float">
            <text:p>182936</text:p>
          </table:table-cell>
          <table:table-cell office:value-type="float" office:value="0.0741758737800147" calcext:value-type="float">
            <text:p>0.0741758737800147</text:p>
          </table:table-cell>
        </table:table-row>
        <table:table-row table:style-name="ro1">
          <table:table-cell office:value-type="float" office:value="78.9801367290002" calcext:value-type="float">
            <text:p>78.9801367290002</text:p>
          </table:table-cell>
          <table:table-cell office:value-type="float" office:value="177735" calcext:value-type="float">
            <text:p>177735</text:p>
          </table:table-cell>
          <table:table-cell office:value-type="float" office:value="170338" calcext:value-type="float">
            <text:p>170338</text:p>
          </table:table-cell>
          <table:table-cell office:value-type="float" office:value="0.258016195712753" calcext:value-type="float">
            <text:p>0.258016195712753</text:p>
          </table:table-cell>
        </table:table-row>
        <table:table-row table:style-name="ro1">
          <table:table-cell office:value-type="float" office:value="79.1241274229997" calcext:value-type="float">
            <text:p>79.1241274229997</text:p>
          </table:table-cell>
          <table:table-cell office:value-type="float" office:value="186156" calcext:value-type="float">
            <text:p>186156</text:p>
          </table:table-cell>
          <table:table-cell office:value-type="float" office:value="177735" calcext:value-type="float">
            <text:p>177735</text:p>
          </table:table-cell>
          <table:table-cell office:value-type="float" office:value="0.405088453258945" calcext:value-type="float">
            <text:p>0.405088453258945</text:p>
          </table:table-cell>
        </table:table-row>
        <table:table-row table:style-name="ro1">
          <table:table-cell office:value-type="float" office:value="79.2680684959996" calcext:value-type="float">
            <text:p>79.2680684959996</text:p>
          </table:table-cell>
          <table:table-cell office:value-type="float" office:value="189203" calcext:value-type="float">
            <text:p>189203</text:p>
          </table:table-cell>
          <table:table-cell office:value-type="float" office:value="186156" calcext:value-type="float">
            <text:p>186156</text:p>
          </table:table-cell>
          <table:table-cell office:value-type="float" office:value="0.522746259295897" calcext:value-type="float">
            <text:p>0.522746259295897</text:p>
          </table:table-cell>
        </table:table-row>
        <table:table-row table:style-name="ro1">
          <table:table-cell office:value-type="float" office:value="79.4188802099998" calcext:value-type="float">
            <text:p>79.4188802099998</text:p>
          </table:table-cell>
          <table:table-cell office:value-type="float" office:value="184297" calcext:value-type="float">
            <text:p>184297</text:p>
          </table:table-cell>
          <table:table-cell office:value-type="float" office:value="189203" calcext:value-type="float">
            <text:p>189203</text:p>
          </table:table-cell>
          <table:table-cell office:value-type="float" office:value="0.61687250412546" calcext:value-type="float">
            <text:p>0.61687250412546</text:p>
          </table:table-cell>
        </table:table-row>
        <table:table-row table:style-name="ro1">
          <table:table-cell office:value-type="float" office:value="79.558309864" calcext:value-type="float">
            <text:p>79.558309864</text:p>
          </table:table-cell>
          <table:table-cell office:value-type="float" office:value="175976" calcext:value-type="float">
            <text:p>175976</text:p>
          </table:table-cell>
          <table:table-cell office:value-type="float" office:value="184297" calcext:value-type="float">
            <text:p>184297</text:p>
          </table:table-cell>
          <table:table-cell office:value-type="float" office:value="0.692173499989109" calcext:value-type="float">
            <text:p>0.692173499989109</text:p>
          </table:table-cell>
        </table:table-row>
        <table:table-row table:style-name="ro1">
          <table:table-cell office:value-type="float" office:value="79.7076172879988" calcext:value-type="float">
            <text:p>79.7076172879988</text:p>
          </table:table-cell>
          <table:table-cell office:value-type="float" office:value="170060" calcext:value-type="float">
            <text:p>170060</text:p>
          </table:table-cell>
          <table:table-cell office:value-type="float" office:value="184297" calcext:value-type="float">
            <text:p>184297</text:p>
          </table:table-cell>
          <table:table-cell office:value-type="float" office:value="0.752414296680029" calcext:value-type="float">
            <text:p>0.752414296680029</text:p>
          </table:table-cell>
        </table:table-row>
        <table:table-row table:style-name="ro1">
          <table:table-cell office:value-type="float" office:value="79.8576447119995" calcext:value-type="float">
            <text:p>79.8576447119995</text:p>
          </table:table-cell>
          <table:table-cell office:value-type="float" office:value="172059" calcext:value-type="float">
            <text:p>172059</text:p>
          </table:table-cell>
          <table:table-cell office:value-type="float" office:value="184297" calcext:value-type="float">
            <text:p>184297</text:p>
          </table:table-cell>
          <table:table-cell office:value-type="float" office:value="0.800606934032765" calcext:value-type="float">
            <text:p>0.800606934032765</text:p>
          </table:table-cell>
        </table:table-row>
        <table:table-row table:style-name="ro1">
          <table:table-cell office:value-type="float" office:value="80.0085755769997" calcext:value-type="float">
            <text:p>80.0085755769997</text:p>
          </table:table-cell>
          <table:table-cell office:value-type="float" office:value="180547" calcext:value-type="float">
            <text:p>180547</text:p>
          </table:table-cell>
          <table:table-cell office:value-type="float" office:value="184297" calcext:value-type="float">
            <text:p>184297</text:p>
          </table:table-cell>
          <table:table-cell office:value-type="float" office:value="0.839161043914954" calcext:value-type="float">
            <text:p>0.839161043914954</text:p>
          </table:table-cell>
        </table:table-row>
        <table:table-row table:style-name="ro1">
          <table:table-cell office:value-type="float" office:value="80.1584803280002" calcext:value-type="float">
            <text:p>80.1584803280002</text:p>
          </table:table-cell>
          <table:table-cell office:value-type="float" office:value="188550" calcext:value-type="float">
            <text:p>188550</text:p>
          </table:table-cell>
          <table:table-cell office:value-type="float" office:value="180820" calcext:value-type="float">
            <text:p>180820</text:p>
          </table:table-cell>
          <table:table-cell office:value-type="float" office:value="0.870004331820705" calcext:value-type="float">
            <text:p>0.870004331820705</text:p>
          </table:table-cell>
        </table:table-row>
        <table:table-row table:style-name="ro1">
          <table:table-cell office:value-type="float" office:value="80.3067384779988" calcext:value-type="float">
            <text:p>80.3067384779988</text:p>
          </table:table-cell>
          <table:table-cell office:value-type="float" office:value="189677" calcext:value-type="float">
            <text:p>189677</text:p>
          </table:table-cell>
          <table:table-cell office:value-type="float" office:value="180820" calcext:value-type="float">
            <text:p>180820</text:p>
          </table:table-cell>
          <table:table-cell office:value-type="float" office:value="0.894678962145306" calcext:value-type="float">
            <text:p>0.894678962145306</text:p>
          </table:table-cell>
        </table:table-row>
        <table:table-row table:style-name="ro1">
          <table:table-cell office:value-type="float" office:value="80.4553401419998" calcext:value-type="float">
            <text:p>80.4553401419998</text:p>
          </table:table-cell>
          <table:table-cell office:value-type="float" office:value="183224" calcext:value-type="float">
            <text:p>183224</text:p>
          </table:table-cell>
          <table:table-cell office:value-type="float" office:value="189677" calcext:value-type="float">
            <text:p>189677</text:p>
          </table:table-cell>
          <table:table-cell office:value-type="float" office:value="0.914418666404986" calcext:value-type="float">
            <text:p>0.914418666404986</text:p>
          </table:table-cell>
        </table:table-row>
        <table:table-row table:style-name="ro1">
          <table:table-cell office:value-type="float" office:value="80.6099065050003" calcext:value-type="float">
            <text:p>80.6099065050003</text:p>
          </table:table-cell>
          <table:table-cell office:value-type="float" office:value="174240" calcext:value-type="float">
            <text:p>174240</text:p>
          </table:table-cell>
          <table:table-cell office:value-type="float" office:value="183224" calcext:value-type="float">
            <text:p>183224</text:p>
          </table:table-cell>
          <table:table-cell office:value-type="float" office:value="0.930210429812731" calcext:value-type="float">
            <text:p>0.930210429812731</text:p>
          </table:table-cell>
        </table:table-row>
        <table:table-row table:style-name="ro1">
          <table:table-cell office:value-type="float" office:value="80.7564461919992" calcext:value-type="float">
            <text:p>80.7564461919992</text:p>
          </table:table-cell>
          <table:table-cell office:value-type="float" office:value="170764" calcext:value-type="float">
            <text:p>170764</text:p>
          </table:table-cell>
          <table:table-cell office:value-type="float" office:value="182024" calcext:value-type="float">
            <text:p>182024</text:p>
          </table:table-cell>
          <table:table-cell office:value-type="float" office:value="0.942843840538926" calcext:value-type="float">
            <text:p>0.942843840538926</text:p>
          </table:table-cell>
        </table:table-row>
        <table:table-row table:style-name="ro1">
          <table:table-cell office:value-type="float" office:value="80.908557703" calcext:value-type="float">
            <text:p>80.908557703</text:p>
          </table:table-cell>
          <table:table-cell office:value-type="float" office:value="175473" calcext:value-type="float">
            <text:p>175473</text:p>
          </table:table-cell>
          <table:table-cell office:value-type="float" office:value="170764" calcext:value-type="float">
            <text:p>170764</text:p>
          </table:table-cell>
          <table:table-cell office:value-type="float" office:value="0.952950569119883" calcext:value-type="float">
            <text:p>0.952950569119883</text:p>
          </table:table-cell>
        </table:table-row>
        <table:table-row table:style-name="ro1">
          <table:table-cell office:value-type="float" office:value="81.0524221550004" calcext:value-type="float">
            <text:p>81.0524221550004</text:p>
          </table:table-cell>
          <table:table-cell office:value-type="float" office:value="184286" calcext:value-type="float">
            <text:p>184286</text:p>
          </table:table-cell>
          <table:table-cell office:value-type="float" office:value="175473" calcext:value-type="float">
            <text:p>175473</text:p>
          </table:table-cell>
          <table:table-cell office:value-type="float" office:value="0.961035951984648" calcext:value-type="float">
            <text:p>0.961035951984648</text:p>
          </table:table-cell>
        </table:table-row>
        <table:table-row table:style-name="ro1">
          <table:table-cell office:value-type="float" office:value="81.1947221560004" calcext:value-type="float">
            <text:p>81.1947221560004</text:p>
          </table:table-cell>
          <table:table-cell office:value-type="float" office:value="190597" calcext:value-type="float">
            <text:p>190597</text:p>
          </table:table-cell>
          <table:table-cell office:value-type="float" office:value="175473" calcext:value-type="float">
            <text:p>175473</text:p>
          </table:table-cell>
          <table:table-cell office:value-type="float" office:value="0.96750425827646" calcext:value-type="float">
            <text:p>0.96750425827646</text:p>
          </table:table-cell>
        </table:table-row>
        <table:table-row table:style-name="ro1">
          <table:table-cell office:value-type="float" office:value="81.3694611930005" calcext:value-type="float">
            <text:p>81.3694611930005</text:p>
          </table:table-cell>
          <table:table-cell office:value-type="float" office:value="188682" calcext:value-type="float">
            <text:p>188682</text:p>
          </table:table-cell>
          <table:table-cell office:value-type="float" office:value="190597" calcext:value-type="float">
            <text:p>190597</text:p>
          </table:table-cell>
          <table:table-cell office:value-type="float" office:value="0.97267890330991" calcext:value-type="float">
            <text:p>0.97267890330991</text:p>
          </table:table-cell>
        </table:table-row>
        <table:table-row table:style-name="ro1">
          <table:table-cell office:value-type="float" office:value="81.521742596" calcext:value-type="float">
            <text:p>81.521742596</text:p>
          </table:table-cell>
          <table:table-cell office:value-type="float" office:value="180159" calcext:value-type="float">
            <text:p>180159</text:p>
          </table:table-cell>
          <table:table-cell office:value-type="float" office:value="190597" calcext:value-type="float">
            <text:p>190597</text:p>
          </table:table-cell>
          <table:table-cell office:value-type="float" office:value="0.97681861933667" calcext:value-type="float">
            <text:p>0.97681861933667</text:p>
          </table:table-cell>
        </table:table-row>
        <table:table-row table:style-name="ro1">
          <table:table-cell office:value-type="float" office:value="81.667137946999" calcext:value-type="float">
            <text:p>81.667137946999</text:p>
          </table:table-cell>
          <table:table-cell office:value-type="float" office:value="172992" calcext:value-type="float">
            <text:p>172992</text:p>
          </table:table-cell>
          <table:table-cell office:value-type="float" office:value="189397" calcext:value-type="float">
            <text:p>189397</text:p>
          </table:table-cell>
          <table:table-cell office:value-type="float" office:value="0.980130392158078" calcext:value-type="float">
            <text:p>0.980130392158078</text:p>
          </table:table-cell>
        </table:table-row>
        <table:table-row table:style-name="ro1">
          <table:table-cell office:value-type="float" office:value="81.8057641599989" calcext:value-type="float">
            <text:p>81.8057641599989</text:p>
          </table:table-cell>
          <table:table-cell office:value-type="float" office:value="172413" calcext:value-type="float">
            <text:p>172413</text:p>
          </table:table-cell>
          <table:table-cell office:value-type="float" office:value="172992" calcext:value-type="float">
            <text:p>172992</text:p>
          </table:table-cell>
          <table:table-cell office:value-type="float" office:value="0.982779810415204" calcext:value-type="float">
            <text:p>0.982779810415204</text:p>
          </table:table-cell>
        </table:table-row>
        <table:table-row table:style-name="ro1">
          <table:table-cell office:value-type="float" office:value="81.9477026570003" calcext:value-type="float">
            <text:p>81.9477026570003</text:p>
          </table:table-cell>
          <table:table-cell office:value-type="float" office:value="178720" calcext:value-type="float">
            <text:p>178720</text:p>
          </table:table-cell>
          <table:table-cell office:value-type="float" office:value="172992" calcext:value-type="float">
            <text:p>172992</text:p>
          </table:table-cell>
          <table:table-cell office:value-type="float" office:value="0.984899345020905" calcext:value-type="float">
            <text:p>0.984899345020905</text:p>
          </table:table-cell>
        </table:table-row>
        <table:table-row table:style-name="ro1">
          <table:table-cell office:value-type="float" office:value="82.0973183030001" calcext:value-type="float">
            <text:p>82.0973183030001</text:p>
          </table:table-cell>
          <table:table-cell office:value-type="float" office:value="187838" calcext:value-type="float">
            <text:p>187838</text:p>
          </table:table-cell>
          <table:table-cell office:value-type="float" office:value="178720" calcext:value-type="float">
            <text:p>178720</text:p>
          </table:table-cell>
          <table:table-cell office:value-type="float" office:value="0.986594972705466" calcext:value-type="float">
            <text:p>0.986594972705466</text:p>
          </table:table-cell>
        </table:table-row>
        <table:table-row table:style-name="ro1">
          <table:table-cell office:value-type="float" office:value="82.2401312509992" calcext:value-type="float">
            <text:p>82.2401312509992</text:p>
          </table:table-cell>
          <table:table-cell office:value-type="float" office:value="192220" calcext:value-type="float">
            <text:p>192220</text:p>
          </table:table-cell>
          <table:table-cell office:value-type="float" office:value="187838" calcext:value-type="float">
            <text:p>187838</text:p>
          </table:table-cell>
          <table:table-cell office:value-type="float" office:value="0.989275978164373" calcext:value-type="float">
            <text:p>0.989275978164373</text:p>
          </table:table-cell>
        </table:table-row>
        <table:table-row table:style-name="ro1">
          <table:table-cell office:value-type="float" office:value="82.3831050899989" calcext:value-type="float">
            <text:p>82.3831050899989</text:p>
          </table:table-cell>
          <table:table-cell office:value-type="float" office:value="189085" calcext:value-type="float">
            <text:p>189085</text:p>
          </table:table-cell>
          <table:table-cell office:value-type="float" office:value="192220" calcext:value-type="float">
            <text:p>192220</text:p>
          </table:table-cell>
          <table:table-cell office:value-type="float" office:value="0.99009627922024" calcext:value-type="float">
            <text:p>0.99009627922024</text:p>
          </table:table-cell>
        </table:table-row>
        <table:table-row table:style-name="ro1">
          <table:table-cell office:value-type="float" office:value="82.5174368759999" calcext:value-type="float">
            <text:p>82.5174368759999</text:p>
          </table:table-cell>
          <table:table-cell office:value-type="float" office:value="181424" calcext:value-type="float">
            <text:p>181424</text:p>
          </table:table-cell>
          <table:table-cell office:value-type="float" office:value="189085" calcext:value-type="float">
            <text:p>189085</text:p>
          </table:table-cell>
          <table:table-cell office:value-type="float" office:value="0.990752520064934" calcext:value-type="float">
            <text:p>0.990752520064934</text:p>
          </table:table-cell>
        </table:table-row>
        <table:table-row table:style-name="ro1">
          <table:table-cell office:value-type="float" office:value="82.6530510689991" calcext:value-type="float">
            <text:p>82.6530510689991</text:p>
          </table:table-cell>
          <table:table-cell office:value-type="float" office:value="174451" calcext:value-type="float">
            <text:p>174451</text:p>
          </table:table-cell>
          <table:table-cell office:value-type="float" office:value="181424" calcext:value-type="float">
            <text:p>181424</text:p>
          </table:table-cell>
          <table:table-cell office:value-type="float" office:value="0.992602016051947" calcext:value-type="float">
            <text:p>0.992602016051947</text:p>
          </table:table-cell>
        </table:table-row>
        <table:table-row table:style-name="ro1">
          <table:table-cell office:value-type="float" office:value="82.7966655269993" calcext:value-type="float">
            <text:p>82.7966655269993</text:p>
          </table:table-cell>
          <table:table-cell office:value-type="float" office:value="173223" calcext:value-type="float">
            <text:p>173223</text:p>
          </table:table-cell>
          <table:table-cell office:value-type="float" office:value="181424" calcext:value-type="float">
            <text:p>181424</text:p>
          </table:table-cell>
          <table:table-cell office:value-type="float" office:value="0.994081612841558" calcext:value-type="float">
            <text:p>0.994081612841558</text:p>
          </table:table-cell>
        </table:table-row>
        <table:table-row table:style-name="ro1">
          <table:table-cell office:value-type="float" office:value="82.9392349409991" calcext:value-type="float">
            <text:p>82.9392349409991</text:p>
          </table:table-cell>
          <table:table-cell office:value-type="float" office:value="179213" calcext:value-type="float">
            <text:p>179213</text:p>
          </table:table-cell>
          <table:table-cell office:value-type="float" office:value="173223" calcext:value-type="float">
            <text:p>173223</text:p>
          </table:table-cell>
          <table:table-cell office:value-type="float" office:value="0.995265290273246" calcext:value-type="float">
            <text:p>0.995265290273246</text:p>
          </table:table-cell>
        </table:table-row>
        <table:table-row table:style-name="ro1">
          <table:table-cell office:value-type="float" office:value="83.0836650599995" calcext:value-type="float">
            <text:p>83.0836650599995</text:p>
          </table:table-cell>
          <table:table-cell office:value-type="float" office:value="188101" calcext:value-type="float">
            <text:p>188101</text:p>
          </table:table-cell>
          <table:table-cell office:value-type="float" office:value="179213" calcext:value-type="float">
            <text:p>179213</text:p>
          </table:table-cell>
          <table:table-cell office:value-type="float" office:value="0.996212232218597" calcext:value-type="float">
            <text:p>0.996212232218597</text:p>
          </table:table-cell>
        </table:table-row>
        <table:table-row table:style-name="ro1">
          <table:table-cell office:value-type="float" office:value="83.2290597809988" calcext:value-type="float">
            <text:p>83.2290597809988</text:p>
          </table:table-cell>
          <table:table-cell office:value-type="float" office:value="193142" calcext:value-type="float">
            <text:p>193142</text:p>
          </table:table-cell>
          <table:table-cell office:value-type="float" office:value="188101" calcext:value-type="float">
            <text:p>188101</text:p>
          </table:table-cell>
          <table:table-cell office:value-type="float" office:value="0.996969785774878" calcext:value-type="float">
            <text:p>0.996969785774878</text:p>
          </table:table-cell>
        </table:table-row>
        <table:table-row table:style-name="ro1">
          <table:table-cell office:value-type="float" office:value="83.3655409949988" calcext:value-type="float">
            <text:p>83.3655409949988</text:p>
          </table:table-cell>
          <table:table-cell office:value-type="float" office:value="190844" calcext:value-type="float">
            <text:p>190844</text:p>
          </table:table-cell>
          <table:table-cell office:value-type="float" office:value="188101" calcext:value-type="float">
            <text:p>188101</text:p>
          </table:table-cell>
          <table:table-cell office:value-type="float" office:value="0.997575828619902" calcext:value-type="float">
            <text:p>0.997575828619902</text:p>
          </table:table-cell>
        </table:table-row>
        <table:table-row table:style-name="ro1">
          <table:table-cell office:value-type="float" office:value="83.5057906780003" calcext:value-type="float">
            <text:p>83.5057906780003</text:p>
          </table:table-cell>
          <table:table-cell office:value-type="float" office:value="183142" calcext:value-type="float">
            <text:p>183142</text:p>
          </table:table-cell>
          <table:table-cell office:value-type="float" office:value="190844" calcext:value-type="float">
            <text:p>190844</text:p>
          </table:table-cell>
          <table:table-cell office:value-type="float" office:value="0.998060662895922" calcext:value-type="float">
            <text:p>0.998060662895922</text:p>
          </table:table-cell>
        </table:table-row>
        <table:table-row table:style-name="ro1">
          <table:table-cell office:value-type="float" office:value="83.6434757779989" calcext:value-type="float">
            <text:p>83.6434757779989</text:p>
          </table:table-cell>
          <table:table-cell office:value-type="float" office:value="175800" calcext:value-type="float">
            <text:p>175800</text:p>
          </table:table-cell>
          <table:table-cell office:value-type="float" office:value="183142" calcext:value-type="float">
            <text:p>183142</text:p>
          </table:table-cell>
          <table:table-cell office:value-type="float" office:value="0.998448530316737" calcext:value-type="float">
            <text:p>0.998448530316737</text:p>
          </table:table-cell>
        </table:table-row>
        <table:table-row table:style-name="ro1">
          <table:table-cell office:value-type="float" office:value="83.7792945330002" calcext:value-type="float">
            <text:p>83.7792945330002</text:p>
          </table:table-cell>
          <table:table-cell office:value-type="float" office:value="173948" calcext:value-type="float">
            <text:p>173948</text:p>
          </table:table-cell>
          <table:table-cell office:value-type="float" office:value="176082" calcext:value-type="float">
            <text:p>176082</text:p>
          </table:table-cell>
          <table:table-cell office:value-type="float" office:value="0.99875882425339" calcext:value-type="float">
            <text:p>0.99875882425339</text:p>
          </table:table-cell>
        </table:table-row>
        <table:table-row table:style-name="ro1">
          <table:table-cell office:value-type="float" office:value="83.9189513279998" calcext:value-type="float">
            <text:p>83.9189513279998</text:p>
          </table:table-cell>
          <table:table-cell office:value-type="float" office:value="179043" calcext:value-type="float">
            <text:p>179043</text:p>
          </table:table-cell>
          <table:table-cell office:value-type="float" office:value="173948" calcext:value-type="float">
            <text:p>173948</text:p>
          </table:table-cell>
          <table:table-cell office:value-type="float" office:value="0.999007059402712" calcext:value-type="float">
            <text:p>0.999007059402712</text:p>
          </table:table-cell>
        </table:table-row>
        <table:table-row table:style-name="ro1">
          <table:table-cell office:value-type="float" office:value="84.0627405579999" calcext:value-type="float">
            <text:p>84.0627405579999</text:p>
          </table:table-cell>
          <table:table-cell office:value-type="float" office:value="187903" calcext:value-type="float">
            <text:p>187903</text:p>
          </table:table-cell>
          <table:table-cell office:value-type="float" office:value="173948" calcext:value-type="float">
            <text:p>173948</text:p>
          </table:table-cell>
          <table:table-cell office:value-type="float" office:value="1.00054792940136" calcext:value-type="float">
            <text:p>1.00054792940136</text:p>
          </table:table-cell>
        </table:table-row>
        <table:table-row table:style-name="ro1">
          <table:table-cell office:value-type="float" office:value="84.2051372489987" calcext:value-type="float">
            <text:p>84.2051372489987</text:p>
          </table:table-cell>
          <table:table-cell office:value-type="float" office:value="193810" calcext:value-type="float">
            <text:p>193810</text:p>
          </table:table-cell>
          <table:table-cell office:value-type="float" office:value="173948" calcext:value-type="float">
            <text:p>173948</text:p>
          </table:table-cell>
          <table:table-cell office:value-type="float" office:value="1.00178062540029" calcext:value-type="float">
            <text:p>1.00178062540029</text:p>
          </table:table-cell>
        </table:table-row>
        <table:table-row table:style-name="ro1">
          <table:table-cell office:value-type="float" office:value="84.3512405889996" calcext:value-type="float">
            <text:p>84.3512405889996</text:p>
          </table:table-cell>
          <table:table-cell office:value-type="float" office:value="192395" calcext:value-type="float">
            <text:p>192395</text:p>
          </table:table-cell>
          <table:table-cell office:value-type="float" office:value="193810" calcext:value-type="float">
            <text:p>193810</text:p>
          </table:table-cell>
          <table:table-cell office:value-type="float" office:value="1.00276678219942" calcext:value-type="float">
            <text:p>1.00276678219942</text:p>
          </table:table-cell>
        </table:table-row>
        <table:table-row table:style-name="ro1">
          <table:table-cell office:value-type="float" office:value="84.4985226150002" calcext:value-type="float">
            <text:p>84.4985226150002</text:p>
          </table:table-cell>
          <table:table-cell office:value-type="float" office:value="184591" calcext:value-type="float">
            <text:p>184591</text:p>
          </table:table-cell>
          <table:table-cell office:value-type="float" office:value="192395" calcext:value-type="float">
            <text:p>192395</text:p>
          </table:table-cell>
          <table:table-cell office:value-type="float" office:value="1.00355570763873" calcext:value-type="float">
            <text:p>1.00355570763873</text:p>
          </table:table-cell>
        </table:table-row>
        <table:table-row table:style-name="ro1">
          <table:table-cell office:value-type="float" office:value="84.6429734929989" calcext:value-type="float">
            <text:p>84.6429734929989</text:p>
          </table:table-cell>
          <table:table-cell office:value-type="float" office:value="176820" calcext:value-type="float">
            <text:p>176820</text:p>
          </table:table-cell>
          <table:table-cell office:value-type="float" office:value="184591" calcext:value-type="float">
            <text:p>184591</text:p>
          </table:table-cell>
          <table:table-cell office:value-type="float" office:value="1.00418684799018" calcext:value-type="float">
            <text:p>1.00418684799018</text:p>
          </table:table-cell>
        </table:table-row>
        <table:table-row table:style-name="ro1">
          <table:table-cell office:value-type="float" office:value="84.8354015309997" calcext:value-type="float">
            <text:p>84.8354015309997</text:p>
          </table:table-cell>
          <table:table-cell office:value-type="float" office:value="176240" calcext:value-type="float">
            <text:p>176240</text:p>
          </table:table-cell>
          <table:table-cell office:value-type="float" office:value="183391" calcext:value-type="float">
            <text:p>183391</text:p>
          </table:table-cell>
          <table:table-cell office:value-type="float" office:value="1.00469176027134" calcext:value-type="float">
            <text:p>1.00469176027134</text:p>
          </table:table-cell>
        </table:table-row>
        <table:table-row table:style-name="ro1">
          <table:table-cell office:value-type="float" office:value="84.984139705999" calcext:value-type="float">
            <text:p>84.984139705999</text:p>
          </table:table-cell>
          <table:table-cell office:value-type="float" office:value="183989" calcext:value-type="float">
            <text:p>183989</text:p>
          </table:table-cell>
          <table:table-cell office:value-type="float" office:value="176240" calcext:value-type="float">
            <text:p>176240</text:p>
          </table:table-cell>
          <table:table-cell office:value-type="float" office:value="1.00509569009627" calcext:value-type="float">
            <text:p>1.00509569009627</text:p>
          </table:table-cell>
        </table:table-row>
        <table:table-row table:style-name="ro1">
          <table:table-cell office:value-type="float" office:value="85.1327881889993" calcext:value-type="float">
            <text:p>85.1327881889993</text:p>
          </table:table-cell>
          <table:table-cell office:value-type="float" office:value="192541" calcext:value-type="float">
            <text:p>192541</text:p>
          </table:table-cell>
          <table:table-cell office:value-type="float" office:value="183989" calcext:value-type="float">
            <text:p>183989</text:p>
          </table:table-cell>
          <table:table-cell office:value-type="float" office:value="1.00541883395621" calcext:value-type="float">
            <text:p>1.00541883395621</text:p>
          </table:table-cell>
        </table:table-row>
        <table:table-row table:style-name="ro1">
          <table:table-cell office:value-type="float" office:value="85.2836237409993" calcext:value-type="float">
            <text:p>85.2836237409993</text:p>
          </table:table-cell>
          <table:table-cell office:value-type="float" office:value="195061" calcext:value-type="float">
            <text:p>195061</text:p>
          </table:table-cell>
          <table:table-cell office:value-type="float" office:value="192541" calcext:value-type="float">
            <text:p>192541</text:p>
          </table:table-cell>
          <table:table-cell office:value-type="float" office:value="1.00567734904416" calcext:value-type="float">
            <text:p>1.00567734904416</text:p>
          </table:table-cell>
        </table:table-row>
        <table:table-row table:style-name="ro1">
          <table:table-cell office:value-type="float" office:value="85.434151817999" calcext:value-type="float">
            <text:p>85.434151817999</text:p>
          </table:table-cell>
          <table:table-cell office:value-type="float" office:value="189454" calcext:value-type="float">
            <text:p>189454</text:p>
          </table:table-cell>
          <table:table-cell office:value-type="float" office:value="195061" calcext:value-type="float">
            <text:p>195061</text:p>
          </table:table-cell>
          <table:table-cell office:value-type="float" office:value="1.00588416111452" calcext:value-type="float">
            <text:p>1.00588416111452</text:p>
          </table:table-cell>
        </table:table-row>
        <table:table-row table:style-name="ro1">
          <table:table-cell office:value-type="float" office:value="85.5854770360002" calcext:value-type="float">
            <text:p>85.5854770360002</text:p>
          </table:table-cell>
          <table:table-cell office:value-type="float" office:value="180469" calcext:value-type="float">
            <text:p>180469</text:p>
          </table:table-cell>
          <table:table-cell office:value-type="float" office:value="189454" calcext:value-type="float">
            <text:p>189454</text:p>
          </table:table-cell>
          <table:table-cell office:value-type="float" office:value="1.00604961077081" calcext:value-type="float">
            <text:p>1.00604961077081</text:p>
          </table:table-cell>
        </table:table-row>
        <table:table-row table:style-name="ro1">
          <table:table-cell office:value-type="float" office:value="85.7294540179992" calcext:value-type="float">
            <text:p>85.7294540179992</text:p>
          </table:table-cell>
          <table:table-cell office:value-type="float" office:value="175812" calcext:value-type="float">
            <text:p>175812</text:p>
          </table:table-cell>
          <table:table-cell office:value-type="float" office:value="186407" calcext:value-type="float">
            <text:p>186407</text:p>
          </table:table-cell>
          <table:table-cell office:value-type="float" office:value="1.00618197049585" calcext:value-type="float">
            <text:p>1.00618197049585</text:p>
          </table:table-cell>
        </table:table-row>
        <table:table-row table:style-name="ro1">
          <table:table-cell office:value-type="float" office:value="85.8728362719994" calcext:value-type="float">
            <text:p>85.8728362719994</text:p>
          </table:table-cell>
          <table:table-cell office:value-type="float" office:value="178706" calcext:value-type="float">
            <text:p>178706</text:p>
          </table:table-cell>
          <table:table-cell office:value-type="float" office:value="185313" calcext:value-type="float">
            <text:p>185313</text:p>
          </table:table-cell>
          <table:table-cell office:value-type="float" office:value="1.00628785827587" calcext:value-type="float">
            <text:p>1.00628785827587</text:p>
          </table:table-cell>
        </table:table-row>
        <table:table-row table:style-name="ro1">
          <table:table-cell office:value-type="float" office:value="86.0157850100004" calcext:value-type="float">
            <text:p>86.0157850100004</text:p>
          </table:table-cell>
          <table:table-cell office:value-type="float" office:value="187005" calcext:value-type="float">
            <text:p>187005</text:p>
          </table:table-cell>
          <table:table-cell office:value-type="float" office:value="181888" calcext:value-type="float">
            <text:p>181888</text:p>
          </table:table-cell>
          <table:table-cell office:value-type="float" office:value="1.00637256849989" calcext:value-type="float">
            <text:p>1.00637256849989</text:p>
          </table:table-cell>
        </table:table-row>
        <table:table-row table:style-name="ro1">
          <table:table-cell office:value-type="float" office:value="86.1557691079997" calcext:value-type="float">
            <text:p>86.1557691079997</text:p>
          </table:table-cell>
          <table:table-cell office:value-type="float" office:value="194453" calcext:value-type="float">
            <text:p>194453</text:p>
          </table:table-cell>
          <table:table-cell office:value-type="float" office:value="187005" calcext:value-type="float">
            <text:p>187005</text:p>
          </table:table-cell>
          <table:table-cell office:value-type="float" office:value="1.00644033667911" calcext:value-type="float">
            <text:p>1.00644033667911</text:p>
          </table:table-cell>
        </table:table-row>
        <table:table-row table:style-name="ro1">
          <table:table-cell office:value-type="float" office:value="86.2934520269992" calcext:value-type="float">
            <text:p>86.2934520269992</text:p>
          </table:table-cell>
          <table:table-cell office:value-type="float" office:value="195923" calcext:value-type="float">
            <text:p>195923</text:p>
          </table:table-cell>
          <table:table-cell office:value-type="float" office:value="194453" calcext:value-type="float">
            <text:p>194453</text:p>
          </table:table-cell>
          <table:table-cell office:value-type="float" office:value="1.00649455122248" calcext:value-type="float">
            <text:p>1.00649455122248</text:p>
          </table:table-cell>
        </table:table-row>
        <table:table-row table:style-name="ro1">
          <table:table-cell office:value-type="float" office:value="86.43148234" calcext:value-type="float">
            <text:p>86.43148234</text:p>
          </table:table-cell>
          <table:table-cell office:value-type="float" office:value="190604" calcext:value-type="float">
            <text:p>190604</text:p>
          </table:table-cell>
          <table:table-cell office:value-type="float" office:value="195923" calcext:value-type="float">
            <text:p>195923</text:p>
          </table:table-cell>
          <table:table-cell office:value-type="float" office:value="1.00789834368069" calcext:value-type="float">
            <text:p>1.00789834368069</text:p>
          </table:table-cell>
        </table:table-row>
        <table:table-row table:style-name="ro1">
          <table:table-cell office:value-type="float" office:value="86.5749627650002" calcext:value-type="float">
            <text:p>86.5749627650002</text:p>
          </table:table-cell>
          <table:table-cell office:value-type="float" office:value="182037" calcext:value-type="float">
            <text:p>182037</text:p>
          </table:table-cell>
          <table:table-cell office:value-type="float" office:value="195923" calcext:value-type="float">
            <text:p>195923</text:p>
          </table:table-cell>
          <table:table-cell office:value-type="float" office:value="1.00902137764725" calcext:value-type="float">
            <text:p>1.00902137764725</text:p>
          </table:table-cell>
        </table:table-row>
        <table:table-row table:style-name="ro1">
          <table:table-cell office:value-type="float" office:value="86.7171544029989" calcext:value-type="float">
            <text:p>86.7171544029989</text:p>
          </table:table-cell>
          <table:table-cell office:value-type="float" office:value="176929" calcext:value-type="float">
            <text:p>176929</text:p>
          </table:table-cell>
          <table:table-cell office:value-type="float" office:value="195923" calcext:value-type="float">
            <text:p>195923</text:p>
          </table:table-cell>
          <table:table-cell office:value-type="float" office:value="1.00991980482051" calcext:value-type="float">
            <text:p>1.00991980482051</text:p>
          </table:table-cell>
        </table:table-row>
        <table:table-row table:style-name="ro1">
          <table:table-cell office:value-type="float" office:value="86.8663517919995" calcext:value-type="float">
            <text:p>86.8663517919995</text:p>
          </table:table-cell>
          <table:table-cell office:value-type="float" office:value="179421" calcext:value-type="float">
            <text:p>179421</text:p>
          </table:table-cell>
          <table:table-cell office:value-type="float" office:value="184208" calcext:value-type="float">
            <text:p>184208</text:p>
          </table:table-cell>
          <table:table-cell office:value-type="float" office:value="1.01063854655911" calcext:value-type="float">
            <text:p>1.01063854655911</text:p>
          </table:table-cell>
        </table:table-row>
        <table:table-row table:style-name="ro1">
          <table:table-cell office:value-type="float" office:value="87.0113270069996" calcext:value-type="float">
            <text:p>87.0113270069996</text:p>
          </table:table-cell>
          <table:table-cell office:value-type="float" office:value="187722" calcext:value-type="float">
            <text:p>187722</text:p>
          </table:table-cell>
          <table:table-cell office:value-type="float" office:value="184208" calcext:value-type="float">
            <text:p>184208</text:p>
          </table:table-cell>
          <table:table-cell office:value-type="float" office:value="1.01121353994999" calcext:value-type="float">
            <text:p>1.01121353994999</text:p>
          </table:table-cell>
        </table:table-row>
        <table:table-row table:style-name="ro1">
          <table:table-cell office:value-type="float" office:value="87.1614031579993" calcext:value-type="float">
            <text:p>87.1614031579993</text:p>
          </table:table-cell>
          <table:table-cell office:value-type="float" office:value="195651" calcext:value-type="float">
            <text:p>195651</text:p>
          </table:table-cell>
          <table:table-cell office:value-type="float" office:value="187722" calcext:value-type="float">
            <text:p>187722</text:p>
          </table:table-cell>
          <table:table-cell office:value-type="float" office:value="1.01167353466269" calcext:value-type="float">
            <text:p>1.01167353466269</text:p>
          </table:table-cell>
        </table:table-row>
        <table:table-row table:style-name="ro1">
          <table:table-cell office:value-type="float" office:value="87.3025723219998" calcext:value-type="float">
            <text:p>87.3025723219998</text:p>
          </table:table-cell>
          <table:table-cell office:value-type="float" office:value="196761" calcext:value-type="float">
            <text:p>196761</text:p>
          </table:table-cell>
          <table:table-cell office:value-type="float" office:value="195651" calcext:value-type="float">
            <text:p>195651</text:p>
          </table:table-cell>
          <table:table-cell office:value-type="float" office:value="1.01204153043286" calcext:value-type="float">
            <text:p>1.01204153043286</text:p>
          </table:table-cell>
        </table:table-row>
        <table:table-row table:style-name="ro1">
          <table:table-cell office:value-type="float" office:value="87.4447494289998" calcext:value-type="float">
            <text:p>87.4447494289998</text:p>
          </table:table-cell>
          <table:table-cell office:value-type="float" office:value="190846" calcext:value-type="float">
            <text:p>190846</text:p>
          </table:table-cell>
          <table:table-cell office:value-type="float" office:value="196761" calcext:value-type="float">
            <text:p>196761</text:p>
          </table:table-cell>
          <table:table-cell office:value-type="float" office:value="1.01371485699935" calcext:value-type="float">
            <text:p>1.01371485699935</text:p>
          </table:table-cell>
        </table:table-row>
        <table:table-row table:style-name="ro1">
          <table:table-cell office:value-type="float" office:value="87.588603197999" calcext:value-type="float">
            <text:p>87.588603197999</text:p>
          </table:table-cell>
          <table:table-cell office:value-type="float" office:value="182304" calcext:value-type="float">
            <text:p>182304</text:p>
          </table:table-cell>
          <table:table-cell office:value-type="float" office:value="195561" calcext:value-type="float">
            <text:p>195561</text:p>
          </table:table-cell>
          <table:table-cell office:value-type="float" office:value="1.01505351825254" calcext:value-type="float">
            <text:p>1.01505351825254</text:p>
          </table:table-cell>
        </table:table-row>
        <table:table-row table:style-name="ro1">
          <table:table-cell office:value-type="float" office:value="87.7291807339989" calcext:value-type="float">
            <text:p>87.7291807339989</text:p>
          </table:table-cell>
          <table:table-cell office:value-type="float" office:value="177814" calcext:value-type="float">
            <text:p>177814</text:p>
          </table:table-cell>
          <table:table-cell office:value-type="float" office:value="182304" calcext:value-type="float">
            <text:p>182304</text:p>
          </table:table-cell>
          <table:table-cell office:value-type="float" office:value="1.01612444725509" calcext:value-type="float">
            <text:p>1.01612444725509</text:p>
          </table:table-cell>
        </table:table-row>
        <table:table-row table:style-name="ro1">
          <table:table-cell office:value-type="float" office:value="87.8717003459988" calcext:value-type="float">
            <text:p>87.8717003459988</text:p>
          </table:table-cell>
          <table:table-cell office:value-type="float" office:value="180655" calcext:value-type="float">
            <text:p>180655</text:p>
          </table:table-cell>
          <table:table-cell office:value-type="float" office:value="177814" calcext:value-type="float">
            <text:p>177814</text:p>
          </table:table-cell>
          <table:table-cell office:value-type="float" office:value="1.01698119045714" calcext:value-type="float">
            <text:p>1.01698119045714</text:p>
          </table:table-cell>
        </table:table-row>
        <table:table-row table:style-name="ro1">
          <table:table-cell office:value-type="float" office:value="88.019922301999" calcext:value-type="float">
            <text:p>88.019922301999</text:p>
          </table:table-cell>
          <table:table-cell office:value-type="float" office:value="189268" calcext:value-type="float">
            <text:p>189268</text:p>
          </table:table-cell>
          <table:table-cell office:value-type="float" office:value="180655" calcext:value-type="float">
            <text:p>180655</text:p>
          </table:table-cell>
          <table:table-cell office:value-type="float" office:value="1.01766658501877" calcext:value-type="float">
            <text:p>1.01766658501877</text:p>
          </table:table-cell>
        </table:table-row>
        <table:table-row table:style-name="ro1">
          <table:table-cell office:value-type="float" office:value="88.1767690819997" calcext:value-type="float">
            <text:p>88.1767690819997</text:p>
          </table:table-cell>
          <table:table-cell office:value-type="float" office:value="197136" calcext:value-type="float">
            <text:p>197136</text:p>
          </table:table-cell>
          <table:table-cell office:value-type="float" office:value="180655" calcext:value-type="float">
            <text:p>180655</text:p>
          </table:table-cell>
          <table:table-cell office:value-type="float" office:value="1.01821490066808" calcext:value-type="float">
            <text:p>1.01821490066808</text:p>
          </table:table-cell>
        </table:table-row>
        <table:table-row table:style-name="ro1">
          <table:table-cell office:value-type="float" office:value="88.3884973719996" calcext:value-type="float">
            <text:p>88.3884973719996</text:p>
          </table:table-cell>
          <table:table-cell office:value-type="float" office:value="194835" calcext:value-type="float">
            <text:p>194835</text:p>
          </table:table-cell>
          <table:table-cell office:value-type="float" office:value="197136" calcext:value-type="float">
            <text:p>197136</text:p>
          </table:table-cell>
          <table:table-cell office:value-type="float" office:value="1.01727462323716" calcext:value-type="float">
            <text:p>1.01727462323716</text:p>
          </table:table-cell>
        </table:table-row>
        <table:table-row table:style-name="ro1">
          <table:table-cell office:value-type="float" office:value="88.5410041639989" calcext:value-type="float">
            <text:p>88.5410041639989</text:p>
          </table:table-cell>
          <table:table-cell office:value-type="float" office:value="185993" calcext:value-type="float">
            <text:p>185993</text:p>
          </table:table-cell>
          <table:table-cell office:value-type="float" office:value="194835" calcext:value-type="float">
            <text:p>194835</text:p>
          </table:table-cell>
          <table:table-cell office:value-type="float" office:value="1.01652240129243" calcext:value-type="float">
            <text:p>1.01652240129243</text:p>
          </table:table-cell>
        </table:table-row>
        <table:table-row table:style-name="ro1">
          <table:table-cell office:value-type="float" office:value="88.6827905459995" calcext:value-type="float">
            <text:p>88.6827905459995</text:p>
          </table:table-cell>
          <table:table-cell office:value-type="float" office:value="179561" calcext:value-type="float">
            <text:p>179561</text:p>
          </table:table-cell>
          <table:table-cell office:value-type="float" office:value="185993" calcext:value-type="float">
            <text:p>185993</text:p>
          </table:table-cell>
          <table:table-cell office:value-type="float" office:value="1.01729955368701" calcext:value-type="float">
            <text:p>1.01729955368701</text:p>
          </table:table-cell>
        </table:table-row>
        <table:table-row table:style-name="ro1">
          <table:table-cell office:value-type="float" office:value="88.8352617780001" calcext:value-type="float">
            <text:p>88.8352617780001</text:p>
          </table:table-cell>
          <table:table-cell office:value-type="float" office:value="180236" calcext:value-type="float">
            <text:p>180236</text:p>
          </table:table-cell>
          <table:table-cell office:value-type="float" office:value="181193" calcext:value-type="float">
            <text:p>181193</text:p>
          </table:table-cell>
          <table:table-cell office:value-type="float" office:value="1.01792127560267" calcext:value-type="float">
            <text:p>1.01792127560267</text:p>
          </table:table-cell>
        </table:table-row>
        <table:table-row table:style-name="ro1">
          <table:table-cell office:value-type="float" office:value="88.9968052989989" calcext:value-type="float">
            <text:p>88.9968052989989</text:p>
          </table:table-cell>
          <table:table-cell office:value-type="float" office:value="188796" calcext:value-type="float">
            <text:p>188796</text:p>
          </table:table-cell>
          <table:table-cell office:value-type="float" office:value="180236" calcext:value-type="float">
            <text:p>180236</text:p>
          </table:table-cell>
          <table:table-cell office:value-type="float" office:value="1.0184186531352" calcext:value-type="float">
            <text:p>1.0184186531352</text:p>
          </table:table-cell>
        </table:table-row>
        <table:table-row table:style-name="ro1">
          <table:table-cell office:value-type="float" office:value="89.1553662509996" calcext:value-type="float">
            <text:p>89.1553662509996</text:p>
          </table:table-cell>
          <table:table-cell office:value-type="float" office:value="197439" calcext:value-type="float">
            <text:p>197439</text:p>
          </table:table-cell>
          <table:table-cell office:value-type="float" office:value="188796" calcext:value-type="float">
            <text:p>188796</text:p>
          </table:table-cell>
          <table:table-cell office:value-type="float" office:value="1.01881655516122" calcext:value-type="float">
            <text:p>1.01881655516122</text:p>
          </table:table-cell>
        </table:table-row>
        <table:table-row table:style-name="ro1">
          <table:table-cell office:value-type="float" office:value="89.3119370160002" calcext:value-type="float">
            <text:p>89.3119370160002</text:p>
          </table:table-cell>
          <table:table-cell office:value-type="float" office:value="198564" calcext:value-type="float">
            <text:p>198564</text:p>
          </table:table-cell>
          <table:table-cell office:value-type="float" office:value="197439" calcext:value-type="float">
            <text:p>197439</text:p>
          </table:table-cell>
          <table:table-cell office:value-type="float" office:value="1.01913487678204" calcext:value-type="float">
            <text:p>1.01913487678204</text:p>
          </table:table-cell>
        </table:table-row>
        <table:table-row table:style-name="ro1">
          <table:table-cell office:value-type="float" office:value="89.4688633759997" calcext:value-type="float">
            <text:p>89.4688633759997</text:p>
          </table:table-cell>
          <table:table-cell office:value-type="float" office:value="191412" calcext:value-type="float">
            <text:p>191412</text:p>
          </table:table-cell>
          <table:table-cell office:value-type="float" office:value="198564" calcext:value-type="float">
            <text:p>198564</text:p>
          </table:table-cell>
          <table:table-cell office:value-type="float" office:value="1.01938953407869" calcext:value-type="float">
            <text:p>1.01938953407869</text:p>
          </table:table-cell>
        </table:table-row>
        <table:table-row table:style-name="ro1">
          <table:table-cell office:value-type="float" office:value="89.6374037289988" calcext:value-type="float">
            <text:p>89.6374037289988</text:p>
          </table:table-cell>
          <table:table-cell office:value-type="float" office:value="182037" calcext:value-type="float">
            <text:p>182037</text:p>
          </table:table-cell>
          <table:table-cell office:value-type="float" office:value="198564" calcext:value-type="float">
            <text:p>198564</text:p>
          </table:table-cell>
          <table:table-cell office:value-type="float" office:value="1.01959325991601" calcext:value-type="float">
            <text:p>1.01959325991601</text:p>
          </table:table-cell>
        </table:table-row>
        <table:table-row table:style-name="ro1">
          <table:table-cell office:value-type="float" office:value="89.8041512279997" calcext:value-type="float">
            <text:p>89.8041512279997</text:p>
          </table:table-cell>
          <table:table-cell office:value-type="float" office:value="180377" calcext:value-type="float">
            <text:p>180377</text:p>
          </table:table-cell>
          <table:table-cell office:value-type="float" office:value="193494" calcext:value-type="float">
            <text:p>193494</text:p>
          </table:table-cell>
          <table:table-cell office:value-type="float" office:value="1.01975624058587" calcext:value-type="float">
            <text:p>1.01975624058587</text:p>
          </table:table-cell>
        </table:table-row>
        <table:table-row table:style-name="ro1">
          <table:table-cell office:value-type="float" office:value="89.9684507250004" calcext:value-type="float">
            <text:p>89.9684507250004</text:p>
          </table:table-cell>
          <table:table-cell office:value-type="float" office:value="187999" calcext:value-type="float">
            <text:p>187999</text:p>
          </table:table-cell>
          <table:table-cell office:value-type="float" office:value="191806" calcext:value-type="float">
            <text:p>191806</text:p>
          </table:table-cell>
          <table:table-cell office:value-type="float" office:value="1.01988662512176" calcext:value-type="float">
            <text:p>1.01988662512176</text:p>
          </table:table-cell>
        </table:table-row>
        <table:table-row table:style-name="ro1">
          <table:table-cell office:value-type="float" office:value="90.1300764759999" calcext:value-type="float">
            <text:p>90.1300764759999</text:p>
          </table:table-cell>
          <table:table-cell office:value-type="float" office:value="197423" calcext:value-type="float">
            <text:p>197423</text:p>
          </table:table-cell>
          <table:table-cell office:value-type="float" office:value="191806" calcext:value-type="float">
            <text:p>191806</text:p>
          </table:table-cell>
          <table:table-cell office:value-type="float" office:value="1.01861200280011" calcext:value-type="float">
            <text:p>1.01861200280011</text:p>
          </table:table-cell>
        </table:table-row>
        <table:table-row table:style-name="ro1">
          <table:table-cell office:value-type="float" office:value="90.2886089469994" calcext:value-type="float">
            <text:p>90.2886089469994</text:p>
          </table:table-cell>
          <table:table-cell office:value-type="float" office:value="199995" calcext:value-type="float">
            <text:p>199995</text:p>
          </table:table-cell>
          <table:table-cell office:value-type="float" office:value="197423" calcext:value-type="float">
            <text:p>197423</text:p>
          </table:table-cell>
          <table:table-cell office:value-type="float" office:value="1.01897123489315" calcext:value-type="float">
            <text:p>1.01897123489315</text:p>
          </table:table-cell>
        </table:table-row>
        <table:table-row table:style-name="ro1">
          <table:table-cell office:value-type="float" office:value="90.447668584" calcext:value-type="float">
            <text:p>90.447668584</text:p>
          </table:table-cell>
          <table:table-cell office:value-type="float" office:value="193676" calcext:value-type="float">
            <text:p>193676</text:p>
          </table:table-cell>
          <table:table-cell office:value-type="float" office:value="199995" calcext:value-type="float">
            <text:p>199995</text:p>
          </table:table-cell>
          <table:table-cell office:value-type="float" office:value="1.01925862056758" calcext:value-type="float">
            <text:p>1.01925862056758</text:p>
          </table:table-cell>
        </table:table-row>
        <table:table-row table:style-name="ro1">
          <table:table-cell office:value-type="float" office:value="90.6103710999996" calcext:value-type="float">
            <text:p>90.6103710999996</text:p>
          </table:table-cell>
          <table:table-cell office:value-type="float" office:value="184218" calcext:value-type="float">
            <text:p>184218</text:p>
          </table:table-cell>
          <table:table-cell office:value-type="float" office:value="193676" calcext:value-type="float">
            <text:p>193676</text:p>
          </table:table-cell>
          <table:table-cell office:value-type="float" office:value="1.01810959915677" calcext:value-type="float">
            <text:p>1.01810959915677</text:p>
          </table:table-cell>
        </table:table-row>
        <table:table-row table:style-name="ro1">
          <table:table-cell office:value-type="float" office:value="90.7661032939996" calcext:value-type="float">
            <text:p>90.7661032939996</text:p>
          </table:table-cell>
          <table:table-cell office:value-type="float" office:value="180817" calcext:value-type="float">
            <text:p>180817</text:p>
          </table:table-cell>
          <table:table-cell office:value-type="float" office:value="193676" calcext:value-type="float">
            <text:p>193676</text:p>
          </table:table-cell>
          <table:table-cell office:value-type="float" office:value="1.01719038202812" calcext:value-type="float">
            <text:p>1.01719038202812</text:p>
          </table:table-cell>
        </table:table-row>
        <table:table-row table:style-name="ro1">
          <table:table-cell office:value-type="float" office:value="90.9218784280001" calcext:value-type="float">
            <text:p>90.9218784280001</text:p>
          </table:table-cell>
          <table:table-cell office:value-type="float" office:value="186208" calcext:value-type="float">
            <text:p>186208</text:p>
          </table:table-cell>
          <table:table-cell office:value-type="float" office:value="193676" calcext:value-type="float">
            <text:p>193676</text:p>
          </table:table-cell>
          <table:table-cell office:value-type="float" office:value="1.01783393827555" calcext:value-type="float">
            <text:p>1.01783393827555</text:p>
          </table:table-cell>
        </table:table-row>
        <table:table-row table:style-name="ro1">
          <table:table-cell office:value-type="float" office:value="91.0797365500002" calcext:value-type="float">
            <text:p>91.0797365500002</text:p>
          </table:table-cell>
          <table:table-cell office:value-type="float" office:value="195882" calcext:value-type="float">
            <text:p>195882</text:p>
          </table:table-cell>
          <table:table-cell office:value-type="float" office:value="186208" calcext:value-type="float">
            <text:p>186208</text:p>
          </table:table-cell>
          <table:table-cell office:value-type="float" office:value="1.0183487832735" calcext:value-type="float">
            <text:p>1.0183487832735</text:p>
          </table:table-cell>
        </table:table-row>
        <table:table-row table:style-name="ro1">
          <table:table-cell office:value-type="float" office:value="91.2399897529995" calcext:value-type="float">
            <text:p>91.2399897529995</text:p>
          </table:table-cell>
          <table:table-cell office:value-type="float" office:value="201220" calcext:value-type="float">
            <text:p>201220</text:p>
          </table:table-cell>
          <table:table-cell office:value-type="float" office:value="195882" calcext:value-type="float">
            <text:p>195882</text:p>
          </table:table-cell>
          <table:table-cell office:value-type="float" office:value="1.01738172932151" calcext:value-type="float">
            <text:p>1.01738172932151</text:p>
          </table:table-cell>
        </table:table-row>
        <table:table-row table:style-name="ro1">
          <table:table-cell office:value-type="float" office:value="91.395386021999" calcext:value-type="float">
            <text:p>91.395386021999</text:p>
          </table:table-cell>
          <table:table-cell office:value-type="float" office:value="197505" calcext:value-type="float">
            <text:p>197505</text:p>
          </table:table-cell>
          <table:table-cell office:value-type="float" office:value="201220" calcext:value-type="float">
            <text:p>201220</text:p>
          </table:table-cell>
          <table:table-cell office:value-type="float" office:value="1.01660808615991" calcext:value-type="float">
            <text:p>1.01660808615991</text:p>
          </table:table-cell>
        </table:table-row>
        <table:table-row table:style-name="ro1">
          <table:table-cell office:value-type="float" office:value="91.5482708189993" calcext:value-type="float">
            <text:p>91.5482708189993</text:p>
          </table:table-cell>
          <table:table-cell office:value-type="float" office:value="188561" calcext:value-type="float">
            <text:p>188561</text:p>
          </table:table-cell>
          <table:table-cell office:value-type="float" office:value="199579" calcext:value-type="float">
            <text:p>199579</text:p>
          </table:table-cell>
          <table:table-cell office:value-type="float" office:value="1.01736810158099" calcext:value-type="float">
            <text:p>1.01736810158099</text:p>
          </table:table-cell>
        </table:table-row>
        <table:table-row table:style-name="ro1">
          <table:table-cell office:value-type="float" office:value="91.7013678579988" calcext:value-type="float">
            <text:p>91.7013678579988</text:p>
          </table:table-cell>
          <table:table-cell office:value-type="float" office:value="182164" calcext:value-type="float">
            <text:p>182164</text:p>
          </table:table-cell>
          <table:table-cell office:value-type="float" office:value="199579" calcext:value-type="float">
            <text:p>199579</text:p>
          </table:table-cell>
          <table:table-cell office:value-type="float" office:value="1.01797611391785" calcext:value-type="float">
            <text:p>1.01797611391785</text:p>
          </table:table-cell>
        </table:table-row>
        <table:table-row table:style-name="ro1">
          <table:table-cell office:value-type="float" office:value="91.8105423899997" calcext:value-type="float">
            <text:p>91.8105423899997</text:p>
          </table:table-cell>
          <table:table-cell office:value-type="float" office:value="182525" calcext:value-type="float">
            <text:p>182525</text:p>
          </table:table-cell>
          <table:table-cell office:value-type="float" office:value="198379" calcext:value-type="float">
            <text:p>198379</text:p>
          </table:table-cell>
          <table:table-cell office:value-type="float" office:value="1.01846252378734" calcext:value-type="float">
            <text:p>1.01846252378734</text:p>
          </table:table-cell>
        </table:table-row>
        <table:table-row table:style-name="ro1">
          <table:table-cell office:value-type="float" office:value="91.9140720389987" calcext:value-type="float">
            <text:p>91.9140720389987</text:p>
          </table:table-cell>
          <table:table-cell office:value-type="float" office:value="186773" calcext:value-type="float">
            <text:p>186773</text:p>
          </table:table-cell>
          <table:table-cell office:value-type="float" office:value="197179" calcext:value-type="float">
            <text:p>197179</text:p>
          </table:table-cell>
          <table:table-cell office:value-type="float" office:value="1.02024947108467" calcext:value-type="float">
            <text:p>1.02024947108467</text:p>
          </table:table-cell>
        </table:table-row>
        <table:table-row table:style-name="ro1">
          <table:table-cell office:value-type="float" office:value="92.0769726259987" calcext:value-type="float">
            <text:p>92.0769726259987</text:p>
          </table:table-cell>
          <table:table-cell office:value-type="float" office:value="196726" calcext:value-type="float">
            <text:p>196726</text:p>
          </table:table-cell>
          <table:table-cell office:value-type="float" office:value="186773" calcext:value-type="float">
            <text:p>186773</text:p>
          </table:table-cell>
          <table:table-cell office:value-type="float" office:value="1.0202812095208" calcext:value-type="float">
            <text:p>1.0202812095208</text:p>
          </table:table-cell>
        </table:table-row>
        <table:table-row table:style-name="ro1">
          <table:table-cell office:value-type="float" office:value="92.236262725999" calcext:value-type="float">
            <text:p>92.236262725999</text:p>
          </table:table-cell>
          <table:table-cell office:value-type="float" office:value="202199" calcext:value-type="float">
            <text:p>202199</text:p>
          </table:table-cell>
          <table:table-cell office:value-type="float" office:value="196726" calcext:value-type="float">
            <text:p>196726</text:p>
          </table:table-cell>
          <table:table-cell office:value-type="float" office:value="1.0203066002697" calcext:value-type="float">
            <text:p>1.0203066002697</text:p>
          </table:table-cell>
        </table:table-row>
        <table:table-row table:style-name="ro1">
          <table:table-cell office:value-type="float" office:value="92.3945877429997" calcext:value-type="float">
            <text:p>92.3945877429997</text:p>
          </table:table-cell>
          <table:table-cell office:value-type="float" office:value="198544" calcext:value-type="float">
            <text:p>198544</text:p>
          </table:table-cell>
          <table:table-cell office:value-type="float" office:value="202199" calcext:value-type="float">
            <text:p>202199</text:p>
          </table:table-cell>
          <table:table-cell office:value-type="float" office:value="1.02032691286882" calcext:value-type="float">
            <text:p>1.02032691286882</text:p>
          </table:table-cell>
        </table:table-row>
        <table:table-row table:style-name="ro1">
          <table:table-cell office:value-type="float" office:value="92.550421418" calcext:value-type="float">
            <text:p>92.550421418</text:p>
          </table:table-cell>
          <table:table-cell office:value-type="float" office:value="189435" calcext:value-type="float">
            <text:p>189435</text:p>
          </table:table-cell>
          <table:table-cell office:value-type="float" office:value="198544" calcext:value-type="float">
            <text:p>198544</text:p>
          </table:table-cell>
          <table:table-cell office:value-type="float" office:value="1.02034316294812" calcext:value-type="float">
            <text:p>1.02034316294812</text:p>
          </table:table-cell>
        </table:table-row>
        <table:table-row table:style-name="ro1">
          <table:table-cell office:value-type="float" office:value="92.6990190870001" calcext:value-type="float">
            <text:p>92.6990190870001</text:p>
          </table:table-cell>
          <table:table-cell office:value-type="float" office:value="183207" calcext:value-type="float">
            <text:p>183207</text:p>
          </table:table-cell>
          <table:table-cell office:value-type="float" office:value="193501" calcext:value-type="float">
            <text:p>193501</text:p>
          </table:table-cell>
          <table:table-cell office:value-type="float" office:value="1.02035616301155" calcext:value-type="float">
            <text:p>1.02035616301155</text:p>
          </table:table-cell>
        </table:table-row>
        <table:table-row table:style-name="ro1">
          <table:table-cell office:value-type="float" office:value="92.8562623399994" calcext:value-type="float">
            <text:p>92.8562623399994</text:p>
          </table:table-cell>
          <table:table-cell office:value-type="float" office:value="185003" calcext:value-type="float">
            <text:p>185003</text:p>
          </table:table-cell>
          <table:table-cell office:value-type="float" office:value="183917" calcext:value-type="float">
            <text:p>183917</text:p>
          </table:table-cell>
          <table:table-cell office:value-type="float" office:value="1.01898763311195" calcext:value-type="float">
            <text:p>1.01898763311195</text:p>
          </table:table-cell>
        </table:table-row>
        <table:table-row table:style-name="ro1">
          <table:table-cell office:value-type="float" office:value="93.0129135949992" calcext:value-type="float">
            <text:p>93.0129135949992</text:p>
          </table:table-cell>
          <table:table-cell office:value-type="float" office:value="193823" calcext:value-type="float">
            <text:p>193823</text:p>
          </table:table-cell>
          <table:table-cell office:value-type="float" office:value="185003" calcext:value-type="float">
            <text:p>185003</text:p>
          </table:table-cell>
          <table:table-cell office:value-type="float" office:value="1.01789280919226" calcext:value-type="float">
            <text:p>1.01789280919226</text:p>
          </table:table-cell>
        </table:table-row>
        <table:table-row table:style-name="ro1">
          <table:table-cell office:value-type="float" office:value="93.1729961950005" calcext:value-type="float">
            <text:p>93.1729961950005</text:p>
          </table:table-cell>
          <table:table-cell office:value-type="float" office:value="202025" calcext:value-type="float">
            <text:p>202025</text:p>
          </table:table-cell>
          <table:table-cell office:value-type="float" office:value="193823" calcext:value-type="float">
            <text:p>193823</text:p>
          </table:table-cell>
          <table:table-cell office:value-type="float" office:value="1.01701695005651" calcext:value-type="float">
            <text:p>1.01701695005651</text:p>
          </table:table-cell>
        </table:table-row>
        <table:table-row table:style-name="ro1">
          <table:table-cell office:value-type="float" office:value="93.3253992640002" calcext:value-type="float">
            <text:p>93.3253992640002</text:p>
          </table:table-cell>
          <table:table-cell office:value-type="float" office:value="202224" calcext:value-type="float">
            <text:p>202224</text:p>
          </table:table-cell>
          <table:table-cell office:value-type="float" office:value="202025" calcext:value-type="float">
            <text:p>202025</text:p>
          </table:table-cell>
          <table:table-cell office:value-type="float" office:value="1.01631626274791" calcext:value-type="float">
            <text:p>1.01631626274791</text:p>
          </table:table-cell>
        </table:table-row>
        <table:table-row table:style-name="ro1">
          <table:table-cell office:value-type="float" office:value="93.4771364949993" calcext:value-type="float">
            <text:p>93.4771364949993</text:p>
          </table:table-cell>
          <table:table-cell office:value-type="float" office:value="194908" calcext:value-type="float">
            <text:p>194908</text:p>
          </table:table-cell>
          <table:table-cell office:value-type="float" office:value="202025" calcext:value-type="float">
            <text:p>202025</text:p>
          </table:table-cell>
          <table:table-cell office:value-type="float" office:value="1.01575571290103" calcext:value-type="float">
            <text:p>1.01575571290103</text:p>
          </table:table-cell>
        </table:table-row>
        <table:table-row table:style-name="ro1">
          <table:table-cell office:value-type="float" office:value="93.6316423219996" calcext:value-type="float">
            <text:p>93.6316423219996</text:p>
          </table:table-cell>
          <table:table-cell office:value-type="float" office:value="186271" calcext:value-type="float">
            <text:p>186271</text:p>
          </table:table-cell>
          <table:table-cell office:value-type="float" office:value="196408" calcext:value-type="float">
            <text:p>196408</text:p>
          </table:table-cell>
          <table:table-cell office:value-type="float" office:value="1.01530727302353" calcext:value-type="float">
            <text:p>1.01530727302353</text:p>
          </table:table-cell>
        </table:table-row>
        <table:table-row table:style-name="ro1">
          <table:table-cell office:value-type="float" office:value="93.7869401989992" calcext:value-type="float">
            <text:p>93.7869401989992</text:p>
          </table:table-cell>
          <table:table-cell office:value-type="float" office:value="184055" calcext:value-type="float">
            <text:p>184055</text:p>
          </table:table-cell>
          <table:table-cell office:value-type="float" office:value="192808" calcext:value-type="float">
            <text:p>192808</text:p>
          </table:table-cell>
          <table:table-cell office:value-type="float" office:value="1.01358810029802" calcext:value-type="float">
            <text:p>1.01358810029802</text:p>
          </table:table-cell>
        </table:table-row>
        <table:table-row table:style-name="ro1">
          <table:table-cell office:value-type="float" office:value="93.948778082" calcext:value-type="float">
            <text:p>93.948778082</text:p>
          </table:table-cell>
          <table:table-cell office:value-type="float" office:value="190785" calcext:value-type="float">
            <text:p>190785</text:p>
          </table:table-cell>
          <table:table-cell office:value-type="float" office:value="191841" calcext:value-type="float">
            <text:p>191841</text:p>
          </table:table-cell>
          <table:table-cell office:value-type="float" office:value="1.01221276211761" calcext:value-type="float">
            <text:p>1.01221276211761</text:p>
          </table:table-cell>
        </table:table-row>
        <table:table-row table:style-name="ro1">
          <table:table-cell office:value-type="float" office:value="94.1047032759998" calcext:value-type="float">
            <text:p>94.1047032759998</text:p>
          </table:table-cell>
          <table:table-cell office:value-type="float" office:value="200219" calcext:value-type="float">
            <text:p>200219</text:p>
          </table:table-cell>
          <table:table-cell office:value-type="float" office:value="190785" calcext:value-type="float">
            <text:p>190785</text:p>
          </table:table-cell>
          <table:table-cell office:value-type="float" office:value="1.01111249157328" calcext:value-type="float">
            <text:p>1.01111249157328</text:p>
          </table:table-cell>
        </table:table-row>
        <table:table-row table:style-name="ro1">
          <table:table-cell office:value-type="float" office:value="94.2197200150004" calcext:value-type="float">
            <text:p>94.2197200150004</text:p>
          </table:table-cell>
          <table:table-cell office:value-type="float" office:value="204039" calcext:value-type="float">
            <text:p>204039</text:p>
          </table:table-cell>
          <table:table-cell office:value-type="float" office:value="200219" calcext:value-type="float">
            <text:p>200219</text:p>
          </table:table-cell>
          <table:table-cell office:value-type="float" office:value="1.01023227513782" calcext:value-type="float">
            <text:p>1.01023227513782</text:p>
          </table:table-cell>
        </table:table-row>
        <table:table-row table:style-name="ro1">
          <table:table-cell office:value-type="float" office:value="94.3296793970003" calcext:value-type="float">
            <text:p>94.3296793970003</text:p>
          </table:table-cell>
          <table:table-cell office:value-type="float" office:value="203102" calcext:value-type="float">
            <text:p>203102</text:p>
          </table:table-cell>
          <table:table-cell office:value-type="float" office:value="204039" calcext:value-type="float">
            <text:p>204039</text:p>
          </table:table-cell>
          <table:table-cell office:value-type="float" office:value="1.01088852281296" calcext:value-type="float">
            <text:p>1.01088852281296</text:p>
          </table:table-cell>
        </table:table-row>
        <table:table-row table:style-name="ro1">
          <table:table-cell office:value-type="float" office:value="94.4924931320002" calcext:value-type="float">
            <text:p>94.4924931320002</text:p>
          </table:table-cell>
          <table:table-cell office:value-type="float" office:value="194963" calcext:value-type="float">
            <text:p>194963</text:p>
          </table:table-cell>
          <table:table-cell office:value-type="float" office:value="204039" calcext:value-type="float">
            <text:p>204039</text:p>
          </table:table-cell>
          <table:table-cell office:value-type="float" office:value="1.01141352095307" calcext:value-type="float">
            <text:p>1.01141352095307</text:p>
          </table:table-cell>
        </table:table-row>
        <table:table-row table:style-name="ro1">
          <table:table-cell office:value-type="float" office:value="94.6549819929987" calcext:value-type="float">
            <text:p>94.6549819929987</text:p>
          </table:table-cell>
          <table:table-cell office:value-type="float" office:value="186384" calcext:value-type="float">
            <text:p>186384</text:p>
          </table:table-cell>
          <table:table-cell office:value-type="float" office:value="194963" calcext:value-type="float">
            <text:p>194963</text:p>
          </table:table-cell>
          <table:table-cell office:value-type="float" office:value="1.01183351946516" calcext:value-type="float">
            <text:p>1.01183351946516</text:p>
          </table:table-cell>
        </table:table-row>
        <table:table-row table:style-name="ro1">
          <table:table-cell office:value-type="float" office:value="94.816699003999" calcext:value-type="float">
            <text:p>94.816699003999</text:p>
          </table:table-cell>
          <table:table-cell office:value-type="float" office:value="185682" calcext:value-type="float">
            <text:p>185682</text:p>
          </table:table-cell>
          <table:table-cell office:value-type="float" office:value="186384" calcext:value-type="float">
            <text:p>186384</text:p>
          </table:table-cell>
          <table:table-cell office:value-type="float" office:value="1.01080909745132" calcext:value-type="float">
            <text:p>1.01080909745132</text:p>
          </table:table-cell>
        </table:table-row>
        <table:table-row table:style-name="ro1">
          <table:table-cell office:value-type="float" office:value="94.9874845939994" calcext:value-type="float">
            <text:p>94.9874845939994</text:p>
          </table:table-cell>
          <table:table-cell office:value-type="float" office:value="194201" calcext:value-type="float">
            <text:p>194201</text:p>
          </table:table-cell>
          <table:table-cell office:value-type="float" office:value="185682" calcext:value-type="float">
            <text:p>185682</text:p>
          </table:table-cell>
          <table:table-cell office:value-type="float" office:value="1.00998955984025" calcext:value-type="float">
            <text:p>1.00998955984025</text:p>
          </table:table-cell>
        </table:table-row>
        <table:table-row table:style-name="ro1">
          <table:table-cell office:value-type="float" office:value="95.1526106389993" calcext:value-type="float">
            <text:p>95.1526106389993</text:p>
          </table:table-cell>
          <table:table-cell office:value-type="float" office:value="203338" calcext:value-type="float">
            <text:p>203338</text:p>
          </table:table-cell>
          <table:table-cell office:value-type="float" office:value="194201" calcext:value-type="float">
            <text:p>194201</text:p>
          </table:table-cell>
          <table:table-cell office:value-type="float" office:value="1.0093339297514" calcext:value-type="float">
            <text:p>1.0093339297514</text:p>
          </table:table-cell>
        </table:table-row>
        <table:table-row table:style-name="ro1">
          <table:table-cell office:value-type="float" office:value="95.3237558429992" calcext:value-type="float">
            <text:p>95.3237558429992</text:p>
          </table:table-cell>
          <table:table-cell office:value-type="float" office:value="204269" calcext:value-type="float">
            <text:p>204269</text:p>
          </table:table-cell>
          <table:table-cell office:value-type="float" office:value="203338" calcext:value-type="float">
            <text:p>203338</text:p>
          </table:table-cell>
          <table:table-cell office:value-type="float" office:value="1.00880942568031" calcext:value-type="float">
            <text:p>1.00880942568031</text:p>
          </table:table-cell>
        </table:table-row>
        <table:table-row table:style-name="ro1">
          <table:table-cell office:value-type="float" office:value="95.4619550150001" calcext:value-type="float">
            <text:p>95.4619550150001</text:p>
          </table:table-cell>
          <table:table-cell office:value-type="float" office:value="197829" calcext:value-type="float">
            <text:p>197829</text:p>
          </table:table-cell>
          <table:table-cell office:value-type="float" office:value="204269" calcext:value-type="float">
            <text:p>204269</text:p>
          </table:table-cell>
          <table:table-cell office:value-type="float" office:value="1.00838982242344" calcext:value-type="float">
            <text:p>1.00838982242344</text:p>
          </table:table-cell>
        </table:table-row>
        <table:table-row table:style-name="ro1">
          <table:table-cell office:value-type="float" office:value="95.6295401529987" calcext:value-type="float">
            <text:p>95.6295401529987</text:p>
          </table:table-cell>
          <table:table-cell office:value-type="float" office:value="188359" calcext:value-type="float">
            <text:p>188359</text:p>
          </table:table-cell>
          <table:table-cell office:value-type="float" office:value="197829" calcext:value-type="float">
            <text:p>197829</text:p>
          </table:table-cell>
          <table:table-cell office:value-type="float" office:value="1.00805413981795" calcext:value-type="float">
            <text:p>1.00805413981795</text:p>
          </table:table-cell>
        </table:table-row>
        <table:table-row table:style-name="ro1">
          <table:table-cell office:value-type="float" office:value="95.8005567250002" calcext:value-type="float">
            <text:p>95.8005567250002</text:p>
          </table:table-cell>
          <table:table-cell office:value-type="float" office:value="186300" calcext:value-type="float">
            <text:p>186300</text:p>
          </table:table-cell>
          <table:table-cell office:value-type="float" office:value="188359" calcext:value-type="float">
            <text:p>188359</text:p>
          </table:table-cell>
          <table:table-cell office:value-type="float" office:value="1.00778559373356" calcext:value-type="float">
            <text:p>1.00778559373356</text:p>
          </table:table-cell>
        </table:table-row>
        <table:table-row table:style-name="ro1">
          <table:table-cell office:value-type="float" office:value="95.9598722139999" calcext:value-type="float">
            <text:p>95.9598722139999</text:p>
          </table:table-cell>
          <table:table-cell office:value-type="float" office:value="193465" calcext:value-type="float">
            <text:p>193465</text:p>
          </table:table-cell>
          <table:table-cell office:value-type="float" office:value="187159" calcext:value-type="float">
            <text:p>187159</text:p>
          </table:table-cell>
          <table:table-cell office:value-type="float" office:value="1.00622847498684" calcext:value-type="float">
            <text:p>1.00622847498684</text:p>
          </table:table-cell>
        </table:table-row>
        <table:table-row table:style-name="ro1">
          <table:table-cell office:value-type="float" office:value="96.1129186300004" calcext:value-type="float">
            <text:p>96.1129186300004</text:p>
          </table:table-cell>
          <table:table-cell office:value-type="float" office:value="202627" calcext:value-type="float">
            <text:p>202627</text:p>
          </table:table-cell>
          <table:table-cell office:value-type="float" office:value="193465" calcext:value-type="float">
            <text:p>193465</text:p>
          </table:table-cell>
          <table:table-cell office:value-type="float" office:value="1.00498277998948" calcext:value-type="float">
            <text:p>1.00498277998948</text:p>
          </table:table-cell>
        </table:table-row>
        <table:table-row table:style-name="ro1">
          <table:table-cell office:value-type="float" office:value="96.2556508420003" calcext:value-type="float">
            <text:p>96.2556508420003</text:p>
          </table:table-cell>
          <table:table-cell office:value-type="float" office:value="206249" calcext:value-type="float">
            <text:p>206249</text:p>
          </table:table-cell>
          <table:table-cell office:value-type="float" office:value="202627" calcext:value-type="float">
            <text:p>202627</text:p>
          </table:table-cell>
          <table:table-cell office:value-type="float" office:value="1.00532850587078" calcext:value-type="float">
            <text:p>1.00532850587078</text:p>
          </table:table-cell>
        </table:table-row>
        <table:table-row table:style-name="ro1">
          <table:table-cell office:value-type="float" office:value="96.391368700999" calcext:value-type="float">
            <text:p>96.391368700999</text:p>
          </table:table-cell>
          <table:table-cell office:value-type="float" office:value="202699" calcext:value-type="float">
            <text:p>202699</text:p>
          </table:table-cell>
          <table:table-cell office:value-type="float" office:value="206249" calcext:value-type="float">
            <text:p>206249</text:p>
          </table:table-cell>
          <table:table-cell office:value-type="float" office:value="1.00560508657581" calcext:value-type="float">
            <text:p>1.00560508657581</text:p>
          </table:table-cell>
        </table:table-row>
        <table:table-row table:style-name="ro1">
          <table:table-cell office:value-type="float" office:value="96.5292752389996" calcext:value-type="float">
            <text:p>96.5292752389996</text:p>
          </table:table-cell>
          <table:table-cell office:value-type="float" office:value="194700" calcext:value-type="float">
            <text:p>194700</text:p>
          </table:table-cell>
          <table:table-cell office:value-type="float" office:value="202699" calcext:value-type="float">
            <text:p>202699</text:p>
          </table:table-cell>
          <table:table-cell office:value-type="float" office:value="1.00582635113985" calcext:value-type="float">
            <text:p>1.00582635113985</text:p>
          </table:table-cell>
        </table:table-row>
        <table:table-row table:style-name="ro1">
          <table:table-cell office:value-type="float" office:value="96.6805392320002" calcext:value-type="float">
            <text:p>96.6805392320002</text:p>
          </table:table-cell>
          <table:table-cell office:value-type="float" office:value="187617" calcext:value-type="float">
            <text:p>187617</text:p>
          </table:table-cell>
          <table:table-cell office:value-type="float" office:value="196699" calcext:value-type="float">
            <text:p>196699</text:p>
          </table:table-cell>
          <table:table-cell office:value-type="float" office:value="1.00600336279107" calcext:value-type="float">
            <text:p>1.00600336279107</text:p>
          </table:table-cell>
        </table:table-row>
        <table:table-row table:style-name="ro1">
          <table:table-cell office:value-type="float" office:value="96.8370611239989" calcext:value-type="float">
            <text:p>96.8370611239989</text:p>
          </table:table-cell>
          <table:table-cell office:value-type="float" office:value="188296" calcext:value-type="float">
            <text:p>188296</text:p>
          </table:table-cell>
          <table:table-cell office:value-type="float" office:value="187617" calcext:value-type="float">
            <text:p>187617</text:p>
          </table:table-cell>
          <table:table-cell office:value-type="float" office:value="1.00614497211205" calcext:value-type="float">
            <text:p>1.00614497211205</text:p>
          </table:table-cell>
        </table:table-row>
        <table:table-row table:style-name="ro1">
          <table:table-cell office:value-type="float" office:value="96.987408985" calcext:value-type="float">
            <text:p>96.987408985</text:p>
          </table:table-cell>
          <table:table-cell office:value-type="float" office:value="196197" calcext:value-type="float">
            <text:p>196197</text:p>
          </table:table-cell>
          <table:table-cell office:value-type="float" office:value="188296" calcext:value-type="float">
            <text:p>188296</text:p>
          </table:table-cell>
          <table:table-cell office:value-type="float" office:value="1.00625825956884" calcext:value-type="float">
            <text:p>1.00625825956884</text:p>
          </table:table-cell>
        </table:table-row>
        <table:table-row table:style-name="ro1">
          <table:table-cell office:value-type="float" office:value="97.1427694409995" calcext:value-type="float">
            <text:p>97.1427694409995</text:p>
          </table:table-cell>
          <table:table-cell office:value-type="float" office:value="204957" calcext:value-type="float">
            <text:p>204957</text:p>
          </table:table-cell>
          <table:table-cell office:value-type="float" office:value="196197" calcext:value-type="float">
            <text:p>196197</text:p>
          </table:table-cell>
          <table:table-cell office:value-type="float" office:value="1.00500660765507" calcext:value-type="float">
            <text:p>1.00500660765507</text:p>
          </table:table-cell>
        </table:table-row>
        <table:table-row table:style-name="ro1">
          <table:table-cell office:value-type="float" office:value="97.2881932869987" calcext:value-type="float">
            <text:p>97.2881932869987</text:p>
          </table:table-cell>
          <table:table-cell office:value-type="float" office:value="207001" calcext:value-type="float">
            <text:p>207001</text:p>
          </table:table-cell>
          <table:table-cell office:value-type="float" office:value="204957" calcext:value-type="float">
            <text:p>204957</text:p>
          </table:table-cell>
          <table:table-cell office:value-type="float" office:value="1.00400528612406" calcext:value-type="float">
            <text:p>1.00400528612406</text:p>
          </table:table-cell>
        </table:table-row>
        <table:table-row table:style-name="ro1">
          <table:table-cell office:value-type="float" office:value="97.4305022619992" calcext:value-type="float">
            <text:p>97.4305022619992</text:p>
          </table:table-cell>
          <table:table-cell office:value-type="float" office:value="201659" calcext:value-type="float">
            <text:p>201659</text:p>
          </table:table-cell>
          <table:table-cell office:value-type="float" office:value="207001" calcext:value-type="float">
            <text:p>207001</text:p>
          </table:table-cell>
          <table:table-cell office:value-type="float" office:value="1.00320422889924" calcext:value-type="float">
            <text:p>1.00320422889924</text:p>
          </table:table-cell>
        </table:table-row>
        <table:table-row table:style-name="ro1">
          <table:table-cell office:value-type="float" office:value="97.5762189919988" calcext:value-type="float">
            <text:p>97.5762189919988</text:p>
          </table:table-cell>
          <table:table-cell office:value-type="float" office:value="192968" calcext:value-type="float">
            <text:p>192968</text:p>
          </table:table-cell>
          <table:table-cell office:value-type="float" office:value="201659" calcext:value-type="float">
            <text:p>201659</text:p>
          </table:table-cell>
          <table:table-cell office:value-type="float" office:value="1.0025633831194" calcext:value-type="float">
            <text:p>1.0025633831194</text:p>
          </table:table-cell>
        </table:table-row>
        <table:table-row table:style-name="ro1">
          <table:table-cell office:value-type="float" office:value="97.721767269999" calcext:value-type="float">
            <text:p>97.721767269999</text:p>
          </table:table-cell>
          <table:table-cell office:value-type="float" office:value="187878" calcext:value-type="float">
            <text:p>187878</text:p>
          </table:table-cell>
          <table:table-cell office:value-type="float" office:value="196084" calcext:value-type="float">
            <text:p>196084</text:p>
          </table:table-cell>
          <table:table-cell office:value-type="float" office:value="1.00205070649552" calcext:value-type="float">
            <text:p>1.00205070649552</text:p>
          </table:table-cell>
        </table:table-row>
        <table:table-row table:style-name="ro1">
          <table:table-cell office:value-type="float" office:value="97.8622542209996" calcext:value-type="float">
            <text:p>97.8622542209996</text:p>
          </table:table-cell>
          <table:table-cell office:value-type="float" office:value="190248" calcext:value-type="float">
            <text:p>190248</text:p>
          </table:table-cell>
          <table:table-cell office:value-type="float" office:value="194810" calcext:value-type="float">
            <text:p>194810</text:p>
          </table:table-cell>
          <table:table-cell office:value-type="float" office:value="1.00164056519641" calcext:value-type="float">
            <text:p>1.00164056519641</text:p>
          </table:table-cell>
        </table:table-row>
        <table:table-row table:style-name="ro1">
          <table:table-cell office:value-type="float" office:value="98.007706127999" calcext:value-type="float">
            <text:p>98.007706127999</text:p>
          </table:table-cell>
          <table:table-cell office:value-type="float" office:value="198491" calcext:value-type="float">
            <text:p>198491</text:p>
          </table:table-cell>
          <table:table-cell office:value-type="float" office:value="194810" calcext:value-type="float">
            <text:p>194810</text:p>
          </table:table-cell>
          <table:table-cell office:value-type="float" office:value="1.00131245215713" calcext:value-type="float">
            <text:p>1.00131245215713</text:p>
          </table:table-cell>
        </table:table-row>
        <table:table-row table:style-name="ro1">
          <table:table-cell office:value-type="float" office:value="98.1532708149989" calcext:value-type="float">
            <text:p>98.1532708149989</text:p>
          </table:table-cell>
          <table:table-cell office:value-type="float" office:value="206362" calcext:value-type="float">
            <text:p>206362</text:p>
          </table:table-cell>
          <table:table-cell office:value-type="float" office:value="198491" calcext:value-type="float">
            <text:p>198491</text:p>
          </table:table-cell>
          <table:table-cell office:value-type="float" office:value="1.0010499617257" calcext:value-type="float">
            <text:p>1.0010499617257</text:p>
          </table:table-cell>
        </table:table-row>
        <table:table-row table:style-name="ro1">
          <table:table-cell office:value-type="float" office:value="98.300001648" calcext:value-type="float">
            <text:p>98.300001648</text:p>
          </table:table-cell>
          <table:table-cell office:value-type="float" office:value="207810" calcext:value-type="float">
            <text:p>207810</text:p>
          </table:table-cell>
          <table:table-cell office:value-type="float" office:value="206362" calcext:value-type="float">
            <text:p>206362</text:p>
          </table:table-cell>
          <table:table-cell office:value-type="float" office:value="1.00083996938056" calcext:value-type="float">
            <text:p>1.00083996938056</text:p>
          </table:table-cell>
        </table:table-row>
        <table:table-row table:style-name="ro1">
          <table:table-cell office:value-type="float" office:value="98.441493381999" calcext:value-type="float">
            <text:p>98.441493381999</text:p>
          </table:table-cell>
          <table:table-cell office:value-type="float" office:value="202035" calcext:value-type="float">
            <text:p>202035</text:p>
          </table:table-cell>
          <table:table-cell office:value-type="float" office:value="207810" calcext:value-type="float">
            <text:p>207810</text:p>
          </table:table-cell>
          <table:table-cell office:value-type="float" office:value="1.00067197550445" calcext:value-type="float">
            <text:p>1.00067197550445</text:p>
          </table:table-cell>
        </table:table-row>
        <table:table-row table:style-name="ro1">
          <table:table-cell office:value-type="float" office:value="98.5840832209997" calcext:value-type="float">
            <text:p>98.5840832209997</text:p>
          </table:table-cell>
          <table:table-cell office:value-type="float" office:value="193543" calcext:value-type="float">
            <text:p>193543</text:p>
          </table:table-cell>
          <table:table-cell office:value-type="float" office:value="207810" calcext:value-type="float">
            <text:p>207810</text:p>
          </table:table-cell>
          <table:table-cell office:value-type="float" office:value="1.00053758040356" calcext:value-type="float">
            <text:p>1.00053758040356</text:p>
          </table:table-cell>
        </table:table-row>
        <table:table-row table:style-name="ro1">
          <table:table-cell office:value-type="float" office:value="98.7214844609989" calcext:value-type="float">
            <text:p>98.7214844609989</text:p>
          </table:table-cell>
          <table:table-cell office:value-type="float" office:value="188881" calcext:value-type="float">
            <text:p>188881</text:p>
          </table:table-cell>
          <table:table-cell office:value-type="float" office:value="196010" calcext:value-type="float">
            <text:p>196010</text:p>
          </table:table-cell>
          <table:table-cell office:value-type="float" office:value="1.00043006432285" calcext:value-type="float">
            <text:p>1.00043006432285</text:p>
          </table:table-cell>
        </table:table-row>
        <table:table-row table:style-name="ro1">
          <table:table-cell office:value-type="float" office:value="98.9127034470002" calcext:value-type="float">
            <text:p>98.9127034470002</text:p>
          </table:table-cell>
          <table:table-cell office:value-type="float" office:value="193698" calcext:value-type="float">
            <text:p>193698</text:p>
          </table:table-cell>
          <table:table-cell office:value-type="float" office:value="188881" calcext:value-type="float">
            <text:p>188881</text:p>
          </table:table-cell>
          <table:table-cell office:value-type="float" office:value="1.00034405145828" calcext:value-type="float">
            <text:p>1.00034405145828</text:p>
          </table:table-cell>
        </table:table-row>
        <table:table-row table:style-name="ro1">
          <table:table-cell office:value-type="float" office:value="99.0507286159991" calcext:value-type="float">
            <text:p>99.0507286159991</text:p>
          </table:table-cell>
          <table:table-cell office:value-type="float" office:value="202184" calcext:value-type="float">
            <text:p>202184</text:p>
          </table:table-cell>
          <table:table-cell office:value-type="float" office:value="193698" calcext:value-type="float">
            <text:p>193698</text:p>
          </table:table-cell>
          <table:table-cell office:value-type="float" office:value="1.00027524116662" calcext:value-type="float">
            <text:p>1.00027524116662</text:p>
          </table:table-cell>
        </table:table-row>
        <table:table-row table:style-name="ro1">
          <table:table-cell office:value-type="float" office:value="99.203656538999" calcext:value-type="float">
            <text:p>99.203656538999</text:p>
          </table:table-cell>
          <table:table-cell office:value-type="float" office:value="208782" calcext:value-type="float">
            <text:p>208782</text:p>
          </table:table-cell>
          <table:table-cell office:value-type="float" office:value="202184" calcext:value-type="float">
            <text:p>202184</text:p>
          </table:table-cell>
          <table:table-cell office:value-type="float" office:value="1.0002201929333" calcext:value-type="float">
            <text:p>1.0002201929333</text:p>
          </table:table-cell>
        </table:table-row>
        <table:table-row table:style-name="ro1">
          <table:table-cell office:value-type="float" office:value="99.3625839919987" calcext:value-type="float">
            <text:p>99.3625839919987</text:p>
          </table:table-cell>
          <table:table-cell office:value-type="float" office:value="206963" calcext:value-type="float">
            <text:p>206963</text:p>
          </table:table-cell>
          <table:table-cell office:value-type="float" office:value="208782" calcext:value-type="float">
            <text:p>208782</text:p>
          </table:table-cell>
          <table:table-cell office:value-type="float" office:value="0.998851651035381" calcext:value-type="float">
            <text:p>0.998851651035381</text:p>
          </table:table-cell>
        </table:table-row>
        <table:table-row table:style-name="ro1">
          <table:table-cell office:value-type="float" office:value="99.5112869699988" calcext:value-type="float">
            <text:p>99.5112869699988</text:p>
          </table:table-cell>
          <table:table-cell office:value-type="float" office:value="198802" calcext:value-type="float">
            <text:p>198802</text:p>
          </table:table-cell>
          <table:table-cell office:value-type="float" office:value="206963" calcext:value-type="float">
            <text:p>206963</text:p>
          </table:table-cell>
          <table:table-cell office:value-type="float" office:value="0.997756817517046" calcext:value-type="float">
            <text:p>0.997756817517046</text:p>
          </table:table-cell>
        </table:table-row>
        <table:table-row table:style-name="ro1">
          <table:table-cell office:value-type="float" office:value="99.6623476690002" calcext:value-type="float">
            <text:p>99.6623476690002</text:p>
          </table:table-cell>
          <table:table-cell office:value-type="float" office:value="191140" calcext:value-type="float">
            <text:p>191140</text:p>
          </table:table-cell>
          <table:table-cell office:value-type="float" office:value="198802" calcext:value-type="float">
            <text:p>198802</text:p>
          </table:table-cell>
          <table:table-cell office:value-type="float" office:value="0.996880950702379" calcext:value-type="float">
            <text:p>0.996880950702379</text:p>
          </table:table-cell>
        </table:table-row>
        <table:table-row table:style-name="ro1">
          <table:table-cell office:value-type="float" office:value="99.8081707599995" calcext:value-type="float">
            <text:p>99.8081707599995</text:p>
          </table:table-cell>
          <table:table-cell office:value-type="float" office:value="190468" calcext:value-type="float">
            <text:p>190468</text:p>
          </table:table-cell>
          <table:table-cell office:value-type="float" office:value="191140" calcext:value-type="float">
            <text:p>191140</text:p>
          </table:table-cell>
          <table:table-cell office:value-type="float" office:value="0.997504760561903" calcext:value-type="float">
            <text:p>0.997504760561903</text:p>
          </table:table-cell>
        </table:table-row>
        <table:table-row table:style-name="ro1">
          <table:table-cell office:value-type="float" office:value="99.954573948" calcext:value-type="float">
            <text:p>99.954573948</text:p>
          </table:table-cell>
          <table:table-cell office:value-type="float" office:value="197138" calcext:value-type="float">
            <text:p>197138</text:p>
          </table:table-cell>
          <table:table-cell office:value-type="float" office:value="190468" calcext:value-type="float">
            <text:p>190468</text:p>
          </table:table-cell>
          <table:table-cell office:value-type="float" office:value="0.998003808449523" calcext:value-type="float">
            <text:p>0.998003808449523</text:p>
          </table:table-cell>
        </table:table-row>
        <table:table-row table:style-name="ro1">
          <table:table-cell office:value-type="float" office:value="100.097982515999" calcext:value-type="float">
            <text:p>100.097982515999</text:p>
          </table:table-cell>
          <table:table-cell office:value-type="float" office:value="205872" calcext:value-type="float">
            <text:p>205872</text:p>
          </table:table-cell>
          <table:table-cell office:value-type="float" office:value="197138" calcext:value-type="float">
            <text:p>197138</text:p>
          </table:table-cell>
          <table:table-cell office:value-type="float" office:value="0.998403046759618" calcext:value-type="float">
            <text:p>0.998403046759618</text:p>
          </table:table-cell>
        </table:table-row>
        <table:table-row table:style-name="ro1">
          <table:table-cell office:value-type="float" office:value="100.245517388999" calcext:value-type="float">
            <text:p>100.245517388999</text:p>
          </table:table-cell>
          <table:table-cell office:value-type="float" office:value="210241" calcext:value-type="float">
            <text:p>210241</text:p>
          </table:table-cell>
          <table:table-cell office:value-type="float" office:value="205872" calcext:value-type="float">
            <text:p>205872</text:p>
          </table:table-cell>
          <table:table-cell office:value-type="float" office:value="0.998722437407695" calcext:value-type="float">
            <text:p>0.998722437407695</text:p>
          </table:table-cell>
        </table:table-row>
        <table:table-row table:style-name="ro1">
          <table:table-cell office:value-type="float" office:value="100.388780485999" calcext:value-type="float">
            <text:p>100.388780485999</text:p>
          </table:table-cell>
          <table:table-cell office:value-type="float" office:value="206821" calcext:value-type="float">
            <text:p>206821</text:p>
          </table:table-cell>
          <table:table-cell office:value-type="float" office:value="210241" calcext:value-type="float">
            <text:p>210241</text:p>
          </table:table-cell>
          <table:table-cell office:value-type="float" office:value="0.998977949926156" calcext:value-type="float">
            <text:p>0.998977949926156</text:p>
          </table:table-cell>
        </table:table-row>
        <table:table-row table:style-name="ro1">
          <table:table-cell office:value-type="float" office:value="100.54715106" calcext:value-type="float">
            <text:p>100.54715106</text:p>
          </table:table-cell>
          <table:table-cell office:value-type="float" office:value="197627" calcext:value-type="float">
            <text:p>197627</text:p>
          </table:table-cell>
          <table:table-cell office:value-type="float" office:value="206821" calcext:value-type="float">
            <text:p>206821</text:p>
          </table:table-cell>
          <table:table-cell office:value-type="float" office:value="0.999182359940925" calcext:value-type="float">
            <text:p>0.999182359940925</text:p>
          </table:table-cell>
        </table:table-row>
        <table:table-row table:style-name="ro1">
          <table:table-cell office:value-type="float" office:value="100.698773167" calcext:value-type="float">
            <text:p>100.698773167</text:p>
          </table:table-cell>
          <table:table-cell office:value-type="float" office:value="191212" calcext:value-type="float">
            <text:p>191212</text:p>
          </table:table-cell>
          <table:table-cell office:value-type="float" office:value="206821" calcext:value-type="float">
            <text:p>206821</text:p>
          </table:table-cell>
          <table:table-cell office:value-type="float" office:value="0.99934588795274" calcext:value-type="float">
            <text:p>0.99934588795274</text:p>
          </table:table-cell>
        </table:table-row>
        <table:table-row table:style-name="ro1">
          <table:table-cell office:value-type="float" office:value="100.847314331999" calcext:value-type="float">
            <text:p>100.847314331999</text:p>
          </table:table-cell>
          <table:table-cell office:value-type="float" office:value="192659" calcext:value-type="float">
            <text:p>192659</text:p>
          </table:table-cell>
          <table:table-cell office:value-type="float" office:value="205621" calcext:value-type="float">
            <text:p>205621</text:p>
          </table:table-cell>
          <table:table-cell office:value-type="float" office:value="0.999476710362192" calcext:value-type="float">
            <text:p>0.999476710362192</text:p>
          </table:table-cell>
        </table:table-row>
        <table:table-row table:style-name="ro1">
          <table:table-cell office:value-type="float" office:value="100.985621783999" calcext:value-type="float">
            <text:p>100.985621783999</text:p>
          </table:table-cell>
          <table:table-cell office:value-type="float" office:value="200083" calcext:value-type="float">
            <text:p>200083</text:p>
          </table:table-cell>
          <table:table-cell office:value-type="float" office:value="198061" calcext:value-type="float">
            <text:p>198061</text:p>
          </table:table-cell>
          <table:table-cell office:value-type="float" office:value="0.999581368289753" calcext:value-type="float">
            <text:p>0.999581368289753</text:p>
          </table:table-cell>
        </table:table-row>
        <table:table-row table:style-name="ro1">
          <table:table-cell office:value-type="float" office:value="101.12730765" calcext:value-type="float">
            <text:p>101.12730765</text:p>
          </table:table-cell>
          <table:table-cell office:value-type="float" office:value="208300" calcext:value-type="float">
            <text:p>208300</text:p>
          </table:table-cell>
          <table:table-cell office:value-type="float" office:value="200083" calcext:value-type="float">
            <text:p>200083</text:p>
          </table:table-cell>
          <table:table-cell office:value-type="float" office:value="0.999665094631803" calcext:value-type="float">
            <text:p>0.999665094631803</text:p>
          </table:table-cell>
        </table:table-row>
        <table:table-row table:style-name="ro1">
          <table:table-cell office:value-type="float" office:value="101.268783193" calcext:value-type="float">
            <text:p>101.268783193</text:p>
          </table:table-cell>
          <table:table-cell office:value-type="float" office:value="211199" calcext:value-type="float">
            <text:p>211199</text:p>
          </table:table-cell>
          <table:table-cell office:value-type="float" office:value="208300" calcext:value-type="float">
            <text:p>208300</text:p>
          </table:table-cell>
          <table:table-cell office:value-type="float" office:value="0.999732075705442" calcext:value-type="float">
            <text:p>0.999732075705442</text:p>
          </table:table-cell>
        </table:table-row>
        <table:table-row table:style-name="ro1">
          <table:table-cell office:value-type="float" office:value="101.412298511999" calcext:value-type="float">
            <text:p>101.412298511999</text:p>
          </table:table-cell>
          <table:table-cell office:value-type="float" office:value="206648" calcext:value-type="float">
            <text:p>206648</text:p>
          </table:table-cell>
          <table:table-cell office:value-type="float" office:value="211199" calcext:value-type="float">
            <text:p>211199</text:p>
          </table:table-cell>
          <table:table-cell office:value-type="float" office:value="0.999785660564354" calcext:value-type="float">
            <text:p>0.999785660564354</text:p>
          </table:table-cell>
        </table:table-row>
        <table:table-row table:style-name="ro1">
          <table:table-cell office:value-type="float" office:value="101.556609081999" calcext:value-type="float">
            <text:p>101.556609081999</text:p>
          </table:table-cell>
          <table:table-cell office:value-type="float" office:value="198074" calcext:value-type="float">
            <text:p>198074</text:p>
          </table:table-cell>
          <table:table-cell office:value-type="float" office:value="206648" calcext:value-type="float">
            <text:p>206648</text:p>
          </table:table-cell>
          <table:table-cell office:value-type="float" office:value="0.999828528451483" calcext:value-type="float">
            <text:p>0.999828528451483</text:p>
          </table:table-cell>
        </table:table-row>
        <table:table-row table:style-name="ro1">
          <table:table-cell office:value-type="float" office:value="101.699453412999" calcext:value-type="float">
            <text:p>101.699453412999</text:p>
          </table:table-cell>
          <table:table-cell office:value-type="float" office:value="192199" calcext:value-type="float">
            <text:p>192199</text:p>
          </table:table-cell>
          <table:table-cell office:value-type="float" office:value="198074" calcext:value-type="float">
            <text:p>198074</text:p>
          </table:table-cell>
          <table:table-cell office:value-type="float" office:value="0.999862822761187" calcext:value-type="float">
            <text:p>0.999862822761187</text:p>
          </table:table-cell>
        </table:table-row>
        <table:table-row table:style-name="ro1">
          <table:table-cell office:value-type="float" office:value="101.838105348999" calcext:value-type="float">
            <text:p>101.838105348999</text:p>
          </table:table-cell>
          <table:table-cell office:value-type="float" office:value="193331" calcext:value-type="float">
            <text:p>193331</text:p>
          </table:table-cell>
          <table:table-cell office:value-type="float" office:value="195568" calcext:value-type="float">
            <text:p>195568</text:p>
          </table:table-cell>
          <table:table-cell office:value-type="float" office:value="0.999890258208949" calcext:value-type="float">
            <text:p>0.999890258208949</text:p>
          </table:table-cell>
        </table:table-row>
        <table:table-row table:style-name="ro1">
          <table:table-cell office:value-type="float" office:value="101.977626645999" calcext:value-type="float">
            <text:p>101.977626645999</text:p>
          </table:table-cell>
          <table:table-cell office:value-type="float" office:value="200576" calcext:value-type="float">
            <text:p>200576</text:p>
          </table:table-cell>
          <table:table-cell office:value-type="float" office:value="195568" calcext:value-type="float">
            <text:p>195568</text:p>
          </table:table-cell>
          <table:table-cell office:value-type="float" office:value="0.99991220656716" calcext:value-type="float">
            <text:p>0.99991220656716</text:p>
          </table:table-cell>
        </table:table-row>
        <table:table-row table:style-name="ro1">
          <table:table-cell office:value-type="float" office:value="102.129503615" calcext:value-type="float">
            <text:p>102.129503615</text:p>
          </table:table-cell>
          <table:table-cell office:value-type="float" office:value="209397" calcext:value-type="float">
            <text:p>209397</text:p>
          </table:table-cell>
          <table:table-cell office:value-type="float" office:value="195568" calcext:value-type="float">
            <text:p>195568</text:p>
          </table:table-cell>
          <table:table-cell office:value-type="float" office:value="0.999929765253728" calcext:value-type="float">
            <text:p>0.999929765253728</text:p>
          </table:table-cell>
        </table:table-row>
        <table:table-row table:style-name="ro1">
          <table:table-cell office:value-type="float" office:value="102.269274425" calcext:value-type="float">
            <text:p>102.269274425</text:p>
          </table:table-cell>
          <table:table-cell office:value-type="float" office:value="212196" calcext:value-type="float">
            <text:p>212196</text:p>
          </table:table-cell>
          <table:table-cell office:value-type="float" office:value="209397" calcext:value-type="float">
            <text:p>209397</text:p>
          </table:table-cell>
          <table:table-cell office:value-type="float" office:value="0.999943812202982" calcext:value-type="float">
            <text:p>0.999943812202982</text:p>
          </table:table-cell>
        </table:table-row>
        <table:table-row table:style-name="ro1">
          <table:table-cell office:value-type="float" office:value="102.381032977999" calcext:value-type="float">
            <text:p>102.381032977999</text:p>
          </table:table-cell>
          <table:table-cell office:value-type="float" office:value="209179" calcext:value-type="float">
            <text:p>209179</text:p>
          </table:table-cell>
          <table:table-cell office:value-type="float" office:value="212196" calcext:value-type="float">
            <text:p>212196</text:p>
          </table:table-cell>
          <table:table-cell office:value-type="float" office:value="0.999955049762386" calcext:value-type="float">
            <text:p>0.999955049762386</text:p>
          </table:table-cell>
        </table:table-row>
        <table:table-row table:style-name="ro1">
          <table:table-cell office:value-type="float" office:value="102.527368064999" calcext:value-type="float">
            <text:p>102.527368064999</text:p>
          </table:table-cell>
          <table:table-cell office:value-type="float" office:value="200816" calcext:value-type="float">
            <text:p>200816</text:p>
          </table:table-cell>
          <table:table-cell office:value-type="float" office:value="209179" calcext:value-type="float">
            <text:p>209179</text:p>
          </table:table-cell>
          <table:table-cell office:value-type="float" office:value="0.999964039809909" calcext:value-type="float">
            <text:p>0.999964039809909</text:p>
          </table:table-cell>
        </table:table-row>
        <table:table-row table:style-name="ro1">
          <table:table-cell office:value-type="float" office:value="102.675226371" calcext:value-type="float">
            <text:p>102.675226371</text:p>
          </table:table-cell>
          <table:table-cell office:value-type="float" office:value="193758" calcext:value-type="float">
            <text:p>193758</text:p>
          </table:table-cell>
          <table:table-cell office:value-type="float" office:value="200816" calcext:value-type="float">
            <text:p>200816</text:p>
          </table:table-cell>
          <table:table-cell office:value-type="float" office:value="0.999971231847927" calcext:value-type="float">
            <text:p>0.999971231847927</text:p>
          </table:table-cell>
        </table:table-row>
        <table:table-row table:style-name="ro1">
          <table:table-cell office:value-type="float" office:value="102.8179657" calcext:value-type="float">
            <text:p>102.8179657</text:p>
          </table:table-cell>
          <table:table-cell office:value-type="float" office:value="193716" calcext:value-type="float">
            <text:p>193716</text:p>
          </table:table-cell>
          <table:table-cell office:value-type="float" office:value="193758" calcext:value-type="float">
            <text:p>193758</text:p>
          </table:table-cell>
          <table:table-cell office:value-type="float" office:value="0.999976985478342" calcext:value-type="float">
            <text:p>0.999976985478342</text:p>
          </table:table-cell>
        </table:table-row>
        <table:table-row table:style-name="ro1">
          <table:table-cell office:value-type="float" office:value="102.962244159" calcext:value-type="float">
            <text:p>102.962244159</text:p>
          </table:table-cell>
          <table:table-cell office:value-type="float" office:value="200612" calcext:value-type="float">
            <text:p>200612</text:p>
          </table:table-cell>
          <table:table-cell office:value-type="float" office:value="193716" calcext:value-type="float">
            <text:p>193716</text:p>
          </table:table-cell>
          <table:table-cell office:value-type="float" office:value="0.999981588382673" calcext:value-type="float">
            <text:p>0.999981588382673</text:p>
          </table:table-cell>
        </table:table-row>
        <table:table-row table:style-name="ro1">
          <table:table-cell office:value-type="float" office:value="103.107690203" calcext:value-type="float">
            <text:p>103.107690203</text:p>
          </table:table-cell>
          <table:table-cell office:value-type="float" office:value="209369" calcext:value-type="float">
            <text:p>209369</text:p>
          </table:table-cell>
          <table:table-cell office:value-type="float" office:value="200612" calcext:value-type="float">
            <text:p>200612</text:p>
          </table:table-cell>
          <table:table-cell office:value-type="float" office:value="0.999985270706139" calcext:value-type="float">
            <text:p>0.999985270706139</text:p>
          </table:table-cell>
        </table:table-row>
        <table:table-row table:style-name="ro1">
          <table:table-cell office:value-type="float" office:value="103.259697493" calcext:value-type="float">
            <text:p>103.259697493</text:p>
          </table:table-cell>
          <table:table-cell office:value-type="float" office:value="213241" calcext:value-type="float">
            <text:p>213241</text:p>
          </table:table-cell>
          <table:table-cell office:value-type="float" office:value="209369" calcext:value-type="float">
            <text:p>209369</text:p>
          </table:table-cell>
          <table:table-cell office:value-type="float" office:value="1.00133049844411" calcext:value-type="float">
            <text:p>1.00133049844411</text:p>
          </table:table-cell>
        </table:table-row>
        <table:table-row table:style-name="ro1">
          <table:table-cell office:value-type="float" office:value="103.408567442" calcext:value-type="float">
            <text:p>103.408567442</text:p>
          </table:table-cell>
          <table:table-cell office:value-type="float" office:value="208842" calcext:value-type="float">
            <text:p>208842</text:p>
          </table:table-cell>
          <table:table-cell office:value-type="float" office:value="213241" calcext:value-type="float">
            <text:p>213241</text:p>
          </table:table-cell>
          <table:table-cell office:value-type="float" office:value="1.00240668063448" calcext:value-type="float">
            <text:p>1.00240668063448</text:p>
          </table:table-cell>
        </table:table-row>
        <table:table-row table:style-name="ro1">
          <table:table-cell office:value-type="float" office:value="103.550867554999" calcext:value-type="float">
            <text:p>103.550867554999</text:p>
          </table:table-cell>
          <table:table-cell office:value-type="float" office:value="200408" calcext:value-type="float">
            <text:p>200408</text:p>
          </table:table-cell>
          <table:table-cell office:value-type="float" office:value="208842" calcext:value-type="float">
            <text:p>208842</text:p>
          </table:table-cell>
          <table:table-cell office:value-type="float" office:value="1.00326762638678" calcext:value-type="float">
            <text:p>1.00326762638678</text:p>
          </table:table-cell>
        </table:table-row>
        <table:table-row table:style-name="ro1">
          <table:table-cell office:value-type="float" office:value="103.695500108999" calcext:value-type="float">
            <text:p>103.695500108999</text:p>
          </table:table-cell>
          <table:table-cell office:value-type="float" office:value="194276" calcext:value-type="float">
            <text:p>194276</text:p>
          </table:table-cell>
          <table:table-cell office:value-type="float" office:value="208842" calcext:value-type="float">
            <text:p>208842</text:p>
          </table:table-cell>
          <table:table-cell office:value-type="float" office:value="1.00395638298862" calcext:value-type="float">
            <text:p>1.00395638298862</text:p>
          </table:table-cell>
        </table:table-row>
        <table:table-row table:style-name="ro1">
          <table:table-cell office:value-type="float" office:value="103.841060964" calcext:value-type="float">
            <text:p>103.841060964</text:p>
          </table:table-cell>
          <table:table-cell office:value-type="float" office:value="195433" calcext:value-type="float">
            <text:p>195433</text:p>
          </table:table-cell>
          <table:table-cell office:value-type="float" office:value="196843" calcext:value-type="float">
            <text:p>196843</text:p>
          </table:table-cell>
          <table:table-cell office:value-type="float" office:value="1.00450738827009" calcext:value-type="float">
            <text:p>1.00450738827009</text:p>
          </table:table-cell>
        </table:table-row>
        <table:table-row table:style-name="ro1">
          <table:table-cell office:value-type="float" office:value="103.979450526" calcext:value-type="float">
            <text:p>103.979450526</text:p>
          </table:table-cell>
          <table:table-cell office:value-type="float" office:value="202691" calcext:value-type="float">
            <text:p>202691</text:p>
          </table:table-cell>
          <table:table-cell office:value-type="float" office:value="195433" calcext:value-type="float">
            <text:p>195433</text:p>
          </table:table-cell>
          <table:table-cell office:value-type="float" office:value="1.00494819249527" calcext:value-type="float">
            <text:p>1.00494819249527</text:p>
          </table:table-cell>
        </table:table-row>
        <table:table-row table:style-name="ro1">
          <table:table-cell office:value-type="float" office:value="104.119779212999" calcext:value-type="float">
            <text:p>104.119779212999</text:p>
          </table:table-cell>
          <table:table-cell office:value-type="float" office:value="210955" calcext:value-type="float">
            <text:p>210955</text:p>
          </table:table-cell>
          <table:table-cell office:value-type="float" office:value="202691" calcext:value-type="float">
            <text:p>202691</text:p>
          </table:table-cell>
          <table:table-cell office:value-type="float" office:value="1.00530083587541" calcext:value-type="float">
            <text:p>1.00530083587541</text:p>
          </table:table-cell>
        </table:table-row>
        <table:table-row table:style-name="ro1">
          <table:table-cell office:value-type="float" office:value="104.272138987" calcext:value-type="float">
            <text:p>104.272138987</text:p>
          </table:table-cell>
          <table:table-cell office:value-type="float" office:value="214175" calcext:value-type="float">
            <text:p>214175</text:p>
          </table:table-cell>
          <table:table-cell office:value-type="float" office:value="210955" calcext:value-type="float">
            <text:p>210955</text:p>
          </table:table-cell>
          <table:table-cell office:value-type="float" office:value="1.00558295057952" calcext:value-type="float">
            <text:p>1.00558295057952</text:p>
          </table:table-cell>
        </table:table-row>
        <table:table-row table:style-name="ro1">
          <table:table-cell office:value-type="float" office:value="104.434876956999" calcext:value-type="float">
            <text:p>104.434876956999</text:p>
          </table:table-cell>
          <table:table-cell office:value-type="float" office:value="208413" calcext:value-type="float">
            <text:p>208413</text:p>
          </table:table-cell>
          <table:table-cell office:value-type="float" office:value="214175" calcext:value-type="float">
            <text:p>214175</text:p>
          </table:table-cell>
          <table:table-cell office:value-type="float" office:value="1.00716906316632" calcext:value-type="float">
            <text:p>1.00716906316632</text:p>
          </table:table-cell>
        </table:table-row>
        <table:table-row table:style-name="ro1">
          <table:table-cell office:value-type="float" office:value="104.601183073999" calcext:value-type="float">
            <text:p>104.601183073999</text:p>
          </table:table-cell>
          <table:table-cell office:value-type="float" office:value="198663" calcext:value-type="float">
            <text:p>198663</text:p>
          </table:table-cell>
          <table:table-cell office:value-type="float" office:value="210575" calcext:value-type="float">
            <text:p>210575</text:p>
          </table:table-cell>
          <table:table-cell office:value-type="float" office:value="1.00843795323576" calcext:value-type="float">
            <text:p>1.00843795323576</text:p>
          </table:table-cell>
        </table:table-row>
        <table:table-row table:style-name="ro1">
          <table:table-cell office:value-type="float" office:value="104.763559388999" calcext:value-type="float">
            <text:p>104.763559388999</text:p>
          </table:table-cell>
          <table:table-cell office:value-type="float" office:value="194799" calcext:value-type="float">
            <text:p>194799</text:p>
          </table:table-cell>
          <table:table-cell office:value-type="float" office:value="198663" calcext:value-type="float">
            <text:p>198663</text:p>
          </table:table-cell>
          <table:table-cell office:value-type="float" office:value="1.00945306529131" calcext:value-type="float">
            <text:p>1.00945306529131</text:p>
          </table:table-cell>
        </table:table-row>
        <table:table-row table:style-name="ro1">
          <table:table-cell office:value-type="float" office:value="104.926826425999" calcext:value-type="float">
            <text:p>104.926826425999</text:p>
          </table:table-cell>
          <table:table-cell office:value-type="float" office:value="200489" calcext:value-type="float">
            <text:p>200489</text:p>
          </table:table-cell>
          <table:table-cell office:value-type="float" office:value="197221" calcext:value-type="float">
            <text:p>197221</text:p>
          </table:table-cell>
          <table:table-cell office:value-type="float" office:value="1.01026515493575" calcext:value-type="float">
            <text:p>1.01026515493575</text:p>
          </table:table-cell>
        </table:table-row>
        <table:table-row table:style-name="ro1">
          <table:table-cell office:value-type="float" office:value="105.090285914999" calcext:value-type="float">
            <text:p>105.090285914999</text:p>
          </table:table-cell>
          <table:table-cell office:value-type="float" office:value="210463" calcext:value-type="float">
            <text:p>210463</text:p>
          </table:table-cell>
          <table:table-cell office:value-type="float" office:value="200489" calcext:value-type="float">
            <text:p>200489</text:p>
          </table:table-cell>
          <table:table-cell office:value-type="float" office:value="1.00955440582779" calcext:value-type="float">
            <text:p>1.00955440582779</text:p>
          </table:table-cell>
        </table:table-row>
        <table:table-row table:style-name="ro1">
          <table:table-cell office:value-type="float" office:value="105.252388957" calcext:value-type="float">
            <text:p>105.252388957</text:p>
          </table:table-cell>
          <table:table-cell office:value-type="float" office:value="215251" calcext:value-type="float">
            <text:p>215251</text:p>
          </table:table-cell>
          <table:table-cell office:value-type="float" office:value="210463" calcext:value-type="float">
            <text:p>210463</text:p>
          </table:table-cell>
          <table:table-cell office:value-type="float" office:value="1.00898580654143" calcext:value-type="float">
            <text:p>1.00898580654143</text:p>
          </table:table-cell>
        </table:table-row>
        <table:table-row table:style-name="ro1">
          <table:table-cell office:value-type="float" office:value="105.420609187999" calcext:value-type="float">
            <text:p>105.420609187999</text:p>
          </table:table-cell>
          <table:table-cell office:value-type="float" office:value="210204" calcext:value-type="float">
            <text:p>210204</text:p>
          </table:table-cell>
          <table:table-cell office:value-type="float" office:value="215251" calcext:value-type="float">
            <text:p>215251</text:p>
          </table:table-cell>
          <table:table-cell office:value-type="float" office:value="1.00853092711234" calcext:value-type="float">
            <text:p>1.00853092711234</text:p>
          </table:table-cell>
        </table:table-row>
        <table:table-row table:style-name="ro1">
          <table:table-cell office:value-type="float" office:value="105.595248903999" calcext:value-type="float">
            <text:p>105.595248903999</text:p>
          </table:table-cell>
          <table:table-cell office:value-type="float" office:value="199961" calcext:value-type="float">
            <text:p>199961</text:p>
          </table:table-cell>
          <table:table-cell office:value-type="float" office:value="211009" calcext:value-type="float">
            <text:p>211009</text:p>
          </table:table-cell>
          <table:table-cell office:value-type="float" office:value="1.00816702356907" calcext:value-type="float">
            <text:p>1.00816702356907</text:p>
          </table:table-cell>
        </table:table-row>
        <table:table-row table:style-name="ro1">
          <table:table-cell office:value-type="float" office:value="105.749153408" calcext:value-type="float">
            <text:p>105.749153408</text:p>
          </table:table-cell>
          <table:table-cell office:value-type="float" office:value="195749" calcext:value-type="float">
            <text:p>195749</text:p>
          </table:table-cell>
          <table:table-cell office:value-type="float" office:value="209809" calcext:value-type="float">
            <text:p>209809</text:p>
          </table:table-cell>
          <table:table-cell office:value-type="float" office:value="1.00787590073445" calcext:value-type="float">
            <text:p>1.00787590073445</text:p>
          </table:table-cell>
        </table:table-row>
        <table:table-row table:style-name="ro1">
          <table:table-cell office:value-type="float" office:value="105.87308127" calcext:value-type="float">
            <text:p>105.87308127</text:p>
          </table:table-cell>
          <table:table-cell office:value-type="float" office:value="198717" calcext:value-type="float">
            <text:p>198717</text:p>
          </table:table-cell>
          <table:table-cell office:value-type="float" office:value="208609" calcext:value-type="float">
            <text:p>208609</text:p>
          </table:table-cell>
          <table:table-cell office:value-type="float" office:value="1.00900342329026" calcext:value-type="float">
            <text:p>1.00900342329026</text:p>
          </table:table-cell>
        </table:table-row>
        <table:table-row table:style-name="ro1">
          <table:table-cell office:value-type="float" office:value="106.037999388" calcext:value-type="float">
            <text:p>106.037999388</text:p>
          </table:table-cell>
          <table:table-cell office:value-type="float" office:value="208402" calcext:value-type="float">
            <text:p>208402</text:p>
          </table:table-cell>
          <table:table-cell office:value-type="float" office:value="198717" calcext:value-type="float">
            <text:p>198717</text:p>
          </table:table-cell>
          <table:table-cell office:value-type="float" office:value="1.00990544133491" calcext:value-type="float">
            <text:p>1.00990544133491</text:p>
          </table:table-cell>
        </table:table-row>
        <table:table-row table:style-name="ro1">
          <table:table-cell office:value-type="float" office:value="106.191491035999" calcext:value-type="float">
            <text:p>106.191491035999</text:p>
          </table:table-cell>
          <table:table-cell office:value-type="float" office:value="215523" calcext:value-type="float">
            <text:p>215523</text:p>
          </table:table-cell>
          <table:table-cell office:value-type="float" office:value="208402" calcext:value-type="float">
            <text:p>208402</text:p>
          </table:table-cell>
          <table:table-cell office:value-type="float" office:value="1.01062705577063" calcext:value-type="float">
            <text:p>1.01062705577063</text:p>
          </table:table-cell>
        </table:table-row>
        <table:table-row table:style-name="ro1">
          <table:table-cell office:value-type="float" office:value="106.344910862999" calcext:value-type="float">
            <text:p>106.344910862999</text:p>
          </table:table-cell>
          <table:table-cell office:value-type="float" office:value="214618" calcext:value-type="float">
            <text:p>214618</text:p>
          </table:table-cell>
          <table:table-cell office:value-type="float" office:value="215523" calcext:value-type="float">
            <text:p>215523</text:p>
          </table:table-cell>
          <table:table-cell office:value-type="float" office:value="1.01120434731921" calcext:value-type="float">
            <text:p>1.01120434731921</text:p>
          </table:table-cell>
        </table:table-row>
        <table:table-row table:style-name="ro1">
          <table:table-cell office:value-type="float" office:value="106.496797581" calcext:value-type="float">
            <text:p>106.496797581</text:p>
          </table:table-cell>
          <table:table-cell office:value-type="float" office:value="206697" calcext:value-type="float">
            <text:p>206697</text:p>
          </table:table-cell>
          <table:table-cell office:value-type="float" office:value="214618" calcext:value-type="float">
            <text:p>214618</text:p>
          </table:table-cell>
          <table:table-cell office:value-type="float" office:value="1.01166618055807" calcext:value-type="float">
            <text:p>1.01166618055807</text:p>
          </table:table-cell>
        </table:table-row>
        <table:table-row table:style-name="ro1">
          <table:table-cell office:value-type="float" office:value="106.654649915999" calcext:value-type="float">
            <text:p>106.654649915999</text:p>
          </table:table-cell>
          <table:table-cell office:value-type="float" office:value="198396" calcext:value-type="float">
            <text:p>198396</text:p>
          </table:table-cell>
          <table:table-cell office:value-type="float" office:value="214618" calcext:value-type="float">
            <text:p>214618</text:p>
          </table:table-cell>
          <table:table-cell office:value-type="float" office:value="1.01067522632565" calcext:value-type="float">
            <text:p>1.01067522632565</text:p>
          </table:table-cell>
        </table:table-row>
        <table:table-row table:style-name="ro1">
          <table:table-cell office:value-type="float" office:value="106.838844305999" calcext:value-type="float">
            <text:p>106.838844305999</text:p>
          </table:table-cell>
          <table:table-cell office:value-type="float" office:value="198356" calcext:value-type="float">
            <text:p>198356</text:p>
          </table:table-cell>
          <table:table-cell office:value-type="float" office:value="198396" calcext:value-type="float">
            <text:p>198396</text:p>
          </table:table-cell>
          <table:table-cell office:value-type="float" office:value="1.00854018106052" calcext:value-type="float">
            <text:p>1.00854018106052</text:p>
          </table:table-cell>
        </table:table-row>
        <table:table-row table:style-name="ro1">
          <table:table-cell office:value-type="float" office:value="106.997570283" calcext:value-type="float">
            <text:p>106.997570283</text:p>
          </table:table-cell>
          <table:table-cell office:value-type="float" office:value="206844" calcext:value-type="float">
            <text:p>206844</text:p>
          </table:table-cell>
          <table:table-cell office:value-type="float" office:value="198356" calcext:value-type="float">
            <text:p>198356</text:p>
          </table:table-cell>
          <table:table-cell office:value-type="float" office:value="1.00683214484842" calcext:value-type="float">
            <text:p>1.00683214484842</text:p>
          </table:table-cell>
        </table:table-row>
        <table:table-row table:style-name="ro1">
          <table:table-cell office:value-type="float" office:value="107.165102753999" calcext:value-type="float">
            <text:p>107.165102753999</text:p>
          </table:table-cell>
          <table:table-cell office:value-type="float" office:value="215775" calcext:value-type="float">
            <text:p>215775</text:p>
          </table:table-cell>
          <table:table-cell office:value-type="float" office:value="206844" calcext:value-type="float">
            <text:p>206844</text:p>
          </table:table-cell>
          <table:table-cell office:value-type="float" office:value="1.00546571587873" calcext:value-type="float">
            <text:p>1.00546571587873</text:p>
          </table:table-cell>
        </table:table-row>
        <table:table-row table:style-name="ro1">
          <table:table-cell office:value-type="float" office:value="107.321925826" calcext:value-type="float">
            <text:p>107.321925826</text:p>
          </table:table-cell>
          <table:table-cell office:value-type="float" office:value="216318" calcext:value-type="float">
            <text:p>216318</text:p>
          </table:table-cell>
          <table:table-cell office:value-type="float" office:value="215775" calcext:value-type="float">
            <text:p>215775</text:p>
          </table:table-cell>
          <table:table-cell office:value-type="float" office:value="1.00437257270299" calcext:value-type="float">
            <text:p>1.00437257270299</text:p>
          </table:table-cell>
        </table:table-row>
        <table:table-row table:style-name="ro1">
          <table:table-cell office:value-type="float" office:value="107.477609742" calcext:value-type="float">
            <text:p>107.477609742</text:p>
          </table:table-cell>
          <table:table-cell office:value-type="float" office:value="208879" calcext:value-type="float">
            <text:p>208879</text:p>
          </table:table-cell>
          <table:table-cell office:value-type="float" office:value="216318" calcext:value-type="float">
            <text:p>216318</text:p>
          </table:table-cell>
          <table:table-cell office:value-type="float" office:value="1.00349805816239" calcext:value-type="float">
            <text:p>1.00349805816239</text:p>
          </table:table-cell>
        </table:table-row>
        <table:table-row table:style-name="ro1">
          <table:table-cell office:value-type="float" office:value="107.634288742" calcext:value-type="float">
            <text:p>107.634288742</text:p>
          </table:table-cell>
          <table:table-cell office:value-type="float" office:value="200162" calcext:value-type="float">
            <text:p>200162</text:p>
          </table:table-cell>
          <table:table-cell office:value-type="float" office:value="215118" calcext:value-type="float">
            <text:p>215118</text:p>
          </table:table-cell>
          <table:table-cell office:value-type="float" office:value="1.00279844652991" calcext:value-type="float">
            <text:p>1.00279844652991</text:p>
          </table:table-cell>
        </table:table-row>
        <table:table-row table:style-name="ro1">
          <table:table-cell office:value-type="float" office:value="107.789865826999" calcext:value-type="float">
            <text:p>107.789865826999</text:p>
          </table:table-cell>
          <table:table-cell office:value-type="float" office:value="198101" calcext:value-type="float">
            <text:p>198101</text:p>
          </table:table-cell>
          <table:table-cell office:value-type="float" office:value="206268" calcext:value-type="float">
            <text:p>206268</text:p>
          </table:table-cell>
          <table:table-cell office:value-type="float" office:value="1.00223875722393" calcext:value-type="float">
            <text:p>1.00223875722393</text:p>
          </table:table-cell>
        </table:table-row>
        <table:table-row table:style-name="ro1">
          <table:table-cell office:value-type="float" office:value="107.943458677" calcext:value-type="float">
            <text:p>107.943458677</text:p>
          </table:table-cell>
          <table:table-cell office:value-type="float" office:value="204465" calcext:value-type="float">
            <text:p>204465</text:p>
          </table:table-cell>
          <table:table-cell office:value-type="float" office:value="198101" calcext:value-type="float">
            <text:p>198101</text:p>
          </table:table-cell>
          <table:table-cell office:value-type="float" office:value="1.00179100577914" calcext:value-type="float">
            <text:p>1.00179100577914</text:p>
          </table:table-cell>
        </table:table-row>
        <table:table-row table:style-name="ro1">
          <table:table-cell office:value-type="float" office:value="108.10279379" calcext:value-type="float">
            <text:p>108.10279379</text:p>
          </table:table-cell>
          <table:table-cell office:value-type="float" office:value="214121" calcext:value-type="float">
            <text:p>214121</text:p>
          </table:table-cell>
          <table:table-cell office:value-type="float" office:value="204465" calcext:value-type="float">
            <text:p>204465</text:p>
          </table:table-cell>
          <table:table-cell office:value-type="float" office:value="1.00143280462331" calcext:value-type="float">
            <text:p>1.00143280462331</text:p>
          </table:table-cell>
        </table:table-row>
        <table:table-row table:style-name="ro1">
          <table:table-cell office:value-type="float" office:value="108.268265774999" calcext:value-type="float">
            <text:p>108.268265774999</text:p>
          </table:table-cell>
          <table:table-cell office:value-type="float" office:value="218202" calcext:value-type="float">
            <text:p>218202</text:p>
          </table:table-cell>
          <table:table-cell office:value-type="float" office:value="214121" calcext:value-type="float">
            <text:p>214121</text:p>
          </table:table-cell>
          <table:table-cell office:value-type="float" office:value="1.00114624369865" calcext:value-type="float">
            <text:p>1.00114624369865</text:p>
          </table:table-cell>
        </table:table-row>
        <table:table-row table:style-name="ro1">
          <table:table-cell office:value-type="float" office:value="108.430191803" calcext:value-type="float">
            <text:p>108.430191803</text:p>
          </table:table-cell>
          <table:table-cell office:value-type="float" office:value="212677" calcext:value-type="float">
            <text:p>212677</text:p>
          </table:table-cell>
          <table:table-cell office:value-type="float" office:value="218202" calcext:value-type="float">
            <text:p>218202</text:p>
          </table:table-cell>
          <table:table-cell office:value-type="float" office:value="1.00091699495892" calcext:value-type="float">
            <text:p>1.00091699495892</text:p>
          </table:table-cell>
        </table:table-row>
        <table:table-row table:style-name="ro1">
          <table:table-cell office:value-type="float" office:value="108.592393194" calcext:value-type="float">
            <text:p>108.592393194</text:p>
          </table:table-cell>
          <table:table-cell office:value-type="float" office:value="203107" calcext:value-type="float">
            <text:p>203107</text:p>
          </table:table-cell>
          <table:table-cell office:value-type="float" office:value="215802" calcext:value-type="float">
            <text:p>215802</text:p>
          </table:table-cell>
          <table:table-cell office:value-type="float" office:value="1.00073359596714" calcext:value-type="float">
            <text:p>1.00073359596714</text:p>
          </table:table-cell>
        </table:table-row>
        <table:table-row table:style-name="ro1">
          <table:table-cell office:value-type="float" office:value="108.754270190999" calcext:value-type="float">
            <text:p>108.754270190999</text:p>
          </table:table-cell>
          <table:table-cell office:value-type="float" office:value="198757" calcext:value-type="float">
            <text:p>198757</text:p>
          </table:table-cell>
          <table:table-cell office:value-type="float" office:value="207399" calcext:value-type="float">
            <text:p>207399</text:p>
          </table:table-cell>
          <table:table-cell office:value-type="float" office:value="1.00058687677371" calcext:value-type="float">
            <text:p>1.00058687677371</text:p>
          </table:table-cell>
        </table:table-row>
        <table:table-row table:style-name="ro1">
          <table:table-cell office:value-type="float" office:value="108.916408491999" calcext:value-type="float">
            <text:p>108.916408491999</text:p>
          </table:table-cell>
          <table:table-cell office:value-type="float" office:value="203902" calcext:value-type="float">
            <text:p>203902</text:p>
          </table:table-cell>
          <table:table-cell office:value-type="float" office:value="206199" calcext:value-type="float">
            <text:p>206199</text:p>
          </table:table-cell>
          <table:table-cell office:value-type="float" office:value="1.00046950141897" calcext:value-type="float">
            <text:p>1.00046950141897</text:p>
          </table:table-cell>
        </table:table-row>
        <table:table-row table:style-name="ro1">
          <table:table-cell office:value-type="float" office:value="109.085706125999" calcext:value-type="float">
            <text:p>109.085706125999</text:p>
          </table:table-cell>
          <table:table-cell office:value-type="float" office:value="214214" calcext:value-type="float">
            <text:p>214214</text:p>
          </table:table-cell>
          <table:table-cell office:value-type="float" office:value="204999" calcext:value-type="float">
            <text:p>204999</text:p>
          </table:table-cell>
          <table:table-cell office:value-type="float" office:value="1.00037560113517" calcext:value-type="float">
            <text:p>1.00037560113517</text:p>
          </table:table-cell>
        </table:table-row>
        <table:table-row table:style-name="ro1">
          <table:table-cell office:value-type="float" office:value="109.245560746" calcext:value-type="float">
            <text:p>109.245560746</text:p>
          </table:table-cell>
          <table:table-cell office:value-type="float" office:value="219241" calcext:value-type="float">
            <text:p>219241</text:p>
          </table:table-cell>
          <table:table-cell office:value-type="float" office:value="214214" calcext:value-type="float">
            <text:p>214214</text:p>
          </table:table-cell>
          <table:table-cell office:value-type="float" office:value="0.998975977596881" calcext:value-type="float">
            <text:p>0.998975977596881</text:p>
          </table:table-cell>
        </table:table-row>
        <table:table-row table:style-name="ro1">
          <table:table-cell office:value-type="float" office:value="109.347251486" calcext:value-type="float">
            <text:p>109.347251486</text:p>
          </table:table-cell>
          <table:table-cell office:value-type="float" office:value="217537" calcext:value-type="float">
            <text:p>217537</text:p>
          </table:table-cell>
          <table:table-cell office:value-type="float" office:value="214214" calcext:value-type="float">
            <text:p>214214</text:p>
          </table:table-cell>
          <table:table-cell office:value-type="float" office:value="0.997856278766247" calcext:value-type="float">
            <text:p>0.997856278766247</text:p>
          </table:table-cell>
        </table:table-row>
        <table:table-row table:style-name="ro1">
          <table:table-cell office:value-type="float" office:value="109.474937445999" calcext:value-type="float">
            <text:p>109.474937445999</text:p>
          </table:table-cell>
          <table:table-cell office:value-type="float" office:value="211043" calcext:value-type="float">
            <text:p>211043</text:p>
          </table:table-cell>
          <table:table-cell office:value-type="float" office:value="217537" calcext:value-type="float">
            <text:p>217537</text:p>
          </table:table-cell>
          <table:table-cell office:value-type="float" office:value="0.998285023012998" calcext:value-type="float">
            <text:p>0.998285023012998</text:p>
          </table:table-cell>
        </table:table-row>
        <table:table-row table:style-name="ro1">
          <table:table-cell office:value-type="float" office:value="109.642081541" calcext:value-type="float">
            <text:p>109.642081541</text:p>
          </table:table-cell>
          <table:table-cell office:value-type="float" office:value="201854" calcext:value-type="float">
            <text:p>201854</text:p>
          </table:table-cell>
          <table:table-cell office:value-type="float" office:value="215785" calcext:value-type="float">
            <text:p>215785</text:p>
          </table:table-cell>
          <table:table-cell office:value-type="float" office:value="0.998628018410398" calcext:value-type="float">
            <text:p>0.998628018410398</text:p>
          </table:table-cell>
        </table:table-row>
        <table:table-row table:style-name="ro1">
          <table:table-cell office:value-type="float" office:value="109.815268236" calcext:value-type="float">
            <text:p>109.815268236</text:p>
          </table:table-cell>
          <table:table-cell office:value-type="float" office:value="200644" calcext:value-type="float">
            <text:p>200644</text:p>
          </table:table-cell>
          <table:table-cell office:value-type="float" office:value="209653" calcext:value-type="float">
            <text:p>209653</text:p>
          </table:table-cell>
          <table:table-cell office:value-type="float" office:value="0.998902414728319" calcext:value-type="float">
            <text:p>0.998902414728319</text:p>
          </table:table-cell>
        </table:table-row>
        <table:table-row table:style-name="ro1">
          <table:table-cell office:value-type="float" office:value="109.983184362" calcext:value-type="float">
            <text:p>109.983184362</text:p>
          </table:table-cell>
          <table:table-cell office:value-type="float" office:value="208928" calcext:value-type="float">
            <text:p>208928</text:p>
          </table:table-cell>
          <table:table-cell office:value-type="float" office:value="200644" calcext:value-type="float">
            <text:p>200644</text:p>
          </table:table-cell>
          <table:table-cell office:value-type="float" office:value="0.999121931782655" calcext:value-type="float">
            <text:p>0.999121931782655</text:p>
          </table:table-cell>
        </table:table-row>
        <table:table-row table:style-name="ro1">
          <table:table-cell office:value-type="float" office:value="110.154968108" calcext:value-type="float">
            <text:p>110.154968108</text:p>
          </table:table-cell>
          <table:table-cell office:value-type="float" office:value="218424" calcext:value-type="float">
            <text:p>218424</text:p>
          </table:table-cell>
          <table:table-cell office:value-type="float" office:value="208928" calcext:value-type="float">
            <text:p>208928</text:p>
          </table:table-cell>
          <table:table-cell office:value-type="float" office:value="0.997973042114866" calcext:value-type="float">
            <text:p>0.997973042114866</text:p>
          </table:table-cell>
        </table:table-row>
        <table:table-row table:style-name="ro1">
          <table:table-cell office:value-type="float" office:value="110.326317637999" calcext:value-type="float">
            <text:p>110.326317637999</text:p>
          </table:table-cell>
          <table:table-cell office:value-type="float" office:value="219198" calcext:value-type="float">
            <text:p>219198</text:p>
          </table:table-cell>
          <table:table-cell office:value-type="float" office:value="208928" calcext:value-type="float">
            <text:p>208928</text:p>
          </table:table-cell>
          <table:table-cell office:value-type="float" office:value="0.997053930380634" calcext:value-type="float">
            <text:p>0.997053930380634</text:p>
          </table:table-cell>
        </table:table-row>
        <table:table-row table:style-name="ro1">
          <table:table-cell office:value-type="float" office:value="110.50319127" calcext:value-type="float">
            <text:p>110.50319127</text:p>
          </table:table-cell>
          <table:table-cell office:value-type="float" office:value="210302" calcext:value-type="float">
            <text:p>210302</text:p>
          </table:table-cell>
          <table:table-cell office:value-type="float" office:value="219198" calcext:value-type="float">
            <text:p>219198</text:p>
          </table:table-cell>
          <table:table-cell office:value-type="float" office:value="0.996318640993249" calcext:value-type="float">
            <text:p>0.996318640993249</text:p>
          </table:table-cell>
        </table:table-row>
        <table:table-row table:style-name="ro1">
          <table:table-cell office:value-type="float" office:value="110.604672817" calcext:value-type="float">
            <text:p>110.604672817</text:p>
          </table:table-cell>
          <table:table-cell office:value-type="float" office:value="204491" calcext:value-type="float">
            <text:p>204491</text:p>
          </table:table-cell>
          <table:table-cell office:value-type="float" office:value="210302" calcext:value-type="float">
            <text:p>210302</text:p>
          </table:table-cell>
          <table:table-cell office:value-type="float" office:value="0.9970549127946" calcext:value-type="float">
            <text:p>0.9970549127946</text:p>
          </table:table-cell>
        </table:table-row>
        <table:table-row table:style-name="ro1">
          <table:table-cell office:value-type="float" office:value="110.802443653" calcext:value-type="float">
            <text:p>110.802443653</text:p>
          </table:table-cell>
          <table:table-cell office:value-type="float" office:value="201340" calcext:value-type="float">
            <text:p>201340</text:p>
          </table:table-cell>
          <table:table-cell office:value-type="float" office:value="204491" calcext:value-type="float">
            <text:p>204491</text:p>
          </table:table-cell>
          <table:table-cell office:value-type="float" office:value="0.996319426924421" calcext:value-type="float">
            <text:p>0.996319426924421</text:p>
          </table:table-cell>
        </table:table-row>
        <table:table-row table:style-name="ro1">
          <table:table-cell office:value-type="float" office:value="110.913389882999" calcext:value-type="float">
            <text:p>110.913389882999</text:p>
          </table:table-cell>
          <table:table-cell office:value-type="float" office:value="205736" calcext:value-type="float">
            <text:p>205736</text:p>
          </table:table-cell>
          <table:table-cell office:value-type="float" office:value="201340" calcext:value-type="float">
            <text:p>201340</text:p>
          </table:table-cell>
          <table:table-cell office:value-type="float" office:value="0.997055541539537" calcext:value-type="float">
            <text:p>0.997055541539537</text:p>
          </table:table-cell>
        </table:table-row>
        <table:table-row table:style-name="ro1">
          <table:table-cell office:value-type="float" office:value="111.014591296" calcext:value-type="float">
            <text:p>111.014591296</text:p>
          </table:table-cell>
          <table:table-cell office:value-type="float" office:value="211930" calcext:value-type="float">
            <text:p>211930</text:p>
          </table:table-cell>
          <table:table-cell office:value-type="float" office:value="205736" calcext:value-type="float">
            <text:p>205736</text:p>
          </table:table-cell>
          <table:table-cell office:value-type="float" office:value="0.99764443323163" calcext:value-type="float">
            <text:p>0.99764443323163</text:p>
          </table:table-cell>
        </table:table-row>
        <table:table-row table:style-name="ro1">
          <table:table-cell office:value-type="float" office:value="111.176232389" calcext:value-type="float">
            <text:p>111.176232389</text:p>
          </table:table-cell>
          <table:table-cell office:value-type="float" office:value="220121" calcext:value-type="float">
            <text:p>220121</text:p>
          </table:table-cell>
          <table:table-cell office:value-type="float" office:value="211930" calcext:value-type="float">
            <text:p>211930</text:p>
          </table:table-cell>
          <table:table-cell office:value-type="float" office:value="0.998115546585304" calcext:value-type="float">
            <text:p>0.998115546585304</text:p>
          </table:table-cell>
        </table:table-row>
        <table:table-row table:style-name="ro1">
          <table:table-cell office:value-type="float" office:value="111.340990762999" calcext:value-type="float">
            <text:p>111.340990762999</text:p>
          </table:table-cell>
          <table:table-cell office:value-type="float" office:value="219750" calcext:value-type="float">
            <text:p>219750</text:p>
          </table:table-cell>
          <table:table-cell office:value-type="float" office:value="220121" calcext:value-type="float">
            <text:p>220121</text:p>
          </table:table-cell>
          <table:table-cell office:value-type="float" office:value="0.998492437268243" calcext:value-type="float">
            <text:p>0.998492437268243</text:p>
          </table:table-cell>
        </table:table-row>
        <table:table-row table:style-name="ro1">
          <table:table-cell office:value-type="float" office:value="111.501424239999" calcext:value-type="float">
            <text:p>111.501424239999</text:p>
          </table:table-cell>
          <table:table-cell office:value-type="float" office:value="211411" calcext:value-type="float">
            <text:p>211411</text:p>
          </table:table-cell>
          <table:table-cell office:value-type="float" office:value="219750" calcext:value-type="float">
            <text:p>219750</text:p>
          </table:table-cell>
          <table:table-cell office:value-type="float" office:value="0.998793949814595" calcext:value-type="float">
            <text:p>0.998793949814595</text:p>
          </table:table-cell>
        </table:table-row>
        <table:table-row table:style-name="ro1">
          <table:table-cell office:value-type="float" office:value="111.668918108999" calcext:value-type="float">
            <text:p>111.668918108999</text:p>
          </table:table-cell>
          <table:table-cell office:value-type="float" office:value="202938" calcext:value-type="float">
            <text:p>202938</text:p>
          </table:table-cell>
          <table:table-cell office:value-type="float" office:value="219750" calcext:value-type="float">
            <text:p>219750</text:p>
          </table:table-cell>
          <table:table-cell office:value-type="float" office:value="0.999035159851676" calcext:value-type="float">
            <text:p>0.999035159851676</text:p>
          </table:table-cell>
        </table:table-row>
        <table:table-row table:style-name="ro1">
          <table:table-cell office:value-type="float" office:value="111.833818145" calcext:value-type="float">
            <text:p>111.833818145</text:p>
          </table:table-cell>
          <table:table-cell office:value-type="float" office:value="203188" calcext:value-type="float">
            <text:p>203188</text:p>
          </table:table-cell>
          <table:table-cell office:value-type="float" office:value="213750" calcext:value-type="float">
            <text:p>213750</text:p>
          </table:table-cell>
          <table:table-cell office:value-type="float" office:value="0.999228127881341" calcext:value-type="float">
            <text:p>0.999228127881341</text:p>
          </table:table-cell>
        </table:table-row>
        <table:table-row table:style-name="ro1">
          <table:table-cell office:value-type="float" office:value="112.00020624" calcext:value-type="float">
            <text:p>112.00020624</text:p>
          </table:table-cell>
          <table:table-cell office:value-type="float" office:value="212013" calcext:value-type="float">
            <text:p>212013</text:p>
          </table:table-cell>
          <table:table-cell office:value-type="float" office:value="203188" calcext:value-type="float">
            <text:p>203188</text:p>
          </table:table-cell>
          <table:table-cell office:value-type="float" office:value="0.998057998993814" calcext:value-type="float">
            <text:p>0.998057998993814</text:p>
          </table:table-cell>
        </table:table-row>
        <table:table-row table:style-name="ro1">
          <table:table-cell office:value-type="float" office:value="112.175960487" calcext:value-type="float">
            <text:p>112.175960487</text:p>
          </table:table-cell>
          <table:table-cell office:value-type="float" office:value="221113" calcext:value-type="float">
            <text:p>221113</text:p>
          </table:table-cell>
          <table:table-cell office:value-type="float" office:value="212013" calcext:value-type="float">
            <text:p>212013</text:p>
          </table:table-cell>
          <table:table-cell office:value-type="float" office:value="0.997121895883793" calcext:value-type="float">
            <text:p>0.997121895883793</text:p>
          </table:table-cell>
        </table:table-row>
        <table:table-row table:style-name="ro1">
          <table:table-cell office:value-type="float" office:value="112.331947324999" calcext:value-type="float">
            <text:p>112.331947324999</text:p>
          </table:table-cell>
          <table:table-cell office:value-type="float" office:value="221035" calcext:value-type="float">
            <text:p>221035</text:p>
          </table:table-cell>
          <table:table-cell office:value-type="float" office:value="221113" calcext:value-type="float">
            <text:p>221113</text:p>
          </table:table-cell>
          <table:table-cell office:value-type="float" office:value="0.996373013395776" calcext:value-type="float">
            <text:p>0.996373013395776</text:p>
          </table:table-cell>
        </table:table-row>
        <table:table-row table:style-name="ro1">
          <table:table-cell office:value-type="float" office:value="112.482970858999" calcext:value-type="float">
            <text:p>112.482970858999</text:p>
          </table:table-cell>
          <table:table-cell office:value-type="float" office:value="213550" calcext:value-type="float">
            <text:p>213550</text:p>
          </table:table-cell>
          <table:table-cell office:value-type="float" office:value="221035" calcext:value-type="float">
            <text:p>221035</text:p>
          </table:table-cell>
          <table:table-cell office:value-type="float" office:value="0.995773907405363" calcext:value-type="float">
            <text:p>0.995773907405363</text:p>
          </table:table-cell>
        </table:table-row>
        <table:table-row table:style-name="ro1">
          <table:table-cell office:value-type="float" office:value="112.636438755" calcext:value-type="float">
            <text:p>112.636438755</text:p>
          </table:table-cell>
          <table:table-cell office:value-type="float" office:value="205075" calcext:value-type="float">
            <text:p>205075</text:p>
          </table:table-cell>
          <table:table-cell office:value-type="float" office:value="219835" calcext:value-type="float">
            <text:p>219835</text:p>
          </table:table-cell>
          <table:table-cell office:value-type="float" office:value="0.995294622613032" calcext:value-type="float">
            <text:p>0.995294622613032</text:p>
          </table:table-cell>
        </table:table-row>
        <table:table-row table:style-name="ro1">
          <table:table-cell office:value-type="float" office:value="112.782635125999" calcext:value-type="float">
            <text:p>112.782635125999</text:p>
          </table:table-cell>
          <table:table-cell office:value-type="float" office:value="202992" calcext:value-type="float">
            <text:p>202992</text:p>
          </table:table-cell>
          <table:table-cell office:value-type="float" office:value="218635" calcext:value-type="float">
            <text:p>218635</text:p>
          </table:table-cell>
          <table:table-cell office:value-type="float" office:value="0.994911194779168" calcext:value-type="float">
            <text:p>0.994911194779168</text:p>
          </table:table-cell>
        </table:table-row>
        <table:table-row table:style-name="ro1">
          <table:table-cell office:value-type="float" office:value="112.907994444" calcext:value-type="float">
            <text:p>112.907994444</text:p>
          </table:table-cell>
          <table:table-cell office:value-type="float" office:value="207443" calcext:value-type="float">
            <text:p>207443</text:p>
          </table:table-cell>
          <table:table-cell office:value-type="float" office:value="217549" calcext:value-type="float">
            <text:p>217549</text:p>
          </table:table-cell>
          <table:table-cell office:value-type="float" office:value="0.994604452512076" calcext:value-type="float">
            <text:p>0.994604452512076</text:p>
          </table:table-cell>
        </table:table-row>
        <table:table-row table:style-name="ro1">
          <table:table-cell office:value-type="float" office:value="113.060677939" calcext:value-type="float">
            <text:p>113.060677939</text:p>
          </table:table-cell>
          <table:table-cell office:value-type="float" office:value="216781" calcext:value-type="float">
            <text:p>216781</text:p>
          </table:table-cell>
          <table:table-cell office:value-type="float" office:value="216349" calcext:value-type="float">
            <text:p>216349</text:p>
          </table:table-cell>
          <table:table-cell office:value-type="float" office:value="0.994359058698402" calcext:value-type="float">
            <text:p>0.994359058698402</text:p>
          </table:table-cell>
        </table:table-row>
        <table:table-row table:style-name="ro1">
          <table:table-cell office:value-type="float" office:value="113.215994388" calcext:value-type="float">
            <text:p>113.215994388</text:p>
          </table:table-cell>
          <table:table-cell office:value-type="float" office:value="222988" calcext:value-type="float">
            <text:p>222988</text:p>
          </table:table-cell>
          <table:table-cell office:value-type="float" office:value="216349" calcext:value-type="float">
            <text:p>216349</text:p>
          </table:table-cell>
          <table:table-cell office:value-type="float" office:value="0.994162743647464" calcext:value-type="float">
            <text:p>0.994162743647464</text:p>
          </table:table-cell>
        </table:table-row>
        <table:table-row table:style-name="ro1">
          <table:table-cell office:value-type="float" office:value="113.370129061999" calcext:value-type="float">
            <text:p>113.370129061999</text:p>
          </table:table-cell>
          <table:table-cell office:value-type="float" office:value="220654" calcext:value-type="float">
            <text:p>220654</text:p>
          </table:table-cell>
          <table:table-cell office:value-type="float" office:value="222988" calcext:value-type="float">
            <text:p>222988</text:p>
          </table:table-cell>
          <table:table-cell office:value-type="float" office:value="0.994005691606713" calcext:value-type="float">
            <text:p>0.994005691606713</text:p>
          </table:table-cell>
        </table:table-row>
        <table:table-row table:style-name="ro1">
          <table:table-cell office:value-type="float" office:value="113.52299947" calcext:value-type="float">
            <text:p>113.52299947</text:p>
          </table:table-cell>
          <table:table-cell office:value-type="float" office:value="212082" calcext:value-type="float">
            <text:p>212082</text:p>
          </table:table-cell>
          <table:table-cell office:value-type="float" office:value="222988" calcext:value-type="float">
            <text:p>222988</text:p>
          </table:table-cell>
          <table:table-cell office:value-type="float" office:value="0.993880049974112" calcext:value-type="float">
            <text:p>0.993880049974112</text:p>
          </table:table-cell>
        </table:table-row>
        <table:table-row table:style-name="ro1">
          <table:table-cell office:value-type="float" office:value="113.672958708999" calcext:value-type="float">
            <text:p>113.672958708999</text:p>
          </table:table-cell>
          <table:table-cell office:value-type="float" office:value="204821" calcext:value-type="float">
            <text:p>204821</text:p>
          </table:table-cell>
          <table:table-cell office:value-type="float" office:value="221788" calcext:value-type="float">
            <text:p>221788</text:p>
          </table:table-cell>
          <table:table-cell office:value-type="float" office:value="0.993779536668031" calcext:value-type="float">
            <text:p>0.993779536668031</text:p>
          </table:table-cell>
        </table:table-row>
        <table:table-row table:style-name="ro1">
          <table:table-cell office:value-type="float" office:value="113.821278736999" calcext:value-type="float">
            <text:p>113.821278736999</text:p>
          </table:table-cell>
          <table:table-cell office:value-type="float" office:value="204807" calcext:value-type="float">
            <text:p>204807</text:p>
          </table:table-cell>
          <table:table-cell office:value-type="float" office:value="215788" calcext:value-type="float">
            <text:p>215788</text:p>
          </table:table-cell>
          <table:table-cell office:value-type="float" office:value="0.993699126023167" calcext:value-type="float">
            <text:p>0.993699126023167</text:p>
          </table:table-cell>
        </table:table-row>
        <table:table-row table:style-name="ro1">
          <table:table-cell office:value-type="float" office:value="113.969890639" calcext:value-type="float">
            <text:p>113.969890639</text:p>
          </table:table-cell>
          <table:table-cell office:value-type="float" office:value="212089" calcext:value-type="float">
            <text:p>212089</text:p>
          </table:table-cell>
          <table:table-cell office:value-type="float" office:value="204807" calcext:value-type="float">
            <text:p>204807</text:p>
          </table:table-cell>
          <table:table-cell office:value-type="float" office:value="0.993634797507275" calcext:value-type="float">
            <text:p>0.993634797507275</text:p>
          </table:table-cell>
        </table:table-row>
        <table:table-row table:style-name="ro1">
          <table:table-cell office:value-type="float" office:value="114.116539765" calcext:value-type="float">
            <text:p>114.116539765</text:p>
          </table:table-cell>
          <table:table-cell office:value-type="float" office:value="220801" calcext:value-type="float">
            <text:p>220801</text:p>
          </table:table-cell>
          <table:table-cell office:value-type="float" office:value="212089" calcext:value-type="float">
            <text:p>212089</text:p>
          </table:table-cell>
          <table:table-cell office:value-type="float" office:value="0.993583334694562" calcext:value-type="float">
            <text:p>0.993583334694562</text:p>
          </table:table-cell>
        </table:table-row>
        <table:table-row table:style-name="ro1">
          <table:table-cell office:value-type="float" office:value="114.265225727999" calcext:value-type="float">
            <text:p>114.265225727999</text:p>
          </table:table-cell>
          <table:table-cell office:value-type="float" office:value="224219" calcext:value-type="float">
            <text:p>224219</text:p>
          </table:table-cell>
          <table:table-cell office:value-type="float" office:value="220801" calcext:value-type="float">
            <text:p>220801</text:p>
          </table:table-cell>
          <table:table-cell office:value-type="float" office:value="0.993542164444391" calcext:value-type="float">
            <text:p>0.993542164444391</text:p>
          </table:table-cell>
        </table:table-row>
        <table:table-row table:style-name="ro1">
          <table:table-cell office:value-type="float" office:value="114.417286394" calcext:value-type="float">
            <text:p>114.417286394</text:p>
          </table:table-cell>
          <table:table-cell office:value-type="float" office:value="219383" calcext:value-type="float">
            <text:p>219383</text:p>
          </table:table-cell>
          <table:table-cell office:value-type="float" office:value="224219" calcext:value-type="float">
            <text:p>224219</text:p>
          </table:table-cell>
          <table:table-cell office:value-type="float" office:value="0.993509228244255" calcext:value-type="float">
            <text:p>0.993509228244255</text:p>
          </table:table-cell>
        </table:table-row>
        <table:table-row table:style-name="ro1">
          <table:table-cell office:value-type="float" office:value="114.579026657" calcext:value-type="float">
            <text:p>114.579026657</text:p>
          </table:table-cell>
          <table:table-cell office:value-type="float" office:value="209815" calcext:value-type="float">
            <text:p>209815</text:p>
          </table:table-cell>
          <table:table-cell office:value-type="float" office:value="224219" calcext:value-type="float">
            <text:p>224219</text:p>
          </table:table-cell>
          <table:table-cell office:value-type="float" office:value="0.993482879284146" calcext:value-type="float">
            <text:p>0.993482879284146</text:p>
          </table:table-cell>
        </table:table-row>
        <table:table-row table:style-name="ro1">
          <table:table-cell office:value-type="float" office:value="114.738073465" calcext:value-type="float">
            <text:p>114.738073465</text:p>
          </table:table-cell>
          <table:table-cell office:value-type="float" office:value="204766" calcext:value-type="float">
            <text:p>204766</text:p>
          </table:table-cell>
          <table:table-cell office:value-type="float" office:value="221819" calcext:value-type="float">
            <text:p>221819</text:p>
          </table:table-cell>
          <table:table-cell office:value-type="float" office:value="0.993461800116058" calcext:value-type="float">
            <text:p>0.993461800116058</text:p>
          </table:table-cell>
        </table:table-row>
        <table:table-row table:style-name="ro1">
          <table:table-cell office:value-type="float" office:value="114.890402945" calcext:value-type="float">
            <text:p>114.890402945</text:p>
          </table:table-cell>
          <table:table-cell office:value-type="float" office:value="208535" calcext:value-type="float">
            <text:p>208535</text:p>
          </table:table-cell>
          <table:table-cell office:value-type="float" office:value="210223" calcext:value-type="float">
            <text:p>210223</text:p>
          </table:table-cell>
          <table:table-cell office:value-type="float" office:value="0.993444936781588" calcext:value-type="float">
            <text:p>0.993444936781588</text:p>
          </table:table-cell>
        </table:table-row>
        <table:table-row table:style-name="ro1">
          <table:table-cell office:value-type="float" office:value="115.043852958999" calcext:value-type="float">
            <text:p>115.043852958999</text:p>
          </table:table-cell>
          <table:table-cell office:value-type="float" office:value="217764" calcext:value-type="float">
            <text:p>217764</text:p>
          </table:table-cell>
          <table:table-cell office:value-type="float" office:value="208535" calcext:value-type="float">
            <text:p>208535</text:p>
          </table:table-cell>
          <table:table-cell office:value-type="float" office:value="0.993431446114013" calcext:value-type="float">
            <text:p>0.993431446114013</text:p>
          </table:table-cell>
        </table:table-row>
        <table:table-row table:style-name="ro1">
          <table:table-cell office:value-type="float" office:value="115.194409366" calcext:value-type="float">
            <text:p>115.194409366</text:p>
          </table:table-cell>
          <table:table-cell office:value-type="float" office:value="224590" calcext:value-type="float">
            <text:p>224590</text:p>
          </table:table-cell>
          <table:table-cell office:value-type="float" office:value="217764" calcext:value-type="float">
            <text:p>217764</text:p>
          </table:table-cell>
          <table:table-cell office:value-type="float" office:value="0.993420653579952" calcext:value-type="float">
            <text:p>0.993420653579952</text:p>
          </table:table-cell>
        </table:table-row>
        <table:table-row table:style-name="ro1">
          <table:table-cell office:value-type="float" office:value="115.347617197" calcext:value-type="float">
            <text:p>115.347617197</text:p>
          </table:table-cell>
          <table:table-cell office:value-type="float" office:value="223524" calcext:value-type="float">
            <text:p>223524</text:p>
          </table:table-cell>
          <table:table-cell office:value-type="float" office:value="224590" calcext:value-type="float">
            <text:p>224590</text:p>
          </table:table-cell>
          <table:table-cell office:value-type="float" office:value="0.992104943916593" calcext:value-type="float">
            <text:p>0.992104943916593</text:p>
          </table:table-cell>
        </table:table-row>
        <table:table-row table:style-name="ro1">
          <table:table-cell office:value-type="float" office:value="115.51318776" calcext:value-type="float">
            <text:p>115.51318776</text:p>
          </table:table-cell>
          <table:table-cell office:value-type="float" office:value="214685" calcext:value-type="float">
            <text:p>214685</text:p>
          </table:table-cell>
          <table:table-cell office:value-type="float" office:value="223524" calcext:value-type="float">
            <text:p>223524</text:p>
          </table:table-cell>
          <table:table-cell office:value-type="float" office:value="0.991052376185906" calcext:value-type="float">
            <text:p>0.991052376185906</text:p>
          </table:table-cell>
        </table:table-row>
        <table:table-row table:style-name="ro1">
          <table:table-cell office:value-type="float" office:value="115.661205703" calcext:value-type="float">
            <text:p>115.661205703</text:p>
          </table:table-cell>
          <table:table-cell office:value-type="float" office:value="207177" calcext:value-type="float">
            <text:p>207177</text:p>
          </table:table-cell>
          <table:table-cell office:value-type="float" office:value="222324" calcext:value-type="float">
            <text:p>222324</text:p>
          </table:table-cell>
          <table:table-cell office:value-type="float" office:value="0.990210322001357" calcext:value-type="float">
            <text:p>0.990210322001357</text:p>
          </table:table-cell>
        </table:table-row>
        <table:table-row table:style-name="ro1">
          <table:table-cell office:value-type="float" office:value="115.807359842" calcext:value-type="float">
            <text:p>115.807359842</text:p>
          </table:table-cell>
          <table:table-cell office:value-type="float" office:value="206449" calcext:value-type="float">
            <text:p>206449</text:p>
          </table:table-cell>
          <table:table-cell office:value-type="float" office:value="219924" calcext:value-type="float">
            <text:p>219924</text:p>
          </table:table-cell>
          <table:table-cell office:value-type="float" office:value="0.989536678653717" calcext:value-type="float">
            <text:p>0.989536678653717</text:p>
          </table:table-cell>
        </table:table-row>
        <table:table-row table:style-name="ro1">
          <table:table-cell office:value-type="float" office:value="115.956089345" calcext:value-type="float">
            <text:p>115.956089345</text:p>
          </table:table-cell>
          <table:table-cell office:value-type="float" office:value="213231" calcext:value-type="float">
            <text:p>213231</text:p>
          </table:table-cell>
          <table:table-cell office:value-type="float" office:value="211099" calcext:value-type="float">
            <text:p>211099</text:p>
          </table:table-cell>
          <table:table-cell office:value-type="float" office:value="0.988997763975605" calcext:value-type="float">
            <text:p>0.988997763975605</text:p>
          </table:table-cell>
        </table:table-row>
        <table:table-row table:style-name="ro1">
          <table:table-cell office:value-type="float" office:value="116.101461782999" calcext:value-type="float">
            <text:p>116.101461782999</text:p>
          </table:table-cell>
          <table:table-cell office:value-type="float" office:value="222053" calcext:value-type="float">
            <text:p>222053</text:p>
          </table:table-cell>
          <table:table-cell office:value-type="float" office:value="213231" calcext:value-type="float">
            <text:p>213231</text:p>
          </table:table-cell>
          <table:table-cell office:value-type="float" office:value="0.988566632233116" calcext:value-type="float">
            <text:p>0.988566632233116</text:p>
          </table:table-cell>
        </table:table-row>
        <table:table-row table:style-name="ro1">
          <table:table-cell office:value-type="float" office:value="116.237802734" calcext:value-type="float">
            <text:p>116.237802734</text:p>
          </table:table-cell>
          <table:table-cell office:value-type="float" office:value="226208" calcext:value-type="float">
            <text:p>226208</text:p>
          </table:table-cell>
          <table:table-cell office:value-type="float" office:value="222053" calcext:value-type="float">
            <text:p>222053</text:p>
          </table:table-cell>
          <table:table-cell office:value-type="float" office:value="0.988221726839124" calcext:value-type="float">
            <text:p>0.988221726839124</text:p>
          </table:table-cell>
        </table:table-row>
        <table:table-row table:style-name="ro1">
          <table:table-cell office:value-type="float" office:value="116.424829875999" calcext:value-type="float">
            <text:p>116.424829875999</text:p>
          </table:table-cell>
          <table:table-cell office:value-type="float" office:value="220974" calcext:value-type="float">
            <text:p>220974</text:p>
          </table:table-cell>
          <table:table-cell office:value-type="float" office:value="226208" calcext:value-type="float">
            <text:p>226208</text:p>
          </table:table-cell>
          <table:table-cell office:value-type="float" office:value="0.987945802523931" calcext:value-type="float">
            <text:p>0.987945802523931</text:p>
          </table:table-cell>
        </table:table-row>
        <table:table-row table:style-name="ro1">
          <table:table-cell office:value-type="float" office:value="116.569643207" calcext:value-type="float">
            <text:p>116.569643207</text:p>
          </table:table-cell>
          <table:table-cell office:value-type="float" office:value="212332" calcext:value-type="float">
            <text:p>212332</text:p>
          </table:table-cell>
          <table:table-cell office:value-type="float" office:value="223808" calcext:value-type="float">
            <text:p>223808</text:p>
          </table:table-cell>
          <table:table-cell office:value-type="float" office:value="0.987725063071776" calcext:value-type="float">
            <text:p>0.987725063071776</text:p>
          </table:table-cell>
        </table:table-row>
        <table:table-row table:style-name="ro1">
          <table:table-cell office:value-type="float" office:value="116.714793752999" calcext:value-type="float">
            <text:p>116.714793752999</text:p>
          </table:table-cell>
          <table:table-cell office:value-type="float" office:value="206958" calcext:value-type="float">
            <text:p>206958</text:p>
          </table:table-cell>
          <table:table-cell office:value-type="float" office:value="223808" calcext:value-type="float">
            <text:p>223808</text:p>
          </table:table-cell>
          <table:table-cell office:value-type="float" office:value="0.987548471510053" calcext:value-type="float">
            <text:p>0.987548471510053</text:p>
          </table:table-cell>
        </table:table-row>
        <table:table-row table:style-name="ro1">
          <table:table-cell office:value-type="float" office:value="116.866582904999" calcext:value-type="float">
            <text:p>116.866582904999</text:p>
          </table:table-cell>
          <table:table-cell office:value-type="float" office:value="209431" calcext:value-type="float">
            <text:p>209431</text:p>
          </table:table-cell>
          <table:table-cell office:value-type="float" office:value="219569" calcext:value-type="float">
            <text:p>219569</text:p>
          </table:table-cell>
          <table:table-cell office:value-type="float" office:value="0.987407198260674" calcext:value-type="float">
            <text:p>0.987407198260674</text:p>
          </table:table-cell>
        </table:table-row>
        <table:table-row table:style-name="ro1">
          <table:table-cell office:value-type="float" office:value="117.010541955" calcext:value-type="float">
            <text:p>117.010541955</text:p>
          </table:table-cell>
          <table:table-cell office:value-type="float" office:value="217672" calcext:value-type="float">
            <text:p>217672</text:p>
          </table:table-cell>
          <table:table-cell office:value-type="float" office:value="219569" calcext:value-type="float">
            <text:p>219569</text:p>
          </table:table-cell>
          <table:table-cell office:value-type="float" office:value="0.987294179661171" calcext:value-type="float">
            <text:p>0.987294179661171</text:p>
          </table:table-cell>
        </table:table-row>
        <table:table-row table:style-name="ro1">
          <table:table-cell office:value-type="float" office:value="117.160399872" calcext:value-type="float">
            <text:p>117.160399872</text:p>
          </table:table-cell>
          <table:table-cell office:value-type="float" office:value="225617" calcext:value-type="float">
            <text:p>225617</text:p>
          </table:table-cell>
          <table:table-cell office:value-type="float" office:value="217672" calcext:value-type="float">
            <text:p>217672</text:p>
          </table:table-cell>
          <table:table-cell office:value-type="float" office:value="0.987203764781568" calcext:value-type="float">
            <text:p>0.987203764781568</text:p>
          </table:table-cell>
        </table:table-row>
        <table:table-row table:style-name="ro1">
          <table:table-cell office:value-type="float" office:value="117.301665745999" calcext:value-type="float">
            <text:p>117.301665745999</text:p>
          </table:table-cell>
          <table:table-cell office:value-type="float" office:value="226779" calcext:value-type="float">
            <text:p>226779</text:p>
          </table:table-cell>
          <table:table-cell office:value-type="float" office:value="217672" calcext:value-type="float">
            <text:p>217672</text:p>
          </table:table-cell>
          <table:table-cell office:value-type="float" office:value="0.987131432877886" calcext:value-type="float">
            <text:p>0.987131432877886</text:p>
          </table:table-cell>
        </table:table-row>
        <table:table-row table:style-name="ro1">
          <table:table-cell office:value-type="float" office:value="117.442522534999" calcext:value-type="float">
            <text:p>117.442522534999</text:p>
          </table:table-cell>
          <table:table-cell office:value-type="float" office:value="220975" calcext:value-type="float">
            <text:p>220975</text:p>
          </table:table-cell>
          <table:table-cell office:value-type="float" office:value="217672" calcext:value-type="float">
            <text:p>217672</text:p>
          </table:table-cell>
          <table:table-cell office:value-type="float" office:value="0.987073567354941" calcext:value-type="float">
            <text:p>0.987073567354941</text:p>
          </table:table-cell>
        </table:table-row>
        <table:table-row table:style-name="ro1">
          <table:table-cell office:value-type="float" office:value="117.587757251" calcext:value-type="float">
            <text:p>117.587757251</text:p>
          </table:table-cell>
          <table:table-cell office:value-type="float" office:value="212348" calcext:value-type="float">
            <text:p>212348</text:p>
          </table:table-cell>
          <table:table-cell office:value-type="float" office:value="217672" calcext:value-type="float">
            <text:p>217672</text:p>
          </table:table-cell>
          <table:table-cell office:value-type="float" office:value="0.985737285256502" calcext:value-type="float">
            <text:p>0.985737285256502</text:p>
          </table:table-cell>
        </table:table-row>
        <table:table-row table:style-name="ro1">
          <table:table-cell office:value-type="float" office:value="117.732886735999" calcext:value-type="float">
            <text:p>117.732886735999</text:p>
          </table:table-cell>
          <table:table-cell office:value-type="float" office:value="207790" calcext:value-type="float">
            <text:p>207790</text:p>
          </table:table-cell>
          <table:table-cell office:value-type="float" office:value="213174" calcext:value-type="float">
            <text:p>213174</text:p>
          </table:table-cell>
          <table:table-cell office:value-type="float" office:value="0.98466825957775" calcext:value-type="float">
            <text:p>0.98466825957775</text:p>
          </table:table-cell>
        </table:table-row>
        <table:table-row table:style-name="ro1">
          <table:table-cell office:value-type="float" office:value="117.878318055" calcext:value-type="float">
            <text:p>117.878318055</text:p>
          </table:table-cell>
          <table:table-cell office:value-type="float" office:value="210956" calcext:value-type="float">
            <text:p>210956</text:p>
          </table:table-cell>
          <table:table-cell office:value-type="float" office:value="207790" calcext:value-type="float">
            <text:p>207790</text:p>
          </table:table-cell>
          <table:table-cell office:value-type="float" office:value="0.983813039034749" calcext:value-type="float">
            <text:p>0.983813039034749</text:p>
          </table:table-cell>
        </table:table-row>
        <table:table-row table:style-name="ro1">
          <table:table-cell office:value-type="float" office:value="118.029753921999" calcext:value-type="float">
            <text:p>118.029753921999</text:p>
          </table:table-cell>
          <table:table-cell office:value-type="float" office:value="219888" calcext:value-type="float">
            <text:p>219888</text:p>
          </table:table-cell>
          <table:table-cell office:value-type="float" office:value="210956" calcext:value-type="float">
            <text:p>210956</text:p>
          </table:table-cell>
          <table:table-cell office:value-type="float" office:value="0.983128862600349" calcext:value-type="float">
            <text:p>0.983128862600349</text:p>
          </table:table-cell>
        </table:table-row>
        <table:table-row table:style-name="ro1">
          <table:table-cell office:value-type="float" office:value="118.175330253" calcext:value-type="float">
            <text:p>118.175330253</text:p>
          </table:table-cell>
          <table:table-cell office:value-type="float" office:value="227094" calcext:value-type="float">
            <text:p>227094</text:p>
          </table:table-cell>
          <table:table-cell office:value-type="float" office:value="219888" calcext:value-type="float">
            <text:p>219888</text:p>
          </table:table-cell>
          <table:table-cell office:value-type="float" office:value="0.982581521452828" calcext:value-type="float">
            <text:p>0.982581521452828</text:p>
          </table:table-cell>
        </table:table-row>
        <table:table-row table:style-name="ro1">
          <table:table-cell office:value-type="float" office:value="118.32069323" calcext:value-type="float">
            <text:p>118.32069323</text:p>
          </table:table-cell>
          <table:table-cell office:value-type="float" office:value="227350" calcext:value-type="float">
            <text:p>227350</text:p>
          </table:table-cell>
          <table:table-cell office:value-type="float" office:value="219888" calcext:value-type="float">
            <text:p>219888</text:p>
          </table:table-cell>
          <table:table-cell office:value-type="float" office:value="0.982143648534811" calcext:value-type="float">
            <text:p>0.982143648534811</text:p>
          </table:table-cell>
        </table:table-row>
        <table:table-row table:style-name="ro1">
          <table:table-cell office:value-type="float" office:value="118.462863126" calcext:value-type="float">
            <text:p>118.462863126</text:p>
          </table:table-cell>
          <table:table-cell office:value-type="float" office:value="220775" calcext:value-type="float">
            <text:p>220775</text:p>
          </table:table-cell>
          <table:table-cell office:value-type="float" office:value="227350" calcext:value-type="float">
            <text:p>227350</text:p>
          </table:table-cell>
          <table:table-cell office:value-type="float" office:value="0.981793350200398" calcext:value-type="float">
            <text:p>0.981793350200398</text:p>
          </table:table-cell>
        </table:table-row>
        <table:table-row table:style-name="ro1">
          <table:table-cell office:value-type="float" office:value="118.604213901999" calcext:value-type="float">
            <text:p>118.604213901999</text:p>
          </table:table-cell>
          <table:table-cell office:value-type="float" office:value="212514" calcext:value-type="float">
            <text:p>212514</text:p>
          </table:table-cell>
          <table:table-cell office:value-type="float" office:value="227350" calcext:value-type="float">
            <text:p>227350</text:p>
          </table:table-cell>
          <table:table-cell office:value-type="float" office:value="0.98280310121295" calcext:value-type="float">
            <text:p>0.98280310121295</text:p>
          </table:table-cell>
        </table:table-row>
        <table:table-row table:style-name="ro1">
          <table:table-cell office:value-type="float" office:value="118.746650071" calcext:value-type="float">
            <text:p>118.746650071</text:p>
          </table:table-cell>
          <table:table-cell office:value-type="float" office:value="208748" calcext:value-type="float">
            <text:p>208748</text:p>
          </table:table-cell>
          <table:table-cell office:value-type="float" office:value="227350" calcext:value-type="float">
            <text:p>227350</text:p>
          </table:table-cell>
          <table:table-cell office:value-type="float" office:value="0.983610902022992" calcext:value-type="float">
            <text:p>0.983610902022992</text:p>
          </table:table-cell>
        </table:table-row>
        <table:table-row table:style-name="ro1">
          <table:table-cell office:value-type="float" office:value="118.891786036" calcext:value-type="float">
            <text:p>118.891786036</text:p>
          </table:table-cell>
          <table:table-cell office:value-type="float" office:value="212604" calcext:value-type="float">
            <text:p>212604</text:p>
          </table:table-cell>
          <table:table-cell office:value-type="float" office:value="221812" calcext:value-type="float">
            <text:p>221812</text:p>
          </table:table-cell>
          <table:table-cell office:value-type="float" office:value="0.984257142671025" calcext:value-type="float">
            <text:p>0.984257142671025</text:p>
          </table:table-cell>
        </table:table-row>
        <table:table-row table:style-name="ro1">
          <table:table-cell office:value-type="float" office:value="119.033456474999" calcext:value-type="float">
            <text:p>119.033456474999</text:p>
          </table:table-cell>
          <table:table-cell office:value-type="float" office:value="221120" calcext:value-type="float">
            <text:p>221120</text:p>
          </table:table-cell>
          <table:table-cell office:value-type="float" office:value="212604" calcext:value-type="float">
            <text:p>212604</text:p>
          </table:table-cell>
          <table:table-cell office:value-type="float" office:value="0.984774135189452" calcext:value-type="float">
            <text:p>0.984774135189452</text:p>
          </table:table-cell>
        </table:table-row>
        <table:table-row table:style-name="ro1">
          <table:table-cell office:value-type="float" office:value="119.183523873" calcext:value-type="float">
            <text:p>119.183523873</text:p>
          </table:table-cell>
          <table:table-cell office:value-type="float" office:value="228323" calcext:value-type="float">
            <text:p>228323</text:p>
          </table:table-cell>
          <table:table-cell office:value-type="float" office:value="221054" calcext:value-type="float">
            <text:p>221054</text:p>
          </table:table-cell>
          <table:table-cell office:value-type="float" office:value="0.98389773952411" calcext:value-type="float">
            <text:p>0.98389773952411</text:p>
          </table:table-cell>
        </table:table-row>
        <table:table-row table:style-name="ro1">
          <table:table-cell office:value-type="float" office:value="119.340001506" calcext:value-type="float">
            <text:p>119.340001506</text:p>
          </table:table-cell>
          <table:table-cell office:value-type="float" office:value="227783" calcext:value-type="float">
            <text:p>227783</text:p>
          </table:table-cell>
          <table:table-cell office:value-type="float" office:value="228323" calcext:value-type="float">
            <text:p>228323</text:p>
          </table:table-cell>
          <table:table-cell office:value-type="float" office:value="0.983196622991837" calcext:value-type="float">
            <text:p>0.983196622991837</text:p>
          </table:table-cell>
        </table:table-row>
        <table:table-row table:style-name="ro1">
          <table:table-cell office:value-type="float" office:value="119.510088736" calcext:value-type="float">
            <text:p>119.510088736</text:p>
          </table:table-cell>
          <table:table-cell office:value-type="float" office:value="218876" calcext:value-type="float">
            <text:p>218876</text:p>
          </table:table-cell>
          <table:table-cell office:value-type="float" office:value="227783" calcext:value-type="float">
            <text:p>227783</text:p>
          </table:table-cell>
          <table:table-cell office:value-type="float" office:value="0.982635729766019" calcext:value-type="float">
            <text:p>0.982635729766019</text:p>
          </table:table-cell>
        </table:table-row>
        <table:table-row table:style-name="ro1">
          <table:table-cell office:value-type="float" office:value="119.674498660999" calcext:value-type="float">
            <text:p>119.674498660999</text:p>
          </table:table-cell>
          <table:table-cell office:value-type="float" office:value="210778" calcext:value-type="float">
            <text:p>210778</text:p>
          </table:table-cell>
          <table:table-cell office:value-type="float" office:value="224788" calcext:value-type="float">
            <text:p>224788</text:p>
          </table:table-cell>
          <table:table-cell office:value-type="float" office:value="0.982187015185364" calcext:value-type="float">
            <text:p>0.982187015185364</text:p>
          </table:table-cell>
        </table:table-row>
        <table:table-row table:style-name="ro1">
          <table:table-cell office:value-type="float" office:value="119.840357486" calcext:value-type="float">
            <text:p>119.840357486</text:p>
          </table:table-cell>
          <table:table-cell office:value-type="float" office:value="211409" calcext:value-type="float">
            <text:p>211409</text:p>
          </table:table-cell>
          <table:table-cell office:value-type="float" office:value="224408" calcext:value-type="float">
            <text:p>224408</text:p>
          </table:table-cell>
          <table:table-cell office:value-type="float" office:value="0.981828043520841" calcext:value-type="float">
            <text:p>0.981828043520841</text:p>
          </table:table-cell>
        </table:table-row>
        <table:table-row table:style-name="ro1">
          <table:table-cell office:value-type="float" office:value="119.986131549" calcext:value-type="float">
            <text:p>119.986131549</text:p>
          </table:table-cell>
          <table:table-cell office:value-type="float" office:value="219115" calcext:value-type="float">
            <text:p>219115</text:p>
          </table:table-cell>
          <table:table-cell office:value-type="float" office:value="220808" calcext:value-type="float">
            <text:p>220808</text:p>
          </table:table-cell>
          <table:table-cell office:value-type="float" office:value="0.981540866189222" calcext:value-type="float">
            <text:p>0.981540866189222</text:p>
          </table:table-cell>
        </table:table-row>
        <table:table-row table:style-name="ro1">
          <table:table-cell office:value-type="float" office:value="120.147587805999" calcext:value-type="float">
            <text:p>120.147587805999</text:p>
          </table:table-cell>
          <table:table-cell office:value-type="float" office:value="228147" calcext:value-type="float">
            <text:p>228147</text:p>
          </table:table-cell>
          <table:table-cell office:value-type="float" office:value="219115" calcext:value-type="float">
            <text:p>219115</text:p>
          </table:table-cell>
          <table:table-cell office:value-type="float" office:value="0.981311124323926" calcext:value-type="float">
            <text:p>0.981311124323926</text:p>
          </table:table-cell>
        </table:table-row>
        <table:table-row table:style-name="ro1">
          <table:table-cell office:value-type="float" office:value="120.311485164" calcext:value-type="float">
            <text:p>120.311485164</text:p>
          </table:table-cell>
          <table:table-cell office:value-type="float" office:value="229574" calcext:value-type="float">
            <text:p>229574</text:p>
          </table:table-cell>
          <table:table-cell office:value-type="float" office:value="228147" calcext:value-type="float">
            <text:p>228147</text:p>
          </table:table-cell>
          <table:table-cell office:value-type="float" office:value="0.98112733083169" calcext:value-type="float">
            <text:p>0.98112733083169</text:p>
          </table:table-cell>
        </table:table-row>
        <table:table-row table:style-name="ro1">
          <table:table-cell office:value-type="float" office:value="120.475920499999" calcext:value-type="float">
            <text:p>120.475920499999</text:p>
          </table:table-cell>
          <table:table-cell office:value-type="float" office:value="221983" calcext:value-type="float">
            <text:p>221983</text:p>
          </table:table-cell>
          <table:table-cell office:value-type="float" office:value="229574" calcext:value-type="float">
            <text:p>229574</text:p>
          </table:table-cell>
          <table:table-cell office:value-type="float" office:value="0.980980296037901" calcext:value-type="float">
            <text:p>0.980980296037901</text:p>
          </table:table-cell>
        </table:table-row>
        <table:table-row table:style-name="ro1">
          <table:table-cell office:value-type="float" office:value="120.576933717999" calcext:value-type="float">
            <text:p>120.576933717999</text:p>
          </table:table-cell>
          <table:table-cell office:value-type="float" office:value="215929" calcext:value-type="float">
            <text:p>215929</text:p>
          </table:table-cell>
          <table:table-cell office:value-type="float" office:value="228374" calcext:value-type="float">
            <text:p>228374</text:p>
          </table:table-cell>
          <table:table-cell office:value-type="float" office:value="0.982152657882953" calcext:value-type="float">
            <text:p>0.982152657882953</text:p>
          </table:table-cell>
        </table:table-row>
        <table:table-row table:style-name="ro1">
          <table:table-cell office:value-type="float" office:value="120.735618188999" calcext:value-type="float">
            <text:p>120.735618188999</text:p>
          </table:table-cell>
          <table:table-cell office:value-type="float" office:value="210776" calcext:value-type="float">
            <text:p>210776</text:p>
          </table:table-cell>
          <table:table-cell office:value-type="float" office:value="228374" calcext:value-type="float">
            <text:p>228374</text:p>
          </table:table-cell>
          <table:table-cell office:value-type="float" office:value="0.983090547358994" calcext:value-type="float">
            <text:p>0.983090547358994</text:p>
          </table:table-cell>
        </table:table-row>
        <table:table-row table:style-name="ro1">
          <table:table-cell office:value-type="float" office:value="120.906901564" calcext:value-type="float">
            <text:p>120.906901564</text:p>
          </table:table-cell>
          <table:table-cell office:value-type="float" office:value="215385" calcext:value-type="float">
            <text:p>215385</text:p>
          </table:table-cell>
          <table:table-cell office:value-type="float" office:value="225358" calcext:value-type="float">
            <text:p>225358</text:p>
          </table:table-cell>
          <table:table-cell office:value-type="float" office:value="0.983840858939827" calcext:value-type="float">
            <text:p>0.983840858939827</text:p>
          </table:table-cell>
        </table:table-row>
        <table:table-row table:style-name="ro1">
          <table:table-cell office:value-type="float" office:value="121.073323466" calcext:value-type="float">
            <text:p>121.073323466</text:p>
          </table:table-cell>
          <table:table-cell office:value-type="float" office:value="225519" calcext:value-type="float">
            <text:p>225519</text:p>
          </table:table-cell>
          <table:table-cell office:value-type="float" office:value="225358" calcext:value-type="float">
            <text:p>225358</text:p>
          </table:table-cell>
          <table:table-cell office:value-type="float" office:value="0.98315111852441" calcext:value-type="float">
            <text:p>0.98315111852441</text:p>
          </table:table-cell>
        </table:table-row>
        <table:table-row table:style-name="ro1">
          <table:table-cell office:value-type="float" office:value="121.235001785" calcext:value-type="float">
            <text:p>121.235001785</text:p>
          </table:table-cell>
          <table:table-cell office:value-type="float" office:value="231190" calcext:value-type="float">
            <text:p>231190</text:p>
          </table:table-cell>
          <table:table-cell office:value-type="float" office:value="225519" calcext:value-type="float">
            <text:p>225519</text:p>
          </table:table-cell>
          <table:table-cell office:value-type="float" office:value="0.98388931587216" calcext:value-type="float">
            <text:p>0.98388931587216</text:p>
          </table:table-cell>
        </table:table-row>
        <table:table-row table:style-name="ro1">
          <table:table-cell office:value-type="float" office:value="121.394519386" calcext:value-type="float">
            <text:p>121.394519386</text:p>
          </table:table-cell>
          <table:table-cell office:value-type="float" office:value="227547" calcext:value-type="float">
            <text:p>227547</text:p>
          </table:table-cell>
          <table:table-cell office:value-type="float" office:value="231190" calcext:value-type="float">
            <text:p>231190</text:p>
          </table:table-cell>
          <table:table-cell office:value-type="float" office:value="0.983189884070277" calcext:value-type="float">
            <text:p>0.983189884070277</text:p>
          </table:table-cell>
        </table:table-row>
        <table:table-row table:style-name="ro1">
          <table:table-cell office:value-type="float" office:value="121.552755351" calcext:value-type="float">
            <text:p>121.552755351</text:p>
          </table:table-cell>
          <table:table-cell office:value-type="float" office:value="218298" calcext:value-type="float">
            <text:p>218298</text:p>
          </table:table-cell>
          <table:table-cell office:value-type="float" office:value="230245" calcext:value-type="float">
            <text:p>230245</text:p>
          </table:table-cell>
          <table:table-cell office:value-type="float" office:value="0.982630338628771" calcext:value-type="float">
            <text:p>0.982630338628771</text:p>
          </table:table-cell>
        </table:table-row>
        <table:table-row table:style-name="ro1">
          <table:table-cell office:value-type="float" office:value="121.718362901" calcext:value-type="float">
            <text:p>121.718362901</text:p>
          </table:table-cell>
          <table:table-cell office:value-type="float" office:value="211915" calcext:value-type="float">
            <text:p>211915</text:p>
          </table:table-cell>
          <table:table-cell office:value-type="float" office:value="226752" calcext:value-type="float">
            <text:p>226752</text:p>
          </table:table-cell>
          <table:table-cell office:value-type="float" office:value="0.982182702275566" calcext:value-type="float">
            <text:p>0.982182702275566</text:p>
          </table:table-cell>
        </table:table-row>
        <table:table-row table:style-name="ro1">
          <table:table-cell office:value-type="float" office:value="121.876497294999" calcext:value-type="float">
            <text:p>121.876497294999</text:p>
          </table:table-cell>
          <table:table-cell office:value-type="float" office:value="214872" calcext:value-type="float">
            <text:p>214872</text:p>
          </table:table-cell>
          <table:table-cell office:value-type="float" office:value="225552" calcext:value-type="float">
            <text:p>225552</text:p>
          </table:table-cell>
          <table:table-cell office:value-type="float" office:value="0.981824593193002" calcext:value-type="float">
            <text:p>0.981824593193002</text:p>
          </table:table-cell>
        </table:table-row>
        <table:table-row table:style-name="ro1">
          <table:table-cell office:value-type="float" office:value="122.036081005999" calcext:value-type="float">
            <text:p>122.036081005999</text:p>
          </table:table-cell>
          <table:table-cell office:value-type="float" office:value="224283" calcext:value-type="float">
            <text:p>224283</text:p>
          </table:table-cell>
          <table:table-cell office:value-type="float" office:value="214872" calcext:value-type="float">
            <text:p>214872</text:p>
          </table:table-cell>
          <table:table-cell office:value-type="float" office:value="0.982828095607033" calcext:value-type="float">
            <text:p>0.982828095607033</text:p>
          </table:table-cell>
        </table:table-row>
        <table:table-row table:style-name="ro1">
          <table:table-cell office:value-type="float" office:value="122.202088552" calcext:value-type="float">
            <text:p>122.202088552</text:p>
          </table:table-cell>
          <table:table-cell office:value-type="float" office:value="231752" calcext:value-type="float">
            <text:p>231752</text:p>
          </table:table-cell>
          <table:table-cell office:value-type="float" office:value="224283" calcext:value-type="float">
            <text:p>224283</text:p>
          </table:table-cell>
          <table:table-cell office:value-type="float" office:value="0.982340907858176" calcext:value-type="float">
            <text:p>0.982340907858176</text:p>
          </table:table-cell>
        </table:table-row>
        <table:table-row table:style-name="ro1">
          <table:table-cell office:value-type="float" office:value="122.359217310999" calcext:value-type="float">
            <text:p>122.359217310999</text:p>
          </table:table-cell>
          <table:table-cell office:value-type="float" office:value="230095" calcext:value-type="float">
            <text:p>230095</text:p>
          </table:table-cell>
          <table:table-cell office:value-type="float" office:value="231752" calcext:value-type="float">
            <text:p>231752</text:p>
          </table:table-cell>
          <table:table-cell office:value-type="float" office:value="0.983241147339172" calcext:value-type="float">
            <text:p>0.983241147339172</text:p>
          </table:table-cell>
        </table:table-row>
        <table:table-row table:style-name="ro1">
          <table:table-cell office:value-type="float" office:value="122.518627460999" calcext:value-type="float">
            <text:p>122.518627460999</text:p>
          </table:table-cell>
          <table:table-cell office:value-type="float" office:value="221350" calcext:value-type="float">
            <text:p>221350</text:p>
          </table:table-cell>
          <table:table-cell office:value-type="float" office:value="230095" calcext:value-type="float">
            <text:p>230095</text:p>
          </table:table-cell>
          <table:table-cell office:value-type="float" office:value="0.983961338923969" calcext:value-type="float">
            <text:p>0.983961338923969</text:p>
          </table:table-cell>
        </table:table-row>
        <table:table-row table:style-name="ro1">
          <table:table-cell office:value-type="float" office:value="122.678207613" calcext:value-type="float">
            <text:p>122.678207613</text:p>
          </table:table-cell>
          <table:table-cell office:value-type="float" office:value="213678" calcext:value-type="float">
            <text:p>213678</text:p>
          </table:table-cell>
          <table:table-cell office:value-type="float" office:value="230095" calcext:value-type="float">
            <text:p>230095</text:p>
          </table:table-cell>
          <table:table-cell office:value-type="float" office:value="0.983247502511724" calcext:value-type="float">
            <text:p>0.983247502511724</text:p>
          </table:table-cell>
        </table:table-row>
        <table:table-row table:style-name="ro1">
          <table:table-cell office:value-type="float" office:value="122.834020304999" calcext:value-type="float">
            <text:p>122.834020304999</text:p>
          </table:table-cell>
          <table:table-cell office:value-type="float" office:value="214195" calcext:value-type="float">
            <text:p>214195</text:p>
          </table:table-cell>
          <table:table-cell office:value-type="float" office:value="226775" calcext:value-type="float">
            <text:p>226775</text:p>
          </table:table-cell>
          <table:table-cell office:value-type="float" office:value="0.983966423062011" calcext:value-type="float">
            <text:p>0.983966423062011</text:p>
          </table:table-cell>
        </table:table-row>
        <table:table-row table:style-name="ro1">
          <table:table-cell office:value-type="float" office:value="122.988733573" calcext:value-type="float">
            <text:p>122.988733573</text:p>
          </table:table-cell>
          <table:table-cell office:value-type="float" office:value="222281" calcext:value-type="float">
            <text:p>222281</text:p>
          </table:table-cell>
          <table:table-cell office:value-type="float" office:value="220775" calcext:value-type="float">
            <text:p>220775</text:p>
          </table:table-cell>
          <table:table-cell office:value-type="float" office:value="0.98454155950224" calcext:value-type="float">
            <text:p>0.98454155950224</text:p>
          </table:table-cell>
        </table:table-row>
        <table:table-row table:style-name="ro1">
          <table:table-cell office:value-type="float" office:value="123.152658211" calcext:value-type="float">
            <text:p>123.152658211</text:p>
          </table:table-cell>
          <table:table-cell office:value-type="float" office:value="231339" calcext:value-type="float">
            <text:p>231339</text:p>
          </table:table-cell>
          <table:table-cell office:value-type="float" office:value="222281" calcext:value-type="float">
            <text:p>222281</text:p>
          </table:table-cell>
          <table:table-cell office:value-type="float" office:value="0.983711678974341" calcext:value-type="float">
            <text:p>0.983711678974341</text:p>
          </table:table-cell>
        </table:table-row>
        <table:table-row table:style-name="ro1">
          <table:table-cell office:value-type="float" office:value="123.313164023999" calcext:value-type="float">
            <text:p>123.313164023999</text:p>
          </table:table-cell>
          <table:table-cell office:value-type="float" office:value="232535" calcext:value-type="float">
            <text:p>232535</text:p>
          </table:table-cell>
          <table:table-cell office:value-type="float" office:value="231339" calcext:value-type="float">
            <text:p>231339</text:p>
          </table:table-cell>
          <table:table-cell office:value-type="float" office:value="0.983047774552022" calcext:value-type="float">
            <text:p>0.983047774552022</text:p>
          </table:table-cell>
        </table:table-row>
        <table:table-row table:style-name="ro1">
          <table:table-cell office:value-type="float" office:value="123.530701521" calcext:value-type="float">
            <text:p>123.530701521</text:p>
          </table:table-cell>
          <table:table-cell office:value-type="float" office:value="221613" calcext:value-type="float">
            <text:p>221613</text:p>
          </table:table-cell>
          <table:table-cell office:value-type="float" office:value="232535" calcext:value-type="float">
            <text:p>232535</text:p>
          </table:table-cell>
          <table:table-cell office:value-type="float" office:value="0.982516651014167" calcext:value-type="float">
            <text:p>0.982516651014167</text:p>
          </table:table-cell>
        </table:table-row>
        <table:table-row table:style-name="ro1">
          <table:table-cell office:value-type="float" office:value="123.633522782" calcext:value-type="float">
            <text:p>123.633522782</text:p>
          </table:table-cell>
          <table:table-cell office:value-type="float" office:value="216194" calcext:value-type="float">
            <text:p>216194</text:p>
          </table:table-cell>
          <table:table-cell office:value-type="float" office:value="232535" calcext:value-type="float">
            <text:p>232535</text:p>
          </table:table-cell>
          <table:table-cell office:value-type="float" office:value="0.982091752183883" calcext:value-type="float">
            <text:p>0.982091752183883</text:p>
          </table:table-cell>
        </table:table-row>
        <table:table-row table:style-name="ro1">
          <table:table-cell office:value-type="float" office:value="123.786067182" calcext:value-type="float">
            <text:p>123.786067182</text:p>
          </table:table-cell>
          <table:table-cell office:value-type="float" office:value="214041" calcext:value-type="float">
            <text:p>214041</text:p>
          </table:table-cell>
          <table:table-cell office:value-type="float" office:value="227313" calcext:value-type="float">
            <text:p>227313</text:p>
          </table:table-cell>
          <table:table-cell office:value-type="float" office:value="0.983041822799738" calcext:value-type="float">
            <text:p>0.983041822799738</text:p>
          </table:table-cell>
        </table:table-row>
        <table:table-row table:style-name="ro1">
          <table:table-cell office:value-type="float" office:value="123.947293165" calcext:value-type="float">
            <text:p>123.947293165</text:p>
          </table:table-cell>
          <table:table-cell office:value-type="float" office:value="220695" calcext:value-type="float">
            <text:p>220695</text:p>
          </table:table-cell>
          <table:table-cell office:value-type="float" office:value="227313" calcext:value-type="float">
            <text:p>227313</text:p>
          </table:table-cell>
          <table:table-cell office:value-type="float" office:value="0.983801879292422" calcext:value-type="float">
            <text:p>0.983801879292422</text:p>
          </table:table-cell>
        </table:table-row>
        <table:table-row table:style-name="ro1">
          <table:table-cell office:value-type="float" office:value="124.115415287" calcext:value-type="float">
            <text:p>124.115415287</text:p>
          </table:table-cell>
          <table:table-cell office:value-type="float" office:value="230748" calcext:value-type="float">
            <text:p>230748</text:p>
          </table:table-cell>
          <table:table-cell office:value-type="float" office:value="222513" calcext:value-type="float">
            <text:p>222513</text:p>
          </table:table-cell>
          <table:table-cell office:value-type="float" office:value="0.984409924486569" calcext:value-type="float">
            <text:p>0.984409924486569</text:p>
          </table:table-cell>
        </table:table-row>
        <table:table-row table:style-name="ro1">
          <table:table-cell office:value-type="float" office:value="124.281880028" calcext:value-type="float">
            <text:p>124.281880028</text:p>
          </table:table-cell>
          <table:table-cell office:value-type="float" office:value="234081" calcext:value-type="float">
            <text:p>234081</text:p>
          </table:table-cell>
          <table:table-cell office:value-type="float" office:value="230748" calcext:value-type="float">
            <text:p>230748</text:p>
          </table:table-cell>
          <table:table-cell office:value-type="float" office:value="0.984896360641887" calcext:value-type="float">
            <text:p>0.984896360641887</text:p>
          </table:table-cell>
        </table:table-row>
        <table:table-row table:style-name="ro1">
          <table:table-cell office:value-type="float" office:value="124.451342007" calcext:value-type="float">
            <text:p>124.451342007</text:p>
          </table:table-cell>
          <table:table-cell office:value-type="float" office:value="227461" calcext:value-type="float">
            <text:p>227461</text:p>
          </table:table-cell>
          <table:table-cell office:value-type="float" office:value="234081" calcext:value-type="float">
            <text:p>234081</text:p>
          </table:table-cell>
          <table:table-cell office:value-type="float" office:value="0.983995519886059" calcext:value-type="float">
            <text:p>0.983995519886059</text:p>
          </table:table-cell>
        </table:table-row>
        <table:table-row table:style-name="ro1">
          <table:table-cell office:value-type="float" office:value="124.620229889999" calcext:value-type="float">
            <text:p>124.620229889999</text:p>
          </table:table-cell>
          <table:table-cell office:value-type="float" office:value="217764" calcext:value-type="float">
            <text:p>217764</text:p>
          </table:table-cell>
          <table:table-cell office:value-type="float" office:value="230681" calcext:value-type="float">
            <text:p>230681</text:p>
          </table:table-cell>
          <table:table-cell office:value-type="float" office:value="0.983274847281396" calcext:value-type="float">
            <text:p>0.983274847281396</text:p>
          </table:table-cell>
        </table:table-row>
        <table:table-row table:style-name="ro1">
          <table:table-cell office:value-type="float" office:value="124.787891246" calcext:value-type="float">
            <text:p>124.787891246</text:p>
          </table:table-cell>
          <table:table-cell office:value-type="float" office:value="215069" calcext:value-type="float">
            <text:p>215069</text:p>
          </table:table-cell>
          <table:table-cell office:value-type="float" office:value="228281" calcext:value-type="float">
            <text:p>228281</text:p>
          </table:table-cell>
          <table:table-cell office:value-type="float" office:value="0.981425072630312" calcext:value-type="float">
            <text:p>0.981425072630312</text:p>
          </table:table-cell>
        </table:table-row>
        <table:table-row table:style-name="ro1">
          <table:table-cell office:value-type="float" office:value="124.957289725" calcext:value-type="float">
            <text:p>124.957289725</text:p>
          </table:table-cell>
          <table:table-cell office:value-type="float" office:value="222305" calcext:value-type="float">
            <text:p>222305</text:p>
          </table:table-cell>
          <table:table-cell office:value-type="float" office:value="227081" calcext:value-type="float">
            <text:p>227081</text:p>
          </table:table-cell>
          <table:table-cell office:value-type="float" office:value="0.979945252909444" calcext:value-type="float">
            <text:p>0.979945252909444</text:p>
          </table:table-cell>
        </table:table-row>
        <table:table-row table:style-name="ro1">
          <table:table-cell office:value-type="float" office:value="125.127066588" calcext:value-type="float">
            <text:p>125.127066588</text:p>
          </table:table-cell>
          <table:table-cell office:value-type="float" office:value="232289" calcext:value-type="float">
            <text:p>232289</text:p>
          </table:table-cell>
          <table:table-cell office:value-type="float" office:value="223810" calcext:value-type="float">
            <text:p>223810</text:p>
          </table:table-cell>
          <table:table-cell office:value-type="float" office:value="0.97876139713275" calcext:value-type="float">
            <text:p>0.97876139713275</text:p>
          </table:table-cell>
        </table:table-row>
        <table:table-row table:style-name="ro1">
          <table:table-cell office:value-type="float" office:value="125.292600405999" calcext:value-type="float">
            <text:p>125.292600405999</text:p>
          </table:table-cell>
          <table:table-cell office:value-type="float" office:value="234936" calcext:value-type="float">
            <text:p>234936</text:p>
          </table:table-cell>
          <table:table-cell office:value-type="float" office:value="232289" calcext:value-type="float">
            <text:p>232289</text:p>
          </table:table-cell>
          <table:table-cell office:value-type="float" office:value="0.977814312511395" calcext:value-type="float">
            <text:p>0.977814312511395</text:p>
          </table:table-cell>
        </table:table-row>
        <table:table-row table:style-name="ro1">
          <table:table-cell office:value-type="float" office:value="125.449099026" calcext:value-type="float">
            <text:p>125.449099026</text:p>
          </table:table-cell>
          <table:table-cell office:value-type="float" office:value="228593" calcext:value-type="float">
            <text:p>228593</text:p>
          </table:table-cell>
          <table:table-cell office:value-type="float" office:value="234936" calcext:value-type="float">
            <text:p>234936</text:p>
          </table:table-cell>
          <table:table-cell office:value-type="float" office:value="0.978329881381665" calcext:value-type="float">
            <text:p>0.978329881381665</text:p>
          </table:table-cell>
        </table:table-row>
        <table:table-row table:style-name="ro1">
          <table:table-cell office:value-type="float" office:value="125.615724539" calcext:value-type="float">
            <text:p>125.615724539</text:p>
          </table:table-cell>
          <table:table-cell office:value-type="float" office:value="218968" calcext:value-type="float">
            <text:p>218968</text:p>
          </table:table-cell>
          <table:table-cell office:value-type="float" office:value="234936" calcext:value-type="float">
            <text:p>234936</text:p>
          </table:table-cell>
          <table:table-cell office:value-type="float" office:value="0.978742336477881" calcext:value-type="float">
            <text:p>0.978742336477881</text:p>
          </table:table-cell>
        </table:table-row>
        <table:table-row table:style-name="ro1">
          <table:table-cell office:value-type="float" office:value="125.776253032" calcext:value-type="float">
            <text:p>125.776253032</text:p>
          </table:table-cell>
          <table:table-cell office:value-type="float" office:value="215911" calcext:value-type="float">
            <text:p>215911</text:p>
          </table:table-cell>
          <table:table-cell office:value-type="float" office:value="230666" calcext:value-type="float">
            <text:p>230666</text:p>
          </table:table-cell>
          <table:table-cell office:value-type="float" office:value="0.979072300554854" calcext:value-type="float">
            <text:p>0.979072300554854</text:p>
          </table:table-cell>
        </table:table-row>
        <table:table-row table:style-name="ro1">
          <table:table-cell office:value-type="float" office:value="125.934851499" calcext:value-type="float">
            <text:p>125.934851499</text:p>
          </table:table-cell>
          <table:table-cell office:value-type="float" office:value="221954" calcext:value-type="float">
            <text:p>221954</text:p>
          </table:table-cell>
          <table:table-cell office:value-type="float" office:value="230666" calcext:value-type="float">
            <text:p>230666</text:p>
          </table:table-cell>
          <table:table-cell office:value-type="float" office:value="0.978063035249078" calcext:value-type="float">
            <text:p>0.978063035249078</text:p>
          </table:table-cell>
        </table:table-row>
        <table:table-row table:style-name="ro1">
          <table:table-cell office:value-type="float" office:value="126.095513143" calcext:value-type="float">
            <text:p>126.095513143</text:p>
          </table:table-cell>
          <table:table-cell office:value-type="float" office:value="231742" calcext:value-type="float">
            <text:p>231742</text:p>
          </table:table-cell>
          <table:table-cell office:value-type="float" office:value="228266" calcext:value-type="float">
            <text:p>228266</text:p>
          </table:table-cell>
          <table:table-cell office:value-type="float" office:value="0.978528859571812" calcext:value-type="float">
            <text:p>0.978528859571812</text:p>
          </table:table-cell>
        </table:table-row>
        <table:table-row table:style-name="ro1">
          <table:table-cell office:value-type="float" office:value="126.245807042" calcext:value-type="float">
            <text:p>126.245807042</text:p>
          </table:table-cell>
          <table:table-cell office:value-type="float" office:value="236242" calcext:value-type="float">
            <text:p>236242</text:p>
          </table:table-cell>
          <table:table-cell office:value-type="float" office:value="231742" calcext:value-type="float">
            <text:p>231742</text:p>
          </table:table-cell>
          <table:table-cell office:value-type="float" office:value="0.977628282462644" calcext:value-type="float">
            <text:p>0.977628282462644</text:p>
          </table:table-cell>
        </table:table-row>
        <table:table-row table:style-name="ro1">
          <table:table-cell office:value-type="float" office:value="126.400992175" calcext:value-type="float">
            <text:p>126.400992175</text:p>
          </table:table-cell>
          <table:table-cell office:value-type="float" office:value="232228" calcext:value-type="float">
            <text:p>232228</text:p>
          </table:table-cell>
          <table:table-cell office:value-type="float" office:value="236242" calcext:value-type="float">
            <text:p>236242</text:p>
          </table:table-cell>
          <table:table-cell office:value-type="float" office:value="0.97690782077531" calcext:value-type="float">
            <text:p>0.97690782077531</text:p>
          </table:table-cell>
        </table:table-row>
        <table:table-row table:style-name="ro1">
          <table:table-cell office:value-type="float" office:value="126.554073920999" calcext:value-type="float">
            <text:p>126.554073920999</text:p>
          </table:table-cell>
          <table:table-cell office:value-type="float" office:value="223221" calcext:value-type="float">
            <text:p>223221</text:p>
          </table:table-cell>
          <table:table-cell office:value-type="float" office:value="232568" calcext:value-type="float">
            <text:p>232568</text:p>
          </table:table-cell>
          <table:table-cell office:value-type="float" office:value="0.976331451425443" calcext:value-type="float">
            <text:p>0.976331451425443</text:p>
          </table:table-cell>
        </table:table-row>
        <table:table-row table:style-name="ro1">
          <table:table-cell office:value-type="float" office:value="126.711259709" calcext:value-type="float">
            <text:p>126.711259709</text:p>
          </table:table-cell>
          <table:table-cell office:value-type="float" office:value="217006" calcext:value-type="float">
            <text:p>217006</text:p>
          </table:table-cell>
          <table:table-cell office:value-type="float" office:value="230168" calcext:value-type="float">
            <text:p>230168</text:p>
          </table:table-cell>
          <table:table-cell office:value-type="float" office:value="0.975870355945549" calcext:value-type="float">
            <text:p>0.975870355945549</text:p>
          </table:table-cell>
        </table:table-row>
        <table:table-row table:style-name="ro1">
          <table:table-cell office:value-type="float" office:value="126.877326423999" calcext:value-type="float">
            <text:p>126.877326423999</text:p>
          </table:table-cell>
          <table:table-cell office:value-type="float" office:value="219910" calcext:value-type="float">
            <text:p>219910</text:p>
          </table:table-cell>
          <table:table-cell office:value-type="float" office:value="229862" calcext:value-type="float">
            <text:p>229862</text:p>
          </table:table-cell>
          <table:table-cell office:value-type="float" office:value="0.975501479561634" calcext:value-type="float">
            <text:p>0.975501479561634</text:p>
          </table:table-cell>
        </table:table-row>
        <table:table-row table:style-name="ro1">
          <table:table-cell office:value-type="float" office:value="127.022281063" calcext:value-type="float">
            <text:p>127.022281063</text:p>
          </table:table-cell>
          <table:table-cell office:value-type="float" office:value="228417" calcext:value-type="float">
            <text:p>228417</text:p>
          </table:table-cell>
          <table:table-cell office:value-type="float" office:value="228662" calcext:value-type="float">
            <text:p>228662</text:p>
          </table:table-cell>
          <table:table-cell office:value-type="float" office:value="0.975206378454502" calcext:value-type="float">
            <text:p>0.975206378454502</text:p>
          </table:table-cell>
        </table:table-row>
        <table:table-row table:style-name="ro1">
          <table:table-cell office:value-type="float" office:value="127.178881513999" calcext:value-type="float">
            <text:p>127.178881513999</text:p>
          </table:table-cell>
          <table:table-cell office:value-type="float" office:value="236197" calcext:value-type="float">
            <text:p>236197</text:p>
          </table:table-cell>
          <table:table-cell office:value-type="float" office:value="228417" calcext:value-type="float">
            <text:p>228417</text:p>
          </table:table-cell>
          <table:table-cell office:value-type="float" office:value="0.974970297568796" calcext:value-type="float">
            <text:p>0.974970297568796</text:p>
          </table:table-cell>
        </table:table-row>
        <table:table-row table:style-name="ro1">
          <table:table-cell office:value-type="float" office:value="127.335079929999" calcext:value-type="float">
            <text:p>127.335079929999</text:p>
          </table:table-cell>
          <table:table-cell office:value-type="float" office:value="235939" calcext:value-type="float">
            <text:p>235939</text:p>
          </table:table-cell>
          <table:table-cell office:value-type="float" office:value="236197" calcext:value-type="float">
            <text:p>236197</text:p>
          </table:table-cell>
          <table:table-cell office:value-type="float" office:value="0.974781432860232" calcext:value-type="float">
            <text:p>0.974781432860232</text:p>
          </table:table-cell>
        </table:table-row>
        <table:table-row table:style-name="ro1">
          <table:table-cell office:value-type="float" office:value="127.47087712" calcext:value-type="float">
            <text:p>127.47087712</text:p>
          </table:table-cell>
          <table:table-cell office:value-type="float" office:value="229290" calcext:value-type="float">
            <text:p>229290</text:p>
          </table:table-cell>
          <table:table-cell office:value-type="float" office:value="235939" calcext:value-type="float">
            <text:p>235939</text:p>
          </table:table-cell>
          <table:table-cell office:value-type="float" office:value="0.975903577660735" calcext:value-type="float">
            <text:p>0.975903577660735</text:p>
          </table:table-cell>
        </table:table-row>
        <table:table-row table:style-name="ro1">
          <table:table-cell office:value-type="float" office:value="127.609212171999" calcext:value-type="float">
            <text:p>127.609212171999</text:p>
          </table:table-cell>
          <table:table-cell office:value-type="float" office:value="221273" calcext:value-type="float">
            <text:p>221273</text:p>
          </table:table-cell>
          <table:table-cell office:value-type="float" office:value="232832" calcext:value-type="float">
            <text:p>232832</text:p>
          </table:table-cell>
          <table:table-cell office:value-type="float" office:value="0.976801293501137" calcext:value-type="float">
            <text:p>0.976801293501137</text:p>
          </table:table-cell>
        </table:table-row>
        <table:table-row table:style-name="ro1">
          <table:table-cell office:value-type="float" office:value="127.750564275" calcext:value-type="float">
            <text:p>127.750564275</text:p>
          </table:table-cell>
          <table:table-cell office:value-type="float" office:value="217750" calcext:value-type="float">
            <text:p>217750</text:p>
          </table:table-cell>
          <table:table-cell office:value-type="float" office:value="231632" calcext:value-type="float">
            <text:p>231632</text:p>
          </table:table-cell>
          <table:table-cell office:value-type="float" office:value="0.977519466173459" calcext:value-type="float">
            <text:p>0.977519466173459</text:p>
          </table:table-cell>
        </table:table-row>
        <table:table-row table:style-name="ro1">
          <table:table-cell office:value-type="float" office:value="127.893559888" calcext:value-type="float">
            <text:p>127.893559888</text:p>
          </table:table-cell>
          <table:table-cell office:value-type="float" office:value="221693" calcext:value-type="float">
            <text:p>221693</text:p>
          </table:table-cell>
          <table:table-cell office:value-type="float" office:value="231632" calcext:value-type="float">
            <text:p>231632</text:p>
          </table:table-cell>
          <table:table-cell office:value-type="float" office:value="0.978094004311316" calcext:value-type="float">
            <text:p>0.978094004311316</text:p>
          </table:table-cell>
        </table:table-row>
        <table:table-row table:style-name="ro1">
          <table:table-cell office:value-type="float" office:value="128.034643977" calcext:value-type="float">
            <text:p>128.034643977</text:p>
          </table:table-cell>
          <table:table-cell office:value-type="float" office:value="230194" calcext:value-type="float">
            <text:p>230194</text:p>
          </table:table-cell>
          <table:table-cell office:value-type="float" office:value="230432" calcext:value-type="float">
            <text:p>230432</text:p>
          </table:table-cell>
          <table:table-cell office:value-type="float" office:value="0.978553634821602" calcext:value-type="float">
            <text:p>0.978553634821602</text:p>
          </table:table-cell>
        </table:table-row>
        <table:table-row table:style-name="ro1">
          <table:table-cell office:value-type="float" office:value="128.187188833999" calcext:value-type="float">
            <text:p>128.187188833999</text:p>
          </table:table-cell>
          <table:table-cell office:value-type="float" office:value="237418" calcext:value-type="float">
            <text:p>237418</text:p>
          </table:table-cell>
          <table:table-cell office:value-type="float" office:value="230194" calcext:value-type="float">
            <text:p>230194</text:p>
          </table:table-cell>
          <table:table-cell office:value-type="float" office:value="0.978921339229831" calcext:value-type="float">
            <text:p>0.978921339229831</text:p>
          </table:table-cell>
        </table:table-row>
        <table:table-row table:style-name="ro1">
          <table:table-cell office:value-type="float" office:value="128.34187765" calcext:value-type="float">
            <text:p>128.34187765</text:p>
          </table:table-cell>
          <table:table-cell office:value-type="float" office:value="236721" calcext:value-type="float">
            <text:p>236721</text:p>
          </table:table-cell>
          <table:table-cell office:value-type="float" office:value="237394" calcext:value-type="float">
            <text:p>237394</text:p>
          </table:table-cell>
          <table:table-cell office:value-type="float" office:value="0.979215502756414" calcext:value-type="float">
            <text:p>0.979215502756414</text:p>
          </table:table-cell>
        </table:table-row>
        <table:table-row table:style-name="ro1">
          <table:table-cell office:value-type="float" office:value="128.494306146" calcext:value-type="float">
            <text:p>128.494306146</text:p>
          </table:table-cell>
          <table:table-cell office:value-type="float" office:value="228851" calcext:value-type="float">
            <text:p>228851</text:p>
          </table:table-cell>
          <table:table-cell office:value-type="float" office:value="236721" calcext:value-type="float">
            <text:p>236721</text:p>
          </table:table-cell>
          <table:table-cell office:value-type="float" office:value="0.97945083357768" calcext:value-type="float">
            <text:p>0.97945083357768</text:p>
          </table:table-cell>
        </table:table-row>
        <table:table-row table:style-name="ro1">
          <table:table-cell office:value-type="float" office:value="128.643796963999" calcext:value-type="float">
            <text:p>128.643796963999</text:p>
          </table:table-cell>
          <table:table-cell office:value-type="float" office:value="220788" calcext:value-type="float">
            <text:p>220788</text:p>
          </table:table-cell>
          <table:table-cell office:value-type="float" office:value="228851" calcext:value-type="float">
            <text:p>228851</text:p>
          </table:table-cell>
          <table:table-cell office:value-type="float" office:value="0.979639098234693" calcext:value-type="float">
            <text:p>0.979639098234693</text:p>
          </table:table-cell>
        </table:table-row>
        <table:table-row table:style-name="ro1">
          <table:table-cell office:value-type="float" office:value="128.794282704999" calcext:value-type="float">
            <text:p>128.794282704999</text:p>
          </table:table-cell>
          <table:table-cell office:value-type="float" office:value="219178" calcext:value-type="float">
            <text:p>219178</text:p>
          </table:table-cell>
          <table:table-cell office:value-type="float" office:value="227651" calcext:value-type="float">
            <text:p>227651</text:p>
          </table:table-cell>
          <table:table-cell office:value-type="float" office:value="0.979789709960304" calcext:value-type="float">
            <text:p>0.979789709960304</text:p>
          </table:table-cell>
        </table:table-row>
        <table:table-row table:style-name="ro1">
          <table:table-cell office:value-type="float" office:value="128.94358922" calcext:value-type="float">
            <text:p>128.94358922</text:p>
          </table:table-cell>
          <table:table-cell office:value-type="float" office:value="225472" calcext:value-type="float">
            <text:p>225472</text:p>
          </table:table-cell>
          <table:table-cell office:value-type="float" office:value="224051" calcext:value-type="float">
            <text:p>224051</text:p>
          </table:table-cell>
          <table:table-cell office:value-type="float" office:value="0.979910199340792" calcext:value-type="float">
            <text:p>0.979910199340792</text:p>
          </table:table-cell>
        </table:table-row>
        <table:table-row table:style-name="ro1">
          <table:table-cell office:value-type="float" office:value="129.089767464" calcext:value-type="float">
            <text:p>129.089767464</text:p>
          </table:table-cell>
          <table:table-cell office:value-type="float" office:value="234435" calcext:value-type="float">
            <text:p>234435</text:p>
          </table:table-cell>
          <table:table-cell office:value-type="float" office:value="224051" calcext:value-type="float">
            <text:p>224051</text:p>
          </table:table-cell>
          <table:table-cell office:value-type="float" office:value="0.980006590845183" calcext:value-type="float">
            <text:p>0.980006590845183</text:p>
          </table:table-cell>
        </table:table-row>
        <table:table-row table:style-name="ro1">
          <table:table-cell office:value-type="float" office:value="129.240988923999" calcext:value-type="float">
            <text:p>129.240988923999</text:p>
          </table:table-cell>
          <table:table-cell office:value-type="float" office:value="239224" calcext:value-type="float">
            <text:p>239224</text:p>
          </table:table-cell>
          <table:table-cell office:value-type="float" office:value="234435" calcext:value-type="float">
            <text:p>234435</text:p>
          </table:table-cell>
          <table:table-cell office:value-type="float" office:value="0.980083704048695" calcext:value-type="float">
            <text:p>0.980083704048695</text:p>
          </table:table-cell>
        </table:table-row>
        <table:table-row table:style-name="ro1">
          <table:table-cell office:value-type="float" office:value="129.390478702" calcext:value-type="float">
            <text:p>129.390478702</text:p>
          </table:table-cell>
          <table:table-cell office:value-type="float" office:value="235741" calcext:value-type="float">
            <text:p>235741</text:p>
          </table:table-cell>
          <table:table-cell office:value-type="float" office:value="239224" calcext:value-type="float">
            <text:p>239224</text:p>
          </table:table-cell>
          <table:table-cell office:value-type="float" office:value="0.980145394611505" calcext:value-type="float">
            <text:p>0.980145394611505</text:p>
          </table:table-cell>
        </table:table-row>
        <table:table-row table:style-name="ro1">
          <table:table-cell office:value-type="float" office:value="129.546351392999" calcext:value-type="float">
            <text:p>129.546351392999</text:p>
          </table:table-cell>
          <table:table-cell office:value-type="float" office:value="226675" calcext:value-type="float">
            <text:p>226675</text:p>
          </table:table-cell>
          <table:table-cell office:value-type="float" office:value="235741" calcext:value-type="float">
            <text:p>235741</text:p>
          </table:table-cell>
          <table:table-cell office:value-type="float" office:value="0.980194747061753" calcext:value-type="float">
            <text:p>0.980194747061753</text:p>
          </table:table-cell>
        </table:table-row>
        <table:table-row table:style-name="ro1">
          <table:table-cell office:value-type="float" office:value="129.704351581" calcext:value-type="float">
            <text:p>129.704351581</text:p>
          </table:table-cell>
          <table:table-cell office:value-type="float" office:value="220112" calcext:value-type="float">
            <text:p>220112</text:p>
          </table:table-cell>
          <table:table-cell office:value-type="float" office:value="234541" calcext:value-type="float">
            <text:p>234541</text:p>
          </table:table-cell>
          <table:table-cell office:value-type="float" office:value="0.980234229021952" calcext:value-type="float">
            <text:p>0.980234229021952</text:p>
          </table:table-cell>
        </table:table-row>
        <table:table-row table:style-name="ro1">
          <table:table-cell office:value-type="float" office:value="129.859244448999" calcext:value-type="float">
            <text:p>129.859244448999</text:p>
          </table:table-cell>
          <table:table-cell office:value-type="float" office:value="222123" calcext:value-type="float">
            <text:p>222123</text:p>
          </table:table-cell>
          <table:table-cell office:value-type="float" office:value="234541" calcext:value-type="float">
            <text:p>234541</text:p>
          </table:table-cell>
          <table:table-cell office:value-type="float" office:value="0.98026581459011" calcext:value-type="float">
            <text:p>0.98026581459011</text:p>
          </table:table-cell>
        </table:table-row>
        <table:table-row table:style-name="ro1">
          <table:table-cell office:value-type="float" office:value="130.014499511" calcext:value-type="float">
            <text:p>130.014499511</text:p>
          </table:table-cell>
          <table:table-cell office:value-type="float" office:value="230924" calcext:value-type="float">
            <text:p>230924</text:p>
          </table:table-cell>
          <table:table-cell office:value-type="float" office:value="234541" calcext:value-type="float">
            <text:p>234541</text:p>
          </table:table-cell>
          <table:table-cell office:value-type="float" office:value="0.980291083044637" calcext:value-type="float">
            <text:p>0.980291083044637</text:p>
          </table:table-cell>
        </table:table-row>
        <table:table-row table:style-name="ro1">
          <table:table-cell office:value-type="float" office:value="130.173613753999" calcext:value-type="float">
            <text:p>130.173613753999</text:p>
          </table:table-cell>
          <table:table-cell office:value-type="float" office:value="239043" calcext:value-type="float">
            <text:p>239043</text:p>
          </table:table-cell>
          <table:table-cell office:value-type="float" office:value="233341" calcext:value-type="float">
            <text:p>233341</text:p>
          </table:table-cell>
          <table:table-cell office:value-type="float" office:value="0.980311297808259" calcext:value-type="float">
            <text:p>0.980311297808259</text:p>
          </table:table-cell>
        </table:table-row>
        <table:table-row table:style-name="ro1">
          <table:table-cell office:value-type="float" office:value="130.324128744" calcext:value-type="float">
            <text:p>130.324128744</text:p>
          </table:table-cell>
          <table:table-cell office:value-type="float" office:value="239258" calcext:value-type="float">
            <text:p>239258</text:p>
          </table:table-cell>
          <table:table-cell office:value-type="float" office:value="239043" calcext:value-type="float">
            <text:p>239043</text:p>
          </table:table-cell>
          <table:table-cell office:value-type="float" office:value="0.980327469619156" calcext:value-type="float">
            <text:p>0.980327469619156</text:p>
          </table:table-cell>
        </table:table-row>
        <table:table-row table:style-name="ro1">
          <table:table-cell office:value-type="float" office:value="130.499523379" calcext:value-type="float">
            <text:p>130.499523379</text:p>
          </table:table-cell>
          <table:table-cell office:value-type="float" office:value="230529" calcext:value-type="float">
            <text:p>230529</text:p>
          </table:table-cell>
          <table:table-cell office:value-type="float" office:value="239258" calcext:value-type="float">
            <text:p>239258</text:p>
          </table:table-cell>
          <table:table-cell office:value-type="float" office:value="0.97906717050052" calcext:value-type="float">
            <text:p>0.97906717050052</text:p>
          </table:table-cell>
        </table:table-row>
        <table:table-row table:style-name="ro1">
          <table:table-cell office:value-type="float" office:value="130.613574104" calcext:value-type="float">
            <text:p>130.613574104</text:p>
          </table:table-cell>
          <table:table-cell office:value-type="float" office:value="224067" calcext:value-type="float">
            <text:p>224067</text:p>
          </table:table-cell>
          <table:table-cell office:value-type="float" office:value="233210" calcext:value-type="float">
            <text:p>233210</text:p>
          </table:table-cell>
          <table:table-cell office:value-type="float" office:value="0.979332167772965" calcext:value-type="float">
            <text:p>0.979332167772965</text:p>
          </table:table-cell>
        </table:table-row>
        <table:table-row table:style-name="ro1">
          <table:table-cell office:value-type="float" office:value="130.771078465999" calcext:value-type="float">
            <text:p>130.771078465999</text:p>
          </table:table-cell>
          <table:table-cell office:value-type="float" office:value="220858" calcext:value-type="float">
            <text:p>220858</text:p>
          </table:table-cell>
          <table:table-cell office:value-type="float" office:value="232255" calcext:value-type="float">
            <text:p>232255</text:p>
          </table:table-cell>
          <table:table-cell office:value-type="float" office:value="0.979544165590921" calcext:value-type="float">
            <text:p>0.979544165590921</text:p>
          </table:table-cell>
        </table:table-row>
        <table:table-row table:style-name="ro1">
          <table:table-cell office:value-type="float" office:value="130.931223681999" calcext:value-type="float">
            <text:p>130.931223681999</text:p>
          </table:table-cell>
          <table:table-cell office:value-type="float" office:value="226743" calcext:value-type="float">
            <text:p>226743</text:p>
          </table:table-cell>
          <table:table-cell office:value-type="float" office:value="229855" calcext:value-type="float">
            <text:p>229855</text:p>
          </table:table-cell>
          <table:table-cell office:value-type="float" office:value="0.979713763845286" calcext:value-type="float">
            <text:p>0.979713763845286</text:p>
          </table:table-cell>
        </table:table-row>
        <table:table-row table:style-name="ro1">
          <table:table-cell office:value-type="float" office:value="131.088877754999" calcext:value-type="float">
            <text:p>131.088877754999</text:p>
          </table:table-cell>
          <table:table-cell office:value-type="float" office:value="236387" calcext:value-type="float">
            <text:p>236387</text:p>
          </table:table-cell>
          <table:table-cell office:value-type="float" office:value="227455" calcext:value-type="float">
            <text:p>227455</text:p>
          </table:table-cell>
          <table:table-cell office:value-type="float" office:value="0.979849442448778" calcext:value-type="float">
            <text:p>0.979849442448778</text:p>
          </table:table-cell>
        </table:table-row>
        <table:table-row table:style-name="ro1">
          <table:table-cell office:value-type="float" office:value="131.240304777" calcext:value-type="float">
            <text:p>131.240304777</text:p>
          </table:table-cell>
          <table:table-cell office:value-type="float" office:value="241221" calcext:value-type="float">
            <text:p>241221</text:p>
          </table:table-cell>
          <table:table-cell office:value-type="float" office:value="236387" calcext:value-type="float">
            <text:p>236387</text:p>
          </table:table-cell>
          <table:table-cell office:value-type="float" office:value="0.979957985331571" calcext:value-type="float">
            <text:p>0.979957985331571</text:p>
          </table:table-cell>
        </table:table-row>
        <table:table-row table:style-name="ro1">
          <table:table-cell office:value-type="float" office:value="131.390594724" calcext:value-type="float">
            <text:p>131.390594724</text:p>
          </table:table-cell>
          <table:table-cell office:value-type="float" office:value="237735" calcext:value-type="float">
            <text:p>237735</text:p>
          </table:table-cell>
          <table:table-cell office:value-type="float" office:value="241221" calcext:value-type="float">
            <text:p>241221</text:p>
          </table:table-cell>
          <table:table-cell office:value-type="float" office:value="0.980044819637806" calcext:value-type="float">
            <text:p>0.980044819637806</text:p>
          </table:table-cell>
        </table:table-row>
        <table:table-row table:style-name="ro1">
          <table:table-cell office:value-type="float" office:value="131.538765113" calcext:value-type="float">
            <text:p>131.538765113</text:p>
          </table:table-cell>
          <table:table-cell office:value-type="float" office:value="229127" calcext:value-type="float">
            <text:p>229127</text:p>
          </table:table-cell>
          <table:table-cell office:value-type="float" office:value="237735" calcext:value-type="float">
            <text:p>237735</text:p>
          </table:table-cell>
          <table:table-cell office:value-type="float" office:value="0.991828063502453" calcext:value-type="float">
            <text:p>0.991828063502453</text:p>
          </table:table-cell>
        </table:table-row>
        <table:table-row table:style-name="ro1">
          <table:table-cell office:value-type="float" office:value="131.689567157" calcext:value-type="float">
            <text:p>131.689567157</text:p>
          </table:table-cell>
          <table:table-cell office:value-type="float" office:value="222401" calcext:value-type="float">
            <text:p>222401</text:p>
          </table:table-cell>
          <table:table-cell office:value-type="float" office:value="229127" calcext:value-type="float">
            <text:p>229127</text:p>
          </table:table-cell>
          <table:table-cell office:value-type="float" office:value="0.989540882174511" calcext:value-type="float">
            <text:p>0.989540882174511</text:p>
          </table:table-cell>
        </table:table-row>
        <table:table-row table:style-name="ro1">
          <table:table-cell office:value-type="float" office:value="131.836319537999" calcext:value-type="float">
            <text:p>131.836319537999</text:p>
          </table:table-cell>
          <table:table-cell office:value-type="float" office:value="223271" calcext:value-type="float">
            <text:p>223271</text:p>
          </table:table-cell>
          <table:table-cell office:value-type="float" office:value="228120" calcext:value-type="float">
            <text:p>228120</text:p>
          </table:table-cell>
          <table:table-cell office:value-type="float" office:value="0.987711137112158" calcext:value-type="float">
            <text:p>0.987711137112158</text:p>
          </table:table-cell>
        </table:table-row>
        <table:table-row table:style-name="ro1">
          <table:table-cell office:value-type="float" office:value="131.985799844999" calcext:value-type="float">
            <text:p>131.985799844999</text:p>
          </table:table-cell>
          <table:table-cell office:value-type="float" office:value="231094" calcext:value-type="float">
            <text:p>231094</text:p>
          </table:table-cell>
          <table:table-cell office:value-type="float" office:value="228120" calcext:value-type="float">
            <text:p>228120</text:p>
          </table:table-cell>
          <table:table-cell office:value-type="float" office:value="0.986247341062275" calcext:value-type="float">
            <text:p>0.986247341062275</text:p>
          </table:table-cell>
        </table:table-row>
        <table:table-row table:style-name="ro1">
          <table:table-cell office:value-type="float" office:value="132.141831186" calcext:value-type="float">
            <text:p>132.141831186</text:p>
          </table:table-cell>
          <table:table-cell office:value-type="float" office:value="239919" calcext:value-type="float">
            <text:p>239919</text:p>
          </table:table-cell>
          <table:table-cell office:value-type="float" office:value="231094" calcext:value-type="float">
            <text:p>231094</text:p>
          </table:table-cell>
          <table:table-cell office:value-type="float" office:value="0.985076304222369" calcext:value-type="float">
            <text:p>0.985076304222369</text:p>
          </table:table-cell>
        </table:table-row>
        <table:table-row table:style-name="ro1">
          <table:table-cell office:value-type="float" office:value="132.291251941999" calcext:value-type="float">
            <text:p>132.291251941999</text:p>
          </table:table-cell>
          <table:table-cell office:value-type="float" office:value="241957" calcext:value-type="float">
            <text:p>241957</text:p>
          </table:table-cell>
          <table:table-cell office:value-type="float" office:value="231094" calcext:value-type="float">
            <text:p>231094</text:p>
          </table:table-cell>
          <table:table-cell office:value-type="float" office:value="0.984139474750445" calcext:value-type="float">
            <text:p>0.984139474750445</text:p>
          </table:table-cell>
        </table:table-row>
        <table:table-row table:style-name="ro1">
          <table:table-cell office:value-type="float" office:value="132.442298578999" calcext:value-type="float">
            <text:p>132.442298578999</text:p>
          </table:table-cell>
          <table:table-cell office:value-type="float" office:value="235988" calcext:value-type="float">
            <text:p>235988</text:p>
          </table:table-cell>
          <table:table-cell office:value-type="float" office:value="241957" calcext:value-type="float">
            <text:p>241957</text:p>
          </table:table-cell>
          <table:table-cell office:value-type="float" office:value="0.983390011172905" calcext:value-type="float">
            <text:p>0.983390011172905</text:p>
          </table:table-cell>
        </table:table-row>
        <table:table-row table:style-name="ro1">
          <table:table-cell office:value-type="float" office:value="132.590237594999" calcext:value-type="float">
            <text:p>132.590237594999</text:p>
          </table:table-cell>
          <table:table-cell office:value-type="float" office:value="227219" calcext:value-type="float">
            <text:p>227219</text:p>
          </table:table-cell>
          <table:table-cell office:value-type="float" office:value="235988" calcext:value-type="float">
            <text:p>235988</text:p>
          </table:table-cell>
          <table:table-cell office:value-type="float" office:value="0.982790440310873" calcext:value-type="float">
            <text:p>0.982790440310873</text:p>
          </table:table-cell>
        </table:table-row>
        <table:table-row table:style-name="ro1">
          <table:table-cell office:value-type="float" office:value="132.743421379" calcext:value-type="float">
            <text:p>132.743421379</text:p>
          </table:table-cell>
          <table:table-cell office:value-type="float" office:value="222751" calcext:value-type="float">
            <text:p>222751</text:p>
          </table:table-cell>
          <table:table-cell office:value-type="float" office:value="227219" calcext:value-type="float">
            <text:p>227219</text:p>
          </table:table-cell>
          <table:table-cell office:value-type="float" office:value="0.994024560040906" calcext:value-type="float">
            <text:p>0.994024560040906</text:p>
          </table:table-cell>
        </table:table-row>
        <table:table-row table:style-name="ro1">
          <table:table-cell office:value-type="float" office:value="132.897969001999" calcext:value-type="float">
            <text:p>132.897969001999</text:p>
          </table:table-cell>
          <table:table-cell office:value-type="float" office:value="226917" calcext:value-type="float">
            <text:p>226917</text:p>
          </table:table-cell>
          <table:table-cell office:value-type="float" office:value="226019" calcext:value-type="float">
            <text:p>226019</text:p>
          </table:table-cell>
          <table:table-cell office:value-type="float" office:value="1.00301185582493" calcext:value-type="float">
            <text:p>1.00301185582493</text:p>
          </table:table-cell>
        </table:table-row>
        <table:table-row table:style-name="ro1">
          <table:table-cell office:value-type="float" office:value="133.045526722999" calcext:value-type="float">
            <text:p>133.045526722999</text:p>
          </table:table-cell>
          <table:table-cell office:value-type="float" office:value="235867" calcext:value-type="float">
            <text:p>235867</text:p>
          </table:table-cell>
          <table:table-cell office:value-type="float" office:value="226019" calcext:value-type="float">
            <text:p>226019</text:p>
          </table:table-cell>
          <table:table-cell office:value-type="float" office:value="1.01020169245215" calcext:value-type="float">
            <text:p>1.01020169245215</text:p>
          </table:table-cell>
        </table:table-row>
        <table:table-row table:style-name="ro1">
          <table:table-cell office:value-type="float" office:value="133.202707499" calcext:value-type="float">
            <text:p>133.202707499</text:p>
          </table:table-cell>
          <table:table-cell office:value-type="float" office:value="242764" calcext:value-type="float">
            <text:p>242764</text:p>
          </table:table-cell>
          <table:table-cell office:value-type="float" office:value="235867" calcext:value-type="float">
            <text:p>235867</text:p>
          </table:table-cell>
          <table:table-cell office:value-type="float" office:value="1.01595356175393" calcext:value-type="float">
            <text:p>1.01595356175393</text:p>
          </table:table-cell>
        </table:table-row>
        <table:table-row table:style-name="ro1">
          <table:table-cell office:value-type="float" office:value="133.343459300999" calcext:value-type="float">
            <text:p>133.343459300999</text:p>
          </table:table-cell>
          <table:table-cell office:value-type="float" office:value="241668" calcext:value-type="float">
            <text:p>241668</text:p>
          </table:table-cell>
          <table:table-cell office:value-type="float" office:value="242764" calcext:value-type="float">
            <text:p>242764</text:p>
          </table:table-cell>
          <table:table-cell office:value-type="float" office:value="1.02055505719535" calcext:value-type="float">
            <text:p>1.02055505719535</text:p>
          </table:table-cell>
        </table:table-row>
        <table:table-row table:style-name="ro1">
          <table:table-cell office:value-type="float" office:value="133.492448001" calcext:value-type="float">
            <text:p>133.492448001</text:p>
          </table:table-cell>
          <table:table-cell office:value-type="float" office:value="233966" calcext:value-type="float">
            <text:p>233966</text:p>
          </table:table-cell>
          <table:table-cell office:value-type="float" office:value="241668" calcext:value-type="float">
            <text:p>241668</text:p>
          </table:table-cell>
          <table:table-cell office:value-type="float" office:value="1.02423625354849" calcext:value-type="float">
            <text:p>1.02423625354849</text:p>
          </table:table-cell>
        </table:table-row>
        <table:table-row table:style-name="ro1">
          <table:table-cell office:value-type="float" office:value="133.636925520999" calcext:value-type="float">
            <text:p>133.636925520999</text:p>
          </table:table-cell>
          <table:table-cell office:value-type="float" office:value="226056" calcext:value-type="float">
            <text:p>226056</text:p>
          </table:table-cell>
          <table:table-cell office:value-type="float" office:value="233966" calcext:value-type="float">
            <text:p>233966</text:p>
          </table:table-cell>
          <table:table-cell office:value-type="float" office:value="1.027181210631" calcext:value-type="float">
            <text:p>1.027181210631</text:p>
          </table:table-cell>
        </table:table-row>
        <table:table-row table:style-name="ro1">
          <table:table-cell office:value-type="float" office:value="133.778783547999" calcext:value-type="float">
            <text:p>133.778783547999</text:p>
          </table:table-cell>
          <table:table-cell office:value-type="float" office:value="223941" calcext:value-type="float">
            <text:p>223941</text:p>
          </table:table-cell>
          <table:table-cell office:value-type="float" office:value="232684" calcext:value-type="float">
            <text:p>232684</text:p>
          </table:table-cell>
          <table:table-cell office:value-type="float" office:value="1.02953717629701" calcext:value-type="float">
            <text:p>1.02953717629701</text:p>
          </table:table-cell>
        </table:table-row>
        <table:table-row table:style-name="ro1">
          <table:table-cell office:value-type="float" office:value="133.970118768999" calcext:value-type="float">
            <text:p>133.970118768999</text:p>
          </table:table-cell>
          <table:table-cell office:value-type="float" office:value="232103" calcext:value-type="float">
            <text:p>232103</text:p>
          </table:table-cell>
          <table:table-cell office:value-type="float" office:value="231484" calcext:value-type="float">
            <text:p>231484</text:p>
          </table:table-cell>
          <table:table-cell office:value-type="float" office:value="1.03142194882981" calcext:value-type="float">
            <text:p>1.03142194882981</text:p>
          </table:table-cell>
        </table:table-row>
        <table:table-row table:style-name="ro1">
          <table:table-cell office:value-type="float" office:value="134.119856417999" calcext:value-type="float">
            <text:p>134.119856417999</text:p>
          </table:table-cell>
          <table:table-cell office:value-type="float" office:value="240958" calcext:value-type="float">
            <text:p>240958</text:p>
          </table:table-cell>
          <table:table-cell office:value-type="float" office:value="232103" calcext:value-type="float">
            <text:p>232103</text:p>
          </table:table-cell>
          <table:table-cell office:value-type="float" office:value="1.03292976685606" calcext:value-type="float">
            <text:p>1.03292976685606</text:p>
          </table:table-cell>
        </table:table-row>
        <table:table-row table:style-name="ro1">
          <table:table-cell office:value-type="float" office:value="134.272491304" calcext:value-type="float">
            <text:p>134.272491304</text:p>
          </table:table-cell>
          <table:table-cell office:value-type="float" office:value="244172" calcext:value-type="float">
            <text:p>244172</text:p>
          </table:table-cell>
          <table:table-cell office:value-type="float" office:value="240958" calcext:value-type="float">
            <text:p>240958</text:p>
          </table:table-cell>
          <table:table-cell office:value-type="float" office:value="1.03413602127706" calcext:value-type="float">
            <text:p>1.03413602127706</text:p>
          </table:table-cell>
        </table:table-row>
        <table:table-row table:style-name="ro1">
          <table:table-cell office:value-type="float" office:value="134.425787988999" calcext:value-type="float">
            <text:p>134.425787988999</text:p>
          </table:table-cell>
          <table:table-cell office:value-type="float" office:value="238921" calcext:value-type="float">
            <text:p>238921</text:p>
          </table:table-cell>
          <table:table-cell office:value-type="float" office:value="244172" calcext:value-type="float">
            <text:p>244172</text:p>
          </table:table-cell>
          <table:table-cell office:value-type="float" office:value="1.03510102481385" calcext:value-type="float">
            <text:p>1.03510102481385</text:p>
          </table:table-cell>
        </table:table-row>
        <table:table-row table:style-name="ro1">
          <table:table-cell office:value-type="float" office:value="134.578926143" calcext:value-type="float">
            <text:p>134.578926143</text:p>
          </table:table-cell>
          <table:table-cell office:value-type="float" office:value="229820" calcext:value-type="float">
            <text:p>229820</text:p>
          </table:table-cell>
          <table:table-cell office:value-type="float" office:value="238921" calcext:value-type="float">
            <text:p>238921</text:p>
          </table:table-cell>
          <table:table-cell office:value-type="float" office:value="1.03587302764329" calcext:value-type="float">
            <text:p>1.03587302764329</text:p>
          </table:table-cell>
        </table:table-row>
        <table:table-row table:style-name="ro1">
          <table:table-cell office:value-type="float" office:value="134.733665697" calcext:value-type="float">
            <text:p>134.733665697</text:p>
          </table:table-cell>
          <table:table-cell office:value-type="float" office:value="224786" calcext:value-type="float">
            <text:p>224786</text:p>
          </table:table-cell>
          <table:table-cell office:value-type="float" office:value="235321" calcext:value-type="float">
            <text:p>235321</text:p>
          </table:table-cell>
          <table:table-cell office:value-type="float" office:value="1.03649062990684" calcext:value-type="float">
            <text:p>1.03649062990684</text:p>
          </table:table-cell>
        </table:table-row>
        <table:table-row table:style-name="ro1">
          <table:table-cell office:value-type="float" office:value="134.886255873" calcext:value-type="float">
            <text:p>134.886255873</text:p>
          </table:table-cell>
          <table:table-cell office:value-type="float" office:value="228332" calcext:value-type="float">
            <text:p>228332</text:p>
          </table:table-cell>
          <table:table-cell office:value-type="float" office:value="232921" calcext:value-type="float">
            <text:p>232921</text:p>
          </table:table-cell>
          <table:table-cell office:value-type="float" office:value="1.03698471171768" calcext:value-type="float">
            <text:p>1.03698471171768</text:p>
          </table:table-cell>
        </table:table-row>
        <table:table-row table:style-name="ro1">
          <table:table-cell office:value-type="float" office:value="135.040648131999" calcext:value-type="float">
            <text:p>135.040648131999</text:p>
          </table:table-cell>
          <table:table-cell office:value-type="float" office:value="237566" calcext:value-type="float">
            <text:p>237566</text:p>
          </table:table-cell>
          <table:table-cell office:value-type="float" office:value="230521" calcext:value-type="float">
            <text:p>230521</text:p>
          </table:table-cell>
          <table:table-cell office:value-type="float" office:value="1.03737997716635" calcext:value-type="float">
            <text:p>1.03737997716635</text:p>
          </table:table-cell>
        </table:table-row>
        <table:table-row table:style-name="ro1">
          <table:table-cell office:value-type="float" office:value="135.191653937" calcext:value-type="float">
            <text:p>135.191653937</text:p>
          </table:table-cell>
          <table:table-cell office:value-type="float" office:value="244527" calcext:value-type="float">
            <text:p>244527</text:p>
          </table:table-cell>
          <table:table-cell office:value-type="float" office:value="237566" calcext:value-type="float">
            <text:p>237566</text:p>
          </table:table-cell>
          <table:table-cell office:value-type="float" office:value="1.03769618952529" calcext:value-type="float">
            <text:p>1.03769618952529</text:p>
          </table:table-cell>
        </table:table-row>
        <table:table-row table:style-name="ro1">
          <table:table-cell office:value-type="float" office:value="135.344210821999" calcext:value-type="float">
            <text:p>135.344210821999</text:p>
          </table:table-cell>
          <table:table-cell office:value-type="float" office:value="243642" calcext:value-type="float">
            <text:p>243642</text:p>
          </table:table-cell>
          <table:table-cell office:value-type="float" office:value="244527" calcext:value-type="float">
            <text:p>244527</text:p>
          </table:table-cell>
          <table:table-cell office:value-type="float" office:value="1.03794915941244" calcext:value-type="float">
            <text:p>1.03794915941244</text:p>
          </table:table-cell>
        </table:table-row>
        <table:table-row table:style-name="ro1">
          <table:table-cell office:value-type="float" office:value="135.49927079" calcext:value-type="float">
            <text:p>135.49927079</text:p>
          </table:table-cell>
          <table:table-cell office:value-type="float" office:value="235545" calcext:value-type="float">
            <text:p>235545</text:p>
          </table:table-cell>
          <table:table-cell office:value-type="float" office:value="243642" calcext:value-type="float">
            <text:p>243642</text:p>
          </table:table-cell>
          <table:table-cell office:value-type="float" office:value="1.03815153532216" calcext:value-type="float">
            <text:p>1.03815153532216</text:p>
          </table:table-cell>
        </table:table-row>
        <table:table-row table:style-name="ro1">
          <table:table-cell office:value-type="float" office:value="135.654720192999" calcext:value-type="float">
            <text:p>135.654720192999</text:p>
          </table:table-cell>
          <table:table-cell office:value-type="float" office:value="227393" calcext:value-type="float">
            <text:p>227393</text:p>
          </table:table-cell>
          <table:table-cell office:value-type="float" office:value="235545" calcext:value-type="float">
            <text:p>235545</text:p>
          </table:table-cell>
          <table:table-cell office:value-type="float" office:value="1.03831343604994" calcext:value-type="float">
            <text:p>1.03831343604994</text:p>
          </table:table-cell>
        </table:table-row>
        <table:table-row table:style-name="ro1">
          <table:table-cell office:value-type="float" office:value="135.801481192999" calcext:value-type="float">
            <text:p>135.801481192999</text:p>
          </table:table-cell>
          <table:table-cell office:value-type="float" office:value="226320" calcext:value-type="float">
            <text:p>226320</text:p>
          </table:table-cell>
          <table:table-cell office:value-type="float" office:value="227393" calcext:value-type="float">
            <text:p>227393</text:p>
          </table:table-cell>
          <table:table-cell office:value-type="float" office:value="1.03844295663216" calcext:value-type="float">
            <text:p>1.03844295663216</text:p>
          </table:table-cell>
        </table:table-row>
        <table:table-row table:style-name="ro1">
          <table:table-cell office:value-type="float" office:value="135.954620966" calcext:value-type="float">
            <text:p>135.954620966</text:p>
          </table:table-cell>
          <table:table-cell office:value-type="float" office:value="233141" calcext:value-type="float">
            <text:p>233141</text:p>
          </table:table-cell>
          <table:table-cell office:value-type="float" office:value="227393" calcext:value-type="float">
            <text:p>227393</text:p>
          </table:table-cell>
          <table:table-cell office:value-type="float" office:value="1.03854657309793" calcext:value-type="float">
            <text:p>1.03854657309793</text:p>
          </table:table-cell>
        </table:table-row>
        <table:table-row table:style-name="ro1">
          <table:table-cell office:value-type="float" office:value="136.111950081999" calcext:value-type="float">
            <text:p>136.111950081999</text:p>
          </table:table-cell>
          <table:table-cell office:value-type="float" office:value="242580" calcext:value-type="float">
            <text:p>242580</text:p>
          </table:table-cell>
          <table:table-cell office:value-type="float" office:value="233141" calcext:value-type="float">
            <text:p>233141</text:p>
          </table:table-cell>
          <table:table-cell office:value-type="float" office:value="1.03862946627055" calcext:value-type="float">
            <text:p>1.03862946627055</text:p>
          </table:table-cell>
        </table:table-row>
        <table:table-row table:style-name="ro1">
          <table:table-cell office:value-type="float" office:value="136.267696598999" calcext:value-type="float">
            <text:p>136.267696598999</text:p>
          </table:table-cell>
          <table:table-cell office:value-type="float" office:value="246205" calcext:value-type="float">
            <text:p>246205</text:p>
          </table:table-cell>
          <table:table-cell office:value-type="float" office:value="242580" calcext:value-type="float">
            <text:p>242580</text:p>
          </table:table-cell>
          <table:table-cell office:value-type="float" office:value="1.03869578080865" calcext:value-type="float">
            <text:p>1.03869578080865</text:p>
          </table:table-cell>
        </table:table-row>
        <table:table-row table:style-name="ro1">
          <table:table-cell office:value-type="float" office:value="136.418155006" calcext:value-type="float">
            <text:p>136.418155006</text:p>
          </table:table-cell>
          <table:table-cell office:value-type="float" office:value="241336" calcext:value-type="float">
            <text:p>241336</text:p>
          </table:table-cell>
          <table:table-cell office:value-type="float" office:value="246180" calcext:value-type="float">
            <text:p>246180</text:p>
          </table:table-cell>
          <table:table-cell office:value-type="float" office:value="1.03874883243913" calcext:value-type="float">
            <text:p>1.03874883243913</text:p>
          </table:table-cell>
        </table:table-row>
        <table:table-row table:style-name="ro1">
          <table:table-cell office:value-type="float" office:value="136.559774379" calcext:value-type="float">
            <text:p>136.559774379</text:p>
          </table:table-cell>
          <table:table-cell office:value-type="float" office:value="232891" calcext:value-type="float">
            <text:p>232891</text:p>
          </table:table-cell>
          <table:table-cell office:value-type="float" office:value="243780" calcext:value-type="float">
            <text:p>243780</text:p>
          </table:table-cell>
          <table:table-cell office:value-type="float" office:value="1.03879127374351" calcext:value-type="float">
            <text:p>1.03879127374351</text:p>
          </table:table-cell>
        </table:table-row>
        <table:table-row table:style-name="ro1">
          <table:table-cell office:value-type="float" office:value="136.706022752" calcext:value-type="float">
            <text:p>136.706022752</text:p>
          </table:table-cell>
          <table:table-cell office:value-type="float" office:value="227085" calcext:value-type="float">
            <text:p>227085</text:p>
          </table:table-cell>
          <table:table-cell office:value-type="float" office:value="242580" calcext:value-type="float">
            <text:p>242580</text:p>
          </table:table-cell>
          <table:table-cell office:value-type="float" office:value="1.03882522678702" calcext:value-type="float">
            <text:p>1.03882522678702</text:p>
          </table:table-cell>
        </table:table-row>
        <table:table-row table:style-name="ro1">
          <table:table-cell office:value-type="float" office:value="136.859106813999" calcext:value-type="float">
            <text:p>136.859106813999</text:p>
          </table:table-cell>
          <table:table-cell office:value-type="float" office:value="229118" calcext:value-type="float">
            <text:p>229118</text:p>
          </table:table-cell>
          <table:table-cell office:value-type="float" office:value="227085" calcext:value-type="float">
            <text:p>227085</text:p>
          </table:table-cell>
          <table:table-cell office:value-type="float" office:value="1.03885238922182" calcext:value-type="float">
            <text:p>1.03885238922182</text:p>
          </table:table-cell>
        </table:table-row>
        <table:table-row table:style-name="ro1">
          <table:table-cell office:value-type="float" office:value="137.003790866" calcext:value-type="float">
            <text:p>137.003790866</text:p>
          </table:table-cell>
          <table:table-cell office:value-type="float" office:value="237241" calcext:value-type="float">
            <text:p>237241</text:p>
          </table:table-cell>
          <table:table-cell office:value-type="float" office:value="229118" calcext:value-type="float">
            <text:p>229118</text:p>
          </table:table-cell>
          <table:table-cell office:value-type="float" office:value="1.02716034275001" calcext:value-type="float">
            <text:p>1.02716034275001</text:p>
          </table:table-cell>
        </table:table-row>
        <table:table-row table:style-name="ro1">
          <table:table-cell office:value-type="float" office:value="137.156031166" calcext:value-type="float">
            <text:p>137.156031166</text:p>
          </table:table-cell>
          <table:table-cell office:value-type="float" office:value="245463" calcext:value-type="float">
            <text:p>245463</text:p>
          </table:table-cell>
          <table:table-cell office:value-type="float" office:value="237241" calcext:value-type="float">
            <text:p>237241</text:p>
          </table:table-cell>
          <table:table-cell office:value-type="float" office:value="1.01780670557255" calcext:value-type="float">
            <text:p>1.01780670557255</text:p>
          </table:table-cell>
        </table:table-row>
        <table:table-row table:style-name="ro1">
          <table:table-cell office:value-type="float" office:value="137.298982685999" calcext:value-type="float">
            <text:p>137.298982685999</text:p>
          </table:table-cell>
          <table:table-cell office:value-type="float" office:value="246829" calcext:value-type="float">
            <text:p>246829</text:p>
          </table:table-cell>
          <table:table-cell office:value-type="float" office:value="245463" calcext:value-type="float">
            <text:p>245463</text:p>
          </table:table-cell>
          <table:table-cell office:value-type="float" office:value="1.01032379583059" calcext:value-type="float">
            <text:p>1.01032379583059</text:p>
          </table:table-cell>
        </table:table-row>
        <table:table-row table:style-name="ro1">
          <table:table-cell office:value-type="float" office:value="137.448775453999" calcext:value-type="float">
            <text:p>137.448775453999</text:p>
          </table:table-cell>
          <table:table-cell office:value-type="float" office:value="240612" calcext:value-type="float">
            <text:p>240612</text:p>
          </table:table-cell>
          <table:table-cell office:value-type="float" office:value="246829" calcext:value-type="float">
            <text:p>246829</text:p>
          </table:table-cell>
          <table:table-cell office:value-type="float" office:value="1.00433746803702" calcext:value-type="float">
            <text:p>1.00433746803702</text:p>
          </table:table-cell>
        </table:table-row>
        <table:table-row table:style-name="ro1">
          <table:table-cell office:value-type="float" office:value="137.555968469" calcext:value-type="float">
            <text:p>137.555968469</text:p>
          </table:table-cell>
          <table:table-cell office:value-type="float" office:value="234111" calcext:value-type="float">
            <text:p>234111</text:p>
          </table:table-cell>
          <table:table-cell office:value-type="float" office:value="242029" calcext:value-type="float">
            <text:p>242029</text:p>
          </table:table-cell>
          <table:table-cell office:value-type="float" office:value="1.00083839548225" calcext:value-type="float">
            <text:p>1.00083839548225</text:p>
          </table:table-cell>
        </table:table-row>
        <table:table-row table:style-name="ro1">
          <table:table-cell office:value-type="float" office:value="137.713461857" calcext:value-type="float">
            <text:p>137.713461857</text:p>
          </table:table-cell>
          <table:table-cell office:value-type="float" office:value="227975" calcext:value-type="float">
            <text:p>227975</text:p>
          </table:table-cell>
          <table:table-cell office:value-type="float" office:value="234111" calcext:value-type="float">
            <text:p>234111</text:p>
          </table:table-cell>
          <table:table-cell office:value-type="float" office:value="0.998039137438431" calcext:value-type="float">
            <text:p>0.998039137438431</text:p>
          </table:table-cell>
        </table:table-row>
        <table:table-row table:style-name="ro1">
          <table:table-cell office:value-type="float" office:value="137.857251567999" calcext:value-type="float">
            <text:p>137.857251567999</text:p>
          </table:table-cell>
          <table:table-cell office:value-type="float" office:value="230043" calcext:value-type="float">
            <text:p>230043</text:p>
          </table:table-cell>
          <table:table-cell office:value-type="float" office:value="231092" calcext:value-type="float">
            <text:p>231092</text:p>
          </table:table-cell>
          <table:table-cell office:value-type="float" office:value="0.995799731003377" calcext:value-type="float">
            <text:p>0.995799731003377</text:p>
          </table:table-cell>
        </table:table-row>
        <table:table-row table:style-name="ro1">
          <table:table-cell office:value-type="float" office:value="138.00196383" calcext:value-type="float">
            <text:p>138.00196383</text:p>
          </table:table-cell>
          <table:table-cell office:value-type="float" office:value="238125" calcext:value-type="float">
            <text:p>238125</text:p>
          </table:table-cell>
          <table:table-cell office:value-type="float" office:value="230043" calcext:value-type="float">
            <text:p>230043</text:p>
          </table:table-cell>
          <table:table-cell office:value-type="float" office:value="0.994008205855333" calcext:value-type="float">
            <text:p>0.994008205855333</text:p>
          </table:table-cell>
        </table:table-row>
        <table:table-row table:style-name="ro1">
          <table:table-cell office:value-type="float" office:value="138.150467792" calcext:value-type="float">
            <text:p>138.150467792</text:p>
          </table:table-cell>
          <table:table-cell office:value-type="float" office:value="246257" calcext:value-type="float">
            <text:p>246257</text:p>
          </table:table-cell>
          <table:table-cell office:value-type="float" office:value="230043" calcext:value-type="float">
            <text:p>230043</text:p>
          </table:table-cell>
          <table:table-cell office:value-type="float" office:value="0.992574985736898" calcext:value-type="float">
            <text:p>0.992574985736898</text:p>
          </table:table-cell>
        </table:table-row>
        <table:table-row table:style-name="ro1">
          <table:table-cell office:value-type="float" office:value="138.302206034999" calcext:value-type="float">
            <text:p>138.302206034999</text:p>
          </table:table-cell>
          <table:table-cell office:value-type="float" office:value="247769" calcext:value-type="float">
            <text:p>247769</text:p>
          </table:table-cell>
          <table:table-cell office:value-type="float" office:value="246257" calcext:value-type="float">
            <text:p>246257</text:p>
          </table:table-cell>
          <table:table-cell office:value-type="float" office:value="0.99142840964215" calcext:value-type="float">
            <text:p>0.99142840964215</text:p>
          </table:table-cell>
        </table:table-row>
        <table:table-row table:style-name="ro1">
          <table:table-cell office:value-type="float" office:value="138.445492339" calcext:value-type="float">
            <text:p>138.445492339</text:p>
          </table:table-cell>
          <table:table-cell office:value-type="float" office:value="241803" calcext:value-type="float">
            <text:p>241803</text:p>
          </table:table-cell>
          <table:table-cell office:value-type="float" office:value="247769" calcext:value-type="float">
            <text:p>247769</text:p>
          </table:table-cell>
          <table:table-cell office:value-type="float" office:value="0.990511148766352" calcext:value-type="float">
            <text:p>0.990511148766352</text:p>
          </table:table-cell>
        </table:table-row>
        <table:table-row table:style-name="ro1">
          <table:table-cell office:value-type="float" office:value="138.588100663999" calcext:value-type="float">
            <text:p>138.588100663999</text:p>
          </table:table-cell>
          <table:table-cell office:value-type="float" office:value="233330" calcext:value-type="float">
            <text:p>233330</text:p>
          </table:table-cell>
          <table:table-cell office:value-type="float" office:value="247769" calcext:value-type="float">
            <text:p>247769</text:p>
          </table:table-cell>
          <table:table-cell office:value-type="float" office:value="0.991084415701823" calcext:value-type="float">
            <text:p>0.991084415701823</text:p>
          </table:table-cell>
        </table:table-row>
        <table:table-row table:style-name="ro1">
          <table:table-cell office:value-type="float" office:value="138.736721485999" calcext:value-type="float">
            <text:p>138.736721485999</text:p>
          </table:table-cell>
          <table:table-cell office:value-type="float" office:value="228771" calcext:value-type="float">
            <text:p>228771</text:p>
          </table:table-cell>
          <table:table-cell office:value-type="float" office:value="233330" calcext:value-type="float">
            <text:p>233330</text:p>
          </table:table-cell>
          <table:table-cell office:value-type="float" office:value="0.99023595361409" calcext:value-type="float">
            <text:p>0.99023595361409</text:p>
          </table:table-cell>
        </table:table-row>
        <table:table-row table:style-name="ro1">
          <table:table-cell office:value-type="float" office:value="138.882649203999" calcext:value-type="float">
            <text:p>138.882649203999</text:p>
          </table:table-cell>
          <table:table-cell office:value-type="float" office:value="232159" calcext:value-type="float">
            <text:p>232159</text:p>
          </table:table-cell>
          <table:table-cell office:value-type="float" office:value="228771" calcext:value-type="float">
            <text:p>228771</text:p>
          </table:table-cell>
          <table:table-cell office:value-type="float" office:value="0.990864259580014" calcext:value-type="float">
            <text:p>0.990864259580014</text:p>
          </table:table-cell>
        </table:table-row>
        <table:table-row table:style-name="ro1">
          <table:table-cell office:value-type="float" office:value="139.026985070999" calcext:value-type="float">
            <text:p>139.026985070999</text:p>
          </table:table-cell>
          <table:table-cell office:value-type="float" office:value="240714" calcext:value-type="float">
            <text:p>240714</text:p>
          </table:table-cell>
          <table:table-cell office:value-type="float" office:value="228771" calcext:value-type="float">
            <text:p>228771</text:p>
          </table:table-cell>
          <table:table-cell office:value-type="float" office:value="0.991366904352753" calcext:value-type="float">
            <text:p>0.991366904352753</text:p>
          </table:table-cell>
        </table:table-row>
        <table:table-row table:style-name="ro1">
          <table:table-cell office:value-type="float" office:value="139.170500107999" calcext:value-type="float">
            <text:p>139.170500107999</text:p>
          </table:table-cell>
          <table:table-cell office:value-type="float" office:value="247948" calcext:value-type="float">
            <text:p>247948</text:p>
          </table:table-cell>
          <table:table-cell office:value-type="float" office:value="240714" calcext:value-type="float">
            <text:p>240714</text:p>
          </table:table-cell>
          <table:table-cell office:value-type="float" office:value="0.991769020170944" calcext:value-type="float">
            <text:p>0.991769020170944</text:p>
          </table:table-cell>
        </table:table-row>
        <table:table-row table:style-name="ro1">
          <table:table-cell office:value-type="float" office:value="139.316848401" calcext:value-type="float">
            <text:p>139.316848401</text:p>
          </table:table-cell>
          <table:table-cell office:value-type="float" office:value="248447" calcext:value-type="float">
            <text:p>248447</text:p>
          </table:table-cell>
          <table:table-cell office:value-type="float" office:value="247948" calcext:value-type="float">
            <text:p>247948</text:p>
          </table:table-cell>
          <table:table-cell office:value-type="float" office:value="0.992090712825497" calcext:value-type="float">
            <text:p>0.992090712825497</text:p>
          </table:table-cell>
        </table:table-row>
        <table:table-row table:style-name="ro1">
          <table:table-cell office:value-type="float" office:value="139.47368906" calcext:value-type="float">
            <text:p>139.47368906</text:p>
          </table:table-cell>
          <table:table-cell office:value-type="float" office:value="241119" calcext:value-type="float">
            <text:p>241119</text:p>
          </table:table-cell>
          <table:table-cell office:value-type="float" office:value="248447" calcext:value-type="float">
            <text:p>248447</text:p>
          </table:table-cell>
          <table:table-cell office:value-type="float" office:value="0.992348066949139" calcext:value-type="float">
            <text:p>0.992348066949139</text:p>
          </table:table-cell>
        </table:table-row>
        <table:table-row table:style-name="ro1">
          <table:table-cell office:value-type="float" office:value="139.633398537" calcext:value-type="float">
            <text:p>139.633398537</text:p>
          </table:table-cell>
          <table:table-cell office:value-type="float" office:value="232199" calcext:value-type="float">
            <text:p>232199</text:p>
          </table:table-cell>
          <table:table-cell office:value-type="float" office:value="241119" calcext:value-type="float">
            <text:p>241119</text:p>
          </table:table-cell>
          <table:table-cell office:value-type="float" office:value="0.992553950248053" calcext:value-type="float">
            <text:p>0.992553950248053</text:p>
          </table:table-cell>
        </table:table-row>
        <table:table-row table:style-name="ro1">
          <table:table-cell office:value-type="float" office:value="139.791373361" calcext:value-type="float">
            <text:p>139.791373361</text:p>
          </table:table-cell>
          <table:table-cell office:value-type="float" office:value="230127" calcext:value-type="float">
            <text:p>230127</text:p>
          </table:table-cell>
          <table:table-cell office:value-type="float" office:value="232199" calcext:value-type="float">
            <text:p>232199</text:p>
          </table:table-cell>
          <table:table-cell office:value-type="float" office:value="0.992718656887184" calcext:value-type="float">
            <text:p>0.992718656887184</text:p>
          </table:table-cell>
        </table:table-row>
        <table:table-row table:style-name="ro1">
          <table:table-cell office:value-type="float" office:value="139.942624007999" calcext:value-type="float">
            <text:p>139.942624007999</text:p>
          </table:table-cell>
          <table:table-cell office:value-type="float" office:value="236415" calcext:value-type="float">
            <text:p>236415</text:p>
          </table:table-cell>
          <table:table-cell office:value-type="float" office:value="230127" calcext:value-type="float">
            <text:p>230127</text:p>
          </table:table-cell>
          <table:table-cell office:value-type="float" office:value="0.994174925509748" calcext:value-type="float">
            <text:p>0.994174925509748</text:p>
          </table:table-cell>
        </table:table-row>
        <table:table-row table:style-name="ro1">
          <table:table-cell office:value-type="float" office:value="140.095187002" calcext:value-type="float">
            <text:p>140.095187002</text:p>
          </table:table-cell>
          <table:table-cell office:value-type="float" office:value="245725" calcext:value-type="float">
            <text:p>245725</text:p>
          </table:table-cell>
          <table:table-cell office:value-type="float" office:value="236415" calcext:value-type="float">
            <text:p>236415</text:p>
          </table:table-cell>
          <table:table-cell office:value-type="float" office:value="0.995339940407798" calcext:value-type="float">
            <text:p>0.995339940407798</text:p>
          </table:table-cell>
        </table:table-row>
        <table:table-row table:style-name="ro1">
          <table:table-cell office:value-type="float" office:value="140.249201884" calcext:value-type="float">
            <text:p>140.249201884</text:p>
          </table:table-cell>
          <table:table-cell office:value-type="float" office:value="250249" calcext:value-type="float">
            <text:p>250249</text:p>
          </table:table-cell>
          <table:table-cell office:value-type="float" office:value="245725" calcext:value-type="float">
            <text:p>245725</text:p>
          </table:table-cell>
          <table:table-cell office:value-type="float" office:value="0.996271952326238" calcext:value-type="float">
            <text:p>0.996271952326238</text:p>
          </table:table-cell>
        </table:table-row>
        <table:table-row table:style-name="ro1">
          <table:table-cell office:value-type="float" office:value="140.402489566999" calcext:value-type="float">
            <text:p>140.402489566999</text:p>
          </table:table-cell>
          <table:table-cell office:value-type="float" office:value="246153" calcext:value-type="float">
            <text:p>246153</text:p>
          </table:table-cell>
          <table:table-cell office:value-type="float" office:value="245725" calcext:value-type="float">
            <text:p>245725</text:p>
          </table:table-cell>
          <table:table-cell office:value-type="float" office:value="0.997017561860991" calcext:value-type="float">
            <text:p>0.997017561860991</text:p>
          </table:table-cell>
        </table:table-row>
        <table:table-row table:style-name="ro1">
          <table:table-cell office:value-type="float" office:value="140.578328722999" calcext:value-type="float">
            <text:p>140.578328722999</text:p>
          </table:table-cell>
          <table:table-cell office:value-type="float" office:value="235853" calcext:value-type="float">
            <text:p>235853</text:p>
          </table:table-cell>
          <table:table-cell office:value-type="float" office:value="246153" calcext:value-type="float">
            <text:p>246153</text:p>
          </table:table-cell>
          <table:table-cell office:value-type="float" office:value="0.997614049488793" calcext:value-type="float">
            <text:p>0.997614049488793</text:p>
          </table:table-cell>
        </table:table-row>
        <table:table-row table:style-name="ro1">
          <table:table-cell office:value-type="float" office:value="140.734128049" calcext:value-type="float">
            <text:p>140.734128049</text:p>
          </table:table-cell>
          <table:table-cell office:value-type="float" office:value="230783" calcext:value-type="float">
            <text:p>230783</text:p>
          </table:table-cell>
          <table:table-cell office:value-type="float" office:value="237017" calcext:value-type="float">
            <text:p>237017</text:p>
          </table:table-cell>
          <table:table-cell office:value-type="float" office:value="0.998091239591034" calcext:value-type="float">
            <text:p>0.998091239591034</text:p>
          </table:table-cell>
        </table:table-row>
        <table:table-row table:style-name="ro1">
          <table:table-cell office:value-type="float" office:value="140.882545517999" calcext:value-type="float">
            <text:p>140.882545517999</text:p>
          </table:table-cell>
          <table:table-cell office:value-type="float" office:value="234154" calcext:value-type="float">
            <text:p>234154</text:p>
          </table:table-cell>
          <table:table-cell office:value-type="float" office:value="230783" calcext:value-type="float">
            <text:p>230783</text:p>
          </table:table-cell>
          <table:table-cell office:value-type="float" office:value="0.998472991672828" calcext:value-type="float">
            <text:p>0.998472991672828</text:p>
          </table:table-cell>
        </table:table-row>
        <table:table-row table:style-name="ro1">
          <table:table-cell office:value-type="float" office:value="141.005768519999" calcext:value-type="float">
            <text:p>141.005768519999</text:p>
          </table:table-cell>
          <table:table-cell office:value-type="float" office:value="241368" calcext:value-type="float">
            <text:p>241368</text:p>
          </table:table-cell>
          <table:table-cell office:value-type="float" office:value="234154" calcext:value-type="float">
            <text:p>234154</text:p>
          </table:table-cell>
          <table:table-cell office:value-type="float" office:value="0.998778393338262" calcext:value-type="float">
            <text:p>0.998778393338262</text:p>
          </table:table-cell>
        </table:table-row>
        <table:table-row table:style-name="ro1">
          <table:table-cell office:value-type="float" office:value="141.159788941999" calcext:value-type="float">
            <text:p>141.159788941999</text:p>
          </table:table-cell>
          <table:table-cell office:value-type="float" office:value="249595" calcext:value-type="float">
            <text:p>249595</text:p>
          </table:table-cell>
          <table:table-cell office:value-type="float" office:value="241354" calcext:value-type="float">
            <text:p>241354</text:p>
          </table:table-cell>
          <table:table-cell office:value-type="float" office:value="0.99902271467061" calcext:value-type="float">
            <text:p>0.99902271467061</text:p>
          </table:table-cell>
        </table:table-row>
        <table:table-row table:style-name="ro1">
          <table:table-cell office:value-type="float" office:value="141.309427057" calcext:value-type="float">
            <text:p>141.309427057</text:p>
          </table:table-cell>
          <table:table-cell office:value-type="float" office:value="250620" calcext:value-type="float">
            <text:p>250620</text:p>
          </table:table-cell>
          <table:table-cell office:value-type="float" office:value="249595" calcext:value-type="float">
            <text:p>249595</text:p>
          </table:table-cell>
          <table:table-cell office:value-type="float" office:value="0.999218171736488" calcext:value-type="float">
            <text:p>0.999218171736488</text:p>
          </table:table-cell>
        </table:table-row>
        <table:table-row table:style-name="ro1">
          <table:table-cell office:value-type="float" office:value="141.463334828" calcext:value-type="float">
            <text:p>141.463334828</text:p>
          </table:table-cell>
          <table:table-cell office:value-type="float" office:value="243746" calcext:value-type="float">
            <text:p>243746</text:p>
          </table:table-cell>
          <table:table-cell office:value-type="float" office:value="250620" calcext:value-type="float">
            <text:p>250620</text:p>
          </table:table-cell>
          <table:table-cell office:value-type="float" office:value="0.99937453738919" calcext:value-type="float">
            <text:p>0.99937453738919</text:p>
          </table:table-cell>
        </table:table-row>
        <table:table-row table:style-name="ro1">
          <table:table-cell office:value-type="float" office:value="141.635961431999" calcext:value-type="float">
            <text:p>141.635961431999</text:p>
          </table:table-cell>
          <table:table-cell office:value-type="float" office:value="234095" calcext:value-type="float">
            <text:p>234095</text:p>
          </table:table-cell>
          <table:table-cell office:value-type="float" office:value="243746" calcext:value-type="float">
            <text:p>243746</text:p>
          </table:table-cell>
          <table:table-cell office:value-type="float" office:value="0.999499629911352" calcext:value-type="float">
            <text:p>0.999499629911352</text:p>
          </table:table-cell>
        </table:table-row>
        <table:table-row table:style-name="ro1">
          <table:table-cell office:value-type="float" office:value="141.799681929999" calcext:value-type="float">
            <text:p>141.799681929999</text:p>
          </table:table-cell>
          <table:table-cell office:value-type="float" office:value="232282" calcext:value-type="float">
            <text:p>232282</text:p>
          </table:table-cell>
          <table:table-cell office:value-type="float" office:value="234095" calcext:value-type="float">
            <text:p>234095</text:p>
          </table:table-cell>
          <table:table-cell office:value-type="float" office:value="0.999599703929082" calcext:value-type="float">
            <text:p>0.999599703929082</text:p>
          </table:table-cell>
        </table:table-row>
        <table:table-row table:style-name="ro1">
          <table:table-cell office:value-type="float" office:value="141.965217801999" calcext:value-type="float">
            <text:p>141.965217801999</text:p>
          </table:table-cell>
          <table:table-cell office:value-type="float" office:value="239797" calcext:value-type="float">
            <text:p>239797</text:p>
          </table:table-cell>
          <table:table-cell office:value-type="float" office:value="232282" calcext:value-type="float">
            <text:p>232282</text:p>
          </table:table-cell>
          <table:table-cell office:value-type="float" office:value="0.999679763143266" calcext:value-type="float">
            <text:p>0.999679763143266</text:p>
          </table:table-cell>
        </table:table-row>
        <table:table-row table:style-name="ro1">
          <table:table-cell office:value-type="float" office:value="142.145396234" calcext:value-type="float">
            <text:p>142.145396234</text:p>
          </table:table-cell>
          <table:table-cell office:value-type="float" office:value="250062" calcext:value-type="float">
            <text:p>250062</text:p>
          </table:table-cell>
          <table:table-cell office:value-type="float" office:value="239797" calcext:value-type="float">
            <text:p>239797</text:p>
          </table:table-cell>
          <table:table-cell office:value-type="float" office:value="0.999743810514612" calcext:value-type="float">
            <text:p>0.999743810514612</text:p>
          </table:table-cell>
        </table:table-row>
        <table:table-row table:style-name="ro1">
          <table:table-cell office:value-type="float" office:value="142.302914241" calcext:value-type="float">
            <text:p>142.302914241</text:p>
          </table:table-cell>
          <table:table-cell office:value-type="float" office:value="251755" calcext:value-type="float">
            <text:p>251755</text:p>
          </table:table-cell>
          <table:table-cell office:value-type="float" office:value="239797" calcext:value-type="float">
            <text:p>239797</text:p>
          </table:table-cell>
          <table:table-cell office:value-type="float" office:value="0.99979504841169" calcext:value-type="float">
            <text:p>0.99979504841169</text:p>
          </table:table-cell>
        </table:table-row>
        <table:table-row table:style-name="ro1">
          <table:table-cell office:value-type="float" office:value="142.465540543999" calcext:value-type="float">
            <text:p>142.465540543999</text:p>
          </table:table-cell>
          <table:table-cell office:value-type="float" office:value="244613" calcext:value-type="float">
            <text:p>244613</text:p>
          </table:table-cell>
          <table:table-cell office:value-type="float" office:value="251755" calcext:value-type="float">
            <text:p>251755</text:p>
          </table:table-cell>
          <table:table-cell office:value-type="float" office:value="0.999836038729352" calcext:value-type="float">
            <text:p>0.999836038729352</text:p>
          </table:table-cell>
        </table:table-row>
        <table:table-row table:style-name="ro1">
          <table:table-cell office:value-type="float" office:value="142.628436501" calcext:value-type="float">
            <text:p>142.628436501</text:p>
          </table:table-cell>
          <table:table-cell office:value-type="float" office:value="235406" calcext:value-type="float">
            <text:p>235406</text:p>
          </table:table-cell>
          <table:table-cell office:value-type="float" office:value="246643" calcext:value-type="float">
            <text:p>246643</text:p>
          </table:table-cell>
          <table:table-cell office:value-type="float" office:value="0.998544327672224" calcext:value-type="float">
            <text:p>0.998544327672224</text:p>
          </table:table-cell>
        </table:table-row>
        <table:table-row table:style-name="ro1">
          <table:table-cell office:value-type="float" office:value="142.787909924" calcext:value-type="float">
            <text:p>142.787909924</text:p>
          </table:table-cell>
          <table:table-cell office:value-type="float" office:value="233070" calcext:value-type="float">
            <text:p>233070</text:p>
          </table:table-cell>
          <table:table-cell office:value-type="float" office:value="235406" calcext:value-type="float">
            <text:p>235406</text:p>
          </table:table-cell>
          <table:table-cell office:value-type="float" office:value="0.997510958826521" calcext:value-type="float">
            <text:p>0.997510958826521</text:p>
          </table:table-cell>
        </table:table-row>
        <table:table-row table:style-name="ro1">
          <table:table-cell office:value-type="float" office:value="142.951760713" calcext:value-type="float">
            <text:p>142.951760713</text:p>
          </table:table-cell>
          <table:table-cell office:value-type="float" office:value="239966" calcext:value-type="float">
            <text:p>239966</text:p>
          </table:table-cell>
          <table:table-cell office:value-type="float" office:value="233070" calcext:value-type="float">
            <text:p>233070</text:p>
          </table:table-cell>
          <table:table-cell office:value-type="float" office:value="0.996684263749958" calcext:value-type="float">
            <text:p>0.996684263749958</text:p>
          </table:table-cell>
        </table:table-row>
        <table:table-row table:style-name="ro1">
          <table:table-cell office:value-type="float" office:value="143.114402256999" calcext:value-type="float">
            <text:p>143.114402256999</text:p>
          </table:table-cell>
          <table:table-cell office:value-type="float" office:value="249699" calcext:value-type="float">
            <text:p>249699</text:p>
          </table:table-cell>
          <table:table-cell office:value-type="float" office:value="239966" calcext:value-type="float">
            <text:p>239966</text:p>
          </table:table-cell>
          <table:table-cell office:value-type="float" office:value="0.996022907688708" calcext:value-type="float">
            <text:p>0.996022907688708</text:p>
          </table:table-cell>
        </table:table-row>
        <table:table-row table:style-name="ro1">
          <table:table-cell office:value-type="float" office:value="143.279587863" calcext:value-type="float">
            <text:p>143.279587863</text:p>
          </table:table-cell>
          <table:table-cell office:value-type="float" office:value="253107" calcext:value-type="float">
            <text:p>253107</text:p>
          </table:table-cell>
          <table:table-cell office:value-type="float" office:value="249699" calcext:value-type="float">
            <text:p>249699</text:p>
          </table:table-cell>
          <table:table-cell office:value-type="float" office:value="0.995493822839708" calcext:value-type="float">
            <text:p>0.995493822839708</text:p>
          </table:table-cell>
        </table:table-row>
        <table:table-row table:style-name="ro1">
          <table:table-cell office:value-type="float" office:value="143.434919952" calcext:value-type="float">
            <text:p>143.434919952</text:p>
          </table:table-cell>
          <table:table-cell office:value-type="float" office:value="247411" calcext:value-type="float">
            <text:p>247411</text:p>
          </table:table-cell>
          <table:table-cell office:value-type="float" office:value="253107" calcext:value-type="float">
            <text:p>253107</text:p>
          </table:table-cell>
          <table:table-cell office:value-type="float" office:value="0.995070554960509" calcext:value-type="float">
            <text:p>0.995070554960509</text:p>
          </table:table-cell>
        </table:table-row>
        <table:table-row table:style-name="ro1">
          <table:table-cell office:value-type="float" office:value="143.593122487" calcext:value-type="float">
            <text:p>143.593122487</text:p>
          </table:table-cell>
          <table:table-cell office:value-type="float" office:value="238070" calcext:value-type="float">
            <text:p>238070</text:p>
          </table:table-cell>
          <table:table-cell office:value-type="float" office:value="251907" calcext:value-type="float">
            <text:p>251907</text:p>
          </table:table-cell>
          <table:table-cell office:value-type="float" office:value="0.994731940657149" calcext:value-type="float">
            <text:p>0.994731940657149</text:p>
          </table:table-cell>
        </table:table-row>
        <table:table-row table:style-name="ro1">
          <table:table-cell office:value-type="float" office:value="143.757689196" calcext:value-type="float">
            <text:p>143.757689196</text:p>
          </table:table-cell>
          <table:table-cell office:value-type="float" office:value="233769" calcext:value-type="float">
            <text:p>233769</text:p>
          </table:table-cell>
          <table:table-cell office:value-type="float" office:value="238070" calcext:value-type="float">
            <text:p>238070</text:p>
          </table:table-cell>
          <table:table-cell office:value-type="float" office:value="0.993153973578351" calcext:value-type="float">
            <text:p>0.993153973578351</text:p>
          </table:table-cell>
        </table:table-row>
        <table:table-row table:style-name="ro1">
          <table:table-cell office:value-type="float" office:value="143.923350977999" calcext:value-type="float">
            <text:p>143.923350977999</text:p>
          </table:table-cell>
          <table:table-cell office:value-type="float" office:value="239291" calcext:value-type="float">
            <text:p>239291</text:p>
          </table:table-cell>
          <table:table-cell office:value-type="float" office:value="233769" calcext:value-type="float">
            <text:p>233769</text:p>
          </table:table-cell>
          <table:table-cell office:value-type="float" office:value="0.991891599915312" calcext:value-type="float">
            <text:p>0.991891599915312</text:p>
          </table:table-cell>
        </table:table-row>
        <table:table-row table:style-name="ro1">
          <table:table-cell office:value-type="float" office:value="144.082628607999" calcext:value-type="float">
            <text:p>144.082628607999</text:p>
          </table:table-cell>
          <table:table-cell office:value-type="float" office:value="249044" calcext:value-type="float">
            <text:p>249044</text:p>
          </table:table-cell>
          <table:table-cell office:value-type="float" office:value="239291" calcext:value-type="float">
            <text:p>239291</text:p>
          </table:table-cell>
          <table:table-cell office:value-type="float" office:value="0.990881700984881" calcext:value-type="float">
            <text:p>0.990881700984881</text:p>
          </table:table-cell>
        </table:table-row>
        <table:table-row table:style-name="ro1">
          <table:table-cell office:value-type="float" office:value="144.247686612" calcext:value-type="float">
            <text:p>144.247686612</text:p>
          </table:table-cell>
          <table:table-cell office:value-type="float" office:value="254246" calcext:value-type="float">
            <text:p>254246</text:p>
          </table:table-cell>
          <table:table-cell office:value-type="float" office:value="249044" calcext:value-type="float">
            <text:p>249044</text:p>
          </table:table-cell>
          <table:table-cell office:value-type="float" office:value="0.990073781840537" calcext:value-type="float">
            <text:p>0.990073781840537</text:p>
          </table:table-cell>
        </table:table-row>
        <table:table-row table:style-name="ro1">
          <table:table-cell office:value-type="float" office:value="144.413081891" calcext:value-type="float">
            <text:p>144.413081891</text:p>
          </table:table-cell>
          <table:table-cell office:value-type="float" office:value="249606" calcext:value-type="float">
            <text:p>249606</text:p>
          </table:table-cell>
          <table:table-cell office:value-type="float" office:value="249044" calcext:value-type="float">
            <text:p>249044</text:p>
          </table:table-cell>
          <table:table-cell office:value-type="float" office:value="0.989427446525061" calcext:value-type="float">
            <text:p>0.989427446525061</text:p>
          </table:table-cell>
        </table:table-row>
        <table:table-row table:style-name="ro1">
          <table:table-cell office:value-type="float" office:value="144.561457378999" calcext:value-type="float">
            <text:p>144.561457378999</text:p>
          </table:table-cell>
          <table:table-cell office:value-type="float" office:value="240795" calcext:value-type="float">
            <text:p>240795</text:p>
          </table:table-cell>
          <table:table-cell office:value-type="float" office:value="249606" calcext:value-type="float">
            <text:p>249606</text:p>
          </table:table-cell>
          <table:table-cell office:value-type="float" office:value="0.988910378272681" calcext:value-type="float">
            <text:p>0.988910378272681</text:p>
          </table:table-cell>
        </table:table-row>
        <table:table-row table:style-name="ro1">
          <table:table-cell office:value-type="float" office:value="144.731054892" calcext:value-type="float">
            <text:p>144.731054892</text:p>
          </table:table-cell>
          <table:table-cell office:value-type="float" office:value="234801" calcext:value-type="float">
            <text:p>234801</text:p>
          </table:table-cell>
          <table:table-cell office:value-type="float" office:value="240795" calcext:value-type="float">
            <text:p>240795</text:p>
          </table:table-cell>
          <table:table-cell office:value-type="float" office:value="0.988496723670776" calcext:value-type="float">
            <text:p>0.988496723670776</text:p>
          </table:table-cell>
        </table:table-row>
        <table:table-row table:style-name="ro1">
          <table:table-cell office:value-type="float" office:value="144.896495850999" calcext:value-type="float">
            <text:p>144.896495850999</text:p>
          </table:table-cell>
          <table:table-cell office:value-type="float" office:value="238841" calcext:value-type="float">
            <text:p>238841</text:p>
          </table:table-cell>
          <table:table-cell office:value-type="float" office:value="234801" calcext:value-type="float">
            <text:p>234801</text:p>
          </table:table-cell>
          <table:table-cell office:value-type="float" office:value="0.988165799989252" calcext:value-type="float">
            <text:p>0.988165799989252</text:p>
          </table:table-cell>
        </table:table-row>
        <table:table-row table:style-name="ro1">
          <table:table-cell office:value-type="float" office:value="145.064300480999" calcext:value-type="float">
            <text:p>145.064300480999</text:p>
          </table:table-cell>
          <table:table-cell office:value-type="float" office:value="248995" calcext:value-type="float">
            <text:p>248995</text:p>
          </table:table-cell>
          <table:table-cell office:value-type="float" office:value="238841" calcext:value-type="float">
            <text:p>238841</text:p>
          </table:table-cell>
          <table:table-cell office:value-type="float" office:value="0.986611071363951" calcext:value-type="float">
            <text:p>0.986611071363951</text:p>
          </table:table-cell>
        </table:table-row>
        <table:table-row table:style-name="ro1">
          <table:table-cell office:value-type="float" office:value="145.230218885999" calcext:value-type="float">
            <text:p>145.230218885999</text:p>
          </table:table-cell>
          <table:table-cell office:value-type="float" office:value="255153" calcext:value-type="float">
            <text:p>255153</text:p>
          </table:table-cell>
          <table:table-cell office:value-type="float" office:value="248995" calcext:value-type="float">
            <text:p>248995</text:p>
          </table:table-cell>
          <table:table-cell office:value-type="float" office:value="0.98536728846371" calcext:value-type="float">
            <text:p>0.98536728846371</text:p>
          </table:table-cell>
        </table:table-row>
        <table:table-row table:style-name="ro1">
          <table:table-cell office:value-type="float" office:value="145.395212059999" calcext:value-type="float">
            <text:p>145.395212059999</text:p>
          </table:table-cell>
          <table:table-cell office:value-type="float" office:value="251513" calcext:value-type="float">
            <text:p>251513</text:p>
          </table:table-cell>
          <table:table-cell office:value-type="float" office:value="255153" calcext:value-type="float">
            <text:p>255153</text:p>
          </table:table-cell>
          <table:table-cell office:value-type="float" office:value="0.984372262143517" calcext:value-type="float">
            <text:p>0.984372262143517</text:p>
          </table:table-cell>
        </table:table-row>
        <table:table-row table:style-name="ro1">
          <table:table-cell office:value-type="float" office:value="145.574813223" calcext:value-type="float">
            <text:p>145.574813223</text:p>
          </table:table-cell>
          <table:table-cell office:value-type="float" office:value="241045" calcext:value-type="float">
            <text:p>241045</text:p>
          </table:table-cell>
          <table:table-cell office:value-type="float" office:value="253953" calcext:value-type="float">
            <text:p>253953</text:p>
          </table:table-cell>
          <table:table-cell office:value-type="float" office:value="0.983576241087363" calcext:value-type="float">
            <text:p>0.983576241087363</text:p>
          </table:table-cell>
        </table:table-row>
        <table:table-row table:style-name="ro1">
          <table:table-cell office:value-type="float" office:value="145.744625678" calcext:value-type="float">
            <text:p>145.744625678</text:p>
          </table:table-cell>
          <table:table-cell office:value-type="float" office:value="235750" calcext:value-type="float">
            <text:p>235750</text:p>
          </table:table-cell>
          <table:table-cell office:value-type="float" office:value="241045" calcext:value-type="float">
            <text:p>241045</text:p>
          </table:table-cell>
          <table:table-cell office:value-type="float" office:value="0.982939424242439" calcext:value-type="float">
            <text:p>0.982939424242439</text:p>
          </table:table-cell>
        </table:table-row>
        <table:table-row table:style-name="ro1">
          <table:table-cell office:value-type="float" office:value="145.9133435" calcext:value-type="float">
            <text:p>145.9133435</text:p>
          </table:table-cell>
          <table:table-cell office:value-type="float" office:value="240733" calcext:value-type="float">
            <text:p>240733</text:p>
          </table:table-cell>
          <table:table-cell office:value-type="float" office:value="235750" calcext:value-type="float">
            <text:p>235750</text:p>
          </table:table-cell>
          <table:table-cell office:value-type="float" office:value="0.982429970766501" calcext:value-type="float">
            <text:p>0.982429970766501</text:p>
          </table:table-cell>
        </table:table-row>
        <table:table-row table:style-name="ro1">
          <table:table-cell office:value-type="float" office:value="146.079833771999" calcext:value-type="float">
            <text:p>146.079833771999</text:p>
          </table:table-cell>
          <table:table-cell office:value-type="float" office:value="250888" calcext:value-type="float">
            <text:p>250888</text:p>
          </table:table-cell>
          <table:table-cell office:value-type="float" office:value="240733" calcext:value-type="float">
            <text:p>240733</text:p>
          </table:table-cell>
          <table:table-cell office:value-type="float" office:value="0.980749171418395" calcext:value-type="float">
            <text:p>0.980749171418395</text:p>
          </table:table-cell>
        </table:table-row>
        <table:table-row table:style-name="ro1">
          <table:table-cell office:value-type="float" office:value="146.237851313999" calcext:value-type="float">
            <text:p>146.237851313999</text:p>
          </table:table-cell>
          <table:table-cell office:value-type="float" office:value="256208" calcext:value-type="float">
            <text:p>256208</text:p>
          </table:table-cell>
          <table:table-cell office:value-type="float" office:value="250888" calcext:value-type="float">
            <text:p>250888</text:p>
          </table:table-cell>
          <table:table-cell office:value-type="float" office:value="0.979404531939911" calcext:value-type="float">
            <text:p>0.979404531939911</text:p>
          </table:table-cell>
        </table:table-row>
        <table:table-row table:style-name="ro1">
          <table:table-cell office:value-type="float" office:value="146.393384174" calcext:value-type="float">
            <text:p>146.393384174</text:p>
          </table:table-cell>
          <table:table-cell office:value-type="float" office:value="252602" calcext:value-type="float">
            <text:p>252602</text:p>
          </table:table-cell>
          <table:table-cell office:value-type="float" office:value="256208" calcext:value-type="float">
            <text:p>256208</text:p>
          </table:table-cell>
          <table:table-cell office:value-type="float" office:value="0.978328820357124" calcext:value-type="float">
            <text:p>0.978328820357124</text:p>
          </table:table-cell>
        </table:table-row>
        <table:table-row table:style-name="ro1">
          <table:table-cell office:value-type="float" office:value="146.553617395" calcext:value-type="float">
            <text:p>146.553617395</text:p>
          </table:table-cell>
          <table:table-cell office:value-type="float" office:value="243248" calcext:value-type="float">
            <text:p>243248</text:p>
          </table:table-cell>
          <table:table-cell office:value-type="float" office:value="252608" calcext:value-type="float">
            <text:p>252608</text:p>
          </table:table-cell>
          <table:table-cell office:value-type="float" office:value="0.977468251090894" calcext:value-type="float">
            <text:p>0.977468251090894</text:p>
          </table:table-cell>
        </table:table-row>
        <table:table-row table:style-name="ro1">
          <table:table-cell office:value-type="float" office:value="146.712060853" calcext:value-type="float">
            <text:p>146.712060853</text:p>
          </table:table-cell>
          <table:table-cell office:value-type="float" office:value="236994" calcext:value-type="float">
            <text:p>236994</text:p>
          </table:table-cell>
          <table:table-cell office:value-type="float" office:value="252608" calcext:value-type="float">
            <text:p>252608</text:p>
          </table:table-cell>
          <table:table-cell office:value-type="float" office:value="0.97677979567791" calcext:value-type="float">
            <text:p>0.97677979567791</text:p>
          </table:table-cell>
        </table:table-row>
        <table:table-row table:style-name="ro1">
          <table:table-cell office:value-type="float" office:value="146.886166423999" calcext:value-type="float">
            <text:p>146.886166423999</text:p>
          </table:table-cell>
          <table:table-cell office:value-type="float" office:value="240328" calcext:value-type="float">
            <text:p>240328</text:p>
          </table:table-cell>
          <table:table-cell office:value-type="float" office:value="236994" calcext:value-type="float">
            <text:p>236994</text:p>
          </table:table-cell>
          <table:table-cell office:value-type="float" office:value="0.976229031347523" calcext:value-type="float">
            <text:p>0.976229031347523</text:p>
          </table:table-cell>
        </table:table-row>
        <table:table-row table:style-name="ro1">
          <table:table-cell office:value-type="float" office:value="147.049626956999" calcext:value-type="float">
            <text:p>147.049626956999</text:p>
          </table:table-cell>
          <table:table-cell office:value-type="float" office:value="250117" calcext:value-type="float">
            <text:p>250117</text:p>
          </table:table-cell>
          <table:table-cell office:value-type="float" office:value="240328" calcext:value-type="float">
            <text:p>240328</text:p>
          </table:table-cell>
          <table:table-cell office:value-type="float" office:value="0.975788419883213" calcext:value-type="float">
            <text:p>0.975788419883213</text:p>
          </table:table-cell>
        </table:table-row>
        <table:table-row table:style-name="ro1">
          <table:table-cell office:value-type="float" office:value="147.221823193" calcext:value-type="float">
            <text:p>147.221823193</text:p>
          </table:table-cell>
          <table:table-cell office:value-type="float" office:value="257065" calcext:value-type="float">
            <text:p>257065</text:p>
          </table:table-cell>
          <table:table-cell office:value-type="float" office:value="250117" calcext:value-type="float">
            <text:p>250117</text:p>
          </table:table-cell>
          <table:table-cell office:value-type="float" office:value="0.975435930711765" calcext:value-type="float">
            <text:p>0.975435930711765</text:p>
          </table:table-cell>
        </table:table-row>
        <table:table-row table:style-name="ro1">
          <table:table-cell office:value-type="float" office:value="147.377765308" calcext:value-type="float">
            <text:p>147.377765308</text:p>
          </table:table-cell>
          <table:table-cell office:value-type="float" office:value="254324" calcext:value-type="float">
            <text:p>254324</text:p>
          </table:table-cell>
          <table:table-cell office:value-type="float" office:value="257065" calcext:value-type="float">
            <text:p>257065</text:p>
          </table:table-cell>
          <table:table-cell office:value-type="float" office:value="0.975153939374607" calcext:value-type="float">
            <text:p>0.975153939374607</text:p>
          </table:table-cell>
        </table:table-row>
        <table:table-row table:style-name="ro1">
          <table:table-cell office:value-type="float" office:value="147.540871215" calcext:value-type="float">
            <text:p>147.540871215</text:p>
          </table:table-cell>
          <table:table-cell office:value-type="float" office:value="245000" calcext:value-type="float">
            <text:p>245000</text:p>
          </table:table-cell>
          <table:table-cell office:value-type="float" office:value="257065" calcext:value-type="float">
            <text:p>257065</text:p>
          </table:table-cell>
          <table:table-cell office:value-type="float" office:value="0.97492834630488" calcext:value-type="float">
            <text:p>0.97492834630488</text:p>
          </table:table-cell>
        </table:table-row>
        <table:table-row table:style-name="ro1">
          <table:table-cell office:value-type="float" office:value="147.701730584" calcext:value-type="float">
            <text:p>147.701730584</text:p>
          </table:table-cell>
          <table:table-cell office:value-type="float" office:value="238158" calcext:value-type="float">
            <text:p>238158</text:p>
          </table:table-cell>
          <table:table-cell office:value-type="float" office:value="251065" calcext:value-type="float">
            <text:p>251065</text:p>
          </table:table-cell>
          <table:table-cell office:value-type="float" office:value="0.973491064140678" calcext:value-type="float">
            <text:p>0.973491064140678</text:p>
          </table:table-cell>
        </table:table-row>
        <table:table-row table:style-name="ro1">
          <table:table-cell office:value-type="float" office:value="147.859587154" calcext:value-type="float">
            <text:p>147.859587154</text:p>
          </table:table-cell>
          <table:table-cell office:value-type="float" office:value="240137" calcext:value-type="float">
            <text:p>240137</text:p>
          </table:table-cell>
          <table:table-cell office:value-type="float" office:value="238158" calcext:value-type="float">
            <text:p>238158</text:p>
          </table:table-cell>
          <table:table-cell office:value-type="float" office:value="0.972341238409317" calcext:value-type="float">
            <text:p>0.972341238409317</text:p>
          </table:table-cell>
        </table:table-row>
        <table:table-row table:style-name="ro1">
          <table:table-cell office:value-type="float" office:value="147.966262119" calcext:value-type="float">
            <text:p>147.966262119</text:p>
          </table:table-cell>
          <table:table-cell office:value-type="float" office:value="245862" calcext:value-type="float">
            <text:p>245862</text:p>
          </table:table-cell>
          <table:table-cell office:value-type="float" office:value="240137" calcext:value-type="float">
            <text:p>240137</text:p>
          </table:table-cell>
          <table:table-cell office:value-type="float" office:value="0.972678185532649" calcext:value-type="float">
            <text:p>0.972678185532649</text:p>
          </table:table-cell>
        </table:table-row>
        <table:table-row table:style-name="ro1">
          <table:table-cell office:value-type="float" office:value="148.095359334999" calcext:value-type="float">
            <text:p>148.095359334999</text:p>
          </table:table-cell>
          <table:table-cell office:value-type="float" office:value="253734" calcext:value-type="float">
            <text:p>253734</text:p>
          </table:table-cell>
          <table:table-cell office:value-type="float" office:value="245862" calcext:value-type="float">
            <text:p>245862</text:p>
          </table:table-cell>
          <table:table-cell office:value-type="float" office:value="0.972947743231314" calcext:value-type="float">
            <text:p>0.972947743231314</text:p>
          </table:table-cell>
        </table:table-row>
        <table:table-row table:style-name="ro1">
          <table:table-cell office:value-type="float" office:value="148.260678531" calcext:value-type="float">
            <text:p>148.260678531</text:p>
          </table:table-cell>
          <table:table-cell office:value-type="float" office:value="258238" calcext:value-type="float">
            <text:p>258238</text:p>
          </table:table-cell>
          <table:table-cell office:value-type="float" office:value="253734" calcext:value-type="float">
            <text:p>253734</text:p>
          </table:table-cell>
          <table:table-cell office:value-type="float" office:value="0.973163389390246" calcext:value-type="float">
            <text:p>0.973163389390246</text:p>
          </table:table-cell>
        </table:table-row>
        <table:table-row table:style-name="ro1">
          <table:table-cell office:value-type="float" office:value="148.420377085" calcext:value-type="float">
            <text:p>148.420377085</text:p>
          </table:table-cell>
          <table:table-cell office:value-type="float" office:value="253217" calcext:value-type="float">
            <text:p>253217</text:p>
          </table:table-cell>
          <table:table-cell office:value-type="float" office:value="258238" calcext:value-type="float">
            <text:p>258238</text:p>
          </table:table-cell>
          <table:table-cell office:value-type="float" office:value="0.973335906317391" calcext:value-type="float">
            <text:p>0.973335906317391</text:p>
          </table:table-cell>
        </table:table-row>
        <table:table-row table:style-name="ro1">
          <table:table-cell office:value-type="float" office:value="148.585285155999" calcext:value-type="float">
            <text:p>148.585285155999</text:p>
          </table:table-cell>
          <table:table-cell office:value-type="float" office:value="243479" calcext:value-type="float">
            <text:p>243479</text:p>
          </table:table-cell>
          <table:table-cell office:value-type="float" office:value="253217" calcext:value-type="float">
            <text:p>253217</text:p>
          </table:table-cell>
          <table:table-cell office:value-type="float" office:value="0.973473919859108" calcext:value-type="float">
            <text:p>0.973473919859108</text:p>
          </table:table-cell>
        </table:table-row>
        <table:table-row table:style-name="ro1">
          <table:table-cell office:value-type="float" office:value="148.745705068" calcext:value-type="float">
            <text:p>148.745705068</text:p>
          </table:table-cell>
          <table:table-cell office:value-type="float" office:value="238749" calcext:value-type="float">
            <text:p>238749</text:p>
          </table:table-cell>
          <table:table-cell office:value-type="float" office:value="243479" calcext:value-type="float">
            <text:p>243479</text:p>
          </table:table-cell>
          <table:table-cell office:value-type="float" office:value="0.972327522984061" calcext:value-type="float">
            <text:p>0.972327522984061</text:p>
          </table:table-cell>
        </table:table-row>
        <table:table-row table:style-name="ro1">
          <table:table-cell office:value-type="float" office:value="148.904612480999" calcext:value-type="float">
            <text:p>148.904612480999</text:p>
          </table:table-cell>
          <table:table-cell office:value-type="float" office:value="243263" calcext:value-type="float">
            <text:p>243263</text:p>
          </table:table-cell>
          <table:table-cell office:value-type="float" office:value="238749" calcext:value-type="float">
            <text:p>238749</text:p>
          </table:table-cell>
          <table:table-cell office:value-type="float" office:value="0.971410405484023" calcext:value-type="float">
            <text:p>0.971410405484023</text:p>
          </table:table-cell>
        </table:table-row>
        <table:table-row table:style-name="ro1">
          <table:table-cell office:value-type="float" office:value="149.069569891999" calcext:value-type="float">
            <text:p>149.069569891999</text:p>
          </table:table-cell>
          <table:table-cell office:value-type="float" office:value="253302" calcext:value-type="float">
            <text:p>253302</text:p>
          </table:table-cell>
          <table:table-cell office:value-type="float" office:value="243263" calcext:value-type="float">
            <text:p>243263</text:p>
          </table:table-cell>
          <table:table-cell office:value-type="float" office:value="0.970676711483993" calcext:value-type="float">
            <text:p>0.970676711483993</text:p>
          </table:table-cell>
        </table:table-row>
        <table:table-row table:style-name="ro1">
          <table:table-cell office:value-type="float" office:value="149.235485895999" calcext:value-type="float">
            <text:p>149.235485895999</text:p>
          </table:table-cell>
          <table:table-cell office:value-type="float" office:value="259193" calcext:value-type="float">
            <text:p>259193</text:p>
          </table:table-cell>
          <table:table-cell office:value-type="float" office:value="253302" calcext:value-type="float">
            <text:p>253302</text:p>
          </table:table-cell>
          <table:table-cell office:value-type="float" office:value="0.970089756283968" calcext:value-type="float">
            <text:p>0.970089756283968</text:p>
          </table:table-cell>
        </table:table-row>
        <table:table-row table:style-name="ro1">
          <table:table-cell office:value-type="float" office:value="149.407960794999" calcext:value-type="float">
            <text:p>149.407960794999</text:p>
          </table:table-cell>
          <table:table-cell office:value-type="float" office:value="254873" calcext:value-type="float">
            <text:p>254873</text:p>
          </table:table-cell>
          <table:table-cell office:value-type="float" office:value="259193" calcext:value-type="float">
            <text:p>259193</text:p>
          </table:table-cell>
          <table:table-cell office:value-type="float" office:value="0.969620192123949" calcext:value-type="float">
            <text:p>0.969620192123949</text:p>
          </table:table-cell>
        </table:table-row>
        <table:table-row table:style-name="ro1">
          <table:table-cell office:value-type="float" office:value="149.568823313" calcext:value-type="float">
            <text:p>149.568823313</text:p>
          </table:table-cell>
          <table:table-cell office:value-type="float" office:value="245378" calcext:value-type="float">
            <text:p>245378</text:p>
          </table:table-cell>
          <table:table-cell office:value-type="float" office:value="254873" calcext:value-type="float">
            <text:p>254873</text:p>
          </table:table-cell>
          <table:table-cell office:value-type="float" office:value="0.969244540795933" calcext:value-type="float">
            <text:p>0.969244540795933</text:p>
          </table:table-cell>
        </table:table-row>
        <table:table-row table:style-name="ro1">
          <table:table-cell office:value-type="float" office:value="149.725686628999" calcext:value-type="float">
            <text:p>149.725686628999</text:p>
          </table:table-cell>
          <table:table-cell office:value-type="float" office:value="239842" calcext:value-type="float">
            <text:p>239842</text:p>
          </table:table-cell>
          <table:table-cell office:value-type="float" office:value="253673" calcext:value-type="float">
            <text:p>253673</text:p>
          </table:table-cell>
          <table:table-cell office:value-type="float" office:value="0.968944019733521" calcext:value-type="float">
            <text:p>0.968944019733521</text:p>
          </table:table-cell>
        </table:table-row>
        <table:table-row table:style-name="ro1">
          <table:table-cell office:value-type="float" office:value="149.882507034999" calcext:value-type="float">
            <text:p>149.882507034999</text:p>
          </table:table-cell>
          <table:table-cell office:value-type="float" office:value="243152" calcext:value-type="float">
            <text:p>243152</text:p>
          </table:table-cell>
          <table:table-cell office:value-type="float" office:value="239842" calcext:value-type="float">
            <text:p>239842</text:p>
          </table:table-cell>
          <table:table-cell office:value-type="float" office:value="0.968703602883591" calcext:value-type="float">
            <text:p>0.968703602883591</text:p>
          </table:table-cell>
        </table:table-row>
        <table:table-row table:style-name="ro1">
          <table:table-cell office:value-type="float" office:value="150.040055628999" calcext:value-type="float">
            <text:p>150.040055628999</text:p>
          </table:table-cell>
          <table:table-cell office:value-type="float" office:value="252530" calcext:value-type="float">
            <text:p>252530</text:p>
          </table:table-cell>
          <table:table-cell office:value-type="float" office:value="243152" calcext:value-type="float">
            <text:p>243152</text:p>
          </table:table-cell>
          <table:table-cell office:value-type="float" office:value="0.968511269403647" calcext:value-type="float">
            <text:p>0.968511269403647</text:p>
          </table:table-cell>
        </table:table-row>
        <table:table-row table:style-name="ro1">
          <table:table-cell office:value-type="float" office:value="150.196796242999" calcext:value-type="float">
            <text:p>150.196796242999</text:p>
          </table:table-cell>
          <table:table-cell office:value-type="float" office:value="259643" calcext:value-type="float">
            <text:p>259643</text:p>
          </table:table-cell>
          <table:table-cell office:value-type="float" office:value="252530" calcext:value-type="float">
            <text:p>252530</text:p>
          </table:table-cell>
          <table:table-cell office:value-type="float" office:value="0.968357402619692" calcext:value-type="float">
            <text:p>0.968357402619692</text:p>
          </table:table-cell>
        </table:table-row>
        <table:table-row table:style-name="ro1">
          <table:table-cell office:value-type="float" office:value="150.354257106999" calcext:value-type="float">
            <text:p>150.354257106999</text:p>
          </table:table-cell>
          <table:table-cell office:value-type="float" office:value="258284" calcext:value-type="float">
            <text:p>258284</text:p>
          </table:table-cell>
          <table:table-cell office:value-type="float" office:value="259643" calcext:value-type="float">
            <text:p>259643</text:p>
          </table:table-cell>
          <table:table-cell office:value-type="float" office:value="0.968234309192528" calcext:value-type="float">
            <text:p>0.968234309192528</text:p>
          </table:table-cell>
        </table:table-row>
        <table:table-row table:style-name="ro1">
          <table:table-cell office:value-type="float" office:value="150.517495925" calcext:value-type="float">
            <text:p>150.517495925</text:p>
          </table:table-cell>
          <table:table-cell office:value-type="float" office:value="249420" calcext:value-type="float">
            <text:p>249420</text:p>
          </table:table-cell>
          <table:table-cell office:value-type="float" office:value="258284" calcext:value-type="float">
            <text:p>258284</text:p>
          </table:table-cell>
          <table:table-cell office:value-type="float" office:value="0.968135834450797" calcext:value-type="float">
            <text:p>0.968135834450797</text:p>
          </table:table-cell>
        </table:table-row>
        <table:table-row table:style-name="ro1">
          <table:table-cell office:value-type="float" office:value="150.677464962" calcext:value-type="float">
            <text:p>150.677464962</text:p>
          </table:table-cell>
          <table:table-cell office:value-type="float" office:value="241698" calcext:value-type="float">
            <text:p>241698</text:p>
          </table:table-cell>
          <table:table-cell office:value-type="float" office:value="253484" calcext:value-type="float">
            <text:p>253484</text:p>
          </table:table-cell>
          <table:table-cell office:value-type="float" office:value="0.968057054657412" calcext:value-type="float">
            <text:p>0.968057054657412</text:p>
          </table:table-cell>
        </table:table-row>
        <table:table-row table:style-name="ro1">
          <table:table-cell office:value-type="float" office:value="150.833777899999" calcext:value-type="float">
            <text:p>150.833777899999</text:p>
          </table:table-cell>
          <table:table-cell office:value-type="float" office:value="242187" calcext:value-type="float">
            <text:p>242187</text:p>
          </table:table-cell>
          <table:table-cell office:value-type="float" office:value="241698" calcext:value-type="float">
            <text:p>241698</text:p>
          </table:table-cell>
          <table:table-cell office:value-type="float" office:value="0.967994030822704" calcext:value-type="float">
            <text:p>0.967994030822704</text:p>
          </table:table-cell>
        </table:table-row>
        <table:table-row table:style-name="ro1">
          <table:table-cell office:value-type="float" office:value="150.992074653999" calcext:value-type="float">
            <text:p>150.992074653999</text:p>
          </table:table-cell>
          <table:table-cell office:value-type="float" office:value="250494" calcext:value-type="float">
            <text:p>250494</text:p>
          </table:table-cell>
          <table:table-cell office:value-type="float" office:value="242187" calcext:value-type="float">
            <text:p>242187</text:p>
          </table:table-cell>
          <table:table-cell office:value-type="float" office:value="0.967943611754937" calcext:value-type="float">
            <text:p>0.967943611754937</text:p>
          </table:table-cell>
        </table:table-row>
        <table:table-row table:style-name="ro1">
          <table:table-cell office:value-type="float" office:value="151.150815483999" calcext:value-type="float">
            <text:p>151.150815483999</text:p>
          </table:table-cell>
          <table:table-cell office:value-type="float" office:value="259270" calcext:value-type="float">
            <text:p>259270</text:p>
          </table:table-cell>
          <table:table-cell office:value-type="float" office:value="250494" calcext:value-type="float">
            <text:p>250494</text:p>
          </table:table-cell>
          <table:table-cell office:value-type="float" office:value="0.967903276500724" calcext:value-type="float">
            <text:p>0.967903276500724</text:p>
          </table:table-cell>
        </table:table-row>
        <table:table-row table:style-name="ro1">
          <table:table-cell office:value-type="float" office:value="151.315739464" calcext:value-type="float">
            <text:p>151.315739464</text:p>
          </table:table-cell>
          <table:table-cell office:value-type="float" office:value="260474" calcext:value-type="float">
            <text:p>260474</text:p>
          </table:table-cell>
          <table:table-cell office:value-type="float" office:value="259270" calcext:value-type="float">
            <text:p>259270</text:p>
          </table:table-cell>
          <table:table-cell office:value-type="float" office:value="0.979450826328784" calcext:value-type="float">
            <text:p>0.979450826328784</text:p>
          </table:table-cell>
        </table:table-row>
        <table:table-row table:style-name="ro1">
          <table:table-cell office:value-type="float" office:value="151.511346511999" calcext:value-type="float">
            <text:p>151.511346511999</text:p>
          </table:table-cell>
          <table:table-cell office:value-type="float" office:value="250799" calcext:value-type="float">
            <text:p>250799</text:p>
          </table:table-cell>
          <table:table-cell office:value-type="float" office:value="260474" calcext:value-type="float">
            <text:p>260474</text:p>
          </table:table-cell>
          <table:table-cell office:value-type="float" office:value="0.988688866191233" calcext:value-type="float">
            <text:p>0.988688866191233</text:p>
          </table:table-cell>
        </table:table-row>
        <table:table-row table:style-name="ro1">
          <table:table-cell office:value-type="float" office:value="151.664467539" calcext:value-type="float">
            <text:p>151.664467539</text:p>
          </table:table-cell>
          <table:table-cell office:value-type="float" office:value="243074" calcext:value-type="float">
            <text:p>243074</text:p>
          </table:table-cell>
          <table:table-cell office:value-type="float" office:value="259274" calcext:value-type="float">
            <text:p>259274</text:p>
          </table:table-cell>
          <table:table-cell office:value-type="float" office:value="0.996079298081191" calcext:value-type="float">
            <text:p>0.996079298081191</text:p>
          </table:table-cell>
        </table:table-row>
        <table:table-row table:style-name="ro1">
          <table:table-cell office:value-type="float" office:value="151.817966660999" calcext:value-type="float">
            <text:p>151.817966660999</text:p>
          </table:table-cell>
          <table:table-cell office:value-type="float" office:value="242716" calcext:value-type="float">
            <text:p>242716</text:p>
          </table:table-cell>
          <table:table-cell office:value-type="float" office:value="243074" calcext:value-type="float">
            <text:p>243074</text:p>
          </table:table-cell>
          <table:table-cell office:value-type="float" office:value="1.00199164359316" calcext:value-type="float">
            <text:p>1.00199164359316</text:p>
          </table:table-cell>
        </table:table-row>
        <table:table-row table:style-name="ro1">
          <table:table-cell office:value-type="float" office:value="151.971017767" calcext:value-type="float">
            <text:p>151.971017767</text:p>
          </table:table-cell>
          <table:table-cell office:value-type="float" office:value="250160" calcext:value-type="float">
            <text:p>250160</text:p>
          </table:table-cell>
          <table:table-cell office:value-type="float" office:value="242716" calcext:value-type="float">
            <text:p>242716</text:p>
          </table:table-cell>
          <table:table-cell office:value-type="float" office:value="1.00672152000273" calcext:value-type="float">
            <text:p>1.00672152000273</text:p>
          </table:table-cell>
        </table:table-row>
        <table:table-row table:style-name="ro1">
          <table:table-cell office:value-type="float" office:value="152.138343917" calcext:value-type="float">
            <text:p>152.138343917</text:p>
          </table:table-cell>
          <table:table-cell office:value-type="float" office:value="259776" calcext:value-type="float">
            <text:p>259776</text:p>
          </table:table-cell>
          <table:table-cell office:value-type="float" office:value="250160" calcext:value-type="float">
            <text:p>250160</text:p>
          </table:table-cell>
          <table:table-cell office:value-type="float" office:value="1.01050542113039" calcext:value-type="float">
            <text:p>1.01050542113039</text:p>
          </table:table-cell>
        </table:table-row>
        <table:table-row table:style-name="ro1">
          <table:table-cell office:value-type="float" office:value="152.296889683999" calcext:value-type="float">
            <text:p>152.296889683999</text:p>
          </table:table-cell>
          <table:table-cell office:value-type="float" office:value="261866" calcext:value-type="float">
            <text:p>261866</text:p>
          </table:table-cell>
          <table:table-cell office:value-type="float" office:value="259776" calcext:value-type="float">
            <text:p>259776</text:p>
          </table:table-cell>
          <table:table-cell office:value-type="float" office:value="1.01353254203252" calcext:value-type="float">
            <text:p>1.01353254203252</text:p>
          </table:table-cell>
        </table:table-row>
        <table:table-row table:style-name="ro1">
          <table:table-cell office:value-type="float" office:value="152.447640189999" calcext:value-type="float">
            <text:p>152.447640189999</text:p>
          </table:table-cell>
          <table:table-cell office:value-type="float" office:value="255678" calcext:value-type="float">
            <text:p>255678</text:p>
          </table:table-cell>
          <table:table-cell office:value-type="float" office:value="261866" calcext:value-type="float">
            <text:p>261866</text:p>
          </table:table-cell>
          <table:table-cell office:value-type="float" office:value="1.01595423875422" calcext:value-type="float">
            <text:p>1.01595423875422</text:p>
          </table:table-cell>
        </table:table-row>
        <table:table-row table:style-name="ro1">
          <table:table-cell office:value-type="float" office:value="152.596631062999" calcext:value-type="float">
            <text:p>152.596631062999</text:p>
          </table:table-cell>
          <table:table-cell office:value-type="float" office:value="246891" calcext:value-type="float">
            <text:p>246891</text:p>
          </table:table-cell>
          <table:table-cell office:value-type="float" office:value="257767" calcext:value-type="float">
            <text:p>257767</text:p>
          </table:table-cell>
          <table:table-cell office:value-type="float" office:value="1.01789159613158" calcext:value-type="float">
            <text:p>1.01789159613158</text:p>
          </table:table-cell>
        </table:table-row>
        <table:table-row table:style-name="ro1">
          <table:table-cell office:value-type="float" office:value="152.743738661" calcext:value-type="float">
            <text:p>152.743738661</text:p>
          </table:table-cell>
          <table:table-cell office:value-type="float" office:value="242751" calcext:value-type="float">
            <text:p>242751</text:p>
          </table:table-cell>
          <table:table-cell office:value-type="float" office:value="250567" calcext:value-type="float">
            <text:p>250567</text:p>
          </table:table-cell>
          <table:table-cell office:value-type="float" office:value="1.01944148203347" calcext:value-type="float">
            <text:p>1.01944148203347</text:p>
          </table:table-cell>
        </table:table-row>
        <table:table-row table:style-name="ro1">
          <table:table-cell office:value-type="float" office:value="152.886439202999" calcext:value-type="float">
            <text:p>152.886439202999</text:p>
          </table:table-cell>
          <table:table-cell office:value-type="float" office:value="246341" calcext:value-type="float">
            <text:p>246341</text:p>
          </table:table-cell>
          <table:table-cell office:value-type="float" office:value="242751" calcext:value-type="float">
            <text:p>242751</text:p>
          </table:table-cell>
          <table:table-cell office:value-type="float" office:value="1.02068139075498" calcext:value-type="float">
            <text:p>1.02068139075498</text:p>
          </table:table-cell>
        </table:table-row>
        <table:table-row table:style-name="ro1">
          <table:table-cell office:value-type="float" office:value="153.023995686999" calcext:value-type="float">
            <text:p>153.023995686999</text:p>
          </table:table-cell>
          <table:table-cell office:value-type="float" office:value="254525" calcext:value-type="float">
            <text:p>254525</text:p>
          </table:table-cell>
          <table:table-cell office:value-type="float" office:value="246341" calcext:value-type="float">
            <text:p>246341</text:p>
          </table:table-cell>
          <table:table-cell office:value-type="float" office:value="1.02167331773219" calcext:value-type="float">
            <text:p>1.02167331773219</text:p>
          </table:table-cell>
        </table:table-row>
        <table:table-row table:style-name="ro1">
          <table:table-cell office:value-type="float" office:value="153.172441921999" calcext:value-type="float">
            <text:p>153.172441921999</text:p>
          </table:table-cell>
          <table:table-cell office:value-type="float" office:value="262008" calcext:value-type="float">
            <text:p>262008</text:p>
          </table:table-cell>
          <table:table-cell office:value-type="float" office:value="254525" calcext:value-type="float">
            <text:p>254525</text:p>
          </table:table-cell>
          <table:table-cell office:value-type="float" office:value="1.02116031023671" calcext:value-type="float">
            <text:p>1.02116031023671</text:p>
          </table:table-cell>
        </table:table-row>
        <table:table-row table:style-name="ro1">
          <table:table-cell office:value-type="float" office:value="153.319651361999" calcext:value-type="float">
            <text:p>153.319651361999</text:p>
          </table:table-cell>
          <table:table-cell office:value-type="float" office:value="262377" calcext:value-type="float">
            <text:p>262377</text:p>
          </table:table-cell>
          <table:table-cell office:value-type="float" office:value="262008" calcext:value-type="float">
            <text:p>262008</text:p>
          </table:table-cell>
          <table:table-cell office:value-type="float" office:value="1.02074990424032" calcext:value-type="float">
            <text:p>1.02074990424032</text:p>
          </table:table-cell>
        </table:table-row>
        <table:table-row table:style-name="ro1">
          <table:table-cell office:value-type="float" office:value="153.466331624999" calcext:value-type="float">
            <text:p>153.466331624999</text:p>
          </table:table-cell>
          <table:table-cell office:value-type="float" office:value="255566" calcext:value-type="float">
            <text:p>255566</text:p>
          </table:table-cell>
          <table:table-cell office:value-type="float" office:value="262377" calcext:value-type="float">
            <text:p>262377</text:p>
          </table:table-cell>
          <table:table-cell office:value-type="float" office:value="1.02042157944321" calcext:value-type="float">
            <text:p>1.02042157944321</text:p>
          </table:table-cell>
        </table:table-row>
        <table:table-row table:style-name="ro1">
          <table:table-cell office:value-type="float" office:value="153.614740969" calcext:value-type="float">
            <text:p>153.614740969</text:p>
          </table:table-cell>
          <table:table-cell office:value-type="float" office:value="247013" calcext:value-type="float">
            <text:p>247013</text:p>
          </table:table-cell>
          <table:table-cell office:value-type="float" office:value="261177" calcext:value-type="float">
            <text:p>261177</text:p>
          </table:table-cell>
          <table:table-cell office:value-type="float" office:value="1.02015891960553" calcext:value-type="float">
            <text:p>1.02015891960553</text:p>
          </table:table-cell>
        </table:table-row>
        <table:table-row table:style-name="ro1">
          <table:table-cell office:value-type="float" office:value="153.757242078" calcext:value-type="float">
            <text:p>153.757242078</text:p>
          </table:table-cell>
          <table:table-cell office:value-type="float" office:value="243767" calcext:value-type="float">
            <text:p>243767</text:p>
          </table:table-cell>
          <table:table-cell office:value-type="float" office:value="253309" calcext:value-type="float">
            <text:p>253309</text:p>
          </table:table-cell>
          <table:table-cell office:value-type="float" office:value="1.01994879173538" calcext:value-type="float">
            <text:p>1.01994879173538</text:p>
          </table:table-cell>
        </table:table-row>
        <table:table-row table:style-name="ro1">
          <table:table-cell office:value-type="float" office:value="153.902421380999" calcext:value-type="float">
            <text:p>153.902421380999</text:p>
          </table:table-cell>
          <table:table-cell office:value-type="float" office:value="248148" calcext:value-type="float">
            <text:p>248148</text:p>
          </table:table-cell>
          <table:table-cell office:value-type="float" office:value="243767" calcext:value-type="float">
            <text:p>243767</text:p>
          </table:table-cell>
          <table:table-cell office:value-type="float" office:value="1.01978068943926" calcext:value-type="float">
            <text:p>1.01978068943926</text:p>
          </table:table-cell>
        </table:table-row>
        <table:table-row table:style-name="ro1">
          <table:table-cell office:value-type="float" office:value="154.044687456" calcext:value-type="float">
            <text:p>154.044687456</text:p>
          </table:table-cell>
          <table:table-cell office:value-type="float" office:value="256815" calcext:value-type="float">
            <text:p>256815</text:p>
          </table:table-cell>
          <table:table-cell office:value-type="float" office:value="248148" calcext:value-type="float">
            <text:p>248148</text:p>
          </table:table-cell>
          <table:table-cell office:value-type="float" office:value="1.02095275667961" calcext:value-type="float">
            <text:p>1.02095275667961</text:p>
          </table:table-cell>
        </table:table-row>
        <table:table-row table:style-name="ro1">
          <table:table-cell office:value-type="float" office:value="154.192661755" calcext:value-type="float">
            <text:p>154.192661755</text:p>
          </table:table-cell>
          <table:table-cell office:value-type="float" office:value="263550" calcext:value-type="float">
            <text:p>263550</text:p>
          </table:table-cell>
          <table:table-cell office:value-type="float" office:value="256815" calcext:value-type="float">
            <text:p>256815</text:p>
          </table:table-cell>
          <table:table-cell office:value-type="float" office:value="1.02058386139464" calcext:value-type="float">
            <text:p>1.02058386139464</text:p>
          </table:table-cell>
        </table:table-row>
        <table:table-row table:style-name="ro1">
          <table:table-cell office:value-type="float" office:value="154.37733304" calcext:value-type="float">
            <text:p>154.37733304</text:p>
          </table:table-cell>
          <table:table-cell office:value-type="float" office:value="261343" calcext:value-type="float">
            <text:p>261343</text:p>
          </table:table-cell>
          <table:table-cell office:value-type="float" office:value="256815" calcext:value-type="float">
            <text:p>256815</text:p>
          </table:table-cell>
          <table:table-cell office:value-type="float" office:value="1.02028874516667" calcext:value-type="float">
            <text:p>1.02028874516667</text:p>
          </table:table-cell>
        </table:table-row>
        <table:table-row table:style-name="ro1">
          <table:table-cell office:value-type="float" office:value="154.539666585" calcext:value-type="float">
            <text:p>154.539666585</text:p>
          </table:table-cell>
          <table:table-cell office:value-type="float" office:value="252073" calcext:value-type="float">
            <text:p>252073</text:p>
          </table:table-cell>
          <table:table-cell office:value-type="float" office:value="261343" calcext:value-type="float">
            <text:p>261343</text:p>
          </table:table-cell>
          <table:table-cell office:value-type="float" office:value="1.02005265218429" calcext:value-type="float">
            <text:p>1.02005265218429</text:p>
          </table:table-cell>
        </table:table-row>
        <table:table-row table:style-name="ro1">
          <table:table-cell office:value-type="float" office:value="154.684280120999" calcext:value-type="float">
            <text:p>154.684280120999</text:p>
          </table:table-cell>
          <table:table-cell office:value-type="float" office:value="245524" calcext:value-type="float">
            <text:p>245524</text:p>
          </table:table-cell>
          <table:table-cell office:value-type="float" office:value="253490" calcext:value-type="float">
            <text:p>253490</text:p>
          </table:table-cell>
          <table:table-cell office:value-type="float" office:value="1.01986377779839" calcext:value-type="float">
            <text:p>1.01986377779839</text:p>
          </table:table-cell>
        </table:table-row>
        <table:table-row table:style-name="ro1">
          <table:table-cell office:value-type="float" office:value="154.834745712" calcext:value-type="float">
            <text:p>154.834745712</text:p>
          </table:table-cell>
          <table:table-cell office:value-type="float" office:value="246219" calcext:value-type="float">
            <text:p>246219</text:p>
          </table:table-cell>
          <table:table-cell office:value-type="float" office:value="245524" calcext:value-type="float">
            <text:p>245524</text:p>
          </table:table-cell>
          <table:table-cell office:value-type="float" office:value="1.01971267828967" calcext:value-type="float">
            <text:p>1.01971267828967</text:p>
          </table:table-cell>
        </table:table-row>
        <table:table-row table:style-name="ro1">
          <table:table-cell office:value-type="float" office:value="155.018740198" calcext:value-type="float">
            <text:p>155.018740198</text:p>
          </table:table-cell>
          <table:table-cell office:value-type="float" office:value="256193" calcext:value-type="float">
            <text:p>256193</text:p>
          </table:table-cell>
          <table:table-cell office:value-type="float" office:value="246219" calcext:value-type="float">
            <text:p>246219</text:p>
          </table:table-cell>
          <table:table-cell office:value-type="float" office:value="1.01830178820135" calcext:value-type="float">
            <text:p>1.01830178820135</text:p>
          </table:table-cell>
        </table:table-row>
        <table:table-row table:style-name="ro1">
          <table:table-cell office:value-type="float" office:value="155.120216084" calcext:value-type="float">
            <text:p>155.120216084</text:p>
          </table:table-cell>
          <table:table-cell office:value-type="float" office:value="261975" calcext:value-type="float">
            <text:p>261975</text:p>
          </table:table-cell>
          <table:table-cell office:value-type="float" office:value="256193" calcext:value-type="float">
            <text:p>256193</text:p>
          </table:table-cell>
          <table:table-cell office:value-type="float" office:value="1.01846308661204" calcext:value-type="float">
            <text:p>1.01846308661204</text:p>
          </table:table-cell>
        </table:table-row>
        <table:table-row table:style-name="ro1">
          <table:table-cell office:value-type="float" office:value="155.265950293" calcext:value-type="float">
            <text:p>155.265950293</text:p>
          </table:table-cell>
          <table:table-cell office:value-type="float" office:value="265215" calcext:value-type="float">
            <text:p>265215</text:p>
          </table:table-cell>
          <table:table-cell office:value-type="float" office:value="261975" calcext:value-type="float">
            <text:p>261975</text:p>
          </table:table-cell>
          <table:table-cell office:value-type="float" office:value="1.01859212534059" calcext:value-type="float">
            <text:p>1.01859212534059</text:p>
          </table:table-cell>
        </table:table-row>
        <table:table-row table:style-name="ro1">
          <table:table-cell office:value-type="float" office:value="155.423213152999" calcext:value-type="float">
            <text:p>155.423213152999</text:p>
          </table:table-cell>
          <table:table-cell office:value-type="float" office:value="260062" calcext:value-type="float">
            <text:p>260062</text:p>
          </table:table-cell>
          <table:table-cell office:value-type="float" office:value="265215" calcext:value-type="float">
            <text:p>265215</text:p>
          </table:table-cell>
          <table:table-cell office:value-type="float" office:value="1.01869535632342" calcext:value-type="float">
            <text:p>1.01869535632342</text:p>
          </table:table-cell>
        </table:table-row>
        <table:table-row table:style-name="ro1">
          <table:table-cell office:value-type="float" office:value="155.581468375" calcext:value-type="float">
            <text:p>155.581468375</text:p>
          </table:table-cell>
          <table:table-cell office:value-type="float" office:value="250683" calcext:value-type="float">
            <text:p>250683</text:p>
          </table:table-cell>
          <table:table-cell office:value-type="float" office:value="260062" calcext:value-type="float">
            <text:p>260062</text:p>
          </table:table-cell>
          <table:table-cell office:value-type="float" office:value="1.01877794110969" calcext:value-type="float">
            <text:p>1.01877794110969</text:p>
          </table:table-cell>
        </table:table-row>
        <table:table-row table:style-name="ro1">
          <table:table-cell office:value-type="float" office:value="155.732230779" calcext:value-type="float">
            <text:p>155.732230779</text:p>
          </table:table-cell>
          <table:table-cell office:value-type="float" office:value="245794" calcext:value-type="float">
            <text:p>245794</text:p>
          </table:table-cell>
          <table:table-cell office:value-type="float" office:value="258862" calcext:value-type="float">
            <text:p>258862</text:p>
          </table:table-cell>
          <table:table-cell office:value-type="float" office:value="1.01884400893871" calcext:value-type="float">
            <text:p>1.01884400893871</text:p>
          </table:table-cell>
        </table:table-row>
        <table:table-row table:style-name="ro1">
          <table:table-cell office:value-type="float" office:value="155.885357264999" calcext:value-type="float">
            <text:p>155.885357264999</text:p>
          </table:table-cell>
          <table:table-cell office:value-type="float" office:value="249289" calcext:value-type="float">
            <text:p>249289</text:p>
          </table:table-cell>
          <table:table-cell office:value-type="float" office:value="251518" calcext:value-type="float">
            <text:p>251518</text:p>
          </table:table-cell>
          <table:table-cell office:value-type="float" office:value="1.01889686320192" calcext:value-type="float">
            <text:p>1.01889686320192</text:p>
          </table:table-cell>
        </table:table-row>
        <table:table-row table:style-name="ro1">
          <table:table-cell office:value-type="float" office:value="156.041593941" calcext:value-type="float">
            <text:p>156.041593941</text:p>
          </table:table-cell>
          <table:table-cell office:value-type="float" office:value="258625" calcext:value-type="float">
            <text:p>258625</text:p>
          </table:table-cell>
          <table:table-cell office:value-type="float" office:value="249289" calcext:value-type="float">
            <text:p>249289</text:p>
          </table:table-cell>
          <table:table-cell office:value-type="float" office:value="1.0189391466125" calcext:value-type="float">
            <text:p>1.0189391466125</text:p>
          </table:table-cell>
        </table:table-row>
        <table:table-row table:style-name="ro1">
          <table:table-cell office:value-type="float" office:value="156.190885626" calcext:value-type="float">
            <text:p>156.190885626</text:p>
          </table:table-cell>
          <table:table-cell office:value-type="float" office:value="265508" calcext:value-type="float">
            <text:p>265508</text:p>
          </table:table-cell>
          <table:table-cell office:value-type="float" office:value="258047" calcext:value-type="float">
            <text:p>258047</text:p>
          </table:table-cell>
          <table:table-cell office:value-type="float" office:value="1.01897297334095" calcext:value-type="float">
            <text:p>1.01897297334095</text:p>
          </table:table-cell>
        </table:table-row>
        <table:table-row table:style-name="ro1">
          <table:table-cell office:value-type="float" office:value="156.346930968999" calcext:value-type="float">
            <text:p>156.346930968999</text:p>
          </table:table-cell>
          <table:table-cell office:value-type="float" office:value="264548" calcext:value-type="float">
            <text:p>264548</text:p>
          </table:table-cell>
          <table:table-cell office:value-type="float" office:value="265508" calcext:value-type="float">
            <text:p>265508</text:p>
          </table:table-cell>
          <table:table-cell office:value-type="float" office:value="1.01900003472372" calcext:value-type="float">
            <text:p>1.01900003472372</text:p>
          </table:table-cell>
        </table:table-row>
        <table:table-row table:style-name="ro1">
          <table:table-cell office:value-type="float" office:value="156.501128157999" calcext:value-type="float">
            <text:p>156.501128157999</text:p>
          </table:table-cell>
          <table:table-cell office:value-type="float" office:value="256430" calcext:value-type="float">
            <text:p>256430</text:p>
          </table:table-cell>
          <table:table-cell office:value-type="float" office:value="264548" calcext:value-type="float">
            <text:p>264548</text:p>
          </table:table-cell>
          <table:table-cell office:value-type="float" office:value="1.01902168382993" calcext:value-type="float">
            <text:p>1.01902168382993</text:p>
          </table:table-cell>
        </table:table-row>
        <table:table-row table:style-name="ro1">
          <table:table-cell office:value-type="float" office:value="156.653804686999" calcext:value-type="float">
            <text:p>156.653804686999</text:p>
          </table:table-cell>
          <table:table-cell office:value-type="float" office:value="248425" calcext:value-type="float">
            <text:p>248425</text:p>
          </table:table-cell>
          <table:table-cell office:value-type="float" office:value="263348" calcext:value-type="float">
            <text:p>263348</text:p>
          </table:table-cell>
          <table:table-cell office:value-type="float" office:value="1.0190390031149" calcext:value-type="float">
            <text:p>1.0190390031149</text:p>
          </table:table-cell>
        </table:table-row>
        <table:table-row table:style-name="ro1">
          <table:table-cell office:value-type="float" office:value="156.806704199" calcext:value-type="float">
            <text:p>156.806704199</text:p>
          </table:table-cell>
          <table:table-cell office:value-type="float" office:value="247434" calcext:value-type="float">
            <text:p>247434</text:p>
          </table:table-cell>
          <table:table-cell office:value-type="float" office:value="248425" calcext:value-type="float">
            <text:p>248425</text:p>
          </table:table-cell>
          <table:table-cell office:value-type="float" office:value="1.01905285854287" calcext:value-type="float">
            <text:p>1.01905285854287</text:p>
          </table:table-cell>
        </table:table-row>
        <table:table-row table:style-name="ro1">
          <table:table-cell office:value-type="float" office:value="156.949533130999" calcext:value-type="float">
            <text:p>156.949533130999</text:p>
          </table:table-cell>
          <table:table-cell office:value-type="float" office:value="253831" calcext:value-type="float">
            <text:p>253831</text:p>
          </table:table-cell>
          <table:table-cell office:value-type="float" office:value="247434" calcext:value-type="float">
            <text:p>247434</text:p>
          </table:table-cell>
          <table:table-cell office:value-type="float" office:value="1.01906394288526" calcext:value-type="float">
            <text:p>1.01906394288526</text:p>
          </table:table-cell>
        </table:table-row>
        <table:table-row table:style-name="ro1">
          <table:table-cell office:value-type="float" office:value="157.104164805" calcext:value-type="float">
            <text:p>157.104164805</text:p>
          </table:table-cell>
          <table:table-cell office:value-type="float" office:value="263191" calcext:value-type="float">
            <text:p>263191</text:p>
          </table:table-cell>
          <table:table-cell office:value-type="float" office:value="253831" calcext:value-type="float">
            <text:p>253831</text:p>
          </table:table-cell>
          <table:table-cell office:value-type="float" office:value="1.01907281035916" calcext:value-type="float">
            <text:p>1.01907281035916</text:p>
          </table:table-cell>
        </table:table-row>
        <table:table-row table:style-name="ro1">
          <table:table-cell office:value-type="float" office:value="157.253695493999" calcext:value-type="float">
            <text:p>157.253695493999</text:p>
          </table:table-cell>
          <table:table-cell office:value-type="float" office:value="267250" calcext:value-type="float">
            <text:p>267250</text:p>
          </table:table-cell>
          <table:table-cell office:value-type="float" office:value="263191" calcext:value-type="float">
            <text:p>263191</text:p>
          </table:table-cell>
          <table:table-cell office:value-type="float" office:value="1.01907990433828" calcext:value-type="float">
            <text:p>1.01907990433828</text:p>
          </table:table-cell>
        </table:table-row>
        <table:table-row table:style-name="ro1">
          <table:table-cell office:value-type="float" office:value="157.395084336" calcext:value-type="float">
            <text:p>157.395084336</text:p>
          </table:table-cell>
          <table:table-cell office:value-type="float" office:value="263519" calcext:value-type="float">
            <text:p>263519</text:p>
          </table:table-cell>
          <table:table-cell office:value-type="float" office:value="267250" calcext:value-type="float">
            <text:p>267250</text:p>
          </table:table-cell>
          <table:table-cell office:value-type="float" office:value="1.02039212859883" calcext:value-type="float">
            <text:p>1.02039212859883</text:p>
          </table:table-cell>
        </table:table-row>
        <table:table-row table:style-name="ro1">
          <table:table-cell office:value-type="float" office:value="157.539721400999" calcext:value-type="float">
            <text:p>157.539721400999</text:p>
          </table:table-cell>
          <table:table-cell office:value-type="float" office:value="255069" calcext:value-type="float">
            <text:p>255069</text:p>
          </table:table-cell>
          <table:table-cell office:value-type="float" office:value="263650" calcext:value-type="float">
            <text:p>263650</text:p>
          </table:table-cell>
          <table:table-cell office:value-type="float" office:value="1.02144190800727" calcext:value-type="float">
            <text:p>1.02144190800727</text:p>
          </table:table-cell>
        </table:table-row>
        <table:table-row table:style-name="ro1">
          <table:table-cell office:value-type="float" office:value="157.682995058" calcext:value-type="float">
            <text:p>157.682995058</text:p>
          </table:table-cell>
          <table:table-cell office:value-type="float" office:value="248556" calcext:value-type="float">
            <text:p>248556</text:p>
          </table:table-cell>
          <table:table-cell office:value-type="float" office:value="255069" calcext:value-type="float">
            <text:p>255069</text:p>
          </table:table-cell>
          <table:table-cell office:value-type="float" office:value="1.02228173153402" calcext:value-type="float">
            <text:p>1.02228173153402</text:p>
          </table:table-cell>
        </table:table-row>
        <table:table-row table:style-name="ro1">
          <table:table-cell office:value-type="float" office:value="157.828108628999" calcext:value-type="float">
            <text:p>157.828108628999</text:p>
          </table:table-cell>
          <table:table-cell office:value-type="float" office:value="249008" calcext:value-type="float">
            <text:p>249008</text:p>
          </table:table-cell>
          <table:table-cell office:value-type="float" office:value="250269" calcext:value-type="float">
            <text:p>250269</text:p>
          </table:table-cell>
          <table:table-cell office:value-type="float" office:value="1.02295359035542" calcext:value-type="float">
            <text:p>1.02295359035542</text:p>
          </table:table-cell>
        </table:table-row>
        <table:table-row table:style-name="ro1">
          <table:table-cell office:value-type="float" office:value="157.972070144999" calcext:value-type="float">
            <text:p>157.972070144999</text:p>
          </table:table-cell>
          <table:table-cell office:value-type="float" office:value="256226" calcext:value-type="float">
            <text:p>256226</text:p>
          </table:table-cell>
          <table:table-cell office:value-type="float" office:value="249008" calcext:value-type="float">
            <text:p>249008</text:p>
          </table:table-cell>
          <table:table-cell office:value-type="float" office:value="1.02349107741254" calcext:value-type="float">
            <text:p>1.02349107741254</text:p>
          </table:table-cell>
        </table:table-row>
        <table:table-row table:style-name="ro1">
          <table:table-cell office:value-type="float" office:value="158.114997306999" calcext:value-type="float">
            <text:p>158.114997306999</text:p>
          </table:table-cell>
          <table:table-cell office:value-type="float" office:value="264727" calcext:value-type="float">
            <text:p>264727</text:p>
          </table:table-cell>
          <table:table-cell office:value-type="float" office:value="256226" calcext:value-type="float">
            <text:p>256226</text:p>
          </table:table-cell>
          <table:table-cell office:value-type="float" office:value="1.02524447483326" calcext:value-type="float">
            <text:p>1.02524447483326</text:p>
          </table:table-cell>
        </table:table-row>
        <table:table-row table:style-name="ro1">
          <table:table-cell office:value-type="float" office:value="158.263985767999" calcext:value-type="float">
            <text:p>158.263985767999</text:p>
          </table:table-cell>
          <table:table-cell office:value-type="float" office:value="268225" calcext:value-type="float">
            <text:p>268225</text:p>
          </table:table-cell>
          <table:table-cell office:value-type="float" office:value="264727" calcext:value-type="float">
            <text:p>264727</text:p>
          </table:table-cell>
          <table:table-cell office:value-type="float" office:value="1.02664719276983" calcext:value-type="float">
            <text:p>1.02664719276983</text:p>
          </table:table-cell>
        </table:table-row>
        <table:table-row table:style-name="ro1">
          <table:table-cell office:value-type="float" office:value="158.431530718999" calcext:value-type="float">
            <text:p>158.431530718999</text:p>
          </table:table-cell>
          <table:table-cell office:value-type="float" office:value="262602" calcext:value-type="float">
            <text:p>262602</text:p>
          </table:table-cell>
          <table:table-cell office:value-type="float" office:value="268225" calcext:value-type="float">
            <text:p>268225</text:p>
          </table:table-cell>
          <table:table-cell office:value-type="float" office:value="1.02776936711909" calcext:value-type="float">
            <text:p>1.02776936711909</text:p>
          </table:table-cell>
        </table:table-row>
        <table:table-row table:style-name="ro1">
          <table:table-cell office:value-type="float" office:value="158.537973308999" calcext:value-type="float">
            <text:p>158.537973308999</text:p>
          </table:table-cell>
          <table:table-cell office:value-type="float" office:value="256174" calcext:value-type="float">
            <text:p>256174</text:p>
          </table:table-cell>
          <table:table-cell office:value-type="float" office:value="264625" calcext:value-type="float">
            <text:p>264625</text:p>
          </table:table-cell>
          <table:table-cell office:value-type="float" office:value="1.0286671065985" calcext:value-type="float">
            <text:p>1.0286671065985</text:p>
          </table:table-cell>
        </table:table-row>
        <table:table-row table:style-name="ro1">
          <table:table-cell office:value-type="float" office:value="158.683665817" calcext:value-type="float">
            <text:p>158.683665817</text:p>
          </table:table-cell>
          <table:table-cell office:value-type="float" office:value="249539" calcext:value-type="float">
            <text:p>249539</text:p>
          </table:table-cell>
          <table:table-cell office:value-type="float" office:value="260323" calcext:value-type="float">
            <text:p>260323</text:p>
          </table:table-cell>
          <table:table-cell office:value-type="float" office:value="1.02938529818203" calcext:value-type="float">
            <text:p>1.02938529818203</text:p>
          </table:table-cell>
        </table:table-row>
        <table:table-row table:style-name="ro1">
          <table:table-cell office:value-type="float" office:value="158.831700665" calcext:value-type="float">
            <text:p>158.831700665</text:p>
          </table:table-cell>
          <table:table-cell office:value-type="float" office:value="250120" calcext:value-type="float">
            <text:p>250120</text:p>
          </table:table-cell>
          <table:table-cell office:value-type="float" office:value="255523" calcext:value-type="float">
            <text:p>255523</text:p>
          </table:table-cell>
          <table:table-cell office:value-type="float" office:value="1.01831343335082" calcext:value-type="float">
            <text:p>1.01831343335082</text:p>
          </table:table-cell>
        </table:table-row>
        <table:table-row table:style-name="ro1">
          <table:table-cell office:value-type="float" office:value="158.985484888" calcext:value-type="float">
            <text:p>158.985484888</text:p>
          </table:table-cell>
          <table:table-cell office:value-type="float" office:value="258074" calcext:value-type="float">
            <text:p>258074</text:p>
          </table:table-cell>
          <table:table-cell office:value-type="float" office:value="250120" calcext:value-type="float">
            <text:p>250120</text:p>
          </table:table-cell>
          <table:table-cell office:value-type="float" office:value="1.00945594148585" calcext:value-type="float">
            <text:p>1.00945594148585</text:p>
          </table:table-cell>
        </table:table-row>
        <table:table-row table:style-name="ro1">
          <table:table-cell office:value-type="float" office:value="159.133722708999" calcext:value-type="float">
            <text:p>159.133722708999</text:p>
          </table:table-cell>
          <table:table-cell office:value-type="float" office:value="266581" calcext:value-type="float">
            <text:p>266581</text:p>
          </table:table-cell>
          <table:table-cell office:value-type="float" office:value="258074" calcext:value-type="float">
            <text:p>258074</text:p>
          </table:table-cell>
          <table:table-cell office:value-type="float" office:value="1.00236994799387" calcext:value-type="float">
            <text:p>1.00236994799387</text:p>
          </table:table-cell>
        </table:table-row>
        <table:table-row table:style-name="ro1">
          <table:table-cell office:value-type="float" office:value="159.282539607" calcext:value-type="float">
            <text:p>159.282539607</text:p>
          </table:table-cell>
          <table:table-cell office:value-type="float" office:value="269074" calcext:value-type="float">
            <text:p>269074</text:p>
          </table:table-cell>
          <table:table-cell office:value-type="float" office:value="266581" calcext:value-type="float">
            <text:p>266581</text:p>
          </table:table-cell>
          <table:table-cell office:value-type="float" office:value="0.996701153200293" calcext:value-type="float">
            <text:p>0.996701153200293</text:p>
          </table:table-cell>
        </table:table-row>
        <table:table-row table:style-name="ro1">
          <table:table-cell office:value-type="float" office:value="159.434365453999" calcext:value-type="float">
            <text:p>159.434365453999</text:p>
          </table:table-cell>
          <table:table-cell office:value-type="float" office:value="263442" calcext:value-type="float">
            <text:p>263442</text:p>
          </table:table-cell>
          <table:table-cell office:value-type="float" office:value="269074" calcext:value-type="float">
            <text:p>269074</text:p>
          </table:table-cell>
          <table:table-cell office:value-type="float" office:value="0.992166117365429" calcext:value-type="float">
            <text:p>0.992166117365429</text:p>
          </table:table-cell>
        </table:table-row>
        <table:table-row table:style-name="ro1">
          <table:table-cell office:value-type="float" office:value="159.585975999" calcext:value-type="float">
            <text:p>159.585975999</text:p>
          </table:table-cell>
          <table:table-cell office:value-type="float" office:value="254442" calcext:value-type="float">
            <text:p>254442</text:p>
          </table:table-cell>
          <table:table-cell office:value-type="float" office:value="269074" calcext:value-type="float">
            <text:p>269074</text:p>
          </table:table-cell>
          <table:table-cell office:value-type="float" office:value="0.988538088697538" calcext:value-type="float">
            <text:p>0.988538088697538</text:p>
          </table:table-cell>
        </table:table-row>
        <table:table-row table:style-name="ro1">
          <table:table-cell office:value-type="float" office:value="159.740655963" calcext:value-type="float">
            <text:p>159.740655963</text:p>
          </table:table-cell>
          <table:table-cell office:value-type="float" office:value="249757" calcext:value-type="float">
            <text:p>249757</text:p>
          </table:table-cell>
          <table:table-cell office:value-type="float" office:value="267874" calcext:value-type="float">
            <text:p>267874</text:p>
          </table:table-cell>
          <table:table-cell office:value-type="float" office:value="0.985635665763225" calcext:value-type="float">
            <text:p>0.985635665763225</text:p>
          </table:table-cell>
        </table:table-row>
        <table:table-row table:style-name="ro1">
          <table:table-cell office:value-type="float" office:value="159.89171235" calcext:value-type="float">
            <text:p>159.89171235</text:p>
          </table:table-cell>
          <table:table-cell office:value-type="float" office:value="253600" calcext:value-type="float">
            <text:p>253600</text:p>
          </table:table-cell>
          <table:table-cell office:value-type="float" office:value="259474" calcext:value-type="float">
            <text:p>259474</text:p>
          </table:table-cell>
          <table:table-cell office:value-type="float" office:value="0.983313727415775" calcext:value-type="float">
            <text:p>0.983313727415775</text:p>
          </table:table-cell>
        </table:table-row>
        <table:table-row table:style-name="ro1">
          <table:table-cell office:value-type="float" office:value="160.046317323" calcext:value-type="float">
            <text:p>160.046317323</text:p>
          </table:table-cell>
          <table:table-cell office:value-type="float" office:value="262915" calcext:value-type="float">
            <text:p>262915</text:p>
          </table:table-cell>
          <table:table-cell office:value-type="float" office:value="253600" calcext:value-type="float">
            <text:p>253600</text:p>
          </table:table-cell>
          <table:table-cell office:value-type="float" office:value="0.981456176737815" calcext:value-type="float">
            <text:p>0.981456176737815</text:p>
          </table:table-cell>
        </table:table-row>
        <table:table-row table:style-name="ro1">
          <table:table-cell office:value-type="float" office:value="160.197649614" calcext:value-type="float">
            <text:p>160.197649614</text:p>
          </table:table-cell>
          <table:table-cell office:value-type="float" office:value="269661" calcext:value-type="float">
            <text:p>269661</text:p>
          </table:table-cell>
          <table:table-cell office:value-type="float" office:value="262915" calcext:value-type="float">
            <text:p>262915</text:p>
          </table:table-cell>
          <table:table-cell office:value-type="float" office:value="0.979970136195447" calcext:value-type="float">
            <text:p>0.979970136195447</text:p>
          </table:table-cell>
        </table:table-row>
        <table:table-row table:style-name="ro1">
          <table:table-cell office:value-type="float" office:value="160.352554069999" calcext:value-type="float">
            <text:p>160.352554069999</text:p>
          </table:table-cell>
          <table:table-cell office:value-type="float" office:value="268347" calcext:value-type="float">
            <text:p>268347</text:p>
          </table:table-cell>
          <table:table-cell office:value-type="float" office:value="269661" calcext:value-type="float">
            <text:p>269661</text:p>
          </table:table-cell>
          <table:table-cell office:value-type="float" office:value="0.980054540328907" calcext:value-type="float">
            <text:p>0.980054540328907</text:p>
          </table:table-cell>
        </table:table-row>
        <table:table-row table:style-name="ro1">
          <table:table-cell office:value-type="float" office:value="160.508987407" calcext:value-type="float">
            <text:p>160.508987407</text:p>
          </table:table-cell>
          <table:table-cell office:value-type="float" office:value="259944" calcext:value-type="float">
            <text:p>259944</text:p>
          </table:table-cell>
          <table:table-cell office:value-type="float" office:value="268347" calcext:value-type="float">
            <text:p>268347</text:p>
          </table:table-cell>
          <table:table-cell office:value-type="float" office:value="0.980122063635674" calcext:value-type="float">
            <text:p>0.980122063635674</text:p>
          </table:table-cell>
        </table:table-row>
        <table:table-row table:style-name="ro1">
          <table:table-cell office:value-type="float" office:value="160.669562416999" calcext:value-type="float">
            <text:p>160.669562416999</text:p>
          </table:table-cell>
          <table:table-cell office:value-type="float" office:value="251919" calcext:value-type="float">
            <text:p>251919</text:p>
          </table:table-cell>
          <table:table-cell office:value-type="float" office:value="259944" calcext:value-type="float">
            <text:p>259944</text:p>
          </table:table-cell>
          <table:table-cell office:value-type="float" office:value="0.980176082281089" calcext:value-type="float">
            <text:p>0.980176082281089</text:p>
          </table:table-cell>
        </table:table-row>
        <table:table-row table:style-name="ro1">
          <table:table-cell office:value-type="float" office:value="160.826064375" calcext:value-type="float">
            <text:p>160.826064375</text:p>
          </table:table-cell>
          <table:table-cell office:value-type="float" office:value="251946" calcext:value-type="float">
            <text:p>251946</text:p>
          </table:table-cell>
          <table:table-cell office:value-type="float" office:value="255144" calcext:value-type="float">
            <text:p>255144</text:p>
          </table:table-cell>
          <table:table-cell office:value-type="float" office:value="0.98021929719742" calcext:value-type="float">
            <text:p>0.98021929719742</text:p>
          </table:table-cell>
        </table:table-row>
        <table:table-row table:style-name="ro1">
          <table:table-cell office:value-type="float" office:value="160.987776999" calcext:value-type="float">
            <text:p>160.987776999</text:p>
          </table:table-cell>
          <table:table-cell office:value-type="float" office:value="260220" calcext:value-type="float">
            <text:p>260220</text:p>
          </table:table-cell>
          <table:table-cell office:value-type="float" office:value="251946" calcext:value-type="float">
            <text:p>251946</text:p>
          </table:table-cell>
          <table:table-cell office:value-type="float" office:value="0.980253869130485" calcext:value-type="float">
            <text:p>0.980253869130485</text:p>
          </table:table-cell>
        </table:table-row>
        <table:table-row table:style-name="ro1">
          <table:table-cell office:value-type="float" office:value="161.147280866" calcext:value-type="float">
            <text:p>161.147280866</text:p>
          </table:table-cell>
          <table:table-cell office:value-type="float" office:value="269135" calcext:value-type="float">
            <text:p>269135</text:p>
          </table:table-cell>
          <table:table-cell office:value-type="float" office:value="260220" calcext:value-type="float">
            <text:p>260220</text:p>
          </table:table-cell>
          <table:table-cell office:value-type="float" office:value="0.980281526676937" calcext:value-type="float">
            <text:p>0.980281526676937</text:p>
          </table:table-cell>
        </table:table-row>
        <table:table-row table:style-name="ro1">
          <table:table-cell office:value-type="float" office:value="161.298648966" calcext:value-type="float">
            <text:p>161.298648966</text:p>
          </table:table-cell>
          <table:table-cell office:value-type="float" office:value="270835" calcext:value-type="float">
            <text:p>270835</text:p>
          </table:table-cell>
          <table:table-cell office:value-type="float" office:value="269135" calcext:value-type="float">
            <text:p>269135</text:p>
          </table:table-cell>
          <table:table-cell office:value-type="float" office:value="0.980303652714099" calcext:value-type="float">
            <text:p>0.980303652714099</text:p>
          </table:table-cell>
        </table:table-row>
        <table:table-row table:style-name="ro1">
          <table:table-cell office:value-type="float" office:value="161.445157583999" calcext:value-type="float">
            <text:p>161.445157583999</text:p>
          </table:table-cell>
          <table:table-cell office:value-type="float" office:value="264823" calcext:value-type="float">
            <text:p>264823</text:p>
          </table:table-cell>
          <table:table-cell office:value-type="float" office:value="270835" calcext:value-type="float">
            <text:p>270835</text:p>
          </table:table-cell>
          <table:table-cell office:value-type="float" office:value="0.980321353543828" calcext:value-type="float">
            <text:p>0.980321353543828</text:p>
          </table:table-cell>
        </table:table-row>
        <table:table-row table:style-name="ro1">
          <table:table-cell office:value-type="float" office:value="161.597030470999" calcext:value-type="float">
            <text:p>161.597030470999</text:p>
          </table:table-cell>
          <table:table-cell office:value-type="float" office:value="255871" calcext:value-type="float">
            <text:p>255871</text:p>
          </table:table-cell>
          <table:table-cell office:value-type="float" office:value="264823" calcext:value-type="float">
            <text:p>264823</text:p>
          </table:table-cell>
          <table:table-cell office:value-type="float" office:value="0.980335514207612" calcext:value-type="float">
            <text:p>0.980335514207612</text:p>
          </table:table-cell>
        </table:table-row>
        <table:table-row table:style-name="ro1">
          <table:table-cell office:value-type="float" office:value="161.767903373999" calcext:value-type="float">
            <text:p>161.767903373999</text:p>
          </table:table-cell>
          <table:table-cell office:value-type="float" office:value="251831" calcext:value-type="float">
            <text:p>251831</text:p>
          </table:table-cell>
          <table:table-cell office:value-type="float" office:value="263623" calcext:value-type="float">
            <text:p>263623</text:p>
          </table:table-cell>
          <table:table-cell office:value-type="float" office:value="0.980346842738638" calcext:value-type="float">
            <text:p>0.980346842738638</text:p>
          </table:table-cell>
        </table:table-row>
        <table:table-row table:style-name="ro1">
          <table:table-cell office:value-type="float" office:value="161.906315007" calcext:value-type="float">
            <text:p>161.906315007</text:p>
          </table:table-cell>
          <table:table-cell office:value-type="float" office:value="256354" calcext:value-type="float">
            <text:p>256354</text:p>
          </table:table-cell>
          <table:table-cell office:value-type="float" office:value="258830" calcext:value-type="float">
            <text:p>258830</text:p>
          </table:table-cell>
          <table:table-cell office:value-type="float" office:value="0.981645895243542" calcext:value-type="float">
            <text:p>0.981645895243542</text:p>
          </table:table-cell>
        </table:table-row>
        <table:table-row table:style-name="ro1">
          <table:table-cell office:value-type="float" office:value="162.07179681" calcext:value-type="float">
            <text:p>162.07179681</text:p>
          </table:table-cell>
          <table:table-cell office:value-type="float" office:value="266431" calcext:value-type="float">
            <text:p>266431</text:p>
          </table:table-cell>
          <table:table-cell office:value-type="float" office:value="256354" calcext:value-type="float">
            <text:p>256354</text:p>
          </table:table-cell>
          <table:table-cell office:value-type="float" office:value="0.982685137247465" calcext:value-type="float">
            <text:p>0.982685137247465</text:p>
          </table:table-cell>
        </table:table-row>
        <table:table-row table:style-name="ro1">
          <table:table-cell office:value-type="float" office:value="162.232557182" calcext:value-type="float">
            <text:p>162.232557182</text:p>
          </table:table-cell>
          <table:table-cell office:value-type="float" office:value="272172" calcext:value-type="float">
            <text:p>272172</text:p>
          </table:table-cell>
          <table:table-cell office:value-type="float" office:value="266431" calcext:value-type="float">
            <text:p>266431</text:p>
          </table:table-cell>
          <table:table-cell office:value-type="float" office:value="0.983516530850604" calcext:value-type="float">
            <text:p>0.983516530850604</text:p>
          </table:table-cell>
        </table:table-row>
        <table:table-row table:style-name="ro1">
          <table:table-cell office:value-type="float" office:value="162.394451648999" calcext:value-type="float">
            <text:p>162.394451648999</text:p>
          </table:table-cell>
          <table:table-cell office:value-type="float" office:value="268550" calcext:value-type="float">
            <text:p>268550</text:p>
          </table:table-cell>
          <table:table-cell office:value-type="float" office:value="272172" calcext:value-type="float">
            <text:p>272172</text:p>
          </table:table-cell>
          <table:table-cell office:value-type="float" office:value="0.984181645733115" calcext:value-type="float">
            <text:p>0.984181645733115</text:p>
          </table:table-cell>
        </table:table-row>
        <table:table-row table:style-name="ro1">
          <table:table-cell office:value-type="float" office:value="162.556633159" calcext:value-type="float">
            <text:p>162.556633159</text:p>
          </table:table-cell>
          <table:table-cell office:value-type="float" office:value="259072" calcext:value-type="float">
            <text:p>259072</text:p>
          </table:table-cell>
          <table:table-cell office:value-type="float" office:value="270972" calcext:value-type="float">
            <text:p>270972</text:p>
          </table:table-cell>
          <table:table-cell office:value-type="float" office:value="0.984713737639124" calcext:value-type="float">
            <text:p>0.984713737639124</text:p>
          </table:table-cell>
        </table:table-row>
        <table:table-row table:style-name="ro1">
          <table:table-cell office:value-type="float" office:value="162.724430561999" calcext:value-type="float">
            <text:p>162.724430561999</text:p>
          </table:table-cell>
          <table:table-cell office:value-type="float" office:value="252853" calcext:value-type="float">
            <text:p>252853</text:p>
          </table:table-cell>
          <table:table-cell office:value-type="float" office:value="259072" calcext:value-type="float">
            <text:p>259072</text:p>
          </table:table-cell>
          <table:table-cell office:value-type="float" office:value="0.98513941116393" calcext:value-type="float">
            <text:p>0.98513941116393</text:p>
          </table:table-cell>
        </table:table-row>
        <table:table-row table:style-name="ro1">
          <table:table-cell office:value-type="float" office:value="162.883626823999" calcext:value-type="float">
            <text:p>162.883626823999</text:p>
          </table:table-cell>
          <table:table-cell office:value-type="float" office:value="256206" calcext:value-type="float">
            <text:p>256206</text:p>
          </table:table-cell>
          <table:table-cell office:value-type="float" office:value="252853" calcext:value-type="float">
            <text:p>252853</text:p>
          </table:table-cell>
          <table:table-cell office:value-type="float" office:value="0.985479949983776" calcext:value-type="float">
            <text:p>0.985479949983776</text:p>
          </table:table-cell>
        </table:table-row>
        <table:table-row table:style-name="ro1">
          <table:table-cell office:value-type="float" office:value="163.047672458" calcext:value-type="float">
            <text:p>163.047672458</text:p>
          </table:table-cell>
          <table:table-cell office:value-type="float" office:value="265998" calcext:value-type="float">
            <text:p>265998</text:p>
          </table:table-cell>
          <table:table-cell office:value-type="float" office:value="256206" calcext:value-type="float">
            <text:p>256206</text:p>
          </table:table-cell>
          <table:table-cell office:value-type="float" office:value="0.985752381039653" calcext:value-type="float">
            <text:p>0.985752381039653</text:p>
          </table:table-cell>
        </table:table-row>
        <table:table-row table:style-name="ro1">
          <table:table-cell office:value-type="float" office:value="163.209964329" calcext:value-type="float">
            <text:p>163.209964329</text:p>
          </table:table-cell>
          <table:table-cell office:value-type="float" office:value="272895" calcext:value-type="float">
            <text:p>272895</text:p>
          </table:table-cell>
          <table:table-cell office:value-type="float" office:value="265998" calcext:value-type="float">
            <text:p>265998</text:p>
          </table:table-cell>
          <table:table-cell office:value-type="float" office:value="0.984680336204271" calcext:value-type="float">
            <text:p>0.984680336204271</text:p>
          </table:table-cell>
        </table:table-row>
        <table:table-row table:style-name="ro1">
          <table:table-cell office:value-type="float" office:value="163.373345484999" calcext:value-type="float">
            <text:p>163.373345484999</text:p>
          </table:table-cell>
          <table:table-cell office:value-type="float" office:value="270517" calcext:value-type="float">
            <text:p>270517</text:p>
          </table:table-cell>
          <table:table-cell office:value-type="float" office:value="272895" calcext:value-type="float">
            <text:p>272895</text:p>
          </table:table-cell>
          <table:table-cell office:value-type="float" office:value="0.983822700335966" calcext:value-type="float">
            <text:p>0.983822700335966</text:p>
          </table:table-cell>
        </table:table-row>
        <table:table-row table:style-name="ro1">
          <table:table-cell office:value-type="float" office:value="163.526653089999" calcext:value-type="float">
            <text:p>163.526653089999</text:p>
          </table:table-cell>
          <table:table-cell office:value-type="float" office:value="261859" calcext:value-type="float">
            <text:p>261859</text:p>
          </table:table-cell>
          <table:table-cell office:value-type="float" office:value="270517" calcext:value-type="float">
            <text:p>270517</text:p>
          </table:table-cell>
          <table:table-cell office:value-type="float" office:value="0.983136591641322" calcext:value-type="float">
            <text:p>0.983136591641322</text:p>
          </table:table-cell>
        </table:table-row>
        <table:table-row table:style-name="ro1">
          <table:table-cell office:value-type="float" office:value="163.685333464" calcext:value-type="float">
            <text:p>163.685333464</text:p>
          </table:table-cell>
          <table:table-cell office:value-type="float" office:value="254499" calcext:value-type="float">
            <text:p>254499</text:p>
          </table:table-cell>
          <table:table-cell office:value-type="float" office:value="261859" calcext:value-type="float">
            <text:p>261859</text:p>
          </table:table-cell>
          <table:table-cell office:value-type="float" office:value="0.982587704685606" calcext:value-type="float">
            <text:p>0.982587704685606</text:p>
          </table:table-cell>
        </table:table-row>
        <table:table-row table:style-name="ro1">
          <table:table-cell office:value-type="float" office:value="163.846104106" calcext:value-type="float">
            <text:p>163.846104106</text:p>
          </table:table-cell>
          <table:table-cell office:value-type="float" office:value="255614" calcext:value-type="float">
            <text:p>255614</text:p>
          </table:table-cell>
          <table:table-cell office:value-type="float" office:value="257825" calcext:value-type="float">
            <text:p>257825</text:p>
          </table:table-cell>
          <table:table-cell office:value-type="float" office:value="0.982148595121034" calcext:value-type="float">
            <text:p>0.982148595121034</text:p>
          </table:table-cell>
        </table:table-row>
        <table:table-row table:style-name="ro1">
          <table:table-cell office:value-type="float" office:value="164.009500111999" calcext:value-type="float">
            <text:p>164.009500111999</text:p>
          </table:table-cell>
          <table:table-cell office:value-type="float" office:value="264606" calcext:value-type="float">
            <text:p>264606</text:p>
          </table:table-cell>
          <table:table-cell office:value-type="float" office:value="255614" calcext:value-type="float">
            <text:p>255614</text:p>
          </table:table-cell>
          <table:table-cell office:value-type="float" office:value="0.981797307469376" calcext:value-type="float">
            <text:p>0.981797307469376</text:p>
          </table:table-cell>
        </table:table-row>
        <table:table-row table:style-name="ro1">
          <table:table-cell office:value-type="float" office:value="164.175908015999" calcext:value-type="float">
            <text:p>164.175908015999</text:p>
          </table:table-cell>
          <table:table-cell office:value-type="float" office:value="273111" calcext:value-type="float">
            <text:p>273111</text:p>
          </table:table-cell>
          <table:table-cell office:value-type="float" office:value="264606" calcext:value-type="float">
            <text:p>264606</text:p>
          </table:table-cell>
          <table:table-cell office:value-type="float" office:value="0.98151627734805" calcext:value-type="float">
            <text:p>0.98151627734805</text:p>
          </table:table-cell>
        </table:table-row>
        <table:table-row table:style-name="ro1">
          <table:table-cell office:value-type="float" office:value="164.333073901" calcext:value-type="float">
            <text:p>164.333073901</text:p>
          </table:table-cell>
          <table:table-cell office:value-type="float" office:value="273001" calcext:value-type="float">
            <text:p>273001</text:p>
          </table:table-cell>
          <table:table-cell office:value-type="float" office:value="273111" calcext:value-type="float">
            <text:p>273111</text:p>
          </table:table-cell>
          <table:table-cell office:value-type="float" office:value="0.981291453250989" calcext:value-type="float">
            <text:p>0.981291453250989</text:p>
          </table:table-cell>
        </table:table-row>
        <table:table-row table:style-name="ro1">
          <table:table-cell office:value-type="float" office:value="164.498176658" calcext:value-type="float">
            <text:p>164.498176658</text:p>
          </table:table-cell>
          <table:table-cell office:value-type="float" office:value="264612" calcext:value-type="float">
            <text:p>264612</text:p>
          </table:table-cell>
          <table:table-cell office:value-type="float" office:value="273001" calcext:value-type="float">
            <text:p>273001</text:p>
          </table:table-cell>
          <table:table-cell office:value-type="float" office:value="0.98111159397334" calcext:value-type="float">
            <text:p>0.98111159397334</text:p>
          </table:table-cell>
        </table:table-row>
        <table:table-row table:style-name="ro1">
          <table:table-cell office:value-type="float" office:value="164.671534241999" calcext:value-type="float">
            <text:p>164.671534241999</text:p>
          </table:table-cell>
          <table:table-cell office:value-type="float" office:value="255862" calcext:value-type="float">
            <text:p>255862</text:p>
          </table:table-cell>
          <table:table-cell office:value-type="float" office:value="271801" calcext:value-type="float">
            <text:p>271801</text:p>
          </table:table-cell>
          <table:table-cell office:value-type="float" office:value="0.980967706551222" calcext:value-type="float">
            <text:p>0.980967706551222</text:p>
          </table:table-cell>
        </table:table-row>
        <table:table-row table:style-name="ro1">
          <table:table-cell office:value-type="float" office:value="164.835623727" calcext:value-type="float">
            <text:p>164.835623727</text:p>
          </table:table-cell>
          <table:table-cell office:value-type="float" office:value="256248" calcext:value-type="float">
            <text:p>256248</text:p>
          </table:table-cell>
          <table:table-cell office:value-type="float" office:value="263422" calcext:value-type="float">
            <text:p>263422</text:p>
          </table:table-cell>
          <table:table-cell office:value-type="float" office:value="0.980852596613526" calcext:value-type="float">
            <text:p>0.980852596613526</text:p>
          </table:table-cell>
        </table:table-row>
        <table:table-row table:style-name="ro1">
          <table:table-cell office:value-type="float" office:value="165.002605038" calcext:value-type="float">
            <text:p>165.002605038</text:p>
          </table:table-cell>
          <table:table-cell office:value-type="float" office:value="265166" calcext:value-type="float">
            <text:p>265166</text:p>
          </table:table-cell>
          <table:table-cell office:value-type="float" office:value="256248" calcext:value-type="float">
            <text:p>256248</text:p>
          </table:table-cell>
          <table:table-cell office:value-type="float" office:value="0.98076050866337" calcext:value-type="float">
            <text:p>0.98076050866337</text:p>
          </table:table-cell>
        </table:table-row>
        <table:table-row table:style-name="ro1">
          <table:table-cell office:value-type="float" office:value="165.169924243999" calcext:value-type="float">
            <text:p>165.169924243999</text:p>
          </table:table-cell>
          <table:table-cell office:value-type="float" office:value="273930" calcext:value-type="float">
            <text:p>273930</text:p>
          </table:table-cell>
          <table:table-cell office:value-type="float" office:value="265166" calcext:value-type="float">
            <text:p>265166</text:p>
          </table:table-cell>
          <table:table-cell office:value-type="float" office:value="0.980686838303245" calcext:value-type="float">
            <text:p>0.980686838303245</text:p>
          </table:table-cell>
        </table:table-row>
        <table:table-row table:style-name="ro1">
          <table:table-cell office:value-type="float" office:value="165.397149774999" calcext:value-type="float">
            <text:p>165.397149774999</text:p>
          </table:table-cell>
          <table:table-cell office:value-type="float" office:value="271418" calcext:value-type="float">
            <text:p>271418</text:p>
          </table:table-cell>
          <table:table-cell office:value-type="float" office:value="273930" calcext:value-type="float">
            <text:p>273930</text:p>
          </table:table-cell>
          <table:table-cell office:value-type="float" office:value="0.979354665447791" calcext:value-type="float">
            <text:p>0.979354665447791</text:p>
          </table:table-cell>
        </table:table-row>
        <table:table-row table:style-name="ro1">
          <table:table-cell office:value-type="float" office:value="165.498287724" calcext:value-type="float">
            <text:p>165.498287724</text:p>
          </table:table-cell>
          <table:table-cell office:value-type="float" office:value="265605" calcext:value-type="float">
            <text:p>265605</text:p>
          </table:table-cell>
          <table:table-cell office:value-type="float" office:value="271418" calcext:value-type="float">
            <text:p>271418</text:p>
          </table:table-cell>
          <table:table-cell office:value-type="float" office:value="0.978288927163427" calcext:value-type="float">
            <text:p>0.978288927163427</text:p>
          </table:table-cell>
        </table:table-row>
        <table:table-row table:style-name="ro1">
          <table:table-cell office:value-type="float" office:value="165.665304396" calcext:value-type="float">
            <text:p>165.665304396</text:p>
          </table:table-cell>
          <table:table-cell office:value-type="float" office:value="257048" calcext:value-type="float">
            <text:p>257048</text:p>
          </table:table-cell>
          <table:table-cell office:value-type="float" office:value="266618" calcext:value-type="float">
            <text:p>266618</text:p>
          </table:table-cell>
          <table:table-cell office:value-type="float" office:value="0.977436336535937" calcext:value-type="float">
            <text:p>0.977436336535937</text:p>
          </table:table-cell>
        </table:table-row>
        <table:table-row table:style-name="ro1">
          <table:table-cell office:value-type="float" office:value="165.829185806999" calcext:value-type="float">
            <text:p>165.829185806999</text:p>
          </table:table-cell>
          <table:table-cell office:value-type="float" office:value="257041" calcext:value-type="float">
            <text:p>257041</text:p>
          </table:table-cell>
          <table:table-cell office:value-type="float" office:value="257048" calcext:value-type="float">
            <text:p>257048</text:p>
          </table:table-cell>
          <table:table-cell office:value-type="float" office:value="0.976754264033944" calcext:value-type="float">
            <text:p>0.976754264033944</text:p>
          </table:table-cell>
        </table:table-row>
        <table:table-row table:style-name="ro1">
          <table:table-cell office:value-type="float" office:value="165.995890565" calcext:value-type="float">
            <text:p>165.995890565</text:p>
          </table:table-cell>
          <table:table-cell office:value-type="float" office:value="265737" calcext:value-type="float">
            <text:p>265737</text:p>
          </table:table-cell>
          <table:table-cell office:value-type="float" office:value="257041" calcext:value-type="float">
            <text:p>257041</text:p>
          </table:table-cell>
          <table:table-cell office:value-type="float" office:value="0.97620860603235" calcext:value-type="float">
            <text:p>0.97620860603235</text:p>
          </table:table-cell>
        </table:table-row>
        <table:table-row table:style-name="ro1">
          <table:table-cell office:value-type="float" office:value="166.161173094" calcext:value-type="float">
            <text:p>166.161173094</text:p>
          </table:table-cell>
          <table:table-cell office:value-type="float" office:value="274643" calcext:value-type="float">
            <text:p>274643</text:p>
          </table:table-cell>
          <table:table-cell office:value-type="float" office:value="265737" calcext:value-type="float">
            <text:p>265737</text:p>
          </table:table-cell>
          <table:table-cell office:value-type="float" office:value="0.975772079631075" calcext:value-type="float">
            <text:p>0.975772079631075</text:p>
          </table:table-cell>
        </table:table-row>
        <table:table-row table:style-name="ro1">
          <table:table-cell office:value-type="float" office:value="166.318274166999" calcext:value-type="float">
            <text:p>166.318274166999</text:p>
          </table:table-cell>
          <table:table-cell office:value-type="float" office:value="275412" calcext:value-type="float">
            <text:p>275412</text:p>
          </table:table-cell>
          <table:table-cell office:value-type="float" office:value="274643" calcext:value-type="float">
            <text:p>274643</text:p>
          </table:table-cell>
          <table:table-cell office:value-type="float" office:value="0.975422858510055" calcext:value-type="float">
            <text:p>0.975422858510055</text:p>
          </table:table-cell>
        </table:table-row>
        <table:table-row table:style-name="ro1">
          <table:table-cell office:value-type="float" office:value="166.478066115" calcext:value-type="float">
            <text:p>166.478066115</text:p>
          </table:table-cell>
          <table:table-cell office:value-type="float" office:value="267851" calcext:value-type="float">
            <text:p>267851</text:p>
          </table:table-cell>
          <table:table-cell office:value-type="float" office:value="275412" calcext:value-type="float">
            <text:p>275412</text:p>
          </table:table-cell>
          <table:table-cell office:value-type="float" office:value="0.975143481613239" calcext:value-type="float">
            <text:p>0.975143481613239</text:p>
          </table:table-cell>
        </table:table-row>
        <table:table-row table:style-name="ro1">
          <table:table-cell office:value-type="float" office:value="166.645390329999" calcext:value-type="float">
            <text:p>166.645390329999</text:p>
          </table:table-cell>
          <table:table-cell office:value-type="float" office:value="258728" calcext:value-type="float">
            <text:p>258728</text:p>
          </table:table-cell>
          <table:table-cell office:value-type="float" office:value="270612" calcext:value-type="float">
            <text:p>270612</text:p>
          </table:table-cell>
          <table:table-cell office:value-type="float" office:value="0.974919980095786" calcext:value-type="float">
            <text:p>0.974919980095786</text:p>
          </table:table-cell>
        </table:table-row>
        <table:table-row table:style-name="ro1">
          <table:table-cell office:value-type="float" office:value="166.809285330999" calcext:value-type="float">
            <text:p>166.809285330999</text:p>
          </table:table-cell>
          <table:table-cell office:value-type="float" office:value="257495" calcext:value-type="float">
            <text:p>257495</text:p>
          </table:table-cell>
          <table:table-cell office:value-type="float" office:value="265002" calcext:value-type="float">
            <text:p>265002</text:p>
          </table:table-cell>
          <table:table-cell office:value-type="float" office:value="0.976014415449178" calcext:value-type="float">
            <text:p>0.976014415449178</text:p>
          </table:table-cell>
        </table:table-row>
        <table:table-row table:style-name="ro1">
          <table:table-cell office:value-type="float" office:value="166.968045456" calcext:value-type="float">
            <text:p>166.968045456</text:p>
          </table:table-cell>
          <table:table-cell office:value-type="float" office:value="264973" calcext:value-type="float">
            <text:p>264973</text:p>
          </table:table-cell>
          <table:table-cell office:value-type="float" office:value="257495" calcext:value-type="float">
            <text:p>257495</text:p>
          </table:table-cell>
          <table:table-cell office:value-type="float" office:value="0.975616727164537" calcext:value-type="float">
            <text:p>0.975616727164537</text:p>
          </table:table-cell>
        </table:table-row>
        <table:table-row table:style-name="ro1">
          <table:table-cell office:value-type="float" office:value="167.129849309" calcext:value-type="float">
            <text:p>167.129849309</text:p>
          </table:table-cell>
          <table:table-cell office:value-type="float" office:value="274413" calcext:value-type="float">
            <text:p>274413</text:p>
          </table:table-cell>
          <table:table-cell office:value-type="float" office:value="264973" calcext:value-type="float">
            <text:p>264973</text:p>
          </table:table-cell>
          <table:table-cell office:value-type="float" office:value="0.975298576536824" calcext:value-type="float">
            <text:p>0.975298576536824</text:p>
          </table:table-cell>
        </table:table-row>
        <table:table-row table:style-name="ro1">
          <table:table-cell office:value-type="float" office:value="167.283177952999" calcext:value-type="float">
            <text:p>167.283177952999</text:p>
          </table:table-cell>
          <table:table-cell office:value-type="float" office:value="277066" calcext:value-type="float">
            <text:p>277066</text:p>
          </table:table-cell>
          <table:table-cell office:value-type="float" office:value="274413" calcext:value-type="float">
            <text:p>274413</text:p>
          </table:table-cell>
          <table:table-cell office:value-type="float" office:value="0.975044056034654" calcext:value-type="float">
            <text:p>0.975044056034654</text:p>
          </table:table-cell>
        </table:table-row>
        <table:table-row table:style-name="ro1">
          <table:table-cell office:value-type="float" office:value="167.439038299999" calcext:value-type="float">
            <text:p>167.439038299999</text:p>
          </table:table-cell>
          <table:table-cell office:value-type="float" office:value="271176" calcext:value-type="float">
            <text:p>271176</text:p>
          </table:table-cell>
          <table:table-cell office:value-type="float" office:value="277066" calcext:value-type="float">
            <text:p>277066</text:p>
          </table:table-cell>
          <table:table-cell office:value-type="float" office:value="0.974840439632918" calcext:value-type="float">
            <text:p>0.974840439632918</text:p>
          </table:table-cell>
        </table:table-row>
        <table:table-row table:style-name="ro1">
          <table:table-cell office:value-type="float" office:value="167.592544515999" calcext:value-type="float">
            <text:p>167.592544515999</text:p>
          </table:table-cell>
          <table:table-cell office:value-type="float" office:value="262099" calcext:value-type="float">
            <text:p>262099</text:p>
          </table:table-cell>
          <table:table-cell office:value-type="float" office:value="272266" calcext:value-type="float">
            <text:p>272266</text:p>
          </table:table-cell>
          <table:table-cell office:value-type="float" office:value="0.975950783078884" calcext:value-type="float">
            <text:p>0.975950783078884</text:p>
          </table:table-cell>
        </table:table-row>
        <table:table-row table:style-name="ro1">
          <table:table-cell office:value-type="float" office:value="167.750939695999" calcext:value-type="float">
            <text:p>167.750939695999</text:p>
          </table:table-cell>
          <table:table-cell office:value-type="float" office:value="257751" calcext:value-type="float">
            <text:p>257751</text:p>
          </table:table-cell>
          <table:table-cell office:value-type="float" office:value="262913" calcext:value-type="float">
            <text:p>262913</text:p>
          </table:table-cell>
          <table:table-cell office:value-type="float" office:value="0.975565821268302" calcext:value-type="float">
            <text:p>0.975565821268302</text:p>
          </table:table-cell>
        </table:table-row>
        <table:table-row table:style-name="ro1">
          <table:table-cell office:value-type="float" office:value="167.908232521" calcext:value-type="float">
            <text:p>167.908232521</text:p>
          </table:table-cell>
          <table:table-cell office:value-type="float" office:value="262456" calcext:value-type="float">
            <text:p>262456</text:p>
          </table:table-cell>
          <table:table-cell office:value-type="float" office:value="257751" calcext:value-type="float">
            <text:p>257751</text:p>
          </table:table-cell>
          <table:table-cell office:value-type="float" office:value="0.975257851819836" calcext:value-type="float">
            <text:p>0.975257851819836</text:p>
          </table:table-cell>
        </table:table-row>
        <table:table-row table:style-name="ro1">
          <table:table-cell office:value-type="float" office:value="168.067153816999" calcext:value-type="float">
            <text:p>168.067153816999</text:p>
          </table:table-cell>
          <table:table-cell office:value-type="float" office:value="272162" calcext:value-type="float">
            <text:p>272162</text:p>
          </table:table-cell>
          <table:table-cell office:value-type="float" office:value="262456" calcext:value-type="float">
            <text:p>262456</text:p>
          </table:table-cell>
          <table:table-cell office:value-type="float" office:value="0.975011476261064" calcext:value-type="float">
            <text:p>0.975011476261064</text:p>
          </table:table-cell>
        </table:table-row>
        <table:table-row table:style-name="ro1">
          <table:table-cell office:value-type="float" office:value="168.226399747" calcext:value-type="float">
            <text:p>168.226399747</text:p>
          </table:table-cell>
          <table:table-cell office:value-type="float" office:value="278116" calcext:value-type="float">
            <text:p>278116</text:p>
          </table:table-cell>
          <table:table-cell office:value-type="float" office:value="272162" calcext:value-type="float">
            <text:p>272162</text:p>
          </table:table-cell>
          <table:table-cell office:value-type="float" office:value="0.974814375814046" calcext:value-type="float">
            <text:p>0.974814375814046</text:p>
          </table:table-cell>
        </table:table-row>
        <table:table-row table:style-name="ro1">
          <table:table-cell office:value-type="float" office:value="168.383704161999" calcext:value-type="float">
            <text:p>168.383704161999</text:p>
          </table:table-cell>
          <table:table-cell office:value-type="float" office:value="275057" calcext:value-type="float">
            <text:p>275057</text:p>
          </table:table-cell>
          <table:table-cell office:value-type="float" office:value="278116" calcext:value-type="float">
            <text:p>278116</text:p>
          </table:table-cell>
          <table:table-cell office:value-type="float" office:value="0.974656695456432" calcext:value-type="float">
            <text:p>0.974656695456432</text:p>
          </table:table-cell>
        </table:table-row>
        <table:table-row table:style-name="ro1">
          <table:table-cell office:value-type="float" office:value="168.541471233" calcext:value-type="float">
            <text:p>168.541471233</text:p>
          </table:table-cell>
          <table:table-cell office:value-type="float" office:value="265965" calcext:value-type="float">
            <text:p>265965</text:p>
          </table:table-cell>
          <table:table-cell office:value-type="float" office:value="276916" calcext:value-type="float">
            <text:p>276916</text:p>
          </table:table-cell>
          <table:table-cell office:value-type="float" office:value="0.97453055117034" calcext:value-type="float">
            <text:p>0.97453055117034</text:p>
          </table:table-cell>
        </table:table-row>
        <table:table-row table:style-name="ro1">
          <table:table-cell office:value-type="float" office:value="168.686089584" calcext:value-type="float">
            <text:p>168.686089584</text:p>
          </table:table-cell>
          <table:table-cell office:value-type="float" office:value="259481" calcext:value-type="float">
            <text:p>259481</text:p>
          </table:table-cell>
          <table:table-cell office:value-type="float" office:value="272116" calcext:value-type="float">
            <text:p>272116</text:p>
          </table:table-cell>
          <table:table-cell office:value-type="float" office:value="0.974429635741467" calcext:value-type="float">
            <text:p>0.974429635741467</text:p>
          </table:table-cell>
        </table:table-row>
        <table:table-row table:style-name="ro1">
          <table:table-cell office:value-type="float" office:value="168.847798286" calcext:value-type="float">
            <text:p>168.847798286</text:p>
          </table:table-cell>
          <table:table-cell office:value-type="float" office:value="260677" calcext:value-type="float">
            <text:p>260677</text:p>
          </table:table-cell>
          <table:table-cell office:value-type="float" office:value="262516" calcext:value-type="float">
            <text:p>262516</text:p>
          </table:table-cell>
          <table:table-cell office:value-type="float" office:value="0.974348903398368" calcext:value-type="float">
            <text:p>0.974348903398368</text:p>
          </table:table-cell>
        </table:table-row>
        <table:table-row table:style-name="ro1">
          <table:table-cell office:value-type="float" office:value="169.012675468999" calcext:value-type="float">
            <text:p>169.012675468999</text:p>
          </table:table-cell>
          <table:table-cell office:value-type="float" office:value="269808" calcext:value-type="float">
            <text:p>269808</text:p>
          </table:table-cell>
          <table:table-cell office:value-type="float" office:value="260677" calcext:value-type="float">
            <text:p>260677</text:p>
          </table:table-cell>
          <table:table-cell office:value-type="float" office:value="0.974284317523889" calcext:value-type="float">
            <text:p>0.974284317523889</text:p>
          </table:table-cell>
        </table:table-row>
        <table:table-row table:style-name="ro1">
          <table:table-cell office:value-type="float" office:value="169.173886204" calcext:value-type="float">
            <text:p>169.173886204</text:p>
          </table:table-cell>
          <table:table-cell office:value-type="float" office:value="278051" calcext:value-type="float">
            <text:p>278051</text:p>
          </table:table-cell>
          <table:table-cell office:value-type="float" office:value="269808" calcext:value-type="float">
            <text:p>269808</text:p>
          </table:table-cell>
          <table:table-cell office:value-type="float" office:value="0.972975841115886" calcext:value-type="float">
            <text:p>0.972975841115886</text:p>
          </table:table-cell>
        </table:table-row>
        <table:table-row table:style-name="ro1">
          <table:table-cell office:value-type="float" office:value="169.330270066999" calcext:value-type="float">
            <text:p>169.330270066999</text:p>
          </table:table-cell>
          <table:table-cell office:value-type="float" office:value="278085" calcext:value-type="float">
            <text:p>278085</text:p>
          </table:table-cell>
          <table:table-cell office:value-type="float" office:value="278051" calcext:value-type="float">
            <text:p>278051</text:p>
          </table:table-cell>
          <table:table-cell office:value-type="float" office:value="0.971929059989483" calcext:value-type="float">
            <text:p>0.971929059989483</text:p>
          </table:table-cell>
        </table:table-row>
        <table:table-row table:style-name="ro1">
          <table:table-cell office:value-type="float" office:value="169.490588610999" calcext:value-type="float">
            <text:p>169.490588610999</text:p>
          </table:table-cell>
          <table:table-cell office:value-type="float" office:value="270081" calcext:value-type="float">
            <text:p>270081</text:p>
          </table:table-cell>
          <table:table-cell office:value-type="float" office:value="278085" calcext:value-type="float">
            <text:p>278085</text:p>
          </table:table-cell>
          <table:table-cell office:value-type="float" office:value="0.983994860894812" calcext:value-type="float">
            <text:p>0.983994860894812</text:p>
          </table:table-cell>
        </table:table-row>
        <table:table-row table:style-name="ro1">
          <table:table-cell office:value-type="float" office:value="169.645434254" calcext:value-type="float">
            <text:p>169.645434254</text:p>
          </table:table-cell>
          <table:table-cell office:value-type="float" office:value="261727" calcext:value-type="float">
            <text:p>261727</text:p>
          </table:table-cell>
          <table:table-cell office:value-type="float" office:value="274368" calcext:value-type="float">
            <text:p>274368</text:p>
          </table:table-cell>
          <table:table-cell office:value-type="float" office:value="0.993647501619076" calcext:value-type="float">
            <text:p>0.993647501619076</text:p>
          </table:table-cell>
        </table:table-row>
        <table:table-row table:style-name="ro1">
          <table:table-cell office:value-type="float" office:value="169.798264469999" calcext:value-type="float">
            <text:p>169.798264469999</text:p>
          </table:table-cell>
          <table:table-cell office:value-type="float" office:value="260254" calcext:value-type="float">
            <text:p>260254</text:p>
          </table:table-cell>
          <table:table-cell office:value-type="float" office:value="270768" calcext:value-type="float">
            <text:p>270768</text:p>
          </table:table-cell>
          <table:table-cell office:value-type="float" office:value="1.00136961419849" calcext:value-type="float">
            <text:p>1.00136961419849</text:p>
          </table:table-cell>
        </table:table-row>
        <table:table-row table:style-name="ro1">
          <table:table-cell office:value-type="float" office:value="169.948355631999" calcext:value-type="float">
            <text:p>169.948355631999</text:p>
          </table:table-cell>
          <table:table-cell office:value-type="float" office:value="266760" calcext:value-type="float">
            <text:p>266760</text:p>
          </table:table-cell>
          <table:table-cell office:value-type="float" office:value="260254" calcext:value-type="float">
            <text:p>260254</text:p>
          </table:table-cell>
          <table:table-cell office:value-type="float" office:value="1.00754730426201" calcext:value-type="float">
            <text:p>1.00754730426201</text:p>
          </table:table-cell>
        </table:table-row>
        <table:table-row table:style-name="ro1">
          <table:table-cell office:value-type="float" office:value="170.099984113" calcext:value-type="float">
            <text:p>170.099984113</text:p>
          </table:table-cell>
          <table:table-cell office:value-type="float" office:value="275977" calcext:value-type="float">
            <text:p>275977</text:p>
          </table:table-cell>
          <table:table-cell office:value-type="float" office:value="266760" calcext:value-type="float">
            <text:p>266760</text:p>
          </table:table-cell>
          <table:table-cell office:value-type="float" office:value="1.01248945631284" calcext:value-type="float">
            <text:p>1.01248945631284</text:p>
          </table:table-cell>
        </table:table-row>
        <table:table-row table:style-name="ro1">
          <table:table-cell office:value-type="float" office:value="170.249128792" calcext:value-type="float">
            <text:p>170.249128792</text:p>
          </table:table-cell>
          <table:table-cell office:value-type="float" office:value="280248" calcext:value-type="float">
            <text:p>280248</text:p>
          </table:table-cell>
          <table:table-cell office:value-type="float" office:value="275977" calcext:value-type="float">
            <text:p>275977</text:p>
          </table:table-cell>
          <table:table-cell office:value-type="float" office:value="1.0164431779535" calcext:value-type="float">
            <text:p>1.0164431779535</text:p>
          </table:table-cell>
        </table:table-row>
        <table:table-row table:style-name="ro1">
          <table:table-cell office:value-type="float" office:value="170.400002222999" calcext:value-type="float">
            <text:p>170.400002222999</text:p>
          </table:table-cell>
          <table:table-cell office:value-type="float" office:value="276277" calcext:value-type="float">
            <text:p>276277</text:p>
          </table:table-cell>
          <table:table-cell office:value-type="float" office:value="280248" calcext:value-type="float">
            <text:p>280248</text:p>
          </table:table-cell>
          <table:table-cell office:value-type="float" office:value="1.00795973716799" calcext:value-type="float">
            <text:p>1.00795973716799</text:p>
          </table:table-cell>
        </table:table-row>
        <table:table-row table:style-name="ro1">
          <table:table-cell office:value-type="float" office:value="170.567172044999" calcext:value-type="float">
            <text:p>170.567172044999</text:p>
          </table:table-cell>
          <table:table-cell office:value-type="float" office:value="266470" calcext:value-type="float">
            <text:p>266470</text:p>
          </table:table-cell>
          <table:table-cell office:value-type="float" office:value="276277" calcext:value-type="float">
            <text:p>276277</text:p>
          </table:table-cell>
          <table:table-cell office:value-type="float" office:value="1.01281940263762" calcext:value-type="float">
            <text:p>1.01281940263762</text:p>
          </table:table-cell>
        </table:table-row>
        <table:table-row table:style-name="ro1">
          <table:table-cell office:value-type="float" office:value="170.715335051" calcext:value-type="float">
            <text:p>170.715335051</text:p>
          </table:table-cell>
          <table:table-cell office:value-type="float" office:value="260951" calcext:value-type="float">
            <text:p>260951</text:p>
          </table:table-cell>
          <table:table-cell office:value-type="float" office:value="270277" calcext:value-type="float">
            <text:p>270277</text:p>
          </table:table-cell>
          <table:table-cell office:value-type="float" office:value="1.01670713501332" calcext:value-type="float">
            <text:p>1.01670713501332</text:p>
          </table:table-cell>
        </table:table-row>
        <table:table-row table:style-name="ro1">
          <table:table-cell office:value-type="float" office:value="170.866473444999" calcext:value-type="float">
            <text:p>170.866473444999</text:p>
          </table:table-cell>
          <table:table-cell office:value-type="float" office:value="263426" calcext:value-type="float">
            <text:p>263426</text:p>
          </table:table-cell>
          <table:table-cell office:value-type="float" office:value="265477" calcext:value-type="float">
            <text:p>265477</text:p>
          </table:table-cell>
          <table:table-cell office:value-type="float" office:value="1.01981732091388" calcext:value-type="float">
            <text:p>1.01981732091388</text:p>
          </table:table-cell>
        </table:table-row>
        <table:table-row table:style-name="ro1">
          <table:table-cell office:value-type="float" office:value="171.019607196" calcext:value-type="float">
            <text:p>171.019607196</text:p>
          </table:table-cell>
          <table:table-cell office:value-type="float" office:value="272248" calcext:value-type="float">
            <text:p>272248</text:p>
          </table:table-cell>
          <table:table-cell office:value-type="float" office:value="263426" calcext:value-type="float">
            <text:p>263426</text:p>
          </table:table-cell>
          <table:table-cell office:value-type="float" office:value="1.02230546963433" calcext:value-type="float">
            <text:p>1.02230546963433</text:p>
          </table:table-cell>
        </table:table-row>
        <table:table-row table:style-name="ro1">
          <table:table-cell office:value-type="float" office:value="171.165296129" calcext:value-type="float">
            <text:p>171.165296129</text:p>
          </table:table-cell>
          <table:table-cell office:value-type="float" office:value="279782" calcext:value-type="float">
            <text:p>279782</text:p>
          </table:table-cell>
          <table:table-cell office:value-type="float" office:value="272248" calcext:value-type="float">
            <text:p>272248</text:p>
          </table:table-cell>
          <table:table-cell office:value-type="float" office:value="1.02429598861069" calcext:value-type="float">
            <text:p>1.02429598861069</text:p>
          </table:table-cell>
        </table:table-row>
        <table:table-row table:style-name="ro1">
          <table:table-cell office:value-type="float" office:value="171.316731927" calcext:value-type="float">
            <text:p>171.316731927</text:p>
          </table:table-cell>
          <table:table-cell office:value-type="float" office:value="280450" calcext:value-type="float">
            <text:p>280450</text:p>
          </table:table-cell>
          <table:table-cell office:value-type="float" office:value="279782" calcext:value-type="float">
            <text:p>279782</text:p>
          </table:table-cell>
          <table:table-cell office:value-type="float" office:value="1.02588840379178" calcext:value-type="float">
            <text:p>1.02588840379178</text:p>
          </table:table-cell>
        </table:table-row>
        <table:table-row table:style-name="ro1">
          <table:table-cell office:value-type="float" office:value="171.462190438" calcext:value-type="float">
            <text:p>171.462190438</text:p>
          </table:table-cell>
          <table:table-cell office:value-type="float" office:value="273815" calcext:value-type="float">
            <text:p>273815</text:p>
          </table:table-cell>
          <table:table-cell office:value-type="float" office:value="279782" calcext:value-type="float">
            <text:p>279782</text:p>
          </table:table-cell>
          <table:table-cell office:value-type="float" office:value="1.02716233593665" calcext:value-type="float">
            <text:p>1.02716233593665</text:p>
          </table:table-cell>
        </table:table-row>
        <table:table-row table:style-name="ro1">
          <table:table-cell office:value-type="float" office:value="171.607869821999" calcext:value-type="float">
            <text:p>171.607869821999</text:p>
          </table:table-cell>
          <table:table-cell office:value-type="float" office:value="265337" calcext:value-type="float">
            <text:p>265337</text:p>
          </table:table-cell>
          <table:table-cell office:value-type="float" office:value="274982" calcext:value-type="float">
            <text:p>274982</text:p>
          </table:table-cell>
          <table:table-cell office:value-type="float" office:value="1.02818148165255" calcext:value-type="float">
            <text:p>1.02818148165255</text:p>
          </table:table-cell>
        </table:table-row>
        <table:table-row table:style-name="ro1">
          <table:table-cell office:value-type="float" office:value="171.757661018999" calcext:value-type="float">
            <text:p>171.757661018999</text:p>
          </table:table-cell>
          <table:table-cell office:value-type="float" office:value="261769" calcext:value-type="float">
            <text:p>261769</text:p>
          </table:table-cell>
          <table:table-cell office:value-type="float" office:value="269723" calcext:value-type="float">
            <text:p>269723</text:p>
          </table:table-cell>
          <table:table-cell office:value-type="float" office:value="1.02899679822526" calcext:value-type="float">
            <text:p>1.02899679822526</text:p>
          </table:table-cell>
        </table:table-row>
        <table:table-row table:style-name="ro1">
          <table:table-cell office:value-type="float" office:value="171.905679563" calcext:value-type="float">
            <text:p>171.905679563</text:p>
          </table:table-cell>
          <table:table-cell office:value-type="float" office:value="266320" calcext:value-type="float">
            <text:p>266320</text:p>
          </table:table-cell>
          <table:table-cell office:value-type="float" office:value="265144" calcext:value-type="float">
            <text:p>265144</text:p>
          </table:table-cell>
          <table:table-cell office:value-type="float" office:value="1.02964905148344" calcext:value-type="float">
            <text:p>1.02964905148344</text:p>
          </table:table-cell>
        </table:table-row>
        <table:table-row table:style-name="ro1">
          <table:table-cell office:value-type="float" office:value="172.079823024" calcext:value-type="float">
            <text:p>172.079823024</text:p>
          </table:table-cell>
          <table:table-cell office:value-type="float" office:value="276887" calcext:value-type="float">
            <text:p>276887</text:p>
          </table:table-cell>
          <table:table-cell office:value-type="float" office:value="266320" calcext:value-type="float">
            <text:p>266320</text:p>
          </table:table-cell>
          <table:table-cell office:value-type="float" office:value="1.03017085408997" calcext:value-type="float">
            <text:p>1.03017085408997</text:p>
          </table:table-cell>
        </table:table-row>
        <table:table-row table:style-name="ro1">
          <table:table-cell office:value-type="float" office:value="172.181700321" calcext:value-type="float">
            <text:p>172.181700321</text:p>
          </table:table-cell>
          <table:table-cell office:value-type="float" office:value="281274" calcext:value-type="float">
            <text:p>281274</text:p>
          </table:table-cell>
          <table:table-cell office:value-type="float" office:value="274720" calcext:value-type="float">
            <text:p>274720</text:p>
          </table:table-cell>
          <table:table-cell office:value-type="float" office:value="1.01894187807717" calcext:value-type="float">
            <text:p>1.01894187807717</text:p>
          </table:table-cell>
        </table:table-row>
        <table:table-row table:style-name="ro1">
          <table:table-cell office:value-type="float" office:value="172.327375305" calcext:value-type="float">
            <text:p>172.327375305</text:p>
          </table:table-cell>
          <table:table-cell office:value-type="float" office:value="281168" calcext:value-type="float">
            <text:p>281168</text:p>
          </table:table-cell>
          <table:table-cell office:value-type="float" office:value="281274" calcext:value-type="float">
            <text:p>281274</text:p>
          </table:table-cell>
          <table:table-cell office:value-type="float" office:value="1.00995869726693" calcext:value-type="float">
            <text:p>1.00995869726693</text:p>
          </table:table-cell>
        </table:table-row>
        <table:table-row table:style-name="ro1">
          <table:table-cell office:value-type="float" office:value="172.475265225999" calcext:value-type="float">
            <text:p>172.475265225999</text:p>
          </table:table-cell>
          <table:table-cell office:value-type="float" office:value="274023" calcext:value-type="float">
            <text:p>274023</text:p>
          </table:table-cell>
          <table:table-cell office:value-type="float" office:value="281168" calcext:value-type="float">
            <text:p>281168</text:p>
          </table:table-cell>
          <table:table-cell office:value-type="float" office:value="1.00277215261874" calcext:value-type="float">
            <text:p>1.00277215261874</text:p>
          </table:table-cell>
        </table:table-row>
        <table:table-row table:style-name="ro1">
          <table:table-cell office:value-type="float" office:value="172.621627308999" calcext:value-type="float">
            <text:p>172.621627308999</text:p>
          </table:table-cell>
          <table:table-cell office:value-type="float" office:value="265701" calcext:value-type="float">
            <text:p>265701</text:p>
          </table:table-cell>
          <table:table-cell office:value-type="float" office:value="277568" calcext:value-type="float">
            <text:p>277568</text:p>
          </table:table-cell>
          <table:table-cell office:value-type="float" office:value="0.997022916900189" calcext:value-type="float">
            <text:p>0.997022916900189</text:p>
          </table:table-cell>
        </table:table-row>
        <table:table-row table:style-name="ro1">
          <table:table-cell office:value-type="float" office:value="172.773833515999" calcext:value-type="float">
            <text:p>172.773833515999</text:p>
          </table:table-cell>
          <table:table-cell office:value-type="float" office:value="262885" calcext:value-type="float">
            <text:p>262885</text:p>
          </table:table-cell>
          <table:table-cell office:value-type="float" office:value="272768" calcext:value-type="float">
            <text:p>272768</text:p>
          </table:table-cell>
          <table:table-cell office:value-type="float" office:value="0.992423528325346" calcext:value-type="float">
            <text:p>0.992423528325346</text:p>
          </table:table-cell>
        </table:table-row>
        <table:table-row table:style-name="ro1">
          <table:table-cell office:value-type="float" office:value="172.925268633999" calcext:value-type="float">
            <text:p>172.925268633999</text:p>
          </table:table-cell>
          <table:table-cell office:value-type="float" office:value="268400" calcext:value-type="float">
            <text:p>268400</text:p>
          </table:table-cell>
          <table:table-cell office:value-type="float" office:value="263263" calcext:value-type="float">
            <text:p>263263</text:p>
          </table:table-cell>
          <table:table-cell office:value-type="float" office:value="0.988744017465471" calcext:value-type="float">
            <text:p>0.988744017465471</text:p>
          </table:table-cell>
        </table:table-row>
        <table:table-row table:style-name="ro1">
          <table:table-cell office:value-type="float" office:value="173.027808839999" calcext:value-type="float">
            <text:p>173.027808839999</text:p>
          </table:table-cell>
          <table:table-cell office:value-type="float" office:value="274766" calcext:value-type="float">
            <text:p>274766</text:p>
          </table:table-cell>
          <table:table-cell office:value-type="float" office:value="268400" calcext:value-type="float">
            <text:p>268400</text:p>
          </table:table-cell>
          <table:table-cell office:value-type="float" office:value="0.985800408777572" calcext:value-type="float">
            <text:p>0.985800408777572</text:p>
          </table:table-cell>
        </table:table-row>
        <table:table-row table:style-name="ro1">
          <table:table-cell office:value-type="float" office:value="173.189990756" calcext:value-type="float">
            <text:p>173.189990756</text:p>
          </table:table-cell>
          <table:table-cell office:value-type="float" office:value="282487" calcext:value-type="float">
            <text:p>282487</text:p>
          </table:table-cell>
          <table:table-cell office:value-type="float" office:value="274766" calcext:value-type="float">
            <text:p>274766</text:p>
          </table:table-cell>
          <table:table-cell office:value-type="float" office:value="0.983445521827252" calcext:value-type="float">
            <text:p>0.983445521827252</text:p>
          </table:table-cell>
        </table:table-row>
        <table:table-row table:style-name="ro1">
          <table:table-cell office:value-type="float" office:value="173.341004828" calcext:value-type="float">
            <text:p>173.341004828</text:p>
          </table:table-cell>
          <table:table-cell office:value-type="float" office:value="281750" calcext:value-type="float">
            <text:p>281750</text:p>
          </table:table-cell>
          <table:table-cell office:value-type="float" office:value="282487" calcext:value-type="float">
            <text:p>282487</text:p>
          </table:table-cell>
          <table:table-cell office:value-type="float" office:value="0.981561612266997" calcext:value-type="float">
            <text:p>0.981561612266997</text:p>
          </table:table-cell>
        </table:table-row>
        <table:table-row table:style-name="ro1">
          <table:table-cell office:value-type="float" office:value="173.487756024999" calcext:value-type="float">
            <text:p>173.487756024999</text:p>
          </table:table-cell>
          <table:table-cell office:value-type="float" office:value="274256" calcext:value-type="float">
            <text:p>274256</text:p>
          </table:table-cell>
          <table:table-cell office:value-type="float" office:value="281750" calcext:value-type="float">
            <text:p>281750</text:p>
          </table:table-cell>
          <table:table-cell office:value-type="float" office:value="0.980054484618792" calcext:value-type="float">
            <text:p>0.980054484618792</text:p>
          </table:table-cell>
        </table:table-row>
        <table:table-row table:style-name="ro1">
          <table:table-cell office:value-type="float" office:value="173.649326153" calcext:value-type="float">
            <text:p>173.649326153</text:p>
          </table:table-cell>
          <table:table-cell office:value-type="float" office:value="265584" calcext:value-type="float">
            <text:p>265584</text:p>
          </table:table-cell>
          <table:table-cell office:value-type="float" office:value="278150" calcext:value-type="float">
            <text:p>278150</text:p>
          </table:table-cell>
          <table:table-cell office:value-type="float" office:value="0.978848782500229" calcext:value-type="float">
            <text:p>0.978848782500229</text:p>
          </table:table-cell>
        </table:table-row>
        <table:table-row table:style-name="ro1">
          <table:table-cell office:value-type="float" office:value="173.79761356" calcext:value-type="float">
            <text:p>173.79761356</text:p>
          </table:table-cell>
          <table:table-cell office:value-type="float" office:value="264241" calcext:value-type="float">
            <text:p>264241</text:p>
          </table:table-cell>
          <table:table-cell office:value-type="float" office:value="269750" calcext:value-type="float">
            <text:p>269750</text:p>
          </table:table-cell>
          <table:table-cell office:value-type="float" office:value="0.977884220805378" calcext:value-type="float">
            <text:p>0.977884220805378</text:p>
          </table:table-cell>
        </table:table-row>
        <table:table-row table:style-name="ro1">
          <table:table-cell office:value-type="float" office:value="173.94771733" calcext:value-type="float">
            <text:p>173.94771733</text:p>
          </table:table-cell>
          <table:table-cell office:value-type="float" office:value="270721" calcext:value-type="float">
            <text:p>270721</text:p>
          </table:table-cell>
          <table:table-cell office:value-type="float" office:value="268550" calcext:value-type="float">
            <text:p>268550</text:p>
          </table:table-cell>
          <table:table-cell office:value-type="float" office:value="0.975855763741076" calcext:value-type="float">
            <text:p>0.975855763741076</text:p>
          </table:table-cell>
        </table:table-row>
        <table:table-row table:style-name="ro1">
          <table:table-cell office:value-type="float" office:value="174.100422333999" calcext:value-type="float">
            <text:p>174.100422333999</text:p>
          </table:table-cell>
          <table:table-cell office:value-type="float" office:value="279999" calcext:value-type="float">
            <text:p>279999</text:p>
          </table:table-cell>
          <table:table-cell office:value-type="float" office:value="270721" calcext:value-type="float">
            <text:p>270721</text:p>
          </table:table-cell>
          <table:table-cell office:value-type="float" office:value="0.974232998089635" calcext:value-type="float">
            <text:p>0.974232998089635</text:p>
          </table:table-cell>
        </table:table-row>
        <table:table-row table:style-name="ro1">
          <table:table-cell office:value-type="float" office:value="174.250180899" calcext:value-type="float">
            <text:p>174.250180899</text:p>
          </table:table-cell>
          <table:table-cell office:value-type="float" office:value="284250" calcext:value-type="float">
            <text:p>284250</text:p>
          </table:table-cell>
          <table:table-cell office:value-type="float" office:value="279999" calcext:value-type="float">
            <text:p>279999</text:p>
          </table:table-cell>
          <table:table-cell office:value-type="float" office:value="0.972934785568483" calcext:value-type="float">
            <text:p>0.972934785568483</text:p>
          </table:table-cell>
        </table:table-row>
        <table:table-row table:style-name="ro1">
          <table:table-cell office:value-type="float" office:value="174.400945317" calcext:value-type="float">
            <text:p>174.400945317</text:p>
          </table:table-cell>
          <table:table-cell office:value-type="float" office:value="280230" calcext:value-type="float">
            <text:p>280230</text:p>
          </table:table-cell>
          <table:table-cell office:value-type="float" office:value="284250" calcext:value-type="float">
            <text:p>284250</text:p>
          </table:table-cell>
          <table:table-cell office:value-type="float" office:value="0.97189621555156" calcext:value-type="float">
            <text:p>0.97189621555156</text:p>
          </table:table-cell>
        </table:table-row>
        <table:table-row table:style-name="ro1">
          <table:table-cell office:value-type="float" office:value="174.555187030999" calcext:value-type="float">
            <text:p>174.555187030999</text:p>
          </table:table-cell>
          <table:table-cell office:value-type="float" office:value="271156" calcext:value-type="float">
            <text:p>271156</text:p>
          </table:table-cell>
          <table:table-cell office:value-type="float" office:value="280230" calcext:value-type="float">
            <text:p>280230</text:p>
          </table:table-cell>
          <table:table-cell office:value-type="float" office:value="0.971065359538023" calcext:value-type="float">
            <text:p>0.971065359538023</text:p>
          </table:table-cell>
        </table:table-row>
        <table:table-row table:style-name="ro1">
          <table:table-cell office:value-type="float" office:value="174.713153471999" calcext:value-type="float">
            <text:p>174.713153471999</text:p>
          </table:table-cell>
          <table:table-cell office:value-type="float" office:value="264979" calcext:value-type="float">
            <text:p>264979</text:p>
          </table:table-cell>
          <table:table-cell office:value-type="float" office:value="280230" calcext:value-type="float">
            <text:p>280230</text:p>
          </table:table-cell>
          <table:table-cell office:value-type="float" office:value="0.970400674727192" calcext:value-type="float">
            <text:p>0.970400674727192</text:p>
          </table:table-cell>
        </table:table-row>
        <table:table-row table:style-name="ro1">
          <table:table-cell office:value-type="float" office:value="174.882166855999" calcext:value-type="float">
            <text:p>174.882166855999</text:p>
          </table:table-cell>
          <table:table-cell office:value-type="float" office:value="268136" calcext:value-type="float">
            <text:p>268136</text:p>
          </table:table-cell>
          <table:table-cell office:value-type="float" office:value="275934" calcext:value-type="float">
            <text:p>275934</text:p>
          </table:table-cell>
          <table:table-cell office:value-type="float" office:value="0.98277215268498" calcext:value-type="float">
            <text:p>0.98277215268498</text:p>
          </table:table-cell>
        </table:table-row>
        <table:table-row table:style-name="ro1">
          <table:table-cell office:value-type="float" office:value="175.047952388999" calcext:value-type="float">
            <text:p>175.047952388999</text:p>
          </table:table-cell>
          <table:table-cell office:value-type="float" office:value="278015" calcext:value-type="float">
            <text:p>278015</text:p>
          </table:table-cell>
          <table:table-cell office:value-type="float" office:value="268136" calcext:value-type="float">
            <text:p>268136</text:p>
          </table:table-cell>
          <table:table-cell office:value-type="float" office:value="0.979766109244758" calcext:value-type="float">
            <text:p>0.979766109244758</text:p>
          </table:table-cell>
        </table:table-row>
        <table:table-row table:style-name="ro1">
          <table:table-cell office:value-type="float" office:value="175.222441292999" calcext:value-type="float">
            <text:p>175.222441292999</text:p>
          </table:table-cell>
          <table:table-cell office:value-type="float" office:value="285072" calcext:value-type="float">
            <text:p>285072</text:p>
          </table:table-cell>
          <table:table-cell office:value-type="float" office:value="278015" calcext:value-type="float">
            <text:p>278015</text:p>
          </table:table-cell>
          <table:table-cell office:value-type="float" office:value="0.990264500299032" calcext:value-type="float">
            <text:p>0.990264500299032</text:p>
          </table:table-cell>
        </table:table-row>
        <table:table-row table:style-name="ro1">
          <table:table-cell office:value-type="float" office:value="175.391343395999" calcext:value-type="float">
            <text:p>175.391343395999</text:p>
          </table:table-cell>
          <table:table-cell office:value-type="float" office:value="281700" calcext:value-type="float">
            <text:p>281700</text:p>
          </table:table-cell>
          <table:table-cell office:value-type="float" office:value="285072" calcext:value-type="float">
            <text:p>285072</text:p>
          </table:table-cell>
          <table:table-cell office:value-type="float" office:value="0.998663213142452" calcext:value-type="float">
            <text:p>0.998663213142452</text:p>
          </table:table-cell>
        </table:table-row>
        <table:table-row table:style-name="ro1">
          <table:table-cell office:value-type="float" office:value="175.569356275999" calcext:value-type="float">
            <text:p>175.569356275999</text:p>
          </table:table-cell>
          <table:table-cell office:value-type="float" office:value="271348" calcext:value-type="float">
            <text:p>271348</text:p>
          </table:table-cell>
          <table:table-cell office:value-type="float" office:value="283872" calcext:value-type="float">
            <text:p>283872</text:p>
          </table:table-cell>
          <table:table-cell office:value-type="float" office:value="1.00405877564217" calcext:value-type="float">
            <text:p>1.00405877564217</text:p>
          </table:table-cell>
        </table:table-row>
        <table:table-row table:style-name="ro1">
          <table:table-cell office:value-type="float" office:value="175.680148768" calcext:value-type="float">
            <text:p>175.680148768</text:p>
          </table:table-cell>
          <table:table-cell office:value-type="float" office:value="266627" calcext:value-type="float">
            <text:p>266627</text:p>
          </table:table-cell>
          <table:table-cell office:value-type="float" office:value="280272" calcext:value-type="float">
            <text:p>280272</text:p>
          </table:table-cell>
          <table:table-cell office:value-type="float" office:value="1.00969863341696" calcext:value-type="float">
            <text:p>1.00969863341696</text:p>
          </table:table-cell>
        </table:table-row>
        <table:table-row table:style-name="ro1">
          <table:table-cell office:value-type="float" office:value="175.793858867" calcext:value-type="float">
            <text:p>175.793858867</text:p>
          </table:table-cell>
          <table:table-cell office:value-type="float" office:value="266171" calcext:value-type="float">
            <text:p>266171</text:p>
          </table:table-cell>
          <table:table-cell office:value-type="float" office:value="279072" calcext:value-type="float">
            <text:p>279072</text:p>
          </table:table-cell>
          <table:table-cell office:value-type="float" office:value="1.01421051963679" calcext:value-type="float">
            <text:p>1.01421051963679</text:p>
          </table:table-cell>
        </table:table-row>
        <table:table-row table:style-name="ro1">
          <table:table-cell office:value-type="float" office:value="175.958980091" calcext:value-type="float">
            <text:p>175.958980091</text:p>
          </table:table-cell>
          <table:table-cell office:value-type="float" office:value="273410" calcext:value-type="float">
            <text:p>273410</text:p>
          </table:table-cell>
          <table:table-cell office:value-type="float" office:value="271132" calcext:value-type="float">
            <text:p>271132</text:p>
          </table:table-cell>
          <table:table-cell office:value-type="float" office:value="1.01782002861266" calcext:value-type="float">
            <text:p>1.01782002861266</text:p>
          </table:table-cell>
        </table:table-row>
        <table:table-row table:style-name="ro1">
          <table:table-cell office:value-type="float" office:value="176.131488978999" calcext:value-type="float">
            <text:p>176.131488978999</text:p>
          </table:table-cell>
          <table:table-cell office:value-type="float" office:value="283484" calcext:value-type="float">
            <text:p>283484</text:p>
          </table:table-cell>
          <table:table-cell office:value-type="float" office:value="273410" calcext:value-type="float">
            <text:p>273410</text:p>
          </table:table-cell>
          <table:table-cell office:value-type="float" office:value="1.02070763579335" calcext:value-type="float">
            <text:p>1.02070763579335</text:p>
          </table:table-cell>
        </table:table-row>
        <table:table-row table:style-name="ro1">
          <table:table-cell office:value-type="float" office:value="176.296003055" calcext:value-type="float">
            <text:p>176.296003055</text:p>
          </table:table-cell>
          <table:table-cell office:value-type="float" office:value="285881" calcext:value-type="float">
            <text:p>285881</text:p>
          </table:table-cell>
          <table:table-cell office:value-type="float" office:value="283484" calcext:value-type="float">
            <text:p>283484</text:p>
          </table:table-cell>
          <table:table-cell office:value-type="float" office:value="1.02301772153791" calcext:value-type="float">
            <text:p>1.02301772153791</text:p>
          </table:table-cell>
        </table:table-row>
        <table:table-row table:style-name="ro1">
          <table:table-cell office:value-type="float" office:value="176.454937048" calcext:value-type="float">
            <text:p>176.454937048</text:p>
          </table:table-cell>
          <table:table-cell office:value-type="float" office:value="279248" calcext:value-type="float">
            <text:p>279248</text:p>
          </table:table-cell>
          <table:table-cell office:value-type="float" office:value="285881" calcext:value-type="float">
            <text:p>285881</text:p>
          </table:table-cell>
          <table:table-cell office:value-type="float" office:value="1.0119625643271" calcext:value-type="float">
            <text:p>1.0119625643271</text:p>
          </table:table-cell>
        </table:table-row>
        <table:table-row table:style-name="ro1">
          <table:table-cell office:value-type="float" office:value="176.617433157" calcext:value-type="float">
            <text:p>176.617433157</text:p>
          </table:table-cell>
          <table:table-cell office:value-type="float" office:value="269890" calcext:value-type="float">
            <text:p>269890</text:p>
          </table:table-cell>
          <table:table-cell office:value-type="float" office:value="282342" calcext:value-type="float">
            <text:p>282342</text:p>
          </table:table-cell>
          <table:table-cell office:value-type="float" office:value="1.00311843855846" calcext:value-type="float">
            <text:p>1.00311843855846</text:p>
          </table:table-cell>
        </table:table-row>
        <table:table-row table:style-name="ro1">
          <table:table-cell office:value-type="float" office:value="176.785830243" calcext:value-type="float">
            <text:p>176.785830243</text:p>
          </table:table-cell>
          <table:table-cell office:value-type="float" office:value="267038" calcext:value-type="float">
            <text:p>267038</text:p>
          </table:table-cell>
          <table:table-cell office:value-type="float" office:value="278958" calcext:value-type="float">
            <text:p>278958</text:p>
          </table:table-cell>
          <table:table-cell office:value-type="float" office:value="0.996043137943539" calcext:value-type="float">
            <text:p>0.996043137943539</text:p>
          </table:table-cell>
        </table:table-row>
        <table:table-row table:style-name="ro1">
          <table:table-cell office:value-type="float" office:value="176.949360474999" calcext:value-type="float">
            <text:p>176.949360474999</text:p>
          </table:table-cell>
          <table:table-cell office:value-type="float" office:value="273820" calcext:value-type="float">
            <text:p>273820</text:p>
          </table:table-cell>
          <table:table-cell office:value-type="float" office:value="273217" calcext:value-type="float">
            <text:p>273217</text:p>
          </table:table-cell>
          <table:table-cell office:value-type="float" office:value="1.00196271548304" calcext:value-type="float">
            <text:p>1.00196271548304</text:p>
          </table:table-cell>
        </table:table-row>
        <table:table-row table:style-name="ro1">
          <table:table-cell office:value-type="float" office:value="177.119759436" calcext:value-type="float">
            <text:p>177.119759436</text:p>
          </table:table-cell>
          <table:table-cell office:value-type="float" office:value="283954" calcext:value-type="float">
            <text:p>283954</text:p>
          </table:table-cell>
          <table:table-cell office:value-type="float" office:value="273820" calcext:value-type="float">
            <text:p>273820</text:p>
          </table:table-cell>
          <table:table-cell office:value-type="float" office:value="1.00669837751463" calcext:value-type="float">
            <text:p>1.00669837751463</text:p>
          </table:table-cell>
        </table:table-row>
        <table:table-row table:style-name="ro1">
          <table:table-cell office:value-type="float" office:value="177.285020170999" calcext:value-type="float">
            <text:p>177.285020170999</text:p>
          </table:table-cell>
          <table:table-cell office:value-type="float" office:value="287043" calcext:value-type="float">
            <text:p>287043</text:p>
          </table:table-cell>
          <table:table-cell office:value-type="float" office:value="283954" calcext:value-type="float">
            <text:p>283954</text:p>
          </table:table-cell>
          <table:table-cell office:value-type="float" office:value="1.01048690713991" calcext:value-type="float">
            <text:p>1.01048690713991</text:p>
          </table:table-cell>
        </table:table-row>
        <table:table-row table:style-name="ro1">
          <table:table-cell office:value-type="float" office:value="177.443299155999" calcext:value-type="float">
            <text:p>177.443299155999</text:p>
          </table:table-cell>
          <table:table-cell office:value-type="float" office:value="280931" calcext:value-type="float">
            <text:p>280931</text:p>
          </table:table-cell>
          <table:table-cell office:value-type="float" office:value="287043" calcext:value-type="float">
            <text:p>287043</text:p>
          </table:table-cell>
          <table:table-cell office:value-type="float" office:value="1.01351773084014" calcext:value-type="float">
            <text:p>1.01351773084014</text:p>
          </table:table-cell>
        </table:table-row>
        <table:table-row table:style-name="ro1">
          <table:table-cell office:value-type="float" office:value="177.599633675" calcext:value-type="float">
            <text:p>177.599633675</text:p>
          </table:table-cell>
          <table:table-cell office:value-type="float" office:value="271740" calcext:value-type="float">
            <text:p>271740</text:p>
          </table:table-cell>
          <table:table-cell office:value-type="float" office:value="283250" calcext:value-type="float">
            <text:p>283250</text:p>
          </table:table-cell>
          <table:table-cell office:value-type="float" office:value="1.01594238980031" calcext:value-type="float">
            <text:p>1.01594238980031</text:p>
          </table:table-cell>
        </table:table-row>
        <table:table-row table:style-name="ro1">
          <table:table-cell office:value-type="float" office:value="177.761105881" calcext:value-type="float">
            <text:p>177.761105881</text:p>
          </table:table-cell>
          <table:table-cell office:value-type="float" office:value="267785" calcext:value-type="float">
            <text:p>267785</text:p>
          </table:table-cell>
          <table:table-cell office:value-type="float" office:value="277250" calcext:value-type="float">
            <text:p>277250</text:p>
          </table:table-cell>
          <table:table-cell office:value-type="float" office:value="1.01788211696846" calcext:value-type="float">
            <text:p>1.01788211696846</text:p>
          </table:table-cell>
        </table:table-row>
        <table:table-row table:style-name="ro1">
          <table:table-cell office:value-type="float" office:value="177.923522629" calcext:value-type="float">
            <text:p>177.923522629</text:p>
          </table:table-cell>
          <table:table-cell office:value-type="float" office:value="273301" calcext:value-type="float">
            <text:p>273301</text:p>
          </table:table-cell>
          <table:table-cell office:value-type="float" office:value="276050" calcext:value-type="float">
            <text:p>276050</text:p>
          </table:table-cell>
          <table:table-cell office:value-type="float" office:value="1.01943389870297" calcext:value-type="float">
            <text:p>1.01943389870297</text:p>
          </table:table-cell>
        </table:table-row>
        <table:table-row table:style-name="ro1">
          <table:table-cell office:value-type="float" office:value="178.084347646" calcext:value-type="float">
            <text:p>178.084347646</text:p>
          </table:table-cell>
          <table:table-cell office:value-type="float" office:value="283139" calcext:value-type="float">
            <text:p>283139</text:p>
          </table:table-cell>
          <table:table-cell office:value-type="float" office:value="273301" calcext:value-type="float">
            <text:p>273301</text:p>
          </table:table-cell>
          <table:table-cell office:value-type="float" office:value="1.02067532409058" calcext:value-type="float">
            <text:p>1.02067532409058</text:p>
          </table:table-cell>
        </table:table-row>
        <table:table-row table:style-name="ro1">
          <table:table-cell office:value-type="float" office:value="178.254123818" calcext:value-type="float">
            <text:p>178.254123818</text:p>
          </table:table-cell>
          <table:table-cell office:value-type="float" office:value="288250" calcext:value-type="float">
            <text:p>288250</text:p>
          </table:table-cell>
          <table:table-cell office:value-type="float" office:value="283139" calcext:value-type="float">
            <text:p>283139</text:p>
          </table:table-cell>
          <table:table-cell office:value-type="float" office:value="1.02166846440067" calcext:value-type="float">
            <text:p>1.02166846440067</text:p>
          </table:table-cell>
        </table:table-row>
        <table:table-row table:style-name="ro1">
          <table:table-cell office:value-type="float" office:value="178.418309949" calcext:value-type="float">
            <text:p>178.418309949</text:p>
          </table:table-cell>
          <table:table-cell office:value-type="float" office:value="283328" calcext:value-type="float">
            <text:p>283328</text:p>
          </table:table-cell>
          <table:table-cell office:value-type="float" office:value="288250" calcext:value-type="float">
            <text:p>288250</text:p>
          </table:table-cell>
          <table:table-cell office:value-type="float" office:value="1.02246297664874" calcext:value-type="float">
            <text:p>1.02246297664874</text:p>
          </table:table-cell>
        </table:table-row>
        <table:table-row table:style-name="ro1">
          <table:table-cell office:value-type="float" office:value="178.582350847" calcext:value-type="float">
            <text:p>178.582350847</text:p>
          </table:table-cell>
          <table:table-cell office:value-type="float" office:value="273635" calcext:value-type="float">
            <text:p>273635</text:p>
          </table:table-cell>
          <table:table-cell office:value-type="float" office:value="287050" calcext:value-type="float">
            <text:p>287050</text:p>
          </table:table-cell>
          <table:table-cell office:value-type="float" office:value="1.0230985864472" calcext:value-type="float">
            <text:p>1.0230985864472</text:p>
          </table:table-cell>
        </table:table-row>
        <table:table-row table:style-name="ro1">
          <table:table-cell office:value-type="float" office:value="178.74673259" calcext:value-type="float">
            <text:p>178.74673259</text:p>
          </table:table-cell>
          <table:table-cell office:value-type="float" office:value="268748" calcext:value-type="float">
            <text:p>268748</text:p>
          </table:table-cell>
          <table:table-cell office:value-type="float" office:value="282250" calcext:value-type="float">
            <text:p>282250</text:p>
          </table:table-cell>
          <table:table-cell office:value-type="float" office:value="1.02360707428596" calcext:value-type="float">
            <text:p>1.02360707428596</text:p>
          </table:table-cell>
        </table:table-row>
        <table:table-row table:style-name="ro1">
          <table:table-cell office:value-type="float" office:value="178.900790759999" calcext:value-type="float">
            <text:p>178.900790759999</text:p>
          </table:table-cell>
          <table:table-cell office:value-type="float" office:value="273063" calcext:value-type="float">
            <text:p>273063</text:p>
          </table:table-cell>
          <table:table-cell office:value-type="float" office:value="278650" calcext:value-type="float">
            <text:p>278650</text:p>
          </table:table-cell>
          <table:table-cell office:value-type="float" office:value="1.02401386455698" calcext:value-type="float">
            <text:p>1.02401386455698</text:p>
          </table:table-cell>
        </table:table-row>
        <table:table-row table:style-name="ro1">
          <table:table-cell office:value-type="float" office:value="179.059551779999" calcext:value-type="float">
            <text:p>179.059551779999</text:p>
          </table:table-cell>
          <table:table-cell office:value-type="float" office:value="282714" calcext:value-type="float">
            <text:p>282714</text:p>
          </table:table-cell>
          <table:table-cell office:value-type="float" office:value="273648" calcext:value-type="float">
            <text:p>273648</text:p>
          </table:table-cell>
          <table:table-cell office:value-type="float" office:value="1.02433929677379" calcext:value-type="float">
            <text:p>1.02433929677379</text:p>
          </table:table-cell>
        </table:table-row>
        <table:table-row table:style-name="ro1">
          <table:table-cell office:value-type="float" office:value="179.197972467" calcext:value-type="float">
            <text:p>179.197972467</text:p>
          </table:table-cell>
          <table:table-cell office:value-type="float" office:value="288668" calcext:value-type="float">
            <text:p>288668</text:p>
          </table:table-cell>
          <table:table-cell office:value-type="float" office:value="282714" calcext:value-type="float">
            <text:p>282714</text:p>
          </table:table-cell>
          <table:table-cell office:value-type="float" office:value="1.02459964254723" calcext:value-type="float">
            <text:p>1.02459964254723</text:p>
          </table:table-cell>
        </table:table-row>
        <table:table-row table:style-name="ro1">
          <table:table-cell office:value-type="float" office:value="179.368427997999" calcext:value-type="float">
            <text:p>179.368427997999</text:p>
          </table:table-cell>
          <table:table-cell office:value-type="float" office:value="286725" calcext:value-type="float">
            <text:p>286725</text:p>
          </table:table-cell>
          <table:table-cell office:value-type="float" office:value="288668" calcext:value-type="float">
            <text:p>288668</text:p>
          </table:table-cell>
          <table:table-cell office:value-type="float" office:value="1.02480791916599" calcext:value-type="float">
            <text:p>1.02480791916599</text:p>
          </table:table-cell>
        </table:table-row>
        <table:table-row table:style-name="ro1">
          <table:table-cell office:value-type="float" office:value="179.538474913999" calcext:value-type="float">
            <text:p>179.538474913999</text:p>
          </table:table-cell>
          <table:table-cell office:value-type="float" office:value="277144" calcext:value-type="float">
            <text:p>277144</text:p>
          </table:table-cell>
          <table:table-cell office:value-type="float" office:value="286725" calcext:value-type="float">
            <text:p>286725</text:p>
          </table:table-cell>
          <table:table-cell office:value-type="float" office:value="1.024974540461" calcext:value-type="float">
            <text:p>1.024974540461</text:p>
          </table:table-cell>
        </table:table-row>
        <table:table-row table:style-name="ro1">
          <table:table-cell office:value-type="float" office:value="179.701619521" calcext:value-type="float">
            <text:p>179.701619521</text:p>
          </table:table-cell>
          <table:table-cell office:value-type="float" office:value="270160" calcext:value-type="float">
            <text:p>270160</text:p>
          </table:table-cell>
          <table:table-cell office:value-type="float" office:value="285525" calcext:value-type="float">
            <text:p>285525</text:p>
          </table:table-cell>
          <table:table-cell office:value-type="float" office:value="1.025107837497" calcext:value-type="float">
            <text:p>1.025107837497</text:p>
          </table:table-cell>
        </table:table-row>
        <table:table-row table:style-name="ro1">
          <table:table-cell office:value-type="float" office:value="179.868619146999" calcext:value-type="float">
            <text:p>179.868619146999</text:p>
          </table:table-cell>
          <table:table-cell office:value-type="float" office:value="272519" calcext:value-type="float">
            <text:p>272519</text:p>
          </table:table-cell>
          <table:table-cell office:value-type="float" office:value="281925" calcext:value-type="float">
            <text:p>281925</text:p>
          </table:table-cell>
          <table:table-cell office:value-type="float" office:value="1.02521447512581" calcext:value-type="float">
            <text:p>1.02521447512581</text:p>
          </table:table-cell>
        </table:table-row>
        <table:table-row table:style-name="ro1">
          <table:table-cell office:value-type="float" office:value="180.035596072999" calcext:value-type="float">
            <text:p>180.035596072999</text:p>
          </table:table-cell>
          <table:table-cell office:value-type="float" office:value="282253" calcext:value-type="float">
            <text:p>282253</text:p>
          </table:table-cell>
          <table:table-cell office:value-type="float" office:value="280725" calcext:value-type="float">
            <text:p>280725</text:p>
          </table:table-cell>
          <table:table-cell office:value-type="float" office:value="1.02529978522885" calcext:value-type="float">
            <text:p>1.02529978522885</text:p>
          </table:table-cell>
        </table:table-row>
        <table:table-row table:style-name="ro1">
          <table:table-cell office:value-type="float" office:value="180.205411726" calcext:value-type="float">
            <text:p>180.205411726</text:p>
          </table:table-cell>
          <table:table-cell office:value-type="float" office:value="289815" calcext:value-type="float">
            <text:p>289815</text:p>
          </table:table-cell>
          <table:table-cell office:value-type="float" office:value="282253" calcext:value-type="float">
            <text:p>282253</text:p>
          </table:table-cell>
          <table:table-cell office:value-type="float" office:value="1.02536803331129" calcext:value-type="float">
            <text:p>1.02536803331129</text:p>
          </table:table-cell>
        </table:table-row>
        <table:table-row table:style-name="ro1">
          <table:table-cell office:value-type="float" office:value="180.379147698999" calcext:value-type="float">
            <text:p>180.379147698999</text:p>
          </table:table-cell>
          <table:table-cell office:value-type="float" office:value="287263" calcext:value-type="float">
            <text:p>287263</text:p>
          </table:table-cell>
          <table:table-cell office:value-type="float" office:value="289815" calcext:value-type="float">
            <text:p>289815</text:p>
          </table:table-cell>
          <table:table-cell office:value-type="float" office:value="1.02542263177723" calcext:value-type="float">
            <text:p>1.02542263177723</text:p>
          </table:table-cell>
        </table:table-row>
        <table:table-row table:style-name="ro1">
          <table:table-cell office:value-type="float" office:value="180.565052088999" calcext:value-type="float">
            <text:p>180.565052088999</text:p>
          </table:table-cell>
          <table:table-cell office:value-type="float" office:value="276590" calcext:value-type="float">
            <text:p>276590</text:p>
          </table:table-cell>
          <table:table-cell office:value-type="float" office:value="287263" calcext:value-type="float">
            <text:p>287263</text:p>
          </table:table-cell>
          <table:table-cell office:value-type="float" office:value="1.02546631054999" calcext:value-type="float">
            <text:p>1.02546631054999</text:p>
          </table:table-cell>
        </table:table-row>
        <table:table-row table:style-name="ro1">
          <table:table-cell office:value-type="float" office:value="180.735556109999" calcext:value-type="float">
            <text:p>180.735556109999</text:p>
          </table:table-cell>
          <table:table-cell office:value-type="float" office:value="270776" calcext:value-type="float">
            <text:p>270776</text:p>
          </table:table-cell>
          <table:table-cell office:value-type="float" office:value="283663" calcext:value-type="float">
            <text:p>283663</text:p>
          </table:table-cell>
          <table:table-cell office:value-type="float" office:value="1.0255012535682" calcext:value-type="float">
            <text:p>1.0255012535682</text:p>
          </table:table-cell>
        </table:table-row>
        <table:table-row table:style-name="ro1">
          <table:table-cell office:value-type="float" office:value="180.897321008" calcext:value-type="float">
            <text:p>180.897321008</text:p>
          </table:table-cell>
          <table:table-cell office:value-type="float" office:value="274884" calcext:value-type="float">
            <text:p>274884</text:p>
          </table:table-cell>
          <table:table-cell office:value-type="float" office:value="281263" calcext:value-type="float">
            <text:p>281263</text:p>
          </table:table-cell>
          <table:table-cell office:value-type="float" office:value="1.02552920798276" calcext:value-type="float">
            <text:p>1.02552920798276</text:p>
          </table:table-cell>
        </table:table-row>
        <table:table-row table:style-name="ro1">
          <table:table-cell office:value-type="float" office:value="181.064174932" calcext:value-type="float">
            <text:p>181.064174932</text:p>
          </table:table-cell>
          <table:table-cell office:value-type="float" office:value="284988" calcext:value-type="float">
            <text:p>284988</text:p>
          </table:table-cell>
          <table:table-cell office:value-type="float" office:value="278863" calcext:value-type="float">
            <text:p>278863</text:p>
          </table:table-cell>
          <table:table-cell office:value-type="float" office:value="1.02555157151442" calcext:value-type="float">
            <text:p>1.02555157151442</text:p>
          </table:table-cell>
        </table:table-row>
        <table:table-row table:style-name="ro1">
          <table:table-cell office:value-type="float" office:value="181.229447226" calcext:value-type="float">
            <text:p>181.229447226</text:p>
          </table:table-cell>
          <table:table-cell office:value-type="float" office:value="291146" calcext:value-type="float">
            <text:p>291146</text:p>
          </table:table-cell>
          <table:table-cell office:value-type="float" office:value="284988" calcext:value-type="float">
            <text:p>284988</text:p>
          </table:table-cell>
          <table:table-cell office:value-type="float" office:value="1.01274894951923" calcext:value-type="float">
            <text:p>1.01274894951923</text:p>
          </table:table-cell>
        </table:table-row>
        <table:table-row table:style-name="ro1">
          <table:table-cell office:value-type="float" office:value="181.401578977999" calcext:value-type="float">
            <text:p>181.401578977999</text:p>
          </table:table-cell>
          <table:table-cell office:value-type="float" office:value="287198" calcext:value-type="float">
            <text:p>287198</text:p>
          </table:table-cell>
          <table:table-cell office:value-type="float" office:value="291146" calcext:value-type="float">
            <text:p>291146</text:p>
          </table:table-cell>
          <table:table-cell office:value-type="float" office:value="1.00250685192307" calcext:value-type="float">
            <text:p>1.00250685192307</text:p>
          </table:table-cell>
        </table:table-row>
        <table:table-row table:style-name="ro1">
          <table:table-cell office:value-type="float" office:value="181.563305505" calcext:value-type="float">
            <text:p>181.563305505</text:p>
          </table:table-cell>
          <table:table-cell office:value-type="float" office:value="277689" calcext:value-type="float">
            <text:p>277689</text:p>
          </table:table-cell>
          <table:table-cell office:value-type="float" office:value="287198" calcext:value-type="float">
            <text:p>287198</text:p>
          </table:table-cell>
          <table:table-cell office:value-type="float" office:value="0.994313173846151" calcext:value-type="float">
            <text:p>0.994313173846151</text:p>
          </table:table-cell>
        </table:table-row>
        <table:table-row table:style-name="ro1">
          <table:table-cell office:value-type="float" office:value="181.722430669" calcext:value-type="float">
            <text:p>181.722430669</text:p>
          </table:table-cell>
          <table:table-cell office:value-type="float" office:value="271872" calcext:value-type="float">
            <text:p>271872</text:p>
          </table:table-cell>
          <table:table-cell office:value-type="float" office:value="281198" calcext:value-type="float">
            <text:p>281198</text:p>
          </table:table-cell>
          <table:table-cell office:value-type="float" office:value="0.987758231384613" calcext:value-type="float">
            <text:p>0.987758231384613</text:p>
          </table:table-cell>
        </table:table-row>
        <table:table-row table:style-name="ro1">
          <table:table-cell office:value-type="float" office:value="181.883742171" calcext:value-type="float">
            <text:p>181.883742171</text:p>
          </table:table-cell>
          <table:table-cell office:value-type="float" office:value="275211" calcext:value-type="float">
            <text:p>275211</text:p>
          </table:table-cell>
          <table:table-cell office:value-type="float" office:value="276398" calcext:value-type="float">
            <text:p>276398</text:p>
          </table:table-cell>
          <table:table-cell office:value-type="float" office:value="0.982514277415383" calcext:value-type="float">
            <text:p>0.982514277415383</text:p>
          </table:table-cell>
        </table:table-row>
        <table:table-row table:style-name="ro1">
          <table:table-cell office:value-type="float" office:value="182.047385713999" calcext:value-type="float">
            <text:p>182.047385713999</text:p>
          </table:table-cell>
          <table:table-cell office:value-type="float" office:value="284980" calcext:value-type="float">
            <text:p>284980</text:p>
          </table:table-cell>
          <table:table-cell office:value-type="float" office:value="275198" calcext:value-type="float">
            <text:p>275198</text:p>
          </table:table-cell>
          <table:table-cell office:value-type="float" office:value="0.978319114239999" calcext:value-type="float">
            <text:p>0.978319114239999</text:p>
          </table:table-cell>
        </table:table-row>
        <table:table-row table:style-name="ro1">
          <table:table-cell office:value-type="float" office:value="182.221797655" calcext:value-type="float">
            <text:p>182.221797655</text:p>
          </table:table-cell>
          <table:table-cell office:value-type="float" office:value="292065" calcext:value-type="float">
            <text:p>292065</text:p>
          </table:table-cell>
          <table:table-cell office:value-type="float" office:value="284980" calcext:value-type="float">
            <text:p>284980</text:p>
          </table:table-cell>
          <table:table-cell office:value-type="float" office:value="0.974962983699691" calcext:value-type="float">
            <text:p>0.974962983699691</text:p>
          </table:table-cell>
        </table:table-row>
        <table:table-row table:style-name="ro1">
          <table:table-cell office:value-type="float" office:value="182.387811196999" calcext:value-type="float">
            <text:p>182.387811196999</text:p>
          </table:table-cell>
          <table:table-cell office:value-type="float" office:value="288867" calcext:value-type="float">
            <text:p>288867</text:p>
          </table:table-cell>
          <table:table-cell office:value-type="float" office:value="292065" calcext:value-type="float">
            <text:p>292065</text:p>
          </table:table-cell>
          <table:table-cell office:value-type="float" office:value="0.972278079267445" calcext:value-type="float">
            <text:p>0.972278079267445</text:p>
          </table:table-cell>
        </table:table-row>
        <table:table-row table:style-name="ro1">
          <table:table-cell office:value-type="float" office:value="182.556707037" calcext:value-type="float">
            <text:p>182.556707037</text:p>
          </table:table-cell>
          <table:table-cell office:value-type="float" office:value="279068" calcext:value-type="float">
            <text:p>279068</text:p>
          </table:table-cell>
          <table:table-cell office:value-type="float" office:value="288867" calcext:value-type="float">
            <text:p>288867</text:p>
          </table:table-cell>
          <table:table-cell office:value-type="float" office:value="0.970130155721649" calcext:value-type="float">
            <text:p>0.970130155721649</text:p>
          </table:table-cell>
        </table:table-row>
        <table:table-row table:style-name="ro1">
          <table:table-cell office:value-type="float" office:value="182.686166448" calcext:value-type="float">
            <text:p>182.686166448</text:p>
          </table:table-cell>
          <table:table-cell office:value-type="float" office:value="273479" calcext:value-type="float">
            <text:p>273479</text:p>
          </table:table-cell>
          <table:table-cell office:value-type="float" office:value="286467" calcext:value-type="float">
            <text:p>286467</text:p>
          </table:table-cell>
          <table:table-cell office:value-type="float" office:value="0.968411816885011" calcext:value-type="float">
            <text:p>0.968411816885011</text:p>
          </table:table-cell>
        </table:table-row>
        <table:table-row table:style-name="ro1">
          <table:table-cell office:value-type="float" office:value="182.830774923999" calcext:value-type="float">
            <text:p>182.830774923999</text:p>
          </table:table-cell>
          <table:table-cell office:value-type="float" office:value="274091" calcext:value-type="float">
            <text:p>274091</text:p>
          </table:table-cell>
          <table:table-cell office:value-type="float" office:value="281667" calcext:value-type="float">
            <text:p>281667</text:p>
          </table:table-cell>
          <table:table-cell office:value-type="float" office:value="0.967037145815701" calcext:value-type="float">
            <text:p>0.967037145815701</text:p>
          </table:table-cell>
        </table:table-row>
        <table:table-row table:style-name="ro1">
          <table:table-cell office:value-type="float" office:value="182.974194535" calcext:value-type="float">
            <text:p>182.974194535</text:p>
          </table:table-cell>
          <table:table-cell office:value-type="float" office:value="281359" calcext:value-type="float">
            <text:p>281359</text:p>
          </table:table-cell>
          <table:table-cell office:value-type="float" office:value="280467" calcext:value-type="float">
            <text:p>280467</text:p>
          </table:table-cell>
          <table:table-cell office:value-type="float" office:value="0.965937408960253" calcext:value-type="float">
            <text:p>0.965937408960253</text:p>
          </table:table-cell>
        </table:table-row>
        <table:table-row table:style-name="ro1">
          <table:table-cell office:value-type="float" office:value="183.122643321" calcext:value-type="float">
            <text:p>183.122643321</text:p>
          </table:table-cell>
          <table:table-cell office:value-type="float" office:value="290088" calcext:value-type="float">
            <text:p>290088</text:p>
          </table:table-cell>
          <table:table-cell office:value-type="float" office:value="281359" calcext:value-type="float">
            <text:p>281359</text:p>
          </table:table-cell>
          <table:table-cell office:value-type="float" office:value="0.977878132296408" calcext:value-type="float">
            <text:p>0.977878132296408</text:p>
          </table:table-cell>
        </table:table-row>
        <table:table-row table:style-name="ro1">
          <table:table-cell office:value-type="float" office:value="183.270663580999" calcext:value-type="float">
            <text:p>183.270663580999</text:p>
          </table:table-cell>
          <table:table-cell office:value-type="float" office:value="293186" calcext:value-type="float">
            <text:p>293186</text:p>
          </table:table-cell>
          <table:table-cell office:value-type="float" office:value="290088" calcext:value-type="float">
            <text:p>290088</text:p>
          </table:table-cell>
          <table:table-cell office:value-type="float" office:value="0.987430710965332" calcext:value-type="float">
            <text:p>0.987430710965332</text:p>
          </table:table-cell>
        </table:table-row>
        <table:table-row table:style-name="ro1">
          <table:table-cell office:value-type="float" office:value="183.415624481" calcext:value-type="float">
            <text:p>183.415624481</text:p>
          </table:table-cell>
          <table:table-cell office:value-type="float" office:value="288472" calcext:value-type="float">
            <text:p>288472</text:p>
          </table:table-cell>
          <table:table-cell office:value-type="float" office:value="293186" calcext:value-type="float">
            <text:p>293186</text:p>
          </table:table-cell>
          <table:table-cell office:value-type="float" office:value="0.99507277390047" calcext:value-type="float">
            <text:p>0.99507277390047</text:p>
          </table:table-cell>
        </table:table-row>
        <table:table-row table:style-name="ro1">
          <table:table-cell office:value-type="float" office:value="183.560121916" calcext:value-type="float">
            <text:p>183.560121916</text:p>
          </table:table-cell>
          <table:table-cell office:value-type="float" office:value="279871" calcext:value-type="float">
            <text:p>279871</text:p>
          </table:table-cell>
          <table:table-cell office:value-type="float" office:value="288472" calcext:value-type="float">
            <text:p>288472</text:p>
          </table:table-cell>
          <table:table-cell office:value-type="float" office:value="0.989606606217151" calcext:value-type="float">
            <text:p>0.989606606217151</text:p>
          </table:table-cell>
        </table:table-row>
        <table:table-row table:style-name="ro1">
          <table:table-cell office:value-type="float" office:value="183.709610784999" calcext:value-type="float">
            <text:p>183.709610784999</text:p>
          </table:table-cell>
          <table:table-cell office:value-type="float" office:value="274029" calcext:value-type="float">
            <text:p>274029</text:p>
          </table:table-cell>
          <table:table-cell office:value-type="float" office:value="283672" calcext:value-type="float">
            <text:p>283672</text:p>
          </table:table-cell>
          <table:table-cell office:value-type="float" office:value="0.985233672070495" calcext:value-type="float">
            <text:p>0.985233672070495</text:p>
          </table:table-cell>
        </table:table-row>
        <table:table-row table:style-name="ro1">
          <table:table-cell office:value-type="float" office:value="183.854629505999" calcext:value-type="float">
            <text:p>183.854629505999</text:p>
          </table:table-cell>
          <table:table-cell office:value-type="float" office:value="275938" calcext:value-type="float">
            <text:p>275938</text:p>
          </table:table-cell>
          <table:table-cell office:value-type="float" office:value="278872" calcext:value-type="float">
            <text:p>278872</text:p>
          </table:table-cell>
          <table:table-cell office:value-type="float" office:value="0.98173532475317" calcext:value-type="float">
            <text:p>0.98173532475317</text:p>
          </table:table-cell>
        </table:table-row>
        <table:table-row table:style-name="ro1">
          <table:table-cell office:value-type="float" office:value="184.003223053" calcext:value-type="float">
            <text:p>184.003223053</text:p>
          </table:table-cell>
          <table:table-cell office:value-type="float" office:value="284205" calcext:value-type="float">
            <text:p>284205</text:p>
          </table:table-cell>
          <table:table-cell office:value-type="float" office:value="275938" calcext:value-type="float">
            <text:p>275938</text:p>
          </table:table-cell>
          <table:table-cell office:value-type="float" office:value="0.97893664689931" calcext:value-type="float">
            <text:p>0.97893664689931</text:p>
          </table:table-cell>
        </table:table-row>
        <table:table-row table:style-name="ro1">
          <table:table-cell office:value-type="float" office:value="184.151065951" calcext:value-type="float">
            <text:p>184.151065951</text:p>
          </table:table-cell>
          <table:table-cell office:value-type="float" office:value="292280" calcext:value-type="float">
            <text:p>292280</text:p>
          </table:table-cell>
          <table:table-cell office:value-type="float" office:value="275938" calcext:value-type="float">
            <text:p>275938</text:p>
          </table:table-cell>
          <table:table-cell office:value-type="float" office:value="0.976697704616223" calcext:value-type="float">
            <text:p>0.976697704616223</text:p>
          </table:table-cell>
        </table:table-row>
        <table:table-row table:style-name="ro1">
          <table:table-cell office:value-type="float" office:value="184.302800288" calcext:value-type="float">
            <text:p>184.302800288</text:p>
          </table:table-cell>
          <table:table-cell office:value-type="float" office:value="293757" calcext:value-type="float">
            <text:p>293757</text:p>
          </table:table-cell>
          <table:table-cell office:value-type="float" office:value="292280" calcext:value-type="float">
            <text:p>292280</text:p>
          </table:table-cell>
          <table:table-cell office:value-type="float" office:value="0.974906550789752" calcext:value-type="float">
            <text:p>0.974906550789752</text:p>
          </table:table-cell>
        </table:table-row>
        <table:table-row table:style-name="ro1">
          <table:table-cell office:value-type="float" office:value="184.457402202999" calcext:value-type="float">
            <text:p>184.457402202999</text:p>
          </table:table-cell>
          <table:table-cell office:value-type="float" office:value="287102" calcext:value-type="float">
            <text:p>287102</text:p>
          </table:table-cell>
          <table:table-cell office:value-type="float" office:value="293757" calcext:value-type="float">
            <text:p>293757</text:p>
          </table:table-cell>
          <table:table-cell office:value-type="float" office:value="0.973473627728576" calcext:value-type="float">
            <text:p>0.973473627728576</text:p>
          </table:table-cell>
        </table:table-row>
        <table:table-row table:style-name="ro1">
          <table:table-cell office:value-type="float" office:value="184.607477259" calcext:value-type="float">
            <text:p>184.607477259</text:p>
          </table:table-cell>
          <table:table-cell office:value-type="float" office:value="278356" calcext:value-type="float">
            <text:p>278356</text:p>
          </table:table-cell>
          <table:table-cell office:value-type="float" office:value="287102" calcext:value-type="float">
            <text:p>287102</text:p>
          </table:table-cell>
          <table:table-cell office:value-type="float" office:value="0.972327289279635" calcext:value-type="float">
            <text:p>0.972327289279635</text:p>
          </table:table-cell>
        </table:table-row>
        <table:table-row table:style-name="ro1">
          <table:table-cell office:value-type="float" office:value="184.763177628" calcext:value-type="float">
            <text:p>184.763177628</text:p>
          </table:table-cell>
          <table:table-cell office:value-type="float" office:value="274797" calcext:value-type="float">
            <text:p>274797</text:p>
          </table:table-cell>
          <table:table-cell office:value-type="float" office:value="285902" calcext:value-type="float">
            <text:p>285902</text:p>
          </table:table-cell>
          <table:table-cell office:value-type="float" office:value="0.971410218520483" calcext:value-type="float">
            <text:p>0.971410218520483</text:p>
          </table:table-cell>
        </table:table-row>
        <table:table-row table:style-name="ro1">
          <table:table-cell office:value-type="float" office:value="184.915367481" calcext:value-type="float">
            <text:p>184.915367481</text:p>
          </table:table-cell>
          <table:table-cell office:value-type="float" office:value="279844" calcext:value-type="float">
            <text:p>279844</text:p>
          </table:table-cell>
          <table:table-cell office:value-type="float" office:value="278931" calcext:value-type="float">
            <text:p>278931</text:p>
          </table:table-cell>
          <table:table-cell office:value-type="float" office:value="0.97067656191316" calcext:value-type="float">
            <text:p>0.97067656191316</text:p>
          </table:table-cell>
        </table:table-row>
        <table:table-row table:style-name="ro1">
          <table:table-cell office:value-type="float" office:value="185.071084449999" calcext:value-type="float">
            <text:p>185.071084449999</text:p>
          </table:table-cell>
          <table:table-cell office:value-type="float" office:value="289390" calcext:value-type="float">
            <text:p>289390</text:p>
          </table:table-cell>
          <table:table-cell office:value-type="float" office:value="279844" calcext:value-type="float">
            <text:p>279844</text:p>
          </table:table-cell>
          <table:table-cell office:value-type="float" office:value="0.970089636627303" calcext:value-type="float">
            <text:p>0.970089636627303</text:p>
          </table:table-cell>
        </table:table-row>
        <table:table-row table:style-name="ro1">
          <table:table-cell office:value-type="float" office:value="185.228502271" calcext:value-type="float">
            <text:p>185.228502271</text:p>
          </table:table-cell>
          <table:table-cell office:value-type="float" office:value="295137" calcext:value-type="float">
            <text:p>295137</text:p>
          </table:table-cell>
          <table:table-cell office:value-type="float" office:value="289390" calcext:value-type="float">
            <text:p>289390</text:p>
          </table:table-cell>
          <table:table-cell office:value-type="float" office:value="0.969620096398616" calcext:value-type="float">
            <text:p>0.969620096398616</text:p>
          </table:table-cell>
        </table:table-row>
        <table:table-row table:style-name="ro1">
          <table:table-cell office:value-type="float" office:value="185.384932568999" calcext:value-type="float">
            <text:p>185.384932568999</text:p>
          </table:table-cell>
          <table:table-cell office:value-type="float" office:value="292001" calcext:value-type="float">
            <text:p>292001</text:p>
          </table:table-cell>
          <table:table-cell office:value-type="float" office:value="295137" calcext:value-type="float">
            <text:p>295137</text:p>
          </table:table-cell>
          <table:table-cell office:value-type="float" office:value="0.969244464215667" calcext:value-type="float">
            <text:p>0.969244464215667</text:p>
          </table:table-cell>
        </table:table-row>
        <table:table-row table:style-name="ro1">
          <table:table-cell office:value-type="float" office:value="185.548750062" calcext:value-type="float">
            <text:p>185.548750062</text:p>
          </table:table-cell>
          <table:table-cell office:value-type="float" office:value="282533" calcext:value-type="float">
            <text:p>282533</text:p>
          </table:table-cell>
          <table:table-cell office:value-type="float" office:value="292001" calcext:value-type="float">
            <text:p>292001</text:p>
          </table:table-cell>
          <table:table-cell office:value-type="float" office:value="0.98184718427576" calcext:value-type="float">
            <text:p>0.98184718427576</text:p>
          </table:table-cell>
        </table:table-row>
        <table:table-row table:style-name="ro1">
          <table:table-cell office:value-type="float" office:value="185.706524247" calcext:value-type="float">
            <text:p>185.706524247</text:p>
          </table:table-cell>
          <table:table-cell office:value-type="float" office:value="276077" calcext:value-type="float">
            <text:p>276077</text:p>
          </table:table-cell>
          <table:table-cell office:value-type="float" office:value="286123" calcext:value-type="float">
            <text:p>286123</text:p>
          </table:table-cell>
          <table:table-cell office:value-type="float" office:value="0.991929360323834" calcext:value-type="float">
            <text:p>0.991929360323834</text:p>
          </table:table-cell>
        </table:table-row>
        <table:table-row table:style-name="ro1">
          <table:table-cell office:value-type="float" office:value="185.860485793" calcext:value-type="float">
            <text:p>185.860485793</text:p>
          </table:table-cell>
          <table:table-cell office:value-type="float" office:value="278174" calcext:value-type="float">
            <text:p>278174</text:p>
          </table:table-cell>
          <table:table-cell office:value-type="float" office:value="284923" calcext:value-type="float">
            <text:p>284923</text:p>
          </table:table-cell>
          <table:table-cell office:value-type="float" office:value="0.999995101162293" calcext:value-type="float">
            <text:p>0.999995101162293</text:p>
          </table:table-cell>
        </table:table-row>
        <table:table-row table:style-name="ro1">
          <table:table-cell office:value-type="float" office:value="186.01066278" calcext:value-type="float">
            <text:p>186.01066278</text:p>
          </table:table-cell>
          <table:table-cell office:value-type="float" office:value="286680" calcext:value-type="float">
            <text:p>286680</text:p>
          </table:table-cell>
          <table:table-cell office:value-type="float" office:value="282523" calcext:value-type="float">
            <text:p>282523</text:p>
          </table:table-cell>
          <table:table-cell office:value-type="float" office:value="1.00644769383306" calcext:value-type="float">
            <text:p>1.00644769383306</text:p>
          </table:table-cell>
        </table:table-row>
        <table:table-row table:style-name="ro1">
          <table:table-cell office:value-type="float" office:value="186.208595972999" calcext:value-type="float">
            <text:p>186.208595972999</text:p>
          </table:table-cell>
          <table:table-cell office:value-type="float" office:value="295872" calcext:value-type="float">
            <text:p>295872</text:p>
          </table:table-cell>
          <table:table-cell office:value-type="float" office:value="286680" calcext:value-type="float">
            <text:p>286680</text:p>
          </table:table-cell>
          <table:table-cell office:value-type="float" office:value="1.01160976796967" calcext:value-type="float">
            <text:p>1.01160976796967</text:p>
          </table:table-cell>
        </table:table-row>
        <table:table-row table:style-name="ro1">
          <table:table-cell office:value-type="float" office:value="186.365958503" calcext:value-type="float">
            <text:p>186.365958503</text:p>
          </table:table-cell>
          <table:table-cell office:value-type="float" office:value="293827" calcext:value-type="float">
            <text:p>293827</text:p>
          </table:table-cell>
          <table:table-cell office:value-type="float" office:value="295872" calcext:value-type="float">
            <text:p>295872</text:p>
          </table:table-cell>
          <table:table-cell office:value-type="float" office:value="1.01573942727897" calcext:value-type="float">
            <text:p>1.01573942727897</text:p>
          </table:table-cell>
        </table:table-row>
        <table:table-row table:style-name="ro1">
          <table:table-cell office:value-type="float" office:value="186.511740952999" calcext:value-type="float">
            <text:p>186.511740952999</text:p>
          </table:table-cell>
          <table:table-cell office:value-type="float" office:value="285774" calcext:value-type="float">
            <text:p>285774</text:p>
          </table:table-cell>
          <table:table-cell office:value-type="float" office:value="293827" calcext:value-type="float">
            <text:p>293827</text:p>
          </table:table-cell>
          <table:table-cell office:value-type="float" office:value="1.0190431547264" calcext:value-type="float">
            <text:p>1.0190431547264</text:p>
          </table:table-cell>
        </table:table-row>
        <table:table-row table:style-name="ro1">
          <table:table-cell office:value-type="float" office:value="186.658530455999" calcext:value-type="float">
            <text:p>186.658530455999</text:p>
          </table:table-cell>
          <table:table-cell office:value-type="float" office:value="278265" calcext:value-type="float">
            <text:p>278265</text:p>
          </table:table-cell>
          <table:table-cell office:value-type="float" office:value="285774" calcext:value-type="float">
            <text:p>285774</text:p>
          </table:table-cell>
          <table:table-cell office:value-type="float" office:value="1.02168613668434" calcext:value-type="float">
            <text:p>1.02168613668434</text:p>
          </table:table-cell>
        </table:table-row>
        <table:table-row table:style-name="ro1">
          <table:table-cell office:value-type="float" office:value="186.815306388" calcext:value-type="float">
            <text:p>186.815306388</text:p>
          </table:table-cell>
          <table:table-cell office:value-type="float" office:value="277645" calcext:value-type="float">
            <text:p>277645</text:p>
          </table:table-cell>
          <table:table-cell office:value-type="float" office:value="283374" calcext:value-type="float">
            <text:p>283374</text:p>
          </table:table-cell>
          <table:table-cell office:value-type="float" office:value="1.0238005222507" calcext:value-type="float">
            <text:p>1.0238005222507</text:p>
          </table:table-cell>
        </table:table-row>
        <table:table-row table:style-name="ro1">
          <table:table-cell office:value-type="float" office:value="186.963082233999" calcext:value-type="float">
            <text:p>186.963082233999</text:p>
          </table:table-cell>
          <table:table-cell office:value-type="float" office:value="284664" calcext:value-type="float">
            <text:p>284664</text:p>
          </table:table-cell>
          <table:table-cell office:value-type="float" office:value="283374" calcext:value-type="float">
            <text:p>283374</text:p>
          </table:table-cell>
          <table:table-cell office:value-type="float" office:value="1.02416862292877" calcext:value-type="float">
            <text:p>1.02416862292877</text:p>
          </table:table-cell>
        </table:table-row>
        <table:table-row table:style-name="ro1">
          <table:table-cell office:value-type="float" office:value="187.12178917" calcext:value-type="float">
            <text:p>187.12178917</text:p>
          </table:table-cell>
          <table:table-cell office:value-type="float" office:value="294048" calcext:value-type="float">
            <text:p>294048</text:p>
          </table:table-cell>
          <table:table-cell office:value-type="float" office:value="284664" calcext:value-type="float">
            <text:p>284664</text:p>
          </table:table-cell>
          <table:table-cell office:value-type="float" office:value="1.02446310347122" calcext:value-type="float">
            <text:p>1.02446310347122</text:p>
          </table:table-cell>
        </table:table-row>
        <table:table-row table:style-name="ro1">
          <table:table-cell office:value-type="float" office:value="187.277269875" calcext:value-type="float">
            <text:p>187.277269875</text:p>
          </table:table-cell>
          <table:table-cell office:value-type="float" office:value="297130" calcext:value-type="float">
            <text:p>297130</text:p>
          </table:table-cell>
          <table:table-cell office:value-type="float" office:value="294048" calcext:value-type="float">
            <text:p>294048</text:p>
          </table:table-cell>
          <table:table-cell office:value-type="float" office:value="1.02469868790518" calcext:value-type="float">
            <text:p>1.02469868790518</text:p>
          </table:table-cell>
        </table:table-row>
        <table:table-row table:style-name="ro1">
          <table:table-cell office:value-type="float" office:value="187.418737919999" calcext:value-type="float">
            <text:p>187.418737919999</text:p>
          </table:table-cell>
          <table:table-cell office:value-type="float" office:value="292305" calcext:value-type="float">
            <text:p>292305</text:p>
          </table:table-cell>
          <table:table-cell office:value-type="float" office:value="297130" calcext:value-type="float">
            <text:p>297130</text:p>
          </table:table-cell>
          <table:table-cell office:value-type="float" office:value="1.02488715545235" calcext:value-type="float">
            <text:p>1.02488715545235</text:p>
          </table:table-cell>
        </table:table-row>
        <table:table-row table:style-name="ro1">
          <table:table-cell office:value-type="float" office:value="187.567785682" calcext:value-type="float">
            <text:p>187.567785682</text:p>
          </table:table-cell>
          <table:table-cell office:value-type="float" office:value="283436" calcext:value-type="float">
            <text:p>283436</text:p>
          </table:table-cell>
          <table:table-cell office:value-type="float" office:value="292305" calcext:value-type="float">
            <text:p>292305</text:p>
          </table:table-cell>
          <table:table-cell office:value-type="float" office:value="1.02636133726511" calcext:value-type="float">
            <text:p>1.02636133726511</text:p>
          </table:table-cell>
        </table:table-row>
        <table:table-row table:style-name="ro1">
          <table:table-cell office:value-type="float" office:value="187.715202893" calcext:value-type="float">
            <text:p>187.715202893</text:p>
          </table:table-cell>
          <table:table-cell office:value-type="float" office:value="277953" calcext:value-type="float">
            <text:p>277953</text:p>
          </table:table-cell>
          <table:table-cell office:value-type="float" office:value="283687" calcext:value-type="float">
            <text:p>283687</text:p>
          </table:table-cell>
          <table:table-cell office:value-type="float" office:value="1.02621727494029" calcext:value-type="float">
            <text:p>1.02621727494029</text:p>
          </table:table-cell>
        </table:table-row>
        <table:table-row table:style-name="ro1">
          <table:table-cell office:value-type="float" office:value="187.864061021999" calcext:value-type="float">
            <text:p>187.864061021999</text:p>
          </table:table-cell>
          <table:table-cell office:value-type="float" office:value="280324" calcext:value-type="float">
            <text:p>280324</text:p>
          </table:table-cell>
          <table:table-cell office:value-type="float" office:value="281759" calcext:value-type="float">
            <text:p>281759</text:p>
          </table:table-cell>
          <table:table-cell office:value-type="float" office:value="1.02610202508044" calcext:value-type="float">
            <text:p>1.02610202508044</text:p>
          </table:table-cell>
        </table:table-row>
        <table:table-row table:style-name="ro1">
          <table:table-cell office:value-type="float" office:value="188.006871774" calcext:value-type="float">
            <text:p>188.006871774</text:p>
          </table:table-cell>
          <table:table-cell office:value-type="float" office:value="288438" calcext:value-type="float">
            <text:p>288438</text:p>
          </table:table-cell>
          <table:table-cell office:value-type="float" office:value="280867" calcext:value-type="float">
            <text:p>280867</text:p>
          </table:table-cell>
          <table:table-cell office:value-type="float" office:value="1.02600982519255" calcext:value-type="float">
            <text:p>1.02600982519255</text:p>
          </table:table-cell>
        </table:table-row>
        <table:table-row table:style-name="ro1">
          <table:table-cell office:value-type="float" office:value="188.152907936999" calcext:value-type="float">
            <text:p>188.152907936999</text:p>
          </table:table-cell>
          <table:table-cell office:value-type="float" office:value="296349" calcext:value-type="float">
            <text:p>296349</text:p>
          </table:table-cell>
          <table:table-cell office:value-type="float" office:value="280867" calcext:value-type="float">
            <text:p>280867</text:p>
          </table:table-cell>
          <table:table-cell office:value-type="float" office:value="1.02593606528225" calcext:value-type="float">
            <text:p>1.02593606528225</text:p>
          </table:table-cell>
        </table:table-row>
        <table:table-row table:style-name="ro1">
          <table:table-cell office:value-type="float" office:value="188.29820453" calcext:value-type="float">
            <text:p>188.29820453</text:p>
          </table:table-cell>
          <table:table-cell office:value-type="float" office:value="297843" calcext:value-type="float">
            <text:p>297843</text:p>
          </table:table-cell>
          <table:table-cell office:value-type="float" office:value="296349" calcext:value-type="float">
            <text:p>296349</text:p>
          </table:table-cell>
          <table:table-cell office:value-type="float" office:value="1.025877057354" calcext:value-type="float">
            <text:p>1.025877057354</text:p>
          </table:table-cell>
        </table:table-row>
        <table:table-row table:style-name="ro1">
          <table:table-cell office:value-type="float" office:value="188.438467659" calcext:value-type="float">
            <text:p>188.438467659</text:p>
          </table:table-cell>
          <table:table-cell office:value-type="float" office:value="292209" calcext:value-type="float">
            <text:p>292209</text:p>
          </table:table-cell>
          <table:table-cell office:value-type="float" office:value="297843" calcext:value-type="float">
            <text:p>297843</text:p>
          </table:table-cell>
          <table:table-cell office:value-type="float" office:value="1.02582985101141" calcext:value-type="float">
            <text:p>1.02582985101141</text:p>
          </table:table-cell>
        </table:table-row>
        <table:table-row table:style-name="ro1">
          <table:table-cell office:value-type="float" office:value="188.586968094" calcext:value-type="float">
            <text:p>188.586968094</text:p>
          </table:table-cell>
          <table:table-cell office:value-type="float" office:value="283390" calcext:value-type="float">
            <text:p>283390</text:p>
          </table:table-cell>
          <table:table-cell office:value-type="float" office:value="292209" calcext:value-type="float">
            <text:p>292209</text:p>
          </table:table-cell>
          <table:table-cell office:value-type="float" office:value="1.02579208593733" calcext:value-type="float">
            <text:p>1.02579208593733</text:p>
          </table:table-cell>
        </table:table-row>
        <table:table-row table:style-name="ro1">
          <table:table-cell office:value-type="float" office:value="188.732975585999" calcext:value-type="float">
            <text:p>188.732975585999</text:p>
          </table:table-cell>
          <table:table-cell office:value-type="float" office:value="278790" calcext:value-type="float">
            <text:p>278790</text:p>
          </table:table-cell>
          <table:table-cell office:value-type="float" office:value="291009" calcext:value-type="float">
            <text:p>291009</text:p>
          </table:table-cell>
          <table:table-cell office:value-type="float" office:value="1.02576187387807" calcext:value-type="float">
            <text:p>1.02576187387807</text:p>
          </table:table-cell>
        </table:table-row>
        <table:table-row table:style-name="ro1">
          <table:table-cell office:value-type="float" office:value="188.876209672999" calcext:value-type="float">
            <text:p>188.876209672999</text:p>
          </table:table-cell>
          <table:table-cell office:value-type="float" office:value="281859" calcext:value-type="float">
            <text:p>281859</text:p>
          </table:table-cell>
          <table:table-cell office:value-type="float" office:value="285106" calcext:value-type="float">
            <text:p>285106</text:p>
          </table:table-cell>
          <table:table-cell office:value-type="float" office:value="1.02573770423066" calcext:value-type="float">
            <text:p>1.02573770423066</text:p>
          </table:table-cell>
        </table:table-row>
        <table:table-row table:style-name="ro1">
          <table:table-cell office:value-type="float" office:value="189.027458582999" calcext:value-type="float">
            <text:p>189.027458582999</text:p>
          </table:table-cell>
          <table:table-cell office:value-type="float" office:value="290744" calcext:value-type="float">
            <text:p>290744</text:p>
          </table:table-cell>
          <table:table-cell office:value-type="float" office:value="281859" calcext:value-type="float">
            <text:p>281859</text:p>
          </table:table-cell>
          <table:table-cell office:value-type="float" office:value="1.02571836851273" calcext:value-type="float">
            <text:p>1.02571836851273</text:p>
          </table:table-cell>
        </table:table-row>
        <table:table-row table:style-name="ro1">
          <table:table-cell office:value-type="float" office:value="189.18002005" calcext:value-type="float">
            <text:p>189.18002005</text:p>
          </table:table-cell>
          <table:table-cell office:value-type="float" office:value="298228" calcext:value-type="float">
            <text:p>298228</text:p>
          </table:table-cell>
          <table:table-cell office:value-type="float" office:value="290744" calcext:value-type="float">
            <text:p>290744</text:p>
          </table:table-cell>
          <table:table-cell office:value-type="float" office:value="1.02570289993839" calcext:value-type="float">
            <text:p>1.02570289993839</text:p>
          </table:table-cell>
        </table:table-row>
        <table:table-row table:style-name="ro1">
          <table:table-cell office:value-type="float" office:value="189.366905289" calcext:value-type="float">
            <text:p>189.366905289</text:p>
          </table:table-cell>
          <table:table-cell office:value-type="float" office:value="296788" calcext:value-type="float">
            <text:p>296788</text:p>
          </table:table-cell>
          <table:table-cell office:value-type="float" office:value="298228" calcext:value-type="float">
            <text:p>298228</text:p>
          </table:table-cell>
          <table:table-cell office:value-type="float" office:value="1.02569052507892" calcext:value-type="float">
            <text:p>1.02569052507892</text:p>
          </table:table-cell>
        </table:table-row>
        <table:table-row table:style-name="ro1">
          <table:table-cell office:value-type="float" office:value="189.514516722" calcext:value-type="float">
            <text:p>189.514516722</text:p>
          </table:table-cell>
          <table:table-cell office:value-type="float" office:value="288603" calcext:value-type="float">
            <text:p>288603</text:p>
          </table:table-cell>
          <table:table-cell office:value-type="float" office:value="296788" calcext:value-type="float">
            <text:p>296788</text:p>
          </table:table-cell>
          <table:table-cell office:value-type="float" office:value="1.02568062519134" calcext:value-type="float">
            <text:p>1.02568062519134</text:p>
          </table:table-cell>
        </table:table-row>
        <table:table-row table:style-name="ro1">
          <table:table-cell office:value-type="float" office:value="189.659355828999" calcext:value-type="float">
            <text:p>189.659355828999</text:p>
          </table:table-cell>
          <table:table-cell office:value-type="float" office:value="281237" calcext:value-type="float">
            <text:p>281237</text:p>
          </table:table-cell>
          <table:table-cell office:value-type="float" office:value="288603" calcext:value-type="float">
            <text:p>288603</text:p>
          </table:table-cell>
          <table:table-cell office:value-type="float" office:value="1.02567270528128" calcext:value-type="float">
            <text:p>1.02567270528128</text:p>
          </table:table-cell>
        </table:table-row>
        <table:table-row table:style-name="ro1">
          <table:table-cell office:value-type="float" office:value="189.807474088" calcext:value-type="float">
            <text:p>189.807474088</text:p>
          </table:table-cell>
          <table:table-cell office:value-type="float" office:value="280452" calcext:value-type="float">
            <text:p>280452</text:p>
          </table:table-cell>
          <table:table-cell office:value-type="float" office:value="287403" calcext:value-type="float">
            <text:p>287403</text:p>
          </table:table-cell>
          <table:table-cell office:value-type="float" office:value="1.02566636935323" calcext:value-type="float">
            <text:p>1.02566636935323</text:p>
          </table:table-cell>
        </table:table-row>
        <table:table-row table:style-name="ro1">
          <table:table-cell office:value-type="float" office:value="189.957555822999" calcext:value-type="float">
            <text:p>189.957555822999</text:p>
          </table:table-cell>
          <table:table-cell office:value-type="float" office:value="287322" calcext:value-type="float">
            <text:p>287322</text:p>
          </table:table-cell>
          <table:table-cell office:value-type="float" office:value="286203" calcext:value-type="float">
            <text:p>286203</text:p>
          </table:table-cell>
          <table:table-cell office:value-type="float" office:value="1.02566130061079" calcext:value-type="float">
            <text:p>1.02566130061079</text:p>
          </table:table-cell>
        </table:table-row>
        <table:table-row table:style-name="ro1">
          <table:table-cell office:value-type="float" office:value="190.107283533" calcext:value-type="float">
            <text:p>190.107283533</text:p>
          </table:table-cell>
          <table:table-cell office:value-type="float" office:value="296349" calcext:value-type="float">
            <text:p>296349</text:p>
          </table:table-cell>
          <table:table-cell office:value-type="float" office:value="287322" calcext:value-type="float">
            <text:p>287322</text:p>
          </table:table-cell>
          <table:table-cell office:value-type="float" office:value="1.02565724561684" calcext:value-type="float">
            <text:p>1.02565724561684</text:p>
          </table:table-cell>
        </table:table-row>
        <table:table-row table:style-name="ro1">
          <table:table-cell office:value-type="float" office:value="190.253132362999" calcext:value-type="float">
            <text:p>190.253132362999</text:p>
          </table:table-cell>
          <table:table-cell office:value-type="float" office:value="300251" calcext:value-type="float">
            <text:p>300251</text:p>
          </table:table-cell>
          <table:table-cell office:value-type="float" office:value="296349" calcext:value-type="float">
            <text:p>296349</text:p>
          </table:table-cell>
          <table:table-cell office:value-type="float" office:value="1.02565400162167" calcext:value-type="float">
            <text:p>1.02565400162167</text:p>
          </table:table-cell>
        </table:table-row>
        <table:table-row table:style-name="ro1">
          <table:table-cell office:value-type="float" office:value="190.401076049" calcext:value-type="float">
            <text:p>190.401076049</text:p>
          </table:table-cell>
          <table:table-cell office:value-type="float" office:value="296224" calcext:value-type="float">
            <text:p>296224</text:p>
          </table:table-cell>
          <table:table-cell office:value-type="float" office:value="300251" calcext:value-type="float">
            <text:p>300251</text:p>
          </table:table-cell>
          <table:table-cell office:value-type="float" office:value="1.02565140642554" calcext:value-type="float">
            <text:p>1.02565140642554</text:p>
          </table:table-cell>
        </table:table-row>
        <table:table-row table:style-name="ro1">
          <table:table-cell office:value-type="float" office:value="190.563266839999" calcext:value-type="float">
            <text:p>190.563266839999</text:p>
          </table:table-cell>
          <table:table-cell office:value-type="float" office:value="286691" calcext:value-type="float">
            <text:p>286691</text:p>
          </table:table-cell>
          <table:table-cell office:value-type="float" office:value="296224" calcext:value-type="float">
            <text:p>296224</text:p>
          </table:table-cell>
          <table:table-cell office:value-type="float" office:value="1.02564933026864" calcext:value-type="float">
            <text:p>1.02564933026864</text:p>
          </table:table-cell>
        </table:table-row>
        <table:table-row table:style-name="ro1">
          <table:table-cell office:value-type="float" office:value="190.711660651999" calcext:value-type="float">
            <text:p>190.711660651999</text:p>
          </table:table-cell>
          <table:table-cell office:value-type="float" office:value="281000" calcext:value-type="float">
            <text:p>281000</text:p>
          </table:table-cell>
          <table:table-cell office:value-type="float" office:value="288896" calcext:value-type="float">
            <text:p>288896</text:p>
          </table:table-cell>
          <table:table-cell office:value-type="float" office:value="1.02697107711814" calcext:value-type="float">
            <text:p>1.02697107711814</text:p>
          </table:table-cell>
        </table:table-row>
        <table:table-row table:style-name="ro1">
          <table:table-cell office:value-type="float" office:value="190.872390134" calcext:value-type="float">
            <text:p>190.872390134</text:p>
          </table:table-cell>
          <table:table-cell office:value-type="float" office:value="283686" calcext:value-type="float">
            <text:p>283686</text:p>
          </table:table-cell>
          <table:table-cell office:value-type="float" office:value="288896" calcext:value-type="float">
            <text:p>288896</text:p>
          </table:table-cell>
          <table:table-cell office:value-type="float" office:value="1.02802847459774" calcext:value-type="float">
            <text:p>1.02802847459774</text:p>
          </table:table-cell>
        </table:table-row>
        <table:table-row table:style-name="ro1">
          <table:table-cell office:value-type="float" office:value="191.026850783999" calcext:value-type="float">
            <text:p>191.026850783999</text:p>
          </table:table-cell>
          <table:table-cell office:value-type="float" office:value="292705" calcext:value-type="float">
            <text:p>292705</text:p>
          </table:table-cell>
          <table:table-cell office:value-type="float" office:value="286496" calcext:value-type="float">
            <text:p>286496</text:p>
          </table:table-cell>
          <table:table-cell office:value-type="float" office:value="1.02887439258141" calcext:value-type="float">
            <text:p>1.02887439258141</text:p>
          </table:table-cell>
        </table:table-row>
        <table:table-row table:style-name="ro1">
          <table:table-cell office:value-type="float" office:value="191.182080495" calcext:value-type="float">
            <text:p>191.182080495</text:p>
          </table:table-cell>
          <table:table-cell office:value-type="float" office:value="300285" calcext:value-type="float">
            <text:p>300285</text:p>
          </table:table-cell>
          <table:table-cell office:value-type="float" office:value="286496" calcext:value-type="float">
            <text:p>286496</text:p>
          </table:table-cell>
          <table:table-cell office:value-type="float" office:value="1.02822771919334" calcext:value-type="float">
            <text:p>1.02822771919334</text:p>
          </table:table-cell>
        </table:table-row>
        <table:table-row table:style-name="ro1">
          <table:table-cell office:value-type="float" office:value="191.339797797" calcext:value-type="float">
            <text:p>191.339797797</text:p>
          </table:table-cell>
          <table:table-cell office:value-type="float" office:value="299789" calcext:value-type="float">
            <text:p>299789</text:p>
          </table:table-cell>
          <table:table-cell office:value-type="float" office:value="300285" calcext:value-type="float">
            <text:p>300285</text:p>
          </table:table-cell>
          <table:table-cell office:value-type="float" office:value="1.02771038048287" calcext:value-type="float">
            <text:p>1.02771038048287</text:p>
          </table:table-cell>
        </table:table-row>
        <table:table-row table:style-name="ro1">
          <table:table-cell office:value-type="float" office:value="191.486028011999" calcext:value-type="float">
            <text:p>191.486028011999</text:p>
          </table:table-cell>
          <table:table-cell office:value-type="float" office:value="292362" calcext:value-type="float">
            <text:p>292362</text:p>
          </table:table-cell>
          <table:table-cell office:value-type="float" office:value="299789" calcext:value-type="float">
            <text:p>299789</text:p>
          </table:table-cell>
          <table:table-cell office:value-type="float" office:value="1.0272965095145" calcext:value-type="float">
            <text:p>1.0272965095145</text:p>
          </table:table-cell>
        </table:table-row>
        <table:table-row table:style-name="ro1">
          <table:table-cell office:value-type="float" office:value="191.634495234999" calcext:value-type="float">
            <text:p>191.634495234999</text:p>
          </table:table-cell>
          <table:table-cell office:value-type="float" office:value="284154" calcext:value-type="float">
            <text:p>284154</text:p>
          </table:table-cell>
          <table:table-cell office:value-type="float" office:value="292362" calcext:value-type="float">
            <text:p>292362</text:p>
          </table:table-cell>
          <table:table-cell office:value-type="float" office:value="1.02696541273981" calcext:value-type="float">
            <text:p>1.02696541273981</text:p>
          </table:table-cell>
        </table:table-row>
        <table:table-row table:style-name="ro1">
          <table:table-cell office:value-type="float" office:value="191.778839594999" calcext:value-type="float">
            <text:p>191.778839594999</text:p>
          </table:table-cell>
          <table:table-cell office:value-type="float" office:value="281942" calcext:value-type="float">
            <text:p>281942</text:p>
          </table:table-cell>
          <table:table-cell office:value-type="float" office:value="284317" calcext:value-type="float">
            <text:p>284317</text:p>
          </table:table-cell>
          <table:table-cell office:value-type="float" office:value="1.02802394309507" calcext:value-type="float">
            <text:p>1.02802394309507</text:p>
          </table:table-cell>
        </table:table-row>
        <table:table-row table:style-name="ro1">
          <table:table-cell office:value-type="float" office:value="191.922301413999" calcext:value-type="float">
            <text:p>191.922301413999</text:p>
          </table:table-cell>
          <table:table-cell office:value-type="float" office:value="287231" calcext:value-type="float">
            <text:p>287231</text:p>
          </table:table-cell>
          <table:table-cell office:value-type="float" office:value="281942" calcext:value-type="float">
            <text:p>281942</text:p>
          </table:table-cell>
          <table:table-cell office:value-type="float" office:value="1.02887076737928" calcext:value-type="float">
            <text:p>1.02887076737928</text:p>
          </table:table-cell>
        </table:table-row>
        <table:table-row table:style-name="ro1">
          <table:table-cell office:value-type="float" office:value="192.077604104999" calcext:value-type="float">
            <text:p>192.077604104999</text:p>
          </table:table-cell>
          <table:table-cell office:value-type="float" office:value="296762" calcext:value-type="float">
            <text:p>296762</text:p>
          </table:table-cell>
          <table:table-cell office:value-type="float" office:value="287231" calcext:value-type="float">
            <text:p>287231</text:p>
          </table:table-cell>
          <table:table-cell office:value-type="float" office:value="1.02954822680665" calcext:value-type="float">
            <text:p>1.02954822680665</text:p>
          </table:table-cell>
        </table:table-row>
        <table:table-row table:style-name="ro1">
          <table:table-cell office:value-type="float" office:value="192.222920557" calcext:value-type="float">
            <text:p>192.222920557</text:p>
          </table:table-cell>
          <table:table-cell office:value-type="float" office:value="302078" calcext:value-type="float">
            <text:p>302078</text:p>
          </table:table-cell>
          <table:table-cell office:value-type="float" office:value="296762" calcext:value-type="float">
            <text:p>296762</text:p>
          </table:table-cell>
          <table:table-cell office:value-type="float" office:value="1.03009019434855" calcext:value-type="float">
            <text:p>1.03009019434855</text:p>
          </table:table-cell>
        </table:table-row>
        <table:table-row table:style-name="ro1">
          <table:table-cell office:value-type="float" office:value="192.37450742" calcext:value-type="float">
            <text:p>192.37450742</text:p>
          </table:table-cell>
          <table:table-cell office:value-type="float" office:value="299467" calcext:value-type="float">
            <text:p>299467</text:p>
          </table:table-cell>
          <table:table-cell office:value-type="float" office:value="302078" calcext:value-type="float">
            <text:p>302078</text:p>
          </table:table-cell>
          <table:table-cell office:value-type="float" office:value="1.03052376838206" calcext:value-type="float">
            <text:p>1.03052376838206</text:p>
          </table:table-cell>
        </table:table-row>
        <table:table-row table:style-name="ro1">
          <table:table-cell office:value-type="float" office:value="192.544212907" calcext:value-type="float">
            <text:p>192.544212907</text:p>
          </table:table-cell>
          <table:table-cell office:value-type="float" office:value="289801" calcext:value-type="float">
            <text:p>289801</text:p>
          </table:table-cell>
          <table:table-cell office:value-type="float" office:value="299467" calcext:value-type="float">
            <text:p>299467</text:p>
          </table:table-cell>
          <table:table-cell office:value-type="float" office:value="1.03087062760888" calcext:value-type="float">
            <text:p>1.03087062760888</text:p>
          </table:table-cell>
        </table:table-row>
        <table:table-row table:style-name="ro1">
          <table:table-cell office:value-type="float" office:value="192.647674169999" calcext:value-type="float">
            <text:p>192.647674169999</text:p>
          </table:table-cell>
          <table:table-cell office:value-type="float" office:value="284644" calcext:value-type="float">
            <text:p>284644</text:p>
          </table:table-cell>
          <table:table-cell office:value-type="float" office:value="291067" calcext:value-type="float">
            <text:p>291067</text:p>
          </table:table-cell>
          <table:table-cell office:value-type="float" office:value="1.0195016968923" calcext:value-type="float">
            <text:p>1.0195016968923</text:p>
          </table:table-cell>
        </table:table-row>
        <table:table-row table:style-name="ro1">
          <table:table-cell office:value-type="float" office:value="192.798073058" calcext:value-type="float">
            <text:p>192.798073058</text:p>
          </table:table-cell>
          <table:table-cell office:value-type="float" office:value="283250" calcext:value-type="float">
            <text:p>283250</text:p>
          </table:table-cell>
          <table:table-cell office:value-type="float" office:value="284644" calcext:value-type="float">
            <text:p>284644</text:p>
          </table:table-cell>
          <table:table-cell office:value-type="float" office:value="1.01040655231903" calcext:value-type="float">
            <text:p>1.01040655231903</text:p>
          </table:table-cell>
        </table:table-row>
        <table:table-row table:style-name="ro1">
          <table:table-cell office:value-type="float" office:value="192.950814816" calcext:value-type="float">
            <text:p>192.950814816</text:p>
          </table:table-cell>
          <table:table-cell office:value-type="float" office:value="289909" calcext:value-type="float">
            <text:p>289909</text:p>
          </table:table-cell>
          <table:table-cell office:value-type="float" office:value="283444" calcext:value-type="float">
            <text:p>283444</text:p>
          </table:table-cell>
          <table:table-cell office:value-type="float" office:value="1.00313043666042" calcext:value-type="float">
            <text:p>1.00313043666042</text:p>
          </table:table-cell>
        </table:table-row>
        <table:table-row table:style-name="ro1">
          <table:table-cell office:value-type="float" office:value="193.099704834" calcext:value-type="float">
            <text:p>193.099704834</text:p>
          </table:table-cell>
          <table:table-cell office:value-type="float" office:value="298962" calcext:value-type="float">
            <text:p>298962</text:p>
          </table:table-cell>
          <table:table-cell office:value-type="float" office:value="289909" calcext:value-type="float">
            <text:p>289909</text:p>
          </table:table-cell>
          <table:table-cell office:value-type="float" office:value="0.997309544133532" calcext:value-type="float">
            <text:p>0.997309544133532</text:p>
          </table:table-cell>
        </table:table-row>
        <table:table-row table:style-name="ro1">
          <table:table-cell office:value-type="float" office:value="193.248035704999" calcext:value-type="float">
            <text:p>193.248035704999</text:p>
          </table:table-cell>
          <table:table-cell office:value-type="float" office:value="303247" calcext:value-type="float">
            <text:p>303247</text:p>
          </table:table-cell>
          <table:table-cell office:value-type="float" office:value="298962" calcext:value-type="float">
            <text:p>298962</text:p>
          </table:table-cell>
          <table:table-cell office:value-type="float" office:value="0.99265283011202" calcext:value-type="float">
            <text:p>0.99265283011202</text:p>
          </table:table-cell>
        </table:table-row>
        <table:table-row table:style-name="ro1">
          <table:table-cell office:value-type="float" office:value="193.388441502999" calcext:value-type="float">
            <text:p>193.388441502999</text:p>
          </table:table-cell>
          <table:table-cell office:value-type="float" office:value="299837" calcext:value-type="float">
            <text:p>299837</text:p>
          </table:table-cell>
          <table:table-cell office:value-type="float" office:value="303247" calcext:value-type="float">
            <text:p>303247</text:p>
          </table:table-cell>
          <table:table-cell office:value-type="float" office:value="0.988927458894811" calcext:value-type="float">
            <text:p>0.988927458894811</text:p>
          </table:table-cell>
        </table:table-row>
        <table:table-row table:style-name="ro1">
          <table:table-cell office:value-type="float" office:value="193.535182784" calcext:value-type="float">
            <text:p>193.535182784</text:p>
          </table:table-cell>
          <table:table-cell office:value-type="float" office:value="291342" calcext:value-type="float">
            <text:p>291342</text:p>
          </table:table-cell>
          <table:table-cell office:value-type="float" office:value="299837" calcext:value-type="float">
            <text:p>299837</text:p>
          </table:table-cell>
          <table:table-cell office:value-type="float" office:value="0.987220398488398" calcext:value-type="float">
            <text:p>0.987220398488398</text:p>
          </table:table-cell>
        </table:table-row>
        <table:table-row table:style-name="ro1">
          <table:table-cell office:value-type="float" office:value="193.682572742999" calcext:value-type="float">
            <text:p>193.682572742999</text:p>
          </table:table-cell>
          <table:table-cell office:value-type="float" office:value="284566" calcext:value-type="float">
            <text:p>284566</text:p>
          </table:table-cell>
          <table:table-cell office:value-type="float" office:value="291342" calcext:value-type="float">
            <text:p>291342</text:p>
          </table:table-cell>
          <table:table-cell office:value-type="float" office:value="0.985854750163267" calcext:value-type="float">
            <text:p>0.985854750163267</text:p>
          </table:table-cell>
        </table:table-row>
        <table:table-row table:style-name="ro1">
          <table:table-cell office:value-type="float" office:value="193.833589267999" calcext:value-type="float">
            <text:p>193.833589267999</text:p>
          </table:table-cell>
          <table:table-cell office:value-type="float" office:value="285181" calcext:value-type="float">
            <text:p>285181</text:p>
          </table:table-cell>
          <table:table-cell office:value-type="float" office:value="287376" calcext:value-type="float">
            <text:p>287376</text:p>
          </table:table-cell>
          <table:table-cell office:value-type="float" office:value="0.984762231503163" calcext:value-type="float">
            <text:p>0.984762231503163</text:p>
          </table:table-cell>
        </table:table-row>
        <table:table-row table:style-name="ro1">
          <table:table-cell office:value-type="float" office:value="193.995544063999" calcext:value-type="float">
            <text:p>193.995544063999</text:p>
          </table:table-cell>
          <table:table-cell office:value-type="float" office:value="293715" calcext:value-type="float">
            <text:p>293715</text:p>
          </table:table-cell>
          <table:table-cell office:value-type="float" office:value="285181" calcext:value-type="float">
            <text:p>285181</text:p>
          </table:table-cell>
          <table:table-cell office:value-type="float" office:value="0.98388821657508" calcext:value-type="float">
            <text:p>0.98388821657508</text:p>
          </table:table-cell>
        </table:table-row>
        <table:table-row table:style-name="ro1">
          <table:table-cell office:value-type="float" office:value="194.160864243999" calcext:value-type="float">
            <text:p>194.160864243999</text:p>
          </table:table-cell>
          <table:table-cell office:value-type="float" office:value="302633" calcext:value-type="float">
            <text:p>302633</text:p>
          </table:table-cell>
          <table:table-cell office:value-type="float" office:value="293715" calcext:value-type="float">
            <text:p>293715</text:p>
          </table:table-cell>
          <table:table-cell office:value-type="float" office:value="0.983189004632613" calcext:value-type="float">
            <text:p>0.983189004632613</text:p>
          </table:table-cell>
        </table:table-row>
        <table:table-row table:style-name="ro1">
          <table:table-cell office:value-type="float" office:value="194.320797454" calcext:value-type="float">
            <text:p>194.320797454</text:p>
          </table:table-cell>
          <table:table-cell office:value-type="float" office:value="303347" calcext:value-type="float">
            <text:p>303347</text:p>
          </table:table-cell>
          <table:table-cell office:value-type="float" office:value="302633" calcext:value-type="float">
            <text:p>302633</text:p>
          </table:table-cell>
          <table:table-cell office:value-type="float" office:value="0.982629635078639" calcext:value-type="float">
            <text:p>0.982629635078639</text:p>
          </table:table-cell>
        </table:table-row>
        <table:table-row table:style-name="ro1">
          <table:table-cell office:value-type="float" office:value="194.491085576999" calcext:value-type="float">
            <text:p>194.491085576999</text:p>
          </table:table-cell>
          <table:table-cell office:value-type="float" office:value="295050" calcext:value-type="float">
            <text:p>295050</text:p>
          </table:table-cell>
          <table:table-cell office:value-type="float" office:value="303347" calcext:value-type="float">
            <text:p>303347</text:p>
          </table:table-cell>
          <table:table-cell office:value-type="float" office:value="0.98218213943546" calcext:value-type="float">
            <text:p>0.98218213943546</text:p>
          </table:table-cell>
        </table:table-row>
        <table:table-row table:style-name="ro1">
          <table:table-cell office:value-type="float" office:value="194.65511989" calcext:value-type="float">
            <text:p>194.65511989</text:p>
          </table:table-cell>
          <table:table-cell office:value-type="float" office:value="286380" calcext:value-type="float">
            <text:p>286380</text:p>
          </table:table-cell>
          <table:table-cell office:value-type="float" office:value="303347" calcext:value-type="float">
            <text:p>303347</text:p>
          </table:table-cell>
          <table:table-cell office:value-type="float" office:value="0.981824142920917" calcext:value-type="float">
            <text:p>0.981824142920917</text:p>
          </table:table-cell>
        </table:table-row>
        <table:table-row table:style-name="ro1">
          <table:table-cell office:value-type="float" office:value="194.822334213" calcext:value-type="float">
            <text:p>194.822334213</text:p>
          </table:table-cell>
          <table:table-cell office:value-type="float" office:value="285837" calcext:value-type="float">
            <text:p>285837</text:p>
          </table:table-cell>
          <table:table-cell office:value-type="float" office:value="288213" calcext:value-type="float">
            <text:p>288213</text:p>
          </table:table-cell>
          <table:table-cell office:value-type="float" office:value="0.981537745709283" calcext:value-type="float">
            <text:p>0.981537745709283</text:p>
          </table:table-cell>
        </table:table-row>
        <table:table-row table:style-name="ro1">
          <table:table-cell office:value-type="float" office:value="194.994131535999" calcext:value-type="float">
            <text:p>194.994131535999</text:p>
          </table:table-cell>
          <table:table-cell office:value-type="float" office:value="294625" calcext:value-type="float">
            <text:p>294625</text:p>
          </table:table-cell>
          <table:table-cell office:value-type="float" office:value="285837" calcext:value-type="float">
            <text:p>285837</text:p>
          </table:table-cell>
          <table:table-cell office:value-type="float" office:value="0.981308627939975" calcext:value-type="float">
            <text:p>0.981308627939975</text:p>
          </table:table-cell>
        </table:table-row>
        <table:table-row table:style-name="ro1">
          <table:table-cell office:value-type="float" office:value="195.171155615999" calcext:value-type="float">
            <text:p>195.171155615999</text:p>
          </table:table-cell>
          <table:table-cell office:value-type="float" office:value="303968" calcext:value-type="float">
            <text:p>303968</text:p>
          </table:table-cell>
          <table:table-cell office:value-type="float" office:value="294605" calcext:value-type="float">
            <text:p>294605</text:p>
          </table:table-cell>
          <table:table-cell office:value-type="float" office:value="0.979852097157175" calcext:value-type="float">
            <text:p>0.979852097157175</text:p>
          </table:table-cell>
        </table:table-row>
        <table:table-row table:style-name="ro1">
          <table:table-cell office:value-type="float" office:value="195.344100622999" calcext:value-type="float">
            <text:p>195.344100622999</text:p>
          </table:table-cell>
          <table:table-cell office:value-type="float" office:value="303646" calcext:value-type="float">
            <text:p>303646</text:p>
          </table:table-cell>
          <table:table-cell office:value-type="float" office:value="303968" calcext:value-type="float">
            <text:p>303968</text:p>
          </table:table-cell>
          <table:table-cell office:value-type="float" office:value="0.978686872530935" calcext:value-type="float">
            <text:p>0.978686872530935</text:p>
          </table:table-cell>
        </table:table-row>
        <table:table-row table:style-name="ro1">
          <table:table-cell office:value-type="float" office:value="195.521263805" calcext:value-type="float">
            <text:p>195.521263805</text:p>
          </table:table-cell>
          <table:table-cell office:value-type="float" office:value="294189" calcext:value-type="float">
            <text:p>294189</text:p>
          </table:table-cell>
          <table:table-cell office:value-type="float" office:value="303646" calcext:value-type="float">
            <text:p>303646</text:p>
          </table:table-cell>
          <table:table-cell office:value-type="float" office:value="0.977754692829943" calcext:value-type="float">
            <text:p>0.977754692829943</text:p>
          </table:table-cell>
        </table:table-row>
        <table:table-row table:style-name="ro1">
          <table:table-cell office:value-type="float" office:value="195.623117146" calcext:value-type="float">
            <text:p>195.623117146</text:p>
          </table:table-cell>
          <table:table-cell office:value-type="float" office:value="288636" calcext:value-type="float">
            <text:p>288636</text:p>
          </table:table-cell>
          <table:table-cell office:value-type="float" office:value="297284" calcext:value-type="float">
            <text:p>297284</text:p>
          </table:table-cell>
          <table:table-cell office:value-type="float" office:value="0.978282185636503" calcext:value-type="float">
            <text:p>0.978282185636503</text:p>
          </table:table-cell>
        </table:table-row>
        <table:table-row table:style-name="ro1">
          <table:table-cell office:value-type="float" office:value="195.788898400999" calcext:value-type="float">
            <text:p>195.788898400999</text:p>
          </table:table-cell>
          <table:table-cell office:value-type="float" office:value="286086" calcext:value-type="float">
            <text:p>286086</text:p>
          </table:table-cell>
          <table:table-cell office:value-type="float" office:value="294884" calcext:value-type="float">
            <text:p>294884</text:p>
          </table:table-cell>
          <table:table-cell office:value-type="float" office:value="0.978704179881752" calcext:value-type="float">
            <text:p>0.978704179881752</text:p>
          </table:table-cell>
        </table:table-row>
        <table:table-row table:style-name="ro1">
          <table:table-cell office:value-type="float" office:value="195.952060443" calcext:value-type="float">
            <text:p>195.952060443</text:p>
          </table:table-cell>
          <table:table-cell office:value-type="float" office:value="292985" calcext:value-type="float">
            <text:p>292985</text:p>
          </table:table-cell>
          <table:table-cell office:value-type="float" office:value="286911" calcext:value-type="float">
            <text:p>286911</text:p>
          </table:table-cell>
          <table:table-cell office:value-type="float" office:value="0.979041775277951" calcext:value-type="float">
            <text:p>0.979041775277951</text:p>
          </table:table-cell>
        </table:table-row>
        <table:table-row table:style-name="ro1">
          <table:table-cell office:value-type="float" office:value="196.152303250999" calcext:value-type="float">
            <text:p>196.152303250999</text:p>
          </table:table-cell>
          <table:table-cell office:value-type="float" office:value="304326" calcext:value-type="float">
            <text:p>304326</text:p>
          </table:table-cell>
          <table:table-cell office:value-type="float" office:value="292985" calcext:value-type="float">
            <text:p>292985</text:p>
          </table:table-cell>
          <table:table-cell office:value-type="float" office:value="0.97931185159491" calcext:value-type="float">
            <text:p>0.97931185159491</text:p>
          </table:table-cell>
        </table:table-row>
        <table:table-row table:style-name="ro1">
          <table:table-cell office:value-type="float" office:value="196.258247214999" calcext:value-type="float">
            <text:p>196.258247214999</text:p>
          </table:table-cell>
          <table:table-cell office:value-type="float" office:value="306244" calcext:value-type="float">
            <text:p>306244</text:p>
          </table:table-cell>
          <table:table-cell office:value-type="float" office:value="292985" calcext:value-type="float">
            <text:p>292985</text:p>
          </table:table-cell>
          <table:table-cell office:value-type="float" office:value="0.980817902328559" calcext:value-type="float">
            <text:p>0.980817902328559</text:p>
          </table:table-cell>
        </table:table-row>
        <table:table-row table:style-name="ro1">
          <table:table-cell office:value-type="float" office:value="196.416473292" calcext:value-type="float">
            <text:p>196.416473292</text:p>
          </table:table-cell>
          <table:table-cell office:value-type="float" office:value="301426" calcext:value-type="float">
            <text:p>301426</text:p>
          </table:table-cell>
          <table:table-cell office:value-type="float" office:value="306244" calcext:value-type="float">
            <text:p>306244</text:p>
          </table:table-cell>
          <table:table-cell office:value-type="float" office:value="0.982022742915479" calcext:value-type="float">
            <text:p>0.982022742915479</text:p>
          </table:table-cell>
        </table:table-row>
        <table:table-row table:style-name="ro1">
          <table:table-cell office:value-type="float" office:value="196.580805468" calcext:value-type="float">
            <text:p>196.580805468</text:p>
          </table:table-cell>
          <table:table-cell office:value-type="float" office:value="291718" calcext:value-type="float">
            <text:p>291718</text:p>
          </table:table-cell>
          <table:table-cell office:value-type="float" office:value="301426" calcext:value-type="float">
            <text:p>301426</text:p>
          </table:table-cell>
          <table:table-cell office:value-type="float" office:value="0.982986615385015" calcext:value-type="float">
            <text:p>0.982986615385015</text:p>
          </table:table-cell>
        </table:table-row>
        <table:table-row table:style-name="ro1">
          <table:table-cell office:value-type="float" office:value="196.739477821" calcext:value-type="float">
            <text:p>196.739477821</text:p>
          </table:table-cell>
          <table:table-cell office:value-type="float" office:value="286761" calcext:value-type="float">
            <text:p>286761</text:p>
          </table:table-cell>
          <table:table-cell office:value-type="float" office:value="296054" calcext:value-type="float">
            <text:p>296054</text:p>
          </table:table-cell>
          <table:table-cell office:value-type="float" office:value="0.983757713360643" calcext:value-type="float">
            <text:p>0.983757713360643</text:p>
          </table:table-cell>
        </table:table-row>
        <table:table-row table:style-name="ro1">
          <table:table-cell office:value-type="float" office:value="196.911130892" calcext:value-type="float">
            <text:p>196.911130892</text:p>
          </table:table-cell>
          <table:table-cell office:value-type="float" office:value="291612" calcext:value-type="float">
            <text:p>291612</text:p>
          </table:table-cell>
          <table:table-cell office:value-type="float" office:value="291910" calcext:value-type="float">
            <text:p>291910</text:p>
          </table:table-cell>
          <table:table-cell office:value-type="float" office:value="0.984374591741146" calcext:value-type="float">
            <text:p>0.984374591741146</text:p>
          </table:table-cell>
        </table:table-row>
        <table:table-row table:style-name="ro1">
          <table:table-cell office:value-type="float" office:value="197.073748024999" calcext:value-type="float">
            <text:p>197.073748024999</text:p>
          </table:table-cell>
          <table:table-cell office:value-type="float" office:value="301543" calcext:value-type="float">
            <text:p>301543</text:p>
          </table:table-cell>
          <table:table-cell office:value-type="float" office:value="291612" calcext:value-type="float">
            <text:p>291612</text:p>
          </table:table-cell>
          <table:table-cell office:value-type="float" office:value="0.984868094445549" calcext:value-type="float">
            <text:p>0.984868094445549</text:p>
          </table:table-cell>
        </table:table-row>
        <table:table-row table:style-name="ro1">
          <table:table-cell office:value-type="float" office:value="197.246679591" calcext:value-type="float">
            <text:p>197.246679591</text:p>
          </table:table-cell>
          <table:table-cell office:value-type="float" office:value="307244" calcext:value-type="float">
            <text:p>307244</text:p>
          </table:table-cell>
          <table:table-cell office:value-type="float" office:value="301543" calcext:value-type="float">
            <text:p>301543</text:p>
          </table:table-cell>
          <table:table-cell office:value-type="float" office:value="0.985262896609071" calcext:value-type="float">
            <text:p>0.985262896609071</text:p>
          </table:table-cell>
        </table:table-row>
        <table:table-row table:style-name="ro1">
          <table:table-cell office:value-type="float" office:value="197.401337083" calcext:value-type="float">
            <text:p>197.401337083</text:p>
          </table:table-cell>
          <table:table-cell office:value-type="float" office:value="303211" calcext:value-type="float">
            <text:p>303211</text:p>
          </table:table-cell>
          <table:table-cell office:value-type="float" office:value="301543" calcext:value-type="float">
            <text:p>301543</text:p>
          </table:table-cell>
          <table:table-cell office:value-type="float" office:value="0.985578738339888" calcext:value-type="float">
            <text:p>0.985578738339888</text:p>
          </table:table-cell>
        </table:table-row>
        <table:table-row table:style-name="ro1">
          <table:table-cell office:value-type="float" office:value="197.561968689999" calcext:value-type="float">
            <text:p>197.561968689999</text:p>
          </table:table-cell>
          <table:table-cell office:value-type="float" office:value="293765" calcext:value-type="float">
            <text:p>293765</text:p>
          </table:table-cell>
          <table:table-cell office:value-type="float" office:value="303211" calcext:value-type="float">
            <text:p>303211</text:p>
          </table:table-cell>
          <table:table-cell office:value-type="float" office:value="0.985831411724542" calcext:value-type="float">
            <text:p>0.985831411724542</text:p>
          </table:table-cell>
        </table:table-row>
        <table:table-row table:style-name="ro1">
          <table:table-cell office:value-type="float" office:value="197.723285037" calcext:value-type="float">
            <text:p>197.723285037</text:p>
          </table:table-cell>
          <table:table-cell office:value-type="float" office:value="287863" calcext:value-type="float">
            <text:p>287863</text:p>
          </table:table-cell>
          <table:table-cell office:value-type="float" office:value="293765" calcext:value-type="float">
            <text:p>293765</text:p>
          </table:table-cell>
          <table:table-cell office:value-type="float" office:value="0.986033550432265" calcext:value-type="float">
            <text:p>0.986033550432265</text:p>
          </table:table-cell>
        </table:table-row>
        <table:table-row table:style-name="ro1">
          <table:table-cell office:value-type="float" office:value="197.882490377" calcext:value-type="float">
            <text:p>197.882490377</text:p>
          </table:table-cell>
          <table:table-cell office:value-type="float" office:value="291151" calcext:value-type="float">
            <text:p>291151</text:p>
          </table:table-cell>
          <table:table-cell office:value-type="float" office:value="288965" calcext:value-type="float">
            <text:p>288965</text:p>
          </table:table-cell>
          <table:table-cell office:value-type="float" office:value="0.986195261398444" calcext:value-type="float">
            <text:p>0.986195261398444</text:p>
          </table:table-cell>
        </table:table-row>
        <table:table-row table:style-name="ro1">
          <table:table-cell office:value-type="float" office:value="198.044445972" calcext:value-type="float">
            <text:p>198.044445972</text:p>
          </table:table-cell>
          <table:table-cell office:value-type="float" office:value="300800" calcext:value-type="float">
            <text:p>300800</text:p>
          </table:table-cell>
          <table:table-cell office:value-type="float" office:value="291151" calcext:value-type="float">
            <text:p>291151</text:p>
          </table:table-cell>
          <table:table-cell office:value-type="float" office:value="0.985034640491304" calcext:value-type="float">
            <text:p>0.985034640491304</text:p>
          </table:table-cell>
        </table:table-row>
        <table:table-row table:style-name="ro1">
          <table:table-cell office:value-type="float" office:value="198.207429259999" calcext:value-type="float">
            <text:p>198.207429259999</text:p>
          </table:table-cell>
          <table:table-cell office:value-type="float" office:value="307851" calcext:value-type="float">
            <text:p>307851</text:p>
          </table:table-cell>
          <table:table-cell office:value-type="float" office:value="300800" calcext:value-type="float">
            <text:p>300800</text:p>
          </table:table-cell>
          <table:table-cell office:value-type="float" office:value="0.984106143765593" calcext:value-type="float">
            <text:p>0.984106143765593</text:p>
          </table:table-cell>
        </table:table-row>
        <table:table-row table:style-name="ro1">
          <table:table-cell office:value-type="float" office:value="198.369617667" calcext:value-type="float">
            <text:p>198.369617667</text:p>
          </table:table-cell>
          <table:table-cell office:value-type="float" office:value="305675" calcext:value-type="float">
            <text:p>305675</text:p>
          </table:table-cell>
          <table:table-cell office:value-type="float" office:value="307851" calcext:value-type="float">
            <text:p>307851</text:p>
          </table:table-cell>
          <table:table-cell office:value-type="float" office:value="0.983363346385023" calcext:value-type="float">
            <text:p>0.983363346385023</text:p>
          </table:table-cell>
        </table:table-row>
        <table:table-row table:style-name="ro1">
          <table:table-cell office:value-type="float" office:value="198.529567476" calcext:value-type="float">
            <text:p>198.529567476</text:p>
          </table:table-cell>
          <table:table-cell office:value-type="float" office:value="296682" calcext:value-type="float">
            <text:p>296682</text:p>
          </table:table-cell>
          <table:table-cell office:value-type="float" office:value="306651" calcext:value-type="float">
            <text:p>306651</text:p>
          </table:table-cell>
          <table:table-cell office:value-type="float" office:value="0.982769108480568" calcext:value-type="float">
            <text:p>0.982769108480568</text:p>
          </table:table-cell>
        </table:table-row>
        <table:table-row table:style-name="ro1">
          <table:table-cell office:value-type="float" office:value="198.693114501" calcext:value-type="float">
            <text:p>198.693114501</text:p>
          </table:table-cell>
          <table:table-cell office:value-type="float" office:value="289325" calcext:value-type="float">
            <text:p>289325</text:p>
          </table:table-cell>
          <table:table-cell office:value-type="float" office:value="296682" calcext:value-type="float">
            <text:p>296682</text:p>
          </table:table-cell>
          <table:table-cell office:value-type="float" office:value="0.982293718157003" calcext:value-type="float">
            <text:p>0.982293718157003</text:p>
          </table:table-cell>
        </table:table-row>
        <table:table-row table:style-name="ro1">
          <table:table-cell office:value-type="float" office:value="198.854417527" calcext:value-type="float">
            <text:p>198.854417527</text:p>
          </table:table-cell>
          <table:table-cell office:value-type="float" office:value="290930" calcext:value-type="float">
            <text:p>290930</text:p>
          </table:table-cell>
          <table:table-cell office:value-type="float" office:value="289325" calcext:value-type="float">
            <text:p>289325</text:p>
          </table:table-cell>
          <table:table-cell office:value-type="float" office:value="0.981913405898152" calcext:value-type="float">
            <text:p>0.981913405898152</text:p>
          </table:table-cell>
        </table:table-row>
        <table:table-row table:style-name="ro1">
          <table:table-cell office:value-type="float" office:value="199.01311003" calcext:value-type="float">
            <text:p>199.01311003</text:p>
          </table:table-cell>
          <table:table-cell office:value-type="float" office:value="299835" calcext:value-type="float">
            <text:p>299835</text:p>
          </table:table-cell>
          <table:table-cell office:value-type="float" office:value="290930" calcext:value-type="float">
            <text:p>290930</text:p>
          </table:table-cell>
          <table:table-cell office:value-type="float" office:value="0.980335919523716" calcext:value-type="float">
            <text:p>0.980335919523716</text:p>
          </table:table-cell>
        </table:table-row>
        <table:table-row table:style-name="ro1">
          <table:table-cell office:value-type="float" office:value="199.179875176" calcext:value-type="float">
            <text:p>199.179875176</text:p>
          </table:table-cell>
          <table:table-cell office:value-type="float" office:value="308224" calcext:value-type="float">
            <text:p>308224</text:p>
          </table:table-cell>
          <table:table-cell office:value-type="float" office:value="299835" calcext:value-type="float">
            <text:p>299835</text:p>
          </table:table-cell>
          <table:table-cell office:value-type="float" office:value="0.979073930424168" calcext:value-type="float">
            <text:p>0.979073930424168</text:p>
          </table:table-cell>
        </table:table-row>
        <table:table-row table:style-name="ro1">
          <table:table-cell office:value-type="float" office:value="199.344201761" calcext:value-type="float">
            <text:p>199.344201761</text:p>
          </table:table-cell>
          <table:table-cell office:value-type="float" office:value="307643" calcext:value-type="float">
            <text:p>307643</text:p>
          </table:table-cell>
          <table:table-cell office:value-type="float" office:value="308224" calcext:value-type="float">
            <text:p>308224</text:p>
          </table:table-cell>
          <table:table-cell office:value-type="float" office:value="0.978064339144529" calcext:value-type="float">
            <text:p>0.978064339144529</text:p>
          </table:table-cell>
        </table:table-row>
        <table:table-row table:style-name="ro1">
          <table:table-cell office:value-type="float" office:value="199.508538856" calcext:value-type="float">
            <text:p>199.508538856</text:p>
          </table:table-cell>
          <table:table-cell office:value-type="float" office:value="298972" calcext:value-type="float">
            <text:p>298972</text:p>
          </table:table-cell>
          <table:table-cell office:value-type="float" office:value="307643" calcext:value-type="float">
            <text:p>307643</text:p>
          </table:table-cell>
          <table:table-cell office:value-type="float" office:value="0.977256666120818" calcext:value-type="float">
            <text:p>0.977256666120818</text:p>
          </table:table-cell>
        </table:table-row>
        <table:table-row table:style-name="ro1">
          <table:table-cell office:value-type="float" office:value="199.724821058999" calcext:value-type="float">
            <text:p>199.724821058999</text:p>
          </table:table-cell>
          <table:table-cell office:value-type="float" office:value="289849" calcext:value-type="float">
            <text:p>289849</text:p>
          </table:table-cell>
          <table:table-cell office:value-type="float" office:value="298972" calcext:value-type="float">
            <text:p>298972</text:p>
          </table:table-cell>
          <table:table-cell office:value-type="float" office:value="0.975353719993429" calcext:value-type="float">
            <text:p>0.975353719993429</text:p>
          </table:table-cell>
        </table:table-row>
        <table:table-row table:style-name="ro1">
          <table:table-cell office:value-type="float" office:value="199.827831884999" calcext:value-type="float">
            <text:p>199.827831884999</text:p>
          </table:table-cell>
          <table:table-cell office:value-type="float" office:value="290999" calcext:value-type="float">
            <text:p>290999</text:p>
          </table:table-cell>
          <table:table-cell office:value-type="float" office:value="289849" calcext:value-type="float">
            <text:p>289849</text:p>
          </table:table-cell>
          <table:table-cell office:value-type="float" office:value="0.975088170799938" calcext:value-type="float">
            <text:p>0.975088170799938</text:p>
          </table:table-cell>
        </table:table-row>
        <table:table-row table:style-name="ro1">
          <table:table-cell office:value-type="float" office:value="199.989713977999" calcext:value-type="float">
            <text:p>199.989713977999</text:p>
          </table:table-cell>
          <table:table-cell office:value-type="float" office:value="299343" calcext:value-type="float">
            <text:p>299343</text:p>
          </table:table-cell>
          <table:table-cell office:value-type="float" office:value="290999" calcext:value-type="float">
            <text:p>290999</text:p>
          </table:table-cell>
          <table:table-cell office:value-type="float" office:value="0.974875731445145" calcext:value-type="float">
            <text:p>0.974875731445145</text:p>
          </table:table-cell>
        </table:table-row>
        <table:table-row table:style-name="ro1">
          <table:table-cell office:value-type="float" office:value="200.164494667" calcext:value-type="float">
            <text:p>200.164494667</text:p>
          </table:table-cell>
          <table:table-cell office:value-type="float" office:value="308755" calcext:value-type="float">
            <text:p>308755</text:p>
          </table:table-cell>
          <table:table-cell office:value-type="float" office:value="299343" calcext:value-type="float">
            <text:p>299343</text:p>
          </table:table-cell>
          <table:table-cell office:value-type="float" office:value="0.97344897225289" calcext:value-type="float">
            <text:p>0.97344897225289</text:p>
          </table:table-cell>
        </table:table-row>
        <table:table-row table:style-name="ro1">
          <table:table-cell office:value-type="float" office:value="200.338258083" calcext:value-type="float">
            <text:p>200.338258083</text:p>
          </table:table-cell>
          <table:table-cell office:value-type="float" office:value="308839" calcext:value-type="float">
            <text:p>308839</text:p>
          </table:table-cell>
          <table:table-cell office:value-type="float" office:value="308755" calcext:value-type="float">
            <text:p>308755</text:p>
          </table:table-cell>
          <table:table-cell office:value-type="float" office:value="0.972307564899087" calcext:value-type="float">
            <text:p>0.972307564899087</text:p>
          </table:table-cell>
        </table:table-row>
        <table:table-row table:style-name="ro1">
          <table:table-cell office:value-type="float" office:value="200.513095352999" calcext:value-type="float">
            <text:p>200.513095352999</text:p>
          </table:table-cell>
          <table:table-cell office:value-type="float" office:value="299691" calcext:value-type="float">
            <text:p>299691</text:p>
          </table:table-cell>
          <table:table-cell office:value-type="float" office:value="308839" calcext:value-type="float">
            <text:p>308839</text:p>
          </table:table-cell>
          <table:table-cell office:value-type="float" office:value="0.971394439016044" calcext:value-type="float">
            <text:p>0.971394439016044</text:p>
          </table:table-cell>
        </table:table-row>
        <table:table-row table:style-name="ro1">
          <table:table-cell office:value-type="float" office:value="200.686380653" calcext:value-type="float">
            <text:p>200.686380653</text:p>
          </table:table-cell>
          <table:table-cell office:value-type="float" office:value="291474" calcext:value-type="float">
            <text:p>291474</text:p>
          </table:table-cell>
          <table:table-cell office:value-type="float" office:value="302469" calcext:value-type="float">
            <text:p>302469</text:p>
          </table:table-cell>
          <table:table-cell office:value-type="float" office:value="0.970663938309609" calcext:value-type="float">
            <text:p>0.970663938309609</text:p>
          </table:table-cell>
        </table:table-row>
        <table:table-row table:style-name="ro1">
          <table:table-cell office:value-type="float" office:value="200.856113906999" calcext:value-type="float">
            <text:p>200.856113906999</text:p>
          </table:table-cell>
          <table:table-cell office:value-type="float" office:value="292997" calcext:value-type="float">
            <text:p>292997</text:p>
          </table:table-cell>
          <table:table-cell office:value-type="float" office:value="294235" calcext:value-type="float">
            <text:p>294235</text:p>
          </table:table-cell>
          <table:table-cell office:value-type="float" office:value="0.970079537744462" calcext:value-type="float">
            <text:p>0.970079537744462</text:p>
          </table:table-cell>
        </table:table-row>
        <table:table-row table:style-name="ro1">
          <table:table-cell office:value-type="float" office:value="201.01022618" calcext:value-type="float">
            <text:p>201.01022618</text:p>
          </table:table-cell>
          <table:table-cell office:value-type="float" office:value="301652" calcext:value-type="float">
            <text:p>301652</text:p>
          </table:table-cell>
          <table:table-cell office:value-type="float" office:value="292997" calcext:value-type="float">
            <text:p>292997</text:p>
          </table:table-cell>
          <table:table-cell office:value-type="float" office:value="0.969612017292344" calcext:value-type="float">
            <text:p>0.969612017292344</text:p>
          </table:table-cell>
        </table:table-row>
        <table:table-row table:style-name="ro1">
          <table:table-cell office:value-type="float" office:value="201.165938863" calcext:value-type="float">
            <text:p>201.165938863</text:p>
          </table:table-cell>
          <table:table-cell office:value-type="float" office:value="309803" calcext:value-type="float">
            <text:p>309803</text:p>
          </table:table-cell>
          <table:table-cell office:value-type="float" office:value="301652" calcext:value-type="float">
            <text:p>301652</text:p>
          </table:table-cell>
          <table:table-cell office:value-type="float" office:value="0.969238000930649" calcext:value-type="float">
            <text:p>0.969238000930649</text:p>
          </table:table-cell>
        </table:table-row>
        <table:table-row table:style-name="ro1">
          <table:table-cell office:value-type="float" office:value="201.318110201" calcext:value-type="float">
            <text:p>201.318110201</text:p>
          </table:table-cell>
          <table:table-cell office:value-type="float" office:value="310416" calcext:value-type="float">
            <text:p>310416</text:p>
          </table:table-cell>
          <table:table-cell office:value-type="float" office:value="309803" calcext:value-type="float">
            <text:p>309803</text:p>
          </table:table-cell>
          <table:table-cell office:value-type="float" office:value="0.968938787841294" calcext:value-type="float">
            <text:p>0.968938787841294</text:p>
          </table:table-cell>
        </table:table-row>
        <table:table-row table:style-name="ro1">
          <table:table-cell office:value-type="float" office:value="201.460763976" calcext:value-type="float">
            <text:p>201.460763976</text:p>
          </table:table-cell>
          <table:table-cell office:value-type="float" office:value="303901" calcext:value-type="float">
            <text:p>303901</text:p>
          </table:table-cell>
          <table:table-cell office:value-type="float" office:value="310416" calcext:value-type="float">
            <text:p>310416</text:p>
          </table:table-cell>
          <table:table-cell office:value-type="float" office:value="0.968699417369809" calcext:value-type="float">
            <text:p>0.968699417369809</text:p>
          </table:table-cell>
        </table:table-row>
        <table:table-row table:style-name="ro1">
          <table:table-cell office:value-type="float" office:value="201.606885425999" calcext:value-type="float">
            <text:p>201.606885425999</text:p>
          </table:table-cell>
          <table:table-cell office:value-type="float" office:value="295384" calcext:value-type="float">
            <text:p>295384</text:p>
          </table:table-cell>
          <table:table-cell office:value-type="float" office:value="303901" calcext:value-type="float">
            <text:p>303901</text:p>
          </table:table-cell>
          <table:table-cell office:value-type="float" office:value="0.969764728701042" calcext:value-type="float">
            <text:p>0.969764728701042</text:p>
          </table:table-cell>
        </table:table-row>
        <table:table-row table:style-name="ro1">
          <table:table-cell office:value-type="float" office:value="201.753441741999" calcext:value-type="float">
            <text:p>201.753441741999</text:p>
          </table:table-cell>
          <table:table-cell office:value-type="float" office:value="291755" calcext:value-type="float">
            <text:p>291755</text:p>
          </table:table-cell>
          <table:table-cell office:value-type="float" office:value="302648" calcext:value-type="float">
            <text:p>302648</text:p>
          </table:table-cell>
          <table:table-cell office:value-type="float" office:value="0.970616977766029" calcext:value-type="float">
            <text:p>0.970616977766029</text:p>
          </table:table-cell>
        </table:table-row>
        <table:table-row table:style-name="ro1">
          <table:table-cell office:value-type="float" office:value="201.898308615" calcext:value-type="float">
            <text:p>201.898308615</text:p>
          </table:table-cell>
          <table:table-cell office:value-type="float" office:value="295934" calcext:value-type="float">
            <text:p>295934</text:p>
          </table:table-cell>
          <table:table-cell office:value-type="float" office:value="298344" calcext:value-type="float">
            <text:p>298344</text:p>
          </table:table-cell>
          <table:table-cell office:value-type="float" office:value="0.971298777018018" calcext:value-type="float">
            <text:p>0.971298777018018</text:p>
          </table:table-cell>
        </table:table-row>
        <table:table-row table:style-name="ro1">
          <table:table-cell office:value-type="float" office:value="202.050136178999" calcext:value-type="float">
            <text:p>202.050136178999</text:p>
          </table:table-cell>
          <table:table-cell office:value-type="float" office:value="305148" calcext:value-type="float">
            <text:p>305148</text:p>
          </table:table-cell>
          <table:table-cell office:value-type="float" office:value="295934" calcext:value-type="float">
            <text:p>295934</text:p>
          </table:table-cell>
          <table:table-cell office:value-type="float" office:value="0.971844216419609" calcext:value-type="float">
            <text:p>0.971844216419609</text:p>
          </table:table-cell>
        </table:table-row>
        <table:table-row table:style-name="ro1">
          <table:table-cell office:value-type="float" office:value="202.203286279" calcext:value-type="float">
            <text:p>202.203286279</text:p>
          </table:table-cell>
          <table:table-cell office:value-type="float" office:value="311775" calcext:value-type="float">
            <text:p>311775</text:p>
          </table:table-cell>
          <table:table-cell office:value-type="float" office:value="305148" calcext:value-type="float">
            <text:p>305148</text:p>
          </table:table-cell>
          <table:table-cell office:value-type="float" office:value="0.972280567940882" calcext:value-type="float">
            <text:p>0.972280567940882</text:p>
          </table:table-cell>
        </table:table-row>
        <table:table-row table:style-name="ro1">
          <table:table-cell office:value-type="float" office:value="202.347031027999" calcext:value-type="float">
            <text:p>202.347031027999</text:p>
          </table:table-cell>
          <table:table-cell office:value-type="float" office:value="310545" calcext:value-type="float">
            <text:p>310545</text:p>
          </table:table-cell>
          <table:table-cell office:value-type="float" office:value="311775" calcext:value-type="float">
            <text:p>311775</text:p>
          </table:table-cell>
          <table:table-cell office:value-type="float" office:value="0.9726296491579" calcext:value-type="float">
            <text:p>0.9726296491579</text:p>
          </table:table-cell>
        </table:table-row>
        <table:table-row table:style-name="ro1">
          <table:table-cell office:value-type="float" office:value="202.490476782999" calcext:value-type="float">
            <text:p>202.490476782999</text:p>
          </table:table-cell>
          <table:table-cell office:value-type="float" office:value="303088" calcext:value-type="float">
            <text:p>303088</text:p>
          </table:table-cell>
          <table:table-cell office:value-type="float" office:value="310575" calcext:value-type="float">
            <text:p>310575</text:p>
          </table:table-cell>
          <table:table-cell office:value-type="float" office:value="0.972908914131515" calcext:value-type="float">
            <text:p>0.972908914131515</text:p>
          </table:table-cell>
        </table:table-row>
        <table:table-row table:style-name="ro1">
          <table:table-cell office:value-type="float" office:value="202.634218882" calcext:value-type="float">
            <text:p>202.634218882</text:p>
          </table:table-cell>
          <table:table-cell office:value-type="float" office:value="295165" calcext:value-type="float">
            <text:p>295165</text:p>
          </table:table-cell>
          <table:table-cell office:value-type="float" office:value="303088" calcext:value-type="float">
            <text:p>303088</text:p>
          </table:table-cell>
          <table:table-cell office:value-type="float" office:value="0.973132326110407" calcext:value-type="float">
            <text:p>0.973132326110407</text:p>
          </table:table-cell>
        </table:table-row>
        <table:table-row table:style-name="ro1">
          <table:table-cell office:value-type="float" office:value="202.776662873999" calcext:value-type="float">
            <text:p>202.776662873999</text:p>
          </table:table-cell>
          <table:table-cell office:value-type="float" office:value="292916" calcext:value-type="float">
            <text:p>292916</text:p>
          </table:table-cell>
          <table:table-cell office:value-type="float" office:value="297088" calcext:value-type="float">
            <text:p>297088</text:p>
          </table:table-cell>
          <table:table-cell office:value-type="float" office:value="0.97331105569352" calcext:value-type="float">
            <text:p>0.97331105569352</text:p>
          </table:table-cell>
        </table:table-row>
        <table:table-row table:style-name="ro1">
          <table:table-cell office:value-type="float" office:value="202.923868407999" calcext:value-type="float">
            <text:p>202.923868407999</text:p>
          </table:table-cell>
          <table:table-cell office:value-type="float" office:value="298320" calcext:value-type="float">
            <text:p>298320</text:p>
          </table:table-cell>
          <table:table-cell office:value-type="float" office:value="292916" calcext:value-type="float">
            <text:p>292916</text:p>
          </table:table-cell>
          <table:table-cell office:value-type="float" office:value="0.973454039360011" calcext:value-type="float">
            <text:p>0.973454039360011</text:p>
          </table:table-cell>
        </table:table-row>
        <table:table-row table:style-name="ro1">
          <table:table-cell office:value-type="float" office:value="203.079515489999" calcext:value-type="float">
            <text:p>203.079515489999</text:p>
          </table:table-cell>
          <table:table-cell office:value-type="float" office:value="307870" calcext:value-type="float">
            <text:p>307870</text:p>
          </table:table-cell>
          <table:table-cell office:value-type="float" office:value="298320" calcext:value-type="float">
            <text:p>298320</text:p>
          </table:table-cell>
          <table:table-cell office:value-type="float" office:value="0.973568426293204" calcext:value-type="float">
            <text:p>0.973568426293204</text:p>
          </table:table-cell>
        </table:table-row>
        <table:table-row table:style-name="ro1">
          <table:table-cell office:value-type="float" office:value="203.276722815999" calcext:value-type="float">
            <text:p>203.276722815999</text:p>
          </table:table-cell>
          <table:table-cell office:value-type="float" office:value="313136" calcext:value-type="float">
            <text:p>313136</text:p>
          </table:table-cell>
          <table:table-cell office:value-type="float" office:value="307870" calcext:value-type="float">
            <text:p>307870</text:p>
          </table:table-cell>
          <table:table-cell office:value-type="float" office:value="0.972403128131337" calcext:value-type="float">
            <text:p>0.972403128131337</text:p>
          </table:table-cell>
        </table:table-row>
        <table:table-row table:style-name="ro1">
          <table:table-cell office:value-type="float" office:value="203.423127749" calcext:value-type="float">
            <text:p>203.423127749</text:p>
          </table:table-cell>
          <table:table-cell office:value-type="float" office:value="308067" calcext:value-type="float">
            <text:p>308067</text:p>
          </table:table-cell>
          <table:table-cell office:value-type="float" office:value="313136" calcext:value-type="float">
            <text:p>313136</text:p>
          </table:table-cell>
          <table:table-cell office:value-type="float" office:value="0.971470889601844" calcext:value-type="float">
            <text:p>0.971470889601844</text:p>
          </table:table-cell>
        </table:table-row>
        <table:table-row table:style-name="ro1">
          <table:table-cell office:value-type="float" office:value="203.566613194" calcext:value-type="float">
            <text:p>203.566613194</text:p>
          </table:table-cell>
          <table:table-cell office:value-type="float" office:value="299502" calcext:value-type="float">
            <text:p>299502</text:p>
          </table:table-cell>
          <table:table-cell office:value-type="float" office:value="308067" calcext:value-type="float">
            <text:p>308067</text:p>
          </table:table-cell>
          <table:table-cell office:value-type="float" office:value="0.97072509877825" calcext:value-type="float">
            <text:p>0.97072509877825</text:p>
          </table:table-cell>
        </table:table-row>
        <table:table-row table:style-name="ro1">
          <table:table-cell office:value-type="float" office:value="203.711604319" calcext:value-type="float">
            <text:p>203.711604319</text:p>
          </table:table-cell>
          <table:table-cell office:value-type="float" office:value="294001" calcext:value-type="float">
            <text:p>294001</text:p>
          </table:table-cell>
          <table:table-cell office:value-type="float" office:value="299502" calcext:value-type="float">
            <text:p>299502</text:p>
          </table:table-cell>
          <table:table-cell office:value-type="float" office:value="0.970128466119374" calcext:value-type="float">
            <text:p>0.970128466119374</text:p>
          </table:table-cell>
        </table:table-row>
        <table:table-row table:style-name="ro1">
          <table:table-cell office:value-type="float" office:value="203.85942603" calcext:value-type="float">
            <text:p>203.85942603</text:p>
          </table:table-cell>
          <table:table-cell office:value-type="float" office:value="296131" calcext:value-type="float">
            <text:p>296131</text:p>
          </table:table-cell>
          <table:table-cell office:value-type="float" office:value="295217" calcext:value-type="float">
            <text:p>295217</text:p>
          </table:table-cell>
          <table:table-cell office:value-type="float" office:value="0.969651159992273" calcext:value-type="float">
            <text:p>0.969651159992273</text:p>
          </table:table-cell>
        </table:table-row>
        <table:table-row table:style-name="ro1">
          <table:table-cell office:value-type="float" office:value="204.004168492" calcext:value-type="float">
            <text:p>204.004168492</text:p>
          </table:table-cell>
          <table:table-cell office:value-type="float" office:value="304266" calcext:value-type="float">
            <text:p>304266</text:p>
          </table:table-cell>
          <table:table-cell office:value-type="float" office:value="296131" calcext:value-type="float">
            <text:p>296131</text:p>
          </table:table-cell>
          <table:table-cell office:value-type="float" office:value="0.969269315090593" calcext:value-type="float">
            <text:p>0.969269315090593</text:p>
          </table:table-cell>
        </table:table-row>
        <table:table-row table:style-name="ro1">
          <table:table-cell office:value-type="float" office:value="204.152104744" calcext:value-type="float">
            <text:p>204.152104744</text:p>
          </table:table-cell>
          <table:table-cell office:value-type="float" office:value="312319" calcext:value-type="float">
            <text:p>312319</text:p>
          </table:table-cell>
          <table:table-cell office:value-type="float" office:value="304266" calcext:value-type="float">
            <text:p>304266</text:p>
          </table:table-cell>
          <table:table-cell office:value-type="float" office:value="0.968963839169249" calcext:value-type="float">
            <text:p>0.968963839169249</text:p>
          </table:table-cell>
        </table:table-row>
        <table:table-row table:style-name="ro1">
          <table:table-cell office:value-type="float" office:value="204.300122007999" calcext:value-type="float">
            <text:p>204.300122007999</text:p>
          </table:table-cell>
          <table:table-cell office:value-type="float" office:value="313808" calcext:value-type="float">
            <text:p>313808</text:p>
          </table:table-cell>
          <table:table-cell office:value-type="float" office:value="312319" calcext:value-type="float">
            <text:p>312319</text:p>
          </table:table-cell>
          <table:table-cell office:value-type="float" office:value="0.968719458432173" calcext:value-type="float">
            <text:p>0.968719458432173</text:p>
          </table:table-cell>
        </table:table-row>
        <table:table-row table:style-name="ro1">
          <table:table-cell office:value-type="float" office:value="204.445252264" calcext:value-type="float">
            <text:p>204.445252264</text:p>
          </table:table-cell>
          <table:table-cell office:value-type="float" office:value="307817" calcext:value-type="float">
            <text:p>307817</text:p>
          </table:table-cell>
          <table:table-cell office:value-type="float" office:value="313808" calcext:value-type="float">
            <text:p>313808</text:p>
          </table:table-cell>
          <table:table-cell office:value-type="float" office:value="0.981427179648964" calcext:value-type="float">
            <text:p>0.981427179648964</text:p>
          </table:table-cell>
        </table:table-row>
        <table:table-row table:style-name="ro1">
          <table:table-cell office:value-type="float" office:value="204.591081999" calcext:value-type="float">
            <text:p>204.591081999</text:p>
          </table:table-cell>
          <table:table-cell office:value-type="float" office:value="299175" calcext:value-type="float">
            <text:p>299175</text:p>
          </table:table-cell>
          <table:table-cell office:value-type="float" office:value="307817" calcext:value-type="float">
            <text:p>307817</text:p>
          </table:table-cell>
          <table:table-cell office:value-type="float" office:value="0.991593356622397" calcext:value-type="float">
            <text:p>0.991593356622397</text:p>
          </table:table-cell>
        </table:table-row>
        <table:table-row table:style-name="ro1">
          <table:table-cell office:value-type="float" office:value="204.742415665" calcext:value-type="float">
            <text:p>204.742415665</text:p>
          </table:table-cell>
          <table:table-cell office:value-type="float" office:value="294753" calcext:value-type="float">
            <text:p>294753</text:p>
          </table:table-cell>
          <table:table-cell office:value-type="float" office:value="300393" calcext:value-type="float">
            <text:p>300393</text:p>
          </table:table-cell>
          <table:table-cell office:value-type="float" office:value="0.988079880103113" calcext:value-type="float">
            <text:p>0.988079880103113</text:p>
          </table:table-cell>
        </table:table-row>
        <table:table-row table:style-name="ro1">
          <table:table-cell office:value-type="float" office:value="204.894932395999" calcext:value-type="float">
            <text:p>204.894932395999</text:p>
          </table:table-cell>
          <table:table-cell office:value-type="float" office:value="298762" calcext:value-type="float">
            <text:p>298762</text:p>
          </table:table-cell>
          <table:table-cell office:value-type="float" office:value="295593" calcext:value-type="float">
            <text:p>295593</text:p>
          </table:table-cell>
          <table:table-cell office:value-type="float" office:value="0.985269098887685" calcext:value-type="float">
            <text:p>0.985269098887685</text:p>
          </table:table-cell>
        </table:table-row>
        <table:table-row table:style-name="ro1">
          <table:table-cell office:value-type="float" office:value="205.047661099999" calcext:value-type="float">
            <text:p>205.047661099999</text:p>
          </table:table-cell>
          <table:table-cell office:value-type="float" office:value="307997" calcext:value-type="float">
            <text:p>307997</text:p>
          </table:table-cell>
          <table:table-cell office:value-type="float" office:value="298762" calcext:value-type="float">
            <text:p>298762</text:p>
          </table:table-cell>
          <table:table-cell office:value-type="float" office:value="0.983020473915343" calcext:value-type="float">
            <text:p>0.983020473915343</text:p>
          </table:table-cell>
        </table:table-row>
        <table:table-row table:style-name="ro1">
          <table:table-cell office:value-type="float" office:value="205.192594063999" calcext:value-type="float">
            <text:p>205.192594063999</text:p>
          </table:table-cell>
          <table:table-cell office:value-type="float" office:value="314549" calcext:value-type="float">
            <text:p>314549</text:p>
          </table:table-cell>
          <table:table-cell office:value-type="float" office:value="307997" calcext:value-type="float">
            <text:p>307997</text:p>
          </table:table-cell>
          <table:table-cell office:value-type="float" office:value="0.981221573937469" calcext:value-type="float">
            <text:p>0.981221573937469</text:p>
          </table:table-cell>
        </table:table-row>
        <table:table-row table:style-name="ro1">
          <table:table-cell office:value-type="float" office:value="205.345341816999" calcext:value-type="float">
            <text:p>205.345341816999</text:p>
          </table:table-cell>
          <table:table-cell office:value-type="float" office:value="313604" calcext:value-type="float">
            <text:p>313604</text:p>
          </table:table-cell>
          <table:table-cell office:value-type="float" office:value="314549" calcext:value-type="float">
            <text:p>314549</text:p>
          </table:table-cell>
          <table:table-cell office:value-type="float" office:value="0.97978245395517" calcext:value-type="float">
            <text:p>0.97978245395517</text:p>
          </table:table-cell>
        </table:table-row>
        <table:table-row table:style-name="ro1">
          <table:table-cell office:value-type="float" office:value="205.501767088999" calcext:value-type="float">
            <text:p>205.501767088999</text:p>
          </table:table-cell>
          <table:table-cell office:value-type="float" office:value="305390" calcext:value-type="float">
            <text:p>305390</text:p>
          </table:table-cell>
          <table:table-cell office:value-type="float" office:value="313604" calcext:value-type="float">
            <text:p>313604</text:p>
          </table:table-cell>
          <table:table-cell office:value-type="float" office:value="0.978631157969331" calcext:value-type="float">
            <text:p>0.978631157969331</text:p>
          </table:table-cell>
        </table:table-row>
        <table:table-row table:style-name="ro1">
          <table:table-cell office:value-type="float" office:value="205.659935891999" calcext:value-type="float">
            <text:p>205.659935891999</text:p>
          </table:table-cell>
          <table:table-cell office:value-type="float" office:value="297218" calcext:value-type="float">
            <text:p>297218</text:p>
          </table:table-cell>
          <table:table-cell office:value-type="float" office:value="311204" calcext:value-type="float">
            <text:p>311204</text:p>
          </table:table-cell>
          <table:table-cell office:value-type="float" office:value="0.989356539278691" calcext:value-type="float">
            <text:p>0.989356539278691</text:p>
          </table:table-cell>
        </table:table-row>
        <table:table-row table:style-name="ro1">
          <table:table-cell office:value-type="float" office:value="205.812636356" calcext:value-type="float">
            <text:p>205.812636356</text:p>
          </table:table-cell>
          <table:table-cell office:value-type="float" office:value="296577" calcext:value-type="float">
            <text:p>296577</text:p>
          </table:table-cell>
          <table:table-cell office:value-type="float" office:value="305308" calcext:value-type="float">
            <text:p>305308</text:p>
          </table:table-cell>
          <table:table-cell office:value-type="float" office:value="0.997936844326178" calcext:value-type="float">
            <text:p>0.997936844326178</text:p>
          </table:table-cell>
        </table:table-row>
        <table:table-row table:style-name="ro1">
          <table:table-cell office:value-type="float" office:value="205.962894746999" calcext:value-type="float">
            <text:p>205.962894746999</text:p>
          </table:table-cell>
          <table:table-cell office:value-type="float" office:value="303652" calcext:value-type="float">
            <text:p>303652</text:p>
          </table:table-cell>
          <table:table-cell office:value-type="float" office:value="298108" calcext:value-type="float">
            <text:p>298108</text:p>
          </table:table-cell>
          <table:table-cell office:value-type="float" office:value="0.993154670266137" calcext:value-type="float">
            <text:p>0.993154670266137</text:p>
          </table:table-cell>
        </table:table-row>
        <table:table-row table:style-name="ro1">
          <table:table-cell office:value-type="float" office:value="206.119094165" calcext:value-type="float">
            <text:p>206.119094165</text:p>
          </table:table-cell>
          <table:table-cell office:value-type="float" office:value="312922" calcext:value-type="float">
            <text:p>312922</text:p>
          </table:table-cell>
          <table:table-cell office:value-type="float" office:value="303652" calcext:value-type="float">
            <text:p>303652</text:p>
          </table:table-cell>
          <table:table-cell office:value-type="float" office:value="1.00097534911614" calcext:value-type="float">
            <text:p>1.00097534911614</text:p>
          </table:table-cell>
        </table:table-row>
        <table:table-row table:style-name="ro1">
          <table:table-cell office:value-type="float" office:value="206.272427125999" calcext:value-type="float">
            <text:p>206.272427125999</text:p>
          </table:table-cell>
          <table:table-cell office:value-type="float" office:value="316173" calcext:value-type="float">
            <text:p>316173</text:p>
          </table:table-cell>
          <table:table-cell office:value-type="float" office:value="312922" calcext:value-type="float">
            <text:p>312922</text:p>
          </table:table-cell>
          <table:table-cell office:value-type="float" office:value="1.00723189219613" calcext:value-type="float">
            <text:p>1.00723189219613</text:p>
          </table:table-cell>
        </table:table-row>
        <table:table-row table:style-name="ro1">
          <table:table-cell office:value-type="float" office:value="206.415083689999" calcext:value-type="float">
            <text:p>206.415083689999</text:p>
          </table:table-cell>
          <table:table-cell office:value-type="float" office:value="311500" calcext:value-type="float">
            <text:p>311500</text:p>
          </table:table-cell>
          <table:table-cell office:value-type="float" office:value="316173" calcext:value-type="float">
            <text:p>316173</text:p>
          </table:table-cell>
          <table:table-cell office:value-type="float" office:value="1.0005907085621" calcext:value-type="float">
            <text:p>1.0005907085621</text:p>
          </table:table-cell>
        </table:table-row>
        <table:table-row table:style-name="ro1">
          <table:table-cell office:value-type="float" office:value="206.563665469999" calcext:value-type="float">
            <text:p>206.563665469999</text:p>
          </table:table-cell>
          <table:table-cell office:value-type="float" office:value="302669" calcext:value-type="float">
            <text:p>302669</text:p>
          </table:table-cell>
          <table:table-cell office:value-type="float" office:value="314973" calcext:value-type="float">
            <text:p>314973</text:p>
          </table:table-cell>
          <table:table-cell office:value-type="float" office:value="0.995277761654877" calcext:value-type="float">
            <text:p>0.995277761654877</text:p>
          </table:table-cell>
        </table:table-row>
        <table:table-row table:style-name="ro1">
          <table:table-cell office:value-type="float" office:value="206.665773503" calcext:value-type="float">
            <text:p>206.665773503</text:p>
          </table:table-cell>
          <table:table-cell office:value-type="float" office:value="298033" calcext:value-type="float">
            <text:p>298033</text:p>
          </table:table-cell>
          <table:table-cell office:value-type="float" office:value="307773" calcext:value-type="float">
            <text:p>307773</text:p>
          </table:table-cell>
          <table:table-cell office:value-type="float" office:value="0.991027404129096" calcext:value-type="float">
            <text:p>0.991027404129096</text:p>
          </table:table-cell>
        </table:table-row>
        <table:table-row table:style-name="ro1">
          <table:table-cell office:value-type="float" office:value="206.767855135" calcext:value-type="float">
            <text:p>206.767855135</text:p>
          </table:table-cell>
          <table:table-cell office:value-type="float" office:value="296830" calcext:value-type="float">
            <text:p>296830</text:p>
          </table:table-cell>
          <table:table-cell office:value-type="float" office:value="304173" calcext:value-type="float">
            <text:p>304173</text:p>
          </table:table-cell>
          <table:table-cell office:value-type="float" office:value="0.988900354675826" calcext:value-type="float">
            <text:p>0.988900354675826</text:p>
          </table:table-cell>
        </table:table-row>
        <table:table-row table:style-name="ro1">
          <table:table-cell office:value-type="float" office:value="206.916208381999" calcext:value-type="float">
            <text:p>206.916208381999</text:p>
          </table:table-cell>
          <table:table-cell office:value-type="float" office:value="301891" calcext:value-type="float">
            <text:p>301891</text:p>
          </table:table-cell>
          <table:table-cell office:value-type="float" office:value="297809" calcext:value-type="float">
            <text:p>297809</text:p>
          </table:table-cell>
          <table:table-cell office:value-type="float" office:value="0.98719871511321" calcext:value-type="float">
            <text:p>0.98719871511321</text:p>
          </table:table-cell>
        </table:table-row>
        <table:table-row table:style-name="ro1">
          <table:table-cell office:value-type="float" office:value="207.086981066999" calcext:value-type="float">
            <text:p>207.086981066999</text:p>
          </table:table-cell>
          <table:table-cell office:value-type="float" office:value="312284" calcext:value-type="float">
            <text:p>312284</text:p>
          </table:table-cell>
          <table:table-cell office:value-type="float" office:value="301891" calcext:value-type="float">
            <text:p>301891</text:p>
          </table:table-cell>
          <table:table-cell office:value-type="float" office:value="0.984564166895763" calcext:value-type="float">
            <text:p>0.984564166895763</text:p>
          </table:table-cell>
        </table:table-row>
        <table:table-row table:style-name="ro1">
          <table:table-cell office:value-type="float" office:value="207.249182582" calcext:value-type="float">
            <text:p>207.249182582</text:p>
          </table:table-cell>
          <table:table-cell office:value-type="float" office:value="317249" calcext:value-type="float">
            <text:p>317249</text:p>
          </table:table-cell>
          <table:table-cell office:value-type="float" office:value="312284" calcext:value-type="float">
            <text:p>312284</text:p>
          </table:table-cell>
          <table:table-cell office:value-type="float" office:value="0.982456528321805" calcext:value-type="float">
            <text:p>0.982456528321805</text:p>
          </table:table-cell>
        </table:table-row>
        <table:table-row table:style-name="ro1">
          <table:table-cell office:value-type="float" office:value="207.415289387" calcext:value-type="float">
            <text:p>207.415289387</text:p>
          </table:table-cell>
          <table:table-cell office:value-type="float" office:value="312490" calcext:value-type="float">
            <text:p>312490</text:p>
          </table:table-cell>
          <table:table-cell office:value-type="float" office:value="317249" calcext:value-type="float">
            <text:p>317249</text:p>
          </table:table-cell>
          <table:table-cell office:value-type="float" office:value="0.980770417462639" calcext:value-type="float">
            <text:p>0.980770417462639</text:p>
          </table:table-cell>
        </table:table-row>
        <table:table-row table:style-name="ro1">
          <table:table-cell office:value-type="float" office:value="207.581130339" calcext:value-type="float">
            <text:p>207.581130339</text:p>
          </table:table-cell>
          <table:table-cell office:value-type="float" office:value="302701" calcext:value-type="float">
            <text:p>302701</text:p>
          </table:table-cell>
          <table:table-cell office:value-type="float" office:value="312490" calcext:value-type="float">
            <text:p>312490</text:p>
          </table:table-cell>
          <table:table-cell office:value-type="float" office:value="0.979421528775306" calcext:value-type="float">
            <text:p>0.979421528775306</text:p>
          </table:table-cell>
        </table:table-row>
        <table:table-row table:style-name="ro1">
          <table:table-cell office:value-type="float" office:value="207.745674652999" calcext:value-type="float">
            <text:p>207.745674652999</text:p>
          </table:table-cell>
          <table:table-cell office:value-type="float" office:value="297749" calcext:value-type="float">
            <text:p>297749</text:p>
          </table:table-cell>
          <table:table-cell office:value-type="float" office:value="308263" calcext:value-type="float">
            <text:p>308263</text:p>
          </table:table-cell>
          <table:table-cell office:value-type="float" office:value="0.97834241782544" calcext:value-type="float">
            <text:p>0.97834241782544</text:p>
          </table:table-cell>
        </table:table-row>
        <table:table-row table:style-name="ro1">
          <table:table-cell office:value-type="float" office:value="207.906165846" calcext:value-type="float">
            <text:p>207.906165846</text:p>
          </table:table-cell>
          <table:table-cell office:value-type="float" office:value="302346" calcext:value-type="float">
            <text:p>302346</text:p>
          </table:table-cell>
          <table:table-cell office:value-type="float" office:value="305704" calcext:value-type="float">
            <text:p>305704</text:p>
          </table:table-cell>
          <table:table-cell office:value-type="float" office:value="0.977479129065547" calcext:value-type="float">
            <text:p>0.977479129065547</text:p>
          </table:table-cell>
        </table:table-row>
        <table:table-row table:style-name="ro1">
          <table:table-cell office:value-type="float" office:value="208.071079735999" calcext:value-type="float">
            <text:p>208.071079735999</text:p>
          </table:table-cell>
          <table:table-cell office:value-type="float" office:value="312390" calcext:value-type="float">
            <text:p>312390</text:p>
          </table:table-cell>
          <table:table-cell office:value-type="float" office:value="302346" calcext:value-type="float">
            <text:p>302346</text:p>
          </table:table-cell>
          <table:table-cell office:value-type="float" office:value="0.988434916155663" calcext:value-type="float">
            <text:p>0.988434916155663</text:p>
          </table:table-cell>
        </table:table-row>
        <table:table-row table:style-name="ro1">
          <table:table-cell office:value-type="float" office:value="208.233786576999" calcext:value-type="float">
            <text:p>208.233786576999</text:p>
          </table:table-cell>
          <table:table-cell office:value-type="float" office:value="318181" calcext:value-type="float">
            <text:p>318181</text:p>
          </table:table-cell>
          <table:table-cell office:value-type="float" office:value="312390" calcext:value-type="float">
            <text:p>312390</text:p>
          </table:table-cell>
          <table:table-cell office:value-type="float" office:value="0.997199545827756" calcext:value-type="float">
            <text:p>0.997199545827756</text:p>
          </table:table-cell>
        </table:table-row>
        <table:table-row table:style-name="ro1">
          <table:table-cell office:value-type="float" office:value="208.396876552" calcext:value-type="float">
            <text:p>208.396876552</text:p>
          </table:table-cell>
          <table:table-cell office:value-type="float" office:value="314432" calcext:value-type="float">
            <text:p>314432</text:p>
          </table:table-cell>
          <table:table-cell office:value-type="float" office:value="318181" calcext:value-type="float">
            <text:p>318181</text:p>
          </table:table-cell>
          <table:table-cell office:value-type="float" office:value="1.00421124956543" calcext:value-type="float">
            <text:p>1.00421124956543</text:p>
          </table:table-cell>
        </table:table-row>
        <table:table-row table:style-name="ro1">
          <table:table-cell office:value-type="float" office:value="208.560856349999" calcext:value-type="float">
            <text:p>208.560856349999</text:p>
          </table:table-cell>
          <table:table-cell office:value-type="float" office:value="304829" calcext:value-type="float">
            <text:p>304829</text:p>
          </table:table-cell>
          <table:table-cell office:value-type="float" office:value="314432" calcext:value-type="float">
            <text:p>314432</text:p>
          </table:table-cell>
          <table:table-cell office:value-type="float" office:value="1.00982061255557" calcext:value-type="float">
            <text:p>1.00982061255557</text:p>
          </table:table-cell>
        </table:table-row>
        <table:table-row table:style-name="ro1">
          <table:table-cell office:value-type="float" office:value="208.714638175999" calcext:value-type="float">
            <text:p>208.714638175999</text:p>
          </table:table-cell>
          <table:table-cell office:value-type="float" office:value="298960" calcext:value-type="float">
            <text:p>298960</text:p>
          </table:table-cell>
          <table:table-cell office:value-type="float" office:value="304829" calcext:value-type="float">
            <text:p>304829</text:p>
          </table:table-cell>
          <table:table-cell office:value-type="float" office:value="1.01430810294768" calcext:value-type="float">
            <text:p>1.01430810294768</text:p>
          </table:table-cell>
        </table:table-row>
        <table:table-row table:style-name="ro1">
          <table:table-cell office:value-type="float" office:value="208.87216535" calcext:value-type="float">
            <text:p>208.87216535</text:p>
          </table:table-cell>
          <table:table-cell office:value-type="float" office:value="301676" calcext:value-type="float">
            <text:p>301676</text:p>
          </table:table-cell>
          <table:table-cell office:value-type="float" office:value="298960" calcext:value-type="float">
            <text:p>298960</text:p>
          </table:table-cell>
          <table:table-cell office:value-type="float" office:value="1.01789809526137" calcext:value-type="float">
            <text:p>1.01789809526137</text:p>
          </table:table-cell>
        </table:table-row>
        <table:table-row table:style-name="ro1">
          <table:table-cell office:value-type="float" office:value="209.032448279999" calcext:value-type="float">
            <text:p>209.032448279999</text:p>
          </table:table-cell>
          <table:table-cell office:value-type="float" office:value="311057" calcext:value-type="float">
            <text:p>311057</text:p>
          </table:table-cell>
          <table:table-cell office:value-type="float" office:value="301676" calcext:value-type="float">
            <text:p>301676</text:p>
          </table:table-cell>
          <table:table-cell office:value-type="float" office:value="1.02077008911232" calcext:value-type="float">
            <text:p>1.02077008911232</text:p>
          </table:table-cell>
        </table:table-row>
        <table:table-row table:style-name="ro1">
          <table:table-cell office:value-type="float" office:value="209.198469982999" calcext:value-type="float">
            <text:p>209.198469982999</text:p>
          </table:table-cell>
          <table:table-cell office:value-type="float" office:value="318678" calcext:value-type="float">
            <text:p>318678</text:p>
          </table:table-cell>
          <table:table-cell office:value-type="float" office:value="311057" calcext:value-type="float">
            <text:p>311057</text:p>
          </table:table-cell>
          <table:table-cell office:value-type="float" office:value="1.02174427641806" calcext:value-type="float">
            <text:p>1.02174427641806</text:p>
          </table:table-cell>
        </table:table-row>
        <table:table-row table:style-name="ro1">
          <table:table-cell office:value-type="float" office:value="209.380212947999" calcext:value-type="float">
            <text:p>209.380212947999</text:p>
          </table:table-cell>
          <table:table-cell office:value-type="float" office:value="316215" calcext:value-type="float">
            <text:p>316215</text:p>
          </table:table-cell>
          <table:table-cell office:value-type="float" office:value="318678" calcext:value-type="float">
            <text:p>318678</text:p>
          </table:table-cell>
          <table:table-cell office:value-type="float" office:value="1.02252362626266" calcext:value-type="float">
            <text:p>1.02252362626266</text:p>
          </table:table-cell>
        </table:table-row>
        <table:table-row table:style-name="ro1">
          <table:table-cell office:value-type="float" office:value="209.544396288" calcext:value-type="float">
            <text:p>209.544396288</text:p>
          </table:table-cell>
          <table:table-cell office:value-type="float" office:value="306790" calcext:value-type="float">
            <text:p>306790</text:p>
          </table:table-cell>
          <table:table-cell office:value-type="float" office:value="316215" calcext:value-type="float">
            <text:p>316215</text:p>
          </table:table-cell>
          <table:table-cell office:value-type="float" office:value="1.02314710613833" calcext:value-type="float">
            <text:p>1.02314710613833</text:p>
          </table:table-cell>
        </table:table-row>
        <table:table-row table:style-name="ro1">
          <table:table-cell office:value-type="float" office:value="209.708033360999" calcext:value-type="float">
            <text:p>209.708033360999</text:p>
          </table:table-cell>
          <table:table-cell office:value-type="float" office:value="300053" calcext:value-type="float">
            <text:p>300053</text:p>
          </table:table-cell>
          <table:table-cell office:value-type="float" office:value="306790" calcext:value-type="float">
            <text:p>306790</text:p>
          </table:table-cell>
          <table:table-cell office:value-type="float" office:value="1.02364589003887" calcext:value-type="float">
            <text:p>1.02364589003887</text:p>
          </table:table-cell>
        </table:table-row>
        <table:table-row table:style-name="ro1">
          <table:table-cell office:value-type="float" office:value="209.874948254999" calcext:value-type="float">
            <text:p>209.874948254999</text:p>
          </table:table-cell>
          <table:table-cell office:value-type="float" office:value="302801" calcext:value-type="float">
            <text:p>302801</text:p>
          </table:table-cell>
          <table:table-cell office:value-type="float" office:value="300053" calcext:value-type="float">
            <text:p>300053</text:p>
          </table:table-cell>
          <table:table-cell office:value-type="float" office:value="1.0240449171593" calcext:value-type="float">
            <text:p>1.0240449171593</text:p>
          </table:table-cell>
        </table:table-row>
        <table:table-row table:style-name="ro1">
          <table:table-cell office:value-type="float" office:value="210.036424959999" calcext:value-type="float">
            <text:p>210.036424959999</text:p>
          </table:table-cell>
          <table:table-cell office:value-type="float" office:value="312305" calcext:value-type="float">
            <text:p>312305</text:p>
          </table:table-cell>
          <table:table-cell office:value-type="float" office:value="302801" calcext:value-type="float">
            <text:p>302801</text:p>
          </table:table-cell>
          <table:table-cell office:value-type="float" office:value="1.02436413885565" calcext:value-type="float">
            <text:p>1.02436413885565</text:p>
          </table:table-cell>
        </table:table-row>
        <table:table-row table:style-name="ro1">
          <table:table-cell office:value-type="float" office:value="210.215849245" calcext:value-type="float">
            <text:p>210.215849245</text:p>
          </table:table-cell>
          <table:table-cell office:value-type="float" office:value="319986" calcext:value-type="float">
            <text:p>319986</text:p>
          </table:table-cell>
          <table:table-cell office:value-type="float" office:value="312305" calcext:value-type="float">
            <text:p>312305</text:p>
          </table:table-cell>
          <table:table-cell office:value-type="float" office:value="1.02461951621272" calcext:value-type="float">
            <text:p>1.02461951621272</text:p>
          </table:table-cell>
        </table:table-row>
        <table:table-row table:style-name="ro1">
          <table:table-cell office:value-type="float" office:value="210.340890990999" calcext:value-type="float">
            <text:p>210.340890990999</text:p>
          </table:table-cell>
          <table:table-cell office:value-type="float" office:value="318754" calcext:value-type="float">
            <text:p>318754</text:p>
          </table:table-cell>
          <table:table-cell office:value-type="float" office:value="319986" calcext:value-type="float">
            <text:p>319986</text:p>
          </table:table-cell>
          <table:table-cell office:value-type="float" office:value="1.02482381809838" calcext:value-type="float">
            <text:p>1.02482381809838</text:p>
          </table:table-cell>
        </table:table-row>
        <table:table-row table:style-name="ro1">
          <table:table-cell office:value-type="float" office:value="210.503925925999" calcext:value-type="float">
            <text:p>210.503925925999</text:p>
          </table:table-cell>
          <table:table-cell office:value-type="float" office:value="310257" calcext:value-type="float">
            <text:p>310257</text:p>
          </table:table-cell>
          <table:table-cell office:value-type="float" office:value="318754" calcext:value-type="float">
            <text:p>318754</text:p>
          </table:table-cell>
          <table:table-cell office:value-type="float" office:value="1.02498725960691" calcext:value-type="float">
            <text:p>1.02498725960691</text:p>
          </table:table-cell>
        </table:table-row>
        <table:table-row table:style-name="ro1">
          <table:table-cell office:value-type="float" office:value="210.67165219" calcext:value-type="float">
            <text:p>210.67165219</text:p>
          </table:table-cell>
          <table:table-cell office:value-type="float" office:value="301859" calcext:value-type="float">
            <text:p>301859</text:p>
          </table:table-cell>
          <table:table-cell office:value-type="float" office:value="310257" calcext:value-type="float">
            <text:p>310257</text:p>
          </table:table-cell>
          <table:table-cell office:value-type="float" office:value="1.02511801281373" calcext:value-type="float">
            <text:p>1.02511801281373</text:p>
          </table:table-cell>
        </table:table-row>
        <table:table-row table:style-name="ro1">
          <table:table-cell office:value-type="float" office:value="210.838117539" calcext:value-type="float">
            <text:p>210.838117539</text:p>
          </table:table-cell>
          <table:table-cell office:value-type="float" office:value="302332" calcext:value-type="float">
            <text:p>302332</text:p>
          </table:table-cell>
          <table:table-cell office:value-type="float" office:value="301859" calcext:value-type="float">
            <text:p>301859</text:p>
          </table:table-cell>
          <table:table-cell office:value-type="float" office:value="1.01364279734776" calcext:value-type="float">
            <text:p>1.01364279734776</text:p>
          </table:table-cell>
        </table:table-row>
        <table:table-row table:style-name="ro1">
          <table:table-cell office:value-type="float" office:value="211.005446548999" calcext:value-type="float">
            <text:p>211.005446548999</text:p>
          </table:table-cell>
          <table:table-cell office:value-type="float" office:value="311347" calcext:value-type="float">
            <text:p>311347</text:p>
          </table:table-cell>
          <table:table-cell office:value-type="float" office:value="302332" calcext:value-type="float">
            <text:p>302332</text:p>
          </table:table-cell>
          <table:table-cell office:value-type="float" office:value="1.00446262497498" calcext:value-type="float">
            <text:p>1.00446262497498</text:p>
          </table:table-cell>
        </table:table-row>
        <table:table-row table:style-name="ro1">
          <table:table-cell office:value-type="float" office:value="211.175580964" calcext:value-type="float">
            <text:p>211.175580964</text:p>
          </table:table-cell>
          <table:table-cell office:value-type="float" office:value="320102" calcext:value-type="float">
            <text:p>320102</text:p>
          </table:table-cell>
          <table:table-cell office:value-type="float" office:value="311347" calcext:value-type="float">
            <text:p>311347</text:p>
          </table:table-cell>
          <table:table-cell office:value-type="float" office:value="1.00869830510819" calcext:value-type="float">
            <text:p>1.00869830510819</text:p>
          </table:table-cell>
        </table:table-row>
        <table:table-row table:style-name="ro1">
          <table:table-cell office:value-type="float" office:value="211.344378161999" calcext:value-type="float">
            <text:p>211.344378161999</text:p>
          </table:table-cell>
          <table:table-cell office:value-type="float" office:value="319637" calcext:value-type="float">
            <text:p>319637</text:p>
          </table:table-cell>
          <table:table-cell office:value-type="float" office:value="319003" calcext:value-type="float">
            <text:p>319003</text:p>
          </table:table-cell>
          <table:table-cell office:value-type="float" office:value="1.01208684921476" calcext:value-type="float">
            <text:p>1.01208684921476</text:p>
          </table:table-cell>
        </table:table-row>
        <table:table-row table:style-name="ro1">
          <table:table-cell office:value-type="float" office:value="211.505560832" calcext:value-type="float">
            <text:p>211.505560832</text:p>
          </table:table-cell>
          <table:table-cell office:value-type="float" office:value="311156" calcext:value-type="float">
            <text:p>311156</text:p>
          </table:table-cell>
          <table:table-cell office:value-type="float" office:value="319637" calcext:value-type="float">
            <text:p>319637</text:p>
          </table:table-cell>
          <table:table-cell office:value-type="float" office:value="1.01479768450001" calcext:value-type="float">
            <text:p>1.01479768450001</text:p>
          </table:table-cell>
        </table:table-row>
        <table:table-row table:style-name="ro1">
          <table:table-cell office:value-type="float" office:value="211.668059879999" calcext:value-type="float">
            <text:p>211.668059879999</text:p>
          </table:table-cell>
          <table:table-cell office:value-type="float" office:value="302964" calcext:value-type="float">
            <text:p>302964</text:p>
          </table:table-cell>
          <table:table-cell office:value-type="float" office:value="311156" calcext:value-type="float">
            <text:p>311156</text:p>
          </table:table-cell>
          <table:table-cell office:value-type="float" office:value="1.01696635272822" calcext:value-type="float">
            <text:p>1.01696635272822</text:p>
          </table:table-cell>
        </table:table-row>
        <table:table-row table:style-name="ro1">
          <table:table-cell office:value-type="float" office:value="211.826401382999" calcext:value-type="float">
            <text:p>211.826401382999</text:p>
          </table:table-cell>
          <table:table-cell office:value-type="float" office:value="302956" calcext:value-type="float">
            <text:p>302956</text:p>
          </table:table-cell>
          <table:table-cell office:value-type="float" office:value="309956" calcext:value-type="float">
            <text:p>309956</text:p>
          </table:table-cell>
          <table:table-cell office:value-type="float" office:value="1.01870128731078" calcext:value-type="float">
            <text:p>1.01870128731078</text:p>
          </table:table-cell>
        </table:table-row>
        <table:table-row table:style-name="ro1">
          <table:table-cell office:value-type="float" office:value="211.991596795" calcext:value-type="float">
            <text:p>211.991596795</text:p>
          </table:table-cell>
          <table:table-cell office:value-type="float" office:value="311463" calcext:value-type="float">
            <text:p>311463</text:p>
          </table:table-cell>
          <table:table-cell office:value-type="float" office:value="302956" calcext:value-type="float">
            <text:p>302956</text:p>
          </table:table-cell>
          <table:table-cell office:value-type="float" office:value="1.02008923497683" calcext:value-type="float">
            <text:p>1.02008923497683</text:p>
          </table:table-cell>
        </table:table-row>
        <table:table-row table:style-name="ro1">
          <table:table-cell office:value-type="float" office:value="212.094063880999" calcext:value-type="float">
            <text:p>212.094063880999</text:p>
          </table:table-cell>
          <table:table-cell office:value-type="float" office:value="317666" calcext:value-type="float">
            <text:p>317666</text:p>
          </table:table-cell>
          <table:table-cell office:value-type="float" office:value="311463" calcext:value-type="float">
            <text:p>311463</text:p>
          </table:table-cell>
          <table:table-cell office:value-type="float" office:value="1.02119959310967" calcext:value-type="float">
            <text:p>1.02119959310967</text:p>
          </table:table-cell>
        </table:table-row>
        <table:table-row table:style-name="ro1">
          <table:table-cell office:value-type="float" office:value="212.257502799999" calcext:value-type="float">
            <text:p>212.257502799999</text:p>
          </table:table-cell>
          <table:table-cell office:value-type="float" office:value="322246" calcext:value-type="float">
            <text:p>322246</text:p>
          </table:table-cell>
          <table:table-cell office:value-type="float" office:value="317666" calcext:value-type="float">
            <text:p>317666</text:p>
          </table:table-cell>
          <table:table-cell office:value-type="float" office:value="1.02208787961594" calcext:value-type="float">
            <text:p>1.02208787961594</text:p>
          </table:table-cell>
        </table:table-row>
        <table:table-row table:style-name="ro1">
          <table:table-cell office:value-type="float" office:value="212.42565268" calcext:value-type="float">
            <text:p>212.42565268</text:p>
          </table:table-cell>
          <table:table-cell office:value-type="float" office:value="316928" calcext:value-type="float">
            <text:p>316928</text:p>
          </table:table-cell>
          <table:table-cell office:value-type="float" office:value="322246" calcext:value-type="float">
            <text:p>322246</text:p>
          </table:table-cell>
          <table:table-cell office:value-type="float" office:value="1.02279850882096" calcext:value-type="float">
            <text:p>1.02279850882096</text:p>
          </table:table-cell>
        </table:table-row>
        <table:table-row table:style-name="ro1">
          <table:table-cell office:value-type="float" office:value="212.583685228999" calcext:value-type="float">
            <text:p>212.583685228999</text:p>
          </table:table-cell>
          <table:table-cell office:value-type="float" office:value="307564" calcext:value-type="float">
            <text:p>307564</text:p>
          </table:table-cell>
          <table:table-cell office:value-type="float" office:value="316928" calcext:value-type="float">
            <text:p>316928</text:p>
          </table:table-cell>
          <table:table-cell office:value-type="float" office:value="1.02336701218497" calcext:value-type="float">
            <text:p>1.02336701218497</text:p>
          </table:table-cell>
        </table:table-row>
        <table:table-row table:style-name="ro1">
          <table:table-cell office:value-type="float" office:value="212.745160643" calcext:value-type="float">
            <text:p>212.745160643</text:p>
          </table:table-cell>
          <table:table-cell office:value-type="float" office:value="302749" calcext:value-type="float">
            <text:p>302749</text:p>
          </table:table-cell>
          <table:table-cell office:value-type="float" office:value="315728" calcext:value-type="float">
            <text:p>315728</text:p>
          </table:table-cell>
          <table:table-cell office:value-type="float" office:value="1.01224199684475" calcext:value-type="float">
            <text:p>1.01224199684475</text:p>
          </table:table-cell>
        </table:table-row>
        <table:table-row table:style-name="ro1">
          <table:table-cell office:value-type="float" office:value="212.902116608999" calcext:value-type="float">
            <text:p>212.902116608999</text:p>
          </table:table-cell>
          <table:table-cell office:value-type="float" office:value="307132" calcext:value-type="float">
            <text:p>307132</text:p>
          </table:table-cell>
          <table:table-cell office:value-type="float" office:value="312128" calcext:value-type="float">
            <text:p>312128</text:p>
          </table:table-cell>
          <table:table-cell office:value-type="float" office:value="1.01492180260401" calcext:value-type="float">
            <text:p>1.01492180260401</text:p>
          </table:table-cell>
        </table:table-row>
        <table:table-row table:style-name="ro1">
          <table:table-cell office:value-type="float" office:value="213.070976166999" calcext:value-type="float">
            <text:p>213.070976166999</text:p>
          </table:table-cell>
          <table:table-cell office:value-type="float" office:value="317384" calcext:value-type="float">
            <text:p>317384</text:p>
          </table:table-cell>
          <table:table-cell office:value-type="float" office:value="307132" calcext:value-type="float">
            <text:p>307132</text:p>
          </table:table-cell>
          <table:table-cell office:value-type="float" office:value="1.01706564721141" calcext:value-type="float">
            <text:p>1.01706564721141</text:p>
          </table:table-cell>
        </table:table-row>
        <table:table-row table:style-name="ro1">
          <table:table-cell office:value-type="float" office:value="213.238361987" calcext:value-type="float">
            <text:p>213.238361987</text:p>
          </table:table-cell>
          <table:table-cell office:value-type="float" office:value="323211" calcext:value-type="float">
            <text:p>323211</text:p>
          </table:table-cell>
          <table:table-cell office:value-type="float" office:value="317384" calcext:value-type="float">
            <text:p>317384</text:p>
          </table:table-cell>
          <table:table-cell office:value-type="float" office:value="1.01878072289733" calcext:value-type="float">
            <text:p>1.01878072289733</text:p>
          </table:table-cell>
        </table:table-row>
        <table:table-row table:style-name="ro1">
          <table:table-cell office:value-type="float" office:value="213.399493416" calcext:value-type="float">
            <text:p>213.399493416</text:p>
          </table:table-cell>
          <table:table-cell office:value-type="float" office:value="319303" calcext:value-type="float">
            <text:p>319303</text:p>
          </table:table-cell>
          <table:table-cell office:value-type="float" office:value="323211" calcext:value-type="float">
            <text:p>323211</text:p>
          </table:table-cell>
          <table:table-cell office:value-type="float" office:value="1.02015278344607" calcext:value-type="float">
            <text:p>1.02015278344607</text:p>
          </table:table-cell>
        </table:table-row>
        <table:table-row table:style-name="ro1">
          <table:table-cell office:value-type="float" office:value="213.556236008" calcext:value-type="float">
            <text:p>213.556236008</text:p>
          </table:table-cell>
          <table:table-cell office:value-type="float" office:value="310095" calcext:value-type="float">
            <text:p>310095</text:p>
          </table:table-cell>
          <table:table-cell office:value-type="float" office:value="319303" calcext:value-type="float">
            <text:p>319303</text:p>
          </table:table-cell>
          <table:table-cell office:value-type="float" office:value="1.02125043188506" calcext:value-type="float">
            <text:p>1.02125043188506</text:p>
          </table:table-cell>
        </table:table-row>
        <table:table-row table:style-name="ro1">
          <table:table-cell office:value-type="float" office:value="213.761265001" calcext:value-type="float">
            <text:p>213.761265001</text:p>
          </table:table-cell>
          <table:table-cell office:value-type="float" office:value="303786" calcext:value-type="float">
            <text:p>303786</text:p>
          </table:table-cell>
          <table:table-cell office:value-type="float" office:value="314153" calcext:value-type="float">
            <text:p>314153</text:p>
          </table:table-cell>
          <table:table-cell office:value-type="float" office:value="1.02212855063625" calcext:value-type="float">
            <text:p>1.02212855063625</text:p>
          </table:table-cell>
        </table:table-row>
        <table:table-row table:style-name="ro1">
          <table:table-cell office:value-type="float" office:value="213.929092986" calcext:value-type="float">
            <text:p>213.929092986</text:p>
          </table:table-cell>
          <table:table-cell office:value-type="float" office:value="309619" calcext:value-type="float">
            <text:p>309619</text:p>
          </table:table-cell>
          <table:table-cell office:value-type="float" office:value="310459" calcext:value-type="float">
            <text:p>310459</text:p>
          </table:table-cell>
          <table:table-cell office:value-type="float" office:value="1.02283104563721" calcext:value-type="float">
            <text:p>1.02283104563721</text:p>
          </table:table-cell>
        </table:table-row>
        <table:table-row table:style-name="ro1">
          <table:table-cell office:value-type="float" office:value="214.073688401999" calcext:value-type="float">
            <text:p>214.073688401999</text:p>
          </table:table-cell>
          <table:table-cell office:value-type="float" office:value="318540" calcext:value-type="float">
            <text:p>318540</text:p>
          </table:table-cell>
          <table:table-cell office:value-type="float" office:value="309619" calcext:value-type="float">
            <text:p>309619</text:p>
          </table:table-cell>
          <table:table-cell office:value-type="float" office:value="1.02339304163797" calcext:value-type="float">
            <text:p>1.02339304163797</text:p>
          </table:table-cell>
        </table:table-row>
        <table:table-row table:style-name="ro1">
          <table:table-cell office:value-type="float" office:value="214.214883065" calcext:value-type="float">
            <text:p>214.214883065</text:p>
          </table:table-cell>
          <table:table-cell office:value-type="float" office:value="323972" calcext:value-type="float">
            <text:p>323972</text:p>
          </table:table-cell>
          <table:table-cell office:value-type="float" office:value="318540" calcext:value-type="float">
            <text:p>318540</text:p>
          </table:table-cell>
          <table:table-cell office:value-type="float" office:value="1.02384263843858" calcext:value-type="float">
            <text:p>1.02384263843858</text:p>
          </table:table-cell>
        </table:table-row>
        <table:table-row table:style-name="ro1">
          <table:table-cell office:value-type="float" office:value="214.365762621999" calcext:value-type="float">
            <text:p>214.365762621999</text:p>
          </table:table-cell>
          <table:table-cell office:value-type="float" office:value="321835" calcext:value-type="float">
            <text:p>321835</text:p>
          </table:table-cell>
          <table:table-cell office:value-type="float" office:value="323972" calcext:value-type="float">
            <text:p>323972</text:p>
          </table:table-cell>
          <table:table-cell office:value-type="float" office:value="1.02420231587907" calcext:value-type="float">
            <text:p>1.02420231587907</text:p>
          </table:table-cell>
        </table:table-row>
        <table:table-row table:style-name="ro1">
          <table:table-cell office:value-type="float" office:value="214.515235740999" calcext:value-type="float">
            <text:p>214.515235740999</text:p>
          </table:table-cell>
          <table:table-cell office:value-type="float" office:value="313559" calcext:value-type="float">
            <text:p>313559</text:p>
          </table:table-cell>
          <table:table-cell office:value-type="float" office:value="321835" calcext:value-type="float">
            <text:p>321835</text:p>
          </table:table-cell>
          <table:table-cell office:value-type="float" office:value="1.02449005783146" calcext:value-type="float">
            <text:p>1.02449005783146</text:p>
          </table:table-cell>
        </table:table-row>
        <table:table-row table:style-name="ro1">
          <table:table-cell office:value-type="float" office:value="214.664778831" calcext:value-type="float">
            <text:p>214.664778831</text:p>
          </table:table-cell>
          <table:table-cell office:value-type="float" office:value="306064" calcext:value-type="float">
            <text:p>306064</text:p>
          </table:table-cell>
          <table:table-cell office:value-type="float" office:value="314784" calcext:value-type="float">
            <text:p>314784</text:p>
          </table:table-cell>
          <table:table-cell office:value-type="float" office:value="1.01314043336194" calcext:value-type="float">
            <text:p>1.01314043336194</text:p>
          </table:table-cell>
        </table:table-row>
        <table:table-row table:style-name="ro1">
          <table:table-cell office:value-type="float" office:value="214.818209261" calcext:value-type="float">
            <text:p>214.818209261</text:p>
          </table:table-cell>
          <table:table-cell office:value-type="float" office:value="305722" calcext:value-type="float">
            <text:p>305722</text:p>
          </table:table-cell>
          <table:table-cell office:value-type="float" office:value="306064" calcext:value-type="float">
            <text:p>306064</text:p>
          </table:table-cell>
          <table:table-cell office:value-type="float" office:value="1.00406073378633" calcext:value-type="float">
            <text:p>1.00406073378633</text:p>
          </table:table-cell>
        </table:table-row>
        <table:table-row table:style-name="ro1">
          <table:table-cell office:value-type="float" office:value="214.968236167" calcext:value-type="float">
            <text:p>214.968236167</text:p>
          </table:table-cell>
          <table:table-cell office:value-type="float" office:value="312985" calcext:value-type="float">
            <text:p>312985</text:p>
          </table:table-cell>
          <table:table-cell office:value-type="float" office:value="305722" calcext:value-type="float">
            <text:p>305722</text:p>
          </table:table-cell>
          <table:table-cell office:value-type="float" office:value="0.996796974125838" calcext:value-type="float">
            <text:p>0.996796974125838</text:p>
          </table:table-cell>
        </table:table-row>
        <table:table-row table:style-name="ro1">
          <table:table-cell office:value-type="float" office:value="215.128706526999" calcext:value-type="float">
            <text:p>215.128706526999</text:p>
          </table:table-cell>
          <table:table-cell office:value-type="float" office:value="322362" calcext:value-type="float">
            <text:p>322362</text:p>
          </table:table-cell>
          <table:table-cell office:value-type="float" office:value="312985" calcext:value-type="float">
            <text:p>312985</text:p>
          </table:table-cell>
          <table:table-cell office:value-type="float" office:value="0.990985966397445" calcext:value-type="float">
            <text:p>0.990985966397445</text:p>
          </table:table-cell>
        </table:table-row>
        <table:table-row table:style-name="ro1">
          <table:table-cell office:value-type="float" office:value="215.280888289999" calcext:value-type="float">
            <text:p>215.280888289999</text:p>
          </table:table-cell>
          <table:table-cell office:value-type="float" office:value="325093" calcext:value-type="float">
            <text:p>325093</text:p>
          </table:table-cell>
          <table:table-cell office:value-type="float" office:value="322362" calcext:value-type="float">
            <text:p>322362</text:p>
          </table:table-cell>
          <table:table-cell office:value-type="float" office:value="0.98633716021473" calcext:value-type="float">
            <text:p>0.98633716021473</text:p>
          </table:table-cell>
        </table:table-row>
        <table:table-row table:style-name="ro1">
          <table:table-cell office:value-type="float" office:value="215.433492929" calcext:value-type="float">
            <text:p>215.433492929</text:p>
          </table:table-cell>
          <table:table-cell office:value-type="float" office:value="319491" calcext:value-type="float">
            <text:p>319491</text:p>
          </table:table-cell>
          <table:table-cell office:value-type="float" office:value="325093" calcext:value-type="float">
            <text:p>325093</text:p>
          </table:table-cell>
          <table:table-cell office:value-type="float" office:value="0.982618115268558" calcext:value-type="float">
            <text:p>0.982618115268558</text:p>
          </table:table-cell>
        </table:table-row>
        <table:table-row table:style-name="ro1">
          <table:table-cell office:value-type="float" office:value="215.601196992" calcext:value-type="float">
            <text:p>215.601196992</text:p>
          </table:table-cell>
          <table:table-cell office:value-type="float" office:value="309662" calcext:value-type="float">
            <text:p>309662</text:p>
          </table:table-cell>
          <table:table-cell office:value-type="float" office:value="319491" calcext:value-type="float">
            <text:p>319491</text:p>
          </table:table-cell>
          <table:table-cell office:value-type="float" office:value="0.979642879311621" calcext:value-type="float">
            <text:p>0.979642879311621</text:p>
          </table:table-cell>
        </table:table-row>
        <table:table-row table:style-name="ro1">
          <table:table-cell office:value-type="float" office:value="215.758024715" calcext:value-type="float">
            <text:p>215.758024715</text:p>
          </table:table-cell>
          <table:table-cell office:value-type="float" office:value="305770" calcext:value-type="float">
            <text:p>305770</text:p>
          </table:table-cell>
          <table:table-cell office:value-type="float" office:value="309662" calcext:value-type="float">
            <text:p>309662</text:p>
          </table:table-cell>
          <table:table-cell office:value-type="float" office:value="0.977262690546071" calcext:value-type="float">
            <text:p>0.977262690546071</text:p>
          </table:table-cell>
        </table:table-row>
        <table:table-row table:style-name="ro1">
          <table:table-cell office:value-type="float" office:value="215.911178410999" calcext:value-type="float">
            <text:p>215.911178410999</text:p>
          </table:table-cell>
          <table:table-cell office:value-type="float" office:value="310615" calcext:value-type="float">
            <text:p>310615</text:p>
          </table:table-cell>
          <table:table-cell office:value-type="float" office:value="305770" calcext:value-type="float">
            <text:p>305770</text:p>
          </table:table-cell>
          <table:table-cell office:value-type="float" office:value="0.976615347242052" calcext:value-type="float">
            <text:p>0.976615347242052</text:p>
          </table:table-cell>
        </table:table-row>
        <table:table-row table:style-name="ro1">
          <table:table-cell office:value-type="float" office:value="216.06457396" calcext:value-type="float">
            <text:p>216.06457396</text:p>
          </table:table-cell>
          <table:table-cell office:value-type="float" office:value="320011" calcext:value-type="float">
            <text:p>320011</text:p>
          </table:table-cell>
          <table:table-cell office:value-type="float" office:value="310615" calcext:value-type="float">
            <text:p>310615</text:p>
          </table:table-cell>
          <table:table-cell office:value-type="float" office:value="0.976097472598836" calcext:value-type="float">
            <text:p>0.976097472598836</text:p>
          </table:table-cell>
        </table:table-row>
        <table:table-row table:style-name="ro1">
          <table:table-cell office:value-type="float" office:value="216.216303626999" calcext:value-type="float">
            <text:p>216.216303626999</text:p>
          </table:table-cell>
          <table:table-cell office:value-type="float" office:value="325993" calcext:value-type="float">
            <text:p>325993</text:p>
          </table:table-cell>
          <table:table-cell office:value-type="float" office:value="320011" calcext:value-type="float">
            <text:p>320011</text:p>
          </table:table-cell>
          <table:table-cell office:value-type="float" office:value="0.975683172884264" calcext:value-type="float">
            <text:p>0.975683172884264</text:p>
          </table:table-cell>
        </table:table-row>
        <table:table-row table:style-name="ro1">
          <table:table-cell office:value-type="float" office:value="216.364663462" calcext:value-type="float">
            <text:p>216.364663462</text:p>
          </table:table-cell>
          <table:table-cell office:value-type="float" office:value="323879" calcext:value-type="float">
            <text:p>323879</text:p>
          </table:table-cell>
          <table:table-cell office:value-type="float" office:value="325993" calcext:value-type="float">
            <text:p>325993</text:p>
          </table:table-cell>
          <table:table-cell office:value-type="float" office:value="0.975351733112606" calcext:value-type="float">
            <text:p>0.975351733112606</text:p>
          </table:table-cell>
        </table:table-row>
        <table:table-row table:style-name="ro1">
          <table:table-cell office:value-type="float" office:value="216.510608594999" calcext:value-type="float">
            <text:p>216.510608594999</text:p>
          </table:table-cell>
          <table:table-cell office:value-type="float" office:value="315844" calcext:value-type="float">
            <text:p>315844</text:p>
          </table:table-cell>
          <table:table-cell office:value-type="float" office:value="323879" calcext:value-type="float">
            <text:p>323879</text:p>
          </table:table-cell>
          <table:table-cell office:value-type="float" office:value="0.97508658129528" calcext:value-type="float">
            <text:p>0.97508658129528</text:p>
          </table:table-cell>
        </table:table-row>
        <table:table-row table:style-name="ro1">
          <table:table-cell office:value-type="float" office:value="216.657324747999" calcext:value-type="float">
            <text:p>216.657324747999</text:p>
          </table:table-cell>
          <table:table-cell office:value-type="float" office:value="308305" calcext:value-type="float">
            <text:p>308305</text:p>
          </table:table-cell>
          <table:table-cell office:value-type="float" office:value="315844" calcext:value-type="float">
            <text:p>315844</text:p>
          </table:table-cell>
          <table:table-cell office:value-type="float" office:value="0.974874459841418" calcext:value-type="float">
            <text:p>0.974874459841418</text:p>
          </table:table-cell>
        </table:table-row>
        <table:table-row table:style-name="ro1">
          <table:table-cell office:value-type="float" office:value="216.821169281" calcext:value-type="float">
            <text:p>216.821169281</text:p>
          </table:table-cell>
          <table:table-cell office:value-type="float" office:value="307804" calcext:value-type="float">
            <text:p>307804</text:p>
          </table:table-cell>
          <table:table-cell office:value-type="float" office:value="308305" calcext:value-type="float">
            <text:p>308305</text:p>
          </table:table-cell>
          <table:table-cell office:value-type="float" office:value="0.97470476267833" calcext:value-type="float">
            <text:p>0.97470476267833</text:p>
          </table:table-cell>
        </table:table-row>
        <table:table-row table:style-name="ro1">
          <table:table-cell office:value-type="float" office:value="216.967661180999" calcext:value-type="float">
            <text:p>216.967661180999</text:p>
          </table:table-cell>
          <table:table-cell office:value-type="float" office:value="314949" calcext:value-type="float">
            <text:p>314949</text:p>
          </table:table-cell>
          <table:table-cell office:value-type="float" office:value="307804" calcext:value-type="float">
            <text:p>307804</text:p>
          </table:table-cell>
          <table:table-cell office:value-type="float" office:value="0.974569004947858" calcext:value-type="float">
            <text:p>0.974569004947858</text:p>
          </table:table-cell>
        </table:table-row>
        <table:table-row table:style-name="ro1">
          <table:table-cell office:value-type="float" office:value="217.127502502" calcext:value-type="float">
            <text:p>217.127502502</text:p>
          </table:table-cell>
          <table:table-cell office:value-type="float" office:value="324308" calcext:value-type="float">
            <text:p>324308</text:p>
          </table:table-cell>
          <table:table-cell office:value-type="float" office:value="314949" calcext:value-type="float">
            <text:p>314949</text:p>
          </table:table-cell>
          <table:table-cell office:value-type="float" office:value="0.974460398763482" calcext:value-type="float">
            <text:p>0.974460398763482</text:p>
          </table:table-cell>
        </table:table-row>
        <table:table-row table:style-name="ro1">
          <table:table-cell office:value-type="float" office:value="217.328108075999" calcext:value-type="float">
            <text:p>217.328108075999</text:p>
          </table:table-cell>
          <table:table-cell office:value-type="float" office:value="326147" calcext:value-type="float">
            <text:p>326147</text:p>
          </table:table-cell>
          <table:table-cell office:value-type="float" office:value="324308" calcext:value-type="float">
            <text:p>324308</text:p>
          </table:table-cell>
          <table:table-cell office:value-type="float" office:value="0.986019931914011" calcext:value-type="float">
            <text:p>0.986019931914011</text:p>
          </table:table-cell>
        </table:table-row>
        <table:table-row table:style-name="ro1">
          <table:table-cell office:value-type="float" office:value="217.470092857999" calcext:value-type="float">
            <text:p>217.470092857999</text:p>
          </table:table-cell>
          <table:table-cell office:value-type="float" office:value="319338" calcext:value-type="float">
            <text:p>319338</text:p>
          </table:table-cell>
          <table:table-cell office:value-type="float" office:value="326147" calcext:value-type="float">
            <text:p>326147</text:p>
          </table:table-cell>
          <table:table-cell office:value-type="float" office:value="0.995267558434435" calcext:value-type="float">
            <text:p>0.995267558434435</text:p>
          </table:table-cell>
        </table:table-row>
        <table:table-row table:style-name="ro1">
          <table:table-cell office:value-type="float" office:value="217.61752109" calcext:value-type="float">
            <text:p>217.61752109</text:p>
          </table:table-cell>
          <table:table-cell office:value-type="float" office:value="310886" calcext:value-type="float">
            <text:p>310886</text:p>
          </table:table-cell>
          <table:table-cell office:value-type="float" office:value="319338" calcext:value-type="float">
            <text:p>319338</text:p>
          </table:table-cell>
          <table:table-cell office:value-type="float" office:value="1.00266565965077" calcext:value-type="float">
            <text:p>1.00266565965077</text:p>
          </table:table-cell>
        </table:table-row>
        <table:table-row table:style-name="ro1">
          <table:table-cell office:value-type="float" office:value="217.766843515999" calcext:value-type="float">
            <text:p>217.766843515999</text:p>
          </table:table-cell>
          <table:table-cell office:value-type="float" office:value="307822" calcext:value-type="float">
            <text:p>307822</text:p>
          </table:table-cell>
          <table:table-cell office:value-type="float" office:value="318138" calcext:value-type="float">
            <text:p>318138</text:p>
          </table:table-cell>
          <table:table-cell office:value-type="float" office:value="1.00858414062384" calcext:value-type="float">
            <text:p>1.00858414062384</text:p>
          </table:table-cell>
        </table:table-row>
        <table:table-row table:style-name="ro1">
          <table:table-cell office:value-type="float" office:value="217.913900812999" calcext:value-type="float">
            <text:p>217.913900812999</text:p>
          </table:table-cell>
          <table:table-cell office:value-type="float" office:value="312764" calcext:value-type="float">
            <text:p>312764</text:p>
          </table:table-cell>
          <table:table-cell office:value-type="float" office:value="309738" calcext:value-type="float">
            <text:p>309738</text:p>
          </table:table-cell>
          <table:table-cell office:value-type="float" office:value="1.0133189254023" calcext:value-type="float">
            <text:p>1.0133189254023</text:p>
          </table:table-cell>
        </table:table-row>
        <table:table-row table:style-name="ro1">
          <table:table-cell office:value-type="float" office:value="218.063565503999" calcext:value-type="float">
            <text:p>218.063565503999</text:p>
          </table:table-cell>
          <table:table-cell office:value-type="float" office:value="321952" calcext:value-type="float">
            <text:p>321952</text:p>
          </table:table-cell>
          <table:table-cell office:value-type="float" office:value="312764" calcext:value-type="float">
            <text:p>312764</text:p>
          </table:table-cell>
          <table:table-cell office:value-type="float" office:value="1.01710675322507" calcext:value-type="float">
            <text:p>1.01710675322507</text:p>
          </table:table-cell>
        </table:table-row>
        <table:table-row table:style-name="ro1">
          <table:table-cell office:value-type="float" office:value="218.219781288" calcext:value-type="float">
            <text:p>218.219781288</text:p>
          </table:table-cell>
          <table:table-cell office:value-type="float" office:value="328040" calcext:value-type="float">
            <text:p>328040</text:p>
          </table:table-cell>
          <table:table-cell office:value-type="float" office:value="321952" calcext:value-type="float">
            <text:p>321952</text:p>
          </table:table-cell>
          <table:table-cell office:value-type="float" office:value="1.02013701548328" calcext:value-type="float">
            <text:p>1.02013701548328</text:p>
          </table:table-cell>
        </table:table-row>
        <table:table-row table:style-name="ro1">
          <table:table-cell office:value-type="float" office:value="218.366373149" calcext:value-type="float">
            <text:p>218.366373149</text:p>
          </table:table-cell>
          <table:table-cell office:value-type="float" office:value="325810" calcext:value-type="float">
            <text:p>325810</text:p>
          </table:table-cell>
          <table:table-cell office:value-type="float" office:value="328040" calcext:value-type="float">
            <text:p>328040</text:p>
          </table:table-cell>
          <table:table-cell office:value-type="float" office:value="1.02256122528985" calcext:value-type="float">
            <text:p>1.02256122528985</text:p>
          </table:table-cell>
        </table:table-row>
        <table:table-row table:style-name="ro1">
          <table:table-cell office:value-type="float" office:value="218.517439977" calcext:value-type="float">
            <text:p>218.517439977</text:p>
          </table:table-cell>
          <table:table-cell office:value-type="float" office:value="317423" calcext:value-type="float">
            <text:p>317423</text:p>
          </table:table-cell>
          <table:table-cell office:value-type="float" office:value="325810" calcext:value-type="float">
            <text:p>325810</text:p>
          </table:table-cell>
          <table:table-cell office:value-type="float" office:value="1.02450059313511" calcext:value-type="float">
            <text:p>1.02450059313511</text:p>
          </table:table-cell>
        </table:table-row>
        <table:table-row table:style-name="ro1">
          <table:table-cell office:value-type="float" office:value="218.663899395999" calcext:value-type="float">
            <text:p>218.663899395999</text:p>
          </table:table-cell>
          <table:table-cell office:value-type="float" office:value="310091" calcext:value-type="float">
            <text:p>310091</text:p>
          </table:table-cell>
          <table:table-cell office:value-type="float" office:value="317423" calcext:value-type="float">
            <text:p>317423</text:p>
          </table:table-cell>
          <table:table-cell office:value-type="float" office:value="1.01440566931328" calcext:value-type="float">
            <text:p>1.01440566931328</text:p>
          </table:table-cell>
        </table:table-row>
        <table:table-row table:style-name="ro1">
          <table:table-cell office:value-type="float" office:value="218.810542498" calcext:value-type="float">
            <text:p>218.810542498</text:p>
          </table:table-cell>
          <table:table-cell office:value-type="float" office:value="309525" calcext:value-type="float">
            <text:p>309525</text:p>
          </table:table-cell>
          <table:table-cell office:value-type="float" office:value="316223" calcext:value-type="float">
            <text:p>316223</text:p>
          </table:table-cell>
          <table:table-cell office:value-type="float" office:value="1.00632973025582" calcext:value-type="float">
            <text:p>1.00632973025582</text:p>
          </table:table-cell>
        </table:table-row>
        <table:table-row table:style-name="ro1">
          <table:table-cell office:value-type="float" office:value="218.955253454" calcext:value-type="float">
            <text:p>218.955253454</text:p>
          </table:table-cell>
          <table:table-cell office:value-type="float" office:value="316180" calcext:value-type="float">
            <text:p>316180</text:p>
          </table:table-cell>
          <table:table-cell office:value-type="float" office:value="309513" calcext:value-type="float">
            <text:p>309513</text:p>
          </table:table-cell>
          <table:table-cell office:value-type="float" office:value="0.999868979009849" calcext:value-type="float">
            <text:p>0.999868979009849</text:p>
          </table:table-cell>
        </table:table-row>
        <table:table-row table:style-name="ro1">
          <table:table-cell office:value-type="float" office:value="219.105644653999" calcext:value-type="float">
            <text:p>219.105644653999</text:p>
          </table:table-cell>
          <table:table-cell office:value-type="float" office:value="325266" calcext:value-type="float">
            <text:p>325266</text:p>
          </table:table-cell>
          <table:table-cell office:value-type="float" office:value="316180" calcext:value-type="float">
            <text:p>316180</text:p>
          </table:table-cell>
          <table:table-cell office:value-type="float" office:value="0.994700378013074" calcext:value-type="float">
            <text:p>0.994700378013074</text:p>
          </table:table-cell>
        </table:table-row>
        <table:table-row table:style-name="ro1">
          <table:table-cell office:value-type="float" office:value="219.249867163999" calcext:value-type="float">
            <text:p>219.249867163999</text:p>
          </table:table-cell>
          <table:table-cell office:value-type="float" office:value="329249" calcext:value-type="float">
            <text:p>329249</text:p>
          </table:table-cell>
          <table:table-cell office:value-type="float" office:value="325266" calcext:value-type="float">
            <text:p>325266</text:p>
          </table:table-cell>
          <table:table-cell office:value-type="float" office:value="0.990565497215654" calcext:value-type="float">
            <text:p>0.990565497215654</text:p>
          </table:table-cell>
        </table:table-row>
        <table:table-row table:style-name="ro1">
          <table:table-cell office:value-type="float" office:value="219.402929746999" calcext:value-type="float">
            <text:p>219.402929746999</text:p>
          </table:table-cell>
          <table:table-cell office:value-type="float" office:value="325130" calcext:value-type="float">
            <text:p>325130</text:p>
          </table:table-cell>
          <table:table-cell office:value-type="float" office:value="329249" calcext:value-type="float">
            <text:p>329249</text:p>
          </table:table-cell>
          <table:table-cell office:value-type="float" office:value="0.987257592577718" calcext:value-type="float">
            <text:p>0.987257592577718</text:p>
          </table:table-cell>
        </table:table-row>
        <table:table-row table:style-name="ro1">
          <table:table-cell office:value-type="float" office:value="219.556337725" calcext:value-type="float">
            <text:p>219.556337725</text:p>
          </table:table-cell>
          <table:table-cell office:value-type="float" office:value="316089" calcext:value-type="float">
            <text:p>316089</text:p>
          </table:table-cell>
          <table:table-cell office:value-type="float" office:value="328049" calcext:value-type="float">
            <text:p>328049</text:p>
          </table:table-cell>
          <table:table-cell office:value-type="float" office:value="0.9962576869654" calcext:value-type="float">
            <text:p>0.9962576869654</text:p>
          </table:table-cell>
        </table:table-row>
        <table:table-row table:style-name="ro1">
          <table:table-cell office:value-type="float" office:value="219.713817084999" calcext:value-type="float">
            <text:p>219.713817084999</text:p>
          </table:table-cell>
          <table:table-cell office:value-type="float" office:value="309971" calcext:value-type="float">
            <text:p>309971</text:p>
          </table:table-cell>
          <table:table-cell office:value-type="float" office:value="316089" calcext:value-type="float">
            <text:p>316089</text:p>
          </table:table-cell>
          <table:table-cell office:value-type="float" office:value="1.00345776247555" calcext:value-type="float">
            <text:p>1.00345776247555</text:p>
          </table:table-cell>
        </table:table-row>
        <table:table-row table:style-name="ro1">
          <table:table-cell office:value-type="float" office:value="219.864102412999" calcext:value-type="float">
            <text:p>219.864102412999</text:p>
          </table:table-cell>
          <table:table-cell office:value-type="float" office:value="312325" calcext:value-type="float">
            <text:p>312325</text:p>
          </table:table-cell>
          <table:table-cell office:value-type="float" office:value="309971" calcext:value-type="float">
            <text:p>309971</text:p>
          </table:table-cell>
          <table:table-cell office:value-type="float" office:value="1.00921782288366" calcext:value-type="float">
            <text:p>1.00921782288366</text:p>
          </table:table-cell>
        </table:table-row>
        <table:table-row table:style-name="ro1">
          <table:table-cell office:value-type="float" office:value="220.014291289999" calcext:value-type="float">
            <text:p>220.014291289999</text:p>
          </table:table-cell>
          <table:table-cell office:value-type="float" office:value="320911" calcext:value-type="float">
            <text:p>320911</text:p>
          </table:table-cell>
          <table:table-cell office:value-type="float" office:value="312325" calcext:value-type="float">
            <text:p>312325</text:p>
          </table:table-cell>
          <table:table-cell office:value-type="float" office:value="1.01382587121016" calcext:value-type="float">
            <text:p>1.01382587121016</text:p>
          </table:table-cell>
        </table:table-row>
        <table:table-row table:style-name="ro1">
          <table:table-cell office:value-type="float" office:value="220.161741991" calcext:value-type="float">
            <text:p>220.161741991</text:p>
          </table:table-cell>
          <table:table-cell office:value-type="float" office:value="328663" calcext:value-type="float">
            <text:p>328663</text:p>
          </table:table-cell>
          <table:table-cell office:value-type="float" office:value="320911" calcext:value-type="float">
            <text:p>320911</text:p>
          </table:table-cell>
          <table:table-cell office:value-type="float" office:value="1.01751230987135" calcext:value-type="float">
            <text:p>1.01751230987135</text:p>
          </table:table-cell>
        </table:table-row>
        <table:table-row table:style-name="ro1">
          <table:table-cell office:value-type="float" office:value="220.308109588999" calcext:value-type="float">
            <text:p>220.308109588999</text:p>
          </table:table-cell>
          <table:table-cell office:value-type="float" office:value="329648" calcext:value-type="float">
            <text:p>329648</text:p>
          </table:table-cell>
          <table:table-cell office:value-type="float" office:value="328663" calcext:value-type="float">
            <text:p>328663</text:p>
          </table:table-cell>
          <table:table-cell office:value-type="float" office:value="1.02046146080031" calcext:value-type="float">
            <text:p>1.02046146080031</text:p>
          </table:table-cell>
        </table:table-row>
        <table:table-row table:style-name="ro1">
          <table:table-cell office:value-type="float" office:value="220.461221643" calcext:value-type="float">
            <text:p>220.461221643</text:p>
          </table:table-cell>
          <table:table-cell office:value-type="float" office:value="322873" calcext:value-type="float">
            <text:p>322873</text:p>
          </table:table-cell>
          <table:table-cell office:value-type="float" office:value="329648" calcext:value-type="float">
            <text:p>329648</text:p>
          </table:table-cell>
          <table:table-cell office:value-type="float" office:value="1.02282078154347" calcext:value-type="float">
            <text:p>1.02282078154347</text:p>
          </table:table-cell>
        </table:table-row>
        <table:table-row table:style-name="ro1">
          <table:table-cell office:value-type="float" office:value="220.617713039999" calcext:value-type="float">
            <text:p>220.617713039999</text:p>
          </table:table-cell>
          <table:table-cell office:value-type="float" office:value="313877" calcext:value-type="float">
            <text:p>313877</text:p>
          </table:table-cell>
          <table:table-cell office:value-type="float" office:value="323678" calcext:value-type="float">
            <text:p>323678</text:p>
          </table:table-cell>
          <table:table-cell office:value-type="float" office:value="1.024708238138" calcext:value-type="float">
            <text:p>1.024708238138</text:p>
          </table:table-cell>
        </table:table-row>
        <table:table-row table:style-name="ro1">
          <table:table-cell office:value-type="float" office:value="220.789034986999" calcext:value-type="float">
            <text:p>220.789034986999</text:p>
          </table:table-cell>
          <table:table-cell office:value-type="float" office:value="311088" calcext:value-type="float">
            <text:p>311088</text:p>
          </table:table-cell>
          <table:table-cell office:value-type="float" office:value="313877" calcext:value-type="float">
            <text:p>313877</text:p>
          </table:table-cell>
          <table:table-cell office:value-type="float" office:value="1.02621820341363" calcext:value-type="float">
            <text:p>1.02621820341363</text:p>
          </table:table-cell>
        </table:table-row>
        <table:table-row table:style-name="ro1">
          <table:table-cell office:value-type="float" office:value="220.892119929" calcext:value-type="float">
            <text:p>220.892119929</text:p>
          </table:table-cell>
          <table:table-cell office:value-type="float" office:value="314621" calcext:value-type="float">
            <text:p>314621</text:p>
          </table:table-cell>
          <table:table-cell office:value-type="float" office:value="311088" calcext:value-type="float">
            <text:p>311088</text:p>
          </table:table-cell>
          <table:table-cell office:value-type="float" office:value="1.0157797575361" calcext:value-type="float">
            <text:p>1.0157797575361</text:p>
          </table:table-cell>
        </table:table-row>
        <table:table-row table:style-name="ro1">
          <table:table-cell office:value-type="float" office:value="221.037133909" calcext:value-type="float">
            <text:p>221.037133909</text:p>
          </table:table-cell>
          <table:table-cell office:value-type="float" office:value="323349" calcext:value-type="float">
            <text:p>323349</text:p>
          </table:table-cell>
          <table:table-cell office:value-type="float" office:value="314621" calcext:value-type="float">
            <text:p>314621</text:p>
          </table:table-cell>
          <table:table-cell office:value-type="float" office:value="1.00742900083407" calcext:value-type="float">
            <text:p>1.00742900083407</text:p>
          </table:table-cell>
        </table:table-row>
        <table:table-row table:style-name="ro1">
          <table:table-cell office:value-type="float" office:value="221.185933777" calcext:value-type="float">
            <text:p>221.185933777</text:p>
          </table:table-cell>
          <table:table-cell office:value-type="float" office:value="330386" calcext:value-type="float">
            <text:p>330386</text:p>
          </table:table-cell>
          <table:table-cell office:value-type="float" office:value="323349" calcext:value-type="float">
            <text:p>323349</text:p>
          </table:table-cell>
          <table:table-cell office:value-type="float" office:value="1.00074839547245" calcext:value-type="float">
            <text:p>1.00074839547245</text:p>
          </table:table-cell>
        </table:table-row>
        <table:table-row table:style-name="ro1">
          <table:table-cell office:value-type="float" office:value="221.329414927999" calcext:value-type="float">
            <text:p>221.329414927999</text:p>
          </table:table-cell>
          <table:table-cell office:value-type="float" office:value="330110" calcext:value-type="float">
            <text:p>330110</text:p>
          </table:table-cell>
          <table:table-cell office:value-type="float" office:value="330386" calcext:value-type="float">
            <text:p>330386</text:p>
          </table:table-cell>
          <table:table-cell office:value-type="float" office:value="0.995403911183157" calcext:value-type="float">
            <text:p>0.995403911183157</text:p>
          </table:table-cell>
        </table:table-row>
        <table:table-row table:style-name="ro1">
          <table:table-cell office:value-type="float" office:value="221.476599115" calcext:value-type="float">
            <text:p>221.476599115</text:p>
          </table:table-cell>
          <table:table-cell office:value-type="float" office:value="322941" calcext:value-type="float">
            <text:p>322941</text:p>
          </table:table-cell>
          <table:table-cell office:value-type="float" office:value="330110" calcext:value-type="float">
            <text:p>330110</text:p>
          </table:table-cell>
          <table:table-cell office:value-type="float" office:value="0.991128323751721" calcext:value-type="float">
            <text:p>0.991128323751721</text:p>
          </table:table-cell>
        </table:table-row>
        <table:table-row table:style-name="ro1">
          <table:table-cell office:value-type="float" office:value="221.626299185" calcext:value-type="float">
            <text:p>221.626299185</text:p>
          </table:table-cell>
          <table:table-cell office:value-type="float" office:value="314497" calcext:value-type="float">
            <text:p>314497</text:p>
          </table:table-cell>
          <table:table-cell office:value-type="float" office:value="322941" calcext:value-type="float">
            <text:p>322941</text:p>
          </table:table-cell>
          <table:table-cell office:value-type="float" office:value="0.987707853806571" calcext:value-type="float">
            <text:p>0.987707853806571</text:p>
          </table:table-cell>
        </table:table-row>
        <table:table-row table:style-name="ro1">
          <table:table-cell office:value-type="float" office:value="221.779613141" calcext:value-type="float">
            <text:p>221.779613141</text:p>
          </table:table-cell>
          <table:table-cell office:value-type="float" office:value="311952" calcext:value-type="float">
            <text:p>311952</text:p>
          </table:table-cell>
          <table:table-cell office:value-type="float" office:value="314497" calcext:value-type="float">
            <text:p>314497</text:p>
          </table:table-cell>
          <table:table-cell office:value-type="float" office:value="0.984971477850452" calcext:value-type="float">
            <text:p>0.984971477850452</text:p>
          </table:table-cell>
        </table:table-row>
        <table:table-row table:style-name="ro1">
          <table:table-cell office:value-type="float" office:value="221.918942697999" calcext:value-type="float">
            <text:p>221.918942697999</text:p>
          </table:table-cell>
          <table:table-cell office:value-type="float" office:value="317043" calcext:value-type="float">
            <text:p>317043</text:p>
          </table:table-cell>
          <table:table-cell office:value-type="float" office:value="311952" calcext:value-type="float">
            <text:p>311952</text:p>
          </table:table-cell>
          <table:table-cell office:value-type="float" office:value="0.982782377085556" calcext:value-type="float">
            <text:p>0.982782377085556</text:p>
          </table:table-cell>
        </table:table-row>
        <table:table-row table:style-name="ro1">
          <table:table-cell office:value-type="float" office:value="222.071297682" calcext:value-type="float">
            <text:p>222.071297682</text:p>
          </table:table-cell>
          <table:table-cell office:value-type="float" office:value="326402" calcext:value-type="float">
            <text:p>326402</text:p>
          </table:table-cell>
          <table:table-cell office:value-type="float" office:value="317043" calcext:value-type="float">
            <text:p>317043</text:p>
          </table:table-cell>
          <table:table-cell office:value-type="float" office:value="0.992677514571671" calcext:value-type="float">
            <text:p>0.992677514571671</text:p>
          </table:table-cell>
        </table:table-row>
        <table:table-row table:style-name="ro1">
          <table:table-cell office:value-type="float" office:value="222.216520173999" calcext:value-type="float">
            <text:p>222.216520173999</text:p>
          </table:table-cell>
          <table:table-cell office:value-type="float" office:value="331996" calcext:value-type="float">
            <text:p>331996</text:p>
          </table:table-cell>
          <table:table-cell office:value-type="float" office:value="326402" calcext:value-type="float">
            <text:p>326402</text:p>
          </table:table-cell>
          <table:table-cell office:value-type="float" office:value="1.00059362456056" calcext:value-type="float">
            <text:p>1.00059362456056</text:p>
          </table:table-cell>
        </table:table-row>
        <table:table-row table:style-name="ro1">
          <table:table-cell office:value-type="float" office:value="222.359430405999" calcext:value-type="float">
            <text:p>222.359430405999</text:p>
          </table:table-cell>
          <table:table-cell office:value-type="float" office:value="330087" calcext:value-type="float">
            <text:p>330087</text:p>
          </table:table-cell>
          <table:table-cell office:value-type="float" office:value="331996" calcext:value-type="float">
            <text:p>331996</text:p>
          </table:table-cell>
          <table:table-cell office:value-type="float" office:value="1.00692651255168" calcext:value-type="float">
            <text:p>1.00692651255168</text:p>
          </table:table-cell>
        </table:table-row>
        <table:table-row table:style-name="ro1">
          <table:table-cell office:value-type="float" office:value="222.508426957" calcext:value-type="float">
            <text:p>222.508426957</text:p>
          </table:table-cell>
          <table:table-cell office:value-type="float" office:value="321979" calcext:value-type="float">
            <text:p>321979</text:p>
          </table:table-cell>
          <table:table-cell office:value-type="float" office:value="330087" calcext:value-type="float">
            <text:p>330087</text:p>
          </table:table-cell>
          <table:table-cell office:value-type="float" office:value="1.01199282294457" calcext:value-type="float">
            <text:p>1.01199282294457</text:p>
          </table:table-cell>
        </table:table-row>
        <table:table-row table:style-name="ro1">
          <table:table-cell office:value-type="float" office:value="222.654655811999" calcext:value-type="float">
            <text:p>222.654655811999</text:p>
          </table:table-cell>
          <table:table-cell office:value-type="float" office:value="314396" calcext:value-type="float">
            <text:p>314396</text:p>
          </table:table-cell>
          <table:table-cell office:value-type="float" office:value="321979" calcext:value-type="float">
            <text:p>321979</text:p>
          </table:table-cell>
          <table:table-cell office:value-type="float" office:value="1.01604587125888" calcext:value-type="float">
            <text:p>1.01604587125888</text:p>
          </table:table-cell>
        </table:table-row>
        <table:table-row table:style-name="ro1">
          <table:table-cell office:value-type="float" office:value="222.803954965999" calcext:value-type="float">
            <text:p>222.803954965999</text:p>
          </table:table-cell>
          <table:table-cell office:value-type="float" office:value="313373" calcext:value-type="float">
            <text:p>313373</text:p>
          </table:table-cell>
          <table:table-cell office:value-type="float" office:value="320779" calcext:value-type="float">
            <text:p>320779</text:p>
          </table:table-cell>
          <table:table-cell office:value-type="float" office:value="1.0076418918123" calcext:value-type="float">
            <text:p>1.0076418918123</text:p>
          </table:table-cell>
        </table:table-row>
        <table:table-row table:style-name="ro1">
          <table:table-cell office:value-type="float" office:value="222.952437399999" calcext:value-type="float">
            <text:p>222.952437399999</text:p>
          </table:table-cell>
          <table:table-cell office:value-type="float" office:value="320008" calcext:value-type="float">
            <text:p>320008</text:p>
          </table:table-cell>
          <table:table-cell office:value-type="float" office:value="313373" calcext:value-type="float">
            <text:p>313373</text:p>
          </table:table-cell>
          <table:table-cell office:value-type="float" office:value="1.00091870825503" calcext:value-type="float">
            <text:p>1.00091870825503</text:p>
          </table:table-cell>
        </table:table-row>
        <table:table-row table:style-name="ro1">
          <table:table-cell office:value-type="float" office:value="223.099310902999" calcext:value-type="float">
            <text:p>223.099310902999</text:p>
          </table:table-cell>
          <table:table-cell office:value-type="float" office:value="328942" calcext:value-type="float">
            <text:p>328942</text:p>
          </table:table-cell>
          <table:table-cell office:value-type="float" office:value="320008" calcext:value-type="float">
            <text:p>320008</text:p>
          </table:table-cell>
          <table:table-cell office:value-type="float" office:value="0.995540161409222" calcext:value-type="float">
            <text:p>0.995540161409222</text:p>
          </table:table-cell>
        </table:table-row>
        <table:table-row table:style-name="ro1">
          <table:table-cell office:value-type="float" office:value="223.250143466999" calcext:value-type="float">
            <text:p>223.250143466999</text:p>
          </table:table-cell>
          <table:table-cell office:value-type="float" office:value="333250" calcext:value-type="float">
            <text:p>333250</text:p>
          </table:table-cell>
          <table:table-cell office:value-type="float" office:value="328942" calcext:value-type="float">
            <text:p>328942</text:p>
          </table:table-cell>
          <table:table-cell office:value-type="float" office:value="0.991237323932572" calcext:value-type="float">
            <text:p>0.991237323932572</text:p>
          </table:table-cell>
        </table:table-row>
        <table:table-row table:style-name="ro1">
          <table:table-cell office:value-type="float" office:value="223.398782971999" calcext:value-type="float">
            <text:p>223.398782971999</text:p>
          </table:table-cell>
          <table:table-cell office:value-type="float" office:value="329338" calcext:value-type="float">
            <text:p>329338</text:p>
          </table:table-cell>
          <table:table-cell office:value-type="float" office:value="333250" calcext:value-type="float">
            <text:p>333250</text:p>
          </table:table-cell>
          <table:table-cell office:value-type="float" office:value="0.987795053951253" calcext:value-type="float">
            <text:p>0.987795053951253</text:p>
          </table:table-cell>
        </table:table-row>
        <table:table-row table:style-name="ro1">
          <table:table-cell office:value-type="float" office:value="223.543425517" calcext:value-type="float">
            <text:p>223.543425517</text:p>
          </table:table-cell>
          <table:table-cell office:value-type="float" office:value="320848" calcext:value-type="float">
            <text:p>320848</text:p>
          </table:table-cell>
          <table:table-cell office:value-type="float" office:value="329338" calcext:value-type="float">
            <text:p>329338</text:p>
          </table:table-cell>
          <table:table-cell office:value-type="float" office:value="0.985041237966197" calcext:value-type="float">
            <text:p>0.985041237966197</text:p>
          </table:table-cell>
        </table:table-row>
        <table:table-row table:style-name="ro1">
          <table:table-cell office:value-type="float" office:value="223.692319764999" calcext:value-type="float">
            <text:p>223.692319764999</text:p>
          </table:table-cell>
          <table:table-cell office:value-type="float" office:value="314341" calcext:value-type="float">
            <text:p>314341</text:p>
          </table:table-cell>
          <table:table-cell office:value-type="float" office:value="325738" calcext:value-type="float">
            <text:p>325738</text:p>
          </table:table-cell>
          <table:table-cell office:value-type="float" office:value="0.984111421745507" calcext:value-type="float">
            <text:p>0.984111421745507</text:p>
          </table:table-cell>
        </table:table-row>
        <table:table-row table:style-name="ro1">
          <table:table-cell office:value-type="float" office:value="223.839767346" calcext:value-type="float">
            <text:p>223.839767346</text:p>
          </table:table-cell>
          <table:table-cell office:value-type="float" office:value="315388" calcext:value-type="float">
            <text:p>315388</text:p>
          </table:table-cell>
          <table:table-cell office:value-type="float" office:value="316550" calcext:value-type="float">
            <text:p>316550</text:p>
          </table:table-cell>
          <table:table-cell office:value-type="float" office:value="0.983367568768954" calcext:value-type="float">
            <text:p>0.983367568768954</text:p>
          </table:table-cell>
        </table:table-row>
        <table:table-row table:style-name="ro1">
          <table:table-cell office:value-type="float" office:value="223.981108798" calcext:value-type="float">
            <text:p>223.981108798</text:p>
          </table:table-cell>
          <table:table-cell office:value-type="float" office:value="322796" calcext:value-type="float">
            <text:p>322796</text:p>
          </table:table-cell>
          <table:table-cell office:value-type="float" office:value="315388" calcext:value-type="float">
            <text:p>315388</text:p>
          </table:table-cell>
          <table:table-cell office:value-type="float" office:value="0.982772486387713" calcext:value-type="float">
            <text:p>0.982772486387713</text:p>
          </table:table-cell>
        </table:table-row>
        <table:table-row table:style-name="ro1">
          <table:table-cell office:value-type="float" office:value="224.127479424" calcext:value-type="float">
            <text:p>224.127479424</text:p>
          </table:table-cell>
          <table:table-cell office:value-type="float" office:value="331307" calcext:value-type="float">
            <text:p>331307</text:p>
          </table:table-cell>
          <table:table-cell office:value-type="float" office:value="322796" calcext:value-type="float">
            <text:p>322796</text:p>
          </table:table-cell>
          <table:table-cell office:value-type="float" office:value="0.982296420482719" calcext:value-type="float">
            <text:p>0.982296420482719</text:p>
          </table:table-cell>
        </table:table-row>
        <table:table-row table:style-name="ro1">
          <table:table-cell office:value-type="float" office:value="224.248119309999" calcext:value-type="float">
            <text:p>224.248119309999</text:p>
          </table:table-cell>
          <table:table-cell office:value-type="float" office:value="334247" calcext:value-type="float">
            <text:p>334247</text:p>
          </table:table-cell>
          <table:table-cell office:value-type="float" office:value="331307" calcext:value-type="float">
            <text:p>331307</text:p>
          </table:table-cell>
          <table:table-cell office:value-type="float" office:value="0.981915567758724" calcext:value-type="float">
            <text:p>0.981915567758724</text:p>
          </table:table-cell>
        </table:table-row>
        <table:table-row table:style-name="ro1">
          <table:table-cell office:value-type="float" office:value="224.399634083" calcext:value-type="float">
            <text:p>224.399634083</text:p>
          </table:table-cell>
          <table:table-cell office:value-type="float" office:value="330296" calcext:value-type="float">
            <text:p>330296</text:p>
          </table:table-cell>
          <table:table-cell office:value-type="float" office:value="334247" calcext:value-type="float">
            <text:p>334247</text:p>
          </table:table-cell>
          <table:table-cell office:value-type="float" office:value="0.981610885579529" calcext:value-type="float">
            <text:p>0.981610885579529</text:p>
          </table:table-cell>
        </table:table-row>
        <table:table-row table:style-name="ro1">
          <table:table-cell office:value-type="float" office:value="224.555736634" calcext:value-type="float">
            <text:p>224.555736634</text:p>
          </table:table-cell>
          <table:table-cell office:value-type="float" office:value="321124" calcext:value-type="float">
            <text:p>321124</text:p>
          </table:table-cell>
          <table:table-cell office:value-type="float" office:value="330296" calcext:value-type="float">
            <text:p>330296</text:p>
          </table:table-cell>
          <table:table-cell office:value-type="float" office:value="0.982657129516255" calcext:value-type="float">
            <text:p>0.982657129516255</text:p>
          </table:table-cell>
        </table:table-row>
        <table:table-row table:style-name="ro1">
          <table:table-cell office:value-type="float" office:value="224.706322033999" calcext:value-type="float">
            <text:p>224.706322033999</text:p>
          </table:table-cell>
          <table:table-cell office:value-type="float" office:value="315080" calcext:value-type="float">
            <text:p>315080</text:p>
          </table:table-cell>
          <table:table-cell office:value-type="float" office:value="321124" calcext:value-type="float">
            <text:p>321124</text:p>
          </table:table-cell>
          <table:table-cell office:value-type="float" office:value="0.983494124665635" calcext:value-type="float">
            <text:p>0.983494124665635</text:p>
          </table:table-cell>
        </table:table-row>
        <table:table-row table:style-name="ro1">
          <table:table-cell office:value-type="float" office:value="224.856026822999" calcext:value-type="float">
            <text:p>224.856026822999</text:p>
          </table:table-cell>
          <table:table-cell office:value-type="float" office:value="316994" calcext:value-type="float">
            <text:p>316994</text:p>
          </table:table-cell>
          <table:table-cell office:value-type="float" office:value="318038" calcext:value-type="float">
            <text:p>318038</text:p>
          </table:table-cell>
          <table:table-cell office:value-type="float" office:value="0.98416372078514" calcext:value-type="float">
            <text:p>0.98416372078514</text:p>
          </table:table-cell>
        </table:table-row>
        <table:table-row table:style-name="ro1">
          <table:table-cell office:value-type="float" office:value="225.007498573999" calcext:value-type="float">
            <text:p>225.007498573999</text:p>
          </table:table-cell>
          <table:table-cell office:value-type="float" office:value="325478" calcext:value-type="float">
            <text:p>325478</text:p>
          </table:table-cell>
          <table:table-cell office:value-type="float" office:value="316994" calcext:value-type="float">
            <text:p>316994</text:p>
          </table:table-cell>
          <table:table-cell office:value-type="float" office:value="0.984699397680744" calcext:value-type="float">
            <text:p>0.984699397680744</text:p>
          </table:table-cell>
        </table:table-row>
        <table:table-row table:style-name="ro1">
          <table:table-cell office:value-type="float" office:value="225.163483262999" calcext:value-type="float">
            <text:p>225.163483262999</text:p>
          </table:table-cell>
          <table:table-cell office:value-type="float" office:value="333722" calcext:value-type="float">
            <text:p>333722</text:p>
          </table:table-cell>
          <table:table-cell office:value-type="float" office:value="325478" calcext:value-type="float">
            <text:p>325478</text:p>
          </table:table-cell>
          <table:table-cell office:value-type="float" office:value="0.985127939197227" calcext:value-type="float">
            <text:p>0.985127939197227</text:p>
          </table:table-cell>
        </table:table-row>
        <table:table-row table:style-name="ro1">
          <table:table-cell office:value-type="float" office:value="225.318542821" calcext:value-type="float">
            <text:p>225.318542821</text:p>
          </table:table-cell>
          <table:table-cell office:value-type="float" office:value="334405" calcext:value-type="float">
            <text:p>334405</text:p>
          </table:table-cell>
          <table:table-cell office:value-type="float" office:value="333722" calcext:value-type="float">
            <text:p>333722</text:p>
          </table:table-cell>
          <table:table-cell office:value-type="float" office:value="0.985470772410413" calcext:value-type="float">
            <text:p>0.985470772410413</text:p>
          </table:table-cell>
        </table:table-row>
        <table:table-row table:style-name="ro1">
          <table:table-cell office:value-type="float" office:value="225.471194557" calcext:value-type="float">
            <text:p>225.471194557</text:p>
          </table:table-cell>
          <table:table-cell office:value-type="float" office:value="327271" calcext:value-type="float">
            <text:p>327271</text:p>
          </table:table-cell>
          <table:table-cell office:value-type="float" office:value="334405" calcext:value-type="float">
            <text:p>334405</text:p>
          </table:table-cell>
          <table:table-cell office:value-type="float" office:value="0.985745038980962" calcext:value-type="float">
            <text:p>0.985745038980962</text:p>
          </table:table-cell>
        </table:table-row>
        <table:table-row table:style-name="ro1">
          <table:table-cell office:value-type="float" office:value="225.627594972" calcext:value-type="float">
            <text:p>225.627594972</text:p>
          </table:table-cell>
          <table:table-cell office:value-type="float" office:value="318442" calcext:value-type="float">
            <text:p>318442</text:p>
          </table:table-cell>
          <table:table-cell office:value-type="float" office:value="331428" calcext:value-type="float">
            <text:p>331428</text:p>
          </table:table-cell>
          <table:table-cell office:value-type="float" office:value="0.985964452237401" calcext:value-type="float">
            <text:p>0.985964452237401</text:p>
          </table:table-cell>
        </table:table-row>
        <table:table-row table:style-name="ro1">
          <table:table-cell office:value-type="float" office:value="225.778351034" calcext:value-type="float">
            <text:p>225.778351034</text:p>
          </table:table-cell>
          <table:table-cell office:value-type="float" office:value="315936" calcext:value-type="float">
            <text:p>315936</text:p>
          </table:table-cell>
          <table:table-cell office:value-type="float" office:value="319827" calcext:value-type="float">
            <text:p>319827</text:p>
          </table:table-cell>
          <table:table-cell office:value-type="float" office:value="0.986139982842553" calcext:value-type="float">
            <text:p>0.986139982842553</text:p>
          </table:table-cell>
        </table:table-row>
        <table:table-row table:style-name="ro1">
          <table:table-cell office:value-type="float" office:value="225.928239325" calcext:value-type="float">
            <text:p>225.928239325</text:p>
          </table:table-cell>
          <table:table-cell office:value-type="float" office:value="321570" calcext:value-type="float">
            <text:p>321570</text:p>
          </table:table-cell>
          <table:table-cell office:value-type="float" office:value="315936" calcext:value-type="float">
            <text:p>315936</text:p>
          </table:table-cell>
          <table:table-cell office:value-type="float" office:value="0.987587482962784" calcext:value-type="float">
            <text:p>0.987587482962784</text:p>
          </table:table-cell>
        </table:table-row>
        <table:table-row table:style-name="ro1">
          <table:table-cell office:value-type="float" office:value="226.079340651" calcext:value-type="float">
            <text:p>226.079340651</text:p>
          </table:table-cell>
          <table:table-cell office:value-type="float" office:value="330860" calcext:value-type="float">
            <text:p>330860</text:p>
          </table:table-cell>
          <table:table-cell office:value-type="float" office:value="321570" calcext:value-type="float">
            <text:p>321570</text:p>
          </table:table-cell>
          <table:table-cell office:value-type="float" office:value="0.988745483058969" calcext:value-type="float">
            <text:p>0.988745483058969</text:p>
          </table:table-cell>
        </table:table-row>
        <table:table-row table:style-name="ro1">
          <table:table-cell office:value-type="float" office:value="226.22285357" calcext:value-type="float">
            <text:p>226.22285357</text:p>
          </table:table-cell>
          <table:table-cell office:value-type="float" office:value="336077" calcext:value-type="float">
            <text:p>336077</text:p>
          </table:table-cell>
          <table:table-cell office:value-type="float" office:value="321570" calcext:value-type="float">
            <text:p>321570</text:p>
          </table:table-cell>
          <table:table-cell office:value-type="float" office:value="0.989671883135917" calcext:value-type="float">
            <text:p>0.989671883135917</text:p>
          </table:table-cell>
        </table:table-row>
        <table:table-row table:style-name="ro1">
          <table:table-cell office:value-type="float" office:value="226.372929592999" calcext:value-type="float">
            <text:p>226.372929592999</text:p>
          </table:table-cell>
          <table:table-cell office:value-type="float" office:value="333535" calcext:value-type="float">
            <text:p>333535</text:p>
          </table:table-cell>
          <table:table-cell office:value-type="float" office:value="336077" calcext:value-type="float">
            <text:p>336077</text:p>
          </table:table-cell>
          <table:table-cell office:value-type="float" office:value="0.990413003197475" calcext:value-type="float">
            <text:p>0.990413003197475</text:p>
          </table:table-cell>
        </table:table-row>
        <table:table-row table:style-name="ro1">
          <table:table-cell office:value-type="float" office:value="226.520751807999" calcext:value-type="float">
            <text:p>226.520751807999</text:p>
          </table:table-cell>
          <table:table-cell office:value-type="float" office:value="325220" calcext:value-type="float">
            <text:p>325220</text:p>
          </table:table-cell>
          <table:table-cell office:value-type="float" office:value="334877" calcext:value-type="float">
            <text:p>334877</text:p>
          </table:table-cell>
          <table:table-cell office:value-type="float" office:value="0.991005899246722" calcext:value-type="float">
            <text:p>0.991005899246722</text:p>
          </table:table-cell>
        </table:table-row>
        <table:table-row table:style-name="ro1">
          <table:table-cell office:value-type="float" office:value="226.668927486" calcext:value-type="float">
            <text:p>226.668927486</text:p>
          </table:table-cell>
          <table:table-cell office:value-type="float" office:value="317938" calcext:value-type="float">
            <text:p>317938</text:p>
          </table:table-cell>
          <table:table-cell office:value-type="float" office:value="331277" calcext:value-type="float">
            <text:p>331277</text:p>
          </table:table-cell>
          <table:table-cell office:value-type="float" office:value="0.991480216086119" calcext:value-type="float">
            <text:p>0.991480216086119</text:p>
          </table:table-cell>
        </table:table-row>
        <table:table-row table:style-name="ro1">
          <table:table-cell office:value-type="float" office:value="226.824900975" calcext:value-type="float">
            <text:p>226.824900975</text:p>
          </table:table-cell>
          <table:table-cell office:value-type="float" office:value="317912" calcext:value-type="float">
            <text:p>317912</text:p>
          </table:table-cell>
          <table:table-cell office:value-type="float" office:value="325277" calcext:value-type="float">
            <text:p>325277</text:p>
          </table:table-cell>
          <table:table-cell office:value-type="float" office:value="0.993184172868896" calcext:value-type="float">
            <text:p>0.993184172868896</text:p>
          </table:table-cell>
        </table:table-row>
        <table:table-row table:style-name="ro1">
          <table:table-cell office:value-type="float" office:value="226.979251993" calcext:value-type="float">
            <text:p>226.979251993</text:p>
          </table:table-cell>
          <table:table-cell office:value-type="float" office:value="325679" calcext:value-type="float">
            <text:p>325679</text:p>
          </table:table-cell>
          <table:table-cell office:value-type="float" office:value="317912" calcext:value-type="float">
            <text:p>317912</text:p>
          </table:table-cell>
          <table:table-cell office:value-type="float" office:value="0.994547338295116" calcext:value-type="float">
            <text:p>0.994547338295116</text:p>
          </table:table-cell>
        </table:table-row>
        <table:table-row table:style-name="ro1">
          <table:table-cell office:value-type="float" office:value="227.139488456" calcext:value-type="float">
            <text:p>227.139488456</text:p>
          </table:table-cell>
          <table:table-cell office:value-type="float" office:value="334824" calcext:value-type="float">
            <text:p>334824</text:p>
          </table:table-cell>
          <table:table-cell office:value-type="float" office:value="325679" calcext:value-type="float">
            <text:p>325679</text:p>
          </table:table-cell>
          <table:table-cell office:value-type="float" office:value="0.994313367324835" calcext:value-type="float">
            <text:p>0.994313367324835</text:p>
          </table:table-cell>
        </table:table-row>
        <table:table-row table:style-name="ro1">
          <table:table-cell office:value-type="float" office:value="227.287239658999" calcext:value-type="float">
            <text:p>227.287239658999</text:p>
          </table:table-cell>
          <table:table-cell office:value-type="float" office:value="337014" calcext:value-type="float">
            <text:p>337014</text:p>
          </table:table-cell>
          <table:table-cell office:value-type="float" office:value="334824" calcext:value-type="float">
            <text:p>334824</text:p>
          </table:table-cell>
          <table:table-cell office:value-type="float" office:value="0.99412619054861" calcext:value-type="float">
            <text:p>0.99412619054861</text:p>
          </table:table-cell>
        </table:table-row>
        <table:table-row table:style-name="ro1">
          <table:table-cell office:value-type="float" office:value="227.427333234" calcext:value-type="float">
            <text:p>227.427333234</text:p>
          </table:table-cell>
          <table:table-cell office:value-type="float" office:value="331836" calcext:value-type="float">
            <text:p>331836</text:p>
          </table:table-cell>
          <table:table-cell office:value-type="float" office:value="334824" calcext:value-type="float">
            <text:p>334824</text:p>
          </table:table-cell>
          <table:table-cell office:value-type="float" office:value="0.99397644912763" calcext:value-type="float">
            <text:p>0.99397644912763</text:p>
          </table:table-cell>
        </table:table-row>
        <table:table-row table:style-name="ro1">
          <table:table-cell office:value-type="float" office:value="227.577084631999" calcext:value-type="float">
            <text:p>227.577084631999</text:p>
          </table:table-cell>
          <table:table-cell office:value-type="float" office:value="322920" calcext:value-type="float">
            <text:p>322920</text:p>
          </table:table-cell>
          <table:table-cell office:value-type="float" office:value="331836" calcext:value-type="float">
            <text:p>331836</text:p>
          </table:table-cell>
          <table:table-cell office:value-type="float" office:value="0.995181159302104" calcext:value-type="float">
            <text:p>0.995181159302104</text:p>
          </table:table-cell>
        </table:table-row>
        <table:table-row table:style-name="ro1">
          <table:table-cell office:value-type="float" office:value="227.774918927" calcext:value-type="float">
            <text:p>227.774918927</text:p>
          </table:table-cell>
          <table:table-cell office:value-type="float" office:value="317897" calcext:value-type="float">
            <text:p>317897</text:p>
          </table:table-cell>
          <table:table-cell office:value-type="float" office:value="322920" calcext:value-type="float">
            <text:p>322920</text:p>
          </table:table-cell>
          <table:table-cell office:value-type="float" office:value="0.994820424130425" calcext:value-type="float">
            <text:p>0.994820424130425</text:p>
          </table:table-cell>
        </table:table-row>
        <table:table-row table:style-name="ro1">
          <table:table-cell office:value-type="float" office:value="227.924586735" calcext:value-type="float">
            <text:p>227.924586735</text:p>
          </table:table-cell>
          <table:table-cell office:value-type="float" office:value="323361" calcext:value-type="float">
            <text:p>323361</text:p>
          </table:table-cell>
          <table:table-cell office:value-type="float" office:value="317897" calcext:value-type="float">
            <text:p>317897</text:p>
          </table:table-cell>
          <table:table-cell office:value-type="float" office:value="0.994531835993082" calcext:value-type="float">
            <text:p>0.994531835993082</text:p>
          </table:table-cell>
        </table:table-row>
        <table:table-row table:style-name="ro1">
          <table:table-cell office:value-type="float" office:value="228.070516133999" calcext:value-type="float">
            <text:p>228.070516133999</text:p>
          </table:table-cell>
          <table:table-cell office:value-type="float" office:value="332357" calcext:value-type="float">
            <text:p>332357</text:p>
          </table:table-cell>
          <table:table-cell office:value-type="float" office:value="323361" calcext:value-type="float">
            <text:p>323361</text:p>
          </table:table-cell>
          <table:table-cell office:value-type="float" office:value="0.995625468794465" calcext:value-type="float">
            <text:p>0.995625468794465</text:p>
          </table:table-cell>
        </table:table-row>
        <table:table-row table:style-name="ro1">
          <table:table-cell office:value-type="float" office:value="228.222102035999" calcext:value-type="float">
            <text:p>228.222102035999</text:p>
          </table:table-cell>
          <table:table-cell office:value-type="float" office:value="338068" calcext:value-type="float">
            <text:p>338068</text:p>
          </table:table-cell>
          <table:table-cell office:value-type="float" office:value="332357" calcext:value-type="float">
            <text:p>332357</text:p>
          </table:table-cell>
          <table:table-cell office:value-type="float" office:value="0.996500375035572" calcext:value-type="float">
            <text:p>0.996500375035572</text:p>
          </table:table-cell>
        </table:table-row>
        <table:table-row table:style-name="ro1">
          <table:table-cell office:value-type="float" office:value="228.378431568999" calcext:value-type="float">
            <text:p>228.378431568999</text:p>
          </table:table-cell>
          <table:table-cell office:value-type="float" office:value="335295" calcext:value-type="float">
            <text:p>335295</text:p>
          </table:table-cell>
          <table:table-cell office:value-type="float" office:value="338068" calcext:value-type="float">
            <text:p>338068</text:p>
          </table:table-cell>
          <table:table-cell office:value-type="float" office:value="0.997200300028458" calcext:value-type="float">
            <text:p>0.997200300028458</text:p>
          </table:table-cell>
        </table:table-row>
        <table:table-row table:style-name="ro1">
          <table:table-cell office:value-type="float" office:value="228.533104729999" calcext:value-type="float">
            <text:p>228.533104729999</text:p>
          </table:table-cell>
          <table:table-cell office:value-type="float" office:value="326468" calcext:value-type="float">
            <text:p>326468</text:p>
          </table:table-cell>
          <table:table-cell office:value-type="float" office:value="335295" calcext:value-type="float">
            <text:p>335295</text:p>
          </table:table-cell>
          <table:table-cell office:value-type="float" office:value="0.997760240022766" calcext:value-type="float">
            <text:p>0.997760240022766</text:p>
          </table:table-cell>
        </table:table-row>
        <table:table-row table:style-name="ro1">
          <table:table-cell office:value-type="float" office:value="228.671766157" calcext:value-type="float">
            <text:p>228.671766157</text:p>
          </table:table-cell>
          <table:table-cell office:value-type="float" office:value="319855" calcext:value-type="float">
            <text:p>319855</text:p>
          </table:table-cell>
          <table:table-cell office:value-type="float" office:value="326468" calcext:value-type="float">
            <text:p>326468</text:p>
          </table:table-cell>
          <table:table-cell office:value-type="float" office:value="0.998208192018213" calcext:value-type="float">
            <text:p>0.998208192018213</text:p>
          </table:table-cell>
        </table:table-row>
        <table:table-row table:style-name="ro1">
          <table:table-cell office:value-type="float" office:value="228.814536595999" calcext:value-type="float">
            <text:p>228.814536595999</text:p>
          </table:table-cell>
          <table:table-cell office:value-type="float" office:value="319625" calcext:value-type="float">
            <text:p>319625</text:p>
          </table:table-cell>
          <table:table-cell office:value-type="float" office:value="325268" calcext:value-type="float">
            <text:p>325268</text:p>
          </table:table-cell>
          <table:table-cell office:value-type="float" office:value="0.999908835493765" calcext:value-type="float">
            <text:p>0.999908835493765</text:p>
          </table:table-cell>
        </table:table-row>
        <table:table-row table:style-name="ro1">
          <table:table-cell office:value-type="float" office:value="228.957893191999" calcext:value-type="float">
            <text:p>228.957893191999</text:p>
          </table:table-cell>
          <table:table-cell office:value-type="float" office:value="326343" calcext:value-type="float">
            <text:p>326343</text:p>
          </table:table-cell>
          <table:table-cell office:value-type="float" office:value="319625" calcext:value-type="float">
            <text:p>319625</text:p>
          </table:table-cell>
          <table:table-cell office:value-type="float" office:value="1.00126935027421" calcext:value-type="float">
            <text:p>1.00126935027421</text:p>
          </table:table-cell>
        </table:table-row>
        <table:table-row table:style-name="ro1">
          <table:table-cell office:value-type="float" office:value="229.10843405" calcext:value-type="float">
            <text:p>229.10843405</text:p>
          </table:table-cell>
          <table:table-cell office:value-type="float" office:value="335406" calcext:value-type="float">
            <text:p>335406</text:p>
          </table:table-cell>
          <table:table-cell office:value-type="float" office:value="326343" calcext:value-type="float">
            <text:p>326343</text:p>
          </table:table-cell>
          <table:table-cell office:value-type="float" office:value="1.00235776209856" calcext:value-type="float">
            <text:p>1.00235776209856</text:p>
          </table:table-cell>
        </table:table-row>
        <table:table-row table:style-name="ro1">
          <table:table-cell office:value-type="float" office:value="229.256148192" calcext:value-type="float">
            <text:p>229.256148192</text:p>
          </table:table-cell>
          <table:table-cell office:value-type="float" office:value="339248" calcext:value-type="float">
            <text:p>339248</text:p>
          </table:table-cell>
          <table:table-cell office:value-type="float" office:value="335406" calcext:value-type="float">
            <text:p>335406</text:p>
          </table:table-cell>
          <table:table-cell office:value-type="float" office:value="1.00322849155804" calcext:value-type="float">
            <text:p>1.00322849155804</text:p>
          </table:table-cell>
        </table:table-row>
        <table:table-row table:style-name="ro1">
          <table:table-cell office:value-type="float" office:value="229.407379929" calcext:value-type="float">
            <text:p>229.407379929</text:p>
          </table:table-cell>
          <table:table-cell office:value-type="float" office:value="334903" calcext:value-type="float">
            <text:p>334903</text:p>
          </table:table-cell>
          <table:table-cell office:value-type="float" office:value="339248" calcext:value-type="float">
            <text:p>339248</text:p>
          </table:table-cell>
          <table:table-cell office:value-type="float" office:value="1.00392507512563" calcext:value-type="float">
            <text:p>1.00392507512563</text:p>
          </table:table-cell>
        </table:table-row>
        <table:table-row table:style-name="ro1">
          <table:table-cell office:value-type="float" office:value="229.553251227999" calcext:value-type="float">
            <text:p>229.553251227999</text:p>
          </table:table-cell>
          <table:table-cell office:value-type="float" office:value="326269" calcext:value-type="float">
            <text:p>326269</text:p>
          </table:table-cell>
          <table:table-cell office:value-type="float" office:value="336848" calcext:value-type="float">
            <text:p>336848</text:p>
          </table:table-cell>
          <table:table-cell office:value-type="float" office:value="1.0044823419797" calcext:value-type="float">
            <text:p>1.0044823419797</text:p>
          </table:table-cell>
        </table:table-row>
        <table:table-row table:style-name="ro1">
          <table:table-cell office:value-type="float" office:value="229.701665969" calcext:value-type="float">
            <text:p>229.701665969</text:p>
          </table:table-cell>
          <table:table-cell office:value-type="float" office:value="320159" calcext:value-type="float">
            <text:p>320159</text:p>
          </table:table-cell>
          <table:table-cell office:value-type="float" office:value="335648" calcext:value-type="float">
            <text:p>335648</text:p>
          </table:table-cell>
          <table:table-cell office:value-type="float" office:value="1.00492815546295" calcext:value-type="float">
            <text:p>1.00492815546295</text:p>
          </table:table-cell>
        </table:table-row>
        <table:table-row table:style-name="ro1">
          <table:table-cell office:value-type="float" office:value="229.85249752" calcext:value-type="float">
            <text:p>229.85249752</text:p>
          </table:table-cell>
          <table:table-cell office:value-type="float" office:value="321855" calcext:value-type="float">
            <text:p>321855</text:p>
          </table:table-cell>
          <table:table-cell office:value-type="float" office:value="330316" calcext:value-type="float">
            <text:p>330316</text:p>
          </table:table-cell>
          <table:table-cell office:value-type="float" office:value="1.00528480624956" calcext:value-type="float">
            <text:p>1.00528480624956</text:p>
          </table:table-cell>
        </table:table-row>
        <table:table-row table:style-name="ro1">
          <table:table-cell office:value-type="float" office:value="230.006548702999" calcext:value-type="float">
            <text:p>230.006548702999</text:p>
          </table:table-cell>
          <table:table-cell office:value-type="float" office:value="330417" calcext:value-type="float">
            <text:p>330417</text:p>
          </table:table-cell>
          <table:table-cell office:value-type="float" office:value="321855" calcext:value-type="float">
            <text:p>321855</text:p>
          </table:table-cell>
          <table:table-cell office:value-type="float" office:value="1.00557012687884" calcext:value-type="float">
            <text:p>1.00557012687884</text:p>
          </table:table-cell>
        </table:table-row>
        <table:table-row table:style-name="ro1">
          <table:table-cell office:value-type="float" office:value="230.156145149" calcext:value-type="float">
            <text:p>230.156145149</text:p>
          </table:table-cell>
          <table:table-cell office:value-type="float" office:value="338467" calcext:value-type="float">
            <text:p>338467</text:p>
          </table:table-cell>
          <table:table-cell office:value-type="float" office:value="330417" calcext:value-type="float">
            <text:p>330417</text:p>
          </table:table-cell>
          <table:table-cell office:value-type="float" office:value="1.00579838338227" calcext:value-type="float">
            <text:p>1.00579838338227</text:p>
          </table:table-cell>
        </table:table-row>
        <table:table-row table:style-name="ro1">
          <table:table-cell office:value-type="float" office:value="230.303529606999" calcext:value-type="float">
            <text:p>230.303529606999</text:p>
          </table:table-cell>
          <table:table-cell office:value-type="float" office:value="339743" calcext:value-type="float">
            <text:p>339743</text:p>
          </table:table-cell>
          <table:table-cell office:value-type="float" office:value="338467" calcext:value-type="float">
            <text:p>338467</text:p>
          </table:table-cell>
          <table:table-cell office:value-type="float" office:value="1.00598098858501" calcext:value-type="float">
            <text:p>1.00598098858501</text:p>
          </table:table-cell>
        </table:table-row>
        <table:table-row table:style-name="ro1">
          <table:table-cell office:value-type="float" office:value="230.454223736999" calcext:value-type="float">
            <text:p>230.454223736999</text:p>
          </table:table-cell>
          <table:table-cell office:value-type="float" office:value="333290" calcext:value-type="float">
            <text:p>333290</text:p>
          </table:table-cell>
          <table:table-cell office:value-type="float" office:value="339743" calcext:value-type="float">
            <text:p>339743</text:p>
          </table:table-cell>
          <table:table-cell office:value-type="float" office:value="1.0061270727472" calcext:value-type="float">
            <text:p>1.0061270727472</text:p>
          </table:table-cell>
        </table:table-row>
        <table:table-row table:style-name="ro1">
          <table:table-cell office:value-type="float" office:value="230.617692829999" calcext:value-type="float">
            <text:p>230.617692829999</text:p>
          </table:table-cell>
          <table:table-cell office:value-type="float" office:value="323878" calcext:value-type="float">
            <text:p>323878</text:p>
          </table:table-cell>
          <table:table-cell office:value-type="float" office:value="338543" calcext:value-type="float">
            <text:p>338543</text:p>
          </table:table-cell>
          <table:table-cell office:value-type="float" office:value="1.00624394007696" calcext:value-type="float">
            <text:p>1.00624394007696</text:p>
          </table:table-cell>
        </table:table-row>
        <table:table-row table:style-name="ro1">
          <table:table-cell office:value-type="float" office:value="230.761593682999" calcext:value-type="float">
            <text:p>230.761593682999</text:p>
          </table:table-cell>
          <table:table-cell office:value-type="float" office:value="320788" calcext:value-type="float">
            <text:p>320788</text:p>
          </table:table-cell>
          <table:table-cell office:value-type="float" office:value="335434" calcext:value-type="float">
            <text:p>335434</text:p>
          </table:table-cell>
          <table:table-cell office:value-type="float" office:value="1.00633743394076" calcext:value-type="float">
            <text:p>1.00633743394076</text:p>
          </table:table-cell>
        </table:table-row>
        <table:table-row table:style-name="ro1">
          <table:table-cell office:value-type="float" office:value="230.903377109" calcext:value-type="float">
            <text:p>230.903377109</text:p>
          </table:table-cell>
          <table:table-cell office:value-type="float" office:value="325198" calcext:value-type="float">
            <text:p>325198</text:p>
          </table:table-cell>
          <table:table-cell office:value-type="float" office:value="330634" calcext:value-type="float">
            <text:p>330634</text:p>
          </table:table-cell>
          <table:table-cell office:value-type="float" office:value="1.0064122290318" calcext:value-type="float">
            <text:p>1.0064122290318</text:p>
          </table:table-cell>
        </table:table-row>
        <table:table-row table:style-name="ro1">
          <table:table-cell office:value-type="float" office:value="231.053713093999" calcext:value-type="float">
            <text:p>231.053713093999</text:p>
          </table:table-cell>
          <table:table-cell office:value-type="float" office:value="334364" calcext:value-type="float">
            <text:p>334364</text:p>
          </table:table-cell>
          <table:table-cell office:value-type="float" office:value="329434" calcext:value-type="float">
            <text:p>329434</text:p>
          </table:table-cell>
          <table:table-cell office:value-type="float" office:value="1.00647206510464" calcext:value-type="float">
            <text:p>1.00647206510464</text:p>
          </table:table-cell>
        </table:table-row>
        <table:table-row table:style-name="ro1">
          <table:table-cell office:value-type="float" office:value="231.198161643" calcext:value-type="float">
            <text:p>231.198161643</text:p>
          </table:table-cell>
          <table:table-cell office:value-type="float" office:value="340672" calcext:value-type="float">
            <text:p>340672</text:p>
          </table:table-cell>
          <table:table-cell office:value-type="float" office:value="334364" calcext:value-type="float">
            <text:p>334364</text:p>
          </table:table-cell>
          <table:table-cell office:value-type="float" office:value="1.0065199339629" calcext:value-type="float">
            <text:p>1.0065199339629</text:p>
          </table:table-cell>
        </table:table-row>
        <table:table-row table:style-name="ro1">
          <table:table-cell office:value-type="float" office:value="231.310778514999" calcext:value-type="float">
            <text:p>231.310778514999</text:p>
          </table:table-cell>
          <table:table-cell office:value-type="float" office:value="340590" calcext:value-type="float">
            <text:p>340590</text:p>
          </table:table-cell>
          <table:table-cell office:value-type="float" office:value="340672" calcext:value-type="float">
            <text:p>340672</text:p>
          </table:table-cell>
          <table:table-cell office:value-type="float" office:value="1.00655822904952" calcext:value-type="float">
            <text:p>1.00655822904952</text:p>
          </table:table-cell>
        </table:table-row>
        <table:table-row table:style-name="ro1">
          <table:table-cell office:value-type="float" office:value="231.459793522999" calcext:value-type="float">
            <text:p>231.459793522999</text:p>
          </table:table-cell>
          <table:table-cell office:value-type="float" office:value="333959" calcext:value-type="float">
            <text:p>333959</text:p>
          </table:table-cell>
          <table:table-cell office:value-type="float" office:value="340590" calcext:value-type="float">
            <text:p>340590</text:p>
          </table:table-cell>
          <table:table-cell office:value-type="float" office:value="1.00658886511881" calcext:value-type="float">
            <text:p>1.00658886511881</text:p>
          </table:table-cell>
        </table:table-row>
        <table:table-row table:style-name="ro1">
          <table:table-cell office:value-type="float" office:value="231.605474128999" calcext:value-type="float">
            <text:p>231.605474128999</text:p>
          </table:table-cell>
          <table:table-cell office:value-type="float" office:value="325452" calcext:value-type="float">
            <text:p>325452</text:p>
          </table:table-cell>
          <table:table-cell office:value-type="float" office:value="339681" calcext:value-type="float">
            <text:p>339681</text:p>
          </table:table-cell>
          <table:table-cell office:value-type="float" office:value="1.00797379479775" calcext:value-type="float">
            <text:p>1.00797379479775</text:p>
          </table:table-cell>
        </table:table-row>
        <table:table-row table:style-name="ro1">
          <table:table-cell office:value-type="float" office:value="231.749589644" calcext:value-type="float">
            <text:p>231.749589644</text:p>
          </table:table-cell>
          <table:table-cell office:value-type="float" office:value="321749" calcext:value-type="float">
            <text:p>321749</text:p>
          </table:table-cell>
          <table:table-cell office:value-type="float" office:value="333129" calcext:value-type="float">
            <text:p>333129</text:p>
          </table:table-cell>
          <table:table-cell office:value-type="float" office:value="1.0090817385409" calcext:value-type="float">
            <text:p>1.0090817385409</text:p>
          </table:table-cell>
        </table:table-row>
        <table:table-row table:style-name="ro1">
          <table:table-cell office:value-type="float" office:value="231.903818818999" calcext:value-type="float">
            <text:p>231.903818818999</text:p>
          </table:table-cell>
          <table:table-cell office:value-type="float" office:value="326221" calcext:value-type="float">
            <text:p>326221</text:p>
          </table:table-cell>
          <table:table-cell office:value-type="float" office:value="321749" calcext:value-type="float">
            <text:p>321749</text:p>
          </table:table-cell>
          <table:table-cell office:value-type="float" office:value="1.00996809353542" calcext:value-type="float">
            <text:p>1.00996809353542</text:p>
          </table:table-cell>
        </table:table-row>
        <table:table-row table:style-name="ro1">
          <table:table-cell office:value-type="float" office:value="232.057245103" calcext:value-type="float">
            <text:p>232.057245103</text:p>
          </table:table-cell>
          <table:table-cell office:value-type="float" office:value="335577" calcext:value-type="float">
            <text:p>335577</text:p>
          </table:table-cell>
          <table:table-cell office:value-type="float" office:value="326221" calcext:value-type="float">
            <text:p>326221</text:p>
          </table:table-cell>
          <table:table-cell office:value-type="float" office:value="1.01067717753104" calcext:value-type="float">
            <text:p>1.01067717753104</text:p>
          </table:table-cell>
        </table:table-row>
        <table:table-row table:style-name="ro1">
          <table:table-cell office:value-type="float" office:value="232.215535199999" calcext:value-type="float">
            <text:p>232.215535199999</text:p>
          </table:table-cell>
          <table:table-cell office:value-type="float" office:value="341981" calcext:value-type="float">
            <text:p>341981</text:p>
          </table:table-cell>
          <table:table-cell office:value-type="float" office:value="335577" calcext:value-type="float">
            <text:p>335577</text:p>
          </table:table-cell>
          <table:table-cell office:value-type="float" office:value="1.01124444472754" calcext:value-type="float">
            <text:p>1.01124444472754</text:p>
          </table:table-cell>
        </table:table-row>
        <table:table-row table:style-name="ro1">
          <table:table-cell office:value-type="float" office:value="232.365096563999" calcext:value-type="float">
            <text:p>232.365096563999</text:p>
          </table:table-cell>
          <table:table-cell office:value-type="float" office:value="339862" calcext:value-type="float">
            <text:p>339862</text:p>
          </table:table-cell>
          <table:table-cell office:value-type="float" office:value="341981" calcext:value-type="float">
            <text:p>341981</text:p>
          </table:table-cell>
          <table:table-cell office:value-type="float" office:value="1.01169825848473" calcext:value-type="float">
            <text:p>1.01169825848473</text:p>
          </table:table-cell>
        </table:table-row>
        <table:table-row table:style-name="ro1">
          <table:table-cell office:value-type="float" office:value="232.512718184" calcext:value-type="float">
            <text:p>232.512718184</text:p>
          </table:table-cell>
          <table:table-cell office:value-type="float" office:value="331714" calcext:value-type="float">
            <text:p>331714</text:p>
          </table:table-cell>
          <table:table-cell office:value-type="float" office:value="340781" calcext:value-type="float">
            <text:p>340781</text:p>
          </table:table-cell>
          <table:table-cell office:value-type="float" office:value="1.01206130949049" calcext:value-type="float">
            <text:p>1.01206130949049</text:p>
          </table:table-cell>
        </table:table-row>
        <table:table-row table:style-name="ro1">
          <table:table-cell office:value-type="float" office:value="232.656864909999" calcext:value-type="float">
            <text:p>232.656864909999</text:p>
          </table:table-cell>
          <table:table-cell office:value-type="float" office:value="324320" calcext:value-type="float">
            <text:p>324320</text:p>
          </table:table-cell>
          <table:table-cell office:value-type="float" office:value="337245" calcext:value-type="float">
            <text:p>337245</text:p>
          </table:table-cell>
          <table:table-cell office:value-type="float" office:value="1.01235175029509" calcext:value-type="float">
            <text:p>1.01235175029509</text:p>
          </table:table-cell>
        </table:table-row>
        <table:table-row table:style-name="ro1">
          <table:table-cell office:value-type="float" office:value="232.801241327999" calcext:value-type="float">
            <text:p>232.801241327999</text:p>
          </table:table-cell>
          <table:table-cell office:value-type="float" office:value="323315" calcext:value-type="float">
            <text:p>323315</text:p>
          </table:table-cell>
          <table:table-cell office:value-type="float" office:value="333645" calcext:value-type="float">
            <text:p>333645</text:p>
          </table:table-cell>
          <table:table-cell office:value-type="float" office:value="1.01258410293878" calcext:value-type="float">
            <text:p>1.01258410293878</text:p>
          </table:table-cell>
        </table:table-row>
        <table:table-row table:style-name="ro1">
          <table:table-cell office:value-type="float" office:value="232.945325642999" calcext:value-type="float">
            <text:p>232.945325642999</text:p>
          </table:table-cell>
          <table:table-cell office:value-type="float" office:value="329577" calcext:value-type="float">
            <text:p>329577</text:p>
          </table:table-cell>
          <table:table-cell office:value-type="float" office:value="327645" calcext:value-type="float">
            <text:p>327645</text:p>
          </table:table-cell>
          <table:table-cell office:value-type="float" office:value="1.01276998505372" calcext:value-type="float">
            <text:p>1.01276998505372</text:p>
          </table:table-cell>
        </table:table-row>
        <table:table-row table:style-name="ro1">
          <table:table-cell office:value-type="float" office:value="233.099975542" calcext:value-type="float">
            <text:p>233.099975542</text:p>
          </table:table-cell>
          <table:table-cell office:value-type="float" office:value="338976" calcext:value-type="float">
            <text:p>338976</text:p>
          </table:table-cell>
          <table:table-cell office:value-type="float" office:value="329577" calcext:value-type="float">
            <text:p>329577</text:p>
          </table:table-cell>
          <table:table-cell office:value-type="float" office:value="1.01291869074568" calcext:value-type="float">
            <text:p>1.01291869074568</text:p>
          </table:table-cell>
        </table:table-row>
        <table:table-row table:style-name="ro1">
          <table:table-cell office:value-type="float" office:value="233.249229462999" calcext:value-type="float">
            <text:p>233.249229462999</text:p>
          </table:table-cell>
          <table:table-cell office:value-type="float" office:value="343249" calcext:value-type="float">
            <text:p>343249</text:p>
          </table:table-cell>
          <table:table-cell office:value-type="float" office:value="338976" calcext:value-type="float">
            <text:p>338976</text:p>
          </table:table-cell>
          <table:table-cell office:value-type="float" office:value="1.01303765529925" calcext:value-type="float">
            <text:p>1.01303765529925</text:p>
          </table:table-cell>
        </table:table-row>
        <table:table-row table:style-name="ro1">
          <table:table-cell office:value-type="float" office:value="233.39506112" calcext:value-type="float">
            <text:p>233.39506112</text:p>
          </table:table-cell>
          <table:table-cell office:value-type="float" office:value="339521" calcext:value-type="float">
            <text:p>339521</text:p>
          </table:table-cell>
          <table:table-cell office:value-type="float" office:value="343249" calcext:value-type="float">
            <text:p>343249</text:p>
          </table:table-cell>
          <table:table-cell office:value-type="float" office:value="1.0131328269421" calcext:value-type="float">
            <text:p>1.0131328269421</text:p>
          </table:table-cell>
        </table:table-row>
        <table:table-row table:style-name="ro1">
          <table:table-cell office:value-type="float" office:value="233.538853939999" calcext:value-type="float">
            <text:p>233.538853939999</text:p>
          </table:table-cell>
          <table:table-cell office:value-type="float" office:value="331121" calcext:value-type="float">
            <text:p>331121</text:p>
          </table:table-cell>
          <table:table-cell office:value-type="float" office:value="342764" calcext:value-type="float">
            <text:p>342764</text:p>
          </table:table-cell>
          <table:table-cell office:value-type="float" office:value="1.01320896425638" calcext:value-type="float">
            <text:p>1.01320896425638</text:p>
          </table:table-cell>
        </table:table-row>
        <table:table-row table:style-name="ro1">
          <table:table-cell office:value-type="float" office:value="233.685934653" calcext:value-type="float">
            <text:p>233.685934653</text:p>
          </table:table-cell>
          <table:table-cell office:value-type="float" office:value="324485" calcext:value-type="float">
            <text:p>324485</text:p>
          </table:table-cell>
          <table:table-cell office:value-type="float" office:value="339387" calcext:value-type="float">
            <text:p>339387</text:p>
          </table:table-cell>
          <table:table-cell office:value-type="float" office:value="1.01326987410781" calcext:value-type="float">
            <text:p>1.01326987410781</text:p>
          </table:table-cell>
        </table:table-row>
        <table:table-row table:style-name="ro1">
          <table:table-cell office:value-type="float" office:value="233.833568832999" calcext:value-type="float">
            <text:p>233.833568832999</text:p>
          </table:table-cell>
          <table:table-cell office:value-type="float" office:value="325180" calcext:value-type="float">
            <text:p>325180</text:p>
          </table:table-cell>
          <table:table-cell office:value-type="float" office:value="338187" calcext:value-type="float">
            <text:p>338187</text:p>
          </table:table-cell>
          <table:table-cell office:value-type="float" office:value="1.01331860198895" calcext:value-type="float">
            <text:p>1.01331860198895</text:p>
          </table:table-cell>
        </table:table-row>
        <table:table-row table:style-name="ro1">
          <table:table-cell office:value-type="float" office:value="233.983902107" calcext:value-type="float">
            <text:p>233.983902107</text:p>
          </table:table-cell>
          <table:table-cell office:value-type="float" office:value="332974" calcext:value-type="float">
            <text:p>332974</text:p>
          </table:table-cell>
          <table:table-cell office:value-type="float" office:value="325180" calcext:value-type="float">
            <text:p>325180</text:p>
          </table:table-cell>
          <table:table-cell office:value-type="float" office:value="1.01335758429386" calcext:value-type="float">
            <text:p>1.01335758429386</text:p>
          </table:table-cell>
        </table:table-row>
        <table:table-row table:style-name="ro1">
          <table:table-cell office:value-type="float" office:value="234.139155634" calcext:value-type="float">
            <text:p>234.139155634</text:p>
          </table:table-cell>
          <table:table-cell office:value-type="float" office:value="341810" calcext:value-type="float">
            <text:p>341810</text:p>
          </table:table-cell>
          <table:table-cell office:value-type="float" office:value="332974" calcext:value-type="float">
            <text:p>332974</text:p>
          </table:table-cell>
          <table:table-cell office:value-type="float" office:value="1.01338877013779" calcext:value-type="float">
            <text:p>1.01338877013779</text:p>
          </table:table-cell>
        </table:table-row>
        <table:table-row table:style-name="ro1">
          <table:table-cell office:value-type="float" office:value="234.289209454999" calcext:value-type="float">
            <text:p>234.289209454999</text:p>
          </table:table-cell>
          <table:table-cell office:value-type="float" office:value="343987" calcext:value-type="float">
            <text:p>343987</text:p>
          </table:table-cell>
          <table:table-cell office:value-type="float" office:value="341387" calcext:value-type="float">
            <text:p>341387</text:p>
          </table:table-cell>
          <table:table-cell office:value-type="float" office:value="1.01341371881294" calcext:value-type="float">
            <text:p>1.01341371881294</text:p>
          </table:table-cell>
        </table:table-row>
        <table:table-row table:style-name="ro1">
          <table:table-cell office:value-type="float" office:value="234.454887435" calcext:value-type="float">
            <text:p>234.454887435</text:p>
          </table:table-cell>
          <table:table-cell office:value-type="float" office:value="337251" calcext:value-type="float">
            <text:p>337251</text:p>
          </table:table-cell>
          <table:table-cell office:value-type="float" office:value="343987" calcext:value-type="float">
            <text:p>343987</text:p>
          </table:table-cell>
          <table:table-cell office:value-type="float" office:value="1.01343367775305" calcext:value-type="float">
            <text:p>1.01343367775305</text:p>
          </table:table-cell>
        </table:table-row>
        <table:table-row table:style-name="ro1">
          <table:table-cell office:value-type="float" office:value="234.586821834" calcext:value-type="float">
            <text:p>234.586821834</text:p>
          </table:table-cell>
          <table:table-cell office:value-type="float" office:value="329398" calcext:value-type="float">
            <text:p>329398</text:p>
          </table:table-cell>
          <table:table-cell office:value-type="float" office:value="340387" calcext:value-type="float">
            <text:p>340387</text:p>
          </table:table-cell>
          <table:table-cell office:value-type="float" office:value="1.01344964490514" calcext:value-type="float">
            <text:p>1.01344964490514</text:p>
          </table:table-cell>
        </table:table-row>
        <table:table-row table:style-name="ro1">
          <table:table-cell office:value-type="float" office:value="234.746400345999" calcext:value-type="float">
            <text:p>234.746400345999</text:p>
          </table:table-cell>
          <table:table-cell office:value-type="float" office:value="324748" calcext:value-type="float">
            <text:p>324748</text:p>
          </table:table-cell>
          <table:table-cell office:value-type="float" office:value="329398" calcext:value-type="float">
            <text:p>329398</text:p>
          </table:table-cell>
          <table:table-cell office:value-type="float" office:value="1.01346241862682" calcext:value-type="float">
            <text:p>1.01346241862682</text:p>
          </table:table-cell>
        </table:table-row>
        <table:table-row table:style-name="ro1">
          <table:table-cell office:value-type="float" office:value="234.896550067999" calcext:value-type="float">
            <text:p>234.896550067999</text:p>
          </table:table-cell>
          <table:table-cell office:value-type="float" office:value="328844" calcext:value-type="float">
            <text:p>328844</text:p>
          </table:table-cell>
          <table:table-cell office:value-type="float" office:value="324748" calcext:value-type="float">
            <text:p>324748</text:p>
          </table:table-cell>
          <table:table-cell office:value-type="float" office:value="1.01347263760416" calcext:value-type="float">
            <text:p>1.01347263760416</text:p>
          </table:table-cell>
        </table:table-row>
        <table:table-row table:style-name="ro1">
          <table:table-cell office:value-type="float" office:value="235.060663767999" calcext:value-type="float">
            <text:p>235.060663767999</text:p>
          </table:table-cell>
          <table:table-cell office:value-type="float" office:value="338780" calcext:value-type="float">
            <text:p>338780</text:p>
          </table:table-cell>
          <table:table-cell office:value-type="float" office:value="328844" calcext:value-type="float">
            <text:p>328844</text:p>
          </table:table-cell>
          <table:table-cell office:value-type="float" office:value="1.01348081278603" calcext:value-type="float">
            <text:p>1.01348081278603</text:p>
          </table:table-cell>
        </table:table-row>
        <table:table-row table:style-name="ro1">
          <table:table-cell office:value-type="float" office:value="235.211242194999" calcext:value-type="float">
            <text:p>235.211242194999</text:p>
          </table:table-cell>
          <table:table-cell office:value-type="float" office:value="344916" calcext:value-type="float">
            <text:p>344916</text:p>
          </table:table-cell>
          <table:table-cell office:value-type="float" office:value="338780" calcext:value-type="float">
            <text:p>338780</text:p>
          </table:table-cell>
          <table:table-cell office:value-type="float" office:value="1.01348735293153" calcext:value-type="float">
            <text:p>1.01348735293153</text:p>
          </table:table-cell>
        </table:table-row>
        <table:table-row table:style-name="ro1">
          <table:table-cell office:value-type="float" office:value="235.362660372" calcext:value-type="float">
            <text:p>235.362660372</text:p>
          </table:table-cell>
          <table:table-cell office:value-type="float" office:value="342960" calcext:value-type="float">
            <text:p>342960</text:p>
          </table:table-cell>
          <table:table-cell office:value-type="float" office:value="344916" calcext:value-type="float">
            <text:p>344916</text:p>
          </table:table-cell>
          <table:table-cell office:value-type="float" office:value="1.01349258504792" calcext:value-type="float">
            <text:p>1.01349258504792</text:p>
          </table:table-cell>
        </table:table-row>
        <table:table-row table:style-name="ro1">
          <table:table-cell office:value-type="float" office:value="235.518980923" calcext:value-type="float">
            <text:p>235.518980923</text:p>
          </table:table-cell>
          <table:table-cell office:value-type="float" office:value="334329" calcext:value-type="float">
            <text:p>334329</text:p>
          </table:table-cell>
          <table:table-cell office:value-type="float" office:value="342960" calcext:value-type="float">
            <text:p>342960</text:p>
          </table:table-cell>
          <table:table-cell office:value-type="float" office:value="1.01349677074104" calcext:value-type="float">
            <text:p>1.01349677074104</text:p>
          </table:table-cell>
        </table:table-row>
        <table:table-row table:style-name="ro1">
          <table:table-cell office:value-type="float" office:value="235.669211364999" calcext:value-type="float">
            <text:p>235.669211364999</text:p>
          </table:table-cell>
          <table:table-cell office:value-type="float" office:value="326930" calcext:value-type="float">
            <text:p>326930</text:p>
          </table:table-cell>
          <table:table-cell office:value-type="float" office:value="338160" calcext:value-type="float">
            <text:p>338160</text:p>
          </table:table-cell>
          <table:table-cell office:value-type="float" office:value="1.01350011929554" calcext:value-type="float">
            <text:p>1.01350011929554</text:p>
          </table:table-cell>
        </table:table-row>
        <table:table-row table:style-name="ro1">
          <table:table-cell office:value-type="float" office:value="235.824961098" calcext:value-type="float">
            <text:p>235.824961098</text:p>
          </table:table-cell>
          <table:table-cell office:value-type="float" office:value="326913" calcext:value-type="float">
            <text:p>326913</text:p>
          </table:table-cell>
          <table:table-cell office:value-type="float" office:value="336960" calcext:value-type="float">
            <text:p>336960</text:p>
          </table:table-cell>
          <table:table-cell office:value-type="float" office:value="1.01350279813913" calcext:value-type="float">
            <text:p>1.01350279813913</text:p>
          </table:table-cell>
        </table:table-row>
        <table:table-row table:style-name="ro1">
          <table:table-cell office:value-type="float" office:value="235.974129167" calcext:value-type="float">
            <text:p>235.974129167</text:p>
          </table:table-cell>
          <table:table-cell office:value-type="float" office:value="334355" calcext:value-type="float">
            <text:p>334355</text:p>
          </table:table-cell>
          <table:table-cell office:value-type="float" office:value="333198" calcext:value-type="float">
            <text:p>333198</text:p>
          </table:table-cell>
          <table:table-cell office:value-type="float" office:value="1.01350494121401" calcext:value-type="float">
            <text:p>1.01350494121401</text:p>
          </table:table-cell>
        </table:table-row>
        <table:table-row table:style-name="ro1">
          <table:table-cell office:value-type="float" office:value="236.123785672" calcext:value-type="float">
            <text:p>236.123785672</text:p>
          </table:table-cell>
          <table:table-cell office:value-type="float" office:value="343140" calcext:value-type="float">
            <text:p>343140</text:p>
          </table:table-cell>
          <table:table-cell office:value-type="float" office:value="334355" calcext:value-type="float">
            <text:p>334355</text:p>
          </table:table-cell>
          <table:table-cell office:value-type="float" office:value="1.01350665567391" calcext:value-type="float">
            <text:p>1.01350665567391</text:p>
          </table:table-cell>
        </table:table-row>
        <table:table-row table:style-name="ro1">
          <table:table-cell office:value-type="float" office:value="236.271531151999" calcext:value-type="float">
            <text:p>236.271531151999</text:p>
          </table:table-cell>
          <table:table-cell office:value-type="float" office:value="346180" calcext:value-type="float">
            <text:p>346180</text:p>
          </table:table-cell>
          <table:table-cell office:value-type="float" office:value="343140" calcext:value-type="float">
            <text:p>343140</text:p>
          </table:table-cell>
          <table:table-cell office:value-type="float" office:value="1.01350802724183" calcext:value-type="float">
            <text:p>1.01350802724183</text:p>
          </table:table-cell>
        </table:table-row>
        <table:table-row table:style-name="ro1">
          <table:table-cell office:value-type="float" office:value="236.418500722999" calcext:value-type="float">
            <text:p>236.418500722999</text:p>
          </table:table-cell>
          <table:table-cell office:value-type="float" office:value="341318" calcext:value-type="float">
            <text:p>341318</text:p>
          </table:table-cell>
          <table:table-cell office:value-type="float" office:value="346180" calcext:value-type="float">
            <text:p>346180</text:p>
          </table:table-cell>
          <table:table-cell office:value-type="float" office:value="1.01350912449617" calcext:value-type="float">
            <text:p>1.01350912449617</text:p>
          </table:table-cell>
        </table:table-row>
        <table:table-row table:style-name="ro1">
          <table:table-cell office:value-type="float" office:value="236.572758496" calcext:value-type="float">
            <text:p>236.572758496</text:p>
          </table:table-cell>
          <table:table-cell office:value-type="float" office:value="332158" calcext:value-type="float">
            <text:p>332158</text:p>
          </table:table-cell>
          <table:table-cell office:value-type="float" office:value="344980" calcext:value-type="float">
            <text:p>344980</text:p>
          </table:table-cell>
          <table:table-cell office:value-type="float" office:value="1.01351000229964" calcext:value-type="float">
            <text:p>1.01351000229964</text:p>
          </table:table-cell>
        </table:table-row>
        <table:table-row table:style-name="ro1">
          <table:table-cell office:value-type="float" office:value="236.717254674999" calcext:value-type="float">
            <text:p>236.717254674999</text:p>
          </table:table-cell>
          <table:table-cell office:value-type="float" office:value="326928" calcext:value-type="float">
            <text:p>326928</text:p>
          </table:table-cell>
          <table:table-cell office:value-type="float" office:value="341250" calcext:value-type="float">
            <text:p>341250</text:p>
          </table:table-cell>
          <table:table-cell office:value-type="float" office:value="1.01351070454241" calcext:value-type="float">
            <text:p>1.01351070454241</text:p>
          </table:table-cell>
        </table:table-row>
        <table:table-row table:style-name="ro1">
          <table:table-cell office:value-type="float" office:value="236.874908431999" calcext:value-type="float">
            <text:p>236.874908431999</text:p>
          </table:table-cell>
          <table:table-cell office:value-type="float" office:value="329799" calcext:value-type="float">
            <text:p>329799</text:p>
          </table:table-cell>
          <table:table-cell office:value-type="float" office:value="336450" calcext:value-type="float">
            <text:p>336450</text:p>
          </table:table-cell>
          <table:table-cell office:value-type="float" office:value="1.01215084551312" calcext:value-type="float">
            <text:p>1.01215084551312</text:p>
          </table:table-cell>
        </table:table-row>
        <table:table-row table:style-name="ro1">
          <table:table-cell office:value-type="float" office:value="237.031551066" calcext:value-type="float">
            <text:p>237.031551066</text:p>
          </table:table-cell>
          <table:table-cell office:value-type="float" office:value="339001" calcext:value-type="float">
            <text:p>339001</text:p>
          </table:table-cell>
          <table:table-cell office:value-type="float" office:value="335406" calcext:value-type="float">
            <text:p>335406</text:p>
          </table:table-cell>
          <table:table-cell office:value-type="float" office:value="1.01106295828969" calcext:value-type="float">
            <text:p>1.01106295828969</text:p>
          </table:table-cell>
        </table:table-row>
        <table:table-row table:style-name="ro1">
          <table:table-cell office:value-type="float" office:value="237.194892935999" calcext:value-type="float">
            <text:p>237.194892935999</text:p>
          </table:table-cell>
          <table:table-cell office:value-type="float" office:value="346601" calcext:value-type="float">
            <text:p>346601</text:p>
          </table:table-cell>
          <table:table-cell office:value-type="float" office:value="339001" calcext:value-type="float">
            <text:p>339001</text:p>
          </table:table-cell>
          <table:table-cell office:value-type="float" office:value="1.01019264851095" calcext:value-type="float">
            <text:p>1.01019264851095</text:p>
          </table:table-cell>
        </table:table-row>
        <table:table-row table:style-name="ro1">
          <table:table-cell office:value-type="float" office:value="237.348227196999" calcext:value-type="float">
            <text:p>237.348227196999</text:p>
          </table:table-cell>
          <table:table-cell office:value-type="float" office:value="345503" calcext:value-type="float">
            <text:p>345503</text:p>
          </table:table-cell>
          <table:table-cell office:value-type="float" office:value="346601" calcext:value-type="float">
            <text:p>346601</text:p>
          </table:table-cell>
          <table:table-cell office:value-type="float" office:value="1.00949640068795" calcext:value-type="float">
            <text:p>1.00949640068795</text:p>
          </table:table-cell>
        </table:table-row>
        <table:table-row table:style-name="ro1">
          <table:table-cell office:value-type="float" office:value="237.502766563999" calcext:value-type="float">
            <text:p>237.502766563999</text:p>
          </table:table-cell>
          <table:table-cell office:value-type="float" office:value="337328" calcext:value-type="float">
            <text:p>337328</text:p>
          </table:table-cell>
          <table:table-cell office:value-type="float" office:value="345503" calcext:value-type="float">
            <text:p>345503</text:p>
          </table:table-cell>
          <table:table-cell office:value-type="float" office:value="1.00893940242956" calcext:value-type="float">
            <text:p>1.00893940242956</text:p>
          </table:table-cell>
        </table:table-row>
        <table:table-row table:style-name="ro1">
          <table:table-cell office:value-type="float" office:value="237.652780422999" calcext:value-type="float">
            <text:p>237.652780422999</text:p>
          </table:table-cell>
          <table:table-cell office:value-type="float" office:value="329461" calcext:value-type="float">
            <text:p>329461</text:p>
          </table:table-cell>
          <table:table-cell office:value-type="float" office:value="337328" calcext:value-type="float">
            <text:p>337328</text:p>
          </table:table-cell>
          <table:table-cell office:value-type="float" office:value="1.00849380382284" calcext:value-type="float">
            <text:p>1.00849380382284</text:p>
          </table:table-cell>
        </table:table-row>
        <table:table-row table:style-name="ro1">
          <table:table-cell office:value-type="float" office:value="237.799511469999" calcext:value-type="float">
            <text:p>237.799511469999</text:p>
          </table:table-cell>
          <table:table-cell office:value-type="float" office:value="328279" calcext:value-type="float">
            <text:p>328279</text:p>
          </table:table-cell>
          <table:table-cell office:value-type="float" office:value="329461" calcext:value-type="float">
            <text:p>329461</text:p>
          </table:table-cell>
          <table:table-cell office:value-type="float" office:value="1.00813732493747" calcext:value-type="float">
            <text:p>1.00813732493747</text:p>
          </table:table-cell>
        </table:table-row>
        <table:table-row table:style-name="ro1">
          <table:table-cell office:value-type="float" office:value="237.951810848999" calcext:value-type="float">
            <text:p>237.951810848999</text:p>
          </table:table-cell>
          <table:table-cell office:value-type="float" office:value="334970" calcext:value-type="float">
            <text:p>334970</text:p>
          </table:table-cell>
          <table:table-cell office:value-type="float" office:value="328279" calcext:value-type="float">
            <text:p>328279</text:p>
          </table:table-cell>
          <table:table-cell office:value-type="float" office:value="1.00785214182917" calcext:value-type="float">
            <text:p>1.00785214182917</text:p>
          </table:table-cell>
        </table:table-row>
        <table:table-row table:style-name="ro1">
          <table:table-cell office:value-type="float" office:value="238.075252228" calcext:value-type="float">
            <text:p>238.075252228</text:p>
          </table:table-cell>
          <table:table-cell office:value-type="float" office:value="342629" calcext:value-type="float">
            <text:p>342629</text:p>
          </table:table-cell>
          <table:table-cell office:value-type="float" office:value="328279" calcext:value-type="float">
            <text:p>328279</text:p>
          </table:table-cell>
          <table:table-cell office:value-type="float" office:value="1.00762399534253" calcext:value-type="float">
            <text:p>1.00762399534253</text:p>
          </table:table-cell>
        </table:table-row>
        <table:table-row table:style-name="ro1">
          <table:table-cell office:value-type="float" office:value="238.231858510999" calcext:value-type="float">
            <text:p>238.231858510999</text:p>
          </table:table-cell>
          <table:table-cell office:value-type="float" office:value="348166" calcext:value-type="float">
            <text:p>348166</text:p>
          </table:table-cell>
          <table:table-cell office:value-type="float" office:value="342629" calcext:value-type="float">
            <text:p>342629</text:p>
          </table:table-cell>
          <table:table-cell office:value-type="float" office:value="1.00744147815322" calcext:value-type="float">
            <text:p>1.00744147815322</text:p>
          </table:table-cell>
        </table:table-row>
        <table:table-row table:style-name="ro1">
          <table:table-cell office:value-type="float" office:value="238.38270511" calcext:value-type="float">
            <text:p>238.38270511</text:p>
          </table:table-cell>
          <table:table-cell office:value-type="float" office:value="345103" calcext:value-type="float">
            <text:p>345103</text:p>
          </table:table-cell>
          <table:table-cell office:value-type="float" office:value="348166" calcext:value-type="float">
            <text:p>348166</text:p>
          </table:table-cell>
          <table:table-cell office:value-type="float" office:value="1.00729546440177" calcext:value-type="float">
            <text:p>1.00729546440177</text:p>
          </table:table-cell>
        </table:table-row>
        <table:table-row table:style-name="ro1">
          <table:table-cell office:value-type="float" office:value="238.534250609" calcext:value-type="float">
            <text:p>238.534250609</text:p>
          </table:table-cell>
          <table:table-cell office:value-type="float" office:value="336398" calcext:value-type="float">
            <text:p>336398</text:p>
          </table:table-cell>
          <table:table-cell office:value-type="float" office:value="346966" calcext:value-type="float">
            <text:p>346966</text:p>
          </table:table-cell>
          <table:table-cell office:value-type="float" office:value="1.00717865340061" calcext:value-type="float">
            <text:p>1.00717865340061</text:p>
          </table:table-cell>
        </table:table-row>
        <table:table-row table:style-name="ro1">
          <table:table-cell office:value-type="float" office:value="238.688604642999" calcext:value-type="float">
            <text:p>238.688604642999</text:p>
          </table:table-cell>
          <table:table-cell office:value-type="float" office:value="329423" calcext:value-type="float">
            <text:p>329423</text:p>
          </table:table-cell>
          <table:table-cell office:value-type="float" office:value="345766" calcext:value-type="float">
            <text:p>345766</text:p>
          </table:table-cell>
          <table:table-cell office:value-type="float" office:value="1.00708520459968" calcext:value-type="float">
            <text:p>1.00708520459968</text:p>
          </table:table-cell>
        </table:table-row>
        <table:table-row table:style-name="ro1">
          <table:table-cell office:value-type="float" office:value="238.839613794" calcext:value-type="float">
            <text:p>238.839613794</text:p>
          </table:table-cell>
          <table:table-cell office:value-type="float" office:value="330383" calcext:value-type="float">
            <text:p>330383</text:p>
          </table:table-cell>
          <table:table-cell office:value-type="float" office:value="345034" calcext:value-type="float">
            <text:p>345034</text:p>
          </table:table-cell>
          <table:table-cell office:value-type="float" office:value="1.00701044555894" calcext:value-type="float">
            <text:p>1.00701044555894</text:p>
          </table:table-cell>
        </table:table-row>
        <table:table-row table:style-name="ro1">
          <table:table-cell office:value-type="float" office:value="238.981813942999" calcext:value-type="float">
            <text:p>238.981813942999</text:p>
          </table:table-cell>
          <table:table-cell office:value-type="float" office:value="337841" calcext:value-type="float">
            <text:p>337841</text:p>
          </table:table-cell>
          <table:table-cell office:value-type="float" office:value="340234" calcext:value-type="float">
            <text:p>340234</text:p>
          </table:table-cell>
          <table:table-cell office:value-type="float" office:value="1.00695063832635" calcext:value-type="float">
            <text:p>1.00695063832635</text:p>
          </table:table-cell>
        </table:table-row>
        <table:table-row table:style-name="ro1">
          <table:table-cell office:value-type="float" office:value="239.133966559" calcext:value-type="float">
            <text:p>239.133966559</text:p>
          </table:table-cell>
          <table:table-cell office:value-type="float" office:value="346591" calcext:value-type="float">
            <text:p>346591</text:p>
          </table:table-cell>
          <table:table-cell office:value-type="float" office:value="337841" calcext:value-type="float">
            <text:p>337841</text:p>
          </table:table-cell>
          <table:table-cell office:value-type="float" office:value="1.00690279254027" calcext:value-type="float">
            <text:p>1.00690279254027</text:p>
          </table:table-cell>
        </table:table-row>
        <table:table-row table:style-name="ro1">
          <table:table-cell office:value-type="float" office:value="239.276811266" calcext:value-type="float">
            <text:p>239.276811266</text:p>
          </table:table-cell>
          <table:table-cell office:value-type="float" office:value="349135" calcext:value-type="float">
            <text:p>349135</text:p>
          </table:table-cell>
          <table:table-cell office:value-type="float" office:value="346591" calcext:value-type="float">
            <text:p>346591</text:p>
          </table:table-cell>
          <table:table-cell office:value-type="float" office:value="1.00686451591141" calcext:value-type="float">
            <text:p>1.00686451591141</text:p>
          </table:table-cell>
        </table:table-row>
        <table:table-row table:style-name="ro1">
          <table:table-cell office:value-type="float" office:value="239.426228717" calcext:value-type="float">
            <text:p>239.426228717</text:p>
          </table:table-cell>
          <table:table-cell office:value-type="float" office:value="343897" calcext:value-type="float">
            <text:p>343897</text:p>
          </table:table-cell>
          <table:table-cell office:value-type="float" office:value="349135" calcext:value-type="float">
            <text:p>349135</text:p>
          </table:table-cell>
          <table:table-cell office:value-type="float" office:value="1.00683389460833" calcext:value-type="float">
            <text:p>1.00683389460833</text:p>
          </table:table-cell>
        </table:table-row>
        <table:table-row table:style-name="ro1">
          <table:table-cell office:value-type="float" office:value="239.578789027999" calcext:value-type="float">
            <text:p>239.578789027999</text:p>
          </table:table-cell>
          <table:table-cell office:value-type="float" office:value="334828" calcext:value-type="float">
            <text:p>334828</text:p>
          </table:table-cell>
          <table:table-cell office:value-type="float" office:value="345152" calcext:value-type="float">
            <text:p>345152</text:p>
          </table:table-cell>
          <table:table-cell office:value-type="float" office:value="1.00680939756585" calcext:value-type="float">
            <text:p>1.00680939756585</text:p>
          </table:table-cell>
        </table:table-row>
        <table:table-row table:style-name="ro1">
          <table:table-cell office:value-type="float" office:value="239.728889737" calcext:value-type="float">
            <text:p>239.728889737</text:p>
          </table:table-cell>
          <table:table-cell office:value-type="float" office:value="329816" calcext:value-type="float">
            <text:p>329816</text:p>
          </table:table-cell>
          <table:table-cell office:value-type="float" office:value="343952" calcext:value-type="float">
            <text:p>343952</text:p>
          </table:table-cell>
          <table:table-cell office:value-type="float" office:value="1.00678979993188" calcext:value-type="float">
            <text:p>1.00678979993188</text:p>
          </table:table-cell>
        </table:table-row>
        <table:table-row table:style-name="ro1">
          <table:table-cell office:value-type="float" office:value="239.878712742999" calcext:value-type="float">
            <text:p>239.878712742999</text:p>
          </table:table-cell>
          <table:table-cell office:value-type="float" office:value="332974" calcext:value-type="float">
            <text:p>332974</text:p>
          </table:table-cell>
          <table:table-cell office:value-type="float" office:value="339688" calcext:value-type="float">
            <text:p>339688</text:p>
          </table:table-cell>
          <table:table-cell office:value-type="float" office:value="1.0067741218247" calcext:value-type="float">
            <text:p>1.0067741218247</text:p>
          </table:table-cell>
        </table:table-row>
        <table:table-row table:style-name="ro1">
          <table:table-cell office:value-type="float" office:value="240.031376936" calcext:value-type="float">
            <text:p>240.031376936</text:p>
          </table:table-cell>
          <table:table-cell office:value-type="float" office:value="341990" calcext:value-type="float">
            <text:p>341990</text:p>
          </table:table-cell>
          <table:table-cell office:value-type="float" office:value="338488" calcext:value-type="float">
            <text:p>338488</text:p>
          </table:table-cell>
          <table:table-cell office:value-type="float" office:value="1.00676157933895" calcext:value-type="float">
            <text:p>1.00676157933895</text:p>
          </table:table-cell>
        </table:table-row>
        <table:table-row table:style-name="ro1">
          <table:table-cell office:value-type="float" office:value="240.182899972999" calcext:value-type="float">
            <text:p>240.182899972999</text:p>
          </table:table-cell>
          <table:table-cell office:value-type="float" office:value="349307" calcext:value-type="float">
            <text:p>349307</text:p>
          </table:table-cell>
          <table:table-cell office:value-type="float" office:value="341990" calcext:value-type="float">
            <text:p>341990</text:p>
          </table:table-cell>
          <table:table-cell office:value-type="float" office:value="1.00675154535036" calcext:value-type="float">
            <text:p>1.00675154535036</text:p>
          </table:table-cell>
        </table:table-row>
        <table:table-row table:style-name="ro1">
          <table:table-cell office:value-type="float" office:value="240.331410022" calcext:value-type="float">
            <text:p>240.331410022</text:p>
          </table:table-cell>
          <table:table-cell office:value-type="float" office:value="349051" calcext:value-type="float">
            <text:p>349051</text:p>
          </table:table-cell>
          <table:table-cell office:value-type="float" office:value="349307" calcext:value-type="float">
            <text:p>349307</text:p>
          </table:table-cell>
          <table:table-cell office:value-type="float" office:value="1.00674351815948" calcext:value-type="float">
            <text:p>1.00674351815948</text:p>
          </table:table-cell>
        </table:table-row>
        <table:table-row table:style-name="ro1">
          <table:table-cell office:value-type="float" office:value="240.487531048" calcext:value-type="float">
            <text:p>240.487531048</text:p>
          </table:table-cell>
          <table:table-cell office:value-type="float" office:value="341270" calcext:value-type="float">
            <text:p>341270</text:p>
          </table:table-cell>
          <table:table-cell office:value-type="float" office:value="349051" calcext:value-type="float">
            <text:p>349051</text:p>
          </table:table-cell>
          <table:table-cell office:value-type="float" office:value="1.00673709640678" calcext:value-type="float">
            <text:p>1.00673709640678</text:p>
          </table:table-cell>
        </table:table-row>
        <table:table-row table:style-name="ro1">
          <table:table-cell office:value-type="float" office:value="240.647549005" calcext:value-type="float">
            <text:p>240.647549005</text:p>
          </table:table-cell>
          <table:table-cell office:value-type="float" office:value="332648" calcext:value-type="float">
            <text:p>332648</text:p>
          </table:table-cell>
          <table:table-cell office:value-type="float" office:value="341270" calcext:value-type="float">
            <text:p>341270</text:p>
          </table:table-cell>
          <table:table-cell office:value-type="float" office:value="1.00673195900462" calcext:value-type="float">
            <text:p>1.00673195900462</text:p>
          </table:table-cell>
        </table:table-row>
        <table:table-row table:style-name="ro1">
          <table:table-cell office:value-type="float" office:value="240.800093835" calcext:value-type="float">
            <text:p>240.800093835</text:p>
          </table:table-cell>
          <table:table-cell office:value-type="float" office:value="331291" calcext:value-type="float">
            <text:p>331291</text:p>
          </table:table-cell>
          <table:table-cell office:value-type="float" office:value="332648" calcext:value-type="float">
            <text:p>332648</text:p>
          </table:table-cell>
          <table:table-cell office:value-type="float" office:value="1.00672784908289" calcext:value-type="float">
            <text:p>1.00672784908289</text:p>
          </table:table-cell>
        </table:table-row>
        <table:table-row table:style-name="ro1">
          <table:table-cell office:value-type="float" office:value="240.953824101" calcext:value-type="float">
            <text:p>240.953824101</text:p>
          </table:table-cell>
          <table:table-cell office:value-type="float" office:value="338093" calcext:value-type="float">
            <text:p>338093</text:p>
          </table:table-cell>
          <table:table-cell office:value-type="float" office:value="331291" calcext:value-type="float">
            <text:p>331291</text:p>
          </table:table-cell>
          <table:table-cell office:value-type="float" office:value="1.00672456114551" calcext:value-type="float">
            <text:p>1.00672456114551</text:p>
          </table:table-cell>
        </table:table-row>
        <table:table-row table:style-name="ro1">
          <table:table-cell office:value-type="float" office:value="241.098296458" calcext:value-type="float">
            <text:p>241.098296458</text:p>
          </table:table-cell>
          <table:table-cell office:value-type="float" office:value="346889" calcext:value-type="float">
            <text:p>346889</text:p>
          </table:table-cell>
          <table:table-cell office:value-type="float" office:value="338093" calcext:value-type="float">
            <text:p>338093</text:p>
          </table:table-cell>
          <table:table-cell office:value-type="float" office:value="1.0067219307956" calcext:value-type="float">
            <text:p>1.0067219307956</text:p>
          </table:table-cell>
        </table:table-row>
        <table:table-row table:style-name="ro1">
          <table:table-cell office:value-type="float" office:value="241.251324534" calcext:value-type="float">
            <text:p>241.251324534</text:p>
          </table:table-cell>
          <table:table-cell office:value-type="float" office:value="351250" calcext:value-type="float">
            <text:p>351250</text:p>
          </table:table-cell>
          <table:table-cell office:value-type="float" office:value="346889" calcext:value-type="float">
            <text:p>346889</text:p>
          </table:table-cell>
          <table:table-cell office:value-type="float" office:value="1.00671982651567" calcext:value-type="float">
            <text:p>1.00671982651567</text:p>
          </table:table-cell>
        </table:table-row>
        <table:table-row table:style-name="ro1">
          <table:table-cell office:value-type="float" office:value="241.399205865" calcext:value-type="float">
            <text:p>241.399205865</text:p>
          </table:table-cell>
          <table:table-cell office:value-type="float" office:value="347317" calcext:value-type="float">
            <text:p>347317</text:p>
          </table:table-cell>
          <table:table-cell office:value-type="float" office:value="351250" calcext:value-type="float">
            <text:p>351250</text:p>
          </table:table-cell>
          <table:table-cell office:value-type="float" office:value="1.00671814309173" calcext:value-type="float">
            <text:p>1.00671814309173</text:p>
          </table:table-cell>
        </table:table-row>
        <table:table-row table:style-name="ro1">
          <table:table-cell office:value-type="float" office:value="241.553899962999" calcext:value-type="float">
            <text:p>241.553899962999</text:p>
          </table:table-cell>
          <table:table-cell office:value-type="float" office:value="338231" calcext:value-type="float">
            <text:p>338231</text:p>
          </table:table-cell>
          <table:table-cell office:value-type="float" office:value="347317" calcext:value-type="float">
            <text:p>347317</text:p>
          </table:table-cell>
          <table:table-cell office:value-type="float" office:value="1.00671679635258" calcext:value-type="float">
            <text:p>1.00671679635258</text:p>
          </table:table-cell>
        </table:table-row>
        <table:table-row table:style-name="ro1">
          <table:table-cell office:value-type="float" office:value="241.658799544" calcext:value-type="float">
            <text:p>241.658799544</text:p>
          </table:table-cell>
          <table:table-cell office:value-type="float" office:value="333256" calcext:value-type="float">
            <text:p>333256</text:p>
          </table:table-cell>
          <table:table-cell office:value-type="float" office:value="338231" calcext:value-type="float">
            <text:p>338231</text:p>
          </table:table-cell>
          <table:table-cell office:value-type="float" office:value="1.00671571896126" calcext:value-type="float">
            <text:p>1.00671571896126</text:p>
          </table:table-cell>
        </table:table-row>
        <table:table-row table:style-name="ro1">
          <table:table-cell office:value-type="float" office:value="241.822505377" calcext:value-type="float">
            <text:p>241.822505377</text:p>
          </table:table-cell>
          <table:table-cell office:value-type="float" office:value="332842" calcext:value-type="float">
            <text:p>332842</text:p>
          </table:table-cell>
          <table:table-cell office:value-type="float" office:value="333256" calcext:value-type="float">
            <text:p>333256</text:p>
          </table:table-cell>
          <table:table-cell office:value-type="float" office:value="1.0067148570482" calcext:value-type="float">
            <text:p>1.0067148570482</text:p>
          </table:table-cell>
        </table:table-row>
        <table:table-row table:style-name="ro1">
          <table:table-cell office:value-type="float" office:value="241.971051106" calcext:value-type="float">
            <text:p>241.971051106</text:p>
          </table:table-cell>
          <table:table-cell office:value-type="float" office:value="340162" calcext:value-type="float">
            <text:p>340162</text:p>
          </table:table-cell>
          <table:table-cell office:value-type="float" office:value="332842" calcext:value-type="float">
            <text:p>332842</text:p>
          </table:table-cell>
          <table:table-cell office:value-type="float" office:value="1.00671416751776" calcext:value-type="float">
            <text:p>1.00671416751776</text:p>
          </table:table-cell>
        </table:table-row>
        <table:table-row table:style-name="ro1">
          <table:table-cell office:value-type="float" office:value="242.132464409" calcext:value-type="float">
            <text:p>242.132464409</text:p>
          </table:table-cell>
          <table:table-cell office:value-type="float" office:value="349527" calcext:value-type="float">
            <text:p>349527</text:p>
          </table:table-cell>
          <table:table-cell office:value-type="float" office:value="340162" calcext:value-type="float">
            <text:p>340162</text:p>
          </table:table-cell>
          <table:table-cell office:value-type="float" office:value="1.0067136158934" calcext:value-type="float">
            <text:p>1.0067136158934</text:p>
          </table:table-cell>
        </table:table-row>
        <table:table-row table:style-name="ro1">
          <table:table-cell office:value-type="float" office:value="242.284307009999" calcext:value-type="float">
            <text:p>242.284307009999</text:p>
          </table:table-cell>
          <table:table-cell office:value-type="float" office:value="352052" calcext:value-type="float">
            <text:p>352052</text:p>
          </table:table-cell>
          <table:table-cell office:value-type="float" office:value="349527" calcext:value-type="float">
            <text:p>349527</text:p>
          </table:table-cell>
          <table:table-cell office:value-type="float" office:value="1.00671317459391" calcext:value-type="float">
            <text:p>1.00671317459391</text:p>
          </table:table-cell>
        </table:table-row>
        <table:table-row table:style-name="ro1">
          <table:table-cell office:value-type="float" office:value="242.438844885999" calcext:value-type="float">
            <text:p>242.438844885999</text:p>
          </table:table-cell>
          <table:table-cell office:value-type="float" office:value="346187" calcext:value-type="float">
            <text:p>346187</text:p>
          </table:table-cell>
          <table:table-cell office:value-type="float" office:value="352052" calcext:value-type="float">
            <text:p>352052</text:p>
          </table:table-cell>
          <table:table-cell office:value-type="float" office:value="1.00671282155433" calcext:value-type="float">
            <text:p>1.00671282155433</text:p>
          </table:table-cell>
        </table:table-row>
        <table:table-row table:style-name="ro1">
          <table:table-cell office:value-type="float" office:value="242.599386548" calcext:value-type="float">
            <text:p>242.599386548</text:p>
          </table:table-cell>
          <table:table-cell office:value-type="float" office:value="336752" calcext:value-type="float">
            <text:p>336752</text:p>
          </table:table-cell>
          <table:table-cell office:value-type="float" office:value="346187" calcext:value-type="float">
            <text:p>346187</text:p>
          </table:table-cell>
          <table:table-cell office:value-type="float" office:value="1.00671253912266" calcext:value-type="float">
            <text:p>1.00671253912266</text:p>
          </table:table-cell>
        </table:table-row>
        <table:table-row table:style-name="ro1">
          <table:table-cell office:value-type="float" office:value="242.743953436" calcext:value-type="float">
            <text:p>242.743953436</text:p>
          </table:table-cell>
          <table:table-cell office:value-type="float" office:value="332751" calcext:value-type="float">
            <text:p>332751</text:p>
          </table:table-cell>
          <table:table-cell office:value-type="float" office:value="342250" calcext:value-type="float">
            <text:p>342250</text:p>
          </table:table-cell>
          <table:table-cell office:value-type="float" office:value="1.00671231317732" calcext:value-type="float">
            <text:p>1.00671231317732</text:p>
          </table:table-cell>
        </table:table-row>
        <table:table-row table:style-name="ro1">
          <table:table-cell office:value-type="float" office:value="242.898261028" calcext:value-type="float">
            <text:p>242.898261028</text:p>
          </table:table-cell>
          <table:table-cell office:value-type="float" office:value="336932" calcext:value-type="float">
            <text:p>336932</text:p>
          </table:table-cell>
          <table:table-cell office:value-type="float" office:value="338650" calcext:value-type="float">
            <text:p>338650</text:p>
          </table:table-cell>
          <table:table-cell office:value-type="float" office:value="1.00671213242105" calcext:value-type="float">
            <text:p>1.00671213242105</text:p>
          </table:table-cell>
        </table:table-row>
        <table:table-row table:style-name="ro1">
          <table:table-cell office:value-type="float" office:value="243.051612378" calcext:value-type="float">
            <text:p>243.051612378</text:p>
          </table:table-cell>
          <table:table-cell office:value-type="float" office:value="346237" calcext:value-type="float">
            <text:p>346237</text:p>
          </table:table-cell>
          <table:table-cell office:value-type="float" office:value="337450" calcext:value-type="float">
            <text:p>337450</text:p>
          </table:table-cell>
          <table:table-cell office:value-type="float" office:value="1.00671198781603" calcext:value-type="float">
            <text:p>1.00671198781603</text:p>
          </table:table-cell>
        </table:table-row>
        <table:table-row table:style-name="ro1">
          <table:table-cell office:value-type="float" office:value="243.205214292" calcext:value-type="float">
            <text:p>243.205214292</text:p>
          </table:table-cell>
          <table:table-cell office:value-type="float" office:value="352811" calcext:value-type="float">
            <text:p>352811</text:p>
          </table:table-cell>
          <table:table-cell office:value-type="float" office:value="346237" calcext:value-type="float">
            <text:p>346237</text:p>
          </table:table-cell>
          <table:table-cell office:value-type="float" office:value="1.00671187213202" calcext:value-type="float">
            <text:p>1.00671187213202</text:p>
          </table:table-cell>
        </table:table-row>
        <table:table-row table:style-name="ro1">
          <table:table-cell office:value-type="float" office:value="243.363933859999" calcext:value-type="float">
            <text:p>243.363933859999</text:p>
          </table:table-cell>
          <table:table-cell office:value-type="float" office:value="350909" calcext:value-type="float">
            <text:p>350909</text:p>
          </table:table-cell>
          <table:table-cell office:value-type="float" office:value="352811" calcext:value-type="float">
            <text:p>352811</text:p>
          </table:table-cell>
          <table:table-cell office:value-type="float" office:value="1.00671177958481" calcext:value-type="float">
            <text:p>1.00671177958481</text:p>
          </table:table-cell>
        </table:table-row>
        <table:table-row table:style-name="ro1">
          <table:table-cell office:value-type="float" office:value="243.525821838999" calcext:value-type="float">
            <text:p>243.525821838999</text:p>
          </table:table-cell>
          <table:table-cell office:value-type="float" office:value="341910" calcext:value-type="float">
            <text:p>341910</text:p>
          </table:table-cell>
          <table:table-cell office:value-type="float" office:value="350909" calcext:value-type="float">
            <text:p>350909</text:p>
          </table:table-cell>
          <table:table-cell office:value-type="float" office:value="1.00671170554705" calcext:value-type="float">
            <text:p>1.00671170554705</text:p>
          </table:table-cell>
        </table:table-row>
        <table:table-row table:style-name="ro1">
          <table:table-cell office:value-type="float" office:value="243.684587689" calcext:value-type="float">
            <text:p>243.684587689</text:p>
          </table:table-cell>
          <table:table-cell office:value-type="float" office:value="334517" calcext:value-type="float">
            <text:p>334517</text:p>
          </table:table-cell>
          <table:table-cell office:value-type="float" office:value="341910" calcext:value-type="float">
            <text:p>341910</text:p>
          </table:table-cell>
          <table:table-cell office:value-type="float" office:value="1.00671164631683" calcext:value-type="float">
            <text:p>1.00671164631683</text:p>
          </table:table-cell>
        </table:table-row>
        <table:table-row table:style-name="ro1">
          <table:table-cell office:value-type="float" office:value="243.834272841999" calcext:value-type="float">
            <text:p>243.834272841999</text:p>
          </table:table-cell>
          <table:table-cell office:value-type="float" office:value="335203" calcext:value-type="float">
            <text:p>335203</text:p>
          </table:table-cell>
          <table:table-cell office:value-type="float" office:value="334517" calcext:value-type="float">
            <text:p>334517</text:p>
          </table:table-cell>
          <table:table-cell office:value-type="float" office:value="1.00671159893266" calcext:value-type="float">
            <text:p>1.00671159893266</text:p>
          </table:table-cell>
        </table:table-row>
        <table:table-row table:style-name="ro1">
          <table:table-cell office:value-type="float" office:value="243.980634312" calcext:value-type="float">
            <text:p>243.980634312</text:p>
          </table:table-cell>
          <table:table-cell office:value-type="float" office:value="342766" calcext:value-type="float">
            <text:p>342766</text:p>
          </table:table-cell>
          <table:table-cell office:value-type="float" office:value="335203" calcext:value-type="float">
            <text:p>335203</text:p>
          </table:table-cell>
          <table:table-cell office:value-type="float" office:value="1.00671156102532" calcext:value-type="float">
            <text:p>1.00671156102532</text:p>
          </table:table-cell>
        </table:table-row>
        <table:table-row table:style-name="ro1">
          <table:table-cell office:value-type="float" office:value="244.131212296999" calcext:value-type="float">
            <text:p>244.131212296999</text:p>
          </table:table-cell>
          <table:table-cell office:value-type="float" office:value="351472" calcext:value-type="float">
            <text:p>351472</text:p>
          </table:table-cell>
          <table:table-cell office:value-type="float" office:value="342766" calcext:value-type="float">
            <text:p>342766</text:p>
          </table:table-cell>
          <table:table-cell office:value-type="float" office:value="1.00671153069945" calcext:value-type="float">
            <text:p>1.00671153069945</text:p>
          </table:table-cell>
        </table:table-row>
        <table:table-row table:style-name="ro1">
          <table:table-cell office:value-type="float" office:value="244.276755096" calcext:value-type="float">
            <text:p>244.276755096</text:p>
          </table:table-cell>
          <table:table-cell office:value-type="float" office:value="354135" calcext:value-type="float">
            <text:p>354135</text:p>
          </table:table-cell>
          <table:table-cell office:value-type="float" office:value="351472" calcext:value-type="float">
            <text:p>351472</text:p>
          </table:table-cell>
          <table:table-cell office:value-type="float" office:value="1.00671150643876" calcext:value-type="float">
            <text:p>1.00671150643876</text:p>
          </table:table-cell>
        </table:table-row>
        <table:table-row table:style-name="ro1">
          <table:table-cell office:value-type="float" office:value="244.427083986999" calcext:value-type="float">
            <text:p>244.427083986999</text:p>
          </table:table-cell>
          <table:table-cell office:value-type="float" office:value="348849" calcext:value-type="float">
            <text:p>348849</text:p>
          </table:table-cell>
          <table:table-cell office:value-type="float" office:value="354135" calcext:value-type="float">
            <text:p>354135</text:p>
          </table:table-cell>
          <table:table-cell office:value-type="float" office:value="1.0067114870302" calcext:value-type="float">
            <text:p>1.0067114870302</text:p>
          </table:table-cell>
        </table:table-row>
        <table:table-row table:style-name="ro1">
          <table:table-cell office:value-type="float" office:value="244.574829925999" calcext:value-type="float">
            <text:p>244.574829925999</text:p>
          </table:table-cell>
          <table:table-cell office:value-type="float" office:value="340044" calcext:value-type="float">
            <text:p>340044</text:p>
          </table:table-cell>
          <table:table-cell office:value-type="float" office:value="349402" calcext:value-type="float">
            <text:p>349402</text:p>
          </table:table-cell>
          <table:table-cell office:value-type="float" office:value="1.00671147150335" calcext:value-type="float">
            <text:p>1.00671147150335</text:p>
          </table:table-cell>
        </table:table-row>
        <table:table-row table:style-name="ro1">
          <table:table-cell office:value-type="float" office:value="244.725313329" calcext:value-type="float">
            <text:p>244.725313329</text:p>
          </table:table-cell>
          <table:table-cell office:value-type="float" office:value="334845" calcext:value-type="float">
            <text:p>334845</text:p>
          </table:table-cell>
          <table:table-cell office:value-type="float" office:value="346996" calcext:value-type="float">
            <text:p>346996</text:p>
          </table:table-cell>
          <table:table-cell office:value-type="float" office:value="1.00671145908188" calcext:value-type="float">
            <text:p>1.00671145908188</text:p>
          </table:table-cell>
        </table:table-row>
        <table:table-row table:style-name="ro1">
          <table:table-cell office:value-type="float" office:value="244.874171731" calcext:value-type="float">
            <text:p>244.874171731</text:p>
          </table:table-cell>
          <table:table-cell office:value-type="float" office:value="337766" calcext:value-type="float">
            <text:p>337766</text:p>
          </table:table-cell>
          <table:table-cell office:value-type="float" office:value="342196" calcext:value-type="float">
            <text:p>342196</text:p>
          </table:table-cell>
          <table:table-cell office:value-type="float" office:value="1.0067114491447" calcext:value-type="float">
            <text:p>1.0067114491447</text:p>
          </table:table-cell>
        </table:table-row>
        <table:table-row table:style-name="ro1">
          <table:table-cell office:value-type="float" office:value="245.041247166" calcext:value-type="float">
            <text:p>245.041247166</text:p>
          </table:table-cell>
          <table:table-cell office:value-type="float" office:value="347603" calcext:value-type="float">
            <text:p>347603</text:p>
          </table:table-cell>
          <table:table-cell office:value-type="float" office:value="337766" calcext:value-type="float">
            <text:p>337766</text:p>
          </table:table-cell>
          <table:table-cell office:value-type="float" office:value="1.00671144119495" calcext:value-type="float">
            <text:p>1.00671144119495</text:p>
          </table:table-cell>
        </table:table-row>
        <table:table-row table:style-name="ro1">
          <table:table-cell office:value-type="float" office:value="245.176922019" calcext:value-type="float">
            <text:p>245.176922019</text:p>
          </table:table-cell>
          <table:table-cell office:value-type="float" office:value="354141" calcext:value-type="float">
            <text:p>354141</text:p>
          </table:table-cell>
          <table:table-cell office:value-type="float" office:value="347603" calcext:value-type="float">
            <text:p>347603</text:p>
          </table:table-cell>
          <table:table-cell office:value-type="float" office:value="1.00671143483516" calcext:value-type="float">
            <text:p>1.00671143483516</text:p>
          </table:table-cell>
        </table:table-row>
        <table:table-row table:style-name="ro1">
          <table:table-cell office:value-type="float" office:value="245.331984180999" calcext:value-type="float">
            <text:p>245.331984180999</text:p>
          </table:table-cell>
          <table:table-cell office:value-type="float" office:value="354034" calcext:value-type="float">
            <text:p>354034</text:p>
          </table:table-cell>
          <table:table-cell office:value-type="float" office:value="354141" calcext:value-type="float">
            <text:p>354141</text:p>
          </table:table-cell>
          <table:table-cell office:value-type="float" office:value="1.00671142974732" calcext:value-type="float">
            <text:p>1.00671142974732</text:p>
          </table:table-cell>
        </table:table-row>
        <table:table-row table:style-name="ro1">
          <table:table-cell office:value-type="float" office:value="245.498190594" calcext:value-type="float">
            <text:p>245.498190594</text:p>
          </table:table-cell>
          <table:table-cell office:value-type="float" office:value="345611" calcext:value-type="float">
            <text:p>345611</text:p>
          </table:table-cell>
          <table:table-cell office:value-type="float" office:value="354034" calcext:value-type="float">
            <text:p>354034</text:p>
          </table:table-cell>
          <table:table-cell office:value-type="float" office:value="1.00671142567705" calcext:value-type="float">
            <text:p>1.00671142567705</text:p>
          </table:table-cell>
        </table:table-row>
        <table:table-row table:style-name="ro1">
          <table:table-cell office:value-type="float" office:value="245.661947876999" calcext:value-type="float">
            <text:p>245.661947876999</text:p>
          </table:table-cell>
          <table:table-cell office:value-type="float" office:value="337153" calcext:value-type="float">
            <text:p>337153</text:p>
          </table:table-cell>
          <table:table-cell office:value-type="float" office:value="345611" calcext:value-type="float">
            <text:p>345611</text:p>
          </table:table-cell>
          <table:table-cell office:value-type="float" office:value="1.00536914054164" calcext:value-type="float">
            <text:p>1.00536914054164</text:p>
          </table:table-cell>
        </table:table-row>
        <table:table-row table:style-name="ro1">
          <table:table-cell office:value-type="float" office:value="245.823103756" calcext:value-type="float">
            <text:p>245.823103756</text:p>
          </table:table-cell>
          <table:table-cell office:value-type="float" office:value="336859" calcext:value-type="float">
            <text:p>336859</text:p>
          </table:table-cell>
          <table:table-cell office:value-type="float" office:value="344411" calcext:value-type="float">
            <text:p>344411</text:p>
          </table:table-cell>
          <table:table-cell office:value-type="float" office:value="1.00429531243331" calcext:value-type="float">
            <text:p>1.00429531243331</text:p>
          </table:table-cell>
        </table:table-row>
        <table:table-row table:style-name="ro1">
          <table:table-cell office:value-type="float" office:value="245.966297875" calcext:value-type="float">
            <text:p>245.966297875</text:p>
          </table:table-cell>
          <table:table-cell office:value-type="float" office:value="343864" calcext:value-type="float">
            <text:p>343864</text:p>
          </table:table-cell>
          <table:table-cell office:value-type="float" office:value="339709" calcext:value-type="float">
            <text:p>339709</text:p>
          </table:table-cell>
          <table:table-cell office:value-type="float" office:value="1.00343624994665" calcext:value-type="float">
            <text:p>1.00343624994665</text:p>
          </table:table-cell>
        </table:table-row>
        <table:table-row table:style-name="ro1">
          <table:table-cell office:value-type="float" office:value="246.113944952" calcext:value-type="float">
            <text:p>246.113944952</text:p>
          </table:table-cell>
          <table:table-cell office:value-type="float" office:value="352677" calcext:value-type="float">
            <text:p>352677</text:p>
          </table:table-cell>
          <table:table-cell office:value-type="float" office:value="343864" calcext:value-type="float">
            <text:p>343864</text:p>
          </table:table-cell>
          <table:table-cell office:value-type="float" office:value="1.00274899995732" calcext:value-type="float">
            <text:p>1.00274899995732</text:p>
          </table:table-cell>
        </table:table-row>
        <table:table-row table:style-name="ro1">
          <table:table-cell office:value-type="float" office:value="246.256211988999" calcext:value-type="float">
            <text:p>246.256211988999</text:p>
          </table:table-cell>
          <table:table-cell office:value-type="float" office:value="356248" calcext:value-type="float">
            <text:p>356248</text:p>
          </table:table-cell>
          <table:table-cell office:value-type="float" office:value="352677" calcext:value-type="float">
            <text:p>352677</text:p>
          </table:table-cell>
          <table:table-cell office:value-type="float" office:value="1.00219919996586" calcext:value-type="float">
            <text:p>1.00219919996586</text:p>
          </table:table-cell>
        </table:table-row>
        <table:table-row table:style-name="ro1">
          <table:table-cell office:value-type="float" office:value="246.405996743" calcext:value-type="float">
            <text:p>246.405996743</text:p>
          </table:table-cell>
          <table:table-cell office:value-type="float" office:value="351974" calcext:value-type="float">
            <text:p>351974</text:p>
          </table:table-cell>
          <table:table-cell office:value-type="float" office:value="356248" calcext:value-type="float">
            <text:p>356248</text:p>
          </table:table-cell>
          <table:table-cell office:value-type="float" office:value="1.00175935997269" calcext:value-type="float">
            <text:p>1.00175935997269</text:p>
          </table:table-cell>
        </table:table-row>
        <table:table-row table:style-name="ro1">
          <table:table-cell office:value-type="float" office:value="246.554735053" calcext:value-type="float">
            <text:p>246.554735053</text:p>
          </table:table-cell>
          <table:table-cell office:value-type="float" office:value="343183" calcext:value-type="float">
            <text:p>343183</text:p>
          </table:table-cell>
          <table:table-cell office:value-type="float" office:value="351974" calcext:value-type="float">
            <text:p>351974</text:p>
          </table:table-cell>
          <table:table-cell office:value-type="float" office:value="1.00140748797815" calcext:value-type="float">
            <text:p>1.00140748797815</text:p>
          </table:table-cell>
        </table:table-row>
        <table:table-row table:style-name="ro1">
          <table:table-cell office:value-type="float" office:value="246.712698350999" calcext:value-type="float">
            <text:p>246.712698350999</text:p>
          </table:table-cell>
          <table:table-cell office:value-type="float" office:value="336986" calcext:value-type="float">
            <text:p>336986</text:p>
          </table:table-cell>
          <table:table-cell office:value-type="float" office:value="343183" calcext:value-type="float">
            <text:p>343183</text:p>
          </table:table-cell>
          <table:table-cell office:value-type="float" office:value="1.00112599038252" calcext:value-type="float">
            <text:p>1.00112599038252</text:p>
          </table:table-cell>
        </table:table-row>
        <table:table-row table:style-name="ro1">
          <table:table-cell office:value-type="float" office:value="246.874968484" calcext:value-type="float">
            <text:p>246.874968484</text:p>
          </table:table-cell>
          <table:table-cell office:value-type="float" office:value="339802" calcext:value-type="float">
            <text:p>339802</text:p>
          </table:table-cell>
          <table:table-cell office:value-type="float" office:value="336986" calcext:value-type="float">
            <text:p>336986</text:p>
          </table:table-cell>
          <table:table-cell office:value-type="float" office:value="1.00090079230602" calcext:value-type="float">
            <text:p>1.00090079230602</text:p>
          </table:table-cell>
        </table:table-row>
        <table:table-row table:style-name="ro1">
          <table:table-cell office:value-type="float" office:value="247.021748259" calcext:value-type="float">
            <text:p>247.021748259</text:p>
          </table:table-cell>
          <table:table-cell office:value-type="float" office:value="348383" calcext:value-type="float">
            <text:p>348383</text:p>
          </table:table-cell>
          <table:table-cell office:value-type="float" office:value="339802" calcext:value-type="float">
            <text:p>339802</text:p>
          </table:table-cell>
          <table:table-cell office:value-type="float" office:value="1.00072063384481" calcext:value-type="float">
            <text:p>1.00072063384481</text:p>
          </table:table-cell>
        </table:table-row>
        <table:table-row table:style-name="ro1">
          <table:table-cell office:value-type="float" office:value="247.181360248" calcext:value-type="float">
            <text:p>247.181360248</text:p>
          </table:table-cell>
          <table:table-cell office:value-type="float" office:value="356265" calcext:value-type="float">
            <text:p>356265</text:p>
          </table:table-cell>
          <table:table-cell office:value-type="float" office:value="339802" calcext:value-type="float">
            <text:p>339802</text:p>
          </table:table-cell>
          <table:table-cell office:value-type="float" office:value="1.00057650707585" calcext:value-type="float">
            <text:p>1.00057650707585</text:p>
          </table:table-cell>
        </table:table-row>
        <table:table-row table:style-name="ro1">
          <table:table-cell office:value-type="float" office:value="247.342373214" calcext:value-type="float">
            <text:p>247.342373214</text:p>
          </table:table-cell>
          <table:table-cell office:value-type="float" office:value="355704" calcext:value-type="float">
            <text:p>355704</text:p>
          </table:table-cell>
          <table:table-cell office:value-type="float" office:value="356265" calcext:value-type="float">
            <text:p>356265</text:p>
          </table:table-cell>
          <table:table-cell office:value-type="float" office:value="1.00046120566068" calcext:value-type="float">
            <text:p>1.00046120566068</text:p>
          </table:table-cell>
        </table:table-row>
        <table:table-row table:style-name="ro1">
          <table:table-cell office:value-type="float" office:value="247.501026971" calcext:value-type="float">
            <text:p>247.501026971</text:p>
          </table:table-cell>
          <table:table-cell office:value-type="float" office:value="347436" calcext:value-type="float">
            <text:p>347436</text:p>
          </table:table-cell>
          <table:table-cell office:value-type="float" office:value="355704" calcext:value-type="float">
            <text:p>355704</text:p>
          </table:table-cell>
          <table:table-cell office:value-type="float" office:value="1.00036896452854" calcext:value-type="float">
            <text:p>1.00036896452854</text:p>
          </table:table-cell>
        </table:table-row>
        <table:table-row table:style-name="ro1">
          <table:table-cell office:value-type="float" office:value="247.656315724" calcext:value-type="float">
            <text:p>247.656315724</text:p>
          </table:table-cell>
          <table:table-cell office:value-type="float" office:value="339339" calcext:value-type="float">
            <text:p>339339</text:p>
          </table:table-cell>
          <table:table-cell office:value-type="float" office:value="347436" calcext:value-type="float">
            <text:p>347436</text:p>
          </table:table-cell>
          <table:table-cell office:value-type="float" office:value="1.00029517162284" calcext:value-type="float">
            <text:p>1.00029517162284</text:p>
          </table:table-cell>
        </table:table-row>
        <table:table-row table:style-name="ro1">
          <table:table-cell office:value-type="float" office:value="247.816468199999" calcext:value-type="float">
            <text:p>247.816468199999</text:p>
          </table:table-cell>
          <table:table-cell office:value-type="float" office:value="338675" calcext:value-type="float">
            <text:p>338675</text:p>
          </table:table-cell>
          <table:table-cell office:value-type="float" office:value="339339" calcext:value-type="float">
            <text:p>339339</text:p>
          </table:table-cell>
          <table:table-cell office:value-type="float" office:value="0.99891163398701" calcext:value-type="float">
            <text:p>0.99891163398701</text:p>
          </table:table-cell>
        </table:table-row>
        <table:table-row table:style-name="ro1">
          <table:table-cell office:value-type="float" office:value="247.969975190999" calcext:value-type="float">
            <text:p>247.969975190999</text:p>
          </table:table-cell>
          <table:table-cell office:value-type="float" office:value="346094" calcext:value-type="float">
            <text:p>346094</text:p>
          </table:table-cell>
          <table:table-cell office:value-type="float" office:value="338675" calcext:value-type="float">
            <text:p>338675</text:p>
          </table:table-cell>
          <table:table-cell office:value-type="float" office:value="0.99780480387835" calcext:value-type="float">
            <text:p>0.99780480387835</text:p>
          </table:table-cell>
        </table:table-row>
        <table:table-row table:style-name="ro1">
          <table:table-cell office:value-type="float" office:value="248.135298711999" calcext:value-type="float">
            <text:p>248.135298711999</text:p>
          </table:table-cell>
          <table:table-cell office:value-type="float" office:value="355648" calcext:value-type="float">
            <text:p>355648</text:p>
          </table:table-cell>
          <table:table-cell office:value-type="float" office:value="346094" calcext:value-type="float">
            <text:p>346094</text:p>
          </table:table-cell>
          <table:table-cell office:value-type="float" office:value="0.996919339791422" calcext:value-type="float">
            <text:p>0.996919339791422</text:p>
          </table:table-cell>
        </table:table-row>
        <table:table-row table:style-name="ro1">
          <table:table-cell office:value-type="float" office:value="248.288674920999" calcext:value-type="float">
            <text:p>248.288674920999</text:p>
          </table:table-cell>
          <table:table-cell office:value-type="float" office:value="357994" calcext:value-type="float">
            <text:p>357994</text:p>
          </table:table-cell>
          <table:table-cell office:value-type="float" office:value="355648" calcext:value-type="float">
            <text:p>355648</text:p>
          </table:table-cell>
          <table:table-cell office:value-type="float" office:value="0.996210968521879" calcext:value-type="float">
            <text:p>0.996210968521879</text:p>
          </table:table-cell>
        </table:table-row>
        <table:table-row table:style-name="ro1">
          <table:table-cell office:value-type="float" office:value="248.442114800999" calcext:value-type="float">
            <text:p>248.442114800999</text:p>
          </table:table-cell>
          <table:table-cell office:value-type="float" office:value="351999" calcext:value-type="float">
            <text:p>351999</text:p>
          </table:table-cell>
          <table:table-cell office:value-type="float" office:value="357994" calcext:value-type="float">
            <text:p>357994</text:p>
          </table:table-cell>
          <table:table-cell office:value-type="float" office:value="0.995644271506245" calcext:value-type="float">
            <text:p>0.995644271506245</text:p>
          </table:table-cell>
        </table:table-row>
        <table:table-row table:style-name="ro1">
          <table:table-cell office:value-type="float" office:value="248.604981930999" calcext:value-type="float">
            <text:p>248.604981930999</text:p>
          </table:table-cell>
          <table:table-cell office:value-type="float" office:value="342476" calcext:value-type="float">
            <text:p>342476</text:p>
          </table:table-cell>
          <table:table-cell office:value-type="float" office:value="351999" calcext:value-type="float">
            <text:p>351999</text:p>
          </table:table-cell>
          <table:table-cell office:value-type="float" office:value="0.995190913893738" calcext:value-type="float">
            <text:p>0.995190913893738</text:p>
          </table:table-cell>
        </table:table-row>
        <table:table-row table:style-name="ro1">
          <table:table-cell office:value-type="float" office:value="248.807545567999" calcext:value-type="float">
            <text:p>248.807545567999</text:p>
          </table:table-cell>
          <table:table-cell office:value-type="float" office:value="339454" calcext:value-type="float">
            <text:p>339454</text:p>
          </table:table-cell>
          <table:table-cell office:value-type="float" office:value="342476" calcext:value-type="float">
            <text:p>342476</text:p>
          </table:table-cell>
          <table:table-cell office:value-type="float" office:value="0.993521152167622" calcext:value-type="float">
            <text:p>0.993521152167622</text:p>
          </table:table-cell>
        </table:table-row>
        <table:table-row table:style-name="ro1">
          <table:table-cell office:value-type="float" office:value="248.958569046999" calcext:value-type="float">
            <text:p>248.958569046999</text:p>
          </table:table-cell>
          <table:table-cell office:value-type="float" office:value="346384" calcext:value-type="float">
            <text:p>346384</text:p>
          </table:table-cell>
          <table:table-cell office:value-type="float" office:value="339454" calcext:value-type="float">
            <text:p>339454</text:p>
          </table:table-cell>
          <table:table-cell office:value-type="float" office:value="0.992185342786729" calcext:value-type="float">
            <text:p>0.992185342786729</text:p>
          </table:table-cell>
        </table:table-row>
        <table:table-row table:style-name="ro1">
          <table:table-cell office:value-type="float" office:value="249.111191574999" calcext:value-type="float">
            <text:p>249.111191574999</text:p>
          </table:table-cell>
          <table:table-cell office:value-type="float" office:value="355542" calcext:value-type="float">
            <text:p>355542</text:p>
          </table:table-cell>
          <table:table-cell office:value-type="float" office:value="346384" calcext:value-type="float">
            <text:p>346384</text:p>
          </table:table-cell>
          <table:table-cell office:value-type="float" office:value="0.991116695282015" calcext:value-type="float">
            <text:p>0.991116695282015</text:p>
          </table:table-cell>
        </table:table-row>
        <table:table-row table:style-name="ro1">
          <table:table-cell office:value-type="float" office:value="249.256962817" calcext:value-type="float">
            <text:p>249.256962817</text:p>
          </table:table-cell>
          <table:table-cell office:value-type="float" office:value="359247" calcext:value-type="float">
            <text:p>359247</text:p>
          </table:table-cell>
          <table:table-cell office:value-type="float" office:value="355542" calcext:value-type="float">
            <text:p>355542</text:p>
          </table:table-cell>
          <table:table-cell office:value-type="float" office:value="0.990261777278244" calcext:value-type="float">
            <text:p>0.990261777278244</text:p>
          </table:table-cell>
        </table:table-row>
        <table:table-row table:style-name="ro1">
          <table:table-cell office:value-type="float" office:value="249.409825589" calcext:value-type="float">
            <text:p>249.409825589</text:p>
          </table:table-cell>
          <table:table-cell office:value-type="float" office:value="354777" calcext:value-type="float">
            <text:p>354777</text:p>
          </table:table-cell>
          <table:table-cell office:value-type="float" office:value="359247" calcext:value-type="float">
            <text:p>359247</text:p>
          </table:table-cell>
          <table:table-cell office:value-type="float" office:value="0.989577842875226" calcext:value-type="float">
            <text:p>0.989577842875226</text:p>
          </table:table-cell>
        </table:table-row>
        <table:table-row table:style-name="ro1">
          <table:table-cell office:value-type="float" office:value="249.560742656" calcext:value-type="float">
            <text:p>249.560742656</text:p>
          </table:table-cell>
          <table:table-cell office:value-type="float" office:value="345836" calcext:value-type="float">
            <text:p>345836</text:p>
          </table:table-cell>
          <table:table-cell office:value-type="float" office:value="355647" calcext:value-type="float">
            <text:p>355647</text:p>
          </table:table-cell>
          <table:table-cell office:value-type="float" office:value="0.989030695352813" calcext:value-type="float">
            <text:p>0.989030695352813</text:p>
          </table:table-cell>
        </table:table-row>
        <table:table-row table:style-name="ro1">
          <table:table-cell office:value-type="float" office:value="249.717369505999" calcext:value-type="float">
            <text:p>249.717369505999</text:p>
          </table:table-cell>
          <table:table-cell office:value-type="float" office:value="339926" calcext:value-type="float">
            <text:p>339926</text:p>
          </table:table-cell>
          <table:table-cell office:value-type="float" office:value="345836" calcext:value-type="float">
            <text:p>345836</text:p>
          </table:table-cell>
          <table:table-cell office:value-type="float" office:value="0.988592977334882" calcext:value-type="float">
            <text:p>0.988592977334882</text:p>
          </table:table-cell>
        </table:table-row>
        <table:table-row table:style-name="ro1">
          <table:table-cell office:value-type="float" office:value="249.87272953" calcext:value-type="float">
            <text:p>249.87272953</text:p>
          </table:table-cell>
          <table:table-cell office:value-type="float" office:value="342701" calcext:value-type="float">
            <text:p>342701</text:p>
          </table:table-cell>
          <table:table-cell office:value-type="float" office:value="340902" calcext:value-type="float">
            <text:p>340902</text:p>
          </table:table-cell>
          <table:table-cell office:value-type="float" office:value="0.988242802920537" calcext:value-type="float">
            <text:p>0.988242802920537</text:p>
          </table:table-cell>
        </table:table-row>
        <table:table-row table:style-name="ro1">
          <table:table-cell office:value-type="float" office:value="250.0207701" calcext:value-type="float">
            <text:p>250.0207701</text:p>
          </table:table-cell>
          <table:table-cell office:value-type="float" office:value="351322" calcext:value-type="float">
            <text:p>351322</text:p>
          </table:table-cell>
          <table:table-cell office:value-type="float" office:value="342701" calcext:value-type="float">
            <text:p>342701</text:p>
          </table:table-cell>
          <table:table-cell office:value-type="float" office:value="0.987962663389061" calcext:value-type="float">
            <text:p>0.987962663389061</text:p>
          </table:table-cell>
        </table:table-row>
        <table:table-row table:style-name="ro1">
          <table:table-cell office:value-type="float" office:value="250.179785119999" calcext:value-type="float">
            <text:p>250.179785119999</text:p>
          </table:table-cell>
          <table:table-cell office:value-type="float" office:value="359222" calcext:value-type="float">
            <text:p>359222</text:p>
          </table:table-cell>
          <table:table-cell office:value-type="float" office:value="351322" calcext:value-type="float">
            <text:p>351322</text:p>
          </table:table-cell>
          <table:table-cell office:value-type="float" office:value="0.987738551763881" calcext:value-type="float">
            <text:p>0.987738551763881</text:p>
          </table:table-cell>
        </table:table-row>
        <table:table-row table:style-name="ro1">
          <table:table-cell office:value-type="float" office:value="250.333619035" calcext:value-type="float">
            <text:p>250.333619035</text:p>
          </table:table-cell>
          <table:table-cell office:value-type="float" office:value="358984" calcext:value-type="float">
            <text:p>358984</text:p>
          </table:table-cell>
          <table:table-cell office:value-type="float" office:value="359222" calcext:value-type="float">
            <text:p>359222</text:p>
          </table:table-cell>
          <table:table-cell office:value-type="float" office:value="0.987559262463736" calcext:value-type="float">
            <text:p>0.987559262463736</text:p>
          </table:table-cell>
        </table:table-row>
        <table:table-row table:style-name="ro1">
          <table:table-cell office:value-type="float" office:value="250.492762795999" calcext:value-type="float">
            <text:p>250.492762795999</text:p>
          </table:table-cell>
          <table:table-cell office:value-type="float" office:value="350947" calcext:value-type="float">
            <text:p>350947</text:p>
          </table:table-cell>
          <table:table-cell office:value-type="float" office:value="358984" calcext:value-type="float">
            <text:p>358984</text:p>
          </table:table-cell>
          <table:table-cell office:value-type="float" office:value="0.987415831023621" calcext:value-type="float">
            <text:p>0.987415831023621</text:p>
          </table:table-cell>
        </table:table-row>
        <table:table-row table:style-name="ro1">
          <table:table-cell office:value-type="float" office:value="250.652308572999" calcext:value-type="float">
            <text:p>250.652308572999</text:p>
          </table:table-cell>
          <table:table-cell office:value-type="float" office:value="342477" calcext:value-type="float">
            <text:p>342477</text:p>
          </table:table-cell>
          <table:table-cell office:value-type="float" office:value="350947" calcext:value-type="float">
            <text:p>350947</text:p>
          </table:table-cell>
          <table:table-cell office:value-type="float" office:value="0.987301085871528" calcext:value-type="float">
            <text:p>0.987301085871528</text:p>
          </table:table-cell>
        </table:table-row>
        <table:table-row table:style-name="ro1">
          <table:table-cell office:value-type="float" office:value="250.799685545" calcext:value-type="float">
            <text:p>250.799685545</text:p>
          </table:table-cell>
          <table:table-cell office:value-type="float" office:value="341283" calcext:value-type="float">
            <text:p>341283</text:p>
          </table:table-cell>
          <table:table-cell office:value-type="float" office:value="344314" calcext:value-type="float">
            <text:p>344314</text:p>
          </table:table-cell>
          <table:table-cell office:value-type="float" office:value="0.987209289749854" calcext:value-type="float">
            <text:p>0.987209289749854</text:p>
          </table:table-cell>
        </table:table-row>
        <table:table-row table:style-name="ro1">
          <table:table-cell office:value-type="float" office:value="250.946218846" calcext:value-type="float">
            <text:p>250.946218846</text:p>
          </table:table-cell>
          <table:table-cell office:value-type="float" office:value="347630" calcext:value-type="float">
            <text:p>347630</text:p>
          </table:table-cell>
          <table:table-cell office:value-type="float" office:value="341283" calcext:value-type="float">
            <text:p>341283</text:p>
          </table:table-cell>
          <table:table-cell office:value-type="float" office:value="0.987135852852515" calcext:value-type="float">
            <text:p>0.987135852852515</text:p>
          </table:table-cell>
        </table:table-row>
        <table:table-row table:style-name="ro1">
          <table:table-cell office:value-type="float" office:value="251.092569943999" calcext:value-type="float">
            <text:p>251.092569943999</text:p>
          </table:table-cell>
          <table:table-cell office:value-type="float" office:value="356586" calcext:value-type="float">
            <text:p>356586</text:p>
          </table:table-cell>
          <table:table-cell office:value-type="float" office:value="347630" calcext:value-type="float">
            <text:p>347630</text:p>
          </table:table-cell>
          <table:table-cell office:value-type="float" office:value="0.987077103334644" calcext:value-type="float">
            <text:p>0.987077103334644</text:p>
          </table:table-cell>
        </table:table-row>
        <table:table-row table:style-name="ro1">
          <table:table-cell office:value-type="float" office:value="251.233340101" calcext:value-type="float">
            <text:p>251.233340101</text:p>
          </table:table-cell>
          <table:table-cell office:value-type="float" office:value="361178" calcext:value-type="float">
            <text:p>361178</text:p>
          </table:table-cell>
          <table:table-cell office:value-type="float" office:value="356586" calcext:value-type="float">
            <text:p>356586</text:p>
          </table:table-cell>
          <table:table-cell office:value-type="float" office:value="0.987030103720346" calcext:value-type="float">
            <text:p>0.987030103720346</text:p>
          </table:table-cell>
        </table:table-row>
        <table:table-row table:style-name="ro1">
          <table:table-cell office:value-type="float" office:value="251.380882874999" calcext:value-type="float">
            <text:p>251.380882874999</text:p>
          </table:table-cell>
          <table:table-cell office:value-type="float" office:value="358185" calcext:value-type="float">
            <text:p>358185</text:p>
          </table:table-cell>
          <table:table-cell office:value-type="float" office:value="361178" calcext:value-type="float">
            <text:p>361178</text:p>
          </table:table-cell>
          <table:table-cell office:value-type="float" office:value="0.986992504028909" calcext:value-type="float">
            <text:p>0.986992504028909</text:p>
          </table:table-cell>
        </table:table-row>
        <table:table-row table:style-name="ro1">
          <table:table-cell office:value-type="float" office:value="251.525482891" calcext:value-type="float">
            <text:p>251.525482891</text:p>
          </table:table-cell>
          <table:table-cell office:value-type="float" office:value="349931" calcext:value-type="float">
            <text:p>349931</text:p>
          </table:table-cell>
          <table:table-cell office:value-type="float" office:value="358185" calcext:value-type="float">
            <text:p>358185</text:p>
          </table:table-cell>
          <table:table-cell office:value-type="float" office:value="0.986962424275759" calcext:value-type="float">
            <text:p>0.986962424275759</text:p>
          </table:table-cell>
        </table:table-row>
        <table:table-row table:style-name="ro1">
          <table:table-cell office:value-type="float" office:value="251.683570869" calcext:value-type="float">
            <text:p>251.683570869</text:p>
          </table:table-cell>
          <table:table-cell office:value-type="float" office:value="342542" calcext:value-type="float">
            <text:p>342542</text:p>
          </table:table-cell>
          <table:table-cell office:value-type="float" office:value="349931" calcext:value-type="float">
            <text:p>349931</text:p>
          </table:table-cell>
          <table:table-cell office:value-type="float" office:value="0.986938360473239" calcext:value-type="float">
            <text:p>0.986938360473239</text:p>
          </table:table-cell>
        </table:table-row>
        <table:table-row table:style-name="ro1">
          <table:table-cell office:value-type="float" office:value="251.830410753" calcext:value-type="float">
            <text:p>251.830410753</text:p>
          </table:table-cell>
          <table:table-cell office:value-type="float" office:value="343079" calcext:value-type="float">
            <text:p>343079</text:p>
          </table:table-cell>
          <table:table-cell office:value-type="float" office:value="345010" calcext:value-type="float">
            <text:p>345010</text:p>
          </table:table-cell>
          <table:table-cell office:value-type="float" office:value="0.986919109431222" calcext:value-type="float">
            <text:p>0.986919109431222</text:p>
          </table:table-cell>
        </table:table-row>
        <table:table-row table:style-name="ro1">
          <table:table-cell office:value-type="float" office:value="251.976939443999" calcext:value-type="float">
            <text:p>251.976939443999</text:p>
          </table:table-cell>
          <table:table-cell office:value-type="float" office:value="350533" calcext:value-type="float">
            <text:p>350533</text:p>
          </table:table-cell>
          <table:table-cell office:value-type="float" office:value="343079" calcext:value-type="float">
            <text:p>343079</text:p>
          </table:table-cell>
          <table:table-cell office:value-type="float" office:value="0.98690370859761" calcext:value-type="float">
            <text:p>0.98690370859761</text:p>
          </table:table-cell>
        </table:table-row>
        <table:table-row table:style-name="ro1">
          <table:table-cell office:value-type="float" office:value="252.133462981999" calcext:value-type="float">
            <text:p>252.133462981999</text:p>
          </table:table-cell>
          <table:table-cell office:value-type="float" office:value="359570" calcext:value-type="float">
            <text:p>359570</text:p>
          </table:table-cell>
          <table:table-cell office:value-type="float" office:value="350533" calcext:value-type="float">
            <text:p>350533</text:p>
          </table:table-cell>
          <table:table-cell office:value-type="float" office:value="0.986891387930719" calcext:value-type="float">
            <text:p>0.986891387930719</text:p>
          </table:table-cell>
        </table:table-row>
        <table:table-row table:style-name="ro1">
          <table:table-cell office:value-type="float" office:value="252.333765448" calcext:value-type="float">
            <text:p>252.333765448</text:p>
          </table:table-cell>
          <table:table-cell office:value-type="float" office:value="360980" calcext:value-type="float">
            <text:p>360980</text:p>
          </table:table-cell>
          <table:table-cell office:value-type="float" office:value="359570" calcext:value-type="float">
            <text:p>359570</text:p>
          </table:table-cell>
          <table:table-cell office:value-type="float" office:value="0.986881531397207" calcext:value-type="float">
            <text:p>0.986881531397207</text:p>
          </table:table-cell>
        </table:table-row>
        <table:table-row table:style-name="ro1">
          <table:table-cell office:value-type="float" office:value="252.476838533999" calcext:value-type="float">
            <text:p>252.476838533999</text:p>
          </table:table-cell>
          <table:table-cell office:value-type="float" office:value="353926" calcext:value-type="float">
            <text:p>353926</text:p>
          </table:table-cell>
          <table:table-cell office:value-type="float" office:value="360980" calcext:value-type="float">
            <text:p>360980</text:p>
          </table:table-cell>
          <table:table-cell office:value-type="float" office:value="0.986873646170397" calcext:value-type="float">
            <text:p>0.986873646170397</text:p>
          </table:table-cell>
        </table:table-row>
        <table:table-row table:style-name="ro1">
          <table:table-cell office:value-type="float" office:value="252.626240030999" calcext:value-type="float">
            <text:p>252.626240030999</text:p>
          </table:table-cell>
          <table:table-cell office:value-type="float" office:value="345500" calcext:value-type="float">
            <text:p>345500</text:p>
          </table:table-cell>
          <table:table-cell office:value-type="float" office:value="353904" calcext:value-type="float">
            <text:p>353904</text:p>
          </table:table-cell>
          <table:table-cell office:value-type="float" office:value="0.986867337988949" calcext:value-type="float">
            <text:p>0.986867337988949</text:p>
          </table:table-cell>
        </table:table-row>
        <table:table-row table:style-name="ro1">
          <table:table-cell office:value-type="float" office:value="252.772215915" calcext:value-type="float">
            <text:p>252.772215915</text:p>
          </table:table-cell>
          <table:table-cell office:value-type="float" office:value="342869" calcext:value-type="float">
            <text:p>342869</text:p>
          </table:table-cell>
          <table:table-cell office:value-type="float" office:value="349104" calcext:value-type="float">
            <text:p>349104</text:p>
          </table:table-cell>
          <table:table-cell office:value-type="float" office:value="0.986862291443791" calcext:value-type="float">
            <text:p>0.986862291443791</text:p>
          </table:table-cell>
        </table:table-row>
        <table:table-row table:style-name="ro1">
          <table:table-cell office:value-type="float" office:value="252.924488757999" calcext:value-type="float">
            <text:p>252.924488757999</text:p>
          </table:table-cell>
          <table:table-cell office:value-type="float" office:value="348355" calcext:value-type="float">
            <text:p>348355</text:p>
          </table:table-cell>
          <table:table-cell office:value-type="float" office:value="342869" calcext:value-type="float">
            <text:p>342869</text:p>
          </table:table-cell>
          <table:table-cell office:value-type="float" office:value="0.986858254207665" calcext:value-type="float">
            <text:p>0.986858254207665</text:p>
          </table:table-cell>
        </table:table-row>
        <table:table-row table:style-name="ro1">
          <table:table-cell office:value-type="float" office:value="253.067977528999" calcext:value-type="float">
            <text:p>253.067977528999</text:p>
          </table:table-cell>
          <table:table-cell office:value-type="float" office:value="357210" calcext:value-type="float">
            <text:p>357210</text:p>
          </table:table-cell>
          <table:table-cell office:value-type="float" office:value="348355" calcext:value-type="float">
            <text:p>348355</text:p>
          </table:table-cell>
          <table:table-cell office:value-type="float" office:value="0.986855024418764" calcext:value-type="float">
            <text:p>0.986855024418764</text:p>
          </table:table-cell>
        </table:table-row>
        <table:table-row table:style-name="ro1">
          <table:table-cell office:value-type="float" office:value="253.214123034999" calcext:value-type="float">
            <text:p>253.214123034999</text:p>
          </table:table-cell>
          <table:table-cell office:value-type="float" office:value="362961" calcext:value-type="float">
            <text:p>362961</text:p>
          </table:table-cell>
          <table:table-cell office:value-type="float" office:value="357210" calcext:value-type="float">
            <text:p>357210</text:p>
          </table:table-cell>
          <table:table-cell office:value-type="float" office:value="0.986852440587642" calcext:value-type="float">
            <text:p>0.986852440587642</text:p>
          </table:table-cell>
        </table:table-row>
        <table:table-row table:style-name="ro1">
          <table:table-cell office:value-type="float" office:value="253.355754892" calcext:value-type="float">
            <text:p>253.355754892</text:p>
          </table:table-cell>
          <table:table-cell office:value-type="float" office:value="361228" calcext:value-type="float">
            <text:p>361228</text:p>
          </table:table-cell>
          <table:table-cell office:value-type="float" office:value="362961" calcext:value-type="float">
            <text:p>362961</text:p>
          </table:table-cell>
          <table:table-cell office:value-type="float" office:value="0.986850373522746" calcext:value-type="float">
            <text:p>0.986850373522746</text:p>
          </table:table-cell>
        </table:table-row>
        <table:table-row table:style-name="ro1">
          <table:table-cell office:value-type="float" office:value="253.492417265999" calcext:value-type="float">
            <text:p>253.492417265999</text:p>
          </table:table-cell>
          <table:table-cell office:value-type="float" office:value="353968" calcext:value-type="float">
            <text:p>353968</text:p>
          </table:table-cell>
          <table:table-cell office:value-type="float" office:value="361228" calcext:value-type="float">
            <text:p>361228</text:p>
          </table:table-cell>
          <table:table-cell office:value-type="float" office:value="0.986848719870828" calcext:value-type="float">
            <text:p>0.986848719870828</text:p>
          </table:table-cell>
        </table:table-row>
        <table:table-row table:style-name="ro1">
          <table:table-cell office:value-type="float" office:value="253.640445845" calcext:value-type="float">
            <text:p>253.640445845</text:p>
          </table:table-cell>
          <table:table-cell office:value-type="float" office:value="345917" calcext:value-type="float">
            <text:p>345917</text:p>
          </table:table-cell>
          <table:table-cell office:value-type="float" office:value="360028" calcext:value-type="float">
            <text:p>360028</text:p>
          </table:table-cell>
          <table:table-cell office:value-type="float" office:value="0.986847396949294" calcext:value-type="float">
            <text:p>0.986847396949294</text:p>
          </table:table-cell>
        </table:table-row>
        <table:table-row table:style-name="ro1">
          <table:table-cell office:value-type="float" office:value="253.794513321" calcext:value-type="float">
            <text:p>253.794513321</text:p>
          </table:table-cell>
          <table:table-cell office:value-type="float" office:value="344183" calcext:value-type="float">
            <text:p>344183</text:p>
          </table:table-cell>
          <table:table-cell office:value-type="float" office:value="345917" calcext:value-type="float">
            <text:p>345917</text:p>
          </table:table-cell>
          <table:table-cell office:value-type="float" office:value="0.986846338612067" calcext:value-type="float">
            <text:p>0.986846338612067</text:p>
          </table:table-cell>
        </table:table-row>
        <table:table-row table:style-name="ro1">
          <table:table-cell office:value-type="float" office:value="253.949463969" calcext:value-type="float">
            <text:p>253.949463969</text:p>
          </table:table-cell>
          <table:table-cell office:value-type="float" office:value="350827" calcext:value-type="float">
            <text:p>350827</text:p>
          </table:table-cell>
          <table:table-cell office:value-type="float" office:value="344183" calcext:value-type="float">
            <text:p>344183</text:p>
          </table:table-cell>
          <table:table-cell office:value-type="float" office:value="0.986845491942285" calcext:value-type="float">
            <text:p>0.986845491942285</text:p>
          </table:table-cell>
        </table:table-row>
        <table:table-row table:style-name="ro1">
          <table:table-cell office:value-type="float" office:value="254.100814969999" calcext:value-type="float">
            <text:p>254.100814969999</text:p>
          </table:table-cell>
          <table:table-cell office:value-type="float" office:value="360020" calcext:value-type="float">
            <text:p>360020</text:p>
          </table:table-cell>
          <table:table-cell office:value-type="float" office:value="350827" calcext:value-type="float">
            <text:p>350827</text:p>
          </table:table-cell>
          <table:table-cell office:value-type="float" office:value="0.98684481460646" calcext:value-type="float">
            <text:p>0.98684481460646</text:p>
          </table:table-cell>
        </table:table-row>
        <table:table-row table:style-name="ro1">
          <table:table-cell office:value-type="float" office:value="254.251220569" calcext:value-type="float">
            <text:p>254.251220569</text:p>
          </table:table-cell>
          <table:table-cell office:value-type="float" office:value="364250" calcext:value-type="float">
            <text:p>364250</text:p>
          </table:table-cell>
          <table:table-cell office:value-type="float" office:value="360020" calcext:value-type="float">
            <text:p>360020</text:p>
          </table:table-cell>
          <table:table-cell office:value-type="float" office:value="0.986844272737799" calcext:value-type="float">
            <text:p>0.986844272737799</text:p>
          </table:table-cell>
        </table:table-row>
        <table:table-row table:style-name="ro1">
          <table:table-cell office:value-type="float" office:value="254.409341106999" calcext:value-type="float">
            <text:p>254.409341106999</text:p>
          </table:table-cell>
          <table:table-cell office:value-type="float" office:value="359802" calcext:value-type="float">
            <text:p>359802</text:p>
          </table:table-cell>
          <table:table-cell office:value-type="float" office:value="364250" calcext:value-type="float">
            <text:p>364250</text:p>
          </table:table-cell>
          <table:table-cell office:value-type="float" office:value="0.986843839242871" calcext:value-type="float">
            <text:p>0.986843839242871</text:p>
          </table:table-cell>
        </table:table-row>
        <table:table-row table:style-name="ro1">
          <table:table-cell office:value-type="float" office:value="254.568816862" calcext:value-type="float">
            <text:p>254.568816862</text:p>
          </table:table-cell>
          <table:table-cell office:value-type="float" office:value="350378" calcext:value-type="float">
            <text:p>350378</text:p>
          </table:table-cell>
          <table:table-cell office:value-type="float" office:value="360650" calcext:value-type="float">
            <text:p>360650</text:p>
          </table:table-cell>
          <table:table-cell office:value-type="float" office:value="0.986843492446929" calcext:value-type="float">
            <text:p>0.986843492446929</text:p>
          </table:table-cell>
        </table:table-row>
        <table:table-row table:style-name="ro1">
          <table:table-cell office:value-type="float" office:value="254.734595866999" calcext:value-type="float">
            <text:p>254.734595866999</text:p>
          </table:table-cell>
          <table:table-cell office:value-type="float" office:value="344781" calcext:value-type="float">
            <text:p>344781</text:p>
          </table:table-cell>
          <table:table-cell office:value-type="float" office:value="350378" calcext:value-type="float">
            <text:p>350378</text:p>
          </table:table-cell>
          <table:table-cell office:value-type="float" office:value="0.986843215010175" calcext:value-type="float">
            <text:p>0.986843215010175</text:p>
          </table:table-cell>
        </table:table-row>
        <table:table-row table:style-name="ro1">
          <table:table-cell office:value-type="float" office:value="254.900123788999" calcext:value-type="float">
            <text:p>254.900123788999</text:p>
          </table:table-cell>
          <table:table-cell office:value-type="float" office:value="349028" calcext:value-type="float">
            <text:p>349028</text:p>
          </table:table-cell>
          <table:table-cell office:value-type="float" office:value="344781" calcext:value-type="float">
            <text:p>344781</text:p>
          </table:table-cell>
          <table:table-cell office:value-type="float" office:value="0.986842993060771" calcext:value-type="float">
            <text:p>0.986842993060771</text:p>
          </table:table-cell>
        </table:table-row>
        <table:table-row table:style-name="ro1">
          <table:table-cell office:value-type="float" office:value="255.059897038" calcext:value-type="float">
            <text:p>255.059897038</text:p>
          </table:table-cell>
          <table:table-cell office:value-type="float" office:value="358735" calcext:value-type="float">
            <text:p>358735</text:p>
          </table:table-cell>
          <table:table-cell office:value-type="float" office:value="349028" calcext:value-type="float">
            <text:p>349028</text:p>
          </table:table-cell>
          <table:table-cell office:value-type="float" office:value="0.986842815501249" calcext:value-type="float">
            <text:p>0.986842815501249</text:p>
          </table:table-cell>
        </table:table-row>
        <table:table-row table:style-name="ro1">
          <table:table-cell office:value-type="float" office:value="255.223555106" calcext:value-type="float">
            <text:p>255.223555106</text:p>
          </table:table-cell>
          <table:table-cell office:value-type="float" office:value="365085" calcext:value-type="float">
            <text:p>365085</text:p>
          </table:table-cell>
          <table:table-cell office:value-type="float" office:value="358735" calcext:value-type="float">
            <text:p>358735</text:p>
          </table:table-cell>
          <table:table-cell office:value-type="float" office:value="0.98684267345363" calcext:value-type="float">
            <text:p>0.98684267345363</text:p>
          </table:table-cell>
        </table:table-row>
        <table:table-row table:style-name="ro1">
          <table:table-cell office:value-type="float" office:value="255.386652027" calcext:value-type="float">
            <text:p>255.386652027</text:p>
          </table:table-cell>
          <table:table-cell office:value-type="float" office:value="361921" calcext:value-type="float">
            <text:p>361921</text:p>
          </table:table-cell>
          <table:table-cell office:value-type="float" office:value="365085" calcext:value-type="float">
            <text:p>365085</text:p>
          </table:table-cell>
          <table:table-cell office:value-type="float" office:value="0.985552570135454" calcext:value-type="float">
            <text:p>0.985552570135454</text:p>
          </table:table-cell>
        </table:table-row>
        <table:table-row table:style-name="ro1">
          <table:table-cell office:value-type="float" office:value="255.541056206999" calcext:value-type="float">
            <text:p>255.541056206999</text:p>
          </table:table-cell>
          <table:table-cell office:value-type="float" office:value="352989" calcext:value-type="float">
            <text:p>352989</text:p>
          </table:table-cell>
          <table:table-cell office:value-type="float" office:value="361921" calcext:value-type="float">
            <text:p>361921</text:p>
          </table:table-cell>
          <table:table-cell office:value-type="float" office:value="0.984520487480912" calcext:value-type="float">
            <text:p>0.984520487480912</text:p>
          </table:table-cell>
        </table:table-row>
        <table:table-row table:style-name="ro1">
          <table:table-cell office:value-type="float" office:value="255.700986796999" calcext:value-type="float">
            <text:p>255.700986796999</text:p>
          </table:table-cell>
          <table:table-cell office:value-type="float" office:value="346171" calcext:value-type="float">
            <text:p>346171</text:p>
          </table:table-cell>
          <table:table-cell office:value-type="float" office:value="352989" calcext:value-type="float">
            <text:p>352989</text:p>
          </table:table-cell>
          <table:table-cell office:value-type="float" office:value="0.983694821357279" calcext:value-type="float">
            <text:p>0.983694821357279</text:p>
          </table:table-cell>
        </table:table-row>
        <table:table-row table:style-name="ro1">
          <table:table-cell office:value-type="float" office:value="255.801984685" calcext:value-type="float">
            <text:p>255.801984685</text:p>
          </table:table-cell>
          <table:table-cell office:value-type="float" office:value="346330" calcext:value-type="float">
            <text:p>346330</text:p>
          </table:table-cell>
          <table:table-cell office:value-type="float" office:value="351190" calcext:value-type="float">
            <text:p>351190</text:p>
          </table:table-cell>
          <table:table-cell office:value-type="float" office:value="0.984324278138455" calcext:value-type="float">
            <text:p>0.984324278138455</text:p>
          </table:table-cell>
        </table:table-row>
        <table:table-row table:style-name="ro1">
          <table:table-cell office:value-type="float" office:value="255.903827124999" calcext:value-type="float">
            <text:p>255.903827124999</text:p>
          </table:table-cell>
          <table:table-cell office:value-type="float" office:value="350222" calcext:value-type="float">
            <text:p>350222</text:p>
          </table:table-cell>
          <table:table-cell office:value-type="float" office:value="347590" calcext:value-type="float">
            <text:p>347590</text:p>
          </table:table-cell>
          <table:table-cell office:value-type="float" office:value="0.984827843563396" calcext:value-type="float">
            <text:p>0.984827843563396</text:p>
          </table:table-cell>
        </table:table-row>
        <table:table-row table:style-name="ro1">
          <table:table-cell office:value-type="float" office:value="256.063321849" calcext:value-type="float">
            <text:p>256.063321849</text:p>
          </table:table-cell>
          <table:table-cell office:value-type="float" office:value="359937" calcext:value-type="float">
            <text:p>359937</text:p>
          </table:table-cell>
          <table:table-cell office:value-type="float" office:value="347590" calcext:value-type="float">
            <text:p>347590</text:p>
          </table:table-cell>
          <table:table-cell office:value-type="float" office:value="0.985230695903348" calcext:value-type="float">
            <text:p>0.985230695903348</text:p>
          </table:table-cell>
        </table:table-row>
        <table:table-row table:style-name="ro1">
          <table:table-cell office:value-type="float" office:value="256.229441299" calcext:value-type="float">
            <text:p>256.229441299</text:p>
          </table:table-cell>
          <table:table-cell office:value-type="float" office:value="366146" calcext:value-type="float">
            <text:p>366146</text:p>
          </table:table-cell>
          <table:table-cell office:value-type="float" office:value="359937" calcext:value-type="float">
            <text:p>359937</text:p>
          </table:table-cell>
          <table:table-cell office:value-type="float" office:value="0.98555297777531" calcext:value-type="float">
            <text:p>0.98555297777531</text:p>
          </table:table-cell>
        </table:table-row>
        <table:table-row table:style-name="ro1">
          <table:table-cell office:value-type="float" office:value="256.392162513999" calcext:value-type="float">
            <text:p>256.392162513999</text:p>
          </table:table-cell>
          <table:table-cell office:value-type="float" office:value="362661" calcext:value-type="float">
            <text:p>362661</text:p>
          </table:table-cell>
          <table:table-cell office:value-type="float" office:value="366146" calcext:value-type="float">
            <text:p>366146</text:p>
          </table:table-cell>
          <table:table-cell office:value-type="float" office:value="0.98581080327288" calcext:value-type="float">
            <text:p>0.98581080327288</text:p>
          </table:table-cell>
        </table:table-row>
        <table:table-row table:style-name="ro1">
          <table:table-cell office:value-type="float" office:value="256.573641149" calcext:value-type="float">
            <text:p>256.573641149</text:p>
          </table:table-cell>
          <table:table-cell office:value-type="float" office:value="352109" calcext:value-type="float">
            <text:p>352109</text:p>
          </table:table-cell>
          <table:table-cell office:value-type="float" office:value="362661" calcext:value-type="float">
            <text:p>362661</text:p>
          </table:table-cell>
          <table:table-cell office:value-type="float" office:value="0.986017063670935" calcext:value-type="float">
            <text:p>0.986017063670935</text:p>
          </table:table-cell>
        </table:table-row>
        <table:table-row table:style-name="ro1">
          <table:table-cell office:value-type="float" office:value="256.742797077" calcext:value-type="float">
            <text:p>256.742797077</text:p>
          </table:table-cell>
          <table:table-cell office:value-type="float" office:value="346753" calcext:value-type="float">
            <text:p>346753</text:p>
          </table:table-cell>
          <table:table-cell office:value-type="float" office:value="352109" calcext:value-type="float">
            <text:p>352109</text:p>
          </table:table-cell>
          <table:table-cell office:value-type="float" office:value="0.98618207198938" calcext:value-type="float">
            <text:p>0.98618207198938</text:p>
          </table:table-cell>
        </table:table-row>
        <table:table-row table:style-name="ro1">
          <table:table-cell office:value-type="float" office:value="256.848595407" calcext:value-type="float">
            <text:p>256.848595407</text:p>
          </table:table-cell>
          <table:table-cell office:value-type="float" office:value="348706" calcext:value-type="float">
            <text:p>348706</text:p>
          </table:table-cell>
          <table:table-cell office:value-type="float" office:value="346753" calcext:value-type="float">
            <text:p>346753</text:p>
          </table:table-cell>
          <table:table-cell office:value-type="float" office:value="0.986314078644136" calcext:value-type="float">
            <text:p>0.986314078644136</text:p>
          </table:table-cell>
        </table:table-row>
        <table:table-row table:style-name="ro1">
          <table:table-cell office:value-type="float" office:value="256.952912736999" calcext:value-type="float">
            <text:p>256.952912736999</text:p>
          </table:table-cell>
          <table:table-cell office:value-type="float" office:value="354037" calcext:value-type="float">
            <text:p>354037</text:p>
          </table:table-cell>
          <table:table-cell office:value-type="float" office:value="348706" calcext:value-type="float">
            <text:p>348706</text:p>
          </table:table-cell>
          <table:table-cell office:value-type="float" office:value="0.98641968396794" calcext:value-type="float">
            <text:p>0.98641968396794</text:p>
          </table:table-cell>
        </table:table-row>
        <table:table-row table:style-name="ro1">
          <table:table-cell office:value-type="float" office:value="257.131425624" calcext:value-type="float">
            <text:p>257.131425624</text:p>
          </table:table-cell>
          <table:table-cell office:value-type="float" office:value="364482" calcext:value-type="float">
            <text:p>364482</text:p>
          </table:table-cell>
          <table:table-cell office:value-type="float" office:value="354037" calcext:value-type="float">
            <text:p>354037</text:p>
          </table:table-cell>
          <table:table-cell office:value-type="float" office:value="0.986504168226984" calcext:value-type="float">
            <text:p>0.986504168226984</text:p>
          </table:table-cell>
        </table:table-row>
        <table:table-row table:style-name="ro1">
          <table:table-cell office:value-type="float" office:value="257.303521898999" calcext:value-type="float">
            <text:p>257.303521898999</text:p>
          </table:table-cell>
          <table:table-cell office:value-type="float" office:value="366743" calcext:value-type="float">
            <text:p>366743</text:p>
          </table:table-cell>
          <table:table-cell office:value-type="float" office:value="364482" calcext:value-type="float">
            <text:p>364482</text:p>
          </table:table-cell>
          <table:table-cell office:value-type="float" office:value="0.986571755634219" calcext:value-type="float">
            <text:p>0.986571755634219</text:p>
          </table:table-cell>
        </table:table-row>
        <table:table-row table:style-name="ro1">
          <table:table-cell office:value-type="float" office:value="257.463350467999" calcext:value-type="float">
            <text:p>257.463350467999</text:p>
          </table:table-cell>
          <table:table-cell office:value-type="float" office:value="359745" calcext:value-type="float">
            <text:p>359745</text:p>
          </table:table-cell>
          <table:table-cell office:value-type="float" office:value="366743" calcext:value-type="float">
            <text:p>366743</text:p>
          </table:table-cell>
          <table:table-cell office:value-type="float" office:value="0.986625825560006" calcext:value-type="float">
            <text:p>0.986625825560006</text:p>
          </table:table-cell>
        </table:table-row>
        <table:table-row table:style-name="ro1">
          <table:table-cell office:value-type="float" office:value="257.618489725999" calcext:value-type="float">
            <text:p>257.618489725999</text:p>
          </table:table-cell>
          <table:table-cell office:value-type="float" office:value="350842" calcext:value-type="float">
            <text:p>350842</text:p>
          </table:table-cell>
          <table:table-cell office:value-type="float" office:value="359745" calcext:value-type="float">
            <text:p>359745</text:p>
          </table:table-cell>
          <table:table-cell office:value-type="float" office:value="0.986669081500637" calcext:value-type="float">
            <text:p>0.986669081500637</text:p>
          </table:table-cell>
        </table:table-row>
        <table:table-row table:style-name="ro1">
          <table:table-cell office:value-type="float" office:value="257.772155135999" calcext:value-type="float">
            <text:p>257.772155135999</text:p>
          </table:table-cell>
          <table:table-cell office:value-type="float" office:value="347868" calcext:value-type="float">
            <text:p>347868</text:p>
          </table:table-cell>
          <table:table-cell office:value-type="float" office:value="353953" calcext:value-type="float">
            <text:p>353953</text:p>
          </table:table-cell>
          <table:table-cell office:value-type="float" office:value="0.986703686253141" calcext:value-type="float">
            <text:p>0.986703686253141</text:p>
          </table:table-cell>
        </table:table-row>
        <table:table-row table:style-name="ro1">
          <table:table-cell office:value-type="float" office:value="257.940851687999" calcext:value-type="float">
            <text:p>257.940851687999</text:p>
          </table:table-cell>
          <table:table-cell office:value-type="float" office:value="354309" calcext:value-type="float">
            <text:p>354309</text:p>
          </table:table-cell>
          <table:table-cell office:value-type="float" office:value="347868" calcext:value-type="float">
            <text:p>347868</text:p>
          </table:table-cell>
          <table:table-cell office:value-type="float" office:value="0.986731370055145" calcext:value-type="float">
            <text:p>0.986731370055145</text:p>
          </table:table-cell>
        </table:table-row>
        <table:table-row table:style-name="ro1">
          <table:table-cell office:value-type="float" office:value="258.042381142999" calcext:value-type="float">
            <text:p>258.042381142999</text:p>
          </table:table-cell>
          <table:table-cell office:value-type="float" office:value="360673" calcext:value-type="float">
            <text:p>360673</text:p>
          </table:table-cell>
          <table:table-cell office:value-type="float" office:value="354309" calcext:value-type="float">
            <text:p>354309</text:p>
          </table:table-cell>
          <table:table-cell office:value-type="float" office:value="0.986753517096747" calcext:value-type="float">
            <text:p>0.986753517096747</text:p>
          </table:table-cell>
        </table:table-row>
        <table:table-row table:style-name="ro1">
          <table:table-cell office:value-type="float" office:value="258.202270172" calcext:value-type="float">
            <text:p>258.202270172</text:p>
          </table:table-cell>
          <table:table-cell office:value-type="float" office:value="367755" calcext:value-type="float">
            <text:p>367755</text:p>
          </table:table-cell>
          <table:table-cell office:value-type="float" office:value="360673" calcext:value-type="float">
            <text:p>360673</text:p>
          </table:table-cell>
          <table:table-cell office:value-type="float" office:value="0.98677123473003" calcext:value-type="float">
            <text:p>0.98677123473003</text:p>
          </table:table-cell>
        </table:table-row>
        <table:table-row table:style-name="ro1">
          <table:table-cell office:value-type="float" office:value="258.360072243999" calcext:value-type="float">
            <text:p>258.360072243999</text:p>
          </table:table-cell>
          <table:table-cell office:value-type="float" office:value="366062" calcext:value-type="float">
            <text:p>366062</text:p>
          </table:table-cell>
          <table:table-cell office:value-type="float" office:value="367755" calcext:value-type="float">
            <text:p>367755</text:p>
          </table:table-cell>
          <table:table-cell office:value-type="float" office:value="0.986785408836655" calcext:value-type="float">
            <text:p>0.986785408836655</text:p>
          </table:table-cell>
        </table:table-row>
        <table:table-row table:style-name="ro1">
          <table:table-cell office:value-type="float" office:value="258.521632884" calcext:value-type="float">
            <text:p>258.521632884</text:p>
          </table:table-cell>
          <table:table-cell office:value-type="float" office:value="357166" calcext:value-type="float">
            <text:p>357166</text:p>
          </table:table-cell>
          <table:table-cell office:value-type="float" office:value="366062" calcext:value-type="float">
            <text:p>366062</text:p>
          </table:table-cell>
          <table:table-cell office:value-type="float" office:value="0.986796748121956" calcext:value-type="float">
            <text:p>0.986796748121956</text:p>
          </table:table-cell>
        </table:table-row>
        <table:table-row table:style-name="ro1">
          <table:table-cell office:value-type="float" office:value="258.679931642999" calcext:value-type="float">
            <text:p>258.679931642999</text:p>
          </table:table-cell>
          <table:table-cell office:value-type="float" office:value="349633" calcext:value-type="float">
            <text:p>349633</text:p>
          </table:table-cell>
          <table:table-cell office:value-type="float" office:value="361868" calcext:value-type="float">
            <text:p>361868</text:p>
          </table:table-cell>
          <table:table-cell office:value-type="float" office:value="0.986805819550196" calcext:value-type="float">
            <text:p>0.986805819550196</text:p>
          </table:table-cell>
        </table:table-row>
        <table:table-row table:style-name="ro1">
          <table:table-cell office:value-type="float" office:value="258.839677739999" calcext:value-type="float">
            <text:p>258.839677739999</text:p>
          </table:table-cell>
          <table:table-cell office:value-type="float" office:value="350385" calcext:value-type="float">
            <text:p>350385</text:p>
          </table:table-cell>
          <table:table-cell office:value-type="float" office:value="355687" calcext:value-type="float">
            <text:p>355687</text:p>
          </table:table-cell>
          <table:table-cell office:value-type="float" office:value="0.986813076692789" calcext:value-type="float">
            <text:p>0.986813076692789</text:p>
          </table:table-cell>
        </table:table-row>
        <table:table-row table:style-name="ro1">
          <table:table-cell office:value-type="float" office:value="258.988587378999" calcext:value-type="float">
            <text:p>258.988587378999</text:p>
          </table:table-cell>
          <table:table-cell office:value-type="float" office:value="358272" calcext:value-type="float">
            <text:p>358272</text:p>
          </table:table-cell>
          <table:table-cell office:value-type="float" office:value="350385" calcext:value-type="float">
            <text:p>350385</text:p>
          </table:table-cell>
          <table:table-cell office:value-type="float" office:value="0.986818882406863" calcext:value-type="float">
            <text:p>0.986818882406863</text:p>
          </table:table-cell>
        </table:table-row>
        <table:table-row table:style-name="ro1">
          <table:table-cell office:value-type="float" office:value="259.110648505" calcext:value-type="float">
            <text:p>259.110648505</text:p>
          </table:table-cell>
          <table:table-cell office:value-type="float" office:value="365516" calcext:value-type="float">
            <text:p>365516</text:p>
          </table:table-cell>
          <table:table-cell office:value-type="float" office:value="358272" calcext:value-type="float">
            <text:p>358272</text:p>
          </table:table-cell>
          <table:table-cell office:value-type="float" office:value="0.986823526978122" calcext:value-type="float">
            <text:p>0.986823526978122</text:p>
          </table:table-cell>
        </table:table-row>
        <table:table-row table:style-name="ro1">
          <table:table-cell office:value-type="float" office:value="259.285317992999" calcext:value-type="float">
            <text:p>259.285317992999</text:p>
          </table:table-cell>
          <table:table-cell office:value-type="float" office:value="369040" calcext:value-type="float">
            <text:p>369040</text:p>
          </table:table-cell>
          <table:table-cell office:value-type="float" office:value="365516" calcext:value-type="float">
            <text:p>365516</text:p>
          </table:table-cell>
          <table:table-cell office:value-type="float" office:value="0.986827242635129" calcext:value-type="float">
            <text:p>0.986827242635129</text:p>
          </table:table-cell>
        </table:table-row>
        <table:table-row table:style-name="ro1">
          <table:table-cell office:value-type="float" office:value="259.454888635" calcext:value-type="float">
            <text:p>259.454888635</text:p>
          </table:table-cell>
          <table:table-cell office:value-type="float" office:value="362251" calcext:value-type="float">
            <text:p>362251</text:p>
          </table:table-cell>
          <table:table-cell office:value-type="float" office:value="369040" calcext:value-type="float">
            <text:p>369040</text:p>
          </table:table-cell>
          <table:table-cell office:value-type="float" office:value="0.986830215160735" calcext:value-type="float">
            <text:p>0.986830215160735</text:p>
          </table:table-cell>
        </table:table-row>
        <table:table-row table:style-name="ro1">
          <table:table-cell office:value-type="float" office:value="259.616343373" calcext:value-type="float">
            <text:p>259.616343373</text:p>
          </table:table-cell>
          <table:table-cell office:value-type="float" office:value="352940" calcext:value-type="float">
            <text:p>352940</text:p>
          </table:table-cell>
          <table:table-cell office:value-type="float" office:value="362251" calcext:value-type="float">
            <text:p>362251</text:p>
          </table:table-cell>
          <table:table-cell office:value-type="float" office:value="0.98683259318122" calcext:value-type="float">
            <text:p>0.98683259318122</text:p>
          </table:table-cell>
        </table:table-row>
        <table:table-row table:style-name="ro1">
          <table:table-cell office:value-type="float" office:value="259.779373092" calcext:value-type="float">
            <text:p>259.779373092</text:p>
          </table:table-cell>
          <table:table-cell office:value-type="float" office:value="349949" calcext:value-type="float">
            <text:p>349949</text:p>
          </table:table-cell>
          <table:table-cell office:value-type="float" office:value="352940" calcext:value-type="float">
            <text:p>352940</text:p>
          </table:table-cell>
          <table:table-cell office:value-type="float" office:value="0.985544505917525" calcext:value-type="float">
            <text:p>0.985544505917525</text:p>
          </table:table-cell>
        </table:table-row>
        <table:table-row table:style-name="ro1">
          <table:table-cell office:value-type="float" office:value="259.942397981" calcext:value-type="float">
            <text:p>259.942397981</text:p>
          </table:table-cell>
          <table:table-cell office:value-type="float" office:value="356401" calcext:value-type="float">
            <text:p>356401</text:p>
          </table:table-cell>
          <table:table-cell office:value-type="float" office:value="349949" calcext:value-type="float">
            <text:p>349949</text:p>
          </table:table-cell>
          <table:table-cell office:value-type="float" office:value="0.984514036106569" calcext:value-type="float">
            <text:p>0.984514036106569</text:p>
          </table:table-cell>
        </table:table-row>
        <table:table-row table:style-name="ro1">
          <table:table-cell office:value-type="float" office:value="260.103275441999" calcext:value-type="float">
            <text:p>260.103275441999</text:p>
          </table:table-cell>
          <table:table-cell office:value-type="float" office:value="366146" calcext:value-type="float">
            <text:p>366146</text:p>
          </table:table-cell>
          <table:table-cell office:value-type="float" office:value="356401" calcext:value-type="float">
            <text:p>356401</text:p>
          </table:table-cell>
          <table:table-cell office:value-type="float" office:value="0.983689660257804" calcext:value-type="float">
            <text:p>0.983689660257804</text:p>
          </table:table-cell>
        </table:table-row>
        <table:table-row table:style-name="ro1">
          <table:table-cell office:value-type="float" office:value="260.259968209" calcext:value-type="float">
            <text:p>260.259968209</text:p>
          </table:table-cell>
          <table:table-cell office:value-type="float" office:value="370240" calcext:value-type="float">
            <text:p>370240</text:p>
          </table:table-cell>
          <table:table-cell office:value-type="float" office:value="366146" calcext:value-type="float">
            <text:p>366146</text:p>
          </table:table-cell>
          <table:table-cell office:value-type="float" office:value="0.983030159578793" calcext:value-type="float">
            <text:p>0.983030159578793</text:p>
          </table:table-cell>
        </table:table-row>
        <table:table-row table:style-name="ro1">
          <table:table-cell office:value-type="float" office:value="260.421950824" calcext:value-type="float">
            <text:p>260.421950824</text:p>
          </table:table-cell>
          <table:table-cell office:value-type="float" office:value="365131" calcext:value-type="float">
            <text:p>365131</text:p>
          </table:table-cell>
          <table:table-cell office:value-type="float" office:value="370240" calcext:value-type="float">
            <text:p>370240</text:p>
          </table:table-cell>
          <table:table-cell office:value-type="float" office:value="0.982502559035583" calcext:value-type="float">
            <text:p>0.982502559035583</text:p>
          </table:table-cell>
        </table:table-row>
        <table:table-row table:style-name="ro1">
          <table:table-cell office:value-type="float" office:value="260.587813359" calcext:value-type="float">
            <text:p>260.587813359</text:p>
          </table:table-cell>
          <table:table-cell office:value-type="float" office:value="355346" calcext:value-type="float">
            <text:p>355346</text:p>
          </table:table-cell>
          <table:table-cell office:value-type="float" office:value="365131" calcext:value-type="float">
            <text:p>365131</text:p>
          </table:table-cell>
          <table:table-cell office:value-type="float" office:value="0.982080478601016" calcext:value-type="float">
            <text:p>0.982080478601016</text:p>
          </table:table-cell>
        </table:table-row>
        <table:table-row table:style-name="ro1">
          <table:table-cell office:value-type="float" office:value="260.745363438" calcext:value-type="float">
            <text:p>260.745363438</text:p>
          </table:table-cell>
          <table:table-cell office:value-type="float" office:value="350749" calcext:value-type="float">
            <text:p>350749</text:p>
          </table:table-cell>
          <table:table-cell office:value-type="float" office:value="355346" calcext:value-type="float">
            <text:p>355346</text:p>
          </table:table-cell>
          <table:table-cell office:value-type="float" office:value="0.981742814253362" calcext:value-type="float">
            <text:p>0.981742814253362</text:p>
          </table:table-cell>
        </table:table-row>
        <table:table-row table:style-name="ro1">
          <table:table-cell office:value-type="float" office:value="260.907090839" calcext:value-type="float">
            <text:p>260.907090839</text:p>
          </table:table-cell>
          <table:table-cell office:value-type="float" office:value="355395" calcext:value-type="float">
            <text:p>355395</text:p>
          </table:table-cell>
          <table:table-cell office:value-type="float" office:value="350749" calcext:value-type="float">
            <text:p>350749</text:p>
          </table:table-cell>
          <table:table-cell office:value-type="float" office:value="0.981472682775238" calcext:value-type="float">
            <text:p>0.981472682775238</text:p>
          </table:table-cell>
        </table:table-row>
        <table:table-row table:style-name="ro1">
          <table:table-cell office:value-type="float" office:value="261.067311452" calcext:value-type="float">
            <text:p>261.067311452</text:p>
          </table:table-cell>
          <table:table-cell office:value-type="float" office:value="365171" calcext:value-type="float">
            <text:p>365171</text:p>
          </table:table-cell>
          <table:table-cell office:value-type="float" office:value="355395" calcext:value-type="float">
            <text:p>355395</text:p>
          </table:table-cell>
          <table:table-cell office:value-type="float" office:value="0.98125657759274" calcext:value-type="float">
            <text:p>0.98125657759274</text:p>
          </table:table-cell>
        </table:table-row>
        <table:table-row table:style-name="ro1">
          <table:table-cell office:value-type="float" office:value="261.215788684" calcext:value-type="float">
            <text:p>261.215788684</text:p>
          </table:table-cell>
          <table:table-cell office:value-type="float" office:value="370985" calcext:value-type="float">
            <text:p>370985</text:p>
          </table:table-cell>
          <table:table-cell office:value-type="float" office:value="365171" calcext:value-type="float">
            <text:p>365171</text:p>
          </table:table-cell>
          <table:table-cell office:value-type="float" office:value="0.981083693446741" calcext:value-type="float">
            <text:p>0.981083693446741</text:p>
          </table:table-cell>
        </table:table-row>
        <table:table-row table:style-name="ro1">
          <table:table-cell office:value-type="float" office:value="261.371745602" calcext:value-type="float">
            <text:p>261.371745602</text:p>
          </table:table-cell>
          <table:table-cell office:value-type="float" office:value="368585" calcext:value-type="float">
            <text:p>368585</text:p>
          </table:table-cell>
          <table:table-cell office:value-type="float" office:value="370985" calcext:value-type="float">
            <text:p>370985</text:p>
          </table:table-cell>
          <table:table-cell office:value-type="float" office:value="0.980945386129942" calcext:value-type="float">
            <text:p>0.980945386129942</text:p>
          </table:table-cell>
        </table:table-row>
        <table:table-row table:style-name="ro1">
          <table:table-cell office:value-type="float" office:value="261.523225833" calcext:value-type="float">
            <text:p>261.523225833</text:p>
          </table:table-cell>
          <table:table-cell office:value-type="float" office:value="360069" calcext:value-type="float">
            <text:p>360069</text:p>
          </table:table-cell>
          <table:table-cell office:value-type="float" office:value="369724" calcext:value-type="float">
            <text:p>369724</text:p>
          </table:table-cell>
          <table:table-cell office:value-type="float" office:value="0.980834740276503" calcext:value-type="float">
            <text:p>0.980834740276503</text:p>
          </table:table-cell>
        </table:table-row>
        <table:table-row table:style-name="ro1">
          <table:table-cell office:value-type="float" office:value="261.678947697999" calcext:value-type="float">
            <text:p>261.678947697999</text:p>
          </table:table-cell>
          <table:table-cell office:value-type="float" office:value="352659" calcext:value-type="float">
            <text:p>352659</text:p>
          </table:table-cell>
          <table:table-cell office:value-type="float" office:value="360746" calcext:value-type="float">
            <text:p>360746</text:p>
          </table:table-cell>
          <table:table-cell office:value-type="float" office:value="0.980746223593751" calcext:value-type="float">
            <text:p>0.980746223593751</text:p>
          </table:table-cell>
        </table:table-row>
        <table:table-row table:style-name="ro1">
          <table:table-cell office:value-type="float" office:value="261.837611771" calcext:value-type="float">
            <text:p>261.837611771</text:p>
          </table:table-cell>
          <table:table-cell office:value-type="float" office:value="353314" calcext:value-type="float">
            <text:p>353314</text:p>
          </table:table-cell>
          <table:table-cell office:value-type="float" office:value="352659" calcext:value-type="float">
            <text:p>352659</text:p>
          </table:table-cell>
          <table:table-cell office:value-type="float" office:value="0.98067541024755" calcext:value-type="float">
            <text:p>0.98067541024755</text:p>
          </table:table-cell>
        </table:table-row>
        <table:table-row table:style-name="ro1">
          <table:table-cell office:value-type="float" office:value="261.999156579999" calcext:value-type="float">
            <text:p>261.999156579999</text:p>
          </table:table-cell>
          <table:table-cell office:value-type="float" office:value="361946" calcext:value-type="float">
            <text:p>361946</text:p>
          </table:table-cell>
          <table:table-cell office:value-type="float" office:value="353314" calcext:value-type="float">
            <text:p>353314</text:p>
          </table:table-cell>
          <table:table-cell office:value-type="float" office:value="0.980618759570589" calcext:value-type="float">
            <text:p>0.980618759570589</text:p>
          </table:table-cell>
        </table:table-row>
        <table:table-row table:style-name="ro1">
          <table:table-cell office:value-type="float" office:value="262.159943999" calcext:value-type="float">
            <text:p>262.159943999</text:p>
          </table:table-cell>
          <table:table-cell office:value-type="float" office:value="370601" calcext:value-type="float">
            <text:p>370601</text:p>
          </table:table-cell>
          <table:table-cell office:value-type="float" office:value="361946" calcext:value-type="float">
            <text:p>361946</text:p>
          </table:table-cell>
          <table:table-cell office:value-type="float" office:value="0.98057343902902" calcext:value-type="float">
            <text:p>0.98057343902902</text:p>
          </table:table-cell>
        </table:table-row>
        <table:table-row table:style-name="ro1">
          <table:table-cell office:value-type="float" office:value="262.332770932" calcext:value-type="float">
            <text:p>262.332770932</text:p>
          </table:table-cell>
          <table:table-cell office:value-type="float" office:value="371010" calcext:value-type="float">
            <text:p>371010</text:p>
          </table:table-cell>
          <table:table-cell office:value-type="float" office:value="370601" calcext:value-type="float">
            <text:p>370601</text:p>
          </table:table-cell>
          <table:table-cell office:value-type="float" office:value="0.979263946028411" calcext:value-type="float">
            <text:p>0.979263946028411</text:p>
          </table:table-cell>
        </table:table-row>
        <table:table-row table:style-name="ro1">
          <table:table-cell office:value-type="float" office:value="262.464611612" calcext:value-type="float">
            <text:p>262.464611612</text:p>
          </table:table-cell>
          <table:table-cell office:value-type="float" office:value="364669" calcext:value-type="float">
            <text:p>364669</text:p>
          </table:table-cell>
          <table:table-cell office:value-type="float" office:value="371010" calcext:value-type="float">
            <text:p>371010</text:p>
          </table:table-cell>
          <table:table-cell office:value-type="float" office:value="0.979489588195278" calcext:value-type="float">
            <text:p>0.979489588195278</text:p>
          </table:table-cell>
        </table:table-row>
        <table:table-row table:style-name="ro1">
          <table:table-cell office:value-type="float" office:value="262.628872445999" calcext:value-type="float">
            <text:p>262.628872445999</text:p>
          </table:table-cell>
          <table:table-cell office:value-type="float" office:value="355387" calcext:value-type="float">
            <text:p>355387</text:p>
          </table:table-cell>
          <table:table-cell office:value-type="float" office:value="364669" calcext:value-type="float">
            <text:p>364669</text:p>
          </table:table-cell>
          <table:table-cell office:value-type="float" office:value="0.979670101928772" calcext:value-type="float">
            <text:p>0.979670101928772</text:p>
          </table:table-cell>
        </table:table-row>
        <table:table-row table:style-name="ro1">
          <table:table-cell office:value-type="float" office:value="262.78220313" calcext:value-type="float">
            <text:p>262.78220313</text:p>
          </table:table-cell>
          <table:table-cell office:value-type="float" office:value="352986" calcext:value-type="float">
            <text:p>352986</text:p>
          </table:table-cell>
          <table:table-cell office:value-type="float" office:value="356813" calcext:value-type="float">
            <text:p>356813</text:p>
          </table:table-cell>
          <table:table-cell office:value-type="float" office:value="0.979814512915566" calcext:value-type="float">
            <text:p>0.979814512915566</text:p>
          </table:table-cell>
        </table:table-row>
        <table:table-row table:style-name="ro1">
          <table:table-cell office:value-type="float" office:value="262.943960540999" calcext:value-type="float">
            <text:p>262.943960540999</text:p>
          </table:table-cell>
          <table:table-cell office:value-type="float" office:value="359495" calcext:value-type="float">
            <text:p>359495</text:p>
          </table:table-cell>
          <table:table-cell office:value-type="float" office:value="352986" calcext:value-type="float">
            <text:p>352986</text:p>
          </table:table-cell>
          <table:table-cell office:value-type="float" office:value="0.979930041705002" calcext:value-type="float">
            <text:p>0.979930041705002</text:p>
          </table:table-cell>
        </table:table-row>
        <table:table-row table:style-name="ro1">
          <table:table-cell office:value-type="float" office:value="263.093378764999" calcext:value-type="float">
            <text:p>263.093378764999</text:p>
          </table:table-cell>
          <table:table-cell office:value-type="float" office:value="368629" calcext:value-type="float">
            <text:p>368629</text:p>
          </table:table-cell>
          <table:table-cell office:value-type="float" office:value="359495" calcext:value-type="float">
            <text:p>359495</text:p>
          </table:table-cell>
          <table:table-cell office:value-type="float" office:value="0.980022464736551" calcext:value-type="float">
            <text:p>0.980022464736551</text:p>
          </table:table-cell>
        </table:table-row>
        <table:table-row table:style-name="ro1">
          <table:table-cell office:value-type="float" office:value="263.262594881999" calcext:value-type="float">
            <text:p>263.262594881999</text:p>
          </table:table-cell>
          <table:table-cell office:value-type="float" office:value="373231" calcext:value-type="float">
            <text:p>373231</text:p>
          </table:table-cell>
          <table:table-cell office:value-type="float" office:value="368629" calcext:value-type="float">
            <text:p>368629</text:p>
          </table:table-cell>
          <table:table-cell office:value-type="float" office:value="0.98009640316179" calcext:value-type="float">
            <text:p>0.98009640316179</text:p>
          </table:table-cell>
        </table:table-row>
        <table:table-row table:style-name="ro1">
          <table:table-cell office:value-type="float" office:value="263.424757298" calcext:value-type="float">
            <text:p>263.424757298</text:p>
          </table:table-cell>
          <table:table-cell office:value-type="float" office:value="367978" calcext:value-type="float">
            <text:p>367978</text:p>
          </table:table-cell>
          <table:table-cell office:value-type="float" office:value="373231" calcext:value-type="float">
            <text:p>373231</text:p>
          </table:table-cell>
          <table:table-cell office:value-type="float" office:value="0.980155553901981" calcext:value-type="float">
            <text:p>0.980155553901981</text:p>
          </table:table-cell>
        </table:table-row>
        <table:table-row table:style-name="ro1">
          <table:table-cell office:value-type="float" office:value="263.577460873999" calcext:value-type="float">
            <text:p>263.577460873999</text:p>
          </table:table-cell>
          <table:table-cell office:value-type="float" office:value="358900" calcext:value-type="float">
            <text:p>358900</text:p>
          </table:table-cell>
          <table:table-cell office:value-type="float" office:value="369631" calcext:value-type="float">
            <text:p>369631</text:p>
          </table:table-cell>
          <table:table-cell office:value-type="float" office:value="0.980202874494134" calcext:value-type="float">
            <text:p>0.980202874494134</text:p>
          </table:table-cell>
        </table:table-row>
        <table:table-row table:style-name="ro1">
          <table:table-cell office:value-type="float" office:value="263.730283991999" calcext:value-type="float">
            <text:p>263.730283991999</text:p>
          </table:table-cell>
          <table:table-cell office:value-type="float" office:value="353806" calcext:value-type="float">
            <text:p>353806</text:p>
          </table:table-cell>
          <table:table-cell office:value-type="float" office:value="358900" calcext:value-type="float">
            <text:p>358900</text:p>
          </table:table-cell>
          <table:table-cell office:value-type="float" office:value="0.980240730967856" calcext:value-type="float">
            <text:p>0.980240730967856</text:p>
          </table:table-cell>
        </table:table-row>
        <table:table-row table:style-name="ro1">
          <table:table-cell office:value-type="float" office:value="263.89337421" calcext:value-type="float">
            <text:p>263.89337421</text:p>
          </table:table-cell>
          <table:table-cell office:value-type="float" office:value="357683" calcext:value-type="float">
            <text:p>357683</text:p>
          </table:table-cell>
          <table:table-cell office:value-type="float" office:value="353806" calcext:value-type="float">
            <text:p>353806</text:p>
          </table:table-cell>
          <table:table-cell office:value-type="float" office:value="0.980271016146834" calcext:value-type="float">
            <text:p>0.980271016146834</text:p>
          </table:table-cell>
        </table:table-row>
        <table:table-row table:style-name="ro1">
          <table:table-cell office:value-type="float" office:value="264.058467842999" calcext:value-type="float">
            <text:p>264.058467842999</text:p>
          </table:table-cell>
          <table:table-cell office:value-type="float" office:value="367650" calcext:value-type="float">
            <text:p>367650</text:p>
          </table:table-cell>
          <table:table-cell office:value-type="float" office:value="357683" calcext:value-type="float">
            <text:p>357683</text:p>
          </table:table-cell>
          <table:table-cell office:value-type="float" office:value="0.980295244290016" calcext:value-type="float">
            <text:p>0.980295244290016</text:p>
          </table:table-cell>
        </table:table-row>
        <table:table-row table:style-name="ro1">
          <table:table-cell office:value-type="float" office:value="264.214815506" calcext:value-type="float">
            <text:p>264.214815506</text:p>
          </table:table-cell>
          <table:table-cell office:value-type="float" office:value="373971" calcext:value-type="float">
            <text:p>373971</text:p>
          </table:table-cell>
          <table:table-cell office:value-type="float" office:value="367650" calcext:value-type="float">
            <text:p>367650</text:p>
          </table:table-cell>
          <table:table-cell office:value-type="float" office:value="0.980314626804562" calcext:value-type="float">
            <text:p>0.980314626804562</text:p>
          </table:table-cell>
        </table:table-row>
        <table:table-row table:style-name="ro1">
          <table:table-cell office:value-type="float" office:value="264.378203627" calcext:value-type="float">
            <text:p>264.378203627</text:p>
          </table:table-cell>
          <table:table-cell office:value-type="float" office:value="371305" calcext:value-type="float">
            <text:p>371305</text:p>
          </table:table-cell>
          <table:table-cell office:value-type="float" office:value="373971" calcext:value-type="float">
            <text:p>373971</text:p>
          </table:table-cell>
          <table:table-cell office:value-type="float" office:value="0.980330132816199" calcext:value-type="float">
            <text:p>0.980330132816199</text:p>
          </table:table-cell>
        </table:table-row>
        <table:table-row table:style-name="ro1">
          <table:table-cell office:value-type="float" office:value="264.544376054999" calcext:value-type="float">
            <text:p>264.544376054999</text:p>
          </table:table-cell>
          <table:table-cell office:value-type="float" office:value="361792" calcext:value-type="float">
            <text:p>361792</text:p>
          </table:table-cell>
          <table:table-cell office:value-type="float" office:value="371305" calcext:value-type="float">
            <text:p>371305</text:p>
          </table:table-cell>
          <table:table-cell office:value-type="float" office:value="0.980342537625508" calcext:value-type="float">
            <text:p>0.980342537625508</text:p>
          </table:table-cell>
        </table:table-row>
        <table:table-row table:style-name="ro1">
          <table:table-cell office:value-type="float" office:value="264.71193946" calcext:value-type="float">
            <text:p>264.71193946</text:p>
          </table:table-cell>
          <table:table-cell office:value-type="float" office:value="354996" calcext:value-type="float">
            <text:p>354996</text:p>
          </table:table-cell>
          <table:table-cell office:value-type="float" office:value="368905" calcext:value-type="float">
            <text:p>368905</text:p>
          </table:table-cell>
          <table:table-cell office:value-type="float" office:value="0.979079224905601" calcext:value-type="float">
            <text:p>0.979079224905601</text:p>
          </table:table-cell>
        </table:table-row>
        <table:table-row table:style-name="ro1">
          <table:table-cell office:value-type="float" office:value="264.877618671" calcext:value-type="float">
            <text:p>264.877618671</text:p>
          </table:table-cell>
          <table:table-cell office:value-type="float" office:value="357923" calcext:value-type="float">
            <text:p>357923</text:p>
          </table:table-cell>
          <table:table-cell office:value-type="float" office:value="362541" calcext:value-type="float">
            <text:p>362541</text:p>
          </table:table-cell>
          <table:table-cell office:value-type="float" office:value="0.978068574729676" calcext:value-type="float">
            <text:p>0.978068574729676</text:p>
          </table:table-cell>
        </table:table-row>
        <table:table-row table:style-name="ro1">
          <table:table-cell office:value-type="float" office:value="265.050653045" calcext:value-type="float">
            <text:p>265.050653045</text:p>
          </table:table-cell>
          <table:table-cell office:value-type="float" office:value="368179" calcext:value-type="float">
            <text:p>368179</text:p>
          </table:table-cell>
          <table:table-cell office:value-type="float" office:value="357923" calcext:value-type="float">
            <text:p>357923</text:p>
          </table:table-cell>
          <table:table-cell office:value-type="float" office:value="0.977260054588935" calcext:value-type="float">
            <text:p>0.977260054588935</text:p>
          </table:table-cell>
        </table:table-row>
        <table:table-row table:style-name="ro1">
          <table:table-cell office:value-type="float" office:value="265.213977636" calcext:value-type="float">
            <text:p>265.213977636</text:p>
          </table:table-cell>
          <table:table-cell office:value-type="float" office:value="374958" calcext:value-type="float">
            <text:p>374958</text:p>
          </table:table-cell>
          <table:table-cell office:value-type="float" office:value="368179" calcext:value-type="float">
            <text:p>368179</text:p>
          </table:table-cell>
          <table:table-cell office:value-type="float" office:value="0.976613238476343" calcext:value-type="float">
            <text:p>0.976613238476343</text:p>
          </table:table-cell>
        </table:table-row>
        <table:table-row table:style-name="ro1">
          <table:table-cell office:value-type="float" office:value="265.379635715999" calcext:value-type="float">
            <text:p>265.379635715999</text:p>
          </table:table-cell>
          <table:table-cell office:value-type="float" office:value="372241" calcext:value-type="float">
            <text:p>372241</text:p>
          </table:table-cell>
          <table:table-cell office:value-type="float" office:value="374958" calcext:value-type="float">
            <text:p>374958</text:p>
          </table:table-cell>
          <table:table-cell office:value-type="float" office:value="0.976095785586269" calcext:value-type="float">
            <text:p>0.976095785586269</text:p>
          </table:table-cell>
        </table:table-row>
        <table:table-row table:style-name="ro1">
          <table:table-cell office:value-type="float" office:value="265.554679405999" calcext:value-type="float">
            <text:p>265.554679405999</text:p>
          </table:table-cell>
          <table:table-cell office:value-type="float" office:value="362186" calcext:value-type="float">
            <text:p>362186</text:p>
          </table:table-cell>
          <table:table-cell office:value-type="float" office:value="372241" calcext:value-type="float">
            <text:p>372241</text:p>
          </table:table-cell>
          <table:table-cell office:value-type="float" office:value="0.97568182327421" calcext:value-type="float">
            <text:p>0.97568182327421</text:p>
          </table:table-cell>
        </table:table-row>
        <table:table-row table:style-name="ro1">
          <table:table-cell office:value-type="float" office:value="265.726401204" calcext:value-type="float">
            <text:p>265.726401204</text:p>
          </table:table-cell>
          <table:table-cell office:value-type="float" office:value="355836" calcext:value-type="float">
            <text:p>355836</text:p>
          </table:table-cell>
          <table:table-cell office:value-type="float" office:value="367441" calcext:value-type="float">
            <text:p>367441</text:p>
          </table:table-cell>
          <table:table-cell office:value-type="float" office:value="0.975350653424563" calcext:value-type="float">
            <text:p>0.975350653424563</text:p>
          </table:table-cell>
        </table:table-row>
        <table:table-row table:style-name="ro1">
          <table:table-cell office:value-type="float" office:value="265.94430365" calcext:value-type="float">
            <text:p>265.94430365</text:p>
          </table:table-cell>
          <table:table-cell office:value-type="float" office:value="362515" calcext:value-type="float">
            <text:p>362515</text:p>
          </table:table-cell>
          <table:table-cell office:value-type="float" office:value="358308" calcext:value-type="float">
            <text:p>358308</text:p>
          </table:table-cell>
          <table:table-cell office:value-type="float" office:value="0.986732135642876" calcext:value-type="float">
            <text:p>0.986732135642876</text:p>
          </table:table-cell>
        </table:table-row>
        <table:table-row table:style-name="ro1">
          <table:table-cell office:value-type="float" office:value="266.122833194" calcext:value-type="float">
            <text:p>266.122833194</text:p>
          </table:table-cell>
          <table:table-cell office:value-type="float" office:value="373096" calcext:value-type="float">
            <text:p>373096</text:p>
          </table:table-cell>
          <table:table-cell office:value-type="float" office:value="362515" calcext:value-type="float">
            <text:p>362515</text:p>
          </table:table-cell>
          <table:table-cell office:value-type="float" office:value="0.995837321417527" calcext:value-type="float">
            <text:p>0.995837321417527</text:p>
          </table:table-cell>
        </table:table-row>
        <table:table-row table:style-name="ro1">
          <table:table-cell office:value-type="float" office:value="266.297428798" calcext:value-type="float">
            <text:p>266.297428798</text:p>
          </table:table-cell>
          <table:table-cell office:value-type="float" office:value="375856" calcext:value-type="float">
            <text:p>375856</text:p>
          </table:table-cell>
          <table:table-cell office:value-type="float" office:value="373096" calcext:value-type="float">
            <text:p>373096</text:p>
          </table:table-cell>
          <table:table-cell office:value-type="float" office:value="1.00312147003725" calcext:value-type="float">
            <text:p>1.00312147003725</text:p>
          </table:table-cell>
        </table:table-row>
        <table:table-row table:style-name="ro1">
          <table:table-cell office:value-type="float" office:value="266.458471718999" calcext:value-type="float">
            <text:p>266.458471718999</text:p>
          </table:table-cell>
          <table:table-cell office:value-type="float" office:value="369038" calcext:value-type="float">
            <text:p>369038</text:p>
          </table:table-cell>
          <table:table-cell office:value-type="float" office:value="375856" calcext:value-type="float">
            <text:p>375856</text:p>
          </table:table-cell>
          <table:table-cell office:value-type="float" office:value="1.007625381158" calcext:value-type="float">
            <text:p>1.007625381158</text:p>
          </table:table-cell>
        </table:table-row>
        <table:table-row table:style-name="ro1">
          <table:table-cell office:value-type="float" office:value="266.63601964" calcext:value-type="float">
            <text:p>266.63601964</text:p>
          </table:table-cell>
          <table:table-cell office:value-type="float" office:value="359092" calcext:value-type="float">
            <text:p>359092</text:p>
          </table:table-cell>
          <table:table-cell office:value-type="float" office:value="369038" calcext:value-type="float">
            <text:p>369038</text:p>
          </table:table-cell>
          <table:table-cell office:value-type="float" office:value="1.01122851005461" calcext:value-type="float">
            <text:p>1.01122851005461</text:p>
          </table:table-cell>
        </table:table-row>
        <table:table-row table:style-name="ro1">
          <table:table-cell office:value-type="float" office:value="266.804531577" calcext:value-type="float">
            <text:p>266.804531577</text:p>
          </table:table-cell>
          <table:table-cell office:value-type="float" office:value="357385" calcext:value-type="float">
            <text:p>357385</text:p>
          </table:table-cell>
          <table:table-cell office:value-type="float" office:value="360057" calcext:value-type="float">
            <text:p>360057</text:p>
          </table:table-cell>
          <table:table-cell office:value-type="float" office:value="1.01411101317189" calcext:value-type="float">
            <text:p>1.01411101317189</text:p>
          </table:table-cell>
        </table:table-row>
        <table:table-row table:style-name="ro1">
          <table:table-cell office:value-type="float" office:value="266.913824669" calcext:value-type="float">
            <text:p>266.913824669</text:p>
          </table:table-cell>
          <table:table-cell office:value-type="float" office:value="361759" calcext:value-type="float">
            <text:p>361759</text:p>
          </table:table-cell>
          <table:table-cell office:value-type="float" office:value="357385" calcext:value-type="float">
            <text:p>357385</text:p>
          </table:table-cell>
          <table:table-cell office:value-type="float" office:value="1.01641701566572" calcext:value-type="float">
            <text:p>1.01641701566572</text:p>
          </table:table-cell>
        </table:table-row>
        <table:table-row table:style-name="ro1">
          <table:table-cell office:value-type="float" office:value="267.080964908" calcext:value-type="float">
            <text:p>267.080964908</text:p>
          </table:table-cell>
          <table:table-cell office:value-type="float" office:value="371951" calcext:value-type="float">
            <text:p>371951</text:p>
          </table:table-cell>
          <table:table-cell office:value-type="float" office:value="361759" calcext:value-type="float">
            <text:p>361759</text:p>
          </table:table-cell>
          <table:table-cell office:value-type="float" office:value="1.01826181766078" calcext:value-type="float">
            <text:p>1.01826181766078</text:p>
          </table:table-cell>
        </table:table-row>
        <table:table-row table:style-name="ro1">
          <table:table-cell office:value-type="float" office:value="267.237040926" calcext:value-type="float">
            <text:p>267.237040926</text:p>
          </table:table-cell>
          <table:table-cell office:value-type="float" office:value="377203" calcext:value-type="float">
            <text:p>377203</text:p>
          </table:table-cell>
          <table:table-cell office:value-type="float" office:value="371951" calcext:value-type="float">
            <text:p>371951</text:p>
          </table:table-cell>
          <table:table-cell office:value-type="float" office:value="1.01973765925683" calcext:value-type="float">
            <text:p>1.01973765925683</text:p>
          </table:table-cell>
        </table:table-row>
        <table:table-row table:style-name="ro1">
          <table:table-cell office:value-type="float" office:value="267.387122237" calcext:value-type="float">
            <text:p>267.387122237</text:p>
          </table:table-cell>
          <table:table-cell office:value-type="float" office:value="373899" calcext:value-type="float">
            <text:p>373899</text:p>
          </table:table-cell>
          <table:table-cell office:value-type="float" office:value="377203" calcext:value-type="float">
            <text:p>377203</text:p>
          </table:table-cell>
          <table:table-cell office:value-type="float" office:value="1.02091833253367" calcext:value-type="float">
            <text:p>1.02091833253367</text:p>
          </table:table-cell>
        </table:table-row>
        <table:table-row table:style-name="ro1">
          <table:table-cell office:value-type="float" office:value="267.534704157" calcext:value-type="float">
            <text:p>267.534704157</text:p>
          </table:table-cell>
          <table:table-cell office:value-type="float" office:value="365371" calcext:value-type="float">
            <text:p>365371</text:p>
          </table:table-cell>
          <table:table-cell office:value-type="float" office:value="373899" calcext:value-type="float">
            <text:p>373899</text:p>
          </table:table-cell>
          <table:table-cell office:value-type="float" office:value="1.02186287115514" calcext:value-type="float">
            <text:p>1.02186287115514</text:p>
          </table:table-cell>
        </table:table-row>
        <table:table-row table:style-name="ro1">
          <table:table-cell office:value-type="float" office:value="267.686938434999" calcext:value-type="float">
            <text:p>267.686938434999</text:p>
          </table:table-cell>
          <table:table-cell office:value-type="float" office:value="358461" calcext:value-type="float">
            <text:p>358461</text:p>
          </table:table-cell>
          <table:table-cell office:value-type="float" office:value="369914" calcext:value-type="float">
            <text:p>369914</text:p>
          </table:table-cell>
          <table:table-cell office:value-type="float" office:value="1.02261850205232" calcext:value-type="float">
            <text:p>1.02261850205232</text:p>
          </table:table-cell>
        </table:table-row>
        <table:table-row table:style-name="ro1">
          <table:table-cell office:value-type="float" office:value="267.852932648999" calcext:value-type="float">
            <text:p>267.852932648999</text:p>
          </table:table-cell>
          <table:table-cell office:value-type="float" office:value="359872" calcext:value-type="float">
            <text:p>359872</text:p>
          </table:table-cell>
          <table:table-cell office:value-type="float" office:value="358461" calcext:value-type="float">
            <text:p>358461</text:p>
          </table:table-cell>
          <table:table-cell office:value-type="float" office:value="1.02322300677006" calcext:value-type="float">
            <text:p>1.02322300677006</text:p>
          </table:table-cell>
        </table:table-row>
        <table:table-row table:style-name="ro1">
          <table:table-cell office:value-type="float" office:value="268.007253824999" calcext:value-type="float">
            <text:p>268.007253824999</text:p>
          </table:table-cell>
          <table:table-cell office:value-type="float" office:value="368462" calcext:value-type="float">
            <text:p>368462</text:p>
          </table:table-cell>
          <table:table-cell office:value-type="float" office:value="359872" calcext:value-type="float">
            <text:p>359872</text:p>
          </table:table-cell>
          <table:table-cell office:value-type="float" office:value="1.02370661054425" calcext:value-type="float">
            <text:p>1.02370661054425</text:p>
          </table:table-cell>
        </table:table-row>
        <table:table-row table:style-name="ro1">
          <table:table-cell office:value-type="float" office:value="268.170424893" calcext:value-type="float">
            <text:p>268.170424893</text:p>
          </table:table-cell>
          <table:table-cell office:value-type="float" office:value="376946" calcext:value-type="float">
            <text:p>376946</text:p>
          </table:table-cell>
          <table:table-cell office:value-type="float" office:value="368462" calcext:value-type="float">
            <text:p>368462</text:p>
          </table:table-cell>
          <table:table-cell office:value-type="float" office:value="1.02409349356361" calcext:value-type="float">
            <text:p>1.02409349356361</text:p>
          </table:table-cell>
        </table:table-row>
        <table:table-row table:style-name="ro1">
          <table:table-cell office:value-type="float" office:value="268.328444495" calcext:value-type="float">
            <text:p>268.328444495</text:p>
          </table:table-cell>
          <table:table-cell office:value-type="float" office:value="377138" calcext:value-type="float">
            <text:p>377138</text:p>
          </table:table-cell>
          <table:table-cell office:value-type="float" office:value="376946" calcext:value-type="float">
            <text:p>376946</text:p>
          </table:table-cell>
          <table:table-cell office:value-type="float" office:value="1.02440299997909" calcext:value-type="float">
            <text:p>1.02440299997909</text:p>
          </table:table-cell>
        </table:table-row>
        <table:table-row table:style-name="ro1">
          <table:table-cell office:value-type="float" office:value="268.484815955999" calcext:value-type="float">
            <text:p>268.484815955999</text:p>
          </table:table-cell>
          <table:table-cell office:value-type="float" office:value="369437" calcext:value-type="float">
            <text:p>369437</text:p>
          </table:table-cell>
          <table:table-cell office:value-type="float" office:value="377138" calcext:value-type="float">
            <text:p>377138</text:p>
          </table:table-cell>
          <table:table-cell office:value-type="float" office:value="1.02465060511148" calcext:value-type="float">
            <text:p>1.02465060511148</text:p>
          </table:table-cell>
        </table:table-row>
        <table:table-row table:style-name="ro1">
          <table:table-cell office:value-type="float" office:value="268.63277677" calcext:value-type="float">
            <text:p>268.63277677</text:p>
          </table:table-cell>
          <table:table-cell office:value-type="float" office:value="361224" calcext:value-type="float">
            <text:p>361224</text:p>
          </table:table-cell>
          <table:table-cell office:value-type="float" office:value="369437" calcext:value-type="float">
            <text:p>369437</text:p>
          </table:table-cell>
          <table:table-cell office:value-type="float" office:value="1.02484868921739" calcext:value-type="float">
            <text:p>1.02484868921739</text:p>
          </table:table-cell>
        </table:table-row>
        <table:table-row table:style-name="ro1">
          <table:table-cell office:value-type="float" office:value="268.790888363999" calcext:value-type="float">
            <text:p>268.790888363999</text:p>
          </table:table-cell>
          <table:table-cell office:value-type="float" office:value="359119" calcext:value-type="float">
            <text:p>359119</text:p>
          </table:table-cell>
          <table:table-cell office:value-type="float" office:value="361224" calcext:value-type="float">
            <text:p>361224</text:p>
          </table:table-cell>
          <table:table-cell office:value-type="float" office:value="1.02500715650212" calcext:value-type="float">
            <text:p>1.02500715650212</text:p>
          </table:table-cell>
        </table:table-row>
        <table:table-row table:style-name="ro1">
          <table:table-cell office:value-type="float" office:value="268.949134938999" calcext:value-type="float">
            <text:p>268.949134938999</text:p>
          </table:table-cell>
          <table:table-cell office:value-type="float" office:value="365807" calcext:value-type="float">
            <text:p>365807</text:p>
          </table:table-cell>
          <table:table-cell office:value-type="float" office:value="359119" calcext:value-type="float">
            <text:p>359119</text:p>
          </table:table-cell>
          <table:table-cell office:value-type="float" office:value="1.0251339303299" calcext:value-type="float">
            <text:p>1.0251339303299</text:p>
          </table:table-cell>
        </table:table-row>
        <table:table-row table:style-name="ro1">
          <table:table-cell office:value-type="float" office:value="269.091372109999" calcext:value-type="float">
            <text:p>269.091372109999</text:p>
          </table:table-cell>
          <table:table-cell office:value-type="float" office:value="374522" calcext:value-type="float">
            <text:p>374522</text:p>
          </table:table-cell>
          <table:table-cell office:value-type="float" office:value="365807" calcext:value-type="float">
            <text:p>365807</text:p>
          </table:table-cell>
          <table:table-cell office:value-type="float" office:value="1.02523534939212" calcext:value-type="float">
            <text:p>1.02523534939212</text:p>
          </table:table-cell>
        </table:table-row>
        <table:table-row table:style-name="ro1">
          <table:table-cell office:value-type="float" office:value="269.244587559999" calcext:value-type="float">
            <text:p>269.244587559999</text:p>
          </table:table-cell>
          <table:table-cell office:value-type="float" office:value="379238" calcext:value-type="float">
            <text:p>379238</text:p>
          </table:table-cell>
          <table:table-cell office:value-type="float" office:value="374522" calcext:value-type="float">
            <text:p>374522</text:p>
          </table:table-cell>
          <table:table-cell office:value-type="float" office:value="1.02400993556465" calcext:value-type="float">
            <text:p>1.02400993556465</text:p>
          </table:table-cell>
        </table:table-row>
        <table:table-row table:style-name="ro1">
          <table:table-cell office:value-type="float" office:value="269.463566958" calcext:value-type="float">
            <text:p>269.463566958</text:p>
          </table:table-cell>
          <table:table-cell office:value-type="float" office:value="371732" calcext:value-type="float">
            <text:p>371732</text:p>
          </table:table-cell>
          <table:table-cell office:value-type="float" office:value="379238" calcext:value-type="float">
            <text:p>379238</text:p>
          </table:table-cell>
          <table:table-cell office:value-type="float" office:value="1.02302960450268" calcext:value-type="float">
            <text:p>1.02302960450268</text:p>
          </table:table-cell>
        </table:table-row>
        <table:table-row table:style-name="ro1">
          <table:table-cell office:value-type="float" office:value="269.619207009999" calcext:value-type="float">
            <text:p>269.619207009999</text:p>
          </table:table-cell>
          <table:table-cell office:value-type="float" office:value="362810" calcext:value-type="float">
            <text:p>362810</text:p>
          </table:table-cell>
          <table:table-cell office:value-type="float" office:value="373685" calcext:value-type="float">
            <text:p>373685</text:p>
          </table:table-cell>
          <table:table-cell office:value-type="float" office:value="1.0222453396531" calcext:value-type="float">
            <text:p>1.0222453396531</text:p>
          </table:table-cell>
        </table:table-row>
        <table:table-row table:style-name="ro1">
          <table:table-cell office:value-type="float" office:value="269.782901404" calcext:value-type="float">
            <text:p>269.782901404</text:p>
          </table:table-cell>
          <table:table-cell office:value-type="float" office:value="359995" calcext:value-type="float">
            <text:p>359995</text:p>
          </table:table-cell>
          <table:table-cell office:value-type="float" office:value="367685" calcext:value-type="float">
            <text:p>367685</text:p>
          </table:table-cell>
          <table:table-cell office:value-type="float" office:value="1.02161792777343" calcext:value-type="float">
            <text:p>1.02161792777343</text:p>
          </table:table-cell>
        </table:table-row>
        <table:table-row table:style-name="ro1">
          <table:table-cell office:value-type="float" office:value="269.941241979999" calcext:value-type="float">
            <text:p>269.941241979999</text:p>
          </table:table-cell>
          <table:table-cell office:value-type="float" office:value="366332" calcext:value-type="float">
            <text:p>366332</text:p>
          </table:table-cell>
          <table:table-cell office:value-type="float" office:value="359995" calcext:value-type="float">
            <text:p>359995</text:p>
          </table:table-cell>
          <table:table-cell office:value-type="float" office:value="1.0211159982697" calcext:value-type="float">
            <text:p>1.0211159982697</text:p>
          </table:table-cell>
        </table:table-row>
        <table:table-row table:style-name="ro1">
          <table:table-cell office:value-type="float" office:value="270.100096751999" calcext:value-type="float">
            <text:p>270.100096751999</text:p>
          </table:table-cell>
          <table:table-cell office:value-type="float" office:value="375982" calcext:value-type="float">
            <text:p>375982</text:p>
          </table:table-cell>
          <table:table-cell office:value-type="float" office:value="366332" calcext:value-type="float">
            <text:p>366332</text:p>
          </table:table-cell>
          <table:table-cell office:value-type="float" office:value="1.02071445466672" calcext:value-type="float">
            <text:p>1.02071445466672</text:p>
          </table:table-cell>
        </table:table-row>
        <table:table-row table:style-name="ro1">
          <table:table-cell office:value-type="float" office:value="270.266705913" calcext:value-type="float">
            <text:p>270.266705913</text:p>
          </table:table-cell>
          <table:table-cell office:value-type="float" office:value="380211" calcext:value-type="float">
            <text:p>380211</text:p>
          </table:table-cell>
          <table:table-cell office:value-type="float" office:value="375982" calcext:value-type="float">
            <text:p>375982</text:p>
          </table:table-cell>
          <table:table-cell office:value-type="float" office:value="1.02039321978433" calcext:value-type="float">
            <text:p>1.02039321978433</text:p>
          </table:table-cell>
        </table:table-row>
        <table:table-row table:style-name="ro1">
          <table:table-cell office:value-type="float" office:value="270.432103879" calcext:value-type="float">
            <text:p>270.432103879</text:p>
          </table:table-cell>
          <table:table-cell office:value-type="float" office:value="374569" calcext:value-type="float">
            <text:p>374569</text:p>
          </table:table-cell>
          <table:table-cell office:value-type="float" office:value="380211" calcext:value-type="float">
            <text:p>380211</text:p>
          </table:table-cell>
          <table:table-cell office:value-type="float" office:value="1.02013623187842" calcext:value-type="float">
            <text:p>1.02013623187842</text:p>
          </table:table-cell>
        </table:table-row>
        <table:table-row table:style-name="ro1">
          <table:table-cell office:value-type="float" office:value="270.533451169" calcext:value-type="float">
            <text:p>270.533451169</text:p>
          </table:table-cell>
          <table:table-cell office:value-type="float" office:value="368447" calcext:value-type="float">
            <text:p>368447</text:p>
          </table:table-cell>
          <table:table-cell office:value-type="float" office:value="376894" calcext:value-type="float">
            <text:p>376894</text:p>
          </table:table-cell>
          <table:table-cell office:value-type="float" office:value="1.01993064155369" calcext:value-type="float">
            <text:p>1.01993064155369</text:p>
          </table:table-cell>
        </table:table-row>
        <table:table-row table:style-name="ro1">
          <table:table-cell office:value-type="float" office:value="270.693519386999" calcext:value-type="float">
            <text:p>270.693519386999</text:p>
          </table:table-cell>
          <table:table-cell office:value-type="float" office:value="361316" calcext:value-type="float">
            <text:p>361316</text:p>
          </table:table-cell>
          <table:table-cell office:value-type="float" office:value="372094" calcext:value-type="float">
            <text:p>372094</text:p>
          </table:table-cell>
          <table:table-cell office:value-type="float" office:value="1.01976616929391" calcext:value-type="float">
            <text:p>1.01976616929391</text:p>
          </table:table-cell>
        </table:table-row>
        <table:table-row table:style-name="ro1">
          <table:table-cell office:value-type="float" office:value="270.856985928" calcext:value-type="float">
            <text:p>270.856985928</text:p>
          </table:table-cell>
          <table:table-cell office:value-type="float" office:value="363032" calcext:value-type="float">
            <text:p>363032</text:p>
          </table:table-cell>
          <table:table-cell office:value-type="float" office:value="361316" calcext:value-type="float">
            <text:p>361316</text:p>
          </table:table-cell>
          <table:table-cell office:value-type="float" office:value="1.01963459148608" calcext:value-type="float">
            <text:p>1.01963459148608</text:p>
          </table:table-cell>
        </table:table-row>
        <table:table-row table:style-name="ro1">
          <table:table-cell office:value-type="float" office:value="271.023653648999" calcext:value-type="float">
            <text:p>271.023653648999</text:p>
          </table:table-cell>
          <table:table-cell office:value-type="float" office:value="372504" calcext:value-type="float">
            <text:p>372504</text:p>
          </table:table-cell>
          <table:table-cell office:value-type="float" office:value="363032" calcext:value-type="float">
            <text:p>363032</text:p>
          </table:table-cell>
          <table:table-cell office:value-type="float" office:value="1.01952932923982" calcext:value-type="float">
            <text:p>1.01952932923982</text:p>
          </table:table-cell>
        </table:table-row>
        <table:table-row table:style-name="ro1">
          <table:table-cell office:value-type="float" office:value="271.193227247999" calcext:value-type="float">
            <text:p>271.193227247999</text:p>
          </table:table-cell>
          <table:table-cell office:value-type="float" office:value="380563" calcext:value-type="float">
            <text:p>380563</text:p>
          </table:table-cell>
          <table:table-cell office:value-type="float" office:value="372504" calcext:value-type="float">
            <text:p>372504</text:p>
          </table:table-cell>
          <table:table-cell office:value-type="float" office:value="1.01944511944281" calcext:value-type="float">
            <text:p>1.01944511944281</text:p>
          </table:table-cell>
        </table:table-row>
        <table:table-row table:style-name="ro1">
          <table:table-cell office:value-type="float" office:value="271.352425374" calcext:value-type="float">
            <text:p>271.352425374</text:p>
          </table:table-cell>
          <table:table-cell office:value-type="float" office:value="379352" calcext:value-type="float">
            <text:p>379352</text:p>
          </table:table-cell>
          <table:table-cell office:value-type="float" office:value="380563" calcext:value-type="float">
            <text:p>380563</text:p>
          </table:table-cell>
          <table:table-cell office:value-type="float" office:value="1.01937775160521" calcext:value-type="float">
            <text:p>1.01937775160521</text:p>
          </table:table-cell>
        </table:table-row>
        <table:table-row table:style-name="ro1">
          <table:table-cell office:value-type="float" office:value="271.513975669999" calcext:value-type="float">
            <text:p>271.513975669999</text:p>
          </table:table-cell>
          <table:table-cell office:value-type="float" office:value="370636" calcext:value-type="float">
            <text:p>370636</text:p>
          </table:table-cell>
          <table:table-cell office:value-type="float" office:value="379352" calcext:value-type="float">
            <text:p>379352</text:p>
          </table:table-cell>
          <table:table-cell office:value-type="float" office:value="1.01803384685378" calcext:value-type="float">
            <text:p>1.01803384685378</text:p>
          </table:table-cell>
        </table:table-row>
        <table:table-row table:style-name="ro1">
          <table:table-cell office:value-type="float" office:value="271.670453552" calcext:value-type="float">
            <text:p>271.670453552</text:p>
          </table:table-cell>
          <table:table-cell office:value-type="float" office:value="362893" calcext:value-type="float">
            <text:p>362893</text:p>
          </table:table-cell>
          <table:table-cell office:value-type="float" office:value="370636" calcext:value-type="float">
            <text:p>370636</text:p>
          </table:table-cell>
          <table:table-cell office:value-type="float" office:value="1.01695872305265" calcext:value-type="float">
            <text:p>1.01695872305265</text:p>
          </table:table-cell>
        </table:table-row>
        <table:table-row table:style-name="ro1">
          <table:table-cell office:value-type="float" office:value="271.827995878" calcext:value-type="float">
            <text:p>271.827995878</text:p>
          </table:table-cell>
          <table:table-cell office:value-type="float" office:value="363004" calcext:value-type="float">
            <text:p>363004</text:p>
          </table:table-cell>
          <table:table-cell office:value-type="float" office:value="369436" calcext:value-type="float">
            <text:p>369436</text:p>
          </table:table-cell>
          <table:table-cell office:value-type="float" office:value="1.01609862401174" calcext:value-type="float">
            <text:p>1.01609862401174</text:p>
          </table:table-cell>
        </table:table-row>
        <table:table-row table:style-name="ro1">
          <table:table-cell office:value-type="float" office:value="271.986565206" calcext:value-type="float">
            <text:p>271.986565206</text:p>
          </table:table-cell>
          <table:table-cell office:value-type="float" office:value="371143" calcext:value-type="float">
            <text:p>371143</text:p>
          </table:table-cell>
          <table:table-cell office:value-type="float" office:value="363004" calcext:value-type="float">
            <text:p>363004</text:p>
          </table:table-cell>
          <table:table-cell office:value-type="float" office:value="1.01541054477901" calcext:value-type="float">
            <text:p>1.01541054477901</text:p>
          </table:table-cell>
        </table:table-row>
        <table:table-row table:style-name="ro1">
          <table:table-cell office:value-type="float" office:value="272.163232264" calcext:value-type="float">
            <text:p>272.163232264</text:p>
          </table:table-cell>
          <table:table-cell office:value-type="float" office:value="380713" calcext:value-type="float">
            <text:p>380713</text:p>
          </table:table-cell>
          <table:table-cell office:value-type="float" office:value="371143" calcext:value-type="float">
            <text:p>371143</text:p>
          </table:table-cell>
          <table:table-cell office:value-type="float" office:value="1.01486008139283" calcext:value-type="float">
            <text:p>1.01486008139283</text:p>
          </table:table-cell>
        </table:table-row>
        <table:table-row table:style-name="ro1">
          <table:table-cell office:value-type="float" office:value="272.332037341999" calcext:value-type="float">
            <text:p>272.332037341999</text:p>
          </table:table-cell>
          <table:table-cell office:value-type="float" office:value="381032" calcext:value-type="float">
            <text:p>381032</text:p>
          </table:table-cell>
          <table:table-cell office:value-type="float" office:value="380713" calcext:value-type="float">
            <text:p>380713</text:p>
          </table:table-cell>
          <table:table-cell office:value-type="float" office:value="1.01441971068388" calcext:value-type="float">
            <text:p>1.01441971068388</text:p>
          </table:table-cell>
        </table:table-row>
        <table:table-row table:style-name="ro1">
          <table:table-cell office:value-type="float" office:value="272.494833703999" calcext:value-type="float">
            <text:p>272.494833703999</text:p>
          </table:table-cell>
          <table:table-cell office:value-type="float" office:value="372819" calcext:value-type="float">
            <text:p>372819</text:p>
          </table:table-cell>
          <table:table-cell office:value-type="float" office:value="381032" calcext:value-type="float">
            <text:p>381032</text:p>
          </table:table-cell>
          <table:table-cell office:value-type="float" office:value="1.01406741411673" calcext:value-type="float">
            <text:p>1.01406741411673</text:p>
          </table:table-cell>
        </table:table-row>
        <table:table-row table:style-name="ro1">
          <table:table-cell office:value-type="float" office:value="272.699484579" calcext:value-type="float">
            <text:p>272.699484579</text:p>
          </table:table-cell>
          <table:table-cell office:value-type="float" office:value="363198" calcext:value-type="float">
            <text:p>363198</text:p>
          </table:table-cell>
          <table:table-cell office:value-type="float" office:value="376232" calcext:value-type="float">
            <text:p>376232</text:p>
          </table:table-cell>
          <table:table-cell office:value-type="float" office:value="1.0125117929286" calcext:value-type="float">
            <text:p>1.0125117929286</text:p>
          </table:table-cell>
        </table:table-row>
        <table:table-row table:style-name="ro1">
          <table:table-cell office:value-type="float" office:value="272.874318353999" calcext:value-type="float">
            <text:p>272.874318353999</text:p>
          </table:table-cell>
          <table:table-cell office:value-type="float" office:value="365773" calcext:value-type="float">
            <text:p>365773</text:p>
          </table:table-cell>
          <table:table-cell office:value-type="float" office:value="366851" calcext:value-type="float">
            <text:p>366851</text:p>
          </table:table-cell>
          <table:table-cell office:value-type="float" office:value="1.01000943434288" calcext:value-type="float">
            <text:p>1.01000943434288</text:p>
          </table:table-cell>
        </table:table-row>
        <table:table-row table:style-name="ro1">
          <table:table-cell office:value-type="float" office:value="273.025915762999" calcext:value-type="float">
            <text:p>273.025915762999</text:p>
          </table:table-cell>
          <table:table-cell office:value-type="float" office:value="374647" calcext:value-type="float">
            <text:p>374647</text:p>
          </table:table-cell>
          <table:table-cell office:value-type="float" office:value="365773" calcext:value-type="float">
            <text:p>365773</text:p>
          </table:table-cell>
          <table:table-cell office:value-type="float" office:value="1.00926540910953" calcext:value-type="float">
            <text:p>1.00926540910953</text:p>
          </table:table-cell>
        </table:table-row>
        <table:table-row table:style-name="ro1">
          <table:table-cell office:value-type="float" office:value="273.196149628999" calcext:value-type="float">
            <text:p>273.196149628999</text:p>
          </table:table-cell>
          <table:table-cell office:value-type="float" office:value="382629" calcext:value-type="float">
            <text:p>382629</text:p>
          </table:table-cell>
          <table:table-cell office:value-type="float" office:value="374647" calcext:value-type="float">
            <text:p>374647</text:p>
          </table:table-cell>
          <table:table-cell office:value-type="float" office:value="1.00867018892284" calcext:value-type="float">
            <text:p>1.00867018892284</text:p>
          </table:table-cell>
        </table:table-row>
        <table:table-row table:style-name="ro1">
          <table:table-cell office:value-type="float" office:value="273.353444421" calcext:value-type="float">
            <text:p>273.353444421</text:p>
          </table:table-cell>
          <table:table-cell office:value-type="float" office:value="381314" calcext:value-type="float">
            <text:p>381314</text:p>
          </table:table-cell>
          <table:table-cell office:value-type="float" office:value="382629" calcext:value-type="float">
            <text:p>382629</text:p>
          </table:table-cell>
          <table:table-cell office:value-type="float" office:value="1.00819401277349" calcext:value-type="float">
            <text:p>1.00819401277349</text:p>
          </table:table-cell>
        </table:table-row>
        <table:table-row table:style-name="ro1">
          <table:table-cell office:value-type="float" office:value="273.509652418999" calcext:value-type="float">
            <text:p>273.509652418999</text:p>
          </table:table-cell>
          <table:table-cell office:value-type="float" office:value="372903" calcext:value-type="float">
            <text:p>372903</text:p>
          </table:table-cell>
          <table:table-cell office:value-type="float" office:value="381314" calcext:value-type="float">
            <text:p>381314</text:p>
          </table:table-cell>
          <table:table-cell office:value-type="float" office:value="1.00781307185401" calcext:value-type="float">
            <text:p>1.00781307185401</text:p>
          </table:table-cell>
        </table:table-row>
        <table:table-row table:style-name="ro1">
          <table:table-cell office:value-type="float" office:value="273.664360977" calcext:value-type="float">
            <text:p>273.664360977</text:p>
          </table:table-cell>
          <table:table-cell office:value-type="float" office:value="365077" calcext:value-type="float">
            <text:p>365077</text:p>
          </table:table-cell>
          <table:table-cell office:value-type="float" office:value="380114" calcext:value-type="float">
            <text:p>380114</text:p>
          </table:table-cell>
          <table:table-cell office:value-type="float" office:value="1.00750831911843" calcext:value-type="float">
            <text:p>1.00750831911843</text:p>
          </table:table-cell>
        </table:table-row>
        <table:table-row table:style-name="ro1">
          <table:table-cell office:value-type="float" office:value="273.819873516" calcext:value-type="float">
            <text:p>273.819873516</text:p>
          </table:table-cell>
          <table:table-cell office:value-type="float" office:value="364768" calcext:value-type="float">
            <text:p>364768</text:p>
          </table:table-cell>
          <table:table-cell office:value-type="float" office:value="370991" calcext:value-type="float">
            <text:p>370991</text:p>
          </table:table-cell>
          <table:table-cell office:value-type="float" office:value="1.00726451692997" calcext:value-type="float">
            <text:p>1.00726451692997</text:p>
          </table:table-cell>
        </table:table-row>
        <table:table-row table:style-name="ro1">
          <table:table-cell office:value-type="float" office:value="273.981169188" calcext:value-type="float">
            <text:p>273.981169188</text:p>
          </table:table-cell>
          <table:table-cell office:value-type="float" office:value="372800" calcext:value-type="float">
            <text:p>372800</text:p>
          </table:table-cell>
          <table:table-cell office:value-type="float" office:value="364768" calcext:value-type="float">
            <text:p>364768</text:p>
          </table:table-cell>
          <table:table-cell office:value-type="float" office:value="1.00581161354397" calcext:value-type="float">
            <text:p>1.00581161354397</text:p>
          </table:table-cell>
        </table:table-row>
        <table:table-row table:style-name="ro1">
          <table:table-cell office:value-type="float" office:value="274.143656255999" calcext:value-type="float">
            <text:p>274.143656255999</text:p>
          </table:table-cell>
          <table:table-cell office:value-type="float" office:value="381993" calcext:value-type="float">
            <text:p>381993</text:p>
          </table:table-cell>
          <table:table-cell office:value-type="float" office:value="372800" calcext:value-type="float">
            <text:p>372800</text:p>
          </table:table-cell>
          <table:table-cell office:value-type="float" office:value="1.00464929083518" calcext:value-type="float">
            <text:p>1.00464929083518</text:p>
          </table:table-cell>
        </table:table-row>
        <table:table-row table:style-name="ro1">
          <table:table-cell office:value-type="float" office:value="274.304683344" calcext:value-type="float">
            <text:p>274.304683344</text:p>
          </table:table-cell>
          <table:table-cell office:value-type="float" office:value="383720" calcext:value-type="float">
            <text:p>383720</text:p>
          </table:table-cell>
          <table:table-cell office:value-type="float" office:value="381993" calcext:value-type="float">
            <text:p>381993</text:p>
          </table:table-cell>
          <table:table-cell office:value-type="float" office:value="1.00371943266814" calcext:value-type="float">
            <text:p>1.00371943266814</text:p>
          </table:table-cell>
        </table:table-row>
        <table:table-row table:style-name="ro1">
          <table:table-cell office:value-type="float" office:value="274.463744518" calcext:value-type="float">
            <text:p>274.463744518</text:p>
          </table:table-cell>
          <table:table-cell office:value-type="float" office:value="376722" calcext:value-type="float">
            <text:p>376722</text:p>
          </table:table-cell>
          <table:table-cell office:value-type="float" office:value="383720" calcext:value-type="float">
            <text:p>383720</text:p>
          </table:table-cell>
          <table:table-cell office:value-type="float" office:value="1.00297554613451" calcext:value-type="float">
            <text:p>1.00297554613451</text:p>
          </table:table-cell>
        </table:table-row>
        <table:table-row table:style-name="ro1">
          <table:table-cell office:value-type="float" office:value="274.625638297999" calcext:value-type="float">
            <text:p>274.625638297999</text:p>
          </table:table-cell>
          <table:table-cell office:value-type="float" office:value="367526" calcext:value-type="float">
            <text:p>367526</text:p>
          </table:table-cell>
          <table:table-cell office:value-type="float" office:value="378920" calcext:value-type="float">
            <text:p>378920</text:p>
          </table:table-cell>
          <table:table-cell office:value-type="float" office:value="1.00238043690761" calcext:value-type="float">
            <text:p>1.00238043690761</text:p>
          </table:table-cell>
        </table:table-row>
        <table:table-row table:style-name="ro1">
          <table:table-cell office:value-type="float" office:value="274.791545788999" calcext:value-type="float">
            <text:p>274.791545788999</text:p>
          </table:table-cell>
          <table:table-cell office:value-type="float" office:value="365130" calcext:value-type="float">
            <text:p>365130</text:p>
          </table:table-cell>
          <table:table-cell office:value-type="float" office:value="369924" calcext:value-type="float">
            <text:p>369924</text:p>
          </table:table-cell>
          <table:table-cell office:value-type="float" office:value="1.00190434952609" calcext:value-type="float">
            <text:p>1.00190434952609</text:p>
          </table:table-cell>
        </table:table-row>
        <table:table-row table:style-name="ro1">
          <table:table-cell office:value-type="float" office:value="274.960539049" calcext:value-type="float">
            <text:p>274.960539049</text:p>
          </table:table-cell>
          <table:table-cell office:value-type="float" office:value="372506" calcext:value-type="float">
            <text:p>372506</text:p>
          </table:table-cell>
          <table:table-cell office:value-type="float" office:value="365130" calcext:value-type="float">
            <text:p>365130</text:p>
          </table:table-cell>
          <table:table-cell office:value-type="float" office:value="1.00152347962087" calcext:value-type="float">
            <text:p>1.00152347962087</text:p>
          </table:table-cell>
        </table:table-row>
        <table:table-row table:style-name="ro1">
          <table:table-cell office:value-type="float" office:value="275.127198449" calcext:value-type="float">
            <text:p>275.127198449</text:p>
          </table:table-cell>
          <table:table-cell office:value-type="float" office:value="382295" calcext:value-type="float">
            <text:p>382295</text:p>
          </table:table-cell>
          <table:table-cell office:value-type="float" office:value="372506" calcext:value-type="float">
            <text:p>372506</text:p>
          </table:table-cell>
          <table:table-cell office:value-type="float" office:value="0.999976547671852" calcext:value-type="float">
            <text:p>0.999976547671852</text:p>
          </table:table-cell>
        </table:table-row>
        <table:table-row table:style-name="ro1">
          <table:table-cell office:value-type="float" office:value="275.290693188999" calcext:value-type="float">
            <text:p>275.290693188999</text:p>
          </table:table-cell>
          <table:table-cell office:value-type="float" office:value="384965" calcext:value-type="float">
            <text:p>384965</text:p>
          </table:table-cell>
          <table:table-cell office:value-type="float" office:value="382295" calcext:value-type="float">
            <text:p>382295</text:p>
          </table:table-cell>
          <table:table-cell office:value-type="float" office:value="0.998739002112637" calcext:value-type="float">
            <text:p>0.998739002112637</text:p>
          </table:table-cell>
        </table:table-row>
        <table:table-row table:style-name="ro1">
          <table:table-cell office:value-type="float" office:value="275.442806354" calcext:value-type="float">
            <text:p>275.442806354</text:p>
          </table:table-cell>
          <table:table-cell office:value-type="float" office:value="378959" calcext:value-type="float">
            <text:p>378959</text:p>
          </table:table-cell>
          <table:table-cell office:value-type="float" office:value="384965" calcext:value-type="float">
            <text:p>384965</text:p>
          </table:table-cell>
          <table:table-cell office:value-type="float" office:value="0.99899120169011" calcext:value-type="float">
            <text:p>0.99899120169011</text:p>
          </table:table-cell>
        </table:table-row>
        <table:table-row table:style-name="ro1">
          <table:table-cell office:value-type="float" office:value="275.609424942999" calcext:value-type="float">
            <text:p>275.609424942999</text:p>
          </table:table-cell>
          <table:table-cell office:value-type="float" office:value="369263" calcext:value-type="float">
            <text:p>369263</text:p>
          </table:table-cell>
          <table:table-cell office:value-type="float" office:value="378959" calcext:value-type="float">
            <text:p>378959</text:p>
          </table:table-cell>
          <table:table-cell office:value-type="float" office:value="0.999192961352088" calcext:value-type="float">
            <text:p>0.999192961352088</text:p>
          </table:table-cell>
        </table:table-row>
        <table:table-row table:style-name="ro1">
          <table:table-cell office:value-type="float" office:value="275.770925948" calcext:value-type="float">
            <text:p>275.770925948</text:p>
          </table:table-cell>
          <table:table-cell office:value-type="float" office:value="365857" calcext:value-type="float">
            <text:p>365857</text:p>
          </table:table-cell>
          <table:table-cell office:value-type="float" office:value="369263" calcext:value-type="float">
            <text:p>369263</text:p>
          </table:table-cell>
          <table:table-cell office:value-type="float" office:value="0.99935436908167" calcext:value-type="float">
            <text:p>0.99935436908167</text:p>
          </table:table-cell>
        </table:table-row>
        <table:table-row table:style-name="ro1">
          <table:table-cell office:value-type="float" office:value="275.937978902999" calcext:value-type="float">
            <text:p>275.937978902999</text:p>
          </table:table-cell>
          <table:table-cell office:value-type="float" office:value="372138" calcext:value-type="float">
            <text:p>372138</text:p>
          </table:table-cell>
          <table:table-cell office:value-type="float" office:value="365857" calcext:value-type="float">
            <text:p>365857</text:p>
          </table:table-cell>
          <table:table-cell office:value-type="float" office:value="0.999483495265336" calcext:value-type="float">
            <text:p>0.999483495265336</text:p>
          </table:table-cell>
        </table:table-row>
        <table:table-row table:style-name="ro1">
          <table:table-cell office:value-type="float" office:value="276.097825205999" calcext:value-type="float">
            <text:p>276.097825205999</text:p>
          </table:table-cell>
          <table:table-cell office:value-type="float" office:value="381864" calcext:value-type="float">
            <text:p>381864</text:p>
          </table:table-cell>
          <table:table-cell office:value-type="float" office:value="372138" calcext:value-type="float">
            <text:p>372138</text:p>
          </table:table-cell>
          <table:table-cell office:value-type="float" office:value="0.999586796212269" calcext:value-type="float">
            <text:p>0.999586796212269</text:p>
          </table:table-cell>
        </table:table-row>
        <table:table-row table:style-name="ro1">
          <table:table-cell office:value-type="float" office:value="276.239294366" calcext:value-type="float">
            <text:p>276.239294366</text:p>
          </table:table-cell>
          <table:table-cell office:value-type="float" office:value="386216" calcext:value-type="float">
            <text:p>386216</text:p>
          </table:table-cell>
          <table:table-cell office:value-type="float" office:value="381864" calcext:value-type="float">
            <text:p>381864</text:p>
          </table:table-cell>
          <table:table-cell office:value-type="float" office:value="0.999669436969815" calcext:value-type="float">
            <text:p>0.999669436969815</text:p>
          </table:table-cell>
        </table:table-row>
        <table:table-row table:style-name="ro1">
          <table:table-cell office:value-type="float" office:value="276.408343206" calcext:value-type="float">
            <text:p>276.408343206</text:p>
          </table:table-cell>
          <table:table-cell office:value-type="float" office:value="381854" calcext:value-type="float">
            <text:p>381854</text:p>
          </table:table-cell>
          <table:table-cell office:value-type="float" office:value="386216" calcext:value-type="float">
            <text:p>386216</text:p>
          </table:table-cell>
          <table:table-cell office:value-type="float" office:value="0.999735549575852" calcext:value-type="float">
            <text:p>0.999735549575852</text:p>
          </table:table-cell>
        </table:table-row>
        <table:table-row table:style-name="ro1">
          <table:table-cell office:value-type="float" office:value="276.56588183" calcext:value-type="float">
            <text:p>276.56588183</text:p>
          </table:table-cell>
          <table:table-cell office:value-type="float" office:value="372543" calcext:value-type="float">
            <text:p>372543</text:p>
          </table:table-cell>
          <table:table-cell office:value-type="float" office:value="382279" calcext:value-type="float">
            <text:p>382279</text:p>
          </table:table-cell>
          <table:table-cell office:value-type="float" office:value="0.999788439660682" calcext:value-type="float">
            <text:p>0.999788439660682</text:p>
          </table:table-cell>
        </table:table-row>
        <table:table-row table:style-name="ro1">
          <table:table-cell office:value-type="float" office:value="276.725754732999" calcext:value-type="float">
            <text:p>276.725754732999</text:p>
          </table:table-cell>
          <table:table-cell office:value-type="float" office:value="366841" calcext:value-type="float">
            <text:p>366841</text:p>
          </table:table-cell>
          <table:table-cell office:value-type="float" office:value="376712" calcext:value-type="float">
            <text:p>376712</text:p>
          </table:table-cell>
          <table:table-cell office:value-type="float" office:value="0.999830751728546" calcext:value-type="float">
            <text:p>0.999830751728546</text:p>
          </table:table-cell>
        </table:table-row>
        <table:table-row table:style-name="ro1">
          <table:table-cell office:value-type="float" office:value="276.831133153" calcext:value-type="float">
            <text:p>276.831133153</text:p>
          </table:table-cell>
          <table:table-cell office:value-type="float" office:value="368102" calcext:value-type="float">
            <text:p>368102</text:p>
          </table:table-cell>
          <table:table-cell office:value-type="float" office:value="374312" calcext:value-type="float">
            <text:p>374312</text:p>
          </table:table-cell>
          <table:table-cell office:value-type="float" office:value="0.999864601382837" calcext:value-type="float">
            <text:p>0.999864601382837</text:p>
          </table:table-cell>
        </table:table-row>
        <table:table-row table:style-name="ro1">
          <table:table-cell office:value-type="float" office:value="276.954208728999" calcext:value-type="float">
            <text:p>276.954208728999</text:p>
          </table:table-cell>
          <table:table-cell office:value-type="float" office:value="374116" calcext:value-type="float">
            <text:p>374116</text:p>
          </table:table-cell>
          <table:table-cell office:value-type="float" office:value="373112" calcext:value-type="float">
            <text:p>373112</text:p>
          </table:table-cell>
          <table:table-cell office:value-type="float" office:value="1.00114954274149" calcext:value-type="float">
            <text:p>1.00114954274149</text:p>
          </table:table-cell>
        </table:table-row>
        <table:table-row table:style-name="ro1">
          <table:table-cell office:value-type="float" office:value="277.084123101" calcext:value-type="float">
            <text:p>277.084123101</text:p>
          </table:table-cell>
          <table:table-cell office:value-type="float" office:value="382127" calcext:value-type="float">
            <text:p>382127</text:p>
          </table:table-cell>
          <table:table-cell office:value-type="float" office:value="374116" calcext:value-type="float">
            <text:p>374116</text:p>
          </table:table-cell>
          <table:table-cell office:value-type="float" office:value="1.00217749582841" calcext:value-type="float">
            <text:p>1.00217749582841</text:p>
          </table:table-cell>
        </table:table-row>
        <table:table-row table:style-name="ro1">
          <table:table-cell office:value-type="float" office:value="277.194192251" calcext:value-type="float">
            <text:p>277.194192251</text:p>
          </table:table-cell>
          <table:table-cell office:value-type="float" office:value="386585" calcext:value-type="float">
            <text:p>386585</text:p>
          </table:table-cell>
          <table:table-cell office:value-type="float" office:value="382127" calcext:value-type="float">
            <text:p>382127</text:p>
          </table:table-cell>
          <table:table-cell office:value-type="float" office:value="1.00299985829795" calcext:value-type="float">
            <text:p>1.00299985829795</text:p>
          </table:table-cell>
        </table:table-row>
        <table:table-row table:style-name="ro1">
          <table:table-cell office:value-type="float" office:value="277.374880388999" calcext:value-type="float">
            <text:p>277.374880388999</text:p>
          </table:table-cell>
          <table:table-cell office:value-type="float" office:value="384451" calcext:value-type="float">
            <text:p>384451</text:p>
          </table:table-cell>
          <table:table-cell office:value-type="float" office:value="386585" calcext:value-type="float">
            <text:p>386585</text:p>
          </table:table-cell>
          <table:table-cell office:value-type="float" office:value="1.00365774827358" calcext:value-type="float">
            <text:p>1.00365774827358</text:p>
          </table:table-cell>
        </table:table-row>
        <table:table-row table:style-name="ro1">
          <table:table-cell office:value-type="float" office:value="277.556336086" calcext:value-type="float">
            <text:p>277.556336086</text:p>
          </table:table-cell>
          <table:table-cell office:value-type="float" office:value="374090" calcext:value-type="float">
            <text:p>374090</text:p>
          </table:table-cell>
          <table:table-cell office:value-type="float" office:value="384451" calcext:value-type="float">
            <text:p>384451</text:p>
          </table:table-cell>
          <table:table-cell office:value-type="float" office:value="1.00418406025408" calcext:value-type="float">
            <text:p>1.00418406025408</text:p>
          </table:table-cell>
        </table:table-row>
        <table:table-row table:style-name="ro1">
          <table:table-cell office:value-type="float" office:value="277.730867606" calcext:value-type="float">
            <text:p>277.730867606</text:p>
          </table:table-cell>
          <table:table-cell office:value-type="float" office:value="367803" calcext:value-type="float">
            <text:p>367803</text:p>
          </table:table-cell>
          <table:table-cell office:value-type="float" office:value="374090" calcext:value-type="float">
            <text:p>374090</text:p>
          </table:table-cell>
          <table:table-cell office:value-type="float" office:value="1.00460510983849" calcext:value-type="float">
            <text:p>1.00460510983849</text:p>
          </table:table-cell>
        </table:table-row>
        <table:table-row table:style-name="ro1">
          <table:table-cell office:value-type="float" office:value="277.897781099" calcext:value-type="float">
            <text:p>277.897781099</text:p>
          </table:table-cell>
          <table:table-cell office:value-type="float" office:value="371907" calcext:value-type="float">
            <text:p>371907</text:p>
          </table:table-cell>
          <table:table-cell office:value-type="float" office:value="367803" calcext:value-type="float">
            <text:p>367803</text:p>
          </table:table-cell>
          <table:table-cell office:value-type="float" office:value="1.00494194950601" calcext:value-type="float">
            <text:p>1.00494194950601</text:p>
          </table:table-cell>
        </table:table-row>
        <table:table-row table:style-name="ro1">
          <table:table-cell office:value-type="float" office:value="278.067043970999" calcext:value-type="float">
            <text:p>278.067043970999</text:p>
          </table:table-cell>
          <table:table-cell office:value-type="float" office:value="382156" calcext:value-type="float">
            <text:p>382156</text:p>
          </table:table-cell>
          <table:table-cell office:value-type="float" office:value="371907" calcext:value-type="float">
            <text:p>371907</text:p>
          </table:table-cell>
          <table:table-cell office:value-type="float" office:value="1.00395355960481" calcext:value-type="float">
            <text:p>1.00395355960481</text:p>
          </table:table-cell>
        </table:table-row>
        <table:table-row table:style-name="ro1">
          <table:table-cell office:value-type="float" office:value="278.238387429999" calcext:value-type="float">
            <text:p>278.238387429999</text:p>
          </table:table-cell>
          <table:table-cell office:value-type="float" office:value="388211" calcext:value-type="float">
            <text:p>388211</text:p>
          </table:table-cell>
          <table:table-cell office:value-type="float" office:value="382156" calcext:value-type="float">
            <text:p>382156</text:p>
          </table:table-cell>
          <table:table-cell office:value-type="float" office:value="1.00316284768385" calcext:value-type="float">
            <text:p>1.00316284768385</text:p>
          </table:table-cell>
        </table:table-row>
        <table:table-row table:style-name="ro1">
          <table:table-cell office:value-type="float" office:value="278.403189864999" calcext:value-type="float">
            <text:p>278.403189864999</text:p>
          </table:table-cell>
          <table:table-cell office:value-type="float" office:value="384117" calcext:value-type="float">
            <text:p>384117</text:p>
          </table:table-cell>
          <table:table-cell office:value-type="float" office:value="388211" calcext:value-type="float">
            <text:p>388211</text:p>
          </table:table-cell>
          <table:table-cell office:value-type="float" office:value="1.00253027814708" calcext:value-type="float">
            <text:p>1.00253027814708</text:p>
          </table:table-cell>
        </table:table-row>
        <table:table-row table:style-name="ro1">
          <table:table-cell office:value-type="float" office:value="278.570845176999" calcext:value-type="float">
            <text:p>278.570845176999</text:p>
          </table:table-cell>
          <table:table-cell office:value-type="float" office:value="374265" calcext:value-type="float">
            <text:p>374265</text:p>
          </table:table-cell>
          <table:table-cell office:value-type="float" office:value="384117" calcext:value-type="float">
            <text:p>384117</text:p>
          </table:table-cell>
          <table:table-cell office:value-type="float" office:value="1.00202422251766" calcext:value-type="float">
            <text:p>1.00202422251766</text:p>
          </table:table-cell>
        </table:table-row>
        <table:table-row table:style-name="ro1">
          <table:table-cell office:value-type="float" office:value="278.734311606" calcext:value-type="float">
            <text:p>278.734311606</text:p>
          </table:table-cell>
          <table:table-cell office:value-type="float" office:value="368782" calcext:value-type="float">
            <text:p>368782</text:p>
          </table:table-cell>
          <table:table-cell office:value-type="float" office:value="376877" calcext:value-type="float">
            <text:p>376877</text:p>
          </table:table-cell>
          <table:table-cell office:value-type="float" office:value="1.00161937801413" calcext:value-type="float">
            <text:p>1.00161937801413</text:p>
          </table:table-cell>
        </table:table-row>
        <table:table-row table:style-name="ro1">
          <table:table-cell office:value-type="float" office:value="278.903129622999" calcext:value-type="float">
            <text:p>278.903129622999</text:p>
          </table:table-cell>
          <table:table-cell office:value-type="float" office:value="373185" calcext:value-type="float">
            <text:p>373185</text:p>
          </table:table-cell>
          <table:table-cell office:value-type="float" office:value="372350" calcext:value-type="float">
            <text:p>372350</text:p>
          </table:table-cell>
          <table:table-cell office:value-type="float" office:value="1.0012955024113" calcext:value-type="float">
            <text:p>1.0012955024113</text:p>
          </table:table-cell>
        </table:table-row>
        <table:table-row table:style-name="ro1">
          <table:table-cell office:value-type="float" office:value="279.084892983999" calcext:value-type="float">
            <text:p>279.084892983999</text:p>
          </table:table-cell>
          <table:table-cell office:value-type="float" office:value="384169" calcext:value-type="float">
            <text:p>384169</text:p>
          </table:table-cell>
          <table:table-cell office:value-type="float" office:value="373185" calcext:value-type="float">
            <text:p>373185</text:p>
          </table:table-cell>
          <table:table-cell office:value-type="float" office:value="1.00103640192904" calcext:value-type="float">
            <text:p>1.00103640192904</text:p>
          </table:table-cell>
        </table:table-row>
        <table:table-row table:style-name="ro1">
          <table:table-cell office:value-type="float" office:value="279.188414349999" calcext:value-type="float">
            <text:p>279.188414349999</text:p>
          </table:table-cell>
          <table:table-cell office:value-type="float" office:value="388449" calcext:value-type="float">
            <text:p>388449</text:p>
          </table:table-cell>
          <table:table-cell office:value-type="float" office:value="384169" calcext:value-type="float">
            <text:p>384169</text:p>
          </table:table-cell>
          <table:table-cell office:value-type="float" office:value="1.00082912154323" calcext:value-type="float">
            <text:p>1.00082912154323</text:p>
          </table:table-cell>
        </table:table-row>
        <table:table-row table:style-name="ro1">
          <table:table-cell office:value-type="float" office:value="279.357365378" calcext:value-type="float">
            <text:p>279.357365378</text:p>
          </table:table-cell>
          <table:table-cell office:value-type="float" office:value="387166" calcext:value-type="float">
            <text:p>387166</text:p>
          </table:table-cell>
          <table:table-cell office:value-type="float" office:value="388449" calcext:value-type="float">
            <text:p>388449</text:p>
          </table:table-cell>
          <table:table-cell office:value-type="float" office:value="1.00066329723459" calcext:value-type="float">
            <text:p>1.00066329723459</text:p>
          </table:table-cell>
        </table:table-row>
        <table:table-row table:style-name="ro1">
          <table:table-cell office:value-type="float" office:value="279.533663238999" calcext:value-type="float">
            <text:p>279.533663238999</text:p>
          </table:table-cell>
          <table:table-cell office:value-type="float" office:value="377434" calcext:value-type="float">
            <text:p>377434</text:p>
          </table:table-cell>
          <table:table-cell office:value-type="float" office:value="387166" calcext:value-type="float">
            <text:p>387166</text:p>
          </table:table-cell>
          <table:table-cell office:value-type="float" office:value="1.00053063778767" calcext:value-type="float">
            <text:p>1.00053063778767</text:p>
          </table:table-cell>
        </table:table-row>
        <table:table-row table:style-name="ro1">
          <table:table-cell office:value-type="float" office:value="279.661574835" calcext:value-type="float">
            <text:p>279.661574835</text:p>
          </table:table-cell>
          <table:table-cell office:value-type="float" office:value="371165" calcext:value-type="float">
            <text:p>371165</text:p>
          </table:table-cell>
          <table:table-cell office:value-type="float" office:value="382366" calcext:value-type="float">
            <text:p>382366</text:p>
          </table:table-cell>
          <table:table-cell office:value-type="float" office:value="1.00042451023014" calcext:value-type="float">
            <text:p>1.00042451023014</text:p>
          </table:table-cell>
        </table:table-row>
        <table:table-row table:style-name="ro1">
          <table:table-cell office:value-type="float" office:value="279.766634881" calcext:value-type="float">
            <text:p>279.766634881</text:p>
          </table:table-cell>
          <table:table-cell office:value-type="float" office:value="369821" calcext:value-type="float">
            <text:p>369821</text:p>
          </table:table-cell>
          <table:table-cell office:value-type="float" office:value="378292" calcext:value-type="float">
            <text:p>378292</text:p>
          </table:table-cell>
          <table:table-cell office:value-type="float" office:value="1.00159746981933" calcext:value-type="float">
            <text:p>1.00159746981933</text:p>
          </table:table-cell>
        </table:table-row>
        <table:table-row table:style-name="ro1">
          <table:table-cell office:value-type="float" office:value="279.936959577" calcext:value-type="float">
            <text:p>279.936959577</text:p>
          </table:table-cell>
          <table:table-cell office:value-type="float" office:value="376078" calcext:value-type="float">
            <text:p>376078</text:p>
          </table:table-cell>
          <table:table-cell office:value-type="float" office:value="371234" calcext:value-type="float">
            <text:p>371234</text:p>
          </table:table-cell>
          <table:table-cell office:value-type="float" office:value="1.00253583749068" calcext:value-type="float">
            <text:p>1.00253583749068</text:p>
          </table:table-cell>
        </table:table-row>
        <table:table-row table:style-name="ro1">
          <table:table-cell office:value-type="float" office:value="280.111001009" calcext:value-type="float">
            <text:p>280.111001009</text:p>
          </table:table-cell>
          <table:table-cell office:value-type="float" office:value="386533" calcext:value-type="float">
            <text:p>386533</text:p>
          </table:table-cell>
          <table:table-cell office:value-type="float" office:value="376078" calcext:value-type="float">
            <text:p>376078</text:p>
          </table:table-cell>
          <table:table-cell office:value-type="float" office:value="1.00328653162777" calcext:value-type="float">
            <text:p>1.00328653162777</text:p>
          </table:table-cell>
        </table:table-row>
        <table:table-row table:style-name="ro1">
          <table:table-cell office:value-type="float" office:value="280.215686759999" calcext:value-type="float">
            <text:p>280.215686759999</text:p>
          </table:table-cell>
          <table:table-cell office:value-type="float" office:value="389984" calcext:value-type="float">
            <text:p>389984</text:p>
          </table:table-cell>
          <table:table-cell office:value-type="float" office:value="386533" calcext:value-type="float">
            <text:p>386533</text:p>
          </table:table-cell>
          <table:table-cell office:value-type="float" office:value="1.00388708693743" calcext:value-type="float">
            <text:p>1.00388708693743</text:p>
          </table:table-cell>
        </table:table-row>
        <table:table-row table:style-name="ro1">
          <table:table-cell office:value-type="float" office:value="280.396096082999" calcext:value-type="float">
            <text:p>280.396096082999</text:p>
          </table:table-cell>
          <table:table-cell office:value-type="float" office:value="386470" calcext:value-type="float">
            <text:p>386470</text:p>
          </table:table-cell>
          <table:table-cell office:value-type="float" office:value="389984" calcext:value-type="float">
            <text:p>389984</text:p>
          </table:table-cell>
          <table:table-cell office:value-type="float" office:value="1.00436753118517" calcext:value-type="float">
            <text:p>1.00436753118517</text:p>
          </table:table-cell>
        </table:table-row>
        <table:table-row table:style-name="ro1">
          <table:table-cell office:value-type="float" office:value="280.579836609" calcext:value-type="float">
            <text:p>280.579836609</text:p>
          </table:table-cell>
          <table:table-cell office:value-type="float" office:value="375771" calcext:value-type="float">
            <text:p>375771</text:p>
          </table:table-cell>
          <table:table-cell office:value-type="float" office:value="386470" calcext:value-type="float">
            <text:p>386470</text:p>
          </table:table-cell>
          <table:table-cell office:value-type="float" office:value="1.00475188658335" calcext:value-type="float">
            <text:p>1.00475188658335</text:p>
          </table:table-cell>
        </table:table-row>
        <table:table-row table:style-name="ro1">
          <table:table-cell office:value-type="float" office:value="280.760251573" calcext:value-type="float">
            <text:p>280.760251573</text:p>
          </table:table-cell>
          <table:table-cell office:value-type="float" office:value="370780" calcext:value-type="float">
            <text:p>370780</text:p>
          </table:table-cell>
          <table:table-cell office:value-type="float" office:value="375771" calcext:value-type="float">
            <text:p>375771</text:p>
          </table:table-cell>
          <table:table-cell office:value-type="float" office:value="1.0050593709019" calcext:value-type="float">
            <text:p>1.0050593709019</text:p>
          </table:table-cell>
        </table:table-row>
        <table:table-row table:style-name="ro1">
          <table:table-cell office:value-type="float" office:value="280.931359728" calcext:value-type="float">
            <text:p>280.931359728</text:p>
          </table:table-cell>
          <table:table-cell office:value-type="float" office:value="376751" calcext:value-type="float">
            <text:p>376751</text:p>
          </table:table-cell>
          <table:table-cell office:value-type="float" office:value="370780" calcext:value-type="float">
            <text:p>370780</text:p>
          </table:table-cell>
          <table:table-cell office:value-type="float" office:value="1.00530535835674" calcext:value-type="float">
            <text:p>1.00530535835674</text:p>
          </table:table-cell>
        </table:table-row>
        <table:table-row table:style-name="ro1">
          <table:table-cell office:value-type="float" office:value="281.108311877" calcext:value-type="float">
            <text:p>281.108311877</text:p>
          </table:table-cell>
          <table:table-cell office:value-type="float" office:value="387400" calcext:value-type="float">
            <text:p>387400</text:p>
          </table:table-cell>
          <table:table-cell office:value-type="float" office:value="376751" calcext:value-type="float">
            <text:p>376751</text:p>
          </table:table-cell>
          <table:table-cell office:value-type="float" office:value="1.00550214832061" calcext:value-type="float">
            <text:p>1.00550214832061</text:p>
          </table:table-cell>
        </table:table-row>
        <table:table-row table:style-name="ro1">
          <table:table-cell office:value-type="float" office:value="281.282048215" calcext:value-type="float">
            <text:p>281.282048215</text:p>
          </table:table-cell>
          <table:table-cell office:value-type="float" office:value="391079" calcext:value-type="float">
            <text:p>391079</text:p>
          </table:table-cell>
          <table:table-cell office:value-type="float" office:value="387322" calcext:value-type="float">
            <text:p>387322</text:p>
          </table:table-cell>
          <table:table-cell office:value-type="float" office:value="1.00440171865649" calcext:value-type="float">
            <text:p>1.00440171865649</text:p>
          </table:table-cell>
        </table:table-row>
        <table:table-row table:style-name="ro1">
          <table:table-cell office:value-type="float" office:value="281.453982269999" calcext:value-type="float">
            <text:p>281.453982269999</text:p>
          </table:table-cell>
          <table:table-cell office:value-type="float" office:value="384305" calcext:value-type="float">
            <text:p>384305</text:p>
          </table:table-cell>
          <table:table-cell office:value-type="float" office:value="391079" calcext:value-type="float">
            <text:p>391079</text:p>
          </table:table-cell>
          <table:table-cell office:value-type="float" office:value="1.00477923656041" calcext:value-type="float">
            <text:p>1.00477923656041</text:p>
          </table:table-cell>
        </table:table-row>
        <table:table-row table:style-name="ro1">
          <table:table-cell office:value-type="float" office:value="281.633964188" calcext:value-type="float">
            <text:p>281.633964188</text:p>
          </table:table-cell>
          <table:table-cell office:value-type="float" office:value="374176" calcext:value-type="float">
            <text:p>374176</text:p>
          </table:table-cell>
          <table:table-cell office:value-type="float" office:value="386279" calcext:value-type="float">
            <text:p>386279</text:p>
          </table:table-cell>
          <table:table-cell office:value-type="float" office:value="1.00382338924833" calcext:value-type="float">
            <text:p>1.00382338924833</text:p>
          </table:table-cell>
        </table:table-row>
        <table:table-row table:style-name="ro1">
          <table:table-cell office:value-type="float" office:value="281.805271726" calcext:value-type="float">
            <text:p>281.805271726</text:p>
          </table:table-cell>
          <table:table-cell office:value-type="float" office:value="372402" calcext:value-type="float">
            <text:p>372402</text:p>
          </table:table-cell>
          <table:table-cell office:value-type="float" office:value="381479" calcext:value-type="float">
            <text:p>381479</text:p>
          </table:table-cell>
          <table:table-cell office:value-type="float" office:value="1.00431657303388" calcext:value-type="float">
            <text:p>1.00431657303388</text:p>
          </table:table-cell>
        </table:table-row>
        <table:table-row table:style-name="ro1">
          <table:table-cell office:value-type="float" office:value="281.987607252999" calcext:value-type="float">
            <text:p>281.987607252999</text:p>
          </table:table-cell>
          <table:table-cell office:value-type="float" office:value="381209" calcext:value-type="float">
            <text:p>381209</text:p>
          </table:table-cell>
          <table:table-cell office:value-type="float" office:value="372402" calcext:value-type="float">
            <text:p>372402</text:p>
          </table:table-cell>
          <table:table-cell office:value-type="float" office:value="1.00471112006233" calcext:value-type="float">
            <text:p>1.00471112006233</text:p>
          </table:table-cell>
        </table:table-row>
        <table:table-row table:style-name="ro1">
          <table:table-cell office:value-type="float" office:value="282.092574897" calcext:value-type="float">
            <text:p>282.092574897</text:p>
          </table:table-cell>
          <table:table-cell office:value-type="float" office:value="387586" calcext:value-type="float">
            <text:p>387586</text:p>
          </table:table-cell>
          <table:table-cell office:value-type="float" office:value="381209" calcext:value-type="float">
            <text:p>381209</text:p>
          </table:table-cell>
          <table:table-cell office:value-type="float" office:value="1.00630054161948" calcext:value-type="float">
            <text:p>1.00630054161948</text:p>
          </table:table-cell>
        </table:table-row>
        <table:table-row table:style-name="ro1">
          <table:table-cell office:value-type="float" office:value="282.266559517999" calcext:value-type="float">
            <text:p>282.266559517999</text:p>
          </table:table-cell>
          <table:table-cell office:value-type="float" office:value="392212" calcext:value-type="float">
            <text:p>392212</text:p>
          </table:table-cell>
          <table:table-cell office:value-type="float" office:value="387586" calcext:value-type="float">
            <text:p>387586</text:p>
          </table:table-cell>
          <table:table-cell office:value-type="float" office:value="1.00629829493081" calcext:value-type="float">
            <text:p>1.00629829493081</text:p>
          </table:table-cell>
        </table:table-row>
        <table:table-row table:style-name="ro1">
          <table:table-cell office:value-type="float" office:value="282.435755858" calcext:value-type="float">
            <text:p>282.435755858</text:p>
          </table:table-cell>
          <table:table-cell office:value-type="float" office:value="386363" calcext:value-type="float">
            <text:p>386363</text:p>
          </table:table-cell>
          <table:table-cell office:value-type="float" office:value="392212" calcext:value-type="float">
            <text:p>392212</text:p>
          </table:table-cell>
          <table:table-cell office:value-type="float" office:value="1.00757028151427" calcext:value-type="float">
            <text:p>1.00757028151427</text:p>
          </table:table-cell>
        </table:table-row>
        <table:table-row table:style-name="ro1">
          <table:table-cell office:value-type="float" office:value="282.603398518999" calcext:value-type="float">
            <text:p>282.603398518999</text:p>
          </table:table-cell>
          <table:table-cell office:value-type="float" office:value="376554" calcext:value-type="float">
            <text:p>376554</text:p>
          </table:table-cell>
          <table:table-cell office:value-type="float" office:value="386363" calcext:value-type="float">
            <text:p>386363</text:p>
          </table:table-cell>
          <table:table-cell office:value-type="float" office:value="1.00858787078103" calcext:value-type="float">
            <text:p>1.00858787078103</text:p>
          </table:table-cell>
        </table:table-row>
        <table:table-row table:style-name="ro1">
          <table:table-cell office:value-type="float" office:value="282.771357643" calcext:value-type="float">
            <text:p>282.771357643</text:p>
          </table:table-cell>
          <table:table-cell office:value-type="float" office:value="372861" calcext:value-type="float">
            <text:p>372861</text:p>
          </table:table-cell>
          <table:table-cell office:value-type="float" office:value="381563" calcext:value-type="float">
            <text:p>381563</text:p>
          </table:table-cell>
          <table:table-cell office:value-type="float" office:value="1.00812815826005" calcext:value-type="float">
            <text:p>1.00812815826005</text:p>
          </table:table-cell>
        </table:table-row>
        <table:table-row table:style-name="ro1">
          <table:table-cell office:value-type="float" office:value="282.942524877999" calcext:value-type="float">
            <text:p>282.942524877999</text:p>
          </table:table-cell>
          <table:table-cell office:value-type="float" office:value="379409" calcext:value-type="float">
            <text:p>379409</text:p>
          </table:table-cell>
          <table:table-cell office:value-type="float" office:value="372861" calcext:value-type="float">
            <text:p>372861</text:p>
          </table:table-cell>
          <table:table-cell office:value-type="float" office:value="1.00776038824326" calcext:value-type="float">
            <text:p>1.00776038824326</text:p>
          </table:table-cell>
        </table:table-row>
        <table:table-row table:style-name="ro1">
          <table:table-cell office:value-type="float" office:value="283.116467349" calcext:value-type="float">
            <text:p>283.116467349</text:p>
          </table:table-cell>
          <table:table-cell office:value-type="float" office:value="389798" calcext:value-type="float">
            <text:p>389798</text:p>
          </table:table-cell>
          <table:table-cell office:value-type="float" office:value="379409" calcext:value-type="float">
            <text:p>379409</text:p>
          </table:table-cell>
          <table:table-cell office:value-type="float" office:value="1.00746617222983" calcext:value-type="float">
            <text:p>1.00746617222983</text:p>
          </table:table-cell>
        </table:table-row>
        <table:table-row table:style-name="ro1">
          <table:table-cell office:value-type="float" office:value="283.341091413" calcext:value-type="float">
            <text:p>283.341091413</text:p>
          </table:table-cell>
          <table:table-cell office:value-type="float" office:value="391747" calcext:value-type="float">
            <text:p>391747</text:p>
          </table:table-cell>
          <table:table-cell office:value-type="float" office:value="389798" calcext:value-type="float">
            <text:p>389798</text:p>
          </table:table-cell>
          <table:table-cell office:value-type="float" office:value="1.00597293778386" calcext:value-type="float">
            <text:p>1.00597293778386</text:p>
          </table:table-cell>
        </table:table-row>
        <table:table-row table:style-name="ro1">
          <table:table-cell office:value-type="float" office:value="283.521665838" calcext:value-type="float">
            <text:p>283.521665838</text:p>
          </table:table-cell>
          <table:table-cell office:value-type="float" office:value="382164" calcext:value-type="float">
            <text:p>382164</text:p>
          </table:table-cell>
          <table:table-cell office:value-type="float" office:value="391747" calcext:value-type="float">
            <text:p>391747</text:p>
          </table:table-cell>
          <table:table-cell office:value-type="float" office:value="1.00477835022709" calcext:value-type="float">
            <text:p>1.00477835022709</text:p>
          </table:table-cell>
        </table:table-row>
        <table:table-row table:style-name="ro1">
          <table:table-cell office:value-type="float" office:value="283.693664843" calcext:value-type="float">
            <text:p>283.693664843</text:p>
          </table:table-cell>
          <table:table-cell office:value-type="float" office:value="374313" calcext:value-type="float">
            <text:p>374313</text:p>
          </table:table-cell>
          <table:table-cell office:value-type="float" office:value="382164" calcext:value-type="float">
            <text:p>382164</text:p>
          </table:table-cell>
          <table:table-cell office:value-type="float" office:value="1.00258044415683" calcext:value-type="float">
            <text:p>1.00258044415683</text:p>
          </table:table-cell>
        </table:table-row>
        <table:table-row table:style-name="ro1">
          <table:table-cell office:value-type="float" office:value="283.86578405" calcext:value-type="float">
            <text:p>283.86578405</text:p>
          </table:table-cell>
          <table:table-cell office:value-type="float" office:value="376397" calcext:value-type="float">
            <text:p>376397</text:p>
          </table:table-cell>
          <table:table-cell office:value-type="float" office:value="374313" calcext:value-type="float">
            <text:p>374313</text:p>
          </table:table-cell>
          <table:table-cell office:value-type="float" office:value="1.00082211930062" calcext:value-type="float">
            <text:p>1.00082211930062</text:p>
          </table:table-cell>
        </table:table-row>
        <table:table-row table:style-name="ro1">
          <table:table-cell office:value-type="float" office:value="284.039534247999" calcext:value-type="float">
            <text:p>284.039534247999</text:p>
          </table:table-cell>
          <table:table-cell office:value-type="float" office:value="386498" calcext:value-type="float">
            <text:p>386498</text:p>
          </table:table-cell>
          <table:table-cell office:value-type="float" office:value="376397" calcext:value-type="float">
            <text:p>376397</text:p>
          </table:table-cell>
          <table:table-cell office:value-type="float" office:value="0.999415459415648" calcext:value-type="float">
            <text:p>0.999415459415648</text:p>
          </table:table-cell>
        </table:table-row>
        <table:table-row table:style-name="ro1">
          <table:table-cell office:value-type="float" office:value="284.208200821" calcext:value-type="float">
            <text:p>284.208200821</text:p>
          </table:table-cell>
          <table:table-cell office:value-type="float" office:value="393865" calcext:value-type="float">
            <text:p>393865</text:p>
          </table:table-cell>
          <table:table-cell office:value-type="float" office:value="386498" calcext:value-type="float">
            <text:p>386498</text:p>
          </table:table-cell>
          <table:table-cell office:value-type="float" office:value="0.998290131507674" calcext:value-type="float">
            <text:p>0.998290131507674</text:p>
          </table:table-cell>
        </table:table-row>
        <table:table-row table:style-name="ro1">
          <table:table-cell office:value-type="float" office:value="284.385781896999" calcext:value-type="float">
            <text:p>284.385781896999</text:p>
          </table:table-cell>
          <table:table-cell office:value-type="float" office:value="390961" calcext:value-type="float">
            <text:p>390961</text:p>
          </table:table-cell>
          <table:table-cell office:value-type="float" office:value="393865" calcext:value-type="float">
            <text:p>393865</text:p>
          </table:table-cell>
          <table:table-cell office:value-type="float" office:value="0.997389869181295" calcext:value-type="float">
            <text:p>0.997389869181295</text:p>
          </table:table-cell>
        </table:table-row>
        <table:table-row table:style-name="ro1">
          <table:table-cell office:value-type="float" office:value="284.557253004999" calcext:value-type="float">
            <text:p>284.557253004999</text:p>
          </table:table-cell>
          <table:table-cell office:value-type="float" office:value="381037" calcext:value-type="float">
            <text:p>381037</text:p>
          </table:table-cell>
          <table:table-cell office:value-type="float" office:value="390961" calcext:value-type="float">
            <text:p>390961</text:p>
          </table:table-cell>
          <table:table-cell office:value-type="float" office:value="0.996669659320191" calcext:value-type="float">
            <text:p>0.996669659320191</text:p>
          </table:table-cell>
        </table:table-row>
        <table:table-row table:style-name="ro1">
          <table:table-cell office:value-type="float" office:value="284.659394292999" calcext:value-type="float">
            <text:p>284.659394292999</text:p>
          </table:table-cell>
          <table:table-cell office:value-type="float" office:value="376236" calcext:value-type="float">
            <text:p>376236</text:p>
          </table:table-cell>
          <table:table-cell office:value-type="float" office:value="387361" calcext:value-type="float">
            <text:p>387361</text:p>
          </table:table-cell>
          <table:table-cell office:value-type="float" office:value="0.996093491431308" calcext:value-type="float">
            <text:p>0.996093491431308</text:p>
          </table:table-cell>
        </table:table-row>
        <table:table-row table:style-name="ro1">
          <table:table-cell office:value-type="float" office:value="284.762872358" calcext:value-type="float">
            <text:p>284.762872358</text:p>
          </table:table-cell>
          <table:table-cell office:value-type="float" office:value="374795" calcext:value-type="float">
            <text:p>374795</text:p>
          </table:table-cell>
          <table:table-cell office:value-type="float" office:value="383761" calcext:value-type="float">
            <text:p>383761</text:p>
          </table:table-cell>
          <table:table-cell office:value-type="float" office:value="0.996874793145046" calcext:value-type="float">
            <text:p>0.996874793145046</text:p>
          </table:table-cell>
        </table:table-row>
        <table:table-row table:style-name="ro1">
          <table:table-cell office:value-type="float" office:value="284.864482248999" calcext:value-type="float">
            <text:p>284.864482248999</text:p>
          </table:table-cell>
          <table:table-cell office:value-type="float" office:value="377341" calcext:value-type="float">
            <text:p>377341</text:p>
          </table:table-cell>
          <table:table-cell office:value-type="float" office:value="381361" calcext:value-type="float">
            <text:p>381361</text:p>
          </table:table-cell>
          <table:table-cell office:value-type="float" office:value="0.997499834516037" calcext:value-type="float">
            <text:p>0.997499834516037</text:p>
          </table:table-cell>
        </table:table-row>
        <table:table-row table:style-name="ro1">
          <table:table-cell office:value-type="float" office:value="285.042027433999" calcext:value-type="float">
            <text:p>285.042027433999</text:p>
          </table:table-cell>
          <table:table-cell office:value-type="float" office:value="387652" calcext:value-type="float">
            <text:p>387652</text:p>
          </table:table-cell>
          <table:table-cell office:value-type="float" office:value="377341" calcext:value-type="float">
            <text:p>377341</text:p>
          </table:table-cell>
          <table:table-cell office:value-type="float" office:value="0.99799986761283" calcext:value-type="float">
            <text:p>0.99799986761283</text:p>
          </table:table-cell>
        </table:table-row>
        <table:table-row table:style-name="ro1">
          <table:table-cell office:value-type="float" office:value="285.151531404999" calcext:value-type="float">
            <text:p>285.151531404999</text:p>
          </table:table-cell>
          <table:table-cell office:value-type="float" office:value="393297" calcext:value-type="float">
            <text:p>393297</text:p>
          </table:table-cell>
          <table:table-cell office:value-type="float" office:value="387652" calcext:value-type="float">
            <text:p>387652</text:p>
          </table:table-cell>
          <table:table-cell office:value-type="float" office:value="0.998399894090264" calcext:value-type="float">
            <text:p>0.998399894090264</text:p>
          </table:table-cell>
        </table:table-row>
        <table:table-row table:style-name="ro1">
          <table:table-cell office:value-type="float" office:value="285.339208908999" calcext:value-type="float">
            <text:p>285.339208908999</text:p>
          </table:table-cell>
          <table:table-cell office:value-type="float" office:value="393809" calcext:value-type="float">
            <text:p>393809</text:p>
          </table:table-cell>
          <table:table-cell office:value-type="float" office:value="393297" calcext:value-type="float">
            <text:p>393297</text:p>
          </table:table-cell>
          <table:table-cell office:value-type="float" office:value="0.999977776907431" calcext:value-type="float">
            <text:p>0.999977776907431</text:p>
          </table:table-cell>
        </table:table-row>
        <table:table-row table:style-name="ro1">
          <table:table-cell office:value-type="float" office:value="285.452630489999" calcext:value-type="float">
            <text:p>285.452630489999</text:p>
          </table:table-cell>
          <table:table-cell office:value-type="float" office:value="388385" calcext:value-type="float">
            <text:p>388385</text:p>
          </table:table-cell>
          <table:table-cell office:value-type="float" office:value="393809" calcext:value-type="float">
            <text:p>393809</text:p>
          </table:table-cell>
          <table:table-cell office:value-type="float" office:value="1.00124008316117" calcext:value-type="float">
            <text:p>1.00124008316117</text:p>
          </table:table-cell>
        </table:table-row>
        <table:table-row table:style-name="ro1">
          <table:table-cell office:value-type="float" office:value="285.583427621999" calcext:value-type="float">
            <text:p>285.583427621999</text:p>
          </table:table-cell>
          <table:table-cell office:value-type="float" office:value="380578" calcext:value-type="float">
            <text:p>380578</text:p>
          </table:table-cell>
          <table:table-cell office:value-type="float" office:value="388385" calcext:value-type="float">
            <text:p>388385</text:p>
          </table:table-cell>
          <table:table-cell office:value-type="float" office:value="1.00224992816415" calcext:value-type="float">
            <text:p>1.00224992816415</text:p>
          </table:table-cell>
        </table:table-row>
        <table:table-row table:style-name="ro1">
          <table:table-cell office:value-type="float" office:value="285.703036641" calcext:value-type="float">
            <text:p>285.703036641</text:p>
          </table:table-cell>
          <table:table-cell office:value-type="float" office:value="376135" calcext:value-type="float">
            <text:p>376135</text:p>
          </table:table-cell>
          <table:table-cell office:value-type="float" office:value="381322" calcext:value-type="float">
            <text:p>381322</text:p>
          </table:table-cell>
          <table:table-cell office:value-type="float" office:value="1.00433158810094" calcext:value-type="float">
            <text:p>1.00433158810094</text:p>
          </table:table-cell>
        </table:table-row>
        <table:table-row table:style-name="ro1">
          <table:table-cell office:value-type="float" office:value="285.83044206" calcext:value-type="float">
            <text:p>285.83044206</text:p>
          </table:table-cell>
          <table:table-cell office:value-type="float" office:value="377080" calcext:value-type="float">
            <text:p>377080</text:p>
          </table:table-cell>
          <table:table-cell office:value-type="float" office:value="376181" calcext:value-type="float">
            <text:p>376181</text:p>
          </table:table-cell>
          <table:table-cell office:value-type="float" office:value="1.00599691605037" calcext:value-type="float">
            <text:p>1.00599691605037</text:p>
          </table:table-cell>
        </table:table-row>
        <table:table-row table:style-name="ro1">
          <table:table-cell office:value-type="float" office:value="285.964154597999" calcext:value-type="float">
            <text:p>285.964154597999</text:p>
          </table:table-cell>
          <table:table-cell office:value-type="float" office:value="383730" calcext:value-type="float">
            <text:p>383730</text:p>
          </table:table-cell>
          <table:table-cell office:value-type="float" office:value="377080" calcext:value-type="float">
            <text:p>377080</text:p>
          </table:table-cell>
          <table:table-cell office:value-type="float" office:value="1.00861918889125" calcext:value-type="float">
            <text:p>1.00861918889125</text:p>
          </table:table-cell>
        </table:table-row>
        <table:table-row table:style-name="ro1">
          <table:table-cell office:value-type="float" office:value="286.128291012999" calcext:value-type="float">
            <text:p>286.128291012999</text:p>
          </table:table-cell>
          <table:table-cell office:value-type="float" office:value="393344" calcext:value-type="float">
            <text:p>393344</text:p>
          </table:table-cell>
          <table:table-cell office:value-type="float" office:value="383730" calcext:value-type="float">
            <text:p>383730</text:p>
          </table:table-cell>
          <table:table-cell office:value-type="float" office:value="1.01071700716396" calcext:value-type="float">
            <text:p>1.01071700716396</text:p>
          </table:table-cell>
        </table:table-row>
        <table:table-row table:style-name="ro1">
          <table:table-cell office:value-type="float" office:value="286.318701011" calcext:value-type="float">
            <text:p>286.318701011</text:p>
          </table:table-cell>
          <table:table-cell office:value-type="float" office:value="395401" calcext:value-type="float">
            <text:p>395401</text:p>
          </table:table-cell>
          <table:table-cell office:value-type="float" office:value="393330" calcext:value-type="float">
            <text:p>393330</text:p>
          </table:table-cell>
          <table:table-cell office:value-type="float" office:value="1.01110525130079" calcext:value-type="float">
            <text:p>1.01110525130079</text:p>
          </table:table-cell>
        </table:table-row>
        <table:table-row table:style-name="ro1">
          <table:table-cell office:value-type="float" office:value="286.455747172" calcext:value-type="float">
            <text:p>286.455747172</text:p>
          </table:table-cell>
          <table:table-cell office:value-type="float" office:value="389200" calcext:value-type="float">
            <text:p>389200</text:p>
          </table:table-cell>
          <table:table-cell office:value-type="float" office:value="395401" calcext:value-type="float">
            <text:p>395401</text:p>
          </table:table-cell>
          <table:table-cell office:value-type="float" office:value="1.01141584661025" calcext:value-type="float">
            <text:p>1.01141584661025</text:p>
          </table:table-cell>
        </table:table-row>
        <table:table-row table:style-name="ro1">
          <table:table-cell office:value-type="float" office:value="286.570819413999" calcext:value-type="float">
            <text:p>286.570819413999</text:p>
          </table:table-cell>
          <table:table-cell office:value-type="float" office:value="382266" calcext:value-type="float">
            <text:p>382266</text:p>
          </table:table-cell>
          <table:table-cell office:value-type="float" office:value="389200" calcext:value-type="float">
            <text:p>389200</text:p>
          </table:table-cell>
          <table:table-cell office:value-type="float" office:value="1.01166432285782" calcext:value-type="float">
            <text:p>1.01166432285782</text:p>
          </table:table-cell>
        </table:table-row>
        <table:table-row table:style-name="ro1">
          <table:table-cell office:value-type="float" office:value="286.674213257" calcext:value-type="float">
            <text:p>286.674213257</text:p>
          </table:table-cell>
          <table:table-cell office:value-type="float" office:value="377786" calcext:value-type="float">
            <text:p>377786</text:p>
          </table:table-cell>
          <table:table-cell office:value-type="float" office:value="383375" calcext:value-type="float">
            <text:p>383375</text:p>
          </table:table-cell>
          <table:table-cell office:value-type="float" office:value="1.01315311433721" calcext:value-type="float">
            <text:p>1.01315311433721</text:p>
          </table:table-cell>
        </table:table-row>
        <table:table-row table:style-name="ro1">
          <table:table-cell office:value-type="float" office:value="286.818443369" calcext:value-type="float">
            <text:p>286.818443369</text:p>
          </table:table-cell>
          <table:table-cell office:value-type="float" office:value="377728" calcext:value-type="float">
            <text:p>377728</text:p>
          </table:table-cell>
          <table:table-cell office:value-type="float" office:value="377786" calcext:value-type="float">
            <text:p>377786</text:p>
          </table:table-cell>
          <table:table-cell office:value-type="float" office:value="1.01434414752072" calcext:value-type="float">
            <text:p>1.01434414752072</text:p>
          </table:table-cell>
        </table:table-row>
        <table:table-row table:style-name="ro1">
          <table:table-cell office:value-type="float" office:value="286.961611027" calcext:value-type="float">
            <text:p>286.961611027</text:p>
          </table:table-cell>
          <table:table-cell office:value-type="float" office:value="384572" calcext:value-type="float">
            <text:p>384572</text:p>
          </table:table-cell>
          <table:table-cell office:value-type="float" office:value="377728" calcext:value-type="float">
            <text:p>377728</text:p>
          </table:table-cell>
          <table:table-cell office:value-type="float" office:value="1.01529697406754" calcext:value-type="float">
            <text:p>1.01529697406754</text:p>
          </table:table-cell>
        </table:table-row>
        <table:table-row table:style-name="ro1">
          <table:table-cell office:value-type="float" office:value="287.104397270999" calcext:value-type="float">
            <text:p>287.104397270999</text:p>
          </table:table-cell>
          <table:table-cell office:value-type="float" office:value="393203" calcext:value-type="float">
            <text:p>393203</text:p>
          </table:table-cell>
          <table:table-cell office:value-type="float" office:value="384572" calcext:value-type="float">
            <text:p>384572</text:p>
          </table:table-cell>
          <table:table-cell office:value-type="float" office:value="1.01736578438223" calcext:value-type="float">
            <text:p>1.01736578438223</text:p>
          </table:table-cell>
        </table:table-row>
        <table:table-row table:style-name="ro1">
          <table:table-cell office:value-type="float" office:value="287.241290608999" calcext:value-type="float">
            <text:p>287.241290608999</text:p>
          </table:table-cell>
          <table:table-cell office:value-type="float" office:value="397226" calcext:value-type="float">
            <text:p>397226</text:p>
          </table:table-cell>
          <table:table-cell office:value-type="float" office:value="393203" calcext:value-type="float">
            <text:p>393203</text:p>
          </table:table-cell>
          <table:table-cell office:value-type="float" office:value="1.01902083263399" calcext:value-type="float">
            <text:p>1.01902083263399</text:p>
          </table:table-cell>
        </table:table-row>
        <table:table-row table:style-name="ro1">
          <table:table-cell office:value-type="float" office:value="287.372798078999" calcext:value-type="float">
            <text:p>287.372798078999</text:p>
          </table:table-cell>
          <table:table-cell office:value-type="float" office:value="394541" calcext:value-type="float">
            <text:p>394541</text:p>
          </table:table-cell>
          <table:table-cell office:value-type="float" office:value="397226" calcext:value-type="float">
            <text:p>397226</text:p>
          </table:table-cell>
          <table:table-cell office:value-type="float" office:value="1.0203448712354" calcext:value-type="float">
            <text:p>1.0203448712354</text:p>
          </table:table-cell>
        </table:table-row>
        <table:table-row table:style-name="ro1">
          <table:table-cell office:value-type="float" office:value="287.501067167999" calcext:value-type="float">
            <text:p>287.501067167999</text:p>
          </table:table-cell>
          <table:table-cell office:value-type="float" office:value="387434" calcext:value-type="float">
            <text:p>387434</text:p>
          </table:table-cell>
          <table:table-cell office:value-type="float" office:value="394541" calcext:value-type="float">
            <text:p>394541</text:p>
          </table:table-cell>
          <table:table-cell office:value-type="float" office:value="1.02140410211652" calcext:value-type="float">
            <text:p>1.02140410211652</text:p>
          </table:table-cell>
        </table:table-row>
        <table:table-row table:style-name="ro1">
          <table:table-cell office:value-type="float" office:value="287.619235819" calcext:value-type="float">
            <text:p>287.619235819</text:p>
          </table:table-cell>
          <table:table-cell office:value-type="float" office:value="380808" calcext:value-type="float">
            <text:p>380808</text:p>
          </table:table-cell>
          <table:table-cell office:value-type="float" office:value="388541" calcext:value-type="float">
            <text:p>388541</text:p>
          </table:table-cell>
          <table:table-cell office:value-type="float" office:value="1.01067166878999" calcext:value-type="float">
            <text:p>1.01067166878999</text:p>
          </table:table-cell>
        </table:table-row>
        <table:table-row table:style-name="ro1">
          <table:table-cell office:value-type="float" office:value="287.753303902" calcext:value-type="float">
            <text:p>287.753303902</text:p>
          </table:table-cell>
          <table:table-cell office:value-type="float" office:value="377755" calcext:value-type="float">
            <text:p>377755</text:p>
          </table:table-cell>
          <table:table-cell office:value-type="float" office:value="380808" calcext:value-type="float">
            <text:p>380808</text:p>
          </table:table-cell>
          <table:table-cell office:value-type="float" office:value="1.00208572212877" calcext:value-type="float">
            <text:p>1.00208572212877</text:p>
          </table:table-cell>
        </table:table-row>
        <table:table-row table:style-name="ro1">
          <table:table-cell office:value-type="float" office:value="287.890515953999" calcext:value-type="float">
            <text:p>287.890515953999</text:p>
          </table:table-cell>
          <table:table-cell office:value-type="float" office:value="381541" calcext:value-type="float">
            <text:p>381541</text:p>
          </table:table-cell>
          <table:table-cell office:value-type="float" office:value="377755" calcext:value-type="float">
            <text:p>377755</text:p>
          </table:table-cell>
          <table:table-cell office:value-type="float" office:value="0.99647377250821" calcext:value-type="float">
            <text:p>0.99647377250821</text:p>
          </table:table-cell>
        </table:table-row>
        <table:table-row table:style-name="ro1">
          <table:table-cell office:value-type="float" office:value="288.038939108999" calcext:value-type="float">
            <text:p>288.038939108999</text:p>
          </table:table-cell>
          <table:table-cell office:value-type="float" office:value="390461" calcext:value-type="float">
            <text:p>390461</text:p>
          </table:table-cell>
          <table:table-cell office:value-type="float" office:value="381541" calcext:value-type="float">
            <text:p>381541</text:p>
          </table:table-cell>
          <table:table-cell office:value-type="float" office:value="0.991984212811763" calcext:value-type="float">
            <text:p>0.991984212811763</text:p>
          </table:table-cell>
        </table:table-row>
        <table:table-row table:style-name="ro1">
          <table:table-cell office:value-type="float" office:value="288.170235625999" calcext:value-type="float">
            <text:p>288.170235625999</text:p>
          </table:table-cell>
          <table:table-cell office:value-type="float" office:value="396940" calcext:value-type="float">
            <text:p>396940</text:p>
          </table:table-cell>
          <table:table-cell office:value-type="float" office:value="390461" calcext:value-type="float">
            <text:p>390461</text:p>
          </table:table-cell>
          <table:table-cell office:value-type="float" office:value="0.989665801621959" calcext:value-type="float">
            <text:p>0.989665801621959</text:p>
          </table:table-cell>
        </table:table-row>
        <table:table-row table:style-name="ro1">
          <table:table-cell office:value-type="float" office:value="288.300823063999" calcext:value-type="float">
            <text:p>288.300823063999</text:p>
          </table:table-cell>
          <table:table-cell office:value-type="float" office:value="397795" calcext:value-type="float">
            <text:p>397795</text:p>
          </table:table-cell>
          <table:table-cell office:value-type="float" office:value="396940" calcext:value-type="float">
            <text:p>396940</text:p>
          </table:table-cell>
          <table:table-cell office:value-type="float" office:value="0.987811072670117" calcext:value-type="float">
            <text:p>0.987811072670117</text:p>
          </table:table-cell>
        </table:table-row>
        <table:table-row table:style-name="ro1">
          <table:table-cell office:value-type="float" office:value="288.432444336" calcext:value-type="float">
            <text:p>288.432444336</text:p>
          </table:table-cell>
          <table:table-cell office:value-type="float" office:value="392550" calcext:value-type="float">
            <text:p>392550</text:p>
          </table:table-cell>
          <table:table-cell office:value-type="float" office:value="397795" calcext:value-type="float">
            <text:p>397795</text:p>
          </table:table-cell>
          <table:table-cell office:value-type="float" office:value="0.986327289508642" calcext:value-type="float">
            <text:p>0.986327289508642</text:p>
          </table:table-cell>
        </table:table-row>
        <table:table-row table:style-name="ro1">
          <table:table-cell office:value-type="float" office:value="288.55639688" calcext:value-type="float">
            <text:p>288.55639688</text:p>
          </table:table-cell>
          <table:table-cell office:value-type="float" office:value="385086" calcext:value-type="float">
            <text:p>385086</text:p>
          </table:table-cell>
          <table:table-cell office:value-type="float" office:value="392995" calcext:value-type="float">
            <text:p>392995</text:p>
          </table:table-cell>
          <table:table-cell office:value-type="float" office:value="0.985140262979463" calcext:value-type="float">
            <text:p>0.985140262979463</text:p>
          </table:table-cell>
        </table:table-row>
        <table:table-row table:style-name="ro1">
          <table:table-cell office:value-type="float" office:value="288.677278325" calcext:value-type="float">
            <text:p>288.677278325</text:p>
          </table:table-cell>
          <table:table-cell office:value-type="float" office:value="379703" calcext:value-type="float">
            <text:p>379703</text:p>
          </table:table-cell>
          <table:table-cell office:value-type="float" office:value="386915" calcext:value-type="float">
            <text:p>386915</text:p>
          </table:table-cell>
          <table:table-cell office:value-type="float" office:value="0.985480631436202" calcext:value-type="float">
            <text:p>0.985480631436202</text:p>
          </table:table-cell>
        </table:table-row>
        <table:table-row table:style-name="ro1">
          <table:table-cell office:value-type="float" office:value="288.790573962999" calcext:value-type="float">
            <text:p>288.790573962999</text:p>
          </table:table-cell>
          <table:table-cell office:value-type="float" office:value="379113" calcext:value-type="float">
            <text:p>379113</text:p>
          </table:table-cell>
          <table:table-cell office:value-type="float" office:value="379703" calcext:value-type="float">
            <text:p>379703</text:p>
          </table:table-cell>
          <table:table-cell office:value-type="float" office:value="0.985752926201593" calcext:value-type="float">
            <text:p>0.985752926201593</text:p>
          </table:table-cell>
        </table:table-row>
        <table:table-row table:style-name="ro1">
          <table:table-cell office:value-type="float" office:value="288.939276051" calcext:value-type="float">
            <text:p>288.939276051</text:p>
          </table:table-cell>
          <table:table-cell office:value-type="float" office:value="385215" calcext:value-type="float">
            <text:p>385215</text:p>
          </table:table-cell>
          <table:table-cell office:value-type="float" office:value="379113" calcext:value-type="float">
            <text:p>379113</text:p>
          </table:table-cell>
          <table:table-cell office:value-type="float" office:value="0.985970762013906" calcext:value-type="float">
            <text:p>0.985970762013906</text:p>
          </table:table-cell>
        </table:table-row>
        <table:table-row table:style-name="ro1">
          <table:table-cell office:value-type="float" office:value="289.092609367999" calcext:value-type="float">
            <text:p>289.092609367999</text:p>
          </table:table-cell>
          <table:table-cell office:value-type="float" office:value="394588" calcext:value-type="float">
            <text:p>394588</text:p>
          </table:table-cell>
          <table:table-cell office:value-type="float" office:value="385215" calcext:value-type="float">
            <text:p>385215</text:p>
          </table:table-cell>
          <table:table-cell office:value-type="float" office:value="0.986145030663757" calcext:value-type="float">
            <text:p>0.986145030663757</text:p>
          </table:table-cell>
        </table:table-row>
        <table:table-row table:style-name="ro1">
          <table:table-cell office:value-type="float" office:value="289.227383059" calcext:value-type="float">
            <text:p>289.227383059</text:p>
          </table:table-cell>
          <table:table-cell office:value-type="float" office:value="399126" calcext:value-type="float">
            <text:p>399126</text:p>
          </table:table-cell>
          <table:table-cell office:value-type="float" office:value="394588" calcext:value-type="float">
            <text:p>394588</text:p>
          </table:table-cell>
          <table:table-cell office:value-type="float" office:value="0.987591521219747" calcext:value-type="float">
            <text:p>0.987591521219747</text:p>
          </table:table-cell>
        </table:table-row>
        <table:table-row table:style-name="ro1">
          <table:table-cell office:value-type="float" office:value="289.348578558" calcext:value-type="float">
            <text:p>289.348578558</text:p>
          </table:table-cell>
          <table:table-cell office:value-type="float" office:value="397490" calcext:value-type="float">
            <text:p>397490</text:p>
          </table:table-cell>
          <table:table-cell office:value-type="float" office:value="399126" calcext:value-type="float">
            <text:p>399126</text:p>
          </table:table-cell>
          <table:table-cell office:value-type="float" office:value="0.98874871366454" calcext:value-type="float">
            <text:p>0.98874871366454</text:p>
          </table:table-cell>
        </table:table-row>
        <table:table-row table:style-name="ro1">
          <table:table-cell office:value-type="float" office:value="289.485906532" calcext:value-type="float">
            <text:p>289.485906532</text:p>
          </table:table-cell>
          <table:table-cell office:value-type="float" office:value="390370" calcext:value-type="float">
            <text:p>390370</text:p>
          </table:table-cell>
          <table:table-cell office:value-type="float" office:value="397490" calcext:value-type="float">
            <text:p>397490</text:p>
          </table:table-cell>
          <table:table-cell office:value-type="float" office:value="0.989674467620373" calcext:value-type="float">
            <text:p>0.989674467620373</text:p>
          </table:table-cell>
        </table:table-row>
        <table:table-row table:style-name="ro1">
          <table:table-cell office:value-type="float" office:value="289.600523286999" calcext:value-type="float">
            <text:p>289.600523286999</text:p>
          </table:table-cell>
          <table:table-cell office:value-type="float" office:value="383696" calcext:value-type="float">
            <text:p>383696</text:p>
          </table:table-cell>
          <table:table-cell office:value-type="float" office:value="390370" calcext:value-type="float">
            <text:p>390370</text:p>
          </table:table-cell>
          <table:table-cell office:value-type="float" office:value="0.991739574096299" calcext:value-type="float">
            <text:p>0.991739574096299</text:p>
          </table:table-cell>
        </table:table-row>
        <table:table-row table:style-name="ro1">
          <table:table-cell office:value-type="float" office:value="289.711994051999" calcext:value-type="float">
            <text:p>289.711994051999</text:p>
          </table:table-cell>
          <table:table-cell office:value-type="float" office:value="379995" calcext:value-type="float">
            <text:p>379995</text:p>
          </table:table-cell>
          <table:table-cell office:value-type="float" office:value="383696" calcext:value-type="float">
            <text:p>383696</text:p>
          </table:table-cell>
          <table:table-cell office:value-type="float" office:value="0.993391659277039" calcext:value-type="float">
            <text:p>0.993391659277039</text:p>
          </table:table-cell>
        </table:table-row>
        <table:table-row table:style-name="ro1">
          <table:table-cell office:value-type="float" office:value="289.831941465" calcext:value-type="float">
            <text:p>289.831941465</text:p>
          </table:table-cell>
          <table:table-cell office:value-type="float" office:value="381128" calcext:value-type="float">
            <text:p>381128</text:p>
          </table:table-cell>
          <table:table-cell office:value-type="float" office:value="379995" calcext:value-type="float">
            <text:p>379995</text:p>
          </table:table-cell>
          <table:table-cell office:value-type="float" office:value="0.996055609300826" calcext:value-type="float">
            <text:p>0.996055609300826</text:p>
          </table:table-cell>
        </table:table-row>
        <table:table-row table:style-name="ro1">
          <table:table-cell office:value-type="float" office:value="289.973794805999" calcext:value-type="float">
            <text:p>289.973794805999</text:p>
          </table:table-cell>
          <table:table-cell office:value-type="float" office:value="388334" calcext:value-type="float">
            <text:p>388334</text:p>
          </table:table-cell>
          <table:table-cell office:value-type="float" office:value="381128" calcext:value-type="float">
            <text:p>381128</text:p>
          </table:table-cell>
          <table:table-cell office:value-type="float" office:value="0.998186769319855" calcext:value-type="float">
            <text:p>0.998186769319855</text:p>
          </table:table-cell>
        </table:table-row>
        <table:table-row table:style-name="ro1">
          <table:table-cell office:value-type="float" office:value="290.115471154" calcext:value-type="float">
            <text:p>290.115471154</text:p>
          </table:table-cell>
          <table:table-cell office:value-type="float" office:value="396750" calcext:value-type="float">
            <text:p>396750</text:p>
          </table:table-cell>
          <table:table-cell office:value-type="float" office:value="388334" calcext:value-type="float">
            <text:p>388334</text:p>
          </table:table-cell>
          <table:table-cell office:value-type="float" office:value="0.999891697335079" calcext:value-type="float">
            <text:p>0.999891697335079</text:p>
          </table:table-cell>
        </table:table-row>
        <table:table-row table:style-name="ro1">
          <table:table-cell office:value-type="float" office:value="290.257668499" calcext:value-type="float">
            <text:p>290.257668499</text:p>
          </table:table-cell>
          <table:table-cell office:value-type="float" office:value="400246" calcext:value-type="float">
            <text:p>400246</text:p>
          </table:table-cell>
          <table:table-cell office:value-type="float" office:value="396734" calcext:value-type="float">
            <text:p>396734</text:p>
          </table:table-cell>
          <table:table-cell office:value-type="float" office:value="1.00125563974726" calcext:value-type="float">
            <text:p>1.00125563974726</text:p>
          </table:table-cell>
        </table:table-row>
        <table:table-row table:style-name="ro1">
          <table:table-cell office:value-type="float" office:value="290.453673006999" calcext:value-type="float">
            <text:p>290.453673006999</text:p>
          </table:table-cell>
          <table:table-cell office:value-type="float" office:value="393323" calcext:value-type="float">
            <text:p>393323</text:p>
          </table:table-cell>
          <table:table-cell office:value-type="float" office:value="400246" calcext:value-type="float">
            <text:p>400246</text:p>
          </table:table-cell>
          <table:table-cell office:value-type="float" office:value="1.002346793677" calcext:value-type="float">
            <text:p>1.002346793677</text:p>
          </table:table-cell>
        </table:table-row>
        <table:table-row table:style-name="ro1">
          <table:table-cell office:value-type="float" office:value="290.581999267" calcext:value-type="float">
            <text:p>290.581999267</text:p>
          </table:table-cell>
          <table:table-cell office:value-type="float" office:value="385654" calcext:value-type="float">
            <text:p>385654</text:p>
          </table:table-cell>
          <table:table-cell office:value-type="float" office:value="397931" calcext:value-type="float">
            <text:p>397931</text:p>
          </table:table-cell>
          <table:table-cell office:value-type="float" office:value="1.0032197168208" calcext:value-type="float">
            <text:p>1.0032197168208</text:p>
          </table:table-cell>
        </table:table-row>
        <table:table-row table:style-name="ro1">
          <table:table-cell office:value-type="float" office:value="290.696779164" calcext:value-type="float">
            <text:p>290.696779164</text:p>
          </table:table-cell>
          <table:table-cell office:value-type="float" office:value="381250" calcext:value-type="float">
            <text:p>381250</text:p>
          </table:table-cell>
          <table:table-cell office:value-type="float" office:value="389154" calcext:value-type="float">
            <text:p>389154</text:p>
          </table:table-cell>
          <table:table-cell office:value-type="float" office:value="1.00527847615934" calcext:value-type="float">
            <text:p>1.00527847615934</text:p>
          </table:table-cell>
        </table:table-row>
        <table:table-row table:style-name="ro1">
          <table:table-cell office:value-type="float" office:value="290.833354926999" calcext:value-type="float">
            <text:p>290.833354926999</text:p>
          </table:table-cell>
          <table:table-cell office:value-type="float" office:value="382173" calcext:value-type="float">
            <text:p>382173</text:p>
          </table:table-cell>
          <table:table-cell office:value-type="float" office:value="381250" calcext:value-type="float">
            <text:p>381250</text:p>
          </table:table-cell>
          <table:table-cell office:value-type="float" office:value="1.00692548363017" calcext:value-type="float">
            <text:p>1.00692548363017</text:p>
          </table:table-cell>
        </table:table-row>
        <table:table-row table:style-name="ro1">
          <table:table-cell office:value-type="float" office:value="290.983733425999" calcext:value-type="float">
            <text:p>290.983733425999</text:p>
          </table:table-cell>
          <table:table-cell office:value-type="float" office:value="389963" calcext:value-type="float">
            <text:p>389963</text:p>
          </table:table-cell>
          <table:table-cell office:value-type="float" office:value="382173" calcext:value-type="float">
            <text:p>382173</text:p>
          </table:table-cell>
          <table:table-cell office:value-type="float" office:value="1.00824308960684" calcext:value-type="float">
            <text:p>1.00824308960684</text:p>
          </table:table-cell>
        </table:table-row>
        <table:table-row table:style-name="ro1">
          <table:table-cell office:value-type="float" office:value="291.121409133999" calcext:value-type="float">
            <text:p>291.121409133999</text:p>
          </table:table-cell>
          <table:table-cell office:value-type="float" office:value="398031" calcext:value-type="float">
            <text:p>398031</text:p>
          </table:table-cell>
          <table:table-cell office:value-type="float" office:value="389963" calcext:value-type="float">
            <text:p>389963</text:p>
          </table:table-cell>
          <table:table-cell office:value-type="float" office:value="1.00929717438818" calcext:value-type="float">
            <text:p>1.00929717438818</text:p>
          </table:table-cell>
        </table:table-row>
        <table:table-row table:style-name="ro1">
          <table:table-cell office:value-type="float" office:value="291.243500003" calcext:value-type="float">
            <text:p>291.243500003</text:p>
          </table:table-cell>
          <table:table-cell office:value-type="float" office:value="401235" calcext:value-type="float">
            <text:p>401235</text:p>
          </table:table-cell>
          <table:table-cell office:value-type="float" office:value="398031" calcext:value-type="float">
            <text:p>398031</text:p>
          </table:table-cell>
          <table:table-cell office:value-type="float" office:value="1.0115193721636" calcext:value-type="float">
            <text:p>1.0115193721636</text:p>
          </table:table-cell>
        </table:table-row>
        <table:table-row table:style-name="ro1">
          <table:table-cell office:value-type="float" office:value="291.371102592999" calcext:value-type="float">
            <text:p>291.371102592999</text:p>
          </table:table-cell>
          <table:table-cell office:value-type="float" office:value="398613" calcext:value-type="float">
            <text:p>398613</text:p>
          </table:table-cell>
          <table:table-cell office:value-type="float" office:value="401235" calcext:value-type="float">
            <text:p>401235</text:p>
          </table:table-cell>
          <table:table-cell office:value-type="float" office:value="1.01329713038394" calcext:value-type="float">
            <text:p>1.01329713038394</text:p>
          </table:table-cell>
        </table:table-row>
        <table:table-row table:style-name="ro1">
          <table:table-cell office:value-type="float" office:value="291.491981927" calcext:value-type="float">
            <text:p>291.491981927</text:p>
          </table:table-cell>
          <table:table-cell office:value-type="float" office:value="391995" calcext:value-type="float">
            <text:p>391995</text:p>
          </table:table-cell>
          <table:table-cell office:value-type="float" office:value="398613" calcext:value-type="float">
            <text:p>398613</text:p>
          </table:table-cell>
          <table:table-cell office:value-type="float" office:value="1.01471933696022" calcext:value-type="float">
            <text:p>1.01471933696022</text:p>
          </table:table-cell>
        </table:table-row>
        <table:table-row table:style-name="ro1">
          <table:table-cell office:value-type="float" office:value="291.624805702999" calcext:value-type="float">
            <text:p>291.624805702999</text:p>
          </table:table-cell>
          <table:table-cell office:value-type="float" office:value="384562" calcext:value-type="float">
            <text:p>384562</text:p>
          </table:table-cell>
          <table:table-cell office:value-type="float" office:value="392039" calcext:value-type="float">
            <text:p>392039</text:p>
          </table:table-cell>
          <table:table-cell office:value-type="float" office:value="1.01585710222123" calcext:value-type="float">
            <text:p>1.01585710222123</text:p>
          </table:table-cell>
        </table:table-row>
        <table:table-row table:style-name="ro1">
          <table:table-cell office:value-type="float" office:value="291.745726898" calcext:value-type="float">
            <text:p>291.745726898</text:p>
          </table:table-cell>
          <table:table-cell office:value-type="float" office:value="381749" calcext:value-type="float">
            <text:p>381749</text:p>
          </table:table-cell>
          <table:table-cell office:value-type="float" office:value="385320" calcext:value-type="float">
            <text:p>385320</text:p>
          </table:table-cell>
          <table:table-cell office:value-type="float" office:value="1.01676731443005" calcext:value-type="float">
            <text:p>1.01676731443005</text:p>
          </table:table-cell>
        </table:table-row>
        <table:table-row table:style-name="ro1">
          <table:table-cell office:value-type="float" office:value="291.887033950999" calcext:value-type="float">
            <text:p>291.887033950999</text:p>
          </table:table-cell>
          <table:table-cell office:value-type="float" office:value="385370" calcext:value-type="float">
            <text:p>385370</text:p>
          </table:table-cell>
          <table:table-cell office:value-type="float" office:value="381749" calcext:value-type="float">
            <text:p>381749</text:p>
          </table:table-cell>
          <table:table-cell office:value-type="float" office:value="1.0174954841971" calcext:value-type="float">
            <text:p>1.0174954841971</text:p>
          </table:table-cell>
        </table:table-row>
        <table:table-row table:style-name="ro1">
          <table:table-cell office:value-type="float" office:value="292.037904146" calcext:value-type="float">
            <text:p>292.037904146</text:p>
          </table:table-cell>
          <table:table-cell office:value-type="float" office:value="394397" calcext:value-type="float">
            <text:p>394397</text:p>
          </table:table-cell>
          <table:table-cell office:value-type="float" office:value="385370" calcext:value-type="float">
            <text:p>385370</text:p>
          </table:table-cell>
          <table:table-cell office:value-type="float" office:value="1.01807802001074" calcext:value-type="float">
            <text:p>1.01807802001074</text:p>
          </table:table-cell>
        </table:table-row>
        <table:table-row table:style-name="ro1">
          <table:table-cell office:value-type="float" office:value="292.186731845" calcext:value-type="float">
            <text:p>292.186731845</text:p>
          </table:table-cell>
          <table:table-cell office:value-type="float" office:value="401406" calcext:value-type="float">
            <text:p>401406</text:p>
          </table:table-cell>
          <table:table-cell office:value-type="float" office:value="394397" calcext:value-type="float">
            <text:p>394397</text:p>
          </table:table-cell>
          <table:table-cell office:value-type="float" office:value="1.01854404866165" calcext:value-type="float">
            <text:p>1.01854404866165</text:p>
          </table:table-cell>
        </table:table-row>
        <table:table-row table:style-name="ro1">
          <table:table-cell office:value-type="float" office:value="292.310546495999" calcext:value-type="float">
            <text:p>292.310546495999</text:p>
          </table:table-cell>
          <table:table-cell office:value-type="float" office:value="401595" calcext:value-type="float">
            <text:p>401595</text:p>
          </table:table-cell>
          <table:table-cell office:value-type="float" office:value="401406" calcext:value-type="float">
            <text:p>401406</text:p>
          </table:table-cell>
          <table:table-cell office:value-type="float" office:value="1.02031469098412" calcext:value-type="float">
            <text:p>1.02031469098412</text:p>
          </table:table-cell>
        </table:table-row>
        <table:table-row table:style-name="ro1">
          <table:table-cell office:value-type="float" office:value="292.426616219" calcext:value-type="float">
            <text:p>292.426616219</text:p>
          </table:table-cell>
          <table:table-cell office:value-type="float" office:value="396875" calcext:value-type="float">
            <text:p>396875</text:p>
          </table:table-cell>
          <table:table-cell office:value-type="float" office:value="401595" calcext:value-type="float">
            <text:p>401595</text:p>
          </table:table-cell>
          <table:table-cell office:value-type="float" office:value="1.02173120484209" calcext:value-type="float">
            <text:p>1.02173120484209</text:p>
          </table:table-cell>
        </table:table-row>
        <table:table-row table:style-name="ro1">
          <table:table-cell office:value-type="float" office:value="292.544371603999" calcext:value-type="float">
            <text:p>292.544371603999</text:p>
          </table:table-cell>
          <table:table-cell office:value-type="float" office:value="389792" calcext:value-type="float">
            <text:p>389792</text:p>
          </table:table-cell>
          <table:table-cell office:value-type="float" office:value="396875" calcext:value-type="float">
            <text:p>396875</text:p>
          </table:table-cell>
          <table:table-cell office:value-type="float" office:value="1.02428151559781" calcext:value-type="float">
            <text:p>1.02428151559781</text:p>
          </table:table-cell>
        </table:table-row>
        <table:table-row table:style-name="ro1">
          <table:table-cell office:value-type="float" office:value="292.668971114999" calcext:value-type="float">
            <text:p>292.668971114999</text:p>
          </table:table-cell>
          <table:table-cell office:value-type="float" office:value="383937" calcext:value-type="float">
            <text:p>383937</text:p>
          </table:table-cell>
          <table:table-cell office:value-type="float" office:value="390875" calcext:value-type="float">
            <text:p>390875</text:p>
          </table:table-cell>
          <table:table-cell office:value-type="float" office:value="1.02632176420239" calcext:value-type="float">
            <text:p>1.02632176420239</text:p>
          </table:table-cell>
        </table:table-row>
        <table:table-row table:style-name="ro1">
          <table:table-cell office:value-type="float" office:value="292.786508396999" calcext:value-type="float">
            <text:p>292.786508396999</text:p>
          </table:table-cell>
          <table:table-cell office:value-type="float" office:value="383048" calcext:value-type="float">
            <text:p>383048</text:p>
          </table:table-cell>
          <table:table-cell office:value-type="float" office:value="384513" calcext:value-type="float">
            <text:p>384513</text:p>
          </table:table-cell>
          <table:table-cell office:value-type="float" office:value="1.02939074469524" calcext:value-type="float">
            <text:p>1.02939074469524</text:p>
          </table:table-cell>
        </table:table-row>
        <table:table-row table:style-name="ro1">
          <table:table-cell office:value-type="float" office:value="292.914171237" calcext:value-type="float">
            <text:p>292.914171237</text:p>
          </table:table-cell>
          <table:table-cell office:value-type="float" office:value="387779" calcext:value-type="float">
            <text:p>387779</text:p>
          </table:table-cell>
          <table:table-cell office:value-type="float" office:value="383048" calcext:value-type="float">
            <text:p>383048</text:p>
          </table:table-cell>
          <table:table-cell office:value-type="float" office:value="1.03184592908953" calcext:value-type="float">
            <text:p>1.03184592908953</text:p>
          </table:table-cell>
        </table:table-row>
        <table:table-row table:style-name="ro1">
          <table:table-cell office:value-type="float" office:value="293.077649371" calcext:value-type="float">
            <text:p>293.077649371</text:p>
          </table:table-cell>
          <table:table-cell office:value-type="float" office:value="397765" calcext:value-type="float">
            <text:p>397765</text:p>
          </table:table-cell>
          <table:table-cell office:value-type="float" office:value="387779" calcext:value-type="float">
            <text:p>387779</text:p>
          </table:table-cell>
          <table:table-cell office:value-type="float" office:value="1.03381007660495" calcext:value-type="float">
            <text:p>1.03381007660495</text:p>
          </table:table-cell>
        </table:table-row>
        <table:table-row table:style-name="ro1">
          <table:table-cell office:value-type="float" office:value="293.228148081" calcext:value-type="float">
            <text:p>293.228148081</text:p>
          </table:table-cell>
          <table:table-cell office:value-type="float" office:value="403134" calcext:value-type="float">
            <text:p>403134</text:p>
          </table:table-cell>
          <table:table-cell office:value-type="float" office:value="397765" calcext:value-type="float">
            <text:p>397765</text:p>
          </table:table-cell>
          <table:table-cell office:value-type="float" office:value="1.0353813946173" calcext:value-type="float">
            <text:p>1.0353813946173</text:p>
          </table:table-cell>
        </table:table-row>
        <table:table-row table:style-name="ro1">
          <table:table-cell office:value-type="float" office:value="293.345464959999" calcext:value-type="float">
            <text:p>293.345464959999</text:p>
          </table:table-cell>
          <table:table-cell office:value-type="float" office:value="401599" calcext:value-type="float">
            <text:p>401599</text:p>
          </table:table-cell>
          <table:table-cell office:value-type="float" office:value="403134" calcext:value-type="float">
            <text:p>403134</text:p>
          </table:table-cell>
          <table:table-cell office:value-type="float" office:value="1.02410931149803" calcext:value-type="float">
            <text:p>1.02410931149803</text:p>
          </table:table-cell>
        </table:table-row>
        <table:table-row table:style-name="ro1">
          <table:table-cell office:value-type="float" office:value="293.457386399999" calcext:value-type="float">
            <text:p>293.457386399999</text:p>
          </table:table-cell>
          <table:table-cell office:value-type="float" office:value="396103" calcext:value-type="float">
            <text:p>396103</text:p>
          </table:table-cell>
          <table:table-cell office:value-type="float" office:value="401599" calcext:value-type="float">
            <text:p>401599</text:p>
          </table:table-cell>
          <table:table-cell office:value-type="float" office:value="1.01509164500262" calcext:value-type="float">
            <text:p>1.01509164500262</text:p>
          </table:table-cell>
        </table:table-row>
        <table:table-row table:style-name="ro1">
          <table:table-cell office:value-type="float" office:value="293.561855115" calcext:value-type="float">
            <text:p>293.561855115</text:p>
          </table:table-cell>
          <table:table-cell office:value-type="float" office:value="389772" calcext:value-type="float">
            <text:p>389772</text:p>
          </table:table-cell>
          <table:table-cell office:value-type="float" office:value="396283" calcext:value-type="float">
            <text:p>396283</text:p>
          </table:table-cell>
          <table:table-cell office:value-type="float" office:value="1.00787751180629" calcext:value-type="float">
            <text:p>1.00787751180629</text:p>
          </table:table-cell>
        </table:table-row>
        <table:table-row table:style-name="ro1">
          <table:table-cell office:value-type="float" office:value="293.676602381" calcext:value-type="float">
            <text:p>293.676602381</text:p>
          </table:table-cell>
          <table:table-cell office:value-type="float" office:value="384721" calcext:value-type="float">
            <text:p>384721</text:p>
          </table:table-cell>
          <table:table-cell office:value-type="float" office:value="389772" calcext:value-type="float">
            <text:p>389772</text:p>
          </table:table-cell>
          <table:table-cell office:value-type="float" office:value="1.00348510803658" calcext:value-type="float">
            <text:p>1.00348510803658</text:p>
          </table:table-cell>
        </table:table-row>
        <table:table-row table:style-name="ro1">
          <table:table-cell office:value-type="float" office:value="293.799237657999" calcext:value-type="float">
            <text:p>293.799237657999</text:p>
          </table:table-cell>
          <table:table-cell office:value-type="float" office:value="384273" calcext:value-type="float">
            <text:p>384273</text:p>
          </table:table-cell>
          <table:table-cell office:value-type="float" office:value="384721" calcext:value-type="float">
            <text:p>384721</text:p>
          </table:table-cell>
          <table:table-cell office:value-type="float" office:value="0.999971185020817" calcext:value-type="float">
            <text:p>0.999971185020817</text:p>
          </table:table-cell>
        </table:table-row>
        <table:table-row table:style-name="ro1">
          <table:table-cell office:value-type="float" office:value="293.919745047" calcext:value-type="float">
            <text:p>293.919745047</text:p>
          </table:table-cell>
          <table:table-cell office:value-type="float" office:value="389088" calcext:value-type="float">
            <text:p>389088</text:p>
          </table:table-cell>
          <table:table-cell office:value-type="float" office:value="384273" calcext:value-type="float">
            <text:p>384273</text:p>
          </table:table-cell>
          <table:table-cell office:value-type="float" office:value="0.997160046608203" calcext:value-type="float">
            <text:p>0.997160046608203</text:p>
          </table:table-cell>
        </table:table-row>
        <table:table-row table:style-name="ro1">
          <table:table-cell office:value-type="float" office:value="294.094822308" calcext:value-type="float">
            <text:p>294.094822308</text:p>
          </table:table-cell>
          <table:table-cell office:value-type="float" office:value="399706" calcext:value-type="float">
            <text:p>399706</text:p>
          </table:table-cell>
          <table:table-cell office:value-type="float" office:value="389073" calcext:value-type="float">
            <text:p>389073</text:p>
          </table:table-cell>
          <table:table-cell office:value-type="float" office:value="0.994911135878112" calcext:value-type="float">
            <text:p>0.994911135878112</text:p>
          </table:table-cell>
        </table:table-row>
        <table:table-row table:style-name="ro1">
          <table:table-cell office:value-type="float" office:value="294.226909984" calcext:value-type="float">
            <text:p>294.226909984</text:p>
          </table:table-cell>
          <table:table-cell office:value-type="float" office:value="404121" calcext:value-type="float">
            <text:p>404121</text:p>
          </table:table-cell>
          <table:table-cell office:value-type="float" office:value="399706" calcext:value-type="float">
            <text:p>399706</text:p>
          </table:table-cell>
          <table:table-cell office:value-type="float" office:value="0.993112007294039" calcext:value-type="float">
            <text:p>0.993112007294039</text:p>
          </table:table-cell>
        </table:table-row>
        <table:table-row table:style-name="ro1">
          <table:table-cell office:value-type="float" office:value="294.343895787999" calcext:value-type="float">
            <text:p>294.343895787999</text:p>
          </table:table-cell>
          <table:table-cell office:value-type="float" office:value="402653" calcext:value-type="float">
            <text:p>402653</text:p>
          </table:table-cell>
          <table:table-cell office:value-type="float" office:value="404121" calcext:value-type="float">
            <text:p>404121</text:p>
          </table:table-cell>
          <table:table-cell office:value-type="float" office:value="0.99167270442678" calcext:value-type="float">
            <text:p>0.99167270442678</text:p>
          </table:table-cell>
        </table:table-row>
        <table:table-row table:style-name="ro1">
          <table:table-cell office:value-type="float" office:value="294.468337996999" calcext:value-type="float">
            <text:p>294.468337996999</text:p>
          </table:table-cell>
          <table:table-cell office:value-type="float" office:value="396444" calcext:value-type="float">
            <text:p>396444</text:p>
          </table:table-cell>
          <table:table-cell office:value-type="float" office:value="402653" calcext:value-type="float">
            <text:p>402653</text:p>
          </table:table-cell>
          <table:table-cell office:value-type="float" office:value="0.991919723825112" calcext:value-type="float">
            <text:p>0.991919723825112</text:p>
          </table:table-cell>
        </table:table-row>
        <table:table-row table:style-name="ro1">
          <table:table-cell office:value-type="float" office:value="294.611315421" calcext:value-type="float">
            <text:p>294.611315421</text:p>
          </table:table-cell>
          <table:table-cell office:value-type="float" office:value="388173" calcext:value-type="float">
            <text:p>388173</text:p>
          </table:table-cell>
          <table:table-cell office:value-type="float" office:value="398342" calcext:value-type="float">
            <text:p>398342</text:p>
          </table:table-cell>
          <table:table-cell office:value-type="float" office:value="0.992117339343778" calcext:value-type="float">
            <text:p>0.992117339343778</text:p>
          </table:table-cell>
        </table:table-row>
        <table:table-row table:style-name="ro1">
          <table:table-cell office:value-type="float" office:value="294.743796032" calcext:value-type="float">
            <text:p>294.743796032</text:p>
          </table:table-cell>
          <table:table-cell office:value-type="float" office:value="384751" calcext:value-type="float">
            <text:p>384751</text:p>
          </table:table-cell>
          <table:table-cell office:value-type="float" office:value="392342" calcext:value-type="float">
            <text:p>392342</text:p>
          </table:table-cell>
          <table:table-cell office:value-type="float" office:value="0.993693871475022" calcext:value-type="float">
            <text:p>0.993693871475022</text:p>
          </table:table-cell>
        </table:table-row>
        <table:table-row table:style-name="ro1">
          <table:table-cell office:value-type="float" office:value="294.889213836999" calcext:value-type="float">
            <text:p>294.889213836999</text:p>
          </table:table-cell>
          <table:table-cell office:value-type="float" office:value="388476" calcext:value-type="float">
            <text:p>388476</text:p>
          </table:table-cell>
          <table:table-cell office:value-type="float" office:value="386697" calcext:value-type="float">
            <text:p>386697</text:p>
          </table:table-cell>
          <table:table-cell office:value-type="float" office:value="0.994955097180018" calcext:value-type="float">
            <text:p>0.994955097180018</text:p>
          </table:table-cell>
        </table:table-row>
        <table:table-row table:style-name="ro1">
          <table:table-cell office:value-type="float" office:value="295.012134236" calcext:value-type="float">
            <text:p>295.012134236</text:p>
          </table:table-cell>
          <table:table-cell office:value-type="float" office:value="395773" calcext:value-type="float">
            <text:p>395773</text:p>
          </table:table-cell>
          <table:table-cell office:value-type="float" office:value="388476" calcext:value-type="float">
            <text:p>388476</text:p>
          </table:table-cell>
          <table:table-cell office:value-type="float" office:value="0.995964077744014" calcext:value-type="float">
            <text:p>0.995964077744014</text:p>
          </table:table-cell>
        </table:table-row>
        <table:table-row table:style-name="ro1">
          <table:table-cell office:value-type="float" office:value="295.129441584" calcext:value-type="float">
            <text:p>295.129441584</text:p>
          </table:table-cell>
          <table:table-cell office:value-type="float" office:value="402395" calcext:value-type="float">
            <text:p>402395</text:p>
          </table:table-cell>
          <table:table-cell office:value-type="float" office:value="395773" calcext:value-type="float">
            <text:p>395773</text:p>
          </table:table-cell>
          <table:table-cell office:value-type="float" office:value="0.998210111116075" calcext:value-type="float">
            <text:p>0.998210111116075</text:p>
          </table:table-cell>
        </table:table-row>
        <table:table-row table:style-name="ro1">
          <table:table-cell office:value-type="float" office:value="295.261958134999" calcext:value-type="float">
            <text:p>295.261958134999</text:p>
          </table:table-cell>
          <table:table-cell office:value-type="float" office:value="405233" calcext:value-type="float">
            <text:p>405233</text:p>
          </table:table-cell>
          <table:table-cell office:value-type="float" office:value="402395" calcext:value-type="float">
            <text:p>402395</text:p>
          </table:table-cell>
          <table:table-cell office:value-type="float" office:value="1.00000693781372" calcext:value-type="float">
            <text:p>1.00000693781372</text:p>
          </table:table-cell>
        </table:table-row>
        <table:table-row table:style-name="ro1">
          <table:table-cell office:value-type="float" office:value="295.371436063999" calcext:value-type="float">
            <text:p>295.371436063999</text:p>
          </table:table-cell>
          <table:table-cell office:value-type="float" office:value="402599" calcext:value-type="float">
            <text:p>402599</text:p>
          </table:table-cell>
          <table:table-cell office:value-type="float" office:value="405233" calcext:value-type="float">
            <text:p>405233</text:p>
          </table:table-cell>
          <table:table-cell office:value-type="float" office:value="1.00290410097562" calcext:value-type="float">
            <text:p>1.00290410097562</text:p>
          </table:table-cell>
        </table:table-row>
        <table:table-row table:style-name="ro1">
          <table:table-cell office:value-type="float" office:value="295.492255146999" calcext:value-type="float">
            <text:p>295.492255146999</text:p>
          </table:table-cell>
          <table:table-cell office:value-type="float" office:value="395978" calcext:value-type="float">
            <text:p>395978</text:p>
          </table:table-cell>
          <table:table-cell office:value-type="float" office:value="402599" calcext:value-type="float">
            <text:p>402599</text:p>
          </table:table-cell>
          <table:table-cell office:value-type="float" office:value="1.00670284282429" calcext:value-type="float">
            <text:p>1.00670284282429</text:p>
          </table:table-cell>
        </table:table-row>
        <table:table-row table:style-name="ro1">
          <table:table-cell office:value-type="float" office:value="295.623750224999" calcext:value-type="float">
            <text:p>295.623750224999</text:p>
          </table:table-cell>
          <table:table-cell office:value-type="float" office:value="388608" calcext:value-type="float">
            <text:p>388608</text:p>
          </table:table-cell>
          <table:table-cell office:value-type="float" office:value="398999" calcext:value-type="float">
            <text:p>398999</text:p>
          </table:table-cell>
          <table:table-cell office:value-type="float" office:value="1.00974183630323" calcext:value-type="float">
            <text:p>1.00974183630323</text:p>
          </table:table-cell>
        </table:table-row>
        <table:table-row table:style-name="ro1">
          <table:table-cell office:value-type="float" office:value="295.74163386" calcext:value-type="float">
            <text:p>295.74163386</text:p>
          </table:table-cell>
          <table:table-cell office:value-type="float" office:value="385755" calcext:value-type="float">
            <text:p>385755</text:p>
          </table:table-cell>
          <table:table-cell office:value-type="float" office:value="391799" calcext:value-type="float">
            <text:p>391799</text:p>
          </table:table-cell>
          <table:table-cell office:value-type="float" office:value="1.01217303108638" calcext:value-type="float">
            <text:p>1.01217303108638</text:p>
          </table:table-cell>
        </table:table-row>
        <table:table-row table:style-name="ro1">
          <table:table-cell office:value-type="float" office:value="295.85746019" calcext:value-type="float">
            <text:p>295.85746019</text:p>
          </table:table-cell>
          <table:table-cell office:value-type="float" office:value="388051" calcext:value-type="float">
            <text:p>388051</text:p>
          </table:table-cell>
          <table:table-cell office:value-type="float" office:value="385755" calcext:value-type="float">
            <text:p>385755</text:p>
          </table:table-cell>
          <table:table-cell office:value-type="float" office:value="1.01562077781028" calcext:value-type="float">
            <text:p>1.01562077781028</text:p>
          </table:table-cell>
        </table:table-row>
        <table:table-row table:style-name="ro1">
          <table:table-cell office:value-type="float" office:value="295.991624881999" calcext:value-type="float">
            <text:p>295.991624881999</text:p>
          </table:table-cell>
          <table:table-cell office:value-type="float" office:value="395465" calcext:value-type="float">
            <text:p>395465</text:p>
          </table:table-cell>
          <table:table-cell office:value-type="float" office:value="388051" calcext:value-type="float">
            <text:p>388051</text:p>
          </table:table-cell>
          <table:table-cell office:value-type="float" office:value="1.0183789751894" calcext:value-type="float">
            <text:p>1.0183789751894</text:p>
          </table:table-cell>
        </table:table-row>
        <table:table-row table:style-name="ro1">
          <table:table-cell office:value-type="float" office:value="296.143510677999" calcext:value-type="float">
            <text:p>296.143510677999</text:p>
          </table:table-cell>
          <table:table-cell office:value-type="float" office:value="403987" calcext:value-type="float">
            <text:p>403987</text:p>
          </table:table-cell>
          <table:table-cell office:value-type="float" office:value="395465" calcext:value-type="float">
            <text:p>395465</text:p>
          </table:table-cell>
          <table:table-cell office:value-type="float" office:value="1.0205855330927" calcext:value-type="float">
            <text:p>1.0205855330927</text:p>
          </table:table-cell>
        </table:table-row>
        <table:table-row table:style-name="ro1">
          <table:table-cell office:value-type="float" office:value="296.2855863" calcext:value-type="float">
            <text:p>296.2855863</text:p>
          </table:table-cell>
          <table:table-cell office:value-type="float" office:value="406036" calcext:value-type="float">
            <text:p>406036</text:p>
          </table:table-cell>
          <table:table-cell office:value-type="float" office:value="403987" calcext:value-type="float">
            <text:p>403987</text:p>
          </table:table-cell>
          <table:table-cell office:value-type="float" office:value="1.02235077941533" calcext:value-type="float">
            <text:p>1.02235077941533</text:p>
          </table:table-cell>
        </table:table-row>
        <table:table-row table:style-name="ro1">
          <table:table-cell office:value-type="float" office:value="296.407253133" calcext:value-type="float">
            <text:p>296.407253133</text:p>
          </table:table-cell>
          <table:table-cell office:value-type="float" office:value="401910" calcext:value-type="float">
            <text:p>401910</text:p>
          </table:table-cell>
          <table:table-cell office:value-type="float" office:value="406036" calcext:value-type="float">
            <text:p>406036</text:p>
          </table:table-cell>
          <table:table-cell office:value-type="float" office:value="1.02528803093967" calcext:value-type="float">
            <text:p>1.02528803093967</text:p>
          </table:table-cell>
        </table:table-row>
        <table:table-row table:style-name="ro1">
          <table:table-cell office:value-type="float" office:value="296.519159452999" calcext:value-type="float">
            <text:p>296.519159452999</text:p>
          </table:table-cell>
          <table:table-cell office:value-type="float" office:value="395318" calcext:value-type="float">
            <text:p>395318</text:p>
          </table:table-cell>
          <table:table-cell office:value-type="float" office:value="401910" calcext:value-type="float">
            <text:p>401910</text:p>
          </table:table-cell>
          <table:table-cell office:value-type="float" office:value="1.01282301734433" calcext:value-type="float">
            <text:p>1.01282301734433</text:p>
          </table:table-cell>
        </table:table-row>
        <table:table-row table:style-name="ro1">
          <table:table-cell office:value-type="float" office:value="296.623563157" calcext:value-type="float">
            <text:p>296.623563157</text:p>
          </table:table-cell>
          <table:table-cell office:value-type="float" office:value="389616" calcext:value-type="float">
            <text:p>389616</text:p>
          </table:table-cell>
          <table:table-cell office:value-type="float" office:value="395318" calcext:value-type="float">
            <text:p>395318</text:p>
          </table:table-cell>
          <table:table-cell office:value-type="float" office:value="1.00574713567998" calcext:value-type="float">
            <text:p>1.00574713567998</text:p>
          </table:table-cell>
        </table:table-row>
        <table:table-row table:style-name="ro1">
          <table:table-cell office:value-type="float" office:value="296.82167868" calcext:value-type="float">
            <text:p>296.82167868</text:p>
          </table:table-cell>
          <table:table-cell office:value-type="float" office:value="387818" calcext:value-type="float">
            <text:p>387818</text:p>
          </table:table-cell>
          <table:table-cell office:value-type="float" office:value="389616" calcext:value-type="float">
            <text:p>389616</text:p>
          </table:table-cell>
          <table:table-cell office:value-type="float" office:value="0.99862755929025" calcext:value-type="float">
            <text:p>0.99862755929025</text:p>
          </table:table-cell>
        </table:table-row>
        <table:table-row table:style-name="ro1">
          <table:table-cell office:value-type="float" office:value="296.935540443999" calcext:value-type="float">
            <text:p>296.935540443999</text:p>
          </table:table-cell>
          <table:table-cell office:value-type="float" office:value="392995" calcext:value-type="float">
            <text:p>392995</text:p>
          </table:table-cell>
          <table:table-cell office:value-type="float" office:value="387818" calcext:value-type="float">
            <text:p>387818</text:p>
          </table:table-cell>
          <table:table-cell office:value-type="float" office:value="0.994390769236711" calcext:value-type="float">
            <text:p>0.994390769236711</text:p>
          </table:table-cell>
        </table:table-row>
        <table:table-row table:style-name="ro1">
          <table:table-cell office:value-type="float" office:value="297.049512068999" calcext:value-type="float">
            <text:p>297.049512068999</text:p>
          </table:table-cell>
          <table:table-cell office:value-type="float" office:value="400110" calcext:value-type="float">
            <text:p>400110</text:p>
          </table:table-cell>
          <table:table-cell office:value-type="float" office:value="392995" calcext:value-type="float">
            <text:p>392995</text:p>
          </table:table-cell>
          <table:table-cell office:value-type="float" office:value="0.992482312359066" calcext:value-type="float">
            <text:p>0.992482312359066</text:p>
          </table:table-cell>
        </table:table-row>
        <table:table-row table:style-name="ro1">
          <table:table-cell office:value-type="float" office:value="297.169358048999" calcext:value-type="float">
            <text:p>297.169358048999</text:p>
          </table:table-cell>
          <table:table-cell office:value-type="float" office:value="405912" calcext:value-type="float">
            <text:p>405912</text:p>
          </table:table-cell>
          <table:table-cell office:value-type="float" office:value="399893" calcext:value-type="float">
            <text:p>399893</text:p>
          </table:table-cell>
          <table:table-cell office:value-type="float" office:value="0.99095554685695" calcext:value-type="float">
            <text:p>0.99095554685695</text:p>
          </table:table-cell>
        </table:table-row>
        <table:table-row table:style-name="ro1">
          <table:table-cell office:value-type="float" office:value="297.380466827" calcext:value-type="float">
            <text:p>297.380466827</text:p>
          </table:table-cell>
          <table:table-cell office:value-type="float" office:value="404204" calcext:value-type="float">
            <text:p>404204</text:p>
          </table:table-cell>
          <table:table-cell office:value-type="float" office:value="405912" calcext:value-type="float">
            <text:p>405912</text:p>
          </table:table-cell>
          <table:table-cell office:value-type="float" office:value="0.989734134455257" calcext:value-type="float">
            <text:p>0.989734134455257</text:p>
          </table:table-cell>
        </table:table-row>
        <table:table-row table:style-name="ro1">
          <table:table-cell office:value-type="float" office:value="297.504717352" calcext:value-type="float">
            <text:p>297.504717352</text:p>
          </table:table-cell>
          <table:table-cell office:value-type="float" office:value="397208" calcext:value-type="float">
            <text:p>397208</text:p>
          </table:table-cell>
          <table:table-cell office:value-type="float" office:value="404204" calcext:value-type="float">
            <text:p>404204</text:p>
          </table:table-cell>
          <table:table-cell office:value-type="float" office:value="0.988757004533902" calcext:value-type="float">
            <text:p>0.988757004533902</text:p>
          </table:table-cell>
        </table:table-row>
        <table:table-row table:style-name="ro1">
          <table:table-cell office:value-type="float" office:value="297.631266586999" calcext:value-type="float">
            <text:p>297.631266586999</text:p>
          </table:table-cell>
          <table:table-cell office:value-type="float" office:value="390287" calcext:value-type="float">
            <text:p>390287</text:p>
          </table:table-cell>
          <table:table-cell office:value-type="float" office:value="398204" calcext:value-type="float">
            <text:p>398204</text:p>
          </table:table-cell>
          <table:table-cell office:value-type="float" office:value="0.98947888606987" calcext:value-type="float">
            <text:p>0.98947888606987</text:p>
          </table:table-cell>
        </table:table-row>
        <table:table-row table:style-name="ro1">
          <table:table-cell office:value-type="float" office:value="297.75762708" calcext:value-type="float">
            <text:p>297.75762708</text:p>
          </table:table-cell>
          <table:table-cell office:value-type="float" office:value="387769" calcext:value-type="float">
            <text:p>387769</text:p>
          </table:table-cell>
          <table:table-cell office:value-type="float" office:value="392010" calcext:value-type="float">
            <text:p>392010</text:p>
          </table:table-cell>
          <table:table-cell office:value-type="float" office:value="0.990056391298644" calcext:value-type="float">
            <text:p>0.990056391298644</text:p>
          </table:table-cell>
        </table:table-row>
        <table:table-row table:style-name="ro1">
          <table:table-cell office:value-type="float" office:value="297.863190819" calcext:value-type="float">
            <text:p>297.863190819</text:p>
          </table:table-cell>
          <table:table-cell office:value-type="float" office:value="390287" calcext:value-type="float">
            <text:p>390287</text:p>
          </table:table-cell>
          <table:table-cell office:value-type="float" office:value="387769" calcext:value-type="float">
            <text:p>387769</text:p>
          </table:table-cell>
          <table:table-cell office:value-type="float" office:value="0.989014810008612" calcext:value-type="float">
            <text:p>0.989014810008612</text:p>
          </table:table-cell>
        </table:table-row>
        <table:table-row table:style-name="ro1">
          <table:table-cell office:value-type="float" office:value="297.974771014" calcext:value-type="float">
            <text:p>297.974771014</text:p>
          </table:table-cell>
          <table:table-cell office:value-type="float" office:value="396396" calcext:value-type="float">
            <text:p>396396</text:p>
          </table:table-cell>
          <table:table-cell office:value-type="float" office:value="390287" calcext:value-type="float">
            <text:p>390287</text:p>
          </table:table-cell>
          <table:table-cell office:value-type="float" office:value="0.988181544976587" calcext:value-type="float">
            <text:p>0.988181544976587</text:p>
          </table:table-cell>
        </table:table-row>
        <table:table-row table:style-name="ro1">
          <table:table-cell office:value-type="float" office:value="298.088994141999" calcext:value-type="float">
            <text:p>298.088994141999</text:p>
          </table:table-cell>
          <table:table-cell office:value-type="float" office:value="403393" calcext:value-type="float">
            <text:p>403393</text:p>
          </table:table-cell>
          <table:table-cell office:value-type="float" office:value="345362" calcext:value-type="float">
            <text:p>345362</text:p>
          </table:table-cell>
          <table:table-cell office:value-type="float" office:value="0.989018518424018" calcext:value-type="float">
            <text:p>0.989018518424018</text:p>
          </table:table-cell>
        </table:table-row>
        <table:table-row table:style-name="ro1">
          <table:table-cell office:value-type="float" office:value="298.197812592" calcext:value-type="float">
            <text:p>298.197812592</text:p>
          </table:table-cell>
          <table:table-cell office:value-type="float" office:value="407665" calcext:value-type="float">
            <text:p>407665</text:p>
          </table:table-cell>
          <table:table-cell office:value-type="float" office:value="348962" calcext:value-type="float">
            <text:p>348962</text:p>
          </table:table-cell>
          <table:table-cell office:value-type="float" office:value="0.989688097181962" calcext:value-type="float">
            <text:p>0.989688097181962</text:p>
          </table:table-cell>
        </table:table-row>
        <table:table-row table:style-name="ro1">
          <table:table-cell office:value-type="float" office:value="298.319623117" calcext:value-type="float">
            <text:p>298.319623117</text:p>
          </table:table-cell>
          <table:table-cell office:value-type="float" office:value="407377" calcext:value-type="float">
            <text:p>407377</text:p>
          </table:table-cell>
          <table:table-cell office:value-type="float" office:value="354962" calcext:value-type="float">
            <text:p>354962</text:p>
          </table:table-cell>
          <table:table-cell office:value-type="float" office:value="0.99175047774557" calcext:value-type="float">
            <text:p>0.99175047774557</text:p>
          </table:table-cell>
        </table:table-row>
        <table:table-row table:style-name="ro1">
          <table:table-cell office:value-type="float" office:value="298.448234416999" calcext:value-type="float">
            <text:p>298.448234416999</text:p>
          </table:table-cell>
          <table:table-cell office:value-type="float" office:value="401643" calcext:value-type="float">
            <text:p>401643</text:p>
          </table:table-cell>
          <table:table-cell office:value-type="float" office:value="360718" calcext:value-type="float">
            <text:p>360718</text:p>
          </table:table-cell>
          <table:table-cell office:value-type="float" office:value="0.993400382196456" calcext:value-type="float">
            <text:p>0.993400382196456</text:p>
          </table:table-cell>
        </table:table-row>
        <table:table-row table:style-name="ro1">
          <table:table-cell office:value-type="float" office:value="298.576300700999" calcext:value-type="float">
            <text:p>298.576300700999</text:p>
          </table:table-cell>
          <table:table-cell office:value-type="float" office:value="393963" calcext:value-type="float">
            <text:p>393963</text:p>
          </table:table-cell>
          <table:table-cell office:value-type="float" office:value="365518" calcext:value-type="float">
            <text:p>365518</text:p>
          </table:table-cell>
          <table:table-cell office:value-type="float" office:value="0.994720305757165" calcext:value-type="float">
            <text:p>0.994720305757165</text:p>
          </table:table-cell>
        </table:table-row>
        <table:table-row table:style-name="ro1">
          <table:table-cell office:value-type="float" office:value="298.703843858999" calcext:value-type="float">
            <text:p>298.703843858999</text:p>
          </table:table-cell>
          <table:table-cell office:value-type="float" office:value="389121" calcext:value-type="float">
            <text:p>389121</text:p>
          </table:table-cell>
          <table:table-cell office:value-type="float" office:value="370318" calcext:value-type="float">
            <text:p>370318</text:p>
          </table:table-cell>
          <table:table-cell office:value-type="float" office:value="0.99424952704848" calcext:value-type="float">
            <text:p>0.99424952704848</text:p>
          </table:table-cell>
        </table:table-row>
        <table:table-row table:style-name="ro1">
          <table:table-cell office:value-type="float" office:value="298.834159091" calcext:value-type="float">
            <text:p>298.834159091</text:p>
          </table:table-cell>
          <table:table-cell office:value-type="float" office:value="390199" calcext:value-type="float">
            <text:p>390199</text:p>
          </table:table-cell>
          <table:table-cell office:value-type="float" office:value="375118" calcext:value-type="float">
            <text:p>375118</text:p>
          </table:table-cell>
          <table:table-cell office:value-type="float" office:value="0.993872904081532" calcext:value-type="float">
            <text:p>0.993872904081532</text:p>
          </table:table-cell>
        </table:table-row>
        <table:table-row table:style-name="ro1">
          <table:table-cell office:value-type="float" office:value="298.937125586999" calcext:value-type="float">
            <text:p>298.937125586999</text:p>
          </table:table-cell>
          <table:table-cell office:value-type="float" office:value="395088" calcext:value-type="float">
            <text:p>395088</text:p>
          </table:table-cell>
          <table:table-cell office:value-type="float" office:value="378718" calcext:value-type="float">
            <text:p>378718</text:p>
          </table:table-cell>
          <table:table-cell office:value-type="float" office:value="0.995098323265226" calcext:value-type="float">
            <text:p>0.995098323265226</text:p>
          </table:table-cell>
        </table:table-row>
        <table:table-row table:style-name="ro1">
          <table:table-cell office:value-type="float" office:value="299.040486796999" calcext:value-type="float">
            <text:p>299.040486796999</text:p>
          </table:table-cell>
          <table:table-cell office:value-type="float" office:value="401556" calcext:value-type="float">
            <text:p>401556</text:p>
          </table:table-cell>
          <table:table-cell office:value-type="float" office:value="383110" calcext:value-type="float">
            <text:p>383110</text:p>
          </table:table-cell>
          <table:table-cell office:value-type="float" office:value="0.996078658612181" calcext:value-type="float">
            <text:p>0.996078658612181</text:p>
          </table:table-cell>
        </table:table-row>
        <table:table-row table:style-name="ro1">
          <table:table-cell office:value-type="float" office:value="299.14405465" calcext:value-type="float">
            <text:p>299.14405465</text:p>
          </table:table-cell>
          <table:table-cell office:value-type="float" office:value="407009" calcext:value-type="float">
            <text:p>407009</text:p>
          </table:table-cell>
          <table:table-cell office:value-type="float" office:value="386987" calcext:value-type="float">
            <text:p>386987</text:p>
          </table:table-cell>
          <table:table-cell office:value-type="float" office:value="0.998413314486644" calcext:value-type="float">
            <text:p>0.998413314486644</text:p>
          </table:table-cell>
        </table:table-row>
        <table:table-row table:style-name="ro1">
          <table:table-cell office:value-type="float" office:value="299.263246921999" calcext:value-type="float">
            <text:p>299.263246921999</text:p>
          </table:table-cell>
          <table:table-cell office:value-type="float" office:value="409228" calcext:value-type="float">
            <text:p>409228</text:p>
          </table:table-cell>
          <table:table-cell office:value-type="float" office:value="391787" calcext:value-type="float">
            <text:p>391787</text:p>
          </table:table-cell>
          <table:table-cell office:value-type="float" office:value="1.00028103918621" calcext:value-type="float">
            <text:p>1.00028103918621</text:p>
          </table:table-cell>
        </table:table-row>
        <table:table-row table:style-name="ro1">
          <table:table-cell office:value-type="float" office:value="299.366744084" calcext:value-type="float">
            <text:p>299.366744084</text:p>
          </table:table-cell>
          <table:table-cell office:value-type="float" office:value="406794" calcext:value-type="float">
            <text:p>406794</text:p>
          </table:table-cell>
          <table:table-cell office:value-type="float" office:value="397197" calcext:value-type="float">
            <text:p>397197</text:p>
          </table:table-cell>
          <table:table-cell office:value-type="float" office:value="1.00334983134897" calcext:value-type="float">
            <text:p>1.00334983134897</text:p>
          </table:table-cell>
        </table:table-row>
        <table:table-row table:style-name="ro1">
          <table:table-cell office:value-type="float" office:value="299.532748947999" calcext:value-type="float">
            <text:p>299.532748947999</text:p>
          </table:table-cell>
          <table:table-cell office:value-type="float" office:value="397489" calcext:value-type="float">
            <text:p>397489</text:p>
          </table:table-cell>
          <table:table-cell office:value-type="float" office:value="403493" calcext:value-type="float">
            <text:p>403493</text:p>
          </table:table-cell>
          <table:table-cell office:value-type="float" office:value="1.00423025267608" calcext:value-type="float">
            <text:p>1.00423025267608</text:p>
          </table:table-cell>
        </table:table-row>
        <table:table-row table:style-name="ro1">
          <table:table-cell office:value-type="float" office:value="299.686760961" calcext:value-type="float">
            <text:p>299.686760961</text:p>
          </table:table-cell>
          <table:table-cell office:value-type="float" office:value="390465" calcext:value-type="float">
            <text:p>390465</text:p>
          </table:table-cell>
          <table:table-cell office:value-type="float" office:value="367687" calcext:value-type="float">
            <text:p>367687</text:p>
          </table:table-cell>
          <table:table-cell office:value-type="float" office:value="1.00493458973776" calcext:value-type="float">
            <text:p>1.00493458973776</text:p>
          </table:table-cell>
        </table:table-row>
        <table:table-row table:style-name="ro1">
          <table:table-cell office:value-type="float" office:value="299.869115752999" calcext:value-type="float">
            <text:p>299.869115752999</text:p>
          </table:table-cell>
          <table:table-cell office:value-type="float" office:value="392541" calcext:value-type="float">
            <text:p>392541</text:p>
          </table:table-cell>
          <table:table-cell office:value-type="float" office:value="376460" calcext:value-type="float">
            <text:p>376460</text:p>
          </table:table-cell>
          <table:table-cell office:value-type="float" office:value="1.00394767179021" calcext:value-type="float">
            <text:p>1.00394767179021</text:p>
          </table:table-cell>
        </table:table-row>
        <table:table-row table:style-name="ro1">
          <table:table-cell office:value-type="float" office:value="300.04320964" calcext:value-type="float">
            <text:p>300.04320964</text:p>
          </table:table-cell>
          <table:table-cell office:value-type="float" office:value="402724" calcext:value-type="float">
            <text:p>402724</text:p>
          </table:table-cell>
          <table:table-cell office:value-type="float" office:value="385626" calcext:value-type="float">
            <text:p>385626</text:p>
          </table:table-cell>
          <table:table-cell office:value-type="float" office:value="1.00315813743217" calcext:value-type="float">
            <text:p>1.00315813743217</text:p>
          </table:table-cell>
        </table:table-row>
        <table:table-row table:style-name="ro1">
          <table:table-cell office:value-type="float" office:value="300.20094105" calcext:value-type="float">
            <text:p>300.20094105</text:p>
          </table:table-cell>
          <table:table-cell office:value-type="float" office:value="409729" calcext:value-type="float">
            <text:p>409729</text:p>
          </table:table-cell>
          <table:table-cell office:value-type="float" office:value="394979" calcext:value-type="float">
            <text:p>394979</text:p>
          </table:table-cell>
          <table:table-cell office:value-type="float" office:value="1.00252650994573" calcext:value-type="float">
            <text:p>1.00252650994573</text:p>
          </table:table-cell>
        </table:table-row>
        <table:table-row table:style-name="ro1">
          <table:table-cell office:value-type="float" office:value="300.364948418999" calcext:value-type="float">
            <text:p>300.364948418999</text:p>
          </table:table-cell>
          <table:table-cell office:value-type="float" office:value="407868" calcext:value-type="float">
            <text:p>407868</text:p>
          </table:table-cell>
          <table:table-cell office:value-type="float" office:value="347829" calcext:value-type="float">
            <text:p>347829</text:p>
          </table:table-cell>
          <table:table-cell office:value-type="float" office:value="1.00202120795659" calcext:value-type="float">
            <text:p>1.00202120795659</text:p>
          </table:table-cell>
        </table:table-row>
        <table:table-row table:style-name="ro1">
          <table:table-cell office:value-type="float" office:value="300.530125313" calcext:value-type="float">
            <text:p>300.530125313</text:p>
          </table:table-cell>
          <table:table-cell office:value-type="float" office:value="398648" calcext:value-type="float">
            <text:p>398648</text:p>
          </table:table-cell>
          <table:table-cell office:value-type="float" office:value="359656" calcext:value-type="float">
            <text:p>359656</text:p>
          </table:table-cell>
          <table:table-cell office:value-type="float" office:value="1.00009024880802" calcext:value-type="float">
            <text:p>1.00009024880802</text:p>
          </table:table-cell>
        </table:table-row>
        <table:table-row table:style-name="ro1">
          <table:table-cell office:value-type="float" office:value="300.695773943" calcext:value-type="float">
            <text:p>300.695773943</text:p>
          </table:table-cell>
          <table:table-cell office:value-type="float" office:value="391270" calcext:value-type="float">
            <text:p>391270</text:p>
          </table:table-cell>
          <table:table-cell office:value-type="float" office:value="376358" calcext:value-type="float">
            <text:p>376358</text:p>
          </table:table-cell>
          <table:table-cell office:value-type="float" office:value="0.998545481489162" calcext:value-type="float">
            <text:p>0.998545481489162</text:p>
          </table:table-cell>
        </table:table-row>
        <table:table-row table:style-name="ro1">
          <table:table-cell office:value-type="float" office:value="300.850986269999" calcext:value-type="float">
            <text:p>300.850986269999</text:p>
          </table:table-cell>
          <table:table-cell office:value-type="float" office:value="392797" calcext:value-type="float">
            <text:p>392797</text:p>
          </table:table-cell>
          <table:table-cell office:value-type="float" office:value="390706" calcext:value-type="float">
            <text:p>390706</text:p>
          </table:table-cell>
          <table:table-cell office:value-type="float" office:value="0.997309667634078" calcext:value-type="float">
            <text:p>0.997309667634078</text:p>
          </table:table-cell>
        </table:table-row>
        <table:table-row table:style-name="ro1">
          <table:table-cell office:value-type="float" office:value="301.009740283" calcext:value-type="float">
            <text:p>301.009740283</text:p>
          </table:table-cell>
          <table:table-cell office:value-type="float" office:value="401621" calcext:value-type="float">
            <text:p>401621</text:p>
          </table:table-cell>
          <table:table-cell office:value-type="float" office:value="392797" calcext:value-type="float">
            <text:p>392797</text:p>
          </table:table-cell>
          <table:table-cell office:value-type="float" office:value="0.994817431076959" calcext:value-type="float">
            <text:p>0.994817431076959</text:p>
          </table:table-cell>
        </table:table-row>
        <table:table-row table:style-name="ro1">
          <table:table-cell office:value-type="float" office:value="301.160895059" calcext:value-type="float">
            <text:p>301.160895059</text:p>
          </table:table-cell>
          <table:table-cell office:value-type="float" office:value="409634" calcext:value-type="float">
            <text:p>409634</text:p>
          </table:table-cell>
          <table:table-cell office:value-type="float" office:value="385121" calcext:value-type="float">
            <text:p>385121</text:p>
          </table:table-cell>
          <table:table-cell office:value-type="float" office:value="0.992823641831264" calcext:value-type="float">
            <text:p>0.992823641831264</text:p>
          </table:table-cell>
        </table:table-row>
        <table:table-row table:style-name="ro1">
          <table:table-cell office:value-type="float" office:value="301.296573587999" calcext:value-type="float">
            <text:p>301.296573587999</text:p>
          </table:table-cell>
          <table:table-cell office:value-type="float" office:value="410871" calcext:value-type="float">
            <text:p>410871</text:p>
          </table:table-cell>
          <table:table-cell office:value-type="float" office:value="399521" calcext:value-type="float">
            <text:p>399521</text:p>
          </table:table-cell>
          <table:table-cell office:value-type="float" office:value="0.991228610434708" calcext:value-type="float">
            <text:p>0.991228610434708</text:p>
          </table:table-cell>
        </table:table-row>
        <table:table-row table:style-name="ro1">
          <table:table-cell office:value-type="float" office:value="301.409464459" calcext:value-type="float">
            <text:p>301.409464459</text:p>
          </table:table-cell>
          <table:table-cell office:value-type="float" office:value="406796" calcext:value-type="float">
            <text:p>406796</text:p>
          </table:table-cell>
          <table:table-cell office:value-type="float" office:value="410871" calcext:value-type="float">
            <text:p>410871</text:p>
          </table:table-cell>
          <table:table-cell office:value-type="float" office:value="0.989952585317464" calcext:value-type="float">
            <text:p>0.989952585317464</text:p>
          </table:table-cell>
        </table:table-row>
        <table:table-row table:style-name="ro1">
          <table:table-cell office:value-type="float" office:value="301.577058294" calcext:value-type="float">
            <text:p>301.577058294</text:p>
          </table:table-cell>
          <table:table-cell office:value-type="float" office:value="396922" calcext:value-type="float">
            <text:p>396922</text:p>
          </table:table-cell>
          <table:table-cell office:value-type="float" office:value="406796" calcext:value-type="float">
            <text:p>406796</text:p>
          </table:table-cell>
          <table:table-cell office:value-type="float" office:value="0.988931765223668" calcext:value-type="float">
            <text:p>0.988931765223668</text:p>
          </table:table-cell>
        </table:table-row>
        <table:table-row table:style-name="ro1">
          <table:table-cell office:value-type="float" office:value="301.750974278" calcext:value-type="float">
            <text:p>301.750974278</text:p>
          </table:table-cell>
          <table:table-cell office:value-type="float" office:value="391751" calcext:value-type="float">
            <text:p>391751</text:p>
          </table:table-cell>
          <table:table-cell office:value-type="float" office:value="396922" calcext:value-type="float">
            <text:p>396922</text:p>
          </table:table-cell>
          <table:table-cell office:value-type="float" office:value="0.988115109148631" calcext:value-type="float">
            <text:p>0.988115109148631</text:p>
          </table:table-cell>
        </table:table-row>
        <table:table-row table:style-name="ro1">
          <table:table-cell office:value-type="float" office:value="301.924861472" calcext:value-type="float">
            <text:p>301.924861472</text:p>
          </table:table-cell>
          <table:table-cell office:value-type="float" office:value="397377" calcext:value-type="float">
            <text:p>397377</text:p>
          </table:table-cell>
          <table:table-cell office:value-type="float" office:value="391751" calcext:value-type="float">
            <text:p>391751</text:p>
          </table:table-cell>
          <table:table-cell office:value-type="float" office:value="0.985980809123416" calcext:value-type="float">
            <text:p>0.985980809123416</text:p>
          </table:table-cell>
        </table:table-row>
        <table:table-row table:style-name="ro1">
          <table:table-cell office:value-type="float" office:value="302.112081025" calcext:value-type="float">
            <text:p>302.112081025</text:p>
          </table:table-cell>
          <table:table-cell office:value-type="float" office:value="408586" calcext:value-type="float">
            <text:p>408586</text:p>
          </table:table-cell>
          <table:table-cell office:value-type="float" office:value="397377" calcext:value-type="float">
            <text:p>397377</text:p>
          </table:table-cell>
          <table:table-cell office:value-type="float" office:value="0.81863539356739" calcext:value-type="float">
            <text:p>0.81863539356739</text:p>
          </table:table-cell>
        </table:table-row>
        <table:table-row table:style-name="ro1">
          <table:table-cell office:value-type="float" office:value="302.276209615" calcext:value-type="float">
            <text:p>302.276209615</text:p>
          </table:table-cell>
          <table:table-cell office:value-type="float" office:value="412140" calcext:value-type="float">
            <text:p>412140</text:p>
          </table:table-cell>
          <table:table-cell office:value-type="float" office:value="408586" calcext:value-type="float">
            <text:p>408586</text:p>
          </table:table-cell>
          <table:table-cell office:value-type="float" office:value="0.684759061122569" calcext:value-type="float">
            <text:p>0.684759061122569</text:p>
          </table:table-cell>
        </table:table-row>
        <table:table-row table:style-name="ro1">
          <table:table-cell office:value-type="float" office:value="302.446368022" calcext:value-type="float">
            <text:p>302.446368022</text:p>
          </table:table-cell>
          <table:table-cell office:value-type="float" office:value="405752" calcext:value-type="float">
            <text:p>405752</text:p>
          </table:table-cell>
          <table:table-cell office:value-type="float" office:value="412140" calcext:value-type="float">
            <text:p>412140</text:p>
          </table:table-cell>
          <table:table-cell office:value-type="float" office:value="0.577657995166712" calcext:value-type="float">
            <text:p>0.577657995166712</text:p>
          </table:table-cell>
        </table:table-row>
        <table:table-row table:style-name="ro1">
          <table:table-cell office:value-type="float" office:value="302.608385995" calcext:value-type="float">
            <text:p>302.608385995</text:p>
          </table:table-cell>
          <table:table-cell office:value-type="float" office:value="396312" calcext:value-type="float">
            <text:p>396312</text:p>
          </table:table-cell>
          <table:table-cell office:value-type="float" office:value="405752" calcext:value-type="float">
            <text:p>405752</text:p>
          </table:table-cell>
          <table:table-cell office:value-type="float" office:value="0.491977142402026" calcext:value-type="float">
            <text:p>0.491977142402026</text:p>
          </table:table-cell>
        </table:table-row>
        <table:table-row table:style-name="ro1">
          <table:table-cell office:value-type="float" office:value="302.780340683999" calcext:value-type="float">
            <text:p>302.780340683999</text:p>
          </table:table-cell>
          <table:table-cell office:value-type="float" office:value="392961" calcext:value-type="float">
            <text:p>392961</text:p>
          </table:table-cell>
          <table:table-cell office:value-type="float" office:value="396312" calcext:value-type="float">
            <text:p>396312</text:p>
          </table:table-cell>
          <table:table-cell office:value-type="float" office:value="0.42321134355125" calcext:value-type="float">
            <text:p>0.42321134355125</text:p>
          </table:table-cell>
        </table:table-row>
        <table:table-row table:style-name="ro1">
          <table:table-cell office:value-type="float" office:value="302.943071305999" calcext:value-type="float">
            <text:p>302.943071305999</text:p>
          </table:table-cell>
          <table:table-cell office:value-type="float" office:value="399441" calcext:value-type="float">
            <text:p>399441</text:p>
          </table:table-cell>
          <table:table-cell office:value-type="float" office:value="392961" calcext:value-type="float">
            <text:p>392961</text:p>
          </table:table-cell>
          <table:table-cell office:value-type="float" office:value="0.36819870447063" calcext:value-type="float">
            <text:p>0.36819870447063</text:p>
          </table:table-cell>
        </table:table-row>
        <table:table-row table:style-name="ro1">
          <table:table-cell office:value-type="float" office:value="303.138630485" calcext:value-type="float">
            <text:p>303.138630485</text:p>
          </table:table-cell>
          <table:table-cell office:value-type="float" office:value="410788" calcext:value-type="float">
            <text:p>410788</text:p>
          </table:table-cell>
          <table:table-cell office:value-type="float" office:value="399441" calcext:value-type="float">
            <text:p>399441</text:p>
          </table:table-cell>
          <table:table-cell office:value-type="float" office:value="0.323970728282386" calcext:value-type="float">
            <text:p>0.323970728282386</text:p>
          </table:table-cell>
        </table:table-row>
        <table:table-row table:style-name="ro1">
          <table:table-cell office:value-type="float" office:value="303.314569193999" calcext:value-type="float">
            <text:p>303.314569193999</text:p>
          </table:table-cell>
          <table:table-cell office:value-type="float" office:value="412502" calcext:value-type="float">
            <text:p>412502</text:p>
          </table:table-cell>
          <table:table-cell office:value-type="float" office:value="410788" calcext:value-type="float">
            <text:p>410788</text:p>
          </table:table-cell>
          <table:table-cell office:value-type="float" office:value="0.28837366291788" calcext:value-type="float">
            <text:p>0.28837366291788</text:p>
          </table:table-cell>
        </table:table-row>
        <table:table-row table:style-name="ro1">
          <table:table-cell office:value-type="float" office:value="303.474209276999" calcext:value-type="float">
            <text:p>303.474209276999</text:p>
          </table:table-cell>
          <table:table-cell office:value-type="float" office:value="405087" calcext:value-type="float">
            <text:p>405087</text:p>
          </table:table-cell>
          <table:table-cell office:value-type="float" office:value="412502" calcext:value-type="float">
            <text:p>412502</text:p>
          </table:table-cell>
          <table:table-cell office:value-type="float" office:value="0.259896010626275" calcext:value-type="float">
            <text:p>0.259896010626275</text:p>
          </table:table-cell>
        </table:table-row>
        <table:table-row table:style-name="ro1">
          <table:table-cell office:value-type="float" office:value="303.628792726" calcext:value-type="float">
            <text:p>303.628792726</text:p>
          </table:table-cell>
          <table:table-cell office:value-type="float" office:value="396391" calcext:value-type="float">
            <text:p>396391</text:p>
          </table:table-cell>
          <table:table-cell office:value-type="float" office:value="411302" calcext:value-type="float">
            <text:p>411302</text:p>
          </table:table-cell>
          <table:table-cell office:value-type="float" office:value="0.237113888792991" calcext:value-type="float">
            <text:p>0.237113888792991</text:p>
          </table:table-cell>
        </table:table-row>
        <table:table-row table:style-name="ro1">
          <table:table-cell office:value-type="float" office:value="303.797922299" calcext:value-type="float">
            <text:p>303.797922299</text:p>
          </table:table-cell>
          <table:table-cell office:value-type="float" office:value="394247" calcext:value-type="float">
            <text:p>394247</text:p>
          </table:table-cell>
          <table:table-cell office:value-type="float" office:value="406502" calcext:value-type="float">
            <text:p>406502</text:p>
          </table:table-cell>
          <table:table-cell office:value-type="float" office:value="0.218888191326363" calcext:value-type="float">
            <text:p>0.218888191326363</text:p>
          </table:table-cell>
        </table:table-row>
        <table:table-row table:style-name="ro1">
          <table:table-cell office:value-type="float" office:value="303.97002993" calcext:value-type="float">
            <text:p>303.97002993</text:p>
          </table:table-cell>
          <table:table-cell office:value-type="float" office:value="402098" calcext:value-type="float">
            <text:p>402098</text:p>
          </table:table-cell>
          <table:table-cell office:value-type="float" office:value="402902" calcext:value-type="float">
            <text:p>402902</text:p>
          </table:table-cell>
          <table:table-cell office:value-type="float" office:value="0.204096060307467" calcext:value-type="float">
            <text:p>0.204096060307467</text:p>
          </table:table-cell>
        </table:table-row>
        <table:table-row table:style-name="ro1">
          <table:table-cell office:value-type="float" office:value="304.145638205" calcext:value-type="float">
            <text:p>304.145638205</text:p>
          </table:table-cell>
          <table:table-cell office:value-type="float" office:value="412071" calcext:value-type="float">
            <text:p>412071</text:p>
          </table:table-cell>
          <table:table-cell office:value-type="float" office:value="402098" calcext:value-type="float">
            <text:p>402098</text:p>
          </table:table-cell>
          <table:table-cell office:value-type="float" office:value="0.192473928537945" calcext:value-type="float">
            <text:p>0.192473928537945</text:p>
          </table:table-cell>
        </table:table-row>
        <table:table-row table:style-name="ro1">
          <table:table-cell office:value-type="float" office:value="304.302685835" calcext:value-type="float">
            <text:p>304.302685835</text:p>
          </table:table-cell>
          <table:table-cell office:value-type="float" office:value="413759" calcext:value-type="float">
            <text:p>413759</text:p>
          </table:table-cell>
          <table:table-cell office:value-type="float" office:value="412071" calcext:value-type="float">
            <text:p>412071</text:p>
          </table:table-cell>
          <table:table-cell office:value-type="float" office:value="0.182964650076733" calcext:value-type="float">
            <text:p>0.182964650076733</text:p>
          </table:table-cell>
        </table:table-row>
        <table:table-row table:style-name="ro1">
          <table:table-cell office:value-type="float" office:value="304.476725279999" calcext:value-type="float">
            <text:p>304.476725279999</text:p>
          </table:table-cell>
          <table:table-cell office:value-type="float" office:value="405933" calcext:value-type="float">
            <text:p>405933</text:p>
          </table:table-cell>
          <table:table-cell office:value-type="float" office:value="413759" calcext:value-type="float">
            <text:p>413759</text:p>
          </table:table-cell>
          <table:table-cell office:value-type="float" office:value="0.175357227307763" calcext:value-type="float">
            <text:p>0.175357227307763</text:p>
          </table:table-cell>
        </table:table-row>
        <table:table-row table:style-name="ro1">
          <table:table-cell office:value-type="float" office:value="304.599004729" calcext:value-type="float">
            <text:p>304.599004729</text:p>
          </table:table-cell>
          <table:table-cell office:value-type="float" office:value="398771" calcext:value-type="float">
            <text:p>398771</text:p>
          </table:table-cell>
          <table:table-cell office:value-type="float" office:value="412559" calcext:value-type="float">
            <text:p>412559</text:p>
          </table:table-cell>
          <table:table-cell office:value-type="float" office:value="0.169271289092587" calcext:value-type="float">
            <text:p>0.169271289092587</text:p>
          </table:table-cell>
        </table:table-row>
        <table:table-row table:style-name="ro1">
          <table:table-cell office:value-type="float" office:value="304.750390857" calcext:value-type="float">
            <text:p>304.750390857</text:p>
          </table:table-cell>
          <table:table-cell office:value-type="float" office:value="394750" calcext:value-type="float">
            <text:p>394750</text:p>
          </table:table-cell>
          <table:table-cell office:value-type="float" office:value="404159" calcext:value-type="float">
            <text:p>404159</text:p>
          </table:table-cell>
          <table:table-cell office:value-type="float" office:value="0.164402538520447" calcext:value-type="float">
            <text:p>0.164402538520447</text:p>
          </table:table-cell>
        </table:table-row>
        <table:table-row table:style-name="ro1">
          <table:table-cell office:value-type="float" office:value="304.900635710999" calcext:value-type="float">
            <text:p>304.900635710999</text:p>
          </table:table-cell>
          <table:table-cell office:value-type="float" office:value="399055" calcext:value-type="float">
            <text:p>399055</text:p>
          </table:table-cell>
          <table:table-cell office:value-type="float" office:value="402959" calcext:value-type="float">
            <text:p>402959</text:p>
          </table:table-cell>
          <table:table-cell office:value-type="float" office:value="0.146014784439546" calcext:value-type="float">
            <text:p>0.146014784439546</text:p>
          </table:table-cell>
        </table:table-row>
        <table:table-row table:style-name="ro1">
          <table:table-cell office:value-type="float" office:value="305.048049068" calcext:value-type="float">
            <text:p>305.048049068</text:p>
          </table:table-cell>
          <table:table-cell office:value-type="float" office:value="408021" calcext:value-type="float">
            <text:p>408021</text:p>
          </table:table-cell>
          <table:table-cell office:value-type="float" office:value="399055" calcext:value-type="float">
            <text:p>399055</text:p>
          </table:table-cell>
          <table:table-cell office:value-type="float" office:value="0.13120031676027" calcext:value-type="float">
            <text:p>0.13120031676027</text:p>
          </table:table-cell>
        </table:table-row>
        <table:table-row table:style-name="ro1">
          <table:table-cell office:value-type="float" office:value="305.204630442" calcext:value-type="float">
            <text:p>305.204630442</text:p>
          </table:table-cell>
          <table:table-cell office:value-type="float" office:value="414801" calcext:value-type="float">
            <text:p>414801</text:p>
          </table:table-cell>
          <table:table-cell office:value-type="float" office:value="408021" calcext:value-type="float">
            <text:p>408021</text:p>
          </table:table-cell>
          <table:table-cell office:value-type="float" office:value="0.119348742616849" calcext:value-type="float">
            <text:p>0.119348742616849</text:p>
          </table:table-cell>
        </table:table-row>
        <table:table-row table:style-name="ro1">
          <table:table-cell office:value-type="float" office:value="305.361953385" calcext:value-type="float">
            <text:p>305.361953385</text:p>
          </table:table-cell>
          <table:table-cell office:value-type="float" office:value="412988" calcext:value-type="float">
            <text:p>412988</text:p>
          </table:table-cell>
          <table:table-cell office:value-type="float" office:value="414801" calcext:value-type="float">
            <text:p>414801</text:p>
          </table:table-cell>
          <table:table-cell office:value-type="float" office:value="0.109867483302112" calcext:value-type="float">
            <text:p>0.109867483302112</text:p>
          </table:table-cell>
        </table:table-row>
        <table:table-row table:style-name="ro1">
          <table:table-cell office:value-type="float" office:value="305.519865434999" calcext:value-type="float">
            <text:p>305.519865434999</text:p>
          </table:table-cell>
          <table:table-cell office:value-type="float" office:value="404274" calcext:value-type="float">
            <text:p>404274</text:p>
          </table:table-cell>
          <table:table-cell office:value-type="float" office:value="412988" calcext:value-type="float">
            <text:p>412988</text:p>
          </table:table-cell>
          <table:table-cell office:value-type="float" office:value="0.102282475850323" calcext:value-type="float">
            <text:p>0.102282475850323</text:p>
          </table:table-cell>
        </table:table-row>
        <table:table-row table:style-name="ro1">
          <table:table-cell office:value-type="float" office:value="305.684049795" calcext:value-type="float">
            <text:p>305.684049795</text:p>
          </table:table-cell>
          <table:table-cell office:value-type="float" office:value="396530" calcext:value-type="float">
            <text:p>396530</text:p>
          </table:table-cell>
          <table:table-cell office:value-type="float" office:value="406988" calcext:value-type="float">
            <text:p>406988</text:p>
          </table:table-cell>
          <table:table-cell office:value-type="float" office:value="0.0961116949659725" calcext:value-type="float">
            <text:p>0.0961116949659725</text:p>
          </table:table-cell>
        </table:table-row>
        <table:table-row table:style-name="ro1">
          <table:table-cell office:value-type="float" office:value="305.833793712" calcext:value-type="float">
            <text:p>305.833793712</text:p>
          </table:table-cell>
          <table:table-cell office:value-type="float" office:value="397188" calcext:value-type="float">
            <text:p>397188</text:p>
          </table:table-cell>
          <table:table-cell office:value-type="float" office:value="402188" calcext:value-type="float">
            <text:p>402188</text:p>
          </table:table-cell>
          <table:table-cell office:value-type="float" office:value="0.0911750702584923" calcext:value-type="float">
            <text:p>0.0911750702584923</text:p>
          </table:table-cell>
        </table:table-row>
        <table:table-row table:style-name="ro1">
          <table:table-cell office:value-type="float" office:value="305.981146788999" calcext:value-type="float">
            <text:p>305.981146788999</text:p>
          </table:table-cell>
          <table:table-cell office:value-type="float" office:value="404799" calcext:value-type="float">
            <text:p>404799</text:p>
          </table:table-cell>
          <table:table-cell office:value-type="float" office:value="397388" calcext:value-type="float">
            <text:p>397388</text:p>
          </table:table-cell>
          <table:table-cell office:value-type="float" office:value="0.0872257704925082" calcext:value-type="float">
            <text:p>0.0872257704925082</text:p>
          </table:table-cell>
        </table:table-row>
        <table:table-row table:style-name="ro1">
          <table:table-cell office:value-type="float" office:value="306.137223276" calcext:value-type="float">
            <text:p>306.137223276</text:p>
          </table:table-cell>
          <table:table-cell office:value-type="float" office:value="413729" calcext:value-type="float">
            <text:p>413729</text:p>
          </table:table-cell>
          <table:table-cell office:value-type="float" office:value="404799" calcext:value-type="float">
            <text:p>404799</text:p>
          </table:table-cell>
          <table:table-cell office:value-type="float" office:value="0.0840663306797208" calcext:value-type="float">
            <text:p>0.0840663306797208</text:p>
          </table:table-cell>
        </table:table-row>
        <table:table-row table:style-name="ro1">
          <table:table-cell office:value-type="float" office:value="306.290940482999" calcext:value-type="float">
            <text:p>306.290940482999</text:p>
          </table:table-cell>
          <table:table-cell office:value-type="float" office:value="415961" calcext:value-type="float">
            <text:p>415961</text:p>
          </table:table-cell>
          <table:table-cell office:value-type="float" office:value="413729" calcext:value-type="float">
            <text:p>413729</text:p>
          </table:table-cell>
          <table:table-cell office:value-type="float" office:value="0.0815387788294909" calcext:value-type="float">
            <text:p>0.0815387788294909</text:p>
          </table:table-cell>
        </table:table-row>
        <table:table-row table:style-name="ro1">
          <table:table-cell office:value-type="float" office:value="306.439793029" calcext:value-type="float">
            <text:p>306.439793029</text:p>
          </table:table-cell>
          <table:table-cell office:value-type="float" office:value="410133" calcext:value-type="float">
            <text:p>410133</text:p>
          </table:table-cell>
          <table:table-cell office:value-type="float" office:value="415961" calcext:value-type="float">
            <text:p>415961</text:p>
          </table:table-cell>
          <table:table-cell office:value-type="float" office:value="0.0794154202267133" calcext:value-type="float">
            <text:p>0.0794154202267133</text:p>
          </table:table-cell>
        </table:table-row>
        <table:table-row table:style-name="ro1">
          <table:table-cell office:value-type="float" office:value="306.628788462" calcext:value-type="float">
            <text:p>306.628788462</text:p>
          </table:table-cell>
          <table:table-cell office:value-type="float" office:value="399391" calcext:value-type="float">
            <text:p>399391</text:p>
          </table:table-cell>
          <table:table-cell office:value-type="float" office:value="410133" calcext:value-type="float">
            <text:p>410133</text:p>
          </table:table-cell>
          <table:table-cell office:value-type="float" office:value="0.0777167333444912" calcext:value-type="float">
            <text:p>0.0777167333444912</text:p>
          </table:table-cell>
        </table:table-row>
        <table:table-row table:style-name="ro1">
          <table:table-cell office:value-type="float" office:value="306.732027299999" calcext:value-type="float">
            <text:p>306.732027299999</text:p>
          </table:table-cell>
          <table:table-cell office:value-type="float" office:value="396795" calcext:value-type="float">
            <text:p>396795</text:p>
          </table:table-cell>
          <table:table-cell office:value-type="float" office:value="404133" calcext:value-type="float">
            <text:p>404133</text:p>
          </table:table-cell>
          <table:table-cell office:value-type="float" office:value="0.0763577838387136" calcext:value-type="float">
            <text:p>0.0763577838387136</text:p>
          </table:table-cell>
        </table:table-row>
        <table:table-row table:style-name="ro1">
          <table:table-cell office:value-type="float" office:value="306.833417374" calcext:value-type="float">
            <text:p>306.833417374</text:p>
          </table:table-cell>
          <table:table-cell office:value-type="float" office:value="398175" calcext:value-type="float">
            <text:p>398175</text:p>
          </table:table-cell>
          <table:table-cell office:value-type="float" office:value="396933" calcext:value-type="float">
            <text:p>396933</text:p>
          </table:table-cell>
          <table:table-cell office:value-type="float" office:value="0.0752706242340914" calcext:value-type="float">
            <text:p>0.0752706242340914</text:p>
          </table:table-cell>
        </table:table-row>
        <table:table-row table:style-name="ro1">
          <table:table-cell office:value-type="float" office:value="306.990771396999" calcext:value-type="float">
            <text:p>306.990771396999</text:p>
          </table:table-cell>
          <table:table-cell office:value-type="float" office:value="406411" calcext:value-type="float">
            <text:p>406411</text:p>
          </table:table-cell>
          <table:table-cell office:value-type="float" office:value="398175" calcext:value-type="float">
            <text:p>398175</text:p>
          </table:table-cell>
          <table:table-cell office:value-type="float" office:value="0.0744008965503937" calcext:value-type="float">
            <text:p>0.0744008965503937</text:p>
          </table:table-cell>
        </table:table-row>
        <table:table-row table:style-name="ro1">
          <table:table-cell office:value-type="float" office:value="307.149687319999" calcext:value-type="float">
            <text:p>307.149687319999</text:p>
          </table:table-cell>
          <table:table-cell office:value-type="float" office:value="415228" calcext:value-type="float">
            <text:p>415228</text:p>
          </table:table-cell>
          <table:table-cell office:value-type="float" office:value="406411" calcext:value-type="float">
            <text:p>406411</text:p>
          </table:table-cell>
          <table:table-cell office:value-type="float" office:value="0.0737051144034355" calcext:value-type="float">
            <text:p>0.0737051144034355</text:p>
          </table:table-cell>
        </table:table-row>
        <table:table-row table:style-name="ro1">
          <table:table-cell office:value-type="float" office:value="307.308466311" calcext:value-type="float">
            <text:p>307.308466311</text:p>
          </table:table-cell>
          <table:table-cell office:value-type="float" office:value="416641" calcext:value-type="float">
            <text:p>416641</text:p>
          </table:table-cell>
          <table:table-cell office:value-type="float" office:value="415228" calcext:value-type="float">
            <text:p>415228</text:p>
          </table:table-cell>
          <table:table-cell office:value-type="float" office:value="0.073148488685869" calcext:value-type="float">
            <text:p>0.073148488685869</text:p>
          </table:table-cell>
        </table:table-row>
        <table:table-row table:style-name="ro1">
          <table:table-cell office:value-type="float" office:value="307.414422333" calcext:value-type="float">
            <text:p>307.414422333</text:p>
          </table:table-cell>
          <table:table-cell office:value-type="float" office:value="412536" calcext:value-type="float">
            <text:p>412536</text:p>
          </table:table-cell>
          <table:table-cell office:value-type="float" office:value="416641" calcext:value-type="float">
            <text:p>416641</text:p>
          </table:table-cell>
          <table:table-cell office:value-type="float" office:value="0.0727031881118158" calcext:value-type="float">
            <text:p>0.0727031881118158</text:p>
          </table:table-cell>
        </table:table-row>
        <table:table-row table:style-name="ro1">
          <table:table-cell office:value-type="float" office:value="307.583074249" calcext:value-type="float">
            <text:p>307.583074249</text:p>
          </table:table-cell>
          <table:table-cell office:value-type="float" office:value="402597" calcext:value-type="float">
            <text:p>402597</text:p>
          </table:table-cell>
          <table:table-cell office:value-type="float" office:value="413041" calcext:value-type="float">
            <text:p>413041</text:p>
          </table:table-cell>
          <table:table-cell office:value-type="float" office:value="0.0722470575317061" calcext:value-type="float">
            <text:p>0.0722470575317061</text:p>
          </table:table-cell>
        </table:table-row>
        <table:table-row table:style-name="ro1">
          <table:table-cell office:value-type="float" office:value="307.750571479999" calcext:value-type="float">
            <text:p>307.750571479999</text:p>
          </table:table-cell>
          <table:table-cell office:value-type="float" office:value="397750" calcext:value-type="float">
            <text:p>397750</text:p>
          </table:table-cell>
          <table:table-cell office:value-type="float" office:value="402597" calcext:value-type="float">
            <text:p>402597</text:p>
          </table:table-cell>
          <table:table-cell office:value-type="float" office:value="0.0718821530676184" calcext:value-type="float">
            <text:p>0.0718821530676184</text:p>
          </table:table-cell>
        </table:table-row>
        <table:table-row table:style-name="ro1">
          <table:table-cell office:value-type="float" office:value="307.904838733999" calcext:value-type="float">
            <text:p>307.904838733999</text:p>
          </table:table-cell>
          <table:table-cell office:value-type="float" office:value="402275" calcext:value-type="float">
            <text:p>402275</text:p>
          </table:table-cell>
          <table:table-cell office:value-type="float" office:value="397750" calcext:value-type="float">
            <text:p>397750</text:p>
          </table:table-cell>
          <table:table-cell office:value-type="float" office:value="0.0714917364401087" calcext:value-type="float">
            <text:p>0.0714917364401087</text:p>
          </table:table-cell>
        </table:table-row>
        <table:table-row table:style-name="ro1">
          <table:table-cell office:value-type="float" office:value="308.108491683" calcext:value-type="float">
            <text:p>308.108491683</text:p>
          </table:table-cell>
          <table:table-cell office:value-type="float" office:value="414409" calcext:value-type="float">
            <text:p>414409</text:p>
          </table:table-cell>
          <table:table-cell office:value-type="float" office:value="402275" calcext:value-type="float">
            <text:p>402275</text:p>
          </table:table-cell>
          <table:table-cell office:value-type="float" office:value="0.0710822780409759" calcext:value-type="float">
            <text:p>0.0710822780409759</text:p>
          </table:table-cell>
        </table:table-row>
        <table:table-row table:style-name="ro1">
          <table:table-cell office:value-type="float" office:value="308.227711112999" calcext:value-type="float">
            <text:p>308.227711112999</text:p>
          </table:table-cell>
          <table:table-cell office:value-type="float" office:value="418129" calcext:value-type="float">
            <text:p>418129</text:p>
          </table:table-cell>
          <table:table-cell office:value-type="float" office:value="410675" calcext:value-type="float">
            <text:p>410675</text:p>
          </table:table-cell>
          <table:table-cell office:value-type="float" office:value="0.0707547113216696" calcext:value-type="float">
            <text:p>0.0707547113216696</text:p>
          </table:table-cell>
        </table:table-row>
        <table:table-row table:style-name="ro1">
          <table:table-cell office:value-type="float" office:value="308.388037102999" calcext:value-type="float">
            <text:p>308.388037102999</text:p>
          </table:table-cell>
          <table:table-cell office:value-type="float" office:value="414856" calcext:value-type="float">
            <text:p>414856</text:p>
          </table:table-cell>
          <table:table-cell office:value-type="float" office:value="418129" calcext:value-type="float">
            <text:p>418129</text:p>
          </table:table-cell>
          <table:table-cell office:value-type="float" office:value="0.0705897830433497" calcext:value-type="float">
            <text:p>0.0705897830433497</text:p>
          </table:table-cell>
        </table:table-row>
        <table:table-row table:style-name="ro1">
          <table:table-cell office:value-type="float" office:value="308.547987299" calcext:value-type="float">
            <text:p>308.547987299</text:p>
          </table:table-cell>
          <table:table-cell office:value-type="float" office:value="405578" calcext:value-type="float">
            <text:p>405578</text:p>
          </table:table-cell>
          <table:table-cell office:value-type="float" office:value="414856" calcext:value-type="float">
            <text:p>414856</text:p>
          </table:table-cell>
          <table:table-cell office:value-type="float" office:value="0.0703607153235686" calcext:value-type="float">
            <text:p>0.0703607153235686</text:p>
          </table:table-cell>
        </table:table-row>
        <table:table-row table:style-name="ro1">
          <table:table-cell office:value-type="float" office:value="308.705504103" calcext:value-type="float">
            <text:p>308.705504103</text:p>
          </table:table-cell>
          <table:table-cell office:value-type="float" office:value="399093" calcext:value-type="float">
            <text:p>399093</text:p>
          </table:table-cell>
          <table:table-cell office:value-type="float" office:value="405578" calcext:value-type="float">
            <text:p>405578</text:p>
          </table:table-cell>
          <table:table-cell office:value-type="float" office:value="0.0701774611477438" calcext:value-type="float">
            <text:p>0.0701774611477438</text:p>
          </table:table-cell>
        </table:table-row>
        <table:table-row table:style-name="ro1">
          <table:table-cell office:value-type="float" office:value="308.860447715" calcext:value-type="float">
            <text:p>308.860447715</text:p>
          </table:table-cell>
          <table:table-cell office:value-type="float" office:value="401173" calcext:value-type="float">
            <text:p>401173</text:p>
          </table:table-cell>
          <table:table-cell office:value-type="float" office:value="399093" calcext:value-type="float">
            <text:p>399093</text:p>
          </table:table-cell>
          <table:table-cell office:value-type="float" office:value="0.0839197466959728" calcext:value-type="float">
            <text:p>0.0839197466959728</text:p>
          </table:table-cell>
        </table:table-row>
        <table:table-row table:style-name="ro1">
          <table:table-cell office:value-type="float" office:value="309.013880397999" calcext:value-type="float">
            <text:p>309.013880397999</text:p>
          </table:table-cell>
          <table:table-cell office:value-type="float" office:value="409884" calcext:value-type="float">
            <text:p>409884</text:p>
          </table:table-cell>
          <table:table-cell office:value-type="float" office:value="401173" calcext:value-type="float">
            <text:p>401173</text:p>
          </table:table-cell>
          <table:table-cell office:value-type="float" office:value="0.09472200425333" calcext:value-type="float">
            <text:p>0.09472200425333</text:p>
          </table:table-cell>
        </table:table-row>
        <table:table-row table:style-name="ro1">
          <table:table-cell office:value-type="float" office:value="309.164514444999" calcext:value-type="float">
            <text:p>309.164514444999</text:p>
          </table:table-cell>
          <table:table-cell office:value-type="float" office:value="417756" calcext:value-type="float">
            <text:p>417756</text:p>
          </table:table-cell>
          <table:table-cell office:value-type="float" office:value="409884" calcext:value-type="float">
            <text:p>409884</text:p>
          </table:table-cell>
          <table:table-cell office:value-type="float" office:value="0.103363810299216" calcext:value-type="float">
            <text:p>0.103363810299216</text:p>
          </table:table-cell>
        </table:table-row>
        <table:table-row table:style-name="ro1">
          <table:table-cell office:value-type="float" office:value="309.321529763" calcext:value-type="float">
            <text:p>309.321529763</text:p>
          </table:table-cell>
          <table:table-cell office:value-type="float" office:value="418328" calcext:value-type="float">
            <text:p>418328</text:p>
          </table:table-cell>
          <table:table-cell office:value-type="float" office:value="417084" calcext:value-type="float">
            <text:p>417084</text:p>
          </table:table-cell>
          <table:table-cell office:value-type="float" office:value="0.110277255135924" calcext:value-type="float">
            <text:p>0.110277255135924</text:p>
          </table:table-cell>
        </table:table-row>
        <table:table-row table:style-name="ro1">
          <table:table-cell office:value-type="float" office:value="309.482727384" calcext:value-type="float">
            <text:p>309.482727384</text:p>
          </table:table-cell>
          <table:table-cell office:value-type="float" office:value="410565" calcext:value-type="float">
            <text:p>410565</text:p>
          </table:table-cell>
          <table:table-cell office:value-type="float" office:value="418328" calcext:value-type="float">
            <text:p>418328</text:p>
          </table:table-cell>
          <table:table-cell office:value-type="float" office:value="0.115808011005291" calcext:value-type="float">
            <text:p>0.115808011005291</text:p>
          </table:table-cell>
        </table:table-row>
        <table:table-row table:style-name="ro1">
          <table:table-cell office:value-type="float" office:value="309.648219949999" calcext:value-type="float">
            <text:p>309.648219949999</text:p>
          </table:table-cell>
          <table:table-cell office:value-type="float" office:value="401624" calcext:value-type="float">
            <text:p>401624</text:p>
          </table:table-cell>
          <table:table-cell office:value-type="float" office:value="410565" calcext:value-type="float">
            <text:p>410565</text:p>
          </table:table-cell>
          <table:table-cell office:value-type="float" office:value="0.120043669078206" calcext:value-type="float">
            <text:p>0.120043669078206</text:p>
          </table:table-cell>
        </table:table-row>
        <table:table-row table:style-name="ro1">
          <table:table-cell office:value-type="float" office:value="309.818488186" calcext:value-type="float">
            <text:p>309.818488186</text:p>
          </table:table-cell>
          <table:table-cell office:value-type="float" office:value="400730" calcext:value-type="float">
            <text:p>400730</text:p>
          </table:table-cell>
          <table:table-cell office:value-type="float" office:value="401624" calcext:value-type="float">
            <text:p>401624</text:p>
          </table:table-cell>
          <table:table-cell office:value-type="float" office:value="0.123432195536537" calcext:value-type="float">
            <text:p>0.123432195536537</text:p>
          </table:table-cell>
        </table:table-row>
        <table:table-row table:style-name="ro1">
          <table:table-cell office:value-type="float" office:value="309.982277969" calcext:value-type="float">
            <text:p>309.982277969</text:p>
          </table:table-cell>
          <table:table-cell office:value-type="float" office:value="408871" calcext:value-type="float">
            <text:p>408871</text:p>
          </table:table-cell>
          <table:table-cell office:value-type="float" office:value="400730" calcext:value-type="float">
            <text:p>400730</text:p>
          </table:table-cell>
          <table:table-cell office:value-type="float" office:value="0.125956640782971" calcext:value-type="float">
            <text:p>0.125956640782971</text:p>
          </table:table-cell>
        </table:table-row>
        <table:table-row table:style-name="ro1">
          <table:table-cell office:value-type="float" office:value="310.148554205" calcext:value-type="float">
            <text:p>310.148554205</text:p>
          </table:table-cell>
          <table:table-cell office:value-type="float" office:value="418184" calcext:value-type="float">
            <text:p>418184</text:p>
          </table:table-cell>
          <table:table-cell office:value-type="float" office:value="408871" calcext:value-type="float">
            <text:p>408871</text:p>
          </table:table-cell>
          <table:table-cell office:value-type="float" office:value="0.127976196980118" calcext:value-type="float">
            <text:p>0.127976196980118</text:p>
          </table:table-cell>
        </table:table-row>
        <table:table-row table:style-name="ro1">
          <table:table-cell office:value-type="float" office:value="310.316783274" calcext:value-type="float">
            <text:p>310.316783274</text:p>
          </table:table-cell>
          <table:table-cell office:value-type="float" office:value="419449" calcext:value-type="float">
            <text:p>419449</text:p>
          </table:table-cell>
          <table:table-cell office:value-type="float" office:value="418184" calcext:value-type="float">
            <text:p>418184</text:p>
          </table:table-cell>
          <table:table-cell office:value-type="float" office:value="0.129591841937836" calcext:value-type="float">
            <text:p>0.129591841937836</text:p>
          </table:table-cell>
        </table:table-row>
        <table:table-row table:style-name="ro1">
          <table:table-cell office:value-type="float" office:value="310.477227494999" calcext:value-type="float">
            <text:p>310.477227494999</text:p>
          </table:table-cell>
          <table:table-cell office:value-type="float" office:value="411903" calcext:value-type="float">
            <text:p>411903</text:p>
          </table:table-cell>
          <table:table-cell office:value-type="float" office:value="419449" calcext:value-type="float">
            <text:p>419449</text:p>
          </table:table-cell>
          <table:table-cell office:value-type="float" office:value="0.130700500577296" calcext:value-type="float">
            <text:p>0.130700500577296</text:p>
          </table:table-cell>
        </table:table-row>
        <table:table-row table:style-name="ro1">
          <table:table-cell office:value-type="float" office:value="310.580052877" calcext:value-type="float">
            <text:p>310.580052877</text:p>
          </table:table-cell>
          <table:table-cell office:value-type="float" office:value="405759" calcext:value-type="float">
            <text:p>405759</text:p>
          </table:table-cell>
          <table:table-cell office:value-type="float" office:value="411903" calcext:value-type="float">
            <text:p>411903</text:p>
          </table:table-cell>
          <table:table-cell office:value-type="float" office:value="0.131587427488864" calcext:value-type="float">
            <text:p>0.131587427488864</text:p>
          </table:table-cell>
        </table:table-row>
        <table:table-row table:style-name="ro1">
          <table:table-cell office:value-type="float" office:value="310.734880336999" calcext:value-type="float">
            <text:p>310.734880336999</text:p>
          </table:table-cell>
          <table:table-cell office:value-type="float" office:value="400779" calcext:value-type="float">
            <text:p>400779</text:p>
          </table:table-cell>
          <table:table-cell office:value-type="float" office:value="405759" calcext:value-type="float">
            <text:p>405759</text:p>
          </table:table-cell>
          <table:table-cell office:value-type="float" office:value="0.118783455504605" calcext:value-type="float">
            <text:p>0.118783455504605</text:p>
          </table:table-cell>
        </table:table-row>
        <table:table-row table:style-name="ro1">
          <table:table-cell office:value-type="float" office:value="310.890789781" calcext:value-type="float">
            <text:p>310.890789781</text:p>
          </table:table-cell>
          <table:table-cell office:value-type="float" office:value="404554" calcext:value-type="float">
            <text:p>404554</text:p>
          </table:table-cell>
          <table:table-cell office:value-type="float" office:value="400959" calcext:value-type="float">
            <text:p>400959</text:p>
          </table:table-cell>
          <table:table-cell office:value-type="float" office:value="0.108540277917197" calcext:value-type="float">
            <text:p>0.108540277917197</text:p>
          </table:table-cell>
        </table:table-row>
        <table:table-row table:style-name="ro1">
          <table:table-cell office:value-type="float" office:value="311.046351319999" calcext:value-type="float">
            <text:p>311.046351319999</text:p>
          </table:table-cell>
          <table:table-cell office:value-type="float" office:value="413917" calcext:value-type="float">
            <text:p>413917</text:p>
          </table:table-cell>
          <table:table-cell office:value-type="float" office:value="404554" calcext:value-type="float">
            <text:p>404554</text:p>
          </table:table-cell>
          <table:table-cell office:value-type="float" office:value="0.100345735847271" calcext:value-type="float">
            <text:p>0.100345735847271</text:p>
          </table:table-cell>
        </table:table-row>
        <table:table-row table:style-name="ro1">
          <table:table-cell office:value-type="float" office:value="311.207310538" calcext:value-type="float">
            <text:p>311.207310538</text:p>
          </table:table-cell>
          <table:table-cell office:value-type="float" office:value="420849" calcext:value-type="float">
            <text:p>420849</text:p>
          </table:table-cell>
          <table:table-cell office:value-type="float" office:value="413917" calcext:value-type="float">
            <text:p>413917</text:p>
          </table:table-cell>
          <table:table-cell office:value-type="float" office:value="0.0936994074697633" calcext:value-type="float">
            <text:p>0.0936994074697633</text:p>
          </table:table-cell>
        </table:table-row>
        <table:table-row table:style-name="ro1">
          <table:table-cell office:value-type="float" office:value="311.359533075" calcext:value-type="float">
            <text:p>311.359533075</text:p>
          </table:table-cell>
          <table:table-cell office:value-type="float" office:value="419083" calcext:value-type="float">
            <text:p>419083</text:p>
          </table:table-cell>
          <table:table-cell office:value-type="float" office:value="420849" calcext:value-type="float">
            <text:p>420849</text:p>
          </table:table-cell>
          <table:table-cell office:value-type="float" office:value="0.088382344767757" calcext:value-type="float">
            <text:p>0.088382344767757</text:p>
          </table:table-cell>
        </table:table-row>
        <table:table-row table:style-name="ro1">
          <table:table-cell office:value-type="float" office:value="311.563417354999" calcext:value-type="float">
            <text:p>311.563417354999</text:p>
          </table:table-cell>
          <table:table-cell office:value-type="float" office:value="407683" calcext:value-type="float">
            <text:p>407683</text:p>
          </table:table-cell>
          <table:table-cell office:value-type="float" office:value="419953" calcext:value-type="float">
            <text:p>419953</text:p>
          </table:table-cell>
          <table:table-cell office:value-type="float" office:value="0.0840392091475389" calcext:value-type="float">
            <text:p>0.0840392091475389</text:p>
          </table:table-cell>
        </table:table-row>
        <table:table-row table:style-name="ro1">
          <table:table-cell office:value-type="float" office:value="311.723206888" calcext:value-type="float">
            <text:p>311.723206888</text:p>
          </table:table-cell>
          <table:table-cell office:value-type="float" office:value="401864" calcext:value-type="float">
            <text:p>401864</text:p>
          </table:table-cell>
          <table:table-cell office:value-type="float" office:value="411553" calcext:value-type="float">
            <text:p>411553</text:p>
          </table:table-cell>
          <table:table-cell office:value-type="float" office:value="0.0805647006513645" calcext:value-type="float">
            <text:p>0.0805647006513645</text:p>
          </table:table-cell>
        </table:table-row>
        <table:table-row table:style-name="ro1">
          <table:table-cell office:value-type="float" office:value="311.881571132999" calcext:value-type="float">
            <text:p>311.881571132999</text:p>
          </table:table-cell>
          <table:table-cell office:value-type="float" office:value="405108" calcext:value-type="float">
            <text:p>405108</text:p>
          </table:table-cell>
          <table:table-cell office:value-type="float" office:value="406187" calcext:value-type="float">
            <text:p>406187</text:p>
          </table:table-cell>
          <table:table-cell office:value-type="float" office:value="0.0777850938544249" calcext:value-type="float">
            <text:p>0.0777850938544249</text:p>
          </table:table-cell>
        </table:table-row>
        <table:table-row table:style-name="ro1">
          <table:table-cell office:value-type="float" office:value="312.050211287" calcext:value-type="float">
            <text:p>312.050211287</text:p>
          </table:table-cell>
          <table:table-cell office:value-type="float" office:value="415153" calcext:value-type="float">
            <text:p>415153</text:p>
          </table:table-cell>
          <table:table-cell office:value-type="float" office:value="405108" calcext:value-type="float">
            <text:p>405108</text:p>
          </table:table-cell>
          <table:table-cell office:value-type="float" office:value="0.0754731081961227" calcext:value-type="float">
            <text:p>0.0754731081961227</text:p>
          </table:table-cell>
        </table:table-row>
        <table:table-row table:style-name="ro1">
          <table:table-cell office:value-type="float" office:value="312.212661763" calcext:value-type="float">
            <text:p>312.212661763</text:p>
          </table:table-cell>
          <table:table-cell office:value-type="float" office:value="421938" calcext:value-type="float">
            <text:p>421938</text:p>
          </table:table-cell>
          <table:table-cell office:value-type="float" office:value="415153" calcext:value-type="float">
            <text:p>415153</text:p>
          </table:table-cell>
          <table:table-cell office:value-type="float" office:value="0.073623519669481" calcext:value-type="float">
            <text:p>0.073623519669481</text:p>
          </table:table-cell>
        </table:table-row>
        <table:table-row table:style-name="ro1">
          <table:table-cell office:value-type="float" office:value="312.370818134999" calcext:value-type="float">
            <text:p>312.370818134999</text:p>
          </table:table-cell>
          <table:table-cell office:value-type="float" office:value="419625" calcext:value-type="float">
            <text:p>419625</text:p>
          </table:table-cell>
          <table:table-cell office:value-type="float" office:value="421938" calcext:value-type="float">
            <text:p>421938</text:p>
          </table:table-cell>
          <table:table-cell office:value-type="float" office:value="0.0722321490689181" calcext:value-type="float">
            <text:p>0.0722321490689181</text:p>
          </table:table-cell>
        </table:table-row>
        <table:table-row table:style-name="ro1">
          <table:table-cell office:value-type="float" office:value="312.520341326999" calcext:value-type="float">
            <text:p>312.520341326999</text:p>
          </table:table-cell>
          <table:table-cell office:value-type="float" office:value="411245" calcext:value-type="float">
            <text:p>411245</text:p>
          </table:table-cell>
          <table:table-cell office:value-type="float" office:value="419625" calcext:value-type="float">
            <text:p>419625</text:p>
          </table:table-cell>
          <table:table-cell office:value-type="float" office:value="0.0710307523677173" calcext:value-type="float">
            <text:p>0.0710307523677173</text:p>
          </table:table-cell>
        </table:table-row>
        <table:table-row table:style-name="ro1">
          <table:table-cell office:value-type="float" office:value="312.670144842999" calcext:value-type="float">
            <text:p>312.670144842999</text:p>
          </table:table-cell>
          <table:table-cell office:value-type="float" office:value="403902" calcext:value-type="float">
            <text:p>403902</text:p>
          </table:table-cell>
          <table:table-cell office:value-type="float" office:value="417225" calcext:value-type="float">
            <text:p>417225</text:p>
          </table:table-cell>
          <table:table-cell office:value-type="float" office:value="0.0700696350067566" calcext:value-type="float">
            <text:p>0.0700696350067566</text:p>
          </table:table-cell>
        </table:table-row>
        <table:table-row table:style-name="ro1">
          <table:table-cell office:value-type="float" office:value="312.828106923" calcext:value-type="float">
            <text:p>312.828106923</text:p>
          </table:table-cell>
          <table:table-cell office:value-type="float" office:value="404008" calcext:value-type="float">
            <text:p>404008</text:p>
          </table:table-cell>
          <table:table-cell office:value-type="float" office:value="416025" calcext:value-type="float">
            <text:p>416025</text:p>
          </table:table-cell>
          <table:table-cell office:value-type="float" office:value="0.0693007411179881" calcext:value-type="float">
            <text:p>0.0693007411179881</text:p>
          </table:table-cell>
        </table:table-row>
        <table:table-row table:style-name="ro1">
          <table:table-cell office:value-type="float" office:value="312.987018054" calcext:value-type="float">
            <text:p>312.987018054</text:p>
          </table:table-cell>
          <table:table-cell office:value-type="float" office:value="412172" calcext:value-type="float">
            <text:p>412172</text:p>
          </table:table-cell>
          <table:table-cell office:value-type="float" office:value="412425" calcext:value-type="float">
            <text:p>412425</text:p>
          </table:table-cell>
          <table:table-cell office:value-type="float" office:value="0.0685984876312326" calcext:value-type="float">
            <text:p>0.0685984876312326</text:p>
          </table:table-cell>
        </table:table-row>
        <table:table-row table:style-name="ro1">
          <table:table-cell office:value-type="float" office:value="313.141714830999" calcext:value-type="float">
            <text:p>313.141714830999</text:p>
          </table:table-cell>
          <table:table-cell office:value-type="float" office:value="420915" calcext:value-type="float">
            <text:p>420915</text:p>
          </table:table-cell>
          <table:table-cell office:value-type="float" office:value="412172" calcext:value-type="float">
            <text:p>412172</text:p>
          </table:table-cell>
          <table:table-cell office:value-type="float" office:value="0.0680366848418282" calcext:value-type="float">
            <text:p>0.0680366848418282</text:p>
          </table:table-cell>
        </table:table-row>
        <table:table-row table:style-name="ro1">
          <table:table-cell office:value-type="float" office:value="313.304418829999" calcext:value-type="float">
            <text:p>313.304418829999</text:p>
          </table:table-cell>
          <table:table-cell office:value-type="float" office:value="422725" calcext:value-type="float">
            <text:p>422725</text:p>
          </table:table-cell>
          <table:table-cell office:value-type="float" office:value="420915" calcext:value-type="float">
            <text:p>420915</text:p>
          </table:table-cell>
          <table:table-cell office:value-type="float" office:value="0.0675012432982991" calcext:value-type="float">
            <text:p>0.0675012432982991</text:p>
          </table:table-cell>
        </table:table-row>
        <table:table-row table:style-name="ro1">
          <table:table-cell office:value-type="float" office:value="313.457206523999" calcext:value-type="float">
            <text:p>313.457206523999</text:p>
          </table:table-cell>
          <table:table-cell office:value-type="float" office:value="416113" calcext:value-type="float">
            <text:p>416113</text:p>
          </table:table-cell>
          <table:table-cell office:value-type="float" office:value="422725" calcext:value-type="float">
            <text:p>422725</text:p>
          </table:table-cell>
          <table:table-cell office:value-type="float" office:value="0.0670728900634759" calcext:value-type="float">
            <text:p>0.0670728900634759</text:p>
          </table:table-cell>
        </table:table-row>
        <table:table-row table:style-name="ro1">
          <table:table-cell office:value-type="float" office:value="313.611472006" calcext:value-type="float">
            <text:p>313.611472006</text:p>
          </table:table-cell>
          <table:table-cell office:value-type="float" office:value="407166" calcext:value-type="float">
            <text:p>407166</text:p>
          </table:table-cell>
          <table:table-cell office:value-type="float" office:value="416725" calcext:value-type="float">
            <text:p>416725</text:p>
          </table:table-cell>
          <table:table-cell office:value-type="float" office:value="0.0667302074756173" calcext:value-type="float">
            <text:p>0.0667302074756173</text:p>
          </table:table-cell>
        </table:table-row>
        <table:table-row table:style-name="ro1">
          <table:table-cell office:value-type="float" office:value="313.773282794" calcext:value-type="float">
            <text:p>313.773282794</text:p>
          </table:table-cell>
          <table:table-cell office:value-type="float" office:value="403880" calcext:value-type="float">
            <text:p>403880</text:p>
          </table:table-cell>
          <table:table-cell office:value-type="float" office:value="407166" calcext:value-type="float">
            <text:p>407166</text:p>
          </table:table-cell>
          <table:table-cell office:value-type="float" office:value="0.0663711789675069" calcext:value-type="float">
            <text:p>0.0663711789675069</text:p>
          </table:table-cell>
        </table:table-row>
        <table:table-row table:style-name="ro1">
          <table:table-cell office:value-type="float" office:value="313.927648756999" calcext:value-type="float">
            <text:p>313.927648756999</text:p>
          </table:table-cell>
          <table:table-cell office:value-type="float" office:value="409536" calcext:value-type="float">
            <text:p>409536</text:p>
          </table:table-cell>
          <table:table-cell office:value-type="float" office:value="403880" calcext:value-type="float">
            <text:p>403880</text:p>
          </table:table-cell>
          <table:table-cell office:value-type="float" office:value="0.2479021379792" calcext:value-type="float">
            <text:p>0.2479021379792</text:p>
          </table:table-cell>
        </table:table-row>
        <table:table-row table:style-name="ro1">
          <table:table-cell office:value-type="float" office:value="314.075947703999" calcext:value-type="float">
            <text:p>314.075947703999</text:p>
          </table:table-cell>
          <table:table-cell office:value-type="float" office:value="418668" calcext:value-type="float">
            <text:p>418668</text:p>
          </table:table-cell>
          <table:table-cell office:value-type="float" office:value="409536" calcext:value-type="float">
            <text:p>409536</text:p>
          </table:table-cell>
          <table:table-cell office:value-type="float" office:value="0.393126905188555" calcext:value-type="float">
            <text:p>0.393126905188555</text:p>
          </table:table-cell>
        </table:table-row>
        <table:table-row table:style-name="ro1">
          <table:table-cell office:value-type="float" office:value="314.235423021999" calcext:value-type="float">
            <text:p>314.235423021999</text:p>
          </table:table-cell>
          <table:table-cell office:value-type="float" office:value="424193" calcext:value-type="float">
            <text:p>424193</text:p>
          </table:table-cell>
          <table:table-cell office:value-type="float" office:value="418668" calcext:value-type="float">
            <text:p>418668</text:p>
          </table:table-cell>
          <table:table-cell office:value-type="float" office:value="0.52095313705407" calcext:value-type="float">
            <text:p>0.52095313705407</text:p>
          </table:table-cell>
        </table:table-row>
        <table:table-row table:style-name="ro1">
          <table:table-cell office:value-type="float" office:value="314.389300109" calcext:value-type="float">
            <text:p>314.389300109</text:p>
          </table:table-cell>
          <table:table-cell office:value-type="float" office:value="420797" calcext:value-type="float">
            <text:p>420797</text:p>
          </table:table-cell>
          <table:table-cell office:value-type="float" office:value="424193" calcext:value-type="float">
            <text:p>424193</text:p>
          </table:table-cell>
          <table:table-cell office:value-type="float" office:value="0.623214122546482" calcext:value-type="float">
            <text:p>0.623214122546482</text:p>
          </table:table-cell>
        </table:table-row>
        <table:table-row table:style-name="ro1">
          <table:table-cell office:value-type="float" office:value="314.543073264" calcext:value-type="float">
            <text:p>314.543073264</text:p>
          </table:table-cell>
          <table:table-cell office:value-type="float" office:value="411869" calcext:value-type="float">
            <text:p>411869</text:p>
          </table:table-cell>
          <table:table-cell office:value-type="float" office:value="420797" calcext:value-type="float">
            <text:p>420797</text:p>
          </table:table-cell>
          <table:table-cell office:value-type="float" office:value="0.703699503165391" calcext:value-type="float">
            <text:p>0.703699503165391</text:p>
          </table:table-cell>
        </table:table-row>
        <table:table-row table:style-name="ro1">
          <table:table-cell office:value-type="float" office:value="314.703104889" calcext:value-type="float">
            <text:p>314.703104889</text:p>
          </table:table-cell>
          <table:table-cell office:value-type="float" office:value="405134" calcext:value-type="float">
            <text:p>405134</text:p>
          </table:table-cell>
          <table:table-cell office:value-type="float" office:value="414380" calcext:value-type="float">
            <text:p>414380</text:p>
          </table:table-cell>
          <table:table-cell office:value-type="float" office:value="0.768087807660518" calcext:value-type="float">
            <text:p>0.768087807660518</text:p>
          </table:table-cell>
        </table:table-row>
        <table:table-row table:style-name="ro1">
          <table:table-cell office:value-type="float" office:value="314.865401543" calcext:value-type="float">
            <text:p>314.865401543</text:p>
          </table:table-cell>
          <table:table-cell office:value-type="float" office:value="407380" calcext:value-type="float">
            <text:p>407380</text:p>
          </table:table-cell>
          <table:table-cell office:value-type="float" office:value="409367" calcext:value-type="float">
            <text:p>409367</text:p>
          </table:table-cell>
          <table:table-cell office:value-type="float" office:value="0.81829190217937" calcext:value-type="float">
            <text:p>0.81829190217937</text:p>
          </table:table-cell>
        </table:table-row>
        <table:table-row table:style-name="ro1">
          <table:table-cell office:value-type="float" office:value="315.081611918" calcext:value-type="float">
            <text:p>315.081611918</text:p>
          </table:table-cell>
          <table:table-cell office:value-type="float" office:value="419987" calcext:value-type="float">
            <text:p>419987</text:p>
          </table:table-cell>
          <table:table-cell office:value-type="float" office:value="407380" calcext:value-type="float">
            <text:p>407380</text:p>
          </table:table-cell>
          <table:table-cell office:value-type="float" office:value="0.857165167313116" calcext:value-type="float">
            <text:p>0.857165167313116</text:p>
          </table:table-cell>
        </table:table-row>
        <table:table-row table:style-name="ro1">
          <table:table-cell office:value-type="float" office:value="315.252260447" calcext:value-type="float">
            <text:p>315.252260447</text:p>
          </table:table-cell>
          <table:table-cell office:value-type="float" office:value="425251" calcext:value-type="float">
            <text:p>425251</text:p>
          </table:table-cell>
          <table:table-cell office:value-type="float" office:value="419987" calcext:value-type="float">
            <text:p>419987</text:p>
          </table:table-cell>
          <table:table-cell office:value-type="float" office:value="0.888263779420113" calcext:value-type="float">
            <text:p>0.888263779420113</text:p>
          </table:table-cell>
        </table:table-row>
        <table:table-row table:style-name="ro1">
          <table:table-cell office:value-type="float" office:value="315.406466228" calcext:value-type="float">
            <text:p>315.406466228</text:p>
          </table:table-cell>
          <table:table-cell office:value-type="float" office:value="420950" calcext:value-type="float">
            <text:p>420950</text:p>
          </table:table-cell>
          <table:table-cell office:value-type="float" office:value="425251" calcext:value-type="float">
            <text:p>425251</text:p>
          </table:table-cell>
          <table:table-cell office:value-type="float" office:value="0.913142669105711" calcext:value-type="float">
            <text:p>0.913142669105711</text:p>
          </table:table-cell>
        </table:table-row>
        <table:table-row table:style-name="ro1">
          <table:table-cell office:value-type="float" office:value="315.588255908" calcext:value-type="float">
            <text:p>315.588255908</text:p>
          </table:table-cell>
          <table:table-cell office:value-type="float" office:value="410322" calcext:value-type="float">
            <text:p>410322</text:p>
          </table:table-cell>
          <table:table-cell office:value-type="float" office:value="420950" calcext:value-type="float">
            <text:p>420950</text:p>
          </table:table-cell>
          <table:table-cell office:value-type="float" office:value="0.933045780854189" calcext:value-type="float">
            <text:p>0.933045780854189</text:p>
          </table:table-cell>
        </table:table-row>
        <table:table-row table:style-name="ro1">
          <table:table-cell office:value-type="float" office:value="315.745060432" calcext:value-type="float">
            <text:p>315.745060432</text:p>
          </table:table-cell>
          <table:table-cell office:value-type="float" office:value="405749" calcext:value-type="float">
            <text:p>405749</text:p>
          </table:table-cell>
          <table:table-cell office:value-type="float" office:value="412550" calcext:value-type="float">
            <text:p>412550</text:p>
          </table:table-cell>
          <table:table-cell office:value-type="float" office:value="0.948968270252971" calcext:value-type="float">
            <text:p>0.948968270252971</text:p>
          </table:table-cell>
        </table:table-row>
        <table:table-row table:style-name="ro1">
          <table:table-cell office:value-type="float" office:value="315.906917639999" calcext:value-type="float">
            <text:p>315.906917639999</text:p>
          </table:table-cell>
          <table:table-cell office:value-type="float" office:value="410386" calcext:value-type="float">
            <text:p>410386</text:p>
          </table:table-cell>
          <table:table-cell office:value-type="float" office:value="405749" calcext:value-type="float">
            <text:p>405749</text:p>
          </table:table-cell>
          <table:table-cell office:value-type="float" office:value="0.961706261771997" calcext:value-type="float">
            <text:p>0.961706261771997</text:p>
          </table:table-cell>
        </table:table-row>
        <table:table-row table:style-name="ro1">
          <table:table-cell office:value-type="float" office:value="316.073259384" calcext:value-type="float">
            <text:p>316.073259384</text:p>
          </table:table-cell>
          <table:table-cell office:value-type="float" office:value="420515" calcext:value-type="float">
            <text:p>420515</text:p>
          </table:table-cell>
          <table:table-cell office:value-type="float" office:value="410386" calcext:value-type="float">
            <text:p>410386</text:p>
          </table:table-cell>
          <table:table-cell office:value-type="float" office:value="0.971896654987218" calcext:value-type="float">
            <text:p>0.971896654987218</text:p>
          </table:table-cell>
        </table:table-row>
        <table:table-row table:style-name="ro1">
          <table:table-cell office:value-type="float" office:value="316.238075838999" calcext:value-type="float">
            <text:p>316.238075838999</text:p>
          </table:table-cell>
          <table:table-cell office:value-type="float" office:value="426210" calcext:value-type="float">
            <text:p>426210</text:p>
          </table:table-cell>
          <table:table-cell office:value-type="float" office:value="420515" calcext:value-type="float">
            <text:p>420515</text:p>
          </table:table-cell>
          <table:table-cell office:value-type="float" office:value="0.980048969559395" calcext:value-type="float">
            <text:p>0.980048969559395</text:p>
          </table:table-cell>
        </table:table-row>
        <table:table-row table:style-name="ro1">
          <table:table-cell office:value-type="float" office:value="316.397685168" calcext:value-type="float">
            <text:p>316.397685168</text:p>
          </table:table-cell>
          <table:table-cell office:value-type="float" office:value="422392" calcext:value-type="float">
            <text:p>422392</text:p>
          </table:table-cell>
          <table:table-cell office:value-type="float" office:value="426210" calcext:value-type="float">
            <text:p>426210</text:p>
          </table:table-cell>
          <table:table-cell office:value-type="float" office:value="0.986570821217136" calcext:value-type="float">
            <text:p>0.986570821217136</text:p>
          </table:table-cell>
        </table:table-row>
        <table:table-row table:style-name="ro1">
          <table:table-cell office:value-type="float" office:value="316.540248321" calcext:value-type="float">
            <text:p>316.540248321</text:p>
          </table:table-cell>
          <table:table-cell office:value-type="float" office:value="414038" calcext:value-type="float">
            <text:p>414038</text:p>
          </table:table-cell>
          <table:table-cell office:value-type="float" office:value="422392" calcext:value-type="float">
            <text:p>422392</text:p>
          </table:table-cell>
          <table:table-cell office:value-type="float" office:value="0.993078313024664" calcext:value-type="float">
            <text:p>0.993078313024664</text:p>
          </table:table-cell>
        </table:table-row>
        <table:table-row table:style-name="ro1">
          <table:table-cell office:value-type="float" office:value="316.696932633" calcext:value-type="float">
            <text:p>316.696932633</text:p>
          </table:table-cell>
          <table:table-cell office:value-type="float" office:value="407247" calcext:value-type="float">
            <text:p>407247</text:p>
          </table:table-cell>
          <table:table-cell office:value-type="float" office:value="414038" calcext:value-type="float">
            <text:p>414038</text:p>
          </table:table-cell>
          <table:table-cell office:value-type="float" office:value="0.998284306470687" calcext:value-type="float">
            <text:p>0.998284306470687</text:p>
          </table:table-cell>
        </table:table-row>
        <table:table-row table:style-name="ro1">
          <table:table-cell office:value-type="float" office:value="316.869394724999" calcext:value-type="float">
            <text:p>316.869394724999</text:p>
          </table:table-cell>
          <table:table-cell office:value-type="float" office:value="409553" calcext:value-type="float">
            <text:p>409553</text:p>
          </table:table-cell>
          <table:table-cell office:value-type="float" office:value="407247" calcext:value-type="float">
            <text:p>407247</text:p>
          </table:table-cell>
          <table:table-cell office:value-type="float" office:value="1.00115909074617" calcext:value-type="float">
            <text:p>1.00115909074617</text:p>
          </table:table-cell>
        </table:table-row>
        <table:table-row table:style-name="ro1">
          <table:table-cell office:value-type="float" office:value="317.031123679999" calcext:value-type="float">
            <text:p>317.031123679999</text:p>
          </table:table-cell>
          <table:table-cell office:value-type="float" office:value="418974" calcext:value-type="float">
            <text:p>418974</text:p>
          </table:table-cell>
          <table:table-cell office:value-type="float" office:value="409553" calcext:value-type="float">
            <text:p>409553</text:p>
          </table:table-cell>
          <table:table-cell office:value-type="float" office:value="1.00345891816656" calcext:value-type="float">
            <text:p>1.00345891816656</text:p>
          </table:table-cell>
        </table:table-row>
        <table:table-row table:style-name="ro1">
          <table:table-cell office:value-type="float" office:value="317.204899577999" calcext:value-type="float">
            <text:p>317.204899577999</text:p>
          </table:table-cell>
          <table:table-cell office:value-type="float" office:value="426806" calcext:value-type="float">
            <text:p>426806</text:p>
          </table:table-cell>
          <table:table-cell office:value-type="float" office:value="418974" calcext:value-type="float">
            <text:p>418974</text:p>
          </table:table-cell>
          <table:table-cell office:value-type="float" office:value="1.00529878010287" calcext:value-type="float">
            <text:p>1.00529878010287</text:p>
          </table:table-cell>
        </table:table-row>
        <table:table-row table:style-name="ro1">
          <table:table-cell office:value-type="float" office:value="317.373846675" calcext:value-type="float">
            <text:p>317.373846675</text:p>
          </table:table-cell>
          <table:table-cell office:value-type="float" office:value="424495" calcext:value-type="float">
            <text:p>424495</text:p>
          </table:table-cell>
          <table:table-cell office:value-type="float" office:value="426806" calcext:value-type="float">
            <text:p>426806</text:p>
          </table:table-cell>
          <table:table-cell office:value-type="float" office:value="1.00677066965191" calcext:value-type="float">
            <text:p>1.00677066965191</text:p>
          </table:table-cell>
        </table:table-row>
        <table:table-row table:style-name="ro1">
          <table:table-cell office:value-type="float" office:value="317.534336684999" calcext:value-type="float">
            <text:p>317.534336684999</text:p>
          </table:table-cell>
          <table:table-cell office:value-type="float" office:value="415393" calcext:value-type="float">
            <text:p>415393</text:p>
          </table:table-cell>
          <table:table-cell office:value-type="float" office:value="424495" calcext:value-type="float">
            <text:p>424495</text:p>
          </table:table-cell>
          <table:table-cell office:value-type="float" office:value="1.00794818129115" calcext:value-type="float">
            <text:p>1.00794818129115</text:p>
          </table:table-cell>
        </table:table-row>
        <table:table-row table:style-name="ro1">
          <table:table-cell office:value-type="float" office:value="317.690229107" calcext:value-type="float">
            <text:p>317.690229107</text:p>
          </table:table-cell>
          <table:table-cell office:value-type="float" office:value="408387" calcext:value-type="float">
            <text:p>408387</text:p>
          </table:table-cell>
          <table:table-cell office:value-type="float" office:value="415393" calcext:value-type="float">
            <text:p>415393</text:p>
          </table:table-cell>
          <table:table-cell office:value-type="float" office:value="1.00889019060254" calcext:value-type="float">
            <text:p>1.00889019060254</text:p>
          </table:table-cell>
        </table:table-row>
        <table:table-row table:style-name="ro1">
          <table:table-cell office:value-type="float" office:value="317.851346534999" calcext:value-type="float">
            <text:p>317.851346534999</text:p>
          </table:table-cell>
          <table:table-cell office:value-type="float" office:value="409811" calcext:value-type="float">
            <text:p>409811</text:p>
          </table:table-cell>
          <table:table-cell office:value-type="float" office:value="408387" calcext:value-type="float">
            <text:p>408387</text:p>
          </table:table-cell>
          <table:table-cell office:value-type="float" office:value="1.00964379805165" calcext:value-type="float">
            <text:p>1.00964379805165</text:p>
          </table:table-cell>
        </table:table-row>
        <table:table-row table:style-name="ro1">
          <table:table-cell office:value-type="float" office:value="318.014754370999" calcext:value-type="float">
            <text:p>318.014754370999</text:p>
          </table:table-cell>
          <table:table-cell office:value-type="float" office:value="418940" calcext:value-type="float">
            <text:p>418940</text:p>
          </table:table-cell>
          <table:table-cell office:value-type="float" office:value="409811" calcext:value-type="float">
            <text:p>409811</text:p>
          </table:table-cell>
          <table:table-cell office:value-type="float" office:value="1.01024668401094" calcext:value-type="float">
            <text:p>1.01024668401094</text:p>
          </table:table-cell>
        </table:table-row>
        <table:table-row table:style-name="ro1">
          <table:table-cell office:value-type="float" office:value="318.170784084999" calcext:value-type="float">
            <text:p>318.170784084999</text:p>
          </table:table-cell>
          <table:table-cell office:value-type="float" office:value="426957" calcext:value-type="float">
            <text:p>426957</text:p>
          </table:table-cell>
          <table:table-cell office:value-type="float" office:value="418940" calcext:value-type="float">
            <text:p>418940</text:p>
          </table:table-cell>
          <table:table-cell office:value-type="float" office:value="1.01072899277837" calcext:value-type="float">
            <text:p>1.01072899277837</text:p>
          </table:table-cell>
        </table:table-row>
        <table:table-row table:style-name="ro1">
          <table:table-cell office:value-type="float" office:value="318.326463043" calcext:value-type="float">
            <text:p>318.326463043</text:p>
          </table:table-cell>
          <table:table-cell office:value-type="float" office:value="427194" calcext:value-type="float">
            <text:p>427194</text:p>
          </table:table-cell>
          <table:table-cell office:value-type="float" office:value="426957" calcext:value-type="float">
            <text:p>426957</text:p>
          </table:table-cell>
          <table:table-cell office:value-type="float" office:value="1.01111483979232" calcext:value-type="float">
            <text:p>1.01111483979232</text:p>
          </table:table-cell>
        </table:table-row>
        <table:table-row table:style-name="ro1">
          <table:table-cell office:value-type="float" office:value="318.495949787" calcext:value-type="float">
            <text:p>318.495949787</text:p>
          </table:table-cell>
          <table:table-cell office:value-type="float" office:value="418750" calcext:value-type="float">
            <text:p>418750</text:p>
          </table:table-cell>
          <table:table-cell office:value-type="float" office:value="427194" calcext:value-type="float">
            <text:p>427194</text:p>
          </table:table-cell>
          <table:table-cell office:value-type="float" office:value="1.01142351740348" calcext:value-type="float">
            <text:p>1.01142351740348</text:p>
          </table:table-cell>
        </table:table-row>
        <table:table-row table:style-name="ro1">
          <table:table-cell office:value-type="float" office:value="318.614382874999" calcext:value-type="float">
            <text:p>318.614382874999</text:p>
          </table:table-cell>
          <table:table-cell office:value-type="float" office:value="412030" calcext:value-type="float">
            <text:p>412030</text:p>
          </table:table-cell>
          <table:table-cell office:value-type="float" office:value="422631" calcext:value-type="float">
            <text:p>422631</text:p>
          </table:table-cell>
          <table:table-cell office:value-type="float" office:value="1.01296046997374" calcext:value-type="float">
            <text:p>1.01296046997374</text:p>
          </table:table-cell>
        </table:table-row>
        <table:table-row table:style-name="ro1">
          <table:table-cell office:value-type="float" office:value="318.776508334999" calcext:value-type="float">
            <text:p>318.776508334999</text:p>
          </table:table-cell>
          <table:table-cell office:value-type="float" office:value="408914" calcext:value-type="float">
            <text:p>408914</text:p>
          </table:table-cell>
          <table:table-cell office:value-type="float" office:value="412030" calcext:value-type="float">
            <text:p>412030</text:p>
          </table:table-cell>
          <table:table-cell office:value-type="float" office:value="1.01419003202994" calcext:value-type="float">
            <text:p>1.01419003202994</text:p>
          </table:table-cell>
        </table:table-row>
        <table:table-row table:style-name="ro1">
          <table:table-cell office:value-type="float" office:value="318.936155514" calcext:value-type="float">
            <text:p>318.936155514</text:p>
          </table:table-cell>
          <table:table-cell office:value-type="float" office:value="415031" calcext:value-type="float">
            <text:p>415031</text:p>
          </table:table-cell>
          <table:table-cell office:value-type="float" office:value="408914" calcext:value-type="float">
            <text:p>408914</text:p>
          </table:table-cell>
          <table:table-cell office:value-type="float" office:value="1.01517368167491" calcext:value-type="float">
            <text:p>1.01517368167491</text:p>
          </table:table-cell>
        </table:table-row>
        <table:table-row table:style-name="ro1">
          <table:table-cell office:value-type="float" office:value="319.093034308" calcext:value-type="float">
            <text:p>319.093034308</text:p>
          </table:table-cell>
          <table:table-cell office:value-type="float" office:value="424611" calcext:value-type="float">
            <text:p>424611</text:p>
          </table:table-cell>
          <table:table-cell office:value-type="float" office:value="415031" calcext:value-type="float">
            <text:p>415031</text:p>
          </table:table-cell>
          <table:table-cell office:value-type="float" office:value="1.01596060139088" calcext:value-type="float">
            <text:p>1.01596060139088</text:p>
          </table:table-cell>
        </table:table-row>
        <table:table-row table:style-name="ro1">
          <table:table-cell office:value-type="float" office:value="319.246124092999" calcext:value-type="float">
            <text:p>319.246124092999</text:p>
          </table:table-cell>
          <table:table-cell office:value-type="float" office:value="429243" calcext:value-type="float">
            <text:p>429243</text:p>
          </table:table-cell>
          <table:table-cell office:value-type="float" office:value="424611" calcext:value-type="float">
            <text:p>424611</text:p>
          </table:table-cell>
          <table:table-cell office:value-type="float" office:value="1.01659013716366" calcext:value-type="float">
            <text:p>1.01659013716366</text:p>
          </table:table-cell>
        </table:table-row>
        <table:table-row table:style-name="ro1">
          <table:table-cell office:value-type="float" office:value="319.414584193" calcext:value-type="float">
            <text:p>319.414584193</text:p>
          </table:table-cell>
          <table:table-cell office:value-type="float" office:value="424527" calcext:value-type="float">
            <text:p>424527</text:p>
          </table:table-cell>
          <table:table-cell office:value-type="float" office:value="429243" calcext:value-type="float">
            <text:p>429243</text:p>
          </table:table-cell>
          <table:table-cell office:value-type="float" office:value="1.01709376578189" calcext:value-type="float">
            <text:p>1.01709376578189</text:p>
          </table:table-cell>
        </table:table-row>
        <table:table-row table:style-name="ro1">
          <table:table-cell office:value-type="float" office:value="319.582941601999" calcext:value-type="float">
            <text:p>319.582941601999</text:p>
          </table:table-cell>
          <table:table-cell office:value-type="float" office:value="414604" calcext:value-type="float">
            <text:p>414604</text:p>
          </table:table-cell>
          <table:table-cell office:value-type="float" office:value="424527" calcext:value-type="float">
            <text:p>424527</text:p>
          </table:table-cell>
          <table:table-cell office:value-type="float" office:value="1.01749666867646" calcext:value-type="float">
            <text:p>1.01749666867646</text:p>
          </table:table-cell>
        </table:table-row>
        <table:table-row table:style-name="ro1">
          <table:table-cell office:value-type="float" office:value="319.742583810999" calcext:value-type="float">
            <text:p>319.742583810999</text:p>
          </table:table-cell>
          <table:table-cell office:value-type="float" office:value="409753" calcext:value-type="float">
            <text:p>409753</text:p>
          </table:table-cell>
          <table:table-cell office:value-type="float" office:value="420755" calcext:value-type="float">
            <text:p>420755</text:p>
          </table:table-cell>
          <table:table-cell office:value-type="float" office:value="1.01912554006938" calcext:value-type="float">
            <text:p>1.01912554006938</text:p>
          </table:table-cell>
        </table:table-row>
        <table:table-row table:style-name="ro1">
          <table:table-cell office:value-type="float" office:value="319.908848712999" calcext:value-type="float">
            <text:p>319.908848712999</text:p>
          </table:table-cell>
          <table:table-cell office:value-type="float" office:value="414489" calcext:value-type="float">
            <text:p>414489</text:p>
          </table:table-cell>
          <table:table-cell office:value-type="float" office:value="416121" calcext:value-type="float">
            <text:p>416121</text:p>
          </table:table-cell>
          <table:table-cell office:value-type="float" office:value="1.01912208810646" calcext:value-type="float">
            <text:p>1.01912208810646</text:p>
          </table:table-cell>
        </table:table-row>
        <table:table-row table:style-name="ro1">
          <table:table-cell office:value-type="float" office:value="320.078804831999" calcext:value-type="float">
            <text:p>320.078804831999</text:p>
          </table:table-cell>
          <table:table-cell office:value-type="float" office:value="424830" calcext:value-type="float">
            <text:p>424830</text:p>
          </table:table-cell>
          <table:table-cell office:value-type="float" office:value="414489" calcext:value-type="float">
            <text:p>414489</text:p>
          </table:table-cell>
          <table:table-cell office:value-type="float" office:value="1.01911932653612" calcext:value-type="float">
            <text:p>1.01911932653612</text:p>
          </table:table-cell>
        </table:table-row>
        <table:table-row table:style-name="ro1">
          <table:table-cell office:value-type="float" office:value="320.255608807" calcext:value-type="float">
            <text:p>320.255608807</text:p>
          </table:table-cell>
          <table:table-cell office:value-type="float" office:value="430249" calcext:value-type="float">
            <text:p>430249</text:p>
          </table:table-cell>
          <table:table-cell office:value-type="float" office:value="424830" calcext:value-type="float">
            <text:p>424830</text:p>
          </table:table-cell>
          <table:table-cell office:value-type="float" office:value="1.01911711727985" calcext:value-type="float">
            <text:p>1.01911711727985</text:p>
          </table:table-cell>
        </table:table-row>
        <table:table-row table:style-name="ro1">
          <table:table-cell office:value-type="float" office:value="320.43848649" calcext:value-type="float">
            <text:p>320.43848649</text:p>
          </table:table-cell>
          <table:table-cell office:value-type="float" office:value="424207" calcext:value-type="float">
            <text:p>424207</text:p>
          </table:table-cell>
          <table:table-cell office:value-type="float" office:value="430249" calcext:value-type="float">
            <text:p>430249</text:p>
          </table:table-cell>
          <table:table-cell office:value-type="float" office:value="1.01911534987484" calcext:value-type="float">
            <text:p>1.01911534987484</text:p>
          </table:table-cell>
        </table:table-row>
        <table:table-row table:style-name="ro1">
          <table:table-cell office:value-type="float" office:value="320.615368986" calcext:value-type="float">
            <text:p>320.615368986</text:p>
          </table:table-cell>
          <table:table-cell office:value-type="float" office:value="413984" calcext:value-type="float">
            <text:p>413984</text:p>
          </table:table-cell>
          <table:table-cell office:value-type="float" office:value="425135" calcext:value-type="float">
            <text:p>425135</text:p>
          </table:table-cell>
          <table:table-cell office:value-type="float" office:value="1.01782392546949" calcext:value-type="float">
            <text:p>1.01782392546949</text:p>
          </table:table-cell>
        </table:table-row>
        <table:table-row table:style-name="ro1">
          <table:table-cell office:value-type="float" office:value="320.773245302" calcext:value-type="float">
            <text:p>320.773245302</text:p>
          </table:table-cell>
          <table:table-cell office:value-type="float" office:value="410879" calcext:value-type="float">
            <text:p>410879</text:p>
          </table:table-cell>
          <table:table-cell office:value-type="float" office:value="420335" calcext:value-type="float">
            <text:p>420335</text:p>
          </table:table-cell>
          <table:table-cell office:value-type="float" office:value="1.01679078594521" calcext:value-type="float">
            <text:p>1.01679078594521</text:p>
          </table:table-cell>
        </table:table-row>
        <table:table-row table:style-name="ro1">
          <table:table-cell office:value-type="float" office:value="320.931815256999" calcext:value-type="float">
            <text:p>320.931815256999</text:p>
          </table:table-cell>
          <table:table-cell office:value-type="float" office:value="416777" calcext:value-type="float">
            <text:p>416777</text:p>
          </table:table-cell>
          <table:table-cell office:value-type="float" office:value="416735" calcext:value-type="float">
            <text:p>416735</text:p>
          </table:table-cell>
          <table:table-cell office:value-type="float" office:value="1.01596427432579" calcext:value-type="float">
            <text:p>1.01596427432579</text:p>
          </table:table-cell>
        </table:table-row>
        <table:table-row table:style-name="ro1">
          <table:table-cell office:value-type="float" office:value="321.090113118" calcext:value-type="float">
            <text:p>321.090113118</text:p>
          </table:table-cell>
          <table:table-cell office:value-type="float" office:value="426454" calcext:value-type="float">
            <text:p>426454</text:p>
          </table:table-cell>
          <table:table-cell office:value-type="float" office:value="416777" calcext:value-type="float">
            <text:p>416777</text:p>
          </table:table-cell>
          <table:table-cell office:value-type="float" office:value="1.01530306503025" calcext:value-type="float">
            <text:p>1.01530306503025</text:p>
          </table:table-cell>
        </table:table-row>
        <table:table-row table:style-name="ro1">
          <table:table-cell office:value-type="float" office:value="321.258798220999" calcext:value-type="float">
            <text:p>321.258798220999</text:p>
          </table:table-cell>
          <table:table-cell office:value-type="float" office:value="431243" calcext:value-type="float">
            <text:p>431243</text:p>
          </table:table-cell>
          <table:table-cell office:value-type="float" office:value="426454" calcext:value-type="float">
            <text:p>426454</text:p>
          </table:table-cell>
          <table:table-cell office:value-type="float" office:value="1.01477409759382" calcext:value-type="float">
            <text:p>1.01477409759382</text:p>
          </table:table-cell>
        </table:table-row>
        <table:table-row table:style-name="ro1">
          <table:table-cell office:value-type="float" office:value="321.428678019" calcext:value-type="float">
            <text:p>321.428678019</text:p>
          </table:table-cell>
          <table:table-cell office:value-type="float" office:value="425761" calcext:value-type="float">
            <text:p>425761</text:p>
          </table:table-cell>
          <table:table-cell office:value-type="float" office:value="431243" calcext:value-type="float">
            <text:p>431243</text:p>
          </table:table-cell>
          <table:table-cell office:value-type="float" office:value="1.01435092364468" calcext:value-type="float">
            <text:p>1.01435092364468</text:p>
          </table:table-cell>
        </table:table-row>
        <table:table-row table:style-name="ro1">
          <table:table-cell office:value-type="float" office:value="321.596989956999" calcext:value-type="float">
            <text:p>321.596989956999</text:p>
          </table:table-cell>
          <table:table-cell office:value-type="float" office:value="415873" calcext:value-type="float">
            <text:p>415873</text:p>
          </table:table-cell>
          <table:table-cell office:value-type="float" office:value="425761" calcext:value-type="float">
            <text:p>425761</text:p>
          </table:table-cell>
          <table:table-cell office:value-type="float" office:value="1.01401238448536" calcext:value-type="float">
            <text:p>1.01401238448536</text:p>
          </table:table-cell>
        </table:table-row>
        <table:table-row table:style-name="ro1">
          <table:table-cell office:value-type="float" office:value="321.796182594999" calcext:value-type="float">
            <text:p>321.796182594999</text:p>
          </table:table-cell>
          <table:table-cell office:value-type="float" office:value="412214" calcext:value-type="float">
            <text:p>412214</text:p>
          </table:table-cell>
          <table:table-cell office:value-type="float" office:value="416636" calcext:value-type="float">
            <text:p>416636</text:p>
          </table:table-cell>
          <table:table-cell office:value-type="float" office:value="1.01246776922351" calcext:value-type="float">
            <text:p>1.01246776922351</text:p>
          </table:table-cell>
        </table:table-row>
        <table:table-row table:style-name="ro1">
          <table:table-cell office:value-type="float" office:value="321.902134984" calcext:value-type="float">
            <text:p>321.902134984</text:p>
          </table:table-cell>
          <table:table-cell office:value-type="float" office:value="416133" calcext:value-type="float">
            <text:p>416133</text:p>
          </table:table-cell>
          <table:table-cell office:value-type="float" office:value="412214" calcext:value-type="float">
            <text:p>412214</text:p>
          </table:table-cell>
          <table:table-cell office:value-type="float" office:value="1.01250586094843" calcext:value-type="float">
            <text:p>1.01250586094843</text:p>
          </table:table-cell>
        </table:table-row>
        <table:table-row table:style-name="ro1">
          <table:table-cell office:value-type="float" office:value="322.059610484999" calcext:value-type="float">
            <text:p>322.059610484999</text:p>
          </table:table-cell>
          <table:table-cell office:value-type="float" office:value="425718" calcext:value-type="float">
            <text:p>425718</text:p>
          </table:table-cell>
          <table:table-cell office:value-type="float" office:value="416133" calcext:value-type="float">
            <text:p>416133</text:p>
          </table:table-cell>
          <table:table-cell office:value-type="float" office:value="1.01253633432836" calcext:value-type="float">
            <text:p>1.01253633432836</text:p>
          </table:table-cell>
        </table:table-row>
        <table:table-row table:style-name="ro1">
          <table:table-cell office:value-type="float" office:value="322.224163314999" calcext:value-type="float">
            <text:p>322.224163314999</text:p>
          </table:table-cell>
          <table:table-cell office:value-type="float" office:value="432092" calcext:value-type="float">
            <text:p>432092</text:p>
          </table:table-cell>
          <table:table-cell office:value-type="float" office:value="425718" calcext:value-type="float">
            <text:p>425718</text:p>
          </table:table-cell>
          <table:table-cell office:value-type="float" office:value="1.01256071303231" calcext:value-type="float">
            <text:p>1.01256071303231</text:p>
          </table:table-cell>
        </table:table-row>
        <table:table-row table:style-name="ro1">
          <table:table-cell office:value-type="float" office:value="322.391147805" calcext:value-type="float">
            <text:p>322.391147805</text:p>
          </table:table-cell>
          <table:table-cell office:value-type="float" office:value="428709" calcext:value-type="float">
            <text:p>428709</text:p>
          </table:table-cell>
          <table:table-cell office:value-type="float" office:value="432092" calcext:value-type="float">
            <text:p>432092</text:p>
          </table:table-cell>
          <table:table-cell office:value-type="float" office:value="1.01258021599547" calcext:value-type="float">
            <text:p>1.01258021599547</text:p>
          </table:table-cell>
        </table:table-row>
        <table:table-row table:style-name="ro1">
          <table:table-cell office:value-type="float" office:value="322.548249021" calcext:value-type="float">
            <text:p>322.548249021</text:p>
          </table:table-cell>
          <table:table-cell office:value-type="float" office:value="419562" calcext:value-type="float">
            <text:p>419562</text:p>
          </table:table-cell>
          <table:table-cell office:value-type="float" office:value="428709" calcext:value-type="float">
            <text:p>428709</text:p>
          </table:table-cell>
          <table:table-cell office:value-type="float" office:value="1.0113220344316" calcext:value-type="float">
            <text:p>1.0113220344316</text:p>
          </table:table-cell>
        </table:table-row>
        <table:table-row table:style-name="ro1">
          <table:table-cell office:value-type="float" office:value="322.703691146" calcext:value-type="float">
            <text:p>322.703691146</text:p>
          </table:table-cell>
          <table:table-cell office:value-type="float" office:value="413124" calcext:value-type="float">
            <text:p>413124</text:p>
          </table:table-cell>
          <table:table-cell office:value-type="float" office:value="423577" calcext:value-type="float">
            <text:p>423577</text:p>
          </table:table-cell>
          <table:table-cell office:value-type="float" office:value="1.0103154891805" calcext:value-type="float">
            <text:p>1.0103154891805</text:p>
          </table:table-cell>
        </table:table-row>
        <table:table-row table:style-name="ro1">
          <table:table-cell office:value-type="float" office:value="322.861266767999" calcext:value-type="float">
            <text:p>322.861266767999</text:p>
          </table:table-cell>
          <table:table-cell office:value-type="float" office:value="415207" calcext:value-type="float">
            <text:p>415207</text:p>
          </table:table-cell>
          <table:table-cell office:value-type="float" office:value="413977" calcext:value-type="float">
            <text:p>413977</text:p>
          </table:table-cell>
          <table:table-cell office:value-type="float" office:value="1.00951025297962" calcext:value-type="float">
            <text:p>1.00951025297962</text:p>
          </table:table-cell>
        </table:table-row>
        <table:table-row table:style-name="ro1">
          <table:table-cell office:value-type="float" office:value="323.023502317999" calcext:value-type="float">
            <text:p>323.023502317999</text:p>
          </table:table-cell>
          <table:table-cell office:value-type="float" office:value="424494" calcext:value-type="float">
            <text:p>424494</text:p>
          </table:table-cell>
          <table:table-cell office:value-type="float" office:value="415207" calcext:value-type="float">
            <text:p>415207</text:p>
          </table:table-cell>
          <table:table-cell office:value-type="float" office:value="1.00886606401891" calcext:value-type="float">
            <text:p>1.00886606401891</text:p>
          </table:table-cell>
        </table:table-row>
        <table:table-row table:style-name="ro1">
          <table:table-cell office:value-type="float" office:value="323.190190575" calcext:value-type="float">
            <text:p>323.190190575</text:p>
          </table:table-cell>
          <table:table-cell office:value-type="float" office:value="432492" calcext:value-type="float">
            <text:p>432492</text:p>
          </table:table-cell>
          <table:table-cell office:value-type="float" office:value="424494" calcext:value-type="float">
            <text:p>424494</text:p>
          </table:table-cell>
          <table:table-cell office:value-type="float" office:value="1.00835071285035" calcext:value-type="float">
            <text:p>1.00835071285035</text:p>
          </table:table-cell>
        </table:table-row>
        <table:table-row table:style-name="ro1">
          <table:table-cell office:value-type="float" office:value="323.350574291999" calcext:value-type="float">
            <text:p>323.350574291999</text:p>
          </table:table-cell>
          <table:table-cell office:value-type="float" office:value="431419" calcext:value-type="float">
            <text:p>431419</text:p>
          </table:table-cell>
          <table:table-cell office:value-type="float" office:value="432492" calcext:value-type="float">
            <text:p>432492</text:p>
          </table:table-cell>
          <table:table-cell office:value-type="float" office:value="1.00668057028028" calcext:value-type="float">
            <text:p>1.00668057028028</text:p>
          </table:table-cell>
        </table:table-row>
        <table:table-row table:style-name="ro1">
          <table:table-cell office:value-type="float" office:value="323.507999951" calcext:value-type="float">
            <text:p>323.507999951</text:p>
          </table:table-cell>
          <table:table-cell office:value-type="float" office:value="423005" calcext:value-type="float">
            <text:p>423005</text:p>
          </table:table-cell>
          <table:table-cell office:value-type="float" office:value="431419" calcext:value-type="float">
            <text:p>431419</text:p>
          </table:table-cell>
          <table:table-cell office:value-type="float" office:value="1.00534445622422" calcext:value-type="float">
            <text:p>1.00534445622422</text:p>
          </table:table-cell>
        </table:table-row>
        <table:table-row table:style-name="ro1">
          <table:table-cell office:value-type="float" office:value="323.670962750999" calcext:value-type="float">
            <text:p>323.670962750999</text:p>
          </table:table-cell>
          <table:table-cell office:value-type="float" office:value="414878" calcext:value-type="float">
            <text:p>414878</text:p>
          </table:table-cell>
          <table:table-cell office:value-type="float" office:value="423005" calcext:value-type="float">
            <text:p>423005</text:p>
          </table:table-cell>
          <table:table-cell office:value-type="float" office:value="1.00427556497938" calcext:value-type="float">
            <text:p>1.00427556497938</text:p>
          </table:table-cell>
        </table:table-row>
        <table:table-row table:style-name="ro1">
          <table:table-cell office:value-type="float" office:value="323.835321847999" calcext:value-type="float">
            <text:p>323.835321847999</text:p>
          </table:table-cell>
          <table:table-cell office:value-type="float" office:value="415238" calcext:value-type="float">
            <text:p>415238</text:p>
          </table:table-cell>
          <table:table-cell office:value-type="float" office:value="414878" calcext:value-type="float">
            <text:p>414878</text:p>
          </table:table-cell>
          <table:table-cell office:value-type="float" office:value="1.0034204519835" calcext:value-type="float">
            <text:p>1.0034204519835</text:p>
          </table:table-cell>
        </table:table-row>
        <table:table-row table:style-name="ro1">
          <table:table-cell office:value-type="float" office:value="324.000156171" calcext:value-type="float">
            <text:p>324.000156171</text:p>
          </table:table-cell>
          <table:table-cell office:value-type="float" office:value="424009" calcext:value-type="float">
            <text:p>424009</text:p>
          </table:table-cell>
          <table:table-cell office:value-type="float" office:value="415238" calcext:value-type="float">
            <text:p>415238</text:p>
          </table:table-cell>
          <table:table-cell office:value-type="float" office:value="1.00399422322202" calcext:value-type="float">
            <text:p>1.00399422322202</text:p>
          </table:table-cell>
        </table:table-row>
        <table:table-row table:style-name="ro1">
          <table:table-cell office:value-type="float" office:value="324.175317554" calcext:value-type="float">
            <text:p>324.175317554</text:p>
          </table:table-cell>
          <table:table-cell office:value-type="float" office:value="433094" calcext:value-type="float">
            <text:p>433094</text:p>
          </table:table-cell>
          <table:table-cell office:value-type="float" office:value="424009" calcext:value-type="float">
            <text:p>424009</text:p>
          </table:table-cell>
          <table:table-cell office:value-type="float" office:value="1.00319537857762" calcext:value-type="float">
            <text:p>1.00319537857762</text:p>
          </table:table-cell>
        </table:table-row>
        <table:table-row table:style-name="ro1">
          <table:table-cell office:value-type="float" office:value="324.340743544999" calcext:value-type="float">
            <text:p>324.340743544999</text:p>
          </table:table-cell>
          <table:table-cell office:value-type="float" office:value="432758" calcext:value-type="float">
            <text:p>432758</text:p>
          </table:table-cell>
          <table:table-cell office:value-type="float" office:value="433094" calcext:value-type="float">
            <text:p>433094</text:p>
          </table:table-cell>
          <table:table-cell office:value-type="float" office:value="1.0025563028621" calcext:value-type="float">
            <text:p>1.0025563028621</text:p>
          </table:table-cell>
        </table:table-row>
        <table:table-row table:style-name="ro1">
          <table:table-cell office:value-type="float" office:value="324.508586935999" calcext:value-type="float">
            <text:p>324.508586935999</text:p>
          </table:table-cell>
          <table:table-cell office:value-type="float" office:value="423969" calcext:value-type="float">
            <text:p>423969</text:p>
          </table:table-cell>
          <table:table-cell office:value-type="float" office:value="432758" calcext:value-type="float">
            <text:p>432758</text:p>
          </table:table-cell>
          <table:table-cell office:value-type="float" office:value="1.00204504228968" calcext:value-type="float">
            <text:p>1.00204504228968</text:p>
          </table:table-cell>
        </table:table-row>
        <table:table-row table:style-name="ro1">
          <table:table-cell office:value-type="float" office:value="324.670267018999" calcext:value-type="float">
            <text:p>324.670267018999</text:p>
          </table:table-cell>
          <table:table-cell office:value-type="float" office:value="415899" calcext:value-type="float">
            <text:p>415899</text:p>
          </table:table-cell>
          <table:table-cell office:value-type="float" office:value="423969" calcext:value-type="float">
            <text:p>423969</text:p>
          </table:table-cell>
          <table:table-cell office:value-type="float" office:value="1.00163603383174" calcext:value-type="float">
            <text:p>1.00163603383174</text:p>
          </table:table-cell>
        </table:table-row>
        <table:table-row table:style-name="ro1">
          <table:table-cell office:value-type="float" office:value="324.831021189999" calcext:value-type="float">
            <text:p>324.831021189999</text:p>
          </table:table-cell>
          <table:table-cell office:value-type="float" office:value="416099" calcext:value-type="float">
            <text:p>416099</text:p>
          </table:table-cell>
          <table:table-cell office:value-type="float" office:value="415899" calcext:value-type="float">
            <text:p>415899</text:p>
          </table:table-cell>
          <table:table-cell office:value-type="float" office:value="1.00130882706539" calcext:value-type="float">
            <text:p>1.00130882706539</text:p>
          </table:table-cell>
        </table:table-row>
        <table:table-row table:style-name="ro1">
          <table:table-cell office:value-type="float" office:value="324.987803001" calcext:value-type="float">
            <text:p>324.987803001</text:p>
          </table:table-cell>
          <table:table-cell office:value-type="float" office:value="424222" calcext:value-type="float">
            <text:p>424222</text:p>
          </table:table-cell>
          <table:table-cell office:value-type="float" office:value="416099" calcext:value-type="float">
            <text:p>416099</text:p>
          </table:table-cell>
          <table:table-cell office:value-type="float" office:value="1.00104706165231" calcext:value-type="float">
            <text:p>1.00104706165231</text:p>
          </table:table-cell>
        </table:table-row>
        <table:table-row table:style-name="ro1">
          <table:table-cell office:value-type="float" office:value="325.153133719999" calcext:value-type="float">
            <text:p>325.153133719999</text:p>
          </table:table-cell>
          <table:table-cell office:value-type="float" office:value="433357" calcext:value-type="float">
            <text:p>433357</text:p>
          </table:table-cell>
          <table:table-cell office:value-type="float" office:value="424222" calcext:value-type="float">
            <text:p>424222</text:p>
          </table:table-cell>
          <table:table-cell office:value-type="float" office:value="1.00083764932185" calcext:value-type="float">
            <text:p>1.00083764932185</text:p>
          </table:table-cell>
        </table:table-row>
        <table:table-row table:style-name="ro1">
          <table:table-cell office:value-type="float" office:value="325.319733475" calcext:value-type="float">
            <text:p>325.319733475</text:p>
          </table:table-cell>
          <table:table-cell office:value-type="float" office:value="434375" calcext:value-type="float">
            <text:p>434375</text:p>
          </table:table-cell>
          <table:table-cell office:value-type="float" office:value="433357" calcext:value-type="float">
            <text:p>433357</text:p>
          </table:table-cell>
          <table:table-cell office:value-type="float" office:value="1.00067011945748" calcext:value-type="float">
            <text:p>1.00067011945748</text:p>
          </table:table-cell>
        </table:table-row>
        <table:table-row table:style-name="ro1">
          <table:table-cell office:value-type="float" office:value="325.460825418" calcext:value-type="float">
            <text:p>325.460825418</text:p>
          </table:table-cell>
          <table:table-cell office:value-type="float" office:value="427897" calcext:value-type="float">
            <text:p>427897</text:p>
          </table:table-cell>
          <table:table-cell office:value-type="float" office:value="434364" calcext:value-type="float">
            <text:p>434364</text:p>
          </table:table-cell>
          <table:table-cell office:value-type="float" office:value="1.00053609556599" calcext:value-type="float">
            <text:p>1.00053609556599</text:p>
          </table:table-cell>
        </table:table-row>
        <table:table-row table:style-name="ro1">
          <table:table-cell office:value-type="float" office:value="325.565020333999" calcext:value-type="float">
            <text:p>325.565020333999</text:p>
          </table:table-cell>
          <table:table-cell office:value-type="float" office:value="421592" calcext:value-type="float">
            <text:p>421592</text:p>
          </table:table-cell>
          <table:table-cell office:value-type="float" office:value="428075" calcext:value-type="float">
            <text:p>428075</text:p>
          </table:table-cell>
          <table:table-cell office:value-type="float" office:value="1.00042887645279" calcext:value-type="float">
            <text:p>1.00042887645279</text:p>
          </table:table-cell>
        </table:table-row>
        <table:table-row table:style-name="ro1">
          <table:table-cell office:value-type="float" office:value="325.728254096999" calcext:value-type="float">
            <text:p>325.728254096999</text:p>
          </table:table-cell>
          <table:table-cell office:value-type="float" office:value="415821" calcext:value-type="float">
            <text:p>415821</text:p>
          </table:table-cell>
          <table:table-cell office:value-type="float" office:value="421592" calcext:value-type="float">
            <text:p>421592</text:p>
          </table:table-cell>
          <table:table-cell office:value-type="float" office:value="1.00034310116223" calcext:value-type="float">
            <text:p>1.00034310116223</text:p>
          </table:table-cell>
        </table:table-row>
        <table:table-row table:style-name="ro1">
          <table:table-cell office:value-type="float" office:value="325.888909036999" calcext:value-type="float">
            <text:p>325.888909036999</text:p>
          </table:table-cell>
          <table:table-cell office:value-type="float" office:value="419462" calcext:value-type="float">
            <text:p>419462</text:p>
          </table:table-cell>
          <table:table-cell office:value-type="float" office:value="415821" calcext:value-type="float">
            <text:p>415821</text:p>
          </table:table-cell>
          <table:table-cell office:value-type="float" office:value="1.00027448092978" calcext:value-type="float">
            <text:p>1.00027448092978</text:p>
          </table:table-cell>
        </table:table-row>
        <table:table-row table:style-name="ro1">
          <table:table-cell office:value-type="float" office:value="326.060880638999" calcext:value-type="float">
            <text:p>326.060880638999</text:p>
          </table:table-cell>
          <table:table-cell office:value-type="float" office:value="429793" calcext:value-type="float">
            <text:p>429793</text:p>
          </table:table-cell>
          <table:table-cell office:value-type="float" office:value="419462" calcext:value-type="float">
            <text:p>419462</text:p>
          </table:table-cell>
          <table:table-cell office:value-type="float" office:value="1.00021958474383" calcext:value-type="float">
            <text:p>1.00021958474383</text:p>
          </table:table-cell>
        </table:table-row>
        <table:table-row table:style-name="ro1">
          <table:table-cell office:value-type="float" office:value="326.228858691" calcext:value-type="float">
            <text:p>326.228858691</text:p>
          </table:table-cell>
          <table:table-cell office:value-type="float" office:value="436140" calcext:value-type="float">
            <text:p>436140</text:p>
          </table:table-cell>
          <table:table-cell office:value-type="float" office:value="429793" calcext:value-type="float">
            <text:p>429793</text:p>
          </table:table-cell>
          <table:table-cell office:value-type="float" office:value="1.00017566779506" calcext:value-type="float">
            <text:p>1.00017566779506</text:p>
          </table:table-cell>
        </table:table-row>
        <table:table-row table:style-name="ro1">
          <table:table-cell office:value-type="float" office:value="326.401946258" calcext:value-type="float">
            <text:p>326.401946258</text:p>
          </table:table-cell>
          <table:table-cell office:value-type="float" office:value="432180" calcext:value-type="float">
            <text:p>432180</text:p>
          </table:table-cell>
          <table:table-cell office:value-type="float" office:value="436140" calcext:value-type="float">
            <text:p>436140</text:p>
          </table:table-cell>
          <table:table-cell office:value-type="float" office:value="1.00014053423605" calcext:value-type="float">
            <text:p>1.00014053423605</text:p>
          </table:table-cell>
        </table:table-row>
        <table:table-row table:style-name="ro1">
          <table:table-cell office:value-type="float" office:value="326.569493654999" calcext:value-type="float">
            <text:p>326.569493654999</text:p>
          </table:table-cell>
          <table:table-cell office:value-type="float" office:value="422340" calcext:value-type="float">
            <text:p>422340</text:p>
          </table:table-cell>
          <table:table-cell office:value-type="float" office:value="432180" calcext:value-type="float">
            <text:p>432180</text:p>
          </table:table-cell>
          <table:table-cell office:value-type="float" office:value="1.00011242738884" calcext:value-type="float">
            <text:p>1.00011242738884</text:p>
          </table:table-cell>
        </table:table-row>
        <table:table-row table:style-name="ro1">
          <table:table-cell office:value-type="float" office:value="326.674894886" calcext:value-type="float">
            <text:p>326.674894886</text:p>
          </table:table-cell>
          <table:table-cell office:value-type="float" office:value="417767" calcext:value-type="float">
            <text:p>417767</text:p>
          </table:table-cell>
          <table:table-cell office:value-type="float" office:value="430980" calcext:value-type="float">
            <text:p>430980</text:p>
          </table:table-cell>
          <table:table-cell office:value-type="float" office:value="1.00008994191107" calcext:value-type="float">
            <text:p>1.00008994191107</text:p>
          </table:table-cell>
        </table:table-row>
        <table:table-row table:style-name="ro1">
          <table:table-cell office:value-type="float" office:value="326.858326673" calcext:value-type="float">
            <text:p>326.858326673</text:p>
          </table:table-cell>
          <table:table-cell office:value-type="float" office:value="419086" calcext:value-type="float">
            <text:p>419086</text:p>
          </table:table-cell>
          <table:table-cell office:value-type="float" office:value="417767" calcext:value-type="float">
            <text:p>417767</text:p>
          </table:table-cell>
          <table:table-cell office:value-type="float" office:value="1.00007195352886" calcext:value-type="float">
            <text:p>1.00007195352886</text:p>
          </table:table-cell>
        </table:table-row>
        <table:table-row table:style-name="ro1">
          <table:table-cell office:value-type="float" office:value="326.962166025" calcext:value-type="float">
            <text:p>326.962166025</text:p>
          </table:table-cell>
          <table:table-cell office:value-type="float" office:value="424607" calcext:value-type="float">
            <text:p>424607</text:p>
          </table:table-cell>
          <table:table-cell office:value-type="float" office:value="419086" calcext:value-type="float">
            <text:p>419086</text:p>
          </table:table-cell>
          <table:table-cell office:value-type="float" office:value="1.00005756282309" calcext:value-type="float">
            <text:p>1.00005756282309</text:p>
          </table:table-cell>
        </table:table-row>
        <table:table-row table:style-name="ro1">
          <table:table-cell office:value-type="float" office:value="327.119167257999" calcext:value-type="float">
            <text:p>327.119167257999</text:p>
          </table:table-cell>
          <table:table-cell office:value-type="float" office:value="433926" calcext:value-type="float">
            <text:p>433926</text:p>
          </table:table-cell>
          <table:table-cell office:value-type="float" office:value="424607" calcext:value-type="float">
            <text:p>424607</text:p>
          </table:table-cell>
          <table:table-cell office:value-type="float" office:value="1.00004605025847" calcext:value-type="float">
            <text:p>1.00004605025847</text:p>
          </table:table-cell>
        </table:table-row>
        <table:table-row table:style-name="ro1">
          <table:table-cell office:value-type="float" office:value="327.279562244999" calcext:value-type="float">
            <text:p>327.279562244999</text:p>
          </table:table-cell>
          <table:table-cell office:value-type="float" office:value="437107" calcext:value-type="float">
            <text:p>437107</text:p>
          </table:table-cell>
          <table:table-cell office:value-type="float" office:value="433926" calcext:value-type="float">
            <text:p>433926</text:p>
          </table:table-cell>
          <table:table-cell office:value-type="float" office:value="1.00003684020678" calcext:value-type="float">
            <text:p>1.00003684020678</text:p>
          </table:table-cell>
        </table:table-row>
        <table:table-row table:style-name="ro1">
          <table:table-cell office:value-type="float" office:value="327.437285687" calcext:value-type="float">
            <text:p>327.437285687</text:p>
          </table:table-cell>
          <table:table-cell office:value-type="float" office:value="431276" calcext:value-type="float">
            <text:p>431276</text:p>
          </table:table-cell>
          <table:table-cell office:value-type="float" office:value="437107" calcext:value-type="float">
            <text:p>437107</text:p>
          </table:table-cell>
          <table:table-cell office:value-type="float" office:value="1.00128733380064" calcext:value-type="float">
            <text:p>1.00128733380064</text:p>
          </table:table-cell>
        </table:table-row>
        <table:table-row table:style-name="ro1">
          <table:table-cell office:value-type="float" office:value="327.591502014999" calcext:value-type="float">
            <text:p>327.591502014999</text:p>
          </table:table-cell>
          <table:table-cell office:value-type="float" office:value="422153" calcext:value-type="float">
            <text:p>422153</text:p>
          </table:table-cell>
          <table:table-cell office:value-type="float" office:value="431964" calcext:value-type="float">
            <text:p>431964</text:p>
          </table:table-cell>
          <table:table-cell office:value-type="float" office:value="1.00228772867573" calcext:value-type="float">
            <text:p>1.00228772867573</text:p>
          </table:table-cell>
        </table:table-row>
        <table:table-row table:style-name="ro1">
          <table:table-cell office:value-type="float" office:value="327.741575579999" calcext:value-type="float">
            <text:p>327.741575579999</text:p>
          </table:table-cell>
          <table:table-cell office:value-type="float" office:value="417755" calcext:value-type="float">
            <text:p>417755</text:p>
          </table:table-cell>
          <table:table-cell office:value-type="float" office:value="428364" calcext:value-type="float">
            <text:p>428364</text:p>
          </table:table-cell>
          <table:table-cell office:value-type="float" office:value="1.00308804457581" calcext:value-type="float">
            <text:p>1.00308804457581</text:p>
          </table:table-cell>
        </table:table-row>
        <table:table-row table:style-name="ro1">
          <table:table-cell office:value-type="float" office:value="327.899376854" calcext:value-type="float">
            <text:p>327.899376854</text:p>
          </table:table-cell>
          <table:table-cell office:value-type="float" office:value="421989" calcext:value-type="float">
            <text:p>421989</text:p>
          </table:table-cell>
          <table:table-cell office:value-type="float" office:value="424145" calcext:value-type="float">
            <text:p>424145</text:p>
          </table:table-cell>
          <table:table-cell office:value-type="float" office:value="1.00372829729587" calcext:value-type="float">
            <text:p>1.00372829729587</text:p>
          </table:table-cell>
        </table:table-row>
        <table:table-row table:style-name="ro1">
          <table:table-cell office:value-type="float" office:value="328.058903599" calcext:value-type="float">
            <text:p>328.058903599</text:p>
          </table:table-cell>
          <table:table-cell office:value-type="float" office:value="431676" calcext:value-type="float">
            <text:p>431676</text:p>
          </table:table-cell>
          <table:table-cell office:value-type="float" office:value="421989" calcext:value-type="float">
            <text:p>421989</text:p>
          </table:table-cell>
          <table:table-cell office:value-type="float" office:value="1.00424049947191" calcext:value-type="float">
            <text:p>1.00424049947191</text:p>
          </table:table-cell>
        </table:table-row>
        <table:table-row table:style-name="ro1">
          <table:table-cell office:value-type="float" office:value="328.226134401" calcext:value-type="float">
            <text:p>328.226134401</text:p>
          </table:table-cell>
          <table:table-cell office:value-type="float" office:value="438113" calcext:value-type="float">
            <text:p>438113</text:p>
          </table:table-cell>
          <table:table-cell office:value-type="float" office:value="431676" calcext:value-type="float">
            <text:p>431676</text:p>
          </table:table-cell>
          <table:table-cell office:value-type="float" office:value="1.00465026121275" calcext:value-type="float">
            <text:p>1.00465026121275</text:p>
          </table:table-cell>
        </table:table-row>
        <table:table-row table:style-name="ro1">
          <table:table-cell office:value-type="float" office:value="328.386395645" calcext:value-type="float">
            <text:p>328.386395645</text:p>
          </table:table-cell>
          <table:table-cell office:value-type="float" office:value="434933" calcext:value-type="float">
            <text:p>434933</text:p>
          </table:table-cell>
          <table:table-cell office:value-type="float" office:value="438113" calcext:value-type="float">
            <text:p>438113</text:p>
          </table:table-cell>
          <table:table-cell office:value-type="float" office:value="1.00497807060542" calcext:value-type="float">
            <text:p>1.00497807060542</text:p>
          </table:table-cell>
        </table:table-row>
        <table:table-row table:style-name="ro1">
          <table:table-cell office:value-type="float" office:value="328.534824368999" calcext:value-type="float">
            <text:p>328.534824368999</text:p>
          </table:table-cell>
          <table:table-cell office:value-type="float" office:value="426364" calcext:value-type="float">
            <text:p>426364</text:p>
          </table:table-cell>
          <table:table-cell office:value-type="float" office:value="434933" calcext:value-type="float">
            <text:p>434933</text:p>
          </table:table-cell>
          <table:table-cell office:value-type="float" office:value="1.00524031811956" calcext:value-type="float">
            <text:p>1.00524031811956</text:p>
          </table:table-cell>
        </table:table-row>
        <table:table-row table:style-name="ro1">
          <table:table-cell office:value-type="float" office:value="328.68136319" calcext:value-type="float">
            <text:p>328.68136319</text:p>
          </table:table-cell>
          <table:table-cell office:value-type="float" office:value="419596" calcext:value-type="float">
            <text:p>419596</text:p>
          </table:table-cell>
          <table:table-cell office:value-type="float" office:value="431344" calcext:value-type="float">
            <text:p>431344</text:p>
          </table:table-cell>
          <table:table-cell office:value-type="float" office:value="1.00545011613087" calcext:value-type="float">
            <text:p>1.00545011613087</text:p>
          </table:table-cell>
        </table:table-row>
        <table:table-row table:style-name="ro1">
          <table:table-cell office:value-type="float" office:value="328.838470305" calcext:value-type="float">
            <text:p>328.838470305</text:p>
          </table:table-cell>
          <table:table-cell office:value-type="float" office:value="420344" calcext:value-type="float">
            <text:p>420344</text:p>
          </table:table-cell>
          <table:table-cell office:value-type="float" office:value="427590" calcext:value-type="float">
            <text:p>427590</text:p>
          </table:table-cell>
          <table:table-cell office:value-type="float" office:value="1.00561795453991" calcext:value-type="float">
            <text:p>1.00561795453991</text:p>
          </table:table-cell>
        </table:table-row>
        <table:table-row table:style-name="ro1">
          <table:table-cell office:value-type="float" office:value="328.993236109" calcext:value-type="float">
            <text:p>328.993236109</text:p>
          </table:table-cell>
          <table:table-cell office:value-type="float" office:value="428568" calcext:value-type="float">
            <text:p>428568</text:p>
          </table:table-cell>
          <table:table-cell office:value-type="float" office:value="423990" calcext:value-type="float">
            <text:p>423990</text:p>
          </table:table-cell>
          <table:table-cell office:value-type="float" office:value="1.00575222526715" calcext:value-type="float">
            <text:p>1.00575222526715</text:p>
          </table:table-cell>
        </table:table-row>
        <table:table-row table:style-name="ro1">
          <table:table-cell office:value-type="float" office:value="329.119723005999" calcext:value-type="float">
            <text:p>329.119723005999</text:p>
          </table:table-cell>
          <table:table-cell office:value-type="float" office:value="435952" calcext:value-type="float">
            <text:p>435952</text:p>
          </table:table-cell>
          <table:table-cell office:value-type="float" office:value="428568" calcext:value-type="float">
            <text:p>428568</text:p>
          </table:table-cell>
          <table:table-cell office:value-type="float" office:value="1.00585964184894" calcext:value-type="float">
            <text:p>1.00585964184894</text:p>
          </table:table-cell>
        </table:table-row>
        <table:table-row table:style-name="ro1">
          <table:table-cell office:value-type="float" office:value="329.224294996999" calcext:value-type="float">
            <text:p>329.224294996999</text:p>
          </table:table-cell>
          <table:table-cell office:value-type="float" office:value="439094" calcext:value-type="float">
            <text:p>439094</text:p>
          </table:table-cell>
          <table:table-cell office:value-type="float" office:value="435952" calcext:value-type="float">
            <text:p>435952</text:p>
          </table:table-cell>
          <table:table-cell office:value-type="float" office:value="1.00721935904877" calcext:value-type="float">
            <text:p>1.00721935904877</text:p>
          </table:table-cell>
        </table:table-row>
        <table:table-row table:style-name="ro1">
          <table:table-cell office:value-type="float" office:value="329.392261077999" calcext:value-type="float">
            <text:p>329.392261077999</text:p>
          </table:table-cell>
          <table:table-cell office:value-type="float" office:value="435656" calcext:value-type="float">
            <text:p>435656</text:p>
          </table:table-cell>
          <table:table-cell office:value-type="float" office:value="439094" calcext:value-type="float">
            <text:p>439094</text:p>
          </table:table-cell>
          <table:table-cell office:value-type="float" office:value="1.00830713280864" calcext:value-type="float">
            <text:p>1.00830713280864</text:p>
          </table:table-cell>
        </table:table-row>
        <table:table-row table:style-name="ro1">
          <table:table-cell office:value-type="float" office:value="329.554448486" calcext:value-type="float">
            <text:p>329.554448486</text:p>
          </table:table-cell>
          <table:table-cell office:value-type="float" office:value="426199" calcext:value-type="float">
            <text:p>426199</text:p>
          </table:table-cell>
          <table:table-cell office:value-type="float" office:value="435656" calcext:value-type="float">
            <text:p>435656</text:p>
          </table:table-cell>
          <table:table-cell office:value-type="float" office:value="1.00917735181653" calcext:value-type="float">
            <text:p>1.00917735181653</text:p>
          </table:table-cell>
        </table:table-row>
        <table:table-row table:style-name="ro1">
          <table:table-cell office:value-type="float" office:value="329.71869281" calcext:value-type="float">
            <text:p>329.71869281</text:p>
          </table:table-cell>
          <table:table-cell office:value-type="float" office:value="419911" calcext:value-type="float">
            <text:p>419911</text:p>
          </table:table-cell>
          <table:table-cell office:value-type="float" office:value="426199" calcext:value-type="float">
            <text:p>426199</text:p>
          </table:table-cell>
          <table:table-cell office:value-type="float" office:value="1.00987352702285" calcext:value-type="float">
            <text:p>1.00987352702285</text:p>
          </table:table-cell>
        </table:table-row>
        <table:table-row table:style-name="ro1">
          <table:table-cell office:value-type="float" office:value="329.90553213" calcext:value-type="float">
            <text:p>329.90553213</text:p>
          </table:table-cell>
          <table:table-cell office:value-type="float" office:value="424312" calcext:value-type="float">
            <text:p>424312</text:p>
          </table:table-cell>
          <table:table-cell office:value-type="float" office:value="419911" calcext:value-type="float">
            <text:p>419911</text:p>
          </table:table-cell>
          <table:table-cell office:value-type="float" office:value="1.0091566832535" calcext:value-type="float">
            <text:p>1.0091566832535</text:p>
          </table:table-cell>
        </table:table-row>
        <table:table-row table:style-name="ro1">
          <table:table-cell office:value-type="float" office:value="330.072078322999" calcext:value-type="float">
            <text:p>330.072078322999</text:p>
          </table:table-cell>
          <table:table-cell office:value-type="float" office:value="434447" calcext:value-type="float">
            <text:p>434447</text:p>
          </table:table-cell>
          <table:table-cell office:value-type="float" office:value="424312" calcext:value-type="float">
            <text:p>424312</text:p>
          </table:table-cell>
          <table:table-cell office:value-type="float" office:value="1.00858320823802" calcext:value-type="float">
            <text:p>1.00858320823802</text:p>
          </table:table-cell>
        </table:table-row>
        <table:table-row table:style-name="ro1">
          <table:table-cell office:value-type="float" office:value="330.235360264" calcext:value-type="float">
            <text:p>330.235360264</text:p>
          </table:table-cell>
          <table:table-cell office:value-type="float" office:value="440193" calcext:value-type="float">
            <text:p>440193</text:p>
          </table:table-cell>
          <table:table-cell office:value-type="float" office:value="434447" calcext:value-type="float">
            <text:p>434447</text:p>
          </table:table-cell>
          <table:table-cell office:value-type="float" office:value="1.00812442822563" calcext:value-type="float">
            <text:p>1.00812442822563</text:p>
          </table:table-cell>
        </table:table-row>
        <table:table-row table:style-name="ro1">
          <table:table-cell office:value-type="float" office:value="330.402508634999" calcext:value-type="float">
            <text:p>330.402508634999</text:p>
          </table:table-cell>
          <table:table-cell office:value-type="float" office:value="436152" calcext:value-type="float">
            <text:p>436152</text:p>
          </table:table-cell>
          <table:table-cell office:value-type="float" office:value="440193" calcext:value-type="float">
            <text:p>440193</text:p>
          </table:table-cell>
          <table:table-cell office:value-type="float" office:value="1.00775740421573" calcext:value-type="float">
            <text:p>1.00775740421573</text:p>
          </table:table-cell>
        </table:table-row>
        <table:table-row table:style-name="ro1">
          <table:table-cell office:value-type="float" office:value="330.576425181" calcext:value-type="float">
            <text:p>330.576425181</text:p>
          </table:table-cell>
          <table:table-cell office:value-type="float" office:value="425956" calcext:value-type="float">
            <text:p>425956</text:p>
          </table:table-cell>
          <table:table-cell office:value-type="float" office:value="436152" calcext:value-type="float">
            <text:p>436152</text:p>
          </table:table-cell>
          <table:table-cell office:value-type="float" office:value="1.0074637850078" calcext:value-type="float">
            <text:p>1.0074637850078</text:p>
          </table:table-cell>
        </table:table-row>
        <table:table-row table:style-name="ro1">
          <table:table-cell office:value-type="float" office:value="330.740002975999" calcext:value-type="float">
            <text:p>330.740002975999</text:p>
          </table:table-cell>
          <table:table-cell office:value-type="float" office:value="420759" calcext:value-type="float">
            <text:p>420759</text:p>
          </table:table-cell>
          <table:table-cell office:value-type="float" office:value="432225" calcext:value-type="float">
            <text:p>432225</text:p>
          </table:table-cell>
          <table:table-cell office:value-type="float" office:value="1.00722888964146" calcext:value-type="float">
            <text:p>1.00722888964146</text:p>
          </table:table-cell>
        </table:table-row>
        <table:table-row table:style-name="ro1">
          <table:table-cell office:value-type="float" office:value="330.909055300999" calcext:value-type="float">
            <text:p>330.909055300999</text:p>
          </table:table-cell>
          <table:table-cell office:value-type="float" office:value="425500" calcext:value-type="float">
            <text:p>425500</text:p>
          </table:table-cell>
          <table:table-cell office:value-type="float" office:value="426225" calcext:value-type="float">
            <text:p>426225</text:p>
          </table:table-cell>
          <table:table-cell office:value-type="float" office:value="1.00704097334839" calcext:value-type="float">
            <text:p>1.00704097334839</text:p>
          </table:table-cell>
        </table:table-row>
        <table:table-row table:style-name="ro1">
          <table:table-cell office:value-type="float" office:value="331.087320331999" calcext:value-type="float">
            <text:p>331.087320331999</text:p>
          </table:table-cell>
          <table:table-cell office:value-type="float" office:value="436302" calcext:value-type="float">
            <text:p>436302</text:p>
          </table:table-cell>
          <table:table-cell office:value-type="float" office:value="425500" calcext:value-type="float">
            <text:p>425500</text:p>
          </table:table-cell>
          <table:table-cell office:value-type="float" office:value="1.00689064031393" calcext:value-type="float">
            <text:p>1.00689064031393</text:p>
          </table:table-cell>
        </table:table-row>
        <table:table-row table:style-name="ro1">
          <table:table-cell office:value-type="float" office:value="331.262207018999" calcext:value-type="float">
            <text:p>331.262207018999</text:p>
          </table:table-cell>
          <table:table-cell office:value-type="float" office:value="441232" calcext:value-type="float">
            <text:p>441232</text:p>
          </table:table-cell>
          <table:table-cell office:value-type="float" office:value="436302" calcext:value-type="float">
            <text:p>436302</text:p>
          </table:table-cell>
          <table:table-cell office:value-type="float" office:value="1.00677037388637" calcext:value-type="float">
            <text:p>1.00677037388637</text:p>
          </table:table-cell>
        </table:table-row>
        <table:table-row table:style-name="ro1">
          <table:table-cell office:value-type="float" office:value="331.426332322" calcext:value-type="float">
            <text:p>331.426332322</text:p>
          </table:table-cell>
          <table:table-cell office:value-type="float" office:value="435891" calcext:value-type="float">
            <text:p>435891</text:p>
          </table:table-cell>
          <table:table-cell office:value-type="float" office:value="441232" calcext:value-type="float">
            <text:p>441232</text:p>
          </table:table-cell>
          <table:table-cell office:value-type="float" office:value="1.00667416074431" calcext:value-type="float">
            <text:p>1.00667416074431</text:p>
          </table:table-cell>
        </table:table-row>
        <table:table-row table:style-name="ro1">
          <table:table-cell office:value-type="float" office:value="331.588575989999" calcext:value-type="float">
            <text:p>331.588575989999</text:p>
          </table:table-cell>
          <table:table-cell office:value-type="float" office:value="426306" calcext:value-type="float">
            <text:p>426306</text:p>
          </table:table-cell>
          <table:table-cell office:value-type="float" office:value="435891" calcext:value-type="float">
            <text:p>435891</text:p>
          </table:table-cell>
          <table:table-cell office:value-type="float" office:value="1.00659719023067" calcext:value-type="float">
            <text:p>1.00659719023067</text:p>
          </table:table-cell>
        </table:table-row>
        <table:table-row table:style-name="ro1">
          <table:table-cell office:value-type="float" office:value="331.764615041999" calcext:value-type="float">
            <text:p>331.764615041999</text:p>
          </table:table-cell>
          <table:table-cell office:value-type="float" office:value="421806" calcext:value-type="float">
            <text:p>421806</text:p>
          </table:table-cell>
          <table:table-cell office:value-type="float" office:value="429891" calcext:value-type="float">
            <text:p>429891</text:p>
          </table:table-cell>
          <table:table-cell office:value-type="float" office:value="1.00653561381976" calcext:value-type="float">
            <text:p>1.00653561381976</text:p>
          </table:table-cell>
        </table:table-row>
        <table:table-row table:style-name="ro1">
          <table:table-cell office:value-type="float" office:value="331.932505702" calcext:value-type="float">
            <text:p>331.932505702</text:p>
          </table:table-cell>
          <table:table-cell office:value-type="float" office:value="427817" calcext:value-type="float">
            <text:p>427817</text:p>
          </table:table-cell>
          <table:table-cell office:value-type="float" office:value="421801" calcext:value-type="float">
            <text:p>421801</text:p>
          </table:table-cell>
          <table:table-cell office:value-type="float" office:value="1.00648635269103" calcext:value-type="float">
            <text:p>1.00648635269103</text:p>
          </table:table-cell>
        </table:table-row>
        <table:table-row table:style-name="ro1">
          <table:table-cell office:value-type="float" office:value="332.093506813999" calcext:value-type="float">
            <text:p>332.093506813999</text:p>
          </table:table-cell>
          <table:table-cell office:value-type="float" office:value="437636" calcext:value-type="float">
            <text:p>437636</text:p>
          </table:table-cell>
          <table:table-cell office:value-type="float" office:value="427801" calcext:value-type="float">
            <text:p>427801</text:p>
          </table:table-cell>
          <table:table-cell office:value-type="float" office:value="1.00644694378804" calcext:value-type="float">
            <text:p>1.00644694378804</text:p>
          </table:table-cell>
        </table:table-row>
        <table:table-row table:style-name="ro1">
          <table:table-cell office:value-type="float" office:value="332.272963269999" calcext:value-type="float">
            <text:p>332.272963269999</text:p>
          </table:table-cell>
          <table:table-cell office:value-type="float" office:value="442169" calcext:value-type="float">
            <text:p>442169</text:p>
          </table:table-cell>
          <table:table-cell office:value-type="float" office:value="437636" calcext:value-type="float">
            <text:p>437636</text:p>
          </table:table-cell>
          <table:table-cell office:value-type="float" office:value="1.00641541666565" calcext:value-type="float">
            <text:p>1.00641541666565</text:p>
          </table:table-cell>
        </table:table-row>
        <table:table-row table:style-name="ro1">
          <table:table-cell office:value-type="float" office:value="332.443642654" calcext:value-type="float">
            <text:p>332.443642654</text:p>
          </table:table-cell>
          <table:table-cell office:value-type="float" office:value="435911" calcext:value-type="float">
            <text:p>435911</text:p>
          </table:table-cell>
          <table:table-cell office:value-type="float" office:value="442169" calcext:value-type="float">
            <text:p>442169</text:p>
          </table:table-cell>
          <table:table-cell office:value-type="float" office:value="1.00513233333252" calcext:value-type="float">
            <text:p>1.00513233333252</text:p>
          </table:table-cell>
        </table:table-row>
        <table:table-row table:style-name="ro1">
          <table:table-cell office:value-type="float" office:value="332.660992277999" calcext:value-type="float">
            <text:p>332.660992277999</text:p>
          </table:table-cell>
          <table:table-cell office:value-type="float" office:value="424184" calcext:value-type="float">
            <text:p>424184</text:p>
          </table:table-cell>
          <table:table-cell office:value-type="float" office:value="435911" calcext:value-type="float">
            <text:p>435911</text:p>
          </table:table-cell>
          <table:table-cell office:value-type="float" office:value="1.00410586666602" calcext:value-type="float">
            <text:p>1.00410586666602</text:p>
          </table:table-cell>
        </table:table-row>
        <table:table-row table:style-name="ro1">
          <table:table-cell office:value-type="float" office:value="332.832507462999" calcext:value-type="float">
            <text:p>332.832507462999</text:p>
          </table:table-cell>
          <table:table-cell office:value-type="float" office:value="424146" calcext:value-type="float">
            <text:p>424146</text:p>
          </table:table-cell>
          <table:table-cell office:value-type="float" office:value="424184" calcext:value-type="float">
            <text:p>424184</text:p>
          </table:table-cell>
          <table:table-cell office:value-type="float" office:value="1.00328469333281" calcext:value-type="float">
            <text:p>1.00328469333281</text:p>
          </table:table-cell>
        </table:table-row>
        <table:table-row table:style-name="ro1">
          <table:table-cell office:value-type="float" office:value="333.0042056" calcext:value-type="float">
            <text:p>333.0042056</text:p>
          </table:table-cell>
          <table:table-cell office:value-type="float" office:value="433268" calcext:value-type="float">
            <text:p>433268</text:p>
          </table:table-cell>
          <table:table-cell office:value-type="float" office:value="424146" calcext:value-type="float">
            <text:p>424146</text:p>
          </table:table-cell>
          <table:table-cell office:value-type="float" office:value="1.00262775466625" calcext:value-type="float">
            <text:p>1.00262775466625</text:p>
          </table:table-cell>
        </table:table-row>
        <table:table-row table:style-name="ro1">
          <table:table-cell office:value-type="float" office:value="333.186582271999" calcext:value-type="float">
            <text:p>333.186582271999</text:p>
          </table:table-cell>
          <table:table-cell office:value-type="float" office:value="442403" calcext:value-type="float">
            <text:p>442403</text:p>
          </table:table-cell>
          <table:table-cell office:value-type="float" office:value="433268" calcext:value-type="float">
            <text:p>433268</text:p>
          </table:table-cell>
          <table:table-cell office:value-type="float" office:value="1.002102203733" calcext:value-type="float">
            <text:p>1.002102203733</text:p>
          </table:table-cell>
        </table:table-row>
        <table:table-row table:style-name="ro1">
          <table:table-cell office:value-type="float" office:value="333.360742371" calcext:value-type="float">
            <text:p>333.360742371</text:p>
          </table:table-cell>
          <table:table-cell office:value-type="float" office:value="441036" calcext:value-type="float">
            <text:p>441036</text:p>
          </table:table-cell>
          <table:table-cell office:value-type="float" office:value="442403" calcext:value-type="float">
            <text:p>442403</text:p>
          </table:table-cell>
          <table:table-cell office:value-type="float" office:value="1.0016817629864" calcext:value-type="float">
            <text:p>1.0016817629864</text:p>
          </table:table-cell>
        </table:table-row>
        <table:table-row table:style-name="ro1">
          <table:table-cell office:value-type="float" office:value="333.535190602999" calcext:value-type="float">
            <text:p>333.535190602999</text:p>
          </table:table-cell>
          <table:table-cell office:value-type="float" office:value="431342" calcext:value-type="float">
            <text:p>431342</text:p>
          </table:table-cell>
          <table:table-cell office:value-type="float" office:value="441036" calcext:value-type="float">
            <text:p>441036</text:p>
          </table:table-cell>
          <table:table-cell office:value-type="float" office:value="1.00010317436428" calcext:value-type="float">
            <text:p>1.00010317436428</text:p>
          </table:table-cell>
        </table:table-row>
        <table:table-row table:style-name="ro1">
          <table:table-cell office:value-type="float" office:value="333.716614842" calcext:value-type="float">
            <text:p>333.716614842</text:p>
          </table:table-cell>
          <table:table-cell office:value-type="float" office:value="423935" calcext:value-type="float">
            <text:p>423935</text:p>
          </table:table-cell>
          <table:table-cell office:value-type="float" office:value="431342" calcext:value-type="float">
            <text:p>431342</text:p>
          </table:table-cell>
          <table:table-cell office:value-type="float" office:value="0.998840303466576" calcext:value-type="float">
            <text:p>0.998840303466576</text:p>
          </table:table-cell>
        </table:table-row>
        <table:table-row table:style-name="ro1">
          <table:table-cell office:value-type="float" office:value="333.893037898999" calcext:value-type="float">
            <text:p>333.893037898999</text:p>
          </table:table-cell>
          <table:table-cell office:value-type="float" office:value="427667" calcext:value-type="float">
            <text:p>427667</text:p>
          </table:table-cell>
          <table:table-cell office:value-type="float" office:value="423935" calcext:value-type="float">
            <text:p>423935</text:p>
          </table:table-cell>
          <table:table-cell office:value-type="float" office:value="0.997830006748416" calcext:value-type="float">
            <text:p>0.997830006748416</text:p>
          </table:table-cell>
        </table:table-row>
        <table:table-row table:style-name="ro1">
          <table:table-cell office:value-type="float" office:value="334.056438830999" calcext:value-type="float">
            <text:p>334.056438830999</text:p>
          </table:table-cell>
          <table:table-cell office:value-type="float" office:value="437528" calcext:value-type="float">
            <text:p>437528</text:p>
          </table:table-cell>
          <table:table-cell office:value-type="float" office:value="427667" calcext:value-type="float">
            <text:p>427667</text:p>
          </table:table-cell>
          <table:table-cell office:value-type="float" office:value="0.997021769373888" calcext:value-type="float">
            <text:p>0.997021769373888</text:p>
          </table:table-cell>
        </table:table-row>
        <table:table-row table:style-name="ro1">
          <table:table-cell office:value-type="float" office:value="334.21952357" calcext:value-type="float">
            <text:p>334.21952357</text:p>
          </table:table-cell>
          <table:table-cell office:value-type="float" office:value="444036" calcext:value-type="float">
            <text:p>444036</text:p>
          </table:table-cell>
          <table:table-cell office:value-type="float" office:value="437338" calcext:value-type="float">
            <text:p>437338</text:p>
          </table:table-cell>
          <table:table-cell office:value-type="float" office:value="0.996375179474266" calcext:value-type="float">
            <text:p>0.996375179474266</text:p>
          </table:table-cell>
        </table:table-row>
        <table:table-row table:style-name="ro1">
          <table:table-cell office:value-type="float" office:value="334.388919707" calcext:value-type="float">
            <text:p>334.388919707</text:p>
          </table:table-cell>
          <table:table-cell office:value-type="float" office:value="440815" calcext:value-type="float">
            <text:p>440815</text:p>
          </table:table-cell>
          <table:table-cell office:value-type="float" office:value="444036" calcext:value-type="float">
            <text:p>444036</text:p>
          </table:table-cell>
          <table:table-cell office:value-type="float" office:value="0.995857907554568" calcext:value-type="float">
            <text:p>0.995857907554568</text:p>
          </table:table-cell>
        </table:table-row>
        <table:table-row table:style-name="ro1">
          <table:table-cell office:value-type="float" office:value="334.561713007999" calcext:value-type="float">
            <text:p>334.561713007999</text:p>
          </table:table-cell>
          <table:table-cell office:value-type="float" office:value="430780" calcext:value-type="float">
            <text:p>430780</text:p>
          </table:table-cell>
          <table:table-cell office:value-type="float" office:value="440815" calcext:value-type="float">
            <text:p>440815</text:p>
          </table:table-cell>
          <table:table-cell office:value-type="float" office:value="0.99544409001881" calcext:value-type="float">
            <text:p>0.99544409001881</text:p>
          </table:table-cell>
        </table:table-row>
        <table:table-row table:style-name="ro1">
          <table:table-cell office:value-type="float" office:value="334.723461489" calcext:value-type="float">
            <text:p>334.723461489</text:p>
          </table:table-cell>
          <table:table-cell office:value-type="float" office:value="424862" calcext:value-type="float">
            <text:p>424862</text:p>
          </table:table-cell>
          <table:table-cell office:value-type="float" office:value="431417" calcext:value-type="float">
            <text:p>431417</text:p>
          </table:table-cell>
          <table:table-cell office:value-type="float" office:value="0.993886136212579" calcext:value-type="float">
            <text:p>0.993886136212579</text:p>
          </table:table-cell>
        </table:table-row>
        <table:table-row table:style-name="ro1">
          <table:table-cell office:value-type="float" office:value="334.883793173" calcext:value-type="float">
            <text:p>334.883793173</text:p>
          </table:table-cell>
          <table:table-cell office:value-type="float" office:value="428213" calcext:value-type="float">
            <text:p>428213</text:p>
          </table:table-cell>
          <table:table-cell office:value-type="float" office:value="426754" calcext:value-type="float">
            <text:p>426754</text:p>
          </table:table-cell>
          <table:table-cell office:value-type="float" office:value="0.992639773167594" calcext:value-type="float">
            <text:p>0.992639773167594</text:p>
          </table:table-cell>
        </table:table-row>
        <table:table-row table:style-name="ro1">
          <table:table-cell office:value-type="float" office:value="335.058199244" calcext:value-type="float">
            <text:p>335.058199244</text:p>
          </table:table-cell>
          <table:table-cell office:value-type="float" office:value="438634" calcext:value-type="float">
            <text:p>438634</text:p>
          </table:table-cell>
          <table:table-cell office:value-type="float" office:value="428213" calcext:value-type="float">
            <text:p>428213</text:p>
          </table:table-cell>
          <table:table-cell office:value-type="float" office:value="0.991642682731606" calcext:value-type="float">
            <text:p>0.991642682731606</text:p>
          </table:table-cell>
        </table:table-row>
        <table:table-row table:style-name="ro1">
          <table:table-cell office:value-type="float" office:value="335.228080097" calcext:value-type="float">
            <text:p>335.228080097</text:p>
          </table:table-cell>
          <table:table-cell office:value-type="float" office:value="445133" calcext:value-type="float">
            <text:p>445133</text:p>
          </table:table-cell>
          <table:table-cell office:value-type="float" office:value="438634" calcext:value-type="float">
            <text:p>438634</text:p>
          </table:table-cell>
          <table:table-cell office:value-type="float" office:value="0.990845010382816" calcext:value-type="float">
            <text:p>0.990845010382816</text:p>
          </table:table-cell>
        </table:table-row>
        <table:table-row table:style-name="ro1">
          <table:table-cell office:value-type="float" office:value="335.396631964" calcext:value-type="float">
            <text:p>335.396631964</text:p>
          </table:table-cell>
          <table:table-cell office:value-type="float" office:value="441444" calcext:value-type="float">
            <text:p>441444</text:p>
          </table:table-cell>
          <table:table-cell office:value-type="float" office:value="445133" calcext:value-type="float">
            <text:p>445133</text:p>
          </table:table-cell>
          <table:table-cell office:value-type="float" office:value="0.990206872503784" calcext:value-type="float">
            <text:p>0.990206872503784</text:p>
          </table:table-cell>
        </table:table-row>
        <table:table-row table:style-name="ro1">
          <table:table-cell office:value-type="float" office:value="335.578560919999" calcext:value-type="float">
            <text:p>335.578560919999</text:p>
          </table:table-cell>
          <table:table-cell office:value-type="float" office:value="430840" calcext:value-type="float">
            <text:p>430840</text:p>
          </table:table-cell>
          <table:table-cell office:value-type="float" office:value="441444" calcext:value-type="float">
            <text:p>441444</text:p>
          </table:table-cell>
          <table:table-cell office:value-type="float" office:value="0.989696362200558" calcext:value-type="float">
            <text:p>0.989696362200558</text:p>
          </table:table-cell>
        </table:table-row>
        <table:table-row table:style-name="ro1">
          <table:table-cell office:value-type="float" office:value="335.752816848999" calcext:value-type="float">
            <text:p>335.752816848999</text:p>
          </table:table-cell>
          <table:table-cell office:value-type="float" office:value="425754" calcext:value-type="float">
            <text:p>425754</text:p>
          </table:table-cell>
          <table:table-cell office:value-type="float" office:value="432951" calcext:value-type="float">
            <text:p>432951</text:p>
          </table:table-cell>
          <table:table-cell office:value-type="float" office:value="0.989287953957977" calcext:value-type="float">
            <text:p>0.989287953957977</text:p>
          </table:table-cell>
        </table:table-row>
        <table:table-row table:style-name="ro1">
          <table:table-cell office:value-type="float" office:value="335.923462471999" calcext:value-type="float">
            <text:p>335.923462471999</text:p>
          </table:table-cell>
          <table:table-cell office:value-type="float" office:value="431297" calcext:value-type="float">
            <text:p>431297</text:p>
          </table:table-cell>
          <table:table-cell office:value-type="float" office:value="428151" calcext:value-type="float">
            <text:p>428151</text:p>
          </table:table-cell>
          <table:table-cell office:value-type="float" office:value="0.988961227363913" calcext:value-type="float">
            <text:p>0.988961227363913</text:p>
          </table:table-cell>
        </table:table-row>
        <table:table-row table:style-name="ro1">
          <table:table-cell office:value-type="float" office:value="336.060983056999" calcext:value-type="float">
            <text:p>336.060983056999</text:p>
          </table:table-cell>
          <table:table-cell office:value-type="float" office:value="439799" calcext:value-type="float">
            <text:p>439799</text:p>
          </table:table-cell>
          <table:table-cell office:value-type="float" office:value="431297" calcext:value-type="float">
            <text:p>431297</text:p>
          </table:table-cell>
          <table:table-cell office:value-type="float" office:value="0.988699846088661" calcext:value-type="float">
            <text:p>0.988699846088661</text:p>
          </table:table-cell>
        </table:table-row>
        <table:table-row table:style-name="ro1">
          <table:table-cell office:value-type="float" office:value="336.171694384" calcext:value-type="float">
            <text:p>336.171694384</text:p>
          </table:table-cell>
          <table:table-cell office:value-type="float" office:value="444985" calcext:value-type="float">
            <text:p>444985</text:p>
          </table:table-cell>
          <table:table-cell office:value-type="float" office:value="439799" calcext:value-type="float">
            <text:p>439799</text:p>
          </table:table-cell>
          <table:table-cell office:value-type="float" office:value="0.989717640846084" calcext:value-type="float">
            <text:p>0.989717640846084</text:p>
          </table:table-cell>
        </table:table-row>
        <table:table-row table:style-name="ro1">
          <table:table-cell office:value-type="float" office:value="336.346487348999" calcext:value-type="float">
            <text:p>336.346487348999</text:p>
          </table:table-cell>
          <table:table-cell office:value-type="float" office:value="444564" calcext:value-type="float">
            <text:p>444564</text:p>
          </table:table-cell>
          <table:table-cell office:value-type="float" office:value="444985" calcext:value-type="float">
            <text:p>444985</text:p>
          </table:table-cell>
          <table:table-cell office:value-type="float" office:value="0.990531876652022" calcext:value-type="float">
            <text:p>0.990531876652022</text:p>
          </table:table-cell>
        </table:table-row>
        <table:table-row table:style-name="ro1">
          <table:table-cell office:value-type="float" office:value="336.516242010999" calcext:value-type="float">
            <text:p>336.516242010999</text:p>
          </table:table-cell>
          <table:table-cell office:value-type="float" office:value="435497" calcext:value-type="float">
            <text:p>435497</text:p>
          </table:table-cell>
          <table:table-cell office:value-type="float" office:value="444564" calcext:value-type="float">
            <text:p>444564</text:p>
          </table:table-cell>
          <table:table-cell office:value-type="float" office:value="0.991183265296773" calcext:value-type="float">
            <text:p>0.991183265296773</text:p>
          </table:table-cell>
        </table:table-row>
        <table:table-row table:style-name="ro1">
          <table:table-cell office:value-type="float" office:value="336.682108593999" calcext:value-type="float">
            <text:p>336.682108593999</text:p>
          </table:table-cell>
          <table:table-cell office:value-type="float" office:value="427578" calcext:value-type="float">
            <text:p>427578</text:p>
          </table:table-cell>
          <table:table-cell office:value-type="float" office:value="436460" calcext:value-type="float">
            <text:p>436460</text:p>
          </table:table-cell>
          <table:table-cell office:value-type="float" office:value="0.991704376212574" calcext:value-type="float">
            <text:p>0.991704376212574</text:p>
          </table:table-cell>
        </table:table-row>
        <table:table-row table:style-name="ro1">
          <table:table-cell office:value-type="float" office:value="336.783032006999" calcext:value-type="float">
            <text:p>336.783032006999</text:p>
          </table:table-cell>
          <table:table-cell office:value-type="float" office:value="426997" calcext:value-type="float">
            <text:p>426997</text:p>
          </table:table-cell>
          <table:table-cell office:value-type="float" office:value="432646" calcext:value-type="float">
            <text:p>432646</text:p>
          </table:table-cell>
          <table:table-cell office:value-type="float" office:value="0.992121264945215" calcext:value-type="float">
            <text:p>0.992121264945215</text:p>
          </table:table-cell>
        </table:table-row>
        <table:table-row table:style-name="ro1">
          <table:table-cell office:value-type="float" office:value="336.946314097" calcext:value-type="float">
            <text:p>336.946314097</text:p>
          </table:table-cell>
          <table:table-cell office:value-type="float" office:value="433636" calcext:value-type="float">
            <text:p>433636</text:p>
          </table:table-cell>
          <table:table-cell office:value-type="float" office:value="426997" calcext:value-type="float">
            <text:p>426997</text:p>
          </table:table-cell>
          <table:table-cell office:value-type="float" office:value="0.992454775931327" calcext:value-type="float">
            <text:p>0.992454775931327</text:p>
          </table:table-cell>
        </table:table-row>
        <table:table-row table:style-name="ro1">
          <table:table-cell office:value-type="float" office:value="337.106383167" calcext:value-type="float">
            <text:p>337.106383167</text:p>
          </table:table-cell>
          <table:table-cell office:value-type="float" office:value="443303" calcext:value-type="float">
            <text:p>443303</text:p>
          </table:table-cell>
          <table:table-cell office:value-type="float" office:value="433636" calcext:value-type="float">
            <text:p>433636</text:p>
          </table:table-cell>
          <table:table-cell office:value-type="float" office:value="0.992721584720217" calcext:value-type="float">
            <text:p>0.992721584720217</text:p>
          </table:table-cell>
        </table:table-row>
        <table:table-row table:style-name="ro1">
          <table:table-cell office:value-type="float" office:value="337.269407612999" calcext:value-type="float">
            <text:p>337.269407612999</text:p>
          </table:table-cell>
          <table:table-cell office:value-type="float" office:value="447195" calcext:value-type="float">
            <text:p>447195</text:p>
          </table:table-cell>
          <table:table-cell office:value-type="float" office:value="443303" calcext:value-type="float">
            <text:p>443303</text:p>
          </table:table-cell>
          <table:table-cell office:value-type="float" office:value="0.992935031751329" calcext:value-type="float">
            <text:p>0.992935031751329</text:p>
          </table:table-cell>
        </table:table-row>
        <table:table-row table:style-name="ro1">
          <table:table-cell office:value-type="float" office:value="337.428765103999" calcext:value-type="float">
            <text:p>337.428765103999</text:p>
          </table:table-cell>
          <table:table-cell office:value-type="float" office:value="441756" calcext:value-type="float">
            <text:p>441756</text:p>
          </table:table-cell>
          <table:table-cell office:value-type="float" office:value="447195" calcext:value-type="float">
            <text:p>447195</text:p>
          </table:table-cell>
          <table:table-cell office:value-type="float" office:value="0.993105789376218" calcext:value-type="float">
            <text:p>0.993105789376218</text:p>
          </table:table-cell>
        </table:table-row>
        <table:table-row table:style-name="ro1">
          <table:table-cell office:value-type="float" office:value="337.581497179999" calcext:value-type="float">
            <text:p>337.581497179999</text:p>
          </table:table-cell>
          <table:table-cell office:value-type="float" office:value="432681" calcext:value-type="float">
            <text:p>432681</text:p>
          </table:table-cell>
          <table:table-cell office:value-type="float" office:value="441756" calcext:value-type="float">
            <text:p>441756</text:p>
          </table:table-cell>
          <table:table-cell office:value-type="float" office:value="0.994484631500975" calcext:value-type="float">
            <text:p>0.994484631500975</text:p>
          </table:table-cell>
        </table:table-row>
        <table:table-row table:style-name="ro1">
          <table:table-cell office:value-type="float" office:value="337.743469564" calcext:value-type="float">
            <text:p>337.743469564</text:p>
          </table:table-cell>
          <table:table-cell office:value-type="float" office:value="427751" calcext:value-type="float">
            <text:p>427751</text:p>
          </table:table-cell>
          <table:table-cell office:value-type="float" office:value="432681" calcext:value-type="float">
            <text:p>432681</text:p>
          </table:table-cell>
          <table:table-cell office:value-type="float" office:value="0.99558770520078" calcext:value-type="float">
            <text:p>0.99558770520078</text:p>
          </table:table-cell>
        </table:table-row>
        <table:table-row table:style-name="ro1">
          <table:table-cell office:value-type="float" office:value="337.894147554" calcext:value-type="float">
            <text:p>337.894147554</text:p>
          </table:table-cell>
          <table:table-cell office:value-type="float" office:value="431722" calcext:value-type="float">
            <text:p>431722</text:p>
          </table:table-cell>
          <table:table-cell office:value-type="float" office:value="429622" calcext:value-type="float">
            <text:p>429622</text:p>
          </table:table-cell>
          <table:table-cell office:value-type="float" office:value="0.996470164160624" calcext:value-type="float">
            <text:p>0.996470164160624</text:p>
          </table:table-cell>
        </table:table-row>
        <table:table-row table:style-name="ro1">
          <table:table-cell office:value-type="float" office:value="338.045237029999" calcext:value-type="float">
            <text:p>338.045237029999</text:p>
          </table:table-cell>
          <table:table-cell office:value-type="float" office:value="440849" calcext:value-type="float">
            <text:p>440849</text:p>
          </table:table-cell>
          <table:table-cell office:value-type="float" office:value="431722" calcext:value-type="float">
            <text:p>431722</text:p>
          </table:table-cell>
          <table:table-cell office:value-type="float" office:value="0.997176131328499" calcext:value-type="float">
            <text:p>0.997176131328499</text:p>
          </table:table-cell>
        </table:table-row>
        <table:table-row table:style-name="ro1">
          <table:table-cell office:value-type="float" office:value="338.211184673999" calcext:value-type="float">
            <text:p>338.211184673999</text:p>
          </table:table-cell>
          <table:table-cell office:value-type="float" office:value="447915" calcext:value-type="float">
            <text:p>447915</text:p>
          </table:table-cell>
          <table:table-cell office:value-type="float" office:value="440849" calcext:value-type="float">
            <text:p>440849</text:p>
          </table:table-cell>
          <table:table-cell office:value-type="float" office:value="0.997740905062799" calcext:value-type="float">
            <text:p>0.997740905062799</text:p>
          </table:table-cell>
        </table:table-row>
        <table:table-row table:style-name="ro1">
          <table:table-cell office:value-type="float" office:value="338.368116483" calcext:value-type="float">
            <text:p>338.368116483</text:p>
          </table:table-cell>
          <table:table-cell office:value-type="float" office:value="445738" calcext:value-type="float">
            <text:p>445738</text:p>
          </table:table-cell>
          <table:table-cell office:value-type="float" office:value="447915" calcext:value-type="float">
            <text:p>447915</text:p>
          </table:table-cell>
          <table:table-cell office:value-type="float" office:value="0.99819272405024" calcext:value-type="float">
            <text:p>0.99819272405024</text:p>
          </table:table-cell>
        </table:table-row>
        <table:table-row table:style-name="ro1">
          <table:table-cell office:value-type="float" office:value="338.522148165999" calcext:value-type="float">
            <text:p>338.522148165999</text:p>
          </table:table-cell>
          <table:table-cell office:value-type="float" office:value="437135" calcext:value-type="float">
            <text:p>437135</text:p>
          </table:table-cell>
          <table:table-cell office:value-type="float" office:value="445738" calcext:value-type="float">
            <text:p>445738</text:p>
          </table:table-cell>
          <table:table-cell office:value-type="float" office:value="0.998554179240192" calcext:value-type="float">
            <text:p>0.998554179240192</text:p>
          </table:table-cell>
        </table:table-row>
        <table:table-row table:style-name="ro1">
          <table:table-cell office:value-type="float" office:value="338.671648531999" calcext:value-type="float">
            <text:p>338.671648531999</text:p>
          </table:table-cell>
          <table:table-cell office:value-type="float" office:value="429859" calcext:value-type="float">
            <text:p>429859</text:p>
          </table:table-cell>
          <table:table-cell office:value-type="float" office:value="442138" calcext:value-type="float">
            <text:p>442138</text:p>
          </table:table-cell>
          <table:table-cell office:value-type="float" office:value="0.998843343392154" calcext:value-type="float">
            <text:p>0.998843343392154</text:p>
          </table:table-cell>
        </table:table-row>
        <table:table-row table:style-name="ro1">
          <table:table-cell office:value-type="float" office:value="338.829821117" calcext:value-type="float">
            <text:p>338.829821117</text:p>
          </table:table-cell>
          <table:table-cell office:value-type="float" office:value="430061" calcext:value-type="float">
            <text:p>430061</text:p>
          </table:table-cell>
          <table:table-cell office:value-type="float" office:value="436138" calcext:value-type="float">
            <text:p>436138</text:p>
          </table:table-cell>
          <table:table-cell office:value-type="float" office:value="0.999074674713723" calcext:value-type="float">
            <text:p>0.999074674713723</text:p>
          </table:table-cell>
        </table:table-row>
        <table:table-row table:style-name="ro1">
          <table:table-cell office:value-type="float" office:value="338.993304538999" calcext:value-type="float">
            <text:p>338.993304538999</text:p>
          </table:table-cell>
          <table:table-cell office:value-type="float" office:value="438572" calcext:value-type="float">
            <text:p>438572</text:p>
          </table:table-cell>
          <table:table-cell office:value-type="float" office:value="430061" calcext:value-type="float">
            <text:p>430061</text:p>
          </table:table-cell>
          <table:table-cell office:value-type="float" office:value="0.999259739770978" calcext:value-type="float">
            <text:p>0.999259739770978</text:p>
          </table:table-cell>
        </table:table-row>
        <table:table-row table:style-name="ro1">
          <table:table-cell office:value-type="float" office:value="339.157080895" calcext:value-type="float">
            <text:p>339.157080895</text:p>
          </table:table-cell>
          <table:table-cell office:value-type="float" office:value="447500" calcext:value-type="float">
            <text:p>447500</text:p>
          </table:table-cell>
          <table:table-cell office:value-type="float" office:value="438572" calcext:value-type="float">
            <text:p>438572</text:p>
          </table:table-cell>
          <table:table-cell office:value-type="float" office:value="0.999407791816783" calcext:value-type="float">
            <text:p>0.999407791816783</text:p>
          </table:table-cell>
        </table:table-row>
        <table:table-row table:style-name="ro1">
          <table:table-cell office:value-type="float" office:value="339.312683267" calcext:value-type="float">
            <text:p>339.312683267</text:p>
          </table:table-cell>
          <table:table-cell office:value-type="float" office:value="448547" calcext:value-type="float">
            <text:p>448547</text:p>
          </table:table-cell>
          <table:table-cell office:value-type="float" office:value="447500" calcext:value-type="float">
            <text:p>447500</text:p>
          </table:table-cell>
          <table:table-cell office:value-type="float" office:value="0.999526233453426" calcext:value-type="float">
            <text:p>0.999526233453426</text:p>
          </table:table-cell>
        </table:table-row>
        <table:table-row table:style-name="ro1">
          <table:table-cell office:value-type="float" office:value="339.489323075" calcext:value-type="float">
            <text:p>339.489323075</text:p>
          </table:table-cell>
          <table:table-cell office:value-type="float" office:value="440159" calcext:value-type="float">
            <text:p>440159</text:p>
          </table:table-cell>
          <table:table-cell office:value-type="float" office:value="448547" calcext:value-type="float">
            <text:p>448547</text:p>
          </table:table-cell>
          <table:table-cell office:value-type="float" office:value="0.999620986762741" calcext:value-type="float">
            <text:p>0.999620986762741</text:p>
          </table:table-cell>
        </table:table-row>
        <table:table-row table:style-name="ro1">
          <table:table-cell office:value-type="float" office:value="339.617638263" calcext:value-type="float">
            <text:p>339.617638263</text:p>
          </table:table-cell>
          <table:table-cell office:value-type="float" office:value="432881" calcext:value-type="float">
            <text:p>432881</text:p>
          </table:table-cell>
          <table:table-cell office:value-type="float" office:value="444947" calcext:value-type="float">
            <text:p>444947</text:p>
          </table:table-cell>
          <table:table-cell office:value-type="float" office:value="0.999696789410193" calcext:value-type="float">
            <text:p>0.999696789410193</text:p>
          </table:table-cell>
        </table:table-row>
        <table:table-row table:style-name="ro1">
          <table:table-cell office:value-type="float" office:value="339.719128462999" calcext:value-type="float">
            <text:p>339.719128462999</text:p>
          </table:table-cell>
          <table:table-cell office:value-type="float" office:value="429906" calcext:value-type="float">
            <text:p>429906</text:p>
          </table:table-cell>
          <table:table-cell office:value-type="float" office:value="436547" calcext:value-type="float">
            <text:p>436547</text:p>
          </table:table-cell>
          <table:table-cell office:value-type="float" office:value="1.00101529316337" calcext:value-type="float">
            <text:p>1.00101529316337</text:p>
          </table:table-cell>
        </table:table-row>
        <table:table-row table:style-name="ro1">
          <table:table-cell office:value-type="float" office:value="339.879400783999" calcext:value-type="float">
            <text:p>339.879400783999</text:p>
          </table:table-cell>
          <table:table-cell office:value-type="float" office:value="433006" calcext:value-type="float">
            <text:p>433006</text:p>
          </table:table-cell>
          <table:table-cell office:value-type="float" office:value="435347" calcext:value-type="float">
            <text:p>435347</text:p>
          </table:table-cell>
          <table:table-cell office:value-type="float" office:value="1.00207009616592" calcext:value-type="float">
            <text:p>1.00207009616592</text:p>
          </table:table-cell>
        </table:table-row>
        <table:table-row table:style-name="ro1">
          <table:table-cell office:value-type="float" office:value="340.059790608999" calcext:value-type="float">
            <text:p>340.059790608999</text:p>
          </table:table-cell>
          <table:table-cell office:value-type="float" office:value="443728" calcext:value-type="float">
            <text:p>443728</text:p>
          </table:table-cell>
          <table:table-cell office:value-type="float" office:value="433006" calcext:value-type="float">
            <text:p>433006</text:p>
          </table:table-cell>
          <table:table-cell office:value-type="float" office:value="1.00291393856796" calcext:value-type="float">
            <text:p>1.00291393856796</text:p>
          </table:table-cell>
        </table:table-row>
        <table:table-row table:style-name="ro1">
          <table:table-cell office:value-type="float" office:value="340.164830383999" calcext:value-type="float">
            <text:p>340.164830383999</text:p>
          </table:table-cell>
          <table:table-cell office:value-type="float" office:value="448766" calcext:value-type="float">
            <text:p>448766</text:p>
          </table:table-cell>
          <table:table-cell office:value-type="float" office:value="443728" calcext:value-type="float">
            <text:p>443728</text:p>
          </table:table-cell>
          <table:table-cell office:value-type="float" office:value="1.00358901248959" calcext:value-type="float">
            <text:p>1.00358901248959</text:p>
          </table:table-cell>
        </table:table-row>
        <table:table-row table:style-name="ro1">
          <table:table-cell office:value-type="float" office:value="340.349095668" calcext:value-type="float">
            <text:p>340.349095668</text:p>
          </table:table-cell>
          <table:table-cell office:value-type="float" office:value="448472" calcext:value-type="float">
            <text:p>448472</text:p>
          </table:table-cell>
          <table:table-cell office:value-type="float" office:value="448766" calcext:value-type="float">
            <text:p>448766</text:p>
          </table:table-cell>
          <table:table-cell office:value-type="float" office:value="1.00412907162689" calcext:value-type="float">
            <text:p>1.00412907162689</text:p>
          </table:table-cell>
        </table:table-row>
        <table:table-row table:style-name="ro1">
          <table:table-cell office:value-type="float" office:value="340.452560181999" calcext:value-type="float">
            <text:p>340.452560181999</text:p>
          </table:table-cell>
          <table:table-cell office:value-type="float" office:value="443389" calcext:value-type="float">
            <text:p>443389</text:p>
          </table:table-cell>
          <table:table-cell office:value-type="float" office:value="448472" calcext:value-type="float">
            <text:p>448472</text:p>
          </table:table-cell>
          <table:table-cell office:value-type="float" office:value="1.00583490287113" calcext:value-type="float">
            <text:p>1.00583490287113</text:p>
          </table:table-cell>
        </table:table-row>
        <table:table-row table:style-name="ro1">
          <table:table-cell office:value-type="float" office:value="340.629271241" calcext:value-type="float">
            <text:p>340.629271241</text:p>
          </table:table-cell>
          <table:table-cell office:value-type="float" office:value="433371" calcext:value-type="float">
            <text:p>433371</text:p>
          </table:table-cell>
          <table:table-cell office:value-type="float" office:value="443389" calcext:value-type="float">
            <text:p>443389</text:p>
          </table:table-cell>
          <table:table-cell office:value-type="float" office:value="1.00719956786652" calcext:value-type="float">
            <text:p>1.00719956786652</text:p>
          </table:table-cell>
        </table:table-row>
        <table:table-row table:style-name="ro1">
          <table:table-cell office:value-type="float" office:value="340.799034801999" calcext:value-type="float">
            <text:p>340.799034801999</text:p>
          </table:table-cell>
          <table:table-cell office:value-type="float" office:value="431269" calcext:value-type="float">
            <text:p>431269</text:p>
          </table:table-cell>
          <table:table-cell office:value-type="float" office:value="433371" calcext:value-type="float">
            <text:p>433371</text:p>
          </table:table-cell>
          <table:table-cell office:value-type="float" office:value="1.00701751592844" calcext:value-type="float">
            <text:p>1.00701751592844</text:p>
          </table:table-cell>
        </table:table-row>
        <table:table-row table:style-name="ro1">
          <table:table-cell office:value-type="float" office:value="340.966110198999" calcext:value-type="float">
            <text:p>340.966110198999</text:p>
          </table:table-cell>
          <table:table-cell office:value-type="float" office:value="438852" calcext:value-type="float">
            <text:p>438852</text:p>
          </table:table-cell>
          <table:table-cell office:value-type="float" office:value="431269" calcext:value-type="float">
            <text:p>431269</text:p>
          </table:table-cell>
          <table:table-cell office:value-type="float" office:value="1.00687187437797" calcext:value-type="float">
            <text:p>1.00687187437797</text:p>
          </table:table-cell>
        </table:table-row>
        <table:table-row table:style-name="ro1">
          <table:table-cell office:value-type="float" office:value="341.151337493999" calcext:value-type="float">
            <text:p>341.151337493999</text:p>
          </table:table-cell>
          <table:table-cell office:value-type="float" office:value="449290" calcext:value-type="float">
            <text:p>449290</text:p>
          </table:table-cell>
          <table:table-cell office:value-type="float" office:value="438852" calcext:value-type="float">
            <text:p>438852</text:p>
          </table:table-cell>
          <table:table-cell office:value-type="float" office:value="1.0067553611376" calcext:value-type="float">
            <text:p>1.0067553611376</text:p>
          </table:table-cell>
        </table:table-row>
        <table:table-row table:style-name="ro1">
          <table:table-cell office:value-type="float" office:value="341.334558924" calcext:value-type="float">
            <text:p>341.334558924</text:p>
          </table:table-cell>
          <table:table-cell office:value-type="float" office:value="449956" calcext:value-type="float">
            <text:p>449956</text:p>
          </table:table-cell>
          <table:table-cell office:value-type="float" office:value="448452" calcext:value-type="float">
            <text:p>448452</text:p>
          </table:table-cell>
          <table:table-cell office:value-type="float" office:value="1.0066621505453" calcext:value-type="float">
            <text:p>1.0066621505453</text:p>
          </table:table-cell>
        </table:table-row>
        <table:table-row table:style-name="ro1">
          <table:table-cell office:value-type="float" office:value="341.510983078999" calcext:value-type="float">
            <text:p>341.510983078999</text:p>
          </table:table-cell>
          <table:table-cell office:value-type="float" office:value="440821" calcext:value-type="float">
            <text:p>440821</text:p>
          </table:table-cell>
          <table:table-cell office:value-type="float" office:value="449956" calcext:value-type="float">
            <text:p>449956</text:p>
          </table:table-cell>
          <table:table-cell office:value-type="float" office:value="1.00532972043624" calcext:value-type="float">
            <text:p>1.00532972043624</text:p>
          </table:table-cell>
        </table:table-row>
        <table:table-row table:style-name="ro1">
          <table:table-cell office:value-type="float" office:value="341.689863513999" calcext:value-type="float">
            <text:p>341.689863513999</text:p>
          </table:table-cell>
          <table:table-cell office:value-type="float" office:value="432395" calcext:value-type="float">
            <text:p>432395</text:p>
          </table:table-cell>
          <table:table-cell office:value-type="float" office:value="440821" calcext:value-type="float">
            <text:p>440821</text:p>
          </table:table-cell>
          <table:table-cell office:value-type="float" office:value="1.00426377634899" calcext:value-type="float">
            <text:p>1.00426377634899</text:p>
          </table:table-cell>
        </table:table-row>
        <table:table-row table:style-name="ro1">
          <table:table-cell office:value-type="float" office:value="341.863909439" calcext:value-type="float">
            <text:p>341.863909439</text:p>
          </table:table-cell>
          <table:table-cell office:value-type="float" office:value="434317" calcext:value-type="float">
            <text:p>434317</text:p>
          </table:table-cell>
          <table:table-cell office:value-type="float" office:value="432395" calcext:value-type="float">
            <text:p>432395</text:p>
          </table:table-cell>
          <table:table-cell office:value-type="float" office:value="1.00341102107919" calcext:value-type="float">
            <text:p>1.00341102107919</text:p>
          </table:table-cell>
        </table:table-row>
        <table:table-row table:style-name="ro1">
          <table:table-cell office:value-type="float" office:value="342.037782251" calcext:value-type="float">
            <text:p>342.037782251</text:p>
          </table:table-cell>
          <table:table-cell office:value-type="float" office:value="444389" calcext:value-type="float">
            <text:p>444389</text:p>
          </table:table-cell>
          <table:table-cell office:value-type="float" office:value="434317" calcext:value-type="float">
            <text:p>434317</text:p>
          </table:table-cell>
          <table:table-cell office:value-type="float" office:value="1.00272881686335" calcext:value-type="float">
            <text:p>1.00272881686335</text:p>
          </table:table-cell>
        </table:table-row>
        <table:table-row table:style-name="ro1">
          <table:table-cell office:value-type="float" office:value="342.212236399999" calcext:value-type="float">
            <text:p>342.212236399999</text:p>
          </table:table-cell>
          <table:table-cell office:value-type="float" office:value="451932" calcext:value-type="float">
            <text:p>451932</text:p>
          </table:table-cell>
          <table:table-cell office:value-type="float" office:value="443917" calcext:value-type="float">
            <text:p>443917</text:p>
          </table:table-cell>
          <table:table-cell office:value-type="float" office:value="1.00218305349068" calcext:value-type="float">
            <text:p>1.00218305349068</text:p>
          </table:table-cell>
        </table:table-row>
        <table:table-row table:style-name="ro1">
          <table:table-cell office:value-type="float" office:value="342.376341768999" calcext:value-type="float">
            <text:p>342.376341768999</text:p>
          </table:table-cell>
          <table:table-cell office:value-type="float" office:value="449387" calcext:value-type="float">
            <text:p>449387</text:p>
          </table:table-cell>
          <table:table-cell office:value-type="float" office:value="451117" calcext:value-type="float">
            <text:p>451117</text:p>
          </table:table-cell>
          <table:table-cell office:value-type="float" office:value="1.00174644279255" calcext:value-type="float">
            <text:p>1.00174644279255</text:p>
          </table:table-cell>
        </table:table-row>
        <table:table-row table:style-name="ro1">
          <table:table-cell office:value-type="float" office:value="342.540420498" calcext:value-type="float">
            <text:p>342.540420498</text:p>
          </table:table-cell>
          <table:table-cell office:value-type="float" office:value="440027" calcext:value-type="float">
            <text:p>440027</text:p>
          </table:table-cell>
          <table:table-cell office:value-type="float" office:value="449387" calcext:value-type="float">
            <text:p>449387</text:p>
          </table:table-cell>
          <table:table-cell office:value-type="float" office:value="1.00139715423404" calcext:value-type="float">
            <text:p>1.00139715423404</text:p>
          </table:table-cell>
        </table:table-row>
        <table:table-row table:style-name="ro1">
          <table:table-cell office:value-type="float" office:value="342.705484218999" calcext:value-type="float">
            <text:p>342.705484218999</text:p>
          </table:table-cell>
          <table:table-cell office:value-type="float" office:value="433094" calcext:value-type="float">
            <text:p>433094</text:p>
          </table:table-cell>
          <table:table-cell office:value-type="float" office:value="440027" calcext:value-type="float">
            <text:p>440027</text:p>
          </table:table-cell>
          <table:table-cell office:value-type="float" office:value="0.999875487362385" calcext:value-type="float">
            <text:p>0.999875487362385</text:p>
          </table:table-cell>
        </table:table-row>
        <table:table-row table:style-name="ro1">
          <table:table-cell office:value-type="float" office:value="342.873610798999" calcext:value-type="float">
            <text:p>342.873610798999</text:p>
          </table:table-cell>
          <table:table-cell office:value-type="float" office:value="435741" calcext:value-type="float">
            <text:p>435741</text:p>
          </table:table-cell>
          <table:table-cell office:value-type="float" office:value="433094" calcext:value-type="float">
            <text:p>433094</text:p>
          </table:table-cell>
          <table:table-cell office:value-type="float" office:value="0.998658153865064" calcext:value-type="float">
            <text:p>0.998658153865064</text:p>
          </table:table-cell>
        </table:table-row>
        <table:table-row table:style-name="ro1">
          <table:table-cell office:value-type="float" office:value="343.036674323999" calcext:value-type="float">
            <text:p>343.036674323999</text:p>
          </table:table-cell>
          <table:table-cell office:value-type="float" office:value="445320" calcext:value-type="float">
            <text:p>445320</text:p>
          </table:table-cell>
          <table:table-cell office:value-type="float" office:value="435741" calcext:value-type="float">
            <text:p>435741</text:p>
          </table:table-cell>
          <table:table-cell office:value-type="float" office:value="0.997684287067206" calcext:value-type="float">
            <text:p>0.997684287067206</text:p>
          </table:table-cell>
        </table:table-row>
        <table:table-row table:style-name="ro1">
          <table:table-cell office:value-type="float" office:value="343.256610536999" calcext:value-type="float">
            <text:p>343.256610536999</text:p>
          </table:table-cell>
          <table:table-cell office:value-type="float" office:value="453247" calcext:value-type="float">
            <text:p>453247</text:p>
          </table:table-cell>
          <table:table-cell office:value-type="float" office:value="445320" calcext:value-type="float">
            <text:p>445320</text:p>
          </table:table-cell>
          <table:table-cell office:value-type="float" office:value="0.995678293851296" calcext:value-type="float">
            <text:p>0.995678293851296</text:p>
          </table:table-cell>
        </table:table-row>
        <table:table-row table:style-name="ro1">
          <table:table-cell office:value-type="float" office:value="343.438355897999" calcext:value-type="float">
            <text:p>343.438355897999</text:p>
          </table:table-cell>
          <table:table-cell office:value-type="float" office:value="447215" calcext:value-type="float">
            <text:p>447215</text:p>
          </table:table-cell>
          <table:table-cell office:value-type="float" office:value="453247" calcext:value-type="float">
            <text:p>453247</text:p>
          </table:table-cell>
          <table:table-cell office:value-type="float" office:value="0.994073499278568" calcext:value-type="float">
            <text:p>0.994073499278568</text:p>
          </table:table-cell>
        </table:table-row>
        <table:table-row table:style-name="ro1">
          <table:table-cell office:value-type="float" office:value="343.603978555999" calcext:value-type="float">
            <text:p>343.603978555999</text:p>
          </table:table-cell>
          <table:table-cell office:value-type="float" office:value="437525" calcext:value-type="float">
            <text:p>437525</text:p>
          </table:table-cell>
          <table:table-cell office:value-type="float" office:value="447215" calcext:value-type="float">
            <text:p>447215</text:p>
          </table:table-cell>
          <table:table-cell office:value-type="float" office:value="0.992789663620385" calcext:value-type="float">
            <text:p>0.992789663620385</text:p>
          </table:table-cell>
        </table:table-row>
        <table:table-row table:style-name="ro1">
          <table:table-cell office:value-type="float" office:value="343.770717087" calcext:value-type="float">
            <text:p>343.770717087</text:p>
          </table:table-cell>
          <table:table-cell office:value-type="float" office:value="433855" calcext:value-type="float">
            <text:p>433855</text:p>
          </table:table-cell>
          <table:table-cell office:value-type="float" office:value="437525" calcext:value-type="float">
            <text:p>437525</text:p>
          </table:table-cell>
          <table:table-cell office:value-type="float" office:value="0.991762595093839" calcext:value-type="float">
            <text:p>0.991762595093839</text:p>
          </table:table-cell>
        </table:table-row>
        <table:table-row table:style-name="ro1">
          <table:table-cell office:value-type="float" office:value="343.932192442999" calcext:value-type="float">
            <text:p>343.932192442999</text:p>
          </table:table-cell>
          <table:table-cell office:value-type="float" office:value="439799" calcext:value-type="float">
            <text:p>439799</text:p>
          </table:table-cell>
          <table:table-cell office:value-type="float" office:value="433855" calcext:value-type="float">
            <text:p>433855</text:p>
          </table:table-cell>
          <table:table-cell office:value-type="float" office:value="0.990940940272602" calcext:value-type="float">
            <text:p>0.990940940272602</text:p>
          </table:table-cell>
        </table:table-row>
        <table:table-row table:style-name="ro1">
          <table:table-cell office:value-type="float" office:value="344.096644355999" calcext:value-type="float">
            <text:p>344.096644355999</text:p>
          </table:table-cell>
          <table:table-cell office:value-type="float" office:value="449802" calcext:value-type="float">
            <text:p>449802</text:p>
          </table:table-cell>
          <table:table-cell office:value-type="float" office:value="439799" calcext:value-type="float">
            <text:p>439799</text:p>
          </table:table-cell>
          <table:table-cell office:value-type="float" office:value="0.990283616415613" calcext:value-type="float">
            <text:p>0.990283616415613</text:p>
          </table:table-cell>
        </table:table-row>
        <table:table-row table:style-name="ro1">
          <table:table-cell office:value-type="float" office:value="344.248683922" calcext:value-type="float">
            <text:p>344.248683922</text:p>
          </table:table-cell>
          <table:table-cell office:value-type="float" office:value="454248" calcext:value-type="float">
            <text:p>454248</text:p>
          </table:table-cell>
          <table:table-cell office:value-type="float" office:value="449802" calcext:value-type="float">
            <text:p>449802</text:p>
          </table:table-cell>
          <table:table-cell office:value-type="float" office:value="0.989757757330021" calcext:value-type="float">
            <text:p>0.989757757330021</text:p>
          </table:table-cell>
        </table:table-row>
        <table:table-row table:style-name="ro1">
          <table:table-cell office:value-type="float" office:value="344.403290360999" calcext:value-type="float">
            <text:p>344.403290360999</text:p>
          </table:table-cell>
          <table:table-cell office:value-type="float" office:value="450112" calcext:value-type="float">
            <text:p>450112</text:p>
          </table:table-cell>
          <table:table-cell office:value-type="float" office:value="454248" calcext:value-type="float">
            <text:p>454248</text:p>
          </table:table-cell>
          <table:table-cell office:value-type="float" office:value="0.989337070061548" calcext:value-type="float">
            <text:p>0.989337070061548</text:p>
          </table:table-cell>
        </table:table-row>
        <table:table-row table:style-name="ro1">
          <table:table-cell office:value-type="float" office:value="344.561162541" calcext:value-type="float">
            <text:p>344.561162541</text:p>
          </table:table-cell>
          <table:table-cell office:value-type="float" office:value="440812" calcext:value-type="float">
            <text:p>440812</text:p>
          </table:table-cell>
          <table:table-cell office:value-type="float" office:value="450112" calcext:value-type="float">
            <text:p>450112</text:p>
          </table:table-cell>
          <table:table-cell office:value-type="float" office:value="0.989000520246769" calcext:value-type="float">
            <text:p>0.989000520246769</text:p>
          </table:table-cell>
        </table:table-row>
        <table:table-row table:style-name="ro1">
          <table:table-cell office:value-type="float" office:value="344.724476259" calcext:value-type="float">
            <text:p>344.724476259</text:p>
          </table:table-cell>
          <table:table-cell office:value-type="float" office:value="434852" calcext:value-type="float">
            <text:p>434852</text:p>
          </table:table-cell>
          <table:table-cell office:value-type="float" office:value="443244" calcext:value-type="float">
            <text:p>443244</text:p>
          </table:table-cell>
          <table:table-cell office:value-type="float" office:value="0.988731280394946" calcext:value-type="float">
            <text:p>0.988731280394946</text:p>
          </table:table-cell>
        </table:table-row>
        <table:table-row table:style-name="ro1">
          <table:table-cell office:value-type="float" office:value="344.888138061999" calcext:value-type="float">
            <text:p>344.888138061999</text:p>
          </table:table-cell>
          <table:table-cell office:value-type="float" office:value="438424" calcext:value-type="float">
            <text:p>438424</text:p>
          </table:table-cell>
          <table:table-cell office:value-type="float" office:value="438444" calcext:value-type="float">
            <text:p>438444</text:p>
          </table:table-cell>
          <table:table-cell office:value-type="float" office:value="0.987304042720865" calcext:value-type="float">
            <text:p>0.987304042720865</text:p>
          </table:table-cell>
        </table:table-row>
        <table:table-row table:style-name="ro1">
          <table:table-cell office:value-type="float" office:value="345.057304713999" calcext:value-type="float">
            <text:p>345.057304713999</text:p>
          </table:table-cell>
          <table:table-cell office:value-type="float" office:value="448580" calcext:value-type="float">
            <text:p>448580</text:p>
          </table:table-cell>
          <table:table-cell office:value-type="float" office:value="438424" calcext:value-type="float">
            <text:p>438424</text:p>
          </table:table-cell>
          <table:table-cell office:value-type="float" office:value="0.9861622525816" calcext:value-type="float">
            <text:p>0.9861622525816</text:p>
          </table:table-cell>
        </table:table-row>
        <table:table-row table:style-name="ro1">
          <table:table-cell office:value-type="float" office:value="345.161438585999" calcext:value-type="float">
            <text:p>345.161438585999</text:p>
          </table:table-cell>
          <table:table-cell office:value-type="float" office:value="453652" calcext:value-type="float">
            <text:p>453652</text:p>
          </table:table-cell>
          <table:table-cell office:value-type="float" office:value="448580" calcext:value-type="float">
            <text:p>448580</text:p>
          </table:table-cell>
          <table:table-cell office:value-type="float" office:value="0.986460666262811" calcext:value-type="float">
            <text:p>0.986460666262811</text:p>
          </table:table-cell>
        </table:table-row>
        <table:table-row table:style-name="ro1">
          <table:table-cell office:value-type="float" office:value="345.333531195" calcext:value-type="float">
            <text:p>345.333531195</text:p>
          </table:table-cell>
          <table:table-cell office:value-type="float" office:value="453987" calcext:value-type="float">
            <text:p>453987</text:p>
          </table:table-cell>
          <table:table-cell office:value-type="float" office:value="453652" calcext:value-type="float">
            <text:p>453652</text:p>
          </table:table-cell>
          <table:table-cell office:value-type="float" office:value="0.985487551415157" calcext:value-type="float">
            <text:p>0.985487551415157</text:p>
          </table:table-cell>
        </table:table-row>
        <table:table-row table:style-name="ro1">
          <table:table-cell office:value-type="float" office:value="345.512140065999" calcext:value-type="float">
            <text:p>345.512140065999</text:p>
          </table:table-cell>
          <table:table-cell office:value-type="float" office:value="444750" calcext:value-type="float">
            <text:p>444750</text:p>
          </table:table-cell>
          <table:table-cell office:value-type="float" office:value="453987" calcext:value-type="float">
            <text:p>453987</text:p>
          </table:table-cell>
          <table:table-cell office:value-type="float" office:value="0.984709059537033" calcext:value-type="float">
            <text:p>0.984709059537033</text:p>
          </table:table-cell>
        </table:table-row>
        <table:table-row table:style-name="ro1">
          <table:table-cell office:value-type="float" office:value="345.685870615" calcext:value-type="float">
            <text:p>345.685870615</text:p>
          </table:table-cell>
          <table:table-cell office:value-type="float" office:value="436486" calcext:value-type="float">
            <text:p>436486</text:p>
          </table:table-cell>
          <table:table-cell office:value-type="float" office:value="445587" calcext:value-type="float">
            <text:p>445587</text:p>
          </table:table-cell>
          <table:table-cell office:value-type="float" office:value="0.984086266034535" calcext:value-type="float">
            <text:p>0.984086266034535</text:p>
          </table:table-cell>
        </table:table-row>
        <table:table-row table:style-name="ro1">
          <table:table-cell office:value-type="float" office:value="345.852020098999" calcext:value-type="float">
            <text:p>345.852020098999</text:p>
          </table:table-cell>
          <table:table-cell office:value-type="float" office:value="437837" calcext:value-type="float">
            <text:p>437837</text:p>
          </table:table-cell>
          <table:table-cell office:value-type="float" office:value="441898" calcext:value-type="float">
            <text:p>441898</text:p>
          </table:table-cell>
          <table:table-cell office:value-type="float" office:value="0.983588031232536" calcext:value-type="float">
            <text:p>0.983588031232536</text:p>
          </table:table-cell>
        </table:table-row>
        <table:table-row table:style-name="ro1">
          <table:table-cell office:value-type="float" office:value="346.020395310999" calcext:value-type="float">
            <text:p>346.020395310999</text:p>
          </table:table-cell>
          <table:table-cell office:value-type="float" office:value="447298" calcext:value-type="float">
            <text:p>447298</text:p>
          </table:table-cell>
          <table:table-cell office:value-type="float" office:value="438186" calcext:value-type="float">
            <text:p>438186</text:p>
          </table:table-cell>
          <table:table-cell office:value-type="float" office:value="0.981992376205541" calcext:value-type="float">
            <text:p>0.981992376205541</text:p>
          </table:table-cell>
        </table:table-row>
        <table:table-row table:style-name="ro1">
          <table:table-cell office:value-type="float" office:value="346.191820280999" calcext:value-type="float">
            <text:p>346.191820280999</text:p>
          </table:table-cell>
          <table:table-cell office:value-type="float" office:value="455531" calcext:value-type="float">
            <text:p>455531</text:p>
          </table:table-cell>
          <table:table-cell office:value-type="float" office:value="447298" calcext:value-type="float">
            <text:p>447298</text:p>
          </table:table-cell>
          <table:table-cell office:value-type="float" office:value="0.981912919369341" calcext:value-type="float">
            <text:p>0.981912919369341</text:p>
          </table:table-cell>
        </table:table-row>
        <table:table-row table:style-name="ro1">
          <table:table-cell office:value-type="float" office:value="346.361082383999" calcext:value-type="float">
            <text:p>346.361082383999</text:p>
          </table:table-cell>
          <table:table-cell office:value-type="float" office:value="454022" calcext:value-type="float">
            <text:p>454022</text:p>
          </table:table-cell>
          <table:table-cell office:value-type="float" office:value="455531" calcext:value-type="float">
            <text:p>455531</text:p>
          </table:table-cell>
          <table:table-cell office:value-type="float" office:value="0.98184935390038" calcext:value-type="float">
            <text:p>0.98184935390038</text:p>
          </table:table-cell>
        </table:table-row>
        <table:table-row table:style-name="ro1">
          <table:table-cell office:value-type="float" office:value="346.533893512" calcext:value-type="float">
            <text:p>346.533893512</text:p>
          </table:table-cell>
          <table:table-cell office:value-type="float" office:value="444420" calcext:value-type="float">
            <text:p>444420</text:p>
          </table:table-cell>
          <table:table-cell office:value-type="float" office:value="454022" calcext:value-type="float">
            <text:p>454022</text:p>
          </table:table-cell>
          <table:table-cell office:value-type="float" office:value="0.981798501525212" calcext:value-type="float">
            <text:p>0.981798501525212</text:p>
          </table:table-cell>
        </table:table-row>
        <table:table-row table:style-name="ro1">
          <table:table-cell office:value-type="float" office:value="346.675644117999" calcext:value-type="float">
            <text:p>346.675644117999</text:p>
          </table:table-cell>
          <table:table-cell office:value-type="float" office:value="437747" calcext:value-type="float">
            <text:p>437747</text:p>
          </table:table-cell>
          <table:table-cell office:value-type="float" office:value="452822" calcext:value-type="float">
            <text:p>452822</text:p>
          </table:table-cell>
          <table:table-cell office:value-type="float" office:value="0.981757819625078" calcext:value-type="float">
            <text:p>0.981757819625078</text:p>
          </table:table-cell>
        </table:table-row>
        <table:table-row table:style-name="ro1">
          <table:table-cell office:value-type="float" office:value="346.858696755" calcext:value-type="float">
            <text:p>346.858696755</text:p>
          </table:table-cell>
          <table:table-cell office:value-type="float" office:value="439101" calcext:value-type="float">
            <text:p>439101</text:p>
          </table:table-cell>
          <table:table-cell office:value-type="float" office:value="447532" calcext:value-type="float">
            <text:p>447532</text:p>
          </table:table-cell>
          <table:table-cell office:value-type="float" office:value="0.98172527410497" calcext:value-type="float">
            <text:p>0.98172527410497</text:p>
          </table:table-cell>
        </table:table-row>
        <table:table-row table:style-name="ro1">
          <table:table-cell office:value-type="float" office:value="346.994787259" calcext:value-type="float">
            <text:p>346.994787259</text:p>
          </table:table-cell>
          <table:table-cell office:value-type="float" office:value="446667" calcext:value-type="float">
            <text:p>446667</text:p>
          </table:table-cell>
          <table:table-cell office:value-type="float" office:value="441532" calcext:value-type="float">
            <text:p>441532</text:p>
          </table:table-cell>
          <table:table-cell office:value-type="float" office:value="0.981699237688884" calcext:value-type="float">
            <text:p>0.981699237688884</text:p>
          </table:table-cell>
        </table:table-row>
        <table:table-row table:style-name="ro1">
          <table:table-cell office:value-type="float" office:value="347.147528763999" calcext:value-type="float">
            <text:p>347.147528763999</text:p>
          </table:table-cell>
          <table:table-cell office:value-type="float" office:value="455145" calcext:value-type="float">
            <text:p>455145</text:p>
          </table:table-cell>
          <table:table-cell office:value-type="float" office:value="446667" calcext:value-type="float">
            <text:p>446667</text:p>
          </table:table-cell>
          <table:table-cell office:value-type="float" office:value="0.981678408556015" calcext:value-type="float">
            <text:p>0.981678408556015</text:p>
          </table:table-cell>
        </table:table-row>
        <table:table-row table:style-name="ro1">
          <table:table-cell office:value-type="float" office:value="347.263448164" calcext:value-type="float">
            <text:p>347.263448164</text:p>
          </table:table-cell>
          <table:table-cell office:value-type="float" office:value="457227" calcext:value-type="float">
            <text:p>457227</text:p>
          </table:table-cell>
          <table:table-cell office:value-type="float" office:value="455145" calcext:value-type="float">
            <text:p>455145</text:p>
          </table:table-cell>
          <table:table-cell office:value-type="float" office:value="0.982873591042343" calcext:value-type="float">
            <text:p>0.982873591042343</text:p>
          </table:table-cell>
        </table:table-row>
        <table:table-row table:style-name="ro1">
          <table:table-cell office:value-type="float" office:value="347.366979949" calcext:value-type="float">
            <text:p>347.366979949</text:p>
          </table:table-cell>
          <table:table-cell office:value-type="float" office:value="454785" calcext:value-type="float">
            <text:p>454785</text:p>
          </table:table-cell>
          <table:table-cell office:value-type="float" office:value="457227" calcext:value-type="float">
            <text:p>457227</text:p>
          </table:table-cell>
          <table:table-cell office:value-type="float" office:value="0.983829737031405" calcext:value-type="float">
            <text:p>0.983829737031405</text:p>
          </table:table-cell>
        </table:table-row>
        <table:table-row table:style-name="ro1">
          <table:table-cell office:value-type="float" office:value="347.544718228" calcext:value-type="float">
            <text:p>347.544718228</text:p>
          </table:table-cell>
          <table:table-cell office:value-type="float" office:value="444771" calcext:value-type="float">
            <text:p>444771</text:p>
          </table:table-cell>
          <table:table-cell office:value-type="float" office:value="454785" calcext:value-type="float">
            <text:p>454785</text:p>
          </table:table-cell>
          <table:table-cell office:value-type="float" office:value="0.984594653822655" calcext:value-type="float">
            <text:p>0.984594653822655</text:p>
          </table:table-cell>
        </table:table-row>
        <table:table-row table:style-name="ro1">
          <table:table-cell office:value-type="float" office:value="347.708427501" calcext:value-type="float">
            <text:p>347.708427501</text:p>
          </table:table-cell>
          <table:table-cell office:value-type="float" office:value="438047" calcext:value-type="float">
            <text:p>438047</text:p>
          </table:table-cell>
          <table:table-cell office:value-type="float" office:value="444950" calcext:value-type="float">
            <text:p>444950</text:p>
          </table:table-cell>
          <table:table-cell office:value-type="float" office:value="0.985206587255655" calcext:value-type="float">
            <text:p>0.985206587255655</text:p>
          </table:table-cell>
        </table:table-row>
        <table:table-row table:style-name="ro1">
          <table:table-cell office:value-type="float" office:value="347.884968875" calcext:value-type="float">
            <text:p>347.884968875</text:p>
          </table:table-cell>
          <table:table-cell office:value-type="float" office:value="441270" calcext:value-type="float">
            <text:p>441270</text:p>
          </table:table-cell>
          <table:table-cell office:value-type="float" office:value="438047" calcext:value-type="float">
            <text:p>438047</text:p>
          </table:table-cell>
          <table:table-cell office:value-type="float" office:value="0.985696134002055" calcext:value-type="float">
            <text:p>0.985696134002055</text:p>
          </table:table-cell>
        </table:table-row>
        <table:table-row table:style-name="ro1">
          <table:table-cell office:value-type="float" office:value="347.989882226999" calcext:value-type="float">
            <text:p>347.989882226999</text:p>
          </table:table-cell>
          <table:table-cell office:value-type="float" office:value="447354" calcext:value-type="float">
            <text:p>447354</text:p>
          </table:table-cell>
          <table:table-cell office:value-type="float" office:value="441270" calcext:value-type="float">
            <text:p>441270</text:p>
          </table:table-cell>
          <table:table-cell office:value-type="float" office:value="0.987314671176799" calcext:value-type="float">
            <text:p>0.987314671176799</text:p>
          </table:table-cell>
        </table:table-row>
        <table:table-row table:style-name="ro1">
          <table:table-cell office:value-type="float" office:value="348.171228621999" calcext:value-type="float">
            <text:p>348.171228621999</text:p>
          </table:table-cell>
          <table:table-cell office:value-type="float" office:value="456971" calcext:value-type="float">
            <text:p>456971</text:p>
          </table:table-cell>
          <table:table-cell office:value-type="float" office:value="447354" calcext:value-type="float">
            <text:p>447354</text:p>
          </table:table-cell>
          <table:table-cell office:value-type="float" office:value="0.988609500916595" calcext:value-type="float">
            <text:p>0.988609500916595</text:p>
          </table:table-cell>
        </table:table-row>
        <table:table-row table:style-name="ro1">
          <table:table-cell office:value-type="float" office:value="348.329303813" calcext:value-type="float">
            <text:p>348.329303813</text:p>
          </table:table-cell>
          <table:table-cell office:value-type="float" office:value="457113" calcext:value-type="float">
            <text:p>457113</text:p>
          </table:table-cell>
          <table:table-cell office:value-type="float" office:value="456954" calcext:value-type="float">
            <text:p>456954</text:p>
          </table:table-cell>
          <table:table-cell office:value-type="float" office:value="0.989645364708431" calcext:value-type="float">
            <text:p>0.989645364708431</text:p>
          </table:table-cell>
        </table:table-row>
        <table:table-row table:style-name="ro1">
          <table:table-cell office:value-type="float" office:value="348.464579796999" calcext:value-type="float">
            <text:p>348.464579796999</text:p>
          </table:table-cell>
          <table:table-cell office:value-type="float" office:value="450671" calcext:value-type="float">
            <text:p>450671</text:p>
          </table:table-cell>
          <table:table-cell office:value-type="float" office:value="457113" calcext:value-type="float">
            <text:p>457113</text:p>
          </table:table-cell>
          <table:table-cell office:value-type="float" office:value="0.9904740557419" calcext:value-type="float">
            <text:p>0.9904740557419</text:p>
          </table:table-cell>
        </table:table-row>
        <table:table-row table:style-name="ro1">
          <table:table-cell office:value-type="float" office:value="348.594452603" calcext:value-type="float">
            <text:p>348.594452603</text:p>
          </table:table-cell>
          <table:table-cell office:value-type="float" office:value="443002" calcext:value-type="float">
            <text:p>443002</text:p>
          </table:table-cell>
          <table:table-cell office:value-type="float" office:value="452360" calcext:value-type="float">
            <text:p>452360</text:p>
          </table:table-cell>
          <table:table-cell office:value-type="float" office:value="0.99237924459352" calcext:value-type="float">
            <text:p>0.99237924459352</text:p>
          </table:table-cell>
        </table:table-row>
        <table:table-row table:style-name="ro1">
          <table:table-cell office:value-type="float" office:value="348.731308707" calcext:value-type="float">
            <text:p>348.731308707</text:p>
          </table:table-cell>
          <table:table-cell office:value-type="float" office:value="438800" calcext:value-type="float">
            <text:p>438800</text:p>
          </table:table-cell>
          <table:table-cell office:value-type="float" office:value="446360" calcext:value-type="float">
            <text:p>446360</text:p>
          </table:table-cell>
          <table:table-cell office:value-type="float" office:value="0.995161257310036" calcext:value-type="float">
            <text:p>0.995161257310036</text:p>
          </table:table-cell>
        </table:table-row>
        <table:table-row table:style-name="ro1">
          <table:table-cell office:value-type="float" office:value="348.856651705999" calcext:value-type="float">
            <text:p>348.856651705999</text:p>
          </table:table-cell>
          <table:table-cell office:value-type="float" office:value="441019" calcext:value-type="float">
            <text:p>441019</text:p>
          </table:table-cell>
          <table:table-cell office:value-type="float" office:value="441262" calcext:value-type="float">
            <text:p>441262</text:p>
          </table:table-cell>
          <table:table-cell office:value-type="float" office:value="0.997386867483249" calcext:value-type="float">
            <text:p>0.997386867483249</text:p>
          </table:table-cell>
        </table:table-row>
        <table:table-row table:style-name="ro1">
          <table:table-cell office:value-type="float" office:value="348.994051706999" calcext:value-type="float">
            <text:p>348.994051706999</text:p>
          </table:table-cell>
          <table:table-cell office:value-type="float" office:value="448620" calcext:value-type="float">
            <text:p>448620</text:p>
          </table:table-cell>
          <table:table-cell office:value-type="float" office:value="441019" calcext:value-type="float">
            <text:p>441019</text:p>
          </table:table-cell>
          <table:table-cell office:value-type="float" office:value="0.99916735562182" calcext:value-type="float">
            <text:p>0.99916735562182</text:p>
          </table:table-cell>
        </table:table-row>
        <table:table-row table:style-name="ro1">
          <table:table-cell office:value-type="float" office:value="349.142177292999" calcext:value-type="float">
            <text:p>349.142177292999</text:p>
          </table:table-cell>
          <table:table-cell office:value-type="float" office:value="456933" calcext:value-type="float">
            <text:p>456933</text:p>
          </table:table-cell>
          <table:table-cell office:value-type="float" office:value="448620" calcext:value-type="float">
            <text:p>448620</text:p>
          </table:table-cell>
          <table:table-cell office:value-type="float" office:value="1.00186553006708" calcext:value-type="float">
            <text:p>1.00186553006708</text:p>
          </table:table-cell>
        </table:table-row>
        <table:table-row table:style-name="ro1">
          <table:table-cell office:value-type="float" office:value="349.280286142999" calcext:value-type="float">
            <text:p>349.280286142999</text:p>
          </table:table-cell>
          <table:table-cell office:value-type="float" office:value="459099" calcext:value-type="float">
            <text:p>459099</text:p>
          </table:table-cell>
          <table:table-cell office:value-type="float" office:value="456933" calcext:value-type="float">
            <text:p>456933</text:p>
          </table:table-cell>
          <table:table-cell office:value-type="float" office:value="1.00402406962328" calcext:value-type="float">
            <text:p>1.00402406962328</text:p>
          </table:table-cell>
        </table:table-row>
        <table:table-row table:style-name="ro1">
          <table:table-cell office:value-type="float" office:value="349.416806351999" calcext:value-type="float">
            <text:p>349.416806351999</text:p>
          </table:table-cell>
          <table:table-cell office:value-type="float" office:value="454409" calcext:value-type="float">
            <text:p>454409</text:p>
          </table:table-cell>
          <table:table-cell office:value-type="float" office:value="459099" calcext:value-type="float">
            <text:p>459099</text:p>
          </table:table-cell>
          <table:table-cell office:value-type="float" office:value="1.00575090126825" calcext:value-type="float">
            <text:p>1.00575090126825</text:p>
          </table:table-cell>
        </table:table-row>
        <table:table-row table:style-name="ro1">
          <table:table-cell office:value-type="float" office:value="349.540005613999" calcext:value-type="float">
            <text:p>349.540005613999</text:p>
          </table:table-cell>
          <table:table-cell office:value-type="float" office:value="447052" calcext:value-type="float">
            <text:p>447052</text:p>
          </table:table-cell>
          <table:table-cell office:value-type="float" office:value="454589" calcext:value-type="float">
            <text:p>454589</text:p>
          </table:table-cell>
          <table:table-cell office:value-type="float" office:value="1.00842237706555" calcext:value-type="float">
            <text:p>1.00842237706555</text:p>
          </table:table-cell>
        </table:table-row>
        <table:table-row table:style-name="ro1">
          <table:table-cell office:value-type="float" office:value="349.664224778999" calcext:value-type="float">
            <text:p>349.664224778999</text:p>
          </table:table-cell>
          <table:table-cell office:value-type="float" office:value="441081" calcext:value-type="float">
            <text:p>441081</text:p>
          </table:table-cell>
          <table:table-cell office:value-type="float" office:value="447052" calcext:value-type="float">
            <text:p>447052</text:p>
          </table:table-cell>
          <table:table-cell office:value-type="float" office:value="1.0105595577034" calcext:value-type="float">
            <text:p>1.0105595577034</text:p>
          </table:table-cell>
        </table:table-row>
        <table:table-row table:style-name="ro1">
          <table:table-cell office:value-type="float" office:value="349.791938098" calcext:value-type="float">
            <text:p>349.791938098</text:p>
          </table:table-cell>
          <table:table-cell office:value-type="float" office:value="440137" calcext:value-type="float">
            <text:p>440137</text:p>
          </table:table-cell>
          <table:table-cell office:value-type="float" office:value="441052" calcext:value-type="float">
            <text:p>441052</text:p>
          </table:table-cell>
          <table:table-cell office:value-type="float" office:value="1.01357585129092" calcext:value-type="float">
            <text:p>1.01357585129092</text:p>
          </table:table-cell>
        </table:table-row>
        <table:table-row table:style-name="ro1">
          <table:table-cell office:value-type="float" office:value="349.975703912" calcext:value-type="float">
            <text:p>349.975703912</text:p>
          </table:table-cell>
          <table:table-cell office:value-type="float" office:value="448455" calcext:value-type="float">
            <text:p>448455</text:p>
          </table:table-cell>
          <table:table-cell office:value-type="float" office:value="440137" calcext:value-type="float">
            <text:p>440137</text:p>
          </table:table-cell>
          <table:table-cell office:value-type="float" office:value="1.01598888616094" calcext:value-type="float">
            <text:p>1.01598888616094</text:p>
          </table:table-cell>
        </table:table-row>
        <table:table-row table:style-name="ro1">
          <table:table-cell office:value-type="float" office:value="350.115093967999" calcext:value-type="float">
            <text:p>350.115093967999</text:p>
          </table:table-cell>
          <table:table-cell office:value-type="float" office:value="456732" calcext:value-type="float">
            <text:p>456732</text:p>
          </table:table-cell>
          <table:table-cell office:value-type="float" office:value="448455" calcext:value-type="float">
            <text:p>448455</text:p>
          </table:table-cell>
          <table:table-cell office:value-type="float" office:value="1.01791931405696" calcext:value-type="float">
            <text:p>1.01791931405696</text:p>
          </table:table-cell>
        </table:table-row>
        <table:table-row table:style-name="ro1">
          <table:table-cell office:value-type="float" office:value="350.247201662" calcext:value-type="float">
            <text:p>350.247201662</text:p>
          </table:table-cell>
          <table:table-cell office:value-type="float" office:value="460245" calcext:value-type="float">
            <text:p>460245</text:p>
          </table:table-cell>
          <table:table-cell office:value-type="float" office:value="456732" calcext:value-type="float">
            <text:p>456732</text:p>
          </table:table-cell>
          <table:table-cell office:value-type="float" office:value="1.01946365637377" calcext:value-type="float">
            <text:p>1.01946365637377</text:p>
          </table:table-cell>
        </table:table-row>
        <table:table-row table:style-name="ro1">
          <table:table-cell office:value-type="float" office:value="350.37093053" calcext:value-type="float">
            <text:p>350.37093053</text:p>
          </table:table-cell>
          <table:table-cell office:value-type="float" office:value="457620" calcext:value-type="float">
            <text:p>457620</text:p>
          </table:table-cell>
          <table:table-cell office:value-type="float" office:value="460245" calcext:value-type="float">
            <text:p>460245</text:p>
          </table:table-cell>
          <table:table-cell office:value-type="float" office:value="1.00911931219579" calcext:value-type="float">
            <text:p>1.00911931219579</text:p>
          </table:table-cell>
        </table:table-row>
        <table:table-row table:style-name="ro1">
          <table:table-cell office:value-type="float" office:value="350.497364192999" calcext:value-type="float">
            <text:p>350.497364192999</text:p>
          </table:table-cell>
          <table:table-cell office:value-type="float" office:value="450662" calcext:value-type="float">
            <text:p>450662</text:p>
          </table:table-cell>
          <table:table-cell office:value-type="float" office:value="457620" calcext:value-type="float">
            <text:p>457620</text:p>
          </table:table-cell>
          <table:table-cell office:value-type="float" office:value="1.00084383685341" calcext:value-type="float">
            <text:p>1.00084383685341</text:p>
          </table:table-cell>
        </table:table-row>
        <table:table-row table:style-name="ro1">
          <table:table-cell office:value-type="float" office:value="350.620718295999" calcext:value-type="float">
            <text:p>350.620718295999</text:p>
          </table:table-cell>
          <table:table-cell office:value-type="float" office:value="443742" calcext:value-type="float">
            <text:p>443742</text:p>
          </table:table-cell>
          <table:table-cell office:value-type="float" office:value="454020" calcext:value-type="float">
            <text:p>454020</text:p>
          </table:table-cell>
          <table:table-cell office:value-type="float" office:value="0.995480264287922" calcext:value-type="float">
            <text:p>0.995480264287922</text:p>
          </table:table-cell>
        </table:table-row>
        <table:table-row table:style-name="ro1">
          <table:table-cell office:value-type="float" office:value="350.723665963" calcext:value-type="float">
            <text:p>350.723665963</text:p>
          </table:table-cell>
          <table:table-cell office:value-type="float" office:value="440860" calcext:value-type="float">
            <text:p>440860</text:p>
          </table:table-cell>
          <table:table-cell office:value-type="float" office:value="446098" calcext:value-type="float">
            <text:p>446098</text:p>
          </table:table-cell>
          <table:table-cell office:value-type="float" office:value="0.991189406235532" calcext:value-type="float">
            <text:p>0.991189406235532</text:p>
          </table:table-cell>
        </table:table-row>
        <table:table-row table:style-name="ro1">
          <table:table-cell office:value-type="float" office:value="350.828501312999" calcext:value-type="float">
            <text:p>350.828501312999</text:p>
          </table:table-cell>
          <table:table-cell office:value-type="float" office:value="442020" calcext:value-type="float">
            <text:p>442020</text:p>
          </table:table-cell>
          <table:table-cell office:value-type="float" office:value="440860" calcext:value-type="float">
            <text:p>440860</text:p>
          </table:table-cell>
          <table:table-cell office:value-type="float" office:value="0.989029956360975" calcext:value-type="float">
            <text:p>0.989029956360975</text:p>
          </table:table-cell>
        </table:table-row>
        <table:table-row table:style-name="ro1">
          <table:table-cell office:value-type="float" office:value="350.940915009" calcext:value-type="float">
            <text:p>350.940915009</text:p>
          </table:table-cell>
          <table:table-cell office:value-type="float" office:value="447313" calcext:value-type="float">
            <text:p>447313</text:p>
          </table:table-cell>
          <table:table-cell office:value-type="float" office:value="442020" calcext:value-type="float">
            <text:p>442020</text:p>
          </table:table-cell>
          <table:table-cell office:value-type="float" office:value="0.988592386141411" calcext:value-type="float">
            <text:p>0.988592386141411</text:p>
          </table:table-cell>
        </table:table-row>
        <table:table-row table:style-name="ro1">
          <table:table-cell office:value-type="float" office:value="351.054860654" calcext:value-type="float">
            <text:p>351.054860654</text:p>
          </table:table-cell>
          <table:table-cell office:value-type="float" office:value="454434" calcext:value-type="float">
            <text:p>454434</text:p>
          </table:table-cell>
          <table:table-cell office:value-type="float" office:value="447313" calcext:value-type="float">
            <text:p>447313</text:p>
          </table:table-cell>
          <table:table-cell office:value-type="float" office:value="0.988242329965761" calcext:value-type="float">
            <text:p>0.988242329965761</text:p>
          </table:table-cell>
        </table:table-row>
        <table:table-row table:style-name="ro1">
          <table:table-cell office:value-type="float" office:value="351.173940302999" calcext:value-type="float">
            <text:p>351.173940302999</text:p>
          </table:table-cell>
          <table:table-cell office:value-type="float" office:value="460053" calcext:value-type="float">
            <text:p>460053</text:p>
          </table:table-cell>
          <table:table-cell office:value-type="float" office:value="454434" calcext:value-type="float">
            <text:p>454434</text:p>
          </table:table-cell>
          <table:table-cell office:value-type="float" office:value="0.98796228502524" calcext:value-type="float">
            <text:p>0.98796228502524</text:p>
          </table:table-cell>
        </table:table-row>
        <table:table-row table:style-name="ro1">
          <table:table-cell office:value-type="float" office:value="351.289073272999" calcext:value-type="float">
            <text:p>351.289073272999</text:p>
          </table:table-cell>
          <table:table-cell office:value-type="float" office:value="460989" calcext:value-type="float">
            <text:p>460989</text:p>
          </table:table-cell>
          <table:table-cell office:value-type="float" office:value="460053" calcext:value-type="float">
            <text:p>460053</text:p>
          </table:table-cell>
          <table:table-cell office:value-type="float" office:value="0.987738249072824" calcext:value-type="float">
            <text:p>0.987738249072824</text:p>
          </table:table-cell>
        </table:table-row>
        <table:table-row table:style-name="ro1">
          <table:table-cell office:value-type="float" office:value="351.479092676" calcext:value-type="float">
            <text:p>351.479092676</text:p>
          </table:table-cell>
          <table:table-cell office:value-type="float" office:value="452788" calcext:value-type="float">
            <text:p>452788</text:p>
          </table:table-cell>
          <table:table-cell office:value-type="float" office:value="460989" calcext:value-type="float">
            <text:p>460989</text:p>
          </table:table-cell>
          <table:table-cell office:value-type="float" office:value="0.987559020310891" calcext:value-type="float">
            <text:p>0.987559020310891</text:p>
          </table:table-cell>
        </table:table-row>
        <table:table-row table:style-name="ro1">
          <table:table-cell office:value-type="float" office:value="351.609103413999" calcext:value-type="float">
            <text:p>351.609103413999</text:p>
          </table:table-cell>
          <table:table-cell office:value-type="float" office:value="445278" calcext:value-type="float">
            <text:p>445278</text:p>
          </table:table-cell>
          <table:table-cell office:value-type="float" office:value="452788" calcext:value-type="float">
            <text:p>452788</text:p>
          </table:table-cell>
          <table:table-cell office:value-type="float" office:value="0.988722712937454" calcext:value-type="float">
            <text:p>0.988722712937454</text:p>
          </table:table-cell>
        </table:table-row>
        <table:table-row table:style-name="ro1">
          <table:table-cell office:value-type="float" office:value="351.722624762999" calcext:value-type="float">
            <text:p>351.722624762999</text:p>
          </table:table-cell>
          <table:table-cell office:value-type="float" office:value="441870" calcext:value-type="float">
            <text:p>441870</text:p>
          </table:table-cell>
          <table:table-cell office:value-type="float" office:value="448518" calcext:value-type="float">
            <text:p>448518</text:p>
          </table:table-cell>
          <table:table-cell office:value-type="float" office:value="0.989653667038705" calcext:value-type="float">
            <text:p>0.989653667038705</text:p>
          </table:table-cell>
        </table:table-row>
        <table:table-row table:style-name="ro1">
          <table:table-cell office:value-type="float" office:value="351.866285631999" calcext:value-type="float">
            <text:p>351.866285631999</text:p>
          </table:table-cell>
          <table:table-cell office:value-type="float" office:value="444418" calcext:value-type="float">
            <text:p>444418</text:p>
          </table:table-cell>
          <table:table-cell office:value-type="float" office:value="442518" calcext:value-type="float">
            <text:p>442518</text:p>
          </table:table-cell>
          <table:table-cell office:value-type="float" office:value="0.990398430319706" calcext:value-type="float">
            <text:p>0.990398430319706</text:p>
          </table:table-cell>
        </table:table-row>
        <table:table-row table:style-name="ro1">
          <table:table-cell office:value-type="float" office:value="351.999873074999" calcext:value-type="float">
            <text:p>351.999873074999</text:p>
          </table:table-cell>
          <table:table-cell office:value-type="float" office:value="451991" calcext:value-type="float">
            <text:p>451991</text:p>
          </table:table-cell>
          <table:table-cell office:value-type="float" office:value="444418" calcext:value-type="float">
            <text:p>444418</text:p>
          </table:table-cell>
          <table:table-cell office:value-type="float" office:value="0.990994240944507" calcext:value-type="float">
            <text:p>0.990994240944507</text:p>
          </table:table-cell>
        </table:table-row>
        <table:table-row table:style-name="ro1">
          <table:table-cell office:value-type="float" office:value="352.160122342" calcext:value-type="float">
            <text:p>352.160122342</text:p>
          </table:table-cell>
          <table:table-cell office:value-type="float" office:value="460607" calcext:value-type="float">
            <text:p>460607</text:p>
          </table:table-cell>
          <table:table-cell office:value-type="float" office:value="451991" calcext:value-type="float">
            <text:p>451991</text:p>
          </table:table-cell>
          <table:table-cell office:value-type="float" office:value="0.991470889444347" calcext:value-type="float">
            <text:p>0.991470889444347</text:p>
          </table:table-cell>
        </table:table-row>
        <table:table-row table:style-name="ro1">
          <table:table-cell office:value-type="float" office:value="352.309784157" calcext:value-type="float">
            <text:p>352.309784157</text:p>
          </table:table-cell>
          <table:table-cell office:value-type="float" office:value="461612" calcext:value-type="float">
            <text:p>461612</text:p>
          </table:table-cell>
          <table:table-cell office:value-type="float" office:value="460607" calcext:value-type="float">
            <text:p>460607</text:p>
          </table:table-cell>
          <table:table-cell office:value-type="float" office:value="0.991852208244219" calcext:value-type="float">
            <text:p>0.991852208244219</text:p>
          </table:table-cell>
        </table:table-row>
        <table:table-row table:style-name="ro1">
          <table:table-cell office:value-type="float" office:value="352.435846344" calcext:value-type="float">
            <text:p>352.435846344</text:p>
          </table:table-cell>
          <table:table-cell office:value-type="float" office:value="456358" calcext:value-type="float">
            <text:p>456358</text:p>
          </table:table-cell>
          <table:table-cell office:value-type="float" office:value="461612" calcext:value-type="float">
            <text:p>461612</text:p>
          </table:table-cell>
          <table:table-cell office:value-type="float" office:value="0.992157263284117" calcext:value-type="float">
            <text:p>0.992157263284117</text:p>
          </table:table-cell>
        </table:table-row>
        <table:table-row table:style-name="ro1">
          <table:table-cell office:value-type="float" office:value="352.563236087999" calcext:value-type="float">
            <text:p>352.563236087999</text:p>
          </table:table-cell>
          <table:table-cell office:value-type="float" office:value="448693" calcext:value-type="float">
            <text:p>448693</text:p>
          </table:table-cell>
          <table:table-cell office:value-type="float" office:value="456846" calcext:value-type="float">
            <text:p>456846</text:p>
          </table:table-cell>
          <table:table-cell office:value-type="float" office:value="0.993725810627294" calcext:value-type="float">
            <text:p>0.993725810627294</text:p>
          </table:table-cell>
        </table:table-row>
        <table:table-row table:style-name="ro1">
          <table:table-cell office:value-type="float" office:value="352.688275802999" calcext:value-type="float">
            <text:p>352.688275802999</text:p>
          </table:table-cell>
          <table:table-cell office:value-type="float" office:value="443430" calcext:value-type="float">
            <text:p>443430</text:p>
          </table:table-cell>
          <table:table-cell office:value-type="float" office:value="449646" calcext:value-type="float">
            <text:p>449646</text:p>
          </table:table-cell>
          <table:table-cell office:value-type="float" office:value="0.994980648501835" calcext:value-type="float">
            <text:p>0.994980648501835</text:p>
          </table:table-cell>
        </table:table-row>
        <table:table-row table:style-name="ro1">
          <table:table-cell office:value-type="float" office:value="352.798064414999" calcext:value-type="float">
            <text:p>352.798064414999</text:p>
          </table:table-cell>
          <table:table-cell office:value-type="float" office:value="443250" calcext:value-type="float">
            <text:p>443250</text:p>
          </table:table-cell>
          <table:table-cell office:value-type="float" office:value="443430" calcext:value-type="float">
            <text:p>443430</text:p>
          </table:table-cell>
          <table:table-cell office:value-type="float" office:value="0.995984518801468" calcext:value-type="float">
            <text:p>0.995984518801468</text:p>
          </table:table-cell>
        </table:table-row>
        <table:table-row table:style-name="ro1">
          <table:table-cell office:value-type="float" office:value="352.924563438" calcext:value-type="float">
            <text:p>352.924563438</text:p>
          </table:table-cell>
          <table:table-cell office:value-type="float" office:value="448360" calcext:value-type="float">
            <text:p>448360</text:p>
          </table:table-cell>
          <table:table-cell office:value-type="float" office:value="443250" calcext:value-type="float">
            <text:p>443250</text:p>
          </table:table-cell>
          <table:table-cell office:value-type="float" office:value="0.998129896920369" calcext:value-type="float">
            <text:p>0.998129896920369</text:p>
          </table:table-cell>
        </table:table-row>
        <table:table-row table:style-name="ro1">
          <table:table-cell office:value-type="float" office:value="353.029481928999" calcext:value-type="float">
            <text:p>353.029481928999</text:p>
          </table:table-cell>
          <table:table-cell office:value-type="float" office:value="454871" calcext:value-type="float">
            <text:p>454871</text:p>
          </table:table-cell>
          <table:table-cell office:value-type="float" office:value="448360" calcext:value-type="float">
            <text:p>448360</text:p>
          </table:table-cell>
          <table:table-cell office:value-type="float" office:value="0.99984619941549" calcext:value-type="float">
            <text:p>0.99984619941549</text:p>
          </table:table-cell>
        </table:table-row>
        <table:table-row table:style-name="ro1">
          <table:table-cell office:value-type="float" office:value="353.136067670999" calcext:value-type="float">
            <text:p>353.136067670999</text:p>
          </table:table-cell>
          <table:table-cell office:value-type="float" office:value="460681" calcext:value-type="float">
            <text:p>460681</text:p>
          </table:table-cell>
          <table:table-cell office:value-type="float" office:value="454871" calcext:value-type="float">
            <text:p>454871</text:p>
          </table:table-cell>
          <table:table-cell office:value-type="float" office:value="1.00257966223509" calcext:value-type="float">
            <text:p>1.00257966223509</text:p>
          </table:table-cell>
        </table:table-row>
        <table:table-row table:style-name="ro1">
          <table:table-cell office:value-type="float" office:value="353.238505649999" calcext:value-type="float">
            <text:p>353.238505649999</text:p>
          </table:table-cell>
          <table:table-cell office:value-type="float" office:value="463212" calcext:value-type="float">
            <text:p>463212</text:p>
          </table:table-cell>
          <table:table-cell office:value-type="float" office:value="459749" calcext:value-type="float">
            <text:p>459749</text:p>
          </table:table-cell>
          <table:table-cell office:value-type="float" office:value="1.00476643249078" calcext:value-type="float">
            <text:p>1.00476643249078</text:p>
          </table:table-cell>
        </table:table-row>
        <table:table-row table:style-name="ro1">
          <table:table-cell office:value-type="float" office:value="353.343694204999" calcext:value-type="float">
            <text:p>353.343694204999</text:p>
          </table:table-cell>
          <table:table-cell office:value-type="float" office:value="461660" calcext:value-type="float">
            <text:p>461660</text:p>
          </table:table-cell>
          <table:table-cell office:value-type="float" office:value="463212" calcext:value-type="float">
            <text:p>463212</text:p>
          </table:table-cell>
          <table:table-cell office:value-type="float" office:value="1.00789477864568" calcext:value-type="float">
            <text:p>1.00789477864568</text:p>
          </table:table-cell>
        </table:table-row>
        <table:table-row table:style-name="ro1">
          <table:table-cell office:value-type="float" office:value="353.485193776" calcext:value-type="float">
            <text:p>353.485193776</text:p>
          </table:table-cell>
          <table:table-cell office:value-type="float" office:value="454414" calcext:value-type="float">
            <text:p>454414</text:p>
          </table:table-cell>
          <table:table-cell office:value-type="float" office:value="461660" calcext:value-type="float">
            <text:p>461660</text:p>
          </table:table-cell>
          <table:table-cell office:value-type="float" office:value="1.01039745556961" calcext:value-type="float">
            <text:p>1.01039745556961</text:p>
          </table:table-cell>
        </table:table-row>
        <table:table-row table:style-name="ro1">
          <table:table-cell office:value-type="float" office:value="353.621993278999" calcext:value-type="float">
            <text:p>353.621993278999</text:p>
          </table:table-cell>
          <table:table-cell office:value-type="float" office:value="446685" calcext:value-type="float">
            <text:p>446685</text:p>
          </table:table-cell>
          <table:table-cell office:value-type="float" office:value="458060" calcext:value-type="float">
            <text:p>458060</text:p>
          </table:table-cell>
          <table:table-cell office:value-type="float" office:value="1.01239959710875" calcext:value-type="float">
            <text:p>1.01239959710875</text:p>
          </table:table-cell>
        </table:table-row>
        <table:table-row table:style-name="ro1">
          <table:table-cell office:value-type="float" office:value="353.759776633" calcext:value-type="float">
            <text:p>353.759776633</text:p>
          </table:table-cell>
          <table:table-cell office:value-type="float" office:value="443778" calcext:value-type="float">
            <text:p>443778</text:p>
          </table:table-cell>
          <table:table-cell office:value-type="float" office:value="453126" calcext:value-type="float">
            <text:p>453126</text:p>
          </table:table-cell>
          <table:table-cell office:value-type="float" office:value="1.01400131034006" calcext:value-type="float">
            <text:p>1.01400131034006</text:p>
          </table:table-cell>
        </table:table-row>
        <table:table-row table:style-name="ro1">
          <table:table-cell office:value-type="float" office:value="353.893263193999" calcext:value-type="float">
            <text:p>353.893263193999</text:p>
          </table:table-cell>
          <table:table-cell office:value-type="float" office:value="447678" calcext:value-type="float">
            <text:p>447678</text:p>
          </table:table-cell>
          <table:table-cell office:value-type="float" office:value="448699" calcext:value-type="float">
            <text:p>448699</text:p>
          </table:table-cell>
          <table:table-cell office:value-type="float" office:value="1.01668050032684" calcext:value-type="float">
            <text:p>1.01668050032684</text:p>
          </table:table-cell>
        </table:table-row>
        <table:table-row table:style-name="ro1">
          <table:table-cell office:value-type="float" office:value="354.021172703999" calcext:value-type="float">
            <text:p>354.021172703999</text:p>
          </table:table-cell>
          <table:table-cell office:value-type="float" office:value="455347" calcext:value-type="float">
            <text:p>455347</text:p>
          </table:table-cell>
          <table:table-cell office:value-type="float" office:value="447678" calcext:value-type="float">
            <text:p>447678</text:p>
          </table:table-cell>
          <table:table-cell office:value-type="float" office:value="1.01882385231627" calcext:value-type="float">
            <text:p>1.01882385231627</text:p>
          </table:table-cell>
        </table:table-row>
        <table:table-row table:style-name="ro1">
          <table:table-cell office:value-type="float" office:value="354.143208939999" calcext:value-type="float">
            <text:p>354.143208939999</text:p>
          </table:table-cell>
          <table:table-cell office:value-type="float" office:value="461975" calcext:value-type="float">
            <text:p>461975</text:p>
          </table:table-cell>
          <table:table-cell office:value-type="float" office:value="455347" calcext:value-type="float">
            <text:p>455347</text:p>
          </table:table-cell>
          <table:table-cell office:value-type="float" office:value="1.02053853390781" calcext:value-type="float">
            <text:p>1.02053853390781</text:p>
          </table:table-cell>
        </table:table-row>
        <table:table-row table:style-name="ro1">
          <table:table-cell office:value-type="float" office:value="354.24800095" calcext:value-type="float">
            <text:p>354.24800095</text:p>
          </table:table-cell>
          <table:table-cell office:value-type="float" office:value="464247" calcext:value-type="float">
            <text:p>464247</text:p>
          </table:table-cell>
          <table:table-cell office:value-type="float" office:value="461975" calcext:value-type="float">
            <text:p>461975</text:p>
          </table:table-cell>
          <table:table-cell office:value-type="float" office:value="1.02191027918104" calcext:value-type="float">
            <text:p>1.02191027918104</text:p>
          </table:table-cell>
        </table:table-row>
        <table:table-row table:style-name="ro1">
          <table:table-cell office:value-type="float" office:value="354.446634079999" calcext:value-type="float">
            <text:p>354.446634079999</text:p>
          </table:table-cell>
          <table:table-cell office:value-type="float" office:value="457737" calcext:value-type="float">
            <text:p>457737</text:p>
          </table:table-cell>
          <table:table-cell office:value-type="float" office:value="464247" calcext:value-type="float">
            <text:p>464247</text:p>
          </table:table-cell>
          <table:table-cell office:value-type="float" office:value="1.02300767539963" calcext:value-type="float">
            <text:p>1.02300767539963</text:p>
          </table:table-cell>
        </table:table-row>
        <table:table-row table:style-name="ro1">
          <table:table-cell office:value-type="float" office:value="354.552678914999" calcext:value-type="float">
            <text:p>354.552678914999</text:p>
          </table:table-cell>
          <table:table-cell office:value-type="float" office:value="451302" calcext:value-type="float">
            <text:p>451302</text:p>
          </table:table-cell>
          <table:table-cell office:value-type="float" office:value="459447" calcext:value-type="float">
            <text:p>459447</text:p>
          </table:table-cell>
          <table:table-cell office:value-type="float" office:value="1.02530269204384" calcext:value-type="float">
            <text:p>1.02530269204384</text:p>
          </table:table-cell>
        </table:table-row>
        <table:table-row table:style-name="ro1">
          <table:table-cell office:value-type="float" office:value="354.664527923" calcext:value-type="float">
            <text:p>354.664527923</text:p>
          </table:table-cell>
          <table:table-cell office:value-type="float" office:value="446072" calcext:value-type="float">
            <text:p>446072</text:p>
          </table:table-cell>
          <table:table-cell office:value-type="float" office:value="454144" calcext:value-type="float">
            <text:p>454144</text:p>
          </table:table-cell>
          <table:table-cell office:value-type="float" office:value="1.02713870535921" calcext:value-type="float">
            <text:p>1.02713870535921</text:p>
          </table:table-cell>
        </table:table-row>
        <table:table-row table:style-name="ro1">
          <table:table-cell office:value-type="float" office:value="354.781918950999" calcext:value-type="float">
            <text:p>354.781918950999</text:p>
          </table:table-cell>
          <table:table-cell office:value-type="float" office:value="444982" calcext:value-type="float">
            <text:p>444982</text:p>
          </table:table-cell>
          <table:table-cell office:value-type="float" office:value="446072" calcext:value-type="float">
            <text:p>446072</text:p>
          </table:table-cell>
          <table:table-cell office:value-type="float" office:value="1.02860751601151" calcext:value-type="float">
            <text:p>1.02860751601151</text:p>
          </table:table-cell>
        </table:table-row>
        <table:table-row table:style-name="ro1">
          <table:table-cell office:value-type="float" office:value="354.93041515" calcext:value-type="float">
            <text:p>354.93041515</text:p>
          </table:table-cell>
          <table:table-cell office:value-type="float" office:value="450696" calcext:value-type="float">
            <text:p>450696</text:p>
          </table:table-cell>
          <table:table-cell office:value-type="float" office:value="444982" calcext:value-type="float">
            <text:p>444982</text:p>
          </table:table-cell>
          <table:table-cell office:value-type="float" office:value="1.02978256453334" calcext:value-type="float">
            <text:p>1.02978256453334</text:p>
          </table:table-cell>
        </table:table-row>
        <table:table-row table:style-name="ro1">
          <table:table-cell office:value-type="float" office:value="355.053209775999" calcext:value-type="float">
            <text:p>355.053209775999</text:p>
          </table:table-cell>
          <table:table-cell office:value-type="float" office:value="458334" calcext:value-type="float">
            <text:p>458334</text:p>
          </table:table-cell>
          <table:table-cell office:value-type="float" office:value="450696" calcext:value-type="float">
            <text:p>450696</text:p>
          </table:table-cell>
          <table:table-cell office:value-type="float" office:value="1.03072260335081" calcext:value-type="float">
            <text:p>1.03072260335081</text:p>
          </table:table-cell>
        </table:table-row>
        <table:table-row table:style-name="ro1">
          <table:table-cell office:value-type="float" office:value="355.176264905" calcext:value-type="float">
            <text:p>355.176264905</text:p>
          </table:table-cell>
          <table:table-cell office:value-type="float" office:value="464122" calcext:value-type="float">
            <text:p>464122</text:p>
          </table:table-cell>
          <table:table-cell office:value-type="float" office:value="458334" calcext:value-type="float">
            <text:p>458334</text:p>
          </table:table-cell>
          <table:table-cell office:value-type="float" office:value="1.01902252712509" calcext:value-type="float">
            <text:p>1.01902252712509</text:p>
          </table:table-cell>
        </table:table-row>
        <table:table-row table:style-name="ro1">
          <table:table-cell office:value-type="float" office:value="355.283780407999" calcext:value-type="float">
            <text:p>355.283780407999</text:p>
          </table:table-cell>
          <table:table-cell office:value-type="float" office:value="465059" calcext:value-type="float">
            <text:p>465059</text:p>
          </table:table-cell>
          <table:table-cell office:value-type="float" office:value="464122" calcext:value-type="float">
            <text:p>464122</text:p>
          </table:table-cell>
          <table:table-cell office:value-type="float" office:value="1.00966246614452" calcext:value-type="float">
            <text:p>1.00966246614452</text:p>
          </table:table-cell>
        </table:table-row>
        <table:table-row table:style-name="ro1">
          <table:table-cell office:value-type="float" office:value="355.484245670999" calcext:value-type="float">
            <text:p>355.484245670999</text:p>
          </table:table-cell>
          <table:table-cell office:value-type="float" office:value="456472" calcext:value-type="float">
            <text:p>456472</text:p>
          </table:table-cell>
          <table:table-cell office:value-type="float" office:value="465059" calcext:value-type="float">
            <text:p>465059</text:p>
          </table:table-cell>
          <table:table-cell office:value-type="float" office:value="1.00217441736006" calcext:value-type="float">
            <text:p>1.00217441736006</text:p>
          </table:table-cell>
        </table:table-row>
        <table:table-row table:style-name="ro1">
          <table:table-cell office:value-type="float" office:value="355.60014918" calcext:value-type="float">
            <text:p>355.60014918</text:p>
          </table:table-cell>
          <table:table-cell office:value-type="float" office:value="449714" calcext:value-type="float">
            <text:p>449714</text:p>
          </table:table-cell>
          <table:table-cell office:value-type="float" office:value="460259" calcext:value-type="float">
            <text:p>460259</text:p>
          </table:table-cell>
          <table:table-cell office:value-type="float" office:value="0.997543729692244" calcext:value-type="float">
            <text:p>0.997543729692244</text:p>
          </table:table-cell>
        </table:table-row>
        <table:table-row table:style-name="ro1">
          <table:table-cell office:value-type="float" office:value="355.734258917999" calcext:value-type="float">
            <text:p>355.734258917999</text:p>
          </table:table-cell>
          <table:table-cell office:value-type="float" office:value="445783" calcext:value-type="float">
            <text:p>445783</text:p>
          </table:table-cell>
          <table:table-cell office:value-type="float" office:value="455542" calcext:value-type="float">
            <text:p>455542</text:p>
          </table:table-cell>
          <table:table-cell office:value-type="float" office:value="0.993839179557991" calcext:value-type="float">
            <text:p>0.993839179557991</text:p>
          </table:table-cell>
        </table:table-row>
        <table:table-row table:style-name="ro1">
          <table:table-cell office:value-type="float" office:value="355.855257490999" calcext:value-type="float">
            <text:p>355.855257490999</text:p>
          </table:table-cell>
          <table:table-cell office:value-type="float" office:value="447963" calcext:value-type="float">
            <text:p>447963</text:p>
          </table:table-cell>
          <table:table-cell office:value-type="float" office:value="449542" calcext:value-type="float">
            <text:p>449542</text:p>
          </table:table-cell>
          <table:table-cell office:value-type="float" office:value="0.992254442237942" calcext:value-type="float">
            <text:p>0.992254442237942</text:p>
          </table:table-cell>
        </table:table-row>
        <table:table-row table:style-name="ro1">
          <table:table-cell office:value-type="float" office:value="355.981987596" calcext:value-type="float">
            <text:p>355.981987596</text:p>
          </table:table-cell>
          <table:table-cell office:value-type="float" office:value="454852" calcext:value-type="float">
            <text:p>454852</text:p>
          </table:table-cell>
          <table:table-cell office:value-type="float" office:value="447963" calcext:value-type="float">
            <text:p>447963</text:p>
          </table:table-cell>
          <table:table-cell office:value-type="float" office:value="0.990986652381903" calcext:value-type="float">
            <text:p>0.990986652381903</text:p>
          </table:table-cell>
        </table:table-row>
        <table:table-row table:style-name="ro1">
          <table:table-cell office:value-type="float" office:value="356.115493756" calcext:value-type="float">
            <text:p>356.115493756</text:p>
          </table:table-cell>
          <table:table-cell office:value-type="float" office:value="462751" calcext:value-type="float">
            <text:p>462751</text:p>
          </table:table-cell>
          <table:table-cell office:value-type="float" office:value="454852" calcext:value-type="float">
            <text:p>454852</text:p>
          </table:table-cell>
          <table:table-cell office:value-type="float" office:value="0.991370882189211" calcext:value-type="float">
            <text:p>0.991370882189211</text:p>
          </table:table-cell>
        </table:table-row>
        <table:table-row table:style-name="ro1">
          <table:table-cell office:value-type="float" office:value="356.256055065" calcext:value-type="float">
            <text:p>356.256055065</text:p>
          </table:table-cell>
          <table:table-cell office:value-type="float" office:value="466248" calcext:value-type="float">
            <text:p>466248</text:p>
          </table:table-cell>
          <table:table-cell office:value-type="float" office:value="462751" calcext:value-type="float">
            <text:p>462751</text:p>
          </table:table-cell>
          <table:table-cell office:value-type="float" office:value="0.991678266035056" calcext:value-type="float">
            <text:p>0.991678266035056</text:p>
          </table:table-cell>
        </table:table-row>
        <table:table-row table:style-name="ro1">
          <table:table-cell office:value-type="float" office:value="356.380860636" calcext:value-type="float">
            <text:p>356.380860636</text:p>
          </table:table-cell>
          <table:table-cell office:value-type="float" office:value="463186" calcext:value-type="float">
            <text:p>463186</text:p>
          </table:table-cell>
          <table:table-cell office:value-type="float" office:value="466248" calcext:value-type="float">
            <text:p>466248</text:p>
          </table:table-cell>
          <table:table-cell office:value-type="float" office:value="0.991924173111733" calcext:value-type="float">
            <text:p>0.991924173111733</text:p>
          </table:table-cell>
        </table:table-row>
        <table:table-row table:style-name="ro1">
          <table:table-cell office:value-type="float" office:value="356.502141912" calcext:value-type="float">
            <text:p>356.502141912</text:p>
          </table:table-cell>
          <table:table-cell office:value-type="float" office:value="456367" calcext:value-type="float">
            <text:p>456367</text:p>
          </table:table-cell>
          <table:table-cell office:value-type="float" office:value="463186" calcext:value-type="float">
            <text:p>463186</text:p>
          </table:table-cell>
          <table:table-cell office:value-type="float" office:value="0.993539338489387" calcext:value-type="float">
            <text:p>0.993539338489387</text:p>
          </table:table-cell>
        </table:table-row>
        <table:table-row table:style-name="ro1">
          <table:table-cell office:value-type="float" office:value="356.626996343999" calcext:value-type="float">
            <text:p>356.626996343999</text:p>
          </table:table-cell>
          <table:table-cell office:value-type="float" office:value="449467" calcext:value-type="float">
            <text:p>449467</text:p>
          </table:table-cell>
          <table:table-cell office:value-type="float" office:value="458859" calcext:value-type="float">
            <text:p>458859</text:p>
          </table:table-cell>
          <table:table-cell office:value-type="float" office:value="0.994831470791509" calcext:value-type="float">
            <text:p>0.994831470791509</text:p>
          </table:table-cell>
        </table:table-row>
        <table:table-row table:style-name="ro1">
          <table:table-cell office:value-type="float" office:value="356.755230018" calcext:value-type="float">
            <text:p>356.755230018</text:p>
          </table:table-cell>
          <table:table-cell office:value-type="float" office:value="446760" calcext:value-type="float">
            <text:p>446760</text:p>
          </table:table-cell>
          <table:table-cell office:value-type="float" office:value="451659" calcext:value-type="float">
            <text:p>451659</text:p>
          </table:table-cell>
          <table:table-cell office:value-type="float" office:value="0.997304025554071" calcext:value-type="float">
            <text:p>0.997304025554071</text:p>
          </table:table-cell>
        </table:table-row>
        <table:table-row table:style-name="ro1">
          <table:table-cell office:value-type="float" office:value="356.875893955999" calcext:value-type="float">
            <text:p>356.875893955999</text:p>
          </table:table-cell>
          <table:table-cell office:value-type="float" office:value="449844" calcext:value-type="float">
            <text:p>449844</text:p>
          </table:table-cell>
          <table:table-cell office:value-type="float" office:value="446760" calcext:value-type="float">
            <text:p>446760</text:p>
          </table:table-cell>
          <table:table-cell office:value-type="float" office:value="0.99928206936412" calcext:value-type="float">
            <text:p>0.99928206936412</text:p>
          </table:table-cell>
        </table:table-row>
        <table:table-row table:style-name="ro1">
          <table:table-cell office:value-type="float" office:value="356.993164621999" calcext:value-type="float">
            <text:p>356.993164621999</text:p>
          </table:table-cell>
          <table:table-cell office:value-type="float" office:value="456563" calcext:value-type="float">
            <text:p>456563</text:p>
          </table:table-cell>
          <table:table-cell office:value-type="float" office:value="449844" calcext:value-type="float">
            <text:p>449844</text:p>
          </table:table-cell>
          <table:table-cell office:value-type="float" office:value="1.00232420621593" calcext:value-type="float">
            <text:p>1.00232420621593</text:p>
          </table:table-cell>
        </table:table-row>
        <table:table-row table:style-name="ro1">
          <table:table-cell office:value-type="float" office:value="357.170135979" calcext:value-type="float">
            <text:p>357.170135979</text:p>
          </table:table-cell>
          <table:table-cell office:value-type="float" office:value="465937" calcext:value-type="float">
            <text:p>465937</text:p>
          </table:table-cell>
          <table:table-cell office:value-type="float" office:value="456563" calcext:value-type="float">
            <text:p>456563</text:p>
          </table:table-cell>
          <table:table-cell office:value-type="float" office:value="1.00475791569738" calcext:value-type="float">
            <text:p>1.00475791569738</text:p>
          </table:table-cell>
        </table:table-row>
        <table:table-row table:style-name="ro1">
          <table:table-cell office:value-type="float" office:value="357.349302253999" calcext:value-type="float">
            <text:p>357.349302253999</text:p>
          </table:table-cell>
          <table:table-cell office:value-type="float" office:value="465465" calcext:value-type="float">
            <text:p>465465</text:p>
          </table:table-cell>
          <table:table-cell office:value-type="float" office:value="465937" calcext:value-type="float">
            <text:p>465937</text:p>
          </table:table-cell>
          <table:table-cell office:value-type="float" office:value="1.00670488328255" calcext:value-type="float">
            <text:p>1.00670488328255</text:p>
          </table:table-cell>
        </table:table-row>
        <table:table-row table:style-name="ro1">
          <table:table-cell office:value-type="float" office:value="357.494557172" calcext:value-type="float">
            <text:p>357.494557172</text:p>
          </table:table-cell>
          <table:table-cell office:value-type="float" office:value="457836" calcext:value-type="float">
            <text:p>457836</text:p>
          </table:table-cell>
          <table:table-cell office:value-type="float" office:value="465465" calcext:value-type="float">
            <text:p>465465</text:p>
          </table:table-cell>
          <table:table-cell office:value-type="float" office:value="1.00826245735067" calcext:value-type="float">
            <text:p>1.00826245735067</text:p>
          </table:table-cell>
        </table:table-row>
        <table:table-row table:style-name="ro1">
          <table:table-cell office:value-type="float" office:value="357.626834076" calcext:value-type="float">
            <text:p>357.626834076</text:p>
          </table:table-cell>
          <table:table-cell office:value-type="float" office:value="450474" calcext:value-type="float">
            <text:p>450474</text:p>
          </table:table-cell>
          <table:table-cell office:value-type="float" office:value="461865" calcext:value-type="float">
            <text:p>461865</text:p>
          </table:table-cell>
          <table:table-cell office:value-type="float" office:value="1.01098952792433" calcext:value-type="float">
            <text:p>1.01098952792433</text:p>
          </table:table-cell>
        </table:table-row>
        <table:table-row table:style-name="ro1">
          <table:table-cell office:value-type="float" office:value="357.750720265" calcext:value-type="float">
            <text:p>357.750720265</text:p>
          </table:table-cell>
          <table:table-cell office:value-type="float" office:value="447750" calcext:value-type="float">
            <text:p>447750</text:p>
          </table:table-cell>
          <table:table-cell office:value-type="float" office:value="456730" calcext:value-type="float">
            <text:p>456730</text:p>
          </table:table-cell>
          <table:table-cell office:value-type="float" office:value="1.01317118438326" calcext:value-type="float">
            <text:p>1.01317118438326</text:p>
          </table:table-cell>
        </table:table-row>
        <table:table-row table:style-name="ro1">
          <table:table-cell office:value-type="float" office:value="357.873559951" calcext:value-type="float">
            <text:p>357.873559951</text:p>
          </table:table-cell>
          <table:table-cell office:value-type="float" office:value="450738" calcext:value-type="float">
            <text:p>450738</text:p>
          </table:table-cell>
          <table:table-cell office:value-type="float" office:value="449530" calcext:value-type="float">
            <text:p>449530</text:p>
          </table:table-cell>
          <table:table-cell office:value-type="float" office:value="1.01491650955041" calcext:value-type="float">
            <text:p>1.01491650955041</text:p>
          </table:table-cell>
        </table:table-row>
        <table:table-row table:style-name="ro1">
          <table:table-cell office:value-type="float" office:value="358.001903345999" calcext:value-type="float">
            <text:p>358.001903345999</text:p>
          </table:table-cell>
          <table:table-cell office:value-type="float" office:value="458121" calcext:value-type="float">
            <text:p>458121</text:p>
          </table:table-cell>
          <table:table-cell office:value-type="float" office:value="450738" calcext:value-type="float">
            <text:p>450738</text:p>
          </table:table-cell>
          <table:table-cell office:value-type="float" office:value="1.0178155605815" calcext:value-type="float">
            <text:p>1.0178155605815</text:p>
          </table:table-cell>
        </table:table-row>
        <table:table-row table:style-name="ro1">
          <table:table-cell office:value-type="float" office:value="358.140429739" calcext:value-type="float">
            <text:p>358.140429739</text:p>
          </table:table-cell>
          <table:table-cell office:value-type="float" office:value="465862" calcext:value-type="float">
            <text:p>465862</text:p>
          </table:table-cell>
          <table:table-cell office:value-type="float" office:value="458121" calcext:value-type="float">
            <text:p>458121</text:p>
          </table:table-cell>
          <table:table-cell office:value-type="float" office:value="1.02013480140638" calcext:value-type="float">
            <text:p>1.02013480140638</text:p>
          </table:table-cell>
        </table:table-row>
        <table:table-row table:style-name="ro1">
          <table:table-cell office:value-type="float" office:value="358.274959101" calcext:value-type="float">
            <text:p>358.274959101</text:p>
          </table:table-cell>
          <table:table-cell office:value-type="float" office:value="468152" calcext:value-type="float">
            <text:p>468152</text:p>
          </table:table-cell>
          <table:table-cell office:value-type="float" office:value="465862" calcext:value-type="float">
            <text:p>465862</text:p>
          </table:table-cell>
          <table:table-cell office:value-type="float" office:value="1.02199019406628" calcext:value-type="float">
            <text:p>1.02199019406628</text:p>
          </table:table-cell>
        </table:table-row>
        <table:table-row table:style-name="ro1">
          <table:table-cell office:value-type="float" office:value="358.388463809999" calcext:value-type="float">
            <text:p>358.388463809999</text:p>
          </table:table-cell>
          <table:table-cell office:value-type="float" office:value="464836" calcext:value-type="float">
            <text:p>464836</text:p>
          </table:table-cell>
          <table:table-cell office:value-type="float" office:value="468152" calcext:value-type="float">
            <text:p>468152</text:p>
          </table:table-cell>
          <table:table-cell office:value-type="float" office:value="1.0234745081942" calcext:value-type="float">
            <text:p>1.0234745081942</text:p>
          </table:table-cell>
        </table:table-row>
        <table:table-row table:style-name="ro1">
          <table:table-cell office:value-type="float" office:value="358.495663137999" calcext:value-type="float">
            <text:p>358.495663137999</text:p>
          </table:table-cell>
          <table:table-cell office:value-type="float" office:value="458768" calcext:value-type="float">
            <text:p>458768</text:p>
          </table:table-cell>
          <table:table-cell office:value-type="float" office:value="464836" calcext:value-type="float">
            <text:p>464836</text:p>
          </table:table-cell>
          <table:table-cell office:value-type="float" office:value="1.02618701396277" calcext:value-type="float">
            <text:p>1.02618701396277</text:p>
          </table:table-cell>
        </table:table-row>
        <table:table-row table:style-name="ro1">
          <table:table-cell office:value-type="float" office:value="358.598630174" calcext:value-type="float">
            <text:p>358.598630174</text:p>
          </table:table-cell>
          <table:table-cell office:value-type="float" office:value="452790" calcext:value-type="float">
            <text:p>452790</text:p>
          </table:table-cell>
          <table:table-cell office:value-type="float" office:value="459817" calcext:value-type="float">
            <text:p>459817</text:p>
          </table:table-cell>
          <table:table-cell office:value-type="float" office:value="1.02835701857762" calcext:value-type="float">
            <text:p>1.02835701857762</text:p>
          </table:table-cell>
        </table:table-row>
        <table:table-row table:style-name="ro1">
          <table:table-cell office:value-type="float" office:value="358.707774367" calcext:value-type="float">
            <text:p>358.707774367</text:p>
          </table:table-cell>
          <table:table-cell office:value-type="float" office:value="449057" calcext:value-type="float">
            <text:p>449057</text:p>
          </table:table-cell>
          <table:table-cell office:value-type="float" office:value="453488" calcext:value-type="float">
            <text:p>453488</text:p>
          </table:table-cell>
          <table:table-cell office:value-type="float" office:value="1.01671546560837" calcext:value-type="float">
            <text:p>1.01671546560837</text:p>
          </table:table-cell>
        </table:table-row>
        <table:table-row table:style-name="ro1">
          <table:table-cell office:value-type="float" office:value="358.843865789999" calcext:value-type="float">
            <text:p>358.843865789999</text:p>
          </table:table-cell>
          <table:table-cell office:value-type="float" office:value="450533" calcext:value-type="float">
            <text:p>450533</text:p>
          </table:table-cell>
          <table:table-cell office:value-type="float" office:value="449057" calcext:value-type="float">
            <text:p>449057</text:p>
          </table:table-cell>
          <table:table-cell office:value-type="float" office:value="1.00740222323296" calcext:value-type="float">
            <text:p>1.00740222323296</text:p>
          </table:table-cell>
        </table:table-row>
        <table:table-row table:style-name="ro1">
          <table:table-cell office:value-type="float" office:value="358.97106557" calcext:value-type="float">
            <text:p>358.97106557</text:p>
          </table:table-cell>
          <table:table-cell office:value-type="float" office:value="457163" calcext:value-type="float">
            <text:p>457163</text:p>
          </table:table-cell>
          <table:table-cell office:value-type="float" office:value="450533" calcext:value-type="float">
            <text:p>450533</text:p>
          </table:table-cell>
          <table:table-cell office:value-type="float" office:value="1.00141050039088" calcext:value-type="float">
            <text:p>1.00141050039088</text:p>
          </table:table-cell>
        </table:table-row>
        <table:table-row table:style-name="ro1">
          <table:table-cell office:value-type="float" office:value="359.104150663999" calcext:value-type="float">
            <text:p>359.104150663999</text:p>
          </table:table-cell>
          <table:table-cell office:value-type="float" office:value="465190" calcext:value-type="float">
            <text:p>465190</text:p>
          </table:table-cell>
          <table:table-cell office:value-type="float" office:value="457163" calcext:value-type="float">
            <text:p>457163</text:p>
          </table:table-cell>
          <table:table-cell office:value-type="float" office:value="0.996617122117216" calcext:value-type="float">
            <text:p>0.996617122117216</text:p>
          </table:table-cell>
        </table:table-row>
        <table:table-row table:style-name="ro1">
          <table:table-cell office:value-type="float" office:value="359.231740978999" calcext:value-type="float">
            <text:p>359.231740978999</text:p>
          </table:table-cell>
          <table:table-cell office:value-type="float" office:value="469166" calcext:value-type="float">
            <text:p>469166</text:p>
          </table:table-cell>
          <table:table-cell office:value-type="float" office:value="465190" calcext:value-type="float">
            <text:p>465190</text:p>
          </table:table-cell>
          <table:table-cell office:value-type="float" office:value="0.992782419498284" calcext:value-type="float">
            <text:p>0.992782419498284</text:p>
          </table:table-cell>
        </table:table-row>
        <table:table-row table:style-name="ro1">
          <table:table-cell office:value-type="float" office:value="359.345550680999" calcext:value-type="float">
            <text:p>359.345550680999</text:p>
          </table:table-cell>
          <table:table-cell office:value-type="float" office:value="467596" calcext:value-type="float">
            <text:p>467596</text:p>
          </table:table-cell>
          <table:table-cell office:value-type="float" office:value="468790" calcext:value-type="float">
            <text:p>468790</text:p>
          </table:table-cell>
          <table:table-cell office:value-type="float" office:value="0.991195632568324" calcext:value-type="float">
            <text:p>0.991195632568324</text:p>
          </table:table-cell>
        </table:table-row>
        <table:table-row table:style-name="ro1">
          <table:table-cell office:value-type="float" office:value="359.465375878999" calcext:value-type="float">
            <text:p>359.465375878999</text:p>
          </table:table-cell>
          <table:table-cell office:value-type="float" office:value="461623" calcext:value-type="float">
            <text:p>461623</text:p>
          </table:table-cell>
          <table:table-cell office:value-type="float" office:value="467590" calcext:value-type="float">
            <text:p>467590</text:p>
          </table:table-cell>
          <table:table-cell office:value-type="float" office:value="0.989926203024356" calcext:value-type="float">
            <text:p>0.989926203024356</text:p>
          </table:table-cell>
        </table:table-row>
        <table:table-row table:style-name="ro1">
          <table:table-cell office:value-type="float" office:value="359.574089165999" calcext:value-type="float">
            <text:p>359.574089165999</text:p>
          </table:table-cell>
          <table:table-cell office:value-type="float" office:value="455085" calcext:value-type="float">
            <text:p>455085</text:p>
          </table:table-cell>
          <table:table-cell office:value-type="float" office:value="462790" calcext:value-type="float">
            <text:p>462790</text:p>
          </table:table-cell>
          <table:table-cell office:value-type="float" office:value="0.990414244862233" calcext:value-type="float">
            <text:p>0.990414244862233</text:p>
          </table:table-cell>
        </table:table-row>
        <table:table-row table:style-name="ro1">
          <table:table-cell office:value-type="float" office:value="359.680488435" calcext:value-type="float">
            <text:p>359.680488435</text:p>
          </table:table-cell>
          <table:table-cell office:value-type="float" office:value="450619" calcext:value-type="float">
            <text:p>450619</text:p>
          </table:table-cell>
          <table:table-cell office:value-type="float" office:value="458792" calcext:value-type="float">
            <text:p>458792</text:p>
          </table:table-cell>
          <table:table-cell office:value-type="float" office:value="0.990804678332535" calcext:value-type="float">
            <text:p>0.990804678332535</text:p>
          </table:table-cell>
        </table:table-row>
        <table:table-row table:style-name="ro1">
          <table:table-cell office:value-type="float" office:value="359.805247495" calcext:value-type="float">
            <text:p>359.805247495</text:p>
          </table:table-cell>
          <table:table-cell office:value-type="float" office:value="450401" calcext:value-type="float">
            <text:p>450401</text:p>
          </table:table-cell>
          <table:table-cell office:value-type="float" office:value="453035" calcext:value-type="float">
            <text:p>453035</text:p>
          </table:table-cell>
          <table:table-cell office:value-type="float" office:value="0.992643742666028" calcext:value-type="float">
            <text:p>0.992643742666028</text:p>
          </table:table-cell>
        </table:table-row>
        <table:table-row table:style-name="ro1">
          <table:table-cell office:value-type="float" office:value="359.959039279" calcext:value-type="float">
            <text:p>359.959039279</text:p>
          </table:table-cell>
          <table:table-cell office:value-type="float" office:value="457413" calcext:value-type="float">
            <text:p>457413</text:p>
          </table:table-cell>
          <table:table-cell office:value-type="float" office:value="450401" calcext:value-type="float">
            <text:p>450401</text:p>
          </table:table-cell>
          <table:table-cell office:value-type="float" office:value="0.994114994132822" calcext:value-type="float">
            <text:p>0.994114994132822</text:p>
          </table:table-cell>
        </table:table-row>
        <table:table-row table:style-name="ro1">
          <table:table-cell office:value-type="float" office:value="360.072919201999" calcext:value-type="float">
            <text:p>360.072919201999</text:p>
          </table:table-cell>
          <table:table-cell office:value-type="float" office:value="464495" calcext:value-type="float">
            <text:p>464495</text:p>
          </table:table-cell>
          <table:table-cell office:value-type="float" office:value="457413" calcext:value-type="float">
            <text:p>457413</text:p>
          </table:table-cell>
          <table:table-cell office:value-type="float" office:value="0.995291995306258" calcext:value-type="float">
            <text:p>0.995291995306258</text:p>
          </table:table-cell>
        </table:table-row>
        <table:table-row table:style-name="ro1">
          <table:table-cell office:value-type="float" office:value="360.181828412" calcext:value-type="float">
            <text:p>360.181828412</text:p>
          </table:table-cell>
          <table:table-cell office:value-type="float" office:value="469278" calcext:value-type="float">
            <text:p>469278</text:p>
          </table:table-cell>
          <table:table-cell office:value-type="float" office:value="464495" calcext:value-type="float">
            <text:p>464495</text:p>
          </table:table-cell>
          <table:table-cell office:value-type="float" office:value="0.996233596245006" calcext:value-type="float">
            <text:p>0.996233596245006</text:p>
          </table:table-cell>
        </table:table-row>
        <table:table-row table:style-name="ro1">
          <table:table-cell office:value-type="float" office:value="360.285563236999" calcext:value-type="float">
            <text:p>360.285563236999</text:p>
          </table:table-cell>
          <table:table-cell office:value-type="float" office:value="470036" calcext:value-type="float">
            <text:p>470036</text:p>
          </table:table-cell>
          <table:table-cell office:value-type="float" office:value="469278" calcext:value-type="float">
            <text:p>469278</text:p>
          </table:table-cell>
          <table:table-cell office:value-type="float" office:value="0.996986876996005" calcext:value-type="float">
            <text:p>0.996986876996005</text:p>
          </table:table-cell>
        </table:table-row>
        <table:table-row table:style-name="ro1">
          <table:table-cell office:value-type="float" office:value="360.390987332999" calcext:value-type="float">
            <text:p>360.390987332999</text:p>
          </table:table-cell>
          <table:table-cell office:value-type="float" office:value="466717" calcext:value-type="float">
            <text:p>466717</text:p>
          </table:table-cell>
          <table:table-cell office:value-type="float" office:value="451746" calcext:value-type="float">
            <text:p>451746</text:p>
          </table:table-cell>
          <table:table-cell office:value-type="float" office:value="0.999139889193703" calcext:value-type="float">
            <text:p>0.999139889193703</text:p>
          </table:table-cell>
        </table:table-row>
        <table:table-row table:style-name="ro1">
          <table:table-cell office:value-type="float" office:value="360.508131797" calcext:value-type="float">
            <text:p>360.508131797</text:p>
          </table:table-cell>
          <table:table-cell office:value-type="float" office:value="459997" calcext:value-type="float">
            <text:p>459997</text:p>
          </table:table-cell>
          <table:table-cell office:value-type="float" office:value="455428" calcext:value-type="float">
            <text:p>455428</text:p>
          </table:table-cell>
          <table:table-cell office:value-type="float" office:value="1.00243691135496" calcext:value-type="float">
            <text:p>1.00243691135496</text:p>
          </table:table-cell>
        </table:table-row>
        <table:table-row table:style-name="ro1">
          <table:table-cell office:value-type="float" office:value="360.645708077" calcext:value-type="float">
            <text:p>360.645708077</text:p>
          </table:table-cell>
          <table:table-cell office:value-type="float" office:value="452716" calcext:value-type="float">
            <text:p>452716</text:p>
          </table:table-cell>
          <table:table-cell office:value-type="float" office:value="459997" calcext:value-type="float">
            <text:p>459997</text:p>
          </table:table-cell>
          <table:table-cell office:value-type="float" office:value="1.00507452908397" calcext:value-type="float">
            <text:p>1.00507452908397</text:p>
          </table:table-cell>
        </table:table-row>
        <table:table-row table:style-name="ro1">
          <table:table-cell office:value-type="float" office:value="360.804388802999" calcext:value-type="float">
            <text:p>360.804388802999</text:p>
          </table:table-cell>
          <table:table-cell office:value-type="float" office:value="451382" calcext:value-type="float">
            <text:p>451382</text:p>
          </table:table-cell>
          <table:table-cell office:value-type="float" office:value="457597" calcext:value-type="float">
            <text:p>457597</text:p>
          </table:table-cell>
          <table:table-cell office:value-type="float" office:value="1.00561001086408" calcext:value-type="float">
            <text:p>1.00561001086408</text:p>
          </table:table-cell>
        </table:table-row>
        <table:table-row table:style-name="ro1">
          <table:table-cell office:value-type="float" office:value="360.920921719" calcext:value-type="float">
            <text:p>360.920921719</text:p>
          </table:table-cell>
          <table:table-cell office:value-type="float" office:value="456154" calcext:value-type="float">
            <text:p>456154</text:p>
          </table:table-cell>
          <table:table-cell office:value-type="float" office:value="451416" calcext:value-type="float">
            <text:p>451416</text:p>
          </table:table-cell>
          <table:table-cell office:value-type="float" office:value="1.00761300869126" calcext:value-type="float">
            <text:p>1.00761300869126</text:p>
          </table:table-cell>
        </table:table-row>
        <table:table-row table:style-name="ro1">
          <table:table-cell office:value-type="float" office:value="361.061802831" calcext:value-type="float">
            <text:p>361.061802831</text:p>
          </table:table-cell>
          <table:table-cell office:value-type="float" office:value="464848" calcext:value-type="float">
            <text:p>464848</text:p>
          </table:table-cell>
          <table:table-cell office:value-type="float" office:value="456154" calcext:value-type="float">
            <text:p>456154</text:p>
          </table:table-cell>
          <table:table-cell office:value-type="float" office:value="1.00921540695301" calcext:value-type="float">
            <text:p>1.00921540695301</text:p>
          </table:table-cell>
        </table:table-row>
        <table:table-row table:style-name="ro1">
          <table:table-cell office:value-type="float" office:value="361.199667145" calcext:value-type="float">
            <text:p>361.199667145</text:p>
          </table:table-cell>
          <table:table-cell office:value-type="float" office:value="470703" calcext:value-type="float">
            <text:p>470703</text:p>
          </table:table-cell>
          <table:table-cell office:value-type="float" office:value="464848" calcext:value-type="float">
            <text:p>464848</text:p>
          </table:table-cell>
          <table:table-cell office:value-type="float" office:value="1.01049732556241" calcext:value-type="float">
            <text:p>1.01049732556241</text:p>
          </table:table-cell>
        </table:table-row>
        <table:table-row table:style-name="ro1">
          <table:table-cell office:value-type="float" office:value="361.326528850999" calcext:value-type="float">
            <text:p>361.326528850999</text:p>
          </table:table-cell>
          <table:table-cell office:value-type="float" office:value="470192" calcext:value-type="float">
            <text:p>470192</text:p>
          </table:table-cell>
          <table:table-cell office:value-type="float" office:value="470703" calcext:value-type="float">
            <text:p>470703</text:p>
          </table:table-cell>
          <table:table-cell office:value-type="float" office:value="1.01152286044993" calcext:value-type="float">
            <text:p>1.01152286044993</text:p>
          </table:table-cell>
        </table:table-row>
        <table:table-row table:style-name="ro1">
          <table:table-cell office:value-type="float" office:value="361.448489715" calcext:value-type="float">
            <text:p>361.448489715</text:p>
          </table:table-cell>
          <table:table-cell office:value-type="float" office:value="464628" calcext:value-type="float">
            <text:p>464628</text:p>
          </table:table-cell>
          <table:table-cell office:value-type="float" office:value="470192" calcext:value-type="float">
            <text:p>470192</text:p>
          </table:table-cell>
          <table:table-cell office:value-type="float" office:value="1.01234328835994" calcext:value-type="float">
            <text:p>1.01234328835994</text:p>
          </table:table-cell>
        </table:table-row>
        <table:table-row table:style-name="ro1">
          <table:table-cell office:value-type="float" office:value="361.566271715999" calcext:value-type="float">
            <text:p>361.566271715999</text:p>
          </table:table-cell>
          <table:table-cell office:value-type="float" office:value="457521" calcext:value-type="float">
            <text:p>457521</text:p>
          </table:table-cell>
          <table:table-cell office:value-type="float" office:value="465392" calcext:value-type="float">
            <text:p>465392</text:p>
          </table:table-cell>
          <table:table-cell office:value-type="float" office:value="1.01299963068795" calcext:value-type="float">
            <text:p>1.01299963068795</text:p>
          </table:table-cell>
        </table:table-row>
        <table:table-row table:style-name="ro1">
          <table:table-cell office:value-type="float" office:value="361.689087711" calcext:value-type="float">
            <text:p>361.689087711</text:p>
          </table:table-cell>
          <table:table-cell office:value-type="float" office:value="452412" calcext:value-type="float">
            <text:p>452412</text:p>
          </table:table-cell>
          <table:table-cell office:value-type="float" office:value="460099" calcext:value-type="float">
            <text:p>460099</text:p>
          </table:table-cell>
          <table:table-cell office:value-type="float" office:value="1.01512411399918" calcext:value-type="float">
            <text:p>1.01512411399918</text:p>
          </table:table-cell>
        </table:table-row>
        <table:table-row table:style-name="ro1">
          <table:table-cell office:value-type="float" office:value="361.804798756" calcext:value-type="float">
            <text:p>361.804798756</text:p>
          </table:table-cell>
          <table:table-cell office:value-type="float" office:value="452391" calcext:value-type="float">
            <text:p>452391</text:p>
          </table:table-cell>
          <table:table-cell office:value-type="float" office:value="452899" calcext:value-type="float">
            <text:p>452899</text:p>
          </table:table-cell>
          <table:table-cell office:value-type="float" office:value="1.01682370064816" calcext:value-type="float">
            <text:p>1.01682370064816</text:p>
          </table:table-cell>
        </table:table-row>
        <table:table-row table:style-name="ro1">
          <table:table-cell office:value-type="float" office:value="361.926914621999" calcext:value-type="float">
            <text:p>361.926914621999</text:p>
          </table:table-cell>
          <table:table-cell office:value-type="float" office:value="457494" calcext:value-type="float">
            <text:p>457494</text:p>
          </table:table-cell>
          <table:table-cell office:value-type="float" office:value="452391" calcext:value-type="float">
            <text:p>452391</text:p>
          </table:table-cell>
          <table:table-cell office:value-type="float" office:value="1.01818336996735" calcext:value-type="float">
            <text:p>1.01818336996735</text:p>
          </table:table-cell>
        </table:table-row>
        <table:table-row table:style-name="ro1">
          <table:table-cell office:value-type="float" office:value="362.065742118" calcext:value-type="float">
            <text:p>362.065742118</text:p>
          </table:table-cell>
          <table:table-cell office:value-type="float" office:value="466079" calcext:value-type="float">
            <text:p>466079</text:p>
          </table:table-cell>
          <table:table-cell office:value-type="float" office:value="457494" calcext:value-type="float">
            <text:p>457494</text:p>
          </table:table-cell>
          <table:table-cell office:value-type="float" office:value="1.0192711054227" calcext:value-type="float">
            <text:p>1.0192711054227</text:p>
          </table:table-cell>
        </table:table-row>
        <table:table-row table:style-name="ro1">
          <table:table-cell office:value-type="float" office:value="362.215775945" calcext:value-type="float">
            <text:p>362.215775945</text:p>
          </table:table-cell>
          <table:table-cell office:value-type="float" office:value="471985" calcext:value-type="float">
            <text:p>471985</text:p>
          </table:table-cell>
          <table:table-cell office:value-type="float" office:value="466079" calcext:value-type="float">
            <text:p>466079</text:p>
          </table:table-cell>
          <table:table-cell office:value-type="float" office:value="1.02014129378698" calcext:value-type="float">
            <text:p>1.02014129378698</text:p>
          </table:table-cell>
        </table:table-row>
        <table:table-row table:style-name="ro1">
          <table:table-cell office:value-type="float" office:value="362.354926835" calcext:value-type="float">
            <text:p>362.354926835</text:p>
          </table:table-cell>
          <table:table-cell office:value-type="float" office:value="470259" calcext:value-type="float">
            <text:p>470259</text:p>
          </table:table-cell>
          <table:table-cell office:value-type="float" office:value="431095" calcext:value-type="float">
            <text:p>431095</text:p>
          </table:table-cell>
          <table:table-cell office:value-type="float" office:value="1.0208374444784" calcext:value-type="float">
            <text:p>1.0208374444784</text:p>
          </table:table-cell>
        </table:table-row>
        <table:table-row table:style-name="ro1">
          <table:table-cell office:value-type="float" office:value="362.469374594" calcext:value-type="float">
            <text:p>362.469374594</text:p>
          </table:table-cell>
          <table:table-cell office:value-type="float" office:value="464381" calcext:value-type="float">
            <text:p>464381</text:p>
          </table:table-cell>
          <table:table-cell office:value-type="float" office:value="434890" calcext:value-type="float">
            <text:p>434890</text:p>
          </table:table-cell>
          <table:table-cell office:value-type="float" office:value="1.02139436503154" calcext:value-type="float">
            <text:p>1.02139436503154</text:p>
          </table:table-cell>
        </table:table-row>
        <table:table-row table:style-name="ro1">
          <table:table-cell office:value-type="float" office:value="362.595874544999" calcext:value-type="float">
            <text:p>362.595874544999</text:p>
          </table:table-cell>
          <table:table-cell office:value-type="float" office:value="456929" calcext:value-type="float">
            <text:p>456929</text:p>
          </table:table-cell>
          <table:table-cell office:value-type="float" office:value="439906" calcext:value-type="float">
            <text:p>439906</text:p>
          </table:table-cell>
          <table:table-cell office:value-type="float" office:value="1.02183990147405" calcext:value-type="float">
            <text:p>1.02183990147405</text:p>
          </table:table-cell>
        </table:table-row>
        <table:table-row table:style-name="ro1">
          <table:table-cell office:value-type="float" office:value="362.729097240999" calcext:value-type="float">
            <text:p>362.729097240999</text:p>
          </table:table-cell>
          <table:table-cell office:value-type="float" office:value="452815" calcext:value-type="float">
            <text:p>452815</text:p>
          </table:table-cell>
          <table:table-cell office:value-type="float" office:value="444886" calcext:value-type="float">
            <text:p>444886</text:p>
          </table:table-cell>
          <table:table-cell office:value-type="float" office:value="1.02219633062806" calcext:value-type="float">
            <text:p>1.02219633062806</text:p>
          </table:table-cell>
        </table:table-row>
        <table:table-row table:style-name="ro1">
          <table:table-cell office:value-type="float" office:value="362.865270613" calcext:value-type="float">
            <text:p>362.865270613</text:p>
          </table:table-cell>
          <table:table-cell office:value-type="float" office:value="455375" calcext:value-type="float">
            <text:p>455375</text:p>
          </table:table-cell>
          <table:table-cell office:value-type="float" office:value="449686" calcext:value-type="float">
            <text:p>449686</text:p>
          </table:table-cell>
          <table:table-cell office:value-type="float" office:value="1.02248147395127" calcext:value-type="float">
            <text:p>1.02248147395127</text:p>
          </table:table-cell>
        </table:table-row>
        <table:table-row table:style-name="ro1">
          <table:table-cell office:value-type="float" office:value="363.000765126999" calcext:value-type="float">
            <text:p>363.000765126999</text:p>
          </table:table-cell>
          <table:table-cell office:value-type="float" office:value="463048" calcext:value-type="float">
            <text:p>463048</text:p>
          </table:table-cell>
          <table:table-cell office:value-type="float" office:value="455375" calcext:value-type="float">
            <text:p>455375</text:p>
          </table:table-cell>
          <table:table-cell office:value-type="float" office:value="1.02270958860983" calcext:value-type="float">
            <text:p>1.02270958860983</text:p>
          </table:table-cell>
        </table:table-row>
        <table:table-row table:style-name="ro1">
          <table:table-cell office:value-type="float" office:value="363.12343268" calcext:value-type="float">
            <text:p>363.12343268</text:p>
          </table:table-cell>
          <table:table-cell office:value-type="float" office:value="470124" calcext:value-type="float">
            <text:p>470124</text:p>
          </table:table-cell>
          <table:table-cell office:value-type="float" office:value="460175" calcext:value-type="float">
            <text:p>460175</text:p>
          </table:table-cell>
          <table:table-cell office:value-type="float" office:value="1.02289208033668" calcext:value-type="float">
            <text:p>1.02289208033668</text:p>
          </table:table-cell>
        </table:table-row>
        <table:table-row table:style-name="ro1">
          <table:table-cell office:value-type="float" office:value="363.250165903" calcext:value-type="float">
            <text:p>363.250165903</text:p>
          </table:table-cell>
          <table:table-cell office:value-type="float" office:value="473250" calcext:value-type="float">
            <text:p>473250</text:p>
          </table:table-cell>
          <table:table-cell office:value-type="float" office:value="465865" calcext:value-type="float">
            <text:p>465865</text:p>
          </table:table-cell>
          <table:table-cell office:value-type="float" office:value="1.02303807371817" calcext:value-type="float">
            <text:p>1.02303807371817</text:p>
          </table:table-cell>
        </table:table-row>
        <table:table-row table:style-name="ro1">
          <table:table-cell office:value-type="float" office:value="363.367325305999" calcext:value-type="float">
            <text:p>363.367325305999</text:p>
          </table:table-cell>
          <table:table-cell office:value-type="float" office:value="470771" calcext:value-type="float">
            <text:p>470771</text:p>
          </table:table-cell>
          <table:table-cell office:value-type="float" office:value="470665" calcext:value-type="float">
            <text:p>470665</text:p>
          </table:table-cell>
          <table:table-cell office:value-type="float" office:value="1.02315486842335" calcext:value-type="float">
            <text:p>1.02315486842335</text:p>
          </table:table-cell>
        </table:table-row>
        <table:table-row table:style-name="ro1">
          <table:table-cell office:value-type="float" office:value="363.477999057999" calcext:value-type="float">
            <text:p>363.477999057999</text:p>
          </table:table-cell>
          <table:table-cell office:value-type="float" office:value="464855" calcext:value-type="float">
            <text:p>464855</text:p>
          </table:table-cell>
          <table:table-cell office:value-type="float" office:value="470771" calcext:value-type="float">
            <text:p>470771</text:p>
          </table:table-cell>
          <table:table-cell office:value-type="float" office:value="1.0232483041875" calcext:value-type="float">
            <text:p>1.0232483041875</text:p>
          </table:table-cell>
        </table:table-row>
        <table:table-row table:style-name="ro1">
          <table:table-cell office:value-type="float" office:value="363.581745063" calcext:value-type="float">
            <text:p>363.581745063</text:p>
          </table:table-cell>
          <table:table-cell office:value-type="float" office:value="458668" calcext:value-type="float">
            <text:p>458668</text:p>
          </table:table-cell>
          <table:table-cell office:value-type="float" office:value="465971" calcext:value-type="float">
            <text:p>465971</text:p>
          </table:table-cell>
          <table:table-cell office:value-type="float" office:value="1.02332305279882" calcext:value-type="float">
            <text:p>1.02332305279882</text:p>
          </table:table-cell>
        </table:table-row>
        <table:table-row table:style-name="ro1">
          <table:table-cell office:value-type="float" office:value="363.690675321999" calcext:value-type="float">
            <text:p>363.690675321999</text:p>
          </table:table-cell>
          <table:table-cell office:value-type="float" office:value="454377" calcext:value-type="float">
            <text:p>454377</text:p>
          </table:table-cell>
          <table:table-cell office:value-type="float" office:value="459460" calcext:value-type="float">
            <text:p>459460</text:p>
          </table:table-cell>
          <table:table-cell office:value-type="float" office:value="1.02338285168787" calcext:value-type="float">
            <text:p>1.02338285168787</text:p>
          </table:table-cell>
        </table:table-row>
        <table:table-row table:style-name="ro1">
          <table:table-cell office:value-type="float" office:value="363.798859433" calcext:value-type="float">
            <text:p>363.798859433</text:p>
          </table:table-cell>
          <table:table-cell office:value-type="float" office:value="454266" calcext:value-type="float">
            <text:p>454266</text:p>
          </table:table-cell>
          <table:table-cell office:value-type="float" office:value="454377" calcext:value-type="float">
            <text:p>454377</text:p>
          </table:table-cell>
          <table:table-cell office:value-type="float" office:value="1.02343069079912" calcext:value-type="float">
            <text:p>1.02343069079912</text:p>
          </table:table-cell>
        </table:table-row>
        <table:table-row table:style-name="ro1">
          <table:table-cell office:value-type="float" office:value="363.908345469999" calcext:value-type="float">
            <text:p>363.908345469999</text:p>
          </table:table-cell>
          <table:table-cell office:value-type="float" office:value="458462" calcext:value-type="float">
            <text:p>458462</text:p>
          </table:table-cell>
          <table:table-cell office:value-type="float" office:value="454266" calcext:value-type="float">
            <text:p>454266</text:p>
          </table:table-cell>
          <table:table-cell office:value-type="float" office:value="1.02346896208811" calcext:value-type="float">
            <text:p>1.02346896208811</text:p>
          </table:table-cell>
        </table:table-row>
        <table:table-row table:style-name="ro1">
          <table:table-cell office:value-type="float" office:value="364.072408361999" calcext:value-type="float">
            <text:p>364.072408361999</text:p>
          </table:table-cell>
          <table:table-cell office:value-type="float" office:value="468466" calcext:value-type="float">
            <text:p>468466</text:p>
          </table:table-cell>
          <table:table-cell office:value-type="float" office:value="458462" calcext:value-type="float">
            <text:p>458462</text:p>
          </table:table-cell>
          <table:table-cell office:value-type="float" office:value="1.0251243760197" calcext:value-type="float">
            <text:p>1.0251243760197</text:p>
          </table:table-cell>
        </table:table-row>
        <table:table-row table:style-name="ro1">
          <table:table-cell office:value-type="float" office:value="364.195627522" calcext:value-type="float">
            <text:p>364.195627522</text:p>
          </table:table-cell>
          <table:table-cell office:value-type="float" office:value="473617" calcext:value-type="float">
            <text:p>473617</text:p>
          </table:table-cell>
          <table:table-cell office:value-type="float" office:value="468466" calcext:value-type="float">
            <text:p>468466</text:p>
          </table:table-cell>
          <table:table-cell office:value-type="float" office:value="1.02644870716496" calcext:value-type="float">
            <text:p>1.02644870716496</text:p>
          </table:table-cell>
        </table:table-row>
        <table:table-row table:style-name="ro1">
          <table:table-cell office:value-type="float" office:value="364.299631468999" calcext:value-type="float">
            <text:p>364.299631468999</text:p>
          </table:table-cell>
          <table:table-cell office:value-type="float" office:value="473817" calcext:value-type="float">
            <text:p>473817</text:p>
          </table:table-cell>
          <table:table-cell office:value-type="float" office:value="473617" calcext:value-type="float">
            <text:p>473617</text:p>
          </table:table-cell>
          <table:table-cell office:value-type="float" office:value="1.02750817208118" calcext:value-type="float">
            <text:p>1.02750817208118</text:p>
          </table:table-cell>
        </table:table-row>
        <table:table-row table:style-name="ro1">
          <table:table-cell office:value-type="float" office:value="364.403788948999" calcext:value-type="float">
            <text:p>364.403788948999</text:p>
          </table:table-cell>
          <table:table-cell office:value-type="float" office:value="470087" calcext:value-type="float">
            <text:p>470087</text:p>
          </table:table-cell>
          <table:table-cell office:value-type="float" office:value="420098" calcext:value-type="float">
            <text:p>420098</text:p>
          </table:table-cell>
          <table:table-cell office:value-type="float" office:value="1.02835574401415" calcext:value-type="float">
            <text:p>1.02835574401415</text:p>
          </table:table-cell>
        </table:table-row>
        <table:table-row table:style-name="ro1">
          <table:table-cell office:value-type="float" office:value="364.519038258" calcext:value-type="float">
            <text:p>364.519038258</text:p>
          </table:table-cell>
          <table:table-cell office:value-type="float" office:value="463325" calcext:value-type="float">
            <text:p>463325</text:p>
          </table:table-cell>
          <table:table-cell office:value-type="float" office:value="424898" calcext:value-type="float">
            <text:p>424898</text:p>
          </table:table-cell>
          <table:table-cell office:value-type="float" office:value="1.02903380156053" calcext:value-type="float">
            <text:p>1.02903380156053</text:p>
          </table:table-cell>
        </table:table-row>
        <table:table-row table:style-name="ro1">
          <table:table-cell office:value-type="float" office:value="364.631401121" calcext:value-type="float">
            <text:p>364.631401121</text:p>
          </table:table-cell>
          <table:table-cell office:value-type="float" office:value="457281" calcext:value-type="float">
            <text:p>457281</text:p>
          </table:table-cell>
          <table:table-cell office:value-type="float" office:value="430264" calcext:value-type="float">
            <text:p>430264</text:p>
          </table:table-cell>
          <table:table-cell office:value-type="float" office:value="1.03122704124842" calcext:value-type="float">
            <text:p>1.03122704124842</text:p>
          </table:table-cell>
        </table:table-row>
        <table:table-row table:style-name="ro1">
          <table:table-cell office:value-type="float" office:value="364.752832017" calcext:value-type="float">
            <text:p>364.752832017</text:p>
          </table:table-cell>
          <table:table-cell office:value-type="float" office:value="454754" calcext:value-type="float">
            <text:p>454754</text:p>
          </table:table-cell>
          <table:table-cell office:value-type="float" office:value="435591" calcext:value-type="float">
            <text:p>435591</text:p>
          </table:table-cell>
          <table:table-cell office:value-type="float" office:value="1.03298163299874" calcext:value-type="float">
            <text:p>1.03298163299874</text:p>
          </table:table-cell>
        </table:table-row>
        <table:table-row table:style-name="ro1">
          <table:table-cell office:value-type="float" office:value="364.864254787999" calcext:value-type="float">
            <text:p>364.864254787999</text:p>
          </table:table-cell>
          <table:table-cell office:value-type="float" office:value="457332" calcext:value-type="float">
            <text:p>457332</text:p>
          </table:table-cell>
          <table:table-cell office:value-type="float" office:value="439191" calcext:value-type="float">
            <text:p>439191</text:p>
          </table:table-cell>
          <table:table-cell office:value-type="float" office:value="1.03438530639899" calcext:value-type="float">
            <text:p>1.03438530639899</text:p>
          </table:table-cell>
        </table:table-row>
        <table:table-row table:style-name="ro1">
          <table:table-cell office:value-type="float" office:value="364.99243312" calcext:value-type="float">
            <text:p>364.99243312</text:p>
          </table:table-cell>
          <table:table-cell office:value-type="float" office:value="464517" calcext:value-type="float">
            <text:p>464517</text:p>
          </table:table-cell>
          <table:table-cell office:value-type="float" office:value="444445" calcext:value-type="float">
            <text:p>444445</text:p>
          </table:table-cell>
          <table:table-cell office:value-type="float" office:value="1.03550824511919" calcext:value-type="float">
            <text:p>1.03550824511919</text:p>
          </table:table-cell>
        </table:table-row>
        <table:table-row table:style-name="ro1">
          <table:table-cell office:value-type="float" office:value="365.120272516999" calcext:value-type="float">
            <text:p>365.120272516999</text:p>
          </table:table-cell>
          <table:table-cell office:value-type="float" office:value="471978" calcext:value-type="float">
            <text:p>471978</text:p>
          </table:table-cell>
          <table:table-cell office:value-type="float" office:value="450699" calcext:value-type="float">
            <text:p>450699</text:p>
          </table:table-cell>
          <table:table-cell office:value-type="float" office:value="1.03640659609535" calcext:value-type="float">
            <text:p>1.03640659609535</text:p>
          </table:table-cell>
        </table:table-row>
        <table:table-row table:style-name="ro1">
          <table:table-cell office:value-type="float" office:value="365.232807401999" calcext:value-type="float">
            <text:p>365.232807401999</text:p>
          </table:table-cell>
          <table:table-cell office:value-type="float" office:value="475174" calcext:value-type="float">
            <text:p>475174</text:p>
          </table:table-cell>
          <table:table-cell office:value-type="float" office:value="455499" calcext:value-type="float">
            <text:p>455499</text:p>
          </table:table-cell>
          <table:table-cell office:value-type="float" office:value="1.03712527687628" calcext:value-type="float">
            <text:p>1.03712527687628</text:p>
          </table:table-cell>
        </table:table-row>
        <table:table-row table:style-name="ro1">
          <table:table-cell office:value-type="float" office:value="365.347049208" calcext:value-type="float">
            <text:p>365.347049208</text:p>
          </table:table-cell>
          <table:table-cell office:value-type="float" office:value="473544" calcext:value-type="float">
            <text:p>473544</text:p>
          </table:table-cell>
          <table:table-cell office:value-type="float" office:value="460299" calcext:value-type="float">
            <text:p>460299</text:p>
          </table:table-cell>
          <table:table-cell office:value-type="float" office:value="1.03770022150103" calcext:value-type="float">
            <text:p>1.03770022150103</text:p>
          </table:table-cell>
        </table:table-row>
        <table:table-row table:style-name="ro1">
          <table:table-cell office:value-type="float" office:value="365.451713213999" calcext:value-type="float">
            <text:p>365.451713213999</text:p>
          </table:table-cell>
          <table:table-cell office:value-type="float" office:value="468439" calcext:value-type="float">
            <text:p>468439</text:p>
          </table:table-cell>
          <table:table-cell office:value-type="float" office:value="465410" calcext:value-type="float">
            <text:p>465410</text:p>
          </table:table-cell>
          <table:table-cell office:value-type="float" office:value="1.03816017720082" calcext:value-type="float">
            <text:p>1.03816017720082</text:p>
          </table:table-cell>
        </table:table-row>
        <table:table-row table:style-name="ro1">
          <table:table-cell office:value-type="float" office:value="365.566587207999" calcext:value-type="float">
            <text:p>365.566587207999</text:p>
          </table:table-cell>
          <table:table-cell office:value-type="float" office:value="461503" calcext:value-type="float">
            <text:p>461503</text:p>
          </table:table-cell>
          <table:table-cell office:value-type="float" office:value="468439" calcext:value-type="float">
            <text:p>468439</text:p>
          </table:table-cell>
          <table:table-cell office:value-type="float" office:value="1.03852814176066" calcext:value-type="float">
            <text:p>1.03852814176066</text:p>
          </table:table-cell>
        </table:table-row>
        <table:table-row table:style-name="ro1">
          <table:table-cell office:value-type="float" office:value="365.670321571999" calcext:value-type="float">
            <text:p>365.670321571999</text:p>
          </table:table-cell>
          <table:table-cell office:value-type="float" office:value="456897" calcext:value-type="float">
            <text:p>456897</text:p>
          </table:table-cell>
          <table:table-cell office:value-type="float" office:value="463639" calcext:value-type="float">
            <text:p>463639</text:p>
          </table:table-cell>
          <table:table-cell office:value-type="float" office:value="1.03882251340853" calcext:value-type="float">
            <text:p>1.03882251340853</text:p>
          </table:table-cell>
        </table:table-row>
        <table:table-row table:style-name="ro1">
          <table:table-cell office:value-type="float" office:value="365.775471953999" calcext:value-type="float">
            <text:p>365.775471953999</text:p>
          </table:table-cell>
          <table:table-cell office:value-type="float" office:value="455903" calcext:value-type="float">
            <text:p>455903</text:p>
          </table:table-cell>
          <table:table-cell office:value-type="float" office:value="459340" calcext:value-type="float">
            <text:p>459340</text:p>
          </table:table-cell>
          <table:table-cell office:value-type="float" office:value="1.03905801072682" calcext:value-type="float">
            <text:p>1.03905801072682</text:p>
          </table:table-cell>
        </table:table-row>
        <table:table-row table:style-name="ro1">
          <table:table-cell office:value-type="float" office:value="365.889590118999" calcext:value-type="float">
            <text:p>365.889590118999</text:p>
          </table:table-cell>
          <table:table-cell office:value-type="float" office:value="459495" calcext:value-type="float">
            <text:p>459495</text:p>
          </table:table-cell>
          <table:table-cell office:value-type="float" office:value="455903" calcext:value-type="float">
            <text:p>455903</text:p>
          </table:table-cell>
          <table:table-cell office:value-type="float" office:value="1.03924640858146" calcext:value-type="float">
            <text:p>1.03924640858146</text:p>
          </table:table-cell>
        </table:table-row>
        <table:table-row table:style-name="ro1">
          <table:table-cell office:value-type="float" office:value="366.005923691" calcext:value-type="float">
            <text:p>366.005923691</text:p>
          </table:table-cell>
          <table:table-cell office:value-type="float" office:value="466378" calcext:value-type="float">
            <text:p>466378</text:p>
          </table:table-cell>
          <table:table-cell office:value-type="float" office:value="459495" calcext:value-type="float">
            <text:p>459495</text:p>
          </table:table-cell>
          <table:table-cell office:value-type="float" office:value="1.04107454622" calcext:value-type="float">
            <text:p>1.04107454622</text:p>
          </table:table-cell>
        </table:table-row>
        <table:table-row table:style-name="ro1">
          <table:table-cell office:value-type="float" office:value="366.122194902" calcext:value-type="float">
            <text:p>366.122194902</text:p>
          </table:table-cell>
          <table:table-cell office:value-type="float" office:value="473067" calcext:value-type="float">
            <text:p>473067</text:p>
          </table:table-cell>
          <table:table-cell office:value-type="float" office:value="466378" calcext:value-type="float">
            <text:p>466378</text:p>
          </table:table-cell>
          <table:table-cell office:value-type="float" office:value="1.04253705633084" calcext:value-type="float">
            <text:p>1.04253705633084</text:p>
          </table:table-cell>
        </table:table-row>
        <table:table-row table:style-name="ro1">
          <table:table-cell office:value-type="float" office:value="366.23574186" calcext:value-type="float">
            <text:p>366.23574186</text:p>
          </table:table-cell>
          <table:table-cell office:value-type="float" office:value="476195" calcext:value-type="float">
            <text:p>476195</text:p>
          </table:table-cell>
          <table:table-cell office:value-type="float" office:value="388144" calcext:value-type="float">
            <text:p>388144</text:p>
          </table:table-cell>
          <table:table-cell office:value-type="float" office:value="1.04370706441951" calcext:value-type="float">
            <text:p>1.04370706441951</text:p>
          </table:table-cell>
        </table:table-row>
        <table:table-row table:style-name="ro1">
          <table:table-cell office:value-type="float" office:value="366.33994944" calcext:value-type="float">
            <text:p>366.33994944</text:p>
          </table:table-cell>
          <table:table-cell office:value-type="float" office:value="474784" calcext:value-type="float">
            <text:p>474784</text:p>
          </table:table-cell>
          <table:table-cell office:value-type="float" office:value="392944" calcext:value-type="float">
            <text:p>392944</text:p>
          </table:table-cell>
          <table:table-cell office:value-type="float" office:value="1.04464307089045" calcext:value-type="float">
            <text:p>1.04464307089045</text:p>
          </table:table-cell>
        </table:table-row>
        <table:table-row table:style-name="ro1">
          <table:table-cell office:value-type="float" office:value="366.444404753" calcext:value-type="float">
            <text:p>366.444404753</text:p>
          </table:table-cell>
          <table:table-cell office:value-type="float" office:value="469866" calcext:value-type="float">
            <text:p>469866</text:p>
          </table:table-cell>
          <table:table-cell office:value-type="float" office:value="398411" calcext:value-type="float">
            <text:p>398411</text:p>
          </table:table-cell>
          <table:table-cell office:value-type="float" office:value="1.0453918760672" calcext:value-type="float">
            <text:p>1.0453918760672</text:p>
          </table:table-cell>
        </table:table-row>
        <table:table-row table:style-name="ro1">
          <table:table-cell office:value-type="float" office:value="366.547440897999" calcext:value-type="float">
            <text:p>366.547440897999</text:p>
          </table:table-cell>
          <table:table-cell office:value-type="float" office:value="463610" calcext:value-type="float">
            <text:p>463610</text:p>
          </table:table-cell>
          <table:table-cell office:value-type="float" office:value="403211" calcext:value-type="float">
            <text:p>403211</text:p>
          </table:table-cell>
          <table:table-cell office:value-type="float" office:value="1.0476956146749" calcext:value-type="float">
            <text:p>1.0476956146749</text:p>
          </table:table-cell>
        </table:table-row>
        <table:table-row table:style-name="ro1">
          <table:table-cell office:value-type="float" office:value="366.659170072" calcext:value-type="float">
            <text:p>366.659170072</text:p>
          </table:table-cell>
          <table:table-cell office:value-type="float" office:value="458243" calcext:value-type="float">
            <text:p>458243</text:p>
          </table:table-cell>
          <table:table-cell office:value-type="float" office:value="409211" calcext:value-type="float">
            <text:p>409211</text:p>
          </table:table-cell>
          <table:table-cell office:value-type="float" office:value="0.838156491739917" calcext:value-type="float">
            <text:p>0.838156491739917</text:p>
          </table:table-cell>
        </table:table-row>
        <table:table-row table:style-name="ro1">
          <table:table-cell office:value-type="float" office:value="366.762183086999" calcext:value-type="float">
            <text:p>366.762183086999</text:p>
          </table:table-cell>
          <table:table-cell office:value-type="float" office:value="456791" calcext:value-type="float">
            <text:p>456791</text:p>
          </table:table-cell>
          <table:table-cell office:value-type="float" office:value="414011" calcext:value-type="float">
            <text:p>414011</text:p>
          </table:table-cell>
          <table:table-cell office:value-type="float" office:value="0.670525193391934" calcext:value-type="float">
            <text:p>0.670525193391934</text:p>
          </table:table-cell>
        </table:table-row>
        <table:table-row table:style-name="ro1">
          <table:table-cell office:value-type="float" office:value="366.895868098" calcext:value-type="float">
            <text:p>366.895868098</text:p>
          </table:table-cell>
          <table:table-cell office:value-type="float" office:value="460809" calcext:value-type="float">
            <text:p>460809</text:p>
          </table:table-cell>
          <table:table-cell office:value-type="float" office:value="421445" calcext:value-type="float">
            <text:p>421445</text:p>
          </table:table-cell>
          <table:table-cell office:value-type="float" office:value="0.536420154713547" calcext:value-type="float">
            <text:p>0.536420154713547</text:p>
          </table:table-cell>
        </table:table-row>
        <table:table-row table:style-name="ro1">
          <table:table-cell office:value-type="float" office:value="367.012572603999" calcext:value-type="float">
            <text:p>367.012572603999</text:p>
          </table:table-cell>
          <table:table-cell office:value-type="float" office:value="467801" calcext:value-type="float">
            <text:p>467801</text:p>
          </table:table-cell>
          <table:table-cell office:value-type="float" office:value="427445" calcext:value-type="float">
            <text:p>427445</text:p>
          </table:table-cell>
          <table:table-cell office:value-type="float" office:value="0.429136123770838" calcext:value-type="float">
            <text:p>0.429136123770838</text:p>
          </table:table-cell>
        </table:table-row>
        <table:table-row table:style-name="ro1">
          <table:table-cell office:value-type="float" office:value="367.135714341999" calcext:value-type="float">
            <text:p>367.135714341999</text:p>
          </table:table-cell>
          <table:table-cell office:value-type="float" office:value="474666" calcext:value-type="float">
            <text:p>474666</text:p>
          </table:table-cell>
          <table:table-cell office:value-type="float" office:value="434645" calcext:value-type="float">
            <text:p>434645</text:p>
          </table:table-cell>
          <table:table-cell office:value-type="float" office:value="0.34330889901667" calcext:value-type="float">
            <text:p>0.34330889901667</text:p>
          </table:table-cell>
        </table:table-row>
        <table:table-row table:style-name="ro1">
          <table:table-cell office:value-type="float" office:value="367.249518523" calcext:value-type="float">
            <text:p>367.249518523</text:p>
          </table:table-cell>
          <table:table-cell office:value-type="float" office:value="477249" calcext:value-type="float">
            <text:p>477249</text:p>
          </table:table-cell>
          <table:table-cell office:value-type="float" office:value="440645" calcext:value-type="float">
            <text:p>440645</text:p>
          </table:table-cell>
          <table:table-cell office:value-type="float" office:value="0.274647119213336" calcext:value-type="float">
            <text:p>0.274647119213336</text:p>
          </table:table-cell>
        </table:table-row>
        <table:table-row table:style-name="ro1">
          <table:table-cell office:value-type="float" office:value="367.401433412" calcext:value-type="float">
            <text:p>367.401433412</text:p>
          </table:table-cell>
          <table:table-cell office:value-type="float" office:value="473206" calcext:value-type="float">
            <text:p>473206</text:p>
          </table:table-cell>
          <table:table-cell office:value-type="float" office:value="449233" calcext:value-type="float">
            <text:p>449233</text:p>
          </table:table-cell>
          <table:table-cell office:value-type="float" office:value="0.317278670980425" calcext:value-type="float">
            <text:p>0.317278670980425</text:p>
          </table:table-cell>
        </table:table-row>
        <table:table-row table:style-name="ro1">
          <table:table-cell office:value-type="float" office:value="367.545381640999" calcext:value-type="float">
            <text:p>367.545381640999</text:p>
          </table:table-cell>
          <table:table-cell office:value-type="float" office:value="464732" calcext:value-type="float">
            <text:p>464732</text:p>
          </table:table-cell>
          <table:table-cell office:value-type="float" office:value="458432" calcext:value-type="float">
            <text:p>458432</text:p>
          </table:table-cell>
          <table:table-cell office:value-type="float" office:value="0.351383912394096" calcext:value-type="float">
            <text:p>0.351383912394096</text:p>
          </table:table-cell>
        </table:table-row>
        <table:table-row table:style-name="ro1">
          <table:table-cell office:value-type="float" office:value="367.712779694999" calcext:value-type="float">
            <text:p>367.712779694999</text:p>
          </table:table-cell>
          <table:table-cell office:value-type="float" office:value="457984" calcext:value-type="float">
            <text:p>457984</text:p>
          </table:table-cell>
          <table:table-cell office:value-type="float" office:value="464732" calcext:value-type="float">
            <text:p>464732</text:p>
          </table:table-cell>
          <table:table-cell office:value-type="float" office:value="0.378668105525033" calcext:value-type="float">
            <text:p>0.378668105525033</text:p>
          </table:table-cell>
        </table:table-row>
        <table:table-row table:style-name="ro1">
          <table:table-cell office:value-type="float" office:value="367.836645551999" calcext:value-type="float">
            <text:p>367.836645551999</text:p>
          </table:table-cell>
          <table:table-cell office:value-type="float" office:value="459282" calcext:value-type="float">
            <text:p>459282</text:p>
          </table:table-cell>
          <table:table-cell office:value-type="float" office:value="462332" calcext:value-type="float">
            <text:p>462332</text:p>
          </table:table-cell>
          <table:table-cell office:value-type="float" office:value="0.400495460029782" calcext:value-type="float">
            <text:p>0.400495460029782</text:p>
          </table:table-cell>
        </table:table-row>
        <table:table-row table:style-name="ro1">
          <table:table-cell office:value-type="float" office:value="367.971527197" calcext:value-type="float">
            <text:p>367.971527197</text:p>
          </table:table-cell>
          <table:table-cell office:value-type="float" office:value="466192" calcext:value-type="float">
            <text:p>466192</text:p>
          </table:table-cell>
          <table:table-cell office:value-type="float" office:value="459282" calcext:value-type="float">
            <text:p>459282</text:p>
          </table:table-cell>
          <table:table-cell office:value-type="float" office:value="0.417957343633582" calcext:value-type="float">
            <text:p>0.417957343633582</text:p>
          </table:table-cell>
        </table:table-row>
        <table:table-row table:style-name="ro1">
          <table:table-cell office:value-type="float" office:value="368.104423347" calcext:value-type="float">
            <text:p>368.104423347</text:p>
          </table:table-cell>
          <table:table-cell office:value-type="float" office:value="474204" calcext:value-type="float">
            <text:p>474204</text:p>
          </table:table-cell>
          <table:table-cell office:value-type="float" office:value="466192" calcext:value-type="float">
            <text:p>466192</text:p>
          </table:table-cell>
          <table:table-cell office:value-type="float" office:value="0.431926850516622" calcext:value-type="float">
            <text:p>0.431926850516622</text:p>
          </table:table-cell>
        </table:table-row>
        <table:table-row table:style-name="ro1">
          <table:table-cell office:value-type="float" office:value="368.235769777999" calcext:value-type="float">
            <text:p>368.235769777999</text:p>
          </table:table-cell>
          <table:table-cell office:value-type="float" office:value="478195" calcext:value-type="float">
            <text:p>478195</text:p>
          </table:table-cell>
          <table:table-cell office:value-type="float" office:value="474204" calcext:value-type="float">
            <text:p>474204</text:p>
          </table:table-cell>
          <table:table-cell office:value-type="float" office:value="0.443102456023054" calcext:value-type="float">
            <text:p>0.443102456023054</text:p>
          </table:table-cell>
        </table:table-row>
        <table:table-row table:style-name="ro1">
          <table:table-cell office:value-type="float" office:value="368.347950468" calcext:value-type="float">
            <text:p>368.347950468</text:p>
          </table:table-cell>
          <table:table-cell office:value-type="float" office:value="476513" calcext:value-type="float">
            <text:p>476513</text:p>
          </table:table-cell>
          <table:table-cell office:value-type="float" office:value="478195" calcext:value-type="float">
            <text:p>478195</text:p>
          </table:table-cell>
          <table:table-cell office:value-type="float" office:value="0.452042940428199" calcext:value-type="float">
            <text:p>0.452042940428199</text:p>
          </table:table-cell>
        </table:table-row>
        <table:table-row table:style-name="ro1">
          <table:table-cell office:value-type="float" office:value="368.46112554" calcext:value-type="float">
            <text:p>368.46112554</text:p>
          </table:table-cell>
          <table:table-cell office:value-type="float" office:value="470879" calcext:value-type="float">
            <text:p>470879</text:p>
          </table:table-cell>
          <table:table-cell office:value-type="float" office:value="476513" calcext:value-type="float">
            <text:p>476513</text:p>
          </table:table-cell>
          <table:table-cell office:value-type="float" office:value="0.459195327952315" calcext:value-type="float">
            <text:p>0.459195327952315</text:p>
          </table:table-cell>
        </table:table-row>
        <table:table-row table:style-name="ro1">
          <table:table-cell office:value-type="float" office:value="368.574872498999" calcext:value-type="float">
            <text:p>368.574872498999</text:p>
          </table:table-cell>
          <table:table-cell office:value-type="float" office:value="464042" calcext:value-type="float">
            <text:p>464042</text:p>
          </table:table-cell>
          <table:table-cell office:value-type="float" office:value="471713" calcext:value-type="float">
            <text:p>471713</text:p>
          </table:table-cell>
          <table:table-cell office:value-type="float" office:value="0.465716918099557" calcext:value-type="float">
            <text:p>0.465716918099557</text:p>
          </table:table-cell>
        </table:table-row>
        <table:table-row table:style-name="ro1">
          <table:table-cell office:value-type="float" office:value="368.726522434999" calcext:value-type="float">
            <text:p>368.726522434999</text:p>
          </table:table-cell>
          <table:table-cell office:value-type="float" office:value="458835" calcext:value-type="float">
            <text:p>458835</text:p>
          </table:table-cell>
          <table:table-cell office:value-type="float" office:value="443612" calcext:value-type="float">
            <text:p>443612</text:p>
          </table:table-cell>
          <table:table-cell office:value-type="float" office:value="0.470134510089402" calcext:value-type="float">
            <text:p>0.470134510089402</text:p>
          </table:table-cell>
        </table:table-row>
        <table:table-row table:style-name="ro1">
          <table:table-cell office:value-type="float" office:value="368.854557713999" calcext:value-type="float">
            <text:p>368.854557713999</text:p>
          </table:table-cell>
          <table:table-cell office:value-type="float" office:value="460936" calcext:value-type="float">
            <text:p>460936</text:p>
          </table:table-cell>
          <table:table-cell office:value-type="float" office:value="449612" calcext:value-type="float">
            <text:p>449612</text:p>
          </table:table-cell>
          <table:table-cell office:value-type="float" office:value="0.473668583681278" calcext:value-type="float">
            <text:p>0.473668583681278</text:p>
          </table:table-cell>
        </table:table-row>
        <table:table-row table:style-name="ro1">
          <table:table-cell office:value-type="float" office:value="368.981792323" calcext:value-type="float">
            <text:p>368.981792323</text:p>
          </table:table-cell>
          <table:table-cell office:value-type="float" office:value="467840" calcext:value-type="float">
            <text:p>467840</text:p>
          </table:table-cell>
          <table:table-cell office:value-type="float" office:value="455612" calcext:value-type="float">
            <text:p>455612</text:p>
          </table:table-cell>
          <table:table-cell office:value-type="float" office:value="0.476495842554778" calcext:value-type="float">
            <text:p>0.476495842554778</text:p>
          </table:table-cell>
        </table:table-row>
        <table:table-row table:style-name="ro1">
          <table:table-cell office:value-type="float" office:value="369.105613369" calcext:value-type="float">
            <text:p>369.105613369</text:p>
          </table:table-cell>
          <table:table-cell office:value-type="float" office:value="475265" calcext:value-type="float">
            <text:p>475265</text:p>
          </table:table-cell>
          <table:table-cell office:value-type="float" office:value="461612" calcext:value-type="float">
            <text:p>461612</text:p>
          </table:table-cell>
          <table:table-cell office:value-type="float" office:value="0.478757649653579" calcext:value-type="float">
            <text:p>0.478757649653579</text:p>
          </table:table-cell>
        </table:table-row>
        <table:table-row table:style-name="ro1">
          <table:table-cell office:value-type="float" office:value="369.231524511" calcext:value-type="float">
            <text:p>369.231524511</text:p>
          </table:table-cell>
          <table:table-cell office:value-type="float" office:value="479164" calcext:value-type="float">
            <text:p>479164</text:p>
          </table:table-cell>
          <table:table-cell office:value-type="float" office:value="469709" calcext:value-type="float">
            <text:p>469709</text:p>
          </table:table-cell>
          <table:table-cell office:value-type="float" office:value="0.480567095332619" calcext:value-type="float">
            <text:p>0.480567095332619</text:p>
          </table:table-cell>
        </table:table-row>
        <table:table-row table:style-name="ro1">
          <table:table-cell office:value-type="float" office:value="369.350090431" calcext:value-type="float">
            <text:p>369.350090431</text:p>
          </table:table-cell>
          <table:table-cell office:value-type="float" office:value="477436" calcext:value-type="float">
            <text:p>477436</text:p>
          </table:table-cell>
          <table:table-cell office:value-type="float" office:value="476909" calcext:value-type="float">
            <text:p>476909</text:p>
          </table:table-cell>
          <table:table-cell office:value-type="float" office:value="0.4828143320038" calcext:value-type="float">
            <text:p>0.4828143320038</text:p>
          </table:table-cell>
        </table:table-row>
        <table:table-row table:style-name="ro1">
          <table:table-cell office:value-type="float" office:value="369.541076901" calcext:value-type="float">
            <text:p>369.541076901</text:p>
          </table:table-cell>
          <table:table-cell office:value-type="float" office:value="466988" calcext:value-type="float">
            <text:p>466988</text:p>
          </table:table-cell>
          <table:table-cell office:value-type="float" office:value="477436" calcext:value-type="float">
            <text:p>477436</text:p>
          </table:table-cell>
          <table:table-cell office:value-type="float" office:value="0.484612121340745" calcext:value-type="float">
            <text:p>0.484612121340745</text:p>
          </table:table-cell>
        </table:table-row>
        <table:table-row table:style-name="ro1">
          <table:table-cell office:value-type="float" office:value="369.654723419" calcext:value-type="float">
            <text:p>369.654723419</text:p>
          </table:table-cell>
          <table:table-cell office:value-type="float" office:value="461393" calcext:value-type="float">
            <text:p>461393</text:p>
          </table:table-cell>
          <table:table-cell office:value-type="float" office:value="468851" calcext:value-type="float">
            <text:p>468851</text:p>
          </table:table-cell>
          <table:table-cell office:value-type="float" office:value="0.486050352810301" calcext:value-type="float">
            <text:p>0.486050352810301</text:p>
          </table:table-cell>
        </table:table-row>
        <table:table-row table:style-name="ro1">
          <table:table-cell office:value-type="float" office:value="369.758214698999" calcext:value-type="float">
            <text:p>369.758214698999</text:p>
          </table:table-cell>
          <table:table-cell office:value-type="float" office:value="459771" calcext:value-type="float">
            <text:p>459771</text:p>
          </table:table-cell>
          <table:table-cell office:value-type="float" office:value="461393" calcext:value-type="float">
            <text:p>461393</text:p>
          </table:table-cell>
          <table:table-cell office:value-type="float" office:value="0.487200937985946" calcext:value-type="float">
            <text:p>0.487200937985946</text:p>
          </table:table-cell>
        </table:table-row>
        <table:table-row table:style-name="ro1">
          <table:table-cell office:value-type="float" office:value="369.938310832" calcext:value-type="float">
            <text:p>369.938310832</text:p>
          </table:table-cell>
          <table:table-cell office:value-type="float" office:value="466158" calcext:value-type="float">
            <text:p>466158</text:p>
          </table:table-cell>
          <table:table-cell office:value-type="float" office:value="459771" calcext:value-type="float">
            <text:p>459771</text:p>
          </table:table-cell>
          <table:table-cell office:value-type="float" office:value="0.488121406126462" calcext:value-type="float">
            <text:p>0.488121406126462</text:p>
          </table:table-cell>
        </table:table-row>
        <table:table-row table:style-name="ro1">
          <table:table-cell office:value-type="float" office:value="370.11240751" calcext:value-type="float">
            <text:p>370.11240751</text:p>
          </table:table-cell>
          <table:table-cell office:value-type="float" office:value="476602" calcext:value-type="float">
            <text:p>476602</text:p>
          </table:table-cell>
          <table:table-cell office:value-type="float" office:value="466158" calcext:value-type="float">
            <text:p>466158</text:p>
          </table:table-cell>
          <table:table-cell office:value-type="float" office:value="0.488058100510925" calcext:value-type="float">
            <text:p>0.488058100510925</text:p>
          </table:table-cell>
        </table:table-row>
        <table:table-row table:style-name="ro1">
          <table:table-cell office:value-type="float" office:value="370.273835848" calcext:value-type="float">
            <text:p>370.273835848</text:p>
          </table:table-cell>
          <table:table-cell office:value-type="float" office:value="480161" calcext:value-type="float">
            <text:p>480161</text:p>
          </table:table-cell>
          <table:table-cell office:value-type="float" office:value="476602" calcext:value-type="float">
            <text:p>476602</text:p>
          </table:table-cell>
          <table:table-cell office:value-type="float" office:value="0.488007456018496" calcext:value-type="float">
            <text:p>0.488007456018496</text:p>
          </table:table-cell>
        </table:table-row>
        <table:table-row table:style-name="ro1">
          <table:table-cell office:value-type="float" office:value="370.451091665" calcext:value-type="float">
            <text:p>370.451091665</text:p>
          </table:table-cell>
          <table:table-cell office:value-type="float" office:value="473475" calcext:value-type="float">
            <text:p>473475</text:p>
          </table:table-cell>
          <table:table-cell office:value-type="float" office:value="447094" calcext:value-type="float">
            <text:p>447094</text:p>
          </table:table-cell>
          <table:table-cell office:value-type="float" office:value="0.487180158363184" calcext:value-type="float">
            <text:p>0.487180158363184</text:p>
          </table:table-cell>
        </table:table-row>
        <table:table-row table:style-name="ro1">
          <table:table-cell office:value-type="float" office:value="370.555268654" calcext:value-type="float">
            <text:p>370.555268654</text:p>
          </table:table-cell>
          <table:table-cell office:value-type="float" office:value="467152" calcext:value-type="float">
            <text:p>467152</text:p>
          </table:table-cell>
          <table:table-cell office:value-type="float" office:value="451894" calcext:value-type="float">
            <text:p>451894</text:p>
          </table:table-cell>
          <table:table-cell office:value-type="float" office:value="0.487305102300304" calcext:value-type="float">
            <text:p>0.487305102300304</text:p>
          </table:table-cell>
        </table:table-row>
        <table:table-row table:style-name="ro1">
          <table:table-cell office:value-type="float" office:value="370.731460707" calcext:value-type="float">
            <text:p>370.731460707</text:p>
          </table:table-cell>
          <table:table-cell office:value-type="float" office:value="460799" calcext:value-type="float">
            <text:p>460799</text:p>
          </table:table-cell>
          <table:table-cell office:value-type="float" office:value="462290" calcext:value-type="float">
            <text:p>462290</text:p>
          </table:table-cell>
          <table:table-cell office:value-type="float" office:value="0.48661827538863" calcext:value-type="float">
            <text:p>0.48661827538863</text:p>
          </table:table-cell>
        </table:table-row>
        <table:table-row table:style-name="ro1">
          <table:table-cell office:value-type="float" office:value="370.916256469" calcext:value-type="float">
            <text:p>370.916256469</text:p>
          </table:table-cell>
          <table:table-cell office:value-type="float" office:value="465893" calcext:value-type="float">
            <text:p>465893</text:p>
          </table:table-cell>
          <table:table-cell office:value-type="float" office:value="460799" calcext:value-type="float">
            <text:p>460799</text:p>
          </table:table-cell>
          <table:table-cell office:value-type="float" office:value="0.485294620310904" calcext:value-type="float">
            <text:p>0.485294620310904</text:p>
          </table:table-cell>
        </table:table-row>
        <table:table-row table:style-name="ro1">
          <table:table-cell office:value-type="float" office:value="371.145943924999" calcext:value-type="float">
            <text:p>371.145943924999</text:p>
          </table:table-cell>
          <table:table-cell office:value-type="float" office:value="479083" calcext:value-type="float">
            <text:p>479083</text:p>
          </table:table-cell>
          <table:table-cell office:value-type="float" office:value="465893" calcext:value-type="float">
            <text:p>465893</text:p>
          </table:table-cell>
          <table:table-cell office:value-type="float" office:value="0.483473791486818" calcext:value-type="float">
            <text:p>0.483473791486818</text:p>
          </table:table-cell>
        </table:table-row>
        <table:table-row table:style-name="ro1">
          <table:table-cell office:value-type="float" office:value="371.255556152" calcext:value-type="float">
            <text:p>371.255556152</text:p>
          </table:table-cell>
          <table:table-cell office:value-type="float" office:value="481249" calcext:value-type="float">
            <text:p>481249</text:p>
          </table:table-cell>
          <table:table-cell office:value-type="float" office:value="479083" calcext:value-type="float">
            <text:p>479083</text:p>
          </table:table-cell>
          <table:table-cell office:value-type="float" office:value="0.48201712842755" calcext:value-type="float">
            <text:p>0.48201712842755</text:p>
          </table:table-cell>
        </table:table-row>
        <table:table-row table:style-name="ro1">
          <table:table-cell office:value-type="float" office:value="371.433406316" calcext:value-type="float">
            <text:p>371.433406316</text:p>
          </table:table-cell>
          <table:table-cell office:value-type="float" office:value="475496" calcext:value-type="float">
            <text:p>475496</text:p>
          </table:table-cell>
          <table:table-cell office:value-type="float" office:value="481249" calcext:value-type="float">
            <text:p>481249</text:p>
          </table:table-cell>
          <table:table-cell office:value-type="float" office:value="0.480851797980135" calcext:value-type="float">
            <text:p>0.480851797980135</text:p>
          </table:table-cell>
        </table:table-row>
        <table:table-row table:style-name="ro1">
          <table:table-cell office:value-type="float" office:value="371.539379136999" calcext:value-type="float">
            <text:p>371.539379136999</text:p>
          </table:table-cell>
          <table:table-cell office:value-type="float" office:value="469090" calcext:value-type="float">
            <text:p>469090</text:p>
          </table:table-cell>
          <table:table-cell office:value-type="float" office:value="475496" calcext:value-type="float">
            <text:p>475496</text:p>
          </table:table-cell>
          <table:table-cell office:value-type="float" office:value="0.479919533622203" calcext:value-type="float">
            <text:p>0.479919533622203</text:p>
          </table:table-cell>
        </table:table-row>
        <table:table-row table:style-name="ro1">
          <table:table-cell office:value-type="float" office:value="371.715783452999" calcext:value-type="float">
            <text:p>371.715783452999</text:p>
          </table:table-cell>
          <table:table-cell office:value-type="float" office:value="461945" calcext:value-type="float">
            <text:p>461945</text:p>
          </table:table-cell>
          <table:table-cell office:value-type="float" office:value="469090" calcext:value-type="float">
            <text:p>469090</text:p>
          </table:table-cell>
          <table:table-cell office:value-type="float" office:value="0.478423815874141" calcext:value-type="float">
            <text:p>0.478423815874141</text:p>
          </table:table-cell>
        </table:table-row>
        <table:table-row table:style-name="ro1">
          <table:table-cell office:value-type="float" office:value="371.871040974" calcext:value-type="float">
            <text:p>371.871040974</text:p>
          </table:table-cell>
          <table:table-cell office:value-type="float" office:value="464626" calcext:value-type="float">
            <text:p>464626</text:p>
          </table:table-cell>
          <table:table-cell office:value-type="float" office:value="461945" calcext:value-type="float">
            <text:p>461945</text:p>
          </table:table-cell>
          <table:table-cell office:value-type="float" office:value="0.477227241675691" calcext:value-type="float">
            <text:p>0.477227241675691</text:p>
          </table:table-cell>
        </table:table-row>
        <table:table-row table:style-name="ro1">
          <table:table-cell office:value-type="float" office:value="372.037346703" calcext:value-type="float">
            <text:p>372.037346703</text:p>
          </table:table-cell>
          <table:table-cell office:value-type="float" office:value="474362" calcext:value-type="float">
            <text:p>474362</text:p>
          </table:table-cell>
          <table:table-cell office:value-type="float" office:value="464626" calcext:value-type="float">
            <text:p>464626</text:p>
          </table:table-cell>
          <table:table-cell office:value-type="float" office:value="0.47626998231693" calcext:value-type="float">
            <text:p>0.47626998231693</text:p>
          </table:table-cell>
        </table:table-row>
        <table:table-row table:style-name="ro1">
          <table:table-cell office:value-type="float" office:value="372.220940548999" calcext:value-type="float">
            <text:p>372.220940548999</text:p>
          </table:table-cell>
          <table:table-cell office:value-type="float" office:value="482054" calcext:value-type="float">
            <text:p>482054</text:p>
          </table:table-cell>
          <table:table-cell office:value-type="float" office:value="474362" calcext:value-type="float">
            <text:p>474362</text:p>
          </table:table-cell>
          <table:table-cell office:value-type="float" office:value="0.474765985853544" calcext:value-type="float">
            <text:p>0.474765985853544</text:p>
          </table:table-cell>
        </table:table-row>
        <table:table-row table:style-name="ro1">
          <table:table-cell office:value-type="float" office:value="372.401805001" calcext:value-type="float">
            <text:p>372.401805001</text:p>
          </table:table-cell>
          <table:table-cell office:value-type="float" office:value="478187" calcext:value-type="float">
            <text:p>478187</text:p>
          </table:table-cell>
          <table:table-cell office:value-type="float" office:value="482054" calcext:value-type="float">
            <text:p>482054</text:p>
          </table:table-cell>
          <table:table-cell office:value-type="float" office:value="0.472836044496789" calcext:value-type="float">
            <text:p>0.472836044496789</text:p>
          </table:table-cell>
        </table:table-row>
        <table:table-row table:style-name="ro1">
          <table:table-cell office:value-type="float" office:value="372.580486994999" calcext:value-type="float">
            <text:p>372.580486994999</text:p>
          </table:table-cell>
          <table:table-cell office:value-type="float" office:value="467736" calcext:value-type="float">
            <text:p>467736</text:p>
          </table:table-cell>
          <table:table-cell office:value-type="float" office:value="478187" calcext:value-type="float">
            <text:p>478187</text:p>
          </table:table-cell>
          <table:table-cell office:value-type="float" office:value="0.471292091411385" calcext:value-type="float">
            <text:p>0.471292091411385</text:p>
          </table:table-cell>
        </table:table-row>
        <table:table-row table:style-name="ro1">
          <table:table-cell office:value-type="float" office:value="372.752434185" calcext:value-type="float">
            <text:p>372.752434185</text:p>
          </table:table-cell>
          <table:table-cell office:value-type="float" office:value="462753" calcext:value-type="float">
            <text:p>462753</text:p>
          </table:table-cell>
          <table:table-cell office:value-type="float" office:value="438936" calcext:value-type="float">
            <text:p>438936</text:p>
          </table:table-cell>
          <table:table-cell office:value-type="float" office:value="0.4693413654368" calcext:value-type="float">
            <text:p>0.4693413654368</text:p>
          </table:table-cell>
        </table:table-row>
        <table:table-row table:style-name="ro1">
          <table:table-cell office:value-type="float" office:value="372.908809728999" calcext:value-type="float">
            <text:p>372.908809728999</text:p>
          </table:table-cell>
          <table:table-cell office:value-type="float" office:value="467487" calcext:value-type="float">
            <text:p>467487</text:p>
          </table:table-cell>
          <table:table-cell office:value-type="float" office:value="448536" calcext:value-type="float">
            <text:p>448536</text:p>
          </table:table-cell>
          <table:table-cell office:value-type="float" office:value="0.467780784657132" calcext:value-type="float">
            <text:p>0.467780784657132</text:p>
          </table:table-cell>
        </table:table-row>
        <table:table-row table:style-name="ro1">
          <table:table-cell office:value-type="float" office:value="373.069130893" calcext:value-type="float">
            <text:p>373.069130893</text:p>
          </table:table-cell>
          <table:table-cell office:value-type="float" office:value="477277" calcext:value-type="float">
            <text:p>477277</text:p>
          </table:table-cell>
          <table:table-cell office:value-type="float" office:value="458136" calcext:value-type="float">
            <text:p>458136</text:p>
          </table:table-cell>
          <table:table-cell office:value-type="float" office:value="0.466532320033398" calcext:value-type="float">
            <text:p>0.466532320033398</text:p>
          </table:table-cell>
        </table:table-row>
        <table:table-row table:style-name="ro1">
          <table:table-cell office:value-type="float" office:value="373.23371325" calcext:value-type="float">
            <text:p>373.23371325</text:p>
          </table:table-cell>
          <table:table-cell office:value-type="float" office:value="483181" calcext:value-type="float">
            <text:p>483181</text:p>
          </table:table-cell>
          <table:table-cell office:value-type="float" office:value="467736" calcext:value-type="float">
            <text:p>467736</text:p>
          </table:table-cell>
          <table:table-cell office:value-type="float" office:value="0.464828909461833" calcext:value-type="float">
            <text:p>0.464828909461833</text:p>
          </table:table-cell>
        </table:table-row>
        <table:table-row table:style-name="ro1">
          <table:table-cell office:value-type="float" office:value="373.393732009999" calcext:value-type="float">
            <text:p>373.393732009999</text:p>
          </table:table-cell>
          <table:table-cell office:value-type="float" office:value="479585" calcext:value-type="float">
            <text:p>479585</text:p>
          </table:table-cell>
          <table:table-cell office:value-type="float" office:value="477336" calcext:value-type="float">
            <text:p>477336</text:p>
          </table:table-cell>
          <table:table-cell office:value-type="float" office:value="0.462772218478557" calcext:value-type="float">
            <text:p>0.462772218478557</text:p>
          </table:table-cell>
        </table:table-row>
        <table:table-row table:style-name="ro1">
          <table:table-cell office:value-type="float" office:value="373.546296675999" calcext:value-type="float">
            <text:p>373.546296675999</text:p>
          </table:table-cell>
          <table:table-cell office:value-type="float" office:value="470678" calcext:value-type="float">
            <text:p>470678</text:p>
          </table:table-cell>
          <table:table-cell office:value-type="float" office:value="479585" calcext:value-type="float">
            <text:p>479585</text:p>
          </table:table-cell>
          <table:table-cell office:value-type="float" office:value="0.461126865691937" calcext:value-type="float">
            <text:p>0.461126865691937</text:p>
          </table:table-cell>
        </table:table-row>
        <table:table-row table:style-name="ro1">
          <table:table-cell office:value-type="float" office:value="373.706181133999" calcext:value-type="float">
            <text:p>373.706181133999</text:p>
          </table:table-cell>
          <table:table-cell office:value-type="float" office:value="464082" calcext:value-type="float">
            <text:p>464082</text:p>
          </table:table-cell>
          <table:table-cell office:value-type="float" office:value="467143" calcext:value-type="float">
            <text:p>467143</text:p>
          </table:table-cell>
          <table:table-cell office:value-type="float" office:value="0.45981058346264" calcext:value-type="float">
            <text:p>0.45981058346264</text:p>
          </table:table-cell>
        </table:table-row>
        <table:table-row table:style-name="ro1">
          <table:table-cell office:value-type="float" office:value="373.874872703" calcext:value-type="float">
            <text:p>373.874872703</text:p>
          </table:table-cell>
          <table:table-cell office:value-type="float" office:value="466798" calcext:value-type="float">
            <text:p>466798</text:p>
          </table:table-cell>
          <table:table-cell office:value-type="float" office:value="464082" calcext:value-type="float">
            <text:p>464082</text:p>
          </table:table-cell>
          <table:table-cell office:value-type="float" office:value="0.397923654740037" calcext:value-type="float">
            <text:p>0.397923654740037</text:p>
          </table:table-cell>
        </table:table-row>
        <table:table-row table:style-name="ro1">
          <table:table-cell office:value-type="float" office:value="374.036580042999" calcext:value-type="float">
            <text:p>374.036580042999</text:p>
          </table:table-cell>
          <table:table-cell office:value-type="float" office:value="476314" calcext:value-type="float">
            <text:p>476314</text:p>
          </table:table-cell>
          <table:table-cell office:value-type="float" office:value="466798" calcext:value-type="float">
            <text:p>466798</text:p>
          </table:table-cell>
          <table:table-cell office:value-type="float" office:value="0.348414111761955" calcext:value-type="float">
            <text:p>0.348414111761955</text:p>
          </table:table-cell>
        </table:table-row>
        <table:table-row table:style-name="ro1">
          <table:table-cell office:value-type="float" office:value="374.223992157" calcext:value-type="float">
            <text:p>374.223992157</text:p>
          </table:table-cell>
          <table:table-cell office:value-type="float" office:value="484090" calcext:value-type="float">
            <text:p>484090</text:p>
          </table:table-cell>
          <table:table-cell office:value-type="float" office:value="476314" calcext:value-type="float">
            <text:p>476314</text:p>
          </table:table-cell>
          <table:table-cell office:value-type="float" office:value="0.30858203567822" calcext:value-type="float">
            <text:p>0.30858203567822</text:p>
          </table:table-cell>
        </table:table-row>
        <table:table-row table:style-name="ro1">
          <table:table-cell office:value-type="float" office:value="374.334083439" calcext:value-type="float">
            <text:p>374.334083439</text:p>
          </table:table-cell>
          <table:table-cell office:value-type="float" office:value="482970" calcext:value-type="float">
            <text:p>482970</text:p>
          </table:table-cell>
          <table:table-cell office:value-type="float" office:value="484090" calcext:value-type="float">
            <text:p>484090</text:p>
          </table:table-cell>
          <table:table-cell office:value-type="float" office:value="0.276940816512501" calcext:value-type="float">
            <text:p>0.276940816512501</text:p>
          </table:table-cell>
        </table:table-row>
        <table:table-row table:style-name="ro1">
          <table:table-cell office:value-type="float" office:value="374.524612922" calcext:value-type="float">
            <text:p>374.524612922</text:p>
          </table:table-cell>
          <table:table-cell office:value-type="float" office:value="472984" calcext:value-type="float">
            <text:p>472984</text:p>
          </table:table-cell>
          <table:table-cell office:value-type="float" office:value="482970" calcext:value-type="float">
            <text:p>482970</text:p>
          </table:table-cell>
          <table:table-cell office:value-type="float" office:value="0.251403399478658" calcext:value-type="float">
            <text:p>0.251403399478658</text:p>
          </table:table-cell>
        </table:table-row>
        <table:table-row table:style-name="ro1">
          <table:table-cell office:value-type="float" office:value="374.665305978999" calcext:value-type="float">
            <text:p>374.665305978999</text:p>
          </table:table-cell>
          <table:table-cell office:value-type="float" office:value="466048" calcext:value-type="float">
            <text:p>466048</text:p>
          </table:table-cell>
          <table:table-cell office:value-type="float" office:value="474570" calcext:value-type="float">
            <text:p>474570</text:p>
          </table:table-cell>
          <table:table-cell office:value-type="float" office:value="0.230973465851583" calcext:value-type="float">
            <text:p>0.230973465851583</text:p>
          </table:table-cell>
        </table:table-row>
        <table:table-row table:style-name="ro1">
          <table:table-cell office:value-type="float" office:value="374.772445614" calcext:value-type="float">
            <text:p>374.772445614</text:p>
          </table:table-cell>
          <table:table-cell office:value-type="float" office:value="464871" calcext:value-type="float">
            <text:p>464871</text:p>
          </table:table-cell>
          <table:table-cell office:value-type="float" office:value="466048" calcext:value-type="float">
            <text:p>466048</text:p>
          </table:table-cell>
          <table:table-cell office:value-type="float" office:value="0.214629518949923" calcext:value-type="float">
            <text:p>0.214629518949923</text:p>
          </table:table-cell>
        </table:table-row>
        <table:table-row table:style-name="ro1">
          <table:table-cell office:value-type="float" office:value="374.925876260999" calcext:value-type="float">
            <text:p>374.925876260999</text:p>
          </table:table-cell>
          <table:table-cell office:value-type="float" office:value="470435" calcext:value-type="float">
            <text:p>470435</text:p>
          </table:table-cell>
          <table:table-cell office:value-type="float" office:value="464848" calcext:value-type="float">
            <text:p>464848</text:p>
          </table:table-cell>
          <table:table-cell office:value-type="float" office:value="0.201554361428595" calcext:value-type="float">
            <text:p>0.201554361428595</text:p>
          </table:table-cell>
        </table:table-row>
        <table:table-row table:style-name="ro1">
          <table:table-cell office:value-type="float" office:value="375.090239154999" calcext:value-type="float">
            <text:p>375.090239154999</text:p>
          </table:table-cell>
          <table:table-cell office:value-type="float" office:value="480461" calcext:value-type="float">
            <text:p>480461</text:p>
          </table:table-cell>
          <table:table-cell office:value-type="float" office:value="470435" calcext:value-type="float">
            <text:p>470435</text:p>
          </table:table-cell>
          <table:table-cell office:value-type="float" office:value="0.190873118772506" calcext:value-type="float">
            <text:p>0.190873118772506</text:p>
          </table:table-cell>
        </table:table-row>
        <table:table-row table:style-name="ro1">
          <table:table-cell office:value-type="float" office:value="375.244252778999" calcext:value-type="float">
            <text:p>375.244252778999</text:p>
          </table:table-cell>
          <table:table-cell office:value-type="float" office:value="485237" calcext:value-type="float">
            <text:p>485237</text:p>
          </table:table-cell>
          <table:table-cell office:value-type="float" office:value="480461" calcext:value-type="float">
            <text:p>480461</text:p>
          </table:table-cell>
          <table:table-cell office:value-type="float" office:value="0.182328124647634" calcext:value-type="float">
            <text:p>0.182328124647634</text:p>
          </table:table-cell>
        </table:table-row>
        <table:table-row table:style-name="ro1">
          <table:table-cell office:value-type="float" office:value="375.392918726" calcext:value-type="float">
            <text:p>375.392918726</text:p>
          </table:table-cell>
          <table:table-cell office:value-type="float" office:value="481624" calcext:value-type="float">
            <text:p>481624</text:p>
          </table:table-cell>
          <table:table-cell office:value-type="float" office:value="485216" calcext:value-type="float">
            <text:p>485216</text:p>
          </table:table-cell>
          <table:table-cell office:value-type="float" office:value="0.175492129347737" calcext:value-type="float">
            <text:p>0.175492129347737</text:p>
          </table:table-cell>
        </table:table-row>
        <table:table-row table:style-name="ro1">
          <table:table-cell office:value-type="float" office:value="375.573736146" calcext:value-type="float">
            <text:p>375.573736146</text:p>
          </table:table-cell>
          <table:table-cell office:value-type="float" office:value="471104" calcext:value-type="float">
            <text:p>471104</text:p>
          </table:table-cell>
          <table:table-cell office:value-type="float" office:value="481624" calcext:value-type="float">
            <text:p>481624</text:p>
          </table:table-cell>
          <table:table-cell office:value-type="float" office:value="0.169805468184072" calcext:value-type="float">
            <text:p>0.169805468184072</text:p>
          </table:table-cell>
        </table:table-row>
        <table:table-row table:style-name="ro1">
          <table:table-cell office:value-type="float" office:value="375.751416207" calcext:value-type="float">
            <text:p>375.751416207</text:p>
          </table:table-cell>
          <table:table-cell office:value-type="float" office:value="465751" calcext:value-type="float">
            <text:p>465751</text:p>
          </table:table-cell>
          <table:table-cell office:value-type="float" office:value="471104" calcext:value-type="float">
            <text:p>471104</text:p>
          </table:table-cell>
          <table:table-cell office:value-type="float" office:value="0.238785551017846" calcext:value-type="float">
            <text:p>0.238785551017846</text:p>
          </table:table-cell>
        </table:table-row>
        <table:table-row table:style-name="ro1">
          <table:table-cell office:value-type="float" office:value="375.926774968999" calcext:value-type="float">
            <text:p>375.926774968999</text:p>
          </table:table-cell>
          <table:table-cell office:value-type="float" office:value="471486" calcext:value-type="float">
            <text:p>471486</text:p>
          </table:table-cell>
          <table:table-cell office:value-type="float" office:value="465751" calcext:value-type="float">
            <text:p>465751</text:p>
          </table:table-cell>
          <table:table-cell office:value-type="float" office:value="0.249851970226041" calcext:value-type="float">
            <text:p>0.249851970226041</text:p>
          </table:table-cell>
        </table:table-row>
        <table:table-row table:style-name="ro1">
          <table:table-cell office:value-type="float" office:value="376.107092233" calcext:value-type="float">
            <text:p>376.107092233</text:p>
          </table:table-cell>
          <table:table-cell office:value-type="float" office:value="482339" calcext:value-type="float">
            <text:p>482339</text:p>
          </table:table-cell>
          <table:table-cell office:value-type="float" office:value="471486" calcext:value-type="float">
            <text:p>471486</text:p>
          </table:table-cell>
          <table:table-cell office:value-type="float" office:value="0.258275736764775" calcext:value-type="float">
            <text:p>0.258275736764775</text:p>
          </table:table-cell>
        </table:table-row>
        <table:table-row table:style-name="ro1">
          <table:table-cell office:value-type="float" office:value="376.213308225999" calcext:value-type="float">
            <text:p>376.213308225999</text:p>
          </table:table-cell>
          <table:table-cell office:value-type="float" office:value="485948" calcext:value-type="float">
            <text:p>485948</text:p>
          </table:table-cell>
          <table:table-cell office:value-type="float" office:value="482339" calcext:value-type="float">
            <text:p>482339</text:p>
          </table:table-cell>
          <table:table-cell office:value-type="float" office:value="0.265014749995761" calcext:value-type="float">
            <text:p>0.265014749995761</text:p>
          </table:table-cell>
        </table:table-row>
        <table:table-row table:style-name="ro1">
          <table:table-cell office:value-type="float" office:value="376.391982359999" calcext:value-type="float">
            <text:p>376.391982359999</text:p>
          </table:table-cell>
          <table:table-cell office:value-type="float" office:value="482669" calcext:value-type="float">
            <text:p>482669</text:p>
          </table:table-cell>
          <table:table-cell office:value-type="float" office:value="485939" calcext:value-type="float">
            <text:p>485939</text:p>
          </table:table-cell>
          <table:table-cell office:value-type="float" office:value="0.270405960580551" calcext:value-type="float">
            <text:p>0.270405960580551</text:p>
          </table:table-cell>
        </table:table-row>
        <table:table-row table:style-name="ro1">
          <table:table-cell office:value-type="float" office:value="376.545914271999" calcext:value-type="float">
            <text:p>376.545914271999</text:p>
          </table:table-cell>
          <table:table-cell office:value-type="float" office:value="473700" calcext:value-type="float">
            <text:p>473700</text:p>
          </table:table-cell>
          <table:table-cell office:value-type="float" office:value="482669" calcext:value-type="float">
            <text:p>482669</text:p>
          </table:table-cell>
          <table:table-cell office:value-type="float" office:value="0.274718929048382" calcext:value-type="float">
            <text:p>0.274718929048382</text:p>
          </table:table-cell>
        </table:table-row>
        <table:table-row table:style-name="ro1">
          <table:table-cell office:value-type="float" office:value="376.705986792" calcext:value-type="float">
            <text:p>376.705986792</text:p>
          </table:table-cell>
          <table:table-cell office:value-type="float" office:value="467085" calcext:value-type="float">
            <text:p>467085</text:p>
          </table:table-cell>
          <table:table-cell office:value-type="float" office:value="473700" calcext:value-type="float">
            <text:p>473700</text:p>
          </table:table-cell>
          <table:table-cell office:value-type="float" office:value="0.277746157731459" calcext:value-type="float">
            <text:p>0.277746157731459</text:p>
          </table:table-cell>
        </table:table-row>
        <table:table-row table:style-name="ro1">
          <table:table-cell office:value-type="float" office:value="376.873474525" calcext:value-type="float">
            <text:p>376.873474525</text:p>
          </table:table-cell>
          <table:table-cell office:value-type="float" office:value="469734" calcext:value-type="float">
            <text:p>469734</text:p>
          </table:table-cell>
          <table:table-cell office:value-type="float" office:value="467085" calcext:value-type="float">
            <text:p>467085</text:p>
          </table:table-cell>
          <table:table-cell office:value-type="float" office:value="0.323646201547486" calcext:value-type="float">
            <text:p>0.323646201547486</text:p>
          </table:table-cell>
        </table:table-row>
        <table:table-row table:style-name="ro1">
          <table:table-cell office:value-type="float" office:value="377.036814555" calcext:value-type="float">
            <text:p>377.036814555</text:p>
          </table:table-cell>
          <table:table-cell office:value-type="float" office:value="479329" calcext:value-type="float">
            <text:p>479329</text:p>
          </table:table-cell>
          <table:table-cell office:value-type="float" office:value="469734" calcext:value-type="float">
            <text:p>469734</text:p>
          </table:table-cell>
          <table:table-cell office:value-type="float" office:value="0.316887975730743" calcext:value-type="float">
            <text:p>0.316887975730743</text:p>
          </table:table-cell>
        </table:table-row>
        <table:table-row table:style-name="ro1">
          <table:table-cell office:value-type="float" office:value="377.208921596" calcext:value-type="float">
            <text:p>377.208921596</text:p>
          </table:table-cell>
          <table:table-cell office:value-type="float" office:value="486877" calcext:value-type="float">
            <text:p>486877</text:p>
          </table:table-cell>
          <table:table-cell office:value-type="float" office:value="479329" calcext:value-type="float">
            <text:p>479329</text:p>
          </table:table-cell>
          <table:table-cell office:value-type="float" office:value="0.354229805045026" calcext:value-type="float">
            <text:p>0.354229805045026</text:p>
          </table:table-cell>
        </table:table-row>
        <table:table-row table:style-name="ro1">
          <table:table-cell office:value-type="float" office:value="377.388692453" calcext:value-type="float">
            <text:p>377.388692453</text:p>
          </table:table-cell>
          <table:table-cell office:value-type="float" office:value="483826" calcext:value-type="float">
            <text:p>483826</text:p>
          </table:table-cell>
          <table:table-cell office:value-type="float" office:value="486877" calcext:value-type="float">
            <text:p>486877</text:p>
          </table:table-cell>
          <table:table-cell office:value-type="float" office:value="0.383383844036021" calcext:value-type="float">
            <text:p>0.383383844036021</text:p>
          </table:table-cell>
        </table:table-row>
        <table:table-row table:style-name="ro1">
          <table:table-cell office:value-type="float" office:value="377.565529682999" calcext:value-type="float">
            <text:p>377.565529682999</text:p>
          </table:table-cell>
          <table:table-cell office:value-type="float" office:value="473563" calcext:value-type="float">
            <text:p>473563</text:p>
          </table:table-cell>
          <table:table-cell office:value-type="float" office:value="483826" calcext:value-type="float">
            <text:p>483826</text:p>
          </table:table-cell>
          <table:table-cell office:value-type="float" office:value="0.406707075228817" calcext:value-type="float">
            <text:p>0.406707075228817</text:p>
          </table:table-cell>
        </table:table-row>
        <table:table-row table:style-name="ro1">
          <table:table-cell office:value-type="float" office:value="377.730326540999" calcext:value-type="float">
            <text:p>377.730326540999</text:p>
          </table:table-cell>
          <table:table-cell office:value-type="float" office:value="467806" calcext:value-type="float">
            <text:p>467806</text:p>
          </table:table-cell>
          <table:table-cell office:value-type="float" office:value="473563" calcext:value-type="float">
            <text:p>473563</text:p>
          </table:table-cell>
          <table:table-cell office:value-type="float" office:value="0.424656440324897" calcext:value-type="float">
            <text:p>0.424656440324897</text:p>
          </table:table-cell>
        </table:table-row>
        <table:table-row table:style-name="ro1">
          <table:table-cell office:value-type="float" office:value="377.890049807" calcext:value-type="float">
            <text:p>377.890049807</text:p>
          </table:table-cell>
          <table:table-cell office:value-type="float" office:value="471518" calcext:value-type="float">
            <text:p>471518</text:p>
          </table:table-cell>
          <table:table-cell office:value-type="float" office:value="467806" calcext:value-type="float">
            <text:p>467806</text:p>
          </table:table-cell>
          <table:table-cell office:value-type="float" office:value="0.538306712543606" calcext:value-type="float">
            <text:p>0.538306712543606</text:p>
          </table:table-cell>
        </table:table-row>
        <table:table-row table:style-name="ro1">
          <table:table-cell office:value-type="float" office:value="378.050567090999" calcext:value-type="float">
            <text:p>378.050567090999</text:p>
          </table:table-cell>
          <table:table-cell office:value-type="float" office:value="481174" calcext:value-type="float">
            <text:p>481174</text:p>
          </table:table-cell>
          <table:table-cell office:value-type="float" office:value="471518" calcext:value-type="float">
            <text:p>471518</text:p>
          </table:table-cell>
          <table:table-cell office:value-type="float" office:value="0.627828468626434" calcext:value-type="float">
            <text:p>0.627828468626434</text:p>
          </table:table-cell>
        </table:table-row>
        <table:table-row table:style-name="ro1">
          <table:table-cell office:value-type="float" office:value="378.188698545" calcext:value-type="float">
            <text:p>378.188698545</text:p>
          </table:table-cell>
          <table:table-cell office:value-type="float" office:value="487456" calcext:value-type="float">
            <text:p>487456</text:p>
          </table:table-cell>
          <table:table-cell office:value-type="float" office:value="481174" calcext:value-type="float">
            <text:p>481174</text:p>
          </table:table-cell>
          <table:table-cell office:value-type="float" office:value="0.699445873492696" calcext:value-type="float">
            <text:p>0.699445873492696</text:p>
          </table:table-cell>
        </table:table-row>
        <table:table-row table:style-name="ro1">
          <table:table-cell office:value-type="float" office:value="378.359411707999" calcext:value-type="float">
            <text:p>378.359411707999</text:p>
          </table:table-cell>
          <table:table-cell office:value-type="float" office:value="486088" calcext:value-type="float">
            <text:p>486088</text:p>
          </table:table-cell>
          <table:table-cell office:value-type="float" office:value="487456" calcext:value-type="float">
            <text:p>487456</text:p>
          </table:table-cell>
          <table:table-cell office:value-type="float" office:value="0.756739797385706" calcext:value-type="float">
            <text:p>0.756739797385706</text:p>
          </table:table-cell>
        </table:table-row>
        <table:table-row table:style-name="ro1">
          <table:table-cell office:value-type="float" office:value="378.519555718" calcext:value-type="float">
            <text:p>378.519555718</text:p>
          </table:table-cell>
          <table:table-cell office:value-type="float" office:value="477293" calcext:value-type="float">
            <text:p>477293</text:p>
          </table:table-cell>
          <table:table-cell office:value-type="float" office:value="486088" calcext:value-type="float">
            <text:p>486088</text:p>
          </table:table-cell>
          <table:table-cell office:value-type="float" office:value="0.801196033712761" calcext:value-type="float">
            <text:p>0.801196033712761</text:p>
          </table:table-cell>
        </table:table-row>
        <table:table-row table:style-name="ro1">
          <table:table-cell office:value-type="float" office:value="378.695043710999" calcext:value-type="float">
            <text:p>378.695043710999</text:p>
          </table:table-cell>
          <table:table-cell office:value-type="float" office:value="469285" calcext:value-type="float">
            <text:p>469285</text:p>
          </table:table-cell>
          <table:table-cell office:value-type="float" office:value="477293" calcext:value-type="float">
            <text:p>477293</text:p>
          </table:table-cell>
          <table:table-cell office:value-type="float" office:value="0.836761022774405" calcext:value-type="float">
            <text:p>0.836761022774405</text:p>
          </table:table-cell>
        </table:table-row>
        <table:table-row table:style-name="ro1">
          <table:table-cell office:value-type="float" office:value="378.85585235" calcext:value-type="float">
            <text:p>378.85585235</text:p>
          </table:table-cell>
          <table:table-cell office:value-type="float" office:value="470987" calcext:value-type="float">
            <text:p>470987</text:p>
          </table:table-cell>
          <table:table-cell office:value-type="float" office:value="469285" calcext:value-type="float">
            <text:p>469285</text:p>
          </table:table-cell>
          <table:table-cell office:value-type="float" office:value="0.863853262663968" calcext:value-type="float">
            <text:p>0.863853262663968</text:p>
          </table:table-cell>
        </table:table-row>
        <table:table-row table:style-name="ro1">
          <table:table-cell office:value-type="float" office:value="379.009816611999" calcext:value-type="float">
            <text:p>379.009816611999</text:p>
          </table:table-cell>
          <table:table-cell office:value-type="float" office:value="479626" calcext:value-type="float">
            <text:p>479626</text:p>
          </table:table-cell>
          <table:table-cell office:value-type="float" office:value="470987" calcext:value-type="float">
            <text:p>470987</text:p>
          </table:table-cell>
          <table:table-cell office:value-type="float" office:value="0.885527054575619" calcext:value-type="float">
            <text:p>0.885527054575619</text:p>
          </table:table-cell>
        </table:table-row>
        <table:table-row table:style-name="ro1">
          <table:table-cell office:value-type="float" office:value="379.165906250999" calcext:value-type="float">
            <text:p>379.165906250999</text:p>
          </table:table-cell>
          <table:table-cell office:value-type="float" office:value="487802" calcext:value-type="float">
            <text:p>487802</text:p>
          </table:table-cell>
          <table:table-cell office:value-type="float" office:value="479626" calcext:value-type="float">
            <text:p>479626</text:p>
          </table:table-cell>
          <table:table-cell office:value-type="float" office:value="0.901525091936357" calcext:value-type="float">
            <text:p>0.901525091936357</text:p>
          </table:table-cell>
        </table:table-row>
        <table:table-row table:style-name="ro1">
          <table:table-cell office:value-type="float" office:value="379.326138462" calcext:value-type="float">
            <text:p>379.326138462</text:p>
          </table:table-cell>
          <table:table-cell office:value-type="float" office:value="488203" calcext:value-type="float">
            <text:p>488203</text:p>
          </table:table-cell>
          <table:table-cell office:value-type="float" office:value="487802" calcext:value-type="float">
            <text:p>487802</text:p>
          </table:table-cell>
          <table:table-cell office:value-type="float" office:value="0.914323521824948" calcext:value-type="float">
            <text:p>0.914323521824948</text:p>
          </table:table-cell>
        </table:table-row>
        <table:table-row table:style-name="ro1">
          <table:table-cell office:value-type="float" office:value="379.476606180999" calcext:value-type="float">
            <text:p>379.476606180999</text:p>
          </table:table-cell>
          <table:table-cell office:value-type="float" office:value="480941" calcext:value-type="float">
            <text:p>480941</text:p>
          </table:table-cell>
          <table:table-cell office:value-type="float" office:value="488203" calcext:value-type="float">
            <text:p>488203</text:p>
          </table:table-cell>
          <table:table-cell office:value-type="float" office:value="0.92456226573582" calcext:value-type="float">
            <text:p>0.92456226573582</text:p>
          </table:table-cell>
        </table:table-row>
        <table:table-row table:style-name="ro1">
          <table:table-cell office:value-type="float" office:value="379.627605016" calcext:value-type="float">
            <text:p>379.627605016</text:p>
          </table:table-cell>
          <table:table-cell office:value-type="float" office:value="472441" calcext:value-type="float">
            <text:p>472441</text:p>
          </table:table-cell>
          <table:table-cell office:value-type="float" office:value="480941" calcext:value-type="float">
            <text:p>480941</text:p>
          </table:table-cell>
          <table:table-cell office:value-type="float" office:value="0.931430634506465" calcext:value-type="float">
            <text:p>0.931430634506465</text:p>
          </table:table-cell>
        </table:table-row>
        <table:table-row table:style-name="ro1">
          <table:table-cell office:value-type="float" office:value="379.786206456" calcext:value-type="float">
            <text:p>379.786206456</text:p>
          </table:table-cell>
          <table:table-cell office:value-type="float" office:value="470043" calcext:value-type="float">
            <text:p>470043</text:p>
          </table:table-cell>
          <table:table-cell office:value-type="float" office:value="472441" calcext:value-type="float">
            <text:p>472441</text:p>
          </table:table-cell>
          <table:table-cell office:value-type="float" office:value="0.93692532952298" calcext:value-type="float">
            <text:p>0.93692532952298</text:p>
          </table:table-cell>
        </table:table-row>
        <table:table-row table:style-name="ro1">
          <table:table-cell office:value-type="float" office:value="379.935801534" calcext:value-type="float">
            <text:p>379.935801534</text:p>
          </table:table-cell>
          <table:table-cell office:value-type="float" office:value="476010" calcext:value-type="float">
            <text:p>476010</text:p>
          </table:table-cell>
          <table:table-cell office:value-type="float" office:value="470041" calcext:value-type="float">
            <text:p>470041</text:p>
          </table:table-cell>
          <table:table-cell office:value-type="float" office:value="0.941321085536192" calcext:value-type="float">
            <text:p>0.941321085536192</text:p>
          </table:table-cell>
        </table:table-row>
        <table:table-row table:style-name="ro1">
          <table:table-cell office:value-type="float" office:value="380.095608218999" calcext:value-type="float">
            <text:p>380.095608218999</text:p>
          </table:table-cell>
          <table:table-cell office:value-type="float" office:value="485748" calcext:value-type="float">
            <text:p>485748</text:p>
          </table:table-cell>
          <table:table-cell office:value-type="float" office:value="476010" calcext:value-type="float">
            <text:p>476010</text:p>
          </table:table-cell>
          <table:table-cell office:value-type="float" office:value="0.957138501082015" calcext:value-type="float">
            <text:p>0.957138501082015</text:p>
          </table:table-cell>
        </table:table-row>
        <table:table-row table:style-name="ro1">
          <table:table-cell office:value-type="float" office:value="380.268190134999" calcext:value-type="float">
            <text:p>380.268190134999</text:p>
          </table:table-cell>
          <table:table-cell office:value-type="float" office:value="490202" calcext:value-type="float">
            <text:p>490202</text:p>
          </table:table-cell>
          <table:table-cell office:value-type="float" office:value="485748" calcext:value-type="float">
            <text:p>485748</text:p>
          </table:table-cell>
          <table:table-cell office:value-type="float" office:value="0.968413503568315" calcext:value-type="float">
            <text:p>0.968413503568315</text:p>
          </table:table-cell>
        </table:table-row>
        <table:table-row table:style-name="ro1">
          <table:table-cell office:value-type="float" office:value="380.418515100999" calcext:value-type="float">
            <text:p>380.418515100999</text:p>
          </table:table-cell>
          <table:table-cell office:value-type="float" office:value="485317" calcext:value-type="float">
            <text:p>485317</text:p>
          </table:table-cell>
          <table:table-cell office:value-type="float" office:value="490202" calcext:value-type="float">
            <text:p>490202</text:p>
          </table:table-cell>
          <table:table-cell office:value-type="float" office:value="0.977433505557355" calcext:value-type="float">
            <text:p>0.977433505557355</text:p>
          </table:table-cell>
        </table:table-row>
        <table:table-row table:style-name="ro1">
          <table:table-cell office:value-type="float" office:value="380.586189095" calcext:value-type="float">
            <text:p>380.586189095</text:p>
          </table:table-cell>
          <table:table-cell office:value-type="float" office:value="475431" calcext:value-type="float">
            <text:p>475431</text:p>
          </table:table-cell>
          <table:table-cell office:value-type="float" office:value="485317" calcext:value-type="float">
            <text:p>485317</text:p>
          </table:table-cell>
          <table:table-cell office:value-type="float" office:value="0.983289086325078" calcext:value-type="float">
            <text:p>0.983289086325078</text:p>
          </table:table-cell>
        </table:table-row>
        <table:table-row table:style-name="ro1">
          <table:table-cell office:value-type="float" office:value="380.730043391" calcext:value-type="float">
            <text:p>380.730043391</text:p>
          </table:table-cell>
          <table:table-cell office:value-type="float" office:value="470808" calcext:value-type="float">
            <text:p>470808</text:p>
          </table:table-cell>
          <table:table-cell office:value-type="float" office:value="475431" calcext:value-type="float">
            <text:p>475431</text:p>
          </table:table-cell>
          <table:table-cell office:value-type="float" office:value="0.987973550939257" calcext:value-type="float">
            <text:p>0.987973550939257</text:p>
          </table:table-cell>
        </table:table-row>
        <table:table-row table:style-name="ro1">
          <table:table-cell office:value-type="float" office:value="380.878961719" calcext:value-type="float">
            <text:p>380.878961719</text:p>
          </table:table-cell>
          <table:table-cell office:value-type="float" office:value="473986" calcext:value-type="float">
            <text:p>473986</text:p>
          </table:table-cell>
          <table:table-cell office:value-type="float" office:value="470808" calcext:value-type="float">
            <text:p>470808</text:p>
          </table:table-cell>
          <table:table-cell office:value-type="float" office:value="0.991721122630601" calcext:value-type="float">
            <text:p>0.991721122630601</text:p>
          </table:table-cell>
        </table:table-row>
        <table:table-row table:style-name="ro1">
          <table:table-cell office:value-type="float" office:value="381.032241433" calcext:value-type="float">
            <text:p>381.032241433</text:p>
          </table:table-cell>
          <table:table-cell office:value-type="float" office:value="483044" calcext:value-type="float">
            <text:p>483044</text:p>
          </table:table-cell>
          <table:table-cell office:value-type="float" office:value="473986" calcext:value-type="float">
            <text:p>473986</text:p>
          </table:table-cell>
          <table:table-cell office:value-type="float" office:value="0.993376898104481" calcext:value-type="float">
            <text:p>0.993376898104481</text:p>
          </table:table-cell>
        </table:table-row>
        <table:table-row table:style-name="ro1">
          <table:table-cell office:value-type="float" office:value="381.191730674" calcext:value-type="float">
            <text:p>381.191730674</text:p>
          </table:table-cell>
          <table:table-cell office:value-type="float" office:value="490528" calcext:value-type="float">
            <text:p>490528</text:p>
          </table:table-cell>
          <table:table-cell office:value-type="float" office:value="483044" calcext:value-type="float">
            <text:p>483044</text:p>
          </table:table-cell>
          <table:table-cell office:value-type="float" office:value="0.994701518483585" calcext:value-type="float">
            <text:p>0.994701518483585</text:p>
          </table:table-cell>
        </table:table-row>
        <table:table-row table:style-name="ro1">
          <table:table-cell office:value-type="float" office:value="381.370411095999" calcext:value-type="float">
            <text:p>381.370411095999</text:p>
          </table:table-cell>
          <table:table-cell office:value-type="float" office:value="488642" calcext:value-type="float">
            <text:p>488642</text:p>
          </table:table-cell>
          <table:table-cell office:value-type="float" office:value="490528" calcext:value-type="float">
            <text:p>490528</text:p>
          </table:table-cell>
          <table:table-cell office:value-type="float" office:value="0.994436711475609" calcext:value-type="float">
            <text:p>0.994436711475609</text:p>
          </table:table-cell>
        </table:table-row>
        <table:table-row table:style-name="ro1">
          <table:table-cell office:value-type="float" office:value="381.551091892999" calcext:value-type="float">
            <text:p>381.551091892999</text:p>
          </table:table-cell>
          <table:table-cell office:value-type="float" office:value="478395" calcext:value-type="float">
            <text:p>478395</text:p>
          </table:table-cell>
          <table:table-cell office:value-type="float" office:value="488642" calcext:value-type="float">
            <text:p>488642</text:p>
          </table:table-cell>
          <table:table-cell office:value-type="float" office:value="0.992917790233119" calcext:value-type="float">
            <text:p>0.992917790233119</text:p>
          </table:table-cell>
        </table:table-row>
        <table:table-row table:style-name="ro1">
          <table:table-cell office:value-type="float" office:value="381.761422222" calcext:value-type="float">
            <text:p>381.761422222</text:p>
          </table:table-cell>
          <table:table-cell office:value-type="float" office:value="471787" calcext:value-type="float">
            <text:p>471787</text:p>
          </table:table-cell>
          <table:table-cell office:value-type="float" office:value="482491" calcext:value-type="float">
            <text:p>482491</text:p>
          </table:table-cell>
          <table:table-cell office:value-type="float" office:value="0.990412663559044" calcext:value-type="float">
            <text:p>0.990412663559044</text:p>
          </table:table-cell>
        </table:table-row>
        <table:table-row table:style-name="ro1">
          <table:table-cell office:value-type="float" office:value="381.866183496999" calcext:value-type="float">
            <text:p>381.866183496999</text:p>
          </table:table-cell>
          <table:table-cell office:value-type="float" office:value="474414" calcext:value-type="float">
            <text:p>474414</text:p>
          </table:table-cell>
          <table:table-cell office:value-type="float" office:value="476491" calcext:value-type="float">
            <text:p>476491</text:p>
          </table:table-cell>
          <table:table-cell office:value-type="float" office:value="0.988408562219785" calcext:value-type="float">
            <text:p>0.988408562219785</text:p>
          </table:table-cell>
        </table:table-row>
        <table:table-row table:style-name="ro1">
          <table:table-cell office:value-type="float" office:value="382.042863373999" calcext:value-type="float">
            <text:p>382.042863373999</text:p>
          </table:table-cell>
          <table:table-cell office:value-type="float" office:value="484703" calcext:value-type="float">
            <text:p>484703</text:p>
          </table:table-cell>
          <table:table-cell office:value-type="float" office:value="474414" calcext:value-type="float">
            <text:p>474414</text:p>
          </table:table-cell>
          <table:table-cell office:value-type="float" office:value="0.986805281148377" calcext:value-type="float">
            <text:p>0.986805281148377</text:p>
          </table:table-cell>
        </table:table-row>
        <table:table-row table:style-name="ro1">
          <table:table-cell office:value-type="float" office:value="382.212484321999" calcext:value-type="float">
            <text:p>382.212484321999</text:p>
          </table:table-cell>
          <table:table-cell office:value-type="float" office:value="491935" calcext:value-type="float">
            <text:p>491935</text:p>
          </table:table-cell>
          <table:table-cell office:value-type="float" office:value="484703" calcext:value-type="float">
            <text:p>484703</text:p>
          </table:table-cell>
          <table:table-cell office:value-type="float" office:value="0.984249419723896" calcext:value-type="float">
            <text:p>0.984249419723896</text:p>
          </table:table-cell>
        </table:table-row>
        <table:table-row table:style-name="ro1">
          <table:table-cell office:value-type="float" office:value="382.377535393" calcext:value-type="float">
            <text:p>382.377535393</text:p>
          </table:table-cell>
          <table:table-cell office:value-type="float" office:value="489335" calcext:value-type="float">
            <text:p>489335</text:p>
          </table:table-cell>
          <table:table-cell office:value-type="float" office:value="491935" calcext:value-type="float">
            <text:p>491935</text:p>
          </table:table-cell>
          <table:table-cell office:value-type="float" office:value="0.982204730584312" calcext:value-type="float">
            <text:p>0.982204730584312</text:p>
          </table:table-cell>
        </table:table-row>
        <table:table-row table:style-name="ro1">
          <table:table-cell office:value-type="float" office:value="382.528260273" calcext:value-type="float">
            <text:p>382.528260273</text:p>
          </table:table-cell>
          <table:table-cell office:value-type="float" office:value="480761" calcext:value-type="float">
            <text:p>480761</text:p>
          </table:table-cell>
          <table:table-cell office:value-type="float" office:value="490735" calcext:value-type="float">
            <text:p>490735</text:p>
          </table:table-cell>
          <table:table-cell office:value-type="float" office:value="0.980568979272644" calcext:value-type="float">
            <text:p>0.980568979272644</text:p>
          </table:table-cell>
        </table:table-row>
        <table:table-row table:style-name="ro1">
          <table:table-cell office:value-type="float" office:value="382.686125213999" calcext:value-type="float">
            <text:p>382.686125213999</text:p>
          </table:table-cell>
          <table:table-cell office:value-type="float" office:value="473480" calcext:value-type="float">
            <text:p>473480</text:p>
          </table:table-cell>
          <table:table-cell office:value-type="float" office:value="481679" calcext:value-type="float">
            <text:p>481679</text:p>
          </table:table-cell>
          <table:table-cell office:value-type="float" office:value="0.97800357051489" calcext:value-type="float">
            <text:p>0.97800357051489</text:p>
          </table:table-cell>
        </table:table-row>
        <table:table-row table:style-name="ro1">
          <table:table-cell office:value-type="float" office:value="382.847734651999" calcext:value-type="float">
            <text:p>382.847734651999</text:p>
          </table:table-cell>
          <table:table-cell office:value-type="float" office:value="474674" calcext:value-type="float">
            <text:p>474674</text:p>
          </table:table-cell>
          <table:table-cell office:value-type="float" office:value="478201" calcext:value-type="float">
            <text:p>478201</text:p>
          </table:table-cell>
          <table:table-cell office:value-type="float" office:value="0.975951243508686" calcext:value-type="float">
            <text:p>0.975951243508686</text:p>
          </table:table-cell>
        </table:table-row>
        <table:table-row table:style-name="ro1">
          <table:table-cell office:value-type="float" office:value="383.018049647999" calcext:value-type="float">
            <text:p>383.018049647999</text:p>
          </table:table-cell>
          <table:table-cell office:value-type="float" office:value="484149" calcext:value-type="float">
            <text:p>484149</text:p>
          </table:table-cell>
          <table:table-cell office:value-type="float" office:value="474674" calcext:value-type="float">
            <text:p>474674</text:p>
          </table:table-cell>
          <table:table-cell office:value-type="float" office:value="0.974309381903723" calcext:value-type="float">
            <text:p>0.974309381903723</text:p>
          </table:table-cell>
        </table:table-row>
        <table:table-row table:style-name="ro1">
          <table:table-cell office:value-type="float" office:value="383.123193857" calcext:value-type="float">
            <text:p>383.123193857</text:p>
          </table:table-cell>
          <table:table-cell office:value-type="float" office:value="490113" calcext:value-type="float">
            <text:p>490113</text:p>
          </table:table-cell>
          <table:table-cell office:value-type="float" office:value="484149" calcext:value-type="float">
            <text:p>484149</text:p>
          </table:table-cell>
          <table:table-cell office:value-type="float" office:value="0.972995892619753" calcext:value-type="float">
            <text:p>0.972995892619753</text:p>
          </table:table-cell>
        </table:table-row>
        <table:table-row table:style-name="ro1">
          <table:table-cell office:value-type="float" office:value="383.289527233999" calcext:value-type="float">
            <text:p>383.289527233999</text:p>
          </table:table-cell>
          <table:table-cell office:value-type="float" office:value="492982" calcext:value-type="float">
            <text:p>492982</text:p>
          </table:table-cell>
          <table:table-cell office:value-type="float" office:value="490113" calcext:value-type="float">
            <text:p>490113</text:p>
          </table:table-cell>
          <table:table-cell office:value-type="float" office:value="0.971945101192577" calcext:value-type="float">
            <text:p>0.971945101192577</text:p>
          </table:table-cell>
        </table:table-row>
        <table:table-row table:style-name="ro1">
          <table:table-cell office:value-type="float" office:value="383.445229547" calcext:value-type="float">
            <text:p>383.445229547</text:p>
          </table:table-cell>
          <table:table-cell office:value-type="float" office:value="486819" calcext:value-type="float">
            <text:p>486819</text:p>
          </table:table-cell>
          <table:table-cell office:value-type="float" office:value="492982" calcext:value-type="float">
            <text:p>492982</text:p>
          </table:table-cell>
          <table:table-cell office:value-type="float" office:value="0.971104468050836" calcext:value-type="float">
            <text:p>0.971104468050836</text:p>
          </table:table-cell>
        </table:table-row>
        <table:table-row table:style-name="ro1">
          <table:table-cell office:value-type="float" office:value="383.589172123" calcext:value-type="float">
            <text:p>383.589172123</text:p>
          </table:table-cell>
          <table:table-cell office:value-type="float" office:value="478274" calcext:value-type="float">
            <text:p>478274</text:p>
          </table:table-cell>
          <table:table-cell office:value-type="float" office:value="488855" calcext:value-type="float">
            <text:p>488855</text:p>
          </table:table-cell>
          <table:table-cell office:value-type="float" office:value="0.970431961537443" calcext:value-type="float">
            <text:p>0.970431961537443</text:p>
          </table:table-cell>
        </table:table-row>
        <table:table-row table:style-name="ro1">
          <table:table-cell office:value-type="float" office:value="383.735441878" calcext:value-type="float">
            <text:p>383.735441878</text:p>
          </table:table-cell>
          <table:table-cell office:value-type="float" office:value="473777" calcext:value-type="float">
            <text:p>473777</text:p>
          </table:table-cell>
          <table:table-cell office:value-type="float" office:value="479255" calcext:value-type="float">
            <text:p>479255</text:p>
          </table:table-cell>
          <table:table-cell office:value-type="float" office:value="0.969893956326729" calcext:value-type="float">
            <text:p>0.969893956326729</text:p>
          </table:table-cell>
        </table:table-row>
        <table:table-row table:style-name="ro1">
          <table:table-cell office:value-type="float" office:value="383.888420006999" calcext:value-type="float">
            <text:p>383.888420006999</text:p>
          </table:table-cell>
          <table:table-cell office:value-type="float" office:value="477438" calcext:value-type="float">
            <text:p>477438</text:p>
          </table:table-cell>
          <table:table-cell office:value-type="float" office:value="473777" calcext:value-type="float">
            <text:p>473777</text:p>
          </table:table-cell>
          <table:table-cell office:value-type="float" office:value="0.981043370189588" calcext:value-type="float">
            <text:p>0.981043370189588</text:p>
          </table:table-cell>
        </table:table-row>
        <table:table-row table:style-name="ro1">
          <table:table-cell office:value-type="float" office:value="384.045211404" calcext:value-type="float">
            <text:p>384.045211404</text:p>
          </table:table-cell>
          <table:table-cell office:value-type="float" office:value="486847" calcext:value-type="float">
            <text:p>486847</text:p>
          </table:table-cell>
          <table:table-cell office:value-type="float" office:value="477438" calcext:value-type="float">
            <text:p>477438</text:p>
          </table:table-cell>
          <table:table-cell office:value-type="float" office:value="0.989962901279876" calcext:value-type="float">
            <text:p>0.989962901279876</text:p>
          </table:table-cell>
        </table:table-row>
        <table:table-row table:style-name="ro1">
          <table:table-cell office:value-type="float" office:value="384.200501751" calcext:value-type="float">
            <text:p>384.200501751</text:p>
          </table:table-cell>
          <table:table-cell office:value-type="float" office:value="493720" calcext:value-type="float">
            <text:p>493720</text:p>
          </table:table-cell>
          <table:table-cell office:value-type="float" office:value="486847" calcext:value-type="float">
            <text:p>486847</text:p>
          </table:table-cell>
          <table:table-cell office:value-type="float" office:value="0.995791977074856" calcext:value-type="float">
            <text:p>0.995791977074856</text:p>
          </table:table-cell>
        </table:table-row>
        <table:table-row table:style-name="ro1">
          <table:table-cell office:value-type="float" office:value="384.348355255999" calcext:value-type="float">
            <text:p>384.348355255999</text:p>
          </table:table-cell>
          <table:table-cell office:value-type="float" office:value="492498" calcext:value-type="float">
            <text:p>492498</text:p>
          </table:table-cell>
          <table:table-cell office:value-type="float" office:value="493720" calcext:value-type="float">
            <text:p>493720</text:p>
          </table:table-cell>
          <table:table-cell office:value-type="float" office:value="1.00045523771084" calcext:value-type="float">
            <text:p>1.00045523771084</text:p>
          </table:table-cell>
        </table:table-row>
        <table:table-row table:style-name="ro1">
          <table:table-cell office:value-type="float" office:value="384.502705191999" calcext:value-type="float">
            <text:p>384.502705191999</text:p>
          </table:table-cell>
          <table:table-cell office:value-type="float" office:value="484332" calcext:value-type="float">
            <text:p>484332</text:p>
          </table:table-cell>
          <table:table-cell office:value-type="float" office:value="492498" calcext:value-type="float">
            <text:p>492498</text:p>
          </table:table-cell>
          <table:table-cell office:value-type="float" office:value="1.00418584621963" calcext:value-type="float">
            <text:p>1.00418584621963</text:p>
          </table:table-cell>
        </table:table-row>
        <table:table-row table:style-name="ro1">
          <table:table-cell office:value-type="float" office:value="384.655409146999" calcext:value-type="float">
            <text:p>384.655409146999</text:p>
          </table:table-cell>
          <table:table-cell office:value-type="float" office:value="476370" calcext:value-type="float">
            <text:p>476370</text:p>
          </table:table-cell>
          <table:table-cell office:value-type="float" office:value="484332" calcext:value-type="float">
            <text:p>484332</text:p>
          </table:table-cell>
          <table:table-cell office:value-type="float" office:value="1.00717033302666" calcext:value-type="float">
            <text:p>1.00717033302666</text:p>
          </table:table-cell>
        </table:table-row>
        <table:table-row table:style-name="ro1">
          <table:table-cell office:value-type="float" office:value="384.801991196" calcext:value-type="float">
            <text:p>384.801991196</text:p>
          </table:table-cell>
          <table:table-cell office:value-type="float" office:value="475330" calcext:value-type="float">
            <text:p>475330</text:p>
          </table:table-cell>
          <table:table-cell office:value-type="float" office:value="483132" calcext:value-type="float">
            <text:p>483132</text:p>
          </table:table-cell>
          <table:table-cell office:value-type="float" office:value="1.00955792247228" calcext:value-type="float">
            <text:p>1.00955792247228</text:p>
          </table:table-cell>
        </table:table-row>
        <table:table-row table:style-name="ro1">
          <table:table-cell office:value-type="float" office:value="384.959463611" calcext:value-type="float">
            <text:p>384.959463611</text:p>
          </table:table-cell>
          <table:table-cell office:value-type="float" office:value="482439" calcext:value-type="float">
            <text:p>482439</text:p>
          </table:table-cell>
          <table:table-cell office:value-type="float" office:value="475330" calcext:value-type="float">
            <text:p>475330</text:p>
          </table:table-cell>
          <table:table-cell office:value-type="float" office:value="1.01017798354745" calcext:value-type="float">
            <text:p>1.01017798354745</text:p>
          </table:table-cell>
        </table:table-row>
        <table:table-row table:style-name="ro1">
          <table:table-cell office:value-type="float" office:value="385.124469561" calcext:value-type="float">
            <text:p>385.124469561</text:p>
          </table:table-cell>
          <table:table-cell office:value-type="float" office:value="492171" calcext:value-type="float">
            <text:p>492171</text:p>
          </table:table-cell>
          <table:table-cell office:value-type="float" office:value="482439" calcext:value-type="float">
            <text:p>482439</text:p>
          </table:table-cell>
          <table:table-cell office:value-type="float" office:value="1.01067403240758" calcext:value-type="float">
            <text:p>1.01067403240758</text:p>
          </table:table-cell>
        </table:table-row>
        <table:table-row table:style-name="ro1">
          <table:table-cell office:value-type="float" office:value="385.288307175999" calcext:value-type="float">
            <text:p>385.288307175999</text:p>
          </table:table-cell>
          <table:table-cell office:value-type="float" office:value="495000" calcext:value-type="float">
            <text:p>495000</text:p>
          </table:table-cell>
          <table:table-cell office:value-type="float" office:value="492171" calcext:value-type="float">
            <text:p>492171</text:p>
          </table:table-cell>
          <table:table-cell office:value-type="float" office:value="1.01107087149568" calcext:value-type="float">
            <text:p>1.01107087149568</text:p>
          </table:table-cell>
        </table:table-row>
        <table:table-row table:style-name="ro1">
          <table:table-cell office:value-type="float" office:value="385.410875033" calcext:value-type="float">
            <text:p>385.410875033</text:p>
          </table:table-cell>
          <table:table-cell office:value-type="float" office:value="490722" calcext:value-type="float">
            <text:p>490722</text:p>
          </table:table-cell>
          <table:table-cell office:value-type="float" office:value="495000" calcext:value-type="float">
            <text:p>495000</text:p>
          </table:table-cell>
          <table:table-cell office:value-type="float" office:value="1.01138834276617" calcext:value-type="float">
            <text:p>1.01138834276617</text:p>
          </table:table-cell>
        </table:table-row>
        <table:table-row table:style-name="ro1">
          <table:table-cell office:value-type="float" office:value="385.581977038999" calcext:value-type="float">
            <text:p>385.581977038999</text:p>
          </table:table-cell>
          <table:table-cell office:value-type="float" office:value="480655" calcext:value-type="float">
            <text:p>480655</text:p>
          </table:table-cell>
          <table:table-cell office:value-type="float" office:value="490722" calcext:value-type="float">
            <text:p>490722</text:p>
          </table:table-cell>
          <table:table-cell office:value-type="float" office:value="1.01036853584815" calcext:value-type="float">
            <text:p>1.01036853584815</text:p>
          </table:table-cell>
        </table:table-row>
        <table:table-row table:style-name="ro1">
          <table:table-cell office:value-type="float" office:value="385.739459684" calcext:value-type="float">
            <text:p>385.739459684</text:p>
          </table:table-cell>
          <table:table-cell office:value-type="float" office:value="475761" calcext:value-type="float">
            <text:p>475761</text:p>
          </table:table-cell>
          <table:table-cell office:value-type="float" office:value="480655" calcext:value-type="float">
            <text:p>480655</text:p>
          </table:table-cell>
          <table:table-cell office:value-type="float" office:value="1.00955269031374" calcext:value-type="float">
            <text:p>1.00955269031374</text:p>
          </table:table-cell>
        </table:table-row>
        <table:table-row table:style-name="ro1">
          <table:table-cell office:value-type="float" office:value="385.906323017" calcext:value-type="float">
            <text:p>385.906323017</text:p>
          </table:table-cell>
          <table:table-cell office:value-type="float" office:value="480354" calcext:value-type="float">
            <text:p>480354</text:p>
          </table:table-cell>
          <table:table-cell office:value-type="float" office:value="475761" calcext:value-type="float">
            <text:p>475761</text:p>
          </table:table-cell>
          <table:table-cell office:value-type="float" office:value="1.01017379782061" calcext:value-type="float">
            <text:p>1.01017379782061</text:p>
          </table:table-cell>
        </table:table-row>
        <table:table-row table:style-name="ro1">
          <table:table-cell office:value-type="float" office:value="386.074960070999" calcext:value-type="float">
            <text:p>386.074960070999</text:p>
          </table:table-cell>
          <table:table-cell office:value-type="float" office:value="490612" calcext:value-type="float">
            <text:p>490612</text:p>
          </table:table-cell>
          <table:table-cell office:value-type="float" office:value="480354" calcext:value-type="float">
            <text:p>480354</text:p>
          </table:table-cell>
          <table:table-cell office:value-type="float" office:value="1.00939689989171" calcext:value-type="float">
            <text:p>1.00939689989171</text:p>
          </table:table-cell>
        </table:table-row>
        <table:table-row table:style-name="ro1">
          <table:table-cell office:value-type="float" office:value="386.240695409999" calcext:value-type="float">
            <text:p>386.240695409999</text:p>
          </table:table-cell>
          <table:table-cell office:value-type="float" office:value="496223" calcext:value-type="float">
            <text:p>496223</text:p>
          </table:table-cell>
          <table:table-cell office:value-type="float" office:value="490612" calcext:value-type="float">
            <text:p>490612</text:p>
          </table:table-cell>
          <table:table-cell office:value-type="float" office:value="1.01004916548299" calcext:value-type="float">
            <text:p>1.01004916548299</text:p>
          </table:table-cell>
        </table:table-row>
        <table:table-row table:style-name="ro1">
          <table:table-cell office:value-type="float" office:value="386.400674396" calcext:value-type="float">
            <text:p>386.400674396</text:p>
          </table:table-cell>
          <table:table-cell office:value-type="float" office:value="492244" calcext:value-type="float">
            <text:p>492244</text:p>
          </table:table-cell>
          <table:table-cell office:value-type="float" office:value="496223" calcext:value-type="float">
            <text:p>496223</text:p>
          </table:table-cell>
          <table:table-cell office:value-type="float" office:value="1.00929719402161" calcext:value-type="float">
            <text:p>1.00929719402161</text:p>
          </table:table-cell>
        </table:table-row>
        <table:table-row table:style-name="ro1">
          <table:table-cell office:value-type="float" office:value="386.548320237" calcext:value-type="float">
            <text:p>386.548320237</text:p>
          </table:table-cell>
          <table:table-cell office:value-type="float" office:value="483558" calcext:value-type="float">
            <text:p>483558</text:p>
          </table:table-cell>
          <table:table-cell office:value-type="float" office:value="492623" calcext:value-type="float">
            <text:p>492623</text:p>
          </table:table-cell>
          <table:table-cell office:value-type="float" office:value="1.00869561685251" calcext:value-type="float">
            <text:p>1.00869561685251</text:p>
          </table:table-cell>
        </table:table-row>
        <table:table-row table:style-name="ro1">
          <table:table-cell office:value-type="float" office:value="386.698808895" calcext:value-type="float">
            <text:p>386.698808895</text:p>
          </table:table-cell>
          <table:table-cell office:value-type="float" office:value="477211" calcext:value-type="float">
            <text:p>477211</text:p>
          </table:table-cell>
          <table:table-cell office:value-type="float" office:value="488742" calcext:value-type="float">
            <text:p>488742</text:p>
          </table:table-cell>
          <table:table-cell office:value-type="float" office:value="1.00948813905163" calcext:value-type="float">
            <text:p>1.00948813905163</text:p>
          </table:table-cell>
        </table:table-row>
        <table:table-row table:style-name="ro1">
          <table:table-cell office:value-type="float" office:value="386.858683589999" calcext:value-type="float">
            <text:p>386.858683589999</text:p>
          </table:table-cell>
          <table:table-cell office:value-type="float" office:value="479101" calcext:value-type="float">
            <text:p>479101</text:p>
          </table:table-cell>
          <table:table-cell office:value-type="float" office:value="477886" calcext:value-type="float">
            <text:p>477886</text:p>
          </table:table-cell>
          <table:table-cell office:value-type="float" office:value="1.01012215681092" calcext:value-type="float">
            <text:p>1.01012215681092</text:p>
          </table:table-cell>
        </table:table-row>
        <table:table-row table:style-name="ro1">
          <table:table-cell office:value-type="float" office:value="387.033851376" calcext:value-type="float">
            <text:p>387.033851376</text:p>
          </table:table-cell>
          <table:table-cell office:value-type="float" office:value="489144" calcext:value-type="float">
            <text:p>489144</text:p>
          </table:table-cell>
          <table:table-cell office:value-type="float" office:value="479101" calcext:value-type="float">
            <text:p>479101</text:p>
          </table:table-cell>
          <table:table-cell office:value-type="float" office:value="1.01062937101836" calcext:value-type="float">
            <text:p>1.01062937101836</text:p>
          </table:table-cell>
        </table:table-row>
        <table:table-row table:style-name="ro1">
          <table:table-cell office:value-type="float" office:value="387.206399749999" calcext:value-type="float">
            <text:p>387.206399749999</text:p>
          </table:table-cell>
          <table:table-cell office:value-type="float" office:value="496833" calcext:value-type="float">
            <text:p>496833</text:p>
          </table:table-cell>
          <table:table-cell office:value-type="float" office:value="489144" calcext:value-type="float">
            <text:p>489144</text:p>
          </table:table-cell>
          <table:table-cell office:value-type="float" office:value="1.01103514238431" calcext:value-type="float">
            <text:p>1.01103514238431</text:p>
          </table:table-cell>
        </table:table-row>
        <table:table-row table:style-name="ro1">
          <table:table-cell office:value-type="float" office:value="387.360833015999" calcext:value-type="float">
            <text:p>387.360833015999</text:p>
          </table:table-cell>
          <table:table-cell office:value-type="float" office:value="495032" calcext:value-type="float">
            <text:p>495032</text:p>
          </table:table-cell>
          <table:table-cell office:value-type="float" office:value="496833" calcext:value-type="float">
            <text:p>496833</text:p>
          </table:table-cell>
          <table:table-cell office:value-type="float" office:value="1.01008597554267" calcext:value-type="float">
            <text:p>1.01008597554267</text:p>
          </table:table-cell>
        </table:table-row>
        <table:table-row table:style-name="ro1">
          <table:table-cell office:value-type="float" office:value="387.513676993" calcext:value-type="float">
            <text:p>387.513676993</text:p>
          </table:table-cell>
          <table:table-cell office:value-type="float" office:value="486655" calcext:value-type="float">
            <text:p>486655</text:p>
          </table:table-cell>
          <table:table-cell office:value-type="float" office:value="495032" calcext:value-type="float">
            <text:p>495032</text:p>
          </table:table-cell>
          <table:table-cell office:value-type="float" office:value="1.01060042600375" calcext:value-type="float">
            <text:p>1.01060042600375</text:p>
          </table:table-cell>
        </table:table-row>
        <table:table-row table:style-name="ro1">
          <table:table-cell office:value-type="float" office:value="387.659732454" calcext:value-type="float">
            <text:p>387.659732454</text:p>
          </table:table-cell>
          <table:table-cell office:value-type="float" office:value="479225" calcext:value-type="float">
            <text:p>479225</text:p>
          </table:table-cell>
          <table:table-cell office:value-type="float" office:value="492632" calcext:value-type="float">
            <text:p>492632</text:p>
          </table:table-cell>
          <table:table-cell office:value-type="float" office:value="1.01101198637262" calcext:value-type="float">
            <text:p>1.01101198637262</text:p>
          </table:table-cell>
        </table:table-row>
        <table:table-row table:style-name="ro1">
          <table:table-cell office:value-type="float" office:value="387.810417523" calcext:value-type="float">
            <text:p>387.810417523</text:p>
          </table:table-cell>
          <table:table-cell office:value-type="float" office:value="478522" calcext:value-type="float">
            <text:p>478522</text:p>
          </table:table-cell>
          <table:table-cell office:value-type="float" office:value="479193" calcext:value-type="float">
            <text:p>479193</text:p>
          </table:table-cell>
          <table:table-cell office:value-type="float" office:value="1.01134123466772" calcext:value-type="float">
            <text:p>1.01134123466772</text:p>
          </table:table-cell>
        </table:table-row>
        <table:table-row table:style-name="ro1">
          <table:table-cell office:value-type="float" office:value="387.965473208" calcext:value-type="float">
            <text:p>387.965473208</text:p>
          </table:table-cell>
          <table:table-cell office:value-type="float" office:value="485813" calcext:value-type="float">
            <text:p>485813</text:p>
          </table:table-cell>
          <table:table-cell office:value-type="float" office:value="478522" calcext:value-type="float">
            <text:p>478522</text:p>
          </table:table-cell>
          <table:table-cell office:value-type="float" office:value="1.0116046333038" calcext:value-type="float">
            <text:p>1.0116046333038</text:p>
          </table:table-cell>
        </table:table-row>
        <table:table-row table:style-name="ro1">
          <table:table-cell office:value-type="float" office:value="388.135462479" calcext:value-type="float">
            <text:p>388.135462479</text:p>
          </table:table-cell>
          <table:table-cell office:value-type="float" office:value="495655" calcext:value-type="float">
            <text:p>495655</text:p>
          </table:table-cell>
          <table:table-cell office:value-type="float" office:value="485813" calcext:value-type="float">
            <text:p>485813</text:p>
          </table:table-cell>
          <table:table-cell office:value-type="float" office:value="1.01181535221266" calcext:value-type="float">
            <text:p>1.01181535221266</text:p>
          </table:table-cell>
        </table:table-row>
        <table:table-row table:style-name="ro1">
          <table:table-cell office:value-type="float" office:value="388.285606431" calcext:value-type="float">
            <text:p>388.285606431</text:p>
          </table:table-cell>
          <table:table-cell office:value-type="float" office:value="498036" calcext:value-type="float">
            <text:p>498036</text:p>
          </table:table-cell>
          <table:table-cell office:value-type="float" office:value="495655" calcext:value-type="float">
            <text:p>495655</text:p>
          </table:table-cell>
          <table:table-cell office:value-type="float" office:value="1.01198392733975" calcext:value-type="float">
            <text:p>1.01198392733975</text:p>
          </table:table-cell>
        </table:table-row>
        <table:table-row table:style-name="ro1">
          <table:table-cell office:value-type="float" office:value="388.432577293999" calcext:value-type="float">
            <text:p>388.432577293999</text:p>
          </table:table-cell>
          <table:table-cell office:value-type="float" office:value="492543" calcext:value-type="float">
            <text:p>492543</text:p>
          </table:table-cell>
          <table:table-cell office:value-type="float" office:value="498036" calcext:value-type="float">
            <text:p>498036</text:p>
          </table:table-cell>
          <table:table-cell office:value-type="float" office:value="1.01340879792275" calcext:value-type="float">
            <text:p>1.01340879792275</text:p>
          </table:table-cell>
        </table:table-row>
        <table:table-row table:style-name="ro1">
          <table:table-cell office:value-type="float" office:value="388.583101961" calcext:value-type="float">
            <text:p>388.583101961</text:p>
          </table:table-cell>
          <table:table-cell office:value-type="float" office:value="483595" calcext:value-type="float">
            <text:p>483595</text:p>
          </table:table-cell>
          <table:table-cell office:value-type="float" office:value="493236" calcext:value-type="float">
            <text:p>493236</text:p>
          </table:table-cell>
          <table:table-cell office:value-type="float" office:value="1.01454869438916" calcext:value-type="float">
            <text:p>1.01454869438916</text:p>
          </table:table-cell>
        </table:table-row>
        <table:table-row table:style-name="ro1">
          <table:table-cell office:value-type="float" office:value="388.804468115999" calcext:value-type="float">
            <text:p>388.804468115999</text:p>
          </table:table-cell>
          <table:table-cell office:value-type="float" office:value="479384" calcext:value-type="float">
            <text:p>479384</text:p>
          </table:table-cell>
          <table:table-cell office:value-type="float" office:value="488467" calcext:value-type="float">
            <text:p>488467</text:p>
          </table:table-cell>
          <table:table-cell office:value-type="float" office:value="1.01417060108095" calcext:value-type="float">
            <text:p>1.01417060108095</text:p>
          </table:table-cell>
        </table:table-row>
        <table:table-row table:style-name="ro1">
          <table:table-cell office:value-type="float" office:value="388.919444347999" calcext:value-type="float">
            <text:p>388.919444347999</text:p>
          </table:table-cell>
          <table:table-cell office:value-type="float" office:value="484071" calcext:value-type="float">
            <text:p>484071</text:p>
          </table:table-cell>
          <table:table-cell office:value-type="float" office:value="482467" calcext:value-type="float">
            <text:p>482467</text:p>
          </table:table-cell>
          <table:table-cell office:value-type="float" office:value="1.01515813691571" calcext:value-type="float">
            <text:p>1.01515813691571</text:p>
          </table:table-cell>
        </table:table-row>
        <table:table-row table:style-name="ro1">
          <table:table-cell office:value-type="float" office:value="389.030444529" calcext:value-type="float">
            <text:p>389.030444529</text:p>
          </table:table-cell>
          <table:table-cell office:value-type="float" office:value="490931" calcext:value-type="float">
            <text:p>490931</text:p>
          </table:table-cell>
          <table:table-cell office:value-type="float" office:value="484071" calcext:value-type="float">
            <text:p>484071</text:p>
          </table:table-cell>
          <table:table-cell office:value-type="float" office:value="1.01594816558353" calcext:value-type="float">
            <text:p>1.01594816558353</text:p>
          </table:table-cell>
        </table:table-row>
        <table:table-row table:style-name="ro1">
          <table:table-cell office:value-type="float" office:value="389.133936546999" calcext:value-type="float">
            <text:p>389.133936546999</text:p>
          </table:table-cell>
          <table:table-cell office:value-type="float" office:value="496590" calcext:value-type="float">
            <text:p>496590</text:p>
          </table:table-cell>
          <table:table-cell office:value-type="float" office:value="490931" calcext:value-type="float">
            <text:p>490931</text:p>
          </table:table-cell>
          <table:table-cell office:value-type="float" office:value="1.01788673759503" calcext:value-type="float">
            <text:p>1.01788673759503</text:p>
          </table:table-cell>
        </table:table-row>
        <table:table-row table:style-name="ro1">
          <table:table-cell office:value-type="float" office:value="389.321786671999" calcext:value-type="float">
            <text:p>389.321786671999</text:p>
          </table:table-cell>
          <table:table-cell office:value-type="float" office:value="498321" calcext:value-type="float">
            <text:p>498321</text:p>
          </table:table-cell>
          <table:table-cell office:value-type="float" office:value="496590" calcext:value-type="float">
            <text:p>496590</text:p>
          </table:table-cell>
          <table:table-cell office:value-type="float" office:value="1.01813104612698" calcext:value-type="float">
            <text:p>1.01813104612698</text:p>
          </table:table-cell>
        </table:table-row>
        <table:table-row table:style-name="ro1">
          <table:table-cell office:value-type="float" office:value="389.427472985999" calcext:value-type="float">
            <text:p>389.427472985999</text:p>
          </table:table-cell>
          <table:table-cell office:value-type="float" office:value="493828" calcext:value-type="float">
            <text:p>493828</text:p>
          </table:table-cell>
          <table:table-cell office:value-type="float" office:value="498321" calcext:value-type="float">
            <text:p>498321</text:p>
          </table:table-cell>
          <table:table-cell office:value-type="float" office:value="1.01963304202979" calcext:value-type="float">
            <text:p>1.01963304202979</text:p>
          </table:table-cell>
        </table:table-row>
        <table:table-row table:style-name="ro1">
          <table:table-cell office:value-type="float" office:value="389.609139614" calcext:value-type="float">
            <text:p>389.609139614</text:p>
          </table:table-cell>
          <table:table-cell office:value-type="float" office:value="483276" calcext:value-type="float">
            <text:p>483276</text:p>
          </table:table-cell>
          <table:table-cell office:value-type="float" office:value="493828" calcext:value-type="float">
            <text:p>493828</text:p>
          </table:table-cell>
          <table:table-cell office:value-type="float" office:value="1.02083463875203" calcext:value-type="float">
            <text:p>1.02083463875203</text:p>
          </table:table-cell>
        </table:table-row>
        <table:table-row table:style-name="ro1">
          <table:table-cell office:value-type="float" office:value="389.777253991" calcext:value-type="float">
            <text:p>389.777253991</text:p>
          </table:table-cell>
          <table:table-cell office:value-type="float" office:value="479923" calcext:value-type="float">
            <text:p>479923</text:p>
          </table:table-cell>
          <table:table-cell office:value-type="float" office:value="483276" calcext:value-type="float">
            <text:p>483276</text:p>
          </table:table-cell>
          <table:table-cell office:value-type="float" office:value="1.02179591612983" calcext:value-type="float">
            <text:p>1.02179591612983</text:p>
          </table:table-cell>
        </table:table-row>
        <table:table-row table:style-name="ro1">
          <table:table-cell office:value-type="float" office:value="389.945280558" calcext:value-type="float">
            <text:p>389.945280558</text:p>
          </table:table-cell>
          <table:table-cell office:value-type="float" office:value="486574" calcext:value-type="float">
            <text:p>486574</text:p>
          </table:table-cell>
          <table:table-cell office:value-type="float" office:value="479923" calcext:value-type="float">
            <text:p>479923</text:p>
          </table:table-cell>
          <table:table-cell office:value-type="float" office:value="1.02125838895482" calcext:value-type="float">
            <text:p>1.02125838895482</text:p>
          </table:table-cell>
        </table:table-row>
        <table:table-row table:style-name="ro1">
          <table:table-cell office:value-type="float" office:value="390.114155953999" calcext:value-type="float">
            <text:p>390.114155953999</text:p>
          </table:table-cell>
          <table:table-cell office:value-type="float" office:value="496687" calcext:value-type="float">
            <text:p>496687</text:p>
          </table:table-cell>
          <table:table-cell office:value-type="float" office:value="486574" calcext:value-type="float">
            <text:p>486574</text:p>
          </table:table-cell>
          <table:table-cell office:value-type="float" office:value="1.02213491629206" calcext:value-type="float">
            <text:p>1.02213491629206</text:p>
          </table:table-cell>
        </table:table-row>
        <table:table-row table:style-name="ro1">
          <table:table-cell office:value-type="float" office:value="390.279608748" calcext:value-type="float">
            <text:p>390.279608748</text:p>
          </table:table-cell>
          <table:table-cell office:value-type="float" office:value="500107" calcext:value-type="float">
            <text:p>500107</text:p>
          </table:table-cell>
          <table:table-cell office:value-type="float" office:value="496687" calcext:value-type="float">
            <text:p>496687</text:p>
          </table:table-cell>
          <table:table-cell office:value-type="float" office:value="1.02152958908461" calcext:value-type="float">
            <text:p>1.02152958908461</text:p>
          </table:table-cell>
        </table:table-row>
        <table:table-row table:style-name="ro1">
          <table:table-cell office:value-type="float" office:value="390.442770682999" calcext:value-type="float">
            <text:p>390.442770682999</text:p>
          </table:table-cell>
          <table:table-cell office:value-type="float" office:value="493961" calcext:value-type="float">
            <text:p>493961</text:p>
          </table:table-cell>
          <table:table-cell office:value-type="float" office:value="500107" calcext:value-type="float">
            <text:p>500107</text:p>
          </table:table-cell>
          <table:table-cell office:value-type="float" office:value="1.02104532731864" calcext:value-type="float">
            <text:p>1.02104532731864</text:p>
          </table:table-cell>
        </table:table-row>
        <table:table-row table:style-name="ro1">
          <table:table-cell office:value-type="float" office:value="390.559074241" calcext:value-type="float">
            <text:p>390.559074241</text:p>
          </table:table-cell>
          <table:table-cell office:value-type="float" office:value="486931" calcext:value-type="float">
            <text:p>486931</text:p>
          </table:table-cell>
          <table:table-cell office:value-type="float" office:value="498907" calcext:value-type="float">
            <text:p>498907</text:p>
          </table:table-cell>
          <table:table-cell office:value-type="float" office:value="1.02065791790587" calcext:value-type="float">
            <text:p>1.02065791790587</text:p>
          </table:table-cell>
        </table:table-row>
        <table:table-row table:style-name="ro1">
          <table:table-cell office:value-type="float" office:value="390.66266951" calcext:value-type="float">
            <text:p>390.66266951</text:p>
          </table:table-cell>
          <table:table-cell office:value-type="float" office:value="482130" calcext:value-type="float">
            <text:p>482130</text:p>
          </table:table-cell>
          <table:table-cell office:value-type="float" office:value="492907" calcext:value-type="float">
            <text:p>492907</text:p>
          </table:table-cell>
          <table:table-cell office:value-type="float" office:value="1.0216545394529" calcext:value-type="float">
            <text:p>1.0216545394529</text:p>
          </table:table-cell>
        </table:table-row>
        <table:table-row table:style-name="ro1">
          <table:table-cell office:value-type="float" office:value="390.764406445" calcext:value-type="float">
            <text:p>390.764406445</text:p>
          </table:table-cell>
          <table:table-cell office:value-type="float" office:value="480805" calcext:value-type="float">
            <text:p>480805</text:p>
          </table:table-cell>
          <table:table-cell office:value-type="float" office:value="491018" calcext:value-type="float">
            <text:p>491018</text:p>
          </table:table-cell>
          <table:table-cell office:value-type="float" office:value="1.02245183669052" calcext:value-type="float">
            <text:p>1.02245183669052</text:p>
          </table:table-cell>
        </table:table-row>
        <table:table-row table:style-name="ro1">
          <table:table-cell office:value-type="float" office:value="390.945996200999" calcext:value-type="float">
            <text:p>390.945996200999</text:p>
          </table:table-cell>
          <table:table-cell office:value-type="float" office:value="487617" calcext:value-type="float">
            <text:p>487617</text:p>
          </table:table-cell>
          <table:table-cell office:value-type="float" office:value="485018" calcext:value-type="float">
            <text:p>485018</text:p>
          </table:table-cell>
          <table:table-cell office:value-type="float" office:value="1.02308967448062" calcext:value-type="float">
            <text:p>1.02308967448062</text:p>
          </table:table-cell>
        </table:table-row>
        <table:table-row table:style-name="ro1">
          <table:table-cell office:value-type="float" office:value="391.125066195" calcext:value-type="float">
            <text:p>391.125066195</text:p>
          </table:table-cell>
          <table:table-cell office:value-type="float" office:value="498199" calcext:value-type="float">
            <text:p>498199</text:p>
          </table:table-cell>
          <table:table-cell office:value-type="float" office:value="487617" calcext:value-type="float">
            <text:p>487617</text:p>
          </table:table-cell>
          <table:table-cell office:value-type="float" office:value="1.0235999447127" calcext:value-type="float">
            <text:p>1.0235999447127</text:p>
          </table:table-cell>
        </table:table-row>
        <table:table-row table:style-name="ro1">
          <table:table-cell office:value-type="float" office:value="391.295488800999" calcext:value-type="float">
            <text:p>391.295488800999</text:p>
          </table:table-cell>
          <table:table-cell office:value-type="float" office:value="500889" calcext:value-type="float">
            <text:p>500889</text:p>
          </table:table-cell>
          <table:table-cell office:value-type="float" office:value="498199" calcext:value-type="float">
            <text:p>498199</text:p>
          </table:table-cell>
          <table:table-cell office:value-type="float" office:value="1.02400816089837" calcext:value-type="float">
            <text:p>1.02400816089837</text:p>
          </table:table-cell>
        </table:table-row>
        <table:table-row table:style-name="ro1">
          <table:table-cell office:value-type="float" office:value="391.465013506" calcext:value-type="float">
            <text:p>391.465013506</text:p>
          </table:table-cell>
          <table:table-cell office:value-type="float" office:value="493645" calcext:value-type="float">
            <text:p>493645</text:p>
          </table:table-cell>
          <table:table-cell office:value-type="float" office:value="500889" calcext:value-type="float">
            <text:p>500889</text:p>
          </table:table-cell>
          <table:table-cell office:value-type="float" office:value="1.0243347338469" calcext:value-type="float">
            <text:p>1.0243347338469</text:p>
          </table:table-cell>
        </table:table-row>
        <table:table-row table:style-name="ro1">
          <table:table-cell office:value-type="float" office:value="391.623526302999" calcext:value-type="float">
            <text:p>391.623526302999</text:p>
          </table:table-cell>
          <table:table-cell office:value-type="float" office:value="484618" calcext:value-type="float">
            <text:p>484618</text:p>
          </table:table-cell>
          <table:table-cell office:value-type="float" office:value="493645" calcext:value-type="float">
            <text:p>493645</text:p>
          </table:table-cell>
          <table:table-cell office:value-type="float" office:value="1.02459599220573" calcext:value-type="float">
            <text:p>1.02459599220573</text:p>
          </table:table-cell>
        </table:table-row>
        <table:table-row table:style-name="ro1">
          <table:table-cell office:value-type="float" office:value="391.78612416" calcext:value-type="float">
            <text:p>391.78612416</text:p>
          </table:table-cell>
          <table:table-cell office:value-type="float" office:value="482042" calcext:value-type="float">
            <text:p>482042</text:p>
          </table:table-cell>
          <table:table-cell office:value-type="float" office:value="489294" calcext:value-type="float">
            <text:p>489294</text:p>
          </table:table-cell>
          <table:table-cell office:value-type="float" office:value="1.02480499889279" calcext:value-type="float">
            <text:p>1.02480499889279</text:p>
          </table:table-cell>
        </table:table-row>
        <table:table-row table:style-name="ro1">
          <table:table-cell office:value-type="float" office:value="391.953136794" calcext:value-type="float">
            <text:p>391.953136794</text:p>
          </table:table-cell>
          <table:table-cell office:value-type="float" office:value="489050" calcext:value-type="float">
            <text:p>489050</text:p>
          </table:table-cell>
          <table:table-cell office:value-type="float" office:value="483294" calcext:value-type="float">
            <text:p>483294</text:p>
          </table:table-cell>
          <table:table-cell office:value-type="float" office:value="1.02497220424243" calcext:value-type="float">
            <text:p>1.02497220424243</text:p>
          </table:table-cell>
        </table:table-row>
        <table:table-row table:style-name="ro1">
          <table:table-cell office:value-type="float" office:value="392.137360462" calcext:value-type="float">
            <text:p>392.137360462</text:p>
          </table:table-cell>
          <table:table-cell office:value-type="float" office:value="499735" calcext:value-type="float">
            <text:p>499735</text:p>
          </table:table-cell>
          <table:table-cell office:value-type="float" office:value="489050" calcext:value-type="float">
            <text:p>489050</text:p>
          </table:table-cell>
          <table:table-cell office:value-type="float" office:value="1.02510596852215" calcext:value-type="float">
            <text:p>1.02510596852215</text:p>
          </table:table-cell>
        </table:table-row>
        <table:table-row table:style-name="ro1">
          <table:table-cell office:value-type="float" office:value="392.243148427999" calcext:value-type="float">
            <text:p>392.243148427999</text:p>
          </table:table-cell>
          <table:table-cell office:value-type="float" office:value="502233" calcext:value-type="float">
            <text:p>502233</text:p>
          </table:table-cell>
          <table:table-cell office:value-type="float" office:value="499735" calcext:value-type="float">
            <text:p>499735</text:p>
          </table:table-cell>
          <table:table-cell office:value-type="float" office:value="1.02521297994593" calcext:value-type="float">
            <text:p>1.02521297994593</text:p>
          </table:table-cell>
        </table:table-row>
        <table:table-row table:style-name="ro1">
          <table:table-cell office:value-type="float" office:value="392.386650876" calcext:value-type="float">
            <text:p>392.386650876</text:p>
          </table:table-cell>
          <table:table-cell office:value-type="float" office:value="498921" calcext:value-type="float">
            <text:p>498921</text:p>
          </table:table-cell>
          <table:table-cell office:value-type="float" office:value="502233" calcext:value-type="float">
            <text:p>502233</text:p>
          </table:table-cell>
          <table:table-cell office:value-type="float" office:value="1.02529858908495" calcext:value-type="float">
            <text:p>1.02529858908495</text:p>
          </table:table-cell>
        </table:table-row>
        <table:table-row table:style-name="ro1">
          <table:table-cell office:value-type="float" office:value="392.570956046" calcext:value-type="float">
            <text:p>392.570956046</text:p>
          </table:table-cell>
          <table:table-cell office:value-type="float" office:value="488258" calcext:value-type="float">
            <text:p>488258</text:p>
          </table:table-cell>
          <table:table-cell office:value-type="float" office:value="498921" calcext:value-type="float">
            <text:p>498921</text:p>
          </table:table-cell>
          <table:table-cell office:value-type="float" office:value="1.02536707639616" calcext:value-type="float">
            <text:p>1.02536707639616</text:p>
          </table:table-cell>
        </table:table-row>
        <table:table-row table:style-name="ro1">
          <table:table-cell office:value-type="float" office:value="392.748580082" calcext:value-type="float">
            <text:p>392.748580082</text:p>
          </table:table-cell>
          <table:table-cell office:value-type="float" office:value="482748" calcext:value-type="float">
            <text:p>482748</text:p>
          </table:table-cell>
          <table:table-cell office:value-type="float" office:value="488258" calcext:value-type="float">
            <text:p>488258</text:p>
          </table:table-cell>
          <table:table-cell office:value-type="float" office:value="1.02542186624513" calcext:value-type="float">
            <text:p>1.02542186624513</text:p>
          </table:table-cell>
        </table:table-row>
        <table:table-row table:style-name="ro1">
          <table:table-cell office:value-type="float" office:value="392.924742228999" calcext:value-type="float">
            <text:p>392.924742228999</text:p>
          </table:table-cell>
          <table:table-cell office:value-type="float" office:value="488370" calcext:value-type="float">
            <text:p>488370</text:p>
          </table:table-cell>
          <table:table-cell office:value-type="float" office:value="482748" calcext:value-type="float">
            <text:p>482748</text:p>
          </table:table-cell>
          <table:table-cell office:value-type="float" office:value="1.02546569812431" calcext:value-type="float">
            <text:p>1.02546569812431</text:p>
          </table:table-cell>
        </table:table-row>
        <table:table-row table:style-name="ro1">
          <table:table-cell office:value-type="float" office:value="393.089380722" calcext:value-type="float">
            <text:p>393.089380722</text:p>
          </table:table-cell>
          <table:table-cell office:value-type="float" office:value="498414" calcext:value-type="float">
            <text:p>498414</text:p>
          </table:table-cell>
          <table:table-cell office:value-type="float" office:value="488370" calcext:value-type="float">
            <text:p>488370</text:p>
          </table:table-cell>
          <table:table-cell office:value-type="float" office:value="1.02550076362766" calcext:value-type="float">
            <text:p>1.02550076362766</text:p>
          </table:table-cell>
        </table:table-row>
        <table:table-row table:style-name="ro1">
          <table:table-cell office:value-type="float" office:value="393.195640283999" calcext:value-type="float">
            <text:p>393.195640283999</text:p>
          </table:table-cell>
          <table:table-cell office:value-type="float" office:value="502617" calcext:value-type="float">
            <text:p>502617</text:p>
          </table:table-cell>
          <table:table-cell office:value-type="float" office:value="498414" calcext:value-type="float">
            <text:p>498414</text:p>
          </table:table-cell>
          <table:table-cell office:value-type="float" office:value="1.0139489979989" calcext:value-type="float">
            <text:p>1.0139489979989</text:p>
          </table:table-cell>
        </table:table-row>
        <table:table-row table:style-name="ro1">
          <table:table-cell office:value-type="float" office:value="393.360346957999" calcext:value-type="float">
            <text:p>393.360346957999</text:p>
          </table:table-cell>
          <table:table-cell office:value-type="float" office:value="501051" calcext:value-type="float">
            <text:p>501051</text:p>
          </table:table-cell>
          <table:table-cell office:value-type="float" office:value="502617" calcext:value-type="float">
            <text:p>502617</text:p>
          </table:table-cell>
          <table:table-cell office:value-type="float" office:value="1.00470758549589" calcext:value-type="float">
            <text:p>1.00470758549589</text:p>
          </table:table-cell>
        </table:table-row>
        <table:table-row table:style-name="ro1">
          <table:table-cell office:value-type="float" office:value="393.52970325" calcext:value-type="float">
            <text:p>393.52970325</text:p>
          </table:table-cell>
          <table:table-cell office:value-type="float" office:value="491674" calcext:value-type="float">
            <text:p>491674</text:p>
          </table:table-cell>
          <table:table-cell office:value-type="float" office:value="501051" calcext:value-type="float">
            <text:p>501051</text:p>
          </table:table-cell>
          <table:table-cell office:value-type="float" office:value="0.997314455493489" calcext:value-type="float">
            <text:p>0.997314455493489</text:p>
          </table:table-cell>
        </table:table-row>
        <table:table-row table:style-name="ro1">
          <table:table-cell office:value-type="float" office:value="393.704913795" calcext:value-type="float">
            <text:p>393.704913795</text:p>
          </table:table-cell>
          <table:table-cell office:value-type="float" office:value="484103" calcext:value-type="float">
            <text:p>484103</text:p>
          </table:table-cell>
          <table:table-cell office:value-type="float" office:value="491674" calcext:value-type="float">
            <text:p>491674</text:p>
          </table:table-cell>
          <table:table-cell office:value-type="float" office:value="1.002979769523" calcext:value-type="float">
            <text:p>1.002979769523</text:p>
          </table:table-cell>
        </table:table-row>
        <table:table-row table:style-name="ro1">
          <table:table-cell office:value-type="float" office:value="393.867149148" calcext:value-type="float">
            <text:p>393.867149148</text:p>
          </table:table-cell>
          <table:table-cell office:value-type="float" office:value="486456" calcext:value-type="float">
            <text:p>486456</text:p>
          </table:table-cell>
          <table:table-cell office:value-type="float" office:value="484103" calcext:value-type="float">
            <text:p>484103</text:p>
          </table:table-cell>
          <table:table-cell office:value-type="float" office:value="1.0075120207466" calcext:value-type="float">
            <text:p>1.0075120207466</text:p>
          </table:table-cell>
        </table:table-row>
        <table:table-row table:style-name="ro1">
          <table:table-cell office:value-type="float" office:value="394.028700331999" calcext:value-type="float">
            <text:p>394.028700331999</text:p>
          </table:table-cell>
          <table:table-cell office:value-type="float" office:value="495822" calcext:value-type="float">
            <text:p>495822</text:p>
          </table:table-cell>
          <table:table-cell office:value-type="float" office:value="486456" calcext:value-type="float">
            <text:p>486456</text:p>
          </table:table-cell>
          <table:table-cell office:value-type="float" office:value="1.01113782172549" calcext:value-type="float">
            <text:p>1.01113782172549</text:p>
          </table:table-cell>
        </table:table-row>
        <table:table-row table:style-name="ro1">
          <table:table-cell office:value-type="float" office:value="394.200370523" calcext:value-type="float">
            <text:p>394.200370523</text:p>
          </table:table-cell>
          <table:table-cell office:value-type="float" office:value="503718" calcext:value-type="float">
            <text:p>503718</text:p>
          </table:table-cell>
          <table:table-cell office:value-type="float" office:value="495822" calcext:value-type="float">
            <text:p>495822</text:p>
          </table:table-cell>
          <table:table-cell office:value-type="float" office:value="1.01403846250859" calcext:value-type="float">
            <text:p>1.01403846250859</text:p>
          </table:table-cell>
        </table:table-row>
        <table:table-row table:style-name="ro1">
          <table:table-cell office:value-type="float" office:value="394.376391508" calcext:value-type="float">
            <text:p>394.376391508</text:p>
          </table:table-cell>
          <table:table-cell office:value-type="float" office:value="501385" calcext:value-type="float">
            <text:p>501385</text:p>
          </table:table-cell>
          <table:table-cell office:value-type="float" office:value="503718" calcext:value-type="float">
            <text:p>503718</text:p>
          </table:table-cell>
          <table:table-cell office:value-type="float" office:value="1.01635897513508" calcext:value-type="float">
            <text:p>1.01635897513508</text:p>
          </table:table-cell>
        </table:table-row>
        <table:table-row table:style-name="ro1">
          <table:table-cell office:value-type="float" office:value="394.554047214" calcext:value-type="float">
            <text:p>394.554047214</text:p>
          </table:table-cell>
          <table:table-cell office:value-type="float" office:value="491223" calcext:value-type="float">
            <text:p>491223</text:p>
          </table:table-cell>
          <table:table-cell office:value-type="float" office:value="501385" calcext:value-type="float">
            <text:p>501385</text:p>
          </table:table-cell>
          <table:table-cell office:value-type="float" office:value="1.01821538523627" calcext:value-type="float">
            <text:p>1.01821538523627</text:p>
          </table:table-cell>
        </table:table-row>
        <table:table-row table:style-name="ro1">
          <table:table-cell office:value-type="float" office:value="394.730495615" calcext:value-type="float">
            <text:p>394.730495615</text:p>
          </table:table-cell>
          <table:table-cell office:value-type="float" office:value="484805" calcext:value-type="float">
            <text:p>484805</text:p>
          </table:table-cell>
          <table:table-cell office:value-type="float" office:value="496270" calcext:value-type="float">
            <text:p>496270</text:p>
          </table:table-cell>
          <table:table-cell office:value-type="float" office:value="1.01970051331722" calcext:value-type="float">
            <text:p>1.01970051331722</text:p>
          </table:table-cell>
        </table:table-row>
        <table:table-row table:style-name="ro1">
          <table:table-cell office:value-type="float" office:value="394.906248126999" calcext:value-type="float">
            <text:p>394.906248126999</text:p>
          </table:table-cell>
          <table:table-cell office:value-type="float" office:value="489350" calcext:value-type="float">
            <text:p>489350</text:p>
          </table:table-cell>
          <table:table-cell office:value-type="float" office:value="491470" calcext:value-type="float">
            <text:p>491470</text:p>
          </table:table-cell>
          <table:table-cell office:value-type="float" office:value="1.02088861578198" calcext:value-type="float">
            <text:p>1.02088861578198</text:p>
          </table:table-cell>
        </table:table-row>
        <table:table-row table:style-name="ro1">
          <table:table-cell office:value-type="float" office:value="395.084585680999" calcext:value-type="float">
            <text:p>395.084585680999</text:p>
          </table:table-cell>
          <table:table-cell office:value-type="float" office:value="500152" calcext:value-type="float">
            <text:p>500152</text:p>
          </table:table-cell>
          <table:table-cell office:value-type="float" office:value="489350" calcext:value-type="float">
            <text:p>489350</text:p>
          </table:table-cell>
          <table:table-cell office:value-type="float" office:value="1.02053254867654" calcext:value-type="float">
            <text:p>1.02053254867654</text:p>
          </table:table-cell>
        </table:table-row>
        <table:table-row table:style-name="ro1">
          <table:table-cell office:value-type="float" office:value="395.192098867999" calcext:value-type="float">
            <text:p>395.192098867999</text:p>
          </table:table-cell>
          <table:table-cell office:value-type="float" office:value="504537" calcext:value-type="float">
            <text:p>504537</text:p>
          </table:table-cell>
          <table:table-cell office:value-type="float" office:value="500152" calcext:value-type="float">
            <text:p>500152</text:p>
          </table:table-cell>
          <table:table-cell office:value-type="float" office:value="1.02155424406944" calcext:value-type="float">
            <text:p>1.02155424406944</text:p>
          </table:table-cell>
        </table:table-row>
        <table:table-row table:style-name="ro1">
          <table:table-cell office:value-type="float" office:value="395.357941795" calcext:value-type="float">
            <text:p>395.357941795</text:p>
          </table:table-cell>
          <table:table-cell office:value-type="float" office:value="503144" calcext:value-type="float">
            <text:p>503144</text:p>
          </table:table-cell>
          <table:table-cell office:value-type="float" office:value="504537" calcext:value-type="float">
            <text:p>504537</text:p>
          </table:table-cell>
          <table:table-cell office:value-type="float" office:value="1.02237160038376" calcext:value-type="float">
            <text:p>1.02237160038376</text:p>
          </table:table-cell>
        </table:table-row>
        <table:table-row table:style-name="ro1">
          <table:table-cell office:value-type="float" office:value="395.583366368999" calcext:value-type="float">
            <text:p>395.583366368999</text:p>
          </table:table-cell>
          <table:table-cell office:value-type="float" office:value="490581" calcext:value-type="float">
            <text:p>490581</text:p>
          </table:table-cell>
          <table:table-cell office:value-type="float" office:value="503144" calcext:value-type="float">
            <text:p>503144</text:p>
          </table:table-cell>
          <table:table-cell office:value-type="float" office:value="1.02171893635796" calcext:value-type="float">
            <text:p>1.02171893635796</text:p>
          </table:table-cell>
        </table:table-row>
        <table:table-row table:style-name="ro1">
          <table:table-cell office:value-type="float" office:value="395.763203122" calcext:value-type="float">
            <text:p>395.763203122</text:p>
          </table:table-cell>
          <table:table-cell office:value-type="float" office:value="485797" calcext:value-type="float">
            <text:p>485797</text:p>
          </table:table-cell>
          <table:table-cell office:value-type="float" office:value="492047" calcext:value-type="float">
            <text:p>492047</text:p>
          </table:table-cell>
          <table:table-cell office:value-type="float" office:value="1.02119680513732" calcext:value-type="float">
            <text:p>1.02119680513732</text:p>
          </table:table-cell>
        </table:table-row>
        <table:table-row table:style-name="ro1">
          <table:table-cell office:value-type="float" office:value="395.946846113" calcext:value-type="float">
            <text:p>395.946846113</text:p>
          </table:table-cell>
          <table:table-cell office:value-type="float" office:value="492668" calcext:value-type="float">
            <text:p>492668</text:p>
          </table:table-cell>
          <table:table-cell office:value-type="float" office:value="485797" calcext:value-type="float">
            <text:p>485797</text:p>
          </table:table-cell>
          <table:table-cell office:value-type="float" office:value="1.02077910016081" calcext:value-type="float">
            <text:p>1.02077910016081</text:p>
          </table:table-cell>
        </table:table-row>
        <table:table-row table:style-name="ro1">
          <table:table-cell office:value-type="float" office:value="396.123450785" calcext:value-type="float">
            <text:p>396.123450785</text:p>
          </table:table-cell>
          <table:table-cell office:value-type="float" office:value="503125" calcext:value-type="float">
            <text:p>503125</text:p>
          </table:table-cell>
          <table:table-cell office:value-type="float" office:value="492668" calcext:value-type="float">
            <text:p>492668</text:p>
          </table:table-cell>
          <table:table-cell office:value-type="float" office:value="1.01915492569827" calcext:value-type="float">
            <text:p>1.01915492569827</text:p>
          </table:table-cell>
        </table:table-row>
        <table:table-row table:style-name="ro1">
          <table:table-cell office:value-type="float" office:value="396.293654857" calcext:value-type="float">
            <text:p>396.293654857</text:p>
          </table:table-cell>
          <table:table-cell office:value-type="float" office:value="505919" calcext:value-type="float">
            <text:p>505919</text:p>
          </table:table-cell>
          <table:table-cell office:value-type="float" office:value="503125" calcext:value-type="float">
            <text:p>503125</text:p>
          </table:table-cell>
          <table:table-cell office:value-type="float" office:value="1.01785558612824" calcext:value-type="float">
            <text:p>1.01785558612824</text:p>
          </table:table-cell>
        </table:table-row>
        <table:table-row table:style-name="ro1">
          <table:table-cell office:value-type="float" office:value="396.467066279" calcext:value-type="float">
            <text:p>396.467066279</text:p>
          </table:table-cell>
          <table:table-cell office:value-type="float" office:value="498521" calcext:value-type="float">
            <text:p>498521</text:p>
          </table:table-cell>
          <table:table-cell office:value-type="float" office:value="505919" calcext:value-type="float">
            <text:p>505919</text:p>
          </table:table-cell>
          <table:table-cell office:value-type="float" office:value="1.01681611447221" calcext:value-type="float">
            <text:p>1.01681611447221</text:p>
          </table:table-cell>
        </table:table-row>
        <table:table-row table:style-name="ro1">
          <table:table-cell office:value-type="float" office:value="396.639050893" calcext:value-type="float">
            <text:p>396.639050893</text:p>
          </table:table-cell>
          <table:table-cell office:value-type="float" office:value="488972" calcext:value-type="float">
            <text:p>488972</text:p>
          </table:table-cell>
          <table:table-cell office:value-type="float" office:value="498521" calcext:value-type="float">
            <text:p>498521</text:p>
          </table:table-cell>
          <table:table-cell office:value-type="float" office:value="1.01598453714739" calcext:value-type="float">
            <text:p>1.01598453714739</text:p>
          </table:table-cell>
        </table:table-row>
        <table:table-row table:style-name="ro1">
          <table:table-cell office:value-type="float" office:value="396.825501198" calcext:value-type="float">
            <text:p>396.825501198</text:p>
          </table:table-cell>
          <table:table-cell office:value-type="float" office:value="487929" calcext:value-type="float">
            <text:p>487929</text:p>
          </table:table-cell>
          <table:table-cell office:value-type="float" office:value="488972" calcext:value-type="float">
            <text:p>488972</text:p>
          </table:table-cell>
          <table:table-cell office:value-type="float" office:value="1.01531927528753" calcext:value-type="float">
            <text:p>1.01531927528753</text:p>
          </table:table-cell>
        </table:table-row>
        <table:table-row table:style-name="ro1">
          <table:table-cell office:value-type="float" office:value="396.994348003" calcext:value-type="float">
            <text:p>396.994348003</text:p>
          </table:table-cell>
          <table:table-cell office:value-type="float" office:value="496639" calcext:value-type="float">
            <text:p>496639</text:p>
          </table:table-cell>
          <table:table-cell office:value-type="float" office:value="487929" calcext:value-type="float">
            <text:p>487929</text:p>
          </table:table-cell>
          <table:table-cell office:value-type="float" office:value="1.01351328186525" calcext:value-type="float">
            <text:p>1.01351328186525</text:p>
          </table:table-cell>
        </table:table-row>
        <table:table-row table:style-name="ro1">
          <table:table-cell office:value-type="float" office:value="397.176834499" calcext:value-type="float">
            <text:p>397.176834499</text:p>
          </table:table-cell>
          <table:table-cell office:value-type="float" office:value="506138" calcext:value-type="float">
            <text:p>506138</text:p>
          </table:table-cell>
          <table:table-cell office:value-type="float" office:value="496639" calcext:value-type="float">
            <text:p>496639</text:p>
          </table:table-cell>
          <table:table-cell office:value-type="float" office:value="1.01206848712742" calcext:value-type="float">
            <text:p>1.01206848712742</text:p>
          </table:table-cell>
        </table:table-row>
        <table:table-row table:style-name="ro1">
          <table:table-cell office:value-type="float" office:value="397.350406972999" calcext:value-type="float">
            <text:p>397.350406972999</text:p>
          </table:table-cell>
          <table:table-cell office:value-type="float" office:value="505425" calcext:value-type="float">
            <text:p>505425</text:p>
          </table:table-cell>
          <table:table-cell office:value-type="float" office:value="506138" calcext:value-type="float">
            <text:p>506138</text:p>
          </table:table-cell>
          <table:table-cell office:value-type="float" office:value="1.01218643527155" calcext:value-type="float">
            <text:p>1.01218643527155</text:p>
          </table:table-cell>
        </table:table-row>
        <table:table-row table:style-name="ro1">
          <table:table-cell office:value-type="float" office:value="397.508085938" calcext:value-type="float">
            <text:p>397.508085938</text:p>
          </table:table-cell>
          <table:table-cell office:value-type="float" office:value="497000" calcext:value-type="float">
            <text:p>497000</text:p>
          </table:table-cell>
          <table:table-cell office:value-type="float" office:value="505425" calcext:value-type="float">
            <text:p>505425</text:p>
          </table:table-cell>
          <table:table-cell office:value-type="float" office:value="1.01228079378686" calcext:value-type="float">
            <text:p>1.01228079378686</text:p>
          </table:table-cell>
        </table:table-row>
        <table:table-row table:style-name="ro1">
          <table:table-cell office:value-type="float" office:value="397.666267148999" calcext:value-type="float">
            <text:p>397.666267148999</text:p>
          </table:table-cell>
          <table:table-cell office:value-type="float" office:value="489018" calcext:value-type="float">
            <text:p>489018</text:p>
          </table:table-cell>
          <table:table-cell office:value-type="float" office:value="504225" calcext:value-type="float">
            <text:p>504225</text:p>
          </table:table-cell>
          <table:table-cell office:value-type="float" office:value="1.01108249666471" calcext:value-type="float">
            <text:p>1.01108249666471</text:p>
          </table:table-cell>
        </table:table-row>
        <table:table-row table:style-name="ro1">
          <table:table-cell office:value-type="float" office:value="397.831729041" calcext:value-type="float">
            <text:p>397.831729041</text:p>
          </table:table-cell>
          <table:table-cell office:value-type="float" office:value="489121" calcext:value-type="float">
            <text:p>489121</text:p>
          </table:table-cell>
          <table:table-cell office:value-type="float" office:value="494106" calcext:value-type="float">
            <text:p>494106</text:p>
          </table:table-cell>
          <table:table-cell office:value-type="float" office:value="1.01139764290139" calcext:value-type="float">
            <text:p>1.01139764290139</text:p>
          </table:table-cell>
        </table:table-row>
        <table:table-row table:style-name="ro1">
          <table:table-cell office:value-type="float" office:value="397.992475744" calcext:value-type="float">
            <text:p>397.992475744</text:p>
          </table:table-cell>
          <table:table-cell office:value-type="float" office:value="497519" calcext:value-type="float">
            <text:p>497519</text:p>
          </table:table-cell>
          <table:table-cell office:value-type="float" office:value="489121" calcext:value-type="float">
            <text:p>489121</text:p>
          </table:table-cell>
          <table:table-cell office:value-type="float" office:value="1.01164975989073" calcext:value-type="float">
            <text:p>1.01164975989073</text:p>
          </table:table-cell>
        </table:table-row>
        <table:table-row table:style-name="ro1">
          <table:table-cell office:value-type="float" office:value="398.169138247" calcext:value-type="float">
            <text:p>398.169138247</text:p>
          </table:table-cell>
          <table:table-cell office:value-type="float" office:value="506905" calcext:value-type="float">
            <text:p>506905</text:p>
          </table:table-cell>
          <table:table-cell office:value-type="float" office:value="497519" calcext:value-type="float">
            <text:p>497519</text:p>
          </table:table-cell>
          <table:table-cell office:value-type="float" office:value="1.01185145348221" calcext:value-type="float">
            <text:p>1.01185145348221</text:p>
          </table:table-cell>
        </table:table-row>
        <table:table-row table:style-name="ro1">
          <table:table-cell office:value-type="float" office:value="398.338076571999" calcext:value-type="float">
            <text:p>398.338076571999</text:p>
          </table:table-cell>
          <table:table-cell office:value-type="float" office:value="506845" calcext:value-type="float">
            <text:p>506845</text:p>
          </table:table-cell>
          <table:table-cell office:value-type="float" office:value="506905" calcext:value-type="float">
            <text:p>506905</text:p>
          </table:table-cell>
          <table:table-cell office:value-type="float" office:value="1.01073902442098" calcext:value-type="float">
            <text:p>1.01073902442098</text:p>
          </table:table-cell>
        </table:table-row>
        <table:table-row table:style-name="ro1">
          <table:table-cell office:value-type="float" office:value="398.505723712" calcext:value-type="float">
            <text:p>398.505723712</text:p>
          </table:table-cell>
          <table:table-cell office:value-type="float" office:value="498146" calcext:value-type="float">
            <text:p>498146</text:p>
          </table:table-cell>
          <table:table-cell office:value-type="float" office:value="506845" calcext:value-type="float">
            <text:p>506845</text:p>
          </table:table-cell>
          <table:table-cell office:value-type="float" office:value="1.00984908117201" calcext:value-type="float">
            <text:p>1.00984908117201</text:p>
          </table:table-cell>
        </table:table-row>
        <table:table-row table:style-name="ro1">
          <table:table-cell office:value-type="float" office:value="398.664363177999" calcext:value-type="float">
            <text:p>398.664363177999</text:p>
          </table:table-cell>
          <table:table-cell office:value-type="float" office:value="490077" calcext:value-type="float">
            <text:p>490077</text:p>
          </table:table-cell>
          <table:table-cell office:value-type="float" office:value="502045" calcext:value-type="float">
            <text:p>502045</text:p>
          </table:table-cell>
          <table:table-cell office:value-type="float" office:value="1.00913712657283" calcext:value-type="float">
            <text:p>1.00913712657283</text:p>
          </table:table-cell>
        </table:table-row>
        <table:table-row table:style-name="ro1">
          <table:table-cell office:value-type="float" office:value="398.827446321" calcext:value-type="float">
            <text:p>398.827446321</text:p>
          </table:table-cell>
          <table:table-cell office:value-type="float" office:value="489988" calcext:value-type="float">
            <text:p>489988</text:p>
          </table:table-cell>
          <table:table-cell office:value-type="float" office:value="492994" calcext:value-type="float">
            <text:p>492994</text:p>
          </table:table-cell>
          <table:table-cell office:value-type="float" office:value="1.00856756289348" calcext:value-type="float">
            <text:p>1.00856756289348</text:p>
          </table:table-cell>
        </table:table-row>
        <table:table-row table:style-name="ro1">
          <table:table-cell office:value-type="float" office:value="398.989324598" calcext:value-type="float">
            <text:p>398.989324598</text:p>
          </table:table-cell>
          <table:table-cell office:value-type="float" office:value="498319" calcext:value-type="float">
            <text:p>498319</text:p>
          </table:table-cell>
          <table:table-cell office:value-type="float" office:value="489988" calcext:value-type="float">
            <text:p>489988</text:p>
          </table:table-cell>
          <table:table-cell office:value-type="float" office:value="1.00811191195001" calcext:value-type="float">
            <text:p>1.00811191195001</text:p>
          </table:table-cell>
        </table:table-row>
        <table:table-row table:style-name="ro1">
          <table:table-cell office:value-type="float" office:value="399.214318245" calcext:value-type="float">
            <text:p>399.214318245</text:p>
          </table:table-cell>
          <table:table-cell office:value-type="float" office:value="508964" calcext:value-type="float">
            <text:p>508964</text:p>
          </table:table-cell>
          <table:table-cell office:value-type="float" office:value="498319" calcext:value-type="float">
            <text:p>498319</text:p>
          </table:table-cell>
          <table:table-cell office:value-type="float" office:value="1.00648952956" calcext:value-type="float">
            <text:p>1.00648952956</text:p>
          </table:table-cell>
        </table:table-row>
        <table:table-row table:style-name="ro1">
          <table:table-cell office:value-type="float" office:value="399.318908055" calcext:value-type="float">
            <text:p>399.318908055</text:p>
          </table:table-cell>
          <table:table-cell office:value-type="float" office:value="508396" calcext:value-type="float">
            <text:p>508396</text:p>
          </table:table-cell>
          <table:table-cell office:value-type="float" office:value="508964" calcext:value-type="float">
            <text:p>508964</text:p>
          </table:table-cell>
          <table:table-cell office:value-type="float" office:value="1.00644948528322" calcext:value-type="float">
            <text:p>1.00644948528322</text:p>
          </table:table-cell>
        </table:table-row>
        <table:table-row table:style-name="ro1">
          <table:table-cell office:value-type="float" office:value="399.502449873" calcext:value-type="float">
            <text:p>399.502449873</text:p>
          </table:table-cell>
          <table:table-cell office:value-type="float" office:value="499348" calcext:value-type="float">
            <text:p>499348</text:p>
          </table:table-cell>
          <table:table-cell office:value-type="float" office:value="508396" calcext:value-type="float">
            <text:p>508396</text:p>
          </table:table-cell>
          <table:table-cell office:value-type="float" office:value="1.00515958822658" calcext:value-type="float">
            <text:p>1.00515958822658</text:p>
          </table:table-cell>
        </table:table-row>
        <table:table-row table:style-name="ro1">
          <table:table-cell office:value-type="float" office:value="399.682027231" calcext:value-type="float">
            <text:p>399.682027231</text:p>
          </table:table-cell>
          <table:table-cell office:value-type="float" office:value="490580" calcext:value-type="float">
            <text:p>490580</text:p>
          </table:table-cell>
          <table:table-cell office:value-type="float" office:value="499348" calcext:value-type="float">
            <text:p>499348</text:p>
          </table:table-cell>
          <table:table-cell office:value-type="float" office:value="1.00412767058126" calcext:value-type="float">
            <text:p>1.00412767058126</text:p>
          </table:table-cell>
        </table:table-row>
        <table:table-row table:style-name="ro1">
          <table:table-cell office:value-type="float" office:value="399.854741534" calcext:value-type="float">
            <text:p>399.854741534</text:p>
          </table:table-cell>
          <table:table-cell office:value-type="float" office:value="491943" calcext:value-type="float">
            <text:p>491943</text:p>
          </table:table-cell>
          <table:table-cell office:value-type="float" office:value="490580" calcext:value-type="float">
            <text:p>490580</text:p>
          </table:table-cell>
          <table:table-cell office:value-type="float" office:value="1.00330213646501" calcext:value-type="float">
            <text:p>1.00330213646501</text:p>
          </table:table-cell>
        </table:table-row>
        <table:table-row table:style-name="ro1">
          <table:table-cell office:value-type="float" office:value="400.026943859999" calcext:value-type="float">
            <text:p>400.026943859999</text:p>
          </table:table-cell>
          <table:table-cell office:value-type="float" office:value="501711" calcext:value-type="float">
            <text:p>501711</text:p>
          </table:table-cell>
          <table:table-cell office:value-type="float" office:value="491943" calcext:value-type="float">
            <text:p>491943</text:p>
          </table:table-cell>
          <table:table-cell office:value-type="float" office:value="1.00264170917201" calcext:value-type="float">
            <text:p>1.00264170917201</text:p>
          </table:table-cell>
        </table:table-row>
        <table:table-row table:style-name="ro1">
          <table:table-cell office:value-type="float" office:value="400.210850173" calcext:value-type="float">
            <text:p>400.210850173</text:p>
          </table:table-cell>
          <table:table-cell office:value-type="float" office:value="509909" calcext:value-type="float">
            <text:p>509909</text:p>
          </table:table-cell>
          <table:table-cell office:value-type="float" office:value="501711" calcext:value-type="float">
            <text:p>501711</text:p>
          </table:table-cell>
          <table:table-cell office:value-type="float" office:value="1.00087113131276" calcext:value-type="float">
            <text:p>1.00087113131276</text:p>
          </table:table-cell>
        </table:table-row>
        <table:table-row table:style-name="ro1">
          <table:table-cell office:value-type="float" office:value="400.386158867999" calcext:value-type="float">
            <text:p>400.386158867999</text:p>
          </table:table-cell>
          <table:table-cell office:value-type="float" office:value="506944" calcext:value-type="float">
            <text:p>506944</text:p>
          </table:table-cell>
          <table:table-cell office:value-type="float" office:value="509909" calcext:value-type="float">
            <text:p>509909</text:p>
          </table:table-cell>
          <table:table-cell office:value-type="float" office:value="0.999454669025365" calcext:value-type="float">
            <text:p>0.999454669025365</text:p>
          </table:table-cell>
        </table:table-row>
        <table:table-row table:style-name="ro1">
          <table:table-cell office:value-type="float" office:value="400.561164989" calcext:value-type="float">
            <text:p>400.561164989</text:p>
          </table:table-cell>
          <table:table-cell office:value-type="float" office:value="496811" calcext:value-type="float">
            <text:p>496811</text:p>
          </table:table-cell>
          <table:table-cell office:value-type="float" office:value="506944" calcext:value-type="float">
            <text:p>506944</text:p>
          </table:table-cell>
          <table:table-cell office:value-type="float" office:value="0.998321499195447" calcext:value-type="float">
            <text:p>0.998321499195447</text:p>
          </table:table-cell>
        </table:table-row>
        <table:table-row table:style-name="ro1">
          <table:table-cell office:value-type="float" office:value="400.732381712" calcext:value-type="float">
            <text:p>400.732381712</text:p>
          </table:table-cell>
          <table:table-cell office:value-type="float" office:value="490793" calcext:value-type="float">
            <text:p>490793</text:p>
          </table:table-cell>
          <table:table-cell office:value-type="float" office:value="503344" calcext:value-type="float">
            <text:p>503344</text:p>
          </table:table-cell>
          <table:table-cell office:value-type="float" office:value="0.997414963331513" calcext:value-type="float">
            <text:p>0.997414963331513</text:p>
          </table:table-cell>
        </table:table-row>
        <table:table-row table:style-name="ro1">
          <table:table-cell office:value-type="float" office:value="400.898458301999" calcext:value-type="float">
            <text:p>400.898458301999</text:p>
          </table:table-cell>
          <table:table-cell office:value-type="float" office:value="494942" calcext:value-type="float">
            <text:p>494942</text:p>
          </table:table-cell>
          <table:table-cell office:value-type="float" office:value="497344" calcext:value-type="float">
            <text:p>497344</text:p>
          </table:table-cell>
          <table:table-cell office:value-type="float" office:value="0.996689734640366" calcext:value-type="float">
            <text:p>0.996689734640366</text:p>
          </table:table-cell>
        </table:table-row>
        <table:table-row table:style-name="ro1">
          <table:table-cell office:value-type="float" office:value="401.077930799" calcext:value-type="float">
            <text:p>401.077930799</text:p>
          </table:table-cell>
          <table:table-cell office:value-type="float" office:value="505781" calcext:value-type="float">
            <text:p>505781</text:p>
          </table:table-cell>
          <table:table-cell office:value-type="float" office:value="494942" calcext:value-type="float">
            <text:p>494942</text:p>
          </table:table-cell>
          <table:table-cell office:value-type="float" office:value="0.994882651909824" calcext:value-type="float">
            <text:p>0.994882651909824</text:p>
          </table:table-cell>
        </table:table-row>
        <table:table-row table:style-name="ro1">
          <table:table-cell office:value-type="float" office:value="401.182163873" calcext:value-type="float">
            <text:p>401.182163873</text:p>
          </table:table-cell>
          <table:table-cell office:value-type="float" office:value="510287" calcext:value-type="float">
            <text:p>510287</text:p>
          </table:table-cell>
          <table:table-cell office:value-type="float" office:value="505781" calcext:value-type="float">
            <text:p>505781</text:p>
          </table:table-cell>
          <table:table-cell office:value-type="float" office:value="0.994663885503014" calcext:value-type="float">
            <text:p>0.994663885503014</text:p>
          </table:table-cell>
        </table:table-row>
        <table:table-row table:style-name="ro1">
          <table:table-cell office:value-type="float" office:value="401.355557654" calcext:value-type="float">
            <text:p>401.355557654</text:p>
          </table:table-cell>
          <table:table-cell office:value-type="float" office:value="509235" calcext:value-type="float">
            <text:p>509235</text:p>
          </table:table-cell>
          <table:table-cell office:value-type="float" office:value="510287" calcext:value-type="float">
            <text:p>510287</text:p>
          </table:table-cell>
          <table:table-cell office:value-type="float" office:value="0.994488872377567" calcext:value-type="float">
            <text:p>0.994488872377567</text:p>
          </table:table-cell>
        </table:table-row>
        <table:table-row table:style-name="ro1">
          <table:table-cell office:value-type="float" office:value="401.525673803999" calcext:value-type="float">
            <text:p>401.525673803999</text:p>
          </table:table-cell>
          <table:table-cell office:value-type="float" office:value="499919" calcext:value-type="float">
            <text:p>499919</text:p>
          </table:table-cell>
          <table:table-cell office:value-type="float" office:value="509235" calcext:value-type="float">
            <text:p>509235</text:p>
          </table:table-cell>
          <table:table-cell office:value-type="float" office:value="0.993121962099584" calcext:value-type="float">
            <text:p>0.993121962099584</text:p>
          </table:table-cell>
        </table:table-row>
        <table:table-row table:style-name="ro1">
          <table:table-cell office:value-type="float" office:value="401.700305009999" calcext:value-type="float">
            <text:p>401.700305009999</text:p>
          </table:table-cell>
          <table:table-cell office:value-type="float" office:value="492183" calcext:value-type="float">
            <text:p>492183</text:p>
          </table:table-cell>
          <table:table-cell office:value-type="float" office:value="500013" calcext:value-type="float">
            <text:p>500013</text:p>
          </table:table-cell>
          <table:table-cell office:value-type="float" office:value="0.992028433877198" calcext:value-type="float">
            <text:p>0.992028433877198</text:p>
          </table:table-cell>
        </table:table-row>
        <table:table-row table:style-name="ro1">
          <table:table-cell office:value-type="float" office:value="401.879943268999" calcext:value-type="float">
            <text:p>401.879943268999</text:p>
          </table:table-cell>
          <table:table-cell office:value-type="float" office:value="495031" calcext:value-type="float">
            <text:p>495031</text:p>
          </table:table-cell>
          <table:table-cell office:value-type="float" office:value="492183" calcext:value-type="float">
            <text:p>492183</text:p>
          </table:table-cell>
          <table:table-cell office:value-type="float" office:value="0.99115361129929" calcext:value-type="float">
            <text:p>0.99115361129929</text:p>
          </table:table-cell>
        </table:table-row>
        <table:table-row table:style-name="ro1">
          <table:table-cell office:value-type="float" office:value="402.057536721999" calcext:value-type="float">
            <text:p>402.057536721999</text:p>
          </table:table-cell>
          <table:table-cell office:value-type="float" office:value="505594" calcext:value-type="float">
            <text:p>505594</text:p>
          </table:table-cell>
          <table:table-cell office:value-type="float" office:value="495031" calcext:value-type="float">
            <text:p>495031</text:p>
          </table:table-cell>
          <table:table-cell office:value-type="float" office:value="0.990453753236963" calcext:value-type="float">
            <text:p>0.990453753236963</text:p>
          </table:table-cell>
        </table:table-row>
        <table:table-row table:style-name="ro1">
          <table:table-cell office:value-type="float" office:value="402.232922216999" calcext:value-type="float">
            <text:p>402.232922216999</text:p>
          </table:table-cell>
          <table:table-cell office:value-type="float" office:value="512175" calcext:value-type="float">
            <text:p>512175</text:p>
          </table:table-cell>
          <table:table-cell office:value-type="float" office:value="505594" calcext:value-type="float">
            <text:p>505594</text:p>
          </table:table-cell>
          <table:table-cell office:value-type="float" office:value="0.989893866787101" calcext:value-type="float">
            <text:p>0.989893866787101</text:p>
          </table:table-cell>
        </table:table-row>
        <table:table-row table:style-name="ro1">
          <table:table-cell office:value-type="float" office:value="402.398492779999" calcext:value-type="float">
            <text:p>402.398492779999</text:p>
          </table:table-cell>
          <table:table-cell office:value-type="float" office:value="508352" calcext:value-type="float">
            <text:p>508352</text:p>
          </table:table-cell>
          <table:table-cell office:value-type="float" office:value="512175" calcext:value-type="float">
            <text:p>512175</text:p>
          </table:table-cell>
          <table:table-cell office:value-type="float" office:value="0.989445957627212" calcext:value-type="float">
            <text:p>0.989445957627212</text:p>
          </table:table-cell>
        </table:table-row>
        <table:table-row table:style-name="ro1">
          <table:table-cell office:value-type="float" office:value="402.571522815" calcext:value-type="float">
            <text:p>402.571522815</text:p>
          </table:table-cell>
          <table:table-cell office:value-type="float" office:value="498227" calcext:value-type="float">
            <text:p>498227</text:p>
          </table:table-cell>
          <table:table-cell office:value-type="float" office:value="508352" calcext:value-type="float">
            <text:p>508352</text:p>
          </table:table-cell>
          <table:table-cell office:value-type="float" office:value="0.9890876302993" calcext:value-type="float">
            <text:p>0.9890876302993</text:p>
          </table:table-cell>
        </table:table-row>
        <table:table-row table:style-name="ro1">
          <table:table-cell office:value-type="float" office:value="402.676746802999" calcext:value-type="float">
            <text:p>402.676746802999</text:p>
          </table:table-cell>
          <table:table-cell office:value-type="float" office:value="493717" calcext:value-type="float">
            <text:p>493717</text:p>
          </table:table-cell>
          <table:table-cell office:value-type="float" office:value="502789" calcext:value-type="float">
            <text:p>502789</text:p>
          </table:table-cell>
          <table:table-cell office:value-type="float" office:value="0.988800968436971" calcext:value-type="float">
            <text:p>0.988800968436971</text:p>
          </table:table-cell>
        </table:table-row>
        <table:table-row table:style-name="ro1">
          <table:table-cell office:value-type="float" office:value="402.809528725" calcext:value-type="float">
            <text:p>402.809528725</text:p>
          </table:table-cell>
          <table:table-cell office:value-type="float" office:value="493500" calcext:value-type="float">
            <text:p>493500</text:p>
          </table:table-cell>
          <table:table-cell office:value-type="float" office:value="499560" calcext:value-type="float">
            <text:p>499560</text:p>
          </table:table-cell>
          <table:table-cell office:value-type="float" office:value="0.988571638947108" calcext:value-type="float">
            <text:p>0.988571638947108</text:p>
          </table:table-cell>
        </table:table-row>
        <table:table-row table:style-name="ro1">
          <table:table-cell office:value-type="float" office:value="402.993830071999" calcext:value-type="float">
            <text:p>402.993830071999</text:p>
          </table:table-cell>
          <table:table-cell office:value-type="float" office:value="502606" calcext:value-type="float">
            <text:p>502606</text:p>
          </table:table-cell>
          <table:table-cell office:value-type="float" office:value="493500" calcext:value-type="float">
            <text:p>493500</text:p>
          </table:table-cell>
          <table:table-cell office:value-type="float" office:value="0.988388175355217" calcext:value-type="float">
            <text:p>0.988388175355217</text:p>
          </table:table-cell>
        </table:table-row>
        <table:table-row table:style-name="ro1">
          <table:table-cell office:value-type="float" office:value="403.174736175999" calcext:value-type="float">
            <text:p>403.174736175999</text:p>
          </table:table-cell>
          <table:table-cell office:value-type="float" office:value="512077" calcext:value-type="float">
            <text:p>512077</text:p>
          </table:table-cell>
          <table:table-cell office:value-type="float" office:value="502606" calcext:value-type="float">
            <text:p>502606</text:p>
          </table:table-cell>
          <table:table-cell office:value-type="float" office:value="0.988241404481705" calcext:value-type="float">
            <text:p>0.988241404481705</text:p>
          </table:table-cell>
        </table:table-row>
        <table:table-row table:style-name="ro1">
          <table:table-cell office:value-type="float" office:value="403.347585459" calcext:value-type="float">
            <text:p>403.347585459</text:p>
          </table:table-cell>
          <table:table-cell office:value-type="float" office:value="511525" calcext:value-type="float">
            <text:p>511525</text:p>
          </table:table-cell>
          <table:table-cell office:value-type="float" office:value="512077" calcext:value-type="float">
            <text:p>512077</text:p>
          </table:table-cell>
          <table:table-cell office:value-type="float" office:value="0.988123987782895" calcext:value-type="float">
            <text:p>0.988123987782895</text:p>
          </table:table-cell>
        </table:table-row>
        <table:table-row table:style-name="ro1">
          <table:table-cell office:value-type="float" office:value="403.514547449" calcext:value-type="float">
            <text:p>403.514547449</text:p>
          </table:table-cell>
          <table:table-cell office:value-type="float" office:value="502601" calcext:value-type="float">
            <text:p>502601</text:p>
          </table:table-cell>
          <table:table-cell office:value-type="float" office:value="511525" calcext:value-type="float">
            <text:p>511525</text:p>
          </table:table-cell>
          <table:table-cell office:value-type="float" office:value="0.988030054423847" calcext:value-type="float">
            <text:p>0.988030054423847</text:p>
          </table:table-cell>
        </table:table-row>
        <table:table-row table:style-name="ro1">
          <table:table-cell office:value-type="float" office:value="403.687575794" calcext:value-type="float">
            <text:p>403.687575794</text:p>
          </table:table-cell>
          <table:table-cell office:value-type="float" office:value="494446" calcext:value-type="float">
            <text:p>494446</text:p>
          </table:table-cell>
          <table:table-cell office:value-type="float" office:value="502601" calcext:value-type="float">
            <text:p>502601</text:p>
          </table:table-cell>
          <table:table-cell office:value-type="float" office:value="0.987954907736608" calcext:value-type="float">
            <text:p>0.987954907736608</text:p>
          </table:table-cell>
        </table:table-row>
        <table:table-row table:style-name="ro1">
          <table:table-cell office:value-type="float" office:value="403.856332157" calcext:value-type="float">
            <text:p>403.856332157</text:p>
          </table:table-cell>
          <table:table-cell office:value-type="float" office:value="496006" calcext:value-type="float">
            <text:p>496006</text:p>
          </table:table-cell>
          <table:table-cell office:value-type="float" office:value="494446" calcext:value-type="float">
            <text:p>494446</text:p>
          </table:table-cell>
          <table:table-cell office:value-type="float" office:value="0.987894790386817" calcext:value-type="float">
            <text:p>0.987894790386817</text:p>
          </table:table-cell>
        </table:table-row>
        <table:table-row table:style-name="ro1">
          <table:table-cell office:value-type="float" office:value="404.023460348" calcext:value-type="float">
            <text:p>404.023460348</text:p>
          </table:table-cell>
          <table:table-cell office:value-type="float" office:value="505492" calcext:value-type="float">
            <text:p>505492</text:p>
          </table:table-cell>
          <table:table-cell office:value-type="float" office:value="496006" calcext:value-type="float">
            <text:p>496006</text:p>
          </table:table-cell>
          <table:table-cell office:value-type="float" office:value="0.986634850714362" calcext:value-type="float">
            <text:p>0.986634850714362</text:p>
          </table:table-cell>
        </table:table-row>
        <table:table-row table:style-name="ro1">
          <table:table-cell office:value-type="float" office:value="404.189790169999" calcext:value-type="float">
            <text:p>404.189790169999</text:p>
          </table:table-cell>
          <table:table-cell office:value-type="float" office:value="513482" calcext:value-type="float">
            <text:p>513482</text:p>
          </table:table-cell>
          <table:table-cell office:value-type="float" office:value="505492" calcext:value-type="float">
            <text:p>505492</text:p>
          </table:table-cell>
          <table:table-cell office:value-type="float" office:value="0.985626898976397" calcext:value-type="float">
            <text:p>0.985626898976397</text:p>
          </table:table-cell>
        </table:table-row>
        <table:table-row table:style-name="ro1">
          <table:table-cell office:value-type="float" office:value="404.367345201999" calcext:value-type="float">
            <text:p>404.367345201999</text:p>
          </table:table-cell>
          <table:table-cell office:value-type="float" office:value="511770" calcext:value-type="float">
            <text:p>511770</text:p>
          </table:table-cell>
          <table:table-cell office:value-type="float" office:value="513482" calcext:value-type="float">
            <text:p>513482</text:p>
          </table:table-cell>
          <table:table-cell office:value-type="float" office:value="0.984820537586026" calcext:value-type="float">
            <text:p>0.984820537586026</text:p>
          </table:table-cell>
        </table:table-row>
        <table:table-row table:style-name="ro1">
          <table:table-cell office:value-type="float" office:value="404.534521644" calcext:value-type="float">
            <text:p>404.534521644</text:p>
          </table:table-cell>
          <table:table-cell office:value-type="float" office:value="502382" calcext:value-type="float">
            <text:p>502382</text:p>
          </table:table-cell>
          <table:table-cell office:value-type="float" office:value="511770" calcext:value-type="float">
            <text:p>511770</text:p>
          </table:table-cell>
          <table:table-cell office:value-type="float" office:value="0.984175448473729" calcext:value-type="float">
            <text:p>0.984175448473729</text:p>
          </table:table-cell>
        </table:table-row>
        <table:table-row table:style-name="ro1">
          <table:table-cell office:value-type="float" office:value="404.691622939999" calcext:value-type="float">
            <text:p>404.691622939999</text:p>
          </table:table-cell>
          <table:table-cell office:value-type="float" office:value="495356" calcext:value-type="float">
            <text:p>495356</text:p>
          </table:table-cell>
          <table:table-cell office:value-type="float" office:value="503699" calcext:value-type="float">
            <text:p>503699</text:p>
          </table:table-cell>
          <table:table-cell office:value-type="float" office:value="0.983659377183891" calcext:value-type="float">
            <text:p>0.983659377183891</text:p>
          </table:table-cell>
        </table:table-row>
        <table:table-row table:style-name="ro1">
          <table:table-cell office:value-type="float" office:value="404.854352815999" calcext:value-type="float">
            <text:p>404.854352815999</text:p>
          </table:table-cell>
          <table:table-cell office:value-type="float" office:value="496927" calcext:value-type="float">
            <text:p>496927</text:p>
          </table:table-cell>
          <table:table-cell office:value-type="float" office:value="499067" calcext:value-type="float">
            <text:p>499067</text:p>
          </table:table-cell>
          <table:table-cell office:value-type="float" office:value="0.983246520152021" calcext:value-type="float">
            <text:p>0.983246520152021</text:p>
          </table:table-cell>
        </table:table-row>
        <table:table-row table:style-name="ro1">
          <table:table-cell office:value-type="float" office:value="405.025633379999" calcext:value-type="float">
            <text:p>405.025633379999</text:p>
          </table:table-cell>
          <table:table-cell office:value-type="float" office:value="506629" calcext:value-type="float">
            <text:p>506629</text:p>
          </table:table-cell>
          <table:table-cell office:value-type="float" office:value="496927" calcext:value-type="float">
            <text:p>496927</text:p>
          </table:table-cell>
          <table:table-cell office:value-type="float" office:value="0.982916234526525" calcext:value-type="float">
            <text:p>0.982916234526525</text:p>
          </table:table-cell>
        </table:table-row>
        <table:table-row table:style-name="ro1">
          <table:table-cell office:value-type="float" office:value="405.128404785999" calcext:value-type="float">
            <text:p>405.128404785999</text:p>
          </table:table-cell>
          <table:table-cell office:value-type="float" office:value="512349" calcext:value-type="float">
            <text:p>512349</text:p>
          </table:table-cell>
          <table:table-cell office:value-type="float" office:value="506629" calcext:value-type="float">
            <text:p>506629</text:p>
          </table:table-cell>
          <table:table-cell office:value-type="float" office:value="0.982652006026128" calcext:value-type="float">
            <text:p>0.982652006026128</text:p>
          </table:table-cell>
        </table:table-row>
        <table:table-row table:style-name="ro1">
          <table:table-cell office:value-type="float" office:value="405.301300309" calcext:value-type="float">
            <text:p>405.301300309</text:p>
          </table:table-cell>
          <table:table-cell office:value-type="float" office:value="514786" calcext:value-type="float">
            <text:p>514786</text:p>
          </table:table-cell>
          <table:table-cell office:value-type="float" office:value="512349" calcext:value-type="float">
            <text:p>512349</text:p>
          </table:table-cell>
          <table:table-cell office:value-type="float" office:value="0.98244062322581" calcext:value-type="float">
            <text:p>0.98244062322581</text:p>
          </table:table-cell>
        </table:table-row>
        <table:table-row table:style-name="ro1">
          <table:table-cell office:value-type="float" office:value="405.470457226" calcext:value-type="float">
            <text:p>405.470457226</text:p>
          </table:table-cell>
          <table:table-cell office:value-type="float" office:value="507316" calcext:value-type="float">
            <text:p>507316</text:p>
          </table:table-cell>
          <table:table-cell office:value-type="float" office:value="514786" calcext:value-type="float">
            <text:p>514786</text:p>
          </table:table-cell>
          <table:table-cell office:value-type="float" office:value="0.98107444980016" calcext:value-type="float">
            <text:p>0.98107444980016</text:p>
          </table:table-cell>
        </table:table-row>
        <table:table-row table:style-name="ro1">
          <table:table-cell office:value-type="float" office:value="405.656506144" calcext:value-type="float">
            <text:p>405.656506144</text:p>
          </table:table-cell>
          <table:table-cell office:value-type="float" office:value="497332" calcext:value-type="float">
            <text:p>497332</text:p>
          </table:table-cell>
          <table:table-cell office:value-type="float" office:value="507316" calcext:value-type="float">
            <text:p>507316</text:p>
          </table:table-cell>
          <table:table-cell office:value-type="float" office:value="0.979981511059641" calcext:value-type="float">
            <text:p>0.979981511059641</text:p>
          </table:table-cell>
        </table:table-row>
        <table:table-row table:style-name="ro1">
          <table:table-cell office:value-type="float" office:value="405.834841854999" calcext:value-type="float">
            <text:p>405.834841854999</text:p>
          </table:table-cell>
          <table:table-cell office:value-type="float" office:value="497222" calcext:value-type="float">
            <text:p>497222</text:p>
          </table:table-cell>
          <table:table-cell office:value-type="float" office:value="497332" calcext:value-type="float">
            <text:p>497332</text:p>
          </table:table-cell>
          <table:table-cell office:value-type="float" office:value="0.977924602787106" calcext:value-type="float">
            <text:p>0.977924602787106</text:p>
          </table:table-cell>
        </table:table-row>
        <table:table-row table:style-name="ro1">
          <table:table-cell office:value-type="float" office:value="406.008371616999" calcext:value-type="float">
            <text:p>406.008371616999</text:p>
          </table:table-cell>
          <table:table-cell office:value-type="float" office:value="506534" calcext:value-type="float">
            <text:p>506534</text:p>
          </table:table-cell>
          <table:table-cell office:value-type="float" office:value="497222" calcext:value-type="float">
            <text:p>497222</text:p>
          </table:table-cell>
          <table:table-cell office:value-type="float" office:value="0.977461633449197" calcext:value-type="float">
            <text:p>0.977461633449197</text:p>
          </table:table-cell>
        </table:table-row>
        <table:table-row table:style-name="ro1">
          <table:table-cell office:value-type="float" office:value="406.184616642" calcext:value-type="float">
            <text:p>406.184616642</text:p>
          </table:table-cell>
          <table:table-cell office:value-type="float" office:value="515352" calcext:value-type="float">
            <text:p>515352</text:p>
          </table:table-cell>
          <table:table-cell office:value-type="float" office:value="506534" calcext:value-type="float">
            <text:p>506534</text:p>
          </table:table-cell>
          <table:table-cell office:value-type="float" office:value="0.975908700698752" calcext:value-type="float">
            <text:p>0.975908700698752</text:p>
          </table:table-cell>
        </table:table-row>
        <table:table-row table:style-name="ro1">
          <table:table-cell office:value-type="float" office:value="406.412176678999" calcext:value-type="float">
            <text:p>406.412176678999</text:p>
          </table:table-cell>
          <table:table-cell office:value-type="float" office:value="511654" calcext:value-type="float">
            <text:p>511654</text:p>
          </table:table-cell>
          <table:table-cell office:value-type="float" office:value="515352" calcext:value-type="float">
            <text:p>515352</text:p>
          </table:table-cell>
          <table:table-cell office:value-type="float" office:value="0.974666354498395" calcext:value-type="float">
            <text:p>0.974666354498395</text:p>
          </table:table-cell>
        </table:table-row>
        <table:table-row table:style-name="ro1">
          <table:table-cell office:value-type="float" office:value="406.586379719" calcext:value-type="float">
            <text:p>406.586379719</text:p>
          </table:table-cell>
          <table:table-cell office:value-type="float" office:value="501421" calcext:value-type="float">
            <text:p>501421</text:p>
          </table:table-cell>
          <table:table-cell office:value-type="float" office:value="511654" calcext:value-type="float">
            <text:p>511654</text:p>
          </table:table-cell>
          <table:table-cell office:value-type="float" office:value="0.97367247753811" calcext:value-type="float">
            <text:p>0.97367247753811</text:p>
          </table:table-cell>
        </table:table-row>
        <table:table-row table:style-name="ro1">
          <table:table-cell office:value-type="float" office:value="406.764565758" calcext:value-type="float">
            <text:p>406.764565758</text:p>
          </table:table-cell>
          <table:table-cell office:value-type="float" office:value="496806" calcext:value-type="float">
            <text:p>496806</text:p>
          </table:table-cell>
          <table:table-cell office:value-type="float" office:value="501421" calcext:value-type="float">
            <text:p>501421</text:p>
          </table:table-cell>
          <table:table-cell office:value-type="float" office:value="0.984998588091094" calcext:value-type="float">
            <text:p>0.984998588091094</text:p>
          </table:table-cell>
        </table:table-row>
        <table:table-row table:style-name="ro1">
          <table:table-cell office:value-type="float" office:value="406.939310454" calcext:value-type="float">
            <text:p>406.939310454</text:p>
          </table:table-cell>
          <table:table-cell office:value-type="float" office:value="503217" calcext:value-type="float">
            <text:p>503217</text:p>
          </table:table-cell>
          <table:table-cell office:value-type="float" office:value="496806" calcext:value-type="float">
            <text:p>496806</text:p>
          </table:table-cell>
          <table:table-cell office:value-type="float" office:value="0.994059476533482" calcext:value-type="float">
            <text:p>0.994059476533482</text:p>
          </table:table-cell>
        </table:table-row>
        <table:table-row table:style-name="ro1">
          <table:table-cell office:value-type="float" office:value="407.119025433" calcext:value-type="float">
            <text:p>407.119025433</text:p>
          </table:table-cell>
          <table:table-cell office:value-type="float" office:value="513919" calcext:value-type="float">
            <text:p>513919</text:p>
          </table:table-cell>
          <table:table-cell office:value-type="float" office:value="503217" calcext:value-type="float">
            <text:p>503217</text:p>
          </table:table-cell>
          <table:table-cell office:value-type="float" office:value="1.00006685833522" calcext:value-type="float">
            <text:p>1.00006685833522</text:p>
          </table:table-cell>
        </table:table-row>
        <table:table-row table:style-name="ro1">
          <table:table-cell office:value-type="float" office:value="407.290534528" calcext:value-type="float">
            <text:p>407.290534528</text:p>
          </table:table-cell>
          <table:table-cell office:value-type="float" office:value="516967" calcext:value-type="float">
            <text:p>516967</text:p>
          </table:table-cell>
          <table:table-cell office:value-type="float" office:value="513919" calcext:value-type="float">
            <text:p>513919</text:p>
          </table:table-cell>
          <table:table-cell office:value-type="float" office:value="1.00364630103943" calcext:value-type="float">
            <text:p>1.00364630103943</text:p>
          </table:table-cell>
        </table:table-row>
        <table:table-row table:style-name="ro1">
          <table:table-cell office:value-type="float" office:value="407.454605040999" calcext:value-type="float">
            <text:p>407.454605040999</text:p>
          </table:table-cell>
          <table:table-cell office:value-type="float" office:value="510268" calcext:value-type="float">
            <text:p>510268</text:p>
          </table:table-cell>
          <table:table-cell office:value-type="float" office:value="516967" calcext:value-type="float">
            <text:p>516967</text:p>
          </table:table-cell>
          <table:table-cell office:value-type="float" office:value="1.0065098552028" calcext:value-type="float">
            <text:p>1.0065098552028</text:p>
          </table:table-cell>
        </table:table-row>
        <table:table-row table:style-name="ro1">
          <table:table-cell office:value-type="float" office:value="407.618302168999" calcext:value-type="float">
            <text:p>407.618302168999</text:p>
          </table:table-cell>
          <table:table-cell office:value-type="float" office:value="500850" calcext:value-type="float">
            <text:p>500850</text:p>
          </table:table-cell>
          <table:table-cell office:value-type="float" office:value="510268" calcext:value-type="float">
            <text:p>510268</text:p>
          </table:table-cell>
          <table:table-cell office:value-type="float" office:value="1.0088006985335" calcext:value-type="float">
            <text:p>1.0088006985335</text:p>
          </table:table-cell>
        </table:table-row>
        <table:table-row table:style-name="ro1">
          <table:table-cell office:value-type="float" office:value="407.777729463" calcext:value-type="float">
            <text:p>407.777729463</text:p>
          </table:table-cell>
          <table:table-cell office:value-type="float" office:value="497929" calcext:value-type="float">
            <text:p>497929</text:p>
          </table:table-cell>
          <table:table-cell office:value-type="float" office:value="504268" calcext:value-type="float">
            <text:p>504268</text:p>
          </table:table-cell>
          <table:table-cell office:value-type="float" office:value="1.01063337319806" calcext:value-type="float">
            <text:p>1.01063337319806</text:p>
          </table:table-cell>
        </table:table-row>
        <table:table-row table:style-name="ro1">
          <table:table-cell office:value-type="float" office:value="407.936002532999" calcext:value-type="float">
            <text:p>407.936002532999</text:p>
          </table:table-cell>
          <table:table-cell office:value-type="float" office:value="504022" calcext:value-type="float">
            <text:p>504022</text:p>
          </table:table-cell>
          <table:table-cell office:value-type="float" office:value="499468" calcext:value-type="float">
            <text:p>499468</text:p>
          </table:table-cell>
          <table:table-cell office:value-type="float" office:value="1.0120995129297" calcext:value-type="float">
            <text:p>1.0120995129297</text:p>
          </table:table-cell>
        </table:table-row>
        <table:table-row table:style-name="ro1">
          <table:table-cell office:value-type="float" office:value="408.108599522" calcext:value-type="float">
            <text:p>408.108599522</text:p>
          </table:table-cell>
          <table:table-cell office:value-type="float" office:value="514414" calcext:value-type="float">
            <text:p>514414</text:p>
          </table:table-cell>
          <table:table-cell office:value-type="float" office:value="504022" calcext:value-type="float">
            <text:p>504022</text:p>
          </table:table-cell>
          <table:table-cell office:value-type="float" office:value="1.01327242471502" calcext:value-type="float">
            <text:p>1.01327242471502</text:p>
          </table:table-cell>
        </table:table-row>
        <table:table-row table:style-name="ro1">
          <table:table-cell office:value-type="float" office:value="408.286355516" calcext:value-type="float">
            <text:p>408.286355516</text:p>
          </table:table-cell>
          <table:table-cell office:value-type="float" office:value="518026" calcext:value-type="float">
            <text:p>518026</text:p>
          </table:table-cell>
          <table:table-cell office:value-type="float" office:value="514414" calcext:value-type="float">
            <text:p>514414</text:p>
          </table:table-cell>
          <table:table-cell office:value-type="float" office:value="1.01421075414327" calcext:value-type="float">
            <text:p>1.01421075414327</text:p>
          </table:table-cell>
        </table:table-row>
        <table:table-row table:style-name="ro1">
          <table:table-cell office:value-type="float" office:value="408.462718601999" calcext:value-type="float">
            <text:p>408.462718601999</text:p>
          </table:table-cell>
          <table:table-cell office:value-type="float" office:value="510783" calcext:value-type="float">
            <text:p>510783</text:p>
          </table:table-cell>
          <table:table-cell office:value-type="float" office:value="518026" calcext:value-type="float">
            <text:p>518026</text:p>
          </table:table-cell>
          <table:table-cell office:value-type="float" office:value="1.01496141768588" calcext:value-type="float">
            <text:p>1.01496141768588</text:p>
          </table:table-cell>
        </table:table-row>
        <table:table-row table:style-name="ro1">
          <table:table-cell office:value-type="float" office:value="408.617782672" calcext:value-type="float">
            <text:p>408.617782672</text:p>
          </table:table-cell>
          <table:table-cell office:value-type="float" office:value="501874" calcext:value-type="float">
            <text:p>501874</text:p>
          </table:table-cell>
          <table:table-cell office:value-type="float" office:value="513281" calcext:value-type="float">
            <text:p>513281</text:p>
          </table:table-cell>
          <table:table-cell office:value-type="float" office:value="1.01556194851996" calcext:value-type="float">
            <text:p>1.01556194851996</text:p>
          </table:table-cell>
        </table:table-row>
        <table:table-row table:style-name="ro1">
          <table:table-cell office:value-type="float" office:value="408.784953712999" calcext:value-type="float">
            <text:p>408.784953712999</text:p>
          </table:table-cell>
          <table:table-cell office:value-type="float" office:value="499025" calcext:value-type="float">
            <text:p>499025</text:p>
          </table:table-cell>
          <table:table-cell office:value-type="float" office:value="504933" calcext:value-type="float">
            <text:p>504933</text:p>
          </table:table-cell>
          <table:table-cell office:value-type="float" office:value="1.01604237318722" calcext:value-type="float">
            <text:p>1.01604237318722</text:p>
          </table:table-cell>
        </table:table-row>
        <table:table-row table:style-name="ro1">
          <table:table-cell office:value-type="float" office:value="408.945527300999" calcext:value-type="float">
            <text:p>408.945527300999</text:p>
          </table:table-cell>
          <table:table-cell office:value-type="float" office:value="505589" calcext:value-type="float">
            <text:p>505589</text:p>
          </table:table-cell>
          <table:table-cell office:value-type="float" office:value="500133" calcext:value-type="float">
            <text:p>500133</text:p>
          </table:table-cell>
          <table:table-cell office:value-type="float" office:value="1.01521485093073" calcext:value-type="float">
            <text:p>1.01521485093073</text:p>
          </table:table-cell>
        </table:table-row>
        <table:table-row table:style-name="ro1">
          <table:table-cell office:value-type="float" office:value="409.109102816999" calcext:value-type="float">
            <text:p>409.109102816999</text:p>
          </table:table-cell>
          <table:table-cell office:value-type="float" office:value="515439" calcext:value-type="float">
            <text:p>515439</text:p>
          </table:table-cell>
          <table:table-cell office:value-type="float" office:value="505589" calcext:value-type="float">
            <text:p>505589</text:p>
          </table:table-cell>
          <table:table-cell office:value-type="float" office:value="1.01455283312554" calcext:value-type="float">
            <text:p>1.01455283312554</text:p>
          </table:table-cell>
        </table:table-row>
        <table:table-row table:style-name="ro1">
          <table:table-cell office:value-type="float" office:value="409.276628643" calcext:value-type="float">
            <text:p>409.276628643</text:p>
          </table:table-cell>
          <table:table-cell office:value-type="float" office:value="519136" calcext:value-type="float">
            <text:p>519136</text:p>
          </table:table-cell>
          <table:table-cell office:value-type="float" office:value="515439" calcext:value-type="float">
            <text:p>515439</text:p>
          </table:table-cell>
          <table:table-cell office:value-type="float" office:value="1.01402321888138" calcext:value-type="float">
            <text:p>1.01402321888138</text:p>
          </table:table-cell>
        </table:table-row>
        <table:table-row table:style-name="ro1">
          <table:table-cell office:value-type="float" office:value="409.453810269" calcext:value-type="float">
            <text:p>409.453810269</text:p>
          </table:table-cell>
          <table:table-cell office:value-type="float" office:value="512315" calcext:value-type="float">
            <text:p>512315</text:p>
          </table:table-cell>
          <table:table-cell office:value-type="float" office:value="519136" calcext:value-type="float">
            <text:p>519136</text:p>
          </table:table-cell>
          <table:table-cell office:value-type="float" office:value="1.01359952748606" calcext:value-type="float">
            <text:p>1.01359952748606</text:p>
          </table:table-cell>
        </table:table-row>
        <table:table-row table:style-name="ro1">
          <table:table-cell office:value-type="float" office:value="409.574783091999" calcext:value-type="float">
            <text:p>409.574783091999</text:p>
          </table:table-cell>
          <table:table-cell office:value-type="float" office:value="505047" calcext:value-type="float">
            <text:p>505047</text:p>
          </table:table-cell>
          <table:table-cell office:value-type="float" office:value="514336" calcext:value-type="float">
            <text:p>514336</text:p>
          </table:table-cell>
          <table:table-cell office:value-type="float" office:value="1.0144724363601" calcext:value-type="float">
            <text:p>1.0144724363601</text:p>
          </table:table-cell>
        </table:table-row>
        <table:table-row table:style-name="ro1">
          <table:table-cell office:value-type="float" office:value="409.684538084" calcext:value-type="float">
            <text:p>409.684538084</text:p>
          </table:table-cell>
          <table:table-cell office:value-type="float" office:value="500518" calcext:value-type="float">
            <text:p>500518</text:p>
          </table:table-cell>
          <table:table-cell office:value-type="float" office:value="508707" calcext:value-type="float">
            <text:p>508707</text:p>
          </table:table-cell>
          <table:table-cell office:value-type="float" office:value="1.01639722619652" calcext:value-type="float">
            <text:p>1.01639722619652</text:p>
          </table:table-cell>
        </table:table-row>
        <table:table-row table:style-name="ro1">
          <table:table-cell office:value-type="float" office:value="409.799282279999" calcext:value-type="float">
            <text:p>409.799282279999</text:p>
          </table:table-cell>
          <table:table-cell office:value-type="float" office:value="500274" calcext:value-type="float">
            <text:p>500274</text:p>
          </table:table-cell>
          <table:table-cell office:value-type="float" office:value="500518" calcext:value-type="float">
            <text:p>500518</text:p>
          </table:table-cell>
          <table:table-cell office:value-type="float" office:value="1.01671059532847" calcext:value-type="float">
            <text:p>1.01671059532847</text:p>
          </table:table-cell>
        </table:table-row>
        <table:table-row table:style-name="ro1">
          <table:table-cell office:value-type="float" office:value="409.926332719" calcext:value-type="float">
            <text:p>409.926332719</text:p>
          </table:table-cell>
          <table:table-cell office:value-type="float" office:value="505461" calcext:value-type="float">
            <text:p>505461</text:p>
          </table:table-cell>
          <table:table-cell office:value-type="float" office:value="500274" calcext:value-type="float">
            <text:p>500274</text:p>
          </table:table-cell>
          <table:table-cell office:value-type="float" office:value="1.01818775337121" calcext:value-type="float">
            <text:p>1.01818775337121</text:p>
          </table:table-cell>
        </table:table-row>
        <table:table-row table:style-name="ro1">
          <table:table-cell office:value-type="float" office:value="410.029989805" calcext:value-type="float">
            <text:p>410.029989805</text:p>
          </table:table-cell>
          <table:table-cell office:value-type="float" office:value="511903" calcext:value-type="float">
            <text:p>511903</text:p>
          </table:table-cell>
          <table:table-cell office:value-type="float" office:value="505461" calcext:value-type="float">
            <text:p>505461</text:p>
          </table:table-cell>
          <table:table-cell office:value-type="float" office:value="1.0193694798054" calcext:value-type="float">
            <text:p>1.0193694798054</text:p>
          </table:table-cell>
        </table:table-row>
        <table:table-row table:style-name="ro1">
          <table:table-cell office:value-type="float" office:value="410.133764422999" calcext:value-type="float">
            <text:p>410.133764422999</text:p>
          </table:table-cell>
          <table:table-cell office:value-type="float" office:value="517583" calcext:value-type="float">
            <text:p>517583</text:p>
          </table:table-cell>
          <table:table-cell office:value-type="float" office:value="511903" calcext:value-type="float">
            <text:p>511903</text:p>
          </table:table-cell>
          <table:table-cell office:value-type="float" office:value="1.02155618990493" calcext:value-type="float">
            <text:p>1.02155618990493</text:p>
          </table:table-cell>
        </table:table-row>
        <table:table-row table:style-name="ro1">
          <table:table-cell office:value-type="float" office:value="410.302569784" calcext:value-type="float">
            <text:p>410.302569784</text:p>
          </table:table-cell>
          <table:table-cell office:value-type="float" office:value="519762" calcext:value-type="float">
            <text:p>519762</text:p>
          </table:table-cell>
          <table:table-cell office:value-type="float" office:value="517583" calcext:value-type="float">
            <text:p>517583</text:p>
          </table:table-cell>
          <table:table-cell office:value-type="float" office:value="1.02330555798455" calcext:value-type="float">
            <text:p>1.02330555798455</text:p>
          </table:table-cell>
        </table:table-row>
        <table:table-row table:style-name="ro1">
          <table:table-cell office:value-type="float" office:value="410.49093824" calcext:value-type="float">
            <text:p>410.49093824</text:p>
          </table:table-cell>
          <table:table-cell office:value-type="float" office:value="511059" calcext:value-type="float">
            <text:p>511059</text:p>
          </table:table-cell>
          <table:table-cell office:value-type="float" office:value="519762" calcext:value-type="float">
            <text:p>519762</text:p>
          </table:table-cell>
          <table:table-cell office:value-type="float" office:value="1.02470505244824" calcext:value-type="float">
            <text:p>1.02470505244824</text:p>
          </table:table-cell>
        </table:table-row>
        <table:table-row table:style-name="ro1">
          <table:table-cell office:value-type="float" office:value="410.665665934999" calcext:value-type="float">
            <text:p>410.665665934999</text:p>
          </table:table-cell>
          <table:table-cell office:value-type="float" office:value="502037" calcext:value-type="float">
            <text:p>502037</text:p>
          </table:table-cell>
          <table:table-cell office:value-type="float" office:value="511059" calcext:value-type="float">
            <text:p>511059</text:p>
          </table:table-cell>
          <table:table-cell office:value-type="float" office:value="1.0258246480192" calcext:value-type="float">
            <text:p>1.0258246480192</text:p>
          </table:table-cell>
        </table:table-row>
        <table:table-row table:style-name="ro1">
          <table:table-cell office:value-type="float" office:value="410.829359751999" calcext:value-type="float">
            <text:p>410.829359751999</text:p>
          </table:table-cell>
          <table:table-cell office:value-type="float" office:value="502046" calcext:value-type="float">
            <text:p>502046</text:p>
          </table:table-cell>
          <table:table-cell office:value-type="float" office:value="502037" calcext:value-type="float">
            <text:p>502037</text:p>
          </table:table-cell>
          <table:table-cell office:value-type="float" office:value="1.02672032447597" calcext:value-type="float">
            <text:p>1.02672032447597</text:p>
          </table:table-cell>
        </table:table-row>
        <table:table-row table:style-name="ro1">
          <table:table-cell office:value-type="float" office:value="411.006659739" calcext:value-type="float">
            <text:p>411.006659739</text:p>
          </table:table-cell>
          <table:table-cell office:value-type="float" office:value="511424" calcext:value-type="float">
            <text:p>511424</text:p>
          </table:table-cell>
          <table:table-cell office:value-type="float" office:value="502046" calcext:value-type="float">
            <text:p>502046</text:p>
          </table:table-cell>
          <table:table-cell office:value-type="float" office:value="1.02743686564138" calcext:value-type="float">
            <text:p>1.02743686564138</text:p>
          </table:table-cell>
        </table:table-row>
        <table:table-row table:style-name="ro1">
          <table:table-cell office:value-type="float" office:value="411.187540700999" calcext:value-type="float">
            <text:p>411.187540700999</text:p>
          </table:table-cell>
          <table:table-cell office:value-type="float" office:value="520427" calcext:value-type="float">
            <text:p>520427</text:p>
          </table:table-cell>
          <table:table-cell office:value-type="float" office:value="511424" calcext:value-type="float">
            <text:p>511424</text:p>
          </table:table-cell>
          <table:table-cell office:value-type="float" office:value="1.02801009857371" calcext:value-type="float">
            <text:p>1.02801009857371</text:p>
          </table:table-cell>
        </table:table-row>
        <table:table-row table:style-name="ro1">
          <table:table-cell office:value-type="float" office:value="411.29457498" calcext:value-type="float">
            <text:p>411.29457498</text:p>
          </table:table-cell>
          <table:table-cell office:value-type="float" office:value="520904" calcext:value-type="float">
            <text:p>520904</text:p>
          </table:table-cell>
          <table:table-cell office:value-type="float" office:value="520427" calcext:value-type="float">
            <text:p>520427</text:p>
          </table:table-cell>
          <table:table-cell office:value-type="float" office:value="1.01753003007848" calcext:value-type="float">
            <text:p>1.01753003007848</text:p>
          </table:table-cell>
        </table:table-row>
        <table:table-row table:style-name="ro1">
          <table:table-cell office:value-type="float" office:value="411.466452649" calcext:value-type="float">
            <text:p>411.466452649</text:p>
          </table:table-cell>
          <table:table-cell office:value-type="float" office:value="513558" calcext:value-type="float">
            <text:p>513558</text:p>
          </table:table-cell>
          <table:table-cell office:value-type="float" office:value="520904" calcext:value-type="float">
            <text:p>520904</text:p>
          </table:table-cell>
          <table:table-cell office:value-type="float" office:value="1.0091459752823" calcext:value-type="float">
            <text:p>1.0091459752823</text:p>
          </table:table-cell>
        </table:table-row>
        <table:table-row table:style-name="ro1">
          <table:table-cell office:value-type="float" office:value="411.639769816" calcext:value-type="float">
            <text:p>411.639769816</text:p>
          </table:table-cell>
          <table:table-cell office:value-type="float" office:value="503943" calcext:value-type="float">
            <text:p>503943</text:p>
          </table:table-cell>
          <table:table-cell office:value-type="float" office:value="513558" calcext:value-type="float">
            <text:p>513558</text:p>
          </table:table-cell>
          <table:table-cell office:value-type="float" office:value="1.01337738628644" calcext:value-type="float">
            <text:p>1.01337738628644</text:p>
          </table:table-cell>
        </table:table-row>
        <table:table-row table:style-name="ro1">
          <table:table-cell office:value-type="float" office:value="411.793848142999" calcext:value-type="float">
            <text:p>411.793848142999</text:p>
          </table:table-cell>
          <table:table-cell office:value-type="float" office:value="502170" calcext:value-type="float">
            <text:p>502170</text:p>
          </table:table-cell>
          <table:table-cell office:value-type="float" office:value="503958" calcext:value-type="float">
            <text:p>503958</text:p>
          </table:table-cell>
          <table:table-cell office:value-type="float" office:value="1.01676251508976" calcext:value-type="float">
            <text:p>1.01676251508976</text:p>
          </table:table-cell>
        </table:table-row>
        <table:table-row table:style-name="ro1">
          <table:table-cell office:value-type="float" office:value="411.991122809999" calcext:value-type="float">
            <text:p>411.991122809999</text:p>
          </table:table-cell>
          <table:table-cell office:value-type="float" office:value="511433" calcext:value-type="float">
            <text:p>511433</text:p>
          </table:table-cell>
          <table:table-cell office:value-type="float" office:value="502170" calcext:value-type="float">
            <text:p>502170</text:p>
          </table:table-cell>
          <table:table-cell office:value-type="float" office:value="1.01947061813242" calcext:value-type="float">
            <text:p>1.01947061813242</text:p>
          </table:table-cell>
        </table:table-row>
        <table:table-row table:style-name="ro1">
          <table:table-cell office:value-type="float" office:value="412.115956530999" calcext:value-type="float">
            <text:p>412.115956530999</text:p>
          </table:table-cell>
          <table:table-cell office:value-type="float" office:value="518774" calcext:value-type="float">
            <text:p>518774</text:p>
          </table:table-cell>
          <table:table-cell office:value-type="float" office:value="511433" calcext:value-type="float">
            <text:p>511433</text:p>
          </table:table-cell>
          <table:table-cell office:value-type="float" office:value="1.01069844572544" calcext:value-type="float">
            <text:p>1.01069844572544</text:p>
          </table:table-cell>
        </table:table-row>
        <table:table-row table:style-name="ro1">
          <table:table-cell office:value-type="float" office:value="412.306675354999" calcext:value-type="float">
            <text:p>412.306675354999</text:p>
          </table:table-cell>
          <table:table-cell office:value-type="float" office:value="521679" calcext:value-type="float">
            <text:p>521679</text:p>
          </table:table-cell>
          <table:table-cell office:value-type="float" office:value="518774" calcext:value-type="float">
            <text:p>518774</text:p>
          </table:table-cell>
          <table:table-cell office:value-type="float" office:value="1.00368070779987" calcext:value-type="float">
            <text:p>1.00368070779987</text:p>
          </table:table-cell>
        </table:table-row>
        <table:table-row table:style-name="ro1">
          <table:table-cell office:value-type="float" office:value="412.477140986999" calcext:value-type="float">
            <text:p>412.477140986999</text:p>
          </table:table-cell>
          <table:table-cell office:value-type="float" office:value="513908" calcext:value-type="float">
            <text:p>513908</text:p>
          </table:table-cell>
          <table:table-cell office:value-type="float" office:value="521679" calcext:value-type="float">
            <text:p>521679</text:p>
          </table:table-cell>
          <table:table-cell office:value-type="float" office:value="0.998066517459406" calcext:value-type="float">
            <text:p>0.998066517459406</text:p>
          </table:table-cell>
        </table:table-row>
        <table:table-row table:style-name="ro1">
          <table:table-cell office:value-type="float" office:value="412.652481678999" calcext:value-type="float">
            <text:p>412.652481678999</text:p>
          </table:table-cell>
          <table:table-cell office:value-type="float" office:value="504471" calcext:value-type="float">
            <text:p>504471</text:p>
          </table:table-cell>
          <table:table-cell office:value-type="float" office:value="513908" calcext:value-type="float">
            <text:p>513908</text:p>
          </table:table-cell>
          <table:table-cell office:value-type="float" office:value="0.993575165187037" calcext:value-type="float">
            <text:p>0.993575165187037</text:p>
          </table:table-cell>
        </table:table-row>
        <table:table-row table:style-name="ro1">
          <table:table-cell office:value-type="float" office:value="412.816655252" calcext:value-type="float">
            <text:p>412.816655252</text:p>
          </table:table-cell>
          <table:table-cell office:value-type="float" office:value="503680" calcext:value-type="float">
            <text:p>503680</text:p>
          </table:table-cell>
          <table:table-cell office:value-type="float" office:value="504471" calcext:value-type="float">
            <text:p>504471</text:p>
          </table:table-cell>
          <table:table-cell office:value-type="float" office:value="0.989982083369142" calcext:value-type="float">
            <text:p>0.989982083369142</text:p>
          </table:table-cell>
        </table:table-row>
        <table:table-row table:style-name="ro1">
          <table:table-cell office:value-type="float" office:value="413.000392558999" calcext:value-type="float">
            <text:p>413.000392558999</text:p>
          </table:table-cell>
          <table:table-cell office:value-type="float" office:value="513025" calcext:value-type="float">
            <text:p>513025</text:p>
          </table:table-cell>
          <table:table-cell office:value-type="float" office:value="503680" calcext:value-type="float">
            <text:p>503680</text:p>
          </table:table-cell>
          <table:table-cell office:value-type="float" office:value="0.987107617914826" calcext:value-type="float">
            <text:p>0.987107617914826</text:p>
          </table:table-cell>
        </table:table-row>
        <table:table-row table:style-name="ro1">
          <table:table-cell office:value-type="float" office:value="413.188385408999" calcext:value-type="float">
            <text:p>413.188385408999</text:p>
          </table:table-cell>
          <table:table-cell office:value-type="float" office:value="522448" calcext:value-type="float">
            <text:p>522448</text:p>
          </table:table-cell>
          <table:table-cell office:value-type="float" office:value="513025" calcext:value-type="float">
            <text:p>513025</text:p>
          </table:table-cell>
          <table:table-cell office:value-type="float" office:value="0.984808045551373" calcext:value-type="float">
            <text:p>0.984808045551373</text:p>
          </table:table-cell>
        </table:table-row>
        <table:table-row table:style-name="ro1">
          <table:table-cell office:value-type="float" office:value="413.297601835" calcext:value-type="float">
            <text:p>413.297601835</text:p>
          </table:table-cell>
          <table:table-cell office:value-type="float" office:value="522853" calcext:value-type="float">
            <text:p>522853</text:p>
          </table:table-cell>
          <table:table-cell office:value-type="float" office:value="522448" calcext:value-type="float">
            <text:p>522448</text:p>
          </table:table-cell>
          <table:table-cell office:value-type="float" office:value="0.982968387660611" calcext:value-type="float">
            <text:p>0.982968387660611</text:p>
          </table:table-cell>
        </table:table-row>
        <table:table-row table:style-name="ro1">
          <table:table-cell office:value-type="float" office:value="413.423275546" calcext:value-type="float">
            <text:p>413.423275546</text:p>
          </table:table-cell>
          <table:table-cell office:value-type="float" office:value="518059" calcext:value-type="float">
            <text:p>518059</text:p>
          </table:table-cell>
          <table:table-cell office:value-type="float" office:value="522853" calcext:value-type="float">
            <text:p>522853</text:p>
          </table:table-cell>
          <table:table-cell office:value-type="float" office:value="0.982693728533396" calcext:value-type="float">
            <text:p>0.982693728533396</text:p>
          </table:table-cell>
        </table:table-row>
        <table:table-row table:style-name="ro1">
          <table:table-cell office:value-type="float" office:value="413.590059171" calcext:value-type="float">
            <text:p>413.590059171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8059" calcext:value-type="float">
            <text:p>518059</text:p>
          </table:table-cell>
          <table:table-cell office:value-type="float" office:value="0.982474001231625" calcext:value-type="float">
            <text:p>0.982474001231625</text:p>
          </table:table-cell>
        </table:table-row>
        <table:table-row table:style-name="ro1">
          <table:table-cell office:value-type="float" office:value="413.749630115999" calcext:value-type="float">
            <text:p>413.749630115999</text:p>
          </table:table-cell>
          <table:table-cell office:value-type="float" office:value="503749" calcext:value-type="float">
            <text:p>503749</text:p>
          </table:table-cell>
          <table:table-cell office:value-type="float" office:value="508228" calcext:value-type="float">
            <text:p>508228</text:p>
          </table:table-cell>
          <table:table-cell office:value-type="float" office:value="0.982298219390208" calcext:value-type="float">
            <text:p>0.982298219390208</text:p>
          </table:table-cell>
        </table:table-row>
        <table:table-row table:style-name="ro1">
          <table:table-cell office:value-type="float" office:value="413.90835783" calcext:value-type="float">
            <text:p>413.90835783</text:p>
          </table:table-cell>
          <table:table-cell office:value-type="float" office:value="508463" calcext:value-type="float">
            <text:p>508463</text:p>
          </table:table-cell>
          <table:table-cell office:value-type="float" office:value="503749" calcext:value-type="float">
            <text:p>503749</text:p>
          </table:table-cell>
          <table:table-cell office:value-type="float" office:value="0.982157593917075" calcext:value-type="float">
            <text:p>0.982157593917075</text:p>
          </table:table-cell>
        </table:table-row>
        <table:table-row table:style-name="ro1">
          <table:table-cell office:value-type="float" office:value="414.07390388" calcext:value-type="float">
            <text:p>414.07390388</text:p>
          </table:table-cell>
          <table:table-cell office:value-type="float" office:value="518552" calcext:value-type="float">
            <text:p>518552</text:p>
          </table:table-cell>
          <table:table-cell office:value-type="float" office:value="508463" calcext:value-type="float">
            <text:p>508463</text:p>
          </table:table-cell>
          <table:table-cell office:value-type="float" office:value="0.982045093538568" calcext:value-type="float">
            <text:p>0.982045093538568</text:p>
          </table:table-cell>
        </table:table-row>
        <table:table-row table:style-name="ro1">
          <table:table-cell office:value-type="float" office:value="414.228693384999" calcext:value-type="float">
            <text:p>414.228693384999</text:p>
          </table:table-cell>
          <table:table-cell office:value-type="float" office:value="524139" calcext:value-type="float">
            <text:p>524139</text:p>
          </table:table-cell>
          <table:table-cell office:value-type="float" office:value="518552" calcext:value-type="float">
            <text:p>518552</text:p>
          </table:table-cell>
          <table:table-cell office:value-type="float" office:value="0.981955093235762" calcext:value-type="float">
            <text:p>0.981955093235762</text:p>
          </table:table-cell>
        </table:table-row>
        <table:table-row table:style-name="ro1">
          <table:table-cell office:value-type="float" office:value="414.393447044" calcext:value-type="float">
            <text:p>414.393447044</text:p>
          </table:table-cell>
          <table:table-cell office:value-type="float" office:value="520599" calcext:value-type="float">
            <text:p>520599</text:p>
          </table:table-cell>
          <table:table-cell office:value-type="float" office:value="524139" calcext:value-type="float">
            <text:p>524139</text:p>
          </table:table-cell>
          <table:table-cell office:value-type="float" office:value="0.981883092993518" calcext:value-type="float">
            <text:p>0.981883092993518</text:p>
          </table:table-cell>
        </table:table-row>
        <table:table-row table:style-name="ro1">
          <table:table-cell office:value-type="float" office:value="414.573840419" calcext:value-type="float">
            <text:p>414.573840419</text:p>
          </table:table-cell>
          <table:table-cell office:value-type="float" office:value="510098" calcext:value-type="float">
            <text:p>510098</text:p>
          </table:table-cell>
          <table:table-cell office:value-type="float" office:value="520599" calcext:value-type="float">
            <text:p>520599</text:p>
          </table:table-cell>
          <table:table-cell office:value-type="float" office:value="0.981825492799722" calcext:value-type="float">
            <text:p>0.981825492799722</text:p>
          </table:table-cell>
        </table:table-row>
        <table:table-row table:style-name="ro1">
          <table:table-cell office:value-type="float" office:value="414.750132403" calcext:value-type="float">
            <text:p>414.750132403</text:p>
          </table:table-cell>
          <table:table-cell office:value-type="float" office:value="504750" calcext:value-type="float">
            <text:p>504750</text:p>
          </table:table-cell>
          <table:table-cell office:value-type="float" office:value="510518" calcext:value-type="float">
            <text:p>510518</text:p>
          </table:table-cell>
          <table:table-cell office:value-type="float" office:value="0.981779412644686" calcext:value-type="float">
            <text:p>0.981779412644686</text:p>
          </table:table-cell>
        </table:table-row>
        <table:table-row table:style-name="ro1">
          <table:table-cell office:value-type="float" office:value="414.923392638999" calcext:value-type="float">
            <text:p>414.923392638999</text:p>
          </table:table-cell>
          <table:table-cell office:value-type="float" office:value="510293" calcext:value-type="float">
            <text:p>510293</text:p>
          </table:table-cell>
          <table:table-cell office:value-type="float" office:value="504750" calcext:value-type="float">
            <text:p>504750</text:p>
          </table:table-cell>
          <table:table-cell office:value-type="float" office:value="0.981742548520657" calcext:value-type="float">
            <text:p>0.981742548520657</text:p>
          </table:table-cell>
        </table:table-row>
        <table:table-row table:style-name="ro1">
          <table:table-cell office:value-type="float" office:value="415.102755741" calcext:value-type="float">
            <text:p>415.102755741</text:p>
          </table:table-cell>
          <table:table-cell office:value-type="float" office:value="521119" calcext:value-type="float">
            <text:p>521119</text:p>
          </table:table-cell>
          <table:table-cell office:value-type="float" office:value="510293" calcext:value-type="float">
            <text:p>510293</text:p>
          </table:table-cell>
          <table:table-cell office:value-type="float" office:value="0.981713057221433" calcext:value-type="float">
            <text:p>0.981713057221433</text:p>
          </table:table-cell>
        </table:table-row>
        <table:table-row table:style-name="ro1">
          <table:table-cell office:value-type="float" office:value="415.277952799999" calcext:value-type="float">
            <text:p>415.277952799999</text:p>
          </table:table-cell>
          <table:table-cell office:value-type="float" office:value="525124" calcext:value-type="float">
            <text:p>525124</text:p>
          </table:table-cell>
          <table:table-cell office:value-type="float" office:value="521119" calcext:value-type="float">
            <text:p>521119</text:p>
          </table:table-cell>
          <table:table-cell office:value-type="float" office:value="0.981689464182055" calcext:value-type="float">
            <text:p>0.981689464182055</text:p>
          </table:table-cell>
        </table:table-row>
        <table:table-row table:style-name="ro1">
          <table:table-cell office:value-type="float" office:value="415.451449889" calcext:value-type="float">
            <text:p>415.451449889</text:p>
          </table:table-cell>
          <table:table-cell office:value-type="float" office:value="518454" calcext:value-type="float">
            <text:p>518454</text:p>
          </table:table-cell>
          <table:table-cell office:value-type="float" office:value="525124" calcext:value-type="float">
            <text:p>525124</text:p>
          </table:table-cell>
          <table:table-cell office:value-type="float" office:value="0.981670589750552" calcext:value-type="float">
            <text:p>0.981670589750552</text:p>
          </table:table-cell>
        </table:table-row>
        <table:table-row table:style-name="ro1">
          <table:table-cell office:value-type="float" office:value="415.624679683999" calcext:value-type="float">
            <text:p>415.624679683999</text:p>
          </table:table-cell>
          <table:table-cell office:value-type="float" office:value="508567" calcext:value-type="float">
            <text:p>508567</text:p>
          </table:table-cell>
          <table:table-cell office:value-type="float" office:value="518454" calcext:value-type="float">
            <text:p>518454</text:p>
          </table:table-cell>
          <table:table-cell office:value-type="float" office:value="0.980458423019954" calcext:value-type="float">
            <text:p>0.980458423019954</text:p>
          </table:table-cell>
        </table:table-row>
        <table:table-row table:style-name="ro1">
          <table:table-cell office:value-type="float" office:value="415.785573024999" calcext:value-type="float">
            <text:p>415.785573024999</text:p>
          </table:table-cell>
          <table:table-cell office:value-type="float" office:value="506034" calcext:value-type="float">
            <text:p>506034</text:p>
          </table:table-cell>
          <table:table-cell office:value-type="float" office:value="509882" calcext:value-type="float">
            <text:p>509882</text:p>
          </table:table-cell>
          <table:table-cell office:value-type="float" office:value="0.980685756820871" calcext:value-type="float">
            <text:p>0.980685756820871</text:p>
          </table:table-cell>
        </table:table-row>
        <table:table-row table:style-name="ro1">
          <table:table-cell office:value-type="float" office:value="415.961341142" calcext:value-type="float">
            <text:p>415.961341142</text:p>
          </table:table-cell>
          <table:table-cell office:value-type="float" office:value="513556" calcext:value-type="float">
            <text:p>513556</text:p>
          </table:table-cell>
          <table:table-cell office:value-type="float" office:value="506034" calcext:value-type="float">
            <text:p>506034</text:p>
          </table:table-cell>
          <table:table-cell office:value-type="float" office:value="0.980867623861605" calcext:value-type="float">
            <text:p>0.980867623861605</text:p>
          </table:table-cell>
        </table:table-row>
        <table:table-row table:style-name="ro1">
          <table:table-cell office:value-type="float" office:value="416.065577915" calcext:value-type="float">
            <text:p>416.065577915</text:p>
          </table:table-cell>
          <table:table-cell office:value-type="float" office:value="520070" calcext:value-type="float">
            <text:p>520070</text:p>
          </table:table-cell>
          <table:table-cell office:value-type="float" office:value="513556" calcext:value-type="float">
            <text:p>513556</text:p>
          </table:table-cell>
          <table:table-cell office:value-type="float" office:value="0.981013117494192" calcext:value-type="float">
            <text:p>0.981013117494192</text:p>
          </table:table-cell>
        </table:table-row>
        <table:table-row table:style-name="ro1">
          <table:table-cell office:value-type="float" office:value="416.239529839" calcext:value-type="float">
            <text:p>416.239529839</text:p>
          </table:table-cell>
          <table:table-cell office:value-type="float" office:value="526217" calcext:value-type="float">
            <text:p>526217</text:p>
          </table:table-cell>
          <table:table-cell office:value-type="float" office:value="520070" calcext:value-type="float">
            <text:p>520070</text:p>
          </table:table-cell>
          <table:table-cell office:value-type="float" office:value="0.981129512400262" calcext:value-type="float">
            <text:p>0.981129512400262</text:p>
          </table:table-cell>
        </table:table-row>
        <table:table-row table:style-name="ro1">
          <table:table-cell office:value-type="float" office:value="416.416696913" calcext:value-type="float">
            <text:p>416.416696913</text:p>
          </table:table-cell>
          <table:table-cell office:value-type="float" office:value="521415" calcext:value-type="float">
            <text:p>521415</text:p>
          </table:table-cell>
          <table:table-cell office:value-type="float" office:value="526217" calcext:value-type="float">
            <text:p>526217</text:p>
          </table:table-cell>
          <table:table-cell office:value-type="float" office:value="0.981222628325117" calcext:value-type="float">
            <text:p>0.981222628325117</text:p>
          </table:table-cell>
        </table:table-row>
        <table:table-row table:style-name="ro1">
          <table:table-cell office:value-type="float" office:value="416.584027604" calcext:value-type="float">
            <text:p>416.584027604</text:p>
          </table:table-cell>
          <table:table-cell office:value-type="float" office:value="511546" calcext:value-type="float">
            <text:p>511546</text:p>
          </table:table-cell>
          <table:table-cell office:value-type="float" office:value="521415" calcext:value-type="float">
            <text:p>521415</text:p>
          </table:table-cell>
          <table:table-cell office:value-type="float" office:value="0.982508966857625" calcext:value-type="float">
            <text:p>0.982508966857625</text:p>
          </table:table-cell>
        </table:table-row>
        <table:table-row table:style-name="ro1">
          <table:table-cell office:value-type="float" office:value="416.766374973" calcext:value-type="float">
            <text:p>416.766374973</text:p>
          </table:table-cell>
          <table:table-cell office:value-type="float" office:value="506819" calcext:value-type="float">
            <text:p>506819</text:p>
          </table:table-cell>
          <table:table-cell office:value-type="float" office:value="511546" calcext:value-type="float">
            <text:p>511546</text:p>
          </table:table-cell>
          <table:table-cell office:value-type="float" office:value="0.982326191891008" calcext:value-type="float">
            <text:p>0.982326191891008</text:p>
          </table:table-cell>
        </table:table-row>
        <table:table-row table:style-name="ro1">
          <table:table-cell office:value-type="float" office:value="416.923370925" calcext:value-type="float">
            <text:p>416.923370925</text:p>
          </table:table-cell>
          <table:table-cell office:value-type="float" office:value="512292" calcext:value-type="float">
            <text:p>512292</text:p>
          </table:table-cell>
          <table:table-cell office:value-type="float" office:value="506815" calcext:value-type="float">
            <text:p>506815</text:p>
          </table:table-cell>
          <table:table-cell office:value-type="float" office:value="0.983391817710337" calcext:value-type="float">
            <text:p>0.983391817710337</text:p>
          </table:table-cell>
        </table:table-row>
        <table:table-row table:style-name="ro1">
          <table:table-cell office:value-type="float" office:value="417.032302317" calcext:value-type="float">
            <text:p>417.032302317</text:p>
          </table:table-cell>
          <table:table-cell office:value-type="float" office:value="519048" calcext:value-type="float">
            <text:p>519048</text:p>
          </table:table-cell>
          <table:table-cell office:value-type="float" office:value="512292" calcext:value-type="float">
            <text:p>512292</text:p>
          </table:table-cell>
          <table:table-cell office:value-type="float" office:value="0.984244318365801" calcext:value-type="float">
            <text:p>0.984244318365801</text:p>
          </table:table-cell>
        </table:table-row>
        <table:table-row table:style-name="ro1">
          <table:table-cell office:value-type="float" office:value="417.135451725999" calcext:value-type="float">
            <text:p>417.135451725999</text:p>
          </table:table-cell>
          <table:table-cell office:value-type="float" office:value="524655" calcext:value-type="float">
            <text:p>524655</text:p>
          </table:table-cell>
          <table:table-cell office:value-type="float" office:value="519048" calcext:value-type="float">
            <text:p>519048</text:p>
          </table:table-cell>
          <table:table-cell office:value-type="float" office:value="0.986153218667796" calcext:value-type="float">
            <text:p>0.986153218667796</text:p>
          </table:table-cell>
        </table:table-row>
        <table:table-row table:style-name="ro1">
          <table:table-cell office:value-type="float" office:value="417.29504318" calcext:value-type="float">
            <text:p>417.29504318</text:p>
          </table:table-cell>
          <table:table-cell office:value-type="float" office:value="526897" calcext:value-type="float">
            <text:p>526897</text:p>
          </table:table-cell>
          <table:table-cell office:value-type="float" office:value="524655" calcext:value-type="float">
            <text:p>524655</text:p>
          </table:table-cell>
          <table:table-cell office:value-type="float" office:value="0.986453439131767" calcext:value-type="float">
            <text:p>0.986453439131767</text:p>
          </table:table-cell>
        </table:table-row>
        <table:table-row table:style-name="ro1">
          <table:table-cell office:value-type="float" office:value="417.454941918" calcext:value-type="float">
            <text:p>417.454941918</text:p>
          </table:table-cell>
          <table:table-cell office:value-type="float" office:value="520248" calcext:value-type="float">
            <text:p>520248</text:p>
          </table:table-cell>
          <table:table-cell office:value-type="float" office:value="526897" calcext:value-type="float">
            <text:p>526897</text:p>
          </table:table-cell>
          <table:table-cell office:value-type="float" office:value="0.987920515280569" calcext:value-type="float">
            <text:p>0.987920515280569</text:p>
          </table:table-cell>
        </table:table-row>
        <table:table-row table:style-name="ro1">
          <table:table-cell office:value-type="float" office:value="417.618486751999" calcext:value-type="float">
            <text:p>417.618486751999</text:p>
          </table:table-cell>
          <table:table-cell office:value-type="float" office:value="510842" calcext:value-type="float">
            <text:p>510842</text:p>
          </table:table-cell>
          <table:table-cell office:value-type="float" office:value="520248" calcext:value-type="float">
            <text:p>520248</text:p>
          </table:table-cell>
          <table:table-cell office:value-type="float" office:value="0.989094176199611" calcext:value-type="float">
            <text:p>0.989094176199611</text:p>
          </table:table-cell>
        </table:table-row>
        <table:table-row table:style-name="ro1">
          <table:table-cell office:value-type="float" office:value="417.777777043" calcext:value-type="float">
            <text:p>417.777777043</text:p>
          </table:table-cell>
          <table:table-cell office:value-type="float" office:value="507929" calcext:value-type="float">
            <text:p>507929</text:p>
          </table:table-cell>
          <table:table-cell office:value-type="float" office:value="511848" calcext:value-type="float">
            <text:p>511848</text:p>
          </table:table-cell>
          <table:table-cell office:value-type="float" office:value="0.990033104934844" calcext:value-type="float">
            <text:p>0.990033104934844</text:p>
          </table:table-cell>
        </table:table-row>
        <table:table-row table:style-name="ro1">
          <table:table-cell office:value-type="float" office:value="417.944874340999" calcext:value-type="float">
            <text:p>417.944874340999</text:p>
          </table:table-cell>
          <table:table-cell office:value-type="float" office:value="514550" calcext:value-type="float">
            <text:p>514550</text:p>
          </table:table-cell>
          <table:table-cell office:value-type="float" office:value="507929" calcext:value-type="float">
            <text:p>507929</text:p>
          </table:table-cell>
          <table:table-cell office:value-type="float" office:value="0.99078424792303" calcext:value-type="float">
            <text:p>0.99078424792303</text:p>
          </table:table-cell>
        </table:table-row>
        <table:table-row table:style-name="ro1">
          <table:table-cell office:value-type="float" office:value="418.123661565" calcext:value-type="float">
            <text:p>418.123661565</text:p>
          </table:table-cell>
          <table:table-cell office:value-type="float" office:value="525135" calcext:value-type="float">
            <text:p>525135</text:p>
          </table:table-cell>
          <table:table-cell office:value-type="float" office:value="514550" calcext:value-type="float">
            <text:p>514550</text:p>
          </table:table-cell>
          <table:table-cell office:value-type="float" office:value="0.99138516231358" calcext:value-type="float">
            <text:p>0.99138516231358</text:p>
          </table:table-cell>
        </table:table-row>
        <table:table-row table:style-name="ro1">
          <table:table-cell office:value-type="float" office:value="418.284094978999" calcext:value-type="float">
            <text:p>418.284094978999</text:p>
          </table:table-cell>
          <table:table-cell office:value-type="float" office:value="528055" calcext:value-type="float">
            <text:p>528055</text:p>
          </table:table-cell>
          <table:table-cell office:value-type="float" office:value="524819" calcext:value-type="float">
            <text:p>524819</text:p>
          </table:table-cell>
          <table:table-cell office:value-type="float" office:value="0.991865893826019" calcext:value-type="float">
            <text:p>0.991865893826019</text:p>
          </table:table-cell>
        </table:table-row>
        <table:table-row table:style-name="ro1">
          <table:table-cell office:value-type="float" office:value="418.445987112" calcext:value-type="float">
            <text:p>418.445987112</text:p>
          </table:table-cell>
          <table:table-cell office:value-type="float" office:value="521774" calcext:value-type="float">
            <text:p>521774</text:p>
          </table:table-cell>
          <table:table-cell office:value-type="float" office:value="528055" calcext:value-type="float">
            <text:p>528055</text:p>
          </table:table-cell>
          <table:table-cell office:value-type="float" office:value="0.992250479035971" calcext:value-type="float">
            <text:p>0.992250479035971</text:p>
          </table:table-cell>
        </table:table-row>
        <table:table-row table:style-name="ro1">
          <table:table-cell office:value-type="float" office:value="418.605560775999" calcext:value-type="float">
            <text:p>418.605560775999</text:p>
          </table:table-cell>
          <table:table-cell office:value-type="float" office:value="512448" calcext:value-type="float">
            <text:p>512448</text:p>
          </table:table-cell>
          <table:table-cell office:value-type="float" office:value="523745" calcext:value-type="float">
            <text:p>523745</text:p>
          </table:table-cell>
          <table:table-cell office:value-type="float" office:value="0.992558147203932" calcext:value-type="float">
            <text:p>0.992558147203932</text:p>
          </table:table-cell>
        </table:table-row>
        <table:table-row table:style-name="ro1">
          <table:table-cell office:value-type="float" office:value="418.765282502" calcext:value-type="float">
            <text:p>418.765282502</text:p>
          </table:table-cell>
          <table:table-cell office:value-type="float" office:value="508811" calcext:value-type="float">
            <text:p>508811</text:p>
          </table:table-cell>
          <table:table-cell office:value-type="float" office:value="518945" calcext:value-type="float">
            <text:p>518945</text:p>
          </table:table-cell>
          <table:table-cell office:value-type="float" office:value="0.992804281738301" calcext:value-type="float">
            <text:p>0.992804281738301</text:p>
          </table:table-cell>
        </table:table-row>
        <table:table-row table:style-name="ro1">
          <table:table-cell office:value-type="float" office:value="418.866250993" calcext:value-type="float">
            <text:p>418.866250993</text:p>
          </table:table-cell>
          <table:table-cell office:value-type="float" office:value="511417" calcext:value-type="float">
            <text:p>511417</text:p>
          </table:table-cell>
          <table:table-cell office:value-type="float" office:value="514958" calcext:value-type="float">
            <text:p>514958</text:p>
          </table:table-cell>
          <table:table-cell office:value-type="float" office:value="0.993001189365796" calcext:value-type="float">
            <text:p>0.993001189365796</text:p>
          </table:table-cell>
        </table:table-row>
        <table:table-row table:style-name="ro1">
          <table:table-cell office:value-type="float" office:value="418.97325379" calcext:value-type="float">
            <text:p>418.97325379</text:p>
          </table:table-cell>
          <table:table-cell office:value-type="float" office:value="517300" calcext:value-type="float">
            <text:p>517300</text:p>
          </table:table-cell>
          <table:table-cell office:value-type="float" office:value="511417" calcext:value-type="float">
            <text:p>511417</text:p>
          </table:table-cell>
          <table:table-cell office:value-type="float" office:value="0.994400951492637" calcext:value-type="float">
            <text:p>0.994400951492637</text:p>
          </table:table-cell>
        </table:table-row>
        <table:table-row table:style-name="ro1">
          <table:table-cell office:value-type="float" office:value="419.091276314999" calcext:value-type="float">
            <text:p>419.091276314999</text:p>
          </table:table-cell>
          <table:table-cell office:value-type="float" office:value="524517" calcext:value-type="float">
            <text:p>524517</text:p>
          </table:table-cell>
          <table:table-cell office:value-type="float" office:value="517300" calcext:value-type="float">
            <text:p>517300</text:p>
          </table:table-cell>
          <table:table-cell office:value-type="float" office:value="0.99552076119411" calcext:value-type="float">
            <text:p>0.99552076119411</text:p>
          </table:table-cell>
        </table:table-row>
        <table:table-row table:style-name="ro1">
          <table:table-cell office:value-type="float" office:value="419.212639130999" calcext:value-type="float">
            <text:p>419.212639130999</text:p>
          </table:table-cell>
          <table:table-cell office:value-type="float" office:value="528938" calcext:value-type="float">
            <text:p>528938</text:p>
          </table:table-cell>
          <table:table-cell office:value-type="float" office:value="524517" calcext:value-type="float">
            <text:p>524517</text:p>
          </table:table-cell>
          <table:table-cell office:value-type="float" office:value="0.997674470590508" calcext:value-type="float">
            <text:p>0.997674470590508</text:p>
          </table:table-cell>
        </table:table-row>
        <table:table-row table:style-name="ro1">
          <table:table-cell office:value-type="float" office:value="419.331454275" calcext:value-type="float">
            <text:p>419.331454275</text:p>
          </table:table-cell>
          <table:table-cell office:value-type="float" office:value="528050" calcext:value-type="float">
            <text:p>528050</text:p>
          </table:table-cell>
          <table:table-cell office:value-type="float" office:value="528938" calcext:value-type="float">
            <text:p>528938</text:p>
          </table:table-cell>
          <table:table-cell office:value-type="float" office:value="0.999397438107627" calcext:value-type="float">
            <text:p>0.999397438107627</text:p>
          </table:table-cell>
        </table:table-row>
        <table:table-row table:style-name="ro1">
          <table:table-cell office:value-type="float" office:value="419.521906205" calcext:value-type="float">
            <text:p>419.521906205</text:p>
          </table:table-cell>
          <table:table-cell office:value-type="float" office:value="518149" calcext:value-type="float">
            <text:p>518149</text:p>
          </table:table-cell>
          <table:table-cell office:value-type="float" office:value="528050" calcext:value-type="float">
            <text:p>528050</text:p>
          </table:table-cell>
          <table:table-cell office:value-type="float" office:value="1.00077581212132" calcext:value-type="float">
            <text:p>1.00077581212132</text:p>
          </table:table-cell>
        </table:table-row>
        <table:table-row table:style-name="ro1">
          <table:table-cell office:value-type="float" office:value="419.625062964" calcext:value-type="float">
            <text:p>419.625062964</text:p>
          </table:table-cell>
          <table:table-cell office:value-type="float" office:value="512551" calcext:value-type="float">
            <text:p>512551</text:p>
          </table:table-cell>
          <table:table-cell office:value-type="float" office:value="518597" calcext:value-type="float">
            <text:p>518597</text:p>
          </table:table-cell>
          <table:table-cell office:value-type="float" office:value="1.00315229526668" calcext:value-type="float">
            <text:p>1.00315229526668</text:p>
          </table:table-cell>
        </table:table-row>
        <table:table-row table:style-name="ro1">
          <table:table-cell office:value-type="float" office:value="419.813332356" calcext:value-type="float">
            <text:p>419.813332356</text:p>
          </table:table-cell>
          <table:table-cell office:value-type="float" office:value="510594" calcext:value-type="float">
            <text:p>510594</text:p>
          </table:table-cell>
          <table:table-cell office:value-type="float" office:value="512551" calcext:value-type="float">
            <text:p>512551</text:p>
          </table:table-cell>
          <table:table-cell office:value-type="float" office:value="1.00505348178296" calcext:value-type="float">
            <text:p>1.00505348178296</text:p>
          </table:table-cell>
        </table:table-row>
        <table:table-row table:style-name="ro1">
          <table:table-cell office:value-type="float" office:value="419.916776317999" calcext:value-type="float">
            <text:p>419.916776317999</text:p>
          </table:table-cell>
          <table:table-cell office:value-type="float" office:value="514922" calcext:value-type="float">
            <text:p>514922</text:p>
          </table:table-cell>
          <table:table-cell office:value-type="float" office:value="510594" calcext:value-type="float">
            <text:p>510594</text:p>
          </table:table-cell>
          <table:table-cell office:value-type="float" office:value="1.00657443099599" calcext:value-type="float">
            <text:p>1.00657443099599</text:p>
          </table:table-cell>
        </table:table-row>
        <table:table-row table:style-name="ro1">
          <table:table-cell office:value-type="float" office:value="420.02496214" calcext:value-type="float">
            <text:p>420.02496214</text:p>
          </table:table-cell>
          <table:table-cell office:value-type="float" office:value="521586" calcext:value-type="float">
            <text:p>521586</text:p>
          </table:table-cell>
          <table:table-cell office:value-type="float" office:value="514922" calcext:value-type="float">
            <text:p>514922</text:p>
          </table:table-cell>
          <table:table-cell office:value-type="float" office:value="1.00908120084775" calcext:value-type="float">
            <text:p>1.00908120084775</text:p>
          </table:table-cell>
        </table:table-row>
        <table:table-row table:style-name="ro1">
          <table:table-cell office:value-type="float" office:value="420.146822552" calcext:value-type="float">
            <text:p>420.146822552</text:p>
          </table:table-cell>
          <table:table-cell office:value-type="float" office:value="528118" calcext:value-type="float">
            <text:p>528118</text:p>
          </table:table-cell>
          <table:table-cell office:value-type="float" office:value="521586" calcext:value-type="float">
            <text:p>521586</text:p>
          </table:table-cell>
          <table:table-cell office:value-type="float" office:value="1.01108661672915" calcext:value-type="float">
            <text:p>1.01108661672915</text:p>
          </table:table-cell>
        </table:table-row>
        <table:table-row table:style-name="ro1">
          <table:table-cell office:value-type="float" office:value="420.292703514" calcext:value-type="float">
            <text:p>420.292703514</text:p>
          </table:table-cell>
          <table:table-cell office:value-type="float" office:value="529934" calcext:value-type="float">
            <text:p>529934</text:p>
          </table:table-cell>
          <table:table-cell office:value-type="float" office:value="528118" calcext:value-type="float">
            <text:p>528118</text:p>
          </table:table-cell>
          <table:table-cell office:value-type="float" office:value="1.01269094943428" calcext:value-type="float">
            <text:p>1.01269094943428</text:p>
          </table:table-cell>
        </table:table-row>
        <table:table-row table:style-name="ro1">
          <table:table-cell office:value-type="float" office:value="420.479819931999" calcext:value-type="float">
            <text:p>420.479819931999</text:p>
          </table:table-cell>
          <table:table-cell office:value-type="float" office:value="521744" calcext:value-type="float">
            <text:p>521744</text:p>
          </table:table-cell>
          <table:table-cell office:value-type="float" office:value="529934" calcext:value-type="float">
            <text:p>529934</text:p>
          </table:table-cell>
          <table:table-cell office:value-type="float" office:value="1.01397441559838" calcext:value-type="float">
            <text:p>1.01397441559838</text:p>
          </table:table-cell>
        </table:table-row>
        <table:table-row table:style-name="ro1">
          <table:table-cell office:value-type="float" office:value="420.611461307" calcext:value-type="float">
            <text:p>420.611461307</text:p>
          </table:table-cell>
          <table:table-cell office:value-type="float" office:value="514166" calcext:value-type="float">
            <text:p>514166</text:p>
          </table:table-cell>
          <table:table-cell office:value-type="float" office:value="526334" calcext:value-type="float">
            <text:p>526334</text:p>
          </table:table-cell>
          <table:table-cell office:value-type="float" office:value="1.01630773760691" calcext:value-type="float">
            <text:p>1.01630773760691</text:p>
          </table:table-cell>
        </table:table-row>
        <table:table-row table:style-name="ro1">
          <table:table-cell office:value-type="float" office:value="420.760959113999" calcext:value-type="float">
            <text:p>420.760959113999</text:p>
          </table:table-cell>
          <table:table-cell office:value-type="float" office:value="510784" calcext:value-type="float">
            <text:p>510784</text:p>
          </table:table-cell>
          <table:table-cell office:value-type="float" office:value="521534" calcext:value-type="float">
            <text:p>521534</text:p>
          </table:table-cell>
          <table:table-cell office:value-type="float" office:value="1.01686784613648" calcext:value-type="float">
            <text:p>1.01686784613648</text:p>
          </table:table-cell>
        </table:table-row>
        <table:table-row table:style-name="ro1">
          <table:table-cell office:value-type="float" office:value="420.902832575999" calcext:value-type="float">
            <text:p>420.902832575999</text:p>
          </table:table-cell>
          <table:table-cell office:value-type="float" office:value="515169" calcext:value-type="float">
            <text:p>515169</text:p>
          </table:table-cell>
          <table:table-cell office:value-type="float" office:value="515756" calcext:value-type="float">
            <text:p>515756</text:p>
          </table:table-cell>
          <table:table-cell office:value-type="float" office:value="1.01731593296014" calcext:value-type="float">
            <text:p>1.01731593296014</text:p>
          </table:table-cell>
        </table:table-row>
        <table:table-row table:style-name="ro1">
          <table:table-cell office:value-type="float" office:value="421.051418061999" calcext:value-type="float">
            <text:p>421.051418061999</text:p>
          </table:table-cell>
          <table:table-cell office:value-type="float" office:value="524226" calcext:value-type="float">
            <text:p>524226</text:p>
          </table:table-cell>
          <table:table-cell office:value-type="float" office:value="515169" calcext:value-type="float">
            <text:p>515169</text:p>
          </table:table-cell>
          <table:table-cell office:value-type="float" office:value="1.01898095149632" calcext:value-type="float">
            <text:p>1.01898095149632</text:p>
          </table:table-cell>
        </table:table-row>
        <table:table-row table:style-name="ro1">
          <table:table-cell office:value-type="float" office:value="421.194483928999" calcext:value-type="float">
            <text:p>421.194483928999</text:p>
          </table:table-cell>
          <table:table-cell office:value-type="float" office:value="530592" calcext:value-type="float">
            <text:p>530592</text:p>
          </table:table-cell>
          <table:table-cell office:value-type="float" office:value="524226" calcext:value-type="float">
            <text:p>524226</text:p>
          </table:table-cell>
          <table:table-cell office:value-type="float" office:value="1.02031296632526" calcext:value-type="float">
            <text:p>1.02031296632526</text:p>
          </table:table-cell>
        </table:table-row>
        <table:table-row table:style-name="ro1">
          <table:table-cell office:value-type="float" office:value="421.334062193" calcext:value-type="float">
            <text:p>421.334062193</text:p>
          </table:table-cell>
          <table:table-cell office:value-type="float" office:value="529971" calcext:value-type="float">
            <text:p>529971</text:p>
          </table:table-cell>
          <table:table-cell office:value-type="float" office:value="530592" calcext:value-type="float">
            <text:p>530592</text:p>
          </table:table-cell>
          <table:table-cell office:value-type="float" office:value="1.02270198596343" calcext:value-type="float">
            <text:p>1.02270198596343</text:p>
          </table:table-cell>
        </table:table-row>
        <table:table-row table:style-name="ro1">
          <table:table-cell office:value-type="float" office:value="421.450327995" calcext:value-type="float">
            <text:p>421.450327995</text:p>
          </table:table-cell>
          <table:table-cell office:value-type="float" office:value="524520" calcext:value-type="float">
            <text:p>524520</text:p>
          </table:table-cell>
          <table:table-cell office:value-type="float" office:value="529971" calcext:value-type="float">
            <text:p>529971</text:p>
          </table:table-cell>
          <table:table-cell office:value-type="float" office:value="1.01170997586752" calcext:value-type="float">
            <text:p>1.01170997586752</text:p>
          </table:table-cell>
        </table:table-row>
        <table:table-row table:style-name="ro1">
          <table:table-cell office:value-type="float" office:value="421.556435340999" calcext:value-type="float">
            <text:p>421.556435340999</text:p>
          </table:table-cell>
          <table:table-cell office:value-type="float" office:value="518084" calcext:value-type="float">
            <text:p>518084</text:p>
          </table:table-cell>
          <table:table-cell office:value-type="float" office:value="526486" calcext:value-type="float">
            <text:p>526486</text:p>
          </table:table-cell>
          <table:table-cell office:value-type="float" office:value="1.00417317549921" calcext:value-type="float">
            <text:p>1.00417317549921</text:p>
          </table:table-cell>
        </table:table-row>
        <table:table-row table:style-name="ro1">
          <table:table-cell office:value-type="float" office:value="421.664408929" calcext:value-type="float">
            <text:p>421.664408929</text:p>
          </table:table-cell>
          <table:table-cell office:value-type="float" office:value="513075" calcext:value-type="float">
            <text:p>513075</text:p>
          </table:table-cell>
          <table:table-cell office:value-type="float" office:value="520277" calcext:value-type="float">
            <text:p>520277</text:p>
          </table:table-cell>
          <table:table-cell office:value-type="float" office:value="0.999416971771918" calcext:value-type="float">
            <text:p>0.999416971771918</text:p>
          </table:table-cell>
        </table:table-row>
        <table:table-row table:style-name="ro1">
          <table:table-cell office:value-type="float" office:value="421.767664429" calcext:value-type="float">
            <text:p>421.767664429</text:p>
          </table:table-cell>
          <table:table-cell office:value-type="float" office:value="511829" calcext:value-type="float">
            <text:p>511829</text:p>
          </table:table-cell>
          <table:table-cell office:value-type="float" office:value="514159" calcext:value-type="float">
            <text:p>514159</text:p>
          </table:table-cell>
          <table:table-cell office:value-type="float" office:value="0.996901998470166" calcext:value-type="float">
            <text:p>0.996901998470166</text:p>
          </table:table-cell>
        </table:table-row>
        <table:table-row table:style-name="ro1">
          <table:table-cell office:value-type="float" office:value="421.882875257999" calcext:value-type="float">
            <text:p>421.882875257999</text:p>
          </table:table-cell>
          <table:table-cell office:value-type="float" office:value="515170" calcext:value-type="float">
            <text:p>515170</text:p>
          </table:table-cell>
          <table:table-cell office:value-type="float" office:value="511829" calcext:value-type="float">
            <text:p>511829</text:p>
          </table:table-cell>
          <table:table-cell office:value-type="float" office:value="0.994890019828765" calcext:value-type="float">
            <text:p>0.994890019828765</text:p>
          </table:table-cell>
        </table:table-row>
        <table:table-row table:style-name="ro1">
          <table:table-cell office:value-type="float" office:value="422.019456954" calcext:value-type="float">
            <text:p>422.019456954</text:p>
          </table:table-cell>
          <table:table-cell office:value-type="float" office:value="523238" calcext:value-type="float">
            <text:p>523238</text:p>
          </table:table-cell>
          <table:table-cell office:value-type="float" office:value="515170" calcext:value-type="float">
            <text:p>515170</text:p>
          </table:table-cell>
          <table:table-cell office:value-type="float" office:value="0.994587512551753" calcext:value-type="float">
            <text:p>0.994587512551753</text:p>
          </table:table-cell>
        </table:table-row>
        <table:table-row table:style-name="ro1">
          <table:table-cell office:value-type="float" office:value="422.171205399" calcext:value-type="float">
            <text:p>422.171205399</text:p>
          </table:table-cell>
          <table:table-cell office:value-type="float" office:value="530970" calcext:value-type="float">
            <text:p>530970</text:p>
          </table:table-cell>
          <table:table-cell office:value-type="float" office:value="523238" calcext:value-type="float">
            <text:p>523238</text:p>
          </table:table-cell>
          <table:table-cell office:value-type="float" office:value="0.994345506730144" calcext:value-type="float">
            <text:p>0.994345506730144</text:p>
          </table:table-cell>
        </table:table-row>
        <table:table-row table:style-name="ro1">
          <table:table-cell office:value-type="float" office:value="422.309722718999" calcext:value-type="float">
            <text:p>422.309722718999</text:p>
          </table:table-cell>
          <table:table-cell office:value-type="float" office:value="531613" calcext:value-type="float">
            <text:p>531613</text:p>
          </table:table-cell>
          <table:table-cell office:value-type="float" office:value="530970" calcext:value-type="float">
            <text:p>530970</text:p>
          </table:table-cell>
          <table:table-cell office:value-type="float" office:value="0.994151902072857" calcext:value-type="float">
            <text:p>0.994151902072857</text:p>
          </table:table-cell>
        </table:table-row>
        <table:table-row table:style-name="ro1">
          <table:table-cell office:value-type="float" office:value="422.432825906999" calcext:value-type="float">
            <text:p>422.432825906999</text:p>
          </table:table-cell>
          <table:table-cell office:value-type="float" office:value="526529" calcext:value-type="float">
            <text:p>526529</text:p>
          </table:table-cell>
          <table:table-cell office:value-type="float" office:value="531613" calcext:value-type="float">
            <text:p>531613</text:p>
          </table:table-cell>
          <table:table-cell office:value-type="float" office:value="0.995321521658286" calcext:value-type="float">
            <text:p>0.995321521658286</text:p>
          </table:table-cell>
        </table:table-row>
        <table:table-row table:style-name="ro1">
          <table:table-cell office:value-type="float" office:value="422.540418070999" calcext:value-type="float">
            <text:p>422.540418070999</text:p>
          </table:table-cell>
          <table:table-cell office:value-type="float" office:value="520028" calcext:value-type="float">
            <text:p>520028</text:p>
          </table:table-cell>
          <table:table-cell office:value-type="float" office:value="527872" calcext:value-type="float">
            <text:p>527872</text:p>
          </table:table-cell>
          <table:table-cell office:value-type="float" office:value="0.996257217326629" calcext:value-type="float">
            <text:p>0.996257217326629</text:p>
          </table:table-cell>
        </table:table-row>
        <table:table-row table:style-name="ro1">
          <table:table-cell office:value-type="float" office:value="422.646332684" calcext:value-type="float">
            <text:p>422.646332684</text:p>
          </table:table-cell>
          <table:table-cell office:value-type="float" office:value="514693" calcext:value-type="float">
            <text:p>514693</text:p>
          </table:table-cell>
          <table:table-cell office:value-type="float" office:value="521367" calcext:value-type="float">
            <text:p>521367</text:p>
          </table:table-cell>
          <table:table-cell office:value-type="float" office:value="0.998348055740498" calcext:value-type="float">
            <text:p>0.998348055740498</text:p>
          </table:table-cell>
        </table:table-row>
        <table:table-row table:style-name="ro1">
          <table:table-cell office:value-type="float" office:value="422.757949257999" calcext:value-type="float">
            <text:p>422.757949257999</text:p>
          </table:table-cell>
          <table:table-cell office:value-type="float" office:value="512770" calcext:value-type="float">
            <text:p>512770</text:p>
          </table:table-cell>
          <table:table-cell office:value-type="float" office:value="514693" calcext:value-type="float">
            <text:p>514693</text:p>
          </table:table-cell>
          <table:table-cell office:value-type="float" office:value="1.00002072647159" calcext:value-type="float">
            <text:p>1.00002072647159</text:p>
          </table:table-cell>
        </table:table-row>
        <table:table-row table:style-name="ro1">
          <table:table-cell office:value-type="float" office:value="422.868663539999" calcext:value-type="float">
            <text:p>422.868663539999</text:p>
          </table:table-cell>
          <table:table-cell office:value-type="float" office:value="515521" calcext:value-type="float">
            <text:p>515521</text:p>
          </table:table-cell>
          <table:table-cell office:value-type="float" office:value="512770" calcext:value-type="float">
            <text:p>512770</text:p>
          </table:table-cell>
          <table:table-cell office:value-type="float" office:value="1.00271928387998" calcext:value-type="float">
            <text:p>1.00271928387998</text:p>
          </table:table-cell>
        </table:table-row>
        <table:table-row table:style-name="ro1">
          <table:table-cell office:value-type="float" office:value="422.991707216999" calcext:value-type="float">
            <text:p>422.991707216999</text:p>
          </table:table-cell>
          <table:table-cell office:value-type="float" office:value="522470" calcext:value-type="float">
            <text:p>522470</text:p>
          </table:table-cell>
          <table:table-cell office:value-type="float" office:value="515521" calcext:value-type="float">
            <text:p>515521</text:p>
          </table:table-cell>
          <table:table-cell office:value-type="float" office:value="1.00487812980668" calcext:value-type="float">
            <text:p>1.00487812980668</text:p>
          </table:table-cell>
        </table:table-row>
        <table:table-row table:style-name="ro1">
          <table:table-cell office:value-type="float" office:value="423.122900175" calcext:value-type="float">
            <text:p>423.122900175</text:p>
          </table:table-cell>
          <table:table-cell office:value-type="float" office:value="530100" calcext:value-type="float">
            <text:p>530100</text:p>
          </table:table-cell>
          <table:table-cell office:value-type="float" office:value="522470" calcext:value-type="float">
            <text:p>522470</text:p>
          </table:table-cell>
          <table:table-cell office:value-type="float" office:value="1.00798413649841" calcext:value-type="float">
            <text:p>1.00798413649841</text:p>
          </table:table-cell>
        </table:table-row>
        <table:table-row table:style-name="ro1">
          <table:table-cell office:value-type="float" office:value="423.258150853999" calcext:value-type="float">
            <text:p>423.258150853999</text:p>
          </table:table-cell>
          <table:table-cell office:value-type="float" office:value="533245" calcext:value-type="float">
            <text:p>533245</text:p>
          </table:table-cell>
          <table:table-cell office:value-type="float" office:value="530100" calcext:value-type="float">
            <text:p>530100</text:p>
          </table:table-cell>
          <table:table-cell office:value-type="float" office:value="1.01046894185179" calcext:value-type="float">
            <text:p>1.01046894185179</text:p>
          </table:table-cell>
        </table:table-row>
        <table:table-row table:style-name="ro1">
          <table:table-cell office:value-type="float" office:value="423.382039892" calcext:value-type="float">
            <text:p>423.382039892</text:p>
          </table:table-cell>
          <table:table-cell office:value-type="float" office:value="530133" calcext:value-type="float">
            <text:p>530133</text:p>
          </table:table-cell>
          <table:table-cell office:value-type="float" office:value="533245" calcext:value-type="float">
            <text:p>533245</text:p>
          </table:table-cell>
          <table:table-cell office:value-type="float" office:value="1.01385460553623" calcext:value-type="float">
            <text:p>1.01385460553623</text:p>
          </table:table-cell>
        </table:table-row>
        <table:table-row table:style-name="ro1">
          <table:table-cell office:value-type="float" office:value="423.517892137999" calcext:value-type="float">
            <text:p>423.517892137999</text:p>
          </table:table-cell>
          <table:table-cell office:value-type="float" office:value="522396" calcext:value-type="float">
            <text:p>522396</text:p>
          </table:table-cell>
          <table:table-cell office:value-type="float" office:value="530133" calcext:value-type="float">
            <text:p>530133</text:p>
          </table:table-cell>
          <table:table-cell office:value-type="float" office:value="1.01656313648377" calcext:value-type="float">
            <text:p>1.01656313648377</text:p>
          </table:table-cell>
        </table:table-row>
        <table:table-row table:style-name="ro1">
          <table:table-cell office:value-type="float" office:value="423.629469472" calcext:value-type="float">
            <text:p>423.629469472</text:p>
          </table:table-cell>
          <table:table-cell office:value-type="float" office:value="516362" calcext:value-type="float">
            <text:p>516362</text:p>
          </table:table-cell>
          <table:table-cell office:value-type="float" office:value="526533" calcext:value-type="float">
            <text:p>526533</text:p>
          </table:table-cell>
          <table:table-cell office:value-type="float" office:value="1.01872996124181" calcext:value-type="float">
            <text:p>1.01872996124181</text:p>
          </table:table-cell>
        </table:table-row>
        <table:table-row table:style-name="ro1">
          <table:table-cell office:value-type="float" office:value="423.735285462999" calcext:value-type="float">
            <text:p>423.735285462999</text:p>
          </table:table-cell>
          <table:table-cell office:value-type="float" office:value="513777" calcext:value-type="float">
            <text:p>513777</text:p>
          </table:table-cell>
          <table:table-cell office:value-type="float" office:value="520788" calcext:value-type="float">
            <text:p>520788</text:p>
          </table:table-cell>
          <table:table-cell office:value-type="float" office:value="1.02188052071759" calcext:value-type="float">
            <text:p>1.02188052071759</text:p>
          </table:table-cell>
        </table:table-row>
        <table:table-row table:style-name="ro1">
          <table:table-cell office:value-type="float" office:value="423.913000782" calcext:value-type="float">
            <text:p>423.913000782</text:p>
          </table:table-cell>
          <table:table-cell office:value-type="float" office:value="518714" calcext:value-type="float">
            <text:p>518714</text:p>
          </table:table-cell>
          <table:table-cell office:value-type="float" office:value="514788" calcext:value-type="float">
            <text:p>514788</text:p>
          </table:table-cell>
          <table:table-cell office:value-type="float" office:value="1.02440096829821" calcext:value-type="float">
            <text:p>1.02440096829821</text:p>
          </table:table-cell>
        </table:table-row>
        <table:table-row table:style-name="ro1">
          <table:table-cell office:value-type="float" office:value="424.075432710999" calcext:value-type="float">
            <text:p>424.075432710999</text:p>
          </table:table-cell>
          <table:table-cell office:value-type="float" office:value="528639" calcext:value-type="float">
            <text:p>528639</text:p>
          </table:table-cell>
          <table:table-cell office:value-type="float" office:value="518714" calcext:value-type="float">
            <text:p>518714</text:p>
          </table:table-cell>
          <table:table-cell office:value-type="float" office:value="1.02500022669336" calcext:value-type="float">
            <text:p>1.02500022669336</text:p>
          </table:table-cell>
        </table:table-row>
        <table:table-row table:style-name="ro1">
          <table:table-cell office:value-type="float" office:value="424.227093993999" calcext:value-type="float">
            <text:p>424.227093993999</text:p>
          </table:table-cell>
          <table:table-cell office:value-type="float" office:value="534123" calcext:value-type="float">
            <text:p>534123</text:p>
          </table:table-cell>
          <table:table-cell office:value-type="float" office:value="528639" calcext:value-type="float">
            <text:p>528639</text:p>
          </table:table-cell>
          <table:table-cell office:value-type="float" office:value="1.02547963340948" calcext:value-type="float">
            <text:p>1.02547963340948</text:p>
          </table:table-cell>
        </table:table-row>
        <table:table-row table:style-name="ro1">
          <table:table-cell office:value-type="float" office:value="424.37086515" calcext:value-type="float">
            <text:p>424.37086515</text:p>
          </table:table-cell>
          <table:table-cell office:value-type="float" office:value="531623" calcext:value-type="float">
            <text:p>531623</text:p>
          </table:table-cell>
          <table:table-cell office:value-type="float" office:value="534123" calcext:value-type="float">
            <text:p>534123</text:p>
          </table:table-cell>
          <table:table-cell office:value-type="float" office:value="1.02586315878238" calcext:value-type="float">
            <text:p>1.02586315878238</text:p>
          </table:table-cell>
        </table:table-row>
        <table:table-row table:style-name="ro1">
          <table:table-cell office:value-type="float" office:value="424.490758116999" calcext:value-type="float">
            <text:p>424.490758116999</text:p>
          </table:table-cell>
          <table:table-cell office:value-type="float" office:value="525071" calcext:value-type="float">
            <text:p>525071</text:p>
          </table:table-cell>
          <table:table-cell office:value-type="float" office:value="531623" calcext:value-type="float">
            <text:p>531623</text:p>
          </table:table-cell>
          <table:table-cell office:value-type="float" office:value="1.0261699790807" calcext:value-type="float">
            <text:p>1.0261699790807</text:p>
          </table:table-cell>
        </table:table-row>
        <table:table-row table:style-name="ro1">
          <table:table-cell office:value-type="float" office:value="424.609635981" calcext:value-type="float">
            <text:p>424.609635981</text:p>
          </table:table-cell>
          <table:table-cell office:value-type="float" office:value="518253" calcext:value-type="float">
            <text:p>518253</text:p>
          </table:table-cell>
          <table:table-cell office:value-type="float" office:value="526457" calcext:value-type="float">
            <text:p>526457</text:p>
          </table:table-cell>
          <table:table-cell office:value-type="float" office:value="1.02641543531935" calcext:value-type="float">
            <text:p>1.02641543531935</text:p>
          </table:table-cell>
        </table:table-row>
        <table:table-row table:style-name="ro1">
          <table:table-cell office:value-type="float" office:value="424.724826858999" calcext:value-type="float">
            <text:p>424.724826858999</text:p>
          </table:table-cell>
          <table:table-cell office:value-type="float" office:value="514849" calcext:value-type="float">
            <text:p>514849</text:p>
          </table:table-cell>
          <table:table-cell office:value-type="float" office:value="520732" calcext:value-type="float">
            <text:p>520732</text:p>
          </table:table-cell>
          <table:table-cell office:value-type="float" office:value="1.02661180031028" calcext:value-type="float">
            <text:p>1.02661180031028</text:p>
          </table:table-cell>
        </table:table-row>
        <table:table-row table:style-name="ro1">
          <table:table-cell office:value-type="float" office:value="424.83935434" calcext:value-type="float">
            <text:p>424.83935434</text:p>
          </table:table-cell>
          <table:table-cell office:value-type="float" office:value="516374" calcext:value-type="float">
            <text:p>516374</text:p>
          </table:table-cell>
          <table:table-cell office:value-type="float" office:value="514818" calcext:value-type="float">
            <text:p>514818</text:p>
          </table:table-cell>
          <table:table-cell office:value-type="float" office:value="1.02676889230302" calcext:value-type="float">
            <text:p>1.02676889230302</text:p>
          </table:table-cell>
        </table:table-row>
        <table:table-row table:style-name="ro1">
          <table:table-cell office:value-type="float" office:value="424.978877972" calcext:value-type="float">
            <text:p>424.978877972</text:p>
          </table:table-cell>
          <table:table-cell office:value-type="float" office:value="523655" calcext:value-type="float">
            <text:p>523655</text:p>
          </table:table-cell>
          <table:table-cell office:value-type="float" office:value="516374" calcext:value-type="float">
            <text:p>516374</text:p>
          </table:table-cell>
          <table:table-cell office:value-type="float" office:value="1.02831166556655" calcext:value-type="float">
            <text:p>1.02831166556655</text:p>
          </table:table-cell>
        </table:table-row>
        <table:table-row table:style-name="ro1">
          <table:table-cell office:value-type="float" office:value="425.099025961999" calcext:value-type="float">
            <text:p>425.099025961999</text:p>
          </table:table-cell>
          <table:table-cell office:value-type="float" office:value="530927" calcext:value-type="float">
            <text:p>530927</text:p>
          </table:table-cell>
          <table:table-cell office:value-type="float" office:value="523655" calcext:value-type="float">
            <text:p>523655</text:p>
          </table:table-cell>
          <table:table-cell office:value-type="float" office:value="1.02954588417738" calcext:value-type="float">
            <text:p>1.02954588417738</text:p>
          </table:table-cell>
        </table:table-row>
        <table:table-row table:style-name="ro1">
          <table:table-cell office:value-type="float" office:value="425.227133860999" calcext:value-type="float">
            <text:p>425.227133860999</text:p>
          </table:table-cell>
          <table:table-cell office:value-type="float" office:value="535124" calcext:value-type="float">
            <text:p>535124</text:p>
          </table:table-cell>
          <table:table-cell office:value-type="float" office:value="530927" calcext:value-type="float">
            <text:p>530927</text:p>
          </table:table-cell>
          <table:table-cell office:value-type="float" office:value="1.01808115178635" calcext:value-type="float">
            <text:p>1.01808115178635</text:p>
          </table:table-cell>
        </table:table-row>
        <table:table-row table:style-name="ro1">
          <table:table-cell office:value-type="float" office:value="425.380302973999" calcext:value-type="float">
            <text:p>425.380302973999</text:p>
          </table:table-cell>
          <table:table-cell office:value-type="float" office:value="532211" calcext:value-type="float">
            <text:p>532211</text:p>
          </table:table-cell>
          <table:table-cell office:value-type="float" office:value="535124" calcext:value-type="float">
            <text:p>535124</text:p>
          </table:table-cell>
          <table:table-cell office:value-type="float" office:value="1.00890936587352" calcext:value-type="float">
            <text:p>1.00890936587352</text:p>
          </table:table-cell>
        </table:table-row>
        <table:table-row table:style-name="ro1">
          <table:table-cell office:value-type="float" office:value="425.510098843999" calcext:value-type="float">
            <text:p>425.510098843999</text:p>
          </table:table-cell>
          <table:table-cell office:value-type="float" office:value="524875" calcext:value-type="float">
            <text:p>524875</text:p>
          </table:table-cell>
          <table:table-cell office:value-type="float" office:value="532724" calcext:value-type="float">
            <text:p>532724</text:p>
          </table:table-cell>
          <table:table-cell office:value-type="float" office:value="1.00157193714326" calcext:value-type="float">
            <text:p>1.00157193714326</text:p>
          </table:table-cell>
        </table:table-row>
        <table:table-row table:style-name="ro1">
          <table:table-cell office:value-type="float" office:value="425.657884909999" calcext:value-type="float">
            <text:p>425.657884909999</text:p>
          </table:table-cell>
          <table:table-cell office:value-type="float" office:value="517286" calcext:value-type="float">
            <text:p>517286</text:p>
          </table:table-cell>
          <table:table-cell office:value-type="float" office:value="527924" calcext:value-type="float">
            <text:p>527924</text:p>
          </table:table-cell>
          <table:table-cell office:value-type="float" office:value="0.995701994159055" calcext:value-type="float">
            <text:p>0.995701994159055</text:p>
          </table:table-cell>
        </table:table-row>
        <table:table-row table:style-name="ro1">
          <table:table-cell office:value-type="float" office:value="425.771231145" calcext:value-type="float">
            <text:p>425.771231145</text:p>
          </table:table-cell>
          <table:table-cell office:value-type="float" office:value="515860" calcext:value-type="float">
            <text:p>515860</text:p>
          </table:table-cell>
          <table:table-cell office:value-type="float" office:value="523124" calcext:value-type="float">
            <text:p>523124</text:p>
          </table:table-cell>
          <table:table-cell office:value-type="float" office:value="0.991006039771688" calcext:value-type="float">
            <text:p>0.991006039771688</text:p>
          </table:table-cell>
        </table:table-row>
        <table:table-row table:style-name="ro1">
          <table:table-cell office:value-type="float" office:value="425.898392932" calcext:value-type="float">
            <text:p>425.898392932</text:p>
          </table:table-cell>
          <table:table-cell office:value-type="float" office:value="519939" calcext:value-type="float">
            <text:p>519939</text:p>
          </table:table-cell>
          <table:table-cell office:value-type="float" office:value="517733" calcext:value-type="float">
            <text:p>517733</text:p>
          </table:table-cell>
          <table:table-cell office:value-type="float" office:value="0.988609027621547" calcext:value-type="float">
            <text:p>0.988609027621547</text:p>
          </table:table-cell>
        </table:table-row>
        <table:table-row table:style-name="ro1">
          <table:table-cell office:value-type="float" office:value="426.031346731999" calcext:value-type="float">
            <text:p>426.031346731999</text:p>
          </table:table-cell>
          <table:table-cell office:value-type="float" office:value="527988" calcext:value-type="float">
            <text:p>527988</text:p>
          </table:table-cell>
          <table:table-cell office:value-type="float" office:value="519939" calcext:value-type="float">
            <text:p>519939</text:p>
          </table:table-cell>
          <table:table-cell office:value-type="float" office:value="0.986691417901433" calcext:value-type="float">
            <text:p>0.986691417901433</text:p>
          </table:table-cell>
        </table:table-row>
        <table:table-row table:style-name="ro1">
          <table:table-cell office:value-type="float" office:value="426.154791763" calcext:value-type="float">
            <text:p>426.154791763</text:p>
          </table:table-cell>
          <table:table-cell office:value-type="float" office:value="534418" calcext:value-type="float">
            <text:p>534418</text:p>
          </table:table-cell>
          <table:table-cell office:value-type="float" office:value="527988" calcext:value-type="float">
            <text:p>527988</text:p>
          </table:table-cell>
          <table:table-cell office:value-type="float" office:value="0.986536232912696" calcext:value-type="float">
            <text:p>0.986536232912696</text:p>
          </table:table-cell>
        </table:table-row>
        <table:table-row table:style-name="ro1">
          <table:table-cell office:value-type="float" office:value="426.307654662" calcext:value-type="float">
            <text:p>426.307654662</text:p>
          </table:table-cell>
          <table:table-cell office:value-type="float" office:value="535658" calcext:value-type="float">
            <text:p>535658</text:p>
          </table:table-cell>
          <table:table-cell office:value-type="float" office:value="534418" calcext:value-type="float">
            <text:p>534418</text:p>
          </table:table-cell>
          <table:table-cell office:value-type="float" office:value="0.986412084921706" calcext:value-type="float">
            <text:p>0.986412084921706</text:p>
          </table:table-cell>
        </table:table-row>
        <table:table-row table:style-name="ro1">
          <table:table-cell office:value-type="float" office:value="426.437562624" calcext:value-type="float">
            <text:p>426.437562624</text:p>
          </table:table-cell>
          <table:table-cell office:value-type="float" office:value="530260" calcext:value-type="float">
            <text:p>530260</text:p>
          </table:table-cell>
          <table:table-cell office:value-type="float" office:value="535658" calcext:value-type="float">
            <text:p>535658</text:p>
          </table:table-cell>
          <table:table-cell office:value-type="float" office:value="0.986312766528914" calcext:value-type="float">
            <text:p>0.986312766528914</text:p>
          </table:table-cell>
        </table:table-row>
        <table:table-row table:style-name="ro1">
          <table:table-cell office:value-type="float" office:value="426.552695421" calcext:value-type="float">
            <text:p>426.552695421</text:p>
          </table:table-cell>
          <table:table-cell office:value-type="float" office:value="523301" calcext:value-type="float">
            <text:p>523301</text:p>
          </table:table-cell>
          <table:table-cell office:value-type="float" office:value="530821" calcext:value-type="float">
            <text:p>530821</text:p>
          </table:table-cell>
          <table:table-cell office:value-type="float" office:value="0.987631773506819" calcext:value-type="float">
            <text:p>0.987631773506819</text:p>
          </table:table-cell>
        </table:table-row>
        <table:table-row table:style-name="ro1">
          <table:table-cell office:value-type="float" office:value="426.671258831" calcext:value-type="float">
            <text:p>426.671258831</text:p>
          </table:table-cell>
          <table:table-cell office:value-type="float" office:value="517870" calcext:value-type="float">
            <text:p>517870</text:p>
          </table:table-cell>
          <table:table-cell office:value-type="float" office:value="525789" calcext:value-type="float">
            <text:p>525789</text:p>
          </table:table-cell>
          <table:table-cell office:value-type="float" office:value="0.988686979089143" calcext:value-type="float">
            <text:p>0.988686979089143</text:p>
          </table:table-cell>
        </table:table-row>
        <table:table-row table:style-name="ro1">
          <table:table-cell office:value-type="float" office:value="426.788168681" calcext:value-type="float">
            <text:p>426.788168681</text:p>
          </table:table-cell>
          <table:table-cell office:value-type="float" office:value="517074" calcext:value-type="float">
            <text:p>517074</text:p>
          </table:table-cell>
          <table:table-cell office:value-type="float" office:value="518589" calcext:value-type="float">
            <text:p>518589</text:p>
          </table:table-cell>
          <table:table-cell office:value-type="float" office:value="0.990949583271315" calcext:value-type="float">
            <text:p>0.990949583271315</text:p>
          </table:table-cell>
        </table:table-row>
        <table:table-row table:style-name="ro1">
          <table:table-cell office:value-type="float" office:value="426.908209539" calcext:value-type="float">
            <text:p>426.908209539</text:p>
          </table:table-cell>
          <table:table-cell office:value-type="float" office:value="521455" calcext:value-type="float">
            <text:p>521455</text:p>
          </table:table-cell>
          <table:table-cell office:value-type="float" office:value="517074" calcext:value-type="float">
            <text:p>517074</text:p>
          </table:table-cell>
          <table:table-cell office:value-type="float" office:value="0.992759666617052" calcext:value-type="float">
            <text:p>0.992759666617052</text:p>
          </table:table-cell>
        </table:table-row>
        <table:table-row table:style-name="ro1">
          <table:table-cell office:value-type="float" office:value="427.027111893" calcext:value-type="float">
            <text:p>427.027111893</text:p>
          </table:table-cell>
          <table:table-cell office:value-type="float" office:value="528722" calcext:value-type="float">
            <text:p>528722</text:p>
          </table:table-cell>
          <table:table-cell office:value-type="float" office:value="521455" calcext:value-type="float">
            <text:p>521455</text:p>
          </table:table-cell>
          <table:table-cell office:value-type="float" office:value="0.995646582214505" calcext:value-type="float">
            <text:p>0.995646582214505</text:p>
          </table:table-cell>
        </table:table-row>
        <table:table-row table:style-name="ro1">
          <table:table-cell office:value-type="float" office:value="427.166319160999" calcext:value-type="float">
            <text:p>427.166319160999</text:p>
          </table:table-cell>
          <table:table-cell office:value-type="float" office:value="535815" calcext:value-type="float">
            <text:p>535815</text:p>
          </table:table-cell>
          <table:table-cell office:value-type="float" office:value="528722" calcext:value-type="float">
            <text:p>528722</text:p>
          </table:table-cell>
          <table:table-cell office:value-type="float" office:value="0.997956114692467" calcext:value-type="float">
            <text:p>0.997956114692467</text:p>
          </table:table-cell>
        </table:table-row>
        <table:table-row table:style-name="ro1">
          <table:table-cell office:value-type="float" office:value="427.34890856" calcext:value-type="float">
            <text:p>427.34890856</text:p>
          </table:table-cell>
          <table:table-cell office:value-type="float" office:value="535479" calcext:value-type="float">
            <text:p>535479</text:p>
          </table:table-cell>
          <table:table-cell office:value-type="float" office:value="535815" calcext:value-type="float">
            <text:p>535815</text:p>
          </table:table-cell>
          <table:table-cell office:value-type="float" office:value="0.998364891753974" calcext:value-type="float">
            <text:p>0.998364891753974</text:p>
          </table:table-cell>
        </table:table-row>
        <table:table-row table:style-name="ro1">
          <table:table-cell office:value-type="float" office:value="427.49068413" calcext:value-type="float">
            <text:p>427.49068413</text:p>
          </table:table-cell>
          <table:table-cell office:value-type="float" office:value="528075" calcext:value-type="float">
            <text:p>528075</text:p>
          </table:table-cell>
          <table:table-cell office:value-type="float" office:value="535479" calcext:value-type="float">
            <text:p>535479</text:p>
          </table:table-cell>
          <table:table-cell office:value-type="float" office:value="0.998691913403179" calcext:value-type="float">
            <text:p>0.998691913403179</text:p>
          </table:table-cell>
        </table:table-row>
        <table:table-row table:style-name="ro1">
          <table:table-cell office:value-type="float" office:value="427.618167630999" calcext:value-type="float">
            <text:p>427.618167630999</text:p>
          </table:table-cell>
          <table:table-cell office:value-type="float" office:value="520857" calcext:value-type="float">
            <text:p>520857</text:p>
          </table:table-cell>
          <table:table-cell office:value-type="float" office:value="531831" calcext:value-type="float">
            <text:p>531831</text:p>
          </table:table-cell>
          <table:table-cell office:value-type="float" office:value="1.00039237964341" calcext:value-type="float">
            <text:p>1.00039237964341</text:p>
          </table:table-cell>
        </table:table-row>
        <table:table-row table:style-name="ro1">
          <table:table-cell office:value-type="float" office:value="427.749766904" calcext:value-type="float">
            <text:p>427.749766904</text:p>
          </table:table-cell>
          <table:table-cell office:value-type="float" office:value="517749" calcext:value-type="float">
            <text:p>517749</text:p>
          </table:table-cell>
          <table:table-cell office:value-type="float" office:value="525831" calcext:value-type="float">
            <text:p>525831</text:p>
          </table:table-cell>
          <table:table-cell office:value-type="float" office:value="1.00175275263559" calcext:value-type="float">
            <text:p>1.00175275263559</text:p>
          </table:table-cell>
        </table:table-row>
        <table:table-row table:style-name="ro1">
          <table:table-cell office:value-type="float" office:value="427.873853093" calcext:value-type="float">
            <text:p>427.873853093</text:p>
          </table:table-cell>
          <table:table-cell office:value-type="float" office:value="520752" calcext:value-type="float">
            <text:p>520752</text:p>
          </table:table-cell>
          <table:table-cell office:value-type="float" office:value="520626" calcext:value-type="float">
            <text:p>520626</text:p>
          </table:table-cell>
          <table:table-cell office:value-type="float" office:value="1.00430075283311" calcext:value-type="float">
            <text:p>1.00430075283311</text:p>
          </table:table-cell>
        </table:table-row>
        <table:table-row table:style-name="ro1">
          <table:table-cell office:value-type="float" office:value="428.003954897" calcext:value-type="float">
            <text:p>428.003954897</text:p>
          </table:table-cell>
          <table:table-cell office:value-type="float" office:value="528252" calcext:value-type="float">
            <text:p>528252</text:p>
          </table:table-cell>
          <table:table-cell office:value-type="float" office:value="520752" calcext:value-type="float">
            <text:p>520752</text:p>
          </table:table-cell>
          <table:table-cell office:value-type="float" office:value="1.00633915299112" calcext:value-type="float">
            <text:p>1.00633915299112</text:p>
          </table:table-cell>
        </table:table-row>
        <table:table-row table:style-name="ro1">
          <table:table-cell office:value-type="float" office:value="428.157724335999" calcext:value-type="float">
            <text:p>428.157724335999</text:p>
          </table:table-cell>
          <table:table-cell office:value-type="float" office:value="536523" calcext:value-type="float">
            <text:p>536523</text:p>
          </table:table-cell>
          <table:table-cell office:value-type="float" office:value="528252" calcext:value-type="float">
            <text:p>528252</text:p>
          </table:table-cell>
          <table:table-cell office:value-type="float" office:value="1.00796987311754" calcext:value-type="float">
            <text:p>1.00796987311754</text:p>
          </table:table-cell>
        </table:table-row>
        <table:table-row table:style-name="ro1">
          <table:table-cell office:value-type="float" office:value="428.306756216" calcext:value-type="float">
            <text:p>428.306756216</text:p>
          </table:table-cell>
          <table:table-cell office:value-type="float" office:value="537677" calcext:value-type="float">
            <text:p>537677</text:p>
          </table:table-cell>
          <table:table-cell office:value-type="float" office:value="536523" calcext:value-type="float">
            <text:p>536523</text:p>
          </table:table-cell>
          <table:table-cell office:value-type="float" office:value="1.00927444921867" calcext:value-type="float">
            <text:p>1.00927444921867</text:p>
          </table:table-cell>
        </table:table-row>
        <table:table-row table:style-name="ro1">
          <table:table-cell office:value-type="float" office:value="428.433404317" calcext:value-type="float">
            <text:p>428.433404317</text:p>
          </table:table-cell>
          <table:table-cell office:value-type="float" office:value="532496" calcext:value-type="float">
            <text:p>532496</text:p>
          </table:table-cell>
          <table:table-cell office:value-type="float" office:value="537677" calcext:value-type="float">
            <text:p>537677</text:p>
          </table:table-cell>
          <table:table-cell office:value-type="float" office:value="1.01179912141873" calcext:value-type="float">
            <text:p>1.01179912141873</text:p>
          </table:table-cell>
        </table:table-row>
        <table:table-row table:style-name="ro1">
          <table:table-cell office:value-type="float" office:value="428.544244151" calcext:value-type="float">
            <text:p>428.544244151</text:p>
          </table:table-cell>
          <table:table-cell office:value-type="float" office:value="525799" calcext:value-type="float">
            <text:p>525799</text:p>
          </table:table-cell>
          <table:table-cell office:value-type="float" office:value="532877" calcext:value-type="float">
            <text:p>532877</text:p>
          </table:table-cell>
          <table:table-cell office:value-type="float" office:value="1.01381885917878" calcext:value-type="float">
            <text:p>1.01381885917878</text:p>
          </table:table-cell>
        </table:table-row>
        <table:table-row table:style-name="ro1">
          <table:table-cell office:value-type="float" office:value="428.666701519" calcext:value-type="float">
            <text:p>428.666701519</text:p>
          </table:table-cell>
          <table:table-cell office:value-type="float" office:value="520005" calcext:value-type="float">
            <text:p>520005</text:p>
          </table:table-cell>
          <table:table-cell office:value-type="float" office:value="526555" calcext:value-type="float">
            <text:p>526555</text:p>
          </table:table-cell>
          <table:table-cell office:value-type="float" office:value="1.0169374402842" calcext:value-type="float">
            <text:p>1.0169374402842</text:p>
          </table:table-cell>
        </table:table-row>
        <table:table-row table:style-name="ro1">
          <table:table-cell office:value-type="float" office:value="428.812894064" calcext:value-type="float">
            <text:p>428.812894064</text:p>
          </table:table-cell>
          <table:table-cell office:value-type="float" office:value="519583" calcext:value-type="float">
            <text:p>519583</text:p>
          </table:table-cell>
          <table:table-cell office:value-type="float" office:value="520832" calcext:value-type="float">
            <text:p>520832</text:p>
          </table:table-cell>
          <table:table-cell office:value-type="float" office:value="1.01943230516854" calcext:value-type="float">
            <text:p>1.01943230516854</text:p>
          </table:table-cell>
        </table:table-row>
        <table:table-row table:style-name="ro1">
          <table:table-cell office:value-type="float" office:value="428.950722484" calcext:value-type="float">
            <text:p>428.950722484</text:p>
          </table:table-cell>
          <table:table-cell office:value-type="float" office:value="525903" calcext:value-type="float">
            <text:p>525903</text:p>
          </table:table-cell>
          <table:table-cell office:value-type="float" office:value="519583" calcext:value-type="float">
            <text:p>519583</text:p>
          </table:table-cell>
          <table:table-cell office:value-type="float" office:value="1.02295325154224" calcext:value-type="float">
            <text:p>1.02295325154224</text:p>
          </table:table-cell>
        </table:table-row>
        <table:table-row table:style-name="ro1">
          <table:table-cell office:value-type="float" office:value="429.06820215" calcext:value-type="float">
            <text:p>429.06820215</text:p>
          </table:table-cell>
          <table:table-cell office:value-type="float" office:value="533223" calcext:value-type="float">
            <text:p>533223</text:p>
          </table:table-cell>
          <table:table-cell office:value-type="float" office:value="525903" calcext:value-type="float">
            <text:p>525903</text:p>
          </table:table-cell>
          <table:table-cell office:value-type="float" office:value="1.0257700086412" calcext:value-type="float">
            <text:p>1.0257700086412</text:p>
          </table:table-cell>
        </table:table-row>
        <table:table-row table:style-name="ro1">
          <table:table-cell office:value-type="float" office:value="429.195300346999" calcext:value-type="float">
            <text:p>429.195300346999</text:p>
          </table:table-cell>
          <table:table-cell office:value-type="float" office:value="538610" calcext:value-type="float">
            <text:p>538610</text:p>
          </table:table-cell>
          <table:table-cell office:value-type="float" office:value="533223" calcext:value-type="float">
            <text:p>533223</text:p>
          </table:table-cell>
          <table:table-cell office:value-type="float" office:value="1.02802341432037" calcext:value-type="float">
            <text:p>1.02802341432037</text:p>
          </table:table-cell>
        </table:table-row>
        <table:table-row table:style-name="ro1">
          <table:table-cell office:value-type="float" office:value="429.314824378" calcext:value-type="float">
            <text:p>429.314824378</text:p>
          </table:table-cell>
          <table:table-cell office:value-type="float" office:value="538496" calcext:value-type="float">
            <text:p>538496</text:p>
          </table:table-cell>
          <table:table-cell office:value-type="float" office:value="538610" calcext:value-type="float">
            <text:p>538610</text:p>
          </table:table-cell>
          <table:table-cell office:value-type="float" office:value="1.01644858220256" calcext:value-type="float">
            <text:p>1.01644858220256</text:p>
          </table:table-cell>
        </table:table-row>
        <table:table-row table:style-name="ro1">
          <table:table-cell office:value-type="float" office:value="429.436664778999" calcext:value-type="float">
            <text:p>429.436664778999</text:p>
          </table:table-cell>
          <table:table-cell office:value-type="float" office:value="533311" calcext:value-type="float">
            <text:p>533311</text:p>
          </table:table-cell>
          <table:table-cell office:value-type="float" office:value="538496" calcext:value-type="float">
            <text:p>538496</text:p>
          </table:table-cell>
          <table:table-cell office:value-type="float" office:value="1.00718871650832" calcext:value-type="float">
            <text:p>1.00718871650832</text:p>
          </table:table-cell>
        </table:table-row>
        <table:table-row table:style-name="ro1">
          <table:table-cell office:value-type="float" office:value="429.555595103" calcext:value-type="float">
            <text:p>429.555595103</text:p>
          </table:table-cell>
          <table:table-cell office:value-type="float" office:value="526133" calcext:value-type="float">
            <text:p>526133</text:p>
          </table:table-cell>
          <table:table-cell office:value-type="float" office:value="533696" calcext:value-type="float">
            <text:p>533696</text:p>
          </table:table-cell>
          <table:table-cell office:value-type="float" office:value="0.999780823952923" calcext:value-type="float">
            <text:p>0.999780823952923</text:p>
          </table:table-cell>
        </table:table-row>
        <table:table-row table:style-name="ro1">
          <table:table-cell office:value-type="float" office:value="429.679840334" calcext:value-type="float">
            <text:p>429.679840334</text:p>
          </table:table-cell>
          <table:table-cell office:value-type="float" office:value="520635" calcext:value-type="float">
            <text:p>520635</text:p>
          </table:table-cell>
          <table:table-cell office:value-type="float" office:value="528010" calcext:value-type="float">
            <text:p>528010</text:p>
          </table:table-cell>
          <table:table-cell office:value-type="float" office:value="0.995313380966849" calcext:value-type="float">
            <text:p>0.995313380966849</text:p>
          </table:table-cell>
        </table:table-row>
        <table:table-row table:style-name="ro1">
          <table:table-cell office:value-type="float" office:value="429.815992893" calcext:value-type="float">
            <text:p>429.815992893</text:p>
          </table:table-cell>
          <table:table-cell office:value-type="float" office:value="520663" calcext:value-type="float">
            <text:p>520663</text:p>
          </table:table-cell>
          <table:table-cell office:value-type="float" office:value="522311" calcext:value-type="float">
            <text:p>522311</text:p>
          </table:table-cell>
          <table:table-cell office:value-type="float" office:value="0.991739426577991" calcext:value-type="float">
            <text:p>0.991739426577991</text:p>
          </table:table-cell>
        </table:table-row>
        <table:table-row table:style-name="ro1">
          <table:table-cell office:value-type="float" office:value="429.954063546" calcext:value-type="float">
            <text:p>429.954063546</text:p>
          </table:table-cell>
          <table:table-cell office:value-type="float" office:value="527107" calcext:value-type="float">
            <text:p>527107</text:p>
          </table:table-cell>
          <table:table-cell office:value-type="float" office:value="520663" calcext:value-type="float">
            <text:p>520663</text:p>
          </table:table-cell>
          <table:table-cell office:value-type="float" office:value="0.99036123823209" calcext:value-type="float">
            <text:p>0.99036123823209</text:p>
          </table:table-cell>
        </table:table-row>
        <table:table-row table:style-name="ro1">
          <table:table-cell office:value-type="float" office:value="430.095617241999" calcext:value-type="float">
            <text:p>430.095617241999</text:p>
          </table:table-cell>
          <table:table-cell office:value-type="float" office:value="535748" calcext:value-type="float">
            <text:p>535748</text:p>
          </table:table-cell>
          <table:table-cell office:value-type="float" office:value="527107" calcext:value-type="float">
            <text:p>527107</text:p>
          </table:table-cell>
          <table:table-cell office:value-type="float" office:value="0.989258687555369" calcext:value-type="float">
            <text:p>0.989258687555369</text:p>
          </table:table-cell>
        </table:table-row>
        <table:table-row table:style-name="ro1">
          <table:table-cell office:value-type="float" office:value="430.221873787999" calcext:value-type="float">
            <text:p>430.221873787999</text:p>
          </table:table-cell>
          <table:table-cell office:value-type="float" office:value="540066" calcext:value-type="float">
            <text:p>540066</text:p>
          </table:table-cell>
          <table:table-cell office:value-type="float" office:value="535748" calcext:value-type="float">
            <text:p>535748</text:p>
          </table:table-cell>
          <table:table-cell office:value-type="float" office:value="0.988376647013992" calcext:value-type="float">
            <text:p>0.988376647013992</text:p>
          </table:table-cell>
        </table:table-row>
        <table:table-row table:style-name="ro1">
          <table:table-cell office:value-type="float" office:value="430.358169969" calcext:value-type="float">
            <text:p>430.358169969</text:p>
          </table:table-cell>
          <table:table-cell office:value-type="float" office:value="538136" calcext:value-type="float">
            <text:p>538136</text:p>
          </table:table-cell>
          <table:table-cell office:value-type="float" office:value="540066" calcext:value-type="float">
            <text:p>540066</text:p>
          </table:table-cell>
          <table:table-cell office:value-type="float" office:value="0.986190039415705" calcext:value-type="float">
            <text:p>0.986190039415705</text:p>
          </table:table-cell>
        </table:table-row>
        <table:table-row table:style-name="ro1">
          <table:table-cell office:value-type="float" office:value="430.491880447" calcext:value-type="float">
            <text:p>430.491880447</text:p>
          </table:table-cell>
          <table:table-cell office:value-type="float" office:value="531001" calcext:value-type="float">
            <text:p>531001</text:p>
          </table:table-cell>
          <table:table-cell office:value-type="float" office:value="538136" calcext:value-type="float">
            <text:p>538136</text:p>
          </table:table-cell>
          <table:table-cell office:value-type="float" office:value="0.985921728502261" calcext:value-type="float">
            <text:p>0.985921728502261</text:p>
          </table:table-cell>
        </table:table-row>
        <table:table-row table:style-name="ro1">
          <table:table-cell office:value-type="float" office:value="430.634683089" calcext:value-type="float">
            <text:p>430.634683089</text:p>
          </table:table-cell>
          <table:table-cell office:value-type="float" office:value="523146" calcext:value-type="float">
            <text:p>523146</text:p>
          </table:table-cell>
          <table:table-cell office:value-type="float" office:value="534980" calcext:value-type="float">
            <text:p>534980</text:p>
          </table:table-cell>
          <table:table-cell office:value-type="float" office:value="0.985707079771506" calcext:value-type="float">
            <text:p>0.985707079771506</text:p>
          </table:table-cell>
        </table:table-row>
        <table:table-row table:style-name="ro1">
          <table:table-cell office:value-type="float" office:value="430.763626298" calcext:value-type="float">
            <text:p>430.763626298</text:p>
          </table:table-cell>
          <table:table-cell office:value-type="float" office:value="520800" calcext:value-type="float">
            <text:p>520800</text:p>
          </table:table-cell>
          <table:table-cell office:value-type="float" office:value="529135" calcext:value-type="float">
            <text:p>529135</text:p>
          </table:table-cell>
          <table:table-cell office:value-type="float" office:value="0.985535360786901" calcext:value-type="float">
            <text:p>0.985535360786901</text:p>
          </table:table-cell>
        </table:table-row>
        <table:table-row table:style-name="ro1">
          <table:table-cell office:value-type="float" office:value="430.928683247999" calcext:value-type="float">
            <text:p>430.928683247999</text:p>
          </table:table-cell>
          <table:table-cell office:value-type="float" office:value="526596" calcext:value-type="float">
            <text:p>526596</text:p>
          </table:table-cell>
          <table:table-cell office:value-type="float" office:value="523135" calcext:value-type="float">
            <text:p>523135</text:p>
          </table:table-cell>
          <table:table-cell office:value-type="float" office:value="0.985397985599218" calcext:value-type="float">
            <text:p>0.985397985599218</text:p>
          </table:table-cell>
        </table:table-row>
        <table:table-row table:style-name="ro1">
          <table:table-cell office:value-type="float" office:value="431.074966082999" calcext:value-type="float">
            <text:p>431.074966082999</text:p>
          </table:table-cell>
          <table:table-cell office:value-type="float" office:value="535612" calcext:value-type="float">
            <text:p>535612</text:p>
          </table:table-cell>
          <table:table-cell office:value-type="float" office:value="526596" calcext:value-type="float">
            <text:p>526596</text:p>
          </table:table-cell>
          <table:table-cell office:value-type="float" office:value="0.985288085449071" calcext:value-type="float">
            <text:p>0.985288085449071</text:p>
          </table:table-cell>
        </table:table-row>
        <table:table-row table:style-name="ro1">
          <table:table-cell office:value-type="float" office:value="431.203319405" calcext:value-type="float">
            <text:p>431.203319405</text:p>
          </table:table-cell>
          <table:table-cell office:value-type="float" office:value="540776" calcext:value-type="float">
            <text:p>540776</text:p>
          </table:table-cell>
          <table:table-cell office:value-type="float" office:value="535612" calcext:value-type="float">
            <text:p>535612</text:p>
          </table:table-cell>
          <table:table-cell office:value-type="float" office:value="0.986703750802005" calcext:value-type="float">
            <text:p>0.986703750802005</text:p>
          </table:table-cell>
        </table:table-row>
        <table:table-row table:style-name="ro1">
          <table:table-cell office:value-type="float" office:value="431.332784239999" calcext:value-type="float">
            <text:p>431.332784239999</text:p>
          </table:table-cell>
          <table:table-cell office:value-type="float" office:value="540010" calcext:value-type="float">
            <text:p>540010</text:p>
          </table:table-cell>
          <table:table-cell office:value-type="float" office:value="540776" calcext:value-type="float">
            <text:p>540776</text:p>
          </table:table-cell>
          <table:table-cell office:value-type="float" office:value="0.987836283084352" calcext:value-type="float">
            <text:p>0.987836283084352</text:p>
          </table:table-cell>
        </table:table-row>
        <table:table-row table:style-name="ro1">
          <table:table-cell office:value-type="float" office:value="431.446368716999" calcext:value-type="float">
            <text:p>431.446368716999</text:p>
          </table:table-cell>
          <table:table-cell office:value-type="float" office:value="534752" calcext:value-type="float">
            <text:p>534752</text:p>
          </table:table-cell>
          <table:table-cell office:value-type="float" office:value="540010" calcext:value-type="float">
            <text:p>540010</text:p>
          </table:table-cell>
          <table:table-cell office:value-type="float" office:value="0.98874230891023" calcext:value-type="float">
            <text:p>0.98874230891023</text:p>
          </table:table-cell>
        </table:table-row>
        <table:table-row table:style-name="ro1">
          <table:table-cell office:value-type="float" office:value="431.568686404" calcext:value-type="float">
            <text:p>431.568686404</text:p>
          </table:table-cell>
          <table:table-cell office:value-type="float" office:value="527385" calcext:value-type="float">
            <text:p>527385</text:p>
          </table:table-cell>
          <table:table-cell office:value-type="float" office:value="536584" calcext:value-type="float">
            <text:p>536584</text:p>
          </table:table-cell>
          <table:table-cell office:value-type="float" office:value="0.990993847128184" calcext:value-type="float">
            <text:p>0.990993847128184</text:p>
          </table:table-cell>
        </table:table-row>
        <table:table-row table:style-name="ro1">
          <table:table-cell office:value-type="float" office:value="431.691915971" calcext:value-type="float">
            <text:p>431.691915971</text:p>
          </table:table-cell>
          <table:table-cell office:value-type="float" office:value="522350" calcext:value-type="float">
            <text:p>522350</text:p>
          </table:table-cell>
          <table:table-cell office:value-type="float" office:value="531815" calcext:value-type="float">
            <text:p>531815</text:p>
          </table:table-cell>
          <table:table-cell office:value-type="float" office:value="0.992795077702547" calcext:value-type="float">
            <text:p>0.992795077702547</text:p>
          </table:table-cell>
        </table:table-row>
        <table:table-row table:style-name="ro1">
          <table:table-cell office:value-type="float" office:value="431.808261443" calcext:value-type="float">
            <text:p>431.808261443</text:p>
          </table:table-cell>
          <table:table-cell office:value-type="float" office:value="522470" calcext:value-type="float">
            <text:p>522470</text:p>
          </table:table-cell>
          <table:table-cell office:value-type="float" office:value="525815" calcext:value-type="float">
            <text:p>525815</text:p>
          </table:table-cell>
          <table:table-cell office:value-type="float" office:value="0.994236062162038" calcext:value-type="float">
            <text:p>0.994236062162038</text:p>
          </table:table-cell>
        </table:table-row>
        <table:table-row table:style-name="ro1">
          <table:table-cell office:value-type="float" office:value="431.936766756" calcext:value-type="float">
            <text:p>431.936766756</text:p>
          </table:table-cell>
          <table:table-cell office:value-type="float" office:value="528067" calcext:value-type="float">
            <text:p>528067</text:p>
          </table:table-cell>
          <table:table-cell office:value-type="float" office:value="522470" calcext:value-type="float">
            <text:p>522470</text:p>
          </table:table-cell>
          <table:table-cell office:value-type="float" office:value="0.99538884972963" calcext:value-type="float">
            <text:p>0.99538884972963</text:p>
          </table:table-cell>
        </table:table-row>
        <table:table-row table:style-name="ro1">
          <table:table-cell office:value-type="float" office:value="432.099698869" calcext:value-type="float">
            <text:p>432.099698869</text:p>
          </table:table-cell>
          <table:table-cell office:value-type="float" office:value="537962" calcext:value-type="float">
            <text:p>537962</text:p>
          </table:table-cell>
          <table:table-cell office:value-type="float" office:value="528067" calcext:value-type="float">
            <text:p>528067</text:p>
          </table:table-cell>
          <table:table-cell office:value-type="float" office:value="0.994784362226452" calcext:value-type="float">
            <text:p>0.994784362226452</text:p>
          </table:table-cell>
        </table:table-row>
        <table:table-row table:style-name="ro1">
          <table:table-cell office:value-type="float" office:value="432.268737528" calcext:value-type="float">
            <text:p>432.268737528</text:p>
          </table:table-cell>
          <table:table-cell office:value-type="float" office:value="542199" calcext:value-type="float">
            <text:p>542199</text:p>
          </table:table-cell>
          <table:table-cell office:value-type="float" office:value="537962" calcext:value-type="float">
            <text:p>537962</text:p>
          </table:table-cell>
          <table:table-cell office:value-type="float" office:value="0.99430077222391" calcext:value-type="float">
            <text:p>0.99430077222391</text:p>
          </table:table-cell>
        </table:table-row>
        <table:table-row table:style-name="ro1">
          <table:table-cell office:value-type="float" office:value="432.397531594999" calcext:value-type="float">
            <text:p>432.397531594999</text:p>
          </table:table-cell>
          <table:table-cell office:value-type="float" office:value="538400" calcext:value-type="float">
            <text:p>538400</text:p>
          </table:table-cell>
          <table:table-cell office:value-type="float" office:value="542199" calcext:value-type="float">
            <text:p>542199</text:p>
          </table:table-cell>
          <table:table-cell office:value-type="float" office:value="0.993913900221876" calcext:value-type="float">
            <text:p>0.993913900221876</text:p>
          </table:table-cell>
        </table:table-row>
        <table:table-row table:style-name="ro1">
          <table:table-cell office:value-type="float" office:value="432.517151037" calcext:value-type="float">
            <text:p>432.517151037</text:p>
          </table:table-cell>
          <table:table-cell office:value-type="float" office:value="531441" calcext:value-type="float">
            <text:p>531441</text:p>
          </table:table-cell>
          <table:table-cell office:value-type="float" office:value="538599" calcext:value-type="float">
            <text:p>538599</text:p>
          </table:table-cell>
          <table:table-cell office:value-type="float" office:value="0.995131120177501" calcext:value-type="float">
            <text:p>0.995131120177501</text:p>
          </table:table-cell>
        </table:table-row>
        <table:table-row table:style-name="ro1">
          <table:table-cell office:value-type="float" office:value="432.661818962" calcext:value-type="float">
            <text:p>432.661818962</text:p>
          </table:table-cell>
          <table:table-cell office:value-type="float" office:value="524157" calcext:value-type="float">
            <text:p>524157</text:p>
          </table:table-cell>
          <table:table-cell office:value-type="float" office:value="511207" calcext:value-type="float">
            <text:p>511207</text:p>
          </table:table-cell>
          <table:table-cell office:value-type="float" office:value="0.994578178584749" calcext:value-type="float">
            <text:p>0.994578178584749</text:p>
          </table:table-cell>
        </table:table-row>
        <table:table-row table:style-name="ro1">
          <table:table-cell office:value-type="float" office:value="432.777626497" calcext:value-type="float">
            <text:p>432.777626497</text:p>
          </table:table-cell>
          <table:table-cell office:value-type="float" office:value="522927" calcext:value-type="float">
            <text:p>522927</text:p>
          </table:table-cell>
          <table:table-cell office:value-type="float" office:value="514924" calcext:value-type="float">
            <text:p>514924</text:p>
          </table:table-cell>
          <table:table-cell office:value-type="float" office:value="0.995662542867799" calcext:value-type="float">
            <text:p>0.995662542867799</text:p>
          </table:table-cell>
        </table:table-row>
        <table:table-row table:style-name="ro1">
          <table:table-cell office:value-type="float" office:value="432.881649825" calcext:value-type="float">
            <text:p>432.881649825</text:p>
          </table:table-cell>
          <table:table-cell office:value-type="float" office:value="526112" calcext:value-type="float">
            <text:p>526112</text:p>
          </table:table-cell>
          <table:table-cell office:value-type="float" office:value="517324" calcext:value-type="float">
            <text:p>517324</text:p>
          </table:table-cell>
          <table:table-cell office:value-type="float" office:value="0.996530034294239" calcext:value-type="float">
            <text:p>0.996530034294239</text:p>
          </table:table-cell>
        </table:table-row>
        <table:table-row table:style-name="ro1">
          <table:table-cell office:value-type="float" office:value="432.997838473999" calcext:value-type="float">
            <text:p>432.997838473999</text:p>
          </table:table-cell>
          <table:table-cell office:value-type="float" office:value="532862" calcext:value-type="float">
            <text:p>532862</text:p>
          </table:table-cell>
          <table:table-cell office:value-type="float" office:value="522124" calcext:value-type="float">
            <text:p>522124</text:p>
          </table:table-cell>
          <table:table-cell office:value-type="float" office:value="0.997224027435392" calcext:value-type="float">
            <text:p>0.997224027435392</text:p>
          </table:table-cell>
        </table:table-row>
        <table:table-row table:style-name="ro1">
          <table:table-cell office:value-type="float" office:value="433.108682066999" calcext:value-type="float">
            <text:p>433.108682066999</text:p>
          </table:table-cell>
          <table:table-cell office:value-type="float" office:value="539418" calcext:value-type="float">
            <text:p>539418</text:p>
          </table:table-cell>
          <table:table-cell office:value-type="float" office:value="526465" calcext:value-type="float">
            <text:p>526465</text:p>
          </table:table-cell>
          <table:table-cell office:value-type="float" office:value="0.997779221948313" calcext:value-type="float">
            <text:p>0.997779221948313</text:p>
          </table:table-cell>
        </table:table-row>
        <table:table-row table:style-name="ro1">
          <table:table-cell office:value-type="float" office:value="433.222678508999" calcext:value-type="float">
            <text:p>433.222678508999</text:p>
          </table:table-cell>
          <table:table-cell office:value-type="float" office:value="543075" calcext:value-type="float">
            <text:p>543075</text:p>
          </table:table-cell>
          <table:table-cell office:value-type="float" office:value="530444" calcext:value-type="float">
            <text:p>530444</text:p>
          </table:table-cell>
          <table:table-cell office:value-type="float" office:value="0.998223377558651" calcext:value-type="float">
            <text:p>0.998223377558651</text:p>
          </table:table-cell>
        </table:table-row>
        <table:table-row table:style-name="ro1">
          <table:table-cell office:value-type="float" office:value="433.34777095" calcext:value-type="float">
            <text:p>433.34777095</text:p>
          </table:table-cell>
          <table:table-cell office:value-type="float" office:value="541519" calcext:value-type="float">
            <text:p>541519</text:p>
          </table:table-cell>
          <table:table-cell office:value-type="float" office:value="534932" calcext:value-type="float">
            <text:p>534932</text:p>
          </table:table-cell>
          <table:table-cell office:value-type="float" office:value="1.00012908964382" calcext:value-type="float">
            <text:p>1.00012908964382</text:p>
          </table:table-cell>
        </table:table-row>
        <table:table-row table:style-name="ro1">
          <table:table-cell office:value-type="float" office:value="433.494805254" calcext:value-type="float">
            <text:p>433.494805254</text:p>
          </table:table-cell>
          <table:table-cell office:value-type="float" office:value="533821" calcext:value-type="float">
            <text:p>533821</text:p>
          </table:table-cell>
          <table:table-cell office:value-type="float" office:value="539732" calcext:value-type="float">
            <text:p>539732</text:p>
          </table:table-cell>
          <table:table-cell office:value-type="float" office:value="1.00165365931196" calcext:value-type="float">
            <text:p>1.00165365931196</text:p>
          </table:table-cell>
        </table:table-row>
        <table:table-row table:style-name="ro1">
          <table:table-cell office:value-type="float" office:value="433.601543575" calcext:value-type="float">
            <text:p>433.601543575</text:p>
          </table:table-cell>
          <table:table-cell office:value-type="float" office:value="527645" calcext:value-type="float">
            <text:p>527645</text:p>
          </table:table-cell>
          <table:table-cell office:value-type="float" office:value="533821" calcext:value-type="float">
            <text:p>533821</text:p>
          </table:table-cell>
          <table:table-cell office:value-type="float" office:value="1.00287331504646" calcext:value-type="float">
            <text:p>1.00287331504646</text:p>
          </table:table-cell>
        </table:table-row>
        <table:table-row table:style-name="ro1">
          <table:table-cell office:value-type="float" office:value="433.797558401" calcext:value-type="float">
            <text:p>433.797558401</text:p>
          </table:table-cell>
          <table:table-cell office:value-type="float" office:value="524240" calcext:value-type="float">
            <text:p>524240</text:p>
          </table:table-cell>
          <table:table-cell office:value-type="float" office:value="527645" calcext:value-type="float">
            <text:p>527645</text:p>
          </table:table-cell>
          <table:table-cell office:value-type="float" office:value="1.00384903963407" calcext:value-type="float">
            <text:p>1.00384903963407</text:p>
          </table:table-cell>
        </table:table-row>
        <table:table-row table:style-name="ro1">
          <table:table-cell office:value-type="float" office:value="433.904402562999" calcext:value-type="float">
            <text:p>433.904402562999</text:p>
          </table:table-cell>
          <table:table-cell office:value-type="float" office:value="528252" calcext:value-type="float">
            <text:p>528252</text:p>
          </table:table-cell>
          <table:table-cell office:value-type="float" office:value="524240" calcext:value-type="float">
            <text:p>524240</text:p>
          </table:table-cell>
          <table:table-cell office:value-type="float" office:value="1.00462961930416" calcext:value-type="float">
            <text:p>1.00462961930416</text:p>
          </table:table-cell>
        </table:table-row>
        <table:table-row table:style-name="ro1">
          <table:table-cell office:value-type="float" office:value="434.039392227" calcext:value-type="float">
            <text:p>434.039392227</text:p>
          </table:table-cell>
          <table:table-cell office:value-type="float" office:value="536489" calcext:value-type="float">
            <text:p>536489</text:p>
          </table:table-cell>
          <table:table-cell office:value-type="float" office:value="528252" calcext:value-type="float">
            <text:p>528252</text:p>
          </table:table-cell>
          <table:table-cell office:value-type="float" office:value="1.00525408304022" calcext:value-type="float">
            <text:p>1.00525408304022</text:p>
          </table:table-cell>
        </table:table-row>
        <table:table-row table:style-name="ro1">
          <table:table-cell office:value-type="float" office:value="434.149676603" calcext:value-type="float">
            <text:p>434.149676603</text:p>
          </table:table-cell>
          <table:table-cell office:value-type="float" office:value="542227" calcext:value-type="float">
            <text:p>542227</text:p>
          </table:table-cell>
          <table:table-cell office:value-type="float" office:value="534788" calcext:value-type="float">
            <text:p>534788</text:p>
          </table:table-cell>
          <table:table-cell office:value-type="float" office:value="1.00575365402908" calcext:value-type="float">
            <text:p>1.00575365402908</text:p>
          </table:table-cell>
        </table:table-row>
        <table:table-row table:style-name="ro1">
          <table:table-cell office:value-type="float" office:value="434.357347412999" calcext:value-type="float">
            <text:p>434.357347412999</text:p>
          </table:table-cell>
          <table:table-cell office:value-type="float" office:value="542167" calcext:value-type="float">
            <text:p>542167</text:p>
          </table:table-cell>
          <table:table-cell office:value-type="float" office:value="541684" calcext:value-type="float">
            <text:p>541684</text:p>
          </table:table-cell>
          <table:table-cell office:value-type="float" office:value="1.00460292322326" calcext:value-type="float">
            <text:p>1.00460292322326</text:p>
          </table:table-cell>
        </table:table-row>
        <table:table-row table:style-name="ro1">
          <table:table-cell office:value-type="float" office:value="434.467114752999" calcext:value-type="float">
            <text:p>434.467114752999</text:p>
          </table:table-cell>
          <table:table-cell office:value-type="float" office:value="536518" calcext:value-type="float">
            <text:p>536518</text:p>
          </table:table-cell>
          <table:table-cell office:value-type="float" office:value="457441" calcext:value-type="float">
            <text:p>457441</text:p>
          </table:table-cell>
          <table:table-cell office:value-type="float" office:value="1.00368233857861" calcext:value-type="float">
            <text:p>1.00368233857861</text:p>
          </table:table-cell>
        </table:table-row>
        <table:table-row table:style-name="ro1">
          <table:table-cell office:value-type="float" office:value="434.665168123" calcext:value-type="float">
            <text:p>434.665168123</text:p>
          </table:table-cell>
          <table:table-cell office:value-type="float" office:value="526052" calcext:value-type="float">
            <text:p>526052</text:p>
          </table:table-cell>
          <table:table-cell office:value-type="float" office:value="465072" calcext:value-type="float">
            <text:p>465072</text:p>
          </table:table-cell>
          <table:table-cell office:value-type="float" office:value="1.00141915330564" calcext:value-type="float">
            <text:p>1.00141915330564</text:p>
          </table:table-cell>
        </table:table-row>
        <table:table-row table:style-name="ro1">
          <table:table-cell office:value-type="float" office:value="434.802931320999" calcext:value-type="float">
            <text:p>434.802931320999</text:p>
          </table:table-cell>
          <table:table-cell office:value-type="float" office:value="525350" calcext:value-type="float">
            <text:p>525350</text:p>
          </table:table-cell>
          <table:table-cell office:value-type="float" office:value="469872" calcext:value-type="float">
            <text:p>469872</text:p>
          </table:table-cell>
          <table:table-cell office:value-type="float" office:value="0.999608605087257" calcext:value-type="float">
            <text:p>0.999608605087257</text:p>
          </table:table-cell>
        </table:table-row>
        <table:table-row table:style-name="ro1">
          <table:table-cell office:value-type="float" office:value="434.971339562" calcext:value-type="float">
            <text:p>434.971339562</text:p>
          </table:table-cell>
          <table:table-cell office:value-type="float" office:value="533180" calcext:value-type="float">
            <text:p>533180</text:p>
          </table:table-cell>
          <table:table-cell office:value-type="float" office:value="476642" calcext:value-type="float">
            <text:p>476642</text:p>
          </table:table-cell>
          <table:table-cell office:value-type="float" office:value="0.998160166512554" calcext:value-type="float">
            <text:p>0.998160166512554</text:p>
          </table:table-cell>
        </table:table-row>
        <table:table-row table:style-name="ro1">
          <table:table-cell office:value-type="float" office:value="435.119467978999" calcext:value-type="float">
            <text:p>435.119467978999</text:p>
          </table:table-cell>
          <table:table-cell office:value-type="float" office:value="541940" calcext:value-type="float">
            <text:p>541940</text:p>
          </table:table-cell>
          <table:table-cell office:value-type="float" office:value="482642" calcext:value-type="float">
            <text:p>482642</text:p>
          </table:table-cell>
          <table:table-cell office:value-type="float" office:value="0.99549783017974" calcext:value-type="float">
            <text:p>0.99549783017974</text:p>
          </table:table-cell>
        </table:table-row>
        <table:table-row table:style-name="ro1">
          <table:table-cell office:value-type="float" office:value="435.237609202999" calcext:value-type="float">
            <text:p>435.237609202999</text:p>
          </table:table-cell>
          <table:table-cell office:value-type="float" office:value="545207" calcext:value-type="float">
            <text:p>545207</text:p>
          </table:table-cell>
          <table:table-cell office:value-type="float" office:value="487442" calcext:value-type="float">
            <text:p>487442</text:p>
          </table:table-cell>
          <table:table-cell office:value-type="float" office:value="0.796398264143792" calcext:value-type="float">
            <text:p>0.796398264143792</text:p>
          </table:table-cell>
        </table:table-row>
        <table:table-row table:style-name="ro1">
          <table:table-cell office:value-type="float" office:value="435.354305388" calcext:value-type="float">
            <text:p>435.354305388</text:p>
          </table:table-cell>
          <table:table-cell office:value-type="float" office:value="543282" calcext:value-type="float">
            <text:p>543282</text:p>
          </table:table-cell>
          <table:table-cell office:value-type="float" office:value="492242" calcext:value-type="float">
            <text:p>492242</text:p>
          </table:table-cell>
          <table:table-cell office:value-type="float" office:value="0.637118611315034" calcext:value-type="float">
            <text:p>0.637118611315034</text:p>
          </table:table-cell>
        </table:table-row>
        <table:table-row table:style-name="ro1">
          <table:table-cell office:value-type="float" office:value="435.480672034" calcext:value-type="float">
            <text:p>435.480672034</text:p>
          </table:table-cell>
          <table:table-cell office:value-type="float" office:value="536692" calcext:value-type="float">
            <text:p>536692</text:p>
          </table:table-cell>
          <table:table-cell office:value-type="float" office:value="497901" calcext:value-type="float">
            <text:p>497901</text:p>
          </table:table-cell>
          <table:table-cell office:value-type="float" office:value="0.509694889052027" calcext:value-type="float">
            <text:p>0.509694889052027</text:p>
          </table:table-cell>
        </table:table-row>
        <table:table-row table:style-name="ro1">
          <table:table-cell office:value-type="float" office:value="435.609397869999" calcext:value-type="float">
            <text:p>435.609397869999</text:p>
          </table:table-cell>
          <table:table-cell office:value-type="float" office:value="529264" calcext:value-type="float">
            <text:p>529264</text:p>
          </table:table-cell>
          <table:table-cell office:value-type="float" office:value="503413" calcext:value-type="float">
            <text:p>503413</text:p>
          </table:table-cell>
          <table:table-cell office:value-type="float" office:value="0.407755911241622" calcext:value-type="float">
            <text:p>0.407755911241622</text:p>
          </table:table-cell>
        </table:table-row>
        <table:table-row table:style-name="ro1">
          <table:table-cell office:value-type="float" office:value="435.719739795999" calcext:value-type="float">
            <text:p>435.719739795999</text:p>
          </table:table-cell>
          <table:table-cell office:value-type="float" office:value="525899" calcext:value-type="float">
            <text:p>525899</text:p>
          </table:table-cell>
          <table:table-cell office:value-type="float" office:value="507013" calcext:value-type="float">
            <text:p>507013</text:p>
          </table:table-cell>
          <table:table-cell office:value-type="float" office:value="0.326204728993297" calcext:value-type="float">
            <text:p>0.326204728993297</text:p>
          </table:table-cell>
        </table:table-row>
        <table:table-row table:style-name="ro1">
          <table:table-cell office:value-type="float" office:value="435.834504397" calcext:value-type="float">
            <text:p>435.834504397</text:p>
          </table:table-cell>
          <table:table-cell office:value-type="float" office:value="527211" calcext:value-type="float">
            <text:p>527211</text:p>
          </table:table-cell>
          <table:table-cell office:value-type="float" office:value="510613" calcext:value-type="float">
            <text:p>510613</text:p>
          </table:table-cell>
          <table:table-cell office:value-type="float" office:value="0.260963783194638" calcext:value-type="float">
            <text:p>0.260963783194638</text:p>
          </table:table-cell>
        </table:table-row>
        <table:table-row table:style-name="ro1">
          <table:table-cell office:value-type="float" office:value="435.956631470999" calcext:value-type="float">
            <text:p>435.956631470999</text:p>
          </table:table-cell>
          <table:table-cell office:value-type="float" office:value="533265" calcext:value-type="float">
            <text:p>533265</text:p>
          </table:table-cell>
          <table:table-cell office:value-type="float" office:value="516464" calcext:value-type="float">
            <text:p>516464</text:p>
          </table:table-cell>
          <table:table-cell office:value-type="float" office:value="0.20877102655571" calcext:value-type="float">
            <text:p>0.20877102655571</text:p>
          </table:table-cell>
        </table:table-row>
        <table:table-row table:style-name="ro1">
          <table:table-cell office:value-type="float" office:value="436.067563634" calcext:value-type="float">
            <text:p>436.067563634</text:p>
          </table:table-cell>
          <table:table-cell office:value-type="float" office:value="540186" calcext:value-type="float">
            <text:p>540186</text:p>
          </table:table-cell>
          <table:table-cell office:value-type="float" office:value="520064" calcext:value-type="float">
            <text:p>520064</text:p>
          </table:table-cell>
          <table:table-cell office:value-type="float" office:value="0.167016821244568" calcext:value-type="float">
            <text:p>0.167016821244568</text:p>
          </table:table-cell>
        </table:table-row>
        <table:table-row table:style-name="ro1">
          <table:table-cell office:value-type="float" office:value="436.187966305" calcext:value-type="float">
            <text:p>436.187966305</text:p>
          </table:table-cell>
          <table:table-cell office:value-type="float" office:value="545437" calcext:value-type="float">
            <text:p>545437</text:p>
          </table:table-cell>
          <table:table-cell office:value-type="float" office:value="524864" calcext:value-type="float">
            <text:p>524864</text:p>
          </table:table-cell>
          <table:table-cell office:value-type="float" office:value="0.133613456995655" calcext:value-type="float">
            <text:p>0.133613456995655</text:p>
          </table:table-cell>
        </table:table-row>
        <table:table-row table:style-name="ro1">
          <table:table-cell office:value-type="float" office:value="436.299477765999" calcext:value-type="float">
            <text:p>436.299477765999</text:p>
          </table:table-cell>
          <table:table-cell office:value-type="float" office:value="545820" calcext:value-type="float">
            <text:p>545820</text:p>
          </table:table-cell>
          <table:table-cell office:value-type="float" office:value="528464" calcext:value-type="float">
            <text:p>528464</text:p>
          </table:table-cell>
          <table:table-cell office:value-type="float" office:value="0.106890765596524" calcext:value-type="float">
            <text:p>0.106890765596524</text:p>
          </table:table-cell>
        </table:table-row>
        <table:table-row table:style-name="ro1">
          <table:table-cell office:value-type="float" office:value="436.403704486" calcext:value-type="float">
            <text:p>436.403704486</text:p>
          </table:table-cell>
          <table:table-cell office:value-type="float" office:value="542091" calcext:value-type="float">
            <text:p>542091</text:p>
          </table:table-cell>
          <table:table-cell office:value-type="float" office:value="532064" calcext:value-type="float">
            <text:p>532064</text:p>
          </table:table-cell>
          <table:table-cell office:value-type="float" office:value="0.100779788049738" calcext:value-type="float">
            <text:p>0.100779788049738</text:p>
          </table:table-cell>
        </table:table-row>
        <table:table-row table:style-name="ro1">
          <table:table-cell office:value-type="float" office:value="436.507494759999" calcext:value-type="float">
            <text:p>436.507494759999</text:p>
          </table:table-cell>
          <table:table-cell office:value-type="float" office:value="536036" calcext:value-type="float">
            <text:p>536036</text:p>
          </table:table-cell>
          <table:table-cell office:value-type="float" office:value="536539" calcext:value-type="float">
            <text:p>536539</text:p>
          </table:table-cell>
          <table:table-cell office:value-type="float" office:value="0.0960084458244058" calcext:value-type="float">
            <text:p>0.0960084458244058</text:p>
          </table:table-cell>
        </table:table-row>
        <table:table-row table:style-name="ro1">
          <table:table-cell office:value-type="float" office:value="436.613980798" calcext:value-type="float">
            <text:p>436.613980798</text:p>
          </table:table-cell>
          <table:table-cell office:value-type="float" office:value="530049" calcext:value-type="float">
            <text:p>530049</text:p>
          </table:table-cell>
          <table:table-cell office:value-type="float" office:value="536036" calcext:value-type="float">
            <text:p>536036</text:p>
          </table:table-cell>
          <table:table-cell office:value-type="float" office:value="0.09219137204414" calcext:value-type="float">
            <text:p>0.09219137204414</text:p>
          </table:table-cell>
        </table:table-row>
        <table:table-row table:style-name="ro1">
          <table:table-cell office:value-type="float" office:value="436.719398912999" calcext:value-type="float">
            <text:p>436.719398912999</text:p>
          </table:table-cell>
          <table:table-cell office:value-type="float" office:value="526903" calcext:value-type="float">
            <text:p>526903</text:p>
          </table:table-cell>
          <table:table-cell office:value-type="float" office:value="531440" calcext:value-type="float">
            <text:p>531440</text:p>
          </table:table-cell>
          <table:table-cell office:value-type="float" office:value="0.0891377130199274" calcext:value-type="float">
            <text:p>0.0891377130199274</text:p>
          </table:table-cell>
        </table:table-row>
        <table:table-row table:style-name="ro1">
          <table:table-cell office:value-type="float" office:value="436.843443739999" calcext:value-type="float">
            <text:p>436.843443739999</text:p>
          </table:table-cell>
          <table:table-cell office:value-type="float" office:value="528518" calcext:value-type="float">
            <text:p>528518</text:p>
          </table:table-cell>
          <table:table-cell office:value-type="float" office:value="529140" calcext:value-type="float">
            <text:p>529140</text:p>
          </table:table-cell>
          <table:table-cell office:value-type="float" office:value="0.0866947858005573" calcext:value-type="float">
            <text:p>0.0866947858005573</text:p>
          </table:table-cell>
        </table:table-row>
        <table:table-row table:style-name="ro1">
          <table:table-cell office:value-type="float" office:value="436.966664285999" calcext:value-type="float">
            <text:p>436.966664285999</text:p>
          </table:table-cell>
          <table:table-cell office:value-type="float" office:value="534887" calcext:value-type="float">
            <text:p>534887</text:p>
          </table:table-cell>
          <table:table-cell office:value-type="float" office:value="445943" calcext:value-type="float">
            <text:p>445943</text:p>
          </table:table-cell>
          <table:table-cell office:value-type="float" office:value="0.0848597046094381" calcext:value-type="float">
            <text:p>0.0848597046094381</text:p>
          </table:table-cell>
        </table:table-row>
        <table:table-row table:style-name="ro1">
          <table:table-cell office:value-type="float" office:value="437.082833324999" calcext:value-type="float">
            <text:p>437.082833324999</text:p>
          </table:table-cell>
          <table:table-cell office:value-type="float" office:value="542055" calcext:value-type="float">
            <text:p>542055</text:p>
          </table:table-cell>
          <table:table-cell office:value-type="float" office:value="450743" calcext:value-type="float">
            <text:p>450743</text:p>
          </table:table-cell>
          <table:table-cell office:value-type="float" office:value="0.0833916396565427" calcext:value-type="float">
            <text:p>0.0833916396565427</text:p>
          </table:table-cell>
        </table:table-row>
        <table:table-row table:style-name="ro1">
          <table:table-cell office:value-type="float" office:value="437.198569528" calcext:value-type="float">
            <text:p>437.198569528</text:p>
          </table:table-cell>
          <table:table-cell office:value-type="float" office:value="546680" calcext:value-type="float">
            <text:p>546680</text:p>
          </table:table-cell>
          <table:table-cell office:value-type="float" office:value="456743" calcext:value-type="float">
            <text:p>456743</text:p>
          </table:table-cell>
          <table:table-cell office:value-type="float" office:value="0.0822171876942264" calcext:value-type="float">
            <text:p>0.0822171876942264</text:p>
          </table:table-cell>
        </table:table-row>
        <table:table-row table:style-name="ro1">
          <table:table-cell office:value-type="float" office:value="437.324530088999" calcext:value-type="float">
            <text:p>437.324530088999</text:p>
          </table:table-cell>
          <table:table-cell office:value-type="float" office:value="546247" calcext:value-type="float">
            <text:p>546247</text:p>
          </table:table-cell>
          <table:table-cell office:value-type="float" office:value="461543" calcext:value-type="float">
            <text:p>461543</text:p>
          </table:table-cell>
          <table:table-cell office:value-type="float" office:value="0.0812776261243734" calcext:value-type="float">
            <text:p>0.0812776261243734</text:p>
          </table:table-cell>
        </table:table-row>
        <table:table-row table:style-name="ro1">
          <table:table-cell office:value-type="float" office:value="437.442130365" calcext:value-type="float">
            <text:p>437.442130365</text:p>
          </table:table-cell>
          <table:table-cell office:value-type="float" office:value="540998" calcext:value-type="float">
            <text:p>540998</text:p>
          </table:table-cell>
          <table:table-cell office:value-type="float" office:value="466450" calcext:value-type="float">
            <text:p>466450</text:p>
          </table:table-cell>
          <table:table-cell office:value-type="float" office:value="0.080525976868491" calcext:value-type="float">
            <text:p>0.080525976868491</text:p>
          </table:table-cell>
        </table:table-row>
        <table:table-row table:style-name="ro1">
          <table:table-cell office:value-type="float" office:value="437.559988915" calcext:value-type="float">
            <text:p>437.559988915</text:p>
          </table:table-cell>
          <table:table-cell office:value-type="float" office:value="533879" calcext:value-type="float">
            <text:p>533879</text:p>
          </table:table-cell>
          <table:table-cell office:value-type="float" office:value="471586" calcext:value-type="float">
            <text:p>471586</text:p>
          </table:table-cell>
          <table:table-cell office:value-type="float" office:value="0.079924657463785" calcext:value-type="float">
            <text:p>0.079924657463785</text:p>
          </table:table-cell>
        </table:table-row>
        <table:table-row table:style-name="ro1">
          <table:table-cell office:value-type="float" office:value="437.676569458999" calcext:value-type="float">
            <text:p>437.676569458999</text:p>
          </table:table-cell>
          <table:table-cell office:value-type="float" office:value="528722" calcext:value-type="float">
            <text:p>528722</text:p>
          </table:table-cell>
          <table:table-cell office:value-type="float" office:value="477460" calcext:value-type="float">
            <text:p>477460</text:p>
          </table:table-cell>
          <table:table-cell office:value-type="float" office:value="0.0794436019400203" calcext:value-type="float">
            <text:p>0.0794436019400203</text:p>
          </table:table-cell>
        </table:table-row>
        <table:table-row table:style-name="ro1">
          <table:table-cell office:value-type="float" office:value="437.792498793999" calcext:value-type="float">
            <text:p>437.792498793999</text:p>
          </table:table-cell>
          <table:table-cell office:value-type="float" office:value="528146" calcext:value-type="float">
            <text:p>528146</text:p>
          </table:table-cell>
          <table:table-cell office:value-type="float" office:value="482260" calcext:value-type="float">
            <text:p>482260</text:p>
          </table:table-cell>
          <table:table-cell office:value-type="float" office:value="0.0790587575210085" calcext:value-type="float">
            <text:p>0.0790587575210085</text:p>
          </table:table-cell>
        </table:table-row>
        <table:table-row table:style-name="ro1">
          <table:table-cell office:value-type="float" office:value="437.908596362" calcext:value-type="float">
            <text:p>437.908596362</text:p>
          </table:table-cell>
          <table:table-cell office:value-type="float" office:value="532476" calcext:value-type="float">
            <text:p>532476</text:p>
          </table:table-cell>
          <table:table-cell office:value-type="float" office:value="487060" calcext:value-type="float">
            <text:p>487060</text:p>
          </table:table-cell>
          <table:table-cell office:value-type="float" office:value="0.078750881985799" calcext:value-type="float">
            <text:p>0.078750881985799</text:p>
          </table:table-cell>
        </table:table-row>
        <table:table-row table:style-name="ro1">
          <table:table-cell office:value-type="float" office:value="438.032097702" calcext:value-type="float">
            <text:p>438.032097702</text:p>
          </table:table-cell>
          <table:table-cell office:value-type="float" office:value="540035" calcext:value-type="float">
            <text:p>540035</text:p>
          </table:table-cell>
          <table:table-cell office:value-type="float" office:value="491860" calcext:value-type="float">
            <text:p>491860</text:p>
          </table:table-cell>
          <table:table-cell office:value-type="float" office:value="0.0785045815576315" calcext:value-type="float">
            <text:p>0.0785045815576315</text:p>
          </table:table-cell>
        </table:table-row>
        <table:table-row table:style-name="ro1">
          <table:table-cell office:value-type="float" office:value="438.162882331999" calcext:value-type="float">
            <text:p>438.162882331999</text:p>
          </table:table-cell>
          <table:table-cell office:value-type="float" office:value="546701" calcext:value-type="float">
            <text:p>546701</text:p>
          </table:table-cell>
          <table:table-cell office:value-type="float" office:value="497860" calcext:value-type="float">
            <text:p>497860</text:p>
          </table:table-cell>
          <table:table-cell office:value-type="float" office:value="0.0784286652461052" calcext:value-type="float">
            <text:p>0.0784286652461052</text:p>
          </table:table-cell>
        </table:table-row>
        <table:table-row table:style-name="ro1">
          <table:table-cell office:value-type="float" office:value="438.342507941999" calcext:value-type="float">
            <text:p>438.342507941999</text:p>
          </table:table-cell>
          <table:table-cell office:value-type="float" office:value="546700" calcext:value-type="float">
            <text:p>546700</text:p>
          </table:table-cell>
          <table:table-cell office:value-type="float" office:value="507830" calcext:value-type="float">
            <text:p>507830</text:p>
          </table:table-cell>
          <table:table-cell office:value-type="float" office:value="0.0782468081658764" calcext:value-type="float">
            <text:p>0.0782468081658764</text:p>
          </table:table-cell>
        </table:table-row>
        <table:table-row table:style-name="ro1">
          <table:table-cell office:value-type="float" office:value="438.496612763" calcext:value-type="float">
            <text:p>438.496612763</text:p>
          </table:table-cell>
          <table:table-cell office:value-type="float" office:value="538709" calcext:value-type="float">
            <text:p>538709</text:p>
          </table:table-cell>
          <table:table-cell office:value-type="float" office:value="515030" calcext:value-type="float">
            <text:p>515030</text:p>
          </table:table-cell>
          <table:table-cell office:value-type="float" office:value="0.0781013225016934" calcext:value-type="float">
            <text:p>0.0781013225016934</text:p>
          </table:table-cell>
        </table:table-row>
        <table:table-row table:style-name="ro1">
          <table:table-cell office:value-type="float" office:value="438.619635607" calcext:value-type="float">
            <text:p>438.619635607</text:p>
          </table:table-cell>
          <table:table-cell office:value-type="float" office:value="531790" calcext:value-type="float">
            <text:p>531790</text:p>
          </table:table-cell>
          <table:table-cell office:value-type="float" office:value="520612" calcext:value-type="float">
            <text:p>520612</text:p>
          </table:table-cell>
          <table:table-cell office:value-type="float" office:value="0.077984933970347" calcext:value-type="float">
            <text:p>0.077984933970347</text:p>
          </table:table-cell>
        </table:table-row>
        <table:table-row table:style-name="ro1">
          <table:table-cell office:value-type="float" office:value="438.745118982" calcext:value-type="float">
            <text:p>438.745118982</text:p>
          </table:table-cell>
          <table:table-cell office:value-type="float" office:value="528749" calcext:value-type="float">
            <text:p>528749</text:p>
          </table:table-cell>
          <table:table-cell office:value-type="float" office:value="525412" calcext:value-type="float">
            <text:p>525412</text:p>
          </table:table-cell>
          <table:table-cell office:value-type="float" office:value="0.0778918231452698" calcext:value-type="float">
            <text:p>0.0778918231452698</text:p>
          </table:table-cell>
        </table:table-row>
        <table:table-row table:style-name="ro1">
          <table:table-cell office:value-type="float" office:value="438.876246467" calcext:value-type="float">
            <text:p>438.876246467</text:p>
          </table:table-cell>
          <table:table-cell office:value-type="float" office:value="531860" calcext:value-type="float">
            <text:p>531860</text:p>
          </table:table-cell>
          <table:table-cell office:value-type="float" office:value="528749" calcext:value-type="float">
            <text:p>528749</text:p>
          </table:table-cell>
          <table:table-cell office:value-type="float" office:value="0.0778173344852081" calcext:value-type="float">
            <text:p>0.0778173344852081</text:p>
          </table:table-cell>
        </table:table-row>
        <table:table-row table:style-name="ro1">
          <table:table-cell office:value-type="float" office:value="439.015112448" calcext:value-type="float">
            <text:p>439.015112448</text:p>
          </table:table-cell>
          <table:table-cell office:value-type="float" office:value="539963" calcext:value-type="float">
            <text:p>539963</text:p>
          </table:table-cell>
          <table:table-cell office:value-type="float" office:value="531860" calcext:value-type="float">
            <text:p>531860</text:p>
          </table:table-cell>
          <table:table-cell office:value-type="float" office:value="0.139773247433128" calcext:value-type="float">
            <text:p>0.139773247433128</text:p>
          </table:table-cell>
        </table:table-row>
        <table:table-row table:style-name="ro1">
          <table:table-cell office:value-type="float" office:value="439.145870328" calcext:value-type="float">
            <text:p>439.145870328</text:p>
          </table:table-cell>
          <table:table-cell office:value-type="float" office:value="547080" calcext:value-type="float">
            <text:p>547080</text:p>
          </table:table-cell>
          <table:table-cell office:value-type="float" office:value="539287" calcext:value-type="float">
            <text:p>539287</text:p>
          </table:table-cell>
          <table:table-cell office:value-type="float" office:value="0.189337977791463" calcext:value-type="float">
            <text:p>0.189337977791463</text:p>
          </table:table-cell>
        </table:table-row>
        <table:table-row table:style-name="ro1">
          <table:table-cell office:value-type="float" office:value="439.263186090999" calcext:value-type="float">
            <text:p>439.263186090999</text:p>
          </table:table-cell>
          <table:table-cell office:value-type="float" office:value="549228" calcext:value-type="float">
            <text:p>549228</text:p>
          </table:table-cell>
          <table:table-cell office:value-type="float" office:value="544087" calcext:value-type="float">
            <text:p>544087</text:p>
          </table:table-cell>
          <table:table-cell office:value-type="float" office:value="0.228989762078132" calcext:value-type="float">
            <text:p>0.228989762078132</text:p>
          </table:table-cell>
        </table:table-row>
        <table:table-row table:style-name="ro1">
          <table:table-cell office:value-type="float" office:value="439.375161507" calcext:value-type="float">
            <text:p>439.375161507</text:p>
          </table:table-cell>
          <table:table-cell office:value-type="float" office:value="546439" calcext:value-type="float">
            <text:p>546439</text:p>
          </table:table-cell>
          <table:table-cell office:value-type="float" office:value="549228" calcext:value-type="float">
            <text:p>549228</text:p>
          </table:table-cell>
          <table:table-cell office:value-type="float" office:value="0.260711189507467" calcext:value-type="float">
            <text:p>0.260711189507467</text:p>
          </table:table-cell>
        </table:table-row>
        <table:table-row table:style-name="ro1">
          <table:table-cell office:value-type="float" office:value="439.483102251999" calcext:value-type="float">
            <text:p>439.483102251999</text:p>
          </table:table-cell>
          <table:table-cell office:value-type="float" office:value="540542" calcext:value-type="float">
            <text:p>540542</text:p>
          </table:table-cell>
          <table:table-cell office:value-type="float" office:value="546431" calcext:value-type="float">
            <text:p>546431</text:p>
          </table:table-cell>
          <table:table-cell office:value-type="float" office:value="0.286088331450935" calcext:value-type="float">
            <text:p>0.286088331450935</text:p>
          </table:table-cell>
        </table:table-row>
        <table:table-row table:style-name="ro1">
          <table:table-cell office:value-type="float" office:value="439.602819665" calcext:value-type="float">
            <text:p>439.602819665</text:p>
          </table:table-cell>
          <table:table-cell office:value-type="float" office:value="533582" calcext:value-type="float">
            <text:p>533582</text:p>
          </table:table-cell>
          <table:table-cell office:value-type="float" office:value="542831" calcext:value-type="float">
            <text:p>542831</text:p>
          </table:table-cell>
          <table:table-cell office:value-type="float" office:value="0.306390045005709" calcext:value-type="float">
            <text:p>0.306390045005709</text:p>
          </table:table-cell>
        </table:table-row>
        <table:table-row table:style-name="ro1">
          <table:table-cell office:value-type="float" office:value="439.727047693999" calcext:value-type="float">
            <text:p>439.727047693999</text:p>
          </table:table-cell>
          <table:table-cell office:value-type="float" office:value="529830" calcext:value-type="float">
            <text:p>529830</text:p>
          </table:table-cell>
          <table:table-cell office:value-type="float" office:value="536831" calcext:value-type="float">
            <text:p>536831</text:p>
          </table:table-cell>
          <table:table-cell office:value-type="float" office:value="0.322631415849529" calcext:value-type="float">
            <text:p>0.322631415849529</text:p>
          </table:table-cell>
        </table:table-row>
        <table:table-row table:style-name="ro1">
          <table:table-cell office:value-type="float" office:value="439.854232538999" calcext:value-type="float">
            <text:p>439.854232538999</text:p>
          </table:table-cell>
          <table:table-cell office:value-type="float" office:value="531923" calcext:value-type="float">
            <text:p>531923</text:p>
          </table:table-cell>
          <table:table-cell office:value-type="float" office:value="531513" calcext:value-type="float">
            <text:p>531513</text:p>
          </table:table-cell>
          <table:table-cell office:value-type="float" office:value="0.335624512524584" calcext:value-type="float">
            <text:p>0.335624512524584</text:p>
          </table:table-cell>
        </table:table-row>
        <table:table-row table:style-name="ro1">
          <table:table-cell office:value-type="float" office:value="439.993643166999" calcext:value-type="float">
            <text:p>439.993643166999</text:p>
          </table:table-cell>
          <table:table-cell office:value-type="float" office:value="539594" calcext:value-type="float">
            <text:p>539594</text:p>
          </table:table-cell>
          <table:table-cell office:value-type="float" office:value="443882" calcext:value-type="float">
            <text:p>443882</text:p>
          </table:table-cell>
          <table:table-cell office:value-type="float" office:value="0.346018989864629" calcext:value-type="float">
            <text:p>0.346018989864629</text:p>
          </table:table-cell>
        </table:table-row>
        <table:table-row table:style-name="ro1">
          <table:table-cell office:value-type="float" office:value="440.146224168999" calcext:value-type="float">
            <text:p>440.146224168999</text:p>
          </table:table-cell>
          <table:table-cell office:value-type="float" office:value="548094" calcext:value-type="float">
            <text:p>548094</text:p>
          </table:table-cell>
          <table:table-cell office:value-type="float" office:value="451987" calcext:value-type="float">
            <text:p>451987</text:p>
          </table:table-cell>
          <table:table-cell office:value-type="float" office:value="0.354940191891703" calcext:value-type="float">
            <text:p>0.354940191891703</text:p>
          </table:table-cell>
        </table:table-row>
        <table:table-row table:style-name="ro1">
          <table:table-cell office:value-type="float" office:value="440.351200183999" calcext:value-type="float">
            <text:p>440.351200183999</text:p>
          </table:table-cell>
          <table:table-cell office:value-type="float" office:value="548396" calcext:value-type="float">
            <text:p>548396</text:p>
          </table:table-cell>
          <table:table-cell office:value-type="float" office:value="462729" calcext:value-type="float">
            <text:p>462729</text:p>
          </table:table-cell>
          <table:table-cell office:value-type="float" office:value="0.361471533358324" calcext:value-type="float">
            <text:p>0.361471533358324</text:p>
          </table:table-cell>
        </table:table-row>
        <table:table-row table:style-name="ro1">
          <table:table-cell office:value-type="float" office:value="440.536853759" calcext:value-type="float">
            <text:p>440.536853759</text:p>
          </table:table-cell>
          <table:table-cell office:value-type="float" office:value="538241" calcext:value-type="float">
            <text:p>538241</text:p>
          </table:table-cell>
          <table:table-cell office:value-type="float" office:value="473279" calcext:value-type="float">
            <text:p>473279</text:p>
          </table:table-cell>
          <table:table-cell office:value-type="float" office:value="0.366100303609736" calcext:value-type="float">
            <text:p>0.366100303609736</text:p>
          </table:table-cell>
        </table:table-row>
        <table:table-row table:style-name="ro1">
          <table:table-cell office:value-type="float" office:value="440.696411146999" calcext:value-type="float">
            <text:p>440.696411146999</text:p>
          </table:table-cell>
          <table:table-cell office:value-type="float" office:value="531257" calcext:value-type="float">
            <text:p>531257</text:p>
          </table:table-cell>
          <table:table-cell office:value-type="float" office:value="480479" calcext:value-type="float">
            <text:p>480479</text:p>
          </table:table-cell>
          <table:table-cell office:value-type="float" office:value="0.369803319810866" calcext:value-type="float">
            <text:p>0.369803319810866</text:p>
          </table:table-cell>
        </table:table-row>
        <table:table-row table:style-name="ro1">
          <table:table-cell office:value-type="float" office:value="440.851807755" calcext:value-type="float">
            <text:p>440.851807755</text:p>
          </table:table-cell>
          <table:table-cell office:value-type="float" office:value="532828" calcext:value-type="float">
            <text:p>532828</text:p>
          </table:table-cell>
          <table:table-cell office:value-type="float" office:value="487679" calcext:value-type="float">
            <text:p>487679</text:p>
          </table:table-cell>
          <table:table-cell office:value-type="float" office:value="0.372765732771769" calcext:value-type="float">
            <text:p>0.372765732771769</text:p>
          </table:table-cell>
        </table:table-row>
        <table:table-row table:style-name="ro1">
          <table:table-cell office:value-type="float" office:value="441.040713629" calcext:value-type="float">
            <text:p>441.040713629</text:p>
          </table:table-cell>
          <table:table-cell office:value-type="float" office:value="543571" calcext:value-type="float">
            <text:p>543571</text:p>
          </table:table-cell>
          <table:table-cell office:value-type="float" office:value="497279" calcext:value-type="float">
            <text:p>497279</text:p>
          </table:table-cell>
          <table:table-cell office:value-type="float" office:value="0.374548464080011" calcext:value-type="float">
            <text:p>0.374548464080011</text:p>
          </table:table-cell>
        </table:table-row>
        <table:table-row table:style-name="ro1">
          <table:table-cell office:value-type="float" office:value="441.224965186" calcext:value-type="float">
            <text:p>441.224965186</text:p>
          </table:table-cell>
          <table:table-cell office:value-type="float" office:value="551101" calcext:value-type="float">
            <text:p>551101</text:p>
          </table:table-cell>
          <table:table-cell office:value-type="float" office:value="506879" calcext:value-type="float">
            <text:p>506879</text:p>
          </table:table-cell>
          <table:table-cell office:value-type="float" office:value="0.375974649126604" calcext:value-type="float">
            <text:p>0.375974649126604</text:p>
          </table:table-cell>
        </table:table-row>
        <table:table-row table:style-name="ro1">
          <table:table-cell office:value-type="float" office:value="441.402135064" calcext:value-type="float">
            <text:p>441.402135064</text:p>
          </table:table-cell>
          <table:table-cell office:value-type="float" office:value="547170" calcext:value-type="float">
            <text:p>547170</text:p>
          </table:table-cell>
          <table:table-cell office:value-type="float" office:value="516479" calcext:value-type="float">
            <text:p>516479</text:p>
          </table:table-cell>
          <table:table-cell office:value-type="float" office:value="0.377115597163879" calcext:value-type="float">
            <text:p>0.377115597163879</text:p>
          </table:table-cell>
        </table:table-row>
        <table:table-row table:style-name="ro1">
          <table:table-cell office:value-type="float" office:value="441.565343998" calcext:value-type="float">
            <text:p>441.565343998</text:p>
          </table:table-cell>
          <table:table-cell office:value-type="float" office:value="537574" calcext:value-type="float">
            <text:p>537574</text:p>
          </table:table-cell>
          <table:table-cell office:value-type="float" office:value="506001" calcext:value-type="float">
            <text:p>506001</text:p>
          </table:table-cell>
          <table:table-cell office:value-type="float" office:value="0.377450053488679" calcext:value-type="float">
            <text:p>0.377450053488679</text:p>
          </table:table-cell>
        </table:table-row>
        <table:table-row table:style-name="ro1">
          <table:table-cell office:value-type="float" office:value="441.722857811999" calcext:value-type="float">
            <text:p>441.722857811999</text:p>
          </table:table-cell>
          <table:table-cell office:value-type="float" office:value="531867" calcext:value-type="float">
            <text:p>531867</text:p>
          </table:table-cell>
          <table:table-cell office:value-type="float" office:value="514401" calcext:value-type="float">
            <text:p>514401</text:p>
          </table:table-cell>
          <table:table-cell office:value-type="float" office:value="0.377717618548519" calcext:value-type="float">
            <text:p>0.377717618548519</text:p>
          </table:table-cell>
        </table:table-row>
        <table:table-row table:style-name="ro1">
          <table:table-cell office:value-type="float" office:value="441.865637470999" calcext:value-type="float">
            <text:p>441.865637470999</text:p>
          </table:table-cell>
          <table:table-cell office:value-type="float" office:value="534391" calcext:value-type="float">
            <text:p>534391</text:p>
          </table:table-cell>
          <table:table-cell office:value-type="float" office:value="522801" calcext:value-type="float">
            <text:p>522801</text:p>
          </table:table-cell>
          <table:table-cell office:value-type="float" office:value="0.377931670596391" calcext:value-type="float">
            <text:p>0.377931670596391</text:p>
          </table:table-cell>
        </table:table-row>
        <table:table-row table:style-name="ro1">
          <table:table-cell office:value-type="float" office:value="442.04045018" calcext:value-type="float">
            <text:p>442.04045018</text:p>
          </table:table-cell>
          <table:table-cell office:value-type="float" office:value="544554" calcext:value-type="float">
            <text:p>544554</text:p>
          </table:table-cell>
          <table:table-cell office:value-type="float" office:value="528801" calcext:value-type="float">
            <text:p>528801</text:p>
          </table:table-cell>
          <table:table-cell office:value-type="float" office:value="0.377533306401925" calcext:value-type="float">
            <text:p>0.377533306401925</text:p>
          </table:table-cell>
        </table:table-row>
        <table:table-row table:style-name="ro1">
          <table:table-cell office:value-type="float" office:value="442.144816820999" calcext:value-type="float">
            <text:p>442.144816820999</text:p>
          </table:table-cell>
          <table:table-cell office:value-type="float" office:value="550039" calcext:value-type="float">
            <text:p>550039</text:p>
          </table:table-cell>
          <table:table-cell office:value-type="float" office:value="538401" calcext:value-type="float">
            <text:p>538401</text:p>
          </table:table-cell>
          <table:table-cell office:value-type="float" office:value="0.377784220879116" calcext:value-type="float">
            <text:p>0.377784220879116</text:p>
          </table:table-cell>
        </table:table-row>
        <table:table-row table:style-name="ro1">
          <table:table-cell office:value-type="float" office:value="442.327643339" calcext:value-type="float">
            <text:p>442.327643339</text:p>
          </table:table-cell>
          <table:table-cell office:value-type="float" office:value="551161" calcext:value-type="float">
            <text:p>551161</text:p>
          </table:table-cell>
          <table:table-cell office:value-type="float" office:value="548001" calcext:value-type="float">
            <text:p>548001</text:p>
          </table:table-cell>
          <table:table-cell office:value-type="float" office:value="0.377415346628105" calcext:value-type="float">
            <text:p>0.377415346628105</text:p>
          </table:table-cell>
        </table:table-row>
        <table:table-row table:style-name="ro1">
          <table:table-cell office:value-type="float" office:value="442.489349685" calcext:value-type="float">
            <text:p>442.489349685</text:p>
          </table:table-cell>
          <table:table-cell office:value-type="float" office:value="543158" calcext:value-type="float">
            <text:p>543158</text:p>
          </table:table-cell>
          <table:table-cell office:value-type="float" office:value="551161" calcext:value-type="float">
            <text:p>551161</text:p>
          </table:table-cell>
          <table:table-cell office:value-type="float" office:value="0.377120247227296" calcext:value-type="float">
            <text:p>0.377120247227296</text:p>
          </table:table-cell>
        </table:table-row>
        <table:table-row table:style-name="ro1">
          <table:table-cell office:value-type="float" office:value="442.642973519" calcext:value-type="float">
            <text:p>442.642973519</text:p>
          </table:table-cell>
          <table:table-cell office:value-type="float" office:value="534820" calcext:value-type="float">
            <text:p>534820</text:p>
          </table:table-cell>
          <table:table-cell office:value-type="float" office:value="543158" calcext:value-type="float">
            <text:p>543158</text:p>
          </table:table-cell>
          <table:table-cell office:value-type="float" office:value="0.376323063453478" calcext:value-type="float">
            <text:p>0.376323063453478</text:p>
          </table:table-cell>
        </table:table-row>
        <table:table-row table:style-name="ro1">
          <table:table-cell office:value-type="float" office:value="442.812002616" calcext:value-type="float">
            <text:p>442.812002616</text:p>
          </table:table-cell>
          <table:table-cell office:value-type="float" office:value="533561" calcext:value-type="float">
            <text:p>533561</text:p>
          </table:table-cell>
          <table:table-cell office:value-type="float" office:value="483220" calcext:value-type="float">
            <text:p>483220</text:p>
          </table:table-cell>
          <table:table-cell office:value-type="float" office:value="0.375685316434425" calcext:value-type="float">
            <text:p>0.375685316434425</text:p>
          </table:table-cell>
        </table:table-row>
        <table:table-row table:style-name="ro1">
          <table:table-cell office:value-type="float" office:value="442.963783076999" calcext:value-type="float">
            <text:p>442.963783076999</text:p>
          </table:table-cell>
          <table:table-cell office:value-type="float" office:value="540707" calcext:value-type="float">
            <text:p>540707</text:p>
          </table:table-cell>
          <table:table-cell office:value-type="float" office:value="491620" calcext:value-type="float">
            <text:p>491620</text:p>
          </table:table-cell>
          <table:table-cell office:value-type="float" office:value="0.374622327221614" calcext:value-type="float">
            <text:p>0.374622327221614</text:p>
          </table:table-cell>
        </table:table-row>
        <table:table-row table:style-name="ro1">
          <table:table-cell office:value-type="float" office:value="443.117780335999" calcext:value-type="float">
            <text:p>443.117780335999</text:p>
          </table:table-cell>
          <table:table-cell office:value-type="float" office:value="549860" calcext:value-type="float">
            <text:p>549860</text:p>
          </table:table-cell>
          <table:table-cell office:value-type="float" office:value="501220" calcext:value-type="float">
            <text:p>501220</text:p>
          </table:table-cell>
          <table:table-cell office:value-type="float" office:value="0.373771935851365" calcext:value-type="float">
            <text:p>0.373771935851365</text:p>
          </table:table-cell>
        </table:table-row>
        <table:table-row table:style-name="ro1">
          <table:table-cell office:value-type="float" office:value="443.273441945999" calcext:value-type="float">
            <text:p>443.273441945999</text:p>
          </table:table-cell>
          <table:table-cell office:value-type="float" office:value="553165" calcext:value-type="float">
            <text:p>553165</text:p>
          </table:table-cell>
          <table:table-cell office:value-type="float" office:value="510820" calcext:value-type="float">
            <text:p>510820</text:p>
          </table:table-cell>
          <table:table-cell office:value-type="float" office:value="0.373091622755166" calcext:value-type="float">
            <text:p>0.373091622755166</text:p>
          </table:table-cell>
        </table:table-row>
        <table:table-row table:style-name="ro1">
          <table:table-cell office:value-type="float" office:value="443.443649247" calcext:value-type="float">
            <text:p>443.443649247</text:p>
          </table:table-cell>
          <table:table-cell office:value-type="float" office:value="546910" calcext:value-type="float">
            <text:p>546910</text:p>
          </table:table-cell>
          <table:table-cell office:value-type="float" office:value="522340" calcext:value-type="float">
            <text:p>522340</text:p>
          </table:table-cell>
          <table:table-cell office:value-type="float" office:value="0.372547372278207" calcext:value-type="float">
            <text:p>0.372547372278207</text:p>
          </table:table-cell>
        </table:table-row>
        <table:table-row table:style-name="ro1">
          <table:table-cell office:value-type="float" office:value="443.628792314999" calcext:value-type="float">
            <text:p>443.628792314999</text:p>
          </table:table-cell>
          <table:table-cell office:value-type="float" office:value="536391" calcext:value-type="float">
            <text:p>536391</text:p>
          </table:table-cell>
          <table:table-cell office:value-type="float" office:value="536124" calcext:value-type="float">
            <text:p>536124</text:p>
          </table:table-cell>
          <table:table-cell office:value-type="float" office:value="0.371567309587271" calcext:value-type="float">
            <text:p>0.371567309587271</text:p>
          </table:table-cell>
        </table:table-row>
        <table:table-row table:style-name="ro1">
          <table:table-cell office:value-type="float" office:value="443.794083224" calcext:value-type="float">
            <text:p>443.794083224</text:p>
          </table:table-cell>
          <table:table-cell office:value-type="float" office:value="534175" calcext:value-type="float">
            <text:p>534175</text:p>
          </table:table-cell>
          <table:table-cell office:value-type="float" office:value="536391" calcext:value-type="float">
            <text:p>536391</text:p>
          </table:table-cell>
          <table:table-cell office:value-type="float" office:value="0.370783259434523" calcext:value-type="float">
            <text:p>0.370783259434523</text:p>
          </table:table-cell>
        </table:table-row>
        <table:table-row table:style-name="ro1">
          <table:table-cell office:value-type="float" office:value="443.9526587" calcext:value-type="float">
            <text:p>443.9526587</text:p>
          </table:table-cell>
          <table:table-cell office:value-type="float" office:value="541021" calcext:value-type="float">
            <text:p>541021</text:p>
          </table:table-cell>
          <table:table-cell office:value-type="float" office:value="534175" calcext:value-type="float">
            <text:p>534175</text:p>
          </table:table-cell>
          <table:table-cell office:value-type="float" office:value="0.370156019312324" calcext:value-type="float">
            <text:p>0.370156019312324</text:p>
          </table:table-cell>
        </table:table-row>
        <table:table-row table:style-name="ro1">
          <table:table-cell office:value-type="float" office:value="444.131369457" calcext:value-type="float">
            <text:p>444.131369457</text:p>
          </table:table-cell>
          <table:table-cell office:value-type="float" office:value="551479" calcext:value-type="float">
            <text:p>551479</text:p>
          </table:table-cell>
          <table:table-cell office:value-type="float" office:value="445773" calcext:value-type="float">
            <text:p>445773</text:p>
          </table:table-cell>
          <table:table-cell office:value-type="float" office:value="0.369117516179787" calcext:value-type="float">
            <text:p>0.369117516179787</text:p>
          </table:table-cell>
        </table:table-row>
        <table:table-row table:style-name="ro1">
          <table:table-cell office:value-type="float" office:value="444.307734455" calcext:value-type="float">
            <text:p>444.307734455</text:p>
          </table:table-cell>
          <table:table-cell office:value-type="float" office:value="553656" calcext:value-type="float">
            <text:p>553656</text:p>
          </table:table-cell>
          <table:table-cell office:value-type="float" office:value="458973" calcext:value-type="float">
            <text:p>458973</text:p>
          </table:table-cell>
          <table:table-cell office:value-type="float" office:value="0.368286713673756" calcext:value-type="float">
            <text:p>0.368286713673756</text:p>
          </table:table-cell>
        </table:table-row>
        <table:table-row table:style-name="ro1">
          <table:table-cell office:value-type="float" office:value="444.419966133" calcext:value-type="float">
            <text:p>444.419966133</text:p>
          </table:table-cell>
          <table:table-cell office:value-type="float" office:value="549239" calcext:value-type="float">
            <text:p>549239</text:p>
          </table:table-cell>
          <table:table-cell office:value-type="float" office:value="468573" calcext:value-type="float">
            <text:p>468573</text:p>
          </table:table-cell>
          <table:table-cell office:value-type="float" office:value="0.367622071668932" calcext:value-type="float">
            <text:p>0.367622071668932</text:p>
          </table:table-cell>
        </table:table-row>
        <table:table-row table:style-name="ro1">
          <table:table-cell office:value-type="float" office:value="444.581195151999" calcext:value-type="float">
            <text:p>444.581195151999</text:p>
          </table:table-cell>
          <table:table-cell office:value-type="float" office:value="539697" calcext:value-type="float">
            <text:p>539697</text:p>
          </table:table-cell>
          <table:table-cell office:value-type="float" office:value="481773" calcext:value-type="float">
            <text:p>481773</text:p>
          </table:table-cell>
          <table:table-cell office:value-type="float" office:value="0.367090358065073" calcext:value-type="float">
            <text:p>0.367090358065073</text:p>
          </table:table-cell>
        </table:table-row>
        <table:table-row table:style-name="ro1">
          <table:table-cell office:value-type="float" office:value="444.735063459" calcext:value-type="float">
            <text:p>444.735063459</text:p>
          </table:table-cell>
          <table:table-cell office:value-type="float" office:value="534779" calcext:value-type="float">
            <text:p>534779</text:p>
          </table:table-cell>
          <table:table-cell office:value-type="float" office:value="494926" calcext:value-type="float">
            <text:p>494926</text:p>
          </table:table-cell>
          <table:table-cell office:value-type="float" office:value="0.366664987181985" calcext:value-type="float">
            <text:p>0.366664987181985</text:p>
          </table:table-cell>
        </table:table-row>
        <table:table-row table:style-name="ro1">
          <table:table-cell office:value-type="float" office:value="444.921191318999" calcext:value-type="float">
            <text:p>444.921191318999</text:p>
          </table:table-cell>
          <table:table-cell office:value-type="float" office:value="540169" calcext:value-type="float">
            <text:p>540169</text:p>
          </table:table-cell>
          <table:table-cell office:value-type="float" office:value="508916" calcext:value-type="float">
            <text:p>508916</text:p>
          </table:table-cell>
          <table:table-cell office:value-type="float" office:value="0.36579575786153" calcext:value-type="float">
            <text:p>0.36579575786153</text:p>
          </table:table-cell>
        </table:table-row>
        <table:table-row table:style-name="ro1">
          <table:table-cell office:value-type="float" office:value="445.099317287999" calcext:value-type="float">
            <text:p>445.099317287999</text:p>
          </table:table-cell>
          <table:table-cell office:value-type="float" office:value="550942" calcext:value-type="float">
            <text:p>550942</text:p>
          </table:table-cell>
          <table:table-cell office:value-type="float" office:value="519716" calcext:value-type="float">
            <text:p>519716</text:p>
          </table:table-cell>
          <table:table-cell office:value-type="float" office:value="0.365100374405166" calcext:value-type="float">
            <text:p>0.365100374405166</text:p>
          </table:table-cell>
        </table:table-row>
        <table:table-row table:style-name="ro1">
          <table:table-cell office:value-type="float" office:value="445.268135961" calcext:value-type="float">
            <text:p>445.268135961</text:p>
          </table:table-cell>
          <table:table-cell office:value-type="float" office:value="555203" calcext:value-type="float">
            <text:p>555203</text:p>
          </table:table-cell>
          <table:table-cell office:value-type="float" office:value="540116" calcext:value-type="float">
            <text:p>540116</text:p>
          </table:table-cell>
          <table:table-cell office:value-type="float" office:value="0.364022745567298" calcext:value-type="float">
            <text:p>0.364022745567298</text:p>
          </table:table-cell>
        </table:table-row>
        <table:table-row table:style-name="ro1">
          <table:table-cell office:value-type="float" office:value="445.43417004" calcext:value-type="float">
            <text:p>445.43417004</text:p>
          </table:table-cell>
          <table:table-cell office:value-type="float" office:value="549453" calcext:value-type="float">
            <text:p>549453</text:p>
          </table:table-cell>
          <table:table-cell office:value-type="float" office:value="555203" calcext:value-type="float">
            <text:p>555203</text:p>
          </table:table-cell>
          <table:table-cell office:value-type="float" office:value="0.363160642497004" calcext:value-type="float">
            <text:p>0.363160642497004</text:p>
          </table:table-cell>
        </table:table-row>
        <table:table-row table:style-name="ro1">
          <table:table-cell office:value-type="float" office:value="445.610995342999" calcext:value-type="float">
            <text:p>445.610995342999</text:p>
          </table:table-cell>
          <table:table-cell office:value-type="float" office:value="539188" calcext:value-type="float">
            <text:p>539188</text:p>
          </table:table-cell>
          <table:table-cell office:value-type="float" office:value="549453" calcext:value-type="float">
            <text:p>549453</text:p>
          </table:table-cell>
          <table:table-cell office:value-type="float" office:value="0.361957085426175" calcext:value-type="float">
            <text:p>0.361957085426175</text:p>
          </table:table-cell>
        </table:table-row>
        <table:table-row table:style-name="ro1">
          <table:table-cell office:value-type="float" office:value="445.770481289999" calcext:value-type="float">
            <text:p>445.770481289999</text:p>
          </table:table-cell>
          <table:table-cell office:value-type="float" office:value="535853" calcext:value-type="float">
            <text:p>535853</text:p>
          </table:table-cell>
          <table:table-cell office:value-type="float" office:value="539188" calcext:value-type="float">
            <text:p>539188</text:p>
          </table:table-cell>
          <table:table-cell office:value-type="float" office:value="0.360994239769511" calcext:value-type="float">
            <text:p>0.360994239769511</text:p>
          </table:table-cell>
        </table:table-row>
        <table:table-row table:style-name="ro1">
          <table:table-cell office:value-type="float" office:value="445.936367156999" calcext:value-type="float">
            <text:p>445.936367156999</text:p>
          </table:table-cell>
          <table:table-cell office:value-type="float" office:value="542043" calcext:value-type="float">
            <text:p>542043</text:p>
          </table:table-cell>
          <table:table-cell office:value-type="float" office:value="535853" calcext:value-type="float">
            <text:p>535853</text:p>
          </table:table-cell>
          <table:table-cell office:value-type="float" office:value="0.360223963244181" calcext:value-type="float">
            <text:p>0.360223963244181</text:p>
          </table:table-cell>
        </table:table-row>
        <table:table-row table:style-name="ro1">
          <table:table-cell office:value-type="float" office:value="446.100338438999" calcext:value-type="float">
            <text:p>446.100338438999</text:p>
          </table:table-cell>
          <table:table-cell office:value-type="float" office:value="551995" calcext:value-type="float">
            <text:p>551995</text:p>
          </table:table-cell>
          <table:table-cell office:value-type="float" office:value="542043" calcext:value-type="float">
            <text:p>542043</text:p>
          </table:table-cell>
          <table:table-cell office:value-type="float" office:value="0.359101156410947" calcext:value-type="float">
            <text:p>0.359101156410947</text:p>
          </table:table-cell>
        </table:table-row>
        <table:table-row table:style-name="ro1">
          <table:table-cell office:value-type="float" office:value="446.204818561" calcext:value-type="float">
            <text:p>446.204818561</text:p>
          </table:table-cell>
          <table:table-cell office:value-type="float" office:value="555804" calcext:value-type="float">
            <text:p>555804</text:p>
          </table:table-cell>
          <table:table-cell office:value-type="float" office:value="551995" calcext:value-type="float">
            <text:p>551995</text:p>
          </table:table-cell>
          <table:table-cell office:value-type="float" office:value="0.358709496557329" calcext:value-type="float">
            <text:p>0.358709496557329</text:p>
          </table:table-cell>
        </table:table-row>
        <table:table-row table:style-name="ro1">
          <table:table-cell office:value-type="float" office:value="446.371951763" calcext:value-type="float">
            <text:p>446.371951763</text:p>
          </table:table-cell>
          <table:table-cell office:value-type="float" office:value="553577" calcext:value-type="float">
            <text:p>553577</text:p>
          </table:table-cell>
          <table:table-cell office:value-type="float" office:value="555804" calcext:value-type="float">
            <text:p>555804</text:p>
          </table:table-cell>
          <table:table-cell office:value-type="float" office:value="0.358396168674435" calcext:value-type="float">
            <text:p>0.358396168674435</text:p>
          </table:table-cell>
        </table:table-row>
        <table:table-row table:style-name="ro1">
          <table:table-cell office:value-type="float" office:value="446.535634462" calcext:value-type="float">
            <text:p>446.535634462</text:p>
          </table:table-cell>
          <table:table-cell office:value-type="float" office:value="544315" calcext:value-type="float">
            <text:p>544315</text:p>
          </table:table-cell>
          <table:table-cell office:value-type="float" office:value="553577" calcext:value-type="float">
            <text:p>553577</text:p>
          </table:table-cell>
          <table:table-cell office:value-type="float" office:value="0.357638920755151" calcext:value-type="float">
            <text:p>0.357638920755151</text:p>
          </table:table-cell>
        </table:table-row>
        <table:table-row table:style-name="ro1">
          <table:table-cell office:value-type="float" office:value="446.708797759" calcext:value-type="float">
            <text:p>446.708797759</text:p>
          </table:table-cell>
          <table:table-cell office:value-type="float" office:value="537042" calcext:value-type="float">
            <text:p>537042</text:p>
          </table:table-cell>
          <table:table-cell office:value-type="float" office:value="544315" calcext:value-type="float">
            <text:p>544315</text:p>
          </table:table-cell>
          <table:table-cell office:value-type="float" office:value="0.357033122419723" calcext:value-type="float">
            <text:p>0.357033122419723</text:p>
          </table:table-cell>
        </table:table-row>
        <table:table-row table:style-name="ro1">
          <table:table-cell office:value-type="float" office:value="446.876825803" calcext:value-type="float">
            <text:p>446.876825803</text:p>
          </table:table-cell>
          <table:table-cell office:value-type="float" office:value="539887" calcext:value-type="float">
            <text:p>539887</text:p>
          </table:table-cell>
          <table:table-cell office:value-type="float" office:value="537042" calcext:value-type="float">
            <text:p>537042</text:p>
          </table:table-cell>
          <table:table-cell office:value-type="float" office:value="0.356548483751382" calcext:value-type="float">
            <text:p>0.356548483751382</text:p>
          </table:table-cell>
        </table:table-row>
        <table:table-row table:style-name="ro1">
          <table:table-cell office:value-type="float" office:value="447.044181186999" calcext:value-type="float">
            <text:p>447.044181186999</text:p>
          </table:table-cell>
          <table:table-cell office:value-type="float" office:value="549784" calcext:value-type="float">
            <text:p>549784</text:p>
          </table:table-cell>
          <table:table-cell office:value-type="float" office:value="539887" calcext:value-type="float">
            <text:p>539887</text:p>
          </table:table-cell>
          <table:table-cell office:value-type="float" office:value="0.355661322212373" calcext:value-type="float">
            <text:p>0.355661322212373</text:p>
          </table:table-cell>
        </table:table-row>
        <table:table-row table:style-name="ro1">
          <table:table-cell office:value-type="float" office:value="447.222071643" calcext:value-type="float">
            <text:p>447.222071643</text:p>
          </table:table-cell>
          <table:table-cell office:value-type="float" office:value="557068" calcext:value-type="float">
            <text:p>557068</text:p>
          </table:table-cell>
          <table:table-cell office:value-type="float" office:value="549784" calcext:value-type="float">
            <text:p>549784</text:p>
          </table:table-cell>
          <table:table-cell office:value-type="float" office:value="0.340473113713954" calcext:value-type="float">
            <text:p>0.340473113713954</text:p>
          </table:table-cell>
        </table:table-row>
        <table:table-row table:style-name="ro1">
          <table:table-cell office:value-type="float" office:value="447.387566814999" calcext:value-type="float">
            <text:p>447.387566814999</text:p>
          </table:table-cell>
          <table:table-cell office:value-type="float" office:value="553878" calcext:value-type="float">
            <text:p>553878</text:p>
          </table:table-cell>
          <table:table-cell office:value-type="float" office:value="557068" calcext:value-type="float">
            <text:p>557068</text:p>
          </table:table-cell>
          <table:table-cell office:value-type="float" office:value="0.328322546915219" calcext:value-type="float">
            <text:p>0.328322546915219</text:p>
          </table:table-cell>
        </table:table-row>
        <table:table-row table:style-name="ro1">
          <table:table-cell office:value-type="float" office:value="447.548243305999" calcext:value-type="float">
            <text:p>447.548243305999</text:p>
          </table:table-cell>
          <table:table-cell office:value-type="float" office:value="544563" calcext:value-type="float">
            <text:p>544563</text:p>
          </table:table-cell>
          <table:table-cell office:value-type="float" office:value="553878" calcext:value-type="float">
            <text:p>553878</text:p>
          </table:table-cell>
          <table:table-cell office:value-type="float" office:value="0.318213593087731" calcext:value-type="float">
            <text:p>0.318213593087731</text:p>
          </table:table-cell>
        </table:table-row>
        <table:table-row table:style-name="ro1">
          <table:table-cell office:value-type="float" office:value="447.711078044" calcext:value-type="float">
            <text:p>447.711078044</text:p>
          </table:table-cell>
          <table:table-cell office:value-type="float" office:value="538008" calcext:value-type="float">
            <text:p>538008</text:p>
          </table:table-cell>
          <table:table-cell office:value-type="float" office:value="544563" calcext:value-type="float">
            <text:p>544563</text:p>
          </table:table-cell>
          <table:table-cell office:value-type="float" office:value="0.31012643002574" calcext:value-type="float">
            <text:p>0.31012643002574</text:p>
          </table:table-cell>
        </table:table-row>
        <table:table-row table:style-name="ro1">
          <table:table-cell office:value-type="float" office:value="447.86484147" calcext:value-type="float">
            <text:p>447.86484147</text:p>
          </table:table-cell>
          <table:table-cell office:value-type="float" office:value="540357" calcext:value-type="float">
            <text:p>540357</text:p>
          </table:table-cell>
          <table:table-cell office:value-type="float" office:value="538008" calcext:value-type="float">
            <text:p>538008</text:p>
          </table:table-cell>
          <table:table-cell office:value-type="float" office:value="0.303656699576148" calcext:value-type="float">
            <text:p>0.303656699576148</text:p>
          </table:table-cell>
        </table:table-row>
        <table:table-row table:style-name="ro1">
          <table:table-cell office:value-type="float" office:value="448.027688658" calcext:value-type="float">
            <text:p>448.027688658</text:p>
          </table:table-cell>
          <table:table-cell office:value-type="float" office:value="549758" calcext:value-type="float">
            <text:p>549758</text:p>
          </table:table-cell>
          <table:table-cell office:value-type="float" office:value="540357" calcext:value-type="float">
            <text:p>540357</text:p>
          </table:table-cell>
          <table:table-cell office:value-type="float" office:value="0.298097773454022" calcext:value-type="float">
            <text:p>0.298097773454022</text:p>
          </table:table-cell>
        </table:table-row>
        <table:table-row table:style-name="ro1">
          <table:table-cell office:value-type="float" office:value="448.196497880999" calcext:value-type="float">
            <text:p>448.196497880999</text:p>
          </table:table-cell>
          <table:table-cell office:value-type="float" office:value="557636" calcext:value-type="float">
            <text:p>557636</text:p>
          </table:table-cell>
          <table:table-cell office:value-type="float" office:value="549758" calcext:value-type="float">
            <text:p>549758</text:p>
          </table:table-cell>
          <table:table-cell office:value-type="float" office:value="0.294033774318773" calcext:value-type="float">
            <text:p>0.294033774318773</text:p>
          </table:table-cell>
        </table:table-row>
        <table:table-row table:style-name="ro1">
          <table:table-cell office:value-type="float" office:value="448.359397049999" calcext:value-type="float">
            <text:p>448.359397049999</text:p>
          </table:table-cell>
          <table:table-cell office:value-type="float" office:value="556088" calcext:value-type="float">
            <text:p>556088</text:p>
          </table:table-cell>
          <table:table-cell office:value-type="float" office:value="557636" calcext:value-type="float">
            <text:p>557636</text:p>
          </table:table-cell>
          <table:table-cell office:value-type="float" office:value="0.290399433248122" calcext:value-type="float">
            <text:p>0.290399433248122</text:p>
          </table:table-cell>
        </table:table-row>
        <table:table-row table:style-name="ro1">
          <table:table-cell office:value-type="float" office:value="448.556289302" calcext:value-type="float">
            <text:p>448.556289302</text:p>
          </table:table-cell>
          <table:table-cell office:value-type="float" office:value="545092" calcext:value-type="float">
            <text:p>545092</text:p>
          </table:table-cell>
          <table:table-cell office:value-type="float" office:value="556088" calcext:value-type="float">
            <text:p>556088</text:p>
          </table:table-cell>
          <table:table-cell office:value-type="float" office:value="0.287114067146443" calcext:value-type="float">
            <text:p>0.287114067146443</text:p>
          </table:table-cell>
        </table:table-row>
        <table:table-row table:style-name="ro1">
          <table:table-cell office:value-type="float" office:value="448.775197937999" calcext:value-type="float">
            <text:p>448.775197937999</text:p>
          </table:table-cell>
          <table:table-cell office:value-type="float" office:value="538900" calcext:value-type="float">
            <text:p>538900</text:p>
          </table:table-cell>
          <table:table-cell office:value-type="float" office:value="545092" calcext:value-type="float">
            <text:p>545092</text:p>
          </table:table-cell>
          <table:table-cell office:value-type="float" office:value="0.284113022424637" calcext:value-type="float">
            <text:p>0.284113022424637</text:p>
          </table:table-cell>
        </table:table-row>
        <table:table-row table:style-name="ro1">
          <table:table-cell office:value-type="float" office:value="448.946190138" calcext:value-type="float">
            <text:p>448.946190138</text:p>
          </table:table-cell>
          <table:table-cell office:value-type="float" office:value="545629" calcext:value-type="float">
            <text:p>545629</text:p>
          </table:table-cell>
          <table:table-cell office:value-type="float" office:value="538900" calcext:value-type="float">
            <text:p>538900</text:p>
          </table:table-cell>
          <table:table-cell office:value-type="float" office:value="0.282084938487655" calcext:value-type="float">
            <text:p>0.282084938487655</text:p>
          </table:table-cell>
        </table:table-row>
        <table:table-row table:style-name="ro1">
          <table:table-cell office:value-type="float" office:value="449.0499033" calcext:value-type="float">
            <text:p>449.0499033</text:p>
          </table:table-cell>
          <table:table-cell office:value-type="float" office:value="552134" calcext:value-type="float">
            <text:p>552134</text:p>
          </table:table-cell>
          <table:table-cell office:value-type="float" office:value="545629" calcext:value-type="float">
            <text:p>545629</text:p>
          </table:table-cell>
          <table:table-cell office:value-type="float" office:value="0.280462471338069" calcext:value-type="float">
            <text:p>0.280462471338069</text:p>
          </table:table-cell>
        </table:table-row>
        <table:table-row table:style-name="ro1">
          <table:table-cell office:value-type="float" office:value="449.230030633" calcext:value-type="float">
            <text:p>449.230030633</text:p>
          </table:table-cell>
          <table:table-cell office:value-type="float" office:value="559151" calcext:value-type="float">
            <text:p>559151</text:p>
          </table:table-cell>
          <table:table-cell office:value-type="float" office:value="552134" calcext:value-type="float">
            <text:p>552134</text:p>
          </table:table-cell>
          <table:table-cell office:value-type="float" office:value="0.279164497618401" calcext:value-type="float">
            <text:p>0.279164497618401</text:p>
          </table:table-cell>
        </table:table-row>
        <table:table-row table:style-name="ro1">
          <table:table-cell office:value-type="float" office:value="449.400505935999" calcext:value-type="float">
            <text:p>449.400505935999</text:p>
          </table:table-cell>
          <table:table-cell office:value-type="float" office:value="555252" calcext:value-type="float">
            <text:p>555252</text:p>
          </table:table-cell>
          <table:table-cell office:value-type="float" office:value="559151" calcext:value-type="float">
            <text:p>559151</text:p>
          </table:table-cell>
          <table:table-cell office:value-type="float" office:value="0.278126118642666" calcext:value-type="float">
            <text:p>0.278126118642666</text:p>
          </table:table-cell>
        </table:table-row>
        <table:table-row table:style-name="ro1">
          <table:table-cell office:value-type="float" office:value="449.561683073" calcext:value-type="float">
            <text:p>449.561683073</text:p>
          </table:table-cell>
          <table:table-cell office:value-type="float" office:value="545782" calcext:value-type="float">
            <text:p>545782</text:p>
          </table:table-cell>
          <table:table-cell office:value-type="float" office:value="555252" calcext:value-type="float">
            <text:p>555252</text:p>
          </table:table-cell>
          <table:table-cell office:value-type="float" office:value="0.277295415462078" calcext:value-type="float">
            <text:p>0.277295415462078</text:p>
          </table:table-cell>
        </table:table-row>
        <table:table-row table:style-name="ro1">
          <table:table-cell office:value-type="float" office:value="449.716929426999" calcext:value-type="float">
            <text:p>449.716929426999</text:p>
          </table:table-cell>
          <table:table-cell office:value-type="float" office:value="539932" calcext:value-type="float">
            <text:p>539932</text:p>
          </table:table-cell>
          <table:table-cell office:value-type="float" office:value="550452" calcext:value-type="float">
            <text:p>550452</text:p>
          </table:table-cell>
          <table:table-cell office:value-type="float" office:value="0.276630852917607" calcext:value-type="float">
            <text:p>0.276630852917607</text:p>
          </table:table-cell>
        </table:table-row>
        <table:table-row table:style-name="ro1">
          <table:table-cell office:value-type="float" office:value="449.872343752" calcext:value-type="float">
            <text:p>449.872343752</text:p>
          </table:table-cell>
          <table:table-cell office:value-type="float" office:value="542684" calcext:value-type="float">
            <text:p>542684</text:p>
          </table:table-cell>
          <table:table-cell office:value-type="float" office:value="540852" calcext:value-type="float">
            <text:p>540852</text:p>
          </table:table-cell>
          <table:table-cell office:value-type="float" office:value="0.275726451041569" calcext:value-type="float">
            <text:p>0.275726451041569</text:p>
          </table:table-cell>
        </table:table-row>
        <table:table-row table:style-name="ro1">
          <table:table-cell office:value-type="float" office:value="450.037414647999" calcext:value-type="float">
            <text:p>450.037414647999</text:p>
          </table:table-cell>
          <table:table-cell office:value-type="float" office:value="552366" calcext:value-type="float">
            <text:p>552366</text:p>
          </table:table-cell>
          <table:table-cell office:value-type="float" office:value="540852" calcext:value-type="float">
            <text:p>540852</text:p>
          </table:table-cell>
          <table:table-cell office:value-type="float" office:value="0.275002929540738" calcext:value-type="float">
            <text:p>0.275002929540738</text:p>
          </table:table-cell>
        </table:table-row>
        <table:table-row table:style-name="ro1">
          <table:table-cell office:value-type="float" office:value="450.216999083999" calcext:value-type="float">
            <text:p>450.216999083999</text:p>
          </table:table-cell>
          <table:table-cell office:value-type="float" office:value="560002" calcext:value-type="float">
            <text:p>560002</text:p>
          </table:table-cell>
          <table:table-cell office:value-type="float" office:value="552366" calcext:value-type="float">
            <text:p>552366</text:p>
          </table:table-cell>
          <table:table-cell office:value-type="float" office:value="0.274056397686645" calcext:value-type="float">
            <text:p>0.274056397686645</text:p>
          </table:table-cell>
        </table:table-row>
        <table:table-row table:style-name="ro1">
          <table:table-cell office:value-type="float" office:value="450.392531179999" calcext:value-type="float">
            <text:p>450.392531179999</text:p>
          </table:table-cell>
          <table:table-cell office:value-type="float" office:value="556643" calcext:value-type="float">
            <text:p>556643</text:p>
          </table:table-cell>
          <table:table-cell office:value-type="float" office:value="560002" calcext:value-type="float">
            <text:p>560002</text:p>
          </table:table-cell>
          <table:table-cell office:value-type="float" office:value="0.27329917220337" calcext:value-type="float">
            <text:p>0.27329917220337</text:p>
          </table:table-cell>
        </table:table-row>
        <table:table-row table:style-name="ro1">
          <table:table-cell office:value-type="float" office:value="450.572539552" calcext:value-type="float">
            <text:p>450.572539552</text:p>
          </table:table-cell>
          <table:table-cell office:value-type="float" office:value="546170" calcext:value-type="float">
            <text:p>546170</text:p>
          </table:table-cell>
          <table:table-cell office:value-type="float" office:value="556643" calcext:value-type="float">
            <text:p>556643</text:p>
          </table:table-cell>
          <table:table-cell office:value-type="float" office:value="0.272330612930481" calcext:value-type="float">
            <text:p>0.272330612930481</text:p>
          </table:table-cell>
        </table:table-row>
        <table:table-row table:style-name="ro1">
          <table:table-cell office:value-type="float" office:value="450.745018209" calcext:value-type="float">
            <text:p>450.745018209</text:p>
          </table:table-cell>
          <table:table-cell office:value-type="float" office:value="540749" calcext:value-type="float">
            <text:p>540749</text:p>
          </table:table-cell>
          <table:table-cell office:value-type="float" office:value="546170" calcext:value-type="float">
            <text:p>546170</text:p>
          </table:table-cell>
          <table:table-cell office:value-type="float" office:value="0.271197823677718" calcext:value-type="float">
            <text:p>0.271197823677718</text:p>
          </table:table-cell>
        </table:table-row>
        <table:table-row table:style-name="ro1">
          <table:table-cell office:value-type="float" office:value="450.898847625" calcext:value-type="float">
            <text:p>450.898847625</text:p>
          </table:table-cell>
          <table:table-cell office:value-type="float" office:value="544962" calcext:value-type="float">
            <text:p>544962</text:p>
          </table:table-cell>
          <table:table-cell office:value-type="float" office:value="540749" calcext:value-type="float">
            <text:p>540749</text:p>
          </table:table-cell>
          <table:table-cell office:value-type="float" office:value="0.270291592275508" calcext:value-type="float">
            <text:p>0.270291592275508</text:p>
          </table:table-cell>
        </table:table-row>
        <table:table-row table:style-name="ro1">
          <table:table-cell office:value-type="float" office:value="451.05823196" calcext:value-type="float">
            <text:p>451.05823196</text:p>
          </table:table-cell>
          <table:table-cell office:value-type="float" office:value="554635" calcext:value-type="float">
            <text:p>554635</text:p>
          </table:table-cell>
          <table:table-cell office:value-type="float" office:value="544962" calcext:value-type="float">
            <text:p>544962</text:p>
          </table:table-cell>
          <table:table-cell office:value-type="float" office:value="0.26956660715374" calcext:value-type="float">
            <text:p>0.26956660715374</text:p>
          </table:table-cell>
        </table:table-row>
        <table:table-row table:style-name="ro1">
          <table:table-cell office:value-type="float" office:value="451.230052778999" calcext:value-type="float">
            <text:p>451.230052778999</text:p>
          </table:table-cell>
          <table:table-cell office:value-type="float" office:value="561151" calcext:value-type="float">
            <text:p>561151</text:p>
          </table:table-cell>
          <table:table-cell office:value-type="float" office:value="554635" calcext:value-type="float">
            <text:p>554635</text:p>
          </table:table-cell>
          <table:table-cell office:value-type="float" office:value="0.268633418173323" calcext:value-type="float">
            <text:p>0.268633418173323</text:p>
          </table:table-cell>
        </table:table-row>
        <table:table-row table:style-name="ro1">
          <table:table-cell office:value-type="float" office:value="451.396139876999" calcext:value-type="float">
            <text:p>451.396139876999</text:p>
          </table:table-cell>
          <table:table-cell office:value-type="float" office:value="557468" calcext:value-type="float">
            <text:p>557468</text:p>
          </table:table-cell>
          <table:table-cell office:value-type="float" office:value="561151" calcext:value-type="float">
            <text:p>561151</text:p>
          </table:table-cell>
          <table:table-cell office:value-type="float" office:value="0.267886866988989" calcext:value-type="float">
            <text:p>0.267886866988989</text:p>
          </table:table-cell>
        </table:table-row>
        <table:table-row table:style-name="ro1">
          <table:table-cell office:value-type="float" office:value="451.565361823999" calcext:value-type="float">
            <text:p>451.565361823999</text:p>
          </table:table-cell>
          <table:table-cell office:value-type="float" office:value="547573" calcext:value-type="float">
            <text:p>547573</text:p>
          </table:table-cell>
          <table:table-cell office:value-type="float" office:value="557468" calcext:value-type="float">
            <text:p>557468</text:p>
          </table:table-cell>
          <table:table-cell office:value-type="float" office:value="0.26694107253856" calcext:value-type="float">
            <text:p>0.26694107253856</text:p>
          </table:table-cell>
        </table:table-row>
        <table:table-row table:style-name="ro1">
          <table:table-cell office:value-type="float" office:value="451.727214019" calcext:value-type="float">
            <text:p>451.727214019</text:p>
          </table:table-cell>
          <table:table-cell office:value-type="float" office:value="541829" calcext:value-type="float">
            <text:p>541829</text:p>
          </table:table-cell>
          <table:table-cell office:value-type="float" office:value="547573" calcext:value-type="float">
            <text:p>547573</text:p>
          </table:table-cell>
          <table:table-cell office:value-type="float" office:value="0.265840439730194" calcext:value-type="float">
            <text:p>0.265840439730194</text:p>
          </table:table-cell>
        </table:table-row>
        <table:table-row table:style-name="ro1">
          <table:table-cell office:value-type="float" office:value="451.890599884" calcext:value-type="float">
            <text:p>451.890599884</text:p>
          </table:table-cell>
          <table:table-cell office:value-type="float" office:value="545545" calcext:value-type="float">
            <text:p>545545</text:p>
          </table:table-cell>
          <table:table-cell office:value-type="float" office:value="543973" calcext:value-type="float">
            <text:p>543973</text:p>
          </table:table-cell>
          <table:table-cell office:value-type="float" office:value="0.264959933483502" calcext:value-type="float">
            <text:p>0.264959933483502</text:p>
          </table:table-cell>
        </table:table-row>
        <table:table-row table:style-name="ro1">
          <table:table-cell office:value-type="float" office:value="452.057219008" calcext:value-type="float">
            <text:p>452.057219008</text:p>
          </table:table-cell>
          <table:table-cell office:value-type="float" office:value="555575" calcext:value-type="float">
            <text:p>555575</text:p>
          </table:table-cell>
          <table:table-cell office:value-type="float" office:value="545545" calcext:value-type="float">
            <text:p>545545</text:p>
          </table:table-cell>
          <table:table-cell office:value-type="float" office:value="0.263915998734854" calcext:value-type="float">
            <text:p>0.263915998734854</text:p>
          </table:table-cell>
        </table:table-row>
        <table:table-row table:style-name="ro1">
          <table:table-cell office:value-type="float" office:value="452.208201977999" calcext:value-type="float">
            <text:p>452.208201977999</text:p>
          </table:table-cell>
          <table:table-cell office:value-type="float" office:value="561865" calcext:value-type="float">
            <text:p>561865</text:p>
          </table:table-cell>
          <table:table-cell office:value-type="float" office:value="555575" calcext:value-type="float">
            <text:p>555575</text:p>
          </table:table-cell>
          <table:table-cell office:value-type="float" office:value="0.263080850935935" calcext:value-type="float">
            <text:p>0.263080850935935</text:p>
          </table:table-cell>
        </table:table-row>
        <table:table-row table:style-name="ro1">
          <table:table-cell office:value-type="float" office:value="452.382986663999" calcext:value-type="float">
            <text:p>452.382986663999</text:p>
          </table:table-cell>
          <table:table-cell office:value-type="float" office:value="559090" calcext:value-type="float">
            <text:p>559090</text:p>
          </table:table-cell>
          <table:table-cell office:value-type="float" office:value="561865" calcext:value-type="float">
            <text:p>561865</text:p>
          </table:table-cell>
          <table:table-cell office:value-type="float" office:value="0.262077583974554" calcext:value-type="float">
            <text:p>0.262077583974554</text:p>
          </table:table-cell>
        </table:table-row>
        <table:table-row table:style-name="ro1">
          <table:table-cell office:value-type="float" office:value="452.553624688" calcext:value-type="float">
            <text:p>452.553624688</text:p>
          </table:table-cell>
          <table:table-cell office:value-type="float" office:value="549247" calcext:value-type="float">
            <text:p>549247</text:p>
          </table:table-cell>
          <table:table-cell office:value-type="float" office:value="559090" calcext:value-type="float">
            <text:p>559090</text:p>
          </table:table-cell>
          <table:table-cell office:value-type="float" office:value="0.26127497040545" calcext:value-type="float">
            <text:p>0.26127497040545</text:p>
          </table:table-cell>
        </table:table-row>
        <table:table-row table:style-name="ro1">
          <table:table-cell office:value-type="float" office:value="452.730732693" calcext:value-type="float">
            <text:p>452.730732693</text:p>
          </table:table-cell>
          <table:table-cell office:value-type="float" office:value="542803" calcext:value-type="float">
            <text:p>542803</text:p>
          </table:table-cell>
          <table:table-cell office:value-type="float" office:value="549247" calcext:value-type="float">
            <text:p>549247</text:p>
          </table:table-cell>
          <table:table-cell office:value-type="float" office:value="0.260302027606411" calcext:value-type="float">
            <text:p>0.260302027606411</text:p>
          </table:table-cell>
        </table:table-row>
        <table:table-row table:style-name="ro1">
          <table:table-cell office:value-type="float" office:value="452.902358269999" calcext:value-type="float">
            <text:p>452.902358269999</text:p>
          </table:table-cell>
          <table:table-cell office:value-type="float" office:value="547145" calcext:value-type="float">
            <text:p>547145</text:p>
          </table:table-cell>
          <table:table-cell office:value-type="float" office:value="542803" calcext:value-type="float">
            <text:p>542803</text:p>
          </table:table-cell>
          <table:table-cell office:value-type="float" office:value="0.25952367336718" calcext:value-type="float">
            <text:p>0.25952367336718</text:p>
          </table:table-cell>
        </table:table-row>
        <table:table-row table:style-name="ro1">
          <table:table-cell office:value-type="float" office:value="453.065905496" calcext:value-type="float">
            <text:p>453.065905496</text:p>
          </table:table-cell>
          <table:table-cell office:value-type="float" office:value="557089" calcext:value-type="float">
            <text:p>557089</text:p>
          </table:table-cell>
          <table:table-cell office:value-type="float" office:value="547145" calcext:value-type="float">
            <text:p>547145</text:p>
          </table:table-cell>
          <table:table-cell office:value-type="float" office:value="0.258574352706483" calcext:value-type="float">
            <text:p>0.258574352706483</text:p>
          </table:table-cell>
        </table:table-row>
        <table:table-row table:style-name="ro1">
          <table:table-cell office:value-type="float" office:value="453.236175656" calcext:value-type="float">
            <text:p>453.236175656</text:p>
          </table:table-cell>
          <table:table-cell office:value-type="float" office:value="563198" calcext:value-type="float">
            <text:p>563198</text:p>
          </table:table-cell>
          <table:table-cell office:value-type="float" office:value="557089" calcext:value-type="float">
            <text:p>557089</text:p>
          </table:table-cell>
          <table:table-cell office:value-type="float" office:value="0.257814896177925" calcext:value-type="float">
            <text:p>0.257814896177925</text:p>
          </table:table-cell>
        </table:table-row>
        <table:table-row table:style-name="ro1">
          <table:table-cell office:value-type="float" office:value="453.401288240999" calcext:value-type="float">
            <text:p>453.401288240999</text:p>
          </table:table-cell>
          <table:table-cell office:value-type="float" office:value="559213" calcext:value-type="float">
            <text:p>559213</text:p>
          </table:table-cell>
          <table:table-cell office:value-type="float" office:value="563198" calcext:value-type="float">
            <text:p>563198</text:p>
          </table:table-cell>
          <table:table-cell office:value-type="float" office:value="0.256884828334745" calcext:value-type="float">
            <text:p>0.256884828334745</text:p>
          </table:table-cell>
        </table:table-row>
        <table:table-row table:style-name="ro1">
          <table:table-cell office:value-type="float" office:value="453.558601829" calcext:value-type="float">
            <text:p>453.558601829</text:p>
          </table:table-cell>
          <table:table-cell office:value-type="float" office:value="549959" calcext:value-type="float">
            <text:p>549959</text:p>
          </table:table-cell>
          <table:table-cell office:value-type="float" office:value="559213" calcext:value-type="float">
            <text:p>559213</text:p>
          </table:table-cell>
          <table:table-cell office:value-type="float" office:value="0.256140774060201" calcext:value-type="float">
            <text:p>0.256140774060201</text:p>
          </table:table-cell>
        </table:table-row>
        <table:table-row table:style-name="ro1">
          <table:table-cell office:value-type="float" office:value="453.714042813999" calcext:value-type="float">
            <text:p>453.714042813999</text:p>
          </table:table-cell>
          <table:table-cell office:value-type="float" office:value="543968" calcext:value-type="float">
            <text:p>543968</text:p>
          </table:table-cell>
          <table:table-cell office:value-type="float" office:value="553213" calcext:value-type="float">
            <text:p>553213</text:p>
          </table:table-cell>
          <table:table-cell office:value-type="float" office:value="0.255227084656966" calcext:value-type="float">
            <text:p>0.255227084656966</text:p>
          </table:table-cell>
        </table:table-row>
        <table:table-row table:style-name="ro1">
          <table:table-cell office:value-type="float" office:value="453.884353525" calcext:value-type="float">
            <text:p>453.884353525</text:p>
          </table:table-cell>
          <table:table-cell office:value-type="float" office:value="547240" calcext:value-type="float">
            <text:p>547240</text:p>
          </table:table-cell>
          <table:table-cell office:value-type="float" office:value="543968" calcext:value-type="float">
            <text:p>543968</text:p>
          </table:table-cell>
          <table:table-cell office:value-type="float" office:value="0.254496133134378" calcext:value-type="float">
            <text:p>0.2544961331343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7T14:24:37.007993242</dc:date>
    <meta:editing-duration>PT1M17S</meta:editing-duration>
    <meta:editing-cycles>1</meta:editing-cycles>
    <meta:document-statistic meta:table-count="1" meta:cell-count="11999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73cm" svg:height="20.932cm" xlink:href=".." xlink:type="simple" chart:class="chart:scatter" chart:style-name="ch1">
        <chart:legend chart:legend-position="end" svg:x="35.878cm" svg:y="10.167cm" style:legend-expansion="high" chart:style-name="ch2"/>
        <chart:plot-area chart:style-name="ch3" table:cell-range-address="data.A100:data.A3000 data.D100:data.D3000" svg:x="0.774cm" svg:y="0.418cm" svg:width="34.33cm" svg:height="20.096cm">
          <chart:coordinate-region svg:x="1.501cm" svg:y="0.618cm" svg:width="33.323cm" svg:height="19.2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D100:data.D3000" chart:class="chart:scatter">
            <chart:domain table:cell-range-address="data.A100:data.A3000"/>
            <chart:data-point chart:repeated="29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4319683049998">
                <text:p>15.4319683049998</text:p>
                <draw:g>
                  <svg:desc>data.A100:data.A3000</svg:desc>
                </draw:g>
              </table:table-cell>
              <table:table-cell office:value-type="float" office:value="0.0000000214978233726854">
                <text:p>0.0000000214978233726854</text:p>
                <draw:g>
                  <svg:desc>data.D100:data.D3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5537954089996">
                <text:p>15.5537954089996</text:p>
              </table:table-cell>
              <table:table-cell office:value-type="float" office:value="0.0000000171982586981483">
                <text:p>0.0000000171982586981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7026969449998">
                <text:p>15.7026969449998</text:p>
              </table:table-cell>
              <table:table-cell office:value-type="float" office:value="0.200000013758607">
                <text:p>0.200000013758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8452162859994">
                <text:p>15.8452162859994</text:p>
              </table:table-cell>
              <table:table-cell office:value-type="float" office:value="0.360000011006886">
                <text:p>0.3600000110068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9904101419997">
                <text:p>15.9904101419997</text:p>
              </table:table-cell>
              <table:table-cell office:value-type="float" office:value="0.488000008805509">
                <text:p>0.48800000880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1358226800003">
                <text:p>16.1358226800003</text:p>
              </table:table-cell>
              <table:table-cell office:value-type="float" office:value="0.590400007044407">
                <text:p>0.590400007044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283203985">
                <text:p>16.283203985</text:p>
              </table:table-cell>
              <table:table-cell office:value-type="float" office:value="0.672320005635526">
                <text:p>0.672320005635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429115891">
                <text:p>16.429115891</text:p>
              </table:table-cell>
              <table:table-cell office:value-type="float" office:value="0.73785600450842">
                <text:p>0.737856004508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5762380319993">
                <text:p>16.5762380319993</text:p>
              </table:table-cell>
              <table:table-cell office:value-type="float" office:value="0.791627085485931">
                <text:p>0.7916270854859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7292919029987">
                <text:p>16.7292919029987</text:p>
              </table:table-cell>
              <table:table-cell office:value-type="float" office:value="0.83464395026794">
                <text:p>0.834643950267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8759843879998">
                <text:p>16.8759843879998</text:p>
              </table:table-cell>
              <table:table-cell office:value-type="float" office:value="0.869057442093546">
                <text:p>0.869057442093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0170893689992">
                <text:p>17.0170893689992</text:p>
              </table:table-cell>
              <table:table-cell office:value-type="float" office:value="0.896588235554032">
                <text:p>0.8965882355540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1719754039987">
                <text:p>17.1719754039987</text:p>
              </table:table-cell>
              <table:table-cell office:value-type="float" office:value="0.91861287032242">
                <text:p>0.91861287032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3067865109988">
                <text:p>17.3067865109988</text:p>
              </table:table-cell>
              <table:table-cell office:value-type="float" office:value="0.936232578137131">
                <text:p>0.936232578137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4482691869998">
                <text:p>17.4482691869998</text:p>
              </table:table-cell>
              <table:table-cell office:value-type="float" office:value="0.950328344388899">
                <text:p>0.950328344388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5947945199987">
                <text:p>17.5947945199987</text:p>
              </table:table-cell>
              <table:table-cell office:value-type="float" office:value="0.76026267551112">
                <text:p>0.76026267551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7304107979999">
                <text:p>17.7304107979999</text:p>
              </table:table-cell>
              <table:table-cell office:value-type="float" office:value="0.621723653922409">
                <text:p>0.6217236539224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8674203239989">
                <text:p>17.8674203239989</text:p>
              </table:table-cell>
              <table:table-cell office:value-type="float" office:value="0.510892436651441">
                <text:p>0.5108924366514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0081950399999">
                <text:p>18.0081950399999</text:p>
              </table:table-cell>
              <table:table-cell office:value-type="float" office:value="0.422227462834666">
                <text:p>0.4222274628346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1524687029996">
                <text:p>18.1524687029996</text:p>
              </table:table-cell>
              <table:table-cell office:value-type="float" office:value="0.351295483781246">
                <text:p>0.3512954837812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2947554389993">
                <text:p>18.2947554389993</text:p>
              </table:table-cell>
              <table:table-cell office:value-type="float" office:value="0.294549900538511">
                <text:p>0.2945499005385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.4330786419996">
                <text:p>18.4330786419996</text:p>
              </table:table-cell>
              <table:table-cell office:value-type="float" office:value="0.249153433944322">
                <text:p>0.2491534339443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.5726167519988">
                <text:p>18.5726167519988</text:p>
              </table:table-cell>
              <table:table-cell office:value-type="float" office:value="0.212928189332328">
                <text:p>0.212928189332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7270418600001">
                <text:p>18.7270418600001</text:p>
              </table:table-cell>
              <table:table-cell office:value-type="float" office:value="0.183947993642733">
                <text:p>0.1839479936427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8776374469999">
                <text:p>18.8776374469999</text:p>
              </table:table-cell>
              <table:table-cell office:value-type="float" office:value="0.147158394914187">
                <text:p>0.1471583949141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9966279820001">
                <text:p>18.9966279820001</text:p>
              </table:table-cell>
              <table:table-cell office:value-type="float" office:value="0.117726715931349">
                <text:p>0.1177267159313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1606969879995">
                <text:p>19.1606969879995</text:p>
              </table:table-cell>
              <table:table-cell office:value-type="float" office:value="0.0941813727450795">
                <text:p>0.09418137274507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3083653760004">
                <text:p>19.3083653760004</text:p>
              </table:table-cell>
              <table:table-cell office:value-type="float" office:value="0.0753450981960636">
                <text:p>0.0753450981960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4723464500003">
                <text:p>19.4723464500003</text:p>
              </table:table-cell>
              <table:table-cell office:value-type="float" office:value="0.0738815207337217">
                <text:p>0.07388152073372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6316270930001">
                <text:p>19.6316270930001</text:p>
              </table:table-cell>
              <table:table-cell office:value-type="float" office:value="0.0727106587638481">
                <text:p>0.07271065876384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7920453999996">
                <text:p>19.7920453999996</text:p>
              </table:table-cell>
              <table:table-cell office:value-type="float" office:value="0.0717739691879492">
                <text:p>0.07177396918794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9538057049995">
                <text:p>19.9538057049995</text:p>
              </table:table-cell>
              <table:table-cell office:value-type="float" office:value="0.0710246175272301">
                <text:p>0.07102461752723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058843584">
                <text:p>20.058843584</text:p>
              </table:table-cell>
              <table:table-cell office:value-type="float" office:value="0.0705183241587704">
                <text:p>0.07051832415877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2165371949995">
                <text:p>20.2165371949995</text:p>
              </table:table-cell>
              <table:table-cell office:value-type="float" office:value="0.0701132894640026">
                <text:p>0.07011328946400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.3770437029998">
                <text:p>20.3770437029998</text:p>
              </table:table-cell>
              <table:table-cell office:value-type="float" office:value="0.0696960737480729">
                <text:p>0.06969607374807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5365749079992">
                <text:p>20.5365749079992</text:p>
              </table:table-cell>
              <table:table-cell office:value-type="float" office:value="0.069362301175329">
                <text:p>0.0693623011753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6937368010003">
                <text:p>20.6937368010003</text:p>
              </table:table-cell>
              <table:table-cell office:value-type="float" office:value="0.069095283117134">
                <text:p>0.0690952831171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.8520530099995">
                <text:p>20.8520530099995</text:p>
              </table:table-cell>
              <table:table-cell office:value-type="float" office:value="0.068881668670578">
                <text:p>0.0688816686705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0023681619987">
                <text:p>21.0023681619987</text:p>
              </table:table-cell>
              <table:table-cell office:value-type="float" office:value="0.0688039650734487">
                <text:p>0.06880396507344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149762645">
                <text:p>21.149762645</text:p>
              </table:table-cell>
              <table:table-cell office:value-type="float" office:value="0.0687418021957452">
                <text:p>0.06874180219574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.2970818169997">
                <text:p>21.2970818169997</text:p>
              </table:table-cell>
              <table:table-cell office:value-type="float" office:value="0.0686920718935825">
                <text:p>0.06869207189358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4499392729995">
                <text:p>21.4499392729995</text:p>
              </table:table-cell>
              <table:table-cell office:value-type="float" office:value="0.0685590996917367">
                <text:p>0.06855909969173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6022759520001">
                <text:p>21.6022759520001</text:p>
              </table:table-cell>
              <table:table-cell office:value-type="float" office:value="0.258928912406451">
                <text:p>0.2589289124064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7586313739994">
                <text:p>21.7586313739994</text:p>
              </table:table-cell>
              <table:table-cell office:value-type="float" office:value="0.411224762578222">
                <text:p>0.4112247625782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9103006739988">
                <text:p>21.9103006739988</text:p>
              </table:table-cell>
              <table:table-cell office:value-type="float" office:value="0.533061442715639">
                <text:p>0.5330614427156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0616734489995">
                <text:p>22.0616734489995</text:p>
              </table:table-cell>
              <table:table-cell office:value-type="float" office:value="0.630530786825572">
                <text:p>0.6305307868255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212906363">
                <text:p>22.212906363</text:p>
              </table:table-cell>
              <table:table-cell office:value-type="float" office:value="0.708506262113519">
                <text:p>0.7085062621135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3728829529991">
                <text:p>22.3728829529991</text:p>
              </table:table-cell>
              <table:table-cell office:value-type="float" office:value="0.770886642343876">
                <text:p>0.7708866423438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.496976765">
                <text:p>22.496976765</text:p>
              </table:table-cell>
              <table:table-cell office:value-type="float" office:value="0.822188765929896">
                <text:p>0.822188765929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.6498695909995">
                <text:p>22.6498695909995</text:p>
              </table:table-cell>
              <table:table-cell office:value-type="float" office:value="0.863230464798711">
                <text:p>0.8632304647987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.8094607959993">
                <text:p>22.8094607959993</text:p>
              </table:table-cell>
              <table:table-cell office:value-type="float" office:value="0.896063823893763">
                <text:p>0.8960638238937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.9600546210004">
                <text:p>22.9600546210004</text:p>
              </table:table-cell>
              <table:table-cell office:value-type="float" office:value="0.922330511169805">
                <text:p>0.9223305111698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.1096897719999">
                <text:p>23.1096897719999</text:p>
              </table:table-cell>
              <table:table-cell office:value-type="float" office:value="0.943343860990639">
                <text:p>0.9433438609906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.2605803610004">
                <text:p>23.2605803610004</text:p>
              </table:table-cell>
              <table:table-cell office:value-type="float" office:value="0.958756721445572">
                <text:p>0.9587567214455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.4141900060004">
                <text:p>23.4141900060004</text:p>
              </table:table-cell>
              <table:table-cell office:value-type="float" office:value="0.971087009809519">
                <text:p>0.9710870098095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.5632877309999">
                <text:p>23.5632877309999</text:p>
              </table:table-cell>
              <table:table-cell office:value-type="float" office:value="0.980951240500677">
                <text:p>0.9809512405006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.719509909999">
                <text:p>23.719509909999</text:p>
              </table:table-cell>
              <table:table-cell office:value-type="float" office:value="0.988842625053603">
                <text:p>0.9888426250536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.8748617580004">
                <text:p>23.8748617580004</text:p>
              </table:table-cell>
              <table:table-cell office:value-type="float" office:value="0.995155732695943">
                <text:p>0.9951557326959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.0294450059992">
                <text:p>24.0294450059992</text:p>
              </table:table-cell>
              <table:table-cell office:value-type="float" office:value="1.00020621880982">
                <text:p>1.000206218809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.1870007819998">
                <text:p>24.1870007819998</text:p>
              </table:table-cell>
              <table:table-cell office:value-type="float" office:value="1.00424660770091">
                <text:p>1.004246607700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.344418196999">
                <text:p>24.344418196999</text:p>
              </table:table-cell>
              <table:table-cell office:value-type="float" office:value="1.00747891881379">
                <text:p>1.007478918813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.5086552029989">
                <text:p>24.5086552029989</text:p>
              </table:table-cell>
              <table:table-cell office:value-type="float" office:value="1.0100647677041">
                <text:p>1.01006476770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.6708830019998">
                <text:p>24.6708830019998</text:p>
              </table:table-cell>
              <table:table-cell office:value-type="float" office:value="1.01075451686598">
                <text:p>1.010754516865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.8346156609987">
                <text:p>24.8346156609987</text:p>
              </table:table-cell>
              <table:table-cell office:value-type="float" office:value="1.01130631619549">
                <text:p>1.011306316195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.9935333559988">
                <text:p>24.9935333559988</text:p>
              </table:table-cell>
              <table:table-cell office:value-type="float" office:value="1.01174775565909">
                <text:p>1.011747755659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.1530015879998">
                <text:p>25.1530015879998</text:p>
              </table:table-cell>
              <table:table-cell office:value-type="float" office:value="1.01210090722998">
                <text:p>1.01210090722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3120534539994">
                <text:p>25.3120534539994</text:p>
              </table:table-cell>
              <table:table-cell office:value-type="float" office:value="1.01238342848668">
                <text:p>1.012383428486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4550291769992">
                <text:p>25.4550291769992</text:p>
              </table:table-cell>
              <table:table-cell office:value-type="float" office:value="1.01260944549205">
                <text:p>1.012609445492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6140955729989">
                <text:p>25.6140955729989</text:p>
              </table:table-cell>
              <table:table-cell office:value-type="float" office:value="1.01279025909634">
                <text:p>1.012790259096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7677309070004">
                <text:p>25.7677309070004</text:p>
              </table:table-cell>
              <table:table-cell office:value-type="float" office:value="1.01293490997978">
                <text:p>1.012934909979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.920751022999">
                <text:p>25.920751022999</text:p>
              </table:table-cell>
              <table:table-cell office:value-type="float" office:value="1.01305063068652">
                <text:p>1.013050630686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.0483500409991">
                <text:p>26.0483500409991</text:p>
              </table:table-cell>
              <table:table-cell office:value-type="float" office:value="1.01314320725192">
                <text:p>1.013143207251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.203317051999">
                <text:p>26.203317051999</text:p>
              </table:table-cell>
              <table:table-cell office:value-type="float" office:value="1.01321726850424">
                <text:p>1.013217268504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.3572271199992">
                <text:p>26.3572271199992</text:p>
              </table:table-cell>
              <table:table-cell office:value-type="float" office:value="1.0132765175061">
                <text:p>1.01327651750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.5090024189994">
                <text:p>26.5090024189994</text:p>
              </table:table-cell>
              <table:table-cell office:value-type="float" office:value="1.01332391670758">
                <text:p>1.013323916707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.664937612999">
                <text:p>26.664937612999</text:p>
              </table:table-cell>
              <table:table-cell office:value-type="float" office:value="1.01336183606877">
                <text:p>1.013361836068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.8143761209994">
                <text:p>26.8143761209994</text:p>
              </table:table-cell>
              <table:table-cell office:value-type="float" office:value="1.01339217155772">
                <text:p>1.013392171557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.9575364550001">
                <text:p>26.9575364550001</text:p>
              </table:table-cell>
              <table:table-cell office:value-type="float" office:value="1.01341643994888">
                <text:p>1.013416439948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.1121812419988">
                <text:p>27.1121812419988</text:p>
              </table:table-cell>
              <table:table-cell office:value-type="float" office:value="1.0134358546618">
                <text:p>1.01343585466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.252322286">
                <text:p>27.252322286</text:p>
              </table:table-cell>
              <table:table-cell office:value-type="float" office:value="1.01345138643214">
                <text:p>1.013451386432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.3968071969994">
                <text:p>27.3968071969994</text:p>
              </table:table-cell>
              <table:table-cell office:value-type="float" office:value="0.810761109145716">
                <text:p>0.8107611091457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.5351944979993">
                <text:p>27.5351944979993</text:p>
              </table:table-cell>
              <table:table-cell office:value-type="float" office:value="0.648608887316573">
                <text:p>0.6486088873165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.6660199179987">
                <text:p>27.6660199179987</text:p>
              </table:table-cell>
              <table:table-cell office:value-type="float" office:value="0.613481704447853">
                <text:p>0.6134817044478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8045396399993">
                <text:p>27.8045396399993</text:p>
              </table:table-cell>
              <table:table-cell office:value-type="float" office:value="0.585379958152877">
                <text:p>0.5853799581528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.9438164919993">
                <text:p>27.9438164919993</text:p>
              </table:table-cell>
              <table:table-cell office:value-type="float" office:value="0.562898561116896">
                <text:p>0.5628985611168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.0853001839987">
                <text:p>28.0853001839987</text:p>
              </table:table-cell>
              <table:table-cell office:value-type="float" office:value="0.544913443488112">
                <text:p>0.5449134434881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.2292385979999">
                <text:p>28.2292385979999</text:p>
              </table:table-cell>
              <table:table-cell office:value-type="float" office:value="0.530525349385084">
                <text:p>0.5305253493850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.3700227699992">
                <text:p>28.3700227699992</text:p>
              </table:table-cell>
              <table:table-cell office:value-type="float" office:value="0.519658374746162">
                <text:p>0.5196583747461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.5135221379987">
                <text:p>28.5135221379987</text:p>
              </table:table-cell>
              <table:table-cell office:value-type="float" office:value="0.510964795035025">
                <text:p>0.5109647950350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.6532360649999">
                <text:p>28.6532360649999</text:p>
              </table:table-cell>
              <table:table-cell office:value-type="float" office:value="0.504009931266115">
                <text:p>0.5040099312661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.7955675379999">
                <text:p>28.7955675379999</text:p>
              </table:table-cell>
              <table:table-cell office:value-type="float" office:value="0.498446040250988">
                <text:p>0.4984460402509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.9411902039992">
                <text:p>28.9411902039992</text:p>
              </table:table-cell>
              <table:table-cell office:value-type="float" office:value="0.493994927438885">
                <text:p>0.4939949274388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.0785040999999">
                <text:p>29.0785040999999</text:p>
              </table:table-cell>
              <table:table-cell office:value-type="float" office:value="0.490434037189204">
                <text:p>0.4904340371892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.221813995">
                <text:p>29.221813995</text:p>
              </table:table-cell>
              <table:table-cell office:value-type="float" office:value="0.487585324989458">
                <text:p>0.4875853249894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.362254751999">
                <text:p>29.362254751999</text:p>
              </table:table-cell>
              <table:table-cell office:value-type="float" office:value="0.485306355229662">
                <text:p>0.4853063552296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.5586949529989">
                <text:p>29.5586949529989</text:p>
              </table:table-cell>
              <table:table-cell office:value-type="float" office:value="0.482839678778324">
                <text:p>0.4828396787783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.7033911569997">
                <text:p>29.7033911569997</text:p>
              </table:table-cell>
              <table:table-cell office:value-type="float" office:value="0.480866337617254">
                <text:p>0.4808663376172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.8508003369989">
                <text:p>29.8508003369989</text:p>
              </table:table-cell>
              <table:table-cell office:value-type="float" office:value="0.479287664688398">
                <text:p>0.479287664688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.995081174">
                <text:p>29.995081174</text:p>
              </table:table-cell>
              <table:table-cell office:value-type="float" office:value="0.478024726345313">
                <text:p>0.4780247263453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.1429581499997">
                <text:p>30.1429581499997</text:p>
              </table:table-cell>
              <table:table-cell office:value-type="float" office:value="0.477014375670845">
                <text:p>0.4770143756708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.2948540389989">
                <text:p>30.2948540389989</text:p>
              </table:table-cell>
              <table:table-cell office:value-type="float" office:value="0.47620609513127">
                <text:p>0.476206095131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.4477100000004">
                <text:p>30.4477100000004</text:p>
              </table:table-cell>
              <table:table-cell office:value-type="float" office:value="0.489072984213124">
                <text:p>0.4890729842131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.6036980440003">
                <text:p>30.6036980440003</text:p>
              </table:table-cell>
              <table:table-cell office:value-type="float" office:value="0.499366495478608">
                <text:p>0.4993664954786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.7456867709989">
                <text:p>30.7456867709989</text:p>
              </table:table-cell>
              <table:table-cell office:value-type="float" office:value="0.507601304490994">
                <text:p>0.5076013044909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.8884359080002">
                <text:p>30.8884359080002</text:p>
              </table:table-cell>
              <table:table-cell office:value-type="float" office:value="0.514189151700904">
                <text:p>0.5141891517009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.0280595730001">
                <text:p>31.0280595730001</text:p>
              </table:table-cell>
              <table:table-cell office:value-type="float" office:value="0.519459429468831">
                <text:p>0.5194594294688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.1708287299989">
                <text:p>31.1708287299989</text:p>
              </table:table-cell>
              <table:table-cell office:value-type="float" office:value="0.523675651683173">
                <text:p>0.5236756516831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.3099858699989">
                <text:p>31.3099858699989</text:p>
              </table:table-cell>
              <table:table-cell office:value-type="float" office:value="0.527048629454646">
                <text:p>0.5270486294546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.4463864119989">
                <text:p>31.4463864119989</text:p>
              </table:table-cell>
              <table:table-cell office:value-type="float" office:value="0.448665930590744">
                <text:p>0.4486659305907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.588038423999">
                <text:p>31.588038423999</text:p>
              </table:table-cell>
              <table:table-cell office:value-type="float" office:value="0.385959771499622">
                <text:p>0.3859597714996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.7265483849988">
                <text:p>31.7265483849988</text:p>
              </table:table-cell>
              <table:table-cell office:value-type="float" office:value="0.335794844226725">
                <text:p>0.3357948442267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.8695182449992">
                <text:p>31.8695182449992</text:p>
              </table:table-cell>
              <table:table-cell office:value-type="float" office:value="0.295846759735121">
                <text:p>0.2958467597351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.0067241779998">
                <text:p>32.0067241779998</text:p>
              </table:table-cell>
              <table:table-cell office:value-type="float" office:value="0.263888292141839">
                <text:p>0.2638882921418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.1545271209998">
                <text:p>32.1545271209998</text:p>
              </table:table-cell>
              <table:table-cell office:value-type="float" office:value="0.238137660740498">
                <text:p>0.2381376607404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.2896124559993">
                <text:p>32.2896124559993</text:p>
              </table:table-cell>
              <table:table-cell office:value-type="float" office:value="0.21772101294614">
                <text:p>0.217721012946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.4281796470004">
                <text:p>32.4281796470004</text:p>
              </table:table-cell>
              <table:table-cell office:value-type="float" office:value="0.201387694710653">
                <text:p>0.2013876947106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.5697093069994">
                <text:p>32.5697093069994</text:p>
              </table:table-cell>
              <table:table-cell office:value-type="float" office:value="0.18813718279555">
                <text:p>0.188137182795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.7072591239994">
                <text:p>32.7072591239994</text:p>
              </table:table-cell>
              <table:table-cell office:value-type="float" office:value="0.177720630590181">
                <text:p>0.1777206305901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.846739876999">
                <text:p>32.846739876999</text:p>
              </table:table-cell>
              <table:table-cell office:value-type="float" office:value="0.169387388825887">
                <text:p>0.1693873888258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.9871081919991">
                <text:p>32.9871081919991</text:p>
              </table:table-cell>
              <table:table-cell office:value-type="float" office:value="0.162720795414451">
                <text:p>0.1627207954144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.1777203639995">
                <text:p>33.1777203639995</text:p>
              </table:table-cell>
              <table:table-cell office:value-type="float" office:value="0.157203663358588">
                <text:p>0.1572036633585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.3173664289989">
                <text:p>33.3173664289989</text:p>
              </table:table-cell>
              <table:table-cell office:value-type="float" office:value="0.152789957713897">
                <text:p>0.1527899577138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.4516757919992">
                <text:p>33.4516757919992</text:p>
              </table:table-cell>
              <table:table-cell office:value-type="float" office:value="0.149258993198145">
                <text:p>0.1492589931981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.591118024">
                <text:p>33.591118024</text:p>
              </table:table-cell>
              <table:table-cell office:value-type="float" office:value="0.146434221585543">
                <text:p>0.1464342215855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.7282755859997">
                <text:p>33.7282755859997</text:p>
              </table:table-cell>
              <table:table-cell office:value-type="float" office:value="0.144174404295461">
                <text:p>0.1441744042954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.8693483200004">
                <text:p>33.8693483200004</text:p>
              </table:table-cell>
              <table:table-cell office:value-type="float" office:value="0.142366550463396">
                <text:p>0.1423665504633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.011320046">
                <text:p>34.011320046</text:p>
              </table:table-cell>
              <table:table-cell office:value-type="float" office:value="0.140920267397744">
                <text:p>0.1409202673977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.1542052530003">
                <text:p>34.1542052530003</text:p>
              </table:table-cell>
              <table:table-cell office:value-type="float" office:value="0.139947098271937">
                <text:p>0.1399470982719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.2967308459993">
                <text:p>34.2967308459993</text:p>
              </table:table-cell>
              <table:table-cell office:value-type="float" office:value="0.139168562971291">
                <text:p>0.1391685629712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.4405889359987">
                <text:p>34.4405889359987</text:p>
              </table:table-cell>
              <table:table-cell office:value-type="float" office:value="0.138545734730774">
                <text:p>0.1385457347307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.5766476429999">
                <text:p>34.5766476429999</text:p>
              </table:table-cell>
              <table:table-cell office:value-type="float" office:value="0.138047472138361">
                <text:p>0.1380474721383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.7237013949998">
                <text:p>34.7237013949998</text:p>
              </table:table-cell>
              <table:table-cell office:value-type="float" office:value="0.13764886206443">
                <text:p>0.137648862064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.8722770779987">
                <text:p>34.8722770779987</text:p>
              </table:table-cell>
              <table:table-cell office:value-type="float" office:value="0.137329974005286">
                <text:p>0.1373299740052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.0183363679989">
                <text:p>35.0183363679989</text:p>
              </table:table-cell>
              <table:table-cell office:value-type="float" office:value="0.13707486355797">
                <text:p>0.137074863557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.1668097290003">
                <text:p>35.1668097290003</text:p>
              </table:table-cell>
              <table:table-cell office:value-type="float" office:value="0.136870775200117">
                <text:p>0.1368707752001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.3165727670003">
                <text:p>35.3165727670003</text:p>
              </table:table-cell>
              <table:table-cell office:value-type="float" office:value="0.136707504513835">
                <text:p>0.1367075045138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.4675497520002">
                <text:p>35.4675497520002</text:p>
              </table:table-cell>
              <table:table-cell office:value-type="float" office:value="0.13657688796481">
                <text:p>0.136576887964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.6181278509994">
                <text:p>35.6181278509994</text:p>
              </table:table-cell>
              <table:table-cell office:value-type="float" office:value="0.136472394725589">
                <text:p>0.1364723947255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.760175346999">
                <text:p>35.760175346999</text:p>
              </table:table-cell>
              <table:table-cell office:value-type="float" office:value="0.163599684487955">
                <text:p>0.1635996844879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9002131759989">
                <text:p>35.9002131759989</text:p>
              </table:table-cell>
              <table:table-cell office:value-type="float" office:value="0.158090631944105">
                <text:p>0.1580906319441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.0370382319998">
                <text:p>36.0370382319998</text:p>
              </table:table-cell>
              <table:table-cell office:value-type="float" office:value="0.181267026103229">
                <text:p>0.1812670261032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.1797583059997">
                <text:p>36.1797583059997</text:p>
              </table:table-cell>
              <table:table-cell office:value-type="float" office:value="0.199808141430529">
                <text:p>0.1998081414305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.3175902259991">
                <text:p>36.3175902259991</text:p>
              </table:table-cell>
              <table:table-cell office:value-type="float" office:value="0.214641033692368">
                <text:p>0.2146410336923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.50171228">
                <text:p>36.50171228</text:p>
              </table:table-cell>
              <table:table-cell office:value-type="float" office:value="0.22650734750184">
                <text:p>0.226507347501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.644379583">
                <text:p>36.644379583</text:p>
              </table:table-cell>
              <table:table-cell office:value-type="float" office:value="0.236000398549417">
                <text:p>0.2360003985494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7874589029998">
                <text:p>36.7874589029998</text:p>
              </table:table-cell>
              <table:table-cell office:value-type="float" office:value="0.243594839387479">
                <text:p>0.2435948393874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.9237502220003">
                <text:p>36.9237502220003</text:p>
              </table:table-cell>
              <table:table-cell office:value-type="float" office:value="0.263369022194915">
                <text:p>0.2633690221949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.064848254">
                <text:p>37.064848254</text:p>
              </table:table-cell>
              <table:table-cell office:value-type="float" office:value="0.279188368440863">
                <text:p>0.2791883684408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.2081781260004">
                <text:p>37.2081781260004</text:p>
              </table:table-cell>
              <table:table-cell office:value-type="float" office:value="0.291843845437622">
                <text:p>0.2918438454376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.3456834110002">
                <text:p>37.3456834110002</text:p>
              </table:table-cell>
              <table:table-cell office:value-type="float" office:value="0.301968227035029">
                <text:p>0.3019682270350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.480565111">
                <text:p>37.480565111</text:p>
              </table:table-cell>
              <table:table-cell office:value-type="float" office:value="0.447054033682818">
                <text:p>0.4470540336828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.6185494319998">
                <text:p>37.6185494319998</text:p>
              </table:table-cell>
              <table:table-cell office:value-type="float" office:value="0.563122679001049">
                <text:p>0.5631226790010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.7579915530005">
                <text:p>37.7579915530005</text:p>
              </table:table-cell>
              <table:table-cell office:value-type="float" office:value="0.657394694924977">
                <text:p>0.6573946949249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.8937717939989">
                <text:p>37.8937717939989</text:p>
              </table:table-cell>
              <table:table-cell office:value-type="float" office:value="0.73281230766412">
                <text:p>0.732812307664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.0295856369994">
                <text:p>38.0295856369994</text:p>
              </table:table-cell>
              <table:table-cell office:value-type="float" office:value="0.793146397855434">
                <text:p>0.7931463978554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.1706374779988">
                <text:p>38.1706374779988</text:p>
              </table:table-cell>
              <table:table-cell office:value-type="float" office:value="0.841413670008485">
                <text:p>0.8414136700084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8.3103607819994">
                <text:p>38.3103607819994</text:p>
              </table:table-cell>
              <table:table-cell office:value-type="float" office:value="0.880027487730926">
                <text:p>0.8800274877309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8.451710587">
                <text:p>38.451710587</text:p>
              </table:table-cell>
              <table:table-cell office:value-type="float" office:value="0.910918541908879">
                <text:p>0.9109185419088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.5947415649989">
                <text:p>38.5947415649989</text:p>
              </table:table-cell>
              <table:table-cell office:value-type="float" office:value="0.935631385251241">
                <text:p>0.9356313852512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.7341777349993">
                <text:p>38.7341777349993</text:p>
              </table:table-cell>
              <table:table-cell office:value-type="float" office:value="0.956838441534326">
                <text:p>0.9568384415343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.8735232939998">
                <text:p>38.8735232939998</text:p>
              </table:table-cell>
              <table:table-cell office:value-type="float" office:value="0.973804086560794">
                <text:p>0.9738040865607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.0091420529989">
                <text:p>39.0091420529989</text:p>
              </table:table-cell>
              <table:table-cell office:value-type="float" office:value="0.987376602581969">
                <text:p>0.9873766025819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.1513491690002">
                <text:p>39.1513491690002</text:p>
              </table:table-cell>
              <table:table-cell office:value-type="float" office:value="0.998234615398909">
                <text:p>0.9982346153989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.2940262119992">
                <text:p>39.2940262119992</text:p>
              </table:table-cell>
              <table:table-cell office:value-type="float" office:value="1.00692102565246">
                <text:p>1.006921025652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.4330683759999">
                <text:p>39.4330683759999</text:p>
              </table:table-cell>
              <table:table-cell office:value-type="float" office:value="1.01532703031218">
                <text:p>1.015327030312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.5824998579992">
                <text:p>39.5824998579992</text:p>
              </table:table-cell>
              <table:table-cell office:value-type="float" office:value="1.02205183403995">
                <text:p>1.022051834039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.7260667430001">
                <text:p>39.7260667430001</text:p>
              </table:table-cell>
              <table:table-cell office:value-type="float" office:value="1.02743167702217">
                <text:p>1.027431677022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.8719051169992">
                <text:p>39.8719051169992</text:p>
              </table:table-cell>
              <table:table-cell office:value-type="float" office:value="1.03173555140795">
                <text:p>1.031735551407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0174034969987">
                <text:p>40.0174034969987</text:p>
              </table:table-cell>
              <table:table-cell office:value-type="float" office:value="1.03517865091657">
                <text:p>1.035178650916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.1313485480005">
                <text:p>40.1313485480005</text:p>
              </table:table-cell>
              <table:table-cell office:value-type="float" office:value="1.03793313052346">
                <text:p>1.037933130523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.2801407509996">
                <text:p>40.2801407509996</text:p>
              </table:table-cell>
              <table:table-cell office:value-type="float" office:value="1.04013671420898">
                <text:p>1.040136714208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.4214263550002">
                <text:p>40.4214263550002</text:p>
              </table:table-cell>
              <table:table-cell office:value-type="float" office:value="1.04189958115739">
                <text:p>1.041899581157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.5802243809994">
                <text:p>40.5802243809994</text:p>
              </table:table-cell>
              <table:table-cell office:value-type="float" office:value="1.04330987471613">
                <text:p>1.043309874716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.7249763910004">
                <text:p>40.7249763910004</text:p>
              </table:table-cell>
              <table:table-cell office:value-type="float" office:value="1.0304520955771">
                <text:p>1.03045209557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.8709176159991">
                <text:p>40.8709176159991</text:p>
              </table:table-cell>
              <table:table-cell office:value-type="float" office:value="1.02016587226587">
                <text:p>1.020165872265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.0140214940002">
                <text:p>41.0140214940002</text:p>
              </table:table-cell>
              <table:table-cell office:value-type="float" office:value="1.01331579640425">
                <text:p>1.013315796404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.1558071039999">
                <text:p>41.1558071039999</text:p>
              </table:table-cell>
              <table:table-cell office:value-type="float" office:value="1.00783573571495">
                <text:p>1.007835735714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2968909339998">
                <text:p>41.2968909339998</text:p>
              </table:table-cell>
              <table:table-cell office:value-type="float" office:value="1.00345168716351">
                <text:p>1.003451687163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4373284859994">
                <text:p>41.4373284859994</text:p>
              </table:table-cell>
              <table:table-cell office:value-type="float" office:value="0.999944448322355">
                <text:p>0.9999444483223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.5761382069995">
                <text:p>41.5761382069995</text:p>
              </table:table-cell>
              <table:table-cell office:value-type="float" office:value="0.997138657249433">
                <text:p>0.9971386572494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.7177760750001">
                <text:p>41.7177760750001</text:p>
              </table:table-cell>
              <table:table-cell office:value-type="float" office:value="0.994894024391096">
                <text:p>0.9948940243910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.8599536999991">
                <text:p>41.8599536999991</text:p>
              </table:table-cell>
              <table:table-cell office:value-type="float" office:value="0.993098318104426">
                <text:p>0.9930983181044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.0035087830001">
                <text:p>42.0035087830001</text:p>
              </table:table-cell>
              <table:table-cell office:value-type="float" office:value="0.99166175307509">
                <text:p>0.991661753075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.1492774660001">
                <text:p>42.1492774660001</text:p>
              </table:table-cell>
              <table:table-cell office:value-type="float" office:value="0.989133598264268">
                <text:p>0.9891335982642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.2963210649996">
                <text:p>42.2963210649996</text:p>
              </table:table-cell>
              <table:table-cell office:value-type="float" office:value="0.98711107441561">
                <text:p>0.987111074415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.4400735099989">
                <text:p>42.4400735099989</text:p>
              </table:table-cell>
              <table:table-cell office:value-type="float" office:value="0.985493055336684">
                <text:p>0.9854930553366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.5861626570004">
                <text:p>42.5861626570004</text:p>
              </table:table-cell>
              <table:table-cell office:value-type="float" office:value="0.984198640073543">
                <text:p>0.9841986400735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.7277885839994">
                <text:p>42.7277885839994</text:p>
              </table:table-cell>
              <table:table-cell office:value-type="float" office:value="0.98316310786303">
                <text:p>0.983163107863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.8694894829987">
                <text:p>42.8694894829987</text:p>
              </table:table-cell>
              <table:table-cell office:value-type="float" office:value="0.98233468209462">
                <text:p>0.982334682094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3.0103168490004">
                <text:p>43.0103168490004</text:p>
              </table:table-cell>
              <table:table-cell office:value-type="float" office:value="0.981671941479892">
                <text:p>0.9816719414798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3.1521942500003">
                <text:p>43.1521942500003</text:p>
              </table:table-cell>
              <table:table-cell office:value-type="float" office:value="0.98114174898811">
                <text:p>0.981141748988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3.2957319819998">
                <text:p>43.2957319819998</text:p>
              </table:table-cell>
              <table:table-cell office:value-type="float" office:value="0.980717594994684">
                <text:p>0.9807175949946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3.4410832889989">
                <text:p>43.4410832889989</text:p>
              </table:table-cell>
              <table:table-cell office:value-type="float" office:value="0.980378271799943">
                <text:p>0.9803782717999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3.580231382999">
                <text:p>43.580231382999</text:p>
              </table:table-cell>
              <table:table-cell office:value-type="float" office:value="0.98010681324415">
                <text:p>0.980106813244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3.6989904769998">
                <text:p>43.6989904769998</text:p>
              </table:table-cell>
              <table:table-cell office:value-type="float" office:value="0.981268549186869">
                <text:p>0.9812685491868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3.8406844649999">
                <text:p>43.8406844649999</text:p>
              </table:table-cell>
              <table:table-cell office:value-type="float" office:value="0.982197937941045">
                <text:p>0.9821979379410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3.9821331889998">
                <text:p>43.9821331889998</text:p>
              </table:table-cell>
              <table:table-cell office:value-type="float" office:value="0.982941448944385">
                <text:p>0.9829414489443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4.1212458219998">
                <text:p>44.1212458219998</text:p>
              </table:table-cell>
              <table:table-cell office:value-type="float" office:value="0.983536257747057">
                <text:p>0.9835362577470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4.2644497399997">
                <text:p>44.2644497399997</text:p>
              </table:table-cell>
              <table:table-cell office:value-type="float" office:value="0.984012104789195">
                <text:p>0.9840121047891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.4058648039991">
                <text:p>44.4058648039991</text:p>
              </table:table-cell>
              <table:table-cell office:value-type="float" office:value="0.984392782422906">
                <text:p>0.9843927824229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.5466812399991">
                <text:p>44.5466812399991</text:p>
              </table:table-cell>
              <table:table-cell office:value-type="float" office:value="0.986095786222012">
                <text:p>0.9860957862220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.6948532129991">
                <text:p>44.6948532129991</text:p>
              </table:table-cell>
              <table:table-cell office:value-type="float" office:value="0.987458189261298">
                <text:p>0.9874581892612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4.8326976799999">
                <text:p>44.8326976799999</text:p>
              </table:table-cell>
              <table:table-cell office:value-type="float" office:value="0.988548111692726">
                <text:p>0.9885481116927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.9735897859991">
                <text:p>44.9735897859991</text:p>
              </table:table-cell>
              <table:table-cell office:value-type="float" office:value="0.989420049637869">
                <text:p>0.9894200496378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.1148178269996">
                <text:p>45.1148178269996</text:p>
              </table:table-cell>
              <table:table-cell office:value-type="float" office:value="0.990117599993983">
                <text:p>0.9901175999939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5.2487449210003">
                <text:p>45.2487449210003</text:p>
              </table:table-cell>
              <table:table-cell office:value-type="float" office:value="0.990675640278874">
                <text:p>0.9906756402788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5.382830307999">
                <text:p>45.382830307999</text:p>
              </table:table-cell>
              <table:table-cell office:value-type="float" office:value="0.991122072506788">
                <text:p>0.9911220725067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.5306152459998">
                <text:p>45.5306152459998</text:p>
              </table:table-cell>
              <table:table-cell office:value-type="float" office:value="0.991479218289118">
                <text:p>0.9914792182891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.6733479060003">
                <text:p>45.6733479060003</text:p>
              </table:table-cell>
              <table:table-cell office:value-type="float" office:value="0.991764934914982">
                <text:p>0.9917649349149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.8129387659992">
                <text:p>45.8129387659992</text:p>
              </table:table-cell>
              <table:table-cell office:value-type="float" office:value="0.991993508215674">
                <text:p>0.9919935082156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.9524940539995">
                <text:p>45.9524940539995</text:p>
              </table:table-cell>
              <table:table-cell office:value-type="float" office:value="0.992176366856227">
                <text:p>0.9921763668562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6.090263909">
                <text:p>46.090263909</text:p>
              </table:table-cell>
              <table:table-cell office:value-type="float" office:value="0.99232265376867">
                <text:p>0.992322653768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6.2285300799995">
                <text:p>46.2285300799995</text:p>
              </table:table-cell>
              <table:table-cell office:value-type="float" office:value="0.992439683298624">
                <text:p>0.9924396832986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.3634168869994">
                <text:p>46.3634168869994</text:p>
              </table:table-cell>
              <table:table-cell office:value-type="float" office:value="0.992533306922587">
                <text:p>0.9925333069225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6.5072847720003">
                <text:p>46.5072847720003</text:p>
              </table:table-cell>
              <table:table-cell office:value-type="float" office:value="0.992608205821758">
                <text:p>0.9926082058217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6.6463724149999">
                <text:p>46.6463724149999</text:p>
              </table:table-cell>
              <table:table-cell office:value-type="float" office:value="0.992668124941094">
                <text:p>0.9926681249410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.793953159">
                <text:p>46.793953159</text:p>
              </table:table-cell>
              <table:table-cell office:value-type="float" office:value="0.992716060236563">
                <text:p>0.9927160602365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6.9007184740003">
                <text:p>46.9007184740003</text:p>
              </table:table-cell>
              <table:table-cell office:value-type="float" office:value="0.992754408472938">
                <text:p>0.9927544084729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7.0463210819999">
                <text:p>47.0463210819999</text:p>
              </table:table-cell>
              <table:table-cell office:value-type="float" office:value="0.992785087062039">
                <text:p>0.9927850870620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7.1923236250004">
                <text:p>47.1923236250004</text:p>
              </table:table-cell>
              <table:table-cell office:value-type="float" office:value="0.992809629933319">
                <text:p>0.9928096299333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7.3316565599998">
                <text:p>47.3316565599998</text:p>
              </table:table-cell>
              <table:table-cell office:value-type="float" office:value="0.992829264230343">
                <text:p>0.9928292642303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7.4738066819991">
                <text:p>47.4738066819991</text:p>
              </table:table-cell>
              <table:table-cell office:value-type="float" office:value="0.992844971667962">
                <text:p>0.9928449716679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7.6136183039998">
                <text:p>47.6136183039998</text:p>
              </table:table-cell>
              <table:table-cell office:value-type="float" office:value="0.992857537618058">
                <text:p>0.9928575376180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7.7519572559995">
                <text:p>47.7519572559995</text:p>
              </table:table-cell>
              <table:table-cell office:value-type="float" office:value="0.992867590378134">
                <text:p>0.9928675903781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.8991655449991">
                <text:p>47.8991655449991</text:p>
              </table:table-cell>
              <table:table-cell office:value-type="float" office:value="0.992875632586195">
                <text:p>0.9928756325861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.0413513080002">
                <text:p>48.0413513080002</text:p>
              </table:table-cell>
              <table:table-cell office:value-type="float" office:value="0.992882066352644">
                <text:p>0.9928820663526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8.184672935">
                <text:p>48.184672935</text:p>
              </table:table-cell>
              <table:table-cell office:value-type="float" office:value="0.992887213365803">
                <text:p>0.9928872133658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8.3305022160002">
                <text:p>48.3305022160002</text:p>
              </table:table-cell>
              <table:table-cell office:value-type="float" office:value="0.992891330976331">
                <text:p>0.9928913309763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8.4739092039999">
                <text:p>48.4739092039999</text:p>
              </table:table-cell>
              <table:table-cell office:value-type="float" office:value="0.992894625064753">
                <text:p>0.9928946250647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8.6170810900003">
                <text:p>48.6170810900003</text:p>
              </table:table-cell>
              <table:table-cell office:value-type="float" office:value="0.99289726033549">
                <text:p>0.992897260335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8.7589640980004">
                <text:p>48.7589640980004</text:p>
              </table:table-cell>
              <table:table-cell office:value-type="float" office:value="0.99289936855208">
                <text:p>0.992899368552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8.9141611630002">
                <text:p>48.9141611630002</text:p>
              </table:table-cell>
              <table:table-cell office:value-type="float" office:value="0.992901055125352">
                <text:p>0.9929010551253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9.0689193109993">
                <text:p>49.0689193109993</text:p>
              </table:table-cell>
              <table:table-cell office:value-type="float" office:value="0.992902404383969">
                <text:p>0.9929024043839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9.2272096859997">
                <text:p>49.2272096859997</text:p>
              </table:table-cell>
              <table:table-cell office:value-type="float" office:value="0.992903483790864">
                <text:p>0.9929034837908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9.3807523590003">
                <text:p>49.3807523590003</text:p>
              </table:table-cell>
              <table:table-cell office:value-type="float" office:value="0.992904347316379">
                <text:p>0.9929043473163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9.5439025380001">
                <text:p>49.5439025380001</text:p>
              </table:table-cell>
              <table:table-cell office:value-type="float" office:value="0.992905038136791">
                <text:p>0.9929050381367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9.6993763359988">
                <text:p>49.6993763359988</text:p>
              </table:table-cell>
              <table:table-cell office:value-type="float" office:value="0.992905590793121">
                <text:p>0.9929055907931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9.8635554390003">
                <text:p>49.8635554390003</text:p>
              </table:table-cell>
              <table:table-cell office:value-type="float" office:value="0.991507571226046">
                <text:p>0.9915075712260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0.0181080049988">
                <text:p>50.0181080049988</text:p>
              </table:table-cell>
              <table:table-cell office:value-type="float" office:value="0.990389155572386">
                <text:p>0.9903891555723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0.1759705839995">
                <text:p>50.1759705839995</text:p>
              </table:table-cell>
              <table:table-cell office:value-type="float" office:value="0.989494423049458">
                <text:p>0.9894944230494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.2773252749994">
                <text:p>50.2773252749994</text:p>
              </table:table-cell>
              <table:table-cell office:value-type="float" office:value="0.990177098723254">
                <text:p>0.9901770987232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0.379316605">
                <text:p>50.379316605</text:p>
              </table:table-cell>
              <table:table-cell office:value-type="float" office:value="0.990723239262291">
                <text:p>0.9907232392622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.5310938530001">
                <text:p>50.5310938530001</text:p>
              </table:table-cell>
              <table:table-cell office:value-type="float" office:value="0.991160151693521">
                <text:p>0.9911601516935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.6954527380003">
                <text:p>50.6954527380003</text:p>
              </table:table-cell>
              <table:table-cell office:value-type="float" office:value="0.991509681638505">
                <text:p>0.9915096816385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0.8571840989989">
                <text:p>50.8571840989989</text:p>
              </table:table-cell>
              <table:table-cell office:value-type="float" office:value="0.991789305594492">
                <text:p>0.9917893055944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1.0209283149998">
                <text:p>51.0209283149998</text:p>
              </table:table-cell>
              <table:table-cell office:value-type="float" office:value="0.992013004759281">
                <text:p>0.9920130047592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1.1789738659991">
                <text:p>51.1789738659991</text:p>
              </table:table-cell>
              <table:table-cell office:value-type="float" office:value="0.990793502398975">
                <text:p>0.9907935023989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1.3389667829997">
                <text:p>51.3389667829997</text:p>
              </table:table-cell>
              <table:table-cell office:value-type="float" office:value="0.989817900510729">
                <text:p>0.9898179005107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1.5006082620002">
                <text:p>51.5006082620002</text:p>
              </table:table-cell>
              <table:table-cell office:value-type="float" office:value="0.989037419000132">
                <text:p>0.9890374190001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1.6597542170002">
                <text:p>51.6597542170002</text:p>
              </table:table-cell>
              <table:table-cell office:value-type="float" office:value="0.988413033791655">
                <text:p>0.9884130337916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1.8128228530004">
                <text:p>51.8128228530004</text:p>
              </table:table-cell>
              <table:table-cell office:value-type="float" office:value="0.987913525624873">
                <text:p>0.9879135256248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1.9686525139987">
                <text:p>51.9686525139987</text:p>
              </table:table-cell>
              <table:table-cell office:value-type="float" office:value="0.986135016304095">
                <text:p>0.9861350163040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2.0697358910002">
                <text:p>52.0697358910002</text:p>
              </table:table-cell>
              <table:table-cell office:value-type="float" office:value="0.986091111634825">
                <text:p>0.9860911116348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2.2313844799992">
                <text:p>52.2313844799992</text:p>
              </table:table-cell>
              <table:table-cell office:value-type="float" office:value="0.984677085112056">
                <text:p>0.9846770851120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2.3886623099988">
                <text:p>52.3886623099988</text:p>
              </table:table-cell>
              <table:table-cell office:value-type="float" office:value="0.983545863893841">
                <text:p>0.9835458638938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2.5556890400003">
                <text:p>52.5556890400003</text:p>
              </table:table-cell>
              <table:table-cell office:value-type="float" office:value="0.982640886919268">
                <text:p>0.9826408869192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2.717807523999">
                <text:p>52.717807523999</text:p>
              </table:table-cell>
              <table:table-cell office:value-type="float" office:value="0.981916905339611">
                <text:p>0.9819169053396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.8819968159987">
                <text:p>52.8819968159987</text:p>
              </table:table-cell>
              <table:table-cell office:value-type="float" office:value="0.981337720075884">
                <text:p>0.9813377200758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3.0383373339992">
                <text:p>53.0383373339992</text:p>
              </table:table-cell>
              <table:table-cell office:value-type="float" office:value="0.979514620505152">
                <text:p>0.9795146205051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3.1932826329994">
                <text:p>53.1932826329994</text:p>
              </table:table-cell>
              <table:table-cell office:value-type="float" office:value="0.978056140848566">
                <text:p>0.9780561408485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3.3525736299998">
                <text:p>53.3525736299998</text:p>
              </table:table-cell>
              <table:table-cell office:value-type="float" office:value="0.976889357123297">
                <text:p>0.97688935712329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3.5118185060001">
                <text:p>53.5118185060001</text:p>
              </table:table-cell>
              <table:table-cell office:value-type="float" office:value="0.975955930143082">
                <text:p>0.9759559301430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3.7152664459991">
                <text:p>53.7152664459991</text:p>
              </table:table-cell>
              <table:table-cell office:value-type="float" office:value="0.891109571700673">
                <text:p>0.8911095717006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3.8175478889989">
                <text:p>53.8175478889989</text:p>
              </table:table-cell>
              <table:table-cell office:value-type="float" office:value="0.907332101804983">
                <text:p>0.9073321018049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.9752332939988">
                <text:p>53.9752332939988</text:p>
              </table:table-cell>
              <table:table-cell office:value-type="float" office:value="0.836976792555097">
                <text:p>0.8369767925550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4.127637009">
                <text:p>54.127637009</text:p>
              </table:table-cell>
              <table:table-cell office:value-type="float" office:value="0.779926261630285">
                <text:p>0.7799262616302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4.2831108350001">
                <text:p>54.2831108350001</text:p>
              </table:table-cell>
              <table:table-cell office:value-type="float" office:value="0.734285836890435">
                <text:p>0.7342858368904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4.4394538619999">
                <text:p>54.4394538619999</text:p>
              </table:table-cell>
              <table:table-cell office:value-type="float" office:value="0.697773497098555">
                <text:p>0.6977734970985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4.6051128029994">
                <text:p>54.6051128029994</text:p>
              </table:table-cell>
              <table:table-cell office:value-type="float" office:value="0.668563625265051">
                <text:p>0.6685636252650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.7757686289988">
                <text:p>54.7757686289988</text:p>
              </table:table-cell>
              <table:table-cell office:value-type="float" office:value="0.645195727798248">
                <text:p>0.6451957277982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.9421172089988">
                <text:p>54.9421172089988</text:p>
              </table:table-cell>
              <table:table-cell office:value-type="float" office:value="0.721636034293393">
                <text:p>0.72163603429339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5.112822404999">
                <text:p>55.112822404999</text:p>
              </table:table-cell>
              <table:table-cell office:value-type="float" office:value="0.782788279489509">
                <text:p>0.7827882794895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5.2783793239996">
                <text:p>55.2783793239996</text:p>
              </table:table-cell>
              <table:table-cell office:value-type="float" office:value="0.831710075646401">
                <text:p>0.8317100756464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5.4456209149994">
                <text:p>55.4456209149994</text:p>
              </table:table-cell>
              <table:table-cell office:value-type="float" office:value="0.870847512571916">
                <text:p>0.8708475125719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.6117644909991">
                <text:p>55.6117644909991</text:p>
              </table:table-cell>
              <table:table-cell office:value-type="float" office:value="0.902157462112327">
                <text:p>0.9021574621123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.7738953440003">
                <text:p>55.7738953440003</text:p>
              </table:table-cell>
              <table:table-cell office:value-type="float" office:value="0.925807602342923">
                <text:p>0.9258076023429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.9364867139993">
                <text:p>55.9364867139993</text:p>
              </table:table-cell>
              <table:table-cell office:value-type="float" office:value="0.9447277145274">
                <text:p>0.94472771452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6.0886370139997">
                <text:p>56.0886370139997</text:p>
              </table:table-cell>
              <table:table-cell office:value-type="float" office:value="0.959863804274981">
                <text:p>0.9598638042749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6.2538968389999">
                <text:p>56.2538968389999</text:p>
              </table:table-cell>
              <table:table-cell office:value-type="float" office:value="0.971972676073046">
                <text:p>0.9719726760730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.4146309030002">
                <text:p>56.4146309030002</text:p>
              </table:table-cell>
              <table:table-cell office:value-type="float" office:value="0.981659773511498">
                <text:p>0.9816597735114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.5759409450002">
                <text:p>56.5759409450002</text:p>
              </table:table-cell>
              <table:table-cell office:value-type="float" office:value="0.988030521511901">
                <text:p>0.9880305215119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.7353823720005">
                <text:p>56.7353823720005</text:p>
              </table:table-cell>
              <table:table-cell office:value-type="float" office:value="0.993127119912224">
                <text:p>0.9931271199122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.8368323630002">
                <text:p>56.8368323630002</text:p>
              </table:table-cell>
              <table:table-cell office:value-type="float" office:value="0.99858332858284">
                <text:p>0.998583328582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.977697155">
                <text:p>56.977697155</text:p>
              </table:table-cell>
              <table:table-cell office:value-type="float" office:value="1.00294829551933">
                <text:p>1.002948295519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.0803567509993">
                <text:p>57.0803567509993</text:p>
              </table:table-cell>
              <table:table-cell office:value-type="float" office:value="1.00644026906853">
                <text:p>1.006440269068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.1825577420004">
                <text:p>57.1825577420004</text:p>
              </table:table-cell>
              <table:table-cell office:value-type="float" office:value="1.01063166730962">
                <text:p>1.010631667309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.3290290869991">
                <text:p>57.3290290869991</text:p>
              </table:table-cell>
              <table:table-cell office:value-type="float" office:value="1.01258696650075">
                <text:p>1.012586966500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.4749025049987">
                <text:p>57.4749025049987</text:p>
              </table:table-cell>
              <table:table-cell office:value-type="float" office:value="1.01415120585367">
                <text:p>1.014151205853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.6217381049992">
                <text:p>57.6217381049992</text:p>
              </table:table-cell>
              <table:table-cell office:value-type="float" office:value="1.01540259733599">
                <text:p>1.015402597335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.7652918019994">
                <text:p>57.7652918019994</text:p>
              </table:table-cell>
              <table:table-cell office:value-type="float" office:value="1.01640371052186">
                <text:p>1.016403710521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7.9175960749999">
                <text:p>57.9175960749999</text:p>
              </table:table-cell>
              <table:table-cell office:value-type="float" office:value="1.01720460107055">
                <text:p>1.017204601070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.063677144999">
                <text:p>58.063677144999</text:p>
              </table:table-cell>
              <table:table-cell office:value-type="float" office:value="1.0178453135095">
                <text:p>1.01784531350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.2176658789995">
                <text:p>58.2176658789995</text:p>
              </table:table-cell>
              <table:table-cell office:value-type="float" office:value="1.01835788346066">
                <text:p>1.018357883460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.3657228449993">
                <text:p>58.3657228449993</text:p>
              </table:table-cell>
              <table:table-cell office:value-type="float" office:value="1.01876793942159">
                <text:p>1.018767939421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.5114212799999">
                <text:p>58.5114212799999</text:p>
              </table:table-cell>
              <table:table-cell office:value-type="float" office:value="1.01909598419033">
                <text:p>1.019095984190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8.6587836269991">
                <text:p>58.6587836269991</text:p>
              </table:table-cell>
              <table:table-cell office:value-type="float" office:value="1.01935842000533">
                <text:p>1.019358420005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8.8087355379994">
                <text:p>58.8087355379994</text:p>
              </table:table-cell>
              <table:table-cell office:value-type="float" office:value="1.01956836865732">
                <text:p>1.019568368657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8.9588814809995">
                <text:p>58.9588814809995</text:p>
              </table:table-cell>
              <table:table-cell office:value-type="float" office:value="1.01973632757892">
                <text:p>1.019736327578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.1005892829999">
                <text:p>59.1005892829999</text:p>
              </table:table-cell>
              <table:table-cell office:value-type="float" office:value="1.0198706947162">
                <text:p>1.01987069471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.2500836870004">
                <text:p>59.2500836870004</text:p>
              </table:table-cell>
              <table:table-cell office:value-type="float" office:value="1.01859925847566">
                <text:p>1.018599258475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9.401798380999">
                <text:p>59.401798380999</text:p>
              </table:table-cell>
              <table:table-cell office:value-type="float" office:value="1.01758210948323">
                <text:p>1.017582109483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9.5615914219998">
                <text:p>59.5615914219998</text:p>
              </table:table-cell>
              <table:table-cell office:value-type="float" office:value="1.01676839028929">
                <text:p>1.016768390289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9.7151088600003">
                <text:p>59.7151088600003</text:p>
              </table:table-cell>
              <table:table-cell office:value-type="float" office:value="1.01611741493413">
                <text:p>1.016117414934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9.8727866720001">
                <text:p>59.8727866720001</text:p>
              </table:table-cell>
              <table:table-cell office:value-type="float" office:value="1.01559663465001">
                <text:p>1.015596634650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.0296316639997">
                <text:p>60.0296316639997</text:p>
              </table:table-cell>
              <table:table-cell office:value-type="float" office:value="1.01518001042271">
                <text:p>1.015180010422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0.182161748">
                <text:p>60.182161748</text:p>
              </table:table-cell>
              <table:table-cell office:value-type="float" office:value="1.01484671104087">
                <text:p>1.014846711040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0.3104640620004">
                <text:p>60.3104640620004</text:p>
              </table:table-cell>
              <table:table-cell office:value-type="float" office:value="1.0145800715354">
                <text:p>1.01458007153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0.4635822839991">
                <text:p>60.4635822839991</text:p>
              </table:table-cell>
              <table:table-cell office:value-type="float" office:value="1.01436675993102">
                <text:p>1.014366759931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0.6284200909995">
                <text:p>60.6284200909995</text:p>
              </table:table-cell>
              <table:table-cell office:value-type="float" office:value="1.01283568982401">
                <text:p>1.012835689824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0.7823797740002">
                <text:p>60.7823797740002</text:p>
              </table:table-cell>
              <table:table-cell office:value-type="float" office:value="1.0116108337384">
                <text:p>1.01161083373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0.9331646350001">
                <text:p>60.9331646350001</text:p>
              </table:table-cell>
              <table:table-cell office:value-type="float" office:value="1.01063094886992">
                <text:p>1.010630948869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1.080004464">
                <text:p>61.080004464</text:p>
              </table:table-cell>
              <table:table-cell office:value-type="float" office:value="1.00984704097513">
                <text:p>1.009847040975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1.2304206999997">
                <text:p>61.2304206999997</text:p>
              </table:table-cell>
              <table:table-cell office:value-type="float" office:value="1.0092199146593">
                <text:p>1.00921991465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1.3785512559989">
                <text:p>61.3785512559989</text:p>
              </table:table-cell>
              <table:table-cell office:value-type="float" office:value="1.00871821360663">
                <text:p>1.008718213606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1.5254053549998">
                <text:p>61.5254053549998</text:p>
              </table:table-cell>
              <table:table-cell office:value-type="float" office:value="1.0083168527645">
                <text:p>1.00831685276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1.6770173860004">
                <text:p>61.6770173860004</text:p>
              </table:table-cell>
              <table:table-cell office:value-type="float" office:value="1.0079957640908">
                <text:p>1.00799576409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.8282055629988">
                <text:p>61.8282055629988</text:p>
              </table:table-cell>
              <table:table-cell office:value-type="float" office:value="1.00639661127264">
                <text:p>1.006396611272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1.9773206409991">
                <text:p>61.9773206409991</text:p>
              </table:table-cell>
              <table:table-cell office:value-type="float" office:value="1.00511728901811">
                <text:p>1.005117289018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2.138842073">
                <text:p>62.138842073</text:p>
              </table:table-cell>
              <table:table-cell office:value-type="float" office:value="1.00409383121449">
                <text:p>1.004093831214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2.2885512789999">
                <text:p>62.2885512789999</text:p>
              </table:table-cell>
              <table:table-cell office:value-type="float" office:value="1.00327506497159">
                <text:p>1.003275064971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2.4337785859989">
                <text:p>62.4337785859989</text:p>
              </table:table-cell>
              <table:table-cell office:value-type="float" office:value="1.00262005197727">
                <text:p>1.002620051977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2.5800854179997">
                <text:p>62.5800854179997</text:p>
              </table:table-cell>
              <table:table-cell office:value-type="float" office:value="1.00209604158182">
                <text:p>1.002096041581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2.7306147349991">
                <text:p>62.7306147349991</text:p>
              </table:table-cell>
              <table:table-cell office:value-type="float" office:value="1.00167683326545">
                <text:p>1.001676833265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2.8797834239995">
                <text:p>62.8797834239995</text:p>
              </table:table-cell>
              <table:table-cell office:value-type="float" office:value="1.00134146661236">
                <text:p>1.001341466612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3.029957675999">
                <text:p>63.029957675999</text:p>
              </table:table-cell>
              <table:table-cell office:value-type="float" office:value="1.00107317328989">
                <text:p>1.001073173289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3.1812789329997">
                <text:p>63.1812789329997</text:p>
              </table:table-cell>
              <table:table-cell office:value-type="float" office:value="1.00085853863191">
                <text:p>1.000858538631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3.3316042269998">
                <text:p>63.3316042269998</text:p>
              </table:table-cell>
              <table:table-cell office:value-type="float" office:value="0.999362327594272">
                <text:p>0.9993623275942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3.4821817739994">
                <text:p>63.4821817739994</text:p>
              </table:table-cell>
              <table:table-cell office:value-type="float" office:value="0.998165358764159">
                <text:p>0.9981653587641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3.6276587239991">
                <text:p>63.6276587239991</text:p>
              </table:table-cell>
              <table:table-cell office:value-type="float" office:value="0.997207783700069">
                <text:p>0.9972077837000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3.7286859269989">
                <text:p>63.7286859269989</text:p>
              </table:table-cell>
              <table:table-cell office:value-type="float" office:value="0.997766226960055">
                <text:p>0.9977662269600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3.8953414970001">
                <text:p>63.8953414970001</text:p>
              </table:table-cell>
              <table:table-cell office:value-type="float" office:value="0.998212981568044">
                <text:p>0.9982129815680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4.0456510000004">
                <text:p>64.0456510000004</text:p>
              </table:table-cell>
              <table:table-cell office:value-type="float" office:value="0.998570385254435">
                <text:p>0.9985703852544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4.1954813869998">
                <text:p>64.1954813869998</text:p>
              </table:table-cell>
              <table:table-cell office:value-type="float" office:value="0.998856308203548">
                <text:p>0.9988563082035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4.3411240789992">
                <text:p>64.3411240789992</text:p>
              </table:table-cell>
              <table:table-cell office:value-type="float" office:value="0.999085046562839">
                <text:p>0.9990850465628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4.4974194909992">
                <text:p>64.4974194909992</text:p>
              </table:table-cell>
              <table:table-cell office:value-type="float" office:value="0.999268037250271">
                <text:p>0.9992680372502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4.6503274789993">
                <text:p>64.6503274789993</text:p>
              </table:table-cell>
              <table:table-cell office:value-type="float" office:value="0.999414429800217">
                <text:p>0.9994144298002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4.8064777389991">
                <text:p>64.8064777389991</text:p>
              </table:table-cell>
              <table:table-cell office:value-type="float" office:value="0.999531543840174">
                <text:p>0.9995315438401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4.9598209319993">
                <text:p>64.9598209319993</text:p>
              </table:table-cell>
              <table:table-cell office:value-type="float" office:value="0.999625235072139">
                <text:p>0.9996252350721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5.1127446600003">
                <text:p>65.1127446600003</text:p>
              </table:table-cell>
              <table:table-cell office:value-type="float" office:value="0.999700188057711">
                <text:p>0.9997001880577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5.2645007909996">
                <text:p>65.2645007909996</text:p>
              </table:table-cell>
              <table:table-cell office:value-type="float" office:value="0.999760150446169">
                <text:p>0.9997601504461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5.4152969009992">
                <text:p>65.4152969009992</text:p>
              </table:table-cell>
              <table:table-cell office:value-type="float" office:value="0.998483617045677">
                <text:p>0.9984836170456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5.5796142580002">
                <text:p>65.5796142580002</text:p>
              </table:table-cell>
              <table:table-cell office:value-type="float" office:value="0.997462390325283">
                <text:p>0.9974623903252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5.7308931139996">
                <text:p>65.7308931139996</text:p>
              </table:table-cell>
              <table:table-cell office:value-type="float" office:value="0.996645408948969">
                <text:p>0.9966454089489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5.8809125429998">
                <text:p>65.8809125429998</text:p>
              </table:table-cell>
              <table:table-cell office:value-type="float" office:value="0.995991823847917">
                <text:p>0.9959918238479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6.0290678769998">
                <text:p>66.0290678769998</text:p>
              </table:table-cell>
              <table:table-cell office:value-type="float" office:value="0.995468955767075">
                <text:p>0.9954689557670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6.1783547960004">
                <text:p>66.1783547960004</text:p>
              </table:table-cell>
              <table:table-cell office:value-type="float" office:value="0.99637516461366">
                <text:p>0.9963751646136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6.3220431009995">
                <text:p>66.3220431009995</text:p>
              </table:table-cell>
              <table:table-cell office:value-type="float" office:value="0.997100131690928">
                <text:p>0.9971001316909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6.4681113979987">
                <text:p>66.4681113979987</text:p>
              </table:table-cell>
              <table:table-cell office:value-type="float" office:value="0.997680105352742">
                <text:p>0.99768010535274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6.6201433530005">
                <text:p>66.6201433530005</text:p>
              </table:table-cell>
              <table:table-cell office:value-type="float" office:value="0.998144084282194">
                <text:p>0.9981440842821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6.7807563909992">
                <text:p>66.7807563909992</text:p>
              </table:table-cell>
              <table:table-cell office:value-type="float" office:value="0.998515267425755">
                <text:p>0.9985152674257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6.9353701309992">
                <text:p>66.9353701309992</text:p>
              </table:table-cell>
              <table:table-cell office:value-type="float" office:value="0.998812213940604">
                <text:p>0.9988122139406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7.0895127429994">
                <text:p>67.0895127429994</text:p>
              </table:table-cell>
              <table:table-cell office:value-type="float" office:value="0.997725267841225">
                <text:p>0.9977252678412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7.2423967289997">
                <text:p>67.2423967289997</text:p>
              </table:table-cell>
              <table:table-cell office:value-type="float" office:value="0.996855710961722">
                <text:p>0.9968557109617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7.3598546679987">
                <text:p>67.3598546679987</text:p>
              </table:table-cell>
              <table:table-cell office:value-type="float" office:value="0.997484568769378">
                <text:p>0.99748456876937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7.5104481340004">
                <text:p>67.5104481340004</text:p>
              </table:table-cell>
              <table:table-cell office:value-type="float" office:value="0.997987655015502">
                <text:p>0.9979876550155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7.6589377519995">
                <text:p>67.6589377519995</text:p>
              </table:table-cell>
              <table:table-cell office:value-type="float" office:value="0.998390124012402">
                <text:p>0.9983901240124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7.8090032309992">
                <text:p>67.8090032309992</text:p>
              </table:table-cell>
              <table:table-cell office:value-type="float" office:value="0.998712099209921">
                <text:p>0.9987120992099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7.9581932279998">
                <text:p>67.9581932279998</text:p>
              </table:table-cell>
              <table:table-cell office:value-type="float" office:value="0.998969679367937">
                <text:p>0.99896967936793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8.1077078589988">
                <text:p>68.1077078589988</text:p>
              </table:table-cell>
              <table:table-cell office:value-type="float" office:value="0.99917574349435">
                <text:p>0.999175743494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8.2603273309996">
                <text:p>68.2603273309996</text:p>
              </table:table-cell>
              <table:table-cell office:value-type="float" office:value="0.99934059479548">
                <text:p>0.999340594795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8.4118592989998">
                <text:p>68.4118592989998</text:p>
              </table:table-cell>
              <table:table-cell office:value-type="float" office:value="0.999472475836384">
                <text:p>0.99947247583638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8.5634428670001">
                <text:p>68.5634428670001</text:p>
              </table:table-cell>
              <table:table-cell office:value-type="float" office:value="1.0009202625483">
                <text:p>1.00092026254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8.7113231269996">
                <text:p>68.7113231269996</text:p>
              </table:table-cell>
              <table:table-cell office:value-type="float" office:value="1.00207849191784">
                <text:p>1.002078491917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8.8591615659989">
                <text:p>68.8591615659989</text:p>
              </table:table-cell>
              <table:table-cell office:value-type="float" office:value="1.00300507541346">
                <text:p>1.003005075413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9.0130057539991">
                <text:p>69.0130057539991</text:p>
              </table:table-cell>
              <table:table-cell office:value-type="float" office:value="1.00374634220997">
                <text:p>1.003746342209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9.1749292690001">
                <text:p>69.1749292690001</text:p>
              </table:table-cell>
              <table:table-cell office:value-type="float" office:value="1.00433935564717">
                <text:p>1.0043393556471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9.3333729469996">
                <text:p>69.3333729469996</text:p>
              </table:table-cell>
              <table:table-cell office:value-type="float" office:value="1.00481376639693">
                <text:p>1.0048137663969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9.4925698650004">
                <text:p>69.4925698650004</text:p>
              </table:table-cell>
              <table:table-cell office:value-type="float" office:value="1.00519329499674">
                <text:p>1.005193294996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9.6584971720004">
                <text:p>69.6584971720004</text:p>
              </table:table-cell>
              <table:table-cell office:value-type="float" office:value="1.00549691787658">
                <text:p>1.005496917876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9.8247134329995">
                <text:p>69.8247134329995</text:p>
              </table:table-cell>
              <table:table-cell office:value-type="float" office:value="1.00573981618046">
                <text:p>1.0057398161804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9.982508993">
                <text:p>69.982508993</text:p>
              </table:table-cell>
              <table:table-cell office:value-type="float" office:value="1.00593413482356">
                <text:p>1.0059341348235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0.1401979210004">
                <text:p>70.1401979210004</text:p>
              </table:table-cell>
              <table:table-cell office:value-type="float" office:value="1.00608958973805">
                <text:p>1.006089589738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0.3046006379991">
                <text:p>70.3046006379991</text:p>
              </table:table-cell>
              <table:table-cell office:value-type="float" office:value="1.00621395366963">
                <text:p>1.006213953669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0.4711914729996">
                <text:p>70.4711914729996</text:p>
              </table:table-cell>
              <table:table-cell office:value-type="float" office:value="1.0063134448149">
                <text:p>1.00631344481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0.5719823109994">
                <text:p>70.5719823109994</text:p>
              </table:table-cell>
              <table:table-cell office:value-type="float" office:value="1.00775345855462">
                <text:p>1.0077534585546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0.7539291390003">
                <text:p>70.7539291390003</text:p>
              </table:table-cell>
              <table:table-cell office:value-type="float" office:value="1.00754504872289">
                <text:p>1.0075450487228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0.8602366899995">
                <text:p>70.8602366899995</text:p>
              </table:table-cell>
              <table:table-cell office:value-type="float" office:value="1.00873874168102">
                <text:p>1.008738741681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1.0185969969989">
                <text:p>71.0185969969989</text:p>
              </table:table-cell>
              <table:table-cell office:value-type="float" office:value="1.00969369604752">
                <text:p>1.009693696047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1.1695772959993">
                <text:p>71.1695772959993</text:p>
              </table:table-cell>
              <table:table-cell office:value-type="float" office:value="1.01045765954072">
                <text:p>1.010457659540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1.3259893470004">
                <text:p>71.3259893470004</text:p>
              </table:table-cell>
              <table:table-cell office:value-type="float" office:value="1.01106883033528">
                <text:p>1.011068830335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1.4845695559998">
                <text:p>71.4845695559998</text:p>
              </table:table-cell>
              <table:table-cell office:value-type="float" office:value="1.01155776697092">
                <text:p>1.011557766970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1.6446357549994">
                <text:p>71.6446357549994</text:p>
              </table:table-cell>
              <table:table-cell office:value-type="float" office:value="1.01058849545593">
                <text:p>1.010588495455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1.8008660639989">
                <text:p>71.8008660639989</text:p>
              </table:table-cell>
              <table:table-cell office:value-type="float" office:value="1.00981307824394">
                <text:p>1.009813078243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1.9601123819994">
                <text:p>71.9601123819994</text:p>
              </table:table-cell>
              <table:table-cell office:value-type="float" office:value="1.00919274447435">
                <text:p>1.0091927444743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2.128722862999">
                <text:p>72.128722862999</text:p>
              </table:table-cell>
              <table:table-cell office:value-type="float" office:value="1.00735419557948">
                <text:p>1.0073541955794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2.2872026099994">
                <text:p>72.2872026099994</text:p>
              </table:table-cell>
              <table:table-cell office:value-type="float" office:value="1.00588335646358">
                <text:p>1.005883356463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2.4445138430001">
                <text:p>72.4445138430001</text:p>
              </table:table-cell>
              <table:table-cell office:value-type="float" office:value="1.00470668517087">
                <text:p>1.004706685170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2.589343710999">
                <text:p>72.589343710999</text:p>
              </table:table-cell>
              <table:table-cell office:value-type="float" office:value="1.00376534813669">
                <text:p>1.003765348136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2.7483095850002">
                <text:p>72.7483095850002</text:p>
              </table:table-cell>
              <table:table-cell office:value-type="float" office:value="1.00301227850935">
                <text:p>1.0030122785093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2.9058489899999">
                <text:p>72.9058489899999</text:p>
              </table:table-cell>
              <table:table-cell office:value-type="float" office:value="1.00240982280748">
                <text:p>1.0024098228074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3.0592857209995">
                <text:p>73.0592857209995</text:p>
              </table:table-cell>
              <table:table-cell office:value-type="float" office:value="1.00192785824599">
                <text:p>1.001927858245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3.2217165999991">
                <text:p>73.2217165999991</text:p>
              </table:table-cell>
              <table:table-cell office:value-type="float" office:value="1.00021778328553">
                <text:p>1.000217783285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3.377333598999">
                <text:p>73.377333598999</text:p>
              </table:table-cell>
              <table:table-cell office:value-type="float" office:value="0.998849723317167">
                <text:p>0.9988497233171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3.5284382299997">
                <text:p>73.5284382299997</text:p>
              </table:table-cell>
              <table:table-cell office:value-type="float" office:value="0.997755275342475">
                <text:p>0.9977552753424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3.6836490639998">
                <text:p>73.6836490639998</text:p>
              </table:table-cell>
              <table:table-cell office:value-type="float" office:value="0.996879716962722">
                <text:p>0.9968797169627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3.8392656830001">
                <text:p>73.8392656830001</text:p>
              </table:table-cell>
              <table:table-cell office:value-type="float" office:value="0.996179270258919">
                <text:p>0.9961792702589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3.9948017009992">
                <text:p>73.9948017009992</text:p>
              </table:table-cell>
              <table:table-cell office:value-type="float" office:value="0.995618912895877">
                <text:p>0.9956189128958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4.1516096260002">
                <text:p>74.1516096260002</text:p>
              </table:table-cell>
              <table:table-cell office:value-type="float" office:value="0.995170627005444">
                <text:p>0.9951706270054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4.3069452519994">
                <text:p>74.3069452519994</text:p>
              </table:table-cell>
              <table:table-cell office:value-type="float" office:value="0.994811998293097">
                <text:p>0.9948119982930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4.4561781869998">
                <text:p>74.4561781869998</text:p>
              </table:table-cell>
              <table:table-cell office:value-type="float" office:value="0.994525095323219">
                <text:p>0.9945250953232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4.6151914000002">
                <text:p>74.6151914000002</text:p>
              </table:table-cell>
              <table:table-cell office:value-type="float" office:value="0.994295572947317">
                <text:p>0.9942955729473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4.7786601629996">
                <text:p>74.7786601629996</text:p>
              </table:table-cell>
              <table:table-cell office:value-type="float" office:value="0.994111955046595">
                <text:p>0.9941119550465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4.9431478890001">
                <text:p>74.9431478890001</text:p>
              </table:table-cell>
              <table:table-cell office:value-type="float" office:value="0.993965060726018">
                <text:p>0.9939650607260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5.1051077109987">
                <text:p>75.1051077109987</text:p>
              </table:table-cell>
              <table:table-cell office:value-type="float" office:value="0.993847545269556">
                <text:p>0.9938475452695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5.2702328750002">
                <text:p>75.2702328750002</text:p>
              </table:table-cell>
              <table:table-cell office:value-type="float" office:value="0.993753532904387">
                <text:p>0.99375353290438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5.4278693300003">
                <text:p>75.4278693300003</text:p>
              </table:table-cell>
              <table:table-cell office:value-type="float" office:value="0.992371247376141">
                <text:p>0.9923712473761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5.5935993019994">
                <text:p>75.5935993019994</text:p>
              </table:table-cell>
              <table:table-cell office:value-type="float" office:value="0.991265418953544">
                <text:p>0.9912654189535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5.7529896100004">
                <text:p>75.7529896100004</text:p>
              </table:table-cell>
              <table:table-cell office:value-type="float" office:value="0.990380756215467">
                <text:p>0.9903807562154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5.9101720299987">
                <text:p>75.9101720299987</text:p>
              </table:table-cell>
              <table:table-cell office:value-type="float" office:value="0.792304604972374">
                <text:p>0.79230460497237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6.0621651999991">
                <text:p>76.0621651999991</text:p>
              </table:table-cell>
              <table:table-cell office:value-type="float" office:value="0.633843683977899">
                <text:p>0.63384368397789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6.2262565799992">
                <text:p>76.2262565799992</text:p>
              </table:table-cell>
              <table:table-cell office:value-type="float" office:value="0.520232841919161">
                <text:p>0.5202328419191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6.3856738979994">
                <text:p>76.3856738979994</text:p>
              </table:table-cell>
              <table:table-cell office:value-type="float" office:value="0.429344168272171">
                <text:p>0.4293441682721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6.5328348149997">
                <text:p>76.5328348149997</text:p>
              </table:table-cell>
              <table:table-cell office:value-type="float" office:value="0.356633229354579">
                <text:p>0.3566332293545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6.6941903989991">
                <text:p>76.6941903989991</text:p>
              </table:table-cell>
              <table:table-cell office:value-type="float" office:value="0.298464478220505">
                <text:p>0.2984644782205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6.8676882729997">
                <text:p>76.8676882729997</text:p>
              </table:table-cell>
              <table:table-cell office:value-type="float" office:value="0.251929477313246">
                <text:p>0.2519294773132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7.023535454">
                <text:p>77.023535454</text:p>
              </table:table-cell>
              <table:table-cell office:value-type="float" office:value="0.214701476587439">
                <text:p>0.2147014765874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7.1775954009991">
                <text:p>77.1775954009991</text:p>
              </table:table-cell>
              <table:table-cell office:value-type="float" office:value="0.184833076694788">
                <text:p>0.1848330766947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7.3167271120001">
                <text:p>77.3167271120001</text:p>
              </table:table-cell>
              <table:table-cell office:value-type="float" office:value="0.161024356092673">
                <text:p>0.1610243560926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7.4589483629989">
                <text:p>77.4589483629989</text:p>
              </table:table-cell>
              <table:table-cell office:value-type="float" office:value="0.14197737961098">
                <text:p>0.141977379610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7.6032038920002">
                <text:p>77.6032038920002</text:p>
              </table:table-cell>
              <table:table-cell office:value-type="float" office:value="0.126739798425626">
                <text:p>0.1267397984256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7.7624714679987">
                <text:p>77.7624714679987</text:p>
              </table:table-cell>
              <table:table-cell office:value-type="float" office:value="0.114549733477343">
                <text:p>0.11454973347734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7.8643789589987">
                <text:p>77.8643789589987</text:p>
              </table:table-cell>
              <table:table-cell office:value-type="float" office:value="0.104797681518717">
                <text:p>0.1047976815187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8.0025120560003">
                <text:p>78.0025120560003</text:p>
              </table:table-cell>
              <table:table-cell office:value-type="float" office:value="0.0969960399518154">
                <text:p>0.09699603995181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.1399005740004">
                <text:p>78.1399005740004</text:p>
              </table:table-cell>
              <table:table-cell office:value-type="float" office:value="0.0907547266982944">
                <text:p>0.09075472669829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8.2789408730005">
                <text:p>78.2789408730005</text:p>
              </table:table-cell>
              <table:table-cell office:value-type="float" office:value="0.0858488144712183">
                <text:p>0.085848814471218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8.4255211620002">
                <text:p>78.4255211620002</text:p>
              </table:table-cell>
              <table:table-cell office:value-type="float" office:value="0.0819240846895575">
                <text:p>0.08192408468955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8.5597616079995">
                <text:p>78.5597616079995</text:p>
              </table:table-cell>
              <table:table-cell office:value-type="float" office:value="0.0787843008642288">
                <text:p>0.078784300864228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8.7007601829992">
                <text:p>78.7007601829992</text:p>
              </table:table-cell>
              <table:table-cell office:value-type="float" office:value="0.0762724738039658">
                <text:p>0.07627247380396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8.838293982999">
                <text:p>78.838293982999</text:p>
              </table:table-cell>
              <table:table-cell office:value-type="float" office:value="0.0741758737800147">
                <text:p>0.07417587378001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8.9801367290002">
                <text:p>78.9801367290002</text:p>
              </table:table-cell>
              <table:table-cell office:value-type="float" office:value="0.258016195712753">
                <text:p>0.25801619571275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9.1241274229997">
                <text:p>79.1241274229997</text:p>
              </table:table-cell>
              <table:table-cell office:value-type="float" office:value="0.405088453258945">
                <text:p>0.4050884532589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9.2680684959996">
                <text:p>79.2680684959996</text:p>
              </table:table-cell>
              <table:table-cell office:value-type="float" office:value="0.522746259295897">
                <text:p>0.5227462592958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9.4188802099998">
                <text:p>79.4188802099998</text:p>
              </table:table-cell>
              <table:table-cell office:value-type="float" office:value="0.61687250412546">
                <text:p>0.616872504125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9.558309864">
                <text:p>79.558309864</text:p>
              </table:table-cell>
              <table:table-cell office:value-type="float" office:value="0.692173499989109">
                <text:p>0.69217349998910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9.7076172879988">
                <text:p>79.7076172879988</text:p>
              </table:table-cell>
              <table:table-cell office:value-type="float" office:value="0.752414296680029">
                <text:p>0.75241429668002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9.8576447119995">
                <text:p>79.8576447119995</text:p>
              </table:table-cell>
              <table:table-cell office:value-type="float" office:value="0.800606934032765">
                <text:p>0.8006069340327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0.0085755769997">
                <text:p>80.0085755769997</text:p>
              </table:table-cell>
              <table:table-cell office:value-type="float" office:value="0.839161043914954">
                <text:p>0.83916104391495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0.1584803280002">
                <text:p>80.1584803280002</text:p>
              </table:table-cell>
              <table:table-cell office:value-type="float" office:value="0.870004331820705">
                <text:p>0.8700043318207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0.3067384779988">
                <text:p>80.3067384779988</text:p>
              </table:table-cell>
              <table:table-cell office:value-type="float" office:value="0.894678962145306">
                <text:p>0.8946789621453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0.4553401419998">
                <text:p>80.4553401419998</text:p>
              </table:table-cell>
              <table:table-cell office:value-type="float" office:value="0.914418666404986">
                <text:p>0.9144186664049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0.6099065050003">
                <text:p>80.6099065050003</text:p>
              </table:table-cell>
              <table:table-cell office:value-type="float" office:value="0.930210429812731">
                <text:p>0.93021042981273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0.7564461919992">
                <text:p>80.7564461919992</text:p>
              </table:table-cell>
              <table:table-cell office:value-type="float" office:value="0.942843840538926">
                <text:p>0.9428438405389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0.908557703">
                <text:p>80.908557703</text:p>
              </table:table-cell>
              <table:table-cell office:value-type="float" office:value="0.952950569119883">
                <text:p>0.95295056911988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1.0524221550004">
                <text:p>81.0524221550004</text:p>
              </table:table-cell>
              <table:table-cell office:value-type="float" office:value="0.961035951984648">
                <text:p>0.96103595198464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1.1947221560004">
                <text:p>81.1947221560004</text:p>
              </table:table-cell>
              <table:table-cell office:value-type="float" office:value="0.96750425827646">
                <text:p>0.967504258276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1.3694611930005">
                <text:p>81.3694611930005</text:p>
              </table:table-cell>
              <table:table-cell office:value-type="float" office:value="0.97267890330991">
                <text:p>0.972678903309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1.521742596">
                <text:p>81.521742596</text:p>
              </table:table-cell>
              <table:table-cell office:value-type="float" office:value="0.97681861933667">
                <text:p>0.976818619336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1.667137946999">
                <text:p>81.667137946999</text:p>
              </table:table-cell>
              <table:table-cell office:value-type="float" office:value="0.980130392158078">
                <text:p>0.98013039215807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1.8057641599989">
                <text:p>81.8057641599989</text:p>
              </table:table-cell>
              <table:table-cell office:value-type="float" office:value="0.982779810415204">
                <text:p>0.98277981041520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1.9477026570003">
                <text:p>81.9477026570003</text:p>
              </table:table-cell>
              <table:table-cell office:value-type="float" office:value="0.984899345020905">
                <text:p>0.9848993450209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2.0973183030001">
                <text:p>82.0973183030001</text:p>
              </table:table-cell>
              <table:table-cell office:value-type="float" office:value="0.986594972705466">
                <text:p>0.98659497270546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2.2401312509992">
                <text:p>82.2401312509992</text:p>
              </table:table-cell>
              <table:table-cell office:value-type="float" office:value="0.989275978164373">
                <text:p>0.9892759781643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2.3831050899989">
                <text:p>82.3831050899989</text:p>
              </table:table-cell>
              <table:table-cell office:value-type="float" office:value="0.99009627922024">
                <text:p>0.990096279220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2.5174368759999">
                <text:p>82.5174368759999</text:p>
              </table:table-cell>
              <table:table-cell office:value-type="float" office:value="0.990752520064934">
                <text:p>0.99075252006493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2.6530510689991">
                <text:p>82.6530510689991</text:p>
              </table:table-cell>
              <table:table-cell office:value-type="float" office:value="0.992602016051947">
                <text:p>0.9926020160519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2.7966655269993">
                <text:p>82.7966655269993</text:p>
              </table:table-cell>
              <table:table-cell office:value-type="float" office:value="0.994081612841558">
                <text:p>0.9940816128415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2.9392349409991">
                <text:p>82.9392349409991</text:p>
              </table:table-cell>
              <table:table-cell office:value-type="float" office:value="0.995265290273246">
                <text:p>0.9952652902732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3.0836650599995">
                <text:p>83.0836650599995</text:p>
              </table:table-cell>
              <table:table-cell office:value-type="float" office:value="0.996212232218597">
                <text:p>0.9962122322185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3.2290597809988">
                <text:p>83.2290597809988</text:p>
              </table:table-cell>
              <table:table-cell office:value-type="float" office:value="0.996969785774878">
                <text:p>0.99696978577487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3.3655409949988">
                <text:p>83.3655409949988</text:p>
              </table:table-cell>
              <table:table-cell office:value-type="float" office:value="0.997575828619902">
                <text:p>0.9975758286199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3.5057906780003">
                <text:p>83.5057906780003</text:p>
              </table:table-cell>
              <table:table-cell office:value-type="float" office:value="0.998060662895922">
                <text:p>0.9980606628959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3.6434757779989">
                <text:p>83.6434757779989</text:p>
              </table:table-cell>
              <table:table-cell office:value-type="float" office:value="0.998448530316737">
                <text:p>0.9984485303167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3.7792945330002">
                <text:p>83.7792945330002</text:p>
              </table:table-cell>
              <table:table-cell office:value-type="float" office:value="0.99875882425339">
                <text:p>0.998758824253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3.9189513279998">
                <text:p>83.9189513279998</text:p>
              </table:table-cell>
              <table:table-cell office:value-type="float" office:value="0.999007059402712">
                <text:p>0.9990070594027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4.0627405579999">
                <text:p>84.0627405579999</text:p>
              </table:table-cell>
              <table:table-cell office:value-type="float" office:value="1.00054792940136">
                <text:p>1.000547929401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4.2051372489987">
                <text:p>84.2051372489987</text:p>
              </table:table-cell>
              <table:table-cell office:value-type="float" office:value="1.00178062540029">
                <text:p>1.001780625400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4.3512405889996">
                <text:p>84.3512405889996</text:p>
              </table:table-cell>
              <table:table-cell office:value-type="float" office:value="1.00276678219942">
                <text:p>1.0027667821994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4.4985226150002">
                <text:p>84.4985226150002</text:p>
              </table:table-cell>
              <table:table-cell office:value-type="float" office:value="1.00355570763873">
                <text:p>1.0035557076387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4.6429734929989">
                <text:p>84.6429734929989</text:p>
              </table:table-cell>
              <table:table-cell office:value-type="float" office:value="1.00418684799018">
                <text:p>1.004186847990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4.8354015309997">
                <text:p>84.8354015309997</text:p>
              </table:table-cell>
              <table:table-cell office:value-type="float" office:value="1.00469176027134">
                <text:p>1.0046917602713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4.984139705999">
                <text:p>84.984139705999</text:p>
              </table:table-cell>
              <table:table-cell office:value-type="float" office:value="1.00509569009627">
                <text:p>1.005095690096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5.1327881889993">
                <text:p>85.1327881889993</text:p>
              </table:table-cell>
              <table:table-cell office:value-type="float" office:value="1.00541883395621">
                <text:p>1.005418833956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5.2836237409993">
                <text:p>85.2836237409993</text:p>
              </table:table-cell>
              <table:table-cell office:value-type="float" office:value="1.00567734904416">
                <text:p>1.005677349044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5.434151817999">
                <text:p>85.434151817999</text:p>
              </table:table-cell>
              <table:table-cell office:value-type="float" office:value="1.00588416111452">
                <text:p>1.005884161114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5.5854770360002">
                <text:p>85.5854770360002</text:p>
              </table:table-cell>
              <table:table-cell office:value-type="float" office:value="1.00604961077081">
                <text:p>1.0060496107708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5.7294540179992">
                <text:p>85.7294540179992</text:p>
              </table:table-cell>
              <table:table-cell office:value-type="float" office:value="1.00618197049585">
                <text:p>1.006181970495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5.8728362719994">
                <text:p>85.8728362719994</text:p>
              </table:table-cell>
              <table:table-cell office:value-type="float" office:value="1.00628785827587">
                <text:p>1.006287858275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6.0157850100004">
                <text:p>86.0157850100004</text:p>
              </table:table-cell>
              <table:table-cell office:value-type="float" office:value="1.00637256849989">
                <text:p>1.006372568499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6.1557691079997">
                <text:p>86.1557691079997</text:p>
              </table:table-cell>
              <table:table-cell office:value-type="float" office:value="1.00644033667911">
                <text:p>1.006440336679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6.2934520269992">
                <text:p>86.2934520269992</text:p>
              </table:table-cell>
              <table:table-cell office:value-type="float" office:value="1.00649455122248">
                <text:p>1.006494551222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6.43148234">
                <text:p>86.43148234</text:p>
              </table:table-cell>
              <table:table-cell office:value-type="float" office:value="1.00789834368069">
                <text:p>1.0078983436806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6.5749627650002">
                <text:p>86.5749627650002</text:p>
              </table:table-cell>
              <table:table-cell office:value-type="float" office:value="1.00902137764725">
                <text:p>1.009021377647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6.7171544029989">
                <text:p>86.7171544029989</text:p>
              </table:table-cell>
              <table:table-cell office:value-type="float" office:value="1.00991980482051">
                <text:p>1.0099198048205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6.8663517919995">
                <text:p>86.8663517919995</text:p>
              </table:table-cell>
              <table:table-cell office:value-type="float" office:value="1.01063854655911">
                <text:p>1.010638546559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7.0113270069996">
                <text:p>87.0113270069996</text:p>
              </table:table-cell>
              <table:table-cell office:value-type="float" office:value="1.01121353994999">
                <text:p>1.0112135399499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7.1614031579993">
                <text:p>87.1614031579993</text:p>
              </table:table-cell>
              <table:table-cell office:value-type="float" office:value="1.01167353466269">
                <text:p>1.011673534662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7.3025723219998">
                <text:p>87.3025723219998</text:p>
              </table:table-cell>
              <table:table-cell office:value-type="float" office:value="1.01204153043286">
                <text:p>1.012041530432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7.4447494289998">
                <text:p>87.4447494289998</text:p>
              </table:table-cell>
              <table:table-cell office:value-type="float" office:value="1.01371485699935">
                <text:p>1.013714856999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7.588603197999">
                <text:p>87.588603197999</text:p>
              </table:table-cell>
              <table:table-cell office:value-type="float" office:value="1.01505351825254">
                <text:p>1.0150535182525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7.7291807339989">
                <text:p>87.7291807339989</text:p>
              </table:table-cell>
              <table:table-cell office:value-type="float" office:value="1.01612444725509">
                <text:p>1.016124447255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7.8717003459988">
                <text:p>87.8717003459988</text:p>
              </table:table-cell>
              <table:table-cell office:value-type="float" office:value="1.01698119045714">
                <text:p>1.016981190457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8.019922301999">
                <text:p>88.019922301999</text:p>
              </table:table-cell>
              <table:table-cell office:value-type="float" office:value="1.01766658501877">
                <text:p>1.017666585018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8.1767690819997">
                <text:p>88.1767690819997</text:p>
              </table:table-cell>
              <table:table-cell office:value-type="float" office:value="1.01821490066808">
                <text:p>1.018214900668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8.3884973719996">
                <text:p>88.3884973719996</text:p>
              </table:table-cell>
              <table:table-cell office:value-type="float" office:value="1.01727462323716">
                <text:p>1.017274623237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8.5410041639989">
                <text:p>88.5410041639989</text:p>
              </table:table-cell>
              <table:table-cell office:value-type="float" office:value="1.01652240129243">
                <text:p>1.0165224012924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8.6827905459995">
                <text:p>88.6827905459995</text:p>
              </table:table-cell>
              <table:table-cell office:value-type="float" office:value="1.01729955368701">
                <text:p>1.017299553687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8.8352617780001">
                <text:p>88.8352617780001</text:p>
              </table:table-cell>
              <table:table-cell office:value-type="float" office:value="1.01792127560267">
                <text:p>1.0179212756026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8.9968052989989">
                <text:p>88.9968052989989</text:p>
              </table:table-cell>
              <table:table-cell office:value-type="float" office:value="1.0184186531352">
                <text:p>1.01841865313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9.1553662509996">
                <text:p>89.1553662509996</text:p>
              </table:table-cell>
              <table:table-cell office:value-type="float" office:value="1.01881655516122">
                <text:p>1.0188165551612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9.3119370160002">
                <text:p>89.3119370160002</text:p>
              </table:table-cell>
              <table:table-cell office:value-type="float" office:value="1.01913487678204">
                <text:p>1.0191348767820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9.4688633759997">
                <text:p>89.4688633759997</text:p>
              </table:table-cell>
              <table:table-cell office:value-type="float" office:value="1.01938953407869">
                <text:p>1.0193895340786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9.6374037289988">
                <text:p>89.6374037289988</text:p>
              </table:table-cell>
              <table:table-cell office:value-type="float" office:value="1.01959325991601">
                <text:p>1.019593259916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9.8041512279997">
                <text:p>89.8041512279997</text:p>
              </table:table-cell>
              <table:table-cell office:value-type="float" office:value="1.01975624058587">
                <text:p>1.0197562405858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9.9684507250004">
                <text:p>89.9684507250004</text:p>
              </table:table-cell>
              <table:table-cell office:value-type="float" office:value="1.01988662512176">
                <text:p>1.019886625121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0.1300764759999">
                <text:p>90.1300764759999</text:p>
              </table:table-cell>
              <table:table-cell office:value-type="float" office:value="1.01861200280011">
                <text:p>1.018612002800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0.2886089469994">
                <text:p>90.2886089469994</text:p>
              </table:table-cell>
              <table:table-cell office:value-type="float" office:value="1.01897123489315">
                <text:p>1.018971234893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0.447668584">
                <text:p>90.447668584</text:p>
              </table:table-cell>
              <table:table-cell office:value-type="float" office:value="1.01925862056758">
                <text:p>1.0192586205675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0.6103710999996">
                <text:p>90.6103710999996</text:p>
              </table:table-cell>
              <table:table-cell office:value-type="float" office:value="1.01810959915677">
                <text:p>1.0181095991567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0.7661032939996">
                <text:p>90.7661032939996</text:p>
              </table:table-cell>
              <table:table-cell office:value-type="float" office:value="1.01719038202812">
                <text:p>1.0171903820281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0.9218784280001">
                <text:p>90.9218784280001</text:p>
              </table:table-cell>
              <table:table-cell office:value-type="float" office:value="1.01783393827555">
                <text:p>1.017833938275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1.0797365500002">
                <text:p>91.0797365500002</text:p>
              </table:table-cell>
              <table:table-cell office:value-type="float" office:value="1.0183487832735">
                <text:p>1.018348783273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1.2399897529995">
                <text:p>91.2399897529995</text:p>
              </table:table-cell>
              <table:table-cell office:value-type="float" office:value="1.01738172932151">
                <text:p>1.0173817293215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1.395386021999">
                <text:p>91.395386021999</text:p>
              </table:table-cell>
              <table:table-cell office:value-type="float" office:value="1.01660808615991">
                <text:p>1.0166080861599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1.5482708189993">
                <text:p>91.5482708189993</text:p>
              </table:table-cell>
              <table:table-cell office:value-type="float" office:value="1.01736810158099">
                <text:p>1.017368101580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1.7013678579988">
                <text:p>91.7013678579988</text:p>
              </table:table-cell>
              <table:table-cell office:value-type="float" office:value="1.01797611391785">
                <text:p>1.0179761139178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1.8105423899997">
                <text:p>91.8105423899997</text:p>
              </table:table-cell>
              <table:table-cell office:value-type="float" office:value="1.01846252378734">
                <text:p>1.0184625237873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1.9140720389987">
                <text:p>91.9140720389987</text:p>
              </table:table-cell>
              <table:table-cell office:value-type="float" office:value="1.02024947108467">
                <text:p>1.0202494710846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2.0769726259987">
                <text:p>92.0769726259987</text:p>
              </table:table-cell>
              <table:table-cell office:value-type="float" office:value="1.0202812095208">
                <text:p>1.020281209520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2.236262725999">
                <text:p>92.236262725999</text:p>
              </table:table-cell>
              <table:table-cell office:value-type="float" office:value="1.0203066002697">
                <text:p>1.02030660026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2.3945877429997">
                <text:p>92.3945877429997</text:p>
              </table:table-cell>
              <table:table-cell office:value-type="float" office:value="1.02032691286882">
                <text:p>1.0203269128688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2.550421418">
                <text:p>92.550421418</text:p>
              </table:table-cell>
              <table:table-cell office:value-type="float" office:value="1.02034316294812">
                <text:p>1.020343162948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2.6990190870001">
                <text:p>92.6990190870001</text:p>
              </table:table-cell>
              <table:table-cell office:value-type="float" office:value="1.02035616301155">
                <text:p>1.0203561630115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2.8562623399994">
                <text:p>92.8562623399994</text:p>
              </table:table-cell>
              <table:table-cell office:value-type="float" office:value="1.01898763311195">
                <text:p>1.0189876331119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3.0129135949992">
                <text:p>93.0129135949992</text:p>
              </table:table-cell>
              <table:table-cell office:value-type="float" office:value="1.01789280919226">
                <text:p>1.017892809192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3.1729961950005">
                <text:p>93.1729961950005</text:p>
              </table:table-cell>
              <table:table-cell office:value-type="float" office:value="1.01701695005651">
                <text:p>1.0170169500565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3.3253992640002">
                <text:p>93.3253992640002</text:p>
              </table:table-cell>
              <table:table-cell office:value-type="float" office:value="1.01631626274791">
                <text:p>1.0163162627479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3.4771364949993">
                <text:p>93.4771364949993</text:p>
              </table:table-cell>
              <table:table-cell office:value-type="float" office:value="1.01575571290103">
                <text:p>1.0157557129010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3.6316423219996">
                <text:p>93.6316423219996</text:p>
              </table:table-cell>
              <table:table-cell office:value-type="float" office:value="1.01530727302353">
                <text:p>1.0153072730235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3.7869401989992">
                <text:p>93.7869401989992</text:p>
              </table:table-cell>
              <table:table-cell office:value-type="float" office:value="1.01358810029802">
                <text:p>1.0135881002980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3.948778082">
                <text:p>93.948778082</text:p>
              </table:table-cell>
              <table:table-cell office:value-type="float" office:value="1.01221276211761">
                <text:p>1.0122127621176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4.1047032759998">
                <text:p>94.1047032759998</text:p>
              </table:table-cell>
              <table:table-cell office:value-type="float" office:value="1.01111249157328">
                <text:p>1.0111124915732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4.2197200150004">
                <text:p>94.2197200150004</text:p>
              </table:table-cell>
              <table:table-cell office:value-type="float" office:value="1.01023227513782">
                <text:p>1.0102322751378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4.3296793970003">
                <text:p>94.3296793970003</text:p>
              </table:table-cell>
              <table:table-cell office:value-type="float" office:value="1.01088852281296">
                <text:p>1.010888522812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4.4924931320002">
                <text:p>94.4924931320002</text:p>
              </table:table-cell>
              <table:table-cell office:value-type="float" office:value="1.01141352095307">
                <text:p>1.0114135209530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4.6549819929987">
                <text:p>94.6549819929987</text:p>
              </table:table-cell>
              <table:table-cell office:value-type="float" office:value="1.01183351946516">
                <text:p>1.011833519465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4.816699003999">
                <text:p>94.816699003999</text:p>
              </table:table-cell>
              <table:table-cell office:value-type="float" office:value="1.01080909745132">
                <text:p>1.0108090974513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4.9874845939994">
                <text:p>94.9874845939994</text:p>
              </table:table-cell>
              <table:table-cell office:value-type="float" office:value="1.00998955984025">
                <text:p>1.009989559840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5.1526106389993">
                <text:p>95.1526106389993</text:p>
              </table:table-cell>
              <table:table-cell office:value-type="float" office:value="1.0093339297514">
                <text:p>1.009333929751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5.3237558429992">
                <text:p>95.3237558429992</text:p>
              </table:table-cell>
              <table:table-cell office:value-type="float" office:value="1.00880942568031">
                <text:p>1.0088094256803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5.4619550150001">
                <text:p>95.4619550150001</text:p>
              </table:table-cell>
              <table:table-cell office:value-type="float" office:value="1.00838982242344">
                <text:p>1.0083898224234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5.6295401529987">
                <text:p>95.6295401529987</text:p>
              </table:table-cell>
              <table:table-cell office:value-type="float" office:value="1.00805413981795">
                <text:p>1.0080541398179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5.8005567250002">
                <text:p>95.8005567250002</text:p>
              </table:table-cell>
              <table:table-cell office:value-type="float" office:value="1.00778559373356">
                <text:p>1.0077855937335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5.9598722139999">
                <text:p>95.9598722139999</text:p>
              </table:table-cell>
              <table:table-cell office:value-type="float" office:value="1.00622847498684">
                <text:p>1.006228474986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6.1129186300004">
                <text:p>96.1129186300004</text:p>
              </table:table-cell>
              <table:table-cell office:value-type="float" office:value="1.00498277998948">
                <text:p>1.0049827799894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6.2556508420003">
                <text:p>96.2556508420003</text:p>
              </table:table-cell>
              <table:table-cell office:value-type="float" office:value="1.00532850587078">
                <text:p>1.0053285058707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6.391368700999">
                <text:p>96.391368700999</text:p>
              </table:table-cell>
              <table:table-cell office:value-type="float" office:value="1.00560508657581">
                <text:p>1.0056050865758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6.5292752389996">
                <text:p>96.5292752389996</text:p>
              </table:table-cell>
              <table:table-cell office:value-type="float" office:value="1.00582635113985">
                <text:p>1.0058263511398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6.6805392320002">
                <text:p>96.6805392320002</text:p>
              </table:table-cell>
              <table:table-cell office:value-type="float" office:value="1.00600336279107">
                <text:p>1.006003362791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6.8370611239989">
                <text:p>96.8370611239989</text:p>
              </table:table-cell>
              <table:table-cell office:value-type="float" office:value="1.00614497211205">
                <text:p>1.0061449721120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6.987408985">
                <text:p>96.987408985</text:p>
              </table:table-cell>
              <table:table-cell office:value-type="float" office:value="1.00625825956884">
                <text:p>1.0062582595688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7.1427694409995">
                <text:p>97.1427694409995</text:p>
              </table:table-cell>
              <table:table-cell office:value-type="float" office:value="1.00500660765507">
                <text:p>1.0050066076550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7.2881932869987">
                <text:p>97.2881932869987</text:p>
              </table:table-cell>
              <table:table-cell office:value-type="float" office:value="1.00400528612406">
                <text:p>1.0040052861240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7.4305022619992">
                <text:p>97.4305022619992</text:p>
              </table:table-cell>
              <table:table-cell office:value-type="float" office:value="1.00320422889924">
                <text:p>1.0032042288992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7.5762189919988">
                <text:p>97.5762189919988</text:p>
              </table:table-cell>
              <table:table-cell office:value-type="float" office:value="1.0025633831194">
                <text:p>1.002563383119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7.721767269999">
                <text:p>97.721767269999</text:p>
              </table:table-cell>
              <table:table-cell office:value-type="float" office:value="1.00205070649552">
                <text:p>1.0020507064955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7.8622542209996">
                <text:p>97.8622542209996</text:p>
              </table:table-cell>
              <table:table-cell office:value-type="float" office:value="1.00164056519641">
                <text:p>1.0016405651964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8.007706127999">
                <text:p>98.007706127999</text:p>
              </table:table-cell>
              <table:table-cell office:value-type="float" office:value="1.00131245215713">
                <text:p>1.001312452157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8.1532708149989">
                <text:p>98.1532708149989</text:p>
              </table:table-cell>
              <table:table-cell office:value-type="float" office:value="1.0010499617257">
                <text:p>1.00104996172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8.300001648">
                <text:p>98.300001648</text:p>
              </table:table-cell>
              <table:table-cell office:value-type="float" office:value="1.00083996938056">
                <text:p>1.000839969380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8.441493381999">
                <text:p>98.441493381999</text:p>
              </table:table-cell>
              <table:table-cell office:value-type="float" office:value="1.00067197550445">
                <text:p>1.0006719755044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8.5840832209997">
                <text:p>98.5840832209997</text:p>
              </table:table-cell>
              <table:table-cell office:value-type="float" office:value="1.00053758040356">
                <text:p>1.0005375804035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8.7214844609989">
                <text:p>98.7214844609989</text:p>
              </table:table-cell>
              <table:table-cell office:value-type="float" office:value="1.00043006432285">
                <text:p>1.0004300643228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8.9127034470002">
                <text:p>98.9127034470002</text:p>
              </table:table-cell>
              <table:table-cell office:value-type="float" office:value="1.00034405145828">
                <text:p>1.0003440514582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9.0507286159991">
                <text:p>99.0507286159991</text:p>
              </table:table-cell>
              <table:table-cell office:value-type="float" office:value="1.00027524116662">
                <text:p>1.0002752411666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9.203656538999">
                <text:p>99.203656538999</text:p>
              </table:table-cell>
              <table:table-cell office:value-type="float" office:value="1.0002201929333">
                <text:p>1.000220192933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9.3625839919987">
                <text:p>99.3625839919987</text:p>
              </table:table-cell>
              <table:table-cell office:value-type="float" office:value="0.998851651035381">
                <text:p>0.99885165103538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9.5112869699988">
                <text:p>99.5112869699988</text:p>
              </table:table-cell>
              <table:table-cell office:value-type="float" office:value="0.997756817517046">
                <text:p>0.99775681751704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9.6623476690002">
                <text:p>99.6623476690002</text:p>
              </table:table-cell>
              <table:table-cell office:value-type="float" office:value="0.996880950702379">
                <text:p>0.99688095070237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9.8081707599995">
                <text:p>99.8081707599995</text:p>
              </table:table-cell>
              <table:table-cell office:value-type="float" office:value="0.997504760561903">
                <text:p>0.99750476056190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9.954573948">
                <text:p>99.954573948</text:p>
              </table:table-cell>
              <table:table-cell office:value-type="float" office:value="0.998003808449523">
                <text:p>0.9980038084495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0.097982515999">
                <text:p>100.097982515999</text:p>
              </table:table-cell>
              <table:table-cell office:value-type="float" office:value="0.998403046759618">
                <text:p>0.99840304675961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0.245517388999">
                <text:p>100.245517388999</text:p>
              </table:table-cell>
              <table:table-cell office:value-type="float" office:value="0.998722437407695">
                <text:p>0.99872243740769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0.388780485999">
                <text:p>100.388780485999</text:p>
              </table:table-cell>
              <table:table-cell office:value-type="float" office:value="0.998977949926156">
                <text:p>0.9989779499261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0.54715106">
                <text:p>100.54715106</text:p>
              </table:table-cell>
              <table:table-cell office:value-type="float" office:value="0.999182359940925">
                <text:p>0.9991823599409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0.698773167">
                <text:p>100.698773167</text:p>
              </table:table-cell>
              <table:table-cell office:value-type="float" office:value="0.99934588795274">
                <text:p>0.999345887952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0.847314331999">
                <text:p>100.847314331999</text:p>
              </table:table-cell>
              <table:table-cell office:value-type="float" office:value="0.999476710362192">
                <text:p>0.99947671036219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0.985621783999">
                <text:p>100.985621783999</text:p>
              </table:table-cell>
              <table:table-cell office:value-type="float" office:value="0.999581368289753">
                <text:p>0.99958136828975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1.12730765">
                <text:p>101.12730765</text:p>
              </table:table-cell>
              <table:table-cell office:value-type="float" office:value="0.999665094631803">
                <text:p>0.99966509463180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1.268783193">
                <text:p>101.268783193</text:p>
              </table:table-cell>
              <table:table-cell office:value-type="float" office:value="0.999732075705442">
                <text:p>0.99973207570544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1.412298511999">
                <text:p>101.412298511999</text:p>
              </table:table-cell>
              <table:table-cell office:value-type="float" office:value="0.999785660564354">
                <text:p>0.99978566056435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1.556609081999">
                <text:p>101.556609081999</text:p>
              </table:table-cell>
              <table:table-cell office:value-type="float" office:value="0.999828528451483">
                <text:p>0.99982852845148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1.699453412999">
                <text:p>101.699453412999</text:p>
              </table:table-cell>
              <table:table-cell office:value-type="float" office:value="0.999862822761187">
                <text:p>0.99986282276118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1.838105348999">
                <text:p>101.838105348999</text:p>
              </table:table-cell>
              <table:table-cell office:value-type="float" office:value="0.999890258208949">
                <text:p>0.99989025820894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1.977626645999">
                <text:p>101.977626645999</text:p>
              </table:table-cell>
              <table:table-cell office:value-type="float" office:value="0.99991220656716">
                <text:p>0.999912206567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2.129503615">
                <text:p>102.129503615</text:p>
              </table:table-cell>
              <table:table-cell office:value-type="float" office:value="0.999929765253728">
                <text:p>0.9999297652537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2.269274425">
                <text:p>102.269274425</text:p>
              </table:table-cell>
              <table:table-cell office:value-type="float" office:value="0.999943812202982">
                <text:p>0.99994381220298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2.381032977999">
                <text:p>102.381032977999</text:p>
              </table:table-cell>
              <table:table-cell office:value-type="float" office:value="0.999955049762386">
                <text:p>0.9999550497623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2.527368064999">
                <text:p>102.527368064999</text:p>
              </table:table-cell>
              <table:table-cell office:value-type="float" office:value="0.999964039809909">
                <text:p>0.99996403980990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2.675226371">
                <text:p>102.675226371</text:p>
              </table:table-cell>
              <table:table-cell office:value-type="float" office:value="0.999971231847927">
                <text:p>0.99997123184792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2.8179657">
                <text:p>102.8179657</text:p>
              </table:table-cell>
              <table:table-cell office:value-type="float" office:value="0.999976985478342">
                <text:p>0.99997698547834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2.962244159">
                <text:p>102.962244159</text:p>
              </table:table-cell>
              <table:table-cell office:value-type="float" office:value="0.999981588382673">
                <text:p>0.99998158838267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3.107690203">
                <text:p>103.107690203</text:p>
              </table:table-cell>
              <table:table-cell office:value-type="float" office:value="0.999985270706139">
                <text:p>0.99998527070613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3.259697493">
                <text:p>103.259697493</text:p>
              </table:table-cell>
              <table:table-cell office:value-type="float" office:value="1.00133049844411">
                <text:p>1.001330498444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3.408567442">
                <text:p>103.408567442</text:p>
              </table:table-cell>
              <table:table-cell office:value-type="float" office:value="1.00240668063448">
                <text:p>1.0024066806344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3.550867554999">
                <text:p>103.550867554999</text:p>
              </table:table-cell>
              <table:table-cell office:value-type="float" office:value="1.00326762638678">
                <text:p>1.0032676263867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3.695500108999">
                <text:p>103.695500108999</text:p>
              </table:table-cell>
              <table:table-cell office:value-type="float" office:value="1.00395638298862">
                <text:p>1.0039563829886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3.841060964">
                <text:p>103.841060964</text:p>
              </table:table-cell>
              <table:table-cell office:value-type="float" office:value="1.00450738827009">
                <text:p>1.0045073882700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3.979450526">
                <text:p>103.979450526</text:p>
              </table:table-cell>
              <table:table-cell office:value-type="float" office:value="1.00494819249527">
                <text:p>1.0049481924952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4.119779212999">
                <text:p>104.119779212999</text:p>
              </table:table-cell>
              <table:table-cell office:value-type="float" office:value="1.00530083587541">
                <text:p>1.0053008358754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4.272138987">
                <text:p>104.272138987</text:p>
              </table:table-cell>
              <table:table-cell office:value-type="float" office:value="1.00558295057952">
                <text:p>1.005582950579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4.434876956999">
                <text:p>104.434876956999</text:p>
              </table:table-cell>
              <table:table-cell office:value-type="float" office:value="1.00716906316632">
                <text:p>1.007169063166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4.601183073999">
                <text:p>104.601183073999</text:p>
              </table:table-cell>
              <table:table-cell office:value-type="float" office:value="1.00843795323576">
                <text:p>1.0084379532357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4.763559388999">
                <text:p>104.763559388999</text:p>
              </table:table-cell>
              <table:table-cell office:value-type="float" office:value="1.00945306529131">
                <text:p>1.0094530652913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4.926826425999">
                <text:p>104.926826425999</text:p>
              </table:table-cell>
              <table:table-cell office:value-type="float" office:value="1.01026515493575">
                <text:p>1.0102651549357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5.090285914999">
                <text:p>105.090285914999</text:p>
              </table:table-cell>
              <table:table-cell office:value-type="float" office:value="1.00955440582779">
                <text:p>1.0095544058277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5.252388957">
                <text:p>105.252388957</text:p>
              </table:table-cell>
              <table:table-cell office:value-type="float" office:value="1.00898580654143">
                <text:p>1.0089858065414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5.420609187999">
                <text:p>105.420609187999</text:p>
              </table:table-cell>
              <table:table-cell office:value-type="float" office:value="1.00853092711234">
                <text:p>1.0085309271123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5.595248903999">
                <text:p>105.595248903999</text:p>
              </table:table-cell>
              <table:table-cell office:value-type="float" office:value="1.00816702356907">
                <text:p>1.0081670235690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5.749153408">
                <text:p>105.749153408</text:p>
              </table:table-cell>
              <table:table-cell office:value-type="float" office:value="1.00787590073445">
                <text:p>1.0078759007344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5.87308127">
                <text:p>105.87308127</text:p>
              </table:table-cell>
              <table:table-cell office:value-type="float" office:value="1.00900342329026">
                <text:p>1.0090034232902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6.037999388">
                <text:p>106.037999388</text:p>
              </table:table-cell>
              <table:table-cell office:value-type="float" office:value="1.00990544133491">
                <text:p>1.0099054413349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6.191491035999">
                <text:p>106.191491035999</text:p>
              </table:table-cell>
              <table:table-cell office:value-type="float" office:value="1.01062705577063">
                <text:p>1.0106270557706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6.344910862999">
                <text:p>106.344910862999</text:p>
              </table:table-cell>
              <table:table-cell office:value-type="float" office:value="1.01120434731921">
                <text:p>1.0112043473192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6.496797581">
                <text:p>106.496797581</text:p>
              </table:table-cell>
              <table:table-cell office:value-type="float" office:value="1.01166618055807">
                <text:p>1.0116661805580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6.654649915999">
                <text:p>106.654649915999</text:p>
              </table:table-cell>
              <table:table-cell office:value-type="float" office:value="1.01067522632565">
                <text:p>1.0106752263256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6.838844305999">
                <text:p>106.838844305999</text:p>
              </table:table-cell>
              <table:table-cell office:value-type="float" office:value="1.00854018106052">
                <text:p>1.0085401810605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6.997570283">
                <text:p>106.997570283</text:p>
              </table:table-cell>
              <table:table-cell office:value-type="float" office:value="1.00683214484842">
                <text:p>1.006832144848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7.165102753999">
                <text:p>107.165102753999</text:p>
              </table:table-cell>
              <table:table-cell office:value-type="float" office:value="1.00546571587873">
                <text:p>1.0054657158787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7.321925826">
                <text:p>107.321925826</text:p>
              </table:table-cell>
              <table:table-cell office:value-type="float" office:value="1.00437257270299">
                <text:p>1.0043725727029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7.477609742">
                <text:p>107.477609742</text:p>
              </table:table-cell>
              <table:table-cell office:value-type="float" office:value="1.00349805816239">
                <text:p>1.0034980581623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7.634288742">
                <text:p>107.634288742</text:p>
              </table:table-cell>
              <table:table-cell office:value-type="float" office:value="1.00279844652991">
                <text:p>1.0027984465299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7.789865826999">
                <text:p>107.789865826999</text:p>
              </table:table-cell>
              <table:table-cell office:value-type="float" office:value="1.00223875722393">
                <text:p>1.0022387572239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7.943458677">
                <text:p>107.943458677</text:p>
              </table:table-cell>
              <table:table-cell office:value-type="float" office:value="1.00179100577914">
                <text:p>1.0017910057791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8.10279379">
                <text:p>108.10279379</text:p>
              </table:table-cell>
              <table:table-cell office:value-type="float" office:value="1.00143280462331">
                <text:p>1.0014328046233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8.268265774999">
                <text:p>108.268265774999</text:p>
              </table:table-cell>
              <table:table-cell office:value-type="float" office:value="1.00114624369865">
                <text:p>1.0011462436986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8.430191803">
                <text:p>108.430191803</text:p>
              </table:table-cell>
              <table:table-cell office:value-type="float" office:value="1.00091699495892">
                <text:p>1.0009169949589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8.592393194">
                <text:p>108.592393194</text:p>
              </table:table-cell>
              <table:table-cell office:value-type="float" office:value="1.00073359596714">
                <text:p>1.0007335959671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8.754270190999">
                <text:p>108.754270190999</text:p>
              </table:table-cell>
              <table:table-cell office:value-type="float" office:value="1.00058687677371">
                <text:p>1.0005868767737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8.916408491999">
                <text:p>108.916408491999</text:p>
              </table:table-cell>
              <table:table-cell office:value-type="float" office:value="1.00046950141897">
                <text:p>1.0004695014189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9.085706125999">
                <text:p>109.085706125999</text:p>
              </table:table-cell>
              <table:table-cell office:value-type="float" office:value="1.00037560113517">
                <text:p>1.0003756011351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9.245560746">
                <text:p>109.245560746</text:p>
              </table:table-cell>
              <table:table-cell office:value-type="float" office:value="0.998975977596881">
                <text:p>0.99897597759688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9.347251486">
                <text:p>109.347251486</text:p>
              </table:table-cell>
              <table:table-cell office:value-type="float" office:value="0.997856278766247">
                <text:p>0.99785627876624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9.474937445999">
                <text:p>109.474937445999</text:p>
              </table:table-cell>
              <table:table-cell office:value-type="float" office:value="0.998285023012998">
                <text:p>0.9982850230129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9.642081541">
                <text:p>109.642081541</text:p>
              </table:table-cell>
              <table:table-cell office:value-type="float" office:value="0.998628018410398">
                <text:p>0.99862801841039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9.815268236">
                <text:p>109.815268236</text:p>
              </table:table-cell>
              <table:table-cell office:value-type="float" office:value="0.998902414728319">
                <text:p>0.9989024147283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9.983184362">
                <text:p>109.983184362</text:p>
              </table:table-cell>
              <table:table-cell office:value-type="float" office:value="0.999121931782655">
                <text:p>0.99912193178265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0.154968108">
                <text:p>110.154968108</text:p>
              </table:table-cell>
              <table:table-cell office:value-type="float" office:value="0.997973042114866">
                <text:p>0.99797304211486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0.326317637999">
                <text:p>110.326317637999</text:p>
              </table:table-cell>
              <table:table-cell office:value-type="float" office:value="0.997053930380634">
                <text:p>0.99705393038063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0.50319127">
                <text:p>110.50319127</text:p>
              </table:table-cell>
              <table:table-cell office:value-type="float" office:value="0.996318640993249">
                <text:p>0.99631864099324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0.604672817">
                <text:p>110.604672817</text:p>
              </table:table-cell>
              <table:table-cell office:value-type="float" office:value="0.9970549127946">
                <text:p>0.997054912794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0.802443653">
                <text:p>110.802443653</text:p>
              </table:table-cell>
              <table:table-cell office:value-type="float" office:value="0.996319426924421">
                <text:p>0.99631942692442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0.913389882999">
                <text:p>110.913389882999</text:p>
              </table:table-cell>
              <table:table-cell office:value-type="float" office:value="0.997055541539537">
                <text:p>0.99705554153953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1.014591296">
                <text:p>111.014591296</text:p>
              </table:table-cell>
              <table:table-cell office:value-type="float" office:value="0.99764443323163">
                <text:p>0.9976444332316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1.176232389">
                <text:p>111.176232389</text:p>
              </table:table-cell>
              <table:table-cell office:value-type="float" office:value="0.998115546585304">
                <text:p>0.99811554658530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1.340990762999">
                <text:p>111.340990762999</text:p>
              </table:table-cell>
              <table:table-cell office:value-type="float" office:value="0.998492437268243">
                <text:p>0.99849243726824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1.501424239999">
                <text:p>111.501424239999</text:p>
              </table:table-cell>
              <table:table-cell office:value-type="float" office:value="0.998793949814595">
                <text:p>0.99879394981459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1.668918108999">
                <text:p>111.668918108999</text:p>
              </table:table-cell>
              <table:table-cell office:value-type="float" office:value="0.999035159851676">
                <text:p>0.99903515985167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1.833818145">
                <text:p>111.833818145</text:p>
              </table:table-cell>
              <table:table-cell office:value-type="float" office:value="0.999228127881341">
                <text:p>0.99922812788134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2.00020624">
                <text:p>112.00020624</text:p>
              </table:table-cell>
              <table:table-cell office:value-type="float" office:value="0.998057998993814">
                <text:p>0.99805799899381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2.175960487">
                <text:p>112.175960487</text:p>
              </table:table-cell>
              <table:table-cell office:value-type="float" office:value="0.997121895883793">
                <text:p>0.99712189588379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2.331947324999">
                <text:p>112.331947324999</text:p>
              </table:table-cell>
              <table:table-cell office:value-type="float" office:value="0.996373013395776">
                <text:p>0.99637301339577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2.482970858999">
                <text:p>112.482970858999</text:p>
              </table:table-cell>
              <table:table-cell office:value-type="float" office:value="0.995773907405363">
                <text:p>0.9957739074053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2.636438755">
                <text:p>112.636438755</text:p>
              </table:table-cell>
              <table:table-cell office:value-type="float" office:value="0.995294622613032">
                <text:p>0.99529462261303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2.782635125999">
                <text:p>112.782635125999</text:p>
              </table:table-cell>
              <table:table-cell office:value-type="float" office:value="0.994911194779168">
                <text:p>0.99491119477916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2.907994444">
                <text:p>112.907994444</text:p>
              </table:table-cell>
              <table:table-cell office:value-type="float" office:value="0.994604452512076">
                <text:p>0.99460445251207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3.060677939">
                <text:p>113.060677939</text:p>
              </table:table-cell>
              <table:table-cell office:value-type="float" office:value="0.994359058698402">
                <text:p>0.99435905869840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3.215994388">
                <text:p>113.215994388</text:p>
              </table:table-cell>
              <table:table-cell office:value-type="float" office:value="0.994162743647464">
                <text:p>0.99416274364746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3.370129061999">
                <text:p>113.370129061999</text:p>
              </table:table-cell>
              <table:table-cell office:value-type="float" office:value="0.994005691606713">
                <text:p>0.99400569160671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3.52299947">
                <text:p>113.52299947</text:p>
              </table:table-cell>
              <table:table-cell office:value-type="float" office:value="0.993880049974112">
                <text:p>0.9938800499741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3.672958708999">
                <text:p>113.672958708999</text:p>
              </table:table-cell>
              <table:table-cell office:value-type="float" office:value="0.993779536668031">
                <text:p>0.9937795366680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3.821278736999">
                <text:p>113.821278736999</text:p>
              </table:table-cell>
              <table:table-cell office:value-type="float" office:value="0.993699126023167">
                <text:p>0.99369912602316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3.969890639">
                <text:p>113.969890639</text:p>
              </table:table-cell>
              <table:table-cell office:value-type="float" office:value="0.993634797507275">
                <text:p>0.99363479750727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4.116539765">
                <text:p>114.116539765</text:p>
              </table:table-cell>
              <table:table-cell office:value-type="float" office:value="0.993583334694562">
                <text:p>0.9935833346945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14.265225727999">
                <text:p>114.265225727999</text:p>
              </table:table-cell>
              <table:table-cell office:value-type="float" office:value="0.993542164444391">
                <text:p>0.99354216444439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4.417286394">
                <text:p>114.417286394</text:p>
              </table:table-cell>
              <table:table-cell office:value-type="float" office:value="0.993509228244255">
                <text:p>0.9935092282442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14.579026657">
                <text:p>114.579026657</text:p>
              </table:table-cell>
              <table:table-cell office:value-type="float" office:value="0.993482879284146">
                <text:p>0.99348287928414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4.738073465">
                <text:p>114.738073465</text:p>
              </table:table-cell>
              <table:table-cell office:value-type="float" office:value="0.993461800116058">
                <text:p>0.99346180011605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4.890402945">
                <text:p>114.890402945</text:p>
              </table:table-cell>
              <table:table-cell office:value-type="float" office:value="0.993444936781588">
                <text:p>0.99344493678158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5.043852958999">
                <text:p>115.043852958999</text:p>
              </table:table-cell>
              <table:table-cell office:value-type="float" office:value="0.993431446114013">
                <text:p>0.99343144611401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15.194409366">
                <text:p>115.194409366</text:p>
              </table:table-cell>
              <table:table-cell office:value-type="float" office:value="0.993420653579952">
                <text:p>0.99342065357995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5.347617197">
                <text:p>115.347617197</text:p>
              </table:table-cell>
              <table:table-cell office:value-type="float" office:value="0.992104943916593">
                <text:p>0.99210494391659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15.51318776">
                <text:p>115.51318776</text:p>
              </table:table-cell>
              <table:table-cell office:value-type="float" office:value="0.991052376185906">
                <text:p>0.99105237618590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5.661205703">
                <text:p>115.661205703</text:p>
              </table:table-cell>
              <table:table-cell office:value-type="float" office:value="0.990210322001357">
                <text:p>0.99021032200135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5.807359842">
                <text:p>115.807359842</text:p>
              </table:table-cell>
              <table:table-cell office:value-type="float" office:value="0.989536678653717">
                <text:p>0.98953667865371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5.956089345">
                <text:p>115.956089345</text:p>
              </table:table-cell>
              <table:table-cell office:value-type="float" office:value="0.988997763975605">
                <text:p>0.9889977639756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6.101461782999">
                <text:p>116.101461782999</text:p>
              </table:table-cell>
              <table:table-cell office:value-type="float" office:value="0.988566632233116">
                <text:p>0.9885666322331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6.237802734">
                <text:p>116.237802734</text:p>
              </table:table-cell>
              <table:table-cell office:value-type="float" office:value="0.988221726839124">
                <text:p>0.98822172683912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6.424829875999">
                <text:p>116.424829875999</text:p>
              </table:table-cell>
              <table:table-cell office:value-type="float" office:value="0.987945802523931">
                <text:p>0.9879458025239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6.569643207">
                <text:p>116.569643207</text:p>
              </table:table-cell>
              <table:table-cell office:value-type="float" office:value="0.987725063071776">
                <text:p>0.98772506307177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6.714793752999">
                <text:p>116.714793752999</text:p>
              </table:table-cell>
              <table:table-cell office:value-type="float" office:value="0.987548471510053">
                <text:p>0.98754847151005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6.866582904999">
                <text:p>116.866582904999</text:p>
              </table:table-cell>
              <table:table-cell office:value-type="float" office:value="0.987407198260674">
                <text:p>0.9874071982606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7.010541955">
                <text:p>117.010541955</text:p>
              </table:table-cell>
              <table:table-cell office:value-type="float" office:value="0.987294179661171">
                <text:p>0.98729417966117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7.160399872">
                <text:p>117.160399872</text:p>
              </table:table-cell>
              <table:table-cell office:value-type="float" office:value="0.987203764781568">
                <text:p>0.98720376478156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7.301665745999">
                <text:p>117.301665745999</text:p>
              </table:table-cell>
              <table:table-cell office:value-type="float" office:value="0.987131432877886">
                <text:p>0.98713143287788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7.442522534999">
                <text:p>117.442522534999</text:p>
              </table:table-cell>
              <table:table-cell office:value-type="float" office:value="0.987073567354941">
                <text:p>0.98707356735494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7.587757251">
                <text:p>117.587757251</text:p>
              </table:table-cell>
              <table:table-cell office:value-type="float" office:value="0.985737285256502">
                <text:p>0.98573728525650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7.732886735999">
                <text:p>117.732886735999</text:p>
              </table:table-cell>
              <table:table-cell office:value-type="float" office:value="0.98466825957775">
                <text:p>0.9846682595777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7.878318055">
                <text:p>117.878318055</text:p>
              </table:table-cell>
              <table:table-cell office:value-type="float" office:value="0.983813039034749">
                <text:p>0.98381303903474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8.029753921999">
                <text:p>118.029753921999</text:p>
              </table:table-cell>
              <table:table-cell office:value-type="float" office:value="0.983128862600349">
                <text:p>0.98312886260034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8.175330253">
                <text:p>118.175330253</text:p>
              </table:table-cell>
              <table:table-cell office:value-type="float" office:value="0.982581521452828">
                <text:p>0.98258152145282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18.32069323">
                <text:p>118.32069323</text:p>
              </table:table-cell>
              <table:table-cell office:value-type="float" office:value="0.982143648534811">
                <text:p>0.9821436485348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8.462863126">
                <text:p>118.462863126</text:p>
              </table:table-cell>
              <table:table-cell office:value-type="float" office:value="0.981793350200398">
                <text:p>0.98179335020039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18.604213901999">
                <text:p>118.604213901999</text:p>
              </table:table-cell>
              <table:table-cell office:value-type="float" office:value="0.98280310121295">
                <text:p>0.9828031012129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18.746650071">
                <text:p>118.746650071</text:p>
              </table:table-cell>
              <table:table-cell office:value-type="float" office:value="0.983610902022992">
                <text:p>0.98361090202299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8.891786036">
                <text:p>118.891786036</text:p>
              </table:table-cell>
              <table:table-cell office:value-type="float" office:value="0.984257142671025">
                <text:p>0.9842571426710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19.033456474999">
                <text:p>119.033456474999</text:p>
              </table:table-cell>
              <table:table-cell office:value-type="float" office:value="0.984774135189452">
                <text:p>0.98477413518945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9.183523873">
                <text:p>119.183523873</text:p>
              </table:table-cell>
              <table:table-cell office:value-type="float" office:value="0.98389773952411">
                <text:p>0.9838977395241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9.340001506">
                <text:p>119.340001506</text:p>
              </table:table-cell>
              <table:table-cell office:value-type="float" office:value="0.983196622991837">
                <text:p>0.98319662299183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9.510088736">
                <text:p>119.510088736</text:p>
              </table:table-cell>
              <table:table-cell office:value-type="float" office:value="0.982635729766019">
                <text:p>0.98263572976601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9.674498660999">
                <text:p>119.674498660999</text:p>
              </table:table-cell>
              <table:table-cell office:value-type="float" office:value="0.982187015185364">
                <text:p>0.98218701518536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9.840357486">
                <text:p>119.840357486</text:p>
              </table:table-cell>
              <table:table-cell office:value-type="float" office:value="0.981828043520841">
                <text:p>0.98182804352084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9.986131549">
                <text:p>119.986131549</text:p>
              </table:table-cell>
              <table:table-cell office:value-type="float" office:value="0.981540866189222">
                <text:p>0.98154086618922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0.147587805999">
                <text:p>120.147587805999</text:p>
              </table:table-cell>
              <table:table-cell office:value-type="float" office:value="0.981311124323926">
                <text:p>0.98131112432392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20.311485164">
                <text:p>120.311485164</text:p>
              </table:table-cell>
              <table:table-cell office:value-type="float" office:value="0.98112733083169">
                <text:p>0.9811273308316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20.475920499999">
                <text:p>120.475920499999</text:p>
              </table:table-cell>
              <table:table-cell office:value-type="float" office:value="0.980980296037901">
                <text:p>0.9809802960379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20.576933717999">
                <text:p>120.576933717999</text:p>
              </table:table-cell>
              <table:table-cell office:value-type="float" office:value="0.982152657882953">
                <text:p>0.98215265788295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20.735618188999">
                <text:p>120.735618188999</text:p>
              </table:table-cell>
              <table:table-cell office:value-type="float" office:value="0.983090547358994">
                <text:p>0.98309054735899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20.906901564">
                <text:p>120.906901564</text:p>
              </table:table-cell>
              <table:table-cell office:value-type="float" office:value="0.983840858939827">
                <text:p>0.98384085893982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21.073323466">
                <text:p>121.073323466</text:p>
              </table:table-cell>
              <table:table-cell office:value-type="float" office:value="0.98315111852441">
                <text:p>0.9831511185244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1.235001785">
                <text:p>121.235001785</text:p>
              </table:table-cell>
              <table:table-cell office:value-type="float" office:value="0.98388931587216">
                <text:p>0.983889315872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21.394519386">
                <text:p>121.394519386</text:p>
              </table:table-cell>
              <table:table-cell office:value-type="float" office:value="0.983189884070277">
                <text:p>0.98318988407027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21.552755351">
                <text:p>121.552755351</text:p>
              </table:table-cell>
              <table:table-cell office:value-type="float" office:value="0.982630338628771">
                <text:p>0.98263033862877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21.718362901">
                <text:p>121.718362901</text:p>
              </table:table-cell>
              <table:table-cell office:value-type="float" office:value="0.982182702275566">
                <text:p>0.98218270227556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21.876497294999">
                <text:p>121.876497294999</text:p>
              </table:table-cell>
              <table:table-cell office:value-type="float" office:value="0.981824593193002">
                <text:p>0.98182459319300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22.036081005999">
                <text:p>122.036081005999</text:p>
              </table:table-cell>
              <table:table-cell office:value-type="float" office:value="0.982828095607033">
                <text:p>0.98282809560703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22.202088552">
                <text:p>122.202088552</text:p>
              </table:table-cell>
              <table:table-cell office:value-type="float" office:value="0.982340907858176">
                <text:p>0.98234090785817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22.359217310999">
                <text:p>122.359217310999</text:p>
              </table:table-cell>
              <table:table-cell office:value-type="float" office:value="0.983241147339172">
                <text:p>0.98324114733917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2.518627460999">
                <text:p>122.518627460999</text:p>
              </table:table-cell>
              <table:table-cell office:value-type="float" office:value="0.983961338923969">
                <text:p>0.98396133892396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22.678207613">
                <text:p>122.678207613</text:p>
              </table:table-cell>
              <table:table-cell office:value-type="float" office:value="0.983247502511724">
                <text:p>0.98324750251172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22.834020304999">
                <text:p>122.834020304999</text:p>
              </table:table-cell>
              <table:table-cell office:value-type="float" office:value="0.983966423062011">
                <text:p>0.98396642306201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22.988733573">
                <text:p>122.988733573</text:p>
              </table:table-cell>
              <table:table-cell office:value-type="float" office:value="0.98454155950224">
                <text:p>0.9845415595022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23.152658211">
                <text:p>123.152658211</text:p>
              </table:table-cell>
              <table:table-cell office:value-type="float" office:value="0.983711678974341">
                <text:p>0.98371167897434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23.313164023999">
                <text:p>123.313164023999</text:p>
              </table:table-cell>
              <table:table-cell office:value-type="float" office:value="0.983047774552022">
                <text:p>0.98304777455202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23.530701521">
                <text:p>123.530701521</text:p>
              </table:table-cell>
              <table:table-cell office:value-type="float" office:value="0.982516651014167">
                <text:p>0.98251665101416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23.633522782">
                <text:p>123.633522782</text:p>
              </table:table-cell>
              <table:table-cell office:value-type="float" office:value="0.982091752183883">
                <text:p>0.98209175218388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23.786067182">
                <text:p>123.786067182</text:p>
              </table:table-cell>
              <table:table-cell office:value-type="float" office:value="0.983041822799738">
                <text:p>0.98304182279973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3.947293165">
                <text:p>123.947293165</text:p>
              </table:table-cell>
              <table:table-cell office:value-type="float" office:value="0.983801879292422">
                <text:p>0.98380187929242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4.115415287">
                <text:p>124.115415287</text:p>
              </table:table-cell>
              <table:table-cell office:value-type="float" office:value="0.984409924486569">
                <text:p>0.98440992448656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24.281880028">
                <text:p>124.281880028</text:p>
              </table:table-cell>
              <table:table-cell office:value-type="float" office:value="0.984896360641887">
                <text:p>0.98489636064188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24.451342007">
                <text:p>124.451342007</text:p>
              </table:table-cell>
              <table:table-cell office:value-type="float" office:value="0.983995519886059">
                <text:p>0.98399551988605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4.620229889999">
                <text:p>124.620229889999</text:p>
              </table:table-cell>
              <table:table-cell office:value-type="float" office:value="0.983274847281396">
                <text:p>0.98327484728139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4.787891246">
                <text:p>124.787891246</text:p>
              </table:table-cell>
              <table:table-cell office:value-type="float" office:value="0.981425072630312">
                <text:p>0.98142507263031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24.957289725">
                <text:p>124.957289725</text:p>
              </table:table-cell>
              <table:table-cell office:value-type="float" office:value="0.979945252909444">
                <text:p>0.97994525290944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5.127066588">
                <text:p>125.127066588</text:p>
              </table:table-cell>
              <table:table-cell office:value-type="float" office:value="0.97876139713275">
                <text:p>0.9787613971327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25.292600405999">
                <text:p>125.292600405999</text:p>
              </table:table-cell>
              <table:table-cell office:value-type="float" office:value="0.977814312511395">
                <text:p>0.97781431251139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25.449099026">
                <text:p>125.449099026</text:p>
              </table:table-cell>
              <table:table-cell office:value-type="float" office:value="0.978329881381665">
                <text:p>0.97832988138166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25.615724539">
                <text:p>125.615724539</text:p>
              </table:table-cell>
              <table:table-cell office:value-type="float" office:value="0.978742336477881">
                <text:p>0.97874233647788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25.776253032">
                <text:p>125.776253032</text:p>
              </table:table-cell>
              <table:table-cell office:value-type="float" office:value="0.979072300554854">
                <text:p>0.97907230055485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25.934851499">
                <text:p>125.934851499</text:p>
              </table:table-cell>
              <table:table-cell office:value-type="float" office:value="0.978063035249078">
                <text:p>0.97806303524907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26.095513143">
                <text:p>126.095513143</text:p>
              </table:table-cell>
              <table:table-cell office:value-type="float" office:value="0.978528859571812">
                <text:p>0.9785288595718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26.245807042">
                <text:p>126.245807042</text:p>
              </table:table-cell>
              <table:table-cell office:value-type="float" office:value="0.977628282462644">
                <text:p>0.97762828246264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26.400992175">
                <text:p>126.400992175</text:p>
              </table:table-cell>
              <table:table-cell office:value-type="float" office:value="0.97690782077531">
                <text:p>0.9769078207753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26.554073920999">
                <text:p>126.554073920999</text:p>
              </table:table-cell>
              <table:table-cell office:value-type="float" office:value="0.976331451425443">
                <text:p>0.97633145142544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26.711259709">
                <text:p>126.711259709</text:p>
              </table:table-cell>
              <table:table-cell office:value-type="float" office:value="0.975870355945549">
                <text:p>0.97587035594554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26.877326423999">
                <text:p>126.877326423999</text:p>
              </table:table-cell>
              <table:table-cell office:value-type="float" office:value="0.975501479561634">
                <text:p>0.97550147956163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27.022281063">
                <text:p>127.022281063</text:p>
              </table:table-cell>
              <table:table-cell office:value-type="float" office:value="0.975206378454502">
                <text:p>0.97520637845450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27.178881513999">
                <text:p>127.178881513999</text:p>
              </table:table-cell>
              <table:table-cell office:value-type="float" office:value="0.974970297568796">
                <text:p>0.97497029756879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27.335079929999">
                <text:p>127.335079929999</text:p>
              </table:table-cell>
              <table:table-cell office:value-type="float" office:value="0.974781432860232">
                <text:p>0.97478143286023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27.47087712">
                <text:p>127.47087712</text:p>
              </table:table-cell>
              <table:table-cell office:value-type="float" office:value="0.975903577660735">
                <text:p>0.97590357766073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27.609212171999">
                <text:p>127.609212171999</text:p>
              </table:table-cell>
              <table:table-cell office:value-type="float" office:value="0.976801293501137">
                <text:p>0.97680129350113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27.750564275">
                <text:p>127.750564275</text:p>
              </table:table-cell>
              <table:table-cell office:value-type="float" office:value="0.977519466173459">
                <text:p>0.97751946617345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7.893559888">
                <text:p>127.893559888</text:p>
              </table:table-cell>
              <table:table-cell office:value-type="float" office:value="0.978094004311316">
                <text:p>0.97809400431131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28.034643977">
                <text:p>128.034643977</text:p>
              </table:table-cell>
              <table:table-cell office:value-type="float" office:value="0.978553634821602">
                <text:p>0.97855363482160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28.187188833999">
                <text:p>128.187188833999</text:p>
              </table:table-cell>
              <table:table-cell office:value-type="float" office:value="0.978921339229831">
                <text:p>0.97892133922983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28.34187765">
                <text:p>128.34187765</text:p>
              </table:table-cell>
              <table:table-cell office:value-type="float" office:value="0.979215502756414">
                <text:p>0.97921550275641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28.494306146">
                <text:p>128.494306146</text:p>
              </table:table-cell>
              <table:table-cell office:value-type="float" office:value="0.97945083357768">
                <text:p>0.9794508335776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28.643796963999">
                <text:p>128.643796963999</text:p>
              </table:table-cell>
              <table:table-cell office:value-type="float" office:value="0.979639098234693">
                <text:p>0.97963909823469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8.794282704999">
                <text:p>128.794282704999</text:p>
              </table:table-cell>
              <table:table-cell office:value-type="float" office:value="0.979789709960304">
                <text:p>0.97978970996030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28.94358922">
                <text:p>128.94358922</text:p>
              </table:table-cell>
              <table:table-cell office:value-type="float" office:value="0.979910199340792">
                <text:p>0.97991019934079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29.089767464">
                <text:p>129.089767464</text:p>
              </table:table-cell>
              <table:table-cell office:value-type="float" office:value="0.980006590845183">
                <text:p>0.98000659084518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9.240988923999">
                <text:p>129.240988923999</text:p>
              </table:table-cell>
              <table:table-cell office:value-type="float" office:value="0.980083704048695">
                <text:p>0.98008370404869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9.390478702">
                <text:p>129.390478702</text:p>
              </table:table-cell>
              <table:table-cell office:value-type="float" office:value="0.980145394611505">
                <text:p>0.98014539461150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29.546351392999">
                <text:p>129.546351392999</text:p>
              </table:table-cell>
              <table:table-cell office:value-type="float" office:value="0.980194747061753">
                <text:p>0.98019474706175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9.704351581">
                <text:p>129.704351581</text:p>
              </table:table-cell>
              <table:table-cell office:value-type="float" office:value="0.980234229021952">
                <text:p>0.98023422902195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9.859244448999">
                <text:p>129.859244448999</text:p>
              </table:table-cell>
              <table:table-cell office:value-type="float" office:value="0.98026581459011">
                <text:p>0.9802658145901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0.014499511">
                <text:p>130.014499511</text:p>
              </table:table-cell>
              <table:table-cell office:value-type="float" office:value="0.980291083044637">
                <text:p>0.98029108304463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30.173613753999">
                <text:p>130.173613753999</text:p>
              </table:table-cell>
              <table:table-cell office:value-type="float" office:value="0.980311297808259">
                <text:p>0.98031129780825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30.324128744">
                <text:p>130.324128744</text:p>
              </table:table-cell>
              <table:table-cell office:value-type="float" office:value="0.980327469619156">
                <text:p>0.98032746961915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0.499523379">
                <text:p>130.499523379</text:p>
              </table:table-cell>
              <table:table-cell office:value-type="float" office:value="0.97906717050052">
                <text:p>0.9790671705005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0.613574104">
                <text:p>130.613574104</text:p>
              </table:table-cell>
              <table:table-cell office:value-type="float" office:value="0.979332167772965">
                <text:p>0.97933216777296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30.771078465999">
                <text:p>130.771078465999</text:p>
              </table:table-cell>
              <table:table-cell office:value-type="float" office:value="0.979544165590921">
                <text:p>0.97954416559092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0.931223681999">
                <text:p>130.931223681999</text:p>
              </table:table-cell>
              <table:table-cell office:value-type="float" office:value="0.979713763845286">
                <text:p>0.9797137638452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31.088877754999">
                <text:p>131.088877754999</text:p>
              </table:table-cell>
              <table:table-cell office:value-type="float" office:value="0.979849442448778">
                <text:p>0.97984944244877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1.240304777">
                <text:p>131.240304777</text:p>
              </table:table-cell>
              <table:table-cell office:value-type="float" office:value="0.979957985331571">
                <text:p>0.97995798533157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31.390594724">
                <text:p>131.390594724</text:p>
              </table:table-cell>
              <table:table-cell office:value-type="float" office:value="0.980044819637806">
                <text:p>0.98004481963780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31.538765113">
                <text:p>131.538765113</text:p>
              </table:table-cell>
              <table:table-cell office:value-type="float" office:value="0.991828063502453">
                <text:p>0.99182806350245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31.689567157">
                <text:p>131.689567157</text:p>
              </table:table-cell>
              <table:table-cell office:value-type="float" office:value="0.989540882174511">
                <text:p>0.98954088217451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31.836319537999">
                <text:p>131.836319537999</text:p>
              </table:table-cell>
              <table:table-cell office:value-type="float" office:value="0.987711137112158">
                <text:p>0.98771113711215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31.985799844999">
                <text:p>131.985799844999</text:p>
              </table:table-cell>
              <table:table-cell office:value-type="float" office:value="0.986247341062275">
                <text:p>0.98624734106227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32.141831186">
                <text:p>132.141831186</text:p>
              </table:table-cell>
              <table:table-cell office:value-type="float" office:value="0.985076304222369">
                <text:p>0.98507630422236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32.291251941999">
                <text:p>132.291251941999</text:p>
              </table:table-cell>
              <table:table-cell office:value-type="float" office:value="0.984139474750445">
                <text:p>0.9841394747504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32.442298578999">
                <text:p>132.442298578999</text:p>
              </table:table-cell>
              <table:table-cell office:value-type="float" office:value="0.983390011172905">
                <text:p>0.98339001117290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32.590237594999">
                <text:p>132.590237594999</text:p>
              </table:table-cell>
              <table:table-cell office:value-type="float" office:value="0.982790440310873">
                <text:p>0.98279044031087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32.743421379">
                <text:p>132.743421379</text:p>
              </table:table-cell>
              <table:table-cell office:value-type="float" office:value="0.994024560040906">
                <text:p>0.99402456004090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2.897969001999">
                <text:p>132.897969001999</text:p>
              </table:table-cell>
              <table:table-cell office:value-type="float" office:value="1.00301185582493">
                <text:p>1.0030118558249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33.045526722999">
                <text:p>133.045526722999</text:p>
              </table:table-cell>
              <table:table-cell office:value-type="float" office:value="1.01020169245215">
                <text:p>1.0102016924521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3.202707499">
                <text:p>133.202707499</text:p>
              </table:table-cell>
              <table:table-cell office:value-type="float" office:value="1.01595356175393">
                <text:p>1.0159535617539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33.343459300999">
                <text:p>133.343459300999</text:p>
              </table:table-cell>
              <table:table-cell office:value-type="float" office:value="1.02055505719535">
                <text:p>1.0205550571953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33.492448001">
                <text:p>133.492448001</text:p>
              </table:table-cell>
              <table:table-cell office:value-type="float" office:value="1.02423625354849">
                <text:p>1.0242362535484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33.636925520999">
                <text:p>133.636925520999</text:p>
              </table:table-cell>
              <table:table-cell office:value-type="float" office:value="1.027181210631">
                <text:p>1.02718121063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33.778783547999">
                <text:p>133.778783547999</text:p>
              </table:table-cell>
              <table:table-cell office:value-type="float" office:value="1.02953717629701">
                <text:p>1.0295371762970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33.970118768999">
                <text:p>133.970118768999</text:p>
              </table:table-cell>
              <table:table-cell office:value-type="float" office:value="1.03142194882981">
                <text:p>1.0314219488298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34.119856417999">
                <text:p>134.119856417999</text:p>
              </table:table-cell>
              <table:table-cell office:value-type="float" office:value="1.03292976685606">
                <text:p>1.0329297668560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34.272491304">
                <text:p>134.272491304</text:p>
              </table:table-cell>
              <table:table-cell office:value-type="float" office:value="1.03413602127706">
                <text:p>1.0341360212770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34.425787988999">
                <text:p>134.425787988999</text:p>
              </table:table-cell>
              <table:table-cell office:value-type="float" office:value="1.03510102481385">
                <text:p>1.0351010248138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34.578926143">
                <text:p>134.578926143</text:p>
              </table:table-cell>
              <table:table-cell office:value-type="float" office:value="1.03587302764329">
                <text:p>1.0358730276432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34.733665697">
                <text:p>134.733665697</text:p>
              </table:table-cell>
              <table:table-cell office:value-type="float" office:value="1.03649062990684">
                <text:p>1.0364906299068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34.886255873">
                <text:p>134.886255873</text:p>
              </table:table-cell>
              <table:table-cell office:value-type="float" office:value="1.03698471171768">
                <text:p>1.0369847117176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35.040648131999">
                <text:p>135.040648131999</text:p>
              </table:table-cell>
              <table:table-cell office:value-type="float" office:value="1.03737997716635">
                <text:p>1.037379977166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35.191653937">
                <text:p>135.191653937</text:p>
              </table:table-cell>
              <table:table-cell office:value-type="float" office:value="1.03769618952529">
                <text:p>1.0376961895252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35.344210821999">
                <text:p>135.344210821999</text:p>
              </table:table-cell>
              <table:table-cell office:value-type="float" office:value="1.03794915941244">
                <text:p>1.0379491594124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35.49927079">
                <text:p>135.49927079</text:p>
              </table:table-cell>
              <table:table-cell office:value-type="float" office:value="1.03815153532216">
                <text:p>1.038151535322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35.654720192999">
                <text:p>135.654720192999</text:p>
              </table:table-cell>
              <table:table-cell office:value-type="float" office:value="1.03831343604994">
                <text:p>1.0383134360499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35.801481192999">
                <text:p>135.801481192999</text:p>
              </table:table-cell>
              <table:table-cell office:value-type="float" office:value="1.03844295663216">
                <text:p>1.038442956632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5.954620966">
                <text:p>135.954620966</text:p>
              </table:table-cell>
              <table:table-cell office:value-type="float" office:value="1.03854657309793">
                <text:p>1.0385465730979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36.111950081999">
                <text:p>136.111950081999</text:p>
              </table:table-cell>
              <table:table-cell office:value-type="float" office:value="1.03862946627055">
                <text:p>1.038629466270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36.267696598999">
                <text:p>136.267696598999</text:p>
              </table:table-cell>
              <table:table-cell office:value-type="float" office:value="1.03869578080865">
                <text:p>1.0386957808086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36.418155006">
                <text:p>136.418155006</text:p>
              </table:table-cell>
              <table:table-cell office:value-type="float" office:value="1.03874883243913">
                <text:p>1.0387488324391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36.559774379">
                <text:p>136.559774379</text:p>
              </table:table-cell>
              <table:table-cell office:value-type="float" office:value="1.03879127374351">
                <text:p>1.0387912737435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36.706022752">
                <text:p>136.706022752</text:p>
              </table:table-cell>
              <table:table-cell office:value-type="float" office:value="1.03882522678702">
                <text:p>1.0388252267870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36.859106813999">
                <text:p>136.859106813999</text:p>
              </table:table-cell>
              <table:table-cell office:value-type="float" office:value="1.03885238922182">
                <text:p>1.0388523892218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37.003790866">
                <text:p>137.003790866</text:p>
              </table:table-cell>
              <table:table-cell office:value-type="float" office:value="1.02716034275001">
                <text:p>1.0271603427500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37.156031166">
                <text:p>137.156031166</text:p>
              </table:table-cell>
              <table:table-cell office:value-type="float" office:value="1.01780670557255">
                <text:p>1.0178067055725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37.298982685999">
                <text:p>137.298982685999</text:p>
              </table:table-cell>
              <table:table-cell office:value-type="float" office:value="1.01032379583059">
                <text:p>1.0103237958305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37.448775453999">
                <text:p>137.448775453999</text:p>
              </table:table-cell>
              <table:table-cell office:value-type="float" office:value="1.00433746803702">
                <text:p>1.0043374680370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37.555968469">
                <text:p>137.555968469</text:p>
              </table:table-cell>
              <table:table-cell office:value-type="float" office:value="1.00083839548225">
                <text:p>1.0008383954822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37.713461857">
                <text:p>137.713461857</text:p>
              </table:table-cell>
              <table:table-cell office:value-type="float" office:value="0.998039137438431">
                <text:p>0.99803913743843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37.857251567999">
                <text:p>137.857251567999</text:p>
              </table:table-cell>
              <table:table-cell office:value-type="float" office:value="0.995799731003377">
                <text:p>0.99579973100337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38.00196383">
                <text:p>138.00196383</text:p>
              </table:table-cell>
              <table:table-cell office:value-type="float" office:value="0.994008205855333">
                <text:p>0.99400820585533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38.150467792">
                <text:p>138.150467792</text:p>
              </table:table-cell>
              <table:table-cell office:value-type="float" office:value="0.992574985736898">
                <text:p>0.99257498573689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8.302206034999">
                <text:p>138.302206034999</text:p>
              </table:table-cell>
              <table:table-cell office:value-type="float" office:value="0.99142840964215">
                <text:p>0.9914284096421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38.445492339">
                <text:p>138.445492339</text:p>
              </table:table-cell>
              <table:table-cell office:value-type="float" office:value="0.990511148766352">
                <text:p>0.99051114876635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8.588100663999">
                <text:p>138.588100663999</text:p>
              </table:table-cell>
              <table:table-cell office:value-type="float" office:value="0.991084415701823">
                <text:p>0.99108441570182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8.736721485999">
                <text:p>138.736721485999</text:p>
              </table:table-cell>
              <table:table-cell office:value-type="float" office:value="0.99023595361409">
                <text:p>0.9902359536140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38.882649203999">
                <text:p>138.882649203999</text:p>
              </table:table-cell>
              <table:table-cell office:value-type="float" office:value="0.990864259580014">
                <text:p>0.99086425958001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39.026985070999">
                <text:p>139.026985070999</text:p>
              </table:table-cell>
              <table:table-cell office:value-type="float" office:value="0.991366904352753">
                <text:p>0.99136690435275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39.170500107999">
                <text:p>139.170500107999</text:p>
              </table:table-cell>
              <table:table-cell office:value-type="float" office:value="0.991769020170944">
                <text:p>0.99176902017094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39.316848401">
                <text:p>139.316848401</text:p>
              </table:table-cell>
              <table:table-cell office:value-type="float" office:value="0.992090712825497">
                <text:p>0.99209071282549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39.47368906">
                <text:p>139.47368906</text:p>
              </table:table-cell>
              <table:table-cell office:value-type="float" office:value="0.992348066949139">
                <text:p>0.99234806694913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39.633398537">
                <text:p>139.633398537</text:p>
              </table:table-cell>
              <table:table-cell office:value-type="float" office:value="0.992553950248053">
                <text:p>0.99255395024805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39.791373361">
                <text:p>139.791373361</text:p>
              </table:table-cell>
              <table:table-cell office:value-type="float" office:value="0.992718656887184">
                <text:p>0.99271865688718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39.942624007999">
                <text:p>139.942624007999</text:p>
              </table:table-cell>
              <table:table-cell office:value-type="float" office:value="0.994174925509748">
                <text:p>0.99417492550974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40.095187002">
                <text:p>140.095187002</text:p>
              </table:table-cell>
              <table:table-cell office:value-type="float" office:value="0.995339940407798">
                <text:p>0.99533994040779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40.249201884">
                <text:p>140.249201884</text:p>
              </table:table-cell>
              <table:table-cell office:value-type="float" office:value="0.996271952326238">
                <text:p>0.99627195232623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40.402489566999">
                <text:p>140.402489566999</text:p>
              </table:table-cell>
              <table:table-cell office:value-type="float" office:value="0.997017561860991">
                <text:p>0.99701756186099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40.578328722999">
                <text:p>140.578328722999</text:p>
              </table:table-cell>
              <table:table-cell office:value-type="float" office:value="0.997614049488793">
                <text:p>0.99761404948879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40.734128049">
                <text:p>140.734128049</text:p>
              </table:table-cell>
              <table:table-cell office:value-type="float" office:value="0.998091239591034">
                <text:p>0.99809123959103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40.882545517999">
                <text:p>140.882545517999</text:p>
              </table:table-cell>
              <table:table-cell office:value-type="float" office:value="0.998472991672828">
                <text:p>0.99847299167282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41.005768519999">
                <text:p>141.005768519999</text:p>
              </table:table-cell>
              <table:table-cell office:value-type="float" office:value="0.998778393338262">
                <text:p>0.99877839333826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41.159788941999">
                <text:p>141.159788941999</text:p>
              </table:table-cell>
              <table:table-cell office:value-type="float" office:value="0.99902271467061">
                <text:p>0.9990227146706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41.309427057">
                <text:p>141.309427057</text:p>
              </table:table-cell>
              <table:table-cell office:value-type="float" office:value="0.999218171736488">
                <text:p>0.99921817173648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41.463334828">
                <text:p>141.463334828</text:p>
              </table:table-cell>
              <table:table-cell office:value-type="float" office:value="0.99937453738919">
                <text:p>0.9993745373891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41.635961431999">
                <text:p>141.635961431999</text:p>
              </table:table-cell>
              <table:table-cell office:value-type="float" office:value="0.999499629911352">
                <text:p>0.99949962991135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41.799681929999">
                <text:p>141.799681929999</text:p>
              </table:table-cell>
              <table:table-cell office:value-type="float" office:value="0.999599703929082">
                <text:p>0.99959970392908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1.965217801999">
                <text:p>141.965217801999</text:p>
              </table:table-cell>
              <table:table-cell office:value-type="float" office:value="0.999679763143266">
                <text:p>0.99967976314326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42.145396234">
                <text:p>142.145396234</text:p>
              </table:table-cell>
              <table:table-cell office:value-type="float" office:value="0.999743810514612">
                <text:p>0.99974381051461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2.302914241">
                <text:p>142.302914241</text:p>
              </table:table-cell>
              <table:table-cell office:value-type="float" office:value="0.99979504841169">
                <text:p>0.9997950484116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42.465540543999">
                <text:p>142.465540543999</text:p>
              </table:table-cell>
              <table:table-cell office:value-type="float" office:value="0.999836038729352">
                <text:p>0.99983603872935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42.628436501">
                <text:p>142.628436501</text:p>
              </table:table-cell>
              <table:table-cell office:value-type="float" office:value="0.998544327672224">
                <text:p>0.99854432767222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42.787909924">
                <text:p>142.787909924</text:p>
              </table:table-cell>
              <table:table-cell office:value-type="float" office:value="0.997510958826521">
                <text:p>0.99751095882652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42.951760713">
                <text:p>142.951760713</text:p>
              </table:table-cell>
              <table:table-cell office:value-type="float" office:value="0.996684263749958">
                <text:p>0.99668426374995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43.114402256999">
                <text:p>143.114402256999</text:p>
              </table:table-cell>
              <table:table-cell office:value-type="float" office:value="0.996022907688708">
                <text:p>0.99602290768870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43.279587863">
                <text:p>143.279587863</text:p>
              </table:table-cell>
              <table:table-cell office:value-type="float" office:value="0.995493822839708">
                <text:p>0.99549382283970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3.434919952">
                <text:p>143.434919952</text:p>
              </table:table-cell>
              <table:table-cell office:value-type="float" office:value="0.995070554960509">
                <text:p>0.99507055496050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43.593122487">
                <text:p>143.593122487</text:p>
              </table:table-cell>
              <table:table-cell office:value-type="float" office:value="0.994731940657149">
                <text:p>0.99473194065714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43.757689196">
                <text:p>143.757689196</text:p>
              </table:table-cell>
              <table:table-cell office:value-type="float" office:value="0.993153973578351">
                <text:p>0.99315397357835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43.923350977999">
                <text:p>143.923350977999</text:p>
              </table:table-cell>
              <table:table-cell office:value-type="float" office:value="0.991891599915312">
                <text:p>0.99189159991531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4.082628607999">
                <text:p>144.082628607999</text:p>
              </table:table-cell>
              <table:table-cell office:value-type="float" office:value="0.990881700984881">
                <text:p>0.99088170098488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44.247686612">
                <text:p>144.247686612</text:p>
              </table:table-cell>
              <table:table-cell office:value-type="float" office:value="0.990073781840537">
                <text:p>0.99007378184053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44.413081891">
                <text:p>144.413081891</text:p>
              </table:table-cell>
              <table:table-cell office:value-type="float" office:value="0.989427446525061">
                <text:p>0.98942744652506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4.561457378999">
                <text:p>144.561457378999</text:p>
              </table:table-cell>
              <table:table-cell office:value-type="float" office:value="0.988910378272681">
                <text:p>0.98891037827268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44.731054892">
                <text:p>144.731054892</text:p>
              </table:table-cell>
              <table:table-cell office:value-type="float" office:value="0.988496723670776">
                <text:p>0.98849672367077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44.896495850999">
                <text:p>144.896495850999</text:p>
              </table:table-cell>
              <table:table-cell office:value-type="float" office:value="0.988165799989252">
                <text:p>0.98816579998925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45.064300480999">
                <text:p>145.064300480999</text:p>
              </table:table-cell>
              <table:table-cell office:value-type="float" office:value="0.986611071363951">
                <text:p>0.98661107136395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45.230218885999">
                <text:p>145.230218885999</text:p>
              </table:table-cell>
              <table:table-cell office:value-type="float" office:value="0.98536728846371">
                <text:p>0.9853672884637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5.395212059999">
                <text:p>145.395212059999</text:p>
              </table:table-cell>
              <table:table-cell office:value-type="float" office:value="0.984372262143517">
                <text:p>0.98437226214351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45.574813223">
                <text:p>145.574813223</text:p>
              </table:table-cell>
              <table:table-cell office:value-type="float" office:value="0.983576241087363">
                <text:p>0.98357624108736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5.744625678">
                <text:p>145.744625678</text:p>
              </table:table-cell>
              <table:table-cell office:value-type="float" office:value="0.982939424242439">
                <text:p>0.98293942424243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45.9133435">
                <text:p>145.9133435</text:p>
              </table:table-cell>
              <table:table-cell office:value-type="float" office:value="0.982429970766501">
                <text:p>0.98242997076650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46.079833771999">
                <text:p>146.079833771999</text:p>
              </table:table-cell>
              <table:table-cell office:value-type="float" office:value="0.980749171418395">
                <text:p>0.98074917141839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46.237851313999">
                <text:p>146.237851313999</text:p>
              </table:table-cell>
              <table:table-cell office:value-type="float" office:value="0.979404531939911">
                <text:p>0.97940453193991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46.393384174">
                <text:p>146.393384174</text:p>
              </table:table-cell>
              <table:table-cell office:value-type="float" office:value="0.978328820357124">
                <text:p>0.97832882035712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46.553617395">
                <text:p>146.553617395</text:p>
              </table:table-cell>
              <table:table-cell office:value-type="float" office:value="0.977468251090894">
                <text:p>0.97746825109089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46.712060853">
                <text:p>146.712060853</text:p>
              </table:table-cell>
              <table:table-cell office:value-type="float" office:value="0.97677979567791">
                <text:p>0.9767797956779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46.886166423999">
                <text:p>146.886166423999</text:p>
              </table:table-cell>
              <table:table-cell office:value-type="float" office:value="0.976229031347523">
                <text:p>0.97622903134752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47.049626956999">
                <text:p>147.049626956999</text:p>
              </table:table-cell>
              <table:table-cell office:value-type="float" office:value="0.975788419883213">
                <text:p>0.97578841988321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47.221823193">
                <text:p>147.221823193</text:p>
              </table:table-cell>
              <table:table-cell office:value-type="float" office:value="0.975435930711765">
                <text:p>0.97543593071176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47.377765308">
                <text:p>147.377765308</text:p>
              </table:table-cell>
              <table:table-cell office:value-type="float" office:value="0.975153939374607">
                <text:p>0.97515393937460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47.540871215">
                <text:p>147.540871215</text:p>
              </table:table-cell>
              <table:table-cell office:value-type="float" office:value="0.97492834630488">
                <text:p>0.9749283463048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47.701730584">
                <text:p>147.701730584</text:p>
              </table:table-cell>
              <table:table-cell office:value-type="float" office:value="0.973491064140678">
                <text:p>0.97349106414067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47.859587154">
                <text:p>147.859587154</text:p>
              </table:table-cell>
              <table:table-cell office:value-type="float" office:value="0.972341238409317">
                <text:p>0.97234123840931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47.966262119">
                <text:p>147.966262119</text:p>
              </table:table-cell>
              <table:table-cell office:value-type="float" office:value="0.972678185532649">
                <text:p>0.97267818553264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8.095359334999">
                <text:p>148.095359334999</text:p>
              </table:table-cell>
              <table:table-cell office:value-type="float" office:value="0.972947743231314">
                <text:p>0.9729477432313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48.260678531">
                <text:p>148.260678531</text:p>
              </table:table-cell>
              <table:table-cell office:value-type="float" office:value="0.973163389390246">
                <text:p>0.97316338939024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48.420377085">
                <text:p>148.420377085</text:p>
              </table:table-cell>
              <table:table-cell office:value-type="float" office:value="0.973335906317391">
                <text:p>0.97333590631739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48.585285155999">
                <text:p>148.585285155999</text:p>
              </table:table-cell>
              <table:table-cell office:value-type="float" office:value="0.973473919859108">
                <text:p>0.97347391985910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48.745705068">
                <text:p>148.745705068</text:p>
              </table:table-cell>
              <table:table-cell office:value-type="float" office:value="0.972327522984061">
                <text:p>0.97232752298406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48.904612480999">
                <text:p>148.904612480999</text:p>
              </table:table-cell>
              <table:table-cell office:value-type="float" office:value="0.971410405484023">
                <text:p>0.97141040548402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49.069569891999">
                <text:p>149.069569891999</text:p>
              </table:table-cell>
              <table:table-cell office:value-type="float" office:value="0.970676711483993">
                <text:p>0.97067671148399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9.235485895999">
                <text:p>149.235485895999</text:p>
              </table:table-cell>
              <table:table-cell office:value-type="float" office:value="0.970089756283968">
                <text:p>0.97008975628396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49.407960794999">
                <text:p>149.407960794999</text:p>
              </table:table-cell>
              <table:table-cell office:value-type="float" office:value="0.969620192123949">
                <text:p>0.96962019212394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49.568823313">
                <text:p>149.568823313</text:p>
              </table:table-cell>
              <table:table-cell office:value-type="float" office:value="0.969244540795933">
                <text:p>0.96924454079593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9.725686628999">
                <text:p>149.725686628999</text:p>
              </table:table-cell>
              <table:table-cell office:value-type="float" office:value="0.968944019733521">
                <text:p>0.96894401973352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9.882507034999">
                <text:p>149.882507034999</text:p>
              </table:table-cell>
              <table:table-cell office:value-type="float" office:value="0.968703602883591">
                <text:p>0.96870360288359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50.040055628999">
                <text:p>150.040055628999</text:p>
              </table:table-cell>
              <table:table-cell office:value-type="float" office:value="0.968511269403647">
                <text:p>0.96851126940364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50.196796242999">
                <text:p>150.196796242999</text:p>
              </table:table-cell>
              <table:table-cell office:value-type="float" office:value="0.968357402619692">
                <text:p>0.96835740261969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0.354257106999">
                <text:p>150.354257106999</text:p>
              </table:table-cell>
              <table:table-cell office:value-type="float" office:value="0.968234309192528">
                <text:p>0.96823430919252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0.517495925">
                <text:p>150.517495925</text:p>
              </table:table-cell>
              <table:table-cell office:value-type="float" office:value="0.968135834450797">
                <text:p>0.96813583445079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0.677464962">
                <text:p>150.677464962</text:p>
              </table:table-cell>
              <table:table-cell office:value-type="float" office:value="0.968057054657412">
                <text:p>0.96805705465741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50.833777899999">
                <text:p>150.833777899999</text:p>
              </table:table-cell>
              <table:table-cell office:value-type="float" office:value="0.967994030822704">
                <text:p>0.96799403082270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50.992074653999">
                <text:p>150.992074653999</text:p>
              </table:table-cell>
              <table:table-cell office:value-type="float" office:value="0.967943611754937">
                <text:p>0.96794361175493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1.150815483999">
                <text:p>151.150815483999</text:p>
              </table:table-cell>
              <table:table-cell office:value-type="float" office:value="0.967903276500724">
                <text:p>0.96790327650072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1.315739464">
                <text:p>151.315739464</text:p>
              </table:table-cell>
              <table:table-cell office:value-type="float" office:value="0.979450826328784">
                <text:p>0.97945082632878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1.511346511999">
                <text:p>151.511346511999</text:p>
              </table:table-cell>
              <table:table-cell office:value-type="float" office:value="0.988688866191233">
                <text:p>0.98868886619123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1.664467539">
                <text:p>151.664467539</text:p>
              </table:table-cell>
              <table:table-cell office:value-type="float" office:value="0.996079298081191">
                <text:p>0.99607929808119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1.817966660999">
                <text:p>151.817966660999</text:p>
              </table:table-cell>
              <table:table-cell office:value-type="float" office:value="1.00199164359316">
                <text:p>1.001991643593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1.971017767">
                <text:p>151.971017767</text:p>
              </table:table-cell>
              <table:table-cell office:value-type="float" office:value="1.00672152000273">
                <text:p>1.0067215200027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2.138343917">
                <text:p>152.138343917</text:p>
              </table:table-cell>
              <table:table-cell office:value-type="float" office:value="1.01050542113039">
                <text:p>1.0105054211303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2.296889683999">
                <text:p>152.296889683999</text:p>
              </table:table-cell>
              <table:table-cell office:value-type="float" office:value="1.01353254203252">
                <text:p>1.0135325420325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2.447640189999">
                <text:p>152.447640189999</text:p>
              </table:table-cell>
              <table:table-cell office:value-type="float" office:value="1.01595423875422">
                <text:p>1.0159542387542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2.596631062999">
                <text:p>152.596631062999</text:p>
              </table:table-cell>
              <table:table-cell office:value-type="float" office:value="1.01789159613158">
                <text:p>1.017891596131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2.743738661">
                <text:p>152.743738661</text:p>
              </table:table-cell>
              <table:table-cell office:value-type="float" office:value="1.01944148203347">
                <text:p>1.0194414820334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2.886439202999">
                <text:p>152.886439202999</text:p>
              </table:table-cell>
              <table:table-cell office:value-type="float" office:value="1.02068139075498">
                <text:p>1.0206813907549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3.023995686999">
                <text:p>153.023995686999</text:p>
              </table:table-cell>
              <table:table-cell office:value-type="float" office:value="1.02167331773219">
                <text:p>1.0216733177321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3.172441921999">
                <text:p>153.172441921999</text:p>
              </table:table-cell>
              <table:table-cell office:value-type="float" office:value="1.02116031023671">
                <text:p>1.0211603102367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3.319651361999">
                <text:p>153.319651361999</text:p>
              </table:table-cell>
              <table:table-cell office:value-type="float" office:value="1.02074990424032">
                <text:p>1.0207499042403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3.466331624999">
                <text:p>153.466331624999</text:p>
              </table:table-cell>
              <table:table-cell office:value-type="float" office:value="1.02042157944321">
                <text:p>1.0204215794432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3.614740969">
                <text:p>153.614740969</text:p>
              </table:table-cell>
              <table:table-cell office:value-type="float" office:value="1.02015891960553">
                <text:p>1.0201589196055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3.757242078">
                <text:p>153.757242078</text:p>
              </table:table-cell>
              <table:table-cell office:value-type="float" office:value="1.01994879173538">
                <text:p>1.0199487917353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53.902421380999">
                <text:p>153.902421380999</text:p>
              </table:table-cell>
              <table:table-cell office:value-type="float" office:value="1.01978068943926">
                <text:p>1.0197806894392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4.044687456">
                <text:p>154.044687456</text:p>
              </table:table-cell>
              <table:table-cell office:value-type="float" office:value="1.02095275667961">
                <text:p>1.0209527566796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4.192661755">
                <text:p>154.192661755</text:p>
              </table:table-cell>
              <table:table-cell office:value-type="float" office:value="1.02058386139464">
                <text:p>1.0205838613946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4.37733304">
                <text:p>154.37733304</text:p>
              </table:table-cell>
              <table:table-cell office:value-type="float" office:value="1.02028874516667">
                <text:p>1.0202887451666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4.539666585">
                <text:p>154.539666585</text:p>
              </table:table-cell>
              <table:table-cell office:value-type="float" office:value="1.02005265218429">
                <text:p>1.0200526521842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4.684280120999">
                <text:p>154.684280120999</text:p>
              </table:table-cell>
              <table:table-cell office:value-type="float" office:value="1.01986377779839">
                <text:p>1.0198637777983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4.834745712">
                <text:p>154.834745712</text:p>
              </table:table-cell>
              <table:table-cell office:value-type="float" office:value="1.01971267828967">
                <text:p>1.0197126782896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55.018740198">
                <text:p>155.018740198</text:p>
              </table:table-cell>
              <table:table-cell office:value-type="float" office:value="1.01830178820135">
                <text:p>1.0183017882013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5.120216084">
                <text:p>155.120216084</text:p>
              </table:table-cell>
              <table:table-cell office:value-type="float" office:value="1.01846308661204">
                <text:p>1.0184630866120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55.265950293">
                <text:p>155.265950293</text:p>
              </table:table-cell>
              <table:table-cell office:value-type="float" office:value="1.01859212534059">
                <text:p>1.0185921253405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55.423213152999">
                <text:p>155.423213152999</text:p>
              </table:table-cell>
              <table:table-cell office:value-type="float" office:value="1.01869535632342">
                <text:p>1.0186953563234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5.581468375">
                <text:p>155.581468375</text:p>
              </table:table-cell>
              <table:table-cell office:value-type="float" office:value="1.01877794110969">
                <text:p>1.0187779411096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5.732230779">
                <text:p>155.732230779</text:p>
              </table:table-cell>
              <table:table-cell office:value-type="float" office:value="1.01884400893871">
                <text:p>1.0188440089387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5.885357264999">
                <text:p>155.885357264999</text:p>
              </table:table-cell>
              <table:table-cell office:value-type="float" office:value="1.01889686320192">
                <text:p>1.0188968632019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56.041593941">
                <text:p>156.041593941</text:p>
              </table:table-cell>
              <table:table-cell office:value-type="float" office:value="1.0189391466125">
                <text:p>1.018939146612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56.190885626">
                <text:p>156.190885626</text:p>
              </table:table-cell>
              <table:table-cell office:value-type="float" office:value="1.01897297334095">
                <text:p>1.0189729733409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6.346930968999">
                <text:p>156.346930968999</text:p>
              </table:table-cell>
              <table:table-cell office:value-type="float" office:value="1.01900003472372">
                <text:p>1.0190000347237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56.501128157999">
                <text:p>156.501128157999</text:p>
              </table:table-cell>
              <table:table-cell office:value-type="float" office:value="1.01902168382993">
                <text:p>1.0190216838299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56.653804686999">
                <text:p>156.653804686999</text:p>
              </table:table-cell>
              <table:table-cell office:value-type="float" office:value="1.0190390031149">
                <text:p>1.019039003114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6.806704199">
                <text:p>156.806704199</text:p>
              </table:table-cell>
              <table:table-cell office:value-type="float" office:value="1.01905285854287">
                <text:p>1.0190528585428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56.949533130999">
                <text:p>156.949533130999</text:p>
              </table:table-cell>
              <table:table-cell office:value-type="float" office:value="1.01906394288526">
                <text:p>1.0190639428852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7.104164805">
                <text:p>157.104164805</text:p>
              </table:table-cell>
              <table:table-cell office:value-type="float" office:value="1.01907281035916">
                <text:p>1.0190728103591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57.253695493999">
                <text:p>157.253695493999</text:p>
              </table:table-cell>
              <table:table-cell office:value-type="float" office:value="1.01907990433828">
                <text:p>1.0190799043382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7.395084336">
                <text:p>157.395084336</text:p>
              </table:table-cell>
              <table:table-cell office:value-type="float" office:value="1.02039212859883">
                <text:p>1.0203921285988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57.539721400999">
                <text:p>157.539721400999</text:p>
              </table:table-cell>
              <table:table-cell office:value-type="float" office:value="1.02144190800727">
                <text:p>1.0214419080072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57.682995058">
                <text:p>157.682995058</text:p>
              </table:table-cell>
              <table:table-cell office:value-type="float" office:value="1.02228173153402">
                <text:p>1.0222817315340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7.828108628999">
                <text:p>157.828108628999</text:p>
              </table:table-cell>
              <table:table-cell office:value-type="float" office:value="1.02295359035542">
                <text:p>1.0229535903554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57.972070144999">
                <text:p>157.972070144999</text:p>
              </table:table-cell>
              <table:table-cell office:value-type="float" office:value="1.02349107741254">
                <text:p>1.0234910774125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58.114997306999">
                <text:p>158.114997306999</text:p>
              </table:table-cell>
              <table:table-cell office:value-type="float" office:value="1.02524447483326">
                <text:p>1.0252444748332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58.263985767999">
                <text:p>158.263985767999</text:p>
              </table:table-cell>
              <table:table-cell office:value-type="float" office:value="1.02664719276983">
                <text:p>1.0266471927698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58.431530718999">
                <text:p>158.431530718999</text:p>
              </table:table-cell>
              <table:table-cell office:value-type="float" office:value="1.02776936711909">
                <text:p>1.0277693671190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8.537973308999">
                <text:p>158.537973308999</text:p>
              </table:table-cell>
              <table:table-cell office:value-type="float" office:value="1.0286671065985">
                <text:p>1.028667106598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8.683665817">
                <text:p>158.683665817</text:p>
              </table:table-cell>
              <table:table-cell office:value-type="float" office:value="1.02938529818203">
                <text:p>1.0293852981820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58.831700665">
                <text:p>158.831700665</text:p>
              </table:table-cell>
              <table:table-cell office:value-type="float" office:value="1.01831343335082">
                <text:p>1.0183134333508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8.985484888">
                <text:p>158.985484888</text:p>
              </table:table-cell>
              <table:table-cell office:value-type="float" office:value="1.00945594148585">
                <text:p>1.0094559414858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9.133722708999">
                <text:p>159.133722708999</text:p>
              </table:table-cell>
              <table:table-cell office:value-type="float" office:value="1.00236994799387">
                <text:p>1.0023699479938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9.282539607">
                <text:p>159.282539607</text:p>
              </table:table-cell>
              <table:table-cell office:value-type="float" office:value="0.996701153200293">
                <text:p>0.99670115320029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9.434365453999">
                <text:p>159.434365453999</text:p>
              </table:table-cell>
              <table:table-cell office:value-type="float" office:value="0.992166117365429">
                <text:p>0.99216611736542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59.585975999">
                <text:p>159.585975999</text:p>
              </table:table-cell>
              <table:table-cell office:value-type="float" office:value="0.988538088697538">
                <text:p>0.98853808869753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9.740655963">
                <text:p>159.740655963</text:p>
              </table:table-cell>
              <table:table-cell office:value-type="float" office:value="0.985635665763225">
                <text:p>0.98563566576322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9.89171235">
                <text:p>159.89171235</text:p>
              </table:table-cell>
              <table:table-cell office:value-type="float" office:value="0.983313727415775">
                <text:p>0.98331372741577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60.046317323">
                <text:p>160.046317323</text:p>
              </table:table-cell>
              <table:table-cell office:value-type="float" office:value="0.981456176737815">
                <text:p>0.98145617673781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60.197649614">
                <text:p>160.197649614</text:p>
              </table:table-cell>
              <table:table-cell office:value-type="float" office:value="0.979970136195447">
                <text:p>0.97997013619544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60.352554069999">
                <text:p>160.352554069999</text:p>
              </table:table-cell>
              <table:table-cell office:value-type="float" office:value="0.980054540328907">
                <text:p>0.98005454032890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60.508987407">
                <text:p>160.508987407</text:p>
              </table:table-cell>
              <table:table-cell office:value-type="float" office:value="0.980122063635674">
                <text:p>0.98012206363567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60.669562416999">
                <text:p>160.669562416999</text:p>
              </table:table-cell>
              <table:table-cell office:value-type="float" office:value="0.980176082281089">
                <text:p>0.98017608228108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60.826064375">
                <text:p>160.826064375</text:p>
              </table:table-cell>
              <table:table-cell office:value-type="float" office:value="0.98021929719742">
                <text:p>0.9802192971974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0.987776999">
                <text:p>160.987776999</text:p>
              </table:table-cell>
              <table:table-cell office:value-type="float" office:value="0.980253869130485">
                <text:p>0.98025386913048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61.147280866">
                <text:p>161.147280866</text:p>
              </table:table-cell>
              <table:table-cell office:value-type="float" office:value="0.980281526676937">
                <text:p>0.98028152667693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61.298648966">
                <text:p>161.298648966</text:p>
              </table:table-cell>
              <table:table-cell office:value-type="float" office:value="0.980303652714099">
                <text:p>0.98030365271409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61.445157583999">
                <text:p>161.445157583999</text:p>
              </table:table-cell>
              <table:table-cell office:value-type="float" office:value="0.980321353543828">
                <text:p>0.98032135354382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61.597030470999">
                <text:p>161.597030470999</text:p>
              </table:table-cell>
              <table:table-cell office:value-type="float" office:value="0.980335514207612">
                <text:p>0.98033551420761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61.767903373999">
                <text:p>161.767903373999</text:p>
              </table:table-cell>
              <table:table-cell office:value-type="float" office:value="0.980346842738638">
                <text:p>0.98034684273863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61.906315007">
                <text:p>161.906315007</text:p>
              </table:table-cell>
              <table:table-cell office:value-type="float" office:value="0.981645895243542">
                <text:p>0.98164589524354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62.07179681">
                <text:p>162.07179681</text:p>
              </table:table-cell>
              <table:table-cell office:value-type="float" office:value="0.982685137247465">
                <text:p>0.98268513724746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62.232557182">
                <text:p>162.232557182</text:p>
              </table:table-cell>
              <table:table-cell office:value-type="float" office:value="0.983516530850604">
                <text:p>0.98351653085060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62.394451648999">
                <text:p>162.394451648999</text:p>
              </table:table-cell>
              <table:table-cell office:value-type="float" office:value="0.984181645733115">
                <text:p>0.98418164573311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62.556633159">
                <text:p>162.556633159</text:p>
              </table:table-cell>
              <table:table-cell office:value-type="float" office:value="0.984713737639124">
                <text:p>0.98471373763912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62.724430561999">
                <text:p>162.724430561999</text:p>
              </table:table-cell>
              <table:table-cell office:value-type="float" office:value="0.98513941116393">
                <text:p>0.9851394111639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62.883626823999">
                <text:p>162.883626823999</text:p>
              </table:table-cell>
              <table:table-cell office:value-type="float" office:value="0.985479949983776">
                <text:p>0.98547994998377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63.047672458">
                <text:p>163.047672458</text:p>
              </table:table-cell>
              <table:table-cell office:value-type="float" office:value="0.985752381039653">
                <text:p>0.98575238103965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63.209964329">
                <text:p>163.209964329</text:p>
              </table:table-cell>
              <table:table-cell office:value-type="float" office:value="0.984680336204271">
                <text:p>0.98468033620427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3.373345484999">
                <text:p>163.373345484999</text:p>
              </table:table-cell>
              <table:table-cell office:value-type="float" office:value="0.983822700335966">
                <text:p>0.98382270033596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63.526653089999">
                <text:p>163.526653089999</text:p>
              </table:table-cell>
              <table:table-cell office:value-type="float" office:value="0.983136591641322">
                <text:p>0.98313659164132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63.685333464">
                <text:p>163.685333464</text:p>
              </table:table-cell>
              <table:table-cell office:value-type="float" office:value="0.982587704685606">
                <text:p>0.98258770468560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3.846104106">
                <text:p>163.846104106</text:p>
              </table:table-cell>
              <table:table-cell office:value-type="float" office:value="0.982148595121034">
                <text:p>0.98214859512103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64.009500111999">
                <text:p>164.009500111999</text:p>
              </table:table-cell>
              <table:table-cell office:value-type="float" office:value="0.981797307469376">
                <text:p>0.98179730746937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64.175908015999">
                <text:p>164.175908015999</text:p>
              </table:table-cell>
              <table:table-cell office:value-type="float" office:value="0.98151627734805">
                <text:p>0.9815162773480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64.333073901">
                <text:p>164.333073901</text:p>
              </table:table-cell>
              <table:table-cell office:value-type="float" office:value="0.981291453250989">
                <text:p>0.98129145325098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4.498176658">
                <text:p>164.498176658</text:p>
              </table:table-cell>
              <table:table-cell office:value-type="float" office:value="0.98111159397334">
                <text:p>0.9811115939733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64.671534241999">
                <text:p>164.671534241999</text:p>
              </table:table-cell>
              <table:table-cell office:value-type="float" office:value="0.980967706551222">
                <text:p>0.9809677065512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64.835623727">
                <text:p>164.835623727</text:p>
              </table:table-cell>
              <table:table-cell office:value-type="float" office:value="0.980852596613526">
                <text:p>0.98085259661352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65.002605038">
                <text:p>165.002605038</text:p>
              </table:table-cell>
              <table:table-cell office:value-type="float" office:value="0.98076050866337">
                <text:p>0.9807605086633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65.169924243999">
                <text:p>165.169924243999</text:p>
              </table:table-cell>
              <table:table-cell office:value-type="float" office:value="0.980686838303245">
                <text:p>0.98068683830324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65.397149774999">
                <text:p>165.397149774999</text:p>
              </table:table-cell>
              <table:table-cell office:value-type="float" office:value="0.979354665447791">
                <text:p>0.97935466544779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65.498287724">
                <text:p>165.498287724</text:p>
              </table:table-cell>
              <table:table-cell office:value-type="float" office:value="0.978288927163427">
                <text:p>0.97828892716342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65.665304396">
                <text:p>165.665304396</text:p>
              </table:table-cell>
              <table:table-cell office:value-type="float" office:value="0.977436336535937">
                <text:p>0.97743633653593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65.829185806999">
                <text:p>165.829185806999</text:p>
              </table:table-cell>
              <table:table-cell office:value-type="float" office:value="0.976754264033944">
                <text:p>0.97675426403394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65.995890565">
                <text:p>165.995890565</text:p>
              </table:table-cell>
              <table:table-cell office:value-type="float" office:value="0.97620860603235">
                <text:p>0.9762086060323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66.161173094">
                <text:p>166.161173094</text:p>
              </table:table-cell>
              <table:table-cell office:value-type="float" office:value="0.975772079631075">
                <text:p>0.97577207963107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66.318274166999">
                <text:p>166.318274166999</text:p>
              </table:table-cell>
              <table:table-cell office:value-type="float" office:value="0.975422858510055">
                <text:p>0.97542285851005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66.478066115">
                <text:p>166.478066115</text:p>
              </table:table-cell>
              <table:table-cell office:value-type="float" office:value="0.975143481613239">
                <text:p>0.97514348161323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66.645390329999">
                <text:p>166.645390329999</text:p>
              </table:table-cell>
              <table:table-cell office:value-type="float" office:value="0.974919980095786">
                <text:p>0.97491998009578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66.809285330999">
                <text:p>166.809285330999</text:p>
              </table:table-cell>
              <table:table-cell office:value-type="float" office:value="0.976014415449178">
                <text:p>0.97601441544917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66.968045456">
                <text:p>166.968045456</text:p>
              </table:table-cell>
              <table:table-cell office:value-type="float" office:value="0.975616727164537">
                <text:p>0.97561672716453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67.129849309">
                <text:p>167.129849309</text:p>
              </table:table-cell>
              <table:table-cell office:value-type="float" office:value="0.975298576536824">
                <text:p>0.97529857653682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67.283177952999">
                <text:p>167.283177952999</text:p>
              </table:table-cell>
              <table:table-cell office:value-type="float" office:value="0.975044056034654">
                <text:p>0.97504405603465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67.439038299999">
                <text:p>167.439038299999</text:p>
              </table:table-cell>
              <table:table-cell office:value-type="float" office:value="0.974840439632918">
                <text:p>0.97484043963291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67.592544515999">
                <text:p>167.592544515999</text:p>
              </table:table-cell>
              <table:table-cell office:value-type="float" office:value="0.975950783078884">
                <text:p>0.97595078307888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67.750939695999">
                <text:p>167.750939695999</text:p>
              </table:table-cell>
              <table:table-cell office:value-type="float" office:value="0.975565821268302">
                <text:p>0.97556582126830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67.908232521">
                <text:p>167.908232521</text:p>
              </table:table-cell>
              <table:table-cell office:value-type="float" office:value="0.975257851819836">
                <text:p>0.97525785181983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68.067153816999">
                <text:p>168.067153816999</text:p>
              </table:table-cell>
              <table:table-cell office:value-type="float" office:value="0.975011476261064">
                <text:p>0.97501147626106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68.226399747">
                <text:p>168.226399747</text:p>
              </table:table-cell>
              <table:table-cell office:value-type="float" office:value="0.974814375814046">
                <text:p>0.97481437581404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68.383704161999">
                <text:p>168.383704161999</text:p>
              </table:table-cell>
              <table:table-cell office:value-type="float" office:value="0.974656695456432">
                <text:p>0.97465669545643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68.541471233">
                <text:p>168.541471233</text:p>
              </table:table-cell>
              <table:table-cell office:value-type="float" office:value="0.97453055117034">
                <text:p>0.9745305511703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68.686089584">
                <text:p>168.686089584</text:p>
              </table:table-cell>
              <table:table-cell office:value-type="float" office:value="0.974429635741467">
                <text:p>0.97442963574146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68.847798286">
                <text:p>168.847798286</text:p>
              </table:table-cell>
              <table:table-cell office:value-type="float" office:value="0.974348903398368">
                <text:p>0.97434890339836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69.012675468999">
                <text:p>169.012675468999</text:p>
              </table:table-cell>
              <table:table-cell office:value-type="float" office:value="0.974284317523889">
                <text:p>0.97428431752388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69.173886204">
                <text:p>169.173886204</text:p>
              </table:table-cell>
              <table:table-cell office:value-type="float" office:value="0.972975841115886">
                <text:p>0.97297584111588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69.330270066999">
                <text:p>169.330270066999</text:p>
              </table:table-cell>
              <table:table-cell office:value-type="float" office:value="0.971929059989483">
                <text:p>0.97192905998948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69.490588610999">
                <text:p>169.490588610999</text:p>
              </table:table-cell>
              <table:table-cell office:value-type="float" office:value="0.983994860894812">
                <text:p>0.98399486089481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69.645434254">
                <text:p>169.645434254</text:p>
              </table:table-cell>
              <table:table-cell office:value-type="float" office:value="0.993647501619076">
                <text:p>0.99364750161907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69.798264469999">
                <text:p>169.798264469999</text:p>
              </table:table-cell>
              <table:table-cell office:value-type="float" office:value="1.00136961419849">
                <text:p>1.0013696141984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69.948355631999">
                <text:p>169.948355631999</text:p>
              </table:table-cell>
              <table:table-cell office:value-type="float" office:value="1.00754730426201">
                <text:p>1.0075473042620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70.099984113">
                <text:p>170.099984113</text:p>
              </table:table-cell>
              <table:table-cell office:value-type="float" office:value="1.01248945631284">
                <text:p>1.0124894563128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70.249128792">
                <text:p>170.249128792</text:p>
              </table:table-cell>
              <table:table-cell office:value-type="float" office:value="1.0164431779535">
                <text:p>1.016443177953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70.400002222999">
                <text:p>170.400002222999</text:p>
              </table:table-cell>
              <table:table-cell office:value-type="float" office:value="1.00795973716799">
                <text:p>1.0079597371679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70.567172044999">
                <text:p>170.567172044999</text:p>
              </table:table-cell>
              <table:table-cell office:value-type="float" office:value="1.01281940263762">
                <text:p>1.0128194026376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70.715335051">
                <text:p>170.715335051</text:p>
              </table:table-cell>
              <table:table-cell office:value-type="float" office:value="1.01670713501332">
                <text:p>1.0167071350133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70.866473444999">
                <text:p>170.866473444999</text:p>
              </table:table-cell>
              <table:table-cell office:value-type="float" office:value="1.01981732091388">
                <text:p>1.0198173209138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71.019607196">
                <text:p>171.019607196</text:p>
              </table:table-cell>
              <table:table-cell office:value-type="float" office:value="1.02230546963433">
                <text:p>1.0223054696343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71.165296129">
                <text:p>171.165296129</text:p>
              </table:table-cell>
              <table:table-cell office:value-type="float" office:value="1.02429598861069">
                <text:p>1.0242959886106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71.316731927">
                <text:p>171.316731927</text:p>
              </table:table-cell>
              <table:table-cell office:value-type="float" office:value="1.02588840379178">
                <text:p>1.0258884037917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71.462190438">
                <text:p>171.462190438</text:p>
              </table:table-cell>
              <table:table-cell office:value-type="float" office:value="1.02716233593665">
                <text:p>1.0271623359366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71.607869821999">
                <text:p>171.607869821999</text:p>
              </table:table-cell>
              <table:table-cell office:value-type="float" office:value="1.02818148165255">
                <text:p>1.0281814816525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71.757661018999">
                <text:p>171.757661018999</text:p>
              </table:table-cell>
              <table:table-cell office:value-type="float" office:value="1.02899679822526">
                <text:p>1.0289967982252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71.905679563">
                <text:p>171.905679563</text:p>
              </table:table-cell>
              <table:table-cell office:value-type="float" office:value="1.02964905148344">
                <text:p>1.0296490514834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72.079823024">
                <text:p>172.079823024</text:p>
              </table:table-cell>
              <table:table-cell office:value-type="float" office:value="1.03017085408997">
                <text:p>1.0301708540899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72.181700321">
                <text:p>172.181700321</text:p>
              </table:table-cell>
              <table:table-cell office:value-type="float" office:value="1.01894187807717">
                <text:p>1.0189418780771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72.327375305">
                <text:p>172.327375305</text:p>
              </table:table-cell>
              <table:table-cell office:value-type="float" office:value="1.00995869726693">
                <text:p>1.0099586972669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72.475265225999">
                <text:p>172.475265225999</text:p>
              </table:table-cell>
              <table:table-cell office:value-type="float" office:value="1.00277215261874">
                <text:p>1.0027721526187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72.621627308999">
                <text:p>172.621627308999</text:p>
              </table:table-cell>
              <table:table-cell office:value-type="float" office:value="0.997022916900189">
                <text:p>0.99702291690018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72.773833515999">
                <text:p>172.773833515999</text:p>
              </table:table-cell>
              <table:table-cell office:value-type="float" office:value="0.992423528325346">
                <text:p>0.99242352832534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72.925268633999">
                <text:p>172.925268633999</text:p>
              </table:table-cell>
              <table:table-cell office:value-type="float" office:value="0.988744017465471">
                <text:p>0.98874401746547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73.027808839999">
                <text:p>173.027808839999</text:p>
              </table:table-cell>
              <table:table-cell office:value-type="float" office:value="0.985800408777572">
                <text:p>0.98580040877757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73.189990756">
                <text:p>173.189990756</text:p>
              </table:table-cell>
              <table:table-cell office:value-type="float" office:value="0.983445521827252">
                <text:p>0.98344552182725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73.341004828">
                <text:p>173.341004828</text:p>
              </table:table-cell>
              <table:table-cell office:value-type="float" office:value="0.981561612266997">
                <text:p>0.98156161226699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73.487756024999">
                <text:p>173.487756024999</text:p>
              </table:table-cell>
              <table:table-cell office:value-type="float" office:value="0.980054484618792">
                <text:p>0.98005448461879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73.649326153">
                <text:p>173.649326153</text:p>
              </table:table-cell>
              <table:table-cell office:value-type="float" office:value="0.978848782500229">
                <text:p>0.97884878250022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73.79761356">
                <text:p>173.79761356</text:p>
              </table:table-cell>
              <table:table-cell office:value-type="float" office:value="0.977884220805378">
                <text:p>0.97788422080537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73.94771733">
                <text:p>173.94771733</text:p>
              </table:table-cell>
              <table:table-cell office:value-type="float" office:value="0.975855763741076">
                <text:p>0.97585576374107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74.100422333999">
                <text:p>174.100422333999</text:p>
              </table:table-cell>
              <table:table-cell office:value-type="float" office:value="0.974232998089635">
                <text:p>0.97423299808963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74.250180899">
                <text:p>174.250180899</text:p>
              </table:table-cell>
              <table:table-cell office:value-type="float" office:value="0.972934785568483">
                <text:p>0.97293478556848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74.400945317">
                <text:p>174.400945317</text:p>
              </table:table-cell>
              <table:table-cell office:value-type="float" office:value="0.97189621555156">
                <text:p>0.9718962155515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74.555187030999">
                <text:p>174.555187030999</text:p>
              </table:table-cell>
              <table:table-cell office:value-type="float" office:value="0.971065359538023">
                <text:p>0.97106535953802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74.713153471999">
                <text:p>174.713153471999</text:p>
              </table:table-cell>
              <table:table-cell office:value-type="float" office:value="0.970400674727192">
                <text:p>0.97040067472719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74.882166855999">
                <text:p>174.882166855999</text:p>
              </table:table-cell>
              <table:table-cell office:value-type="float" office:value="0.98277215268498">
                <text:p>0.9827721526849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75.047952388999">
                <text:p>175.047952388999</text:p>
              </table:table-cell>
              <table:table-cell office:value-type="float" office:value="0.979766109244758">
                <text:p>0.97976610924475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75.222441292999">
                <text:p>175.222441292999</text:p>
              </table:table-cell>
              <table:table-cell office:value-type="float" office:value="0.990264500299032">
                <text:p>0.99026450029903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75.391343395999">
                <text:p>175.391343395999</text:p>
              </table:table-cell>
              <table:table-cell office:value-type="float" office:value="0.998663213142452">
                <text:p>0.99866321314245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75.569356275999">
                <text:p>175.569356275999</text:p>
              </table:table-cell>
              <table:table-cell office:value-type="float" office:value="1.00405877564217">
                <text:p>1.0040587756421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75.680148768">
                <text:p>175.680148768</text:p>
              </table:table-cell>
              <table:table-cell office:value-type="float" office:value="1.00969863341696">
                <text:p>1.0096986334169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75.793858867">
                <text:p>175.793858867</text:p>
              </table:table-cell>
              <table:table-cell office:value-type="float" office:value="1.01421051963679">
                <text:p>1.0142105196367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75.958980091">
                <text:p>175.958980091</text:p>
              </table:table-cell>
              <table:table-cell office:value-type="float" office:value="1.01782002861266">
                <text:p>1.0178200286126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76.131488978999">
                <text:p>176.131488978999</text:p>
              </table:table-cell>
              <table:table-cell office:value-type="float" office:value="1.02070763579335">
                <text:p>1.0207076357933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76.296003055">
                <text:p>176.296003055</text:p>
              </table:table-cell>
              <table:table-cell office:value-type="float" office:value="1.02301772153791">
                <text:p>1.0230177215379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76.454937048">
                <text:p>176.454937048</text:p>
              </table:table-cell>
              <table:table-cell office:value-type="float" office:value="1.0119625643271">
                <text:p>1.011962564327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76.617433157">
                <text:p>176.617433157</text:p>
              </table:table-cell>
              <table:table-cell office:value-type="float" office:value="1.00311843855846">
                <text:p>1.0031184385584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76.785830243">
                <text:p>176.785830243</text:p>
              </table:table-cell>
              <table:table-cell office:value-type="float" office:value="0.996043137943539">
                <text:p>0.99604313794353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76.949360474999">
                <text:p>176.949360474999</text:p>
              </table:table-cell>
              <table:table-cell office:value-type="float" office:value="1.00196271548304">
                <text:p>1.0019627154830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77.119759436">
                <text:p>177.119759436</text:p>
              </table:table-cell>
              <table:table-cell office:value-type="float" office:value="1.00669837751463">
                <text:p>1.0066983775146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77.285020170999">
                <text:p>177.285020170999</text:p>
              </table:table-cell>
              <table:table-cell office:value-type="float" office:value="1.01048690713991">
                <text:p>1.0104869071399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77.443299155999">
                <text:p>177.443299155999</text:p>
              </table:table-cell>
              <table:table-cell office:value-type="float" office:value="1.01351773084014">
                <text:p>1.0135177308401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77.599633675">
                <text:p>177.599633675</text:p>
              </table:table-cell>
              <table:table-cell office:value-type="float" office:value="1.01594238980031">
                <text:p>1.0159423898003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77.761105881">
                <text:p>177.761105881</text:p>
              </table:table-cell>
              <table:table-cell office:value-type="float" office:value="1.01788211696846">
                <text:p>1.0178821169684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77.923522629">
                <text:p>177.923522629</text:p>
              </table:table-cell>
              <table:table-cell office:value-type="float" office:value="1.01943389870297">
                <text:p>1.0194338987029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78.084347646">
                <text:p>178.084347646</text:p>
              </table:table-cell>
              <table:table-cell office:value-type="float" office:value="1.02067532409058">
                <text:p>1.0206753240905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78.254123818">
                <text:p>178.254123818</text:p>
              </table:table-cell>
              <table:table-cell office:value-type="float" office:value="1.02166846440067">
                <text:p>1.0216684644006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78.418309949">
                <text:p>178.418309949</text:p>
              </table:table-cell>
              <table:table-cell office:value-type="float" office:value="1.02246297664874">
                <text:p>1.0224629766487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78.582350847">
                <text:p>178.582350847</text:p>
              </table:table-cell>
              <table:table-cell office:value-type="float" office:value="1.0230985864472">
                <text:p>1.023098586447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78.74673259">
                <text:p>178.74673259</text:p>
              </table:table-cell>
              <table:table-cell office:value-type="float" office:value="1.02360707428596">
                <text:p>1.0236070742859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78.900790759999">
                <text:p>178.900790759999</text:p>
              </table:table-cell>
              <table:table-cell office:value-type="float" office:value="1.02401386455698">
                <text:p>1.0240138645569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79.059551779999">
                <text:p>179.059551779999</text:p>
              </table:table-cell>
              <table:table-cell office:value-type="float" office:value="1.02433929677379">
                <text:p>1.0243392967737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79.197972467">
                <text:p>179.197972467</text:p>
              </table:table-cell>
              <table:table-cell office:value-type="float" office:value="1.02459964254723">
                <text:p>1.0245996425472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79.368427997999">
                <text:p>179.368427997999</text:p>
              </table:table-cell>
              <table:table-cell office:value-type="float" office:value="1.02480791916599">
                <text:p>1.0248079191659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79.538474913999">
                <text:p>179.538474913999</text:p>
              </table:table-cell>
              <table:table-cell office:value-type="float" office:value="1.024974540461">
                <text:p>1.02497454046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79.701619521">
                <text:p>179.701619521</text:p>
              </table:table-cell>
              <table:table-cell office:value-type="float" office:value="1.025107837497">
                <text:p>1.02510783749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79.868619146999">
                <text:p>179.868619146999</text:p>
              </table:table-cell>
              <table:table-cell office:value-type="float" office:value="1.02521447512581">
                <text:p>1.0252144751258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80.035596072999">
                <text:p>180.035596072999</text:p>
              </table:table-cell>
              <table:table-cell office:value-type="float" office:value="1.02529978522885">
                <text:p>1.0252997852288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80.205411726">
                <text:p>180.205411726</text:p>
              </table:table-cell>
              <table:table-cell office:value-type="float" office:value="1.02536803331129">
                <text:p>1.0253680333112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80.379147698999">
                <text:p>180.379147698999</text:p>
              </table:table-cell>
              <table:table-cell office:value-type="float" office:value="1.02542263177723">
                <text:p>1.0254226317772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80.565052088999">
                <text:p>180.565052088999</text:p>
              </table:table-cell>
              <table:table-cell office:value-type="float" office:value="1.02546631054999">
                <text:p>1.0254663105499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80.735556109999">
                <text:p>180.735556109999</text:p>
              </table:table-cell>
              <table:table-cell office:value-type="float" office:value="1.0255012535682">
                <text:p>1.025501253568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80.897321008">
                <text:p>180.897321008</text:p>
              </table:table-cell>
              <table:table-cell office:value-type="float" office:value="1.02552920798276">
                <text:p>1.0255292079827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81.064174932">
                <text:p>181.064174932</text:p>
              </table:table-cell>
              <table:table-cell office:value-type="float" office:value="1.02555157151442">
                <text:p>1.0255515715144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81.229447226">
                <text:p>181.229447226</text:p>
              </table:table-cell>
              <table:table-cell office:value-type="float" office:value="1.01274894951923">
                <text:p>1.0127489495192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81.401578977999">
                <text:p>181.401578977999</text:p>
              </table:table-cell>
              <table:table-cell office:value-type="float" office:value="1.00250685192307">
                <text:p>1.0025068519230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81.563305505">
                <text:p>181.563305505</text:p>
              </table:table-cell>
              <table:table-cell office:value-type="float" office:value="0.994313173846151">
                <text:p>0.99431317384615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81.722430669">
                <text:p>181.722430669</text:p>
              </table:table-cell>
              <table:table-cell office:value-type="float" office:value="0.987758231384613">
                <text:p>0.98775823138461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81.883742171">
                <text:p>181.883742171</text:p>
              </table:table-cell>
              <table:table-cell office:value-type="float" office:value="0.982514277415383">
                <text:p>0.98251427741538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82.047385713999">
                <text:p>182.047385713999</text:p>
              </table:table-cell>
              <table:table-cell office:value-type="float" office:value="0.978319114239999">
                <text:p>0.97831911423999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82.221797655">
                <text:p>182.221797655</text:p>
              </table:table-cell>
              <table:table-cell office:value-type="float" office:value="0.974962983699691">
                <text:p>0.97496298369969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82.387811196999">
                <text:p>182.387811196999</text:p>
              </table:table-cell>
              <table:table-cell office:value-type="float" office:value="0.972278079267445">
                <text:p>0.97227807926744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82.556707037">
                <text:p>182.556707037</text:p>
              </table:table-cell>
              <table:table-cell office:value-type="float" office:value="0.970130155721649">
                <text:p>0.97013015572164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82.686166448">
                <text:p>182.686166448</text:p>
              </table:table-cell>
              <table:table-cell office:value-type="float" office:value="0.968411816885011">
                <text:p>0.96841181688501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82.830774923999">
                <text:p>182.830774923999</text:p>
              </table:table-cell>
              <table:table-cell office:value-type="float" office:value="0.967037145815701">
                <text:p>0.96703714581570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82.974194535">
                <text:p>182.974194535</text:p>
              </table:table-cell>
              <table:table-cell office:value-type="float" office:value="0.965937408960253">
                <text:p>0.96593740896025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83.122643321">
                <text:p>183.122643321</text:p>
              </table:table-cell>
              <table:table-cell office:value-type="float" office:value="0.977878132296408">
                <text:p>0.97787813229640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83.270663580999">
                <text:p>183.270663580999</text:p>
              </table:table-cell>
              <table:table-cell office:value-type="float" office:value="0.987430710965332">
                <text:p>0.98743071096533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83.415624481">
                <text:p>183.415624481</text:p>
              </table:table-cell>
              <table:table-cell office:value-type="float" office:value="0.99507277390047">
                <text:p>0.9950727739004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83.560121916">
                <text:p>183.560121916</text:p>
              </table:table-cell>
              <table:table-cell office:value-type="float" office:value="0.989606606217151">
                <text:p>0.98960660621715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83.709610784999">
                <text:p>183.709610784999</text:p>
              </table:table-cell>
              <table:table-cell office:value-type="float" office:value="0.985233672070495">
                <text:p>0.98523367207049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83.854629505999">
                <text:p>183.854629505999</text:p>
              </table:table-cell>
              <table:table-cell office:value-type="float" office:value="0.98173532475317">
                <text:p>0.9817353247531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84.003223053">
                <text:p>184.003223053</text:p>
              </table:table-cell>
              <table:table-cell office:value-type="float" office:value="0.97893664689931">
                <text:p>0.9789366468993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84.151065951">
                <text:p>184.151065951</text:p>
              </table:table-cell>
              <table:table-cell office:value-type="float" office:value="0.976697704616223">
                <text:p>0.97669770461622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84.302800288">
                <text:p>184.302800288</text:p>
              </table:table-cell>
              <table:table-cell office:value-type="float" office:value="0.974906550789752">
                <text:p>0.97490655078975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84.457402202999">
                <text:p>184.457402202999</text:p>
              </table:table-cell>
              <table:table-cell office:value-type="float" office:value="0.973473627728576">
                <text:p>0.97347362772857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84.607477259">
                <text:p>184.607477259</text:p>
              </table:table-cell>
              <table:table-cell office:value-type="float" office:value="0.972327289279635">
                <text:p>0.97232728927963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84.763177628">
                <text:p>184.763177628</text:p>
              </table:table-cell>
              <table:table-cell office:value-type="float" office:value="0.971410218520483">
                <text:p>0.97141021852048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84.915367481">
                <text:p>184.915367481</text:p>
              </table:table-cell>
              <table:table-cell office:value-type="float" office:value="0.97067656191316">
                <text:p>0.9706765619131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85.071084449999">
                <text:p>185.071084449999</text:p>
              </table:table-cell>
              <table:table-cell office:value-type="float" office:value="0.970089636627303">
                <text:p>0.97008963662730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85.228502271">
                <text:p>185.228502271</text:p>
              </table:table-cell>
              <table:table-cell office:value-type="float" office:value="0.969620096398616">
                <text:p>0.96962009639861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85.384932568999">
                <text:p>185.384932568999</text:p>
              </table:table-cell>
              <table:table-cell office:value-type="float" office:value="0.969244464215667">
                <text:p>0.96924446421566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85.548750062">
                <text:p>185.548750062</text:p>
              </table:table-cell>
              <table:table-cell office:value-type="float" office:value="0.98184718427576">
                <text:p>0.9818471842757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85.706524247">
                <text:p>185.706524247</text:p>
              </table:table-cell>
              <table:table-cell office:value-type="float" office:value="0.991929360323834">
                <text:p>0.99192936032383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85.860485793">
                <text:p>185.860485793</text:p>
              </table:table-cell>
              <table:table-cell office:value-type="float" office:value="0.999995101162293">
                <text:p>0.99999510116229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86.01066278">
                <text:p>186.01066278</text:p>
              </table:table-cell>
              <table:table-cell office:value-type="float" office:value="1.00644769383306">
                <text:p>1.0064476938330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86.208595972999">
                <text:p>186.208595972999</text:p>
              </table:table-cell>
              <table:table-cell office:value-type="float" office:value="1.01160976796967">
                <text:p>1.0116097679696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86.365958503">
                <text:p>186.365958503</text:p>
              </table:table-cell>
              <table:table-cell office:value-type="float" office:value="1.01573942727897">
                <text:p>1.0157394272789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86.511740952999">
                <text:p>186.511740952999</text:p>
              </table:table-cell>
              <table:table-cell office:value-type="float" office:value="1.0190431547264">
                <text:p>1.019043154726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86.658530455999">
                <text:p>186.658530455999</text:p>
              </table:table-cell>
              <table:table-cell office:value-type="float" office:value="1.02168613668434">
                <text:p>1.0216861366843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86.815306388">
                <text:p>186.815306388</text:p>
              </table:table-cell>
              <table:table-cell office:value-type="float" office:value="1.0238005222507">
                <text:p>1.023800522250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86.963082233999">
                <text:p>186.963082233999</text:p>
              </table:table-cell>
              <table:table-cell office:value-type="float" office:value="1.02416862292877">
                <text:p>1.0241686229287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87.12178917">
                <text:p>187.12178917</text:p>
              </table:table-cell>
              <table:table-cell office:value-type="float" office:value="1.02446310347122">
                <text:p>1.0244631034712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87.277269875">
                <text:p>187.277269875</text:p>
              </table:table-cell>
              <table:table-cell office:value-type="float" office:value="1.02469868790518">
                <text:p>1.0246986879051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87.418737919999">
                <text:p>187.418737919999</text:p>
              </table:table-cell>
              <table:table-cell office:value-type="float" office:value="1.02488715545235">
                <text:p>1.0248871554523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87.567785682">
                <text:p>187.567785682</text:p>
              </table:table-cell>
              <table:table-cell office:value-type="float" office:value="1.02636133726511">
                <text:p>1.0263613372651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87.715202893">
                <text:p>187.715202893</text:p>
              </table:table-cell>
              <table:table-cell office:value-type="float" office:value="1.02621727494029">
                <text:p>1.0262172749402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87.864061021999">
                <text:p>187.864061021999</text:p>
              </table:table-cell>
              <table:table-cell office:value-type="float" office:value="1.02610202508044">
                <text:p>1.0261020250804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88.006871774">
                <text:p>188.006871774</text:p>
              </table:table-cell>
              <table:table-cell office:value-type="float" office:value="1.02600982519255">
                <text:p>1.0260098251925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88.152907936999">
                <text:p>188.152907936999</text:p>
              </table:table-cell>
              <table:table-cell office:value-type="float" office:value="1.02593606528225">
                <text:p>1.0259360652822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88.29820453">
                <text:p>188.29820453</text:p>
              </table:table-cell>
              <table:table-cell office:value-type="float" office:value="1.025877057354">
                <text:p>1.02587705735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88.438467659">
                <text:p>188.438467659</text:p>
              </table:table-cell>
              <table:table-cell office:value-type="float" office:value="1.02582985101141">
                <text:p>1.0258298510114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88.586968094">
                <text:p>188.586968094</text:p>
              </table:table-cell>
              <table:table-cell office:value-type="float" office:value="1.02579208593733">
                <text:p>1.0257920859373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88.732975585999">
                <text:p>188.732975585999</text:p>
              </table:table-cell>
              <table:table-cell office:value-type="float" office:value="1.02576187387807">
                <text:p>1.0257618738780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88.876209672999">
                <text:p>188.876209672999</text:p>
              </table:table-cell>
              <table:table-cell office:value-type="float" office:value="1.02573770423066">
                <text:p>1.0257377042306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89.027458582999">
                <text:p>189.027458582999</text:p>
              </table:table-cell>
              <table:table-cell office:value-type="float" office:value="1.02571836851273">
                <text:p>1.0257183685127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89.18002005">
                <text:p>189.18002005</text:p>
              </table:table-cell>
              <table:table-cell office:value-type="float" office:value="1.02570289993839">
                <text:p>1.0257028999383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89.366905289">
                <text:p>189.366905289</text:p>
              </table:table-cell>
              <table:table-cell office:value-type="float" office:value="1.02569052507892">
                <text:p>1.0256905250789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89.514516722">
                <text:p>189.514516722</text:p>
              </table:table-cell>
              <table:table-cell office:value-type="float" office:value="1.02568062519134">
                <text:p>1.0256806251913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89.659355828999">
                <text:p>189.659355828999</text:p>
              </table:table-cell>
              <table:table-cell office:value-type="float" office:value="1.02567270528128">
                <text:p>1.0256727052812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89.807474088">
                <text:p>189.807474088</text:p>
              </table:table-cell>
              <table:table-cell office:value-type="float" office:value="1.02566636935323">
                <text:p>1.0256663693532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89.957555822999">
                <text:p>189.957555822999</text:p>
              </table:table-cell>
              <table:table-cell office:value-type="float" office:value="1.02566130061079">
                <text:p>1.0256613006107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90.107283533">
                <text:p>190.107283533</text:p>
              </table:table-cell>
              <table:table-cell office:value-type="float" office:value="1.02565724561684">
                <text:p>1.0256572456168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90.253132362999">
                <text:p>190.253132362999</text:p>
              </table:table-cell>
              <table:table-cell office:value-type="float" office:value="1.02565400162167">
                <text:p>1.0256540016216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90.401076049">
                <text:p>190.401076049</text:p>
              </table:table-cell>
              <table:table-cell office:value-type="float" office:value="1.02565140642554">
                <text:p>1.0256514064255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90.563266839999">
                <text:p>190.563266839999</text:p>
              </table:table-cell>
              <table:table-cell office:value-type="float" office:value="1.02564933026864">
                <text:p>1.0256493302686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90.711660651999">
                <text:p>190.711660651999</text:p>
              </table:table-cell>
              <table:table-cell office:value-type="float" office:value="1.02697107711814">
                <text:p>1.0269710771181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90.872390134">
                <text:p>190.872390134</text:p>
              </table:table-cell>
              <table:table-cell office:value-type="float" office:value="1.02802847459774">
                <text:p>1.0280284745977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91.026850783999">
                <text:p>191.026850783999</text:p>
              </table:table-cell>
              <table:table-cell office:value-type="float" office:value="1.02887439258141">
                <text:p>1.0288743925814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91.182080495">
                <text:p>191.182080495</text:p>
              </table:table-cell>
              <table:table-cell office:value-type="float" office:value="1.02822771919334">
                <text:p>1.0282277191933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91.339797797">
                <text:p>191.339797797</text:p>
              </table:table-cell>
              <table:table-cell office:value-type="float" office:value="1.02771038048287">
                <text:p>1.0277103804828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91.486028011999">
                <text:p>191.486028011999</text:p>
              </table:table-cell>
              <table:table-cell office:value-type="float" office:value="1.0272965095145">
                <text:p>1.027296509514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91.634495234999">
                <text:p>191.634495234999</text:p>
              </table:table-cell>
              <table:table-cell office:value-type="float" office:value="1.02696541273981">
                <text:p>1.0269654127398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91.778839594999">
                <text:p>191.778839594999</text:p>
              </table:table-cell>
              <table:table-cell office:value-type="float" office:value="1.02802394309507">
                <text:p>1.0280239430950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91.922301413999">
                <text:p>191.922301413999</text:p>
              </table:table-cell>
              <table:table-cell office:value-type="float" office:value="1.02887076737928">
                <text:p>1.0288707673792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92.077604104999">
                <text:p>192.077604104999</text:p>
              </table:table-cell>
              <table:table-cell office:value-type="float" office:value="1.02954822680665">
                <text:p>1.0295482268066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92.222920557">
                <text:p>192.222920557</text:p>
              </table:table-cell>
              <table:table-cell office:value-type="float" office:value="1.03009019434855">
                <text:p>1.0300901943485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92.37450742">
                <text:p>192.37450742</text:p>
              </table:table-cell>
              <table:table-cell office:value-type="float" office:value="1.03052376838206">
                <text:p>1.0305237683820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92.544212907">
                <text:p>192.544212907</text:p>
              </table:table-cell>
              <table:table-cell office:value-type="float" office:value="1.03087062760888">
                <text:p>1.0308706276088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92.647674169999">
                <text:p>192.647674169999</text:p>
              </table:table-cell>
              <table:table-cell office:value-type="float" office:value="1.0195016968923">
                <text:p>1.019501696892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92.798073058">
                <text:p>192.798073058</text:p>
              </table:table-cell>
              <table:table-cell office:value-type="float" office:value="1.01040655231903">
                <text:p>1.0104065523190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92.950814816">
                <text:p>192.950814816</text:p>
              </table:table-cell>
              <table:table-cell office:value-type="float" office:value="1.00313043666042">
                <text:p>1.0031304366604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93.099704834">
                <text:p>193.099704834</text:p>
              </table:table-cell>
              <table:table-cell office:value-type="float" office:value="0.997309544133532">
                <text:p>0.99730954413353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93.248035704999">
                <text:p>193.248035704999</text:p>
              </table:table-cell>
              <table:table-cell office:value-type="float" office:value="0.99265283011202">
                <text:p>0.9926528301120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93.388441502999">
                <text:p>193.388441502999</text:p>
              </table:table-cell>
              <table:table-cell office:value-type="float" office:value="0.988927458894811">
                <text:p>0.98892745889481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93.535182784">
                <text:p>193.535182784</text:p>
              </table:table-cell>
              <table:table-cell office:value-type="float" office:value="0.987220398488398">
                <text:p>0.98722039848839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93.682572742999">
                <text:p>193.682572742999</text:p>
              </table:table-cell>
              <table:table-cell office:value-type="float" office:value="0.985854750163267">
                <text:p>0.98585475016326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93.833589267999">
                <text:p>193.833589267999</text:p>
              </table:table-cell>
              <table:table-cell office:value-type="float" office:value="0.984762231503163">
                <text:p>0.98476223150316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93.995544063999">
                <text:p>193.995544063999</text:p>
              </table:table-cell>
              <table:table-cell office:value-type="float" office:value="0.98388821657508">
                <text:p>0.9838882165750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94.160864243999">
                <text:p>194.160864243999</text:p>
              </table:table-cell>
              <table:table-cell office:value-type="float" office:value="0.983189004632613">
                <text:p>0.98318900463261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94.320797454">
                <text:p>194.320797454</text:p>
              </table:table-cell>
              <table:table-cell office:value-type="float" office:value="0.982629635078639">
                <text:p>0.98262963507863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94.491085576999">
                <text:p>194.491085576999</text:p>
              </table:table-cell>
              <table:table-cell office:value-type="float" office:value="0.98218213943546">
                <text:p>0.9821821394354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94.65511989">
                <text:p>194.65511989</text:p>
              </table:table-cell>
              <table:table-cell office:value-type="float" office:value="0.981824142920917">
                <text:p>0.98182414292091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94.822334213">
                <text:p>194.822334213</text:p>
              </table:table-cell>
              <table:table-cell office:value-type="float" office:value="0.981537745709283">
                <text:p>0.98153774570928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94.994131535999">
                <text:p>194.994131535999</text:p>
              </table:table-cell>
              <table:table-cell office:value-type="float" office:value="0.981308627939975">
                <text:p>0.98130862793997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95.171155615999">
                <text:p>195.171155615999</text:p>
              </table:table-cell>
              <table:table-cell office:value-type="float" office:value="0.979852097157175">
                <text:p>0.97985209715717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95.344100622999">
                <text:p>195.344100622999</text:p>
              </table:table-cell>
              <table:table-cell office:value-type="float" office:value="0.978686872530935">
                <text:p>0.97868687253093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95.521263805">
                <text:p>195.521263805</text:p>
              </table:table-cell>
              <table:table-cell office:value-type="float" office:value="0.977754692829943">
                <text:p>0.97775469282994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95.623117146">
                <text:p>195.623117146</text:p>
              </table:table-cell>
              <table:table-cell office:value-type="float" office:value="0.978282185636503">
                <text:p>0.97828218563650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95.788898400999">
                <text:p>195.788898400999</text:p>
              </table:table-cell>
              <table:table-cell office:value-type="float" office:value="0.978704179881752">
                <text:p>0.97870417988175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95.952060443">
                <text:p>195.952060443</text:p>
              </table:table-cell>
              <table:table-cell office:value-type="float" office:value="0.979041775277951">
                <text:p>0.97904177527795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96.152303250999">
                <text:p>196.152303250999</text:p>
              </table:table-cell>
              <table:table-cell office:value-type="float" office:value="0.97931185159491">
                <text:p>0.9793118515949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96.258247214999">
                <text:p>196.258247214999</text:p>
              </table:table-cell>
              <table:table-cell office:value-type="float" office:value="0.980817902328559">
                <text:p>0.98081790232855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96.416473292">
                <text:p>196.416473292</text:p>
              </table:table-cell>
              <table:table-cell office:value-type="float" office:value="0.982022742915479">
                <text:p>0.98202274291547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96.580805468">
                <text:p>196.580805468</text:p>
              </table:table-cell>
              <table:table-cell office:value-type="float" office:value="0.982986615385015">
                <text:p>0.98298661538501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96.739477821">
                <text:p>196.739477821</text:p>
              </table:table-cell>
              <table:table-cell office:value-type="float" office:value="0.983757713360643">
                <text:p>0.98375771336064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96.911130892">
                <text:p>196.911130892</text:p>
              </table:table-cell>
              <table:table-cell office:value-type="float" office:value="0.984374591741146">
                <text:p>0.98437459174114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97.073748024999">
                <text:p>197.073748024999</text:p>
              </table:table-cell>
              <table:table-cell office:value-type="float" office:value="0.984868094445549">
                <text:p>0.98486809444554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97.246679591">
                <text:p>197.246679591</text:p>
              </table:table-cell>
              <table:table-cell office:value-type="float" office:value="0.985262896609071">
                <text:p>0.98526289660907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97.401337083">
                <text:p>197.401337083</text:p>
              </table:table-cell>
              <table:table-cell office:value-type="float" office:value="0.985578738339888">
                <text:p>0.98557873833988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97.561968689999">
                <text:p>197.561968689999</text:p>
              </table:table-cell>
              <table:table-cell office:value-type="float" office:value="0.985831411724542">
                <text:p>0.98583141172454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97.723285037">
                <text:p>197.723285037</text:p>
              </table:table-cell>
              <table:table-cell office:value-type="float" office:value="0.986033550432265">
                <text:p>0.98603355043226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97.882490377">
                <text:p>197.882490377</text:p>
              </table:table-cell>
              <table:table-cell office:value-type="float" office:value="0.986195261398444">
                <text:p>0.98619526139844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98.044445972">
                <text:p>198.044445972</text:p>
              </table:table-cell>
              <table:table-cell office:value-type="float" office:value="0.985034640491304">
                <text:p>0.98503464049130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98.207429259999">
                <text:p>198.207429259999</text:p>
              </table:table-cell>
              <table:table-cell office:value-type="float" office:value="0.984106143765593">
                <text:p>0.98410614376559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98.369617667">
                <text:p>198.369617667</text:p>
              </table:table-cell>
              <table:table-cell office:value-type="float" office:value="0.983363346385023">
                <text:p>0.98336334638502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98.529567476">
                <text:p>198.529567476</text:p>
              </table:table-cell>
              <table:table-cell office:value-type="float" office:value="0.982769108480568">
                <text:p>0.98276910848056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98.693114501">
                <text:p>198.693114501</text:p>
              </table:table-cell>
              <table:table-cell office:value-type="float" office:value="0.982293718157003">
                <text:p>0.98229371815700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98.854417527">
                <text:p>198.854417527</text:p>
              </table:table-cell>
              <table:table-cell office:value-type="float" office:value="0.981913405898152">
                <text:p>0.98191340589815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99.01311003">
                <text:p>199.01311003</text:p>
              </table:table-cell>
              <table:table-cell office:value-type="float" office:value="0.980335919523716">
                <text:p>0.98033591952371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99.179875176">
                <text:p>199.179875176</text:p>
              </table:table-cell>
              <table:table-cell office:value-type="float" office:value="0.979073930424168">
                <text:p>0.97907393042416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99.344201761">
                <text:p>199.344201761</text:p>
              </table:table-cell>
              <table:table-cell office:value-type="float" office:value="0.978064339144529">
                <text:p>0.97806433914452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99.508538856">
                <text:p>199.508538856</text:p>
              </table:table-cell>
              <table:table-cell office:value-type="float" office:value="0.977256666120818">
                <text:p>0.97725666612081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99.724821058999">
                <text:p>199.724821058999</text:p>
              </table:table-cell>
              <table:table-cell office:value-type="float" office:value="0.975353719993429">
                <text:p>0.97535371999342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99.827831884999">
                <text:p>199.827831884999</text:p>
              </table:table-cell>
              <table:table-cell office:value-type="float" office:value="0.975088170799938">
                <text:p>0.97508817079993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99.989713977999">
                <text:p>199.989713977999</text:p>
              </table:table-cell>
              <table:table-cell office:value-type="float" office:value="0.974875731445145">
                <text:p>0.97487573144514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00.164494667">
                <text:p>200.164494667</text:p>
              </table:table-cell>
              <table:table-cell office:value-type="float" office:value="0.97344897225289">
                <text:p>0.9734489722528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00.338258083">
                <text:p>200.338258083</text:p>
              </table:table-cell>
              <table:table-cell office:value-type="float" office:value="0.972307564899087">
                <text:p>0.97230756489908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00.513095352999">
                <text:p>200.513095352999</text:p>
              </table:table-cell>
              <table:table-cell office:value-type="float" office:value="0.971394439016044">
                <text:p>0.97139443901604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00.686380653">
                <text:p>200.686380653</text:p>
              </table:table-cell>
              <table:table-cell office:value-type="float" office:value="0.970663938309609">
                <text:p>0.97066393830960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00.856113906999">
                <text:p>200.856113906999</text:p>
              </table:table-cell>
              <table:table-cell office:value-type="float" office:value="0.970079537744462">
                <text:p>0.97007953774446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01.01022618">
                <text:p>201.01022618</text:p>
              </table:table-cell>
              <table:table-cell office:value-type="float" office:value="0.969612017292344">
                <text:p>0.96961201729234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01.165938863">
                <text:p>201.165938863</text:p>
              </table:table-cell>
              <table:table-cell office:value-type="float" office:value="0.969238000930649">
                <text:p>0.96923800093064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01.318110201">
                <text:p>201.318110201</text:p>
              </table:table-cell>
              <table:table-cell office:value-type="float" office:value="0.968938787841294">
                <text:p>0.96893878784129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01.460763976">
                <text:p>201.460763976</text:p>
              </table:table-cell>
              <table:table-cell office:value-type="float" office:value="0.968699417369809">
                <text:p>0.96869941736980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01.606885425999">
                <text:p>201.606885425999</text:p>
              </table:table-cell>
              <table:table-cell office:value-type="float" office:value="0.969764728701042">
                <text:p>0.96976472870104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01.753441741999">
                <text:p>201.753441741999</text:p>
              </table:table-cell>
              <table:table-cell office:value-type="float" office:value="0.970616977766029">
                <text:p>0.97061697776602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01.898308615">
                <text:p>201.898308615</text:p>
              </table:table-cell>
              <table:table-cell office:value-type="float" office:value="0.971298777018018">
                <text:p>0.97129877701801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02.050136178999">
                <text:p>202.050136178999</text:p>
              </table:table-cell>
              <table:table-cell office:value-type="float" office:value="0.971844216419609">
                <text:p>0.97184421641960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02.203286279">
                <text:p>202.203286279</text:p>
              </table:table-cell>
              <table:table-cell office:value-type="float" office:value="0.972280567940882">
                <text:p>0.97228056794088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02.347031027999">
                <text:p>202.347031027999</text:p>
              </table:table-cell>
              <table:table-cell office:value-type="float" office:value="0.9726296491579">
                <text:p>0.972629649157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02.490476782999">
                <text:p>202.490476782999</text:p>
              </table:table-cell>
              <table:table-cell office:value-type="float" office:value="0.972908914131515">
                <text:p>0.97290891413151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02.634218882">
                <text:p>202.634218882</text:p>
              </table:table-cell>
              <table:table-cell office:value-type="float" office:value="0.973132326110407">
                <text:p>0.97313232611040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02.776662873999">
                <text:p>202.776662873999</text:p>
              </table:table-cell>
              <table:table-cell office:value-type="float" office:value="0.97331105569352">
                <text:p>0.9733110556935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02.923868407999">
                <text:p>202.923868407999</text:p>
              </table:table-cell>
              <table:table-cell office:value-type="float" office:value="0.973454039360011">
                <text:p>0.97345403936001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03.079515489999">
                <text:p>203.079515489999</text:p>
              </table:table-cell>
              <table:table-cell office:value-type="float" office:value="0.973568426293204">
                <text:p>0.97356842629320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03.276722815999">
                <text:p>203.276722815999</text:p>
              </table:table-cell>
              <table:table-cell office:value-type="float" office:value="0.972403128131337">
                <text:p>0.97240312813133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03.423127749">
                <text:p>203.423127749</text:p>
              </table:table-cell>
              <table:table-cell office:value-type="float" office:value="0.971470889601844">
                <text:p>0.97147088960184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03.566613194">
                <text:p>203.566613194</text:p>
              </table:table-cell>
              <table:table-cell office:value-type="float" office:value="0.97072509877825">
                <text:p>0.9707250987782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03.711604319">
                <text:p>203.711604319</text:p>
              </table:table-cell>
              <table:table-cell office:value-type="float" office:value="0.970128466119374">
                <text:p>0.97012846611937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03.85942603">
                <text:p>203.85942603</text:p>
              </table:table-cell>
              <table:table-cell office:value-type="float" office:value="0.969651159992273">
                <text:p>0.96965115999227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04.004168492">
                <text:p>204.004168492</text:p>
              </table:table-cell>
              <table:table-cell office:value-type="float" office:value="0.969269315090593">
                <text:p>0.96926931509059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04.152104744">
                <text:p>204.152104744</text:p>
              </table:table-cell>
              <table:table-cell office:value-type="float" office:value="0.968963839169249">
                <text:p>0.96896383916924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04.300122007999">
                <text:p>204.300122007999</text:p>
              </table:table-cell>
              <table:table-cell office:value-type="float" office:value="0.968719458432173">
                <text:p>0.96871945843217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04.445252264">
                <text:p>204.445252264</text:p>
              </table:table-cell>
              <table:table-cell office:value-type="float" office:value="0.981427179648964">
                <text:p>0.98142717964896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04.591081999">
                <text:p>204.591081999</text:p>
              </table:table-cell>
              <table:table-cell office:value-type="float" office:value="0.991593356622397">
                <text:p>0.99159335662239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04.742415665">
                <text:p>204.742415665</text:p>
              </table:table-cell>
              <table:table-cell office:value-type="float" office:value="0.988079880103113">
                <text:p>0.98807988010311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04.894932395999">
                <text:p>204.894932395999</text:p>
              </table:table-cell>
              <table:table-cell office:value-type="float" office:value="0.985269098887685">
                <text:p>0.98526909888768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05.047661099999">
                <text:p>205.047661099999</text:p>
              </table:table-cell>
              <table:table-cell office:value-type="float" office:value="0.983020473915343">
                <text:p>0.98302047391534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05.192594063999">
                <text:p>205.192594063999</text:p>
              </table:table-cell>
              <table:table-cell office:value-type="float" office:value="0.981221573937469">
                <text:p>0.98122157393746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05.345341816999">
                <text:p>205.345341816999</text:p>
              </table:table-cell>
              <table:table-cell office:value-type="float" office:value="0.97978245395517">
                <text:p>0.9797824539551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05.501767088999">
                <text:p>205.501767088999</text:p>
              </table:table-cell>
              <table:table-cell office:value-type="float" office:value="0.978631157969331">
                <text:p>0.97863115796933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05.659935891999">
                <text:p>205.659935891999</text:p>
              </table:table-cell>
              <table:table-cell office:value-type="float" office:value="0.989356539278691">
                <text:p>0.98935653927869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05.812636356">
                <text:p>205.812636356</text:p>
              </table:table-cell>
              <table:table-cell office:value-type="float" office:value="0.997936844326178">
                <text:p>0.99793684432617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05.962894746999">
                <text:p>205.962894746999</text:p>
              </table:table-cell>
              <table:table-cell office:value-type="float" office:value="0.993154670266137">
                <text:p>0.99315467026613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06.119094165">
                <text:p>206.119094165</text:p>
              </table:table-cell>
              <table:table-cell office:value-type="float" office:value="1.00097534911614">
                <text:p>1.0009753491161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06.272427125999">
                <text:p>206.272427125999</text:p>
              </table:table-cell>
              <table:table-cell office:value-type="float" office:value="1.00723189219613">
                <text:p>1.0072318921961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06.415083689999">
                <text:p>206.415083689999</text:p>
              </table:table-cell>
              <table:table-cell office:value-type="float" office:value="1.0005907085621">
                <text:p>1.000590708562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06.563665469999">
                <text:p>206.563665469999</text:p>
              </table:table-cell>
              <table:table-cell office:value-type="float" office:value="0.995277761654877">
                <text:p>0.99527776165487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06.665773503">
                <text:p>206.665773503</text:p>
              </table:table-cell>
              <table:table-cell office:value-type="float" office:value="0.991027404129096">
                <text:p>0.99102740412909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06.767855135">
                <text:p>206.767855135</text:p>
              </table:table-cell>
              <table:table-cell office:value-type="float" office:value="0.988900354675826">
                <text:p>0.98890035467582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06.916208381999">
                <text:p>206.916208381999</text:p>
              </table:table-cell>
              <table:table-cell office:value-type="float" office:value="0.98719871511321">
                <text:p>0.9871987151132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07.086981066999">
                <text:p>207.086981066999</text:p>
              </table:table-cell>
              <table:table-cell office:value-type="float" office:value="0.984564166895763">
                <text:p>0.98456416689576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07.249182582">
                <text:p>207.249182582</text:p>
              </table:table-cell>
              <table:table-cell office:value-type="float" office:value="0.982456528321805">
                <text:p>0.98245652832180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07.415289387">
                <text:p>207.415289387</text:p>
              </table:table-cell>
              <table:table-cell office:value-type="float" office:value="0.980770417462639">
                <text:p>0.98077041746263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07.581130339">
                <text:p>207.581130339</text:p>
              </table:table-cell>
              <table:table-cell office:value-type="float" office:value="0.979421528775306">
                <text:p>0.97942152877530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07.745674652999">
                <text:p>207.745674652999</text:p>
              </table:table-cell>
              <table:table-cell office:value-type="float" office:value="0.97834241782544">
                <text:p>0.9783424178254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07.906165846">
                <text:p>207.906165846</text:p>
              </table:table-cell>
              <table:table-cell office:value-type="float" office:value="0.977479129065547">
                <text:p>0.97747912906554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08.071079735999">
                <text:p>208.071079735999</text:p>
              </table:table-cell>
              <table:table-cell office:value-type="float" office:value="0.988434916155663">
                <text:p>0.98843491615566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08.233786576999">
                <text:p>208.233786576999</text:p>
              </table:table-cell>
              <table:table-cell office:value-type="float" office:value="0.997199545827756">
                <text:p>0.99719954582775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08.396876552">
                <text:p>208.396876552</text:p>
              </table:table-cell>
              <table:table-cell office:value-type="float" office:value="1.00421124956543">
                <text:p>1.0042112495654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08.560856349999">
                <text:p>208.560856349999</text:p>
              </table:table-cell>
              <table:table-cell office:value-type="float" office:value="1.00982061255557">
                <text:p>1.0098206125555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08.714638175999">
                <text:p>208.714638175999</text:p>
              </table:table-cell>
              <table:table-cell office:value-type="float" office:value="1.01430810294768">
                <text:p>1.0143081029476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08.87216535">
                <text:p>208.87216535</text:p>
              </table:table-cell>
              <table:table-cell office:value-type="float" office:value="1.01789809526137">
                <text:p>1.0178980952613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09.032448279999">
                <text:p>209.032448279999</text:p>
              </table:table-cell>
              <table:table-cell office:value-type="float" office:value="1.02077008911232">
                <text:p>1.0207700891123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09.198469982999">
                <text:p>209.198469982999</text:p>
              </table:table-cell>
              <table:table-cell office:value-type="float" office:value="1.02174427641806">
                <text:p>1.0217442764180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09.380212947999">
                <text:p>209.380212947999</text:p>
              </table:table-cell>
              <table:table-cell office:value-type="float" office:value="1.02252362626266">
                <text:p>1.0225236262626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09.544396288">
                <text:p>209.544396288</text:p>
              </table:table-cell>
              <table:table-cell office:value-type="float" office:value="1.02314710613833">
                <text:p>1.0231471061383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09.708033360999">
                <text:p>209.708033360999</text:p>
              </table:table-cell>
              <table:table-cell office:value-type="float" office:value="1.02364589003887">
                <text:p>1.0236458900388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09.874948254999">
                <text:p>209.874948254999</text:p>
              </table:table-cell>
              <table:table-cell office:value-type="float" office:value="1.0240449171593">
                <text:p>1.024044917159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10.036424959999">
                <text:p>210.036424959999</text:p>
              </table:table-cell>
              <table:table-cell office:value-type="float" office:value="1.02436413885565">
                <text:p>1.0243641388556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10.215849245">
                <text:p>210.215849245</text:p>
              </table:table-cell>
              <table:table-cell office:value-type="float" office:value="1.02461951621272">
                <text:p>1.0246195162127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10.340890990999">
                <text:p>210.340890990999</text:p>
              </table:table-cell>
              <table:table-cell office:value-type="float" office:value="1.02482381809838">
                <text:p>1.0248238180983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10.503925925999">
                <text:p>210.503925925999</text:p>
              </table:table-cell>
              <table:table-cell office:value-type="float" office:value="1.02498725960691">
                <text:p>1.0249872596069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10.67165219">
                <text:p>210.67165219</text:p>
              </table:table-cell>
              <table:table-cell office:value-type="float" office:value="1.02511801281373">
                <text:p>1.0251180128137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10.838117539">
                <text:p>210.838117539</text:p>
              </table:table-cell>
              <table:table-cell office:value-type="float" office:value="1.01364279734776">
                <text:p>1.0136427973477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11.005446548999">
                <text:p>211.005446548999</text:p>
              </table:table-cell>
              <table:table-cell office:value-type="float" office:value="1.00446262497498">
                <text:p>1.0044626249749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11.175580964">
                <text:p>211.175580964</text:p>
              </table:table-cell>
              <table:table-cell office:value-type="float" office:value="1.00869830510819">
                <text:p>1.0086983051081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11.344378161999">
                <text:p>211.344378161999</text:p>
              </table:table-cell>
              <table:table-cell office:value-type="float" office:value="1.01208684921476">
                <text:p>1.0120868492147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11.505560832">
                <text:p>211.505560832</text:p>
              </table:table-cell>
              <table:table-cell office:value-type="float" office:value="1.01479768450001">
                <text:p>1.0147976845000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11.668059879999">
                <text:p>211.668059879999</text:p>
              </table:table-cell>
              <table:table-cell office:value-type="float" office:value="1.01696635272822">
                <text:p>1.0169663527282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11.826401382999">
                <text:p>211.826401382999</text:p>
              </table:table-cell>
              <table:table-cell office:value-type="float" office:value="1.01870128731078">
                <text:p>1.0187012873107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11.991596795">
                <text:p>211.991596795</text:p>
              </table:table-cell>
              <table:table-cell office:value-type="float" office:value="1.02008923497683">
                <text:p>1.0200892349768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12.094063880999">
                <text:p>212.094063880999</text:p>
              </table:table-cell>
              <table:table-cell office:value-type="float" office:value="1.02119959310967">
                <text:p>1.0211995931096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12.257502799999">
                <text:p>212.257502799999</text:p>
              </table:table-cell>
              <table:table-cell office:value-type="float" office:value="1.02208787961594">
                <text:p>1.0220878796159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12.42565268">
                <text:p>212.42565268</text:p>
              </table:table-cell>
              <table:table-cell office:value-type="float" office:value="1.02279850882096">
                <text:p>1.0227985088209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12.583685228999">
                <text:p>212.583685228999</text:p>
              </table:table-cell>
              <table:table-cell office:value-type="float" office:value="1.02336701218497">
                <text:p>1.0233670121849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12.745160643">
                <text:p>212.745160643</text:p>
              </table:table-cell>
              <table:table-cell office:value-type="float" office:value="1.01224199684475">
                <text:p>1.0122419968447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12.902116608999">
                <text:p>212.902116608999</text:p>
              </table:table-cell>
              <table:table-cell office:value-type="float" office:value="1.01492180260401">
                <text:p>1.0149218026040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13.070976166999">
                <text:p>213.070976166999</text:p>
              </table:table-cell>
              <table:table-cell office:value-type="float" office:value="1.01706564721141">
                <text:p>1.0170656472114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13.238361987">
                <text:p>213.238361987</text:p>
              </table:table-cell>
              <table:table-cell office:value-type="float" office:value="1.01878072289733">
                <text:p>1.0187807228973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13.399493416">
                <text:p>213.399493416</text:p>
              </table:table-cell>
              <table:table-cell office:value-type="float" office:value="1.02015278344607">
                <text:p>1.0201527834460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13.556236008">
                <text:p>213.556236008</text:p>
              </table:table-cell>
              <table:table-cell office:value-type="float" office:value="1.02125043188506">
                <text:p>1.0212504318850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13.761265001">
                <text:p>213.761265001</text:p>
              </table:table-cell>
              <table:table-cell office:value-type="float" office:value="1.02212855063625">
                <text:p>1.0221285506362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13.929092986">
                <text:p>213.929092986</text:p>
              </table:table-cell>
              <table:table-cell office:value-type="float" office:value="1.02283104563721">
                <text:p>1.0228310456372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14.073688401999">
                <text:p>214.073688401999</text:p>
              </table:table-cell>
              <table:table-cell office:value-type="float" office:value="1.02339304163797">
                <text:p>1.0233930416379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14.214883065">
                <text:p>214.214883065</text:p>
              </table:table-cell>
              <table:table-cell office:value-type="float" office:value="1.02384263843858">
                <text:p>1.0238426384385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14.365762621999">
                <text:p>214.365762621999</text:p>
              </table:table-cell>
              <table:table-cell office:value-type="float" office:value="1.02420231587907">
                <text:p>1.0242023158790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14.515235740999">
                <text:p>214.515235740999</text:p>
              </table:table-cell>
              <table:table-cell office:value-type="float" office:value="1.02449005783146">
                <text:p>1.0244900578314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14.664778831">
                <text:p>214.664778831</text:p>
              </table:table-cell>
              <table:table-cell office:value-type="float" office:value="1.01314043336194">
                <text:p>1.0131404333619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14.818209261">
                <text:p>214.818209261</text:p>
              </table:table-cell>
              <table:table-cell office:value-type="float" office:value="1.00406073378633">
                <text:p>1.0040607337863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14.968236167">
                <text:p>214.968236167</text:p>
              </table:table-cell>
              <table:table-cell office:value-type="float" office:value="0.996796974125838">
                <text:p>0.99679697412583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15.128706526999">
                <text:p>215.128706526999</text:p>
              </table:table-cell>
              <table:table-cell office:value-type="float" office:value="0.990985966397445">
                <text:p>0.99098596639744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15.280888289999">
                <text:p>215.280888289999</text:p>
              </table:table-cell>
              <table:table-cell office:value-type="float" office:value="0.98633716021473">
                <text:p>0.9863371602147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15.433492929">
                <text:p>215.433492929</text:p>
              </table:table-cell>
              <table:table-cell office:value-type="float" office:value="0.982618115268558">
                <text:p>0.98261811526855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15.601196992">
                <text:p>215.601196992</text:p>
              </table:table-cell>
              <table:table-cell office:value-type="float" office:value="0.979642879311621">
                <text:p>0.97964287931162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15.758024715">
                <text:p>215.758024715</text:p>
              </table:table-cell>
              <table:table-cell office:value-type="float" office:value="0.977262690546071">
                <text:p>0.97726269054607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15.911178410999">
                <text:p>215.911178410999</text:p>
              </table:table-cell>
              <table:table-cell office:value-type="float" office:value="0.976615347242052">
                <text:p>0.97661534724205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16.06457396">
                <text:p>216.06457396</text:p>
              </table:table-cell>
              <table:table-cell office:value-type="float" office:value="0.976097472598836">
                <text:p>0.97609747259883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16.216303626999">
                <text:p>216.216303626999</text:p>
              </table:table-cell>
              <table:table-cell office:value-type="float" office:value="0.975683172884264">
                <text:p>0.97568317288426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16.364663462">
                <text:p>216.364663462</text:p>
              </table:table-cell>
              <table:table-cell office:value-type="float" office:value="0.975351733112606">
                <text:p>0.97535173311260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16.510608594999">
                <text:p>216.510608594999</text:p>
              </table:table-cell>
              <table:table-cell office:value-type="float" office:value="0.97508658129528">
                <text:p>0.9750865812952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16.657324747999">
                <text:p>216.657324747999</text:p>
              </table:table-cell>
              <table:table-cell office:value-type="float" office:value="0.974874459841418">
                <text:p>0.97487445984141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16.821169281">
                <text:p>216.821169281</text:p>
              </table:table-cell>
              <table:table-cell office:value-type="float" office:value="0.97470476267833">
                <text:p>0.9747047626783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16.967661180999">
                <text:p>216.967661180999</text:p>
              </table:table-cell>
              <table:table-cell office:value-type="float" office:value="0.974569004947858">
                <text:p>0.97456900494785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17.127502502">
                <text:p>217.127502502</text:p>
              </table:table-cell>
              <table:table-cell office:value-type="float" office:value="0.974460398763482">
                <text:p>0.97446039876348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17.328108075999">
                <text:p>217.328108075999</text:p>
              </table:table-cell>
              <table:table-cell office:value-type="float" office:value="0.986019931914011">
                <text:p>0.98601993191401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17.470092857999">
                <text:p>217.470092857999</text:p>
              </table:table-cell>
              <table:table-cell office:value-type="float" office:value="0.995267558434435">
                <text:p>0.99526755843443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17.61752109">
                <text:p>217.61752109</text:p>
              </table:table-cell>
              <table:table-cell office:value-type="float" office:value="1.00266565965077">
                <text:p>1.0026656596507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17.766843515999">
                <text:p>217.766843515999</text:p>
              </table:table-cell>
              <table:table-cell office:value-type="float" office:value="1.00858414062384">
                <text:p>1.0085841406238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17.913900812999">
                <text:p>217.913900812999</text:p>
              </table:table-cell>
              <table:table-cell office:value-type="float" office:value="1.0133189254023">
                <text:p>1.013318925402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18.063565503999">
                <text:p>218.063565503999</text:p>
              </table:table-cell>
              <table:table-cell office:value-type="float" office:value="1.01710675322507">
                <text:p>1.0171067532250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18.219781288">
                <text:p>218.219781288</text:p>
              </table:table-cell>
              <table:table-cell office:value-type="float" office:value="1.02013701548328">
                <text:p>1.0201370154832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18.366373149">
                <text:p>218.366373149</text:p>
              </table:table-cell>
              <table:table-cell office:value-type="float" office:value="1.02256122528985">
                <text:p>1.0225612252898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18.517439977">
                <text:p>218.517439977</text:p>
              </table:table-cell>
              <table:table-cell office:value-type="float" office:value="1.02450059313511">
                <text:p>1.0245005931351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18.663899395999">
                <text:p>218.663899395999</text:p>
              </table:table-cell>
              <table:table-cell office:value-type="float" office:value="1.01440566931328">
                <text:p>1.0144056693132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18.810542498">
                <text:p>218.810542498</text:p>
              </table:table-cell>
              <table:table-cell office:value-type="float" office:value="1.00632973025582">
                <text:p>1.0063297302558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18.955253454">
                <text:p>218.955253454</text:p>
              </table:table-cell>
              <table:table-cell office:value-type="float" office:value="0.999868979009849">
                <text:p>0.99986897900984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19.105644653999">
                <text:p>219.105644653999</text:p>
              </table:table-cell>
              <table:table-cell office:value-type="float" office:value="0.994700378013074">
                <text:p>0.99470037801307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19.249867163999">
                <text:p>219.249867163999</text:p>
              </table:table-cell>
              <table:table-cell office:value-type="float" office:value="0.990565497215654">
                <text:p>0.99056549721565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19.402929746999">
                <text:p>219.402929746999</text:p>
              </table:table-cell>
              <table:table-cell office:value-type="float" office:value="0.987257592577718">
                <text:p>0.98725759257771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19.556337725">
                <text:p>219.556337725</text:p>
              </table:table-cell>
              <table:table-cell office:value-type="float" office:value="0.9962576869654">
                <text:p>0.996257686965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19.713817084999">
                <text:p>219.713817084999</text:p>
              </table:table-cell>
              <table:table-cell office:value-type="float" office:value="1.00345776247555">
                <text:p>1.0034577624755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19.864102412999">
                <text:p>219.864102412999</text:p>
              </table:table-cell>
              <table:table-cell office:value-type="float" office:value="1.00921782288366">
                <text:p>1.0092178228836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20.014291289999">
                <text:p>220.014291289999</text:p>
              </table:table-cell>
              <table:table-cell office:value-type="float" office:value="1.01382587121016">
                <text:p>1.0138258712101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20.161741991">
                <text:p>220.161741991</text:p>
              </table:table-cell>
              <table:table-cell office:value-type="float" office:value="1.01751230987135">
                <text:p>1.0175123098713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20.308109588999">
                <text:p>220.308109588999</text:p>
              </table:table-cell>
              <table:table-cell office:value-type="float" office:value="1.02046146080031">
                <text:p>1.0204614608003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20.461221643">
                <text:p>220.461221643</text:p>
              </table:table-cell>
              <table:table-cell office:value-type="float" office:value="1.02282078154347">
                <text:p>1.0228207815434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20.617713039999">
                <text:p>220.617713039999</text:p>
              </table:table-cell>
              <table:table-cell office:value-type="float" office:value="1.024708238138">
                <text:p>1.02470823813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20.789034986999">
                <text:p>220.789034986999</text:p>
              </table:table-cell>
              <table:table-cell office:value-type="float" office:value="1.02621820341363">
                <text:p>1.0262182034136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20.892119929">
                <text:p>220.892119929</text:p>
              </table:table-cell>
              <table:table-cell office:value-type="float" office:value="1.0157797575361">
                <text:p>1.015779757536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21.037133909">
                <text:p>221.037133909</text:p>
              </table:table-cell>
              <table:table-cell office:value-type="float" office:value="1.00742900083407">
                <text:p>1.0074290008340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21.185933777">
                <text:p>221.185933777</text:p>
              </table:table-cell>
              <table:table-cell office:value-type="float" office:value="1.00074839547245">
                <text:p>1.0007483954724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21.329414927999">
                <text:p>221.329414927999</text:p>
              </table:table-cell>
              <table:table-cell office:value-type="float" office:value="0.995403911183157">
                <text:p>0.99540391118315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21.476599115">
                <text:p>221.476599115</text:p>
              </table:table-cell>
              <table:table-cell office:value-type="float" office:value="0.991128323751721">
                <text:p>0.99112832375172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21.626299185">
                <text:p>221.626299185</text:p>
              </table:table-cell>
              <table:table-cell office:value-type="float" office:value="0.987707853806571">
                <text:p>0.98770785380657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21.779613141">
                <text:p>221.779613141</text:p>
              </table:table-cell>
              <table:table-cell office:value-type="float" office:value="0.984971477850452">
                <text:p>0.98497147785045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21.918942697999">
                <text:p>221.918942697999</text:p>
              </table:table-cell>
              <table:table-cell office:value-type="float" office:value="0.982782377085556">
                <text:p>0.98278237708555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22.071297682">
                <text:p>222.071297682</text:p>
              </table:table-cell>
              <table:table-cell office:value-type="float" office:value="0.992677514571671">
                <text:p>0.99267751457167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22.216520173999">
                <text:p>222.216520173999</text:p>
              </table:table-cell>
              <table:table-cell office:value-type="float" office:value="1.00059362456056">
                <text:p>1.0005936245605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22.359430405999">
                <text:p>222.359430405999</text:p>
              </table:table-cell>
              <table:table-cell office:value-type="float" office:value="1.00692651255168">
                <text:p>1.0069265125516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22.508426957">
                <text:p>222.508426957</text:p>
              </table:table-cell>
              <table:table-cell office:value-type="float" office:value="1.01199282294457">
                <text:p>1.0119928229445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22.654655811999">
                <text:p>222.654655811999</text:p>
              </table:table-cell>
              <table:table-cell office:value-type="float" office:value="1.01604587125888">
                <text:p>1.0160458712588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22.803954965999">
                <text:p>222.803954965999</text:p>
              </table:table-cell>
              <table:table-cell office:value-type="float" office:value="1.0076418918123">
                <text:p>1.007641891812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22.952437399999">
                <text:p>222.952437399999</text:p>
              </table:table-cell>
              <table:table-cell office:value-type="float" office:value="1.00091870825503">
                <text:p>1.0009187082550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23.099310902999">
                <text:p>223.099310902999</text:p>
              </table:table-cell>
              <table:table-cell office:value-type="float" office:value="0.995540161409222">
                <text:p>0.99554016140922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23.250143466999">
                <text:p>223.250143466999</text:p>
              </table:table-cell>
              <table:table-cell office:value-type="float" office:value="0.991237323932572">
                <text:p>0.99123732393257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23.398782971999">
                <text:p>223.398782971999</text:p>
              </table:table-cell>
              <table:table-cell office:value-type="float" office:value="0.987795053951253">
                <text:p>0.98779505395125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23.543425517">
                <text:p>223.543425517</text:p>
              </table:table-cell>
              <table:table-cell office:value-type="float" office:value="0.985041237966197">
                <text:p>0.98504123796619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23.692319764999">
                <text:p>223.692319764999</text:p>
              </table:table-cell>
              <table:table-cell office:value-type="float" office:value="0.984111421745507">
                <text:p>0.98411142174550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23.839767346">
                <text:p>223.839767346</text:p>
              </table:table-cell>
              <table:table-cell office:value-type="float" office:value="0.983367568768954">
                <text:p>0.98336756876895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23.981108798">
                <text:p>223.981108798</text:p>
              </table:table-cell>
              <table:table-cell office:value-type="float" office:value="0.982772486387713">
                <text:p>0.98277248638771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24.127479424">
                <text:p>224.127479424</text:p>
              </table:table-cell>
              <table:table-cell office:value-type="float" office:value="0.982296420482719">
                <text:p>0.98229642048271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24.248119309999">
                <text:p>224.248119309999</text:p>
              </table:table-cell>
              <table:table-cell office:value-type="float" office:value="0.981915567758724">
                <text:p>0.98191556775872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24.399634083">
                <text:p>224.399634083</text:p>
              </table:table-cell>
              <table:table-cell office:value-type="float" office:value="0.981610885579529">
                <text:p>0.98161088557952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24.555736634">
                <text:p>224.555736634</text:p>
              </table:table-cell>
              <table:table-cell office:value-type="float" office:value="0.982657129516255">
                <text:p>0.98265712951625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24.706322033999">
                <text:p>224.706322033999</text:p>
              </table:table-cell>
              <table:table-cell office:value-type="float" office:value="0.983494124665635">
                <text:p>0.98349412466563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24.856026822999">
                <text:p>224.856026822999</text:p>
              </table:table-cell>
              <table:table-cell office:value-type="float" office:value="0.98416372078514">
                <text:p>0.9841637207851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25.007498573999">
                <text:p>225.007498573999</text:p>
              </table:table-cell>
              <table:table-cell office:value-type="float" office:value="0.984699397680744">
                <text:p>0.98469939768074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25.163483262999">
                <text:p>225.163483262999</text:p>
              </table:table-cell>
              <table:table-cell office:value-type="float" office:value="0.985127939197227">
                <text:p>0.98512793919722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25.318542821">
                <text:p>225.318542821</text:p>
              </table:table-cell>
              <table:table-cell office:value-type="float" office:value="0.985470772410413">
                <text:p>0.98547077241041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25.471194557">
                <text:p>225.471194557</text:p>
              </table:table-cell>
              <table:table-cell office:value-type="float" office:value="0.985745038980962">
                <text:p>0.98574503898096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25.627594972">
                <text:p>225.627594972</text:p>
              </table:table-cell>
              <table:table-cell office:value-type="float" office:value="0.985964452237401">
                <text:p>0.98596445223740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25.778351034">
                <text:p>225.778351034</text:p>
              </table:table-cell>
              <table:table-cell office:value-type="float" office:value="0.986139982842553">
                <text:p>0.98613998284255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25.928239325">
                <text:p>225.928239325</text:p>
              </table:table-cell>
              <table:table-cell office:value-type="float" office:value="0.987587482962784">
                <text:p>0.98758748296278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26.079340651">
                <text:p>226.079340651</text:p>
              </table:table-cell>
              <table:table-cell office:value-type="float" office:value="0.988745483058969">
                <text:p>0.98874548305896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26.22285357">
                <text:p>226.22285357</text:p>
              </table:table-cell>
              <table:table-cell office:value-type="float" office:value="0.989671883135917">
                <text:p>0.98967188313591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26.372929592999">
                <text:p>226.372929592999</text:p>
              </table:table-cell>
              <table:table-cell office:value-type="float" office:value="0.990413003197475">
                <text:p>0.99041300319747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26.520751807999">
                <text:p>226.520751807999</text:p>
              </table:table-cell>
              <table:table-cell office:value-type="float" office:value="0.991005899246722">
                <text:p>0.99100589924672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26.668927486">
                <text:p>226.668927486</text:p>
              </table:table-cell>
              <table:table-cell office:value-type="float" office:value="0.991480216086119">
                <text:p>0.99148021608611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26.824900975">
                <text:p>226.824900975</text:p>
              </table:table-cell>
              <table:table-cell office:value-type="float" office:value="0.993184172868896">
                <text:p>0.99318417286889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26.979251993">
                <text:p>226.979251993</text:p>
              </table:table-cell>
              <table:table-cell office:value-type="float" office:value="0.994547338295116">
                <text:p>0.99454733829511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27.139488456">
                <text:p>227.139488456</text:p>
              </table:table-cell>
              <table:table-cell office:value-type="float" office:value="0.994313367324835">
                <text:p>0.99431336732483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27.287239658999">
                <text:p>227.287239658999</text:p>
              </table:table-cell>
              <table:table-cell office:value-type="float" office:value="0.99412619054861">
                <text:p>0.9941261905486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27.427333234">
                <text:p>227.427333234</text:p>
              </table:table-cell>
              <table:table-cell office:value-type="float" office:value="0.99397644912763">
                <text:p>0.9939764491276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27.577084631999">
                <text:p>227.577084631999</text:p>
              </table:table-cell>
              <table:table-cell office:value-type="float" office:value="0.995181159302104">
                <text:p>0.99518115930210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27.774918927">
                <text:p>227.774918927</text:p>
              </table:table-cell>
              <table:table-cell office:value-type="float" office:value="0.994820424130425">
                <text:p>0.99482042413042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27.924586735">
                <text:p>227.924586735</text:p>
              </table:table-cell>
              <table:table-cell office:value-type="float" office:value="0.994531835993082">
                <text:p>0.99453183599308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28.070516133999">
                <text:p>228.070516133999</text:p>
              </table:table-cell>
              <table:table-cell office:value-type="float" office:value="0.995625468794465">
                <text:p>0.99562546879446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28.222102035999">
                <text:p>228.222102035999</text:p>
              </table:table-cell>
              <table:table-cell office:value-type="float" office:value="0.996500375035572">
                <text:p>0.99650037503557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28.378431568999">
                <text:p>228.378431568999</text:p>
              </table:table-cell>
              <table:table-cell office:value-type="float" office:value="0.997200300028458">
                <text:p>0.99720030002845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28.533104729999">
                <text:p>228.533104729999</text:p>
              </table:table-cell>
              <table:table-cell office:value-type="float" office:value="0.997760240022766">
                <text:p>0.99776024002276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28.671766157">
                <text:p>228.671766157</text:p>
              </table:table-cell>
              <table:table-cell office:value-type="float" office:value="0.998208192018213">
                <text:p>0.99820819201821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28.814536595999">
                <text:p>228.814536595999</text:p>
              </table:table-cell>
              <table:table-cell office:value-type="float" office:value="0.999908835493765">
                <text:p>0.99990883549376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28.957893191999">
                <text:p>228.957893191999</text:p>
              </table:table-cell>
              <table:table-cell office:value-type="float" office:value="1.00126935027421">
                <text:p>1.0012693502742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29.10843405">
                <text:p>229.10843405</text:p>
              </table:table-cell>
              <table:table-cell office:value-type="float" office:value="1.00235776209856">
                <text:p>1.0023577620985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29.256148192">
                <text:p>229.256148192</text:p>
              </table:table-cell>
              <table:table-cell office:value-type="float" office:value="1.00322849155804">
                <text:p>1.0032284915580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29.407379929">
                <text:p>229.407379929</text:p>
              </table:table-cell>
              <table:table-cell office:value-type="float" office:value="1.00392507512563">
                <text:p>1.0039250751256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29.553251227999">
                <text:p>229.553251227999</text:p>
              </table:table-cell>
              <table:table-cell office:value-type="float" office:value="1.0044823419797">
                <text:p>1.004482341979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29.701665969">
                <text:p>229.701665969</text:p>
              </table:table-cell>
              <table:table-cell office:value-type="float" office:value="1.00492815546295">
                <text:p>1.0049281554629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29.85249752">
                <text:p>229.85249752</text:p>
              </table:table-cell>
              <table:table-cell office:value-type="float" office:value="1.00528480624956">
                <text:p>1.0052848062495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30.006548702999">
                <text:p>230.006548702999</text:p>
              </table:table-cell>
              <table:table-cell office:value-type="float" office:value="1.00557012687884">
                <text:p>1.0055701268788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30.156145149">
                <text:p>230.156145149</text:p>
              </table:table-cell>
              <table:table-cell office:value-type="float" office:value="1.00579838338227">
                <text:p>1.0057983833822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30.303529606999">
                <text:p>230.303529606999</text:p>
              </table:table-cell>
              <table:table-cell office:value-type="float" office:value="1.00598098858501">
                <text:p>1.0059809885850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30.454223736999">
                <text:p>230.454223736999</text:p>
              </table:table-cell>
              <table:table-cell office:value-type="float" office:value="1.0061270727472">
                <text:p>1.006127072747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30.617692829999">
                <text:p>230.617692829999</text:p>
              </table:table-cell>
              <table:table-cell office:value-type="float" office:value="1.00624394007696">
                <text:p>1.0062439400769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30.761593682999">
                <text:p>230.761593682999</text:p>
              </table:table-cell>
              <table:table-cell office:value-type="float" office:value="1.00633743394076">
                <text:p>1.0063374339407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30.903377109">
                <text:p>230.903377109</text:p>
              </table:table-cell>
              <table:table-cell office:value-type="float" office:value="1.0064122290318">
                <text:p>1.006412229031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31.053713093999">
                <text:p>231.053713093999</text:p>
              </table:table-cell>
              <table:table-cell office:value-type="float" office:value="1.00647206510464">
                <text:p>1.0064720651046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31.198161643">
                <text:p>231.198161643</text:p>
              </table:table-cell>
              <table:table-cell office:value-type="float" office:value="1.0065199339629">
                <text:p>1.006519933962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31.310778514999">
                <text:p>231.310778514999</text:p>
              </table:table-cell>
              <table:table-cell office:value-type="float" office:value="1.00655822904952">
                <text:p>1.0065582290495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31.459793522999">
                <text:p>231.459793522999</text:p>
              </table:table-cell>
              <table:table-cell office:value-type="float" office:value="1.00658886511881">
                <text:p>1.0065888651188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31.605474128999">
                <text:p>231.605474128999</text:p>
              </table:table-cell>
              <table:table-cell office:value-type="float" office:value="1.00797379479775">
                <text:p>1.0079737947977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31.749589644">
                <text:p>231.749589644</text:p>
              </table:table-cell>
              <table:table-cell office:value-type="float" office:value="1.0090817385409">
                <text:p>1.009081738540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31.903818818999">
                <text:p>231.903818818999</text:p>
              </table:table-cell>
              <table:table-cell office:value-type="float" office:value="1.00996809353542">
                <text:p>1.0099680935354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32.057245103">
                <text:p>232.057245103</text:p>
              </table:table-cell>
              <table:table-cell office:value-type="float" office:value="1.01067717753104">
                <text:p>1.0106771775310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32.215535199999">
                <text:p>232.215535199999</text:p>
              </table:table-cell>
              <table:table-cell office:value-type="float" office:value="1.01124444472754">
                <text:p>1.0112444447275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32.365096563999">
                <text:p>232.365096563999</text:p>
              </table:table-cell>
              <table:table-cell office:value-type="float" office:value="1.01169825848473">
                <text:p>1.0116982584847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32.512718184">
                <text:p>232.512718184</text:p>
              </table:table-cell>
              <table:table-cell office:value-type="float" office:value="1.01206130949049">
                <text:p>1.0120613094904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32.656864909999">
                <text:p>232.656864909999</text:p>
              </table:table-cell>
              <table:table-cell office:value-type="float" office:value="1.01235175029509">
                <text:p>1.0123517502950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32.801241327999">
                <text:p>232.801241327999</text:p>
              </table:table-cell>
              <table:table-cell office:value-type="float" office:value="1.01258410293878">
                <text:p>1.0125841029387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32.945325642999">
                <text:p>232.945325642999</text:p>
              </table:table-cell>
              <table:table-cell office:value-type="float" office:value="1.01276998505372">
                <text:p>1.0127699850537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33.099975542">
                <text:p>233.099975542</text:p>
              </table:table-cell>
              <table:table-cell office:value-type="float" office:value="1.01291869074568">
                <text:p>1.0129186907456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33.249229462999">
                <text:p>233.249229462999</text:p>
              </table:table-cell>
              <table:table-cell office:value-type="float" office:value="1.01303765529925">
                <text:p>1.0130376552992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33.39506112">
                <text:p>233.39506112</text:p>
              </table:table-cell>
              <table:table-cell office:value-type="float" office:value="1.0131328269421">
                <text:p>1.013132826942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33.538853939999">
                <text:p>233.538853939999</text:p>
              </table:table-cell>
              <table:table-cell office:value-type="float" office:value="1.01320896425638">
                <text:p>1.0132089642563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33.685934653">
                <text:p>233.685934653</text:p>
              </table:table-cell>
              <table:table-cell office:value-type="float" office:value="1.01326987410781">
                <text:p>1.0132698741078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33.833568832999">
                <text:p>233.833568832999</text:p>
              </table:table-cell>
              <table:table-cell office:value-type="float" office:value="1.01331860198895">
                <text:p>1.0133186019889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33.983902107">
                <text:p>233.983902107</text:p>
              </table:table-cell>
              <table:table-cell office:value-type="float" office:value="1.01335758429386">
                <text:p>1.0133575842938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34.139155634">
                <text:p>234.139155634</text:p>
              </table:table-cell>
              <table:table-cell office:value-type="float" office:value="1.01338877013779">
                <text:p>1.0133887701377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34.289209454999">
                <text:p>234.289209454999</text:p>
              </table:table-cell>
              <table:table-cell office:value-type="float" office:value="1.01341371881294">
                <text:p>1.0134137188129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34.454887435">
                <text:p>234.454887435</text:p>
              </table:table-cell>
              <table:table-cell office:value-type="float" office:value="1.01343367775305">
                <text:p>1.0134336777530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34.586821834">
                <text:p>234.586821834</text:p>
              </table:table-cell>
              <table:table-cell office:value-type="float" office:value="1.01344964490514">
                <text:p>1.0134496449051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34.746400345999">
                <text:p>234.746400345999</text:p>
              </table:table-cell>
              <table:table-cell office:value-type="float" office:value="1.01346241862682">
                <text:p>1.0134624186268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34.896550067999">
                <text:p>234.896550067999</text:p>
              </table:table-cell>
              <table:table-cell office:value-type="float" office:value="1.01347263760416">
                <text:p>1.0134726376041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35.060663767999">
                <text:p>235.060663767999</text:p>
              </table:table-cell>
              <table:table-cell office:value-type="float" office:value="1.01348081278603">
                <text:p>1.0134808127860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35.211242194999">
                <text:p>235.211242194999</text:p>
              </table:table-cell>
              <table:table-cell office:value-type="float" office:value="1.01348735293153">
                <text:p>1.0134873529315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35.362660372">
                <text:p>235.362660372</text:p>
              </table:table-cell>
              <table:table-cell office:value-type="float" office:value="1.01349258504792">
                <text:p>1.0134925850479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35.518980923">
                <text:p>235.518980923</text:p>
              </table:table-cell>
              <table:table-cell office:value-type="float" office:value="1.01349677074104">
                <text:p>1.0134967707410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35.669211364999">
                <text:p>235.669211364999</text:p>
              </table:table-cell>
              <table:table-cell office:value-type="float" office:value="1.01350011929554">
                <text:p>1.0135001192955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35.824961098">
                <text:p>235.824961098</text:p>
              </table:table-cell>
              <table:table-cell office:value-type="float" office:value="1.01350279813913">
                <text:p>1.0135027981391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35.974129167">
                <text:p>235.974129167</text:p>
              </table:table-cell>
              <table:table-cell office:value-type="float" office:value="1.01350494121401">
                <text:p>1.0135049412140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36.123785672">
                <text:p>236.123785672</text:p>
              </table:table-cell>
              <table:table-cell office:value-type="float" office:value="1.01350665567391">
                <text:p>1.0135066556739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36.271531151999">
                <text:p>236.271531151999</text:p>
              </table:table-cell>
              <table:table-cell office:value-type="float" office:value="1.01350802724183">
                <text:p>1.0135080272418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36.418500722999">
                <text:p>236.418500722999</text:p>
              </table:table-cell>
              <table:table-cell office:value-type="float" office:value="1.01350912449617">
                <text:p>1.0135091244961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36.572758496">
                <text:p>236.572758496</text:p>
              </table:table-cell>
              <table:table-cell office:value-type="float" office:value="1.01351000229964">
                <text:p>1.0135100022996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36.717254674999">
                <text:p>236.717254674999</text:p>
              </table:table-cell>
              <table:table-cell office:value-type="float" office:value="1.01351070454241">
                <text:p>1.0135107045424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36.874908431999">
                <text:p>236.874908431999</text:p>
              </table:table-cell>
              <table:table-cell office:value-type="float" office:value="1.01215084551312">
                <text:p>1.0121508455131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37.031551066">
                <text:p>237.031551066</text:p>
              </table:table-cell>
              <table:table-cell office:value-type="float" office:value="1.01106295828969">
                <text:p>1.0110629582896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37.194892935999">
                <text:p>237.194892935999</text:p>
              </table:table-cell>
              <table:table-cell office:value-type="float" office:value="1.01019264851095">
                <text:p>1.0101926485109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37.348227196999">
                <text:p>237.348227196999</text:p>
              </table:table-cell>
              <table:table-cell office:value-type="float" office:value="1.00949640068795">
                <text:p>1.0094964006879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37.502766563999">
                <text:p>237.502766563999</text:p>
              </table:table-cell>
              <table:table-cell office:value-type="float" office:value="1.00893940242956">
                <text:p>1.0089394024295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37.652780422999">
                <text:p>237.652780422999</text:p>
              </table:table-cell>
              <table:table-cell office:value-type="float" office:value="1.00849380382284">
                <text:p>1.0084938038228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37.799511469999">
                <text:p>237.799511469999</text:p>
              </table:table-cell>
              <table:table-cell office:value-type="float" office:value="1.00813732493747">
                <text:p>1.0081373249374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37.951810848999">
                <text:p>237.951810848999</text:p>
              </table:table-cell>
              <table:table-cell office:value-type="float" office:value="1.00785214182917">
                <text:p>1.0078521418291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38.075252228">
                <text:p>238.075252228</text:p>
              </table:table-cell>
              <table:table-cell office:value-type="float" office:value="1.00762399534253">
                <text:p>1.0076239953425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38.231858510999">
                <text:p>238.231858510999</text:p>
              </table:table-cell>
              <table:table-cell office:value-type="float" office:value="1.00744147815322">
                <text:p>1.0074414781532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38.38270511">
                <text:p>238.38270511</text:p>
              </table:table-cell>
              <table:table-cell office:value-type="float" office:value="1.00729546440177">
                <text:p>1.0072954644017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38.534250609">
                <text:p>238.534250609</text:p>
              </table:table-cell>
              <table:table-cell office:value-type="float" office:value="1.00717865340061">
                <text:p>1.0071786534006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38.688604642999">
                <text:p>238.688604642999</text:p>
              </table:table-cell>
              <table:table-cell office:value-type="float" office:value="1.00708520459968">
                <text:p>1.0070852045996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38.839613794">
                <text:p>238.839613794</text:p>
              </table:table-cell>
              <table:table-cell office:value-type="float" office:value="1.00701044555894">
                <text:p>1.0070104455589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38.981813942999">
                <text:p>238.981813942999</text:p>
              </table:table-cell>
              <table:table-cell office:value-type="float" office:value="1.00695063832635">
                <text:p>1.0069506383263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39.133966559">
                <text:p>239.133966559</text:p>
              </table:table-cell>
              <table:table-cell office:value-type="float" office:value="1.00690279254027">
                <text:p>1.0069027925402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39.276811266">
                <text:p>239.276811266</text:p>
              </table:table-cell>
              <table:table-cell office:value-type="float" office:value="1.00686451591141">
                <text:p>1.0068645159114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39.426228717">
                <text:p>239.426228717</text:p>
              </table:table-cell>
              <table:table-cell office:value-type="float" office:value="1.00683389460833">
                <text:p>1.0068338946083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39.578789027999">
                <text:p>239.578789027999</text:p>
              </table:table-cell>
              <table:table-cell office:value-type="float" office:value="1.00680939756585">
                <text:p>1.0068093975658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39.728889737">
                <text:p>239.728889737</text:p>
              </table:table-cell>
              <table:table-cell office:value-type="float" office:value="1.00678979993188">
                <text:p>1.0067897999318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39.878712742999">
                <text:p>239.878712742999</text:p>
              </table:table-cell>
              <table:table-cell office:value-type="float" office:value="1.0067741218247">
                <text:p>1.006774121824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40.031376936">
                <text:p>240.031376936</text:p>
              </table:table-cell>
              <table:table-cell office:value-type="float" office:value="1.00676157933895">
                <text:p>1.0067615793389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40.182899972999">
                <text:p>240.182899972999</text:p>
              </table:table-cell>
              <table:table-cell office:value-type="float" office:value="1.00675154535036">
                <text:p>1.0067515453503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40.331410022">
                <text:p>240.331410022</text:p>
              </table:table-cell>
              <table:table-cell office:value-type="float" office:value="1.00674351815948">
                <text:p>1.0067435181594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40.487531048">
                <text:p>240.487531048</text:p>
              </table:table-cell>
              <table:table-cell office:value-type="float" office:value="1.00673709640678">
                <text:p>1.0067370964067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40.647549005">
                <text:p>240.647549005</text:p>
              </table:table-cell>
              <table:table-cell office:value-type="float" office:value="1.00673195900462">
                <text:p>1.0067319590046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40.800093835">
                <text:p>240.800093835</text:p>
              </table:table-cell>
              <table:table-cell office:value-type="float" office:value="1.00672784908289">
                <text:p>1.0067278490828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40.953824101">
                <text:p>240.953824101</text:p>
              </table:table-cell>
              <table:table-cell office:value-type="float" office:value="1.00672456114551">
                <text:p>1.0067245611455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41.098296458">
                <text:p>241.098296458</text:p>
              </table:table-cell>
              <table:table-cell office:value-type="float" office:value="1.0067219307956">
                <text:p>1.006721930795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41.251324534">
                <text:p>241.251324534</text:p>
              </table:table-cell>
              <table:table-cell office:value-type="float" office:value="1.00671982651567">
                <text:p>1.0067198265156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41.399205865">
                <text:p>241.399205865</text:p>
              </table:table-cell>
              <table:table-cell office:value-type="float" office:value="1.00671814309173">
                <text:p>1.0067181430917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41.553899962999">
                <text:p>241.553899962999</text:p>
              </table:table-cell>
              <table:table-cell office:value-type="float" office:value="1.00671679635258">
                <text:p>1.0067167963525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41.658799544">
                <text:p>241.658799544</text:p>
              </table:table-cell>
              <table:table-cell office:value-type="float" office:value="1.00671571896126">
                <text:p>1.0067157189612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41.822505377">
                <text:p>241.822505377</text:p>
              </table:table-cell>
              <table:table-cell office:value-type="float" office:value="1.0067148570482">
                <text:p>1.006714857048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41.971051106">
                <text:p>241.971051106</text:p>
              </table:table-cell>
              <table:table-cell office:value-type="float" office:value="1.00671416751776">
                <text:p>1.0067141675177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42.132464409">
                <text:p>242.132464409</text:p>
              </table:table-cell>
              <table:table-cell office:value-type="float" office:value="1.0067136158934">
                <text:p>1.006713615893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42.284307009999">
                <text:p>242.284307009999</text:p>
              </table:table-cell>
              <table:table-cell office:value-type="float" office:value="1.00671317459391">
                <text:p>1.0067131745939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42.438844885999">
                <text:p>242.438844885999</text:p>
              </table:table-cell>
              <table:table-cell office:value-type="float" office:value="1.00671282155433">
                <text:p>1.0067128215543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42.599386548">
                <text:p>242.599386548</text:p>
              </table:table-cell>
              <table:table-cell office:value-type="float" office:value="1.00671253912266">
                <text:p>1.0067125391226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42.743953436">
                <text:p>242.743953436</text:p>
              </table:table-cell>
              <table:table-cell office:value-type="float" office:value="1.00671231317732">
                <text:p>1.0067123131773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42.898261028">
                <text:p>242.898261028</text:p>
              </table:table-cell>
              <table:table-cell office:value-type="float" office:value="1.00671213242105">
                <text:p>1.0067121324210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43.051612378">
                <text:p>243.051612378</text:p>
              </table:table-cell>
              <table:table-cell office:value-type="float" office:value="1.00671198781603">
                <text:p>1.0067119878160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43.205214292">
                <text:p>243.205214292</text:p>
              </table:table-cell>
              <table:table-cell office:value-type="float" office:value="1.00671187213202">
                <text:p>1.0067118721320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43.363933859999">
                <text:p>243.363933859999</text:p>
              </table:table-cell>
              <table:table-cell office:value-type="float" office:value="1.00671177958481">
                <text:p>1.0067117795848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43.525821838999">
                <text:p>243.525821838999</text:p>
              </table:table-cell>
              <table:table-cell office:value-type="float" office:value="1.00671170554705">
                <text:p>1.0067117055470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43.684587689">
                <text:p>243.684587689</text:p>
              </table:table-cell>
              <table:table-cell office:value-type="float" office:value="1.00671164631683">
                <text:p>1.0067116463168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43.834272841999">
                <text:p>243.834272841999</text:p>
              </table:table-cell>
              <table:table-cell office:value-type="float" office:value="1.00671159893266">
                <text:p>1.0067115989326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43.980634312">
                <text:p>243.980634312</text:p>
              </table:table-cell>
              <table:table-cell office:value-type="float" office:value="1.00671156102532">
                <text:p>1.0067115610253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44.131212296999">
                <text:p>244.131212296999</text:p>
              </table:table-cell>
              <table:table-cell office:value-type="float" office:value="1.00671153069945">
                <text:p>1.0067115306994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44.276755096">
                <text:p>244.276755096</text:p>
              </table:table-cell>
              <table:table-cell office:value-type="float" office:value="1.00671150643876">
                <text:p>1.0067115064387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44.427083986999">
                <text:p>244.427083986999</text:p>
              </table:table-cell>
              <table:table-cell office:value-type="float" office:value="1.0067114870302">
                <text:p>1.006711487030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44.574829925999">
                <text:p>244.574829925999</text:p>
              </table:table-cell>
              <table:table-cell office:value-type="float" office:value="1.00671147150335">
                <text:p>1.0067114715033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44.725313329">
                <text:p>244.725313329</text:p>
              </table:table-cell>
              <table:table-cell office:value-type="float" office:value="1.00671145908188">
                <text:p>1.0067114590818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44.874171731">
                <text:p>244.874171731</text:p>
              </table:table-cell>
              <table:table-cell office:value-type="float" office:value="1.0067114491447">
                <text:p>1.006711449144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45.041247166">
                <text:p>245.041247166</text:p>
              </table:table-cell>
              <table:table-cell office:value-type="float" office:value="1.00671144119495">
                <text:p>1.0067114411949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45.176922019">
                <text:p>245.176922019</text:p>
              </table:table-cell>
              <table:table-cell office:value-type="float" office:value="1.00671143483516">
                <text:p>1.0067114348351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45.331984180999">
                <text:p>245.331984180999</text:p>
              </table:table-cell>
              <table:table-cell office:value-type="float" office:value="1.00671142974732">
                <text:p>1.0067114297473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45.498190594">
                <text:p>245.498190594</text:p>
              </table:table-cell>
              <table:table-cell office:value-type="float" office:value="1.00671142567705">
                <text:p>1.0067114256770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45.661947876999">
                <text:p>245.661947876999</text:p>
              </table:table-cell>
              <table:table-cell office:value-type="float" office:value="1.00536914054164">
                <text:p>1.0053691405416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45.823103756">
                <text:p>245.823103756</text:p>
              </table:table-cell>
              <table:table-cell office:value-type="float" office:value="1.00429531243331">
                <text:p>1.0042953124333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45.966297875">
                <text:p>245.966297875</text:p>
              </table:table-cell>
              <table:table-cell office:value-type="float" office:value="1.00343624994665">
                <text:p>1.0034362499466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46.113944952">
                <text:p>246.113944952</text:p>
              </table:table-cell>
              <table:table-cell office:value-type="float" office:value="1.00274899995732">
                <text:p>1.0027489999573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46.256211988999">
                <text:p>246.256211988999</text:p>
              </table:table-cell>
              <table:table-cell office:value-type="float" office:value="1.00219919996586">
                <text:p>1.0021991999658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46.405996743">
                <text:p>246.405996743</text:p>
              </table:table-cell>
              <table:table-cell office:value-type="float" office:value="1.00175935997269">
                <text:p>1.0017593599726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46.554735053">
                <text:p>246.554735053</text:p>
              </table:table-cell>
              <table:table-cell office:value-type="float" office:value="1.00140748797815">
                <text:p>1.0014074879781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46.712698350999">
                <text:p>246.712698350999</text:p>
              </table:table-cell>
              <table:table-cell office:value-type="float" office:value="1.00112599038252">
                <text:p>1.0011259903825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46.874968484">
                <text:p>246.874968484</text:p>
              </table:table-cell>
              <table:table-cell office:value-type="float" office:value="1.00090079230602">
                <text:p>1.0009007923060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47.021748259">
                <text:p>247.021748259</text:p>
              </table:table-cell>
              <table:table-cell office:value-type="float" office:value="1.00072063384481">
                <text:p>1.0007206338448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47.181360248">
                <text:p>247.181360248</text:p>
              </table:table-cell>
              <table:table-cell office:value-type="float" office:value="1.00057650707585">
                <text:p>1.0005765070758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47.342373214">
                <text:p>247.342373214</text:p>
              </table:table-cell>
              <table:table-cell office:value-type="float" office:value="1.00046120566068">
                <text:p>1.0004612056606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47.501026971">
                <text:p>247.501026971</text:p>
              </table:table-cell>
              <table:table-cell office:value-type="float" office:value="1.00036896452854">
                <text:p>1.0003689645285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47.656315724">
                <text:p>247.656315724</text:p>
              </table:table-cell>
              <table:table-cell office:value-type="float" office:value="1.00029517162284">
                <text:p>1.0002951716228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47.816468199999">
                <text:p>247.816468199999</text:p>
              </table:table-cell>
              <table:table-cell office:value-type="float" office:value="0.99891163398701">
                <text:p>0.9989116339870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47.969975190999">
                <text:p>247.969975190999</text:p>
              </table:table-cell>
              <table:table-cell office:value-type="float" office:value="0.99780480387835">
                <text:p>0.9978048038783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48.135298711999">
                <text:p>248.135298711999</text:p>
              </table:table-cell>
              <table:table-cell office:value-type="float" office:value="0.996919339791422">
                <text:p>0.99691933979142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48.288674920999">
                <text:p>248.288674920999</text:p>
              </table:table-cell>
              <table:table-cell office:value-type="float" office:value="0.996210968521879">
                <text:p>0.99621096852187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48.442114800999">
                <text:p>248.442114800999</text:p>
              </table:table-cell>
              <table:table-cell office:value-type="float" office:value="0.995644271506245">
                <text:p>0.99564427150624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48.604981930999">
                <text:p>248.604981930999</text:p>
              </table:table-cell>
              <table:table-cell office:value-type="float" office:value="0.995190913893738">
                <text:p>0.99519091389373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48.807545567999">
                <text:p>248.807545567999</text:p>
              </table:table-cell>
              <table:table-cell office:value-type="float" office:value="0.993521152167622">
                <text:p>0.99352115216762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48.958569046999">
                <text:p>248.958569046999</text:p>
              </table:table-cell>
              <table:table-cell office:value-type="float" office:value="0.992185342786729">
                <text:p>0.99218534278672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49.111191574999">
                <text:p>249.111191574999</text:p>
              </table:table-cell>
              <table:table-cell office:value-type="float" office:value="0.991116695282015">
                <text:p>0.99111669528201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49.256962817">
                <text:p>249.256962817</text:p>
              </table:table-cell>
              <table:table-cell office:value-type="float" office:value="0.990261777278244">
                <text:p>0.990261777278244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49.409825589">
                <text:p>249.409825589</text:p>
              </table:table-cell>
              <table:table-cell office:value-type="float" office:value="0.989577842875226">
                <text:p>0.98957784287522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49.560742656">
                <text:p>249.560742656</text:p>
              </table:table-cell>
              <table:table-cell office:value-type="float" office:value="0.989030695352813">
                <text:p>0.98903069535281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49.717369505999">
                <text:p>249.717369505999</text:p>
              </table:table-cell>
              <table:table-cell office:value-type="float" office:value="0.988592977334882">
                <text:p>0.98859297733488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49.87272953">
                <text:p>249.87272953</text:p>
              </table:table-cell>
              <table:table-cell office:value-type="float" office:value="0.988242802920537">
                <text:p>0.98824280292053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50.0207701">
                <text:p>250.0207701</text:p>
              </table:table-cell>
              <table:table-cell office:value-type="float" office:value="0.987962663389061">
                <text:p>0.98796266338906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50.179785119999">
                <text:p>250.179785119999</text:p>
              </table:table-cell>
              <table:table-cell office:value-type="float" office:value="0.987738551763881">
                <text:p>0.98773855176388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50.333619035">
                <text:p>250.333619035</text:p>
              </table:table-cell>
              <table:table-cell office:value-type="float" office:value="0.987559262463736">
                <text:p>0.98755926246373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50.492762795999">
                <text:p>250.492762795999</text:p>
              </table:table-cell>
              <table:table-cell office:value-type="float" office:value="0.987415831023621">
                <text:p>0.98741583102362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50.652308572999">
                <text:p>250.652308572999</text:p>
              </table:table-cell>
              <table:table-cell office:value-type="float" office:value="0.987301085871528">
                <text:p>0.98730108587152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50.799685545">
                <text:p>250.799685545</text:p>
              </table:table-cell>
              <table:table-cell office:value-type="float" office:value="0.987209289749854">
                <text:p>0.98720928974985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50.946218846">
                <text:p>250.946218846</text:p>
              </table:table-cell>
              <table:table-cell office:value-type="float" office:value="0.987135852852515">
                <text:p>0.98713585285251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51.092569943999">
                <text:p>251.092569943999</text:p>
              </table:table-cell>
              <table:table-cell office:value-type="float" office:value="0.987077103334644">
                <text:p>0.987077103334644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51.233340101">
                <text:p>251.233340101</text:p>
              </table:table-cell>
              <table:table-cell office:value-type="float" office:value="0.987030103720346">
                <text:p>0.98703010372034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51.380882874999">
                <text:p>251.380882874999</text:p>
              </table:table-cell>
              <table:table-cell office:value-type="float" office:value="0.986992504028909">
                <text:p>0.98699250402890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51.525482891">
                <text:p>251.525482891</text:p>
              </table:table-cell>
              <table:table-cell office:value-type="float" office:value="0.986962424275759">
                <text:p>0.98696242427575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51.683570869">
                <text:p>251.683570869</text:p>
              </table:table-cell>
              <table:table-cell office:value-type="float" office:value="0.986938360473239">
                <text:p>0.98693836047323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51.830410753">
                <text:p>251.830410753</text:p>
              </table:table-cell>
              <table:table-cell office:value-type="float" office:value="0.986919109431222">
                <text:p>0.98691910943122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51.976939443999">
                <text:p>251.976939443999</text:p>
              </table:table-cell>
              <table:table-cell office:value-type="float" office:value="0.98690370859761">
                <text:p>0.9869037085976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52.133462981999">
                <text:p>252.133462981999</text:p>
              </table:table-cell>
              <table:table-cell office:value-type="float" office:value="0.986891387930719">
                <text:p>0.986891387930719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52.333765448">
                <text:p>252.333765448</text:p>
              </table:table-cell>
              <table:table-cell office:value-type="float" office:value="0.986881531397207">
                <text:p>0.986881531397207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52.476838533999">
                <text:p>252.476838533999</text:p>
              </table:table-cell>
              <table:table-cell office:value-type="float" office:value="0.986873646170397">
                <text:p>0.98687364617039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52.626240030999">
                <text:p>252.626240030999</text:p>
              </table:table-cell>
              <table:table-cell office:value-type="float" office:value="0.986867337988949">
                <text:p>0.98686733798894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52.772215915">
                <text:p>252.772215915</text:p>
              </table:table-cell>
              <table:table-cell office:value-type="float" office:value="0.986862291443791">
                <text:p>0.98686229144379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52.924488757999">
                <text:p>252.924488757999</text:p>
              </table:table-cell>
              <table:table-cell office:value-type="float" office:value="0.986858254207665">
                <text:p>0.98685825420766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53.067977528999">
                <text:p>253.067977528999</text:p>
              </table:table-cell>
              <table:table-cell office:value-type="float" office:value="0.986855024418764">
                <text:p>0.98685502441876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53.214123034999">
                <text:p>253.214123034999</text:p>
              </table:table-cell>
              <table:table-cell office:value-type="float" office:value="0.986852440587642">
                <text:p>0.98685244058764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53.355754892">
                <text:p>253.355754892</text:p>
              </table:table-cell>
              <table:table-cell office:value-type="float" office:value="0.986850373522746">
                <text:p>0.98685037352274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53.492417265999">
                <text:p>253.492417265999</text:p>
              </table:table-cell>
              <table:table-cell office:value-type="float" office:value="0.986848719870828">
                <text:p>0.98684871987082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53.640445845">
                <text:p>253.640445845</text:p>
              </table:table-cell>
              <table:table-cell office:value-type="float" office:value="0.986847396949294">
                <text:p>0.98684739694929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53.794513321">
                <text:p>253.794513321</text:p>
              </table:table-cell>
              <table:table-cell office:value-type="float" office:value="0.986846338612067">
                <text:p>0.98684633861206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53.949463969">
                <text:p>253.949463969</text:p>
              </table:table-cell>
              <table:table-cell office:value-type="float" office:value="0.986845491942285">
                <text:p>0.98684549194228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54.100814969999">
                <text:p>254.100814969999</text:p>
              </table:table-cell>
              <table:table-cell office:value-type="float" office:value="0.98684481460646">
                <text:p>0.9868448146064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54.251220569">
                <text:p>254.251220569</text:p>
              </table:table-cell>
              <table:table-cell office:value-type="float" office:value="0.986844272737799">
                <text:p>0.98684427273779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54.409341106999">
                <text:p>254.409341106999</text:p>
              </table:table-cell>
              <table:table-cell office:value-type="float" office:value="0.986843839242871">
                <text:p>0.98684383924287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54.568816862">
                <text:p>254.568816862</text:p>
              </table:table-cell>
              <table:table-cell office:value-type="float" office:value="0.986843492446929">
                <text:p>0.98684349244692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54.734595866999">
                <text:p>254.734595866999</text:p>
              </table:table-cell>
              <table:table-cell office:value-type="float" office:value="0.986843215010175">
                <text:p>0.98684321501017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54.900123788999">
                <text:p>254.900123788999</text:p>
              </table:table-cell>
              <table:table-cell office:value-type="float" office:value="0.986842993060771">
                <text:p>0.98684299306077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55.059897038">
                <text:p>255.059897038</text:p>
              </table:table-cell>
              <table:table-cell office:value-type="float" office:value="0.986842815501249">
                <text:p>0.986842815501249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55.223555106">
                <text:p>255.223555106</text:p>
              </table:table-cell>
              <table:table-cell office:value-type="float" office:value="0.98684267345363">
                <text:p>0.98684267345363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55.386652027">
                <text:p>255.386652027</text:p>
              </table:table-cell>
              <table:table-cell office:value-type="float" office:value="0.985552570135454">
                <text:p>0.985552570135454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55.541056206999">
                <text:p>255.541056206999</text:p>
              </table:table-cell>
              <table:table-cell office:value-type="float" office:value="0.984520487480912">
                <text:p>0.98452048748091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55.700986796999">
                <text:p>255.700986796999</text:p>
              </table:table-cell>
              <table:table-cell office:value-type="float" office:value="0.983694821357279">
                <text:p>0.98369482135727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55.801984685">
                <text:p>255.801984685</text:p>
              </table:table-cell>
              <table:table-cell office:value-type="float" office:value="0.984324278138455">
                <text:p>0.98432427813845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55.903827124999">
                <text:p>255.903827124999</text:p>
              </table:table-cell>
              <table:table-cell office:value-type="float" office:value="0.984827843563396">
                <text:p>0.984827843563396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256.063321849">
                <text:p>256.063321849</text:p>
              </table:table-cell>
              <table:table-cell office:value-type="float" office:value="0.985230695903348">
                <text:p>0.98523069590334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56.229441299">
                <text:p>256.229441299</text:p>
              </table:table-cell>
              <table:table-cell office:value-type="float" office:value="0.98555297777531">
                <text:p>0.9855529777753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56.392162513999">
                <text:p>256.392162513999</text:p>
              </table:table-cell>
              <table:table-cell office:value-type="float" office:value="0.98581080327288">
                <text:p>0.9858108032728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256.573641149">
                <text:p>256.573641149</text:p>
              </table:table-cell>
              <table:table-cell office:value-type="float" office:value="0.986017063670935">
                <text:p>0.98601706367093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256.742797077">
                <text:p>256.742797077</text:p>
              </table:table-cell>
              <table:table-cell office:value-type="float" office:value="0.98618207198938">
                <text:p>0.9861820719893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56.848595407">
                <text:p>256.848595407</text:p>
              </table:table-cell>
              <table:table-cell office:value-type="float" office:value="0.986314078644136">
                <text:p>0.986314078644136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56.952912736999">
                <text:p>256.952912736999</text:p>
              </table:table-cell>
              <table:table-cell office:value-type="float" office:value="0.98641968396794">
                <text:p>0.9864196839679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57.131425624">
                <text:p>257.131425624</text:p>
              </table:table-cell>
              <table:table-cell office:value-type="float" office:value="0.986504168226984">
                <text:p>0.98650416822698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57.303521898999">
                <text:p>257.303521898999</text:p>
              </table:table-cell>
              <table:table-cell office:value-type="float" office:value="0.986571755634219">
                <text:p>0.986571755634219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257.463350467999">
                <text:p>257.463350467999</text:p>
              </table:table-cell>
              <table:table-cell office:value-type="float" office:value="0.986625825560006">
                <text:p>0.98662582556000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57.618489725999">
                <text:p>257.618489725999</text:p>
              </table:table-cell>
              <table:table-cell office:value-type="float" office:value="0.986669081500637">
                <text:p>0.986669081500637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57.772155135999">
                <text:p>257.772155135999</text:p>
              </table:table-cell>
              <table:table-cell office:value-type="float" office:value="0.986703686253141">
                <text:p>0.98670368625314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57.940851687999">
                <text:p>257.940851687999</text:p>
              </table:table-cell>
              <table:table-cell office:value-type="float" office:value="0.986731370055145">
                <text:p>0.98673137005514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258.042381142999">
                <text:p>258.042381142999</text:p>
              </table:table-cell>
              <table:table-cell office:value-type="float" office:value="0.986753517096747">
                <text:p>0.98675351709674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58.202270172">
                <text:p>258.202270172</text:p>
              </table:table-cell>
              <table:table-cell office:value-type="float" office:value="0.98677123473003">
                <text:p>0.9867712347300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258.360072243999">
                <text:p>258.360072243999</text:p>
              </table:table-cell>
              <table:table-cell office:value-type="float" office:value="0.986785408836655">
                <text:p>0.98678540883665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58.521632884">
                <text:p>258.521632884</text:p>
              </table:table-cell>
              <table:table-cell office:value-type="float" office:value="0.986796748121956">
                <text:p>0.98679674812195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58.679931642999">
                <text:p>258.679931642999</text:p>
              </table:table-cell>
              <table:table-cell office:value-type="float" office:value="0.986805819550196">
                <text:p>0.98680581955019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58.839677739999">
                <text:p>258.839677739999</text:p>
              </table:table-cell>
              <table:table-cell office:value-type="float" office:value="0.986813076692789">
                <text:p>0.98681307669278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58.988587378999">
                <text:p>258.988587378999</text:p>
              </table:table-cell>
              <table:table-cell office:value-type="float" office:value="0.986818882406863">
                <text:p>0.98681888240686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59.110648505">
                <text:p>259.110648505</text:p>
              </table:table-cell>
              <table:table-cell office:value-type="float" office:value="0.986823526978122">
                <text:p>0.98682352697812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59.285317992999">
                <text:p>259.285317992999</text:p>
              </table:table-cell>
              <table:table-cell office:value-type="float" office:value="0.986827242635129">
                <text:p>0.98682724263512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59.454888635">
                <text:p>259.454888635</text:p>
              </table:table-cell>
              <table:table-cell office:value-type="float" office:value="0.986830215160735">
                <text:p>0.98683021516073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59.616343373">
                <text:p>259.616343373</text:p>
              </table:table-cell>
              <table:table-cell office:value-type="float" office:value="0.98683259318122">
                <text:p>0.9868325931812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259.779373092">
                <text:p>259.779373092</text:p>
              </table:table-cell>
              <table:table-cell office:value-type="float" office:value="0.985544505917525">
                <text:p>0.98554450591752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259.942397981">
                <text:p>259.942397981</text:p>
              </table:table-cell>
              <table:table-cell office:value-type="float" office:value="0.984514036106569">
                <text:p>0.98451403610656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60.103275441999">
                <text:p>260.103275441999</text:p>
              </table:table-cell>
              <table:table-cell office:value-type="float" office:value="0.983689660257804">
                <text:p>0.98368966025780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260.259968209">
                <text:p>260.259968209</text:p>
              </table:table-cell>
              <table:table-cell office:value-type="float" office:value="0.983030159578793">
                <text:p>0.98303015957879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260.421950824">
                <text:p>260.421950824</text:p>
              </table:table-cell>
              <table:table-cell office:value-type="float" office:value="0.982502559035583">
                <text:p>0.982502559035583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60.587813359">
                <text:p>260.587813359</text:p>
              </table:table-cell>
              <table:table-cell office:value-type="float" office:value="0.982080478601016">
                <text:p>0.982080478601016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260.745363438">
                <text:p>260.745363438</text:p>
              </table:table-cell>
              <table:table-cell office:value-type="float" office:value="0.981742814253362">
                <text:p>0.98174281425336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260.907090839">
                <text:p>260.907090839</text:p>
              </table:table-cell>
              <table:table-cell office:value-type="float" office:value="0.981472682775238">
                <text:p>0.981472682775238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61.067311452">
                <text:p>261.067311452</text:p>
              </table:table-cell>
              <table:table-cell office:value-type="float" office:value="0.98125657759274">
                <text:p>0.9812565775927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261.215788684">
                <text:p>261.215788684</text:p>
              </table:table-cell>
              <table:table-cell office:value-type="float" office:value="0.981083693446741">
                <text:p>0.981083693446741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61.371745602">
                <text:p>261.371745602</text:p>
              </table:table-cell>
              <table:table-cell office:value-type="float" office:value="0.980945386129942">
                <text:p>0.98094538612994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261.523225833">
                <text:p>261.523225833</text:p>
              </table:table-cell>
              <table:table-cell office:value-type="float" office:value="0.980834740276503">
                <text:p>0.98083474027650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261.678947697999">
                <text:p>261.678947697999</text:p>
              </table:table-cell>
              <table:table-cell office:value-type="float" office:value="0.980746223593751">
                <text:p>0.98074622359375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261.837611771">
                <text:p>261.837611771</text:p>
              </table:table-cell>
              <table:table-cell office:value-type="float" office:value="0.98067541024755">
                <text:p>0.9806754102475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261.999156579999">
                <text:p>261.999156579999</text:p>
              </table:table-cell>
              <table:table-cell office:value-type="float" office:value="0.980618759570589">
                <text:p>0.98061875957058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262.159943999">
                <text:p>262.159943999</text:p>
              </table:table-cell>
              <table:table-cell office:value-type="float" office:value="0.98057343902902">
                <text:p>0.9805734390290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262.332770932">
                <text:p>262.332770932</text:p>
              </table:table-cell>
              <table:table-cell office:value-type="float" office:value="0.979263946028411">
                <text:p>0.979263946028411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262.464611612">
                <text:p>262.464611612</text:p>
              </table:table-cell>
              <table:table-cell office:value-type="float" office:value="0.979489588195278">
                <text:p>0.979489588195278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62.628872445999">
                <text:p>262.628872445999</text:p>
              </table:table-cell>
              <table:table-cell office:value-type="float" office:value="0.979670101928772">
                <text:p>0.97967010192877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262.78220313">
                <text:p>262.78220313</text:p>
              </table:table-cell>
              <table:table-cell office:value-type="float" office:value="0.979814512915566">
                <text:p>0.97981451291556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262.943960540999">
                <text:p>262.943960540999</text:p>
              </table:table-cell>
              <table:table-cell office:value-type="float" office:value="0.979930041705002">
                <text:p>0.97993004170500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263.093378764999">
                <text:p>263.093378764999</text:p>
              </table:table-cell>
              <table:table-cell office:value-type="float" office:value="0.980022464736551">
                <text:p>0.98002246473655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263.262594881999">
                <text:p>263.262594881999</text:p>
              </table:table-cell>
              <table:table-cell office:value-type="float" office:value="0.98009640316179">
                <text:p>0.9800964031617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63.424757298">
                <text:p>263.424757298</text:p>
              </table:table-cell>
              <table:table-cell office:value-type="float" office:value="0.980155553901981">
                <text:p>0.98015555390198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263.577460873999">
                <text:p>263.577460873999</text:p>
              </table:table-cell>
              <table:table-cell office:value-type="float" office:value="0.980202874494134">
                <text:p>0.98020287449413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263.730283991999">
                <text:p>263.730283991999</text:p>
              </table:table-cell>
              <table:table-cell office:value-type="float" office:value="0.980240730967856">
                <text:p>0.980240730967856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263.89337421">
                <text:p>263.89337421</text:p>
              </table:table-cell>
              <table:table-cell office:value-type="float" office:value="0.980271016146834">
                <text:p>0.98027101614683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264.058467842999">
                <text:p>264.058467842999</text:p>
              </table:table-cell>
              <table:table-cell office:value-type="float" office:value="0.980295244290016">
                <text:p>0.98029524429001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264.214815506">
                <text:p>264.214815506</text:p>
              </table:table-cell>
              <table:table-cell office:value-type="float" office:value="0.980314626804562">
                <text:p>0.98031462680456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264.378203627">
                <text:p>264.378203627</text:p>
              </table:table-cell>
              <table:table-cell office:value-type="float" office:value="0.980330132816199">
                <text:p>0.980330132816199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64.544376054999">
                <text:p>264.544376054999</text:p>
              </table:table-cell>
              <table:table-cell office:value-type="float" office:value="0.980342537625508">
                <text:p>0.98034253762550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264.71193946">
                <text:p>264.71193946</text:p>
              </table:table-cell>
              <table:table-cell office:value-type="float" office:value="0.979079224905601">
                <text:p>0.97907922490560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264.877618671">
                <text:p>264.877618671</text:p>
              </table:table-cell>
              <table:table-cell office:value-type="float" office:value="0.978068574729676">
                <text:p>0.978068574729676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265.050653045">
                <text:p>265.050653045</text:p>
              </table:table-cell>
              <table:table-cell office:value-type="float" office:value="0.977260054588935">
                <text:p>0.97726005458893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65.213977636">
                <text:p>265.213977636</text:p>
              </table:table-cell>
              <table:table-cell office:value-type="float" office:value="0.976613238476343">
                <text:p>0.97661323847634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65.379635715999">
                <text:p>265.379635715999</text:p>
              </table:table-cell>
              <table:table-cell office:value-type="float" office:value="0.976095785586269">
                <text:p>0.976095785586269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65.554679405999">
                <text:p>265.554679405999</text:p>
              </table:table-cell>
              <table:table-cell office:value-type="float" office:value="0.97568182327421">
                <text:p>0.9756818232742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65.726401204">
                <text:p>265.726401204</text:p>
              </table:table-cell>
              <table:table-cell office:value-type="float" office:value="0.975350653424563">
                <text:p>0.97535065342456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65.94430365">
                <text:p>265.94430365</text:p>
              </table:table-cell>
              <table:table-cell office:value-type="float" office:value="0.986732135642876">
                <text:p>0.986732135642876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66.122833194">
                <text:p>266.122833194</text:p>
              </table:table-cell>
              <table:table-cell office:value-type="float" office:value="0.995837321417527">
                <text:p>0.995837321417527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66.297428798">
                <text:p>266.297428798</text:p>
              </table:table-cell>
              <table:table-cell office:value-type="float" office:value="1.00312147003725">
                <text:p>1.0031214700372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66.458471718999">
                <text:p>266.458471718999</text:p>
              </table:table-cell>
              <table:table-cell office:value-type="float" office:value="1.007625381158">
                <text:p>1.00762538115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66.63601964">
                <text:p>266.63601964</text:p>
              </table:table-cell>
              <table:table-cell office:value-type="float" office:value="1.01122851005461">
                <text:p>1.0112285100546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266.804531577">
                <text:p>266.804531577</text:p>
              </table:table-cell>
              <table:table-cell office:value-type="float" office:value="1.01411101317189">
                <text:p>1.0141110131718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266.913824669">
                <text:p>266.913824669</text:p>
              </table:table-cell>
              <table:table-cell office:value-type="float" office:value="1.01641701566572">
                <text:p>1.0164170156657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267.080964908">
                <text:p>267.080964908</text:p>
              </table:table-cell>
              <table:table-cell office:value-type="float" office:value="1.01826181766078">
                <text:p>1.0182618176607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267.237040926">
                <text:p>267.237040926</text:p>
              </table:table-cell>
              <table:table-cell office:value-type="float" office:value="1.01973765925683">
                <text:p>1.0197376592568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267.387122237">
                <text:p>267.387122237</text:p>
              </table:table-cell>
              <table:table-cell office:value-type="float" office:value="1.02091833253367">
                <text:p>1.02091833253367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267.534704157">
                <text:p>267.534704157</text:p>
              </table:table-cell>
              <table:table-cell office:value-type="float" office:value="1.02186287115514">
                <text:p>1.0218628711551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267.686938434999">
                <text:p>267.686938434999</text:p>
              </table:table-cell>
              <table:table-cell office:value-type="float" office:value="1.02261850205232">
                <text:p>1.0226185020523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267.852932648999">
                <text:p>267.852932648999</text:p>
              </table:table-cell>
              <table:table-cell office:value-type="float" office:value="1.02322300677006">
                <text:p>1.02322300677006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268.007253824999">
                <text:p>268.007253824999</text:p>
              </table:table-cell>
              <table:table-cell office:value-type="float" office:value="1.02370661054425">
                <text:p>1.0237066105442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268.170424893">
                <text:p>268.170424893</text:p>
              </table:table-cell>
              <table:table-cell office:value-type="float" office:value="1.02409349356361">
                <text:p>1.0240934935636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268.328444495">
                <text:p>268.328444495</text:p>
              </table:table-cell>
              <table:table-cell office:value-type="float" office:value="1.02440299997909">
                <text:p>1.0244029999790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268.484815955999">
                <text:p>268.484815955999</text:p>
              </table:table-cell>
              <table:table-cell office:value-type="float" office:value="1.02465060511148">
                <text:p>1.02465060511148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268.63277677">
                <text:p>268.63277677</text:p>
              </table:table-cell>
              <table:table-cell office:value-type="float" office:value="1.02484868921739">
                <text:p>1.02484868921739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68.790888363999">
                <text:p>268.790888363999</text:p>
              </table:table-cell>
              <table:table-cell office:value-type="float" office:value="1.02500715650212">
                <text:p>1.0250071565021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268.949134938999">
                <text:p>268.949134938999</text:p>
              </table:table-cell>
              <table:table-cell office:value-type="float" office:value="1.0251339303299">
                <text:p>1.0251339303299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269.091372109999">
                <text:p>269.091372109999</text:p>
              </table:table-cell>
              <table:table-cell office:value-type="float" office:value="1.02523534939212">
                <text:p>1.0252353493921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269.244587559999">
                <text:p>269.244587559999</text:p>
              </table:table-cell>
              <table:table-cell office:value-type="float" office:value="1.02400993556465">
                <text:p>1.0240099355646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269.463566958">
                <text:p>269.463566958</text:p>
              </table:table-cell>
              <table:table-cell office:value-type="float" office:value="1.02302960450268">
                <text:p>1.0230296045026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269.619207009999">
                <text:p>269.619207009999</text:p>
              </table:table-cell>
              <table:table-cell office:value-type="float" office:value="1.0222453396531">
                <text:p>1.022245339653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69.782901404">
                <text:p>269.782901404</text:p>
              </table:table-cell>
              <table:table-cell office:value-type="float" office:value="1.02161792777343">
                <text:p>1.0216179277734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69.941241979999">
                <text:p>269.941241979999</text:p>
              </table:table-cell>
              <table:table-cell office:value-type="float" office:value="1.0211159982697">
                <text:p>1.021115998269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270.100096751999">
                <text:p>270.100096751999</text:p>
              </table:table-cell>
              <table:table-cell office:value-type="float" office:value="1.02071445466672">
                <text:p>1.0207144546667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270.266705913">
                <text:p>270.266705913</text:p>
              </table:table-cell>
              <table:table-cell office:value-type="float" office:value="1.02039321978433">
                <text:p>1.0203932197843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270.432103879">
                <text:p>270.432103879</text:p>
              </table:table-cell>
              <table:table-cell office:value-type="float" office:value="1.02013623187842">
                <text:p>1.02013623187842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270.533451169">
                <text:p>270.533451169</text:p>
              </table:table-cell>
              <table:table-cell office:value-type="float" office:value="1.01993064155369">
                <text:p>1.0199306415536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70.693519386999">
                <text:p>270.693519386999</text:p>
              </table:table-cell>
              <table:table-cell office:value-type="float" office:value="1.01976616929391">
                <text:p>1.0197661692939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70.856985928">
                <text:p>270.856985928</text:p>
              </table:table-cell>
              <table:table-cell office:value-type="float" office:value="1.01963459148608">
                <text:p>1.0196345914860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271.023653648999">
                <text:p>271.023653648999</text:p>
              </table:table-cell>
              <table:table-cell office:value-type="float" office:value="1.01952932923982">
                <text:p>1.0195293292398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271.193227247999">
                <text:p>271.193227247999</text:p>
              </table:table-cell>
              <table:table-cell office:value-type="float" office:value="1.01944511944281">
                <text:p>1.0194451194428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271.352425374">
                <text:p>271.352425374</text:p>
              </table:table-cell>
              <table:table-cell office:value-type="float" office:value="1.01937775160521">
                <text:p>1.0193777516052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271.513975669999">
                <text:p>271.513975669999</text:p>
              </table:table-cell>
              <table:table-cell office:value-type="float" office:value="1.01803384685378">
                <text:p>1.0180338468537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271.670453552">
                <text:p>271.670453552</text:p>
              </table:table-cell>
              <table:table-cell office:value-type="float" office:value="1.01695872305265">
                <text:p>1.0169587230526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71.827995878">
                <text:p>271.827995878</text:p>
              </table:table-cell>
              <table:table-cell office:value-type="float" office:value="1.01609862401174">
                <text:p>1.0160986240117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271.986565206">
                <text:p>271.986565206</text:p>
              </table:table-cell>
              <table:table-cell office:value-type="float" office:value="1.01541054477901">
                <text:p>1.0154105447790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72.163232264">
                <text:p>272.163232264</text:p>
              </table:table-cell>
              <table:table-cell office:value-type="float" office:value="1.01486008139283">
                <text:p>1.0148600813928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72.332037341999">
                <text:p>272.332037341999</text:p>
              </table:table-cell>
              <table:table-cell office:value-type="float" office:value="1.01441971068388">
                <text:p>1.0144197106838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72.494833703999">
                <text:p>272.494833703999</text:p>
              </table:table-cell>
              <table:table-cell office:value-type="float" office:value="1.01406741411673">
                <text:p>1.0140674141167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72.699484579">
                <text:p>272.699484579</text:p>
              </table:table-cell>
              <table:table-cell office:value-type="float" office:value="1.0125117929286">
                <text:p>1.012511792928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72.874318353999">
                <text:p>272.874318353999</text:p>
              </table:table-cell>
              <table:table-cell office:value-type="float" office:value="1.01000943434288">
                <text:p>1.0100094343428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73.025915762999">
                <text:p>273.025915762999</text:p>
              </table:table-cell>
              <table:table-cell office:value-type="float" office:value="1.00926540910953">
                <text:p>1.00926540910953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73.196149628999">
                <text:p>273.196149628999</text:p>
              </table:table-cell>
              <table:table-cell office:value-type="float" office:value="1.00867018892284">
                <text:p>1.0086701889228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73.353444421">
                <text:p>273.353444421</text:p>
              </table:table-cell>
              <table:table-cell office:value-type="float" office:value="1.00819401277349">
                <text:p>1.00819401277349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73.509652418999">
                <text:p>273.509652418999</text:p>
              </table:table-cell>
              <table:table-cell office:value-type="float" office:value="1.00781307185401">
                <text:p>1.0078130718540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273.664360977">
                <text:p>273.664360977</text:p>
              </table:table-cell>
              <table:table-cell office:value-type="float" office:value="1.00750831911843">
                <text:p>1.0075083191184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273.819873516">
                <text:p>273.819873516</text:p>
              </table:table-cell>
              <table:table-cell office:value-type="float" office:value="1.00726451692997">
                <text:p>1.00726451692997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273.981169188">
                <text:p>273.981169188</text:p>
              </table:table-cell>
              <table:table-cell office:value-type="float" office:value="1.00581161354397">
                <text:p>1.0058116135439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74.143656255999">
                <text:p>274.143656255999</text:p>
              </table:table-cell>
              <table:table-cell office:value-type="float" office:value="1.00464929083518">
                <text:p>1.0046492908351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274.304683344">
                <text:p>274.304683344</text:p>
              </table:table-cell>
              <table:table-cell office:value-type="float" office:value="1.00371943266814">
                <text:p>1.0037194326681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274.463744518">
                <text:p>274.463744518</text:p>
              </table:table-cell>
              <table:table-cell office:value-type="float" office:value="1.00297554613451">
                <text:p>1.0029755461345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274.625638297999">
                <text:p>274.625638297999</text:p>
              </table:table-cell>
              <table:table-cell office:value-type="float" office:value="1.00238043690761">
                <text:p>1.0023804369076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274.791545788999">
                <text:p>274.791545788999</text:p>
              </table:table-cell>
              <table:table-cell office:value-type="float" office:value="1.00190434952609">
                <text:p>1.00190434952609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274.960539049">
                <text:p>274.960539049</text:p>
              </table:table-cell>
              <table:table-cell office:value-type="float" office:value="1.00152347962087">
                <text:p>1.00152347962087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275.127198449">
                <text:p>275.127198449</text:p>
              </table:table-cell>
              <table:table-cell office:value-type="float" office:value="0.999976547671852">
                <text:p>0.99997654767185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275.290693188999">
                <text:p>275.290693188999</text:p>
              </table:table-cell>
              <table:table-cell office:value-type="float" office:value="0.998739002112637">
                <text:p>0.99873900211263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275.442806354">
                <text:p>275.442806354</text:p>
              </table:table-cell>
              <table:table-cell office:value-type="float" office:value="0.99899120169011">
                <text:p>0.9989912016901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75.609424942999">
                <text:p>275.609424942999</text:p>
              </table:table-cell>
              <table:table-cell office:value-type="float" office:value="0.999192961352088">
                <text:p>0.99919296135208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275.770925948">
                <text:p>275.770925948</text:p>
              </table:table-cell>
              <table:table-cell office:value-type="float" office:value="0.99935436908167">
                <text:p>0.99935436908167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75.937978902999">
                <text:p>275.937978902999</text:p>
              </table:table-cell>
              <table:table-cell office:value-type="float" office:value="0.999483495265336">
                <text:p>0.99948349526533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76.097825205999">
                <text:p>276.097825205999</text:p>
              </table:table-cell>
              <table:table-cell office:value-type="float" office:value="0.999586796212269">
                <text:p>0.99958679621226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276.239294366">
                <text:p>276.239294366</text:p>
              </table:table-cell>
              <table:table-cell office:value-type="float" office:value="0.999669436969815">
                <text:p>0.99966943696981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276.408343206">
                <text:p>276.408343206</text:p>
              </table:table-cell>
              <table:table-cell office:value-type="float" office:value="0.999735549575852">
                <text:p>0.99973554957585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76.56588183">
                <text:p>276.56588183</text:p>
              </table:table-cell>
              <table:table-cell office:value-type="float" office:value="0.999788439660682">
                <text:p>0.99978843966068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76.725754732999">
                <text:p>276.725754732999</text:p>
              </table:table-cell>
              <table:table-cell office:value-type="float" office:value="0.999830751728546">
                <text:p>0.999830751728546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276.831133153">
                <text:p>276.831133153</text:p>
              </table:table-cell>
              <table:table-cell office:value-type="float" office:value="0.999864601382837">
                <text:p>0.999864601382837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276.954208728999">
                <text:p>276.954208728999</text:p>
              </table:table-cell>
              <table:table-cell office:value-type="float" office:value="1.00114954274149">
                <text:p>1.0011495427414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277.084123101">
                <text:p>277.084123101</text:p>
              </table:table-cell>
              <table:table-cell office:value-type="float" office:value="1.00217749582841">
                <text:p>1.0021774958284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277.194192251">
                <text:p>277.194192251</text:p>
              </table:table-cell>
              <table:table-cell office:value-type="float" office:value="1.00299985829795">
                <text:p>1.0029998582979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77.374880388999">
                <text:p>277.374880388999</text:p>
              </table:table-cell>
              <table:table-cell office:value-type="float" office:value="1.00365774827358">
                <text:p>1.00365774827358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277.556336086">
                <text:p>277.556336086</text:p>
              </table:table-cell>
              <table:table-cell office:value-type="float" office:value="1.00418406025408">
                <text:p>1.0041840602540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77.730867606">
                <text:p>277.730867606</text:p>
              </table:table-cell>
              <table:table-cell office:value-type="float" office:value="1.00460510983849">
                <text:p>1.0046051098384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77.897781099">
                <text:p>277.897781099</text:p>
              </table:table-cell>
              <table:table-cell office:value-type="float" office:value="1.00494194950601">
                <text:p>1.0049419495060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78.067043970999">
                <text:p>278.067043970999</text:p>
              </table:table-cell>
              <table:table-cell office:value-type="float" office:value="1.00395355960481">
                <text:p>1.00395355960481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78.238387429999">
                <text:p>278.238387429999</text:p>
              </table:table-cell>
              <table:table-cell office:value-type="float" office:value="1.00316284768385">
                <text:p>1.0031628476838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78.403189864999">
                <text:p>278.403189864999</text:p>
              </table:table-cell>
              <table:table-cell office:value-type="float" office:value="1.00253027814708">
                <text:p>1.0025302781470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278.570845176999">
                <text:p>278.570845176999</text:p>
              </table:table-cell>
              <table:table-cell office:value-type="float" office:value="1.00202422251766">
                <text:p>1.0020242225176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78.734311606">
                <text:p>278.734311606</text:p>
              </table:table-cell>
              <table:table-cell office:value-type="float" office:value="1.00161937801413">
                <text:p>1.0016193780141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278.903129622999">
                <text:p>278.903129622999</text:p>
              </table:table-cell>
              <table:table-cell office:value-type="float" office:value="1.0012955024113">
                <text:p>1.001295502411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279.084892983999">
                <text:p>279.084892983999</text:p>
              </table:table-cell>
              <table:table-cell office:value-type="float" office:value="1.00103640192904">
                <text:p>1.0010364019290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279.188414349999">
                <text:p>279.188414349999</text:p>
              </table:table-cell>
              <table:table-cell office:value-type="float" office:value="1.00082912154323">
                <text:p>1.0008291215432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279.357365378">
                <text:p>279.357365378</text:p>
              </table:table-cell>
              <table:table-cell office:value-type="float" office:value="1.00066329723459">
                <text:p>1.0006632972345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279.533663238999">
                <text:p>279.533663238999</text:p>
              </table:table-cell>
              <table:table-cell office:value-type="float" office:value="1.00053063778767">
                <text:p>1.0005306377876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279.661574835">
                <text:p>279.661574835</text:p>
              </table:table-cell>
              <table:table-cell office:value-type="float" office:value="1.00042451023014">
                <text:p>1.00042451023014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279.766634881">
                <text:p>279.766634881</text:p>
              </table:table-cell>
              <table:table-cell office:value-type="float" office:value="1.00159746981933">
                <text:p>1.0015974698193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79.936959577">
                <text:p>279.936959577</text:p>
              </table:table-cell>
              <table:table-cell office:value-type="float" office:value="1.00253583749068">
                <text:p>1.0025358374906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80.111001009">
                <text:p>280.111001009</text:p>
              </table:table-cell>
              <table:table-cell office:value-type="float" office:value="1.00328653162777">
                <text:p>1.0032865316277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80.215686759999">
                <text:p>280.215686759999</text:p>
              </table:table-cell>
              <table:table-cell office:value-type="float" office:value="1.00388708693743">
                <text:p>1.0038870869374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280.396096082999">
                <text:p>280.396096082999</text:p>
              </table:table-cell>
              <table:table-cell office:value-type="float" office:value="1.00436753118517">
                <text:p>1.00436753118517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80.579836609">
                <text:p>280.579836609</text:p>
              </table:table-cell>
              <table:table-cell office:value-type="float" office:value="1.00475188658335">
                <text:p>1.0047518865833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80.760251573">
                <text:p>280.760251573</text:p>
              </table:table-cell>
              <table:table-cell office:value-type="float" office:value="1.0050593709019">
                <text:p>1.005059370901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80.931359728">
                <text:p>280.931359728</text:p>
              </table:table-cell>
              <table:table-cell office:value-type="float" office:value="1.00530535835674">
                <text:p>1.00530535835674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81.108311877">
                <text:p>281.108311877</text:p>
              </table:table-cell>
              <table:table-cell office:value-type="float" office:value="1.00550214832061">
                <text:p>1.00550214832061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81.282048215">
                <text:p>281.282048215</text:p>
              </table:table-cell>
              <table:table-cell office:value-type="float" office:value="1.00440171865649">
                <text:p>1.00440171865649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81.453982269999">
                <text:p>281.453982269999</text:p>
              </table:table-cell>
              <table:table-cell office:value-type="float" office:value="1.00477923656041">
                <text:p>1.0047792365604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81.633964188">
                <text:p>281.633964188</text:p>
              </table:table-cell>
              <table:table-cell office:value-type="float" office:value="1.00382338924833">
                <text:p>1.0038233892483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281.805271726">
                <text:p>281.805271726</text:p>
              </table:table-cell>
              <table:table-cell office:value-type="float" office:value="1.00431657303388">
                <text:p>1.0043165730338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81.987607252999">
                <text:p>281.987607252999</text:p>
              </table:table-cell>
              <table:table-cell office:value-type="float" office:value="1.00471112006233">
                <text:p>1.0047111200623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82.092574897">
                <text:p>282.092574897</text:p>
              </table:table-cell>
              <table:table-cell office:value-type="float" office:value="1.00630054161948">
                <text:p>1.0063005416194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82.266559517999">
                <text:p>282.266559517999</text:p>
              </table:table-cell>
              <table:table-cell office:value-type="float" office:value="1.00629829493081">
                <text:p>1.0062982949308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82.435755858">
                <text:p>282.435755858</text:p>
              </table:table-cell>
              <table:table-cell office:value-type="float" office:value="1.00757028151427">
                <text:p>1.00757028151427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82.603398518999">
                <text:p>282.603398518999</text:p>
              </table:table-cell>
              <table:table-cell office:value-type="float" office:value="1.00858787078103">
                <text:p>1.00858787078103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82.771357643">
                <text:p>282.771357643</text:p>
              </table:table-cell>
              <table:table-cell office:value-type="float" office:value="1.00812815826005">
                <text:p>1.0081281582600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282.942524877999">
                <text:p>282.942524877999</text:p>
              </table:table-cell>
              <table:table-cell office:value-type="float" office:value="1.00776038824326">
                <text:p>1.0077603882432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83.116467349">
                <text:p>283.116467349</text:p>
              </table:table-cell>
              <table:table-cell office:value-type="float" office:value="1.00746617222983">
                <text:p>1.00746617222983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283.341091413">
                <text:p>283.341091413</text:p>
              </table:table-cell>
              <table:table-cell office:value-type="float" office:value="1.00597293778386">
                <text:p>1.00597293778386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83.521665838">
                <text:p>283.521665838</text:p>
              </table:table-cell>
              <table:table-cell office:value-type="float" office:value="1.00477835022709">
                <text:p>1.00477835022709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83.693664843">
                <text:p>283.693664843</text:p>
              </table:table-cell>
              <table:table-cell office:value-type="float" office:value="1.00258044415683">
                <text:p>1.0025804441568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83.86578405">
                <text:p>283.86578405</text:p>
              </table:table-cell>
              <table:table-cell office:value-type="float" office:value="1.00082211930062">
                <text:p>1.0008221193006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84.039534247999">
                <text:p>284.039534247999</text:p>
              </table:table-cell>
              <table:table-cell office:value-type="float" office:value="0.999415459415648">
                <text:p>0.999415459415648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84.208200821">
                <text:p>284.208200821</text:p>
              </table:table-cell>
              <table:table-cell office:value-type="float" office:value="0.998290131507674">
                <text:p>0.998290131507674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84.385781896999">
                <text:p>284.385781896999</text:p>
              </table:table-cell>
              <table:table-cell office:value-type="float" office:value="0.997389869181295">
                <text:p>0.99738986918129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84.557253004999">
                <text:p>284.557253004999</text:p>
              </table:table-cell>
              <table:table-cell office:value-type="float" office:value="0.996669659320191">
                <text:p>0.996669659320191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84.659394292999">
                <text:p>284.659394292999</text:p>
              </table:table-cell>
              <table:table-cell office:value-type="float" office:value="0.996093491431308">
                <text:p>0.996093491431308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284.762872358">
                <text:p>284.762872358</text:p>
              </table:table-cell>
              <table:table-cell office:value-type="float" office:value="0.996874793145046">
                <text:p>0.99687479314504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84.864482248999">
                <text:p>284.864482248999</text:p>
              </table:table-cell>
              <table:table-cell office:value-type="float" office:value="0.997499834516037">
                <text:p>0.99749983451603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285.042027433999">
                <text:p>285.042027433999</text:p>
              </table:table-cell>
              <table:table-cell office:value-type="float" office:value="0.99799986761283">
                <text:p>0.9979998676128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285.151531404999">
                <text:p>285.151531404999</text:p>
              </table:table-cell>
              <table:table-cell office:value-type="float" office:value="0.998399894090264">
                <text:p>0.998399894090264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285.339208908999">
                <text:p>285.339208908999</text:p>
              </table:table-cell>
              <table:table-cell office:value-type="float" office:value="0.999977776907431">
                <text:p>0.99997777690743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85.452630489999">
                <text:p>285.452630489999</text:p>
              </table:table-cell>
              <table:table-cell office:value-type="float" office:value="1.00124008316117">
                <text:p>1.00124008316117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85.583427621999">
                <text:p>285.583427621999</text:p>
              </table:table-cell>
              <table:table-cell office:value-type="float" office:value="1.00224992816415">
                <text:p>1.0022499281641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85.703036641">
                <text:p>285.703036641</text:p>
              </table:table-cell>
              <table:table-cell office:value-type="float" office:value="1.00433158810094">
                <text:p>1.0043315881009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285.83044206">
                <text:p>285.83044206</text:p>
              </table:table-cell>
              <table:table-cell office:value-type="float" office:value="1.00599691605037">
                <text:p>1.00599691605037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85.964154597999">
                <text:p>285.964154597999</text:p>
              </table:table-cell>
              <table:table-cell office:value-type="float" office:value="1.00861918889125">
                <text:p>1.0086191888912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86.128291012999">
                <text:p>286.128291012999</text:p>
              </table:table-cell>
              <table:table-cell office:value-type="float" office:value="1.01071700716396">
                <text:p>1.0107170071639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286.318701011">
                <text:p>286.318701011</text:p>
              </table:table-cell>
              <table:table-cell office:value-type="float" office:value="1.01110525130079">
                <text:p>1.01110525130079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286.455747172">
                <text:p>286.455747172</text:p>
              </table:table-cell>
              <table:table-cell office:value-type="float" office:value="1.01141584661025">
                <text:p>1.0114158466102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286.570819413999">
                <text:p>286.570819413999</text:p>
              </table:table-cell>
              <table:table-cell office:value-type="float" office:value="1.01166432285782">
                <text:p>1.0116643228578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286.674213257">
                <text:p>286.674213257</text:p>
              </table:table-cell>
              <table:table-cell office:value-type="float" office:value="1.01315311433721">
                <text:p>1.0131531143372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286.818443369">
                <text:p>286.818443369</text:p>
              </table:table-cell>
              <table:table-cell office:value-type="float" office:value="1.01434414752072">
                <text:p>1.0143441475207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86.961611027">
                <text:p>286.961611027</text:p>
              </table:table-cell>
              <table:table-cell office:value-type="float" office:value="1.01529697406754">
                <text:p>1.01529697406754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87.104397270999">
                <text:p>287.104397270999</text:p>
              </table:table-cell>
              <table:table-cell office:value-type="float" office:value="1.01736578438223">
                <text:p>1.0173657843822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87.241290608999">
                <text:p>287.241290608999</text:p>
              </table:table-cell>
              <table:table-cell office:value-type="float" office:value="1.01902083263399">
                <text:p>1.0190208326339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287.372798078999">
                <text:p>287.372798078999</text:p>
              </table:table-cell>
              <table:table-cell office:value-type="float" office:value="1.0203448712354">
                <text:p>1.020344871235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287.501067167999">
                <text:p>287.501067167999</text:p>
              </table:table-cell>
              <table:table-cell office:value-type="float" office:value="1.02140410211652">
                <text:p>1.0214041021165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87.619235819">
                <text:p>287.619235819</text:p>
              </table:table-cell>
              <table:table-cell office:value-type="float" office:value="1.01067166878999">
                <text:p>1.01067166878999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287.753303902">
                <text:p>287.753303902</text:p>
              </table:table-cell>
              <table:table-cell office:value-type="float" office:value="1.00208572212877">
                <text:p>1.00208572212877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87.890515953999">
                <text:p>287.890515953999</text:p>
              </table:table-cell>
              <table:table-cell office:value-type="float" office:value="0.99647377250821">
                <text:p>0.9964737725082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288.038939108999">
                <text:p>288.038939108999</text:p>
              </table:table-cell>
              <table:table-cell office:value-type="float" office:value="0.991984212811763">
                <text:p>0.99198421281176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288.170235625999">
                <text:p>288.170235625999</text:p>
              </table:table-cell>
              <table:table-cell office:value-type="float" office:value="0.989665801621959">
                <text:p>0.98966580162195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288.300823063999">
                <text:p>288.300823063999</text:p>
              </table:table-cell>
              <table:table-cell office:value-type="float" office:value="0.987811072670117">
                <text:p>0.987811072670117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88.432444336">
                <text:p>288.432444336</text:p>
              </table:table-cell>
              <table:table-cell office:value-type="float" office:value="0.986327289508642">
                <text:p>0.98632728950864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288.55639688">
                <text:p>288.55639688</text:p>
              </table:table-cell>
              <table:table-cell office:value-type="float" office:value="0.985140262979463">
                <text:p>0.98514026297946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88.677278325">
                <text:p>288.677278325</text:p>
              </table:table-cell>
              <table:table-cell office:value-type="float" office:value="0.985480631436202">
                <text:p>0.98548063143620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288.790573962999">
                <text:p>288.790573962999</text:p>
              </table:table-cell>
              <table:table-cell office:value-type="float" office:value="0.985752926201593">
                <text:p>0.985752926201593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88.939276051">
                <text:p>288.939276051</text:p>
              </table:table-cell>
              <table:table-cell office:value-type="float" office:value="0.985970762013906">
                <text:p>0.98597076201390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89.092609367999">
                <text:p>289.092609367999</text:p>
              </table:table-cell>
              <table:table-cell office:value-type="float" office:value="0.986145030663757">
                <text:p>0.986145030663757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89.227383059">
                <text:p>289.227383059</text:p>
              </table:table-cell>
              <table:table-cell office:value-type="float" office:value="0.987591521219747">
                <text:p>0.98759152121974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289.348578558">
                <text:p>289.348578558</text:p>
              </table:table-cell>
              <table:table-cell office:value-type="float" office:value="0.98874871366454">
                <text:p>0.98874871366454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289.485906532">
                <text:p>289.485906532</text:p>
              </table:table-cell>
              <table:table-cell office:value-type="float" office:value="0.989674467620373">
                <text:p>0.98967446762037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89.600523286999">
                <text:p>289.600523286999</text:p>
              </table:table-cell>
              <table:table-cell office:value-type="float" office:value="0.991739574096299">
                <text:p>0.991739574096299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289.711994051999">
                <text:p>289.711994051999</text:p>
              </table:table-cell>
              <table:table-cell office:value-type="float" office:value="0.993391659277039">
                <text:p>0.993391659277039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289.831941465">
                <text:p>289.831941465</text:p>
              </table:table-cell>
              <table:table-cell office:value-type="float" office:value="0.996055609300826">
                <text:p>0.99605560930082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289.973794805999">
                <text:p>289.973794805999</text:p>
              </table:table-cell>
              <table:table-cell office:value-type="float" office:value="0.998186769319855">
                <text:p>0.99818676931985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290.115471154">
                <text:p>290.115471154</text:p>
              </table:table-cell>
              <table:table-cell office:value-type="float" office:value="0.999891697335079">
                <text:p>0.99989169733507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90.257668499">
                <text:p>290.257668499</text:p>
              </table:table-cell>
              <table:table-cell office:value-type="float" office:value="1.00125563974726">
                <text:p>1.0012556397472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290.453673006999">
                <text:p>290.453673006999</text:p>
              </table:table-cell>
              <table:table-cell office:value-type="float" office:value="1.002346793677">
                <text:p>1.002346793677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290.581999267">
                <text:p>290.581999267</text:p>
              </table:table-cell>
              <table:table-cell office:value-type="float" office:value="1.0032197168208">
                <text:p>1.003219716820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290.696779164">
                <text:p>290.696779164</text:p>
              </table:table-cell>
              <table:table-cell office:value-type="float" office:value="1.00527847615934">
                <text:p>1.0052784761593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90.833354926999">
                <text:p>290.833354926999</text:p>
              </table:table-cell>
              <table:table-cell office:value-type="float" office:value="1.00692548363017">
                <text:p>1.00692548363017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90.983733425999">
                <text:p>290.983733425999</text:p>
              </table:table-cell>
              <table:table-cell office:value-type="float" office:value="1.00824308960684">
                <text:p>1.00824308960684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91.121409133999">
                <text:p>291.121409133999</text:p>
              </table:table-cell>
              <table:table-cell office:value-type="float" office:value="1.00929717438818">
                <text:p>1.00929717438818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91.243500003">
                <text:p>291.243500003</text:p>
              </table:table-cell>
              <table:table-cell office:value-type="float" office:value="1.0115193721636">
                <text:p>1.0115193721636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291.371102592999">
                <text:p>291.371102592999</text:p>
              </table:table-cell>
              <table:table-cell office:value-type="float" office:value="1.01329713038394">
                <text:p>1.01329713038394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291.491981927">
                <text:p>291.491981927</text:p>
              </table:table-cell>
              <table:table-cell office:value-type="float" office:value="1.01471933696022">
                <text:p>1.01471933696022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91.624805702999">
                <text:p>291.624805702999</text:p>
              </table:table-cell>
              <table:table-cell office:value-type="float" office:value="1.01585710222123">
                <text:p>1.0158571022212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91.745726898">
                <text:p>291.745726898</text:p>
              </table:table-cell>
              <table:table-cell office:value-type="float" office:value="1.01676731443005">
                <text:p>1.0167673144300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91.887033950999">
                <text:p>291.887033950999</text:p>
              </table:table-cell>
              <table:table-cell office:value-type="float" office:value="1.0174954841971">
                <text:p>1.017495484197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292.037904146">
                <text:p>292.037904146</text:p>
              </table:table-cell>
              <table:table-cell office:value-type="float" office:value="1.01807802001074">
                <text:p>1.01807802001074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92.186731845">
                <text:p>292.186731845</text:p>
              </table:table-cell>
              <table:table-cell office:value-type="float" office:value="1.01854404866165">
                <text:p>1.0185440486616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92.310546495999">
                <text:p>292.310546495999</text:p>
              </table:table-cell>
              <table:table-cell office:value-type="float" office:value="1.02031469098412">
                <text:p>1.0203146909841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292.426616219">
                <text:p>292.426616219</text:p>
              </table:table-cell>
              <table:table-cell office:value-type="float" office:value="1.02173120484209">
                <text:p>1.02173120484209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292.544371603999">
                <text:p>292.544371603999</text:p>
              </table:table-cell>
              <table:table-cell office:value-type="float" office:value="1.02428151559781">
                <text:p>1.0242815155978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92.668971114999">
                <text:p>292.668971114999</text:p>
              </table:table-cell>
              <table:table-cell office:value-type="float" office:value="1.02632176420239">
                <text:p>1.0263217642023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292.786508396999">
                <text:p>292.786508396999</text:p>
              </table:table-cell>
              <table:table-cell office:value-type="float" office:value="1.02939074469524">
                <text:p>1.0293907446952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292.914171237">
                <text:p>292.914171237</text:p>
              </table:table-cell>
              <table:table-cell office:value-type="float" office:value="1.03184592908953">
                <text:p>1.0318459290895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93.077649371">
                <text:p>293.077649371</text:p>
              </table:table-cell>
              <table:table-cell office:value-type="float" office:value="1.03381007660495">
                <text:p>1.0338100766049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293.228148081">
                <text:p>293.228148081</text:p>
              </table:table-cell>
              <table:table-cell office:value-type="float" office:value="1.0353813946173">
                <text:p>1.0353813946173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293.345464959999">
                <text:p>293.345464959999</text:p>
              </table:table-cell>
              <table:table-cell office:value-type="float" office:value="1.02410931149803">
                <text:p>1.02410931149803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293.457386399999">
                <text:p>293.457386399999</text:p>
              </table:table-cell>
              <table:table-cell office:value-type="float" office:value="1.01509164500262">
                <text:p>1.0150916450026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293.561855115">
                <text:p>293.561855115</text:p>
              </table:table-cell>
              <table:table-cell office:value-type="float" office:value="1.00787751180629">
                <text:p>1.00787751180629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293.676602381">
                <text:p>293.676602381</text:p>
              </table:table-cell>
              <table:table-cell office:value-type="float" office:value="1.00348510803658">
                <text:p>1.0034851080365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293.799237657999">
                <text:p>293.799237657999</text:p>
              </table:table-cell>
              <table:table-cell office:value-type="float" office:value="0.999971185020817">
                <text:p>0.99997118502081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293.919745047">
                <text:p>293.919745047</text:p>
              </table:table-cell>
              <table:table-cell office:value-type="float" office:value="0.997160046608203">
                <text:p>0.997160046608203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294.094822308">
                <text:p>294.094822308</text:p>
              </table:table-cell>
              <table:table-cell office:value-type="float" office:value="0.994911135878112">
                <text:p>0.99491113587811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294.226909984">
                <text:p>294.226909984</text:p>
              </table:table-cell>
              <table:table-cell office:value-type="float" office:value="0.993112007294039">
                <text:p>0.99311200729403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94.343895787999">
                <text:p>294.343895787999</text:p>
              </table:table-cell>
              <table:table-cell office:value-type="float" office:value="0.99167270442678">
                <text:p>0.99167270442678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94.468337996999">
                <text:p>294.468337996999</text:p>
              </table:table-cell>
              <table:table-cell office:value-type="float" office:value="0.991919723825112">
                <text:p>0.991919723825112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94.611315421">
                <text:p>294.611315421</text:p>
              </table:table-cell>
              <table:table-cell office:value-type="float" office:value="0.992117339343778">
                <text:p>0.99211733934377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94.743796032">
                <text:p>294.743796032</text:p>
              </table:table-cell>
              <table:table-cell office:value-type="float" office:value="0.993693871475022">
                <text:p>0.993693871475022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94.889213836999">
                <text:p>294.889213836999</text:p>
              </table:table-cell>
              <table:table-cell office:value-type="float" office:value="0.994955097180018">
                <text:p>0.994955097180018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95.012134236">
                <text:p>295.012134236</text:p>
              </table:table-cell>
              <table:table-cell office:value-type="float" office:value="0.995964077744014">
                <text:p>0.995964077744014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95.129441584">
                <text:p>295.129441584</text:p>
              </table:table-cell>
              <table:table-cell office:value-type="float" office:value="0.998210111116075">
                <text:p>0.99821011111607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295.261958134999">
                <text:p>295.261958134999</text:p>
              </table:table-cell>
              <table:table-cell office:value-type="float" office:value="1.00000693781372">
                <text:p>1.00000693781372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295.371436063999">
                <text:p>295.371436063999</text:p>
              </table:table-cell>
              <table:table-cell office:value-type="float" office:value="1.00290410097562">
                <text:p>1.00290410097562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295.492255146999">
                <text:p>295.492255146999</text:p>
              </table:table-cell>
              <table:table-cell office:value-type="float" office:value="1.00670284282429">
                <text:p>1.0067028428242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295.623750224999">
                <text:p>295.623750224999</text:p>
              </table:table-cell>
              <table:table-cell office:value-type="float" office:value="1.00974183630323">
                <text:p>1.0097418363032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95.74163386">
                <text:p>295.74163386</text:p>
              </table:table-cell>
              <table:table-cell office:value-type="float" office:value="1.01217303108638">
                <text:p>1.01217303108638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95.85746019">
                <text:p>295.85746019</text:p>
              </table:table-cell>
              <table:table-cell office:value-type="float" office:value="1.01562077781028">
                <text:p>1.01562077781028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295.991624881999">
                <text:p>295.991624881999</text:p>
              </table:table-cell>
              <table:table-cell office:value-type="float" office:value="1.0183789751894">
                <text:p>1.0183789751894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296.143510677999">
                <text:p>296.143510677999</text:p>
              </table:table-cell>
              <table:table-cell office:value-type="float" office:value="1.0205855330927">
                <text:p>1.020585533092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296.2855863">
                <text:p>296.2855863</text:p>
              </table:table-cell>
              <table:table-cell office:value-type="float" office:value="1.02235077941533">
                <text:p>1.0223507794153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296.407253133">
                <text:p>296.407253133</text:p>
              </table:table-cell>
              <table:table-cell office:value-type="float" office:value="1.02528803093967">
                <text:p>1.0252880309396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96.519159452999">
                <text:p>296.519159452999</text:p>
              </table:table-cell>
              <table:table-cell office:value-type="float" office:value="1.01282301734433">
                <text:p>1.01282301734433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296.623563157">
                <text:p>296.623563157</text:p>
              </table:table-cell>
              <table:table-cell office:value-type="float" office:value="1.00574713567998">
                <text:p>1.0057471356799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296.82167868">
                <text:p>296.82167868</text:p>
              </table:table-cell>
              <table:table-cell office:value-type="float" office:value="0.99862755929025">
                <text:p>0.9986275592902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296.935540443999">
                <text:p>296.935540443999</text:p>
              </table:table-cell>
              <table:table-cell office:value-type="float" office:value="0.994390769236711">
                <text:p>0.994390769236711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97.049512068999">
                <text:p>297.049512068999</text:p>
              </table:table-cell>
              <table:table-cell office:value-type="float" office:value="0.992482312359066">
                <text:p>0.99248231235906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297.169358048999">
                <text:p>297.169358048999</text:p>
              </table:table-cell>
              <table:table-cell office:value-type="float" office:value="0.99095554685695">
                <text:p>0.9909555468569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297.380466827">
                <text:p>297.380466827</text:p>
              </table:table-cell>
              <table:table-cell office:value-type="float" office:value="0.989734134455257">
                <text:p>0.989734134455257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297.504717352">
                <text:p>297.504717352</text:p>
              </table:table-cell>
              <table:table-cell office:value-type="float" office:value="0.988757004533902">
                <text:p>0.98875700453390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297.631266586999">
                <text:p>297.631266586999</text:p>
              </table:table-cell>
              <table:table-cell office:value-type="float" office:value="0.98947888606987">
                <text:p>0.9894788860698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297.75762708">
                <text:p>297.75762708</text:p>
              </table:table-cell>
              <table:table-cell office:value-type="float" office:value="0.990056391298644">
                <text:p>0.99005639129864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297.863190819">
                <text:p>297.863190819</text:p>
              </table:table-cell>
              <table:table-cell office:value-type="float" office:value="0.989014810008612">
                <text:p>0.98901481000861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97.974771014">
                <text:p>297.974771014</text:p>
              </table:table-cell>
              <table:table-cell office:value-type="float" office:value="0.988181544976587">
                <text:p>0.988181544976587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298.088994141999">
                <text:p>298.088994141999</text:p>
              </table:table-cell>
              <table:table-cell office:value-type="float" office:value="0.989018518424018">
                <text:p>0.989018518424018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298.197812592">
                <text:p>298.197812592</text:p>
              </table:table-cell>
              <table:table-cell office:value-type="float" office:value="0.989688097181962">
                <text:p>0.98968809718196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298.319623117">
                <text:p>298.319623117</text:p>
              </table:table-cell>
              <table:table-cell office:value-type="float" office:value="0.99175047774557">
                <text:p>0.9917504777455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298.448234416999">
                <text:p>298.448234416999</text:p>
              </table:table-cell>
              <table:table-cell office:value-type="float" office:value="0.993400382196456">
                <text:p>0.99340038219645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298.576300700999">
                <text:p>298.576300700999</text:p>
              </table:table-cell>
              <table:table-cell office:value-type="float" office:value="0.994720305757165">
                <text:p>0.99472030575716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298.703843858999">
                <text:p>298.703843858999</text:p>
              </table:table-cell>
              <table:table-cell office:value-type="float" office:value="0.99424952704848">
                <text:p>0.9942495270484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298.834159091">
                <text:p>298.834159091</text:p>
              </table:table-cell>
              <table:table-cell office:value-type="float" office:value="0.993872904081532">
                <text:p>0.99387290408153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298.937125586999">
                <text:p>298.937125586999</text:p>
              </table:table-cell>
              <table:table-cell office:value-type="float" office:value="0.995098323265226">
                <text:p>0.995098323265226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99.040486796999">
                <text:p>299.040486796999</text:p>
              </table:table-cell>
              <table:table-cell office:value-type="float" office:value="0.996078658612181">
                <text:p>0.996078658612181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99.14405465">
                <text:p>299.14405465</text:p>
              </table:table-cell>
              <table:table-cell office:value-type="float" office:value="0.998413314486644">
                <text:p>0.998413314486644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99.263246921999">
                <text:p>299.263246921999</text:p>
              </table:table-cell>
              <table:table-cell office:value-type="float" office:value="1.00028103918621">
                <text:p>1.0002810391862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99.366744084">
                <text:p>299.366744084</text:p>
              </table:table-cell>
              <table:table-cell office:value-type="float" office:value="1.00334983134897">
                <text:p>1.00334983134897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99.532748947999">
                <text:p>299.532748947999</text:p>
              </table:table-cell>
              <table:table-cell office:value-type="float" office:value="1.00423025267608">
                <text:p>1.00423025267608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99.686760961">
                <text:p>299.686760961</text:p>
              </table:table-cell>
              <table:table-cell office:value-type="float" office:value="1.00493458973776">
                <text:p>1.00493458973776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299.869115752999">
                <text:p>299.869115752999</text:p>
              </table:table-cell>
              <table:table-cell office:value-type="float" office:value="1.00394767179021">
                <text:p>1.00394767179021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300.04320964">
                <text:p>300.04320964</text:p>
              </table:table-cell>
              <table:table-cell office:value-type="float" office:value="1.00315813743217">
                <text:p>1.00315813743217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300.20094105">
                <text:p>300.20094105</text:p>
              </table:table-cell>
              <table:table-cell office:value-type="float" office:value="1.00252650994573">
                <text:p>1.0025265099457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300.364948418999">
                <text:p>300.364948418999</text:p>
              </table:table-cell>
              <table:table-cell office:value-type="float" office:value="1.00202120795659">
                <text:p>1.00202120795659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300.530125313">
                <text:p>300.530125313</text:p>
              </table:table-cell>
              <table:table-cell office:value-type="float" office:value="1.00009024880802">
                <text:p>1.00009024880802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00.695773943">
                <text:p>300.695773943</text:p>
              </table:table-cell>
              <table:table-cell office:value-type="float" office:value="0.998545481489162">
                <text:p>0.998545481489162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300.850986269999">
                <text:p>300.850986269999</text:p>
              </table:table-cell>
              <table:table-cell office:value-type="float" office:value="0.997309667634078">
                <text:p>0.997309667634078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01.009740283">
                <text:p>301.009740283</text:p>
              </table:table-cell>
              <table:table-cell office:value-type="float" office:value="0.994817431076959">
                <text:p>0.994817431076959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01.160895059">
                <text:p>301.160895059</text:p>
              </table:table-cell>
              <table:table-cell office:value-type="float" office:value="0.992823641831264">
                <text:p>0.992823641831264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301.296573587999">
                <text:p>301.296573587999</text:p>
              </table:table-cell>
              <table:table-cell office:value-type="float" office:value="0.991228610434708">
                <text:p>0.991228610434708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301.409464459">
                <text:p>301.409464459</text:p>
              </table:table-cell>
              <table:table-cell office:value-type="float" office:value="0.989952585317464">
                <text:p>0.98995258531746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301.577058294">
                <text:p>301.577058294</text:p>
              </table:table-cell>
              <table:table-cell office:value-type="float" office:value="0.988931765223668">
                <text:p>0.98893176522366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301.750974278">
                <text:p>301.750974278</text:p>
              </table:table-cell>
              <table:table-cell office:value-type="float" office:value="0.988115109148631">
                <text:p>0.988115109148631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301.924861472">
                <text:p>301.924861472</text:p>
              </table:table-cell>
              <table:table-cell office:value-type="float" office:value="0.985980809123416">
                <text:p>0.985980809123416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302.112081025">
                <text:p>302.112081025</text:p>
              </table:table-cell>
              <table:table-cell office:value-type="float" office:value="0.81863539356739">
                <text:p>0.8186353935673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302.276209615">
                <text:p>302.276209615</text:p>
              </table:table-cell>
              <table:table-cell office:value-type="float" office:value="0.684759061122569">
                <text:p>0.684759061122569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302.446368022">
                <text:p>302.446368022</text:p>
              </table:table-cell>
              <table:table-cell office:value-type="float" office:value="0.577657995166712">
                <text:p>0.57765799516671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302.608385995">
                <text:p>302.608385995</text:p>
              </table:table-cell>
              <table:table-cell office:value-type="float" office:value="0.491977142402026">
                <text:p>0.491977142402026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302.780340683999">
                <text:p>302.780340683999</text:p>
              </table:table-cell>
              <table:table-cell office:value-type="float" office:value="0.42321134355125">
                <text:p>0.4232113435512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302.943071305999">
                <text:p>302.943071305999</text:p>
              </table:table-cell>
              <table:table-cell office:value-type="float" office:value="0.36819870447063">
                <text:p>0.36819870447063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303.138630485">
                <text:p>303.138630485</text:p>
              </table:table-cell>
              <table:table-cell office:value-type="float" office:value="0.323970728282386">
                <text:p>0.323970728282386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303.314569193999">
                <text:p>303.314569193999</text:p>
              </table:table-cell>
              <table:table-cell office:value-type="float" office:value="0.28837366291788">
                <text:p>0.28837366291788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303.474209276999">
                <text:p>303.474209276999</text:p>
              </table:table-cell>
              <table:table-cell office:value-type="float" office:value="0.259896010626275">
                <text:p>0.25989601062627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303.628792726">
                <text:p>303.628792726</text:p>
              </table:table-cell>
              <table:table-cell office:value-type="float" office:value="0.237113888792991">
                <text:p>0.237113888792991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303.797922299">
                <text:p>303.797922299</text:p>
              </table:table-cell>
              <table:table-cell office:value-type="float" office:value="0.218888191326363">
                <text:p>0.21888819132636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303.97002993">
                <text:p>303.97002993</text:p>
              </table:table-cell>
              <table:table-cell office:value-type="float" office:value="0.204096060307467">
                <text:p>0.204096060307467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304.145638205">
                <text:p>304.145638205</text:p>
              </table:table-cell>
              <table:table-cell office:value-type="float" office:value="0.192473928537945">
                <text:p>0.19247392853794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304.302685835">
                <text:p>304.302685835</text:p>
              </table:table-cell>
              <table:table-cell office:value-type="float" office:value="0.182964650076733">
                <text:p>0.182964650076733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304.476725279999">
                <text:p>304.476725279999</text:p>
              </table:table-cell>
              <table:table-cell office:value-type="float" office:value="0.175357227307763">
                <text:p>0.17535722730776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304.599004729">
                <text:p>304.599004729</text:p>
              </table:table-cell>
              <table:table-cell office:value-type="float" office:value="0.169271289092587">
                <text:p>0.169271289092587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04.750390857">
                <text:p>304.750390857</text:p>
              </table:table-cell>
              <table:table-cell office:value-type="float" office:value="0.164402538520447">
                <text:p>0.16440253852044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04.900635710999">
                <text:p>304.900635710999</text:p>
              </table:table-cell>
              <table:table-cell office:value-type="float" office:value="0.146014784439546">
                <text:p>0.14601478443954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05.048049068">
                <text:p>305.048049068</text:p>
              </table:table-cell>
              <table:table-cell office:value-type="float" office:value="0.13120031676027">
                <text:p>0.1312003167602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05.204630442">
                <text:p>305.204630442</text:p>
              </table:table-cell>
              <table:table-cell office:value-type="float" office:value="0.119348742616849">
                <text:p>0.119348742616849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05.361953385">
                <text:p>305.361953385</text:p>
              </table:table-cell>
              <table:table-cell office:value-type="float" office:value="0.109867483302112">
                <text:p>0.109867483302112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305.519865434999">
                <text:p>305.519865434999</text:p>
              </table:table-cell>
              <table:table-cell office:value-type="float" office:value="0.102282475850323">
                <text:p>0.102282475850323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305.684049795">
                <text:p>305.684049795</text:p>
              </table:table-cell>
              <table:table-cell office:value-type="float" office:value="0.0961116949659725">
                <text:p>0.096111694965972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305.833793712">
                <text:p>305.833793712</text:p>
              </table:table-cell>
              <table:table-cell office:value-type="float" office:value="0.0911750702584923">
                <text:p>0.0911750702584923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05.981146788999">
                <text:p>305.981146788999</text:p>
              </table:table-cell>
              <table:table-cell office:value-type="float" office:value="0.0872257704925082">
                <text:p>0.087225770492508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06.137223276">
                <text:p>306.137223276</text:p>
              </table:table-cell>
              <table:table-cell office:value-type="float" office:value="0.0840663306797208">
                <text:p>0.0840663306797208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306.290940482999">
                <text:p>306.290940482999</text:p>
              </table:table-cell>
              <table:table-cell office:value-type="float" office:value="0.0815387788294909">
                <text:p>0.0815387788294909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06.439793029">
                <text:p>306.439793029</text:p>
              </table:table-cell>
              <table:table-cell office:value-type="float" office:value="0.0794154202267133">
                <text:p>0.079415420226713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06.628788462">
                <text:p>306.628788462</text:p>
              </table:table-cell>
              <table:table-cell office:value-type="float" office:value="0.0777167333444912">
                <text:p>0.0777167333444912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306.732027299999">
                <text:p>306.732027299999</text:p>
              </table:table-cell>
              <table:table-cell office:value-type="float" office:value="0.0763577838387136">
                <text:p>0.076357783838713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306.833417374">
                <text:p>306.833417374</text:p>
              </table:table-cell>
              <table:table-cell office:value-type="float" office:value="0.0752706242340914">
                <text:p>0.0752706242340914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306.990771396999">
                <text:p>306.990771396999</text:p>
              </table:table-cell>
              <table:table-cell office:value-type="float" office:value="0.0744008965503937">
                <text:p>0.074400896550393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307.149687319999">
                <text:p>307.149687319999</text:p>
              </table:table-cell>
              <table:table-cell office:value-type="float" office:value="0.0737051144034355">
                <text:p>0.073705114403435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307.308466311">
                <text:p>307.308466311</text:p>
              </table:table-cell>
              <table:table-cell office:value-type="float" office:value="0.073148488685869">
                <text:p>0.073148488685869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307.414422333">
                <text:p>307.414422333</text:p>
              </table:table-cell>
              <table:table-cell office:value-type="float" office:value="0.0727031881118158">
                <text:p>0.0727031881118158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307.583074249">
                <text:p>307.583074249</text:p>
              </table:table-cell>
              <table:table-cell office:value-type="float" office:value="0.0722470575317061">
                <text:p>0.072247057531706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307.750571479999">
                <text:p>307.750571479999</text:p>
              </table:table-cell>
              <table:table-cell office:value-type="float" office:value="0.0718821530676184">
                <text:p>0.071882153067618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307.904838733999">
                <text:p>307.904838733999</text:p>
              </table:table-cell>
              <table:table-cell office:value-type="float" office:value="0.0714917364401087">
                <text:p>0.0714917364401087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308.108491683">
                <text:p>308.108491683</text:p>
              </table:table-cell>
              <table:table-cell office:value-type="float" office:value="0.0710822780409759">
                <text:p>0.0710822780409759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08.227711112999">
                <text:p>308.227711112999</text:p>
              </table:table-cell>
              <table:table-cell office:value-type="float" office:value="0.0707547113216696">
                <text:p>0.0707547113216696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08.388037102999">
                <text:p>308.388037102999</text:p>
              </table:table-cell>
              <table:table-cell office:value-type="float" office:value="0.0705897830433497">
                <text:p>0.0705897830433497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08.547987299">
                <text:p>308.547987299</text:p>
              </table:table-cell>
              <table:table-cell office:value-type="float" office:value="0.0703607153235686">
                <text:p>0.0703607153235686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08.705504103">
                <text:p>308.705504103</text:p>
              </table:table-cell>
              <table:table-cell office:value-type="float" office:value="0.0701774611477438">
                <text:p>0.070177461147743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08.860447715">
                <text:p>308.860447715</text:p>
              </table:table-cell>
              <table:table-cell office:value-type="float" office:value="0.0839197466959728">
                <text:p>0.0839197466959728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309.013880397999">
                <text:p>309.013880397999</text:p>
              </table:table-cell>
              <table:table-cell office:value-type="float" office:value="0.09472200425333">
                <text:p>0.0947220042533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309.164514444999">
                <text:p>309.164514444999</text:p>
              </table:table-cell>
              <table:table-cell office:value-type="float" office:value="0.103363810299216">
                <text:p>0.10336381029921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309.321529763">
                <text:p>309.321529763</text:p>
              </table:table-cell>
              <table:table-cell office:value-type="float" office:value="0.110277255135924">
                <text:p>0.11027725513592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309.482727384">
                <text:p>309.482727384</text:p>
              </table:table-cell>
              <table:table-cell office:value-type="float" office:value="0.115808011005291">
                <text:p>0.115808011005291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309.648219949999">
                <text:p>309.648219949999</text:p>
              </table:table-cell>
              <table:table-cell office:value-type="float" office:value="0.120043669078206">
                <text:p>0.12004366907820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309.818488186">
                <text:p>309.818488186</text:p>
              </table:table-cell>
              <table:table-cell office:value-type="float" office:value="0.123432195536537">
                <text:p>0.12343219553653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309.982277969">
                <text:p>309.982277969</text:p>
              </table:table-cell>
              <table:table-cell office:value-type="float" office:value="0.125956640782971">
                <text:p>0.12595664078297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310.148554205">
                <text:p>310.148554205</text:p>
              </table:table-cell>
              <table:table-cell office:value-type="float" office:value="0.127976196980118">
                <text:p>0.127976196980118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310.316783274">
                <text:p>310.316783274</text:p>
              </table:table-cell>
              <table:table-cell office:value-type="float" office:value="0.129591841937836">
                <text:p>0.12959184193783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10.477227494999">
                <text:p>310.477227494999</text:p>
              </table:table-cell>
              <table:table-cell office:value-type="float" office:value="0.130700500577296">
                <text:p>0.130700500577296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310.580052877">
                <text:p>310.580052877</text:p>
              </table:table-cell>
              <table:table-cell office:value-type="float" office:value="0.131587427488864">
                <text:p>0.131587427488864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310.734880336999">
                <text:p>310.734880336999</text:p>
              </table:table-cell>
              <table:table-cell office:value-type="float" office:value="0.118783455504605">
                <text:p>0.11878345550460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310.890789781">
                <text:p>310.890789781</text:p>
              </table:table-cell>
              <table:table-cell office:value-type="float" office:value="0.108540277917197">
                <text:p>0.10854027791719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311.046351319999">
                <text:p>311.046351319999</text:p>
              </table:table-cell>
              <table:table-cell office:value-type="float" office:value="0.100345735847271">
                <text:p>0.10034573584727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311.207310538">
                <text:p>311.207310538</text:p>
              </table:table-cell>
              <table:table-cell office:value-type="float" office:value="0.0936994074697633">
                <text:p>0.0936994074697633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311.359533075">
                <text:p>311.359533075</text:p>
              </table:table-cell>
              <table:table-cell office:value-type="float" office:value="0.088382344767757">
                <text:p>0.08838234476775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311.563417354999">
                <text:p>311.563417354999</text:p>
              </table:table-cell>
              <table:table-cell office:value-type="float" office:value="0.0840392091475389">
                <text:p>0.0840392091475389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311.723206888">
                <text:p>311.723206888</text:p>
              </table:table-cell>
              <table:table-cell office:value-type="float" office:value="0.0805647006513645">
                <text:p>0.080564700651364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311.881571132999">
                <text:p>311.881571132999</text:p>
              </table:table-cell>
              <table:table-cell office:value-type="float" office:value="0.0777850938544249">
                <text:p>0.077785093854424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312.050211287">
                <text:p>312.050211287</text:p>
              </table:table-cell>
              <table:table-cell office:value-type="float" office:value="0.0754731081961227">
                <text:p>0.0754731081961227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312.212661763">
                <text:p>312.212661763</text:p>
              </table:table-cell>
              <table:table-cell office:value-type="float" office:value="0.073623519669481">
                <text:p>0.073623519669481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312.370818134999">
                <text:p>312.370818134999</text:p>
              </table:table-cell>
              <table:table-cell office:value-type="float" office:value="0.0722321490689181">
                <text:p>0.0722321490689181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312.520341326999">
                <text:p>312.520341326999</text:p>
              </table:table-cell>
              <table:table-cell office:value-type="float" office:value="0.0710307523677173">
                <text:p>0.071030752367717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12.670144842999">
                <text:p>312.670144842999</text:p>
              </table:table-cell>
              <table:table-cell office:value-type="float" office:value="0.0700696350067566">
                <text:p>0.0700696350067566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312.828106923">
                <text:p>312.828106923</text:p>
              </table:table-cell>
              <table:table-cell office:value-type="float" office:value="0.0693007411179881">
                <text:p>0.069300741117988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312.987018054">
                <text:p>312.987018054</text:p>
              </table:table-cell>
              <table:table-cell office:value-type="float" office:value="0.0685984876312326">
                <text:p>0.068598487631232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13.141714830999">
                <text:p>313.141714830999</text:p>
              </table:table-cell>
              <table:table-cell office:value-type="float" office:value="0.0680366848418282">
                <text:p>0.068036684841828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13.304418829999">
                <text:p>313.304418829999</text:p>
              </table:table-cell>
              <table:table-cell office:value-type="float" office:value="0.0675012432982991">
                <text:p>0.0675012432982991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313.457206523999">
                <text:p>313.457206523999</text:p>
              </table:table-cell>
              <table:table-cell office:value-type="float" office:value="0.0670728900634759">
                <text:p>0.067072890063475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313.611472006">
                <text:p>313.611472006</text:p>
              </table:table-cell>
              <table:table-cell office:value-type="float" office:value="0.0667302074756173">
                <text:p>0.0667302074756173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313.773282794">
                <text:p>313.773282794</text:p>
              </table:table-cell>
              <table:table-cell office:value-type="float" office:value="0.0663711789675069">
                <text:p>0.0663711789675069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313.927648756999">
                <text:p>313.927648756999</text:p>
              </table:table-cell>
              <table:table-cell office:value-type="float" office:value="0.2479021379792">
                <text:p>0.247902137979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314.075947703999">
                <text:p>314.075947703999</text:p>
              </table:table-cell>
              <table:table-cell office:value-type="float" office:value="0.393126905188555">
                <text:p>0.393126905188555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314.235423021999">
                <text:p>314.235423021999</text:p>
              </table:table-cell>
              <table:table-cell office:value-type="float" office:value="0.52095313705407">
                <text:p>0.5209531370540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314.389300109">
                <text:p>314.389300109</text:p>
              </table:table-cell>
              <table:table-cell office:value-type="float" office:value="0.623214122546482">
                <text:p>0.62321412254648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314.543073264">
                <text:p>314.543073264</text:p>
              </table:table-cell>
              <table:table-cell office:value-type="float" office:value="0.703699503165391">
                <text:p>0.70369950316539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314.703104889">
                <text:p>314.703104889</text:p>
              </table:table-cell>
              <table:table-cell office:value-type="float" office:value="0.768087807660518">
                <text:p>0.768087807660518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14.865401543">
                <text:p>314.865401543</text:p>
              </table:table-cell>
              <table:table-cell office:value-type="float" office:value="0.81829190217937">
                <text:p>0.8182919021793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15.081611918">
                <text:p>315.081611918</text:p>
              </table:table-cell>
              <table:table-cell office:value-type="float" office:value="0.857165167313116">
                <text:p>0.857165167313116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15.252260447">
                <text:p>315.252260447</text:p>
              </table:table-cell>
              <table:table-cell office:value-type="float" office:value="0.888263779420113">
                <text:p>0.88826377942011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15.406466228">
                <text:p>315.406466228</text:p>
              </table:table-cell>
              <table:table-cell office:value-type="float" office:value="0.913142669105711">
                <text:p>0.91314266910571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15.588255908">
                <text:p>315.588255908</text:p>
              </table:table-cell>
              <table:table-cell office:value-type="float" office:value="0.933045780854189">
                <text:p>0.933045780854189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15.745060432">
                <text:p>315.745060432</text:p>
              </table:table-cell>
              <table:table-cell office:value-type="float" office:value="0.948968270252971">
                <text:p>0.94896827025297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15.906917639999">
                <text:p>315.906917639999</text:p>
              </table:table-cell>
              <table:table-cell office:value-type="float" office:value="0.961706261771997">
                <text:p>0.96170626177199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316.073259384">
                <text:p>316.073259384</text:p>
              </table:table-cell>
              <table:table-cell office:value-type="float" office:value="0.971896654987218">
                <text:p>0.971896654987218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16.238075838999">
                <text:p>316.238075838999</text:p>
              </table:table-cell>
              <table:table-cell office:value-type="float" office:value="0.980048969559395">
                <text:p>0.980048969559395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316.397685168">
                <text:p>316.397685168</text:p>
              </table:table-cell>
              <table:table-cell office:value-type="float" office:value="0.986570821217136">
                <text:p>0.986570821217136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316.540248321">
                <text:p>316.540248321</text:p>
              </table:table-cell>
              <table:table-cell office:value-type="float" office:value="0.993078313024664">
                <text:p>0.993078313024664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316.696932633">
                <text:p>316.696932633</text:p>
              </table:table-cell>
              <table:table-cell office:value-type="float" office:value="0.998284306470687">
                <text:p>0.99828430647068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316.869394724999">
                <text:p>316.869394724999</text:p>
              </table:table-cell>
              <table:table-cell office:value-type="float" office:value="1.00115909074617">
                <text:p>1.0011590907461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317.031123679999">
                <text:p>317.031123679999</text:p>
              </table:table-cell>
              <table:table-cell office:value-type="float" office:value="1.00345891816656">
                <text:p>1.00345891816656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317.204899577999">
                <text:p>317.204899577999</text:p>
              </table:table-cell>
              <table:table-cell office:value-type="float" office:value="1.00529878010287">
                <text:p>1.0052987801028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317.373846675">
                <text:p>317.373846675</text:p>
              </table:table-cell>
              <table:table-cell office:value-type="float" office:value="1.00677066965191">
                <text:p>1.0067706696519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317.534336684999">
                <text:p>317.534336684999</text:p>
              </table:table-cell>
              <table:table-cell office:value-type="float" office:value="1.00794818129115">
                <text:p>1.0079481812911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317.690229107">
                <text:p>317.690229107</text:p>
              </table:table-cell>
              <table:table-cell office:value-type="float" office:value="1.00889019060254">
                <text:p>1.00889019060254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317.851346534999">
                <text:p>317.851346534999</text:p>
              </table:table-cell>
              <table:table-cell office:value-type="float" office:value="1.00964379805165">
                <text:p>1.0096437980516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318.014754370999">
                <text:p>318.014754370999</text:p>
              </table:table-cell>
              <table:table-cell office:value-type="float" office:value="1.01024668401094">
                <text:p>1.01024668401094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318.170784084999">
                <text:p>318.170784084999</text:p>
              </table:table-cell>
              <table:table-cell office:value-type="float" office:value="1.01072899277837">
                <text:p>1.01072899277837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318.326463043">
                <text:p>318.326463043</text:p>
              </table:table-cell>
              <table:table-cell office:value-type="float" office:value="1.01111483979232">
                <text:p>1.01111483979232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318.495949787">
                <text:p>318.495949787</text:p>
              </table:table-cell>
              <table:table-cell office:value-type="float" office:value="1.01142351740348">
                <text:p>1.0114235174034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318.614382874999">
                <text:p>318.614382874999</text:p>
              </table:table-cell>
              <table:table-cell office:value-type="float" office:value="1.01296046997374">
                <text:p>1.01296046997374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318.776508334999">
                <text:p>318.776508334999</text:p>
              </table:table-cell>
              <table:table-cell office:value-type="float" office:value="1.01419003202994">
                <text:p>1.0141900320299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318.936155514">
                <text:p>318.936155514</text:p>
              </table:table-cell>
              <table:table-cell office:value-type="float" office:value="1.01517368167491">
                <text:p>1.0151736816749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19.093034308">
                <text:p>319.093034308</text:p>
              </table:table-cell>
              <table:table-cell office:value-type="float" office:value="1.01596060139088">
                <text:p>1.0159606013908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19.246124092999">
                <text:p>319.246124092999</text:p>
              </table:table-cell>
              <table:table-cell office:value-type="float" office:value="1.01659013716366">
                <text:p>1.0165901371636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19.414584193">
                <text:p>319.414584193</text:p>
              </table:table-cell>
              <table:table-cell office:value-type="float" office:value="1.01709376578189">
                <text:p>1.01709376578189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19.582941601999">
                <text:p>319.582941601999</text:p>
              </table:table-cell>
              <table:table-cell office:value-type="float" office:value="1.01749666867646">
                <text:p>1.0174966686764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319.742583810999">
                <text:p>319.742583810999</text:p>
              </table:table-cell>
              <table:table-cell office:value-type="float" office:value="1.01912554006938">
                <text:p>1.01912554006938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19.908848712999">
                <text:p>319.908848712999</text:p>
              </table:table-cell>
              <table:table-cell office:value-type="float" office:value="1.01912208810646">
                <text:p>1.0191220881064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20.078804831999">
                <text:p>320.078804831999</text:p>
              </table:table-cell>
              <table:table-cell office:value-type="float" office:value="1.01911932653612">
                <text:p>1.0191193265361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320.255608807">
                <text:p>320.255608807</text:p>
              </table:table-cell>
              <table:table-cell office:value-type="float" office:value="1.01911711727985">
                <text:p>1.0191171172798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320.43848649">
                <text:p>320.43848649</text:p>
              </table:table-cell>
              <table:table-cell office:value-type="float" office:value="1.01911534987484">
                <text:p>1.0191153498748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320.615368986">
                <text:p>320.615368986</text:p>
              </table:table-cell>
              <table:table-cell office:value-type="float" office:value="1.01782392546949">
                <text:p>1.01782392546949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320.773245302">
                <text:p>320.773245302</text:p>
              </table:table-cell>
              <table:table-cell office:value-type="float" office:value="1.01679078594521">
                <text:p>1.0167907859452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20.931815256999">
                <text:p>320.931815256999</text:p>
              </table:table-cell>
              <table:table-cell office:value-type="float" office:value="1.01596427432579">
                <text:p>1.0159642743257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321.090113118">
                <text:p>321.090113118</text:p>
              </table:table-cell>
              <table:table-cell office:value-type="float" office:value="1.01530306503025">
                <text:p>1.0153030650302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21.258798220999">
                <text:p>321.258798220999</text:p>
              </table:table-cell>
              <table:table-cell office:value-type="float" office:value="1.01477409759382">
                <text:p>1.0147740975938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21.428678019">
                <text:p>321.428678019</text:p>
              </table:table-cell>
              <table:table-cell office:value-type="float" office:value="1.01435092364468">
                <text:p>1.0143509236446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321.596989956999">
                <text:p>321.596989956999</text:p>
              </table:table-cell>
              <table:table-cell office:value-type="float" office:value="1.01401238448536">
                <text:p>1.0140123844853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21.796182594999">
                <text:p>321.796182594999</text:p>
              </table:table-cell>
              <table:table-cell office:value-type="float" office:value="1.01246776922351">
                <text:p>1.0124677692235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321.902134984">
                <text:p>321.902134984</text:p>
              </table:table-cell>
              <table:table-cell office:value-type="float" office:value="1.01250586094843">
                <text:p>1.0125058609484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22.059610484999">
                <text:p>322.059610484999</text:p>
              </table:table-cell>
              <table:table-cell office:value-type="float" office:value="1.01253633432836">
                <text:p>1.0125363343283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322.224163314999">
                <text:p>322.224163314999</text:p>
              </table:table-cell>
              <table:table-cell office:value-type="float" office:value="1.01256071303231">
                <text:p>1.0125607130323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322.391147805">
                <text:p>322.391147805</text:p>
              </table:table-cell>
              <table:table-cell office:value-type="float" office:value="1.01258021599547">
                <text:p>1.0125802159954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322.548249021">
                <text:p>322.548249021</text:p>
              </table:table-cell>
              <table:table-cell office:value-type="float" office:value="1.0113220344316">
                <text:p>1.0113220344316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322.703691146">
                <text:p>322.703691146</text:p>
              </table:table-cell>
              <table:table-cell office:value-type="float" office:value="1.0103154891805">
                <text:p>1.0103154891805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322.861266767999">
                <text:p>322.861266767999</text:p>
              </table:table-cell>
              <table:table-cell office:value-type="float" office:value="1.00951025297962">
                <text:p>1.0095102529796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323.023502317999">
                <text:p>323.023502317999</text:p>
              </table:table-cell>
              <table:table-cell office:value-type="float" office:value="1.00886606401891">
                <text:p>1.00886606401891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323.190190575">
                <text:p>323.190190575</text:p>
              </table:table-cell>
              <table:table-cell office:value-type="float" office:value="1.00835071285035">
                <text:p>1.0083507128503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323.350574291999">
                <text:p>323.350574291999</text:p>
              </table:table-cell>
              <table:table-cell office:value-type="float" office:value="1.00668057028028">
                <text:p>1.00668057028028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323.507999951">
                <text:p>323.507999951</text:p>
              </table:table-cell>
              <table:table-cell office:value-type="float" office:value="1.00534445622422">
                <text:p>1.00534445622422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323.670962750999">
                <text:p>323.670962750999</text:p>
              </table:table-cell>
              <table:table-cell office:value-type="float" office:value="1.00427556497938">
                <text:p>1.00427556497938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323.835321847999">
                <text:p>323.835321847999</text:p>
              </table:table-cell>
              <table:table-cell office:value-type="float" office:value="1.0034204519835">
                <text:p>1.003420451983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324.000156171">
                <text:p>324.000156171</text:p>
              </table:table-cell>
              <table:table-cell office:value-type="float" office:value="1.00399422322202">
                <text:p>1.00399422322202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324.175317554">
                <text:p>324.175317554</text:p>
              </table:table-cell>
              <table:table-cell office:value-type="float" office:value="1.00319537857762">
                <text:p>1.00319537857762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324.340743544999">
                <text:p>324.340743544999</text:p>
              </table:table-cell>
              <table:table-cell office:value-type="float" office:value="1.0025563028621">
                <text:p>1.0025563028621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324.508586935999">
                <text:p>324.508586935999</text:p>
              </table:table-cell>
              <table:table-cell office:value-type="float" office:value="1.00204504228968">
                <text:p>1.00204504228968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324.670267018999">
                <text:p>324.670267018999</text:p>
              </table:table-cell>
              <table:table-cell office:value-type="float" office:value="1.00163603383174">
                <text:p>1.00163603383174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324.831021189999">
                <text:p>324.831021189999</text:p>
              </table:table-cell>
              <table:table-cell office:value-type="float" office:value="1.00130882706539">
                <text:p>1.00130882706539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324.987803001">
                <text:p>324.987803001</text:p>
              </table:table-cell>
              <table:table-cell office:value-type="float" office:value="1.00104706165231">
                <text:p>1.00104706165231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325.153133719999">
                <text:p>325.153133719999</text:p>
              </table:table-cell>
              <table:table-cell office:value-type="float" office:value="1.00083764932185">
                <text:p>1.0008376493218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325.319733475">
                <text:p>325.319733475</text:p>
              </table:table-cell>
              <table:table-cell office:value-type="float" office:value="1.00067011945748">
                <text:p>1.00067011945748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325.460825418">
                <text:p>325.460825418</text:p>
              </table:table-cell>
              <table:table-cell office:value-type="float" office:value="1.00053609556599">
                <text:p>1.00053609556599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325.565020333999">
                <text:p>325.565020333999</text:p>
              </table:table-cell>
              <table:table-cell office:value-type="float" office:value="1.00042887645279">
                <text:p>1.00042887645279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325.728254096999">
                <text:p>325.728254096999</text:p>
              </table:table-cell>
              <table:table-cell office:value-type="float" office:value="1.00034310116223">
                <text:p>1.00034310116223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325.888909036999">
                <text:p>325.888909036999</text:p>
              </table:table-cell>
              <table:table-cell office:value-type="float" office:value="1.00027448092978">
                <text:p>1.00027448092978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326.060880638999">
                <text:p>326.060880638999</text:p>
              </table:table-cell>
              <table:table-cell office:value-type="float" office:value="1.00021958474383">
                <text:p>1.00021958474383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326.228858691">
                <text:p>326.228858691</text:p>
              </table:table-cell>
              <table:table-cell office:value-type="float" office:value="1.00017566779506">
                <text:p>1.00017566779506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326.401946258">
                <text:p>326.401946258</text:p>
              </table:table-cell>
              <table:table-cell office:value-type="float" office:value="1.00014053423605">
                <text:p>1.0001405342360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326.569493654999">
                <text:p>326.569493654999</text:p>
              </table:table-cell>
              <table:table-cell office:value-type="float" office:value="1.00011242738884">
                <text:p>1.0001124273888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326.674894886">
                <text:p>326.674894886</text:p>
              </table:table-cell>
              <table:table-cell office:value-type="float" office:value="1.00008994191107">
                <text:p>1.00008994191107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326.858326673">
                <text:p>326.858326673</text:p>
              </table:table-cell>
              <table:table-cell office:value-type="float" office:value="1.00007195352886">
                <text:p>1.0000719535288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326.962166025">
                <text:p>326.962166025</text:p>
              </table:table-cell>
              <table:table-cell office:value-type="float" office:value="1.00005756282309">
                <text:p>1.00005756282309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327.119167257999">
                <text:p>327.119167257999</text:p>
              </table:table-cell>
              <table:table-cell office:value-type="float" office:value="1.00004605025847">
                <text:p>1.00004605025847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327.279562244999">
                <text:p>327.279562244999</text:p>
              </table:table-cell>
              <table:table-cell office:value-type="float" office:value="1.00003684020678">
                <text:p>1.00003684020678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327.437285687">
                <text:p>327.437285687</text:p>
              </table:table-cell>
              <table:table-cell office:value-type="float" office:value="1.00128733380064">
                <text:p>1.00128733380064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327.591502014999">
                <text:p>327.591502014999</text:p>
              </table:table-cell>
              <table:table-cell office:value-type="float" office:value="1.00228772867573">
                <text:p>1.00228772867573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327.741575579999">
                <text:p>327.741575579999</text:p>
              </table:table-cell>
              <table:table-cell office:value-type="float" office:value="1.00308804457581">
                <text:p>1.0030880445758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327.899376854">
                <text:p>327.899376854</text:p>
              </table:table-cell>
              <table:table-cell office:value-type="float" office:value="1.00372829729587">
                <text:p>1.00372829729587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328.058903599">
                <text:p>328.058903599</text:p>
              </table:table-cell>
              <table:table-cell office:value-type="float" office:value="1.00424049947191">
                <text:p>1.00424049947191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328.226134401">
                <text:p>328.226134401</text:p>
              </table:table-cell>
              <table:table-cell office:value-type="float" office:value="1.00465026121275">
                <text:p>1.0046502612127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328.386395645">
                <text:p>328.386395645</text:p>
              </table:table-cell>
              <table:table-cell office:value-type="float" office:value="1.00497807060542">
                <text:p>1.00497807060542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328.534824368999">
                <text:p>328.534824368999</text:p>
              </table:table-cell>
              <table:table-cell office:value-type="float" office:value="1.00524031811956">
                <text:p>1.00524031811956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328.68136319">
                <text:p>328.68136319</text:p>
              </table:table-cell>
              <table:table-cell office:value-type="float" office:value="1.00545011613087">
                <text:p>1.00545011613087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328.838470305">
                <text:p>328.838470305</text:p>
              </table:table-cell>
              <table:table-cell office:value-type="float" office:value="1.00561795453991">
                <text:p>1.00561795453991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328.993236109">
                <text:p>328.993236109</text:p>
              </table:table-cell>
              <table:table-cell office:value-type="float" office:value="1.00575222526715">
                <text:p>1.0057522252671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329.119723005999">
                <text:p>329.119723005999</text:p>
              </table:table-cell>
              <table:table-cell office:value-type="float" office:value="1.00585964184894">
                <text:p>1.00585964184894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329.224294996999">
                <text:p>329.224294996999</text:p>
              </table:table-cell>
              <table:table-cell office:value-type="float" office:value="1.00721935904877">
                <text:p>1.00721935904877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329.392261077999">
                <text:p>329.392261077999</text:p>
              </table:table-cell>
              <table:table-cell office:value-type="float" office:value="1.00830713280864">
                <text:p>1.00830713280864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329.554448486">
                <text:p>329.554448486</text:p>
              </table:table-cell>
              <table:table-cell office:value-type="float" office:value="1.00917735181653">
                <text:p>1.00917735181653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329.71869281">
                <text:p>329.71869281</text:p>
              </table:table-cell>
              <table:table-cell office:value-type="float" office:value="1.00987352702285">
                <text:p>1.0098735270228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329.90553213">
                <text:p>329.90553213</text:p>
              </table:table-cell>
              <table:table-cell office:value-type="float" office:value="1.0091566832535">
                <text:p>1.009156683253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330.072078322999">
                <text:p>330.072078322999</text:p>
              </table:table-cell>
              <table:table-cell office:value-type="float" office:value="1.00858320823802">
                <text:p>1.0085832082380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330.235360264">
                <text:p>330.235360264</text:p>
              </table:table-cell>
              <table:table-cell office:value-type="float" office:value="1.00812442822563">
                <text:p>1.00812442822563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330.402508634999">
                <text:p>330.402508634999</text:p>
              </table:table-cell>
              <table:table-cell office:value-type="float" office:value="1.00775740421573">
                <text:p>1.00775740421573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330.576425181">
                <text:p>330.576425181</text:p>
              </table:table-cell>
              <table:table-cell office:value-type="float" office:value="1.0074637850078">
                <text:p>1.0074637850078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330.740002975999">
                <text:p>330.740002975999</text:p>
              </table:table-cell>
              <table:table-cell office:value-type="float" office:value="1.00722888964146">
                <text:p>1.00722888964146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330.909055300999">
                <text:p>330.909055300999</text:p>
              </table:table-cell>
              <table:table-cell office:value-type="float" office:value="1.00704097334839">
                <text:p>1.0070409733483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331.087320331999">
                <text:p>331.087320331999</text:p>
              </table:table-cell>
              <table:table-cell office:value-type="float" office:value="1.00689064031393">
                <text:p>1.00689064031393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331.262207018999">
                <text:p>331.262207018999</text:p>
              </table:table-cell>
              <table:table-cell office:value-type="float" office:value="1.00677037388637">
                <text:p>1.00677037388637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331.426332322">
                <text:p>331.426332322</text:p>
              </table:table-cell>
              <table:table-cell office:value-type="float" office:value="1.00667416074431">
                <text:p>1.00667416074431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331.588575989999">
                <text:p>331.588575989999</text:p>
              </table:table-cell>
              <table:table-cell office:value-type="float" office:value="1.00659719023067">
                <text:p>1.00659719023067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331.764615041999">
                <text:p>331.764615041999</text:p>
              </table:table-cell>
              <table:table-cell office:value-type="float" office:value="1.00653561381976">
                <text:p>1.00653561381976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331.932505702">
                <text:p>331.932505702</text:p>
              </table:table-cell>
              <table:table-cell office:value-type="float" office:value="1.00648635269103">
                <text:p>1.00648635269103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332.093506813999">
                <text:p>332.093506813999</text:p>
              </table:table-cell>
              <table:table-cell office:value-type="float" office:value="1.00644694378804">
                <text:p>1.00644694378804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332.272963269999">
                <text:p>332.272963269999</text:p>
              </table:table-cell>
              <table:table-cell office:value-type="float" office:value="1.00641541666565">
                <text:p>1.00641541666565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332.443642654">
                <text:p>332.443642654</text:p>
              </table:table-cell>
              <table:table-cell office:value-type="float" office:value="1.00513233333252">
                <text:p>1.00513233333252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332.660992277999">
                <text:p>332.660992277999</text:p>
              </table:table-cell>
              <table:table-cell office:value-type="float" office:value="1.00410586666602">
                <text:p>1.00410586666602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332.832507462999">
                <text:p>332.832507462999</text:p>
              </table:table-cell>
              <table:table-cell office:value-type="float" office:value="1.00328469333281">
                <text:p>1.00328469333281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333.0042056">
                <text:p>333.0042056</text:p>
              </table:table-cell>
              <table:table-cell office:value-type="float" office:value="1.00262775466625">
                <text:p>1.0026277546662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333.186582271999">
                <text:p>333.186582271999</text:p>
              </table:table-cell>
              <table:table-cell office:value-type="float" office:value="1.002102203733">
                <text:p>1.002102203733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333.360742371">
                <text:p>333.360742371</text:p>
              </table:table-cell>
              <table:table-cell office:value-type="float" office:value="1.0016817629864">
                <text:p>1.0016817629864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333.535190602999">
                <text:p>333.535190602999</text:p>
              </table:table-cell>
              <table:table-cell office:value-type="float" office:value="1.00010317436428">
                <text:p>1.00010317436428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333.716614842">
                <text:p>333.716614842</text:p>
              </table:table-cell>
              <table:table-cell office:value-type="float" office:value="0.998840303466576">
                <text:p>0.998840303466576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333.893037898999">
                <text:p>333.893037898999</text:p>
              </table:table-cell>
              <table:table-cell office:value-type="float" office:value="0.997830006748416">
                <text:p>0.997830006748416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334.056438830999">
                <text:p>334.056438830999</text:p>
              </table:table-cell>
              <table:table-cell office:value-type="float" office:value="0.997021769373888">
                <text:p>0.997021769373888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334.21952357">
                <text:p>334.21952357</text:p>
              </table:table-cell>
              <table:table-cell office:value-type="float" office:value="0.996375179474266">
                <text:p>0.996375179474266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34.388919707">
                <text:p>334.388919707</text:p>
              </table:table-cell>
              <table:table-cell office:value-type="float" office:value="0.995857907554568">
                <text:p>0.995857907554568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334.561713007999">
                <text:p>334.561713007999</text:p>
              </table:table-cell>
              <table:table-cell office:value-type="float" office:value="0.99544409001881">
                <text:p>0.9954440900188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334.723461489">
                <text:p>334.723461489</text:p>
              </table:table-cell>
              <table:table-cell office:value-type="float" office:value="0.993886136212579">
                <text:p>0.993886136212579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334.883793173">
                <text:p>334.883793173</text:p>
              </table:table-cell>
              <table:table-cell office:value-type="float" office:value="0.992639773167594">
                <text:p>0.992639773167594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335.058199244">
                <text:p>335.058199244</text:p>
              </table:table-cell>
              <table:table-cell office:value-type="float" office:value="0.991642682731606">
                <text:p>0.99164268273160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335.228080097">
                <text:p>335.228080097</text:p>
              </table:table-cell>
              <table:table-cell office:value-type="float" office:value="0.990845010382816">
                <text:p>0.990845010382816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335.396631964">
                <text:p>335.396631964</text:p>
              </table:table-cell>
              <table:table-cell office:value-type="float" office:value="0.990206872503784">
                <text:p>0.99020687250378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335.578560919999">
                <text:p>335.578560919999</text:p>
              </table:table-cell>
              <table:table-cell office:value-type="float" office:value="0.989696362200558">
                <text:p>0.989696362200558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335.752816848999">
                <text:p>335.752816848999</text:p>
              </table:table-cell>
              <table:table-cell office:value-type="float" office:value="0.989287953957977">
                <text:p>0.989287953957977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335.923462471999">
                <text:p>335.923462471999</text:p>
              </table:table-cell>
              <table:table-cell office:value-type="float" office:value="0.988961227363913">
                <text:p>0.988961227363913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336.060983056999">
                <text:p>336.060983056999</text:p>
              </table:table-cell>
              <table:table-cell office:value-type="float" office:value="0.988699846088661">
                <text:p>0.988699846088661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336.171694384">
                <text:p>336.171694384</text:p>
              </table:table-cell>
              <table:table-cell office:value-type="float" office:value="0.989717640846084">
                <text:p>0.989717640846084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336.346487348999">
                <text:p>336.346487348999</text:p>
              </table:table-cell>
              <table:table-cell office:value-type="float" office:value="0.990531876652022">
                <text:p>0.99053187665202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336.516242010999">
                <text:p>336.516242010999</text:p>
              </table:table-cell>
              <table:table-cell office:value-type="float" office:value="0.991183265296773">
                <text:p>0.991183265296773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336.682108593999">
                <text:p>336.682108593999</text:p>
              </table:table-cell>
              <table:table-cell office:value-type="float" office:value="0.991704376212574">
                <text:p>0.991704376212574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336.783032006999">
                <text:p>336.783032006999</text:p>
              </table:table-cell>
              <table:table-cell office:value-type="float" office:value="0.992121264945215">
                <text:p>0.99212126494521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336.946314097">
                <text:p>336.946314097</text:p>
              </table:table-cell>
              <table:table-cell office:value-type="float" office:value="0.992454775931327">
                <text:p>0.992454775931327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337.106383167">
                <text:p>337.106383167</text:p>
              </table:table-cell>
              <table:table-cell office:value-type="float" office:value="0.992721584720217">
                <text:p>0.992721584720217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337.269407612999">
                <text:p>337.269407612999</text:p>
              </table:table-cell>
              <table:table-cell office:value-type="float" office:value="0.992935031751329">
                <text:p>0.992935031751329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337.428765103999">
                <text:p>337.428765103999</text:p>
              </table:table-cell>
              <table:table-cell office:value-type="float" office:value="0.993105789376218">
                <text:p>0.993105789376218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337.581497179999">
                <text:p>337.581497179999</text:p>
              </table:table-cell>
              <table:table-cell office:value-type="float" office:value="0.994484631500975">
                <text:p>0.99448463150097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337.743469564">
                <text:p>337.743469564</text:p>
              </table:table-cell>
              <table:table-cell office:value-type="float" office:value="0.99558770520078">
                <text:p>0.99558770520078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337.894147554">
                <text:p>337.894147554</text:p>
              </table:table-cell>
              <table:table-cell office:value-type="float" office:value="0.996470164160624">
                <text:p>0.996470164160624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338.045237029999">
                <text:p>338.045237029999</text:p>
              </table:table-cell>
              <table:table-cell office:value-type="float" office:value="0.997176131328499">
                <text:p>0.997176131328499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338.211184673999">
                <text:p>338.211184673999</text:p>
              </table:table-cell>
              <table:table-cell office:value-type="float" office:value="0.997740905062799">
                <text:p>0.997740905062799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338.368116483">
                <text:p>338.368116483</text:p>
              </table:table-cell>
              <table:table-cell office:value-type="float" office:value="0.99819272405024">
                <text:p>0.99819272405024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338.522148165999">
                <text:p>338.522148165999</text:p>
              </table:table-cell>
              <table:table-cell office:value-type="float" office:value="0.998554179240192">
                <text:p>0.998554179240192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338.671648531999">
                <text:p>338.671648531999</text:p>
              </table:table-cell>
              <table:table-cell office:value-type="float" office:value="0.998843343392154">
                <text:p>0.998843343392154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338.829821117">
                <text:p>338.829821117</text:p>
              </table:table-cell>
              <table:table-cell office:value-type="float" office:value="0.999074674713723">
                <text:p>0.999074674713723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338.993304538999">
                <text:p>338.993304538999</text:p>
              </table:table-cell>
              <table:table-cell office:value-type="float" office:value="0.999259739770978">
                <text:p>0.999259739770978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339.157080895">
                <text:p>339.157080895</text:p>
              </table:table-cell>
              <table:table-cell office:value-type="float" office:value="0.999407791816783">
                <text:p>0.999407791816783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339.312683267">
                <text:p>339.312683267</text:p>
              </table:table-cell>
              <table:table-cell office:value-type="float" office:value="0.999526233453426">
                <text:p>0.999526233453426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339.489323075">
                <text:p>339.489323075</text:p>
              </table:table-cell>
              <table:table-cell office:value-type="float" office:value="0.999620986762741">
                <text:p>0.999620986762741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339.617638263">
                <text:p>339.617638263</text:p>
              </table:table-cell>
              <table:table-cell office:value-type="float" office:value="0.999696789410193">
                <text:p>0.999696789410193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339.719128462999">
                <text:p>339.719128462999</text:p>
              </table:table-cell>
              <table:table-cell office:value-type="float" office:value="1.00101529316337">
                <text:p>1.00101529316337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339.879400783999">
                <text:p>339.879400783999</text:p>
              </table:table-cell>
              <table:table-cell office:value-type="float" office:value="1.00207009616592">
                <text:p>1.00207009616592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340.059790608999">
                <text:p>340.059790608999</text:p>
              </table:table-cell>
              <table:table-cell office:value-type="float" office:value="1.00291393856796">
                <text:p>1.00291393856796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340.164830383999">
                <text:p>340.164830383999</text:p>
              </table:table-cell>
              <table:table-cell office:value-type="float" office:value="1.00358901248959">
                <text:p>1.00358901248959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340.349095668">
                <text:p>340.349095668</text:p>
              </table:table-cell>
              <table:table-cell office:value-type="float" office:value="1.00412907162689">
                <text:p>1.00412907162689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340.452560181999">
                <text:p>340.452560181999</text:p>
              </table:table-cell>
              <table:table-cell office:value-type="float" office:value="1.00583490287113">
                <text:p>1.00583490287113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340.629271241">
                <text:p>340.629271241</text:p>
              </table:table-cell>
              <table:table-cell office:value-type="float" office:value="1.00719956786652">
                <text:p>1.00719956786652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340.799034801999">
                <text:p>340.799034801999</text:p>
              </table:table-cell>
              <table:table-cell office:value-type="float" office:value="1.00701751592844">
                <text:p>1.0070175159284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340.966110198999">
                <text:p>340.966110198999</text:p>
              </table:table-cell>
              <table:table-cell office:value-type="float" office:value="1.00687187437797">
                <text:p>1.00687187437797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341.151337493999">
                <text:p>341.151337493999</text:p>
              </table:table-cell>
              <table:table-cell office:value-type="float" office:value="1.0067553611376">
                <text:p>1.0067553611376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341.334558924">
                <text:p>341.334558924</text:p>
              </table:table-cell>
              <table:table-cell office:value-type="float" office:value="1.0066621505453">
                <text:p>1.0066621505453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341.510983078999">
                <text:p>341.510983078999</text:p>
              </table:table-cell>
              <table:table-cell office:value-type="float" office:value="1.00532972043624">
                <text:p>1.00532972043624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341.689863513999">
                <text:p>341.689863513999</text:p>
              </table:table-cell>
              <table:table-cell office:value-type="float" office:value="1.00426377634899">
                <text:p>1.00426377634899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341.863909439">
                <text:p>341.863909439</text:p>
              </table:table-cell>
              <table:table-cell office:value-type="float" office:value="1.00341102107919">
                <text:p>1.00341102107919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342.037782251">
                <text:p>342.037782251</text:p>
              </table:table-cell>
              <table:table-cell office:value-type="float" office:value="1.00272881686335">
                <text:p>1.0027288168633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342.212236399999">
                <text:p>342.212236399999</text:p>
              </table:table-cell>
              <table:table-cell office:value-type="float" office:value="1.00218305349068">
                <text:p>1.0021830534906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342.376341768999">
                <text:p>342.376341768999</text:p>
              </table:table-cell>
              <table:table-cell office:value-type="float" office:value="1.00174644279255">
                <text:p>1.0017464427925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342.540420498">
                <text:p>342.540420498</text:p>
              </table:table-cell>
              <table:table-cell office:value-type="float" office:value="1.00139715423404">
                <text:p>1.0013971542340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342.705484218999">
                <text:p>342.705484218999</text:p>
              </table:table-cell>
              <table:table-cell office:value-type="float" office:value="0.999875487362385">
                <text:p>0.99987548736238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342.873610798999">
                <text:p>342.873610798999</text:p>
              </table:table-cell>
              <table:table-cell office:value-type="float" office:value="0.998658153865064">
                <text:p>0.998658153865064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343.036674323999">
                <text:p>343.036674323999</text:p>
              </table:table-cell>
              <table:table-cell office:value-type="float" office:value="0.997684287067206">
                <text:p>0.997684287067206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343.256610536999">
                <text:p>343.256610536999</text:p>
              </table:table-cell>
              <table:table-cell office:value-type="float" office:value="0.995678293851296">
                <text:p>0.995678293851296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343.438355897999">
                <text:p>343.438355897999</text:p>
              </table:table-cell>
              <table:table-cell office:value-type="float" office:value="0.994073499278568">
                <text:p>0.99407349927856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343.603978555999">
                <text:p>343.603978555999</text:p>
              </table:table-cell>
              <table:table-cell office:value-type="float" office:value="0.992789663620385">
                <text:p>0.99278966362038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343.770717087">
                <text:p>343.770717087</text:p>
              </table:table-cell>
              <table:table-cell office:value-type="float" office:value="0.991762595093839">
                <text:p>0.991762595093839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343.932192442999">
                <text:p>343.932192442999</text:p>
              </table:table-cell>
              <table:table-cell office:value-type="float" office:value="0.990940940272602">
                <text:p>0.990940940272602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344.096644355999">
                <text:p>344.096644355999</text:p>
              </table:table-cell>
              <table:table-cell office:value-type="float" office:value="0.990283616415613">
                <text:p>0.990283616415613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344.248683922">
                <text:p>344.248683922</text:p>
              </table:table-cell>
              <table:table-cell office:value-type="float" office:value="0.989757757330021">
                <text:p>0.989757757330021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344.403290360999">
                <text:p>344.403290360999</text:p>
              </table:table-cell>
              <table:table-cell office:value-type="float" office:value="0.989337070061548">
                <text:p>0.989337070061548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344.561162541">
                <text:p>344.561162541</text:p>
              </table:table-cell>
              <table:table-cell office:value-type="float" office:value="0.989000520246769">
                <text:p>0.989000520246769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344.724476259">
                <text:p>344.724476259</text:p>
              </table:table-cell>
              <table:table-cell office:value-type="float" office:value="0.988731280394946">
                <text:p>0.988731280394946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344.888138061999">
                <text:p>344.888138061999</text:p>
              </table:table-cell>
              <table:table-cell office:value-type="float" office:value="0.987304042720865">
                <text:p>0.98730404272086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345.057304713999">
                <text:p>345.057304713999</text:p>
              </table:table-cell>
              <table:table-cell office:value-type="float" office:value="0.9861622525816">
                <text:p>0.9861622525816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345.161438585999">
                <text:p>345.161438585999</text:p>
              </table:table-cell>
              <table:table-cell office:value-type="float" office:value="0.986460666262811">
                <text:p>0.986460666262811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345.333531195">
                <text:p>345.333531195</text:p>
              </table:table-cell>
              <table:table-cell office:value-type="float" office:value="0.985487551415157">
                <text:p>0.985487551415157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345.512140065999">
                <text:p>345.512140065999</text:p>
              </table:table-cell>
              <table:table-cell office:value-type="float" office:value="0.984709059537033">
                <text:p>0.984709059537033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345.685870615">
                <text:p>345.685870615</text:p>
              </table:table-cell>
              <table:table-cell office:value-type="float" office:value="0.984086266034535">
                <text:p>0.984086266034535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345.852020098999">
                <text:p>345.852020098999</text:p>
              </table:table-cell>
              <table:table-cell office:value-type="float" office:value="0.983588031232536">
                <text:p>0.983588031232536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346.020395310999">
                <text:p>346.020395310999</text:p>
              </table:table-cell>
              <table:table-cell office:value-type="float" office:value="0.981992376205541">
                <text:p>0.981992376205541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346.191820280999">
                <text:p>346.191820280999</text:p>
              </table:table-cell>
              <table:table-cell office:value-type="float" office:value="0.981912919369341">
                <text:p>0.98191291936934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346.361082383999">
                <text:p>346.361082383999</text:p>
              </table:table-cell>
              <table:table-cell office:value-type="float" office:value="0.98184935390038">
                <text:p>0.98184935390038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346.533893512">
                <text:p>346.533893512</text:p>
              </table:table-cell>
              <table:table-cell office:value-type="float" office:value="0.981798501525212">
                <text:p>0.981798501525212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346.675644117999">
                <text:p>346.675644117999</text:p>
              </table:table-cell>
              <table:table-cell office:value-type="float" office:value="0.981757819625078">
                <text:p>0.981757819625078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346.858696755">
                <text:p>346.858696755</text:p>
              </table:table-cell>
              <table:table-cell office:value-type="float" office:value="0.98172527410497">
                <text:p>0.98172527410497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346.994787259">
                <text:p>346.994787259</text:p>
              </table:table-cell>
              <table:table-cell office:value-type="float" office:value="0.981699237688884">
                <text:p>0.981699237688884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347.147528763999">
                <text:p>347.147528763999</text:p>
              </table:table-cell>
              <table:table-cell office:value-type="float" office:value="0.981678408556015">
                <text:p>0.98167840855601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347.263448164">
                <text:p>347.263448164</text:p>
              </table:table-cell>
              <table:table-cell office:value-type="float" office:value="0.982873591042343">
                <text:p>0.982873591042343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347.366979949">
                <text:p>347.366979949</text:p>
              </table:table-cell>
              <table:table-cell office:value-type="float" office:value="0.983829737031405">
                <text:p>0.98382973703140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347.544718228">
                <text:p>347.544718228</text:p>
              </table:table-cell>
              <table:table-cell office:value-type="float" office:value="0.984594653822655">
                <text:p>0.98459465382265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347.708427501">
                <text:p>347.708427501</text:p>
              </table:table-cell>
              <table:table-cell office:value-type="float" office:value="0.985206587255655">
                <text:p>0.985206587255655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347.884968875">
                <text:p>347.884968875</text:p>
              </table:table-cell>
              <table:table-cell office:value-type="float" office:value="0.985696134002055">
                <text:p>0.98569613400205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347.989882226999">
                <text:p>347.989882226999</text:p>
              </table:table-cell>
              <table:table-cell office:value-type="float" office:value="0.987314671176799">
                <text:p>0.987314671176799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348.171228621999">
                <text:p>348.171228621999</text:p>
              </table:table-cell>
              <table:table-cell office:value-type="float" office:value="0.988609500916595">
                <text:p>0.98860950091659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348.329303813">
                <text:p>348.329303813</text:p>
              </table:table-cell>
              <table:table-cell office:value-type="float" office:value="0.989645364708431">
                <text:p>0.989645364708431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348.464579796999">
                <text:p>348.464579796999</text:p>
              </table:table-cell>
              <table:table-cell office:value-type="float" office:value="0.9904740557419">
                <text:p>0.9904740557419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348.594452603">
                <text:p>348.594452603</text:p>
              </table:table-cell>
              <table:table-cell office:value-type="float" office:value="0.99237924459352">
                <text:p>0.9923792445935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348.731308707">
                <text:p>348.731308707</text:p>
              </table:table-cell>
              <table:table-cell office:value-type="float" office:value="0.995161257310036">
                <text:p>0.995161257310036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348.856651705999">
                <text:p>348.856651705999</text:p>
              </table:table-cell>
              <table:table-cell office:value-type="float" office:value="0.997386867483249">
                <text:p>0.997386867483249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348.994051706999">
                <text:p>348.994051706999</text:p>
              </table:table-cell>
              <table:table-cell office:value-type="float" office:value="0.99916735562182">
                <text:p>0.99916735562182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349.142177292999">
                <text:p>349.142177292999</text:p>
              </table:table-cell>
              <table:table-cell office:value-type="float" office:value="1.00186553006708">
                <text:p>1.00186553006708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349.280286142999">
                <text:p>349.280286142999</text:p>
              </table:table-cell>
              <table:table-cell office:value-type="float" office:value="1.00402406962328">
                <text:p>1.00402406962328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349.416806351999">
                <text:p>349.416806351999</text:p>
              </table:table-cell>
              <table:table-cell office:value-type="float" office:value="1.00575090126825">
                <text:p>1.0057509012682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349.540005613999">
                <text:p>349.540005613999</text:p>
              </table:table-cell>
              <table:table-cell office:value-type="float" office:value="1.00842237706555">
                <text:p>1.0084223770655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49.664224778999">
                <text:p>349.664224778999</text:p>
              </table:table-cell>
              <table:table-cell office:value-type="float" office:value="1.0105595577034">
                <text:p>1.010559557703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349.791938098">
                <text:p>349.791938098</text:p>
              </table:table-cell>
              <table:table-cell office:value-type="float" office:value="1.01357585129092">
                <text:p>1.01357585129092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349.975703912">
                <text:p>349.975703912</text:p>
              </table:table-cell>
              <table:table-cell office:value-type="float" office:value="1.01598888616094">
                <text:p>1.01598888616094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350.115093967999">
                <text:p>350.115093967999</text:p>
              </table:table-cell>
              <table:table-cell office:value-type="float" office:value="1.01791931405696">
                <text:p>1.01791931405696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350.247201662">
                <text:p>350.247201662</text:p>
              </table:table-cell>
              <table:table-cell office:value-type="float" office:value="1.01946365637377">
                <text:p>1.01946365637377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350.37093053">
                <text:p>350.37093053</text:p>
              </table:table-cell>
              <table:table-cell office:value-type="float" office:value="1.00911931219579">
                <text:p>1.00911931219579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350.497364192999">
                <text:p>350.497364192999</text:p>
              </table:table-cell>
              <table:table-cell office:value-type="float" office:value="1.00084383685341">
                <text:p>1.00084383685341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350.620718295999">
                <text:p>350.620718295999</text:p>
              </table:table-cell>
              <table:table-cell office:value-type="float" office:value="0.995480264287922">
                <text:p>0.995480264287922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350.723665963">
                <text:p>350.723665963</text:p>
              </table:table-cell>
              <table:table-cell office:value-type="float" office:value="0.991189406235532">
                <text:p>0.991189406235532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350.828501312999">
                <text:p>350.828501312999</text:p>
              </table:table-cell>
              <table:table-cell office:value-type="float" office:value="0.989029956360975">
                <text:p>0.98902995636097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350.940915009">
                <text:p>350.940915009</text:p>
              </table:table-cell>
              <table:table-cell office:value-type="float" office:value="0.988592386141411">
                <text:p>0.988592386141411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351.054860654">
                <text:p>351.054860654</text:p>
              </table:table-cell>
              <table:table-cell office:value-type="float" office:value="0.988242329965761">
                <text:p>0.98824232996576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351.173940302999">
                <text:p>351.173940302999</text:p>
              </table:table-cell>
              <table:table-cell office:value-type="float" office:value="0.98796228502524">
                <text:p>0.98796228502524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351.289073272999">
                <text:p>351.289073272999</text:p>
              </table:table-cell>
              <table:table-cell office:value-type="float" office:value="0.987738249072824">
                <text:p>0.987738249072824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351.479092676">
                <text:p>351.479092676</text:p>
              </table:table-cell>
              <table:table-cell office:value-type="float" office:value="0.987559020310891">
                <text:p>0.987559020310891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351.609103413999">
                <text:p>351.609103413999</text:p>
              </table:table-cell>
              <table:table-cell office:value-type="float" office:value="0.988722712937454">
                <text:p>0.988722712937454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351.722624762999">
                <text:p>351.722624762999</text:p>
              </table:table-cell>
              <table:table-cell office:value-type="float" office:value="0.989653667038705">
                <text:p>0.98965366703870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351.866285631999">
                <text:p>351.866285631999</text:p>
              </table:table-cell>
              <table:table-cell office:value-type="float" office:value="0.990398430319706">
                <text:p>0.990398430319706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351.999873074999">
                <text:p>351.999873074999</text:p>
              </table:table-cell>
              <table:table-cell office:value-type="float" office:value="0.990994240944507">
                <text:p>0.990994240944507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352.160122342">
                <text:p>352.160122342</text:p>
              </table:table-cell>
              <table:table-cell office:value-type="float" office:value="0.991470889444347">
                <text:p>0.991470889444347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352.309784157">
                <text:p>352.309784157</text:p>
              </table:table-cell>
              <table:table-cell office:value-type="float" office:value="0.991852208244219">
                <text:p>0.991852208244219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352.435846344">
                <text:p>352.435846344</text:p>
              </table:table-cell>
              <table:table-cell office:value-type="float" office:value="0.992157263284117">
                <text:p>0.992157263284117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352.563236087999">
                <text:p>352.563236087999</text:p>
              </table:table-cell>
              <table:table-cell office:value-type="float" office:value="0.993725810627294">
                <text:p>0.993725810627294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352.688275802999">
                <text:p>352.688275802999</text:p>
              </table:table-cell>
              <table:table-cell office:value-type="float" office:value="0.994980648501835">
                <text:p>0.99498064850183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352.798064414999">
                <text:p>352.798064414999</text:p>
              </table:table-cell>
              <table:table-cell office:value-type="float" office:value="0.995984518801468">
                <text:p>0.995984518801468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352.924563438">
                <text:p>352.924563438</text:p>
              </table:table-cell>
              <table:table-cell office:value-type="float" office:value="0.998129896920369">
                <text:p>0.998129896920369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353.029481928999">
                <text:p>353.029481928999</text:p>
              </table:table-cell>
              <table:table-cell office:value-type="float" office:value="0.99984619941549">
                <text:p>0.99984619941549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353.136067670999">
                <text:p>353.136067670999</text:p>
              </table:table-cell>
              <table:table-cell office:value-type="float" office:value="1.00257966223509">
                <text:p>1.00257966223509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353.238505649999">
                <text:p>353.238505649999</text:p>
              </table:table-cell>
              <table:table-cell office:value-type="float" office:value="1.00476643249078">
                <text:p>1.00476643249078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353.343694204999">
                <text:p>353.343694204999</text:p>
              </table:table-cell>
              <table:table-cell office:value-type="float" office:value="1.00789477864568">
                <text:p>1.0078947786456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353.485193776">
                <text:p>353.485193776</text:p>
              </table:table-cell>
              <table:table-cell office:value-type="float" office:value="1.01039745556961">
                <text:p>1.01039745556961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353.621993278999">
                <text:p>353.621993278999</text:p>
              </table:table-cell>
              <table:table-cell office:value-type="float" office:value="1.01239959710875">
                <text:p>1.0123995971087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353.759776633">
                <text:p>353.759776633</text:p>
              </table:table-cell>
              <table:table-cell office:value-type="float" office:value="1.01400131034006">
                <text:p>1.01400131034006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353.893263193999">
                <text:p>353.893263193999</text:p>
              </table:table-cell>
              <table:table-cell office:value-type="float" office:value="1.01668050032684">
                <text:p>1.01668050032684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354.021172703999">
                <text:p>354.021172703999</text:p>
              </table:table-cell>
              <table:table-cell office:value-type="float" office:value="1.01882385231627">
                <text:p>1.01882385231627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354.143208939999">
                <text:p>354.143208939999</text:p>
              </table:table-cell>
              <table:table-cell office:value-type="float" office:value="1.02053853390781">
                <text:p>1.02053853390781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354.24800095">
                <text:p>354.24800095</text:p>
              </table:table-cell>
              <table:table-cell office:value-type="float" office:value="1.02191027918104">
                <text:p>1.02191027918104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354.446634079999">
                <text:p>354.446634079999</text:p>
              </table:table-cell>
              <table:table-cell office:value-type="float" office:value="1.02300767539963">
                <text:p>1.02300767539963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354.552678914999">
                <text:p>354.552678914999</text:p>
              </table:table-cell>
              <table:table-cell office:value-type="float" office:value="1.02530269204384">
                <text:p>1.02530269204384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354.664527923">
                <text:p>354.664527923</text:p>
              </table:table-cell>
              <table:table-cell office:value-type="float" office:value="1.02713870535921">
                <text:p>1.02713870535921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354.781918950999">
                <text:p>354.781918950999</text:p>
              </table:table-cell>
              <table:table-cell office:value-type="float" office:value="1.02860751601151">
                <text:p>1.02860751601151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354.93041515">
                <text:p>354.93041515</text:p>
              </table:table-cell>
              <table:table-cell office:value-type="float" office:value="1.02978256453334">
                <text:p>1.02978256453334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355.053209775999">
                <text:p>355.053209775999</text:p>
              </table:table-cell>
              <table:table-cell office:value-type="float" office:value="1.03072260335081">
                <text:p>1.03072260335081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355.176264905">
                <text:p>355.176264905</text:p>
              </table:table-cell>
              <table:table-cell office:value-type="float" office:value="1.01902252712509">
                <text:p>1.01902252712509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355.283780407999">
                <text:p>355.283780407999</text:p>
              </table:table-cell>
              <table:table-cell office:value-type="float" office:value="1.00966246614452">
                <text:p>1.00966246614452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355.484245670999">
                <text:p>355.484245670999</text:p>
              </table:table-cell>
              <table:table-cell office:value-type="float" office:value="1.00217441736006">
                <text:p>1.00217441736006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355.60014918">
                <text:p>355.60014918</text:p>
              </table:table-cell>
              <table:table-cell office:value-type="float" office:value="0.997543729692244">
                <text:p>0.997543729692244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355.734258917999">
                <text:p>355.734258917999</text:p>
              </table:table-cell>
              <table:table-cell office:value-type="float" office:value="0.993839179557991">
                <text:p>0.993839179557991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355.855257490999">
                <text:p>355.855257490999</text:p>
              </table:table-cell>
              <table:table-cell office:value-type="float" office:value="0.992254442237942">
                <text:p>0.992254442237942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355.981987596">
                <text:p>355.981987596</text:p>
              </table:table-cell>
              <table:table-cell office:value-type="float" office:value="0.990986652381903">
                <text:p>0.990986652381903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356.115493756">
                <text:p>356.115493756</text:p>
              </table:table-cell>
              <table:table-cell office:value-type="float" office:value="0.991370882189211">
                <text:p>0.991370882189211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356.256055065">
                <text:p>356.256055065</text:p>
              </table:table-cell>
              <table:table-cell office:value-type="float" office:value="0.991678266035056">
                <text:p>0.991678266035056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356.380860636">
                <text:p>356.380860636</text:p>
              </table:table-cell>
              <table:table-cell office:value-type="float" office:value="0.991924173111733">
                <text:p>0.991924173111733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356.502141912">
                <text:p>356.502141912</text:p>
              </table:table-cell>
              <table:table-cell office:value-type="float" office:value="0.993539338489387">
                <text:p>0.993539338489387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356.626996343999">
                <text:p>356.626996343999</text:p>
              </table:table-cell>
              <table:table-cell office:value-type="float" office:value="0.994831470791509">
                <text:p>0.994831470791509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356.755230018">
                <text:p>356.755230018</text:p>
              </table:table-cell>
              <table:table-cell office:value-type="float" office:value="0.997304025554071">
                <text:p>0.997304025554071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356.875893955999">
                <text:p>356.875893955999</text:p>
              </table:table-cell>
              <table:table-cell office:value-type="float" office:value="0.99928206936412">
                <text:p>0.99928206936412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356.993164621999">
                <text:p>356.993164621999</text:p>
              </table:table-cell>
              <table:table-cell office:value-type="float" office:value="1.00232420621593">
                <text:p>1.00232420621593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357.170135979">
                <text:p>357.170135979</text:p>
              </table:table-cell>
              <table:table-cell office:value-type="float" office:value="1.00475791569738">
                <text:p>1.00475791569738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357.349302253999">
                <text:p>357.349302253999</text:p>
              </table:table-cell>
              <table:table-cell office:value-type="float" office:value="1.00670488328255">
                <text:p>1.0067048832825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357.494557172">
                <text:p>357.494557172</text:p>
              </table:table-cell>
              <table:table-cell office:value-type="float" office:value="1.00826245735067">
                <text:p>1.00826245735067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357.626834076">
                <text:p>357.626834076</text:p>
              </table:table-cell>
              <table:table-cell office:value-type="float" office:value="1.01098952792433">
                <text:p>1.01098952792433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357.750720265">
                <text:p>357.750720265</text:p>
              </table:table-cell>
              <table:table-cell office:value-type="float" office:value="1.01317118438326">
                <text:p>1.01317118438326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357.873559951">
                <text:p>357.873559951</text:p>
              </table:table-cell>
              <table:table-cell office:value-type="float" office:value="1.01491650955041">
                <text:p>1.01491650955041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358.001903345999">
                <text:p>358.001903345999</text:p>
              </table:table-cell>
              <table:table-cell office:value-type="float" office:value="1.0178155605815">
                <text:p>1.017815560581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358.140429739">
                <text:p>358.140429739</text:p>
              </table:table-cell>
              <table:table-cell office:value-type="float" office:value="1.02013480140638">
                <text:p>1.02013480140638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358.274959101">
                <text:p>358.274959101</text:p>
              </table:table-cell>
              <table:table-cell office:value-type="float" office:value="1.02199019406628">
                <text:p>1.02199019406628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358.388463809999">
                <text:p>358.388463809999</text:p>
              </table:table-cell>
              <table:table-cell office:value-type="float" office:value="1.0234745081942">
                <text:p>1.023474508194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358.495663137999">
                <text:p>358.495663137999</text:p>
              </table:table-cell>
              <table:table-cell office:value-type="float" office:value="1.02618701396277">
                <text:p>1.02618701396277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358.598630174">
                <text:p>358.598630174</text:p>
              </table:table-cell>
              <table:table-cell office:value-type="float" office:value="1.02835701857762">
                <text:p>1.02835701857762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58.707774367">
                <text:p>358.707774367</text:p>
              </table:table-cell>
              <table:table-cell office:value-type="float" office:value="1.01671546560837">
                <text:p>1.01671546560837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358.843865789999">
                <text:p>358.843865789999</text:p>
              </table:table-cell>
              <table:table-cell office:value-type="float" office:value="1.00740222323296">
                <text:p>1.00740222323296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358.97106557">
                <text:p>358.97106557</text:p>
              </table:table-cell>
              <table:table-cell office:value-type="float" office:value="1.00141050039088">
                <text:p>1.00141050039088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59.104150663999">
                <text:p>359.104150663999</text:p>
              </table:table-cell>
              <table:table-cell office:value-type="float" office:value="0.996617122117216">
                <text:p>0.996617122117216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59.231740978999">
                <text:p>359.231740978999</text:p>
              </table:table-cell>
              <table:table-cell office:value-type="float" office:value="0.992782419498284">
                <text:p>0.992782419498284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59.345550680999">
                <text:p>359.345550680999</text:p>
              </table:table-cell>
              <table:table-cell office:value-type="float" office:value="0.991195632568324">
                <text:p>0.99119563256832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359.465375878999">
                <text:p>359.465375878999</text:p>
              </table:table-cell>
              <table:table-cell office:value-type="float" office:value="0.989926203024356">
                <text:p>0.989926203024356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359.574089165999">
                <text:p>359.574089165999</text:p>
              </table:table-cell>
              <table:table-cell office:value-type="float" office:value="0.990414244862233">
                <text:p>0.990414244862233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359.680488435">
                <text:p>359.680488435</text:p>
              </table:table-cell>
              <table:table-cell office:value-type="float" office:value="0.990804678332535">
                <text:p>0.990804678332535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359.805247495">
                <text:p>359.805247495</text:p>
              </table:table-cell>
              <table:table-cell office:value-type="float" office:value="0.992643742666028">
                <text:p>0.992643742666028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359.959039279">
                <text:p>359.959039279</text:p>
              </table:table-cell>
              <table:table-cell office:value-type="float" office:value="0.994114994132822">
                <text:p>0.99411499413282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360.072919201999">
                <text:p>360.072919201999</text:p>
              </table:table-cell>
              <table:table-cell office:value-type="float" office:value="0.995291995306258">
                <text:p>0.99529199530625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360.181828412">
                <text:p>360.181828412</text:p>
              </table:table-cell>
              <table:table-cell office:value-type="float" office:value="0.996233596245006">
                <text:p>0.996233596245006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360.285563236999">
                <text:p>360.285563236999</text:p>
              </table:table-cell>
              <table:table-cell office:value-type="float" office:value="0.996986876996005">
                <text:p>0.996986876996005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360.390987332999">
                <text:p>360.390987332999</text:p>
              </table:table-cell>
              <table:table-cell office:value-type="float" office:value="0.999139889193703">
                <text:p>0.999139889193703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360.508131797">
                <text:p>360.508131797</text:p>
              </table:table-cell>
              <table:table-cell office:value-type="float" office:value="1.00243691135496">
                <text:p>1.00243691135496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360.645708077">
                <text:p>360.645708077</text:p>
              </table:table-cell>
              <table:table-cell office:value-type="float" office:value="1.00507452908397">
                <text:p>1.00507452908397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360.804388802999">
                <text:p>360.804388802999</text:p>
              </table:table-cell>
              <table:table-cell office:value-type="float" office:value="1.00561001086408">
                <text:p>1.00561001086408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360.920921719">
                <text:p>360.920921719</text:p>
              </table:table-cell>
              <table:table-cell office:value-type="float" office:value="1.00761300869126">
                <text:p>1.00761300869126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361.061802831">
                <text:p>361.061802831</text:p>
              </table:table-cell>
              <table:table-cell office:value-type="float" office:value="1.00921540695301">
                <text:p>1.00921540695301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361.199667145">
                <text:p>361.199667145</text:p>
              </table:table-cell>
              <table:table-cell office:value-type="float" office:value="1.01049732556241">
                <text:p>1.01049732556241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361.326528850999">
                <text:p>361.326528850999</text:p>
              </table:table-cell>
              <table:table-cell office:value-type="float" office:value="1.01152286044993">
                <text:p>1.01152286044993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361.448489715">
                <text:p>361.448489715</text:p>
              </table:table-cell>
              <table:table-cell office:value-type="float" office:value="1.01234328835994">
                <text:p>1.01234328835994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361.566271715999">
                <text:p>361.566271715999</text:p>
              </table:table-cell>
              <table:table-cell office:value-type="float" office:value="1.01299963068795">
                <text:p>1.0129996306879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361.689087711">
                <text:p>361.689087711</text:p>
              </table:table-cell>
              <table:table-cell office:value-type="float" office:value="1.01512411399918">
                <text:p>1.01512411399918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361.804798756">
                <text:p>361.804798756</text:p>
              </table:table-cell>
              <table:table-cell office:value-type="float" office:value="1.01682370064816">
                <text:p>1.01682370064816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361.926914621999">
                <text:p>361.926914621999</text:p>
              </table:table-cell>
              <table:table-cell office:value-type="float" office:value="1.01818336996735">
                <text:p>1.01818336996735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362.065742118">
                <text:p>362.065742118</text:p>
              </table:table-cell>
              <table:table-cell office:value-type="float" office:value="1.0192711054227">
                <text:p>1.0192711054227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362.215775945">
                <text:p>362.215775945</text:p>
              </table:table-cell>
              <table:table-cell office:value-type="float" office:value="1.02014129378698">
                <text:p>1.02014129378698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362.354926835">
                <text:p>362.354926835</text:p>
              </table:table-cell>
              <table:table-cell office:value-type="float" office:value="1.0208374444784">
                <text:p>1.0208374444784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362.469374594">
                <text:p>362.469374594</text:p>
              </table:table-cell>
              <table:table-cell office:value-type="float" office:value="1.02139436503154">
                <text:p>1.02139436503154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362.595874544999">
                <text:p>362.595874544999</text:p>
              </table:table-cell>
              <table:table-cell office:value-type="float" office:value="1.02183990147405">
                <text:p>1.0218399014740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62.729097240999">
                <text:p>362.729097240999</text:p>
              </table:table-cell>
              <table:table-cell office:value-type="float" office:value="1.02219633062806">
                <text:p>1.02219633062806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362.865270613">
                <text:p>362.865270613</text:p>
              </table:table-cell>
              <table:table-cell office:value-type="float" office:value="1.02248147395127">
                <text:p>1.0224814739512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363.000765126999">
                <text:p>363.000765126999</text:p>
              </table:table-cell>
              <table:table-cell office:value-type="float" office:value="1.02270958860983">
                <text:p>1.02270958860983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363.12343268">
                <text:p>363.12343268</text:p>
              </table:table-cell>
              <table:table-cell office:value-type="float" office:value="1.02289208033668">
                <text:p>1.02289208033668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363.250165903">
                <text:p>363.250165903</text:p>
              </table:table-cell>
              <table:table-cell office:value-type="float" office:value="1.02303807371817">
                <text:p>1.02303807371817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363.367325305999">
                <text:p>363.367325305999</text:p>
              </table:table-cell>
              <table:table-cell office:value-type="float" office:value="1.02315486842335">
                <text:p>1.02315486842335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363.477999057999">
                <text:p>363.477999057999</text:p>
              </table:table-cell>
              <table:table-cell office:value-type="float" office:value="1.0232483041875">
                <text:p>1.0232483041875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363.581745063">
                <text:p>363.581745063</text:p>
              </table:table-cell>
              <table:table-cell office:value-type="float" office:value="1.02332305279882">
                <text:p>1.02332305279882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363.690675321999">
                <text:p>363.690675321999</text:p>
              </table:table-cell>
              <table:table-cell office:value-type="float" office:value="1.02338285168787">
                <text:p>1.02338285168787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363.798859433">
                <text:p>363.798859433</text:p>
              </table:table-cell>
              <table:table-cell office:value-type="float" office:value="1.02343069079912">
                <text:p>1.02343069079912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363.908345469999">
                <text:p>363.908345469999</text:p>
              </table:table-cell>
              <table:table-cell office:value-type="float" office:value="1.02346896208811">
                <text:p>1.02346896208811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364.072408361999">
                <text:p>364.072408361999</text:p>
              </table:table-cell>
              <table:table-cell office:value-type="float" office:value="1.0251243760197">
                <text:p>1.0251243760197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364.195627522">
                <text:p>364.195627522</text:p>
              </table:table-cell>
              <table:table-cell office:value-type="float" office:value="1.02644870716496">
                <text:p>1.02644870716496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364.299631468999">
                <text:p>364.299631468999</text:p>
              </table:table-cell>
              <table:table-cell office:value-type="float" office:value="1.02750817208118">
                <text:p>1.02750817208118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364.403788948999">
                <text:p>364.403788948999</text:p>
              </table:table-cell>
              <table:table-cell office:value-type="float" office:value="1.02835574401415">
                <text:p>1.02835574401415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364.519038258">
                <text:p>364.519038258</text:p>
              </table:table-cell>
              <table:table-cell office:value-type="float" office:value="1.02903380156053">
                <text:p>1.02903380156053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364.631401121">
                <text:p>364.631401121</text:p>
              </table:table-cell>
              <table:table-cell office:value-type="float" office:value="1.03122704124842">
                <text:p>1.03122704124842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364.752832017">
                <text:p>364.752832017</text:p>
              </table:table-cell>
              <table:table-cell office:value-type="float" office:value="1.03298163299874">
                <text:p>1.03298163299874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364.864254787999">
                <text:p>364.864254787999</text:p>
              </table:table-cell>
              <table:table-cell office:value-type="float" office:value="1.03438530639899">
                <text:p>1.03438530639899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364.99243312">
                <text:p>364.99243312</text:p>
              </table:table-cell>
              <table:table-cell office:value-type="float" office:value="1.03550824511919">
                <text:p>1.03550824511919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365.120272516999">
                <text:p>365.120272516999</text:p>
              </table:table-cell>
              <table:table-cell office:value-type="float" office:value="1.03640659609535">
                <text:p>1.03640659609535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365.232807401999">
                <text:p>365.232807401999</text:p>
              </table:table-cell>
              <table:table-cell office:value-type="float" office:value="1.03712527687628">
                <text:p>1.0371252768762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365.347049208">
                <text:p>365.347049208</text:p>
              </table:table-cell>
              <table:table-cell office:value-type="float" office:value="1.03770022150103">
                <text:p>1.03770022150103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365.451713213999">
                <text:p>365.451713213999</text:p>
              </table:table-cell>
              <table:table-cell office:value-type="float" office:value="1.03816017720082">
                <text:p>1.03816017720082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365.566587207999">
                <text:p>365.566587207999</text:p>
              </table:table-cell>
              <table:table-cell office:value-type="float" office:value="1.03852814176066">
                <text:p>1.03852814176066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365.670321571999">
                <text:p>365.670321571999</text:p>
              </table:table-cell>
              <table:table-cell office:value-type="float" office:value="1.03882251340853">
                <text:p>1.03882251340853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365.775471953999">
                <text:p>365.775471953999</text:p>
              </table:table-cell>
              <table:table-cell office:value-type="float" office:value="1.03905801072682">
                <text:p>1.03905801072682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365.889590118999">
                <text:p>365.889590118999</text:p>
              </table:table-cell>
              <table:table-cell office:value-type="float" office:value="1.03924640858146">
                <text:p>1.03924640858146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366.005923691">
                <text:p>366.005923691</text:p>
              </table:table-cell>
              <table:table-cell office:value-type="float" office:value="1.04107454622">
                <text:p>1.04107454622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366.122194902">
                <text:p>366.122194902</text:p>
              </table:table-cell>
              <table:table-cell office:value-type="float" office:value="1.04253705633084">
                <text:p>1.04253705633084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366.23574186">
                <text:p>366.23574186</text:p>
              </table:table-cell>
              <table:table-cell office:value-type="float" office:value="1.04370706441951">
                <text:p>1.04370706441951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366.33994944">
                <text:p>366.33994944</text:p>
              </table:table-cell>
              <table:table-cell office:value-type="float" office:value="1.04464307089045">
                <text:p>1.04464307089045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366.444404753">
                <text:p>366.444404753</text:p>
              </table:table-cell>
              <table:table-cell office:value-type="float" office:value="1.0453918760672">
                <text:p>1.0453918760672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366.547440897999">
                <text:p>366.547440897999</text:p>
              </table:table-cell>
              <table:table-cell office:value-type="float" office:value="1.0476956146749">
                <text:p>1.0476956146749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366.659170072">
                <text:p>366.659170072</text:p>
              </table:table-cell>
              <table:table-cell office:value-type="float" office:value="0.838156491739917">
                <text:p>0.838156491739917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366.762183086999">
                <text:p>366.762183086999</text:p>
              </table:table-cell>
              <table:table-cell office:value-type="float" office:value="0.670525193391934">
                <text:p>0.670525193391934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366.895868098">
                <text:p>366.895868098</text:p>
              </table:table-cell>
              <table:table-cell office:value-type="float" office:value="0.536420154713547">
                <text:p>0.536420154713547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367.012572603999">
                <text:p>367.012572603999</text:p>
              </table:table-cell>
              <table:table-cell office:value-type="float" office:value="0.429136123770838">
                <text:p>0.429136123770838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367.135714341999">
                <text:p>367.135714341999</text:p>
              </table:table-cell>
              <table:table-cell office:value-type="float" office:value="0.34330889901667">
                <text:p>0.34330889901667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367.249518523">
                <text:p>367.249518523</text:p>
              </table:table-cell>
              <table:table-cell office:value-type="float" office:value="0.274647119213336">
                <text:p>0.274647119213336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367.401433412">
                <text:p>367.401433412</text:p>
              </table:table-cell>
              <table:table-cell office:value-type="float" office:value="0.317278670980425">
                <text:p>0.317278670980425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367.545381640999">
                <text:p>367.545381640999</text:p>
              </table:table-cell>
              <table:table-cell office:value-type="float" office:value="0.351383912394096">
                <text:p>0.351383912394096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367.712779694999">
                <text:p>367.712779694999</text:p>
              </table:table-cell>
              <table:table-cell office:value-type="float" office:value="0.378668105525033">
                <text:p>0.37866810552503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367.836645551999">
                <text:p>367.836645551999</text:p>
              </table:table-cell>
              <table:table-cell office:value-type="float" office:value="0.400495460029782">
                <text:p>0.400495460029782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367.971527197">
                <text:p>367.971527197</text:p>
              </table:table-cell>
              <table:table-cell office:value-type="float" office:value="0.417957343633582">
                <text:p>0.417957343633582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368.104423347">
                <text:p>368.104423347</text:p>
              </table:table-cell>
              <table:table-cell office:value-type="float" office:value="0.431926850516622">
                <text:p>0.431926850516622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368.235769777999">
                <text:p>368.235769777999</text:p>
              </table:table-cell>
              <table:table-cell office:value-type="float" office:value="0.443102456023054">
                <text:p>0.443102456023054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368.347950468">
                <text:p>368.347950468</text:p>
              </table:table-cell>
              <table:table-cell office:value-type="float" office:value="0.452042940428199">
                <text:p>0.452042940428199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368.46112554">
                <text:p>368.46112554</text:p>
              </table:table-cell>
              <table:table-cell office:value-type="float" office:value="0.459195327952315">
                <text:p>0.459195327952315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368.574872498999">
                <text:p>368.574872498999</text:p>
              </table:table-cell>
              <table:table-cell office:value-type="float" office:value="0.465716918099557">
                <text:p>0.465716918099557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368.726522434999">
                <text:p>368.726522434999</text:p>
              </table:table-cell>
              <table:table-cell office:value-type="float" office:value="0.470134510089402">
                <text:p>0.470134510089402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368.854557713999">
                <text:p>368.854557713999</text:p>
              </table:table-cell>
              <table:table-cell office:value-type="float" office:value="0.473668583681278">
                <text:p>0.473668583681278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368.981792323">
                <text:p>368.981792323</text:p>
              </table:table-cell>
              <table:table-cell office:value-type="float" office:value="0.476495842554778">
                <text:p>0.476495842554778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369.105613369">
                <text:p>369.105613369</text:p>
              </table:table-cell>
              <table:table-cell office:value-type="float" office:value="0.478757649653579">
                <text:p>0.478757649653579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369.231524511">
                <text:p>369.231524511</text:p>
              </table:table-cell>
              <table:table-cell office:value-type="float" office:value="0.480567095332619">
                <text:p>0.480567095332619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369.350090431">
                <text:p>369.350090431</text:p>
              </table:table-cell>
              <table:table-cell office:value-type="float" office:value="0.4828143320038">
                <text:p>0.4828143320038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369.541076901">
                <text:p>369.541076901</text:p>
              </table:table-cell>
              <table:table-cell office:value-type="float" office:value="0.484612121340745">
                <text:p>0.484612121340745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369.654723419">
                <text:p>369.654723419</text:p>
              </table:table-cell>
              <table:table-cell office:value-type="float" office:value="0.486050352810301">
                <text:p>0.486050352810301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369.758214698999">
                <text:p>369.758214698999</text:p>
              </table:table-cell>
              <table:table-cell office:value-type="float" office:value="0.487200937985946">
                <text:p>0.487200937985946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369.938310832">
                <text:p>369.938310832</text:p>
              </table:table-cell>
              <table:table-cell office:value-type="float" office:value="0.488121406126462">
                <text:p>0.488121406126462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370.11240751">
                <text:p>370.11240751</text:p>
              </table:table-cell>
              <table:table-cell office:value-type="float" office:value="0.488058100510925">
                <text:p>0.48805810051092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370.273835848">
                <text:p>370.273835848</text:p>
              </table:table-cell>
              <table:table-cell office:value-type="float" office:value="0.488007456018496">
                <text:p>0.488007456018496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370.451091665">
                <text:p>370.451091665</text:p>
              </table:table-cell>
              <table:table-cell office:value-type="float" office:value="0.487180158363184">
                <text:p>0.487180158363184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370.555268654">
                <text:p>370.555268654</text:p>
              </table:table-cell>
              <table:table-cell office:value-type="float" office:value="0.487305102300304">
                <text:p>0.487305102300304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370.731460707">
                <text:p>370.731460707</text:p>
              </table:table-cell>
              <table:table-cell office:value-type="float" office:value="0.48661827538863">
                <text:p>0.48661827538863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370.916256469">
                <text:p>370.916256469</text:p>
              </table:table-cell>
              <table:table-cell office:value-type="float" office:value="0.485294620310904">
                <text:p>0.485294620310904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371.145943924999">
                <text:p>371.145943924999</text:p>
              </table:table-cell>
              <table:table-cell office:value-type="float" office:value="0.483473791486818">
                <text:p>0.483473791486818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371.255556152">
                <text:p>371.255556152</text:p>
              </table:table-cell>
              <table:table-cell office:value-type="float" office:value="0.48201712842755">
                <text:p>0.48201712842755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371.433406316">
                <text:p>371.433406316</text:p>
              </table:table-cell>
              <table:table-cell office:value-type="float" office:value="0.480851797980135">
                <text:p>0.48085179798013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371.539379136999">
                <text:p>371.539379136999</text:p>
              </table:table-cell>
              <table:table-cell office:value-type="float" office:value="0.479919533622203">
                <text:p>0.479919533622203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371.715783452999">
                <text:p>371.715783452999</text:p>
              </table:table-cell>
              <table:table-cell office:value-type="float" office:value="0.478423815874141">
                <text:p>0.478423815874141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371.871040974">
                <text:p>371.871040974</text:p>
              </table:table-cell>
              <table:table-cell office:value-type="float" office:value="0.477227241675691">
                <text:p>0.477227241675691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372.037346703">
                <text:p>372.037346703</text:p>
              </table:table-cell>
              <table:table-cell office:value-type="float" office:value="0.47626998231693">
                <text:p>0.47626998231693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372.220940548999">
                <text:p>372.220940548999</text:p>
              </table:table-cell>
              <table:table-cell office:value-type="float" office:value="0.474765985853544">
                <text:p>0.474765985853544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372.401805001">
                <text:p>372.401805001</text:p>
              </table:table-cell>
              <table:table-cell office:value-type="float" office:value="0.472836044496789">
                <text:p>0.472836044496789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372.580486994999">
                <text:p>372.580486994999</text:p>
              </table:table-cell>
              <table:table-cell office:value-type="float" office:value="0.471292091411385">
                <text:p>0.471292091411385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372.752434185">
                <text:p>372.752434185</text:p>
              </table:table-cell>
              <table:table-cell office:value-type="float" office:value="0.4693413654368">
                <text:p>0.4693413654368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372.908809728999">
                <text:p>372.908809728999</text:p>
              </table:table-cell>
              <table:table-cell office:value-type="float" office:value="0.467780784657132">
                <text:p>0.467780784657132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373.069130893">
                <text:p>373.069130893</text:p>
              </table:table-cell>
              <table:table-cell office:value-type="float" office:value="0.466532320033398">
                <text:p>0.466532320033398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373.23371325">
                <text:p>373.23371325</text:p>
              </table:table-cell>
              <table:table-cell office:value-type="float" office:value="0.464828909461833">
                <text:p>0.464828909461833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373.393732009999">
                <text:p>373.393732009999</text:p>
              </table:table-cell>
              <table:table-cell office:value-type="float" office:value="0.462772218478557">
                <text:p>0.462772218478557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373.546296675999">
                <text:p>373.546296675999</text:p>
              </table:table-cell>
              <table:table-cell office:value-type="float" office:value="0.461126865691937">
                <text:p>0.461126865691937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373.706181133999">
                <text:p>373.706181133999</text:p>
              </table:table-cell>
              <table:table-cell office:value-type="float" office:value="0.45981058346264">
                <text:p>0.45981058346264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373.874872703">
                <text:p>373.874872703</text:p>
              </table:table-cell>
              <table:table-cell office:value-type="float" office:value="0.397923654740037">
                <text:p>0.397923654740037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374.036580042999">
                <text:p>374.036580042999</text:p>
              </table:table-cell>
              <table:table-cell office:value-type="float" office:value="0.348414111761955">
                <text:p>0.34841411176195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374.223992157">
                <text:p>374.223992157</text:p>
              </table:table-cell>
              <table:table-cell office:value-type="float" office:value="0.30858203567822">
                <text:p>0.30858203567822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374.334083439">
                <text:p>374.334083439</text:p>
              </table:table-cell>
              <table:table-cell office:value-type="float" office:value="0.276940816512501">
                <text:p>0.276940816512501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374.524612922">
                <text:p>374.524612922</text:p>
              </table:table-cell>
              <table:table-cell office:value-type="float" office:value="0.251403399478658">
                <text:p>0.251403399478658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374.665305978999">
                <text:p>374.665305978999</text:p>
              </table:table-cell>
              <table:table-cell office:value-type="float" office:value="0.230973465851583">
                <text:p>0.230973465851583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374.772445614">
                <text:p>374.772445614</text:p>
              </table:table-cell>
              <table:table-cell office:value-type="float" office:value="0.214629518949923">
                <text:p>0.214629518949923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374.925876260999">
                <text:p>374.925876260999</text:p>
              </table:table-cell>
              <table:table-cell office:value-type="float" office:value="0.201554361428595">
                <text:p>0.201554361428595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375.090239154999">
                <text:p>375.090239154999</text:p>
              </table:table-cell>
              <table:table-cell office:value-type="float" office:value="0.190873118772506">
                <text:p>0.190873118772506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375.244252778999">
                <text:p>375.244252778999</text:p>
              </table:table-cell>
              <table:table-cell office:value-type="float" office:value="0.182328124647634">
                <text:p>0.182328124647634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375.392918726">
                <text:p>375.392918726</text:p>
              </table:table-cell>
              <table:table-cell office:value-type="float" office:value="0.175492129347737">
                <text:p>0.175492129347737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375.573736146">
                <text:p>375.573736146</text:p>
              </table:table-cell>
              <table:table-cell office:value-type="float" office:value="0.169805468184072">
                <text:p>0.169805468184072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375.751416207">
                <text:p>375.751416207</text:p>
              </table:table-cell>
              <table:table-cell office:value-type="float" office:value="0.238785551017846">
                <text:p>0.238785551017846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75.926774968999">
                <text:p>375.926774968999</text:p>
              </table:table-cell>
              <table:table-cell office:value-type="float" office:value="0.249851970226041">
                <text:p>0.249851970226041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376.107092233">
                <text:p>376.107092233</text:p>
              </table:table-cell>
              <table:table-cell office:value-type="float" office:value="0.258275736764775">
                <text:p>0.258275736764775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376.213308225999">
                <text:p>376.213308225999</text:p>
              </table:table-cell>
              <table:table-cell office:value-type="float" office:value="0.265014749995761">
                <text:p>0.265014749995761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376.391982359999">
                <text:p>376.391982359999</text:p>
              </table:table-cell>
              <table:table-cell office:value-type="float" office:value="0.270405960580551">
                <text:p>0.270405960580551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376.545914271999">
                <text:p>376.545914271999</text:p>
              </table:table-cell>
              <table:table-cell office:value-type="float" office:value="0.274718929048382">
                <text:p>0.274718929048382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376.705986792">
                <text:p>376.705986792</text:p>
              </table:table-cell>
              <table:table-cell office:value-type="float" office:value="0.277746157731459">
                <text:p>0.277746157731459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376.873474525">
                <text:p>376.873474525</text:p>
              </table:table-cell>
              <table:table-cell office:value-type="float" office:value="0.323646201547486">
                <text:p>0.323646201547486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377.036814555">
                <text:p>377.036814555</text:p>
              </table:table-cell>
              <table:table-cell office:value-type="float" office:value="0.316887975730743">
                <text:p>0.316887975730743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377.208921596">
                <text:p>377.208921596</text:p>
              </table:table-cell>
              <table:table-cell office:value-type="float" office:value="0.354229805045026">
                <text:p>0.354229805045026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377.388692453">
                <text:p>377.388692453</text:p>
              </table:table-cell>
              <table:table-cell office:value-type="float" office:value="0.383383844036021">
                <text:p>0.383383844036021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377.565529682999">
                <text:p>377.565529682999</text:p>
              </table:table-cell>
              <table:table-cell office:value-type="float" office:value="0.406707075228817">
                <text:p>0.406707075228817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377.730326540999">
                <text:p>377.730326540999</text:p>
              </table:table-cell>
              <table:table-cell office:value-type="float" office:value="0.424656440324897">
                <text:p>0.424656440324897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377.890049807">
                <text:p>377.890049807</text:p>
              </table:table-cell>
              <table:table-cell office:value-type="float" office:value="0.538306712543606">
                <text:p>0.538306712543606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378.050567090999">
                <text:p>378.050567090999</text:p>
              </table:table-cell>
              <table:table-cell office:value-type="float" office:value="0.627828468626434">
                <text:p>0.627828468626434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378.188698545">
                <text:p>378.188698545</text:p>
              </table:table-cell>
              <table:table-cell office:value-type="float" office:value="0.699445873492696">
                <text:p>0.699445873492696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378.359411707999">
                <text:p>378.359411707999</text:p>
              </table:table-cell>
              <table:table-cell office:value-type="float" office:value="0.756739797385706">
                <text:p>0.756739797385706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378.519555718">
                <text:p>378.519555718</text:p>
              </table:table-cell>
              <table:table-cell office:value-type="float" office:value="0.801196033712761">
                <text:p>0.801196033712761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378.695043710999">
                <text:p>378.695043710999</text:p>
              </table:table-cell>
              <table:table-cell office:value-type="float" office:value="0.836761022774405">
                <text:p>0.836761022774405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378.85585235">
                <text:p>378.85585235</text:p>
              </table:table-cell>
              <table:table-cell office:value-type="float" office:value="0.863853262663968">
                <text:p>0.863853262663968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379.009816611999">
                <text:p>379.009816611999</text:p>
              </table:table-cell>
              <table:table-cell office:value-type="float" office:value="0.885527054575619">
                <text:p>0.885527054575619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379.165906250999">
                <text:p>379.165906250999</text:p>
              </table:table-cell>
              <table:table-cell office:value-type="float" office:value="0.901525091936357">
                <text:p>0.901525091936357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379.326138462">
                <text:p>379.326138462</text:p>
              </table:table-cell>
              <table:table-cell office:value-type="float" office:value="0.914323521824948">
                <text:p>0.914323521824948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379.476606180999">
                <text:p>379.476606180999</text:p>
              </table:table-cell>
              <table:table-cell office:value-type="float" office:value="0.92456226573582">
                <text:p>0.9245622657358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379.627605016">
                <text:p>379.627605016</text:p>
              </table:table-cell>
              <table:table-cell office:value-type="float" office:value="0.931430634506465">
                <text:p>0.931430634506465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379.786206456">
                <text:p>379.786206456</text:p>
              </table:table-cell>
              <table:table-cell office:value-type="float" office:value="0.93692532952298">
                <text:p>0.93692532952298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379.935801534">
                <text:p>379.935801534</text:p>
              </table:table-cell>
              <table:table-cell office:value-type="float" office:value="0.941321085536192">
                <text:p>0.941321085536192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380.095608218999">
                <text:p>380.095608218999</text:p>
              </table:table-cell>
              <table:table-cell office:value-type="float" office:value="0.957138501082015">
                <text:p>0.957138501082015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380.268190134999">
                <text:p>380.268190134999</text:p>
              </table:table-cell>
              <table:table-cell office:value-type="float" office:value="0.968413503568315">
                <text:p>0.968413503568315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380.418515100999">
                <text:p>380.418515100999</text:p>
              </table:table-cell>
              <table:table-cell office:value-type="float" office:value="0.977433505557355">
                <text:p>0.977433505557355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380.586189095">
                <text:p>380.586189095</text:p>
              </table:table-cell>
              <table:table-cell office:value-type="float" office:value="0.983289086325078">
                <text:p>0.983289086325078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380.730043391">
                <text:p>380.730043391</text:p>
              </table:table-cell>
              <table:table-cell office:value-type="float" office:value="0.987973550939257">
                <text:p>0.987973550939257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380.878961719">
                <text:p>380.878961719</text:p>
              </table:table-cell>
              <table:table-cell office:value-type="float" office:value="0.991721122630601">
                <text:p>0.991721122630601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381.032241433">
                <text:p>381.032241433</text:p>
              </table:table-cell>
              <table:table-cell office:value-type="float" office:value="0.993376898104481">
                <text:p>0.993376898104481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381.191730674">
                <text:p>381.191730674</text:p>
              </table:table-cell>
              <table:table-cell office:value-type="float" office:value="0.994701518483585">
                <text:p>0.994701518483585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381.370411095999">
                <text:p>381.370411095999</text:p>
              </table:table-cell>
              <table:table-cell office:value-type="float" office:value="0.994436711475609">
                <text:p>0.994436711475609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381.551091892999">
                <text:p>381.551091892999</text:p>
              </table:table-cell>
              <table:table-cell office:value-type="float" office:value="0.992917790233119">
                <text:p>0.992917790233119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381.761422222">
                <text:p>381.761422222</text:p>
              </table:table-cell>
              <table:table-cell office:value-type="float" office:value="0.990412663559044">
                <text:p>0.990412663559044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381.866183496999">
                <text:p>381.866183496999</text:p>
              </table:table-cell>
              <table:table-cell office:value-type="float" office:value="0.988408562219785">
                <text:p>0.98840856221978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382.042863373999">
                <text:p>382.042863373999</text:p>
              </table:table-cell>
              <table:table-cell office:value-type="float" office:value="0.986805281148377">
                <text:p>0.986805281148377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382.212484321999">
                <text:p>382.212484321999</text:p>
              </table:table-cell>
              <table:table-cell office:value-type="float" office:value="0.984249419723896">
                <text:p>0.984249419723896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382.377535393">
                <text:p>382.377535393</text:p>
              </table:table-cell>
              <table:table-cell office:value-type="float" office:value="0.982204730584312">
                <text:p>0.982204730584312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382.528260273">
                <text:p>382.528260273</text:p>
              </table:table-cell>
              <table:table-cell office:value-type="float" office:value="0.980568979272644">
                <text:p>0.980568979272644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382.686125213999">
                <text:p>382.686125213999</text:p>
              </table:table-cell>
              <table:table-cell office:value-type="float" office:value="0.97800357051489">
                <text:p>0.97800357051489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382.847734651999">
                <text:p>382.847734651999</text:p>
              </table:table-cell>
              <table:table-cell office:value-type="float" office:value="0.975951243508686">
                <text:p>0.975951243508686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383.018049647999">
                <text:p>383.018049647999</text:p>
              </table:table-cell>
              <table:table-cell office:value-type="float" office:value="0.974309381903723">
                <text:p>0.974309381903723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383.123193857">
                <text:p>383.123193857</text:p>
              </table:table-cell>
              <table:table-cell office:value-type="float" office:value="0.972995892619753">
                <text:p>0.972995892619753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383.289527233999">
                <text:p>383.289527233999</text:p>
              </table:table-cell>
              <table:table-cell office:value-type="float" office:value="0.971945101192577">
                <text:p>0.971945101192577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383.445229547">
                <text:p>383.445229547</text:p>
              </table:table-cell>
              <table:table-cell office:value-type="float" office:value="0.971104468050836">
                <text:p>0.971104468050836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383.589172123">
                <text:p>383.589172123</text:p>
              </table:table-cell>
              <table:table-cell office:value-type="float" office:value="0.970431961537443">
                <text:p>0.970431961537443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383.735441878">
                <text:p>383.735441878</text:p>
              </table:table-cell>
              <table:table-cell office:value-type="float" office:value="0.969893956326729">
                <text:p>0.96989395632672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383.888420006999">
                <text:p>383.888420006999</text:p>
              </table:table-cell>
              <table:table-cell office:value-type="float" office:value="0.981043370189588">
                <text:p>0.981043370189588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384.045211404">
                <text:p>384.045211404</text:p>
              </table:table-cell>
              <table:table-cell office:value-type="float" office:value="0.989962901279876">
                <text:p>0.989962901279876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384.200501751">
                <text:p>384.200501751</text:p>
              </table:table-cell>
              <table:table-cell office:value-type="float" office:value="0.995791977074856">
                <text:p>0.995791977074856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384.348355255999">
                <text:p>384.348355255999</text:p>
              </table:table-cell>
              <table:table-cell office:value-type="float" office:value="1.00045523771084">
                <text:p>1.00045523771084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384.502705191999">
                <text:p>384.502705191999</text:p>
              </table:table-cell>
              <table:table-cell office:value-type="float" office:value="1.00418584621963">
                <text:p>1.00418584621963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384.655409146999">
                <text:p>384.655409146999</text:p>
              </table:table-cell>
              <table:table-cell office:value-type="float" office:value="1.00717033302666">
                <text:p>1.00717033302666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384.801991196">
                <text:p>384.801991196</text:p>
              </table:table-cell>
              <table:table-cell office:value-type="float" office:value="1.00955792247228">
                <text:p>1.00955792247228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384.959463611">
                <text:p>384.959463611</text:p>
              </table:table-cell>
              <table:table-cell office:value-type="float" office:value="1.01017798354745">
                <text:p>1.01017798354745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385.124469561">
                <text:p>385.124469561</text:p>
              </table:table-cell>
              <table:table-cell office:value-type="float" office:value="1.01067403240758">
                <text:p>1.01067403240758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385.288307175999">
                <text:p>385.288307175999</text:p>
              </table:table-cell>
              <table:table-cell office:value-type="float" office:value="1.01107087149568">
                <text:p>1.01107087149568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385.410875033">
                <text:p>385.410875033</text:p>
              </table:table-cell>
              <table:table-cell office:value-type="float" office:value="1.01138834276617">
                <text:p>1.01138834276617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385.581977038999">
                <text:p>385.581977038999</text:p>
              </table:table-cell>
              <table:table-cell office:value-type="float" office:value="1.01036853584815">
                <text:p>1.01036853584815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385.739459684">
                <text:p>385.739459684</text:p>
              </table:table-cell>
              <table:table-cell office:value-type="float" office:value="1.00955269031374">
                <text:p>1.00955269031374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385.906323017">
                <text:p>385.906323017</text:p>
              </table:table-cell>
              <table:table-cell office:value-type="float" office:value="1.01017379782061">
                <text:p>1.01017379782061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386.074960070999">
                <text:p>386.074960070999</text:p>
              </table:table-cell>
              <table:table-cell office:value-type="float" office:value="1.00939689989171">
                <text:p>1.00939689989171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386.240695409999">
                <text:p>386.240695409999</text:p>
              </table:table-cell>
              <table:table-cell office:value-type="float" office:value="1.01004916548299">
                <text:p>1.01004916548299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386.400674396">
                <text:p>386.400674396</text:p>
              </table:table-cell>
              <table:table-cell office:value-type="float" office:value="1.00929719402161">
                <text:p>1.00929719402161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386.548320237">
                <text:p>386.548320237</text:p>
              </table:table-cell>
              <table:table-cell office:value-type="float" office:value="1.00869561685251">
                <text:p>1.00869561685251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386.698808895">
                <text:p>386.698808895</text:p>
              </table:table-cell>
              <table:table-cell office:value-type="float" office:value="1.00948813905163">
                <text:p>1.00948813905163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386.858683589999">
                <text:p>386.858683589999</text:p>
              </table:table-cell>
              <table:table-cell office:value-type="float" office:value="1.01012215681092">
                <text:p>1.01012215681092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387.033851376">
                <text:p>387.033851376</text:p>
              </table:table-cell>
              <table:table-cell office:value-type="float" office:value="1.01062937101836">
                <text:p>1.01062937101836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387.206399749999">
                <text:p>387.206399749999</text:p>
              </table:table-cell>
              <table:table-cell office:value-type="float" office:value="1.01103514238431">
                <text:p>1.01103514238431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387.360833015999">
                <text:p>387.360833015999</text:p>
              </table:table-cell>
              <table:table-cell office:value-type="float" office:value="1.01008597554267">
                <text:p>1.01008597554267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387.513676993">
                <text:p>387.513676993</text:p>
              </table:table-cell>
              <table:table-cell office:value-type="float" office:value="1.01060042600375">
                <text:p>1.01060042600375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387.659732454">
                <text:p>387.659732454</text:p>
              </table:table-cell>
              <table:table-cell office:value-type="float" office:value="1.01101198637262">
                <text:p>1.01101198637262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387.810417523">
                <text:p>387.810417523</text:p>
              </table:table-cell>
              <table:table-cell office:value-type="float" office:value="1.01134123466772">
                <text:p>1.01134123466772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387.965473208">
                <text:p>387.965473208</text:p>
              </table:table-cell>
              <table:table-cell office:value-type="float" office:value="1.0116046333038">
                <text:p>1.0116046333038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388.135462479">
                <text:p>388.135462479</text:p>
              </table:table-cell>
              <table:table-cell office:value-type="float" office:value="1.01181535221266">
                <text:p>1.01181535221266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388.285606431">
                <text:p>388.285606431</text:p>
              </table:table-cell>
              <table:table-cell office:value-type="float" office:value="1.01198392733975">
                <text:p>1.01198392733975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388.432577293999">
                <text:p>388.432577293999</text:p>
              </table:table-cell>
              <table:table-cell office:value-type="float" office:value="1.01340879792275">
                <text:p>1.01340879792275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388.583101961">
                <text:p>388.583101961</text:p>
              </table:table-cell>
              <table:table-cell office:value-type="float" office:value="1.01454869438916">
                <text:p>1.01454869438916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388.804468115999">
                <text:p>388.804468115999</text:p>
              </table:table-cell>
              <table:table-cell office:value-type="float" office:value="1.01417060108095">
                <text:p>1.01417060108095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388.919444347999">
                <text:p>388.919444347999</text:p>
              </table:table-cell>
              <table:table-cell office:value-type="float" office:value="1.01515813691571">
                <text:p>1.01515813691571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389.030444529">
                <text:p>389.030444529</text:p>
              </table:table-cell>
              <table:table-cell office:value-type="float" office:value="1.01594816558353">
                <text:p>1.01594816558353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389.133936546999">
                <text:p>389.133936546999</text:p>
              </table:table-cell>
              <table:table-cell office:value-type="float" office:value="1.01788673759503">
                <text:p>1.01788673759503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389.321786671999">
                <text:p>389.321786671999</text:p>
              </table:table-cell>
              <table:table-cell office:value-type="float" office:value="1.01813104612698">
                <text:p>1.01813104612698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389.427472985999">
                <text:p>389.427472985999</text:p>
              </table:table-cell>
              <table:table-cell office:value-type="float" office:value="1.01963304202979">
                <text:p>1.01963304202979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389.609139614">
                <text:p>389.609139614</text:p>
              </table:table-cell>
              <table:table-cell office:value-type="float" office:value="1.02083463875203">
                <text:p>1.02083463875203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389.777253991">
                <text:p>389.777253991</text:p>
              </table:table-cell>
              <table:table-cell office:value-type="float" office:value="1.02179591612983">
                <text:p>1.02179591612983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389.945280558">
                <text:p>389.945280558</text:p>
              </table:table-cell>
              <table:table-cell office:value-type="float" office:value="1.02125838895482">
                <text:p>1.02125838895482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390.114155953999">
                <text:p>390.114155953999</text:p>
              </table:table-cell>
              <table:table-cell office:value-type="float" office:value="1.02213491629206">
                <text:p>1.02213491629206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390.279608748">
                <text:p>390.279608748</text:p>
              </table:table-cell>
              <table:table-cell office:value-type="float" office:value="1.02152958908461">
                <text:p>1.02152958908461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390.442770682999">
                <text:p>390.442770682999</text:p>
              </table:table-cell>
              <table:table-cell office:value-type="float" office:value="1.02104532731864">
                <text:p>1.02104532731864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390.559074241">
                <text:p>390.559074241</text:p>
              </table:table-cell>
              <table:table-cell office:value-type="float" office:value="1.02065791790587">
                <text:p>1.02065791790587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390.66266951">
                <text:p>390.66266951</text:p>
              </table:table-cell>
              <table:table-cell office:value-type="float" office:value="1.0216545394529">
                <text:p>1.0216545394529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390.764406445">
                <text:p>390.764406445</text:p>
              </table:table-cell>
              <table:table-cell office:value-type="float" office:value="1.02245183669052">
                <text:p>1.02245183669052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390.945996200999">
                <text:p>390.945996200999</text:p>
              </table:table-cell>
              <table:table-cell office:value-type="float" office:value="1.02308967448062">
                <text:p>1.02308967448062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391.125066195">
                <text:p>391.125066195</text:p>
              </table:table-cell>
              <table:table-cell office:value-type="float" office:value="1.0235999447127">
                <text:p>1.0235999447127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391.295488800999">
                <text:p>391.295488800999</text:p>
              </table:table-cell>
              <table:table-cell office:value-type="float" office:value="1.02400816089837">
                <text:p>1.02400816089837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391.465013506">
                <text:p>391.465013506</text:p>
              </table:table-cell>
              <table:table-cell office:value-type="float" office:value="1.0243347338469">
                <text:p>1.0243347338469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391.623526302999">
                <text:p>391.623526302999</text:p>
              </table:table-cell>
              <table:table-cell office:value-type="float" office:value="1.02459599220573">
                <text:p>1.02459599220573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391.78612416">
                <text:p>391.78612416</text:p>
              </table:table-cell>
              <table:table-cell office:value-type="float" office:value="1.02480499889279">
                <text:p>1.02480499889279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391.953136794">
                <text:p>391.953136794</text:p>
              </table:table-cell>
              <table:table-cell office:value-type="float" office:value="1.02497220424243">
                <text:p>1.02497220424243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392.137360462">
                <text:p>392.137360462</text:p>
              </table:table-cell>
              <table:table-cell office:value-type="float" office:value="1.02510596852215">
                <text:p>1.02510596852215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392.243148427999">
                <text:p>392.243148427999</text:p>
              </table:table-cell>
              <table:table-cell office:value-type="float" office:value="1.02521297994593">
                <text:p>1.02521297994593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392.386650876">
                <text:p>392.386650876</text:p>
              </table:table-cell>
              <table:table-cell office:value-type="float" office:value="1.02529858908495">
                <text:p>1.0252985890849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392.570956046">
                <text:p>392.570956046</text:p>
              </table:table-cell>
              <table:table-cell office:value-type="float" office:value="1.02536707639616">
                <text:p>1.02536707639616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392.748580082">
                <text:p>392.748580082</text:p>
              </table:table-cell>
              <table:table-cell office:value-type="float" office:value="1.02542186624513">
                <text:p>1.02542186624513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392.924742228999">
                <text:p>392.924742228999</text:p>
              </table:table-cell>
              <table:table-cell office:value-type="float" office:value="1.02546569812431">
                <text:p>1.02546569812431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393.089380722">
                <text:p>393.089380722</text:p>
              </table:table-cell>
              <table:table-cell office:value-type="float" office:value="1.02550076362766">
                <text:p>1.02550076362766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393.195640283999">
                <text:p>393.195640283999</text:p>
              </table:table-cell>
              <table:table-cell office:value-type="float" office:value="1.0139489979989">
                <text:p>1.0139489979989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393.360346957999">
                <text:p>393.360346957999</text:p>
              </table:table-cell>
              <table:table-cell office:value-type="float" office:value="1.00470758549589">
                <text:p>1.00470758549589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393.52970325">
                <text:p>393.52970325</text:p>
              </table:table-cell>
              <table:table-cell office:value-type="float" office:value="0.997314455493489">
                <text:p>0.997314455493489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393.704913795">
                <text:p>393.704913795</text:p>
              </table:table-cell>
              <table:table-cell office:value-type="float" office:value="1.002979769523">
                <text:p>1.002979769523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393.867149148">
                <text:p>393.867149148</text:p>
              </table:table-cell>
              <table:table-cell office:value-type="float" office:value="1.0075120207466">
                <text:p>1.0075120207466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394.028700331999">
                <text:p>394.028700331999</text:p>
              </table:table-cell>
              <table:table-cell office:value-type="float" office:value="1.01113782172549">
                <text:p>1.01113782172549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394.200370523">
                <text:p>394.200370523</text:p>
              </table:table-cell>
              <table:table-cell office:value-type="float" office:value="1.01403846250859">
                <text:p>1.01403846250859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394.376391508">
                <text:p>394.376391508</text:p>
              </table:table-cell>
              <table:table-cell office:value-type="float" office:value="1.01635897513508">
                <text:p>1.01635897513508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394.554047214">
                <text:p>394.554047214</text:p>
              </table:table-cell>
              <table:table-cell office:value-type="float" office:value="1.01821538523627">
                <text:p>1.01821538523627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394.730495615">
                <text:p>394.730495615</text:p>
              </table:table-cell>
              <table:table-cell office:value-type="float" office:value="1.01970051331722">
                <text:p>1.01970051331722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394.906248126999">
                <text:p>394.906248126999</text:p>
              </table:table-cell>
              <table:table-cell office:value-type="float" office:value="1.02088861578198">
                <text:p>1.02088861578198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395.084585680999">
                <text:p>395.084585680999</text:p>
              </table:table-cell>
              <table:table-cell office:value-type="float" office:value="1.02053254867654">
                <text:p>1.02053254867654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395.192098867999">
                <text:p>395.192098867999</text:p>
              </table:table-cell>
              <table:table-cell office:value-type="float" office:value="1.02155424406944">
                <text:p>1.02155424406944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395.357941795">
                <text:p>395.357941795</text:p>
              </table:table-cell>
              <table:table-cell office:value-type="float" office:value="1.02237160038376">
                <text:p>1.02237160038376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395.583366368999">
                <text:p>395.583366368999</text:p>
              </table:table-cell>
              <table:table-cell office:value-type="float" office:value="1.02171893635796">
                <text:p>1.02171893635796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395.763203122">
                <text:p>395.763203122</text:p>
              </table:table-cell>
              <table:table-cell office:value-type="float" office:value="1.02119680513732">
                <text:p>1.02119680513732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395.946846113">
                <text:p>395.946846113</text:p>
              </table:table-cell>
              <table:table-cell office:value-type="float" office:value="1.02077910016081">
                <text:p>1.02077910016081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396.123450785">
                <text:p>396.123450785</text:p>
              </table:table-cell>
              <table:table-cell office:value-type="float" office:value="1.01915492569827">
                <text:p>1.01915492569827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396.293654857">
                <text:p>396.293654857</text:p>
              </table:table-cell>
              <table:table-cell office:value-type="float" office:value="1.01785558612824">
                <text:p>1.01785558612824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396.467066279">
                <text:p>396.467066279</text:p>
              </table:table-cell>
              <table:table-cell office:value-type="float" office:value="1.01681611447221">
                <text:p>1.01681611447221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396.639050893">
                <text:p>396.639050893</text:p>
              </table:table-cell>
              <table:table-cell office:value-type="float" office:value="1.01598453714739">
                <text:p>1.01598453714739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396.825501198">
                <text:p>396.825501198</text:p>
              </table:table-cell>
              <table:table-cell office:value-type="float" office:value="1.01531927528753">
                <text:p>1.01531927528753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396.994348003">
                <text:p>396.994348003</text:p>
              </table:table-cell>
              <table:table-cell office:value-type="float" office:value="1.01351328186525">
                <text:p>1.01351328186525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397.176834499">
                <text:p>397.176834499</text:p>
              </table:table-cell>
              <table:table-cell office:value-type="float" office:value="1.01206848712742">
                <text:p>1.01206848712742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397.350406972999">
                <text:p>397.350406972999</text:p>
              </table:table-cell>
              <table:table-cell office:value-type="float" office:value="1.01218643527155">
                <text:p>1.01218643527155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397.508085938">
                <text:p>397.508085938</text:p>
              </table:table-cell>
              <table:table-cell office:value-type="float" office:value="1.01228079378686">
                <text:p>1.01228079378686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397.666267148999">
                <text:p>397.666267148999</text:p>
              </table:table-cell>
              <table:table-cell office:value-type="float" office:value="1.01108249666471">
                <text:p>1.01108249666471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397.831729041">
                <text:p>397.831729041</text:p>
              </table:table-cell>
              <table:table-cell office:value-type="float" office:value="1.01139764290139">
                <text:p>1.01139764290139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397.992475744">
                <text:p>397.992475744</text:p>
              </table:table-cell>
              <table:table-cell office:value-type="float" office:value="1.01164975989073">
                <text:p>1.01164975989073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398.169138247">
                <text:p>398.169138247</text:p>
              </table:table-cell>
              <table:table-cell office:value-type="float" office:value="1.01185145348221">
                <text:p>1.01185145348221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398.338076571999">
                <text:p>398.338076571999</text:p>
              </table:table-cell>
              <table:table-cell office:value-type="float" office:value="1.01073902442098">
                <text:p>1.01073902442098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398.505723712">
                <text:p>398.505723712</text:p>
              </table:table-cell>
              <table:table-cell office:value-type="float" office:value="1.00984908117201">
                <text:p>1.00984908117201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398.664363177999">
                <text:p>398.664363177999</text:p>
              </table:table-cell>
              <table:table-cell office:value-type="float" office:value="1.00913712657283">
                <text:p>1.00913712657283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398.827446321">
                <text:p>398.827446321</text:p>
              </table:table-cell>
              <table:table-cell office:value-type="float" office:value="1.00856756289348">
                <text:p>1.00856756289348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398.989324598">
                <text:p>398.989324598</text:p>
              </table:table-cell>
              <table:table-cell office:value-type="float" office:value="1.00811191195001">
                <text:p>1.00811191195001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399.214318245">
                <text:p>399.214318245</text:p>
              </table:table-cell>
              <table:table-cell office:value-type="float" office:value="1.00648952956">
                <text:p>1.00648952956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399.318908055">
                <text:p>399.318908055</text:p>
              </table:table-cell>
              <table:table-cell office:value-type="float" office:value="1.00644948528322">
                <text:p>1.00644948528322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399.502449873">
                <text:p>399.502449873</text:p>
              </table:table-cell>
              <table:table-cell office:value-type="float" office:value="1.00515958822658">
                <text:p>1.00515958822658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399.682027231">
                <text:p>399.682027231</text:p>
              </table:table-cell>
              <table:table-cell office:value-type="float" office:value="1.00412767058126">
                <text:p>1.00412767058126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399.854741534">
                <text:p>399.854741534</text:p>
              </table:table-cell>
              <table:table-cell office:value-type="float" office:value="1.00330213646501">
                <text:p>1.00330213646501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400.026943859999">
                <text:p>400.026943859999</text:p>
              </table:table-cell>
              <table:table-cell office:value-type="float" office:value="1.00264170917201">
                <text:p>1.00264170917201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400.210850173">
                <text:p>400.210850173</text:p>
              </table:table-cell>
              <table:table-cell office:value-type="float" office:value="1.00087113131276">
                <text:p>1.00087113131276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400.386158867999">
                <text:p>400.386158867999</text:p>
              </table:table-cell>
              <table:table-cell office:value-type="float" office:value="0.999454669025365">
                <text:p>0.999454669025365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400.561164989">
                <text:p>400.561164989</text:p>
              </table:table-cell>
              <table:table-cell office:value-type="float" office:value="0.998321499195447">
                <text:p>0.998321499195447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400.732381712">
                <text:p>400.732381712</text:p>
              </table:table-cell>
              <table:table-cell office:value-type="float" office:value="0.997414963331513">
                <text:p>0.997414963331513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400.898458301999">
                <text:p>400.898458301999</text:p>
              </table:table-cell>
              <table:table-cell office:value-type="float" office:value="0.996689734640366">
                <text:p>0.996689734640366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401.077930799">
                <text:p>401.077930799</text:p>
              </table:table-cell>
              <table:table-cell office:value-type="float" office:value="0.994882651909824">
                <text:p>0.994882651909824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401.182163873">
                <text:p>401.182163873</text:p>
              </table:table-cell>
              <table:table-cell office:value-type="float" office:value="0.994663885503014">
                <text:p>0.994663885503014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401.355557654">
                <text:p>401.355557654</text:p>
              </table:table-cell>
              <table:table-cell office:value-type="float" office:value="0.994488872377567">
                <text:p>0.994488872377567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401.525673803999">
                <text:p>401.525673803999</text:p>
              </table:table-cell>
              <table:table-cell office:value-type="float" office:value="0.993121962099584">
                <text:p>0.993121962099584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401.700305009999">
                <text:p>401.700305009999</text:p>
              </table:table-cell>
              <table:table-cell office:value-type="float" office:value="0.992028433877198">
                <text:p>0.992028433877198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401.879943268999">
                <text:p>401.879943268999</text:p>
              </table:table-cell>
              <table:table-cell office:value-type="float" office:value="0.99115361129929">
                <text:p>0.99115361129929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402.057536721999">
                <text:p>402.057536721999</text:p>
              </table:table-cell>
              <table:table-cell office:value-type="float" office:value="0.990453753236963">
                <text:p>0.990453753236963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402.232922216999">
                <text:p>402.232922216999</text:p>
              </table:table-cell>
              <table:table-cell office:value-type="float" office:value="0.989893866787101">
                <text:p>0.989893866787101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402.398492779999">
                <text:p>402.398492779999</text:p>
              </table:table-cell>
              <table:table-cell office:value-type="float" office:value="0.989445957627212">
                <text:p>0.989445957627212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402.571522815">
                <text:p>402.571522815</text:p>
              </table:table-cell>
              <table:table-cell office:value-type="float" office:value="0.9890876302993">
                <text:p>0.9890876302993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402.676746802999">
                <text:p>402.676746802999</text:p>
              </table:table-cell>
              <table:table-cell office:value-type="float" office:value="0.988800968436971">
                <text:p>0.988800968436971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402.809528725">
                <text:p>402.809528725</text:p>
              </table:table-cell>
              <table:table-cell office:value-type="float" office:value="0.988571638947108">
                <text:p>0.988571638947108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402.993830071999">
                <text:p>402.993830071999</text:p>
              </table:table-cell>
              <table:table-cell office:value-type="float" office:value="0.988388175355217">
                <text:p>0.988388175355217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403.174736175999">
                <text:p>403.174736175999</text:p>
              </table:table-cell>
              <table:table-cell office:value-type="float" office:value="0.988241404481705">
                <text:p>0.988241404481705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403.347585459">
                <text:p>403.347585459</text:p>
              </table:table-cell>
              <table:table-cell office:value-type="float" office:value="0.988123987782895">
                <text:p>0.988123987782895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403.514547449">
                <text:p>403.514547449</text:p>
              </table:table-cell>
              <table:table-cell office:value-type="float" office:value="0.988030054423847">
                <text:p>0.988030054423847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403.687575794">
                <text:p>403.687575794</text:p>
              </table:table-cell>
              <table:table-cell office:value-type="float" office:value="0.987954907736608">
                <text:p>0.987954907736608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403.856332157">
                <text:p>403.856332157</text:p>
              </table:table-cell>
              <table:table-cell office:value-type="float" office:value="0.987894790386817">
                <text:p>0.987894790386817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404.023460348">
                <text:p>404.023460348</text:p>
              </table:table-cell>
              <table:table-cell office:value-type="float" office:value="0.986634850714362">
                <text:p>0.986634850714362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404.189790169999">
                <text:p>404.189790169999</text:p>
              </table:table-cell>
              <table:table-cell office:value-type="float" office:value="0.985626898976397">
                <text:p>0.985626898976397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404.367345201999">
                <text:p>404.367345201999</text:p>
              </table:table-cell>
              <table:table-cell office:value-type="float" office:value="0.984820537586026">
                <text:p>0.984820537586026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404.534521644">
                <text:p>404.534521644</text:p>
              </table:table-cell>
              <table:table-cell office:value-type="float" office:value="0.984175448473729">
                <text:p>0.984175448473729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404.691622939999">
                <text:p>404.691622939999</text:p>
              </table:table-cell>
              <table:table-cell office:value-type="float" office:value="0.983659377183891">
                <text:p>0.983659377183891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404.854352815999">
                <text:p>404.854352815999</text:p>
              </table:table-cell>
              <table:table-cell office:value-type="float" office:value="0.983246520152021">
                <text:p>0.983246520152021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405.025633379999">
                <text:p>405.025633379999</text:p>
              </table:table-cell>
              <table:table-cell office:value-type="float" office:value="0.982916234526525">
                <text:p>0.982916234526525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405.128404785999">
                <text:p>405.128404785999</text:p>
              </table:table-cell>
              <table:table-cell office:value-type="float" office:value="0.982652006026128">
                <text:p>0.982652006026128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405.301300309">
                <text:p>405.301300309</text:p>
              </table:table-cell>
              <table:table-cell office:value-type="float" office:value="0.98244062322581">
                <text:p>0.98244062322581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405.470457226">
                <text:p>405.470457226</text:p>
              </table:table-cell>
              <table:table-cell office:value-type="float" office:value="0.98107444980016">
                <text:p>0.98107444980016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405.656506144">
                <text:p>405.656506144</text:p>
              </table:table-cell>
              <table:table-cell office:value-type="float" office:value="0.979981511059641">
                <text:p>0.979981511059641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405.834841854999">
                <text:p>405.834841854999</text:p>
              </table:table-cell>
              <table:table-cell office:value-type="float" office:value="0.977924602787106">
                <text:p>0.977924602787106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406.008371616999">
                <text:p>406.008371616999</text:p>
              </table:table-cell>
              <table:table-cell office:value-type="float" office:value="0.977461633449197">
                <text:p>0.977461633449197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406.184616642">
                <text:p>406.184616642</text:p>
              </table:table-cell>
              <table:table-cell office:value-type="float" office:value="0.975908700698752">
                <text:p>0.975908700698752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406.412176678999">
                <text:p>406.412176678999</text:p>
              </table:table-cell>
              <table:table-cell office:value-type="float" office:value="0.974666354498395">
                <text:p>0.974666354498395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406.586379719">
                <text:p>406.586379719</text:p>
              </table:table-cell>
              <table:table-cell office:value-type="float" office:value="0.97367247753811">
                <text:p>0.97367247753811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406.764565758">
                <text:p>406.764565758</text:p>
              </table:table-cell>
              <table:table-cell office:value-type="float" office:value="0.984998588091094">
                <text:p>0.984998588091094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406.939310454">
                <text:p>406.939310454</text:p>
              </table:table-cell>
              <table:table-cell office:value-type="float" office:value="0.994059476533482">
                <text:p>0.994059476533482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407.119025433">
                <text:p>407.119025433</text:p>
              </table:table-cell>
              <table:table-cell office:value-type="float" office:value="1.00006685833522">
                <text:p>1.00006685833522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407.290534528">
                <text:p>407.290534528</text:p>
              </table:table-cell>
              <table:table-cell office:value-type="float" office:value="1.00364630103943">
                <text:p>1.00364630103943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407.454605040999">
                <text:p>407.454605040999</text:p>
              </table:table-cell>
              <table:table-cell office:value-type="float" office:value="1.0065098552028">
                <text:p>1.0065098552028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407.618302168999">
                <text:p>407.618302168999</text:p>
              </table:table-cell>
              <table:table-cell office:value-type="float" office:value="1.0088006985335">
                <text:p>1.0088006985335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407.777729463">
                <text:p>407.777729463</text:p>
              </table:table-cell>
              <table:table-cell office:value-type="float" office:value="1.01063337319806">
                <text:p>1.01063337319806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407.936002532999">
                <text:p>407.936002532999</text:p>
              </table:table-cell>
              <table:table-cell office:value-type="float" office:value="1.0120995129297">
                <text:p>1.0120995129297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408.108599522">
                <text:p>408.108599522</text:p>
              </table:table-cell>
              <table:table-cell office:value-type="float" office:value="1.01327242471502">
                <text:p>1.01327242471502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408.286355516">
                <text:p>408.286355516</text:p>
              </table:table-cell>
              <table:table-cell office:value-type="float" office:value="1.01421075414327">
                <text:p>1.01421075414327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408.462718601999">
                <text:p>408.462718601999</text:p>
              </table:table-cell>
              <table:table-cell office:value-type="float" office:value="1.01496141768588">
                <text:p>1.01496141768588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408.617782672">
                <text:p>408.617782672</text:p>
              </table:table-cell>
              <table:table-cell office:value-type="float" office:value="1.01556194851996">
                <text:p>1.01556194851996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408.784953712999">
                <text:p>408.784953712999</text:p>
              </table:table-cell>
              <table:table-cell office:value-type="float" office:value="1.01604237318722">
                <text:p>1.01604237318722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408.945527300999">
                <text:p>408.945527300999</text:p>
              </table:table-cell>
              <table:table-cell office:value-type="float" office:value="1.01521485093073">
                <text:p>1.01521485093073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409.109102816999">
                <text:p>409.109102816999</text:p>
              </table:table-cell>
              <table:table-cell office:value-type="float" office:value="1.01455283312554">
                <text:p>1.01455283312554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409.276628643">
                <text:p>409.276628643</text:p>
              </table:table-cell>
              <table:table-cell office:value-type="float" office:value="1.01402321888138">
                <text:p>1.01402321888138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409.453810269">
                <text:p>409.453810269</text:p>
              </table:table-cell>
              <table:table-cell office:value-type="float" office:value="1.01359952748606">
                <text:p>1.01359952748606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409.574783091999">
                <text:p>409.574783091999</text:p>
              </table:table-cell>
              <table:table-cell office:value-type="float" office:value="1.0144724363601">
                <text:p>1.0144724363601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409.684538084">
                <text:p>409.684538084</text:p>
              </table:table-cell>
              <table:table-cell office:value-type="float" office:value="1.01639722619652">
                <text:p>1.01639722619652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409.799282279999">
                <text:p>409.799282279999</text:p>
              </table:table-cell>
              <table:table-cell office:value-type="float" office:value="1.01671059532847">
                <text:p>1.01671059532847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409.926332719">
                <text:p>409.926332719</text:p>
              </table:table-cell>
              <table:table-cell office:value-type="float" office:value="1.01818775337121">
                <text:p>1.01818775337121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410.029989805">
                <text:p>410.029989805</text:p>
              </table:table-cell>
              <table:table-cell office:value-type="float" office:value="1.0193694798054">
                <text:p>1.0193694798054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410.133764422999">
                <text:p>410.133764422999</text:p>
              </table:table-cell>
              <table:table-cell office:value-type="float" office:value="1.02155618990493">
                <text:p>1.02155618990493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410.302569784">
                <text:p>410.302569784</text:p>
              </table:table-cell>
              <table:table-cell office:value-type="float" office:value="1.02330555798455">
                <text:p>1.02330555798455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410.49093824">
                <text:p>410.49093824</text:p>
              </table:table-cell>
              <table:table-cell office:value-type="float" office:value="1.02470505244824">
                <text:p>1.02470505244824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410.665665934999">
                <text:p>410.665665934999</text:p>
              </table:table-cell>
              <table:table-cell office:value-type="float" office:value="1.0258246480192">
                <text:p>1.0258246480192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410.829359751999">
                <text:p>410.829359751999</text:p>
              </table:table-cell>
              <table:table-cell office:value-type="float" office:value="1.02672032447597">
                <text:p>1.02672032447597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411.006659739">
                <text:p>411.006659739</text:p>
              </table:table-cell>
              <table:table-cell office:value-type="float" office:value="1.02743686564138">
                <text:p>1.02743686564138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411.187540700999">
                <text:p>411.187540700999</text:p>
              </table:table-cell>
              <table:table-cell office:value-type="float" office:value="1.02801009857371">
                <text:p>1.02801009857371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411.29457498">
                <text:p>411.29457498</text:p>
              </table:table-cell>
              <table:table-cell office:value-type="float" office:value="1.01753003007848">
                <text:p>1.01753003007848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411.466452649">
                <text:p>411.466452649</text:p>
              </table:table-cell>
              <table:table-cell office:value-type="float" office:value="1.0091459752823">
                <text:p>1.0091459752823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411.639769816">
                <text:p>411.639769816</text:p>
              </table:table-cell>
              <table:table-cell office:value-type="float" office:value="1.01337738628644">
                <text:p>1.01337738628644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411.793848142999">
                <text:p>411.793848142999</text:p>
              </table:table-cell>
              <table:table-cell office:value-type="float" office:value="1.01676251508976">
                <text:p>1.01676251508976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411.991122809999">
                <text:p>411.991122809999</text:p>
              </table:table-cell>
              <table:table-cell office:value-type="float" office:value="1.01947061813242">
                <text:p>1.01947061813242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412.115956530999">
                <text:p>412.115956530999</text:p>
              </table:table-cell>
              <table:table-cell office:value-type="float" office:value="1.01069844572544">
                <text:p>1.01069844572544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412.306675354999">
                <text:p>412.306675354999</text:p>
              </table:table-cell>
              <table:table-cell office:value-type="float" office:value="1.00368070779987">
                <text:p>1.00368070779987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412.477140986999">
                <text:p>412.477140986999</text:p>
              </table:table-cell>
              <table:table-cell office:value-type="float" office:value="0.998066517459406">
                <text:p>0.998066517459406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412.652481678999">
                <text:p>412.652481678999</text:p>
              </table:table-cell>
              <table:table-cell office:value-type="float" office:value="0.993575165187037">
                <text:p>0.993575165187037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412.816655252">
                <text:p>412.816655252</text:p>
              </table:table-cell>
              <table:table-cell office:value-type="float" office:value="0.989982083369142">
                <text:p>0.989982083369142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413.000392558999">
                <text:p>413.000392558999</text:p>
              </table:table-cell>
              <table:table-cell office:value-type="float" office:value="0.987107617914826">
                <text:p>0.987107617914826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413.188385408999">
                <text:p>413.188385408999</text:p>
              </table:table-cell>
              <table:table-cell office:value-type="float" office:value="0.984808045551373">
                <text:p>0.984808045551373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413.297601835">
                <text:p>413.297601835</text:p>
              </table:table-cell>
              <table:table-cell office:value-type="float" office:value="0.982968387660611">
                <text:p>0.982968387660611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413.423275546">
                <text:p>413.423275546</text:p>
              </table:table-cell>
              <table:table-cell office:value-type="float" office:value="0.982693728533396">
                <text:p>0.982693728533396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413.590059171">
                <text:p>413.590059171</text:p>
              </table:table-cell>
              <table:table-cell office:value-type="float" office:value="0.982474001231625">
                <text:p>0.98247400123162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413.749630115999">
                <text:p>413.749630115999</text:p>
              </table:table-cell>
              <table:table-cell office:value-type="float" office:value="0.982298219390208">
                <text:p>0.982298219390208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413.90835783">
                <text:p>413.90835783</text:p>
              </table:table-cell>
              <table:table-cell office:value-type="float" office:value="0.982157593917075">
                <text:p>0.982157593917075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414.07390388">
                <text:p>414.07390388</text:p>
              </table:table-cell>
              <table:table-cell office:value-type="float" office:value="0.982045093538568">
                <text:p>0.982045093538568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414.228693384999">
                <text:p>414.228693384999</text:p>
              </table:table-cell>
              <table:table-cell office:value-type="float" office:value="0.981955093235762">
                <text:p>0.981955093235762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414.393447044">
                <text:p>414.393447044</text:p>
              </table:table-cell>
              <table:table-cell office:value-type="float" office:value="0.981883092993518">
                <text:p>0.981883092993518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414.573840419">
                <text:p>414.573840419</text:p>
              </table:table-cell>
              <table:table-cell office:value-type="float" office:value="0.981825492799722">
                <text:p>0.981825492799722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414.750132403">
                <text:p>414.750132403</text:p>
              </table:table-cell>
              <table:table-cell office:value-type="float" office:value="0.981779412644686">
                <text:p>0.981779412644686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414.923392638999">
                <text:p>414.923392638999</text:p>
              </table:table-cell>
              <table:table-cell office:value-type="float" office:value="0.981742548520657">
                <text:p>0.981742548520657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415.102755741">
                <text:p>415.102755741</text:p>
              </table:table-cell>
              <table:table-cell office:value-type="float" office:value="0.981713057221433">
                <text:p>0.981713057221433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415.277952799999">
                <text:p>415.277952799999</text:p>
              </table:table-cell>
              <table:table-cell office:value-type="float" office:value="0.981689464182055">
                <text:p>0.981689464182055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415.451449889">
                <text:p>415.451449889</text:p>
              </table:table-cell>
              <table:table-cell office:value-type="float" office:value="0.981670589750552">
                <text:p>0.981670589750552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415.624679683999">
                <text:p>415.624679683999</text:p>
              </table:table-cell>
              <table:table-cell office:value-type="float" office:value="0.980458423019954">
                <text:p>0.980458423019954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415.785573024999">
                <text:p>415.785573024999</text:p>
              </table:table-cell>
              <table:table-cell office:value-type="float" office:value="0.980685756820871">
                <text:p>0.980685756820871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415.961341142">
                <text:p>415.961341142</text:p>
              </table:table-cell>
              <table:table-cell office:value-type="float" office:value="0.980867623861605">
                <text:p>0.980867623861605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416.065577915">
                <text:p>416.065577915</text:p>
              </table:table-cell>
              <table:table-cell office:value-type="float" office:value="0.981013117494192">
                <text:p>0.981013117494192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416.239529839">
                <text:p>416.239529839</text:p>
              </table:table-cell>
              <table:table-cell office:value-type="float" office:value="0.981129512400262">
                <text:p>0.981129512400262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416.416696913">
                <text:p>416.416696913</text:p>
              </table:table-cell>
              <table:table-cell office:value-type="float" office:value="0.981222628325117">
                <text:p>0.981222628325117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416.584027604">
                <text:p>416.584027604</text:p>
              </table:table-cell>
              <table:table-cell office:value-type="float" office:value="0.982508966857625">
                <text:p>0.982508966857625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416.766374973">
                <text:p>416.766374973</text:p>
              </table:table-cell>
              <table:table-cell office:value-type="float" office:value="0.982326191891008">
                <text:p>0.982326191891008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416.923370925">
                <text:p>416.923370925</text:p>
              </table:table-cell>
              <table:table-cell office:value-type="float" office:value="0.983391817710337">
                <text:p>0.983391817710337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417.032302317">
                <text:p>417.032302317</text:p>
              </table:table-cell>
              <table:table-cell office:value-type="float" office:value="0.984244318365801">
                <text:p>0.984244318365801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417.135451725999">
                <text:p>417.135451725999</text:p>
              </table:table-cell>
              <table:table-cell office:value-type="float" office:value="0.986153218667796">
                <text:p>0.986153218667796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417.29504318">
                <text:p>417.29504318</text:p>
              </table:table-cell>
              <table:table-cell office:value-type="float" office:value="0.986453439131767">
                <text:p>0.986453439131767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417.454941918">
                <text:p>417.454941918</text:p>
              </table:table-cell>
              <table:table-cell office:value-type="float" office:value="0.987920515280569">
                <text:p>0.987920515280569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417.618486751999">
                <text:p>417.618486751999</text:p>
              </table:table-cell>
              <table:table-cell office:value-type="float" office:value="0.989094176199611">
                <text:p>0.989094176199611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417.777777043">
                <text:p>417.777777043</text:p>
              </table:table-cell>
              <table:table-cell office:value-type="float" office:value="0.990033104934844">
                <text:p>0.990033104934844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417.944874340999">
                <text:p>417.944874340999</text:p>
              </table:table-cell>
              <table:table-cell office:value-type="float" office:value="0.99078424792303">
                <text:p>0.99078424792303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418.123661565">
                <text:p>418.123661565</text:p>
              </table:table-cell>
              <table:table-cell office:value-type="float" office:value="0.99138516231358">
                <text:p>0.99138516231358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418.284094978999">
                <text:p>418.284094978999</text:p>
              </table:table-cell>
              <table:table-cell office:value-type="float" office:value="0.991865893826019">
                <text:p>0.991865893826019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418.445987112">
                <text:p>418.445987112</text:p>
              </table:table-cell>
              <table:table-cell office:value-type="float" office:value="0.992250479035971">
                <text:p>0.992250479035971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418.605560775999">
                <text:p>418.605560775999</text:p>
              </table:table-cell>
              <table:table-cell office:value-type="float" office:value="0.992558147203932">
                <text:p>0.992558147203932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418.765282502">
                <text:p>418.765282502</text:p>
              </table:table-cell>
              <table:table-cell office:value-type="float" office:value="0.992804281738301">
                <text:p>0.992804281738301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418.866250993">
                <text:p>418.866250993</text:p>
              </table:table-cell>
              <table:table-cell office:value-type="float" office:value="0.993001189365796">
                <text:p>0.993001189365796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418.97325379">
                <text:p>418.97325379</text:p>
              </table:table-cell>
              <table:table-cell office:value-type="float" office:value="0.994400951492637">
                <text:p>0.994400951492637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419.091276314999">
                <text:p>419.091276314999</text:p>
              </table:table-cell>
              <table:table-cell office:value-type="float" office:value="0.99552076119411">
                <text:p>0.99552076119411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419.212639130999">
                <text:p>419.212639130999</text:p>
              </table:table-cell>
              <table:table-cell office:value-type="float" office:value="0.997674470590508">
                <text:p>0.997674470590508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419.331454275">
                <text:p>419.331454275</text:p>
              </table:table-cell>
              <table:table-cell office:value-type="float" office:value="0.999397438107627">
                <text:p>0.999397438107627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419.521906205">
                <text:p>419.521906205</text:p>
              </table:table-cell>
              <table:table-cell office:value-type="float" office:value="1.00077581212132">
                <text:p>1.00077581212132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419.625062964">
                <text:p>419.625062964</text:p>
              </table:table-cell>
              <table:table-cell office:value-type="float" office:value="1.00315229526668">
                <text:p>1.00315229526668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419.813332356">
                <text:p>419.813332356</text:p>
              </table:table-cell>
              <table:table-cell office:value-type="float" office:value="1.00505348178296">
                <text:p>1.00505348178296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419.916776317999">
                <text:p>419.916776317999</text:p>
              </table:table-cell>
              <table:table-cell office:value-type="float" office:value="1.00657443099599">
                <text:p>1.00657443099599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420.02496214">
                <text:p>420.02496214</text:p>
              </table:table-cell>
              <table:table-cell office:value-type="float" office:value="1.00908120084775">
                <text:p>1.00908120084775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420.146822552">
                <text:p>420.146822552</text:p>
              </table:table-cell>
              <table:table-cell office:value-type="float" office:value="1.01108661672915">
                <text:p>1.0110866167291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420.292703514">
                <text:p>420.292703514</text:p>
              </table:table-cell>
              <table:table-cell office:value-type="float" office:value="1.01269094943428">
                <text:p>1.01269094943428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420.479819931999">
                <text:p>420.479819931999</text:p>
              </table:table-cell>
              <table:table-cell office:value-type="float" office:value="1.01397441559838">
                <text:p>1.01397441559838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420.611461307">
                <text:p>420.611461307</text:p>
              </table:table-cell>
              <table:table-cell office:value-type="float" office:value="1.01630773760691">
                <text:p>1.01630773760691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420.760959113999">
                <text:p>420.760959113999</text:p>
              </table:table-cell>
              <table:table-cell office:value-type="float" office:value="1.01686784613648">
                <text:p>1.01686784613648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420.902832575999">
                <text:p>420.902832575999</text:p>
              </table:table-cell>
              <table:table-cell office:value-type="float" office:value="1.01731593296014">
                <text:p>1.01731593296014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421.051418061999">
                <text:p>421.051418061999</text:p>
              </table:table-cell>
              <table:table-cell office:value-type="float" office:value="1.01898095149632">
                <text:p>1.01898095149632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421.194483928999">
                <text:p>421.194483928999</text:p>
              </table:table-cell>
              <table:table-cell office:value-type="float" office:value="1.02031296632526">
                <text:p>1.02031296632526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421.334062193">
                <text:p>421.334062193</text:p>
              </table:table-cell>
              <table:table-cell office:value-type="float" office:value="1.02270198596343">
                <text:p>1.02270198596343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421.450327995">
                <text:p>421.450327995</text:p>
              </table:table-cell>
              <table:table-cell office:value-type="float" office:value="1.01170997586752">
                <text:p>1.01170997586752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421.556435340999">
                <text:p>421.556435340999</text:p>
              </table:table-cell>
              <table:table-cell office:value-type="float" office:value="1.00417317549921">
                <text:p>1.00417317549921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421.664408929">
                <text:p>421.664408929</text:p>
              </table:table-cell>
              <table:table-cell office:value-type="float" office:value="0.999416971771918">
                <text:p>0.999416971771918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421.767664429">
                <text:p>421.767664429</text:p>
              </table:table-cell>
              <table:table-cell office:value-type="float" office:value="0.996901998470166">
                <text:p>0.996901998470166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421.882875257999">
                <text:p>421.882875257999</text:p>
              </table:table-cell>
              <table:table-cell office:value-type="float" office:value="0.994890019828765">
                <text:p>0.994890019828765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422.019456954">
                <text:p>422.019456954</text:p>
              </table:table-cell>
              <table:table-cell office:value-type="float" office:value="0.994587512551753">
                <text:p>0.994587512551753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422.171205399">
                <text:p>422.171205399</text:p>
              </table:table-cell>
              <table:table-cell office:value-type="float" office:value="0.994345506730144">
                <text:p>0.994345506730144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422.309722718999">
                <text:p>422.309722718999</text:p>
              </table:table-cell>
              <table:table-cell office:value-type="float" office:value="0.994151902072857">
                <text:p>0.994151902072857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422.432825906999">
                <text:p>422.432825906999</text:p>
              </table:table-cell>
              <table:table-cell office:value-type="float" office:value="0.995321521658286">
                <text:p>0.995321521658286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422.540418070999">
                <text:p>422.540418070999</text:p>
              </table:table-cell>
              <table:table-cell office:value-type="float" office:value="0.996257217326629">
                <text:p>0.996257217326629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422.646332684">
                <text:p>422.646332684</text:p>
              </table:table-cell>
              <table:table-cell office:value-type="float" office:value="0.998348055740498">
                <text:p>0.998348055740498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422.757949257999">
                <text:p>422.757949257999</text:p>
              </table:table-cell>
              <table:table-cell office:value-type="float" office:value="1.00002072647159">
                <text:p>1.00002072647159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422.868663539999">
                <text:p>422.868663539999</text:p>
              </table:table-cell>
              <table:table-cell office:value-type="float" office:value="1.00271928387998">
                <text:p>1.00271928387998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422.991707216999">
                <text:p>422.991707216999</text:p>
              </table:table-cell>
              <table:table-cell office:value-type="float" office:value="1.00487812980668">
                <text:p>1.00487812980668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423.122900175">
                <text:p>423.122900175</text:p>
              </table:table-cell>
              <table:table-cell office:value-type="float" office:value="1.00798413649841">
                <text:p>1.00798413649841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423.258150853999">
                <text:p>423.258150853999</text:p>
              </table:table-cell>
              <table:table-cell office:value-type="float" office:value="1.01046894185179">
                <text:p>1.01046894185179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423.382039892">
                <text:p>423.382039892</text:p>
              </table:table-cell>
              <table:table-cell office:value-type="float" office:value="1.01385460553623">
                <text:p>1.01385460553623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423.517892137999">
                <text:p>423.517892137999</text:p>
              </table:table-cell>
              <table:table-cell office:value-type="float" office:value="1.01656313648377">
                <text:p>1.01656313648377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423.629469472">
                <text:p>423.629469472</text:p>
              </table:table-cell>
              <table:table-cell office:value-type="float" office:value="1.01872996124181">
                <text:p>1.01872996124181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423.735285462999">
                <text:p>423.735285462999</text:p>
              </table:table-cell>
              <table:table-cell office:value-type="float" office:value="1.02188052071759">
                <text:p>1.02188052071759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423.913000782">
                <text:p>423.913000782</text:p>
              </table:table-cell>
              <table:table-cell office:value-type="float" office:value="1.02440096829821">
                <text:p>1.02440096829821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424.075432710999">
                <text:p>424.075432710999</text:p>
              </table:table-cell>
              <table:table-cell office:value-type="float" office:value="1.02500022669336">
                <text:p>1.02500022669336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424.227093993999">
                <text:p>424.227093993999</text:p>
              </table:table-cell>
              <table:table-cell office:value-type="float" office:value="1.02547963340948">
                <text:p>1.02547963340948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424.37086515">
                <text:p>424.37086515</text:p>
              </table:table-cell>
              <table:table-cell office:value-type="float" office:value="1.02586315878238">
                <text:p>1.02586315878238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424.490758116999">
                <text:p>424.490758116999</text:p>
              </table:table-cell>
              <table:table-cell office:value-type="float" office:value="1.0261699790807">
                <text:p>1.0261699790807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424.609635981">
                <text:p>424.609635981</text:p>
              </table:table-cell>
              <table:table-cell office:value-type="float" office:value="1.02641543531935">
                <text:p>1.02641543531935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424.724826858999">
                <text:p>424.724826858999</text:p>
              </table:table-cell>
              <table:table-cell office:value-type="float" office:value="1.02661180031028">
                <text:p>1.02661180031028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424.83935434">
                <text:p>424.83935434</text:p>
              </table:table-cell>
              <table:table-cell office:value-type="float" office:value="1.02676889230302">
                <text:p>1.02676889230302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424.978877972">
                <text:p>424.978877972</text:p>
              </table:table-cell>
              <table:table-cell office:value-type="float" office:value="1.02831166556655">
                <text:p>1.02831166556655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425.099025961999">
                <text:p>425.099025961999</text:p>
              </table:table-cell>
              <table:table-cell office:value-type="float" office:value="1.02954588417738">
                <text:p>1.02954588417738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425.227133860999">
                <text:p>425.227133860999</text:p>
              </table:table-cell>
              <table:table-cell office:value-type="float" office:value="1.01808115178635">
                <text:p>1.01808115178635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425.380302973999">
                <text:p>425.380302973999</text:p>
              </table:table-cell>
              <table:table-cell office:value-type="float" office:value="1.00890936587352">
                <text:p>1.00890936587352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425.510098843999">
                <text:p>425.510098843999</text:p>
              </table:table-cell>
              <table:table-cell office:value-type="float" office:value="1.00157193714326">
                <text:p>1.00157193714326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425.657884909999">
                <text:p>425.657884909999</text:p>
              </table:table-cell>
              <table:table-cell office:value-type="float" office:value="0.995701994159055">
                <text:p>0.995701994159055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425.771231145">
                <text:p>425.771231145</text:p>
              </table:table-cell>
              <table:table-cell office:value-type="float" office:value="0.991006039771688">
                <text:p>0.991006039771688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425.898392932">
                <text:p>425.898392932</text:p>
              </table:table-cell>
              <table:table-cell office:value-type="float" office:value="0.988609027621547">
                <text:p>0.988609027621547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426.031346731999">
                <text:p>426.031346731999</text:p>
              </table:table-cell>
              <table:table-cell office:value-type="float" office:value="0.986691417901433">
                <text:p>0.986691417901433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426.154791763">
                <text:p>426.154791763</text:p>
              </table:table-cell>
              <table:table-cell office:value-type="float" office:value="0.986536232912696">
                <text:p>0.986536232912696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426.307654662">
                <text:p>426.307654662</text:p>
              </table:table-cell>
              <table:table-cell office:value-type="float" office:value="0.986412084921706">
                <text:p>0.986412084921706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426.437562624">
                <text:p>426.437562624</text:p>
              </table:table-cell>
              <table:table-cell office:value-type="float" office:value="0.986312766528914">
                <text:p>0.986312766528914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426.552695421">
                <text:p>426.552695421</text:p>
              </table:table-cell>
              <table:table-cell office:value-type="float" office:value="0.987631773506819">
                <text:p>0.987631773506819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426.671258831">
                <text:p>426.671258831</text:p>
              </table:table-cell>
              <table:table-cell office:value-type="float" office:value="0.988686979089143">
                <text:p>0.988686979089143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426.788168681">
                <text:p>426.788168681</text:p>
              </table:table-cell>
              <table:table-cell office:value-type="float" office:value="0.990949583271315">
                <text:p>0.990949583271315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426.908209539">
                <text:p>426.908209539</text:p>
              </table:table-cell>
              <table:table-cell office:value-type="float" office:value="0.992759666617052">
                <text:p>0.992759666617052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427.027111893">
                <text:p>427.027111893</text:p>
              </table:table-cell>
              <table:table-cell office:value-type="float" office:value="0.995646582214505">
                <text:p>0.995646582214505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427.166319160999">
                <text:p>427.166319160999</text:p>
              </table:table-cell>
              <table:table-cell office:value-type="float" office:value="0.997956114692467">
                <text:p>0.997956114692467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427.34890856">
                <text:p>427.34890856</text:p>
              </table:table-cell>
              <table:table-cell office:value-type="float" office:value="0.998364891753974">
                <text:p>0.998364891753974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427.49068413">
                <text:p>427.49068413</text:p>
              </table:table-cell>
              <table:table-cell office:value-type="float" office:value="0.998691913403179">
                <text:p>0.998691913403179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427.618167630999">
                <text:p>427.618167630999</text:p>
              </table:table-cell>
              <table:table-cell office:value-type="float" office:value="1.00039237964341">
                <text:p>1.00039237964341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427.749766904">
                <text:p>427.749766904</text:p>
              </table:table-cell>
              <table:table-cell office:value-type="float" office:value="1.00175275263559">
                <text:p>1.00175275263559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427.873853093">
                <text:p>427.873853093</text:p>
              </table:table-cell>
              <table:table-cell office:value-type="float" office:value="1.00430075283311">
                <text:p>1.00430075283311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428.003954897">
                <text:p>428.003954897</text:p>
              </table:table-cell>
              <table:table-cell office:value-type="float" office:value="1.00633915299112">
                <text:p>1.00633915299112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428.157724335999">
                <text:p>428.157724335999</text:p>
              </table:table-cell>
              <table:table-cell office:value-type="float" office:value="1.00796987311754">
                <text:p>1.00796987311754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428.306756216">
                <text:p>428.306756216</text:p>
              </table:table-cell>
              <table:table-cell office:value-type="float" office:value="1.00927444921867">
                <text:p>1.00927444921867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428.433404317">
                <text:p>428.433404317</text:p>
              </table:table-cell>
              <table:table-cell office:value-type="float" office:value="1.01179912141873">
                <text:p>1.01179912141873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428.544244151">
                <text:p>428.544244151</text:p>
              </table:table-cell>
              <table:table-cell office:value-type="float" office:value="1.01381885917878">
                <text:p>1.01381885917878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428.666701519">
                <text:p>428.666701519</text:p>
              </table:table-cell>
              <table:table-cell office:value-type="float" office:value="1.0169374402842">
                <text:p>1.0169374402842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428.812894064">
                <text:p>428.812894064</text:p>
              </table:table-cell>
              <table:table-cell office:value-type="float" office:value="1.01943230516854">
                <text:p>1.01943230516854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428.950722484">
                <text:p>428.950722484</text:p>
              </table:table-cell>
              <table:table-cell office:value-type="float" office:value="1.02295325154224">
                <text:p>1.02295325154224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429.06820215">
                <text:p>429.06820215</text:p>
              </table:table-cell>
              <table:table-cell office:value-type="float" office:value="1.0257700086412">
                <text:p>1.0257700086412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429.195300346999">
                <text:p>429.195300346999</text:p>
              </table:table-cell>
              <table:table-cell office:value-type="float" office:value="1.02802341432037">
                <text:p>1.02802341432037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429.314824378">
                <text:p>429.314824378</text:p>
              </table:table-cell>
              <table:table-cell office:value-type="float" office:value="1.01644858220256">
                <text:p>1.01644858220256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429.436664778999">
                <text:p>429.436664778999</text:p>
              </table:table-cell>
              <table:table-cell office:value-type="float" office:value="1.00718871650832">
                <text:p>1.00718871650832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429.555595103">
                <text:p>429.555595103</text:p>
              </table:table-cell>
              <table:table-cell office:value-type="float" office:value="0.999780823952923">
                <text:p>0.999780823952923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429.679840334">
                <text:p>429.679840334</text:p>
              </table:table-cell>
              <table:table-cell office:value-type="float" office:value="0.995313380966849">
                <text:p>0.995313380966849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429.815992893">
                <text:p>429.815992893</text:p>
              </table:table-cell>
              <table:table-cell office:value-type="float" office:value="0.991739426577991">
                <text:p>0.991739426577991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429.954063546">
                <text:p>429.954063546</text:p>
              </table:table-cell>
              <table:table-cell office:value-type="float" office:value="0.99036123823209">
                <text:p>0.99036123823209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430.095617241999">
                <text:p>430.095617241999</text:p>
              </table:table-cell>
              <table:table-cell office:value-type="float" office:value="0.989258687555369">
                <text:p>0.989258687555369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430.221873787999">
                <text:p>430.221873787999</text:p>
              </table:table-cell>
              <table:table-cell office:value-type="float" office:value="0.988376647013992">
                <text:p>0.988376647013992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430.358169969">
                <text:p>430.358169969</text:p>
              </table:table-cell>
              <table:table-cell office:value-type="float" office:value="0.986190039415705">
                <text:p>0.986190039415705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430.491880447">
                <text:p>430.491880447</text:p>
              </table:table-cell>
              <table:table-cell office:value-type="float" office:value="0.985921728502261">
                <text:p>0.985921728502261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430.634683089">
                <text:p>430.634683089</text:p>
              </table:table-cell>
              <table:table-cell office:value-type="float" office:value="0.985707079771506">
                <text:p>0.985707079771506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430.763626298">
                <text:p>430.763626298</text:p>
              </table:table-cell>
              <table:table-cell office:value-type="float" office:value="0.985535360786901">
                <text:p>0.985535360786901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430.928683247999">
                <text:p>430.928683247999</text:p>
              </table:table-cell>
              <table:table-cell office:value-type="float" office:value="0.985397985599218">
                <text:p>0.985397985599218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431.074966082999">
                <text:p>431.074966082999</text:p>
              </table:table-cell>
              <table:table-cell office:value-type="float" office:value="0.985288085449071">
                <text:p>0.985288085449071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431.203319405">
                <text:p>431.203319405</text:p>
              </table:table-cell>
              <table:table-cell office:value-type="float" office:value="0.986703750802005">
                <text:p>0.986703750802005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431.332784239999">
                <text:p>431.332784239999</text:p>
              </table:table-cell>
              <table:table-cell office:value-type="float" office:value="0.987836283084352">
                <text:p>0.987836283084352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431.446368716999">
                <text:p>431.446368716999</text:p>
              </table:table-cell>
              <table:table-cell office:value-type="float" office:value="0.98874230891023">
                <text:p>0.98874230891023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431.568686404">
                <text:p>431.568686404</text:p>
              </table:table-cell>
              <table:table-cell office:value-type="float" office:value="0.990993847128184">
                <text:p>0.990993847128184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431.691915971">
                <text:p>431.691915971</text:p>
              </table:table-cell>
              <table:table-cell office:value-type="float" office:value="0.992795077702547">
                <text:p>0.992795077702547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431.808261443">
                <text:p>431.808261443</text:p>
              </table:table-cell>
              <table:table-cell office:value-type="float" office:value="0.994236062162038">
                <text:p>0.994236062162038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431.936766756">
                <text:p>431.936766756</text:p>
              </table:table-cell>
              <table:table-cell office:value-type="float" office:value="0.99538884972963">
                <text:p>0.99538884972963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432.099698869">
                <text:p>432.099698869</text:p>
              </table:table-cell>
              <table:table-cell office:value-type="float" office:value="0.994784362226452">
                <text:p>0.994784362226452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432.268737528">
                <text:p>432.268737528</text:p>
              </table:table-cell>
              <table:table-cell office:value-type="float" office:value="0.99430077222391">
                <text:p>0.99430077222391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432.397531594999">
                <text:p>432.397531594999</text:p>
              </table:table-cell>
              <table:table-cell office:value-type="float" office:value="0.993913900221876">
                <text:p>0.993913900221876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432.517151037">
                <text:p>432.517151037</text:p>
              </table:table-cell>
              <table:table-cell office:value-type="float" office:value="0.995131120177501">
                <text:p>0.995131120177501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432.661818962">
                <text:p>432.661818962</text:p>
              </table:table-cell>
              <table:table-cell office:value-type="float" office:value="0.994578178584749">
                <text:p>0.994578178584749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432.777626497">
                <text:p>432.777626497</text:p>
              </table:table-cell>
              <table:table-cell office:value-type="float" office:value="0.995662542867799">
                <text:p>0.995662542867799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432.881649825">
                <text:p>432.881649825</text:p>
              </table:table-cell>
              <table:table-cell office:value-type="float" office:value="0.996530034294239">
                <text:p>0.996530034294239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432.997838473999">
                <text:p>432.997838473999</text:p>
              </table:table-cell>
              <table:table-cell office:value-type="float" office:value="0.997224027435392">
                <text:p>0.997224027435392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433.108682066999">
                <text:p>433.108682066999</text:p>
              </table:table-cell>
              <table:table-cell office:value-type="float" office:value="0.997779221948313">
                <text:p>0.997779221948313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433.222678508999">
                <text:p>433.222678508999</text:p>
              </table:table-cell>
              <table:table-cell office:value-type="float" office:value="0.998223377558651">
                <text:p>0.998223377558651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433.34777095">
                <text:p>433.34777095</text:p>
              </table:table-cell>
              <table:table-cell office:value-type="float" office:value="1.00012908964382">
                <text:p>1.00012908964382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433.494805254">
                <text:p>433.494805254</text:p>
              </table:table-cell>
              <table:table-cell office:value-type="float" office:value="1.00165365931196">
                <text:p>1.00165365931196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433.601543575">
                <text:p>433.601543575</text:p>
              </table:table-cell>
              <table:table-cell office:value-type="float" office:value="1.00287331504646">
                <text:p>1.00287331504646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433.797558401">
                <text:p>433.797558401</text:p>
              </table:table-cell>
              <table:table-cell office:value-type="float" office:value="1.00384903963407">
                <text:p>1.00384903963407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433.904402562999">
                <text:p>433.904402562999</text:p>
              </table:table-cell>
              <table:table-cell office:value-type="float" office:value="1.00462961930416">
                <text:p>1.00462961930416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434.039392227">
                <text:p>434.039392227</text:p>
              </table:table-cell>
              <table:table-cell office:value-type="float" office:value="1.00525408304022">
                <text:p>1.00525408304022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434.149676603">
                <text:p>434.149676603</text:p>
              </table:table-cell>
              <table:table-cell office:value-type="float" office:value="1.00575365402908">
                <text:p>1.00575365402908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434.357347412999">
                <text:p>434.357347412999</text:p>
              </table:table-cell>
              <table:table-cell office:value-type="float" office:value="1.00460292322326">
                <text:p>1.00460292322326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434.467114752999">
                <text:p>434.467114752999</text:p>
              </table:table-cell>
              <table:table-cell office:value-type="float" office:value="1.00368233857861">
                <text:p>1.00368233857861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434.665168123">
                <text:p>434.665168123</text:p>
              </table:table-cell>
              <table:table-cell office:value-type="float" office:value="1.00141915330564">
                <text:p>1.00141915330564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434.802931320999">
                <text:p>434.802931320999</text:p>
              </table:table-cell>
              <table:table-cell office:value-type="float" office:value="0.999608605087257">
                <text:p>0.999608605087257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434.971339562">
                <text:p>434.971339562</text:p>
              </table:table-cell>
              <table:table-cell office:value-type="float" office:value="0.998160166512554">
                <text:p>0.998160166512554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435.119467978999">
                <text:p>435.119467978999</text:p>
              </table:table-cell>
              <table:table-cell office:value-type="float" office:value="0.99549783017974">
                <text:p>0.99549783017974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435.237609202999">
                <text:p>435.237609202999</text:p>
              </table:table-cell>
              <table:table-cell office:value-type="float" office:value="0.796398264143792">
                <text:p>0.796398264143792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435.354305388">
                <text:p>435.354305388</text:p>
              </table:table-cell>
              <table:table-cell office:value-type="float" office:value="0.637118611315034">
                <text:p>0.637118611315034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435.480672034">
                <text:p>435.480672034</text:p>
              </table:table-cell>
              <table:table-cell office:value-type="float" office:value="0.509694889052027">
                <text:p>0.509694889052027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435.609397869999">
                <text:p>435.609397869999</text:p>
              </table:table-cell>
              <table:table-cell office:value-type="float" office:value="0.407755911241622">
                <text:p>0.407755911241622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435.719739795999">
                <text:p>435.719739795999</text:p>
              </table:table-cell>
              <table:table-cell office:value-type="float" office:value="0.326204728993297">
                <text:p>0.326204728993297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435.834504397">
                <text:p>435.834504397</text:p>
              </table:table-cell>
              <table:table-cell office:value-type="float" office:value="0.260963783194638">
                <text:p>0.260963783194638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435.956631470999">
                <text:p>435.956631470999</text:p>
              </table:table-cell>
              <table:table-cell office:value-type="float" office:value="0.20877102655571">
                <text:p>0.20877102655571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436.067563634">
                <text:p>436.067563634</text:p>
              </table:table-cell>
              <table:table-cell office:value-type="float" office:value="0.167016821244568">
                <text:p>0.167016821244568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436.187966305">
                <text:p>436.187966305</text:p>
              </table:table-cell>
              <table:table-cell office:value-type="float" office:value="0.133613456995655">
                <text:p>0.133613456995655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436.299477765999">
                <text:p>436.299477765999</text:p>
              </table:table-cell>
              <table:table-cell office:value-type="float" office:value="0.106890765596524">
                <text:p>0.106890765596524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436.403704486">
                <text:p>436.403704486</text:p>
              </table:table-cell>
              <table:table-cell office:value-type="float" office:value="0.100779788049738">
                <text:p>0.100779788049738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436.507494759999">
                <text:p>436.507494759999</text:p>
              </table:table-cell>
              <table:table-cell office:value-type="float" office:value="0.0960084458244058">
                <text:p>0.0960084458244058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436.613980798">
                <text:p>436.613980798</text:p>
              </table:table-cell>
              <table:table-cell office:value-type="float" office:value="0.09219137204414">
                <text:p>0.09219137204414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436.719398912999">
                <text:p>436.719398912999</text:p>
              </table:table-cell>
              <table:table-cell office:value-type="float" office:value="0.0891377130199274">
                <text:p>0.0891377130199274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436.843443739999">
                <text:p>436.843443739999</text:p>
              </table:table-cell>
              <table:table-cell office:value-type="float" office:value="0.0866947858005573">
                <text:p>0.0866947858005573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436.966664285999">
                <text:p>436.966664285999</text:p>
              </table:table-cell>
              <table:table-cell office:value-type="float" office:value="0.0848597046094381">
                <text:p>0.0848597046094381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437.082833324999">
                <text:p>437.082833324999</text:p>
              </table:table-cell>
              <table:table-cell office:value-type="float" office:value="0.0833916396565427">
                <text:p>0.0833916396565427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437.198569528">
                <text:p>437.198569528</text:p>
              </table:table-cell>
              <table:table-cell office:value-type="float" office:value="0.0822171876942264">
                <text:p>0.0822171876942264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437.324530088999">
                <text:p>437.324530088999</text:p>
              </table:table-cell>
              <table:table-cell office:value-type="float" office:value="0.0812776261243734">
                <text:p>0.0812776261243734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437.442130365">
                <text:p>437.442130365</text:p>
              </table:table-cell>
              <table:table-cell office:value-type="float" office:value="0.080525976868491">
                <text:p>0.080525976868491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437.559988915">
                <text:p>437.559988915</text:p>
              </table:table-cell>
              <table:table-cell office:value-type="float" office:value="0.079924657463785">
                <text:p>0.079924657463785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437.676569458999">
                <text:p>437.676569458999</text:p>
              </table:table-cell>
              <table:table-cell office:value-type="float" office:value="0.0794436019400203">
                <text:p>0.0794436019400203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437.792498793999">
                <text:p>437.792498793999</text:p>
              </table:table-cell>
              <table:table-cell office:value-type="float" office:value="0.0790587575210085">
                <text:p>0.0790587575210085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437.908596362">
                <text:p>437.908596362</text:p>
              </table:table-cell>
              <table:table-cell office:value-type="float" office:value="0.078750881985799">
                <text:p>0.078750881985799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438.032097702">
                <text:p>438.032097702</text:p>
              </table:table-cell>
              <table:table-cell office:value-type="float" office:value="0.0785045815576315">
                <text:p>0.0785045815576315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438.162882331999">
                <text:p>438.162882331999</text:p>
              </table:table-cell>
              <table:table-cell office:value-type="float" office:value="0.0784286652461052">
                <text:p>0.0784286652461052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438.342507941999">
                <text:p>438.342507941999</text:p>
              </table:table-cell>
              <table:table-cell office:value-type="float" office:value="0.0782468081658764">
                <text:p>0.0782468081658764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438.496612763">
                <text:p>438.496612763</text:p>
              </table:table-cell>
              <table:table-cell office:value-type="float" office:value="0.0781013225016934">
                <text:p>0.0781013225016934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438.619635607">
                <text:p>438.619635607</text:p>
              </table:table-cell>
              <table:table-cell office:value-type="float" office:value="0.077984933970347">
                <text:p>0.077984933970347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438.745118982">
                <text:p>438.745118982</text:p>
              </table:table-cell>
              <table:table-cell office:value-type="float" office:value="0.0778918231452698">
                <text:p>0.0778918231452698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438.876246467">
                <text:p>438.876246467</text:p>
              </table:table-cell>
              <table:table-cell office:value-type="float" office:value="0.0778173344852081">
                <text:p>0.0778173344852081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439.015112448">
                <text:p>439.015112448</text:p>
              </table:table-cell>
              <table:table-cell office:value-type="float" office:value="0.139773247433128">
                <text:p>0.139773247433128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439.145870328">
                <text:p>439.145870328</text:p>
              </table:table-cell>
              <table:table-cell office:value-type="float" office:value="0.189337977791463">
                <text:p>0.189337977791463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439.263186090999">
                <text:p>439.263186090999</text:p>
              </table:table-cell>
              <table:table-cell office:value-type="float" office:value="0.228989762078132">
                <text:p>0.228989762078132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439.375161507">
                <text:p>439.375161507</text:p>
              </table:table-cell>
              <table:table-cell office:value-type="float" office:value="0.260711189507467">
                <text:p>0.260711189507467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439.483102251999">
                <text:p>439.483102251999</text:p>
              </table:table-cell>
              <table:table-cell office:value-type="float" office:value="0.286088331450935">
                <text:p>0.286088331450935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439.602819665">
                <text:p>439.602819665</text:p>
              </table:table-cell>
              <table:table-cell office:value-type="float" office:value="0.306390045005709">
                <text:p>0.306390045005709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439.727047693999">
                <text:p>439.727047693999</text:p>
              </table:table-cell>
              <table:table-cell office:value-type="float" office:value="0.322631415849529">
                <text:p>0.322631415849529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439.854232538999">
                <text:p>439.854232538999</text:p>
              </table:table-cell>
              <table:table-cell office:value-type="float" office:value="0.335624512524584">
                <text:p>0.335624512524584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439.993643166999">
                <text:p>439.993643166999</text:p>
              </table:table-cell>
              <table:table-cell office:value-type="float" office:value="0.346018989864629">
                <text:p>0.346018989864629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440.146224168999">
                <text:p>440.146224168999</text:p>
              </table:table-cell>
              <table:table-cell office:value-type="float" office:value="0.354940191891703">
                <text:p>0.354940191891703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440.351200183999">
                <text:p>440.351200183999</text:p>
              </table:table-cell>
              <table:table-cell office:value-type="float" office:value="0.361471533358324">
                <text:p>0.361471533358324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440.536853759">
                <text:p>440.536853759</text:p>
              </table:table-cell>
              <table:table-cell office:value-type="float" office:value="0.366100303609736">
                <text:p>0.366100303609736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440.696411146999">
                <text:p>440.696411146999</text:p>
              </table:table-cell>
              <table:table-cell office:value-type="float" office:value="0.369803319810866">
                <text:p>0.369803319810866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440.851807755">
                <text:p>440.851807755</text:p>
              </table:table-cell>
              <table:table-cell office:value-type="float" office:value="0.372765732771769">
                <text:p>0.372765732771769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441.040713629">
                <text:p>441.040713629</text:p>
              </table:table-cell>
              <table:table-cell office:value-type="float" office:value="0.374548464080011">
                <text:p>0.374548464080011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441.224965186">
                <text:p>441.224965186</text:p>
              </table:table-cell>
              <table:table-cell office:value-type="float" office:value="0.375974649126604">
                <text:p>0.375974649126604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441.402135064">
                <text:p>441.402135064</text:p>
              </table:table-cell>
              <table:table-cell office:value-type="float" office:value="0.377115597163879">
                <text:p>0.377115597163879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441.565343998">
                <text:p>441.565343998</text:p>
              </table:table-cell>
              <table:table-cell office:value-type="float" office:value="0.377450053488679">
                <text:p>0.377450053488679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441.722857811999">
                <text:p>441.722857811999</text:p>
              </table:table-cell>
              <table:table-cell office:value-type="float" office:value="0.377717618548519">
                <text:p>0.377717618548519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441.865637470999">
                <text:p>441.865637470999</text:p>
              </table:table-cell>
              <table:table-cell office:value-type="float" office:value="0.377931670596391">
                <text:p>0.377931670596391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442.04045018">
                <text:p>442.04045018</text:p>
              </table:table-cell>
              <table:table-cell office:value-type="float" office:value="0.377533306401925">
                <text:p>0.377533306401925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442.144816820999">
                <text:p>442.144816820999</text:p>
              </table:table-cell>
              <table:table-cell office:value-type="float" office:value="0.377784220879116">
                <text:p>0.377784220879116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442.327643339">
                <text:p>442.327643339</text:p>
              </table:table-cell>
              <table:table-cell office:value-type="float" office:value="0.377415346628105">
                <text:p>0.377415346628105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442.489349685">
                <text:p>442.489349685</text:p>
              </table:table-cell>
              <table:table-cell office:value-type="float" office:value="0.377120247227296">
                <text:p>0.377120247227296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442.642973519">
                <text:p>442.642973519</text:p>
              </table:table-cell>
              <table:table-cell office:value-type="float" office:value="0.376323063453478">
                <text:p>0.376323063453478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442.812002616">
                <text:p>442.812002616</text:p>
              </table:table-cell>
              <table:table-cell office:value-type="float" office:value="0.375685316434425">
                <text:p>0.375685316434425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442.963783076999">
                <text:p>442.963783076999</text:p>
              </table:table-cell>
              <table:table-cell office:value-type="float" office:value="0.374622327221614">
                <text:p>0.374622327221614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443.117780335999">
                <text:p>443.117780335999</text:p>
              </table:table-cell>
              <table:table-cell office:value-type="float" office:value="0.373771935851365">
                <text:p>0.373771935851365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443.273441945999">
                <text:p>443.273441945999</text:p>
              </table:table-cell>
              <table:table-cell office:value-type="float" office:value="0.373091622755166">
                <text:p>0.373091622755166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443.443649247">
                <text:p>443.443649247</text:p>
              </table:table-cell>
              <table:table-cell office:value-type="float" office:value="0.372547372278207">
                <text:p>0.372547372278207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443.628792314999">
                <text:p>443.628792314999</text:p>
              </table:table-cell>
              <table:table-cell office:value-type="float" office:value="0.371567309587271">
                <text:p>0.371567309587271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443.794083224">
                <text:p>443.794083224</text:p>
              </table:table-cell>
              <table:table-cell office:value-type="float" office:value="0.370783259434523">
                <text:p>0.370783259434523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443.9526587">
                <text:p>443.9526587</text:p>
              </table:table-cell>
              <table:table-cell office:value-type="float" office:value="0.370156019312324">
                <text:p>0.370156019312324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444.131369457">
                <text:p>444.131369457</text:p>
              </table:table-cell>
              <table:table-cell office:value-type="float" office:value="0.369117516179787">
                <text:p>0.369117516179787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444.307734455">
                <text:p>444.307734455</text:p>
              </table:table-cell>
              <table:table-cell office:value-type="float" office:value="0.368286713673756">
                <text:p>0.368286713673756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444.419966133">
                <text:p>444.419966133</text:p>
              </table:table-cell>
              <table:table-cell office:value-type="float" office:value="0.367622071668932">
                <text:p>0.367622071668932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444.581195151999">
                <text:p>444.581195151999</text:p>
              </table:table-cell>
              <table:table-cell office:value-type="float" office:value="0.367090358065073">
                <text:p>0.367090358065073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444.735063459">
                <text:p>444.735063459</text:p>
              </table:table-cell>
              <table:table-cell office:value-type="float" office:value="0.366664987181985">
                <text:p>0.366664987181985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444.921191318999">
                <text:p>444.921191318999</text:p>
              </table:table-cell>
              <table:table-cell office:value-type="float" office:value="0.36579575786153">
                <text:p>0.36579575786153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445.099317287999">
                <text:p>445.099317287999</text:p>
              </table:table-cell>
              <table:table-cell office:value-type="float" office:value="0.365100374405166">
                <text:p>0.365100374405166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445.268135961">
                <text:p>445.268135961</text:p>
              </table:table-cell>
              <table:table-cell office:value-type="float" office:value="0.364022745567298">
                <text:p>0.364022745567298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445.43417004">
                <text:p>445.43417004</text:p>
              </table:table-cell>
              <table:table-cell office:value-type="float" office:value="0.363160642497004">
                <text:p>0.363160642497004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445.610995342999">
                <text:p>445.610995342999</text:p>
              </table:table-cell>
              <table:table-cell office:value-type="float" office:value="0.361957085426175">
                <text:p>0.361957085426175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445.770481289999">
                <text:p>445.770481289999</text:p>
              </table:table-cell>
              <table:table-cell office:value-type="float" office:value="0.360994239769511">
                <text:p>0.360994239769511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445.936367156999">
                <text:p>445.936367156999</text:p>
              </table:table-cell>
              <table:table-cell office:value-type="float" office:value="0.360223963244181">
                <text:p>0.360223963244181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446.100338438999">
                <text:p>446.100338438999</text:p>
              </table:table-cell>
              <table:table-cell office:value-type="float" office:value="0.359101156410947">
                <text:p>0.359101156410947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446.204818561">
                <text:p>446.204818561</text:p>
              </table:table-cell>
              <table:table-cell office:value-type="float" office:value="0.358709496557329">
                <text:p>0.358709496557329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446.371951763">
                <text:p>446.371951763</text:p>
              </table:table-cell>
              <table:table-cell office:value-type="float" office:value="0.358396168674435">
                <text:p>0.358396168674435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446.535634462">
                <text:p>446.535634462</text:p>
              </table:table-cell>
              <table:table-cell office:value-type="float" office:value="0.357638920755151">
                <text:p>0.357638920755151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446.708797759">
                <text:p>446.708797759</text:p>
              </table:table-cell>
              <table:table-cell office:value-type="float" office:value="0.357033122419723">
                <text:p>0.357033122419723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446.876825803">
                <text:p>446.876825803</text:p>
              </table:table-cell>
              <table:table-cell office:value-type="float" office:value="0.356548483751382">
                <text:p>0.356548483751382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447.044181186999">
                <text:p>447.044181186999</text:p>
              </table:table-cell>
              <table:table-cell office:value-type="float" office:value="0.355661322212373">
                <text:p>0.355661322212373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447.222071643">
                <text:p>447.222071643</text:p>
              </table:table-cell>
              <table:table-cell office:value-type="float" office:value="0.340473113713954">
                <text:p>0.340473113713954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447.387566814999">
                <text:p>447.387566814999</text:p>
              </table:table-cell>
              <table:table-cell office:value-type="float" office:value="0.328322546915219">
                <text:p>0.328322546915219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447.548243305999">
                <text:p>447.548243305999</text:p>
              </table:table-cell>
              <table:table-cell office:value-type="float" office:value="0.318213593087731">
                <text:p>0.318213593087731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447.711078044">
                <text:p>447.711078044</text:p>
              </table:table-cell>
              <table:table-cell office:value-type="float" office:value="0.31012643002574">
                <text:p>0.31012643002574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447.86484147">
                <text:p>447.86484147</text:p>
              </table:table-cell>
              <table:table-cell office:value-type="float" office:value="0.303656699576148">
                <text:p>0.303656699576148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448.027688658">
                <text:p>448.027688658</text:p>
              </table:table-cell>
              <table:table-cell office:value-type="float" office:value="0.298097773454022">
                <text:p>0.298097773454022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448.196497880999">
                <text:p>448.196497880999</text:p>
              </table:table-cell>
              <table:table-cell office:value-type="float" office:value="0.294033774318773">
                <text:p>0.294033774318773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448.359397049999">
                <text:p>448.359397049999</text:p>
              </table:table-cell>
              <table:table-cell office:value-type="float" office:value="0.290399433248122">
                <text:p>0.290399433248122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448.556289302">
                <text:p>448.556289302</text:p>
              </table:table-cell>
              <table:table-cell office:value-type="float" office:value="0.287114067146443">
                <text:p>0.287114067146443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448.775197937999">
                <text:p>448.775197937999</text:p>
              </table:table-cell>
              <table:table-cell office:value-type="float" office:value="0.284113022424637">
                <text:p>0.284113022424637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448.946190138">
                <text:p>448.946190138</text:p>
              </table:table-cell>
              <table:table-cell office:value-type="float" office:value="0.282084938487655">
                <text:p>0.282084938487655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449.0499033">
                <text:p>449.0499033</text:p>
              </table:table-cell>
              <table:table-cell office:value-type="float" office:value="0.280462471338069">
                <text:p>0.280462471338069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449.230030633">
                <text:p>449.230030633</text:p>
              </table:table-cell>
              <table:table-cell office:value-type="float" office:value="0.279164497618401">
                <text:p>0.279164497618401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449.400505935999">
                <text:p>449.400505935999</text:p>
              </table:table-cell>
              <table:table-cell office:value-type="float" office:value="0.278126118642666">
                <text:p>0.278126118642666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449.561683073">
                <text:p>449.561683073</text:p>
              </table:table-cell>
              <table:table-cell office:value-type="float" office:value="0.277295415462078">
                <text:p>0.277295415462078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449.716929426999">
                <text:p>449.716929426999</text:p>
              </table:table-cell>
              <table:table-cell office:value-type="float" office:value="0.276630852917607">
                <text:p>0.276630852917607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449.872343752">
                <text:p>449.872343752</text:p>
              </table:table-cell>
              <table:table-cell office:value-type="float" office:value="0.275726451041569">
                <text:p>0.275726451041569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450.037414647999">
                <text:p>450.037414647999</text:p>
              </table:table-cell>
              <table:table-cell office:value-type="float" office:value="0.275002929540738">
                <text:p>0.275002929540738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450.216999083999">
                <text:p>450.216999083999</text:p>
              </table:table-cell>
              <table:table-cell office:value-type="float" office:value="0.274056397686645">
                <text:p>0.274056397686645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450.392531179999">
                <text:p>450.392531179999</text:p>
              </table:table-cell>
              <table:table-cell office:value-type="float" office:value="0.27329917220337">
                <text:p>0.27329917220337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450.572539552">
                <text:p>450.572539552</text:p>
              </table:table-cell>
              <table:table-cell office:value-type="float" office:value="0.272330612930481">
                <text:p>0.272330612930481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450.745018209">
                <text:p>450.745018209</text:p>
              </table:table-cell>
              <table:table-cell office:value-type="float" office:value="0.271197823677718">
                <text:p>0.271197823677718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450.898847625">
                <text:p>450.898847625</text:p>
              </table:table-cell>
              <table:table-cell office:value-type="float" office:value="0.270291592275508">
                <text:p>0.270291592275508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451.05823196">
                <text:p>451.05823196</text:p>
              </table:table-cell>
              <table:table-cell office:value-type="float" office:value="0.26956660715374">
                <text:p>0.26956660715374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451.230052778999">
                <text:p>451.230052778999</text:p>
              </table:table-cell>
              <table:table-cell office:value-type="float" office:value="0.268633418173323">
                <text:p>0.268633418173323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451.396139876999">
                <text:p>451.396139876999</text:p>
              </table:table-cell>
              <table:table-cell office:value-type="float" office:value="0.267886866988989">
                <text:p>0.267886866988989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451.565361823999">
                <text:p>451.565361823999</text:p>
              </table:table-cell>
              <table:table-cell office:value-type="float" office:value="0.26694107253856">
                <text:p>0.26694107253856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451.727214019">
                <text:p>451.727214019</text:p>
              </table:table-cell>
              <table:table-cell office:value-type="float" office:value="0.265840439730194">
                <text:p>0.265840439730194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451.890599884">
                <text:p>451.890599884</text:p>
              </table:table-cell>
              <table:table-cell office:value-type="float" office:value="0.264959933483502">
                <text:p>0.264959933483502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452.057219008">
                <text:p>452.057219008</text:p>
              </table:table-cell>
              <table:table-cell office:value-type="float" office:value="0.263915998734854">
                <text:p>0.263915998734854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452.208201977999">
                <text:p>452.208201977999</text:p>
              </table:table-cell>
              <table:table-cell office:value-type="float" office:value="0.263080850935935">
                <text:p>0.263080850935935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452.382986663999">
                <text:p>452.382986663999</text:p>
              </table:table-cell>
              <table:table-cell office:value-type="float" office:value="0.262077583974554">
                <text:p>0.262077583974554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452.553624688">
                <text:p>452.553624688</text:p>
              </table:table-cell>
              <table:table-cell office:value-type="float" office:value="0.26127497040545">
                <text:p>0.26127497040545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452.730732693">
                <text:p>452.730732693</text:p>
              </table:table-cell>
              <table:table-cell office:value-type="float" office:value="0.260302027606411">
                <text:p>0.260302027606411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452.902358269999">
                <text:p>452.902358269999</text:p>
              </table:table-cell>
              <table:table-cell office:value-type="float" office:value="0.25952367336718">
                <text:p>0.25952367336718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453.065905496">
                <text:p>453.065905496</text:p>
              </table:table-cell>
              <table:table-cell office:value-type="float" office:value="0.258574352706483">
                <text:p>0.258574352706483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453.236175656">
                <text:p>453.236175656</text:p>
              </table:table-cell>
              <table:table-cell office:value-type="float" office:value="0.257814896177925">
                <text:p>0.257814896177925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453.401288240999">
                <text:p>453.401288240999</text:p>
              </table:table-cell>
              <table:table-cell office:value-type="float" office:value="0.256884828334745">
                <text:p>0.256884828334745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453.558601829">
                <text:p>453.558601829</text:p>
              </table:table-cell>
              <table:table-cell office:value-type="float" office:value="0.256140774060201">
                <text:p>0.256140774060201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453.714042813999">
                <text:p>453.714042813999</text:p>
              </table:table-cell>
              <table:table-cell office:value-type="float" office:value="0.255227084656966">
                <text:p>0.255227084656966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453.884353525">
                <text:p>453.884353525</text:p>
              </table:table-cell>
              <table:table-cell office:value-type="float" office:value="0.254496133134378">
                <text:p>0.254496133134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